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1" table:default-cell-style-name="Default"/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37836" calcext:value-type="float">
            <text:p>0.37836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6566" calcext:value-type="float">
            <text:p>0.26566</text:p>
          </table:table-cell>
          <table:table-cell office:value-type="float" office:value="-0.091325" calcext:value-type="float">
            <text:p>-0.091325</text:p>
          </table:table-cell>
          <table:table-cell office:value-type="float" office:value="0.46226" calcext:value-type="float">
            <text:p>0.46226</text:p>
          </table:table-cell>
          <table:table-cell office:value-type="float" office:value="-0.53667" calcext:value-type="float">
            <text:p>-0.53667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-0.12762" calcext:value-type="float">
            <text:p>-0.12762</text:p>
          </table:table-cell>
          <table:table-cell office:value-type="float" office:value="-0.062917" calcext:value-type="float">
            <text:p>-0.062917</text:p>
          </table:table-cell>
          <table:table-cell office:value-type="float" office:value="-0.064701" calcext:value-type="float">
            <text:p>-0.064701</text:p>
          </table:table-cell>
          <table:table-cell office:value-type="float" office:value="-3.6419" calcext:value-type="float">
            <text:p>-3.6419</text:p>
          </table:table-cell>
          <table:table-cell office:value-type="float" office:value="-4.2752" calcext:value-type="float">
            <text:p>-4.2752</text:p>
          </table:table-cell>
          <table:table-cell office:value-type="float" office:value="-1" calcext:value-type="float">
            <text:p>-1</text:p>
          </table:table-cell>
          <table:table-cell office:value-type="float" office:value="335.22" calcext:value-type="float">
            <text:p>335.22</text:p>
          </table:table-cell>
          <table:table-cell office:value-type="float" office:value="-115.24" calcext:value-type="float">
            <text:p>-115.24</text:p>
          </table:table-cell>
          <table:table-cell office:value-type="float" office:value="-1738.8" calcext:value-type="float">
            <text:p>-1738.8</text:p>
          </table:table-cell>
          <table:table-cell office:value-type="float" office:value="335.22" calcext:value-type="float">
            <text:p>335.22</text:p>
          </table:table-cell>
          <table:table-cell office:value-type="float" office:value="-115.24" calcext:value-type="float">
            <text:p>-115.24</text:p>
          </table:table-cell>
          <table:table-cell office:value-type="float" office:value="-1738.8" calcext:value-type="float">
            <text:p>-173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215" calcext:value-type="float">
            <text:p>4.8215</text:p>
          </table:table-cell>
          <table:table-cell office:value-type="float" office:value="-1.7682" calcext:value-type="float">
            <text:p>-1.7682</text:p>
          </table:table-cell>
          <table:table-cell office:value-type="float" office:value="5" calcext:value-type="float">
            <text:p>5</text:p>
          </table:table-cell>
          <table:table-cell office:value-type="float" office:value="-15.354" calcext:value-type="float">
            <text:p>-15.354</text:p>
          </table:table-cell>
          <table:table-cell office:value-type="float" office:value="321.33" calcext:value-type="float">
            <text:p>321.33</text:p>
          </table:table-cell>
          <table:table-cell office:value-type="float" office:value="122.49" calcext:value-type="float">
            <text:p>122.49</text:p>
          </table:table-cell>
          <table:table-cell office:value-type="float" office:value="80.516" calcext:value-type="float">
            <text:p>80.516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0" calcext:value-type="float">
            <text:p>0</text:p>
          </table:table-cell>
          <table:table-cell office:value-type="float" office:value="-5099.7" calcext:value-type="float">
            <text:p>-5099.7</text:p>
          </table:table-cell>
          <table:table-cell office:value-type="float" office:value="0.12969" calcext:value-type="float">
            <text:p>0.12969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-1.2572" calcext:value-type="float">
            <text:p>-1.25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]-([$Sheet2.$B$2]*[.B1]+[$Sheet2.$B$3]))^2" office:value-type="float" office:value="0.00253873538852484" calcext:value-type="float">
            <text:p>0.002538735388525</text:p>
          </table:table-cell>
          <table:table-cell table:formula="of:=([.F1]-([$Sheet2.$B$7] + [$Sheet2.$B$8] * ([.B1] - [$Sheet2.$B$9])^2))^2" office:value-type="float" office:value="0.00442625435529434" calcext:value-type="float">
            <text:p>0.004426254355294</text:p>
          </table:table-cell>
          <table:table-cell table:formula="of:=([.X1]-([.AE1]^2*([$Sheet2.$B$13]*([.B1] - [$Sheet2.$B$14])^2 + [$Sheet2.$B$15]*([.B1]-[$Sheet2.$B$14]) + [$Sheet2.$B$16])    ))^2" office:value-type="float" office:value="1.21798128041582" calcext:value-type="float">
            <text:p>1.21798128041582</text:p>
          </table:table-cell>
          <table:table-cell table:formula="of:=([.AG1]-([.AE1]^2*([$Sheet2.$B$20]*([.B1] - [$Sheet2.$B$21])^2 + [$Sheet2.$B$22]*([.B1]-[$Sheet2.$B$21]) + [$Sheet2.$B$23])    ))^2" office:value-type="float" office:value="120.889103317309" calcext:value-type="float">
            <text:p>120.889103317309</text:p>
          </table:table-cell>
          <table:table-cell table:formula="of:=([.AH1]-([.AE1]^2*([$Sheet2.$B$27]*([.B1] - [$Sheet2.$B$28])^2 + [$Sheet2.$B$29]*([.B1]-[$Sheet2.$B$28]) + [$Sheet2.$B$30])    ))^2" office:value-type="float" office:value="15683.8038657498" calcext:value-type="float">
            <text:p>15683.8038657498</text:p>
          </table:table-cell>
          <table:table-cell table:formula="of:=([.AI1]-([.AE1]^2*([$Sheet2.$B$34]*([.B1] - [$Sheet2.$B$35])^2 + [$Sheet2.$B$36]*([.B1]-[$Sheet2.$B$35]) + [$Sheet2.$B$37])    ))^2" office:value-type="float" office:value="920.098382394293" calcext:value-type="float">
            <text:p>920.098382394293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0.34952" calcext:value-type="float">
            <text:p>0.34952</text:p>
          </table:table-cell>
          <table:table-cell office:value-type="float" office:value="0.099674" calcext:value-type="float">
            <text:p>0.099674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53018" calcext:value-type="float">
            <text:p>0.53018</text:p>
          </table:table-cell>
          <table:table-cell office:value-type="float" office:value="-0.47464" calcext:value-type="float">
            <text:p>-0.47464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11733" calcext:value-type="float">
            <text:p>-0.11733</text:p>
          </table:table-cell>
          <table:table-cell office:value-type="float" office:value="-0.05657" calcext:value-type="float">
            <text:p>-0.05657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3.8236" calcext:value-type="float">
            <text:p>-3.8236</text:p>
          </table:table-cell>
          <table:table-cell office:value-type="float" office:value="-4.4202" calcext:value-type="float">
            <text:p>-4.4202</text:p>
          </table:table-cell>
          <table:table-cell office:value-type="float" office:value="-1" calcext:value-type="float">
            <text:p>-1</text:p>
          </table:table-cell>
          <table:table-cell office:value-type="float" office:value="315.26" calcext:value-type="float">
            <text:p>315.26</text:p>
          </table:table-cell>
          <table:table-cell office:value-type="float" office:value="-108.14" calcext:value-type="float">
            <text:p>-108.14</text:p>
          </table:table-cell>
          <table:table-cell office:value-type="float" office:value="-1686.3" calcext:value-type="float">
            <text:p>-1686.3</text:p>
          </table:table-cell>
          <table:table-cell office:value-type="float" office:value="315.26" calcext:value-type="float">
            <text:p>315.26</text:p>
          </table:table-cell>
          <table:table-cell office:value-type="float" office:value="-108.14" calcext:value-type="float">
            <text:p>-108.14</text:p>
          </table:table-cell>
          <table:table-cell office:value-type="float" office:value="-1686.3" calcext:value-type="float">
            <text:p>-168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373" calcext:value-type="float">
            <text:p>4.8373</text:p>
          </table:table-cell>
          <table:table-cell office:value-type="float" office:value="-1.7102" calcext:value-type="float">
            <text:p>-1.7102</text:p>
          </table:table-cell>
          <table:table-cell office:value-type="float" office:value="5" calcext:value-type="float">
            <text:p>5</text:p>
          </table:table-cell>
          <table:table-cell office:value-type="float" office:value="-14.657" calcext:value-type="float">
            <text:p>-14.657</text:p>
          </table:table-cell>
          <table:table-cell office:value-type="float" office:value="314.83" calcext:value-type="float">
            <text:p>314.83</text:p>
          </table:table-cell>
          <table:table-cell office:value-type="float" office:value="140.49" calcext:value-type="float">
            <text:p>140.49</text:p>
          </table:table-cell>
          <table:table-cell office:value-type="float" office:value="74.024" calcext:value-type="float">
            <text:p>74.024</text:p>
          </table:table-cell>
          <table:table-cell office:value-type="float" office:value="0.91297" calcext:value-type="float">
            <text:p>0.91297</text:p>
          </table:table-cell>
          <table:table-cell office:value-type="float" office:value="-0.2494" calcext:value-type="float">
            <text:p>-0.2494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" calcext:value-type="float">
            <text:p>0</text:p>
          </table:table-cell>
          <table:table-cell office:value-type="float" office:value="-4932.4" calcext:value-type="float">
            <text:p>-4932.4</text:p>
          </table:table-cell>
          <table:table-cell office:value-type="float" office:value="0.12237" calcext:value-type="float">
            <text:p>0.12237</text:p>
          </table:table-cell>
          <table:table-cell office:value-type="float" office:value="0.92154" calcext:value-type="float">
            <text:p>0.92154</text:p>
          </table:table-cell>
          <table:table-cell office:value-type="float" office:value="-1.2201" calcext:value-type="float">
            <text:p>-1.2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]-([$Sheet2.$B$2]*[.B2]+[$Sheet2.$B$3]))^2" office:value-type="float" office:value="0.00167618388874942" calcext:value-type="float">
            <text:p>0.001676183888749</text:p>
          </table:table-cell>
          <table:table-cell table:formula="of:=([.F2]-([$Sheet2.$B$7] + [$Sheet2.$B$8] * ([.B2] - [$Sheet2.$B$9])^2))^2" office:value-type="float" office:value="0.00336683311995683" calcext:value-type="float">
            <text:p>0.003366833119957</text:p>
          </table:table-cell>
          <table:table-cell table:formula="of:=([.X2]-([.AE2]^2*([$Sheet2.$B$13]*([.B2] - [$Sheet2.$B$14])^2 + [$Sheet2.$B$15]*([.B2]-[$Sheet2.$B$14]) + [$Sheet2.$B$16])    ))^2" office:value-type="float" office:value="0.455915653083489" calcext:value-type="float">
            <text:p>0.455915653083489</text:p>
          </table:table-cell>
          <table:table-cell table:formula="of:=([.AG2]-([.AE2]^2*([$Sheet2.$B$20]*([.B2] - [$Sheet2.$B$21])^2 + [$Sheet2.$B$22]*([.B2]-[$Sheet2.$B$21]) + [$Sheet2.$B$23])    ))^2" office:value-type="float" office:value="82.5961363132186" calcext:value-type="float">
            <text:p>82.5961363132186</text:p>
          </table:table-cell>
          <table:table-cell table:formula="of:=([.AH2]-([.AE2]^2*([$Sheet2.$B$27]*([.B2] - [$Sheet2.$B$28])^2 + [$Sheet2.$B$29]*([.B2]-[$Sheet2.$B$28]) + [$Sheet2.$B$30])    ))^2" office:value-type="float" office:value="11911.06330174" calcext:value-type="float">
            <text:p>11911.06330174</text:p>
          </table:table-cell>
          <table:table-cell table:formula="of:=([.AI2]-([.AE2]^2*([$Sheet2.$B$34]*([.B2] - [$Sheet2.$B$35])^2 + [$Sheet2.$B$36]*([.B2]-[$Sheet2.$B$35]) + [$Sheet2.$B$37])    ))^2" office:value-type="float" office:value="741.011365276957" calcext:value-type="float">
            <text:p>741.011365276957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1" calcext:value-type="float">
            <text:p>-1.2941</text:p>
          </table:table-cell>
          <table:table-cell office:value-type="float" office:value="0.32092" calcext:value-type="float">
            <text:p>0.32092</text:p>
          </table:table-cell>
          <table:table-cell office:value-type="float" office:value="0.086593" calcext:value-type="float">
            <text:p>0.086593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-0.080236" calcext:value-type="float">
            <text:p>-0.080236</text:p>
          </table:table-cell>
          <table:table-cell office:value-type="float" office:value="0.59567" calcext:value-type="float">
            <text:p>0.59567</text:p>
          </table:table-cell>
          <table:table-cell office:value-type="float" office:value="-0.41235" calcext:value-type="float">
            <text:p>-0.41235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8809" calcext:value-type="float">
            <text:p>-0.48809</text:p>
          </table:table-cell>
          <table:table-cell office:value-type="float" office:value="-0.10599" calcext:value-type="float">
            <text:p>-0.10599</text:p>
          </table:table-cell>
          <table:table-cell office:value-type="float" office:value="-0.049112" calcext:value-type="float">
            <text:p>-0.049112</text:p>
          </table:table-cell>
          <table:table-cell office:value-type="float" office:value="-0.056878" calcext:value-type="float">
            <text:p>-0.056878</text:p>
          </table:table-cell>
          <table:table-cell office:value-type="float" office:value="-4.0325" calcext:value-type="float">
            <text:p>-4.0325</text:p>
          </table:table-cell>
          <table:table-cell office:value-type="float" office:value="-4.5874" calcext:value-type="float">
            <text:p>-4.5874</text:p>
          </table:table-cell>
          <table:table-cell office:value-type="float" office:value="-1" calcext:value-type="float">
            <text:p>-1</text:p>
          </table:table-cell>
          <table:table-cell office:value-type="float" office:value="295.68" calcext:value-type="float">
            <text:p>295.68</text:p>
          </table:table-cell>
          <table:table-cell office:value-type="float" office:value="-101.24" calcext:value-type="float">
            <text:p>-101.24</text:p>
          </table:table-cell>
          <table:table-cell office:value-type="float" office:value="-1633" calcext:value-type="float">
            <text:p>-1633</text:p>
          </table:table-cell>
          <table:table-cell office:value-type="float" office:value="295.68" calcext:value-type="float">
            <text:p>295.68</text:p>
          </table:table-cell>
          <table:table-cell office:value-type="float" office:value="-101.24" calcext:value-type="float">
            <text:p>-101.24</text:p>
          </table:table-cell>
          <table:table-cell office:value-type="float" office:value="-1633" calcext:value-type="float">
            <text:p>-1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53" calcext:value-type="float">
            <text:p>4.853</text:p>
          </table:table-cell>
          <table:table-cell office:value-type="float" office:value="-1.6478" calcext:value-type="float">
            <text:p>-1.6478</text:p>
          </table:table-cell>
          <table:table-cell office:value-type="float" office:value="5" calcext:value-type="float">
            <text:p>5</text:p>
          </table:table-cell>
          <table:table-cell office:value-type="float" office:value="-13.928" calcext:value-type="float">
            <text:p>-13.928</text:p>
          </table:table-cell>
          <table:table-cell office:value-type="float" office:value="307.94" calcext:value-type="float">
            <text:p>307.94</text:p>
          </table:table-cell>
          <table:table-cell office:value-type="float" office:value="157.84" calcext:value-type="float">
            <text:p>157.84</text:p>
          </table:table-cell>
          <table:table-cell office:value-type="float" office:value="66.87" calcext:value-type="float">
            <text:p>66.87</text:p>
          </table:table-cell>
          <table:table-cell office:value-type="float" office:value="0.91355" calcext:value-type="float">
            <text:p>0.91355</text:p>
          </table:table-cell>
          <table:table-cell office:value-type="float" office:value="-0.24926" calcext:value-type="float">
            <text:p>-0.24926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" calcext:value-type="float">
            <text:p>0</text:p>
          </table:table-cell>
          <table:table-cell office:value-type="float" office:value="-4752.6" calcext:value-type="float">
            <text:p>-4752.6</text:p>
          </table:table-cell>
          <table:table-cell office:value-type="float" office:value="0.11514" calcext:value-type="float">
            <text:p>0.11514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-1.1822" calcext:value-type="float">
            <text:p>-1.1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]-([$Sheet2.$B$2]*[.B3]+[$Sheet2.$B$3]))^2" office:value-type="float" office:value="0.00103662006298011" calcext:value-type="float">
            <text:p>0.00103662006298</text:p>
          </table:table-cell>
          <table:table-cell table:formula="of:=([.F3]-([$Sheet2.$B$7] + [$Sheet2.$B$8] * ([.B3] - [$Sheet2.$B$9])^2))^2" office:value-type="float" office:value="0.00240560958840157" calcext:value-type="float">
            <text:p>0.002405609588402</text:p>
          </table:table-cell>
          <table:table-cell table:formula="of:=([.X3]-([.AE3]^2*([$Sheet2.$B$13]*([.B3] - [$Sheet2.$B$14])^2 + [$Sheet2.$B$15]*([.B3]-[$Sheet2.$B$14]) + [$Sheet2.$B$16])    ))^2" office:value-type="float" office:value="0.100045975623175" calcext:value-type="float">
            <text:p>0.100045975623175</text:p>
          </table:table-cell>
          <table:table-cell table:formula="of:=([.AG3]-([.AE3]^2*([$Sheet2.$B$20]*([.B3] - [$Sheet2.$B$21])^2 + [$Sheet2.$B$22]*([.B3]-[$Sheet2.$B$21]) + [$Sheet2.$B$23])    ))^2" office:value-type="float" office:value="53.251352998923" calcext:value-type="float">
            <text:p>53.251352998923</text:p>
          </table:table-cell>
          <table:table-cell table:formula="of:=([.AH3]-([.AE3]^2*([$Sheet2.$B$27]*([.B3] - [$Sheet2.$B$28])^2 + [$Sheet2.$B$29]*([.B3]-[$Sheet2.$B$28]) + [$Sheet2.$B$30])    ))^2" office:value-type="float" office:value="8616.33134408142" calcext:value-type="float">
            <text:p>8616.33134408142</text:p>
          </table:table-cell>
          <table:table-cell table:formula="of:=([.AI3]-([.AE3]^2*([$Sheet2.$B$34]*([.B3] - [$Sheet2.$B$35])^2 + [$Sheet2.$B$36]*([.B3]-[$Sheet2.$B$35]) + [$Sheet2.$B$37])    ))^2" office:value-type="float" office:value="544.28910548461" calcext:value-type="float">
            <text:p>544.28910548461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0.29466" calcext:value-type="float">
            <text:p>0.29466</text:p>
          </table:table-cell>
          <table:table-cell office:value-type="float" office:value="0.075487" calcext:value-type="float">
            <text:p>0.075487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-0.074929" calcext:value-type="float">
            <text:p>-0.074929</text:p>
          </table:table-cell>
          <table:table-cell office:value-type="float" office:value="0.64883" calcext:value-type="float">
            <text:p>0.64883</text:p>
          </table:table-cell>
          <table:table-cell office:value-type="float" office:value="-0.35946" calcext:value-type="float">
            <text:p>-0.35946</text:p>
          </table:table-cell>
          <table:table-cell office:value-type="float" office:value="1.0083" calcext:value-type="float">
            <text:p>1.0083</text:p>
          </table:table-cell>
          <table:table-cell office:value-type="float" office:value="-0.47656" calcext:value-type="float">
            <text:p>-0.47656</text:p>
          </table:table-cell>
          <table:table-cell office:value-type="float" office:value="-0.095341" calcext:value-type="float">
            <text:p>-0.095341</text:p>
          </table:table-cell>
          <table:table-cell office:value-type="float" office:value="-0.042252" calcext:value-type="float">
            <text:p>-0.042252</text:p>
          </table:table-cell>
          <table:table-cell office:value-type="float" office:value="-0.053089" calcext:value-type="float">
            <text:p>-0.053089</text:p>
          </table:table-cell>
          <table:table-cell office:value-type="float" office:value="-4.246" calcext:value-type="float">
            <text:p>-4.246</text:p>
          </table:table-cell>
          <table:table-cell office:value-type="float" office:value="-4.7493" calcext:value-type="float">
            <text:p>-4.7493</text:p>
          </table:table-cell>
          <table:table-cell office:value-type="float" office:value="-1" calcext:value-type="float">
            <text:p>-1</text:p>
          </table:table-cell>
          <table:table-cell office:value-type="float" office:value="276.56" calcext:value-type="float">
            <text:p>276.56</text:p>
          </table:table-cell>
          <table:table-cell office:value-type="float" office:value="-94.548" calcext:value-type="float">
            <text:p>-94.548</text:p>
          </table:table-cell>
          <table:table-cell office:value-type="float" office:value="-1578.7" calcext:value-type="float">
            <text:p>-1578.7</text:p>
          </table:table-cell>
          <table:table-cell office:value-type="float" office:value="276.56" calcext:value-type="float">
            <text:p>276.56</text:p>
          </table:table-cell>
          <table:table-cell office:value-type="float" office:value="-94.548" calcext:value-type="float">
            <text:p>-94.548</text:p>
          </table:table-cell>
          <table:table-cell office:value-type="float" office:value="-1578.7" calcext:value-type="float">
            <text:p>-157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668" calcext:value-type="float">
            <text:p>4.8668</text:p>
          </table:table-cell>
          <table:table-cell office:value-type="float" office:value="-1.5916" calcext:value-type="float">
            <text:p>-1.5916</text:p>
          </table:table-cell>
          <table:table-cell office:value-type="float" office:value="5" calcext:value-type="float">
            <text:p>5</text:p>
          </table:table-cell>
          <table:table-cell office:value-type="float" office:value="-13.252" calcext:value-type="float">
            <text:p>-13.252</text:p>
          </table:table-cell>
          <table:table-cell office:value-type="float" office:value="300.67" calcext:value-type="float">
            <text:p>300.67</text:p>
          </table:table-cell>
          <table:table-cell office:value-type="float" office:value="171.93" calcext:value-type="float">
            <text:p>171.93</text:p>
          </table:table-cell>
          <table:table-cell office:value-type="float" office:value="60.152" calcext:value-type="float">
            <text:p>60.152</text:p>
          </table:table-cell>
          <table:table-cell office:value-type="float" office:value="0.91409" calcext:value-type="float">
            <text:p>0.91409</text:p>
          </table:table-cell>
          <table:table-cell office:value-type="float" office:value="-0.24912" calcext:value-type="float">
            <text:p>-0.24912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0" calcext:value-type="float">
            <text:p>0</text:p>
          </table:table-cell>
          <table:table-cell office:value-type="float" office:value="-4590.5" calcext:value-type="float">
            <text:p>-4590.5</text:p>
          </table:table-cell>
          <table:table-cell office:value-type="float" office:value="0.108" calcext:value-type="float">
            <text:p>0.108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-1.1436" calcext:value-type="float">
            <text:p>-1.1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]-([$Sheet2.$B$2]*[.B4]+[$Sheet2.$B$3]))^2" office:value-type="float" office:value="0.00058331642254542" calcext:value-type="float">
            <text:p>0.000583316422545</text:p>
          </table:table-cell>
          <table:table-cell table:formula="of:=([.F4]-([$Sheet2.$B$7] + [$Sheet2.$B$8] * ([.B4] - [$Sheet2.$B$9])^2))^2" office:value-type="float" office:value="0.00173871389574156" calcext:value-type="float">
            <text:p>0.001738713895742</text:p>
          </table:table-cell>
          <table:table-cell table:formula="of:=([.X4]-([.AE4]^2*([$Sheet2.$B$13]*([.B4] - [$Sheet2.$B$14])^2 + [$Sheet2.$B$15]*([.B4]-[$Sheet2.$B$14]) + [$Sheet2.$B$16])    ))^2" office:value-type="float" office:value="0.000356358258729492" calcext:value-type="float">
            <text:p>0.000356358258729</text:p>
          </table:table-cell>
          <table:table-cell table:formula="of:=([.AG4]-([.AE4]^2*([$Sheet2.$B$20]*([.B4] - [$Sheet2.$B$21])^2 + [$Sheet2.$B$22]*([.B4]-[$Sheet2.$B$21]) + [$Sheet2.$B$23])    ))^2" office:value-type="float" office:value="31.497804962469" calcext:value-type="float">
            <text:p>31.497804962469</text:p>
          </table:table-cell>
          <table:table-cell table:formula="of:=([.AH4]-([.AE4]^2*([$Sheet2.$B$27]*([.B4] - [$Sheet2.$B$28])^2 + [$Sheet2.$B$29]*([.B4]-[$Sheet2.$B$28]) + [$Sheet2.$B$30])    ))^2" office:value-type="float" office:value="6225.86149236885" calcext:value-type="float">
            <text:p>6225.86149236885</text:p>
          </table:table-cell>
          <table:table-cell table:formula="of:=([.AI4]-([.AE4]^2*([$Sheet2.$B$34]*([.B4] - [$Sheet2.$B$35])^2 + [$Sheet2.$B$36]*([.B4]-[$Sheet2.$B$35]) + [$Sheet2.$B$37])    ))^2" office:value-type="float" office:value="390.321857789341" calcext:value-type="float">
            <text:p>390.321857789341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26402" calcext:value-type="float">
            <text:p>0.26402</text:p>
          </table:table-cell>
          <table:table-cell office:value-type="float" office:value="0.05966" calcext:value-type="float">
            <text:p>0.05966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-0.069792" calcext:value-type="float">
            <text:p>-0.069792</text:p>
          </table:table-cell>
          <table:table-cell office:value-type="float" office:value="0.72165" calcext:value-type="float">
            <text:p>0.72165</text:p>
          </table:table-cell>
          <table:table-cell office:value-type="float" office:value="-0.2841" calcext:value-type="float">
            <text:p>-0.2841</text:p>
          </table:table-cell>
          <table:table-cell office:value-type="float" office:value="1.0057" calcext:value-type="float">
            <text:p>1.0057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082978" calcext:value-type="float">
            <text:p>-0.082978</text:p>
          </table:table-cell>
          <table:table-cell office:value-type="float" office:value="-0.033609" calcext:value-type="float">
            <text:p>-0.033609</text:p>
          </table:table-cell>
          <table:table-cell office:value-type="float" office:value="-0.04937" calcext:value-type="float">
            <text:p>-0.04937</text:p>
          </table:table-cell>
          <table:table-cell office:value-type="float" office:value="-4.5733" calcext:value-type="float">
            <text:p>-4.5733</text:p>
          </table:table-cell>
          <table:table-cell office:value-type="float" office:value="-5.0254" calcext:value-type="float">
            <text:p>-5.0254</text:p>
          </table:table-cell>
          <table:table-cell office:value-type="float" office:value="-1" calcext:value-type="float">
            <text:p>-1</text:p>
          </table:table-cell>
          <table:table-cell office:value-type="float" office:value="257.87" calcext:value-type="float">
            <text:p>257.87</text:p>
          </table:table-cell>
          <table:table-cell office:value-type="float" office:value="-88.065" calcext:value-type="float">
            <text:p>-88.065</text:p>
          </table:table-cell>
          <table:table-cell office:value-type="float" office:value="-1523.6" calcext:value-type="float">
            <text:p>-1523.6</text:p>
          </table:table-cell>
          <table:table-cell office:value-type="float" office:value="257.87" calcext:value-type="float">
            <text:p>257.87</text:p>
          </table:table-cell>
          <table:table-cell office:value-type="float" office:value="-88.065" calcext:value-type="float">
            <text:p>-88.065</text:p>
          </table:table-cell>
          <table:table-cell office:value-type="float" office:value="-1523.6" calcext:value-type="float">
            <text:p>-152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46" calcext:value-type="float">
            <text:p>4.8846</text:p>
          </table:table-cell>
          <table:table-cell office:value-type="float" office:value="-1.5042" calcext:value-type="float">
            <text:p>-1.5042</text:p>
          </table:table-cell>
          <table:table-cell office:value-type="float" office:value="5" calcext:value-type="float">
            <text:p>5</text:p>
          </table:table-cell>
          <table:table-cell office:value-type="float" office:value="-12.334" calcext:value-type="float">
            <text:p>-12.334</text:p>
          </table:table-cell>
          <table:table-cell office:value-type="float" office:value="293.01" calcext:value-type="float">
            <text:p>293.01</text:p>
          </table:table-cell>
          <table:table-cell office:value-type="float" office:value="191.23" calcext:value-type="float">
            <text:p>191.23</text:p>
          </table:table-cell>
          <table:table-cell office:value-type="float" office:value="52.352" calcext:value-type="float">
            <text:p>52.352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" calcext:value-type="float">
            <text:p>0</text:p>
          </table:table-cell>
          <table:table-cell office:value-type="float" office:value="-4338.3" calcext:value-type="float">
            <text:p>-4338.3</text:p>
          </table:table-cell>
          <table:table-cell office:value-type="float" office:value="0.10107" calcext:value-type="float">
            <text:p>0.10107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-1.1043" calcext:value-type="float">
            <text:p>-1.1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]-([$Sheet2.$B$2]*[.B5]+[$Sheet2.$B$3]))^2" office:value-type="float" office:value="0.000279134017908242" calcext:value-type="float">
            <text:p>0.000279134017908</text:p>
          </table:table-cell>
          <table:table-cell table:formula="of:=([.F5]-([$Sheet2.$B$7] + [$Sheet2.$B$8] * ([.B5] - [$Sheet2.$B$9])^2))^2" office:value-type="float" office:value="0.000855974464209678" calcext:value-type="float">
            <text:p>0.00085597446421</text:p>
          </table:table-cell>
          <table:table-cell table:formula="of:=([.X5]-([.AE5]^2*([$Sheet2.$B$13]*([.B5] - [$Sheet2.$B$14])^2 + [$Sheet2.$B$15]*([.B5]-[$Sheet2.$B$14]) + [$Sheet2.$B$16])    ))^2" office:value-type="float" office:value="0.04754742878374" calcext:value-type="float">
            <text:p>0.04754742878374</text:p>
          </table:table-cell>
          <table:table-cell table:formula="of:=([.AG5]-([.AE5]^2*([$Sheet2.$B$20]*([.B5] - [$Sheet2.$B$21])^2 + [$Sheet2.$B$22]*([.B5]-[$Sheet2.$B$21]) + [$Sheet2.$B$23])    ))^2" office:value-type="float" office:value="16.3463005095949" calcext:value-type="float">
            <text:p>16.3463005095949</text:p>
          </table:table-cell>
          <table:table-cell table:formula="of:=([.AH5]-([.AE5]^2*([$Sheet2.$B$27]*([.B5] - [$Sheet2.$B$28])^2 + [$Sheet2.$B$29]*([.B5]-[$Sheet2.$B$28]) + [$Sheet2.$B$30])    ))^2" office:value-type="float" office:value="3470.10718690828" calcext:value-type="float">
            <text:p>3470.10718690828</text:p>
          </table:table-cell>
          <table:table-cell table:formula="of:=([.AI5]-([.AE5]^2*([$Sheet2.$B$34]*([.B5] - [$Sheet2.$B$35])^2 + [$Sheet2.$B$36]*([.B5]-[$Sheet2.$B$35]) + [$Sheet2.$B$37])    ))^2" office:value-type="float" office:value="224.496447319642" calcext:value-type="float">
            <text:p>224.49644731964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1" calcext:value-type="float">
            <text:p>-1.1631</text:p>
          </table:table-cell>
          <table:table-cell office:value-type="float" office:value="0.24091" calcext:value-type="float">
            <text:p>0.24091</text:p>
          </table:table-cell>
          <table:table-cell office:value-type="float" office:value="0.050969" calcext:value-type="float">
            <text:p>0.050969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-0.064823" calcext:value-type="float">
            <text:p>-0.064823</text:p>
          </table:table-cell>
          <table:table-cell office:value-type="float" office:value="0.7575" calcext:value-type="float">
            <text:p>0.7575</text:p>
          </table:table-cell>
          <table:table-cell office:value-type="float" office:value="-0.24271" calcext:value-type="float">
            <text:p>-0.24271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45167" calcext:value-type="float">
            <text:p>-0.45167</text:p>
          </table:table-cell>
          <table:table-cell office:value-type="float" office:value="-0.074496" calcext:value-type="float">
            <text:p>-0.074496</text:p>
          </table:table-cell>
          <table:table-cell office:value-type="float" office:value="-0.02875" calcext:value-type="float">
            <text:p>-0.02875</text:p>
          </table:table-cell>
          <table:table-cell office:value-type="float" office:value="-0.045746" calcext:value-type="float">
            <text:p>-0.045746</text:p>
          </table:table-cell>
          <table:table-cell office:value-type="float" office:value="-4.8281" calcext:value-type="float">
            <text:p>-4.8281</text:p>
          </table:table-cell>
          <table:table-cell office:value-type="float" office:value="-5.207" calcext:value-type="float">
            <text:p>-5.207</text:p>
          </table:table-cell>
          <table:table-cell office:value-type="float" office:value="-1" calcext:value-type="float">
            <text:p>-1</text:p>
          </table:table-cell>
          <table:table-cell office:value-type="float" office:value="239.67" calcext:value-type="float">
            <text:p>239.67</text:p>
          </table:table-cell>
          <table:table-cell office:value-type="float" office:value="-81.796" calcext:value-type="float">
            <text:p>-81.796</text:p>
          </table:table-cell>
          <table:table-cell office:value-type="float" office:value="-1467.7" calcext:value-type="float">
            <text:p>-1467.7</text:p>
          </table:table-cell>
          <table:table-cell office:value-type="float" office:value="239.67" calcext:value-type="float">
            <text:p>239.67</text:p>
          </table:table-cell>
          <table:table-cell office:value-type="float" office:value="-81.796" calcext:value-type="float">
            <text:p>-81.796</text:p>
          </table:table-cell>
          <table:table-cell office:value-type="float" office:value="-1467.7" calcext:value-type="float">
            <text:p>-146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61" calcext:value-type="float">
            <text:p>4.8961</text:p>
          </table:table-cell>
          <table:table-cell office:value-type="float" office:value="-1.4518" calcext:value-type="float">
            <text:p>-1.4518</text:p>
          </table:table-cell>
          <table:table-cell office:value-type="float" office:value="5" calcext:value-type="float">
            <text:p>5</text:p>
          </table:table-cell>
          <table:table-cell office:value-type="float" office:value="-11.702" calcext:value-type="float">
            <text:p>-11.702</text:p>
          </table:table-cell>
          <table:table-cell office:value-type="float" office:value="284.96" calcext:value-type="float">
            <text:p>284.96</text:p>
          </table:table-cell>
          <table:table-cell office:value-type="float" office:value="200.72" calcext:value-type="float">
            <text:p>200.72</text:p>
          </table:table-cell>
          <table:table-cell office:value-type="float" office:value="47.001" calcext:value-type="float">
            <text:p>47.001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-0.24887" calcext:value-type="float">
            <text:p>-0.24887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" calcext:value-type="float">
            <text:p>0</text:p>
          </table:table-cell>
          <table:table-cell office:value-type="float" office:value="-4187.1" calcext:value-type="float">
            <text:p>-4187.1</text:p>
          </table:table-cell>
          <table:table-cell office:value-type="float" office:value="0.094158" calcext:value-type="float">
            <text:p>0.094158</text:p>
          </table:table-cell>
          <table:table-cell office:value-type="float" office:value="0.91821" calcext:value-type="float">
            <text:p>0.91821</text:p>
          </table:table-cell>
          <table:table-cell office:value-type="float" office:value="-1.0643" calcext:value-type="float">
            <text:p>-1.06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]-([$Sheet2.$B$2]*[.B6]+[$Sheet2.$B$3]))^2" office:value-type="float" office:value="0.000101257210160256" calcext:value-type="float">
            <text:p>0.00010125721016</text:p>
          </table:table-cell>
          <table:table-cell table:formula="of:=([.F6]-([$Sheet2.$B$7] + [$Sheet2.$B$8] * ([.B6] - [$Sheet2.$B$9])^2))^2" office:value-type="float" office:value="0.000558588301469474" calcext:value-type="float">
            <text:p>0.000558588301469</text:p>
          </table:table-cell>
          <table:table-cell table:formula="of:=([.X6]-([.AE6]^2*([$Sheet2.$B$13]*([.B6] - [$Sheet2.$B$14])^2 + [$Sheet2.$B$15]*([.B6]-[$Sheet2.$B$14]) + [$Sheet2.$B$16])    ))^2" office:value-type="float" office:value="0.159594734550791" calcext:value-type="float">
            <text:p>0.159594734550791</text:p>
          </table:table-cell>
          <table:table-cell table:formula="of:=([.AG6]-([.AE6]^2*([$Sheet2.$B$20]*([.B6] - [$Sheet2.$B$21])^2 + [$Sheet2.$B$22]*([.B6]-[$Sheet2.$B$21]) + [$Sheet2.$B$23])    ))^2" office:value-type="float" office:value="6.70627882204642" calcext:value-type="float">
            <text:p>6.70627882204642</text:p>
          </table:table-cell>
          <table:table-cell table:formula="of:=([.AH6]-([.AE6]^2*([$Sheet2.$B$27]*([.B6] - [$Sheet2.$B$28])^2 + [$Sheet2.$B$29]*([.B6]-[$Sheet2.$B$28]) + [$Sheet2.$B$30])    ))^2" office:value-type="float" office:value="2290.06824648878" calcext:value-type="float">
            <text:p>2290.06824648878</text:p>
          </table:table-cell>
          <table:table-cell table:formula="of:=([.AI6]-([.AE6]^2*([$Sheet2.$B$34]*([.B6] - [$Sheet2.$B$35])^2 + [$Sheet2.$B$36]*([.B6]-[$Sheet2.$B$35]) + [$Sheet2.$B$37])    ))^2" office:value-type="float" office:value="157.274828541214" calcext:value-type="float">
            <text:p>157.274828541214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82" calcext:value-type="float">
            <text:p>-1.1182</text:p>
          </table:table-cell>
          <table:table-cell office:value-type="float" office:value="0.21947" calcext:value-type="float">
            <text:p>0.21947</text:p>
          </table:table-cell>
          <table:table-cell office:value-type="float" office:value="0.043545" calcext:value-type="float">
            <text:p>0.043545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-0.060032" calcext:value-type="float">
            <text:p>-0.060032</text:p>
          </table:table-cell>
          <table:table-cell office:value-type="float" office:value="0.78432" calcext:value-type="float">
            <text:p>0.78432</text:p>
          </table:table-cell>
          <table:table-cell office:value-type="float" office:value="-0.20736" calcext:value-type="float">
            <text:p>-0.20736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-0.066848" calcext:value-type="float">
            <text:p>-0.066848</text:p>
          </table:table-cell>
          <table:table-cell office:value-type="float" office:value="-0.024633" calcext:value-type="float">
            <text:p>-0.024633</text:p>
          </table:table-cell>
          <table:table-cell office:value-type="float" office:value="-0.042215" calcext:value-type="float">
            <text:p>-0.042215</text:p>
          </table:table-cell>
          <table:table-cell office:value-type="float" office:value="-5.0948" calcext:value-type="float">
            <text:p>-5.0948</text:p>
          </table:table-cell>
          <table:table-cell office:value-type="float" office:value="-5.3875" calcext:value-type="float">
            <text:p>-5.3875</text:p>
          </table:table-cell>
          <table:table-cell office:value-type="float" office:value="-1" calcext:value-type="float">
            <text:p>-1</text:p>
          </table:table-cell>
          <table:table-cell office:value-type="float" office:value="221.99" calcext:value-type="float">
            <text:p>221.99</text:p>
          </table:table-cell>
          <table:table-cell office:value-type="float" office:value="-75.75" calcext:value-type="float">
            <text:p>-75.75</text:p>
          </table:table-cell>
          <table:table-cell office:value-type="float" office:value="-1410.9" calcext:value-type="float">
            <text:p>-1410.9</text:p>
          </table:table-cell>
          <table:table-cell office:value-type="float" office:value="221.99" calcext:value-type="float">
            <text:p>221.99</text:p>
          </table:table-cell>
          <table:table-cell office:value-type="float" office:value="-75.75" calcext:value-type="float">
            <text:p>-75.75</text:p>
          </table:table-cell>
          <table:table-cell office:value-type="float" office:value="-1410.9" calcext:value-type="float">
            <text:p>-141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64" calcext:value-type="float">
            <text:p>4.9064</text:p>
          </table:table-cell>
          <table:table-cell office:value-type="float" office:value="-1.4031" calcext:value-type="float">
            <text:p>-1.4031</text:p>
          </table:table-cell>
          <table:table-cell office:value-type="float" office:value="5" calcext:value-type="float">
            <text:p>5</text:p>
          </table:table-cell>
          <table:table-cell office:value-type="float" office:value="-11.105" calcext:value-type="float">
            <text:p>-11.105</text:p>
          </table:table-cell>
          <table:table-cell office:value-type="float" office:value="276.54" calcext:value-type="float">
            <text:p>276.54</text:p>
          </table:table-cell>
          <table:table-cell office:value-type="float" office:value="207.83" calcext:value-type="float">
            <text:p>207.83</text:p>
          </table:table-cell>
          <table:table-cell office:value-type="float" office:value="42.175" calcext:value-type="float">
            <text:p>42.175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" calcext:value-type="float">
            <text:p>0</text:p>
          </table:table-cell>
          <table:table-cell office:value-type="float" office:value="-4046.8" calcext:value-type="float">
            <text:p>-4046.8</text:p>
          </table:table-cell>
          <table:table-cell office:value-type="float" office:value="0.087394" calcext:value-type="float">
            <text:p>0.087394</text:p>
          </table:table-cell>
          <table:table-cell office:value-type="float" office:value="0.9162" calcext:value-type="float">
            <text:p>0.9162</text:p>
          </table:table-cell>
          <table:table-cell office:value-type="float" office:value="-1.0236" calcext:value-type="float">
            <text:p>-1.0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]-([$Sheet2.$B$2]*[.B7]+[$Sheet2.$B$3]))^2" office:value-type="float" office:value="0.0000153509121290975" calcext:value-type="float">
            <text:p>1.53509121290975E-05</text:p>
          </table:table-cell>
          <table:table-cell table:formula="of:=([.F7]-([$Sheet2.$B$7] + [$Sheet2.$B$8] * ([.B7] - [$Sheet2.$B$9])^2))^2" office:value-type="float" office:value="0.00035986783406191" calcext:value-type="float">
            <text:p>0.000359867834062</text:p>
          </table:table-cell>
          <table:table-cell table:formula="of:=([.X7]-([.AE7]^2*([$Sheet2.$B$13]*([.B7] - [$Sheet2.$B$14])^2 + [$Sheet2.$B$15]*([.B7]-[$Sheet2.$B$14]) + [$Sheet2.$B$16])    ))^2" office:value-type="float" office:value="0.285626808289328" calcext:value-type="float">
            <text:p>0.285626808289328</text:p>
          </table:table-cell>
          <table:table-cell table:formula="of:=([.AG7]-([.AE7]^2*([$Sheet2.$B$20]*([.B7] - [$Sheet2.$B$21])^2 + [$Sheet2.$B$22]*([.B7]-[$Sheet2.$B$21]) + [$Sheet2.$B$23])    ))^2" office:value-type="float" office:value="1.51799206239612" calcext:value-type="float">
            <text:p>1.51799206239612</text:p>
          </table:table-cell>
          <table:table-cell table:formula="of:=([.AH7]-([.AE7]^2*([$Sheet2.$B$27]*([.B7] - [$Sheet2.$B$28])^2 + [$Sheet2.$B$29]*([.B7]-[$Sheet2.$B$28]) + [$Sheet2.$B$30])    ))^2" office:value-type="float" office:value="1468.05868645207" calcext:value-type="float">
            <text:p>1468.05868645207</text:p>
          </table:table-cell>
          <table:table-cell table:formula="of:=([.AI7]-([.AE7]^2*([$Sheet2.$B$34]*([.B7] - [$Sheet2.$B$35])^2 + [$Sheet2.$B$36]*([.B7]-[$Sheet2.$B$35]) + [$Sheet2.$B$37])    ))^2" office:value-type="float" office:value="110.370296299154" calcext:value-type="float">
            <text:p>110.370296299154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5" calcext:value-type="float">
            <text:p>-1.0725</text:p>
          </table:table-cell>
          <table:table-cell office:value-type="float" office:value="0.20143" calcext:value-type="float">
            <text:p>0.20143</text:p>
          </table:table-cell>
          <table:table-cell office:value-type="float" office:value="0.039103" calcext:value-type="float">
            <text:p>0.039103</text:p>
          </table:table-cell>
          <table:table-cell office:value-type="float" office:value="0.16233" calcext:value-type="float">
            <text:p>0.16233</text:p>
          </table:table-cell>
          <table:table-cell office:value-type="float" office:value="-0.055415" calcext:value-type="float">
            <text:p>-0.055415</text:p>
          </table:table-cell>
          <table:table-cell office:value-type="float" office:value="0.79376" calcext:value-type="float">
            <text:p>0.79376</text:p>
          </table:table-cell>
          <table:table-cell office:value-type="float" office:value="-0.1862" calcext:value-type="float">
            <text:p>-0.1862</text:p>
          </table:table-cell>
          <table:table-cell office:value-type="float" office:value="0.97996" calcext:value-type="float">
            <text:p>0.97996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-0.060913" calcext:value-type="float">
            <text:p>-0.060913</text:p>
          </table:table-cell>
          <table:table-cell office:value-type="float" office:value="-0.022132" calcext:value-type="float">
            <text:p>-0.022132</text:p>
          </table:table-cell>
          <table:table-cell office:value-type="float" office:value="-0.038782" calcext:value-type="float">
            <text:p>-0.038782</text:p>
          </table:table-cell>
          <table:table-cell office:value-type="float" office:value="-5.3245" calcext:value-type="float">
            <text:p>-5.3245</text:p>
          </table:table-cell>
          <table:table-cell office:value-type="float" office:value="-5.5142" calcext:value-type="float">
            <text:p>-5.5142</text:p>
          </table:table-cell>
          <table:table-cell office:value-type="float" office:value="-1" calcext:value-type="float">
            <text:p>-1</text:p>
          </table:table-cell>
          <table:table-cell office:value-type="float" office:value="204.83" calcext:value-type="float">
            <text:p>204.83</text:p>
          </table:table-cell>
          <table:table-cell office:value-type="float" office:value="-69.924" calcext:value-type="float">
            <text:p>-69.924</text:p>
          </table:table-cell>
          <table:table-cell office:value-type="float" office:value="-1353.3" calcext:value-type="float">
            <text:p>-1353.3</text:p>
          </table:table-cell>
          <table:table-cell office:value-type="float" office:value="204.83" calcext:value-type="float">
            <text:p>204.83</text:p>
          </table:table-cell>
          <table:table-cell office:value-type="float" office:value="-69.924" calcext:value-type="float">
            <text:p>-69.924</text:p>
          </table:table-cell>
          <table:table-cell office:value-type="float" office:value="-1353.3" calcext:value-type="float">
            <text:p>-135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41" calcext:value-type="float">
            <text:p>4.9141</text:p>
          </table:table-cell>
          <table:table-cell office:value-type="float" office:value="-1.3709" calcext:value-type="float">
            <text:p>-1.3709</text:p>
          </table:table-cell>
          <table:table-cell office:value-type="float" office:value="5" calcext:value-type="float">
            <text:p>5</text:p>
          </table:table-cell>
          <table:table-cell office:value-type="float" office:value="-10.637" calcext:value-type="float">
            <text:p>-10.637</text:p>
          </table:table-cell>
          <table:table-cell office:value-type="float" office:value="267.71" calcext:value-type="float">
            <text:p>267.71</text:p>
          </table:table-cell>
          <table:table-cell office:value-type="float" office:value="210.33" calcext:value-type="float">
            <text:p>210.33</text:p>
          </table:table-cell>
          <table:table-cell office:value-type="float" office:value="38.431" calcext:value-type="float">
            <text:p>38.431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-0.24864" calcext:value-type="float">
            <text:p>-0.24864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0" calcext:value-type="float">
            <text:p>0</text:p>
          </table:table-cell>
          <table:table-cell office:value-type="float" office:value="-3953.8" calcext:value-type="float">
            <text:p>-3953.8</text:p>
          </table:table-cell>
          <table:table-cell office:value-type="float" office:value="0.080765" calcext:value-type="float">
            <text:p>0.080765</text:p>
          </table:table-cell>
          <table:table-cell office:value-type="float" office:value="0.91352" calcext:value-type="float">
            <text:p>0.91352</text:p>
          </table:table-cell>
          <table:table-cell office:value-type="float" office:value="-0.98212" calcext:value-type="float">
            <text:p>-0.982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]-([$Sheet2.$B$2]*[.B8]+[$Sheet2.$B$3]))^2" office:value-type="float" office:value="0.00000203523364413873" calcext:value-type="float">
            <text:p>2.03523364413873E-06</text:p>
          </table:table-cell>
          <table:table-cell table:formula="of:=([.F8]-([$Sheet2.$B$7] + [$Sheet2.$B$8] * ([.B8] - [$Sheet2.$B$9])^2))^2" office:value-type="float" office:value="0.000288801860187288" calcext:value-type="float">
            <text:p>0.000288801860187</text:p>
          </table:table-cell>
          <table:table-cell table:formula="of:=([.X8]-([.AE8]^2*([$Sheet2.$B$13]*([.B8] - [$Sheet2.$B$14])^2 + [$Sheet2.$B$15]*([.B8]-[$Sheet2.$B$14]) + [$Sheet2.$B$16])    ))^2" office:value-type="float" office:value="0.38427153171612" calcext:value-type="float">
            <text:p>0.38427153171612</text:p>
          </table:table-cell>
          <table:table-cell table:formula="of:=([.AG8]-([.AE8]^2*([$Sheet2.$B$20]*([.B8] - [$Sheet2.$B$21])^2 + [$Sheet2.$B$22]*([.B8]-[$Sheet2.$B$21]) + [$Sheet2.$B$23])    ))^2" office:value-type="float" office:value="0.000106404623405624" calcext:value-type="float">
            <text:p>0.000106404623406</text:p>
          </table:table-cell>
          <table:table-cell table:formula="of:=([.AH8]-([.AE8]^2*([$Sheet2.$B$27]*([.B8] - [$Sheet2.$B$28])^2 + [$Sheet2.$B$29]*([.B8]-[$Sheet2.$B$28]) + [$Sheet2.$B$30])    ))^2" office:value-type="float" office:value="1057.51170338308" calcext:value-type="float">
            <text:p>1057.51170338308</text:p>
          </table:table-cell>
          <table:table-cell table:formula="of:=([.AI8]-([.AE8]^2*([$Sheet2.$B$34]*([.B8] - [$Sheet2.$B$35])^2 + [$Sheet2.$B$36]*([.B8]-[$Sheet2.$B$35]) + [$Sheet2.$B$37])    ))^2" office:value-type="float" office:value="89.0118201536482" calcext:value-type="float">
            <text:p>89.0118201536482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63" calcext:value-type="float">
            <text:p>-1.0263</text:p>
          </table:table-cell>
          <table:table-cell office:value-type="float" office:value="0.18323" calcext:value-type="float">
            <text:p>0.18323</text:p>
          </table:table-cell>
          <table:table-cell office:value-type="float" office:value="0.034055" calcext:value-type="float">
            <text:p>0.034055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-0.05098" calcext:value-type="float">
            <text:p>-0.05098</text:p>
          </table:table-cell>
          <table:table-cell office:value-type="float" office:value="0.80292" calcext:value-type="float">
            <text:p>0.80292</text:p>
          </table:table-cell>
          <table:table-cell office:value-type="float" office:value="-0.16217" calcext:value-type="float">
            <text:p>-0.16217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-0.40972" calcext:value-type="float">
            <text:p>-0.40972</text:p>
          </table:table-cell>
          <table:table-cell office:value-type="float" office:value="-0.054523" calcext:value-type="float">
            <text:p>-0.054523</text:p>
          </table:table-cell>
          <table:table-cell office:value-type="float" office:value="-0.019065" calcext:value-type="float">
            <text:p>-0.019065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-5.6008" calcext:value-type="float">
            <text:p>-5.6008</text:p>
          </table:table-cell>
          <table:table-cell office:value-type="float" office:value="-5.6739" calcext:value-type="float">
            <text:p>-5.6739</text:p>
          </table:table-cell>
          <table:table-cell office:value-type="float" office:value="-1" calcext:value-type="float">
            <text:p>-1</text:p>
          </table:table-cell>
          <table:table-cell office:value-type="float" office:value="188.24" calcext:value-type="float">
            <text:p>188.24</text:p>
          </table:table-cell>
          <table:table-cell office:value-type="float" office:value="-64.328" calcext:value-type="float">
            <text:p>-64.328</text:p>
          </table:table-cell>
          <table:table-cell office:value-type="float" office:value="-1295" calcext:value-type="float">
            <text:p>-1295</text:p>
          </table:table-cell>
          <table:table-cell office:value-type="float" office:value="188.24" calcext:value-type="float">
            <text:p>188.24</text:p>
          </table:table-cell>
          <table:table-cell office:value-type="float" office:value="-64.328" calcext:value-type="float">
            <text:p>-64.328</text:p>
          </table:table-cell>
          <table:table-cell office:value-type="float" office:value="-1295" calcext:value-type="float">
            <text:p>-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22" calcext:value-type="float">
            <text:p>4.9222</text:p>
          </table:table-cell>
          <table:table-cell office:value-type="float" office:value="-1.3323" calcext:value-type="float">
            <text:p>-1.3323</text:p>
          </table:table-cell>
          <table:table-cell office:value-type="float" office:value="5" calcext:value-type="float">
            <text:p>5</text:p>
          </table:table-cell>
          <table:table-cell office:value-type="float" office:value="-10.123" calcext:value-type="float">
            <text:p>-10.123</text:p>
          </table:table-cell>
          <table:table-cell office:value-type="float" office:value="258.5" calcext:value-type="float">
            <text:p>258.5</text:p>
          </table:table-cell>
          <table:table-cell office:value-type="float" office:value="212.76" calcext:value-type="float">
            <text:p>212.76</text:p>
          </table:table-cell>
          <table:table-cell office:value-type="float" office:value="34.399" calcext:value-type="float">
            <text:p>34.399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" calcext:value-type="float">
            <text:p>0</text:p>
          </table:table-cell>
          <table:table-cell office:value-type="float" office:value="-3842.5" calcext:value-type="float">
            <text:p>-3842.5</text:p>
          </table:table-cell>
          <table:table-cell office:value-type="float" office:value="0.074346" calcext:value-type="float">
            <text:p>0.074346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-0.94003" calcext:value-type="float">
            <text:p>-0.940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]-([$Sheet2.$B$2]*[.B9]+[$Sheet2.$B$3]))^2" office:value-type="float" office:value="0.0000393286557248676" calcext:value-type="float">
            <text:p>3.93286557248676E-05</text:p>
          </table:table-cell>
          <table:table-cell table:formula="of:=([.F9]-([$Sheet2.$B$7] + [$Sheet2.$B$8] * ([.B9] - [$Sheet2.$B$9])^2))^2" office:value-type="float" office:value="0.000200121722909733" calcext:value-type="float">
            <text:p>0.00020012172291</text:p>
          </table:table-cell>
          <table:table-cell table:formula="of:=([.X9]-([.AE9]^2*([$Sheet2.$B$13]*([.B9] - [$Sheet2.$B$14])^2 + [$Sheet2.$B$15]*([.B9]-[$Sheet2.$B$14]) + [$Sheet2.$B$16])    ))^2" office:value-type="float" office:value="0.443369953626841" calcext:value-type="float">
            <text:p>0.443369953626841</text:p>
          </table:table-cell>
          <table:table-cell table:formula="of:=([.AG9]-([.AE9]^2*([$Sheet2.$B$20]*([.B9] - [$Sheet2.$B$21])^2 + [$Sheet2.$B$22]*([.B9]-[$Sheet2.$B$21]) + [$Sheet2.$B$23])    ))^2" office:value-type="float" office:value="1.22237443035178" calcext:value-type="float">
            <text:p>1.22237443035178</text:p>
          </table:table-cell>
          <table:table-cell table:formula="of:=([.AH9]-([.AE9]^2*([$Sheet2.$B$27]*([.B9] - [$Sheet2.$B$28])^2 + [$Sheet2.$B$29]*([.B9]-[$Sheet2.$B$28]) + [$Sheet2.$B$30])    ))^2" office:value-type="float" office:value="672.215069706761" calcext:value-type="float">
            <text:p>672.215069706761</text:p>
          </table:table-cell>
          <table:table-cell table:formula="of:=([.AI9]-([.AE9]^2*([$Sheet2.$B$34]*([.B9] - [$Sheet2.$B$35])^2 + [$Sheet2.$B$36]*([.B9]-[$Sheet2.$B$35]) + [$Sheet2.$B$37])    ))^2" office:value-type="float" office:value="63.3228944867483" calcext:value-type="float">
            <text:p>63.3228944867483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2" calcext:value-type="float">
            <text:p>-0.97942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-0.046736" calcext:value-type="float">
            <text:p>-0.046736</text:p>
          </table:table-cell>
          <table:table-cell office:value-type="float" office:value="0.80968" calcext:value-type="float">
            <text:p>0.80968</text:p>
          </table:table-cell>
          <table:table-cell office:value-type="float" office:value="-0.13738" calcext:value-type="float">
            <text:p>-0.13738</text:p>
          </table:table-cell>
          <table:table-cell office:value-type="float" office:value="0.94707" calcext:value-type="float">
            <text:p>0.94707</text:p>
          </table:table-cell>
          <table:table-cell office:value-type="float" office:value="-0.3945" calcext:value-type="float">
            <text:p>-0.3945</text:p>
          </table:table-cell>
          <table:table-cell office:value-type="float" office:value="-0.047974" calcext:value-type="float">
            <text:p>-0.047974</text:p>
          </table:table-cell>
          <table:table-cell office:value-type="float" office:value="-0.015741" calcext:value-type="float">
            <text:p>-0.015741</text:p>
          </table:table-cell>
          <table:table-cell office:value-type="float" office:value="-0.032233" calcext:value-type="float">
            <text:p>-0.032233</text:p>
          </table:table-cell>
          <table:table-cell office:value-type="float" office:value="-5.924" calcext:value-type="float">
            <text:p>-5.924</text:p>
          </table:table-cell>
          <table:table-cell office:value-type="float" office:value="-5.8627" calcext:value-type="float">
            <text:p>-5.8627</text:p>
          </table:table-cell>
          <table:table-cell office:value-type="float" office:value="-1" calcext:value-type="float">
            <text:p>-1</text:p>
          </table:table-cell>
          <table:table-cell office:value-type="float" office:value="172.21" calcext:value-type="float">
            <text:p>172.21</text:p>
          </table:table-cell>
          <table:table-cell office:value-type="float" office:value="-58.972" calcext:value-type="float">
            <text:p>-58.972</text:p>
          </table:table-cell>
          <table:table-cell office:value-type="float" office:value="-1235.9" calcext:value-type="float">
            <text:p>-1235.9</text:p>
          </table:table-cell>
          <table:table-cell office:value-type="float" office:value="172.21" calcext:value-type="float">
            <text:p>172.21</text:p>
          </table:table-cell>
          <table:table-cell office:value-type="float" office:value="-58.972" calcext:value-type="float">
            <text:p>-58.972</text:p>
          </table:table-cell>
          <table:table-cell office:value-type="float" office:value="-1235.9" calcext:value-type="float">
            <text:p>-12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02" calcext:value-type="float">
            <text:p>4.9302</text:p>
          </table:table-cell>
          <table:table-cell office:value-type="float" office:value="-1.2894" calcext:value-type="float">
            <text:p>-1.2894</text:p>
          </table:table-cell>
          <table:table-cell office:value-type="float" office:value="5" calcext:value-type="float">
            <text:p>5</text:p>
          </table:table-cell>
          <table:table-cell office:value-type="float" office:value="-9.5815" calcext:value-type="float">
            <text:p>-9.5815</text:p>
          </table:table-cell>
          <table:table-cell office:value-type="float" office:value="248.89" calcext:value-type="float">
            <text:p>248.89</text:p>
          </table:table-cell>
          <table:table-cell office:value-type="float" office:value="214.55" calcext:value-type="float">
            <text:p>214.55</text:p>
          </table:table-cell>
          <table:table-cell office:value-type="float" office:value="30.268" calcext:value-type="float">
            <text:p>30.268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" calcext:value-type="float">
            <text:p>0</text:p>
          </table:table-cell>
          <table:table-cell office:value-type="float" office:value="-3718.7" calcext:value-type="float">
            <text:p>-3718.7</text:p>
          </table:table-cell>
          <table:table-cell office:value-type="float" office:value="0.068129" calcext:value-type="float">
            <text:p>0.068129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-0.89731" calcext:value-type="float">
            <text:p>-0.89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]-([$Sheet2.$B$2]*[.B10]+[$Sheet2.$B$3]))^2" office:value-type="float" office:value="0.000108907935161938" calcext:value-type="float">
            <text:p>0.000108907935162</text:p>
          </table:table-cell>
          <table:table-cell table:formula="of:=([.F10]-([$Sheet2.$B$7] + [$Sheet2.$B$8] * ([.B10] - [$Sheet2.$B$9])^2))^2" office:value-type="float" office:value="0.000118526426210024" calcext:value-type="float">
            <text:p>0.00011852642621</text:p>
          </table:table-cell>
          <table:table-cell table:formula="of:=([.X10]-([.AE10]^2*([$Sheet2.$B$13]*([.B10] - [$Sheet2.$B$14])^2 + [$Sheet2.$B$15]*([.B10]-[$Sheet2.$B$14]) + [$Sheet2.$B$16])    ))^2" office:value-type="float" office:value="0.465577529947585" calcext:value-type="float">
            <text:p>0.465577529947585</text:p>
          </table:table-cell>
          <table:table-cell table:formula="of:=([.AG10]-([.AE10]^2*([$Sheet2.$B$20]*([.B10] - [$Sheet2.$B$21])^2 + [$Sheet2.$B$22]*([.B10]-[$Sheet2.$B$21]) + [$Sheet2.$B$23])    ))^2" office:value-type="float" office:value="4.391995709063" calcext:value-type="float">
            <text:p>4.391995709063</text:p>
          </table:table-cell>
          <table:table-cell table:formula="of:=([.AH10]-([.AE10]^2*([$Sheet2.$B$27]*([.B10] - [$Sheet2.$B$28])^2 + [$Sheet2.$B$29]*([.B10]-[$Sheet2.$B$28]) + [$Sheet2.$B$30])    ))^2" office:value-type="float" office:value="365.129842567988" calcext:value-type="float">
            <text:p>365.129842567988</text:p>
          </table:table-cell>
          <table:table-cell table:formula="of:=([.AI10]-([.AE10]^2*([$Sheet2.$B$34]*([.B10] - [$Sheet2.$B$35])^2 + [$Sheet2.$B$36]*([.B10]-[$Sheet2.$B$35]) + [$Sheet2.$B$37])    ))^2" office:value-type="float" office:value="39.2328006148794" calcext:value-type="float">
            <text:p>39.2328006148794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1" calcext:value-type="float">
            <text:p>-0.93201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025329" calcext:value-type="float">
            <text:p>0.025329</text:p>
          </table:table-cell>
          <table:table-cell office:value-type="float" office:value="0.12427" calcext:value-type="float">
            <text:p>0.12427</text:p>
          </table:table-cell>
          <table:table-cell office:value-type="float" office:value="-0.04268" calcext:value-type="float">
            <text:p>-0.04268</text:p>
          </table:table-cell>
          <table:table-cell office:value-type="float" office:value="0.80515" calcext:value-type="float">
            <text:p>0.80515</text:p>
          </table:table-cell>
          <table:table-cell office:value-type="float" office:value="-0.12061" calcext:value-type="float">
            <text:p>-0.12061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-0.37867" calcext:value-type="float">
            <text:p>-0.37867</text:p>
          </table:table-cell>
          <table:table-cell office:value-type="float" office:value="-0.042626" calcext:value-type="float">
            <text:p>-0.042626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-6.2301" calcext:value-type="float">
            <text:p>-6.2301</text:p>
          </table:table-cell>
          <table:table-cell office:value-type="float" office:value="-6.0145" calcext:value-type="float">
            <text:p>-6.0145</text:p>
          </table:table-cell>
          <table:table-cell office:value-type="float" office:value="-1" calcext:value-type="float">
            <text:p>-1</text:p>
          </table:table-cell>
          <table:table-cell office:value-type="float" office:value="156.81" calcext:value-type="float">
            <text:p>156.81</text:p>
          </table:table-cell>
          <table:table-cell office:value-type="float" office:value="-53.855" calcext:value-type="float">
            <text:p>-53.855</text:p>
          </table:table-cell>
          <table:table-cell office:value-type="float" office:value="-1176" calcext:value-type="float">
            <text:p>-1176</text:p>
          </table:table-cell>
          <table:table-cell office:value-type="float" office:value="156.81" calcext:value-type="float">
            <text:p>156.81</text:p>
          </table:table-cell>
          <table:table-cell office:value-type="float" office:value="-53.855" calcext:value-type="float">
            <text:p>-53.855</text:p>
          </table:table-cell>
          <table:table-cell office:value-type="float" office:value="-1176" calcext:value-type="float">
            <text:p>-1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68" calcext:value-type="float">
            <text:p>4.9368</text:p>
          </table:table-cell>
          <table:table-cell office:value-type="float" office:value="-1.2568" calcext:value-type="float">
            <text:p>-1.2568</text:p>
          </table:table-cell>
          <table:table-cell office:value-type="float" office:value="5" calcext:value-type="float">
            <text:p>5</text:p>
          </table:table-cell>
          <table:table-cell office:value-type="float" office:value="-9.1189" calcext:value-type="float">
            <text:p>-9.1189</text:p>
          </table:table-cell>
          <table:table-cell office:value-type="float" office:value="238.91" calcext:value-type="float">
            <text:p>238.91</text:p>
          </table:table-cell>
          <table:table-cell office:value-type="float" office:value="213.35" calcext:value-type="float">
            <text:p>213.35</text:p>
          </table:table-cell>
          <table:table-cell office:value-type="float" office:value="26.893" calcext:value-type="float">
            <text:p>26.893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24834" calcext:value-type="float">
            <text:p>-0.24834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" calcext:value-type="float">
            <text:p>0</text:p>
          </table:table-cell>
          <table:table-cell office:value-type="float" office:value="-3624.9" calcext:value-type="float">
            <text:p>-3624.9</text:p>
          </table:table-cell>
          <table:table-cell office:value-type="float" office:value="0.062116" calcext:value-type="float">
            <text:p>0.062116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85397" calcext:value-type="float">
            <text:p>-0.85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]-([$Sheet2.$B$2]*[.B11]+[$Sheet2.$B$3]))^2" office:value-type="float" office:value="0.000197980001092417" calcext:value-type="float">
            <text:p>0.000197980001092</text:p>
          </table:table-cell>
          <table:table-cell table:formula="of:=([.F11]-([$Sheet2.$B$7] + [$Sheet2.$B$8] * ([.B11] - [$Sheet2.$B$9])^2))^2" office:value-type="float" office:value="0.000082551917158558" calcext:value-type="float">
            <text:p>8.2551917158558E-05</text:p>
          </table:table-cell>
          <table:table-cell table:formula="of:=([.X11]-([.AE11]^2*([$Sheet2.$B$13]*([.B11] - [$Sheet2.$B$14])^2 + [$Sheet2.$B$15]*([.B11]-[$Sheet2.$B$14]) + [$Sheet2.$B$16])    ))^2" office:value-type="float" office:value="0.446641881078646" calcext:value-type="float">
            <text:p>0.446641881078646</text:p>
          </table:table-cell>
          <table:table-cell table:formula="of:=([.AG11]-([.AE11]^2*([$Sheet2.$B$20]*([.B11] - [$Sheet2.$B$21])^2 + [$Sheet2.$B$22]*([.B11]-[$Sheet2.$B$21]) + [$Sheet2.$B$23])    ))^2" office:value-type="float" office:value="8.93998086555557" calcext:value-type="float">
            <text:p>8.93998086555557</text:p>
          </table:table-cell>
          <table:table-cell table:formula="of:=([.AH11]-([.AE11]^2*([$Sheet2.$B$27]*([.B11] - [$Sheet2.$B$28])^2 + [$Sheet2.$B$29]*([.B11]-[$Sheet2.$B$28]) + [$Sheet2.$B$30])    ))^2" office:value-type="float" office:value="207.739928503037" calcext:value-type="float">
            <text:p>207.739928503037</text:p>
          </table:table-cell>
          <table:table-cell table:formula="of:=([.AI11]-([.AE11]^2*([$Sheet2.$B$34]*([.B11] - [$Sheet2.$B$35])^2 + [$Sheet2.$B$36]*([.B11]-[$Sheet2.$B$35]) + [$Sheet2.$B$37])    ))^2" office:value-type="float" office:value="27.1204532292496" calcext:value-type="float">
            <text:p>27.1204532292496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02" calcext:value-type="float">
            <text:p>-0.88402</text:p>
          </table:table-cell>
          <table:table-cell office:value-type="float" office:value="0.13567" calcext:value-type="float">
            <text:p>0.13567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-0.038816" calcext:value-type="float">
            <text:p>-0.038816</text:p>
          </table:table-cell>
          <table:table-cell office:value-type="float" office:value="0.79106" calcext:value-type="float">
            <text:p>0.79106</text:p>
          </table:table-cell>
          <table:table-cell office:value-type="float" office:value="-0.11005" calcext:value-type="float">
            <text:p>-0.11005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36222" calcext:value-type="float">
            <text:p>-0.36222</text:p>
          </table:table-cell>
          <table:table-cell office:value-type="float" office:value="-0.038298" calcext:value-type="float">
            <text:p>-0.038298</text:p>
          </table:table-cell>
          <table:table-cell office:value-type="float" office:value="-0.01216" calcext:value-type="float">
            <text:p>-0.01216</text:p>
          </table:table-cell>
          <table:table-cell office:value-type="float" office:value="-0.026138" calcext:value-type="float">
            <text:p>-0.026138</text:p>
          </table:table-cell>
          <table:table-cell office:value-type="float" office:value="-6.5161" calcext:value-type="float">
            <text:p>-6.5161</text:p>
          </table:table-cell>
          <table:table-cell office:value-type="float" office:value="-6.1266" calcext:value-type="float">
            <text:p>-6.1266</text:p>
          </table:table-cell>
          <table:table-cell office:value-type="float" office:value="-1" calcext:value-type="float">
            <text:p>-1</text:p>
          </table:table-cell>
          <table:table-cell office:value-type="float" office:value="142.03" calcext:value-type="float">
            <text:p>142.03</text:p>
          </table:table-cell>
          <table:table-cell office:value-type="float" office:value="-48.98" calcext:value-type="float">
            <text:p>-48.98</text:p>
          </table:table-cell>
          <table:table-cell office:value-type="float" office:value="-1115.5" calcext:value-type="float">
            <text:p>-1115.5</text:p>
          </table:table-cell>
          <table:table-cell office:value-type="float" office:value="142.03" calcext:value-type="float">
            <text:p>142.03</text:p>
          </table:table-cell>
          <table:table-cell office:value-type="float" office:value="-48.98" calcext:value-type="float">
            <text:p>-48.98</text:p>
          </table:table-cell>
          <table:table-cell office:value-type="float" office:value="-1115.5" calcext:value-type="float">
            <text:p>-11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21" calcext:value-type="float">
            <text:p>4.9421</text:p>
          </table:table-cell>
          <table:table-cell office:value-type="float" office:value="-1.2338" calcext:value-type="float">
            <text:p>-1.2338</text:p>
          </table:table-cell>
          <table:table-cell office:value-type="float" office:value="5" calcext:value-type="float">
            <text:p>5</text:p>
          </table:table-cell>
          <table:table-cell office:value-type="float" office:value="-8.7249" calcext:value-type="float">
            <text:p>-8.7249</text:p>
          </table:table-cell>
          <table:table-cell office:value-type="float" office:value="228.53" calcext:value-type="float">
            <text:p>228.53</text:p>
          </table:table-cell>
          <table:table-cell office:value-type="float" office:value="209.62" calcext:value-type="float">
            <text:p>209.62</text:p>
          </table:table-cell>
          <table:table-cell office:value-type="float" office:value="24.162" calcext:value-type="float">
            <text:p>24.162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0.023268" calcext:value-type="float">
            <text:p>0.023268</text:p>
          </table:table-cell>
          <table:table-cell office:value-type="float" office:value="0" calcext:value-type="float">
            <text:p>0</text:p>
          </table:table-cell>
          <table:table-cell office:value-type="float" office:value="-3558.6" calcext:value-type="float">
            <text:p>-3558.6</text:p>
          </table:table-cell>
          <table:table-cell office:value-type="float" office:value="0.056323" calcext:value-type="float">
            <text:p>0.056323</text:p>
          </table:table-cell>
          <table:table-cell office:value-type="float" office:value="0.89507" calcext:value-type="float">
            <text:p>0.89507</text:p>
          </table:table-cell>
          <table:table-cell office:value-type="float" office:value="-0.81001" calcext:value-type="float">
            <text:p>-0.81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]-([$Sheet2.$B$2]*[.B12]+[$Sheet2.$B$3]))^2" office:value-type="float" office:value="0.000293271680128778" calcext:value-type="float">
            <text:p>0.000293271680129</text:p>
          </table:table-cell>
          <table:table-cell table:formula="of:=([.F12]-([$Sheet2.$B$7] + [$Sheet2.$B$8] * ([.B12] - [$Sheet2.$B$9])^2))^2" office:value-type="float" office:value="0.0000701056457836114" calcext:value-type="float">
            <text:p>7.01056457836114E-05</text:p>
          </table:table-cell>
          <table:table-cell table:formula="of:=([.X12]-([.AE12]^2*([$Sheet2.$B$13]*([.B12] - [$Sheet2.$B$14])^2 + [$Sheet2.$B$15]*([.B12]-[$Sheet2.$B$14]) + [$Sheet2.$B$16])    ))^2" office:value-type="float" office:value="0.392879732013207" calcext:value-type="float">
            <text:p>0.392879732013207</text:p>
          </table:table-cell>
          <table:table-cell table:formula="of:=([.AG12]-([.AE12]^2*([$Sheet2.$B$20]*([.B12] - [$Sheet2.$B$21])^2 + [$Sheet2.$B$22]*([.B12]-[$Sheet2.$B$21]) + [$Sheet2.$B$23])    ))^2" office:value-type="float" office:value="14.1257511680821" calcext:value-type="float">
            <text:p>14.1257511680821</text:p>
          </table:table-cell>
          <table:table-cell table:formula="of:=([.AH12]-([.AE12]^2*([$Sheet2.$B$27]*([.B12] - [$Sheet2.$B$28])^2 + [$Sheet2.$B$29]*([.B12]-[$Sheet2.$B$28]) + [$Sheet2.$B$30])    ))^2" office:value-type="float" office:value="129.539804691798" calcext:value-type="float">
            <text:p>129.539804691798</text:p>
          </table:table-cell>
          <table:table-cell table:formula="of:=([.AI12]-([.AE12]^2*([$Sheet2.$B$34]*([.B12] - [$Sheet2.$B$35])^2 + [$Sheet2.$B$36]*([.B12]-[$Sheet2.$B$35]) + [$Sheet2.$B$37])    ))^2" office:value-type="float" office:value="21.8830394335789" calcext:value-type="float">
            <text:p>21.8830394335789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5" calcext:value-type="float">
            <text:p>-0.8355</text:p>
          </table:table-cell>
          <table:table-cell office:value-type="float" office:value="0.12273" calcext:value-type="float">
            <text:p>0.12273</text:p>
          </table:table-cell>
          <table:table-cell office:value-type="float" office:value="0.021371" calcext:value-type="float">
            <text:p>0.021371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3515" calcext:value-type="float">
            <text:p>-0.03515</text:p>
          </table:table-cell>
          <table:table-cell office:value-type="float" office:value="0.77135" calcext:value-type="float">
            <text:p>0.77135</text:p>
          </table:table-cell>
          <table:table-cell office:value-type="float" office:value="-0.10177" calcext:value-type="float">
            <text:p>-0.10177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-0.34515" calcext:value-type="float">
            <text:p>-0.34515</text:p>
          </table:table-cell>
          <table:table-cell office:value-type="float" office:value="-0.034418" calcext:value-type="float">
            <text:p>-0.034418</text:p>
          </table:table-cell>
          <table:table-cell office:value-type="float" office:value="-0.011147" calcext:value-type="float">
            <text:p>-0.011147</text:p>
          </table:table-cell>
          <table:table-cell office:value-type="float" office:value="-0.02327" calcext:value-type="float">
            <text:p>-0.02327</text:p>
          </table:table-cell>
          <table:table-cell office:value-type="float" office:value="-6.8077" calcext:value-type="float">
            <text:p>-6.8077</text:p>
          </table:table-cell>
          <table:table-cell office:value-type="float" office:value="-6.2226" calcext:value-type="float">
            <text:p>-6.2226</text:p>
          </table:table-cell>
          <table:table-cell office:value-type="float" office:value="-1" calcext:value-type="float">
            <text:p>-1</text:p>
          </table:table-cell>
          <table:table-cell office:value-type="float" office:value="127.9" calcext:value-type="float">
            <text:p>127.9</text:p>
          </table:table-cell>
          <table:table-cell office:value-type="float" office:value="-44.354" calcext:value-type="float">
            <text:p>-44.354</text:p>
          </table:table-cell>
          <table:table-cell office:value-type="float" office:value="-1054.3" calcext:value-type="float">
            <text:p>-1054.3</text:p>
          </table:table-cell>
          <table:table-cell office:value-type="float" office:value="127.9" calcext:value-type="float">
            <text:p>127.9</text:p>
          </table:table-cell>
          <table:table-cell office:value-type="float" office:value="-44.354" calcext:value-type="float">
            <text:p>-44.354</text:p>
          </table:table-cell>
          <table:table-cell office:value-type="float" office:value="-1054.3" calcext:value-type="float">
            <text:p>-105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69" calcext:value-type="float">
            <text:p>4.9469</text:p>
          </table:table-cell>
          <table:table-cell office:value-type="float" office:value="-1.2148" calcext:value-type="float">
            <text:p>-1.2148</text:p>
          </table:table-cell>
          <table:table-cell office:value-type="float" office:value="5" calcext:value-type="float">
            <text:p>5</text:p>
          </table:table-cell>
          <table:table-cell office:value-type="float" office:value="-8.3566" calcext:value-type="float">
            <text:p>-8.3566</text:p>
          </table:table-cell>
          <table:table-cell office:value-type="float" office:value="217.76" calcext:value-type="float">
            <text:p>217.76</text:p>
          </table:table-cell>
          <table:table-cell office:value-type="float" office:value="204.39" calcext:value-type="float">
            <text:p>204.39</text:p>
          </table:table-cell>
          <table:table-cell office:value-type="float" office:value="21.715" calcext:value-type="float">
            <text:p>21.715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0.021556" calcext:value-type="float">
            <text:p>0.021556</text:p>
          </table:table-cell>
          <table:table-cell office:value-type="float" office:value="0" calcext:value-type="float">
            <text:p>0</text:p>
          </table:table-cell>
          <table:table-cell office:value-type="float" office:value="-3503.7" calcext:value-type="float">
            <text:p>-3503.7</text:p>
          </table:table-cell>
          <table:table-cell office:value-type="float" office:value="0.050767" calcext:value-type="float">
            <text:p>0.050767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-0.76549" calcext:value-type="float">
            <text:p>-0.765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]-([$Sheet2.$B$2]*[.B13]+[$Sheet2.$B$3]))^2" office:value-type="float" office:value="0.000386115306209731" calcext:value-type="float">
            <text:p>0.00038611530621</text:p>
          </table:table-cell>
          <table:table-cell table:formula="of:=([.F13]-([$Sheet2.$B$7] + [$Sheet2.$B$8] * ([.B13] - [$Sheet2.$B$9])^2))^2" office:value-type="float" office:value="0.0000630164936322012" calcext:value-type="float">
            <text:p>6.30164936322012E-05</text:p>
          </table:table-cell>
          <table:table-cell table:formula="of:=([.X13]-([.AE13]^2*([$Sheet2.$B$13]*([.B13] - [$Sheet2.$B$14])^2 + [$Sheet2.$B$15]*([.B13]-[$Sheet2.$B$14]) + [$Sheet2.$B$16])    ))^2" office:value-type="float" office:value="0.318996615163907" calcext:value-type="float">
            <text:p>0.318996615163907</text:p>
          </table:table-cell>
          <table:table-cell table:formula="of:=([.AG13]-([.AE13]^2*([$Sheet2.$B$20]*([.B13] - [$Sheet2.$B$21])^2 + [$Sheet2.$B$22]*([.B13]-[$Sheet2.$B$21]) + [$Sheet2.$B$23])    ))^2" office:value-type="float" office:value="19.4572803043171" calcext:value-type="float">
            <text:p>19.4572803043171</text:p>
          </table:table-cell>
          <table:table-cell table:formula="of:=([.AH13]-([.AE13]^2*([$Sheet2.$B$27]*([.B13] - [$Sheet2.$B$28])^2 + [$Sheet2.$B$29]*([.B13]-[$Sheet2.$B$28]) + [$Sheet2.$B$30])    ))^2" office:value-type="float" office:value="80.7029059687623" calcext:value-type="float">
            <text:p>80.7029059687623</text:p>
          </table:table-cell>
          <table:table-cell table:formula="of:=([.AI13]-([.AE13]^2*([$Sheet2.$B$34]*([.B13] - [$Sheet2.$B$35])^2 + [$Sheet2.$B$36]*([.B13]-[$Sheet2.$B$35]) + [$Sheet2.$B$37])    ))^2" office:value-type="float" office:value="18.6124262630146" calcext:value-type="float">
            <text:p>18.6124262630146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47" calcext:value-type="float">
            <text:p>-0.78647</text:p>
          </table:table-cell>
          <table:table-cell office:value-type="float" office:value="0.11062" calcext:value-type="float">
            <text:p>0.11062</text:p>
          </table:table-cell>
          <table:table-cell office:value-type="float" office:value="0.019923" calcext:value-type="float">
            <text:p>0.019923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31683" calcext:value-type="float">
            <text:p>-0.031683</text:p>
          </table:table-cell>
          <table:table-cell office:value-type="float" office:value="0.74682" calcext:value-type="float">
            <text:p>0.74682</text:p>
          </table:table-cell>
          <table:table-cell office:value-type="float" office:value="-0.09487" calcext:value-type="float">
            <text:p>-0.09487</text:p>
          </table:table-cell>
          <table:table-cell office:value-type="float" office:value="0.84169" calcext:value-type="float">
            <text:p>0.84169</text:p>
          </table:table-cell>
          <table:table-cell office:value-type="float" office:value="-0.32749" calcext:value-type="float">
            <text:p>-0.32749</text:p>
          </table:table-cell>
          <table:table-cell office:value-type="float" office:value="-0.030854" calcext:value-type="float">
            <text:p>-0.030854</text:p>
          </table:table-cell>
          <table:table-cell office:value-type="float" office:value="-0.010318" calcext:value-type="float">
            <text:p>-0.010318</text:p>
          </table:table-cell>
          <table:table-cell office:value-type="float" office:value="-0.020536" calcext:value-type="float">
            <text:p>-0.020536</text:p>
          </table:table-cell>
          <table:table-cell office:value-type="float" office:value="-7.1095" calcext:value-type="float">
            <text:p>-7.1095</text:p>
          </table:table-cell>
          <table:table-cell office:value-type="float" office:value="-6.305" calcext:value-type="float">
            <text:p>-6.305</text:p>
          </table:table-cell>
          <table:table-cell office:value-type="float" office:value="-1" calcext:value-type="float">
            <text:p>-1</text:p>
          </table:table-cell>
          <table:table-cell office:value-type="float" office:value="114.45" calcext:value-type="float">
            <text:p>114.45</text:p>
          </table:table-cell>
          <table:table-cell office:value-type="float" office:value="-39.979" calcext:value-type="float">
            <text:p>-39.979</text:p>
          </table:table-cell>
          <table:table-cell office:value-type="float" office:value="-992.39" calcext:value-type="float">
            <text:p>-992.39</text:p>
          </table:table-cell>
          <table:table-cell office:value-type="float" office:value="114.45" calcext:value-type="float">
            <text:p>114.45</text:p>
          </table:table-cell>
          <table:table-cell office:value-type="float" office:value="-39.979" calcext:value-type="float">
            <text:p>-39.979</text:p>
          </table:table-cell>
          <table:table-cell office:value-type="float" office:value="-992.39" calcext:value-type="float">
            <text:p>-99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13" calcext:value-type="float">
            <text:p>4.9513</text:p>
          </table:table-cell>
          <table:table-cell office:value-type="float" office:value="-1.1989" calcext:value-type="float">
            <text:p>-1.1989</text:p>
          </table:table-cell>
          <table:table-cell office:value-type="float" office:value="5" calcext:value-type="float">
            <text:p>5</text:p>
          </table:table-cell>
          <table:table-cell office:value-type="float" office:value="-8.0065" calcext:value-type="float">
            <text:p>-8.0065</text:p>
          </table:table-cell>
          <table:table-cell office:value-type="float" office:value="206.62" calcext:value-type="float">
            <text:p>206.62</text:p>
          </table:table-cell>
          <table:table-cell office:value-type="float" office:value="197.9" calcext:value-type="float">
            <text:p>197.9</text:p>
          </table:table-cell>
          <table:table-cell office:value-type="float" office:value="19.466" calcext:value-type="float">
            <text:p>19.466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-0.24808" calcext:value-type="float">
            <text:p>-0.24808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0" calcext:value-type="float">
            <text:p>0</text:p>
          </table:table-cell>
          <table:table-cell office:value-type="float" office:value="-3457.9" calcext:value-type="float">
            <text:p>-3457.9</text:p>
          </table:table-cell>
          <table:table-cell office:value-type="float" office:value="0.045469" calcext:value-type="float">
            <text:p>0.045469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-0.72042" calcext:value-type="float">
            <text:p>-0.720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]-([$Sheet2.$B$2]*[.B14]+[$Sheet2.$B$3]))^2" office:value-type="float" office:value="0.000469348701911307" calcext:value-type="float">
            <text:p>0.000469348701911</text:p>
          </table:table-cell>
          <table:table-cell table:formula="of:=([.F14]-([$Sheet2.$B$7] + [$Sheet2.$B$8] * ([.B14] - [$Sheet2.$B$9])^2))^2" office:value-type="float" office:value="0.0000580941655979464" calcext:value-type="float">
            <text:p>5.80941655979464E-05</text:p>
          </table:table-cell>
          <table:table-cell table:formula="of:=([.X14]-([.AE14]^2*([$Sheet2.$B$13]*([.B14] - [$Sheet2.$B$14])^2 + [$Sheet2.$B$15]*([.B14]-[$Sheet2.$B$14]) + [$Sheet2.$B$16])    ))^2" office:value-type="float" office:value="0.234549106765807" calcext:value-type="float">
            <text:p>0.234549106765807</text:p>
          </table:table-cell>
          <table:table-cell table:formula="of:=([.AG14]-([.AE14]^2*([$Sheet2.$B$20]*([.B14] - [$Sheet2.$B$21])^2 + [$Sheet2.$B$22]*([.B14]-[$Sheet2.$B$21]) + [$Sheet2.$B$23])    ))^2" office:value-type="float" office:value="24.6793367005871" calcext:value-type="float">
            <text:p>24.6793367005871</text:p>
          </table:table-cell>
          <table:table-cell table:formula="of:=([.AH14]-([.AE14]^2*([$Sheet2.$B$27]*([.B14] - [$Sheet2.$B$28])^2 + [$Sheet2.$B$29]*([.B14]-[$Sheet2.$B$28]) + [$Sheet2.$B$30])    ))^2" office:value-type="float" office:value="48.7058601448348" calcext:value-type="float">
            <text:p>48.7058601448348</text:p>
          </table:table-cell>
          <table:table-cell table:formula="of:=([.AI14]-([.AE14]^2*([$Sheet2.$B$34]*([.B14] - [$Sheet2.$B$35])^2 + [$Sheet2.$B$36]*([.B14]-[$Sheet2.$B$35]) + [$Sheet2.$B$37])    ))^2" office:value-type="float" office:value="16.2455203174744" calcext:value-type="float">
            <text:p>16.2455203174744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95" calcext:value-type="float">
            <text:p>-0.73695</text:p>
          </table:table-cell>
          <table:table-cell office:value-type="float" office:value="0.099185" calcext:value-type="float">
            <text:p>0.099185</text:p>
          </table:table-cell>
          <table:table-cell office:value-type="float" office:value="0.018599" calcext:value-type="float">
            <text:p>0.018599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-0.02842" calcext:value-type="float">
            <text:p>-0.02842</text:p>
          </table:table-cell>
          <table:table-cell office:value-type="float" office:value="0.71828" calcext:value-type="float">
            <text:p>0.71828</text:p>
          </table:table-cell>
          <table:table-cell office:value-type="float" office:value="-0.088565" calcext:value-type="float">
            <text:p>-0.088565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30922" calcext:value-type="float">
            <text:p>-0.30922</text:p>
          </table:table-cell>
          <table:table-cell office:value-type="float" office:value="-0.027501" calcext:value-type="float">
            <text:p>-0.027501</text:p>
          </table:table-cell>
          <table:table-cell office:value-type="float" office:value="-0.0095716" calcext:value-type="float">
            <text:p>-0.0095716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7.43" calcext:value-type="float">
            <text:p>-7.43</text:p>
          </table:table-cell>
          <table:table-cell office:value-type="float" office:value="-6.3784" calcext:value-type="float">
            <text:p>-6.3784</text:p>
          </table:table-cell>
          <table:table-cell office:value-type="float" office:value="-1" calcext:value-type="float">
            <text:p>-1</text:p>
          </table:table-cell>
          <table:table-cell office:value-type="float" office:value="101.69" calcext:value-type="float">
            <text:p>101.69</text:p>
          </table:table-cell>
          <table:table-cell office:value-type="float" office:value="-35.861" calcext:value-type="float">
            <text:p>-35.861</text:p>
          </table:table-cell>
          <table:table-cell office:value-type="float" office:value="-929.91" calcext:value-type="float">
            <text:p>-929.91</text:p>
          </table:table-cell>
          <table:table-cell office:value-type="float" office:value="101.69" calcext:value-type="float">
            <text:p>101.69</text:p>
          </table:table-cell>
          <table:table-cell office:value-type="float" office:value="-35.861" calcext:value-type="float">
            <text:p>-35.861</text:p>
          </table:table-cell>
          <table:table-cell office:value-type="float" office:value="-929.91" calcext:value-type="float">
            <text:p>-929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53" calcext:value-type="float">
            <text:p>4.9553</text:p>
          </table:table-cell>
          <table:table-cell office:value-type="float" office:value="-1.1851" calcext:value-type="float">
            <text:p>-1.1851</text:p>
          </table:table-cell>
          <table:table-cell office:value-type="float" office:value="5" calcext:value-type="float">
            <text:p>5</text:p>
          </table:table-cell>
          <table:table-cell office:value-type="float" office:value="-7.6653" calcext:value-type="float">
            <text:p>-7.6653</text:p>
          </table:table-cell>
          <table:table-cell office:value-type="float" office:value="195.09" calcext:value-type="float">
            <text:p>195.09</text:p>
          </table:table-cell>
          <table:table-cell office:value-type="float" office:value="190.33" calcext:value-type="float">
            <text:p>190.33</text:p>
          </table:table-cell>
          <table:table-cell office:value-type="float" office:value="17.351" calcext:value-type="float">
            <text:p>17.351</text:p>
          </table:table-cell>
          <table:table-cell office:value-type="float" office:value="0.91569" calcext:value-type="float">
            <text:p>0.91569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" calcext:value-type="float">
            <text:p>0</text:p>
          </table:table-cell>
          <table:table-cell office:value-type="float" office:value="-3418.1" calcext:value-type="float">
            <text:p>-3418.1</text:p>
          </table:table-cell>
          <table:table-cell office:value-type="float" office:value="0.040433" calcext:value-type="float">
            <text:p>0.040433</text:p>
          </table:table-cell>
          <table:table-cell office:value-type="float" office:value="0.8688" calcext:value-type="float">
            <text:p>0.8688</text:p>
          </table:table-cell>
          <table:table-cell office:value-type="float" office:value="-0.67482" calcext:value-type="float">
            <text:p>-0.674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]-([$Sheet2.$B$2]*[.B15]+[$Sheet2.$B$3]))^2" office:value-type="float" office:value="0.000537734232235092" calcext:value-type="float">
            <text:p>0.000537734232235</text:p>
          </table:table-cell>
          <table:table-cell table:formula="of:=([.F15]-([$Sheet2.$B$7] + [$Sheet2.$B$8] * ([.B15] - [$Sheet2.$B$9])^2))^2" office:value-type="float" office:value="0.0000528367828827042" calcext:value-type="float">
            <text:p>5.28367828827042E-05</text:p>
          </table:table-cell>
          <table:table-cell table:formula="of:=([.X15]-([.AE15]^2*([$Sheet2.$B$13]*([.B15] - [$Sheet2.$B$14])^2 + [$Sheet2.$B$15]*([.B15]-[$Sheet2.$B$14]) + [$Sheet2.$B$16])    ))^2" office:value-type="float" office:value="0.153128004346387" calcext:value-type="float">
            <text:p>0.153128004346387</text:p>
          </table:table-cell>
          <table:table-cell table:formula="of:=([.AG15]-([.AE15]^2*([$Sheet2.$B$20]*([.B15] - [$Sheet2.$B$21])^2 + [$Sheet2.$B$22]*([.B15]-[$Sheet2.$B$21]) + [$Sheet2.$B$23])    ))^2" office:value-type="float" office:value="29.255035054125" calcext:value-type="float">
            <text:p>29.255035054125</text:p>
          </table:table-cell>
          <table:table-cell table:formula="of:=([.AH15]-([.AE15]^2*([$Sheet2.$B$27]*([.B15] - [$Sheet2.$B$28])^2 + [$Sheet2.$B$29]*([.B15]-[$Sheet2.$B$28]) + [$Sheet2.$B$30])    ))^2" office:value-type="float" office:value="26.9152586607998" calcext:value-type="float">
            <text:p>26.9152586607998</text:p>
          </table:table-cell>
          <table:table-cell table:formula="of:=([.AI15]-([.AE15]^2*([$Sheet2.$B$34]*([.B15] - [$Sheet2.$B$35])^2 + [$Sheet2.$B$36]*([.B15]-[$Sheet2.$B$35]) + [$Sheet2.$B$37])    ))^2" office:value-type="float" office:value="14.1602768383513" calcext:value-type="float">
            <text:p>14.1602768383513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96" calcext:value-type="float">
            <text:p>-0.68696</text:p>
          </table:table-cell>
          <table:table-cell office:value-type="float" office:value="0.088177" calcext:value-type="float">
            <text:p>0.088177</text:p>
          </table:table-cell>
          <table:table-cell office:value-type="float" office:value="0.017137" calcext:value-type="float">
            <text:p>0.017137</text:p>
          </table:table-cell>
          <table:table-cell office:value-type="float" office:value="0.071041" calcext:value-type="float">
            <text:p>0.071041</text:p>
          </table:table-cell>
          <table:table-cell office:value-type="float" office:value="-0.025362" calcext:value-type="float">
            <text:p>-0.025362</text:p>
          </table:table-cell>
          <table:table-cell office:value-type="float" office:value="0.68691" calcext:value-type="float">
            <text:p>0.68691</text:p>
          </table:table-cell>
          <table:table-cell office:value-type="float" office:value="-0.081603" calcext:value-type="float">
            <text:p>-0.081603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-0.29034" calcext:value-type="float">
            <text:p>-0.29034</text:p>
          </table:table-cell>
          <table:table-cell office:value-type="float" office:value="-0.024203" calcext:value-type="float">
            <text:p>-0.024203</text:p>
          </table:table-cell>
          <table:table-cell office:value-type="float" office:value="-0.0087438" calcext:value-type="float">
            <text:p>-0.0087438</text:p>
          </table:table-cell>
          <table:table-cell office:value-type="float" office:value="-0.01546" calcext:value-type="float">
            <text:p>-0.01546</text:p>
          </table:table-cell>
          <table:table-cell office:value-type="float" office:value="-7.7907" calcext:value-type="float">
            <text:p>-7.7907</text:p>
          </table:table-cell>
          <table:table-cell office:value-type="float" office:value="-6.4572" calcext:value-type="float">
            <text:p>-6.4572</text:p>
          </table:table-cell>
          <table:table-cell office:value-type="float" office:value="-1" calcext:value-type="float">
            <text:p>-1</text:p>
          </table:table-cell>
          <table:table-cell office:value-type="float" office:value="89.641" calcext:value-type="float">
            <text:p>89.641</text:p>
          </table:table-cell>
          <table:table-cell office:value-type="float" office:value="-32.002" calcext:value-type="float">
            <text:p>-32.002</text:p>
          </table:table-cell>
          <table:table-cell office:value-type="float" office:value="-866.83" calcext:value-type="float">
            <text:p>-866.83</text:p>
          </table:table-cell>
          <table:table-cell office:value-type="float" office:value="89.641" calcext:value-type="float">
            <text:p>89.641</text:p>
          </table:table-cell>
          <table:table-cell office:value-type="float" office:value="-32.002" calcext:value-type="float">
            <text:p>-32.002</text:p>
          </table:table-cell>
          <table:table-cell office:value-type="float" office:value="-866.83" calcext:value-type="float">
            <text:p>-86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93" calcext:value-type="float">
            <text:p>4.9593</text:p>
          </table:table-cell>
          <table:table-cell office:value-type="float" office:value="-1.1707" calcext:value-type="float">
            <text:p>-1.1707</text:p>
          </table:table-cell>
          <table:table-cell office:value-type="float" office:value="5" calcext:value-type="float">
            <text:p>5</text:p>
          </table:table-cell>
          <table:table-cell office:value-type="float" office:value="-7.3144" calcext:value-type="float">
            <text:p>-7.3144</text:p>
          </table:table-cell>
          <table:table-cell office:value-type="float" office:value="183.18" calcext:value-type="float">
            <text:p>183.18</text:p>
          </table:table-cell>
          <table:table-cell office:value-type="float" office:value="182.02" calcext:value-type="float">
            <text:p>182.02</text:p>
          </table:table-cell>
          <table:table-cell office:value-type="float" office:value="15.27" calcext:value-type="float">
            <text:p>15.27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" calcext:value-type="float">
            <text:p>0</text:p>
          </table:table-cell>
          <table:table-cell office:value-type="float" office:value="-3376.4" calcext:value-type="float">
            <text:p>-3376.4</text:p>
          </table:table-cell>
          <table:table-cell office:value-type="float" office:value="0.035672" calcext:value-type="float">
            <text:p>0.035672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-0.62872" calcext:value-type="float">
            <text:p>-0.62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]-([$Sheet2.$B$2]*[.B16]+[$Sheet2.$B$3]))^2" office:value-type="float" office:value="0.000587758804608265" calcext:value-type="float">
            <text:p>0.000587758804608</text:p>
          </table:table-cell>
          <table:table-cell table:formula="of:=([.F16]-([$Sheet2.$B$7] + [$Sheet2.$B$8] * ([.B16] - [$Sheet2.$B$9])^2))^2" office:value-type="float" office:value="0.0000439716011509561" calcext:value-type="float">
            <text:p>4.39716011509561E-05</text:p>
          </table:table-cell>
          <table:table-cell table:formula="of:=([.X16]-([.AE16]^2*([$Sheet2.$B$13]*([.B16] - [$Sheet2.$B$14])^2 + [$Sheet2.$B$15]*([.B16]-[$Sheet2.$B$14]) + [$Sheet2.$B$16])    ))^2" office:value-type="float" office:value="0.0828501116091275" calcext:value-type="float">
            <text:p>0.082850111609128</text:p>
          </table:table-cell>
          <table:table-cell table:formula="of:=([.AG16]-([.AE16]^2*([$Sheet2.$B$20]*([.B16] - [$Sheet2.$B$21])^2 + [$Sheet2.$B$22]*([.B16]-[$Sheet2.$B$21]) + [$Sheet2.$B$23])    ))^2" office:value-type="float" office:value="32.9927012790757" calcext:value-type="float">
            <text:p>32.9927012790757</text:p>
          </table:table-cell>
          <table:table-cell table:formula="of:=([.AH16]-([.AE16]^2*([$Sheet2.$B$27]*([.B16] - [$Sheet2.$B$28])^2 + [$Sheet2.$B$29]*([.B16]-[$Sheet2.$B$28]) + [$Sheet2.$B$30])    ))^2" office:value-type="float" office:value="10.6966921200698" calcext:value-type="float">
            <text:p>10.6966921200698</text:p>
          </table:table-cell>
          <table:table-cell table:formula="of:=([.AI16]-([.AE16]^2*([$Sheet2.$B$34]*([.B16] - [$Sheet2.$B$35])^2 + [$Sheet2.$B$36]*([.B16]-[$Sheet2.$B$35]) + [$Sheet2.$B$37])    ))^2" office:value-type="float" office:value="11.6385745550601" calcext:value-type="float">
            <text:p>11.6385745550601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52" calcext:value-type="float">
            <text:p>-0.63652</text:p>
          </table:table-cell>
          <table:table-cell office:value-type="float" office:value="0.078056" calcext:value-type="float">
            <text:p>0.078056</text:p>
          </table:table-cell>
          <table:table-cell office:value-type="float" office:value="0.015984" calcext:value-type="float">
            <text:p>0.015984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0.65055" calcext:value-type="float">
            <text:p>0.65055</text:p>
          </table:table-cell>
          <table:table-cell office:value-type="float" office:value="-0.076115" calcext:value-type="float">
            <text:p>-0.076115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-0.27086" calcext:value-type="float">
            <text:p>-0.27086</text:p>
          </table:table-cell>
          <table:table-cell office:value-type="float" office:value="-0.021222" calcext:value-type="float">
            <text:p>-0.021222</text:p>
          </table:table-cell>
          <table:table-cell office:value-type="float" office:value="-0.0080939" calcext:value-type="float">
            <text:p>-0.0080939</text:p>
          </table:table-cell>
          <table:table-cell office:value-type="float" office:value="-0.013128" calcext:value-type="float">
            <text:p>-0.013128</text:p>
          </table:table-cell>
          <table:table-cell office:value-type="float" office:value="-8.1547" calcext:value-type="float">
            <text:p>-8.1547</text:p>
          </table:table-cell>
          <table:table-cell office:value-type="float" office:value="-6.506" calcext:value-type="float">
            <text:p>-6.506</text:p>
          </table:table-cell>
          <table:table-cell office:value-type="float" office:value="-1" calcext:value-type="float">
            <text:p>-1</text:p>
          </table:table-cell>
          <table:table-cell office:value-type="float" office:value="78.324" calcext:value-type="float">
            <text:p>78.324</text:p>
          </table:table-cell>
          <table:table-cell office:value-type="float" office:value="-28.407" calcext:value-type="float">
            <text:p>-28.407</text:p>
          </table:table-cell>
          <table:table-cell office:value-type="float" office:value="-803.18" calcext:value-type="float">
            <text:p>-803.18</text:p>
          </table:table-cell>
          <table:table-cell office:value-type="float" office:value="78.324" calcext:value-type="float">
            <text:p>78.324</text:p>
          </table:table-cell>
          <table:table-cell office:value-type="float" office:value="-28.407" calcext:value-type="float">
            <text:p>-28.407</text:p>
          </table:table-cell>
          <table:table-cell office:value-type="float" office:value="-803.18" calcext:value-type="float">
            <text:p>-80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28" calcext:value-type="float">
            <text:p>4.9628</text:p>
          </table:table-cell>
          <table:table-cell office:value-type="float" office:value="-1.1619" calcext:value-type="float">
            <text:p>-1.1619</text:p>
          </table:table-cell>
          <table:table-cell office:value-type="float" office:value="5" calcext:value-type="float">
            <text:p>5</text:p>
          </table:table-cell>
          <table:table-cell office:value-type="float" office:value="-6.9912" calcext:value-type="float">
            <text:p>-6.9912</text:p>
          </table:table-cell>
          <table:table-cell office:value-type="float" office:value="170.89" calcext:value-type="float">
            <text:p>170.89</text:p>
          </table:table-cell>
          <table:table-cell office:value-type="float" office:value="172.39" calcext:value-type="float">
            <text:p>172.39</text:p>
          </table:table-cell>
          <table:table-cell office:value-type="float" office:value="13.389" calcext:value-type="float">
            <text:p>13.389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" calcext:value-type="float">
            <text:p>0</text:p>
          </table:table-cell>
          <table:table-cell office:value-type="float" office:value="-3351" calcext:value-type="float">
            <text:p>-3351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84147" calcext:value-type="float">
            <text:p>0.84147</text:p>
          </table:table-cell>
          <table:table-cell office:value-type="float" office:value="-0.58213" calcext:value-type="float">
            <text:p>-0.58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]-([$Sheet2.$B$2]*[.B17]+[$Sheet2.$B$3]))^2" office:value-type="float" office:value="0.000617441868883597" calcext:value-type="float">
            <text:p>0.000617441868884</text:p>
          </table:table-cell>
          <table:table-cell table:formula="of:=([.F17]-([$Sheet2.$B$7] + [$Sheet2.$B$8] * ([.B17] - [$Sheet2.$B$9])^2))^2" office:value-type="float" office:value="0.0000380516790495368" calcext:value-type="float">
            <text:p>3.80516790495368E-05</text:p>
          </table:table-cell>
          <table:table-cell table:formula="of:=([.X17]-([.AE17]^2*([$Sheet2.$B$13]*([.B17] - [$Sheet2.$B$14])^2 + [$Sheet2.$B$15]*([.B17]-[$Sheet2.$B$14]) + [$Sheet2.$B$16])    ))^2" office:value-type="float" office:value="0.0319931734957909" calcext:value-type="float">
            <text:p>0.031993173495791</text:p>
          </table:table-cell>
          <table:table-cell table:formula="of:=([.AG17]-([.AE17]^2*([$Sheet2.$B$20]*([.B17] - [$Sheet2.$B$21])^2 + [$Sheet2.$B$22]*([.B17]-[$Sheet2.$B$21]) + [$Sheet2.$B$23])    ))^2" office:value-type="float" office:value="35.67953691423" calcext:value-type="float">
            <text:p>35.67953691423</text:p>
          </table:table-cell>
          <table:table-cell table:formula="of:=([.AH17]-([.AE17]^2*([$Sheet2.$B$27]*([.B17] - [$Sheet2.$B$28])^2 + [$Sheet2.$B$29]*([.B17]-[$Sheet2.$B$28]) + [$Sheet2.$B$30])    ))^2" office:value-type="float" office:value="3.26424586620688" calcext:value-type="float">
            <text:p>3.26424586620688</text:p>
          </table:table-cell>
          <table:table-cell table:formula="of:=([.AI17]-([.AE17]^2*([$Sheet2.$B$34]*([.B17] - [$Sheet2.$B$35])^2 + [$Sheet2.$B$36]*([.B17]-[$Sheet2.$B$35]) + [$Sheet2.$B$37])    ))^2" office:value-type="float" office:value="9.87302336677599" calcext:value-type="float">
            <text:p>9.87302336677599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67" calcext:value-type="float">
            <text:p>-0.58567</text:p>
          </table:table-cell>
          <table:table-cell office:value-type="float" office:value="0.068657" calcext:value-type="float">
            <text:p>0.068657</text:p>
          </table:table-cell>
          <table:table-cell office:value-type="float" office:value="0.014957" calcext:value-type="float">
            <text:p>0.014957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19874" calcext:value-type="float">
            <text:p>-0.019874</text:p>
          </table:table-cell>
          <table:table-cell office:value-type="float" office:value="0.61008" calcext:value-type="float">
            <text:p>0.61008</text:p>
          </table:table-cell>
          <table:table-cell office:value-type="float" office:value="-0.071226" calcext:value-type="float">
            <text:p>-0.071226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-0.018472" calcext:value-type="float">
            <text:p>-0.018472</text:p>
          </table:table-cell>
          <table:table-cell office:value-type="float" office:value="-0.0075311" calcext:value-type="float">
            <text:p>-0.0075311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8.5304" calcext:value-type="float">
            <text:p>-8.5304</text:p>
          </table:table-cell>
          <table:table-cell office:value-type="float" office:value="-6.5282" calcext:value-type="float">
            <text:p>-6.5282</text:p>
          </table:table-cell>
          <table:table-cell office:value-type="float" office:value="-1" calcext:value-type="float">
            <text:p>-1</text:p>
          </table:table-cell>
          <table:table-cell office:value-type="float" office:value="67.76" calcext:value-type="float">
            <text:p>67.76</text:p>
          </table:table-cell>
          <table:table-cell office:value-type="float" office:value="-25.078" calcext:value-type="float">
            <text:p>-25.078</text:p>
          </table:table-cell>
          <table:table-cell office:value-type="float" office:value="-739.02" calcext:value-type="float">
            <text:p>-739.02</text:p>
          </table:table-cell>
          <table:table-cell office:value-type="float" office:value="67.76" calcext:value-type="float">
            <text:p>67.76</text:p>
          </table:table-cell>
          <table:table-cell office:value-type="float" office:value="-25.078" calcext:value-type="float">
            <text:p>-25.078</text:p>
          </table:table-cell>
          <table:table-cell office:value-type="float" office:value="-739.02" calcext:value-type="float">
            <text:p>-73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6" calcext:value-type="float">
            <text:p>4.966</text:p>
          </table:table-cell>
          <table:table-cell office:value-type="float" office:value="-1.1579" calcext:value-type="float">
            <text:p>-1.1579</text:p>
          </table:table-cell>
          <table:table-cell office:value-type="float" office:value="5" calcext:value-type="float">
            <text:p>5</text:p>
          </table:table-cell>
          <table:table-cell office:value-type="float" office:value="-6.6862" calcext:value-type="float">
            <text:p>-6.6862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1.66" calcext:value-type="float">
            <text:p>161.66</text:p>
          </table:table-cell>
          <table:table-cell office:value-type="float" office:value="11.655" calcext:value-type="float">
            <text:p>11.655</text:p>
          </table:table-cell>
          <table:table-cell office:value-type="float" office:value="0.91366" calcext:value-type="float">
            <text:p>0.91366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" calcext:value-type="float">
            <text:p>0</text:p>
          </table:table-cell>
          <table:table-cell office:value-type="float" office:value="-3339.6" calcext:value-type="float">
            <text:p>-3339.6</text:p>
          </table:table-cell>
          <table:table-cell office:value-type="float" office:value="0.027001" calcext:value-type="float">
            <text:p>0.027001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-0.53511" calcext:value-type="float">
            <text:p>-0.53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]-([$Sheet2.$B$2]*[.B18]+[$Sheet2.$B$3]))^2" office:value-type="float" office:value="0.000627152738049428" calcext:value-type="float">
            <text:p>0.000627152738049</text:p>
          </table:table-cell>
          <table:table-cell table:formula="of:=([.F18]-([$Sheet2.$B$7] + [$Sheet2.$B$8] * ([.B18] - [$Sheet2.$B$9])^2))^2" office:value-type="float" office:value="0.0000326769841088488" calcext:value-type="float">
            <text:p>3.26769841088488E-05</text:p>
          </table:table-cell>
          <table:table-cell table:formula="of:=([.X18]-([.AE18]^2*([$Sheet2.$B$13]*([.B18] - [$Sheet2.$B$14])^2 + [$Sheet2.$B$15]*([.B18]-[$Sheet2.$B$14]) + [$Sheet2.$B$16])    ))^2" office:value-type="float" office:value="0.00440948390106971" calcext:value-type="float">
            <text:p>0.00440948390107</text:p>
          </table:table-cell>
          <table:table-cell table:formula="of:=([.AG18]-([.AE18]^2*([$Sheet2.$B$20]*([.B18] - [$Sheet2.$B$21])^2 + [$Sheet2.$B$22]*([.B18]-[$Sheet2.$B$21]) + [$Sheet2.$B$23])    ))^2" office:value-type="float" office:value="37.291974247669" calcext:value-type="float">
            <text:p>37.291974247669</text:p>
          </table:table-cell>
          <table:table-cell table:formula="of:=([.AH18]-([.AE18]^2*([$Sheet2.$B$27]*([.B18] - [$Sheet2.$B$28])^2 + [$Sheet2.$B$29]*([.B18]-[$Sheet2.$B$28]) + [$Sheet2.$B$30])    ))^2" office:value-type="float" office:value="0.332259617989476" calcext:value-type="float">
            <text:p>0.332259617989476</text:p>
          </table:table-cell>
          <table:table-cell table:formula="of:=([.AI18]-([.AE18]^2*([$Sheet2.$B$34]*([.B18] - [$Sheet2.$B$35])^2 + [$Sheet2.$B$36]*([.B18]-[$Sheet2.$B$35]) + [$Sheet2.$B$37])    ))^2" office:value-type="float" office:value="8.42054797005579" calcext:value-type="float">
            <text:p>8.42054797005579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42" calcext:value-type="float">
            <text:p>-0.53442</text:p>
          </table:table-cell>
          <table:table-cell office:value-type="float" office:value="0.059849" calcext:value-type="float">
            <text:p>0.059849</text:p>
          </table:table-cell>
          <table:table-cell office:value-type="float" office:value="0.013912" calcext:value-type="float">
            <text:p>0.013912</text:p>
          </table:table-cell>
          <table:table-cell office:value-type="float" office:value="0.045937" calcext:value-type="float">
            <text:p>0.045937</text:p>
          </table:table-cell>
          <table:table-cell office:value-type="float" office:value="-0.017449" calcext:value-type="float">
            <text:p>-0.017449</text:p>
          </table:table-cell>
          <table:table-cell office:value-type="float" office:value="0.56613" calcext:value-type="float">
            <text:p>0.56613</text:p>
          </table:table-cell>
          <table:table-cell office:value-type="float" office:value="-0.066246" calcext:value-type="float">
            <text:p>-0.066246</text:p>
          </table:table-cell>
          <table:table-cell office:value-type="float" office:value="0.63238" calcext:value-type="float">
            <text:p>0.63238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015852" calcext:value-type="float">
            <text:p>-0.015852</text:p>
          </table:table-cell>
          <table:table-cell office:value-type="float" office:value="-0.0069492" calcext:value-type="float">
            <text:p>-0.0069492</text:p>
          </table:table-cell>
          <table:table-cell office:value-type="float" office:value="-0.0089032" calcext:value-type="float">
            <text:p>-0.0089032</text:p>
          </table:table-cell>
          <table:table-cell office:value-type="float" office:value="-8.9295" calcext:value-type="float">
            <text:p>-8.9295</text:p>
          </table:table-cell>
          <table:table-cell office:value-type="float" office:value="-6.5279" calcext:value-type="float">
            <text:p>-6.5279</text:p>
          </table:table-cell>
          <table:table-cell office:value-type="float" office:value="-1" calcext:value-type="float">
            <text:p>-1</text:p>
          </table:table-cell>
          <table:table-cell office:value-type="float" office:value="57.965" calcext:value-type="float">
            <text:p>57.965</text:p>
          </table:table-cell>
          <table:table-cell office:value-type="float" office:value="-22.017" calcext:value-type="float">
            <text:p>-22.017</text:p>
          </table:table-cell>
          <table:table-cell office:value-type="float" office:value="-674.35" calcext:value-type="float">
            <text:p>-674.35</text:p>
          </table:table-cell>
          <table:table-cell office:value-type="float" office:value="57.965" calcext:value-type="float">
            <text:p>57.965</text:p>
          </table:table-cell>
          <table:table-cell office:value-type="float" office:value="-22.017" calcext:value-type="float">
            <text:p>-22.017</text:p>
          </table:table-cell>
          <table:table-cell office:value-type="float" office:value="-674.35" calcext:value-type="float">
            <text:p>-67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89" calcext:value-type="float">
            <text:p>4.9689</text:p>
          </table:table-cell>
          <table:table-cell office:value-type="float" office:value="-1.158" calcext:value-type="float">
            <text:p>-1.158</text:p>
          </table:table-cell>
          <table:table-cell office:value-type="float" office:value="5" calcext:value-type="float">
            <text:p>5</text:p>
          </table:table-cell>
          <table:table-cell office:value-type="float" office:value="-6.3898" calcext:value-type="float">
            <text:p>-6.3898</text:p>
          </table:table-cell>
          <table:table-cell office:value-type="float" office:value="145.2" calcext:value-type="float">
            <text:p>145.2</text:p>
          </table:table-cell>
          <table:table-cell office:value-type="float" office:value="150.02" calcext:value-type="float">
            <text:p>150.02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098776" calcext:value-type="float">
            <text:p>0.0098776</text:p>
          </table:table-cell>
          <table:table-cell office:value-type="float" office:value="0" calcext:value-type="float">
            <text:p>0</text:p>
          </table:table-cell>
          <table:table-cell office:value-type="float" office:value="-3339.8" calcext:value-type="float">
            <text:p>-3339.8</text:p>
          </table:table-cell>
          <table:table-cell office:value-type="float" office:value="0.023111" calcext:value-type="float">
            <text:p>0.023111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-0.48766" calcext:value-type="float">
            <text:p>-0.4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]-([$Sheet2.$B$2]*[.B19]+[$Sheet2.$B$3]))^2" office:value-type="float" office:value="0.000616909250470677" calcext:value-type="float">
            <text:p>0.000616909250471</text:p>
          </table:table-cell>
          <table:table-cell table:formula="of:=([.F19]-([$Sheet2.$B$7] + [$Sheet2.$B$8] * ([.B19] - [$Sheet2.$B$9])^2))^2" office:value-type="float" office:value="0.0000264548868957559" calcext:value-type="float">
            <text:p>2.64548868957559E-05</text:p>
          </table:table-cell>
          <table:table-cell table:formula="of:=([.X19]-([.AE19]^2*([$Sheet2.$B$13]*([.B19] - [$Sheet2.$B$14])^2 + [$Sheet2.$B$15]*([.B19]-[$Sheet2.$B$14]) + [$Sheet2.$B$16])    ))^2" office:value-type="float" office:value="0.00226102928382197" calcext:value-type="float">
            <text:p>0.002261029283822</text:p>
          </table:table-cell>
          <table:table-cell table:formula="of:=([.AG19]-([.AE19]^2*([$Sheet2.$B$20]*([.B19] - [$Sheet2.$B$21])^2 + [$Sheet2.$B$22]*([.B19]-[$Sheet2.$B$21]) + [$Sheet2.$B$23])    ))^2" office:value-type="float" office:value="37.7532668891777" calcext:value-type="float">
            <text:p>37.7532668891777</text:p>
          </table:table-cell>
          <table:table-cell table:formula="of:=([.AH19]-([.AE19]^2*([$Sheet2.$B$27]*([.B19] - [$Sheet2.$B$28])^2 + [$Sheet2.$B$29]*([.B19]-[$Sheet2.$B$28]) + [$Sheet2.$B$30])    ))^2" office:value-type="float" office:value="0.372500856927063" calcext:value-type="float">
            <text:p>0.372500856927063</text:p>
          </table:table-cell>
          <table:table-cell table:formula="of:=([.AI19]-([.AE19]^2*([$Sheet2.$B$34]*([.B19] - [$Sheet2.$B$35])^2 + [$Sheet2.$B$36]*([.B19]-[$Sheet2.$B$35]) + [$Sheet2.$B$37])    ))^2" office:value-type="float" office:value="6.8831688390111" calcext:value-type="float">
            <text:p>6.8831688390111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1" calcext:value-type="float">
            <text:p>-0.48281</text:p>
          </table:table-cell>
          <table:table-cell office:value-type="float" office:value="0.051798" calcext:value-type="float">
            <text:p>0.051798</text:p>
          </table:table-cell>
          <table:table-cell office:value-type="float" office:value="0.012998" calcext:value-type="float">
            <text:p>0.012998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-0.015238" calcext:value-type="float">
            <text:p>-0.015238</text:p>
          </table:table-cell>
          <table:table-cell office:value-type="float" office:value="0.51797" calcext:value-type="float">
            <text:p>0.51797</text:p>
          </table:table-cell>
          <table:table-cell office:value-type="float" office:value="-0.061897" calcext:value-type="float">
            <text:p>-0.061897</text:p>
          </table:table-cell>
          <table:table-cell office:value-type="float" office:value="0.57987" calcext:value-type="float">
            <text:p>0.57987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-0.013467" calcext:value-type="float">
            <text:p>-0.013467</text:p>
          </table:table-cell>
          <table:table-cell office:value-type="float" office:value="-0.0064476" calcext:value-type="float">
            <text:p>-0.0064476</text:p>
          </table:table-cell>
          <table:table-cell office:value-type="float" office:value="-0.0070191" calcext:value-type="float">
            <text:p>-0.0070191</text:p>
          </table:table-cell>
          <table:table-cell office:value-type="float" office:value="-9.321" calcext:value-type="float">
            <text:p>-9.321</text:p>
          </table:table-cell>
          <table:table-cell office:value-type="float" office:value="-6.4766" calcext:value-type="float">
            <text:p>-6.4766</text:p>
          </table:table-cell>
          <table:table-cell office:value-type="float" office:value="-1" calcext:value-type="float">
            <text:p>-1</text:p>
          </table:table-cell>
          <table:table-cell office:value-type="float" office:value="48.958" calcext:value-type="float">
            <text:p>48.958</text:p>
          </table:table-cell>
          <table:table-cell office:value-type="float" office:value="-19.228" calcext:value-type="float">
            <text:p>-19.228</text:p>
          </table:table-cell>
          <table:table-cell office:value-type="float" office:value="-609.22" calcext:value-type="float">
            <text:p>-609.22</text:p>
          </table:table-cell>
          <table:table-cell office:value-type="float" office:value="48.958" calcext:value-type="float">
            <text:p>48.958</text:p>
          </table:table-cell>
          <table:table-cell office:value-type="float" office:value="-19.228" calcext:value-type="float">
            <text:p>-19.228</text:p>
          </table:table-cell>
          <table:table-cell office:value-type="float" office:value="-609.22" calcext:value-type="float">
            <text:p>-609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15" calcext:value-type="float">
            <text:p>4.9715</text:p>
          </table:table-cell>
          <table:table-cell office:value-type="float" office:value="-1.1672" calcext:value-type="float">
            <text:p>-1.1672</text:p>
          </table:table-cell>
          <table:table-cell office:value-type="float" office:value="5" calcext:value-type="float">
            <text:p>5</text:p>
          </table:table-cell>
          <table:table-cell office:value-type="float" office:value="-6.1236" calcext:value-type="float">
            <text:p>-6.1236</text:p>
          </table:table-cell>
          <table:table-cell office:value-type="float" office:value="131.8" calcext:value-type="float">
            <text:p>131.8</text:p>
          </table:table-cell>
          <table:table-cell office:value-type="float" office:value="137.25" calcext:value-type="float">
            <text:p>137.25</text:p>
          </table:table-cell>
          <table:table-cell office:value-type="float" office:value="8.4963" calcext:value-type="float">
            <text:p>8.4963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" calcext:value-type="float">
            <text:p>0</text:p>
          </table:table-cell>
          <table:table-cell office:value-type="float" office:value="-3366.3" calcext:value-type="float">
            <text:p>-3366.3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77451" calcext:value-type="float">
            <text:p>0.77451</text:p>
          </table:table-cell>
          <table:table-cell office:value-type="float" office:value="-0.43982" calcext:value-type="float">
            <text:p>-0.43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]-([$Sheet2.$B$2]*[.B20]+[$Sheet2.$B$3]))^2" office:value-type="float" office:value="0.000589144453609243" calcext:value-type="float">
            <text:p>0.000589144453609</text:p>
          </table:table-cell>
          <table:table-cell table:formula="of:=([.F20]-([$Sheet2.$B$7] + [$Sheet2.$B$8] * ([.B20] - [$Sheet2.$B$9])^2))^2" office:value-type="float" office:value="0.0000213052666782282" calcext:value-type="float">
            <text:p>2.13052666782282E-05</text:p>
          </table:table-cell>
          <table:table-cell table:formula="of:=([.X20]-([.AE20]^2*([$Sheet2.$B$13]*([.B20] - [$Sheet2.$B$14])^2 + [$Sheet2.$B$15]*([.B20]-[$Sheet2.$B$14]) + [$Sheet2.$B$16])    ))^2" office:value-type="float" office:value="0.0252798307761974" calcext:value-type="float">
            <text:p>0.025279830776197</text:p>
          </table:table-cell>
          <table:table-cell table:formula="of:=([.AG20]-([.AE20]^2*([$Sheet2.$B$20]*([.B20] - [$Sheet2.$B$21])^2 + [$Sheet2.$B$22]*([.B20]-[$Sheet2.$B$21]) + [$Sheet2.$B$23])    ))^2" office:value-type="float" office:value="37.041765617924" calcext:value-type="float">
            <text:p>37.041765617924</text:p>
          </table:table-cell>
          <table:table-cell table:formula="of:=([.AH20]-([.AE20]^2*([$Sheet2.$B$27]*([.B20] - [$Sheet2.$B$28])^2 + [$Sheet2.$B$29]*([.B20]-[$Sheet2.$B$28]) + [$Sheet2.$B$30])    ))^2" office:value-type="float" office:value="2.35168973005483" calcext:value-type="float">
            <text:p>2.35168973005483</text:p>
          </table:table-cell>
          <table:table-cell table:formula="of:=([.AI20]-([.AE20]^2*([$Sheet2.$B$34]*([.B20] - [$Sheet2.$B$35])^2 + [$Sheet2.$B$36]*([.B20]-[$Sheet2.$B$35]) + [$Sheet2.$B$37])    ))^2" office:value-type="float" office:value="5.64880175250547" calcext:value-type="float">
            <text:p>5.64880175250547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84" calcext:value-type="float">
            <text:p>-0.43084</text:p>
          </table:table-cell>
          <table:table-cell office:value-type="float" office:value="0.044426" calcext:value-type="float">
            <text:p>0.044426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-0.013244" calcext:value-type="float">
            <text:p>-0.013244</text:p>
          </table:table-cell>
          <table:table-cell office:value-type="float" office:value="0.466" calcext:value-type="float">
            <text:p>0.466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0.52376" calcext:value-type="float">
            <text:p>0.52376</text:p>
          </table:table-cell>
          <table:table-cell office:value-type="float" office:value="-0.18709" calcext:value-type="float">
            <text:p>-0.18709</text:p>
          </table:table-cell>
          <table:table-cell office:value-type="float" office:value="-0.011255" calcext:value-type="float">
            <text:p>-0.011255</text:p>
          </table:table-cell>
          <table:table-cell office:value-type="float" office:value="-0.0059645" calcext:value-type="float">
            <text:p>-0.0059645</text:p>
          </table:table-cell>
          <table:table-cell office:value-type="float" office:value="-0.0052901" calcext:value-type="float">
            <text:p>-0.0052901</text:p>
          </table:table-cell>
          <table:table-cell office:value-type="float" office:value="-9.698" calcext:value-type="float">
            <text:p>-9.698</text:p>
          </table:table-cell>
          <table:table-cell office:value-type="float" office:value="-6.3657" calcext:value-type="float">
            <text:p>-6.3657</text:p>
          </table:table-cell>
          <table:table-cell office:value-type="float" office:value="-1" calcext:value-type="float">
            <text:p>-1</text:p>
          </table:table-cell>
          <table:table-cell office:value-type="float" office:value="40.751" calcext:value-type="float">
            <text:p>40.751</text:p>
          </table:table-cell>
          <table:table-cell office:value-type="float" office:value="-16.712" calcext:value-type="float">
            <text:p>-16.712</text:p>
          </table:table-cell>
          <table:table-cell office:value-type="float" office:value="-543.65" calcext:value-type="float">
            <text:p>-543.65</text:p>
          </table:table-cell>
          <table:table-cell office:value-type="float" office:value="40.751" calcext:value-type="float">
            <text:p>40.751</text:p>
          </table:table-cell>
          <table:table-cell office:value-type="float" office:value="-16.712" calcext:value-type="float">
            <text:p>-16.712</text:p>
          </table:table-cell>
          <table:table-cell office:value-type="float" office:value="-543.65" calcext:value-type="float">
            <text:p>-54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36" calcext:value-type="float">
            <text:p>4.9736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5" calcext:value-type="float">
            <text:p>5</text:p>
          </table:table-cell>
          <table:table-cell office:value-type="float" office:value="-5.8872" calcext:value-type="float">
            <text:p>-5.8872</text:p>
          </table:table-cell>
          <table:table-cell office:value-type="float" office:value="118.04" calcext:value-type="float">
            <text:p>118.04</text:p>
          </table:table-cell>
          <table:table-cell office:value-type="float" office:value="123.48" calcext:value-type="float">
            <text:p>123.48</text:p>
          </table:table-cell>
          <table:table-cell office:value-type="float" office:value="7.1007" calcext:value-type="float">
            <text:p>7.1007</text:p>
          </table:table-cell>
          <table:table-cell office:value-type="float" office:value="0.90893" calcext:value-type="float">
            <text:p>0.90893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49683" calcext:value-type="float">
            <text:p>0.0049683</text:p>
          </table:table-cell>
          <table:table-cell office:value-type="float" office:value="0" calcext:value-type="float">
            <text:p>0</text:p>
          </table:table-cell>
          <table:table-cell office:value-type="float" office:value="-3424.9" calcext:value-type="float">
            <text:p>-3424.9</text:p>
          </table:table-cell>
          <table:table-cell office:value-type="float" office:value="0.016263" calcext:value-type="float">
            <text:p>0.016263</text:p>
          </table:table-cell>
          <table:table-cell office:value-type="float" office:value="0.74098" calcext:value-type="float">
            <text:p>0.74098</text:p>
          </table:table-cell>
          <table:table-cell office:value-type="float" office:value="-0.39161" calcext:value-type="float">
            <text:p>-0.391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]-([$Sheet2.$B$2]*[.B21]+[$Sheet2.$B$3]))^2" office:value-type="float" office:value="0.000545079524719777" calcext:value-type="float">
            <text:p>0.00054507952472</text:p>
          </table:table-cell>
          <table:table-cell table:formula="of:=([.F21]-([$Sheet2.$B$7] + [$Sheet2.$B$8] * ([.B21] - [$Sheet2.$B$9])^2))^2" office:value-type="float" office:value="0.0000164460488259419" calcext:value-type="float">
            <text:p>1.64460488259419E-05</text:p>
          </table:table-cell>
          <table:table-cell table:formula="of:=([.X21]-([.AE21]^2*([$Sheet2.$B$13]*([.B21] - [$Sheet2.$B$14])^2 + [$Sheet2.$B$15]*([.B21]-[$Sheet2.$B$14]) + [$Sheet2.$B$16])    ))^2" office:value-type="float" office:value="0.0712538562521819" calcext:value-type="float">
            <text:p>0.071253856252182</text:p>
          </table:table-cell>
          <table:table-cell table:formula="of:=([.AG21]-([.AE21]^2*([$Sheet2.$B$20]*([.B21] - [$Sheet2.$B$21])^2 + [$Sheet2.$B$22]*([.B21]-[$Sheet2.$B$21]) + [$Sheet2.$B$23])    ))^2" office:value-type="float" office:value="35.3096622502017" calcext:value-type="float">
            <text:p>35.3096622502017</text:p>
          </table:table-cell>
          <table:table-cell table:formula="of:=([.AH21]-([.AE21]^2*([$Sheet2.$B$27]*([.B21] - [$Sheet2.$B$28])^2 + [$Sheet2.$B$29]*([.B21]-[$Sheet2.$B$28]) + [$Sheet2.$B$30])    ))^2" office:value-type="float" office:value="5.39707657943716" calcext:value-type="float">
            <text:p>5.39707657943716</text:p>
          </table:table-cell>
          <table:table-cell table:formula="of:=([.AI21]-([.AE21]^2*([$Sheet2.$B$34]*([.B21] - [$Sheet2.$B$35])^2 + [$Sheet2.$B$36]*([.B21]-[$Sheet2.$B$35]) + [$Sheet2.$B$37])    ))^2" office:value-type="float" office:value="4.49882025523971" calcext:value-type="float">
            <text:p>4.49882025523971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8" calcext:value-type="float">
            <text:p>-0.37858</text:p>
          </table:table-cell>
          <table:table-cell office:value-type="float" office:value="0.037781" calcext:value-type="float">
            <text:p>0.037781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0.026438" calcext:value-type="float">
            <text:p>0.026438</text:p>
          </table:table-cell>
          <table:table-cell office:value-type="float" office:value="-0.01147" calcext:value-type="float">
            <text:p>-0.01147</text:p>
          </table:table-cell>
          <table:table-cell office:value-type="float" office:value="0.41007" calcext:value-type="float">
            <text:p>0.41007</text:p>
          </table:table-cell>
          <table:table-cell office:value-type="float" office:value="-0.054017" calcext:value-type="float">
            <text:p>-0.054017</text:p>
          </table:table-cell>
          <table:table-cell office:value-type="float" office:value="0.46408" calcext:value-type="float">
            <text:p>0.46408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-0.009254" calcext:value-type="float">
            <text:p>-0.009254</text:p>
          </table:table-cell>
          <table:table-cell office:value-type="float" office:value="-0.0055337" calcext:value-type="float">
            <text:p>-0.0055337</text:p>
          </table:table-cell>
          <table:table-cell office:value-type="float" office:value="-0.0037202" calcext:value-type="float">
            <text:p>-0.0037202</text:p>
          </table:table-cell>
          <table:table-cell office:value-type="float" office:value="-10.02" calcext:value-type="float">
            <text:p>-10.02</text:p>
          </table:table-cell>
          <table:table-cell office:value-type="float" office:value="-6.1653" calcext:value-type="float">
            <text:p>-6.1653</text:p>
          </table:table-cell>
          <table:table-cell office:value-type="float" office:value="-1" calcext:value-type="float">
            <text:p>-1</text:p>
          </table:table-cell>
          <table:table-cell office:value-type="float" office:value="33.36" calcext:value-type="float">
            <text:p>33.36</text:p>
          </table:table-cell>
          <table:table-cell office:value-type="float" office:value="-14.473" calcext:value-type="float">
            <text:p>-14.473</text:p>
          </table:table-cell>
          <table:table-cell office:value-type="float" office:value="-477.7" calcext:value-type="float">
            <text:p>-477.7</text:p>
          </table:table-cell>
          <table:table-cell office:value-type="float" office:value="33.36" calcext:value-type="float">
            <text:p>33.36</text:p>
          </table:table-cell>
          <table:table-cell office:value-type="float" office:value="-14.473" calcext:value-type="float">
            <text:p>-14.473</text:p>
          </table:table-cell>
          <table:table-cell office:value-type="float" office:value="-477.7" calcext:value-type="float">
            <text:p>-4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53" calcext:value-type="float">
            <text:p>4.9753</text:p>
          </table:table-cell>
          <table:table-cell office:value-type="float" office:value="-1.2261" calcext:value-type="float">
            <text:p>-1.2261</text:p>
          </table:table-cell>
          <table:table-cell office:value-type="float" office:value="5" calcext:value-type="float">
            <text:p>5</text:p>
          </table:table-cell>
          <table:table-cell office:value-type="float" office:value="-5.6991" calcext:value-type="float">
            <text:p>-5.6991</text:p>
          </table:table-cell>
          <table:table-cell office:value-type="float" office:value="103.92" calcext:value-type="float">
            <text:p>103.92</text:p>
          </table:table-cell>
          <table:table-cell office:value-type="float" office:value="108.66" calcext:value-type="float">
            <text:p>108.66</text:p>
          </table:table-cell>
          <table:table-cell office:value-type="float" office:value="5.8385" calcext:value-type="float">
            <text:p>5.8385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" calcext:value-type="float">
            <text:p>0</text:p>
          </table:table-cell>
          <table:table-cell office:value-type="float" office:value="-3536.2" calcext:value-type="float">
            <text:p>-3536.2</text:p>
          </table:table-cell>
          <table:table-cell office:value-type="float" office:value="0.013318" calcext:value-type="float">
            <text:p>0.013318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-0.34307" calcext:value-type="float">
            <text:p>-0.34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]-([$Sheet2.$B$2]*[.B22]+[$Sheet2.$B$3]))^2" office:value-type="float" office:value="0.000489806762031541" calcext:value-type="float">
            <text:p>0.000489806762032</text:p>
          </table:table-cell>
          <table:table-cell table:formula="of:=([.F22]-([$Sheet2.$B$7] + [$Sheet2.$B$8] * ([.B22] - [$Sheet2.$B$9])^2))^2" office:value-type="float" office:value="0.0000123219350133674" calcext:value-type="float">
            <text:p>1.23219350133674E-05</text:p>
          </table:table-cell>
          <table:table-cell table:formula="of:=([.X22]-([.AE22]^2*([$Sheet2.$B$13]*([.B22] - [$Sheet2.$B$14])^2 + [$Sheet2.$B$15]*([.B22]-[$Sheet2.$B$14]) + [$Sheet2.$B$16])    ))^2" office:value-type="float" office:value="0.134956199061274" calcext:value-type="float">
            <text:p>0.134956199061274</text:p>
          </table:table-cell>
          <table:table-cell table:formula="of:=([.AG22]-([.AE22]^2*([$Sheet2.$B$20]*([.B22] - [$Sheet2.$B$21])^2 + [$Sheet2.$B$22]*([.B22]-[$Sheet2.$B$21]) + [$Sheet2.$B$23])    ))^2" office:value-type="float" office:value="32.6311121917824" calcext:value-type="float">
            <text:p>32.6311121917824</text:p>
          </table:table-cell>
          <table:table-cell table:formula="of:=([.AH22]-([.AE22]^2*([$Sheet2.$B$27]*([.B22] - [$Sheet2.$B$28])^2 + [$Sheet2.$B$29]*([.B22]-[$Sheet2.$B$28]) + [$Sheet2.$B$30])    ))^2" office:value-type="float" office:value="8.5804773550358" calcext:value-type="float">
            <text:p>8.5804773550358</text:p>
          </table:table-cell>
          <table:table-cell table:formula="of:=([.AI22]-([.AE22]^2*([$Sheet2.$B$34]*([.B22] - [$Sheet2.$B$35])^2 + [$Sheet2.$B$36]*([.B22]-[$Sheet2.$B$35]) + [$Sheet2.$B$37])    ))^2" office:value-type="float" office:value="3.5375732886132" calcext:value-type="float">
            <text:p>3.5375732886132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03" calcext:value-type="float">
            <text:p>-0.32603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35017" calcext:value-type="float">
            <text:p>0.35017</text:p>
          </table:table-cell>
          <table:table-cell office:value-type="float" office:value="-0.050637" calcext:value-type="float">
            <text:p>-0.050637</text:p>
          </table:table-cell>
          <table:table-cell office:value-type="float" office:value="0.4008" calcext:value-type="float">
            <text:p>0.4008</text:p>
          </table:table-cell>
          <table:table-cell office:value-type="float" office:value="-0.14178" calcext:value-type="float">
            <text:p>-0.14178</text:p>
          </table:table-cell>
          <table:table-cell office:value-type="float" office:value="-0.0074563" calcext:value-type="float">
            <text:p>-0.0074563</text:p>
          </table:table-cell>
          <table:table-cell office:value-type="float" office:value="-0.0051436" calcext:value-type="float">
            <text:p>-0.0051436</text:p>
          </table:table-cell>
          <table:table-cell office:value-type="float" office:value="-0.0023127" calcext:value-type="float">
            <text:p>-0.0023127</text:p>
          </table:table-cell>
          <table:table-cell office:value-type="float" office:value="-10.23" calcext:value-type="float">
            <text:p>-10.23</text:p>
          </table:table-cell>
          <table:table-cell office:value-type="float" office:value="-5.841" calcext:value-type="float">
            <text:p>-5.841</text:p>
          </table:table-cell>
          <table:table-cell office:value-type="float" office:value="-1" calcext:value-type="float">
            <text:p>-1</text:p>
          </table:table-cell>
          <table:table-cell office:value-type="float" office:value="26.797" calcext:value-type="float">
            <text:p>26.797</text:p>
          </table:table-cell>
          <table:table-cell office:value-type="float" office:value="-12.512" calcext:value-type="float">
            <text:p>-12.512</text:p>
          </table:table-cell>
          <table:table-cell office:value-type="float" office:value="-411.39" calcext:value-type="float">
            <text:p>-411.39</text:p>
          </table:table-cell>
          <table:table-cell office:value-type="float" office:value="26.797" calcext:value-type="float">
            <text:p>26.797</text:p>
          </table:table-cell>
          <table:table-cell office:value-type="float" office:value="-12.512" calcext:value-type="float">
            <text:p>-12.512</text:p>
          </table:table-cell>
          <table:table-cell office:value-type="float" office:value="-411.39" calcext:value-type="float">
            <text:p>-41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63" calcext:value-type="float">
            <text:p>4.9763</text:p>
          </table:table-cell>
          <table:table-cell office:value-type="float" office:value="-1.2942" calcext:value-type="float">
            <text:p>-1.2942</text:p>
          </table:table-cell>
          <table:table-cell office:value-type="float" office:value="5" calcext:value-type="float">
            <text:p>5</text:p>
          </table:table-cell>
          <table:table-cell office:value-type="float" office:value="-5.5832" calcext:value-type="float">
            <text:p>-5.5832</text:p>
          </table:table-cell>
          <table:table-cell office:value-type="float" office:value="89.451" calcext:value-type="float">
            <text:p>89.451</text:p>
          </table:table-cell>
          <table:table-cell office:value-type="float" office:value="92.789" calcext:value-type="float">
            <text:p>92.789</text:p>
          </table:table-cell>
          <table:table-cell office:value-type="float" office:value="4.7043" calcext:value-type="float">
            <text:p>4.7043</text:p>
          </table:table-cell>
          <table:table-cell office:value-type="float" office:value="0.90249" calcext:value-type="float">
            <text:p>0.90249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-0.0012124" calcext:value-type="float">
            <text:p>-0.0012124</text:p>
          </table:table-cell>
          <table:table-cell office:value-type="float" office:value="0" calcext:value-type="float">
            <text:p>0</text:p>
          </table:table-cell>
          <table:table-cell office:value-type="float" office:value="-3732.6" calcext:value-type="float">
            <text:p>-3732.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64523" calcext:value-type="float">
            <text:p>0.64523</text:p>
          </table:table-cell>
          <table:table-cell office:value-type="float" office:value="-0.29424" calcext:value-type="float">
            <text:p>-0.29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]-([$Sheet2.$B$2]*[.B23]+[$Sheet2.$B$3]))^2" office:value-type="float" office:value="0.000425440891666342" calcext:value-type="float">
            <text:p>0.000425440891666</text:p>
          </table:table-cell>
          <table:table-cell table:formula="of:=([.F23]-([$Sheet2.$B$7] + [$Sheet2.$B$8] * ([.B23] - [$Sheet2.$B$9])^2))^2" office:value-type="float" office:value="0.00000893070496158204" calcext:value-type="float">
            <text:p>8.93070496158204E-06</text:p>
          </table:table-cell>
          <table:table-cell table:formula="of:=([.X23]-([.AE23]^2*([$Sheet2.$B$13]*([.B23] - [$Sheet2.$B$14])^2 + [$Sheet2.$B$15]*([.B23]-[$Sheet2.$B$14]) + [$Sheet2.$B$16])    ))^2" office:value-type="float" office:value="0.210943021187059" calcext:value-type="float">
            <text:p>0.210943021187059</text:p>
          </table:table-cell>
          <table:table-cell table:formula="of:=([.AG23]-([.AE23]^2*([$Sheet2.$B$20]*([.B23] - [$Sheet2.$B$21])^2 + [$Sheet2.$B$22]*([.B23]-[$Sheet2.$B$21]) + [$Sheet2.$B$23])    ))^2" office:value-type="float" office:value="29.2433173474574" calcext:value-type="float">
            <text:p>29.2433173474574</text:p>
          </table:table-cell>
          <table:table-cell table:formula="of:=([.AH23]-([.AE23]^2*([$Sheet2.$B$27]*([.B23] - [$Sheet2.$B$28])^2 + [$Sheet2.$B$29]*([.B23]-[$Sheet2.$B$28]) + [$Sheet2.$B$30])    ))^2" office:value-type="float" office:value="11.2276920925908" calcext:value-type="float">
            <text:p>11.2276920925908</text:p>
          </table:table-cell>
          <table:table-cell table:formula="of:=([.AI23]-([.AE23]^2*([$Sheet2.$B$34]*([.B23] - [$Sheet2.$B$35])^2 + [$Sheet2.$B$36]*([.B23]-[$Sheet2.$B$35]) + [$Sheet2.$B$37])    ))^2" office:value-type="float" office:value="2.7248941443968" calcext:value-type="float">
            <text:p>2.7248941443968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21" calcext:value-type="float">
            <text:p>-0.27321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099959" calcext:value-type="float">
            <text:p>0.0099959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085836" calcext:value-type="float">
            <text:p>-0.0085836</text:p>
          </table:table-cell>
          <table:table-cell office:value-type="float" office:value="0.2863" calcext:value-type="float">
            <text:p>0.2863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11829" calcext:value-type="float">
            <text:p>-0.11829</text:p>
          </table:table-cell>
          <table:table-cell office:value-type="float" office:value="-0.0058634" calcext:value-type="float">
            <text:p>-0.0058634</text:p>
          </table:table-cell>
          <table:table-cell office:value-type="float" office:value="-0.004793" calcext:value-type="float">
            <text:p>-0.004793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10.233" calcext:value-type="float">
            <text:p>-10.233</text:p>
          </table:table-cell>
          <table:table-cell office:value-type="float" office:value="-5.3485" calcext:value-type="float">
            <text:p>-5.3485</text:p>
          </table:table-cell>
          <table:table-cell office:value-type="float" office:value="-1" calcext:value-type="float">
            <text:p>-1</text:p>
          </table:table-cell>
          <table:table-cell office:value-type="float" office:value="21.077" calcext:value-type="float">
            <text:p>21.077</text:p>
          </table:table-cell>
          <table:table-cell office:value-type="float" office:value="-10.831" calcext:value-type="float">
            <text:p>-10.831</text:p>
          </table:table-cell>
          <table:table-cell office:value-type="float" office:value="-344.74" calcext:value-type="float">
            <text:p>-344.74</text:p>
          </table:table-cell>
          <table:table-cell office:value-type="float" office:value="21.077" calcext:value-type="float">
            <text:p>21.077</text:p>
          </table:table-cell>
          <table:table-cell office:value-type="float" office:value="-10.831" calcext:value-type="float">
            <text:p>-10.831</text:p>
          </table:table-cell>
          <table:table-cell office:value-type="float" office:value="-344.74" calcext:value-type="float">
            <text:p>-34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63" calcext:value-type="float">
            <text:p>4.9763</text:p>
          </table:table-cell>
          <table:table-cell office:value-type="float" office:value="-1.4133" calcext:value-type="float">
            <text:p>-1.4133</text:p>
          </table:table-cell>
          <table:table-cell office:value-type="float" office:value="5" calcext:value-type="float">
            <text:p>5</text:p>
          </table:table-cell>
          <table:table-cell office:value-type="float" office:value="-5.5816" calcext:value-type="float">
            <text:p>-5.5816</text:p>
          </table:table-cell>
          <table:table-cell office:value-type="float" office:value="74.629" calcext:value-type="float">
            <text:p>74.629</text:p>
          </table:table-cell>
          <table:table-cell office:value-type="float" office:value="75.866" calcext:value-type="float">
            <text:p>75.866</text:p>
          </table:table-cell>
          <table:table-cell office:value-type="float" office:value="3.6993" calcext:value-type="float">
            <text:p>3.6993</text:p>
          </table:table-cell>
          <table:table-cell office:value-type="float" office:value="0.89719" calcext:value-type="float">
            <text:p>0.89719</text:p>
          </table:table-cell>
          <table:table-cell office:value-type="float" office:value="-0.24782" calcext:value-type="float">
            <text:p>-0.24782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" calcext:value-type="float">
            <text:p>0</text:p>
          </table:table-cell>
          <table:table-cell office:value-type="float" office:value="-4076.3" calcext:value-type="float">
            <text:p>-4076.3</text:p>
          </table:table-cell>
          <table:table-cell office:value-type="float" office:value="0.0084162" calcext:value-type="float">
            <text:p>0.0084162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-0.24512" calcext:value-type="float">
            <text:p>-0.245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]-([$Sheet2.$B$2]*[.B24]+[$Sheet2.$B$3]))^2" office:value-type="float" office:value="0.000355354874094374" calcext:value-type="float">
            <text:p>0.000355354874094</text:p>
          </table:table-cell>
          <table:table-cell table:formula="of:=([.F24]-([$Sheet2.$B$7] + [$Sheet2.$B$8] * ([.B24] - [$Sheet2.$B$9])^2))^2" office:value-type="float" office:value="0.0000062194085301663" calcext:value-type="float">
            <text:p>6.2194085301663E-06</text:p>
          </table:table-cell>
          <table:table-cell table:formula="of:=([.X24]-([.AE24]^2*([$Sheet2.$B$13]*([.B24] - [$Sheet2.$B$14])^2 + [$Sheet2.$B$15]*([.B24]-[$Sheet2.$B$14]) + [$Sheet2.$B$16])    ))^2" office:value-type="float" office:value="0.292355017980679" calcext:value-type="float">
            <text:p>0.292355017980679</text:p>
          </table:table-cell>
          <table:table-cell table:formula="of:=([.AG24]-([.AE24]^2*([$Sheet2.$B$20]*([.B24] - [$Sheet2.$B$21])^2 + [$Sheet2.$B$22]*([.B24]-[$Sheet2.$B$21]) + [$Sheet2.$B$23])    ))^2" office:value-type="float" office:value="25.2428472336593" calcext:value-type="float">
            <text:p>25.2428472336593</text:p>
          </table:table-cell>
          <table:table-cell table:formula="of:=([.AH24]-([.AE24]^2*([$Sheet2.$B$27]*([.B24] - [$Sheet2.$B$28])^2 + [$Sheet2.$B$29]*([.B24]-[$Sheet2.$B$28]) + [$Sheet2.$B$30])    ))^2" office:value-type="float" office:value="12.8647748146696" calcext:value-type="float">
            <text:p>12.8647748146696</text:p>
          </table:table-cell>
          <table:table-cell table:formula="of:=([.AI24]-([.AE24]^2*([$Sheet2.$B$34]*([.B24] - [$Sheet2.$B$35])^2 + [$Sheet2.$B$36]*([.B24]-[$Sheet2.$B$35]) + [$Sheet2.$B$37])    ))^2" office:value-type="float" office:value="2.05030027273418" calcext:value-type="float">
            <text:p>2.05030027273418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022267" calcext:value-type="float">
            <text:p>0.022267</text:p>
          </table:table-cell>
          <table:table-cell office:value-type="float" office:value="0.0094198" calcext:value-type="float">
            <text:p>0.0094198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-0.0074744" calcext:value-type="float">
            <text:p>-0.0074744</text:p>
          </table:table-cell>
          <table:table-cell office:value-type="float" office:value="0.21857" calcext:value-type="float">
            <text:p>0.21857</text:p>
          </table:table-cell>
          <table:table-cell office:value-type="float" office:value="-0.044856" calcext:value-type="float">
            <text:p>-0.044856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-0.094262" calcext:value-type="float">
            <text:p>-0.094262</text:p>
          </table:table-cell>
          <table:table-cell office:value-type="float" office:value="-0.0044755" calcext:value-type="float">
            <text:p>-0.0044755</text:p>
          </table:table-cell>
          <table:table-cell office:value-type="float" office:value="-0.0044782" calcext:value-type="float">
            <text:p>-0.0044782</text:p>
          </table:table-cell>
          <table:table-cell table:style-name="ce1" office:value-type="float" office:value="0.0000027016" calcext:value-type="float">
            <text:p>2.70E-06</text:p>
          </table:table-cell>
          <table:table-cell office:value-type="float" office:value="-9.8878" calcext:value-type="float">
            <text:p>-9.8878</text:p>
          </table:table-cell>
          <table:table-cell office:value-type="float" office:value="-4.6396" calcext:value-type="float">
            <text:p>-4.6396</text:p>
          </table:table-cell>
          <table:table-cell office:value-type="float" office:value="-1" calcext:value-type="float">
            <text:p>-1</text:p>
          </table:table-cell>
          <table:table-cell office:value-type="float" office:value="16.21" calcext:value-type="float">
            <text:p>16.21</text:p>
          </table:table-cell>
          <table:table-cell office:value-type="float" office:value="-9.4314" calcext:value-type="float">
            <text:p>-9.4314</text:p>
          </table:table-cell>
          <table:table-cell office:value-type="float" office:value="-277.81" calcext:value-type="float">
            <text:p>-277.81</text:p>
          </table:table-cell>
          <table:table-cell office:value-type="float" office:value="16.21" calcext:value-type="float">
            <text:p>16.21</text:p>
          </table:table-cell>
          <table:table-cell office:value-type="float" office:value="-9.4314" calcext:value-type="float">
            <text:p>-9.4314</text:p>
          </table:table-cell>
          <table:table-cell office:value-type="float" office:value="-277.81" calcext:value-type="float">
            <text:p>-27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46" calcext:value-type="float">
            <text:p>4.9746</text:p>
          </table:table-cell>
          <table:table-cell office:value-type="float" office:value="-1.6293" calcext:value-type="float">
            <text:p>-1.6293</text:p>
          </table:table-cell>
          <table:table-cell office:value-type="float" office:value="5" calcext:value-type="float">
            <text:p>5</text:p>
          </table:table-cell>
          <table:table-cell office:value-type="float" office:value="-5.7749" calcext:value-type="float">
            <text:p>-5.7749</text:p>
          </table:table-cell>
          <table:table-cell office:value-type="float" office:value="59.471" calcext:value-type="float">
            <text:p>59.471</text:p>
          </table:table-cell>
          <table:table-cell office:value-type="float" office:value="57.919" calcext:value-type="float">
            <text:p>57.919</text:p>
          </table:table-cell>
          <table:table-cell office:value-type="float" office:value="2.8237" calcext:value-type="float">
            <text:p>2.8237</text:p>
          </table:table-cell>
          <table:table-cell office:value-type="float" office:value="0.88918" calcext:value-type="float">
            <text:p>0.8891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0478" calcext:value-type="float">
            <text:p>-0.010478</text:p>
          </table:table-cell>
          <table:table-cell office:value-type="float" office:value="0" calcext:value-type="float">
            <text:p>0</text:p>
          </table:table-cell>
          <table:table-cell office:value-type="float" office:value="-4699.1" calcext:value-type="float">
            <text:p>-4699.1</text:p>
          </table:table-cell>
          <table:table-cell office:value-type="float" office:value="0.0064707" calcext:value-type="float">
            <text:p>0.0064707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-0.19577" calcext:value-type="float">
            <text:p>-0.195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]-([$Sheet2.$B$2]*[.B25]+[$Sheet2.$B$3]))^2" office:value-type="float" office:value="0.000284107842143593" calcext:value-type="float">
            <text:p>0.000284107842144</text:p>
          </table:table-cell>
          <table:table-cell table:formula="of:=([.F25]-([$Sheet2.$B$7] + [$Sheet2.$B$8] * ([.B25] - [$Sheet2.$B$9])^2))^2" office:value-type="float" office:value="0.00000410304912086813" calcext:value-type="float">
            <text:p>4.10304912086813E-06</text:p>
          </table:table-cell>
          <table:table-cell table:formula="of:=([.X25]-([.AE25]^2*([$Sheet2.$B$13]*([.B25] - [$Sheet2.$B$14])^2 + [$Sheet2.$B$15]*([.B25]-[$Sheet2.$B$14]) + [$Sheet2.$B$16])    ))^2" office:value-type="float" office:value="0.372348622714978" calcext:value-type="float">
            <text:p>0.372348622714978</text:p>
          </table:table-cell>
          <table:table-cell table:formula="of:=([.AG25]-([.AE25]^2*([$Sheet2.$B$20]*([.B25] - [$Sheet2.$B$21])^2 + [$Sheet2.$B$22]*([.B25]-[$Sheet2.$B$21]) + [$Sheet2.$B$23])    ))^2" office:value-type="float" office:value="20.9664694601514" calcext:value-type="float">
            <text:p>20.9664694601514</text:p>
          </table:table-cell>
          <table:table-cell table:formula="of:=([.AH25]-([.AE25]^2*([$Sheet2.$B$27]*([.B25] - [$Sheet2.$B$28])^2 + [$Sheet2.$B$29]*([.B25]-[$Sheet2.$B$28]) + [$Sheet2.$B$30])    ))^2" office:value-type="float" office:value="13.4334735018064" calcext:value-type="float">
            <text:p>13.4334735018064</text:p>
          </table:table-cell>
          <table:table-cell table:formula="of:=([.AI25]-([.AE25]^2*([$Sheet2.$B$34]*([.B25] - [$Sheet2.$B$35])^2 + [$Sheet2.$B$36]*([.B25]-[$Sheet2.$B$35]) + [$Sheet2.$B$37])    ))^2" office:value-type="float" office:value="1.4994703916428" calcext:value-type="float">
            <text:p>1.4994703916428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018572" calcext:value-type="float">
            <text:p>0.018572</text:p>
          </table:table-cell>
          <table:table-cell office:value-type="float" office:value="0.008897" calcext:value-type="float">
            <text:p>0.008897</text:p>
          </table:table-cell>
          <table:table-cell office:value-type="float" office:value="0.0096749" calcext:value-type="float">
            <text:p>0.0096749</text:p>
          </table:table-cell>
          <table:table-cell office:value-type="float" office:value="-0.006589" calcext:value-type="float">
            <text:p>-0.006589</text:p>
          </table:table-cell>
          <table:table-cell office:value-type="float" office:value="0.14701" calcext:value-type="float">
            <text:p>0.14701</text:p>
          </table:table-cell>
          <table:table-cell office:value-type="float" office:value="-0.042367" calcext:value-type="float">
            <text:p>-0.042367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-0.069703" calcext:value-type="float">
            <text:p>-0.069703</text:p>
          </table:table-cell>
          <table:table-cell office:value-type="float" office:value="-0.0032893" calcext:value-type="float">
            <text:p>-0.0032893</text:p>
          </table:table-cell>
          <table:table-cell office:value-type="float" office:value="-0.0041938" calcext:value-type="float">
            <text:p>-0.0041938</text:p>
          </table:table-cell>
          <table:table-cell office:value-type="float" office:value="0.00090451" calcext:value-type="float">
            <text:p>0.00090451</text:p>
          </table:table-cell>
          <table:table-cell office:value-type="float" office:value="-8.9883" calcext:value-type="float">
            <text:p>-8.9883</text:p>
          </table:table-cell>
          <table:table-cell office:value-type="float" office:value="-3.6724" calcext:value-type="float">
            <text:p>-3.6724</text:p>
          </table:table-cell>
          <table:table-cell office:value-type="float" office:value="-1" calcext:value-type="float">
            <text:p>-1</text:p>
          </table:table-cell>
          <table:table-cell office:value-type="float" office:value="12.208" calcext:value-type="float">
            <text:p>12.208</text:p>
          </table:table-cell>
          <table:table-cell office:value-type="float" office:value="-8.3142" calcext:value-type="float">
            <text:p>-8.3142</text:p>
          </table:table-cell>
          <table:table-cell office:value-type="float" office:value="-210.64" calcext:value-type="float">
            <text:p>-210.64</text:p>
          </table:table-cell>
          <table:table-cell office:value-type="float" office:value="12.208" calcext:value-type="float">
            <text:p>12.208</text:p>
          </table:table-cell>
          <table:table-cell office:value-type="float" office:value="-8.3142" calcext:value-type="float">
            <text:p>-8.3142</text:p>
          </table:table-cell>
          <table:table-cell office:value-type="float" office:value="-210.64" calcext:value-type="float">
            <text:p>-21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93" calcext:value-type="float">
            <text:p>4.9693</text:p>
          </table:table-cell>
          <table:table-cell office:value-type="float" office:value="-2.0584" calcext:value-type="float">
            <text:p>-2.0584</text:p>
          </table:table-cell>
          <table:table-cell office:value-type="float" office:value="5" calcext:value-type="float">
            <text:p>5</text:p>
          </table:table-cell>
          <table:table-cell office:value-type="float" office:value="-6.3484" calcext:value-type="float">
            <text:p>-6.3484</text:p>
          </table:table-cell>
          <table:table-cell office:value-type="float" office:value="43.976" calcext:value-type="float">
            <text:p>43.976</text:p>
          </table:table-cell>
          <table:table-cell office:value-type="float" office:value="38.954" calcext:value-type="float">
            <text:p>38.954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87589" calcext:value-type="float">
            <text:p>0.87589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8108" calcext:value-type="float">
            <text:p>-0.018108</text:p>
          </table:table-cell>
          <table:table-cell office:value-type="float" office:value="0" calcext:value-type="float">
            <text:p>0</text:p>
          </table:table-cell>
          <table:table-cell office:value-type="float" office:value="-5936.7" calcext:value-type="float">
            <text:p>-5936.7</text:p>
          </table:table-cell>
          <table:table-cell office:value-type="float" office:value="0.0048679" calcext:value-type="float">
            <text:p>0.0048679</text:p>
          </table:table-cell>
          <table:table-cell office:value-type="float" office:value="0.3713" calcext:value-type="float">
            <text:p>0.3713</text:p>
          </table:table-cell>
          <table:table-cell office:value-type="float" office:value="-0.14621" calcext:value-type="float">
            <text:p>-0.14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]-([$Sheet2.$B$2]*[.B26]+[$Sheet2.$B$3]))^2" office:value-type="float" office:value="0.000214919676364137" calcext:value-type="float">
            <text:p>0.000214919676364</text:p>
          </table:table-cell>
          <table:table-cell table:formula="of:=([.F26]-([$Sheet2.$B$7] + [$Sheet2.$B$8] * ([.B26] - [$Sheet2.$B$9])^2))^2" office:value-type="float" office:value="0.00000250779303715388" calcext:value-type="float">
            <text:p>2.50779303715388E-06</text:p>
          </table:table-cell>
          <table:table-cell table:formula="of:=([.X26]-([.AE26]^2*([$Sheet2.$B$13]*([.B26] - [$Sheet2.$B$14])^2 + [$Sheet2.$B$15]*([.B26]-[$Sheet2.$B$14]) + [$Sheet2.$B$16])    ))^2" office:value-type="float" office:value="0.444623155299222" calcext:value-type="float">
            <text:p>0.444623155299222</text:p>
          </table:table-cell>
          <table:table-cell table:formula="of:=([.AG26]-([.AE26]^2*([$Sheet2.$B$20]*([.B26] - [$Sheet2.$B$21])^2 + [$Sheet2.$B$22]*([.B26]-[$Sheet2.$B$21]) + [$Sheet2.$B$23])    ))^2" office:value-type="float" office:value="16.571235327296" calcext:value-type="float">
            <text:p>16.571235327296</text:p>
          </table:table-cell>
          <table:table-cell table:formula="of:=([.AH26]-([.AE26]^2*([$Sheet2.$B$27]*([.B26] - [$Sheet2.$B$28])^2 + [$Sheet2.$B$29]*([.B26]-[$Sheet2.$B$28]) + [$Sheet2.$B$30])    ))^2" office:value-type="float" office:value="12.9027235840811" calcext:value-type="float">
            <text:p>12.9027235840811</text:p>
          </table:table-cell>
          <table:table-cell table:formula="of:=([.AI26]-([.AE26]^2*([$Sheet2.$B$34]*([.B26] - [$Sheet2.$B$35])^2 + [$Sheet2.$B$36]*([.B26]-[$Sheet2.$B$35]) + [$Sheet2.$B$37])    ))^2" office:value-type="float" office:value="1.05339508987799" calcext:value-type="float">
            <text:p>1.05339508987799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84331" calcext:value-type="float">
            <text:p>0.0084331</text:p>
          </table:table-cell>
          <table:table-cell office:value-type="float" office:value="0.0071919" calcext:value-type="float">
            <text:p>0.0071919</text:p>
          </table:table-cell>
          <table:table-cell office:value-type="float" office:value="-0.0059289" calcext:value-type="float">
            <text:p>-0.0059289</text:p>
          </table:table-cell>
          <table:table-cell office:value-type="float" office:value="0.071584" calcext:value-type="float">
            <text:p>0.071584</text:p>
          </table:table-cell>
          <table:table-cell office:value-type="float" office:value="-0.040157" calcext:value-type="float">
            <text:p>-0.040157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-0.044615" calcext:value-type="float">
            <text:p>-0.044615</text:p>
          </table:table-cell>
          <table:table-cell office:value-type="float" office:value="-0.0023084" calcext:value-type="float">
            <text:p>-0.0023084</text:p>
          </table:table-cell>
          <table:table-cell office:value-type="float" office:value="-0.0039425" calcext:value-type="float">
            <text:p>-0.0039425</text:p>
          </table:table-cell>
          <table:table-cell office:value-type="float" office:value="0.0016341" calcext:value-type="float">
            <text:p>0.0016341</text:p>
          </table:table-cell>
          <table:table-cell office:value-type="float" office:value="-7.2648" calcext:value-type="float">
            <text:p>-7.2648</text:p>
          </table:table-cell>
          <table:table-cell office:value-type="float" office:value="-2.4476" calcext:value-type="float">
            <text:p>-2.4476</text:p>
          </table:table-cell>
          <table:table-cell office:value-type="float" office:value="-1" calcext:value-type="float">
            <text:p>-1</text:p>
          </table:table-cell>
          <table:table-cell office:value-type="float" office:value="9.075" calcext:value-type="float">
            <text:p>9.075</text:p>
          </table:table-cell>
          <table:table-cell office:value-type="float" office:value="-7.4813" calcext:value-type="float">
            <text:p>-7.4813</text:p>
          </table:table-cell>
          <table:table-cell office:value-type="float" office:value="-143.23" calcext:value-type="float">
            <text:p>-143.23</text:p>
          </table:table-cell>
          <table:table-cell office:value-type="float" office:value="9.075" calcext:value-type="float">
            <text:p>9.075</text:p>
          </table:table-cell>
          <table:table-cell office:value-type="float" office:value="-7.4813" calcext:value-type="float">
            <text:p>-7.4813</text:p>
          </table:table-cell>
          <table:table-cell office:value-type="float" office:value="-143.23" calcext:value-type="float">
            <text:p>-14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33" calcext:value-type="float">
            <text:p>4.9533</text:p>
          </table:table-cell>
          <table:table-cell office:value-type="float" office:value="-3.0884" calcext:value-type="float">
            <text:p>-3.0884</text:p>
          </table:table-cell>
          <table:table-cell office:value-type="float" office:value="5" calcext:value-type="float">
            <text:p>5</text:p>
          </table:table-cell>
          <table:table-cell office:value-type="float" office:value="-7.8375" calcext:value-type="float">
            <text:p>-7.8375</text:p>
          </table:table-cell>
          <table:table-cell office:value-type="float" office:value="28.148" calcext:value-type="float">
            <text:p>28.148</text:p>
          </table:table-cell>
          <table:table-cell office:value-type="float" office:value="18.969" calcext:value-type="float">
            <text:p>18.969</text:p>
          </table:table-cell>
          <table:table-cell office:value-type="float" office:value="1.4564" calcext:value-type="float">
            <text:p>1.4564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1505" calcext:value-type="float">
            <text:p>-0.031505</text:p>
          </table:table-cell>
          <table:table-cell office:value-type="float" office:value="0" calcext:value-type="float">
            <text:p>0</text:p>
          </table:table-cell>
          <table:table-cell office:value-type="float" office:value="-8907.3" calcext:value-type="float">
            <text:p>-8907.3</text:p>
          </table:table-cell>
          <table:table-cell office:value-type="float" office:value="0.0036069" calcext:value-type="float">
            <text:p>0.0036069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-0.096471" calcext:value-type="float">
            <text:p>-0.0964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]-([$Sheet2.$B$2]*[.B27]+[$Sheet2.$B$3]))^2" office:value-type="float" office:value="0.000150915799731726" calcext:value-type="float">
            <text:p>0.000150915799732</text:p>
          </table:table-cell>
          <table:table-cell table:formula="of:=([.F27]-([$Sheet2.$B$7] + [$Sheet2.$B$8] * ([.B27] - [$Sheet2.$B$9])^2))^2" office:value-type="float" office:value="0.0000013874076150933" calcext:value-type="float">
            <text:p>1.3874076150933E-06</text:p>
          </table:table-cell>
          <table:table-cell table:formula="of:=([.X27]-([.AE27]^2*([$Sheet2.$B$13]*([.B27] - [$Sheet2.$B$14])^2 + [$Sheet2.$B$15]*([.B27]-[$Sheet2.$B$14]) + [$Sheet2.$B$16])    ))^2" office:value-type="float" office:value="0.502098983920537" calcext:value-type="float">
            <text:p>0.502098983920537</text:p>
          </table:table-cell>
          <table:table-cell table:formula="of:=([.AG27]-([.AE27]^2*([$Sheet2.$B$20]*([.B27] - [$Sheet2.$B$21])^2 + [$Sheet2.$B$22]*([.B27]-[$Sheet2.$B$21]) + [$Sheet2.$B$23])    ))^2" office:value-type="float" office:value="12.2767086400866" calcext:value-type="float">
            <text:p>12.2767086400866</text:p>
          </table:table-cell>
          <table:table-cell table:formula="of:=([.AH27]-([.AE27]^2*([$Sheet2.$B$27]*([.B27] - [$Sheet2.$B$28])^2 + [$Sheet2.$B$29]*([.B27]-[$Sheet2.$B$28]) + [$Sheet2.$B$30])    ))^2" office:value-type="float" office:value="11.3255626178826" calcext:value-type="float">
            <text:p>11.3255626178826</text:p>
          </table:table-cell>
          <table:table-cell table:formula="of:=([.AI27]-([.AE27]^2*([$Sheet2.$B$34]*([.B27] - [$Sheet2.$B$35])^2 + [$Sheet2.$B$36]*([.B27]-[$Sheet2.$B$35]) + [$Sheet2.$B$37])    ))^2" office:value-type="float" office:value="0.705519634446231" calcext:value-type="float">
            <text:p>0.70551963444623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" calcext:value-type="float">
            <text:p>-0.05997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0.0080048" calcext:value-type="float">
            <text:p>0.0080048</text:p>
          </table:table-cell>
          <table:table-cell office:value-type="float" office:value="0.0054096" calcext:value-type="float">
            <text:p>0.0054096</text:p>
          </table:table-cell>
          <table:table-cell office:value-type="float" office:value="-0.0054939" calcext:value-type="float">
            <text:p>-0.0054939</text:p>
          </table:table-cell>
          <table:table-cell office:value-type="float" office:value="-0.0075397" calcext:value-type="float">
            <text:p>-0.0075397</text:p>
          </table:table-cell>
          <table:table-cell office:value-type="float" office:value="-0.038118" calcext:value-type="float">
            <text:p>-0.038118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-0.019025" calcext:value-type="float">
            <text:p>-0.019025</text:p>
          </table:table-cell>
          <table:table-cell office:value-type="float" office:value="-0.0015268" calcext:value-type="float">
            <text:p>-0.0015268</text:p>
          </table:table-cell>
          <table:table-cell office:value-type="float" office:value="-0.0037126" calcext:value-type="float">
            <text:p>-0.0037126</text:p>
          </table:table-cell>
          <table:table-cell office:value-type="float" office:value="0.0021858" calcext:value-type="float">
            <text:p>0.0021858</text:p>
          </table:table-cell>
          <table:table-cell office:value-type="float" office:value="-4.4706" calcext:value-type="float">
            <text:p>-4.4706</text:p>
          </table:table-cell>
          <table:table-cell office:value-type="float" office:value="-1.0948" calcext:value-type="float">
            <text:p>-1.0948</text:p>
          </table:table-cell>
          <table:table-cell office:value-type="float" office:value="-1" calcext:value-type="float">
            <text:p>-1</text:p>
          </table:table-cell>
          <table:table-cell office:value-type="float" office:value="6.826" calcext:value-type="float">
            <text:p>6.826</text:p>
          </table:table-cell>
          <table:table-cell office:value-type="float" office:value="-6.9324" calcext:value-type="float">
            <text:p>-6.9324</text:p>
          </table:table-cell>
          <table:table-cell office:value-type="float" office:value="-75.672" calcext:value-type="float">
            <text:p>-75.672</text:p>
          </table:table-cell>
          <table:table-cell office:value-type="float" office:value="6.826" calcext:value-type="float">
            <text:p>6.826</text:p>
          </table:table-cell>
          <table:table-cell office:value-type="float" office:value="-6.9324" calcext:value-type="float">
            <text:p>-6.9324</text:p>
          </table:table-cell>
          <table:table-cell office:value-type="float" office:value="-75.672" calcext:value-type="float">
            <text:p>-75.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794" calcext:value-type="float">
            <text:p>4.8794</text:p>
          </table:table-cell>
          <table:table-cell office:value-type="float" office:value="-6.9048" calcext:value-type="float">
            <text:p>-6.9048</text:p>
          </table:table-cell>
          <table:table-cell office:value-type="float" office:value="5" calcext:value-type="float">
            <text:p>5</text:p>
          </table:table-cell>
          <table:table-cell office:value-type="float" office:value="-12.609" calcext:value-type="float">
            <text:p>-12.609</text:p>
          </table:table-cell>
          <table:table-cell office:value-type="float" office:value="12.003" calcext:value-type="float">
            <text:p>12.003</text:p>
          </table:table-cell>
          <table:table-cell office:value-type="float" office:value="-1.9979" calcext:value-type="float">
            <text:p>-1.9979</text:p>
          </table:table-cell>
          <table:table-cell office:value-type="float" office:value="0.96325" calcext:value-type="float">
            <text:p>0.96325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24964" calcext:value-type="float">
            <text:p>-0.24964</text:p>
          </table:table-cell>
          <table:table-cell office:value-type="float" office:value="-0.066131" calcext:value-type="float">
            <text:p>-0.066131</text:p>
          </table:table-cell>
          <table:table-cell office:value-type="float" office:value="0" calcext:value-type="float">
            <text:p>0</text:p>
          </table:table-cell>
          <table:table-cell office:value-type="float" office:value="-19914" calcext:value-type="float">
            <text:p>-19914</text:p>
          </table:table-cell>
          <table:table-cell office:value-type="float" office:value="0.0026726" calcext:value-type="float">
            <text:p>0.0026726</text:p>
          </table:table-cell>
          <table:table-cell office:value-type="float" office:value="0.085705" calcext:value-type="float">
            <text:p>0.085705</text:p>
          </table:table-cell>
          <table:table-cell office:value-type="float" office:value="-0.0466" calcext:value-type="float">
            <text:p>-0.04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]-([$Sheet2.$B$2]*[.B28]+[$Sheet2.$B$3]))^2" office:value-type="float" office:value="0.0000958327311955978" calcext:value-type="float">
            <text:p>9.58327311955978E-05</text:p>
          </table:table-cell>
          <table:table-cell table:formula="of:=([.F28]-([$Sheet2.$B$7] + [$Sheet2.$B$8] * ([.B28] - [$Sheet2.$B$9])^2))^2" office:value-type="float" office:value="0.000000634320890352708" calcext:value-type="float">
            <text:p>6.34320890352708E-07</text:p>
          </table:table-cell>
          <table:table-cell table:formula="of:=([.X28]-([.AE28]^2*([$Sheet2.$B$13]*([.B28] - [$Sheet2.$B$14])^2 + [$Sheet2.$B$15]*([.B28]-[$Sheet2.$B$14]) + [$Sheet2.$B$16])    ))^2" office:value-type="float" office:value="0.541504647655312" calcext:value-type="float">
            <text:p>0.541504647655312</text:p>
          </table:table-cell>
          <table:table-cell table:formula="of:=([.AG28]-([.AE28]^2*([$Sheet2.$B$20]*([.B28] - [$Sheet2.$B$21])^2 + [$Sheet2.$B$22]*([.B28]-[$Sheet2.$B$21]) + [$Sheet2.$B$23])    ))^2" office:value-type="float" office:value="8.3753599515666" calcext:value-type="float">
            <text:p>8.3753599515666</text:p>
          </table:table-cell>
          <table:table-cell table:formula="of:=([.AH28]-([.AE28]^2*([$Sheet2.$B$27]*([.B28] - [$Sheet2.$B$28])^2 + [$Sheet2.$B$29]*([.B28]-[$Sheet2.$B$28]) + [$Sheet2.$B$30])    ))^2" office:value-type="float" office:value="9.13976181087639" calcext:value-type="float">
            <text:p>9.13976181087639</text:p>
          </table:table-cell>
          <table:table-cell table:formula="of:=([.AI28]-([.AE28]^2*([$Sheet2.$B$34]*([.B28] - [$Sheet2.$B$35])^2 + [$Sheet2.$B$36]*([.B28]-[$Sheet2.$B$35]) + [$Sheet2.$B$37])    ))^2" office:value-type="float" office:value="0.437296535372431" calcext:value-type="float">
            <text:p>0.43729653537243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49" calcext:value-type="float">
            <text:p>-0.0063249</text:p>
          </table:table-cell>
          <table:table-cell office:value-type="float" office:value="0.011929" calcext:value-type="float">
            <text:p>0.011929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0.0043318" calcext:value-type="float">
            <text:p>0.0043318</text:p>
          </table:table-cell>
          <table:table-cell office:value-type="float" office:value="-0.0052845" calcext:value-type="float">
            <text:p>-0.0052845</text:p>
          </table:table-cell>
          <table:table-cell office:value-type="float" office:value="-0.090272" calcext:value-type="float">
            <text:p>-0.090272</text:p>
          </table:table-cell>
          <table:table-cell office:value-type="float" office:value="-0.036176" calcext:value-type="float">
            <text:p>-0.036176</text:p>
          </table:table-cell>
          <table:table-cell office:value-type="float" office:value="-0.054096" calcext:value-type="float">
            <text:p>-0.054096</text:p>
          </table:table-cell>
          <table:table-cell office:value-type="float" office:value="0.0070594" calcext:value-type="float">
            <text:p>0.0070594</text:p>
          </table:table-cell>
          <table:table-cell office:value-type="float" office:value="-0.00093486" calcext:value-type="float">
            <text:p>-0.00093486</text:p>
          </table:table-cell>
          <table:table-cell office:value-type="float" office:value="-0.0034939" calcext:value-type="float">
            <text:p>-0.0034939</text:p>
          </table:table-cell>
          <table:table-cell office:value-type="float" office:value="0.0025591" calcext:value-type="float">
            <text:p>0.0025591</text:p>
          </table:table-cell>
          <table:table-cell office:value-type="float" office:value="-0.53022" calcext:value-type="float">
            <text:p>-0.53022</text:p>
          </table:table-cell>
          <table:table-cell office:value-type="float" office:value="-0.042168" calcext:value-type="float">
            <text:p>-0.042168</text:p>
          </table:table-cell>
          <table:table-cell office:value-type="float" office:value="-1" calcext:value-type="float">
            <text:p>-1</text:p>
          </table:table-cell>
          <table:table-cell office:value-type="float" office:value="5.466" calcext:value-type="float">
            <text:p>5.466</text:p>
          </table:table-cell>
          <table:table-cell office:value-type="float" office:value="-6.6681" calcext:value-type="float">
            <text:p>-6.6681</text:p>
          </table:table-cell>
          <table:table-cell office:value-type="float" office:value="-7.981" calcext:value-type="float">
            <text:p>-7.981</text:p>
          </table:table-cell>
          <table:table-cell office:value-type="float" office:value="5.466" calcext:value-type="float">
            <text:p>5.466</text:p>
          </table:table-cell>
          <table:table-cell office:value-type="float" office:value="-6.6681" calcext:value-type="float">
            <text:p>-6.6681</text:p>
          </table:table-cell>
          <table:table-cell office:value-type="float" office:value="-7.981" calcext:value-type="float">
            <text:p>-7.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22" calcext:value-type="float">
            <text:p>2.3422</text:p>
          </table:table-cell>
          <table:table-cell office:value-type="float" office:value="-179.26" calcext:value-type="float">
            <text:p>-179.26</text:p>
          </table:table-cell>
          <table:table-cell office:value-type="float" office:value="5" calcext:value-type="float">
            <text:p>5</text:p>
          </table:table-cell>
          <table:table-cell office:value-type="float" office:value="-62.066" calcext:value-type="float">
            <text:p>-62.066</text:p>
          </table:table-cell>
          <table:table-cell office:value-type="float" office:value="-4.4539" calcext:value-type="float">
            <text:p>-4.4539</text:p>
          </table:table-cell>
          <table:table-cell office:value-type="float" office:value="-23.921" calcext:value-type="float">
            <text:p>-23.921</text:p>
          </table:table-cell>
          <table:table-cell office:value-type="float" office:value="0.58982" calcext:value-type="float">
            <text:p>0.58982</text:p>
          </table:table-cell>
          <table:table-cell office:value-type="float" office:value="-0.53313" calcext:value-type="float">
            <text:p>-0.5331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-0.66253" calcext:value-type="float">
            <text:p>-0.662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517020" calcext:value-type="float">
            <text:p>-5.17E+05</text:p>
          </table:table-cell>
          <table:table-cell office:value-type="float" office:value="0.0010273" calcext:value-type="float">
            <text:p>0.0010273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3372" calcext:value-type="float">
            <text:p>0.003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]-([$Sheet2.$B$2]*[.B29]+[$Sheet2.$B$3]))^2" office:value-type="float" office:value="0.0000516811388240114" calcext:value-type="float">
            <text:p>5.16811388240114E-05</text:p>
          </table:table-cell>
          <table:table-cell table:formula="of:=([.F29]-([$Sheet2.$B$7] + [$Sheet2.$B$8] * ([.B29] - [$Sheet2.$B$9])^2))^2" office:value-type="float" office:value="0.000000184282331340843" calcext:value-type="float">
            <text:p>1.84282331340843E-07</text:p>
          </table:table-cell>
          <table:table-cell table:formula="of:=([.X29]-([.AE29]^2*([$Sheet2.$B$13]*([.B29] - [$Sheet2.$B$14])^2 + [$Sheet2.$B$15]*([.B29]-[$Sheet2.$B$14]) + [$Sheet2.$B$16])    ))^2" office:value-type="float" office:value="0.55956738708257" calcext:value-type="float">
            <text:p>0.55956738708257</text:p>
          </table:table-cell>
          <table:table-cell table:formula="of:=([.AG29]-([.AE29]^2*([$Sheet2.$B$20]*([.B29] - [$Sheet2.$B$21])^2 + [$Sheet2.$B$22]*([.B29]-[$Sheet2.$B$21]) + [$Sheet2.$B$23])    ))^2" office:value-type="float" office:value="5.04677186185695" calcext:value-type="float">
            <text:p>5.04677186185695</text:p>
          </table:table-cell>
          <table:table-cell table:formula="of:=([.AH29]-([.AE29]^2*([$Sheet2.$B$27]*([.B29] - [$Sheet2.$B$28])^2 + [$Sheet2.$B$29]*([.B29]-[$Sheet2.$B$28]) + [$Sheet2.$B$30])    ))^2" office:value-type="float" office:value="6.71486602612491" calcext:value-type="float">
            <text:p>6.71486602612491</text:p>
          </table:table-cell>
          <table:table-cell table:formula="of:=([.AI29]-([.AE29]^2*([$Sheet2.$B$34]*([.B29] - [$Sheet2.$B$35])^2 + [$Sheet2.$B$36]*([.B29]-[$Sheet2.$B$35]) + [$Sheet2.$B$37])    ))^2" office:value-type="float" office:value="0.234658767154155" calcext:value-type="float">
            <text:p>0.23465876715415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22" calcext:value-type="float">
            <text:p>0.047422</text:p>
          </table:table-cell>
          <table:table-cell office:value-type="float" office:value="0.011135" calcext:value-type="float">
            <text:p>0.011135</text:p>
          </table:table-cell>
          <table:table-cell office:value-type="float" office:value="0.0071761" calcext:value-type="float">
            <text:p>0.0071761</text:p>
          </table:table-cell>
          <table:table-cell office:value-type="float" office:value="0.0039594" calcext:value-type="float">
            <text:p>0.0039594</text:p>
          </table:table-cell>
          <table:table-cell office:value-type="float" office:value="-0.0053018" calcext:value-type="float">
            <text:p>-0.0053018</text:p>
          </table:table-cell>
          <table:table-cell office:value-type="float" office:value="-0.17647" calcext:value-type="float">
            <text:p>-0.17647</text:p>
          </table:table-cell>
          <table:table-cell office:value-type="float" office:value="-0.034172" calcext:value-type="float">
            <text:p>-0.034172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033648" calcext:value-type="float">
            <text:p>0.033648</text:p>
          </table:table-cell>
          <table:table-cell office:value-type="float" office:value="-0.000513" calcext:value-type="float">
            <text:p>-0.000513</text:p>
          </table:table-cell>
          <table:table-cell office:value-type="float" office:value="-0.0032668" calcext:value-type="float">
            <text:p>-0.0032668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4.2587" calcext:value-type="float">
            <text:p>4.2587</text:p>
          </table:table-cell>
          <table:table-cell office:value-type="float" office:value="0.9274" calcext:value-type="float">
            <text:p>0.9274</text:p>
          </table:table-cell>
          <table:table-cell office:value-type="float" office:value="4.5921" calcext:value-type="float">
            <text:p>4.5921</text:p>
          </table:table-cell>
          <table:table-cell office:value-type="float" office:value="4.9961" calcext:value-type="float">
            <text:p>4.9961</text:p>
          </table:table-cell>
          <table:table-cell office:value-type="float" office:value="-6.6899" calcext:value-type="float">
            <text:p>-6.6899</text:p>
          </table:table-cell>
          <table:table-cell office:value-type="float" office:value="59.839" calcext:value-type="float">
            <text:p>59.839</text:p>
          </table:table-cell>
          <table:table-cell office:value-type="float" office:value="4.9961" calcext:value-type="float">
            <text:p>4.9961</text:p>
          </table:table-cell>
          <table:table-cell office:value-type="float" office:value="-6.6899" calcext:value-type="float">
            <text:p>-6.6899</text:p>
          </table:table-cell>
          <table:table-cell office:value-type="float" office:value="59.839" calcext:value-type="float">
            <text:p>59.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676" calcext:value-type="float">
            <text:p>4.8676</text:p>
          </table:table-cell>
          <table:table-cell office:value-type="float" office:value="8.151" calcext:value-type="float">
            <text:p>8.151</text:p>
          </table:table-cell>
          <table:table-cell office:value-type="float" office:value="5" calcext:value-type="float">
            <text:p>5</text:p>
          </table:table-cell>
          <table:table-cell office:value-type="float" office:value="13.214" calcext:value-type="float">
            <text:p>13.214</text:p>
          </table:table-cell>
          <table:table-cell office:value-type="float" office:value="-21.229" calcext:value-type="float">
            <text:p>-21.229</text:p>
          </table:table-cell>
          <table:table-cell office:value-type="float" office:value="-46.761" calcext:value-type="float">
            <text:p>-46.761</text:p>
          </table:table-cell>
          <table:table-cell office:value-type="float" office:value="0.32366" calcext:value-type="float">
            <text:p>0.32366</text:p>
          </table:table-cell>
          <table:table-cell office:value-type="float" office:value="1.127" calcext:value-type="float">
            <text:p>1.127</text:p>
          </table:table-cell>
          <table:table-cell office:value-type="float" office:value="-0.24403" calcext:value-type="float">
            <text:p>-0.24403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" calcext:value-type="float">
            <text:p>0</text:p>
          </table:table-cell>
          <table:table-cell office:value-type="float" office:value="23509" calcext:value-type="float">
            <text:p>23509</text:p>
          </table:table-cell>
          <table:table-cell office:value-type="float" office:value="0.0019514" calcext:value-type="float">
            <text:p>0.0019514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053444" calcext:value-type="float">
            <text:p>0.053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]-([$Sheet2.$B$2]*[.B30]+[$Sheet2.$B$3]))^2" office:value-type="float" office:value="0.0000201304739199618" calcext:value-type="float">
            <text:p>2.01304739199618E-05</text:p>
          </table:table-cell>
          <table:table-cell table:formula="of:=([.F30]-([$Sheet2.$B$7] + [$Sheet2.$B$8] * ([.B30] - [$Sheet2.$B$9])^2))^2" office:value-type="float" office:value="0.0000000017138176510887" calcext:value-type="float">
            <text:p>1.7138176510887E-09</text:p>
          </table:table-cell>
          <table:table-cell table:formula="of:=([.X30]-([.AE30]^2*([$Sheet2.$B$13]*([.B30] - [$Sheet2.$B$14])^2 + [$Sheet2.$B$15]*([.B30]-[$Sheet2.$B$14]) + [$Sheet2.$B$16])    ))^2" office:value-type="float" office:value="0.552950717453957" calcext:value-type="float">
            <text:p>0.552950717453957</text:p>
          </table:table-cell>
          <table:table-cell table:formula="of:=([.AG30]-([.AE30]^2*([$Sheet2.$B$20]*([.B30] - [$Sheet2.$B$21])^2 + [$Sheet2.$B$22]*([.B30]-[$Sheet2.$B$21]) + [$Sheet2.$B$23])    ))^2" office:value-type="float" office:value="2.41788696417128" calcext:value-type="float">
            <text:p>2.41788696417128</text:p>
          </table:table-cell>
          <table:table-cell table:formula="of:=([.AH30]-([.AE30]^2*([$Sheet2.$B$27]*([.B30] - [$Sheet2.$B$28])^2 + [$Sheet2.$B$29]*([.B30]-[$Sheet2.$B$28]) + [$Sheet2.$B$30])    ))^2" office:value-type="float" office:value="4.44768355913273" calcext:value-type="float">
            <text:p>4.44768355913273</text:p>
          </table:table-cell>
          <table:table-cell table:formula="of:=([.AI30]-([.AE30]^2*([$Sheet2.$B$34]*([.B30] - [$Sheet2.$B$35])^2 + [$Sheet2.$B$36]*([.B30]-[$Sheet2.$B$35]) + [$Sheet2.$B$37])    ))^2" office:value-type="float" office:value="0.0881483368947068" calcext:value-type="float">
            <text:p>0.08814833689470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11075" calcext:value-type="float">
            <text:p>0.011075</text:p>
          </table:table-cell>
          <table:table-cell office:value-type="float" office:value="0.0067753" calcext:value-type="float">
            <text:p>0.0067753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-0.0055448" calcext:value-type="float">
            <text:p>-0.0055448</text:p>
          </table:table-cell>
          <table:table-cell office:value-type="float" office:value="-0.26619" calcext:value-type="float">
            <text:p>-0.26619</text:p>
          </table:table-cell>
          <table:table-cell office:value-type="float" office:value="-0.032263" calcext:value-type="float">
            <text:p>-0.032263</text:p>
          </table:table-cell>
          <table:table-cell office:value-type="float" office:value="-0.23393" calcext:value-type="float">
            <text:p>-0.23393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-0.00029116" calcext:value-type="float">
            <text:p>-0.00029116</text:p>
          </table:table-cell>
          <table:table-cell office:value-type="float" office:value="-0.0030571" calcext:value-type="float">
            <text:p>-0.0030571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9.1376" calcext:value-type="float">
            <text:p>9.1376</text:p>
          </table:table-cell>
          <table:table-cell office:value-type="float" office:value="2.9069" calcext:value-type="float">
            <text:p>2.9069</text:p>
          </table:table-cell>
          <table:table-cell office:value-type="float" office:value="3.1435" calcext:value-type="float">
            <text:p>3.1435</text:p>
          </table:table-cell>
          <table:table-cell office:value-type="float" office:value="5.4258" calcext:value-type="float">
            <text:p>5.4258</text:p>
          </table:table-cell>
          <table:table-cell office:value-type="float" office:value="-6.9966" calcext:value-type="float">
            <text:p>-6.9966</text:p>
          </table:table-cell>
          <table:table-cell office:value-type="float" office:value="127.7" calcext:value-type="float">
            <text:p>127.7</text:p>
          </table:table-cell>
          <table:table-cell office:value-type="float" office:value="5.4258" calcext:value-type="float">
            <text:p>5.4258</text:p>
          </table:table-cell>
          <table:table-cell office:value-type="float" office:value="-6.9966" calcext:value-type="float">
            <text:p>-6.9966</text:p>
          </table:table-cell>
          <table:table-cell office:value-type="float" office:value="127.7" calcext:value-type="float">
            <text:p>12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03" calcext:value-type="float">
            <text:p>4.9703</text:p>
          </table:table-cell>
          <table:table-cell office:value-type="float" office:value="2.6005" calcext:value-type="float">
            <text:p>2.6005</text:p>
          </table:table-cell>
          <table:table-cell office:value-type="float" office:value="5" calcext:value-type="float">
            <text:p>5</text:p>
          </table:table-cell>
          <table:table-cell office:value-type="float" office:value="6.2455" calcext:value-type="float">
            <text:p>6.2455</text:p>
          </table:table-cell>
          <table:table-cell office:value-type="float" office:value="-38.298" calcext:value-type="float">
            <text:p>-38.298</text:p>
          </table:table-cell>
          <table:table-cell office:value-type="float" office:value="-70.536" calcext:value-type="float">
            <text:p>-70.536</text:p>
          </table:table-cell>
          <table:table-cell office:value-type="float" office:value="0.18369" calcext:value-type="float">
            <text:p>0.18369</text:p>
          </table:table-cell>
          <table:table-cell office:value-type="float" office:value="1.0231" calcext:value-type="float">
            <text:p>1.0231</text:p>
          </table:table-cell>
          <table:table-cell office:value-type="float" office:value="-0.24568" calcext:value-type="float">
            <text:p>-0.24568</text:p>
          </table:table-cell>
          <table:table-cell office:value-type="float" office:value="0.040934" calcext:value-type="float">
            <text:p>0.040934</text:p>
          </table:table-cell>
          <table:table-cell office:value-type="float" office:value="0" calcext:value-type="float">
            <text:p>0</text:p>
          </table:table-cell>
          <table:table-cell office:value-type="float" office:value="7500.1" calcext:value-type="float">
            <text:p>7500.1</text:p>
          </table:table-cell>
          <table:table-cell office:value-type="float" office:value="0.0021639" calcext:value-type="float">
            <text:p>0.0021639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0354" calcext:value-type="float">
            <text:p>0.103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]-([$Sheet2.$B$2]*[.B31]+[$Sheet2.$B$3]))^2" office:value-type="float" office:value="0.00000307420055560011" calcext:value-type="float">
            <text:p>3.07420055560011E-06</text:p>
          </table:table-cell>
          <table:table-cell table:formula="of:=([.F31]-([$Sheet2.$B$7] + [$Sheet2.$B$8] * ([.B31] - [$Sheet2.$B$9])^2))^2" office:value-type="float" office:value="0.000000105109562769874" calcext:value-type="float">
            <text:p>1.05109562769874E-07</text:p>
          </table:table-cell>
          <table:table-cell table:formula="of:=([.X31]-([.AE31]^2*([$Sheet2.$B$13]*([.B31] - [$Sheet2.$B$14])^2 + [$Sheet2.$B$15]*([.B31]-[$Sheet2.$B$14]) + [$Sheet2.$B$16])    ))^2" office:value-type="float" office:value="0.523832253342092" calcext:value-type="float">
            <text:p>0.523832253342092</text:p>
          </table:table-cell>
          <table:table-cell table:formula="of:=([.AG31]-([.AE31]^2*([$Sheet2.$B$20]*([.B31] - [$Sheet2.$B$21])^2 + [$Sheet2.$B$22]*([.B31]-[$Sheet2.$B$21]) + [$Sheet2.$B$23])    ))^2" office:value-type="float" office:value="0.711799050301374" calcext:value-type="float">
            <text:p>0.711799050301374</text:p>
          </table:table-cell>
          <table:table-cell table:formula="of:=([.AH31]-([.AE31]^2*([$Sheet2.$B$27]*([.B31] - [$Sheet2.$B$28])^2 + [$Sheet2.$B$29]*([.B31]-[$Sheet2.$B$28]) + [$Sheet2.$B$30])    ))^2" office:value-type="float" office:value="2.4275070547436" calcext:value-type="float">
            <text:p>2.4275070547436</text:p>
          </table:table-cell>
          <table:table-cell table:formula="of:=([.AI31]-([.AE31]^2*([$Sheet2.$B$34]*([.B31] - [$Sheet2.$B$35])^2 + [$Sheet2.$B$36]*([.B31]-[$Sheet2.$B$35]) + [$Sheet2.$B$37])    ))^2" office:value-type="float" office:value="0.0138414904599142" calcext:value-type="float">
            <text:p>0.0138414904599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0.011824" calcext:value-type="float">
            <text:p>0.011824</text:p>
          </table:table-cell>
          <table:table-cell office:value-type="float" office:value="0.0064702" calcext:value-type="float">
            <text:p>0.0064702</text:p>
          </table:table-cell>
          <table:table-cell office:value-type="float" office:value="0.0053535" calcext:value-type="float">
            <text:p>0.0053535</text:p>
          </table:table-cell>
          <table:table-cell office:value-type="float" office:value="-0.0060144" calcext:value-type="float">
            <text:p>-0.0060144</text:p>
          </table:table-cell>
          <table:table-cell office:value-type="float" office:value="-0.35981" calcext:value-type="float">
            <text:p>-0.35981</text:p>
          </table:table-cell>
          <table:table-cell office:value-type="float" office:value="-0.030811" calcext:value-type="float">
            <text:p>-0.030811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88231" calcext:value-type="float">
            <text:p>0.088231</text:p>
          </table:table-cell>
          <table:table-cell office:value-type="float" office:value="-0.00031377" calcext:value-type="float">
            <text:p>-0.00031377</text:p>
          </table:table-cell>
          <table:table-cell office:value-type="float" office:value="-0.0029099" calcext:value-type="float">
            <text:p>-0.0029099</text:p>
          </table:table-cell>
          <table:table-cell office:value-type="float" office:value="0.0025962" calcext:value-type="float">
            <text:p>0.0025962</text:p>
          </table:table-cell>
          <table:table-cell office:value-type="float" office:value="13.11" calcext:value-type="float">
            <text:p>13.11</text:p>
          </table:table-cell>
          <table:table-cell office:value-type="float" office:value="5.1618" calcext:value-type="float">
            <text:p>5.1618</text:p>
          </table:table-cell>
          <table:table-cell office:value-type="float" office:value="2.5399" calcext:value-type="float">
            <text:p>2.5399</text:p>
          </table:table-cell>
          <table:table-cell office:value-type="float" office:value="6.7552" calcext:value-type="float">
            <text:p>6.7552</text:p>
          </table:table-cell>
          <table:table-cell office:value-type="float" office:value="-7.5891" calcext:value-type="float">
            <text:p>-7.5891</text:p>
          </table:table-cell>
          <table:table-cell office:value-type="float" office:value="195.6" calcext:value-type="float">
            <text:p>195.6</text:p>
          </table:table-cell>
          <table:table-cell office:value-type="float" office:value="6.7552" calcext:value-type="float">
            <text:p>6.7552</text:p>
          </table:table-cell>
          <table:table-cell office:value-type="float" office:value="-7.5891" calcext:value-type="float">
            <text:p>-7.5891</text:p>
          </table:table-cell>
          <table:table-cell office:value-type="float" office:value="195.6" calcext:value-type="float">
            <text:p>19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55" calcext:value-type="float">
            <text:p>4.9855</text:p>
          </table:table-cell>
          <table:table-cell office:value-type="float" office:value="1.4645" calcext:value-type="float">
            <text:p>1.4645</text:p>
          </table:table-cell>
          <table:table-cell office:value-type="float" office:value="5" calcext:value-type="float">
            <text:p>5</text:p>
          </table:table-cell>
          <table:table-cell office:value-type="float" office:value="4.3618" calcext:value-type="float">
            <text:p>4.3618</text:p>
          </table:table-cell>
          <table:table-cell office:value-type="float" office:value="-55.666" calcext:value-type="float">
            <text:p>-55.666</text:p>
          </table:table-cell>
          <table:table-cell office:value-type="float" office:value="-95.344" calcext:value-type="float">
            <text:p>-95.344</text:p>
          </table:table-cell>
          <table:table-cell office:value-type="float" office:value="0.19796" calcext:value-type="float">
            <text:p>0.19796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2462" calcext:value-type="float">
            <text:p>-0.246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" calcext:value-type="float">
            <text:p>0</text:p>
          </table:table-cell>
          <table:table-cell office:value-type="float" office:value="4223.7" calcext:value-type="float">
            <text:p>4223.7</text:p>
          </table:table-cell>
          <table:table-cell office:value-type="float" office:value="0.0027023" calcext:value-type="float">
            <text:p>0.0027023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15366" calcext:value-type="float">
            <text:p>0.15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]-([$Sheet2.$B$2]*[.B32]+[$Sheet2.$B$3]))^2" office:value-type="float" office:value="0.00000102418450311276" calcext:value-type="float">
            <text:p>1.02418450311276E-06</text:p>
          </table:table-cell>
          <table:table-cell table:formula="of:=([.F32]-([$Sheet2.$B$7] + [$Sheet2.$B$8] * ([.B32] - [$Sheet2.$B$9])^2))^2" office:value-type="float" office:value="0.000000351093948362746" calcext:value-type="float">
            <text:p>3.51093948362746E-07</text:p>
          </table:table-cell>
          <table:table-cell table:formula="of:=([.X32]-([.AE32]^2*([$Sheet2.$B$13]*([.B32] - [$Sheet2.$B$14])^2 + [$Sheet2.$B$15]*([.B32]-[$Sheet2.$B$14]) + [$Sheet2.$B$16])    ))^2" office:value-type="float" office:value="0.472808045634292" calcext:value-type="float">
            <text:p>0.472808045634292</text:p>
          </table:table-cell>
          <table:table-cell table:formula="of:=([.AG32]-([.AE32]^2*([$Sheet2.$B$20]*([.B32] - [$Sheet2.$B$21])^2 + [$Sheet2.$B$22]*([.B32]-[$Sheet2.$B$21]) + [$Sheet2.$B$23])    ))^2" office:value-type="float" office:value="0.0115736329046522" calcext:value-type="float">
            <text:p>0.011573632904652</text:p>
          </table:table-cell>
          <table:table-cell table:formula="of:=([.AH32]-([.AE32]^2*([$Sheet2.$B$27]*([.B32] - [$Sheet2.$B$28])^2 + [$Sheet2.$B$29]*([.B32]-[$Sheet2.$B$28]) + [$Sheet2.$B$30])    ))^2" office:value-type="float" office:value="0.706581477115765" calcext:value-type="float">
            <text:p>0.706581477115765</text:p>
          </table:table-cell>
          <table:table-cell table:formula="of:=([.AI32]-([.AE32]^2*([$Sheet2.$B$34]*([.B32] - [$Sheet2.$B$35])^2 + [$Sheet2.$B$36]*([.B32]-[$Sheet2.$B$35]) + [$Sheet2.$B$37])    ))^2" office:value-type="float" office:value="0.000638980995335145" calcext:value-type="float">
            <text:p>0.0006389809953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3428" calcext:value-type="float">
            <text:p>0.013428</text:p>
          </table:table-cell>
          <table:table-cell office:value-type="float" office:value="0.0063035" calcext:value-type="float">
            <text:p>0.006303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-0.0067091" calcext:value-type="float">
            <text:p>-0.0067091</text:p>
          </table:table-cell>
          <table:table-cell office:value-type="float" office:value="-0.45744" calcext:value-type="float">
            <text:p>-0.45744</text:p>
          </table:table-cell>
          <table:table-cell office:value-type="float" office:value="-0.030016" calcext:value-type="float">
            <text:p>-0.030016</text:p>
          </table:table-cell>
          <table:table-cell office:value-type="float" office:value="-0.42743" calcext:value-type="float">
            <text:p>-0.42743</text:p>
          </table:table-cell>
          <table:table-cell office:value-type="float" office:value="0.1162" calcext:value-type="float">
            <text:p>0.1162</text:p>
          </table:table-cell>
          <table:table-cell office:value-type="float" office:value="-0.00060446" calcext:value-type="float">
            <text:p>-0.00060446</text:p>
          </table:table-cell>
          <table:table-cell office:value-type="float" office:value="-0.0028454" calcext:value-type="float">
            <text:p>-0.0028454</text:p>
          </table:table-cell>
          <table:table-cell office:value-type="float" office:value="0.0022409" calcext:value-type="float">
            <text:p>0.0022409</text:p>
          </table:table-cell>
          <table:table-cell office:value-type="float" office:value="15.55" calcext:value-type="float">
            <text:p>15.55</text:p>
          </table:table-cell>
          <table:table-cell office:value-type="float" office:value="7.1054" calcext:value-type="float">
            <text:p>7.1054</text:p>
          </table:table-cell>
          <table:table-cell office:value-type="float" office:value="2.1885" calcext:value-type="float">
            <text:p>2.1885</text:p>
          </table:table-cell>
          <table:table-cell office:value-type="float" office:value="8.9893" calcext:value-type="float">
            <text:p>8.9893</text:p>
          </table:table-cell>
          <table:table-cell office:value-type="float" office:value="-8.4658" calcext:value-type="float">
            <text:p>-8.4658</text:p>
          </table:table-cell>
          <table:table-cell office:value-type="float" office:value="263.47" calcext:value-type="float">
            <text:p>263.47</text:p>
          </table:table-cell>
          <table:table-cell office:value-type="float" office:value="8.9893" calcext:value-type="float">
            <text:p>8.9893</text:p>
          </table:table-cell>
          <table:table-cell office:value-type="float" office:value="-8.4658" calcext:value-type="float">
            <text:p>-8.4658</text:p>
          </table:table-cell>
          <table:table-cell office:value-type="float" office:value="263.47" calcext:value-type="float">
            <text:p>26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97" calcext:value-type="float">
            <text:p>4.9897</text:p>
          </table:table-cell>
          <table:table-cell office:value-type="float" office:value="1.0639" calcext:value-type="float">
            <text:p>1.0639</text:p>
          </table:table-cell>
          <table:table-cell office:value-type="float" office:value="5" calcext:value-type="float">
            <text:p>5</text:p>
          </table:table-cell>
          <table:table-cell office:value-type="float" office:value="3.6796" calcext:value-type="float">
            <text:p>3.6796</text:p>
          </table:table-cell>
          <table:table-cell office:value-type="float" office:value="-73.313" calcext:value-type="float">
            <text:p>-73.313</text:p>
          </table:table-cell>
          <table:table-cell office:value-type="float" office:value="-121.22" calcext:value-type="float">
            <text:p>-121.22</text:p>
          </table:table-cell>
          <table:table-cell office:value-type="float" office:value="0.38136" calcext:value-type="float">
            <text:p>0.38136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-0.24645" calcext:value-type="float">
            <text:p>-0.24645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" calcext:value-type="float">
            <text:p>0</text:p>
          </table:table-cell>
          <table:table-cell office:value-type="float" office:value="3068.3" calcext:value-type="float">
            <text:p>3068.3</text:p>
          </table:table-cell>
          <table:table-cell office:value-type="float" office:value="0.0035991" calcext:value-type="float">
            <text:p>0.0035991</text:p>
          </table:table-cell>
          <table:table-cell office:value-type="float" office:value="0.78891" calcext:value-type="float">
            <text:p>0.78891</text:p>
          </table:table-cell>
          <table:table-cell office:value-type="float" office:value="0.20375" calcext:value-type="float">
            <text:p>0.20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]-([$Sheet2.$B$2]*[.B33]+[$Sheet2.$B$3]))^2" office:value-type="float" office:value="0.0000141179033472633" calcext:value-type="float">
            <text:p>1.41179033472633E-05</text:p>
          </table:table-cell>
          <table:table-cell table:formula="of:=([.F33]-([$Sheet2.$B$7] + [$Sheet2.$B$8] * ([.B33] - [$Sheet2.$B$9])^2))^2" office:value-type="float" office:value="0.00000051491962979122" calcext:value-type="float">
            <text:p>5.1491962979122E-07</text:p>
          </table:table-cell>
          <table:table-cell table:formula="of:=([.X33]-([.AE33]^2*([$Sheet2.$B$13]*([.B33] - [$Sheet2.$B$14])^2 + [$Sheet2.$B$15]*([.B33]-[$Sheet2.$B$14]) + [$Sheet2.$B$16])    ))^2" office:value-type="float" office:value="0.405450592956562" calcext:value-type="float">
            <text:p>0.405450592956562</text:p>
          </table:table-cell>
          <table:table-cell table:formula="of:=([.AG33]-([.AE33]^2*([$Sheet2.$B$20]*([.B33] - [$Sheet2.$B$21])^2 + [$Sheet2.$B$22]*([.B33]-[$Sheet2.$B$21]) + [$Sheet2.$B$23])    ))^2" office:value-type="float" office:value="0.401128992092054" calcext:value-type="float">
            <text:p>0.401128992092054</text:p>
          </table:table-cell>
          <table:table-cell table:formula="of:=([.AH33]-([.AE33]^2*([$Sheet2.$B$27]*([.B33] - [$Sheet2.$B$28])^2 + [$Sheet2.$B$29]*([.B33]-[$Sheet2.$B$28]) + [$Sheet2.$B$30])    ))^2" office:value-type="float" office:value="0.00615165833718782" calcext:value-type="float">
            <text:p>0.006151658337188</text:p>
          </table:table-cell>
          <table:table-cell table:formula="of:=([.AI33]-([.AE33]^2*([$Sheet2.$B$34]*([.B33] - [$Sheet2.$B$35])^2 + [$Sheet2.$B$36]*([.B33]-[$Sheet2.$B$35]) + [$Sheet2.$B$37])    ))^2" office:value-type="float" office:value="0.0136880536581655" calcext:value-type="float">
            <text:p>0.0136880536581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015914" calcext:value-type="float">
            <text:p>0.015914</text:p>
          </table:table-cell>
          <table:table-cell office:value-type="float" office:value="0.0063031" calcext:value-type="float">
            <text:p>0.0063031</text:p>
          </table:table-cell>
          <table:table-cell office:value-type="float" office:value="0.0096104" calcext:value-type="float">
            <text:p>0.0096104</text:p>
          </table:table-cell>
          <table:table-cell office:value-type="float" office:value="-0.0076291" calcext:value-type="float">
            <text:p>-0.0076291</text:p>
          </table:table-cell>
          <table:table-cell office:value-type="float" office:value="-0.55918" calcext:value-type="float">
            <text:p>-0.55918</text:p>
          </table:table-cell>
          <table:table-cell office:value-type="float" office:value="-0.030015" calcext:value-type="float">
            <text:p>-0.030015</text:p>
          </table:table-cell>
          <table:table-cell office:value-type="float" office:value="-0.52917" calcext:value-type="float">
            <text:p>-0.52917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-0.0011777" calcext:value-type="float">
            <text:p>-0.0011777</text:p>
          </table:table-cell>
          <table:table-cell office:value-type="float" office:value="-0.0028788" calcext:value-type="float">
            <text:p>-0.0028788</text:p>
          </table:table-cell>
          <table:table-cell office:value-type="float" office:value="0.0017011" calcext:value-type="float">
            <text:p>0.0017011</text:p>
          </table:table-cell>
          <table:table-cell office:value-type="float" office:value="16.497" calcext:value-type="float">
            <text:p>16.497</text:p>
          </table:table-cell>
          <table:table-cell office:value-type="float" office:value="8.453" calcext:value-type="float">
            <text:p>8.453</text:p>
          </table:table-cell>
          <table:table-cell office:value-type="float" office:value="1.9517" calcext:value-type="float">
            <text:p>1.9517</text:p>
          </table:table-cell>
          <table:table-cell office:value-type="float" office:value="12.127" calcext:value-type="float">
            <text:p>12.127</text:p>
          </table:table-cell>
          <table:table-cell office:value-type="float" office:value="-9.6266" calcext:value-type="float">
            <text:p>-9.6266</text:p>
          </table:table-cell>
          <table:table-cell office:value-type="float" office:value="331.27" calcext:value-type="float">
            <text:p>331.27</text:p>
          </table:table-cell>
          <table:table-cell office:value-type="float" office:value="12.127" calcext:value-type="float">
            <text:p>12.127</text:p>
          </table:table-cell>
          <table:table-cell office:value-type="float" office:value="-9.6266" calcext:value-type="float">
            <text:p>-9.6266</text:p>
          </table:table-cell>
          <table:table-cell office:value-type="float" office:value="331.27" calcext:value-type="float">
            <text:p>33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08" calcext:value-type="float">
            <text:p>4.9908</text:p>
          </table:table-cell>
          <table:table-cell office:value-type="float" office:value="0.89427" calcext:value-type="float">
            <text:p>0.89427</text:p>
          </table:table-cell>
          <table:table-cell office:value-type="float" office:value="5" calcext:value-type="float">
            <text:p>5</text:p>
          </table:table-cell>
          <table:table-cell office:value-type="float" office:value="3.4688" calcext:value-type="float">
            <text:p>3.4688</text:p>
          </table:table-cell>
          <table:table-cell office:value-type="float" office:value="-91.235" calcext:value-type="float">
            <text:p>-91.235</text:p>
          </table:table-cell>
          <table:table-cell office:value-type="float" office:value="-148.17" calcext:value-type="float">
            <text:p>-148.17</text:p>
          </table:table-cell>
          <table:table-cell office:value-type="float" office:value="0.74301" calcext:value-type="float">
            <text:p>0.74301</text:p>
          </table:table-cell>
          <table:table-cell office:value-type="float" office:value="0.96661" calcext:value-type="float">
            <text:p>0.96661</text:p>
          </table:table-cell>
          <table:table-cell office:value-type="float" office:value="-0.24661" calcext:value-type="float">
            <text:p>-0.24661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" calcext:value-type="float">
            <text:p>0</text:p>
          </table:table-cell>
          <table:table-cell office:value-type="float" office:value="2579.2" calcext:value-type="float">
            <text:p>2579.2</text:p>
          </table:table-cell>
          <table:table-cell office:value-type="float" office:value="0.0048564" calcext:value-type="float">
            <text:p>0.0048564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25377" calcext:value-type="float">
            <text:p>0.25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]-([$Sheet2.$B$2]*[.B34]+[$Sheet2.$B$3]))^2" office:value-type="float" office:value="0.0000415088947319209" calcext:value-type="float">
            <text:p>4.15088947319209E-05</text:p>
          </table:table-cell>
          <table:table-cell table:formula="of:=([.F34]-([$Sheet2.$B$7] + [$Sheet2.$B$8] * ([.B34] - [$Sheet2.$B$9])^2))^2" office:value-type="float" office:value="0.000000452051337460385" calcext:value-type="float">
            <text:p>4.52051337460385E-07</text:p>
          </table:table-cell>
          <table:table-cell table:formula="of:=([.X34]-([.AE34]^2*([$Sheet2.$B$13]*([.B34] - [$Sheet2.$B$14])^2 + [$Sheet2.$B$15]*([.B34]-[$Sheet2.$B$14]) + [$Sheet2.$B$16])    ))^2" office:value-type="float" office:value="0.326362523478503" calcext:value-type="float">
            <text:p>0.326362523478503</text:p>
          </table:table-cell>
          <table:table-cell table:formula="of:=([.AG34]-([.AE34]^2*([$Sheet2.$B$20]*([.B34] - [$Sheet2.$B$21])^2 + [$Sheet2.$B$22]*([.B34]-[$Sheet2.$B$21]) + [$Sheet2.$B$23])    ))^2" office:value-type="float" office:value="1.89090817360451" calcext:value-type="float">
            <text:p>1.89090817360451</text:p>
          </table:table-cell>
          <table:table-cell table:formula="of:=([.AH34]-([.AE34]^2*([$Sheet2.$B$27]*([.B34] - [$Sheet2.$B$28])^2 + [$Sheet2.$B$29]*([.B34]-[$Sheet2.$B$28]) + [$Sheet2.$B$30])    ))^2" office:value-type="float" office:value="1.45203378228031" calcext:value-type="float">
            <text:p>1.45203378228031</text:p>
          </table:table-cell>
          <table:table-cell table:formula="of:=([.AI34]-([.AE34]^2*([$Sheet2.$B$34]*([.B34] - [$Sheet2.$B$35])^2 + [$Sheet2.$B$36]*([.B34]-[$Sheet2.$B$35]) + [$Sheet2.$B$37])    ))^2" office:value-type="float" office:value="0.0220177470986136" calcext:value-type="float">
            <text:p>0.0220177470986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0.0064215" calcext:value-type="float">
            <text:p>0.0064215</text:p>
          </table:table-cell>
          <table:table-cell office:value-type="float" office:value="0.012812" calcext:value-type="float">
            <text:p>0.012812</text:p>
          </table:table-cell>
          <table:table-cell office:value-type="float" office:value="-0.0087736" calcext:value-type="float">
            <text:p>-0.0087736</text:p>
          </table:table-cell>
          <table:table-cell office:value-type="float" office:value="-0.66476" calcext:value-type="float">
            <text:p>-0.66476</text:p>
          </table:table-cell>
          <table:table-cell office:value-type="float" office:value="-0.030579" calcext:value-type="float">
            <text:p>-0.030579</text:p>
          </table:table-cell>
          <table:table-cell office:value-type="float" office:value="-0.63418" calcext:value-type="float">
            <text:p>-0.6341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-0.0019974" calcext:value-type="float">
            <text:p>-0.0019974</text:p>
          </table:table-cell>
          <table:table-cell office:value-type="float" office:value="-0.0029733" calcext:value-type="float">
            <text:p>-0.0029733</text:p>
          </table:table-cell>
          <table:table-cell office:value-type="float" office:value="0.00097597" calcext:value-type="float">
            <text:p>0.00097597</text:p>
          </table:table-cell>
          <table:table-cell office:value-type="float" office:value="16.44" calcext:value-type="float">
            <text:p>16.44</text:p>
          </table:table-cell>
          <table:table-cell office:value-type="float" office:value="9.2442" calcext:value-type="float">
            <text:p>9.2442</text:p>
          </table:table-cell>
          <table:table-cell office:value-type="float" office:value="1.7784" calcext:value-type="float">
            <text:p>1.7784</text:p>
          </table:table-cell>
          <table:table-cell office:value-type="float" office:value="16.167" calcext:value-type="float">
            <text:p>16.167</text:p>
          </table:table-cell>
          <table:table-cell office:value-type="float" office:value="-11.071" calcext:value-type="float">
            <text:p>-11.071</text:p>
          </table:table-cell>
          <table:table-cell office:value-type="float" office:value="398.98" calcext:value-type="float">
            <text:p>398.98</text:p>
          </table:table-cell>
          <table:table-cell office:value-type="float" office:value="16.167" calcext:value-type="float">
            <text:p>16.167</text:p>
          </table:table-cell>
          <table:table-cell office:value-type="float" office:value="-11.071" calcext:value-type="float">
            <text:p>-11.071</text:p>
          </table:table-cell>
          <table:table-cell office:value-type="float" office:value="398.98" calcext:value-type="float">
            <text:p>39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08" calcext:value-type="float">
            <text:p>4.9908</text:p>
          </table:table-cell>
          <table:table-cell office:value-type="float" office:value="0.81773" calcext:value-type="float">
            <text:p>0.81773</text:p>
          </table:table-cell>
          <table:table-cell office:value-type="float" office:value="5" calcext:value-type="float">
            <text:p>5</text:p>
          </table:table-cell>
          <table:table-cell office:value-type="float" office:value="3.4809" calcext:value-type="float">
            <text:p>3.4809</text:p>
          </table:table-cell>
          <table:table-cell office:value-type="float" office:value="-109.42" calcext:value-type="float">
            <text:p>-109.42</text:p>
          </table:table-cell>
          <table:table-cell office:value-type="float" office:value="-176.15" calcext:value-type="float">
            <text:p>-176.15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-0.24672" calcext:value-type="float">
            <text:p>-0.24672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" calcext:value-type="float">
            <text:p>0</text:p>
          </table:table-cell>
          <table:table-cell office:value-type="float" office:value="2358.5" calcext:value-type="float">
            <text:p>2358.5</text:p>
          </table:table-cell>
          <table:table-cell office:value-type="float" office:value="0.0064742" calcext:value-type="float">
            <text:p>0.0064742</text:p>
          </table:table-cell>
          <table:table-cell office:value-type="float" office:value="1.006" calcext:value-type="float">
            <text:p>1.006</text:p>
          </table:table-cell>
          <table:table-cell office:value-type="float" office:value="0.3037" calcext:value-type="float">
            <text:p>0.3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]-([$Sheet2.$B$2]*[.B35]+[$Sheet2.$B$3]))^2" office:value-type="float" office:value="0.0000820491671240106" calcext:value-type="float">
            <text:p>8.20491671240106E-05</text:p>
          </table:table-cell>
          <table:table-cell table:formula="of:=([.F35]-([$Sheet2.$B$7] + [$Sheet2.$B$8] * ([.B35] - [$Sheet2.$B$9])^2))^2" office:value-type="float" office:value="0.000000254861091691901" calcext:value-type="float">
            <text:p>2.54861091691901E-07</text:p>
          </table:table-cell>
          <table:table-cell table:formula="of:=([.X35]-([.AE35]^2*([$Sheet2.$B$13]*([.B35] - [$Sheet2.$B$14])^2 + [$Sheet2.$B$15]*([.B35]-[$Sheet2.$B$14]) + [$Sheet2.$B$16])    ))^2" office:value-type="float" office:value="0.241773552018573" calcext:value-type="float">
            <text:p>0.241773552018573</text:p>
          </table:table-cell>
          <table:table-cell table:formula="of:=([.AG35]-([.AE35]^2*([$Sheet2.$B$20]*([.B35] - [$Sheet2.$B$21])^2 + [$Sheet2.$B$22]*([.B35]-[$Sheet2.$B$21]) + [$Sheet2.$B$23])    ))^2" office:value-type="float" office:value="4.43391241683613" calcext:value-type="float">
            <text:p>4.43391241683613</text:p>
          </table:table-cell>
          <table:table-cell table:formula="of:=([.AH35]-([.AE35]^2*([$Sheet2.$B$27]*([.B35] - [$Sheet2.$B$28])^2 + [$Sheet2.$B$29]*([.B35]-[$Sheet2.$B$28]) + [$Sheet2.$B$30])    ))^2" office:value-type="float" office:value="6.22567071392312" calcext:value-type="float">
            <text:p>6.22567071392312</text:p>
          </table:table-cell>
          <table:table-cell table:formula="of:=([.AI35]-([.AE35]^2*([$Sheet2.$B$34]*([.B35] - [$Sheet2.$B$35])^2 + [$Sheet2.$B$36]*([.B35]-[$Sheet2.$B$35]) + [$Sheet2.$B$37])    ))^2" office:value-type="float" office:value="0.0202070647664088" calcext:value-type="float">
            <text:p>0.0202070647664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023329" calcext:value-type="float">
            <text:p>0.023329</text:p>
          </table:table-cell>
          <table:table-cell office:value-type="float" office:value="0.0065999" calcext:value-type="float">
            <text:p>0.0065999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-0.010141" calcext:value-type="float">
            <text:p>-0.010141</text:p>
          </table:table-cell>
          <table:table-cell office:value-type="float" office:value="-0.77382" calcext:value-type="float">
            <text:p>-0.77382</text:p>
          </table:table-cell>
          <table:table-cell office:value-type="float" office:value="-0.031428" calcext:value-type="float">
            <text:p>-0.031428</text:p>
          </table:table-cell>
          <table:table-cell office:value-type="float" office:value="-0.74239" calcext:value-type="float">
            <text:p>-0.74239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-0.0030274" calcext:value-type="float">
            <text:p>-0.0030274</text:p>
          </table:table-cell>
          <table:table-cell office:value-type="float" office:value="-0.0030918" calcext:value-type="float">
            <text:p>-0.0030918</text:p>
          </table:table-cell>
          <table:table-cell table:style-name="ce1" office:value-type="float" office:value="0.000064441" calcext:value-type="float">
            <text:p>6.44E-05</text:p>
          </table:table-cell>
          <table:table-cell office:value-type="float" office:value="15.849" calcext:value-type="float">
            <text:p>15.849</text:p>
          </table:table-cell>
          <table:table-cell office:value-type="float" office:value="9.6373" calcext:value-type="float">
            <text:p>9.6373</text:p>
          </table:table-cell>
          <table:table-cell office:value-type="float" office:value="1.6446" calcext:value-type="float">
            <text:p>1.6446</text:p>
          </table:table-cell>
          <table:table-cell office:value-type="float" office:value="21.109" calcext:value-type="float">
            <text:p>21.109</text:p>
          </table:table-cell>
          <table:table-cell office:value-type="float" office:value="-12.797" calcext:value-type="float">
            <text:p>-12.797</text:p>
          </table:table-cell>
          <table:table-cell office:value-type="float" office:value="466.55" calcext:value-type="float">
            <text:p>466.55</text:p>
          </table:table-cell>
          <table:table-cell office:value-type="float" office:value="21.109" calcext:value-type="float">
            <text:p>21.109</text:p>
          </table:table-cell>
          <table:table-cell office:value-type="float" office:value="-12.797" calcext:value-type="float">
            <text:p>-12.797</text:p>
          </table:table-cell>
          <table:table-cell office:value-type="float" office:value="466.55" calcext:value-type="float">
            <text:p>46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01" calcext:value-type="float">
            <text:p>4.9901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5" calcext:value-type="float">
            <text:p>5</text:p>
          </table:table-cell>
          <table:table-cell office:value-type="float" office:value="3.6103" calcext:value-type="float">
            <text:p>3.6103</text:p>
          </table:table-cell>
          <table:table-cell office:value-type="float" office:value="-127.87" calcext:value-type="float">
            <text:p>-127.87</text:p>
          </table:table-cell>
          <table:table-cell office:value-type="float" office:value="-205.05" calcext:value-type="float">
            <text:p>-205.05</text:p>
          </table:table-cell>
          <table:table-cell office:value-type="float" office:value="1.91" calcext:value-type="float">
            <text:p>1.91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24681" calcext:value-type="float">
            <text:p>-0.24681</text:p>
          </table:table-cell>
          <table:table-cell office:value-type="float" office:value="0.0030435" calcext:value-type="float">
            <text:p>0.0030435</text:p>
          </table:table-cell>
          <table:table-cell office:value-type="float" office:value="0" calcext:value-type="float">
            <text:p>0</text:p>
          </table:table-cell>
          <table:table-cell office:value-type="float" office:value="2262.2" calcext:value-type="float">
            <text:p>2262.2</text:p>
          </table:table-cell>
          <table:table-cell office:value-type="float" office:value="0.0084523" calcext:value-type="float">
            <text:p>0.0084523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35349" calcext:value-type="float">
            <text:p>0.353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]-([$Sheet2.$B$2]*[.B36]+[$Sheet2.$B$3]))^2" office:value-type="float" office:value="0.000133713592640945" calcext:value-type="float">
            <text:p>0.000133713592641</text:p>
          </table:table-cell>
          <table:table-cell table:formula="of:=([.F36]-([$Sheet2.$B$7] + [$Sheet2.$B$8] * ([.B36] - [$Sheet2.$B$9])^2))^2" office:value-type="float" office:value="0.0000000751029514798455" calcext:value-type="float">
            <text:p>7.51029514798455E-08</text:p>
          </table:table-cell>
          <table:table-cell table:formula="of:=([.X36]-([.AE36]^2*([$Sheet2.$B$13]*([.B36] - [$Sheet2.$B$14])^2 + [$Sheet2.$B$15]*([.B36]-[$Sheet2.$B$14]) + [$Sheet2.$B$16])    ))^2" office:value-type="float" office:value="0.160015857604607" calcext:value-type="float">
            <text:p>0.160015857604607</text:p>
          </table:table-cell>
          <table:table-cell table:formula="of:=([.AG36]-([.AE36]^2*([$Sheet2.$B$20]*([.B36] - [$Sheet2.$B$21])^2 + [$Sheet2.$B$22]*([.B36]-[$Sheet2.$B$21]) + [$Sheet2.$B$23])    ))^2" office:value-type="float" office:value="7.99247038674801" calcext:value-type="float">
            <text:p>7.99247038674801</text:p>
          </table:table-cell>
          <table:table-cell table:formula="of:=([.AH36]-([.AE36]^2*([$Sheet2.$B$27]*([.B36] - [$Sheet2.$B$28])^2 + [$Sheet2.$B$29]*([.B36]-[$Sheet2.$B$28]) + [$Sheet2.$B$30])    ))^2" office:value-type="float" office:value="14.7364604547017" calcext:value-type="float">
            <text:p>14.7364604547017</text:p>
          </table:table-cell>
          <table:table-cell table:formula="of:=([.AI36]-([.AE36]^2*([$Sheet2.$B$34]*([.B36] - [$Sheet2.$B$35])^2 + [$Sheet2.$B$36]*([.B36]-[$Sheet2.$B$35]) + [$Sheet2.$B$37])    ))^2" office:value-type="float" office:value="0.0146965366782785" calcext:value-type="float">
            <text:p>0.0146965366782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7" calcext:value-type="float">
            <text:p>0.42317</text:p>
          </table:table-cell>
          <table:table-cell office:value-type="float" office:value="0.028165" calcext:value-type="float">
            <text:p>0.028165</text:p>
          </table:table-cell>
          <table:table-cell office:value-type="float" office:value="0.0068056" calcext:value-type="float">
            <text:p>0.0068056</text:p>
          </table:table-cell>
          <table:table-cell office:value-type="float" office:value="0.021359" calcext:value-type="float">
            <text:p>0.021359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-0.8862" calcext:value-type="float">
            <text:p>-0.8862</text:p>
          </table:table-cell>
          <table:table-cell office:value-type="float" office:value="-0.032408" calcext:value-type="float">
            <text:p>-0.032408</text:p>
          </table:table-cell>
          <table:table-cell office:value-type="float" office:value="-0.85379" calcext:value-type="float">
            <text:p>-0.85379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-0.004244" calcext:value-type="float">
            <text:p>-0.004244</text:p>
          </table:table-cell>
          <table:table-cell office:value-type="float" office:value="-0.0032096" calcext:value-type="float">
            <text:p>-0.0032096</text:p>
          </table:table-cell>
          <table:table-cell office:value-type="float" office:value="-0.0010344" calcext:value-type="float">
            <text:p>-0.0010344</text:p>
          </table:table-cell>
          <table:table-cell office:value-type="float" office:value="15.025" calcext:value-type="float">
            <text:p>15.025</text:p>
          </table:table-cell>
          <table:table-cell office:value-type="float" office:value="9.7738" calcext:value-type="float">
            <text:p>9.7738</text:p>
          </table:table-cell>
          <table:table-cell office:value-type="float" office:value="1.5372" calcext:value-type="float">
            <text:p>1.5372</text:p>
          </table:table-cell>
          <table:table-cell office:value-type="float" office:value="26.952" calcext:value-type="float">
            <text:p>26.952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533.96" calcext:value-type="float">
            <text:p>533.96</text:p>
          </table:table-cell>
          <table:table-cell office:value-type="float" office:value="26.952" calcext:value-type="float">
            <text:p>26.952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533.96" calcext:value-type="float">
            <text:p>533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9" calcext:value-type="float">
            <text:p>4.989</text:p>
          </table:table-cell>
          <table:table-cell office:value-type="float" office:value="0.77342" calcext:value-type="float">
            <text:p>0.77342</text:p>
          </table:table-cell>
          <table:table-cell office:value-type="float" office:value="5" calcext:value-type="float">
            <text:p>5</text:p>
          </table:table-cell>
          <table:table-cell office:value-type="float" office:value="3.8078" calcext:value-type="float">
            <text:p>3.8078</text:p>
          </table:table-cell>
          <table:table-cell office:value-type="float" office:value="-146.57" calcext:value-type="float">
            <text:p>-146.57</text:p>
          </table:table-cell>
          <table:table-cell office:value-type="float" office:value="-234.83" calcext:value-type="float">
            <text:p>-234.83</text:p>
          </table:table-cell>
          <table:table-cell office:value-type="float" office:value="2.6776" calcext:value-type="float">
            <text:p>2.6776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-0.24689" calcext:value-type="float">
            <text:p>-0.24689</text:p>
          </table:table-cell>
          <table:table-cell table:style-name="ce1" office:value-type="float" office:value="0.000075085" calcext:value-type="float">
            <text:p>7.51E-05</text:p>
          </table:table-cell>
          <table:table-cell office:value-type="float" office:value="0" calcext:value-type="float">
            <text:p>0</text:p>
          </table:table-cell>
          <table:table-cell office:value-type="float" office:value="2230.7" calcext:value-type="float">
            <text:p>2230.7</text:p>
          </table:table-cell>
          <table:table-cell office:value-type="float" office:value="0.010789" calcext:value-type="float">
            <text:p>0.010789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40314" calcext:value-type="float">
            <text:p>0.40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7]-([$Sheet2.$B$2]*[.B37]+[$Sheet2.$B$3]))^2" office:value-type="float" office:value="0.000194569557404011" calcext:value-type="float">
            <text:p>0.000194569557404</text:p>
          </table:table-cell>
          <table:table-cell table:formula="of:=([.F37]-([$Sheet2.$B$7] + [$Sheet2.$B$8] * ([.B37] - [$Sheet2.$B$9])^2))^2" office:value-type="float" office:value="0.000000000195499047141643" calcext:value-type="float">
            <text:p>1.95499047141643E-10</text:p>
          </table:table-cell>
          <table:table-cell table:formula="of:=([.X37]-([.AE37]^2*([$Sheet2.$B$13]*([.B37] - [$Sheet2.$B$14])^2 + [$Sheet2.$B$15]*([.B37]-[$Sheet2.$B$14]) + [$Sheet2.$B$16])    ))^2" office:value-type="float" office:value="0.0881061000997924" calcext:value-type="float">
            <text:p>0.088106100099792</text:p>
          </table:table-cell>
          <table:table-cell table:formula="of:=([.AG37]-([.AE37]^2*([$Sheet2.$B$20]*([.B37] - [$Sheet2.$B$21])^2 + [$Sheet2.$B$22]*([.B37]-[$Sheet2.$B$21]) + [$Sheet2.$B$23])    ))^2" office:value-type="float" office:value="12.4209232042526" calcext:value-type="float">
            <text:p>12.4209232042526</text:p>
          </table:table-cell>
          <table:table-cell table:formula="of:=([.AH37]-([.AE37]^2*([$Sheet2.$B$27]*([.B37] - [$Sheet2.$B$28])^2 + [$Sheet2.$B$29]*([.B37]-[$Sheet2.$B$28]) + [$Sheet2.$B$30])    ))^2" office:value-type="float" office:value="26.9988811597471" calcext:value-type="float">
            <text:p>26.9988811597471</text:p>
          </table:table-cell>
          <table:table-cell table:formula="of:=([.AI37]-([.AE37]^2*([$Sheet2.$B$34]*([.B37] - [$Sheet2.$B$35])^2 + [$Sheet2.$B$36]*([.B37]-[$Sheet2.$B$35]) + [$Sheet2.$B$37])    ))^2" office:value-type="float" office:value="0.0100855694416623" calcext:value-type="float">
            <text:p>0.0100855694416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3" calcext:value-type="float">
            <text:p>0.47643</text:p>
          </table:table-cell>
          <table:table-cell office:value-type="float" office:value="0.033722" calcext:value-type="float">
            <text:p>0.033722</text:p>
          </table:table-cell>
          <table:table-cell office:value-type="float" office:value="0.0070229" calcext:value-type="float">
            <text:p>0.0070229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1.0017" calcext:value-type="float">
            <text:p>-1.0017</text:p>
          </table:table-cell>
          <table:table-cell office:value-type="float" office:value="-0.033442" calcext:value-type="float">
            <text:p>-0.033442</text:p>
          </table:table-cell>
          <table:table-cell office:value-type="float" office:value="-0.96828" calcext:value-type="float">
            <text:p>-0.96828</text:p>
          </table:table-cell>
          <table:table-cell office:value-type="float" office:value="0.26233" calcext:value-type="float">
            <text:p>0.26233</text:p>
          </table:table-cell>
          <table:table-cell office:value-type="float" office:value="-0.0056489" calcext:value-type="float">
            <text:p>-0.0056489</text:p>
          </table:table-cell>
          <table:table-cell office:value-type="float" office:value="-0.0033291" calcext:value-type="float">
            <text:p>-0.0033291</text:p>
          </table:table-cell>
          <table:table-cell office:value-type="float" office:value="-0.0023199" calcext:value-type="float">
            <text:p>-0.0023199</text:p>
          </table:table-cell>
          <table:table-cell office:value-type="float" office:value="14.128" calcext:value-type="float">
            <text:p>14.128</text:p>
          </table:table-cell>
          <table:table-cell office:value-type="float" office:value="9.7517" calcext:value-type="float">
            <text:p>9.7517</text:p>
          </table:table-cell>
          <table:table-cell office:value-type="float" office:value="1.4488" calcext:value-type="float">
            <text:p>1.4488</text:p>
          </table:table-cell>
          <table:table-cell office:value-type="float" office:value="33.69" calcext:value-type="float">
            <text:p>33.69</text:p>
          </table:table-cell>
          <table:table-cell office:value-type="float" office:value="-17.089" calcext:value-type="float">
            <text:p>-17.089</text:p>
          </table:table-cell>
          <table:table-cell office:value-type="float" office:value="601.17" calcext:value-type="float">
            <text:p>601.17</text:p>
          </table:table-cell>
          <table:table-cell office:value-type="float" office:value="33.69" calcext:value-type="float">
            <text:p>33.69</text:p>
          </table:table-cell>
          <table:table-cell office:value-type="float" office:value="-17.089" calcext:value-type="float">
            <text:p>-17.089</text:p>
          </table:table-cell>
          <table:table-cell office:value-type="float" office:value="601.17" calcext:value-type="float">
            <text:p>60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75" calcext:value-type="float">
            <text:p>4.9875</text:p>
          </table:table-cell>
          <table:table-cell office:value-type="float" office:value="0.77517" calcext:value-type="float">
            <text:p>0.77517</text:p>
          </table:table-cell>
          <table:table-cell office:value-type="float" office:value="5" calcext:value-type="float">
            <text:p>5</text:p>
          </table:table-cell>
          <table:table-cell office:value-type="float" office:value="4.0487" calcext:value-type="float">
            <text:p>4.0487</text:p>
          </table:table-cell>
          <table:table-cell office:value-type="float" office:value="-165.51" calcext:value-type="float">
            <text:p>-165.51</text:p>
          </table:table-cell>
          <table:table-cell office:value-type="float" office:value="-265.44" calcext:value-type="float">
            <text:p>-265.44</text:p>
          </table:table-cell>
          <table:table-cell office:value-type="float" office:value="3.564" calcext:value-type="float">
            <text:p>3.564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-0.24697" calcext:value-type="float">
            <text:p>-0.24697</text:p>
          </table:table-cell>
          <table:table-cell office:value-type="float" office:value="-0.0025639" calcext:value-type="float">
            <text:p>-0.0025639</text:p>
          </table:table-cell>
          <table:table-cell office:value-type="float" office:value="0" calcext:value-type="float">
            <text:p>0</text:p>
          </table:table-cell>
          <table:table-cell office:value-type="float" office:value="2235.7" calcext:value-type="float">
            <text:p>2235.7</text:p>
          </table:table-cell>
          <table:table-cell office:value-type="float" office:value="0.013483" calcext:value-type="float">
            <text:p>0.013483</text:p>
          </table:table-cell>
          <table:table-cell office:value-type="float" office:value="1.096" calcext:value-type="float">
            <text:p>1.096</text:p>
          </table:table-cell>
          <table:table-cell office:value-type="float" office:value="0.4526" calcext:value-type="float">
            <text:p>0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8]-([$Sheet2.$B$2]*[.B38]+[$Sheet2.$B$3]))^2" office:value-type="float" office:value="0.000261280684423129" calcext:value-type="float">
            <text:p>0.000261280684423</text:p>
          </table:table-cell>
          <table:table-cell table:formula="of:=([.F38]-([$Sheet2.$B$7] + [$Sheet2.$B$8] * ([.B38] - [$Sheet2.$B$9])^2))^2" office:value-type="float" office:value="0.0000000652105430548706" calcext:value-type="float">
            <text:p>6.52105430548706E-08</text:p>
          </table:table-cell>
          <table:table-cell table:formula="of:=([.X38]-([.AE38]^2*([$Sheet2.$B$13]*([.B38] - [$Sheet2.$B$14])^2 + [$Sheet2.$B$15]*([.B38]-[$Sheet2.$B$14]) + [$Sheet2.$B$16])    ))^2" office:value-type="float" office:value="0.0342714241036479" calcext:value-type="float">
            <text:p>0.034271424103648</text:p>
          </table:table-cell>
          <table:table-cell table:formula="of:=([.AG38]-([.AE38]^2*([$Sheet2.$B$20]*([.B38] - [$Sheet2.$B$21])^2 + [$Sheet2.$B$22]*([.B38]-[$Sheet2.$B$21]) + [$Sheet2.$B$23])    ))^2" office:value-type="float" office:value="17.5342980602232" calcext:value-type="float">
            <text:p>17.5342980602232</text:p>
          </table:table-cell>
          <table:table-cell table:formula="of:=([.AH38]-([.AE38]^2*([$Sheet2.$B$27]*([.B38] - [$Sheet2.$B$28])^2 + [$Sheet2.$B$29]*([.B38]-[$Sheet2.$B$28]) + [$Sheet2.$B$30])    ))^2" office:value-type="float" office:value="42.4691302047749" calcext:value-type="float">
            <text:p>42.4691302047749</text:p>
          </table:table-cell>
          <table:table-cell table:formula="of:=([.AI38]-([.AE38]^2*([$Sheet2.$B$34]*([.B38] - [$Sheet2.$B$35])^2 + [$Sheet2.$B$36]*([.B38]-[$Sheet2.$B$35]) + [$Sheet2.$B$37])    ))^2" office:value-type="float" office:value="0.00620070314123382" calcext:value-type="float">
            <text:p>0.0062007031412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40001" calcext:value-type="float">
            <text:p>0.040001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-0.015574" calcext:value-type="float">
            <text:p>-0.015574</text:p>
          </table:table-cell>
          <table:table-cell office:value-type="float" office:value="-1.1203" calcext:value-type="float">
            <text:p>-1.1203</text:p>
          </table:table-cell>
          <table:table-cell office:value-type="float" office:value="-0.034557" calcext:value-type="float">
            <text:p>-0.034557</text:p>
          </table:table-cell>
          <table:table-cell office:value-type="float" office:value="-1.0858" calcext:value-type="float">
            <text:p>-1.0858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-0.0072471" calcext:value-type="float">
            <text:p>-0.0072471</text:p>
          </table:table-cell>
          <table:table-cell office:value-type="float" office:value="-0.0034561" calcext:value-type="float">
            <text:p>-0.0034561</text:p>
          </table:table-cell>
          <table:table-cell office:value-type="float" office:value="-0.003791" calcext:value-type="float">
            <text:p>-0.003791</text:p>
          </table:table-cell>
          <table:table-cell office:value-type="float" office:value="13.237" calcext:value-type="float">
            <text:p>13.237</text:p>
          </table:table-cell>
          <table:table-cell office:value-type="float" office:value="9.6315" calcext:value-type="float">
            <text:p>9.6315</text:p>
          </table:table-cell>
          <table:table-cell office:value-type="float" office:value="1.3743" calcext:value-type="float">
            <text:p>1.3743</text:p>
          </table:table-cell>
          <table:table-cell office:value-type="float" office:value="41.317" calcext:value-type="float">
            <text:p>41.317</text:p>
          </table:table-cell>
          <table:table-cell office:value-type="float" office:value="-19.652" calcext:value-type="float">
            <text:p>-19.652</text:p>
          </table:table-cell>
          <table:table-cell office:value-type="float" office:value="668.1" calcext:value-type="float">
            <text:p>668.1</text:p>
          </table:table-cell>
          <table:table-cell office:value-type="float" office:value="41.317" calcext:value-type="float">
            <text:p>41.317</text:p>
          </table:table-cell>
          <table:table-cell office:value-type="float" office:value="-19.652" calcext:value-type="float">
            <text:p>-19.652</text:p>
          </table:table-cell>
          <table:table-cell office:value-type="float" office:value="668.1" calcext:value-type="float">
            <text:p>6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58" calcext:value-type="float">
            <text:p>4.9858</text:p>
          </table:table-cell>
          <table:table-cell office:value-type="float" office:value="0.78484" calcext:value-type="float">
            <text:p>0.78484</text:p>
          </table:table-cell>
          <table:table-cell office:value-type="float" office:value="5" calcext:value-type="float">
            <text:p>5</text:p>
          </table:table-cell>
          <table:table-cell office:value-type="float" office:value="4.3204" calcext:value-type="float">
            <text:p>4.3204</text:p>
          </table:table-cell>
          <table:table-cell office:value-type="float" office:value="-184.67" calcext:value-type="float">
            <text:p>-184.67</text:p>
          </table:table-cell>
          <table:table-cell office:value-type="float" office:value="-296.86" calcext:value-type="float">
            <text:p>-296.86</text:p>
          </table:table-cell>
          <table:table-cell office:value-type="float" office:value="4.5723" calcext:value-type="float">
            <text:p>4.5723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-0.24704" calcext:value-type="float">
            <text:p>-0.24704</text:p>
          </table:table-cell>
          <table:table-cell office:value-type="float" office:value="-0.0049709" calcext:value-type="float">
            <text:p>-0.0049709</text:p>
          </table:table-cell>
          <table:table-cell office:value-type="float" office:value="0" calcext:value-type="float">
            <text:p>0</text:p>
          </table:table-cell>
          <table:table-cell office:value-type="float" office:value="2263.6" calcext:value-type="float">
            <text:p>2263.6</text:p>
          </table:table-cell>
          <table:table-cell office:value-type="float" office:value="0.016529" calcext:value-type="float">
            <text:p>0.016529</text:p>
          </table:table-cell>
          <table:table-cell office:value-type="float" office:value="1.1037" calcext:value-type="float">
            <text:p>1.1037</text:p>
          </table:table-cell>
          <table:table-cell office:value-type="float" office:value="0.50181" calcext:value-type="float">
            <text:p>0.501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9]-([$Sheet2.$B$2]*[.B39]+[$Sheet2.$B$3]))^2" office:value-type="float" office:value="0.000329768852772168" calcext:value-type="float">
            <text:p>0.000329768852772</text:p>
          </table:table-cell>
          <table:table-cell table:formula="of:=([.F39]-([$Sheet2.$B$7] + [$Sheet2.$B$8] * ([.B39] - [$Sheet2.$B$9])^2))^2" office:value-type="float" office:value="0.000000286211911149163" calcext:value-type="float">
            <text:p>2.86211911149163E-07</text:p>
          </table:table-cell>
          <table:table-cell table:formula="of:=([.X39]-([.AE39]^2*([$Sheet2.$B$13]*([.B39] - [$Sheet2.$B$14])^2 + [$Sheet2.$B$15]*([.B39]-[$Sheet2.$B$14]) + [$Sheet2.$B$16])    ))^2" office:value-type="float" office:value="0.00421408104792422" calcext:value-type="float">
            <text:p>0.004214081047924</text:p>
          </table:table-cell>
          <table:table-cell table:formula="of:=([.AG39]-([.AE39]^2*([$Sheet2.$B$20]*([.B39] - [$Sheet2.$B$21])^2 + [$Sheet2.$B$22]*([.B39]-[$Sheet2.$B$21]) + [$Sheet2.$B$23])    ))^2" office:value-type="float" office:value="23.0043909503095" calcext:value-type="float">
            <text:p>23.0043909503095</text:p>
          </table:table-cell>
          <table:table-cell table:formula="of:=([.AH39]-([.AE39]^2*([$Sheet2.$B$27]*([.B39] - [$Sheet2.$B$28])^2 + [$Sheet2.$B$29]*([.B39]-[$Sheet2.$B$28]) + [$Sheet2.$B$30])    ))^2" office:value-type="float" office:value="60.5467403565754" calcext:value-type="float">
            <text:p>60.5467403565754</text:p>
          </table:table-cell>
          <table:table-cell table:formula="of:=([.AI39]-([.AE39]^2*([$Sheet2.$B$34]*([.B39] - [$Sheet2.$B$35])^2 + [$Sheet2.$B$36]*([.B39]-[$Sheet2.$B$35]) + [$Sheet2.$B$37])    ))^2" office:value-type="float" office:value="0.00281770895536492" calcext:value-type="float">
            <text:p>0.00281770895536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27" calcext:value-type="float">
            <text:p>0.582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75174" calcext:value-type="float">
            <text:p>0.0075174</text:p>
          </table:table-cell>
          <table:table-cell office:value-type="float" office:value="0.039483" calcext:value-type="float">
            <text:p>0.039483</text:p>
          </table:table-cell>
          <table:table-cell office:value-type="float" office:value="-0.017823" calcext:value-type="float">
            <text:p>-0.017823</text:p>
          </table:table-cell>
          <table:table-cell office:value-type="float" office:value="-1.2419" calcext:value-type="float">
            <text:p>-1.2419</text:p>
          </table:table-cell>
          <table:table-cell office:value-type="float" office:value="-0.035797" calcext:value-type="float">
            <text:p>-0.035797</text:p>
          </table:table-cell>
          <table:table-cell office:value-type="float" office:value="-1.2061" calcext:value-type="float">
            <text:p>-1.2061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-0.0090434" calcext:value-type="float">
            <text:p>-0.0090434</text:p>
          </table:table-cell>
          <table:table-cell office:value-type="float" office:value="-0.0035985" calcext:value-type="float">
            <text:p>-0.0035985</text:p>
          </table:table-cell>
          <table:table-cell office:value-type="float" office:value="-0.0054449" calcext:value-type="float">
            <text:p>-0.0054449</text:p>
          </table:table-cell>
          <table:table-cell office:value-type="float" office:value="12.389" calcext:value-type="float">
            <text:p>12.389</text:p>
          </table:table-cell>
          <table:table-cell office:value-type="float" office:value="9.4534" calcext:value-type="float">
            <text:p>9.4534</text:p>
          </table:table-cell>
          <table:table-cell office:value-type="float" office:value="1.3105" calcext:value-type="float">
            <text:p>1.3105</text:p>
          </table:table-cell>
          <table:table-cell office:value-type="float" office:value="49.82" calcext:value-type="float">
            <text:p>49.82</text:p>
          </table:table-cell>
          <table:table-cell office:value-type="float" office:value="-22.49" calcext:value-type="float">
            <text:p>-22.49</text:p>
          </table:table-cell>
          <table:table-cell office:value-type="float" office:value="734.73" calcext:value-type="float">
            <text:p>734.73</text:p>
          </table:table-cell>
          <table:table-cell office:value-type="float" office:value="49.82" calcext:value-type="float">
            <text:p>49.82</text:p>
          </table:table-cell>
          <table:table-cell office:value-type="float" office:value="-22.49" calcext:value-type="float">
            <text:p>-22.49</text:p>
          </table:table-cell>
          <table:table-cell office:value-type="float" office:value="734.73" calcext:value-type="float">
            <text:p>73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79963" calcext:value-type="float">
            <text:p>0.79963</text:p>
          </table:table-cell>
          <table:table-cell office:value-type="float" office:value="5" calcext:value-type="float">
            <text:p>5</text:p>
          </table:table-cell>
          <table:table-cell office:value-type="float" office:value="4.6148" calcext:value-type="float">
            <text:p>4.6148</text:p>
          </table:table-cell>
          <table:table-cell office:value-type="float" office:value="-204.05" calcext:value-type="float">
            <text:p>-204.05</text:p>
          </table:table-cell>
          <table:table-cell office:value-type="float" office:value="-329.08" calcext:value-type="float">
            <text:p>-329.08</text:p>
          </table:table-cell>
          <table:table-cell office:value-type="float" office:value="5.7056" calcext:value-type="float">
            <text:p>5.7056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-0.2471" calcext:value-type="float">
            <text:p>-0.2471</text:p>
          </table:table-cell>
          <table:table-cell office:value-type="float" office:value="-0.0072076" calcext:value-type="float">
            <text:p>-0.0072076</text:p>
          </table:table-cell>
          <table:table-cell office:value-type="float" office:value="0" calcext:value-type="float">
            <text:p>0</text:p>
          </table:table-cell>
          <table:table-cell office:value-type="float" office:value="2306.2" calcext:value-type="float">
            <text:p>2306.2</text:p>
          </table:table-cell>
          <table:table-cell office:value-type="float" office:value="0.019923" calcext:value-type="float">
            <text:p>0.019923</text:p>
          </table:table-cell>
          <table:table-cell office:value-type="float" office:value="1.107" calcext:value-type="float">
            <text:p>1.107</text:p>
          </table:table-cell>
          <table:table-cell office:value-type="float" office:value="0.55076" calcext:value-type="float">
            <text:p>0.550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0]-([$Sheet2.$B$2]*[.B40]+[$Sheet2.$B$3]))^2" office:value-type="float" office:value="0.000396603191512887" calcext:value-type="float">
            <text:p>0.000396603191513</text:p>
          </table:table-cell>
          <table:table-cell table:formula="of:=([.F40]-([$Sheet2.$B$7] + [$Sheet2.$B$8] * ([.B40] - [$Sheet2.$B$9])^2))^2" office:value-type="float" office:value="0.00000067714886093121" calcext:value-type="float">
            <text:p>6.7714886093121E-07</text:p>
          </table:table-cell>
          <table:table-cell table:formula="of:=([.X40]-([.AE40]^2*([$Sheet2.$B$13]*([.B40] - [$Sheet2.$B$14])^2 + [$Sheet2.$B$15]*([.B40]-[$Sheet2.$B$14]) + [$Sheet2.$B$16])    ))^2" office:value-type="float" office:value="0.00369684740700678" calcext:value-type="float">
            <text:p>0.003696847407007</text:p>
          </table:table-cell>
          <table:table-cell table:formula="of:=([.AG40]-([.AE40]^2*([$Sheet2.$B$20]*([.B40] - [$Sheet2.$B$21])^2 + [$Sheet2.$B$22]*([.B40]-[$Sheet2.$B$21]) + [$Sheet2.$B$23])    ))^2" office:value-type="float" office:value="28.6332898222097" calcext:value-type="float">
            <text:p>28.6332898222097</text:p>
          </table:table-cell>
          <table:table-cell table:formula="of:=([.AH40]-([.AE40]^2*([$Sheet2.$B$27]*([.B40] - [$Sheet2.$B$28])^2 + [$Sheet2.$B$29]*([.B40]-[$Sheet2.$B$28]) + [$Sheet2.$B$30])    ))^2" office:value-type="float" office:value="80.6238317106696" calcext:value-type="float">
            <text:p>80.6238317106696</text:p>
          </table:table-cell>
          <table:table-cell table:formula="of:=([.AI40]-([.AE40]^2*([$Sheet2.$B$34]*([.B40] - [$Sheet2.$B$35])^2 + [$Sheet2.$B$36]*([.B40]-[$Sheet2.$B$35]) + [$Sheet2.$B$37])    ))^2" office:value-type="float" office:value="0.000413699094747966" calcext:value-type="float">
            <text:p>0.0004136990947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054742" calcext:value-type="float">
            <text:p>0.054742</text:p>
          </table:table-cell>
          <table:table-cell office:value-type="float" office:value="0.0078215" calcext:value-type="float">
            <text:p>0.0078215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1.3666" calcext:value-type="float">
            <text:p>-1.3666</text:p>
          </table:table-cell>
          <table:table-cell office:value-type="float" office:value="-0.037245" calcext:value-type="float">
            <text:p>-0.037245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0.35449" calcext:value-type="float">
            <text:p>0.35449</text:p>
          </table:table-cell>
          <table:table-cell office:value-type="float" office:value="-0.011049" calcext:value-type="float">
            <text:p>-0.011049</text:p>
          </table:table-cell>
          <table:table-cell office:value-type="float" office:value="-0.0037624" calcext:value-type="float">
            <text:p>-0.0037624</text:p>
          </table:table-cell>
          <table:table-cell office:value-type="float" office:value="-0.0072869" calcext:value-type="float">
            <text:p>-0.0072869</text:p>
          </table:table-cell>
          <table:table-cell office:value-type="float" office:value="11.597" calcext:value-type="float">
            <text:p>11.597</text:p>
          </table:table-cell>
          <table:table-cell office:value-type="float" office:value="9.2399" calcext:value-type="float">
            <text:p>9.2399</text:p>
          </table:table-cell>
          <table:table-cell office:value-type="float" office:value="1.2551" calcext:value-type="float">
            <text:p>1.2551</text:p>
          </table:table-cell>
          <table:table-cell office:value-type="float" office:value="59.205" calcext:value-type="float">
            <text:p>59.205</text:p>
          </table:table-cell>
          <table:table-cell office:value-type="float" office:value="-25.6" calcext:value-type="float">
            <text:p>-25.6</text:p>
          </table:table-cell>
          <table:table-cell office:value-type="float" office:value="801.05" calcext:value-type="float">
            <text:p>801.05</text:p>
          </table:table-cell>
          <table:table-cell office:value-type="float" office:value="59.205" calcext:value-type="float">
            <text:p>59.205</text:p>
          </table:table-cell>
          <table:table-cell office:value-type="float" office:value="-25.6" calcext:value-type="float">
            <text:p>-25.6</text:p>
          </table:table-cell>
          <table:table-cell office:value-type="float" office:value="801.05" calcext:value-type="float">
            <text:p>8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15" calcext:value-type="float">
            <text:p>4.9815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5" calcext:value-type="float">
            <text:p>5</text:p>
          </table:table-cell>
          <table:table-cell office:value-type="float" office:value="4.9285" calcext:value-type="float">
            <text:p>4.9285</text:p>
          </table:table-cell>
          <table:table-cell office:value-type="float" office:value="-223.65" calcext:value-type="float">
            <text:p>-223.65</text:p>
          </table:table-cell>
          <table:table-cell office:value-type="float" office:value="-362.13" calcext:value-type="float">
            <text:p>-362.13</text:p>
          </table:table-cell>
          <table:table-cell office:value-type="float" office:value="6.9712" calcext:value-type="float">
            <text:p>6.9712</text:p>
          </table:table-cell>
          <table:table-cell office:value-type="float" office:value="0.94422" calcext:value-type="float">
            <text:p>0.94422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093157" calcext:value-type="float">
            <text:p>-0.0093157</text:p>
          </table:table-cell>
          <table:table-cell office:value-type="float" office:value="0" calcext:value-type="float">
            <text:p>0</text:p>
          </table:table-cell>
          <table:table-cell office:value-type="float" office:value="2359.5" calcext:value-type="float">
            <text:p>2359.5</text:p>
          </table:table-cell>
          <table:table-cell office:value-type="float" office:value="0.023666" calcext:value-type="float">
            <text:p>0.023666</text:p>
          </table:table-cell>
          <table:table-cell office:value-type="float" office:value="1.1073" calcext:value-type="float">
            <text:p>1.1073</text:p>
          </table:table-cell>
          <table:table-cell office:value-type="float" office:value="0.59942" calcext:value-type="float">
            <text:p>0.599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1]-([$Sheet2.$B$2]*[.B41]+[$Sheet2.$B$3]))^2" office:value-type="float" office:value="0.000459255982475508" calcext:value-type="float">
            <text:p>0.000459255982476</text:p>
          </table:table-cell>
          <table:table-cell table:formula="of:=([.F41]-([$Sheet2.$B$7] + [$Sheet2.$B$8] * ([.B41] - [$Sheet2.$B$9])^2))^2" office:value-type="float" office:value="0.00000130432823743598" calcext:value-type="float">
            <text:p>1.30432823743598E-06</text:p>
          </table:table-cell>
          <table:table-cell table:formula="of:=([.X41]-([.AE41]^2*([$Sheet2.$B$13]*([.B41] - [$Sheet2.$B$14])^2 + [$Sheet2.$B$15]*([.B41]-[$Sheet2.$B$14]) + [$Sheet2.$B$16])    ))^2" office:value-type="float" office:value="0.0357314146662213" calcext:value-type="float">
            <text:p>0.035731414666221</text:p>
          </table:table-cell>
          <table:table-cell table:formula="of:=([.AG41]-([.AE41]^2*([$Sheet2.$B$20]*([.B41] - [$Sheet2.$B$21])^2 + [$Sheet2.$B$22]*([.B41]-[$Sheet2.$B$21]) + [$Sheet2.$B$23])    ))^2" office:value-type="float" office:value="34.2406907456235" calcext:value-type="float">
            <text:p>34.2406907456235</text:p>
          </table:table-cell>
          <table:table-cell table:formula="of:=([.AH41]-([.AE41]^2*([$Sheet2.$B$27]*([.B41] - [$Sheet2.$B$28])^2 + [$Sheet2.$B$29]*([.B41]-[$Sheet2.$B$28]) + [$Sheet2.$B$30])    ))^2" office:value-type="float" office:value="102.830367044697" calcext:value-type="float">
            <text:p>102.830367044697</text:p>
          </table:table-cell>
          <table:table-cell table:formula="of:=([.AI41]-([.AE41]^2*([$Sheet2.$B$34]*([.B41] - [$Sheet2.$B$35])^2 + [$Sheet2.$B$36]*([.B41]-[$Sheet2.$B$35]) + [$Sheet2.$B$37])    ))^2" office:value-type="float" office:value="0.00071732709463975" calcext:value-type="float">
            <text:p>0.0007173270946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08" calcext:value-type="float">
            <text:p>0.68708</text:p>
          </table:table-cell>
          <table:table-cell office:value-type="float" office:value="0.063224" calcext:value-type="float">
            <text:p>0.063224</text:p>
          </table:table-cell>
          <table:table-cell office:value-type="float" office:value="0.0081822" calcext:value-type="float">
            <text:p>0.0081822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-0.022967" calcext:value-type="float">
            <text:p>-0.022967</text:p>
          </table:table-cell>
          <table:table-cell office:value-type="float" office:value="-1.4943" calcext:value-type="float">
            <text:p>-1.4943</text:p>
          </table:table-cell>
          <table:table-cell office:value-type="float" office:value="-0.038963" calcext:value-type="float">
            <text:p>-0.038963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-0.013272" calcext:value-type="float">
            <text:p>-0.013272</text:p>
          </table:table-cell>
          <table:table-cell office:value-type="float" office:value="-0.0039609" calcext:value-type="float">
            <text:p>-0.0039609</text:p>
          </table:table-cell>
          <table:table-cell office:value-type="float" office:value="-0.0093112" calcext:value-type="float">
            <text:p>-0.0093112</text:p>
          </table:table-cell>
          <table:table-cell office:value-type="float" office:value="10.867" calcext:value-type="float">
            <text:p>10.867</text:p>
          </table:table-cell>
          <table:table-cell office:value-type="float" office:value="9.008" calcext:value-type="float">
            <text:p>9.008</text:p>
          </table:table-cell>
          <table:table-cell office:value-type="float" office:value="1.2064" calcext:value-type="float">
            <text:p>1.2064</text:p>
          </table:table-cell>
          <table:table-cell office:value-type="float" office:value="69.454" calcext:value-type="float">
            <text:p>69.454</text:p>
          </table:table-cell>
          <table:table-cell office:value-type="float" office:value="-28.981" calcext:value-type="float">
            <text:p>-28.981</text:p>
          </table:table-cell>
          <table:table-cell office:value-type="float" office:value="866.98" calcext:value-type="float">
            <text:p>866.98</text:p>
          </table:table-cell>
          <table:table-cell office:value-type="float" office:value="69.454" calcext:value-type="float">
            <text:p>69.454</text:p>
          </table:table-cell>
          <table:table-cell office:value-type="float" office:value="-28.981" calcext:value-type="float">
            <text:p>-28.981</text:p>
          </table:table-cell>
          <table:table-cell office:value-type="float" office:value="866.98" calcext:value-type="float">
            <text:p>86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9" calcext:value-type="float">
            <text:p>4.979</text:p>
          </table:table-cell>
          <table:table-cell office:value-type="float" office:value="0.83917" calcext:value-type="float">
            <text:p>0.83917</text:p>
          </table:table-cell>
          <table:table-cell office:value-type="float" office:value="5" calcext:value-type="float">
            <text:p>5</text:p>
          </table:table-cell>
          <table:table-cell office:value-type="float" office:value="5.2575" calcext:value-type="float">
            <text:p>5.2575</text:p>
          </table:table-cell>
          <table:table-cell office:value-type="float" office:value="-243.44" calcext:value-type="float">
            <text:p>-243.44</text:p>
          </table:table-cell>
          <table:table-cell office:value-type="float" office:value="-395.98" calcext:value-type="float">
            <text:p>-395.98</text:p>
          </table:table-cell>
          <table:table-cell office:value-type="float" office:value="8.3735" calcext:value-type="float">
            <text:p>8.3735</text:p>
          </table:table-cell>
          <table:table-cell office:value-type="float" office:value="0.94275" calcext:value-type="float">
            <text:p>0.94275</text:p>
          </table:table-cell>
          <table:table-cell office:value-type="float" office:value="-0.24724" calcext:value-type="float">
            <text:p>-0.24724</text:p>
          </table:table-cell>
          <table:table-cell office:value-type="float" office:value="-0.011322" calcext:value-type="float">
            <text:p>-0.011322</text:p>
          </table:table-cell>
          <table:table-cell office:value-type="float" office:value="0" calcext:value-type="float">
            <text:p>0</text:p>
          </table:table-cell>
          <table:table-cell office:value-type="float" office:value="2420.3" calcext:value-type="float">
            <text:p>2420.3</text:p>
          </table:table-cell>
          <table:table-cell office:value-type="float" office:value="0.027748" calcext:value-type="float">
            <text:p>0.027748</text:p>
          </table:table-cell>
          <table:table-cell office:value-type="float" office:value="1.1057" calcext:value-type="float">
            <text:p>1.1057</text:p>
          </table:table-cell>
          <table:table-cell office:value-type="float" office:value="0.64775" calcext:value-type="float">
            <text:p>0.647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2]-([$Sheet2.$B$2]*[.B42]+[$Sheet2.$B$3]))^2" office:value-type="float" office:value="0.000512371220912532" calcext:value-type="float">
            <text:p>0.000512371220913</text:p>
          </table:table-cell>
          <table:table-cell table:formula="of:=([.F42]-([$Sheet2.$B$7] + [$Sheet2.$B$8] * ([.B42] - [$Sheet2.$B$9])^2))^2" office:value-type="float" office:value="0.00000221870506444575" calcext:value-type="float">
            <text:p>2.21870506444575E-06</text:p>
          </table:table-cell>
          <table:table-cell table:formula="of:=([.X42]-([.AE42]^2*([$Sheet2.$B$13]*([.B42] - [$Sheet2.$B$14])^2 + [$Sheet2.$B$15]*([.B42]-[$Sheet2.$B$14]) + [$Sheet2.$B$16])    ))^2" office:value-type="float" office:value="0.101608944537065" calcext:value-type="float">
            <text:p>0.101608944537065</text:p>
          </table:table-cell>
          <table:table-cell table:formula="of:=([.AG42]-([.AE42]^2*([$Sheet2.$B$20]*([.B42] - [$Sheet2.$B$21])^2 + [$Sheet2.$B$22]*([.B42]-[$Sheet2.$B$21]) + [$Sheet2.$B$23])    ))^2" office:value-type="float" office:value="39.2869222283489" calcext:value-type="float">
            <text:p>39.2869222283489</text:p>
          </table:table-cell>
          <table:table-cell table:formula="of:=([.AH42]-([.AE42]^2*([$Sheet2.$B$27]*([.B42] - [$Sheet2.$B$28])^2 + [$Sheet2.$B$29]*([.B42]-[$Sheet2.$B$28]) + [$Sheet2.$B$30])    ))^2" office:value-type="float" office:value="126.237336330006" calcext:value-type="float">
            <text:p>126.237336330006</text:p>
          </table:table-cell>
          <table:table-cell table:formula="of:=([.AI42]-([.AE42]^2*([$Sheet2.$B$34]*([.B42] - [$Sheet2.$B$35])^2 + [$Sheet2.$B$36]*([.B42]-[$Sheet2.$B$35]) + [$Sheet2.$B$37])    ))^2" office:value-type="float" office:value="0.00859061576074846" calcext:value-type="float">
            <text:p>0.0085906157607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03" calcext:value-type="float">
            <text:p>0.73903</text:p>
          </table:table-cell>
          <table:table-cell office:value-type="float" office:value="0.072487" calcext:value-type="float">
            <text:p>0.072487</text:p>
          </table:table-cell>
          <table:table-cell office:value-type="float" office:value="0.0086436" calcext:value-type="float">
            <text:p>0.0086436</text:p>
          </table:table-cell>
          <table:table-cell office:value-type="float" office:value="0.063843" calcext:value-type="float">
            <text:p>0.063843</text:p>
          </table:table-cell>
          <table:table-cell office:value-type="float" office:value="-0.025859" calcext:value-type="float">
            <text:p>-0.025859</text:p>
          </table:table-cell>
          <table:table-cell office:value-type="float" office:value="-1.6253" calcext:value-type="float">
            <text:p>-1.6253</text:p>
          </table:table-cell>
          <table:table-cell office:value-type="float" office:value="-0.04116" calcext:value-type="float">
            <text:p>-0.04116</text:p>
          </table:table-cell>
          <table:table-cell office:value-type="float" office:value="-1.5841" calcext:value-type="float">
            <text:p>-1.5841</text:p>
          </table:table-cell>
          <table:table-cell office:value-type="float" office:value="0.41753" calcext:value-type="float">
            <text:p>0.41753</text:p>
          </table:table-cell>
          <table:table-cell office:value-type="float" office:value="-0.015735" calcext:value-type="float">
            <text:p>-0.015735</text:p>
          </table:table-cell>
          <table:table-cell office:value-type="float" office:value="-0.0042166" calcext:value-type="float">
            <text:p>-0.0042166</text:p>
          </table:table-cell>
          <table:table-cell office:value-type="float" office:value="-0.011519" calcext:value-type="float">
            <text:p>-0.011519</text:p>
          </table:table-cell>
          <table:table-cell office:value-type="float" office:value="10.195" calcext:value-type="float">
            <text:p>10.195</text:p>
          </table:table-cell>
          <table:table-cell office:value-type="float" office:value="8.7647" calcext:value-type="float">
            <text:p>8.7647</text:p>
          </table:table-cell>
          <table:table-cell office:value-type="float" office:value="1.1632" calcext:value-type="float">
            <text:p>1.1632</text:p>
          </table:table-cell>
          <table:table-cell office:value-type="float" office:value="80.559" calcext:value-type="float">
            <text:p>80.559</text:p>
          </table:table-cell>
          <table:table-cell office:value-type="float" office:value="-32.629" calcext:value-type="float">
            <text:p>-32.629</text:p>
          </table:table-cell>
          <table:table-cell office:value-type="float" office:value="932.53" calcext:value-type="float">
            <text:p>932.53</text:p>
          </table:table-cell>
          <table:table-cell office:value-type="float" office:value="80.559" calcext:value-type="float">
            <text:p>80.559</text:p>
          </table:table-cell>
          <table:table-cell office:value-type="float" office:value="-32.629" calcext:value-type="float">
            <text:p>-32.629</text:p>
          </table:table-cell>
          <table:table-cell office:value-type="float" office:value="932.53" calcext:value-type="float">
            <text:p>93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61" calcext:value-type="float">
            <text:p>4.9761</text:p>
          </table:table-cell>
          <table:table-cell office:value-type="float" office:value="0.86246" calcext:value-type="float">
            <text:p>0.86246</text:p>
          </table:table-cell>
          <table:table-cell office:value-type="float" office:value="5" calcext:value-type="float">
            <text:p>5</text:p>
          </table:table-cell>
          <table:table-cell office:value-type="float" office:value="5.6018" calcext:value-type="float">
            <text:p>5.6018</text:p>
          </table:table-cell>
          <table:table-cell office:value-type="float" office:value="-263.43" calcext:value-type="float">
            <text:p>-263.43</text:p>
          </table:table-cell>
          <table:table-cell office:value-type="float" office:value="-430.67" calcext:value-type="float">
            <text:p>-430.67</text:p>
          </table:table-cell>
          <table:table-cell office:value-type="float" office:value="9.9275" calcext:value-type="float">
            <text:p>9.9275</text:p>
          </table:table-cell>
          <table:table-cell office:value-type="float" office:value="0.94141" calcext:value-type="float">
            <text:p>0.94141</text:p>
          </table:table-cell>
          <table:table-cell office:value-type="float" office:value="-0.24732" calcext:value-type="float">
            <text:p>-0.24732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0" calcext:value-type="float">
            <text:p>0</text:p>
          </table:table-cell>
          <table:table-cell office:value-type="float" office:value="2487.5" calcext:value-type="float">
            <text:p>2487.5</text:p>
          </table:table-cell>
          <table:table-cell office:value-type="float" office:value="0.032166" calcext:value-type="float">
            <text:p>0.032166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69573" calcext:value-type="float">
            <text:p>0.695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3]-([$Sheet2.$B$2]*[.B43]+[$Sheet2.$B$3]))^2" office:value-type="float" office:value="0.000554177657086377" calcext:value-type="float">
            <text:p>0.000554177657086</text:p>
          </table:table-cell>
          <table:table-cell table:formula="of:=([.F43]-([$Sheet2.$B$7] + [$Sheet2.$B$8] * ([.B43] - [$Sheet2.$B$9])^2))^2" office:value-type="float" office:value="0.00000363386652295573" calcext:value-type="float">
            <text:p>3.63386652295573E-06</text:p>
          </table:table-cell>
          <table:table-cell table:formula="of:=([.X43]-([.AE43]^2*([$Sheet2.$B$13]*([.B43] - [$Sheet2.$B$14])^2 + [$Sheet2.$B$15]*([.B43]-[$Sheet2.$B$14]) + [$Sheet2.$B$16])    ))^2" office:value-type="float" office:value="0.198919384204844" calcext:value-type="float">
            <text:p>0.198919384204844</text:p>
          </table:table-cell>
          <table:table-cell table:formula="of:=([.AG43]-([.AE43]^2*([$Sheet2.$B$20]*([.B43] - [$Sheet2.$B$21])^2 + [$Sheet2.$B$22]*([.B43]-[$Sheet2.$B$21]) + [$Sheet2.$B$23])    ))^2" office:value-type="float" office:value="43.6938030245004" calcext:value-type="float">
            <text:p>43.6938030245004</text:p>
          </table:table-cell>
          <table:table-cell table:formula="of:=([.AH43]-([.AE43]^2*([$Sheet2.$B$27]*([.B43] - [$Sheet2.$B$28])^2 + [$Sheet2.$B$29]*([.B43]-[$Sheet2.$B$28]) + [$Sheet2.$B$30])    ))^2" office:value-type="float" office:value="151.390918321273" calcext:value-type="float">
            <text:p>151.390918321273</text:p>
          </table:table-cell>
          <table:table-cell table:formula="of:=([.AI43]-([.AE43]^2*([$Sheet2.$B$34]*([.B43] - [$Sheet2.$B$35])^2 + [$Sheet2.$B$36]*([.B43]-[$Sheet2.$B$35]) + [$Sheet2.$B$37])    ))^2" office:value-type="float" office:value="0.0370055403710883" calcext:value-type="float">
            <text:p>0.0370055403710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62" calcext:value-type="float">
            <text:p>0.79062</text:p>
          </table:table-cell>
          <table:table-cell office:value-type="float" office:value="0.082542" calcext:value-type="float">
            <text:p>0.082542</text:p>
          </table:table-cell>
          <table:table-cell office:value-type="float" office:value="0.0092258" calcext:value-type="float">
            <text:p>0.0092258</text:p>
          </table:table-cell>
          <table:table-cell office:value-type="float" office:value="0.073316" calcext:value-type="float">
            <text:p>0.073316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1.7593" calcext:value-type="float">
            <text:p>-1.7593</text:p>
          </table:table-cell>
          <table:table-cell office:value-type="float" office:value="-0.043932" calcext:value-type="float">
            <text:p>-0.043932</text:p>
          </table:table-cell>
          <table:table-cell office:value-type="float" office:value="-1.7154" calcext:value-type="float">
            <text:p>-1.7154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-0.018453" calcext:value-type="float">
            <text:p>-0.018453</text:p>
          </table:table-cell>
          <table:table-cell office:value-type="float" office:value="-0.0045451" calcext:value-type="float">
            <text:p>-0.0045451</text:p>
          </table:table-cell>
          <table:table-cell office:value-type="float" office:value="-0.013908" calcext:value-type="float">
            <text:p>-0.013908</text:p>
          </table:table-cell>
          <table:table-cell office:value-type="float" office:value="9.5784" calcext:value-type="float">
            <text:p>9.5784</text:p>
          </table:table-cell>
          <table:table-cell office:value-type="float" office:value="8.5168" calcext:value-type="float">
            <text:p>8.5168</text:p>
          </table:table-cell>
          <table:table-cell office:value-type="float" office:value="1.1246" calcext:value-type="float">
            <text:p>1.1246</text:p>
          </table:table-cell>
          <table:table-cell office:value-type="float" office:value="92.512" calcext:value-type="float">
            <text:p>92.512</text:p>
          </table:table-cell>
          <table:table-cell office:value-type="float" office:value="-36.54" calcext:value-type="float">
            <text:p>-36.54</text:p>
          </table:table-cell>
          <table:table-cell office:value-type="float" office:value="997.62" calcext:value-type="float">
            <text:p>997.62</text:p>
          </table:table-cell>
          <table:table-cell office:value-type="float" office:value="92.512" calcext:value-type="float">
            <text:p>92.512</text:p>
          </table:table-cell>
          <table:table-cell office:value-type="float" office:value="-36.54" calcext:value-type="float">
            <text:p>-36.54</text:p>
          </table:table-cell>
          <table:table-cell office:value-type="float" office:value="997.62" calcext:value-type="float">
            <text:p>99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3" calcext:value-type="float">
            <text:p>4.973</text:p>
          </table:table-cell>
          <table:table-cell office:value-type="float" office:value="0.88757" calcext:value-type="float">
            <text:p>0.88757</text:p>
          </table:table-cell>
          <table:table-cell office:value-type="float" office:value="5" calcext:value-type="float">
            <text:p>5</text:p>
          </table:table-cell>
          <table:table-cell office:value-type="float" office:value="5.9602" calcext:value-type="float">
            <text:p>5.9602</text:p>
          </table:table-cell>
          <table:table-cell office:value-type="float" office:value="-283.58" calcext:value-type="float">
            <text:p>-283.58</text:p>
          </table:table-cell>
          <table:table-cell office:value-type="float" office:value="-466.19" calcext:value-type="float">
            <text:p>-466.19</text:p>
          </table:table-cell>
          <table:table-cell office:value-type="float" office:value="11.643" calcext:value-type="float">
            <text:p>11.643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15105" calcext:value-type="float">
            <text:p>-0.015105</text:p>
          </table:table-cell>
          <table:table-cell office:value-type="float" office:value="0" calcext:value-type="float">
            <text:p>0</text:p>
          </table:table-cell>
          <table:table-cell office:value-type="float" office:value="2559.9" calcext:value-type="float">
            <text:p>2559.9</text:p>
          </table:table-cell>
          <table:table-cell office:value-type="float" office:value="0.036916" calcext:value-type="float">
            <text:p>0.036916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74331" calcext:value-type="float">
            <text:p>0.74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4]-([$Sheet2.$B$2]*[.B44]+[$Sheet2.$B$3]))^2" office:value-type="float" office:value="0.000580151682713712" calcext:value-type="float">
            <text:p>0.000580151682714</text:p>
          </table:table-cell>
          <table:table-cell table:formula="of:=([.F44]-([$Sheet2.$B$7] + [$Sheet2.$B$8] * ([.B44] - [$Sheet2.$B$9])^2))^2" office:value-type="float" office:value="0.00000577579021118363" calcext:value-type="float">
            <text:p>5.77579021118363E-06</text:p>
          </table:table-cell>
          <table:table-cell table:formula="of:=([.X44]-([.AE44]^2*([$Sheet2.$B$13]*([.B44] - [$Sheet2.$B$14])^2 + [$Sheet2.$B$15]*([.B44]-[$Sheet2.$B$14]) + [$Sheet2.$B$16])    ))^2" office:value-type="float" office:value="0.321210315802884" calcext:value-type="float">
            <text:p>0.321210315802884</text:p>
          </table:table-cell>
          <table:table-cell table:formula="of:=([.AG44]-([.AE44]^2*([$Sheet2.$B$20]*([.B44] - [$Sheet2.$B$21])^2 + [$Sheet2.$B$22]*([.B44]-[$Sheet2.$B$21]) + [$Sheet2.$B$23])    ))^2" office:value-type="float" office:value="46.7603887585783" calcext:value-type="float">
            <text:p>46.7603887585783</text:p>
          </table:table-cell>
          <table:table-cell table:formula="of:=([.AH44]-([.AE44]^2*([$Sheet2.$B$27]*([.B44] - [$Sheet2.$B$28])^2 + [$Sheet2.$B$29]*([.B44]-[$Sheet2.$B$28]) + [$Sheet2.$B$30])    ))^2" office:value-type="float" office:value="177.854737347012" calcext:value-type="float">
            <text:p>177.854737347012</text:p>
          </table:table-cell>
          <table:table-cell table:formula="of:=([.AI44]-([.AE44]^2*([$Sheet2.$B$34]*([.B44] - [$Sheet2.$B$35])^2 + [$Sheet2.$B$36]*([.B44]-[$Sheet2.$B$35]) + [$Sheet2.$B$37])    ))^2" office:value-type="float" office:value="0.112648143575775" calcext:value-type="float">
            <text:p>0.11264814357577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5" calcext:value-type="float">
            <text:p>0.84185</text:p>
          </table:table-cell>
          <table:table-cell office:value-type="float" office:value="0.093369" calcext:value-type="float">
            <text:p>0.093369</text:p>
          </table:table-cell>
          <table:table-cell office:value-type="float" office:value="0.0099211" calcext:value-type="float">
            <text:p>0.0099211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-0.032266" calcext:value-type="float">
            <text:p>-0.032266</text:p>
          </table:table-cell>
          <table:table-cell office:value-type="float" office:value="-1.8965" calcext:value-type="float">
            <text:p>-1.8965</text:p>
          </table:table-cell>
          <table:table-cell office:value-type="float" office:value="-0.047243" calcext:value-type="float">
            <text:p>-0.047243</text:p>
          </table:table-cell>
          <table:table-cell office:value-type="float" office:value="-1.8492" calcext:value-type="float">
            <text:p>-1.8492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-0.0049381" calcext:value-type="float">
            <text:p>-0.0049381</text:p>
          </table:table-cell>
          <table:table-cell office:value-type="float" office:value="-0.016477" calcext:value-type="float">
            <text:p>-0.016477</text:p>
          </table:table-cell>
          <table:table-cell office:value-type="float" office:value="9.0163" calcext:value-type="float">
            <text:p>9.0163</text:p>
          </table:table-cell>
          <table:table-cell office:value-type="float" office:value="8.2727" calcext:value-type="float">
            <text:p>8.2727</text:p>
          </table:table-cell>
          <table:table-cell office:value-type="float" office:value="1.0899" calcext:value-type="float">
            <text:p>1.0899</text:p>
          </table:table-cell>
          <table:table-cell office:value-type="float" office:value="105.3" calcext:value-type="float">
            <text:p>105.3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1062.3" calcext:value-type="float">
            <text:p>1062.3</text:p>
          </table:table-cell>
          <table:table-cell office:value-type="float" office:value="105.3" calcext:value-type="float">
            <text:p>105.3</text:p>
          </table:table-cell>
          <table:table-cell office:value-type="float" office:value="-40.715" calcext:value-type="float">
            <text:p>-40.715</text:p>
          </table:table-cell>
          <table:table-cell office:value-type="float" office:value="1062.3" calcext:value-type="float">
            <text:p>106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95" calcext:value-type="float">
            <text:p>4.9695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5" calcext:value-type="float">
            <text:p>5</text:p>
          </table:table-cell>
          <table:table-cell office:value-type="float" office:value="6.3288" calcext:value-type="float">
            <text:p>6.3288</text:p>
          </table:table-cell>
          <table:table-cell office:value-type="float" office:value="-303.92" calcext:value-type="float">
            <text:p>-303.92</text:p>
          </table:table-cell>
          <table:table-cell office:value-type="float" office:value="-502.54" calcext:value-type="float">
            <text:p>-502.54</text:p>
          </table:table-cell>
          <table:table-cell office:value-type="float" office:value="13.511" calcext:value-type="float">
            <text:p>13.511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-0.24748" calcext:value-type="float">
            <text:p>-0.24748</text:p>
          </table:table-cell>
          <table:table-cell office:value-type="float" office:value="-0.016906" calcext:value-type="float">
            <text:p>-0.016906</text:p>
          </table:table-cell>
          <table:table-cell office:value-type="float" office:value="0" calcext:value-type="float">
            <text:p>0</text:p>
          </table:table-cell>
          <table:table-cell office:value-type="float" office:value="2635.4" calcext:value-type="float">
            <text:p>2635.4</text:p>
          </table:table-cell>
          <table:table-cell office:value-type="float" office:value="0.041988" calcext:value-type="float">
            <text:p>0.041988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79049" calcext:value-type="float">
            <text:p>0.79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5]-([$Sheet2.$B$2]*[.B45]+[$Sheet2.$B$3]))^2" office:value-type="float" office:value="0.000589115320539882" calcext:value-type="float">
            <text:p>0.00058911532054</text:p>
          </table:table-cell>
          <table:table-cell table:formula="of:=([.F45]-([$Sheet2.$B$7] + [$Sheet2.$B$8] * ([.B45] - [$Sheet2.$B$9])^2))^2" office:value-type="float" office:value="0.00000876505171657574" calcext:value-type="float">
            <text:p>8.76505171657574E-06</text:p>
          </table:table-cell>
          <table:table-cell table:formula="of:=([.X45]-([.AE45]^2*([$Sheet2.$B$13]*([.B45] - [$Sheet2.$B$14])^2 + [$Sheet2.$B$15]*([.B45]-[$Sheet2.$B$14]) + [$Sheet2.$B$16])    ))^2" office:value-type="float" office:value="0.465141429389336" calcext:value-type="float">
            <text:p>0.465141429389336</text:p>
          </table:table-cell>
          <table:table-cell table:formula="of:=([.AG45]-([.AE45]^2*([$Sheet2.$B$20]*([.B45] - [$Sheet2.$B$21])^2 + [$Sheet2.$B$22]*([.B45]-[$Sheet2.$B$21]) + [$Sheet2.$B$23])    ))^2" office:value-type="float" office:value="48.7484926474083" calcext:value-type="float">
            <text:p>48.7484926474083</text:p>
          </table:table-cell>
          <table:table-cell table:formula="of:=([.AH45]-([.AE45]^2*([$Sheet2.$B$27]*([.B45] - [$Sheet2.$B$28])^2 + [$Sheet2.$B$29]*([.B45]-[$Sheet2.$B$28]) + [$Sheet2.$B$30])    ))^2" office:value-type="float" office:value="205.403097948986" calcext:value-type="float">
            <text:p>205.403097948986</text:p>
          </table:table-cell>
          <table:table-cell table:formula="of:=([.AI45]-([.AE45]^2*([$Sheet2.$B$34]*([.B45] - [$Sheet2.$B$35])^2 + [$Sheet2.$B$36]*([.B45]-[$Sheet2.$B$35]) + [$Sheet2.$B$37])    ))^2" office:value-type="float" office:value="0.263655281753794" calcext:value-type="float">
            <text:p>0.26365528175379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63" calcext:value-type="float">
            <text:p>0.89263</text:p>
          </table:table-cell>
          <table:table-cell office:value-type="float" office:value="0.10492" calcext:value-type="float">
            <text:p>0.10492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094225" calcext:value-type="float">
            <text:p>0.094225</text:p>
          </table:table-cell>
          <table:table-cell office:value-type="float" office:value="-0.035777" calcext:value-type="float">
            <text:p>-0.035777</text:p>
          </table:table-cell>
          <table:table-cell office:value-type="float" office:value="-2.0363" calcext:value-type="float">
            <text:p>-2.0363</text:p>
          </table:table-cell>
          <table:table-cell office:value-type="float" office:value="-0.050941" calcext:value-type="float">
            <text:p>-0.050941</text:p>
          </table:table-cell>
          <table:table-cell office:value-type="float" office:value="-1.9854" calcext:value-type="float">
            <text:p>-1.9854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-0.024597" calcext:value-type="float">
            <text:p>-0.024597</text:p>
          </table:table-cell>
          <table:table-cell office:value-type="float" office:value="-0.0053746" calcext:value-type="float">
            <text:p>-0.0053746</text:p>
          </table:table-cell>
          <table:table-cell office:value-type="float" office:value="-0.019223" calcext:value-type="float">
            <text:p>-0.019223</text:p>
          </table:table-cell>
          <table:table-cell office:value-type="float" office:value="8.5075" calcext:value-type="float">
            <text:p>8.5075</text:p>
          </table:table-cell>
          <table:table-cell office:value-type="float" office:value="8.0378" calcext:value-type="float">
            <text:p>8.0378</text:p>
          </table:table-cell>
          <table:table-cell office:value-type="float" office:value="1.0584" calcext:value-type="float">
            <text:p>1.0584</text:p>
          </table:table-cell>
          <table:table-cell office:value-type="float" office:value="118.9" calcext:value-type="float">
            <text:p>118.9</text:p>
          </table:table-cell>
          <table:table-cell office:value-type="float" office:value="-45.144" calcext:value-type="float">
            <text:p>-45.144</text:p>
          </table:table-cell>
          <table:table-cell office:value-type="float" office:value="1126.3" calcext:value-type="float">
            <text:p>1126.3</text:p>
          </table:table-cell>
          <table:table-cell office:value-type="float" office:value="118.9" calcext:value-type="float">
            <text:p>118.9</text:p>
          </table:table-cell>
          <table:table-cell office:value-type="float" office:value="-45.144" calcext:value-type="float">
            <text:p>-45.144</text:p>
          </table:table-cell>
          <table:table-cell office:value-type="float" office:value="1126.3" calcext:value-type="float">
            <text:p>11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58" calcext:value-type="float">
            <text:p>4.9658</text:p>
          </table:table-cell>
          <table:table-cell office:value-type="float" office:value="0.94046" calcext:value-type="float">
            <text:p>0.94046</text:p>
          </table:table-cell>
          <table:table-cell office:value-type="float" office:value="5" calcext:value-type="float">
            <text:p>5</text:p>
          </table:table-cell>
          <table:table-cell office:value-type="float" office:value="6.704" calcext:value-type="float">
            <text:p>6.704</text:p>
          </table:table-cell>
          <table:table-cell office:value-type="float" office:value="-324.4" calcext:value-type="float">
            <text:p>-324.4</text:p>
          </table:table-cell>
          <table:table-cell office:value-type="float" office:value="-539.59" calcext:value-type="float">
            <text:p>-539.59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-0.24756" calcext:value-type="float">
            <text:p>-0.24756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" calcext:value-type="float">
            <text:p>0</text:p>
          </table:table-cell>
          <table:table-cell office:value-type="float" office:value="2712.4" calcext:value-type="float">
            <text:p>2712.4</text:p>
          </table:table-cell>
          <table:table-cell office:value-type="float" office:value="0.047375" calcext:value-type="float">
            <text:p>0.047375</text:p>
          </table:table-cell>
          <table:table-cell office:value-type="float" office:value="1.0901" calcext:value-type="float">
            <text:p>1.0901</text:p>
          </table:table-cell>
          <table:table-cell office:value-type="float" office:value="0.83718" calcext:value-type="float">
            <text:p>0.83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6]-([$Sheet2.$B$2]*[.B46]+[$Sheet2.$B$3]))^2" office:value-type="float" office:value="0.000576338822911098" calcext:value-type="float">
            <text:p>0.000576338822911</text:p>
          </table:table-cell>
          <table:table-cell table:formula="of:=([.F46]-([$Sheet2.$B$7] + [$Sheet2.$B$8] * ([.B46] - [$Sheet2.$B$9])^2))^2" office:value-type="float" office:value="0.0000124620098434962" calcext:value-type="float">
            <text:p>1.24620098434962E-05</text:p>
          </table:table-cell>
          <table:table-cell table:formula="of:=([.X46]-([.AE46]^2*([$Sheet2.$B$13]*([.B46] - [$Sheet2.$B$14])^2 + [$Sheet2.$B$15]*([.B46]-[$Sheet2.$B$14]) + [$Sheet2.$B$16])    ))^2" office:value-type="float" office:value="0.611179261099759" calcext:value-type="float">
            <text:p>0.611179261099759</text:p>
          </table:table-cell>
          <table:table-cell table:formula="of:=([.AG46]-([.AE46]^2*([$Sheet2.$B$20]*([.B46] - [$Sheet2.$B$21])^2 + [$Sheet2.$B$22]*([.B46]-[$Sheet2.$B$21]) + [$Sheet2.$B$23])    ))^2" office:value-type="float" office:value="48.8837930785909" calcext:value-type="float">
            <text:p>48.8837930785909</text:p>
          </table:table-cell>
          <table:table-cell table:formula="of:=([.AH46]-([.AE46]^2*([$Sheet2.$B$27]*([.B46] - [$Sheet2.$B$28])^2 + [$Sheet2.$B$29]*([.B46]-[$Sheet2.$B$28]) + [$Sheet2.$B$30])    ))^2" office:value-type="float" office:value="229.85948371521" calcext:value-type="float">
            <text:p>229.85948371521</text:p>
          </table:table-cell>
          <table:table-cell table:formula="of:=([.AI46]-([.AE46]^2*([$Sheet2.$B$34]*([.B46] - [$Sheet2.$B$35])^2 + [$Sheet2.$B$36]*([.B46]-[$Sheet2.$B$35]) + [$Sheet2.$B$37])    ))^2" office:value-type="float" office:value="0.508934668525667" calcext:value-type="float">
            <text:p>0.5089346685256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11716" calcext:value-type="float">
            <text:p>0.11716</text:p>
          </table:table-cell>
          <table:table-cell office:value-type="float" office:value="0.011518" calcext:value-type="float">
            <text:p>0.011518</text:p>
          </table:table-cell>
          <table:table-cell office:value-type="float" office:value="0.10564" calcext:value-type="float">
            <text:p>0.10564</text:p>
          </table:table-cell>
          <table:table-cell office:value-type="float" office:value="-0.03949" calcext:value-type="float">
            <text:p>-0.03949</text:p>
          </table:table-cell>
          <table:table-cell office:value-type="float" office:value="-2.1787" calcext:value-type="float">
            <text:p>-2.1787</text:p>
          </table:table-cell>
          <table:table-cell office:value-type="float" office:value="-0.05485" calcext:value-type="float">
            <text:p>-0.05485</text:p>
          </table:table-cell>
          <table:table-cell office:value-type="float" office:value="-2.1238" calcext:value-type="float">
            <text:p>-2.1238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-0.027972" calcext:value-type="float">
            <text:p>-0.027972</text:p>
          </table:table-cell>
          <table:table-cell office:value-type="float" office:value="-0.0058316" calcext:value-type="float">
            <text:p>-0.0058316</text:p>
          </table:table-cell>
          <table:table-cell office:value-type="float" office:value="-0.022141" calcext:value-type="float">
            <text:p>-0.022141</text:p>
          </table:table-cell>
          <table:table-cell office:value-type="float" office:value="8.049" calcext:value-type="float">
            <text:p>8.049</text:p>
          </table:table-cell>
          <table:table-cell office:value-type="float" office:value="7.8162" calcext:value-type="float">
            <text:p>7.8162</text:p>
          </table:table-cell>
          <table:table-cell office:value-type="float" office:value="1.0298" calcext:value-type="float">
            <text:p>1.0298</text:p>
          </table:table-cell>
          <table:table-cell office:value-type="float" office:value="133.3" calcext:value-type="float">
            <text:p>133.3</text:p>
          </table:table-cell>
          <table:table-cell office:value-type="float" office:value="-49.829" calcext:value-type="float">
            <text:p>-49.829</text:p>
          </table:table-cell>
          <table:table-cell office:value-type="float" office:value="1189.9" calcext:value-type="float">
            <text:p>1189.9</text:p>
          </table:table-cell>
          <table:table-cell office:value-type="float" office:value="133.3" calcext:value-type="float">
            <text:p>133.3</text:p>
          </table:table-cell>
          <table:table-cell office:value-type="float" office:value="-49.829" calcext:value-type="float">
            <text:p>-49.829</text:p>
          </table:table-cell>
          <table:table-cell office:value-type="float" office:value="1189.9" calcext:value-type="float">
            <text:p>118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19" calcext:value-type="float">
            <text:p>4.9619</text:p>
          </table:table-cell>
          <table:table-cell office:value-type="float" office:value="0.96713" calcext:value-type="float">
            <text:p>0.96713</text:p>
          </table:table-cell>
          <table:table-cell office:value-type="float" office:value="5" calcext:value-type="float">
            <text:p>5</text:p>
          </table:table-cell>
          <table:table-cell office:value-type="float" office:value="7.0821" calcext:value-type="float">
            <text:p>7.0821</text:p>
          </table:table-cell>
          <table:table-cell office:value-type="float" office:value="-345.02" calcext:value-type="float">
            <text:p>-345.02</text:p>
          </table:table-cell>
          <table:table-cell office:value-type="float" office:value="-577.31" calcext:value-type="float">
            <text:p>-577.31</text:p>
          </table:table-cell>
          <table:table-cell office:value-type="float" office:value="17.648" calcext:value-type="float">
            <text:p>17.648</text:p>
          </table:table-cell>
          <table:table-cell office:value-type="float" office:value="0.93681" calcext:value-type="float">
            <text:p>0.93681</text:p>
          </table:table-cell>
          <table:table-cell office:value-type="float" office:value="-0.24765" calcext:value-type="float">
            <text:p>-0.24765</text:p>
          </table:table-cell>
          <table:table-cell office:value-type="float" office:value="-0.020365" calcext:value-type="float">
            <text:p>-0.020365</text:p>
          </table:table-cell>
          <table:table-cell office:value-type="float" office:value="0" calcext:value-type="float">
            <text:p>0</text:p>
          </table:table-cell>
          <table:table-cell office:value-type="float" office:value="2789.3" calcext:value-type="float">
            <text:p>2789.3</text:p>
          </table:table-cell>
          <table:table-cell office:value-type="float" office:value="0.053071" calcext:value-type="float">
            <text:p>0.053071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8834" calcext:value-type="float">
            <text:p>0.88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7]-([$Sheet2.$B$2]*[.B47]+[$Sheet2.$B$3]))^2" office:value-type="float" office:value="0.000543935163315831" calcext:value-type="float">
            <text:p>0.000543935163316</text:p>
          </table:table-cell>
          <table:table-cell table:formula="of:=([.F47]-([$Sheet2.$B$7] + [$Sheet2.$B$8] * ([.B47] - [$Sheet2.$B$9])^2))^2" office:value-type="float" office:value="0.000016622010228901" calcext:value-type="float">
            <text:p>1.6622010228901E-05</text:p>
          </table:table-cell>
          <table:table-cell table:formula="of:=([.X47]-([.AE47]^2*([$Sheet2.$B$13]*([.B47] - [$Sheet2.$B$14])^2 + [$Sheet2.$B$15]*([.B47]-[$Sheet2.$B$14]) + [$Sheet2.$B$16])    ))^2" office:value-type="float" office:value="0.753518618941635" calcext:value-type="float">
            <text:p>0.753518618941635</text:p>
          </table:table-cell>
          <table:table-cell table:formula="of:=([.AG47]-([.AE47]^2*([$Sheet2.$B$20]*([.B47] - [$Sheet2.$B$21])^2 + [$Sheet2.$B$22]*([.B47]-[$Sheet2.$B$21]) + [$Sheet2.$B$23])    ))^2" office:value-type="float" office:value="47.1584952851815" calcext:value-type="float">
            <text:p>47.1584952851815</text:p>
          </table:table-cell>
          <table:table-cell table:formula="of:=([.AH47]-([.AE47]^2*([$Sheet2.$B$27]*([.B47] - [$Sheet2.$B$28])^2 + [$Sheet2.$B$29]*([.B47]-[$Sheet2.$B$28]) + [$Sheet2.$B$30])    ))^2" office:value-type="float" office:value="249.447235142917" calcext:value-type="float">
            <text:p>249.447235142917</text:p>
          </table:table-cell>
          <table:table-cell table:formula="of:=([.AI47]-([.AE47]^2*([$Sheet2.$B$34]*([.B47] - [$Sheet2.$B$35])^2 + [$Sheet2.$B$36]*([.B47]-[$Sheet2.$B$35]) + [$Sheet2.$B$37])    ))^2" office:value-type="float" office:value="0.839787967089316" calcext:value-type="float">
            <text:p>0.8397879670893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0.012368" calcext:value-type="float">
            <text:p>0.012368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0.043401" calcext:value-type="float">
            <text:p>-0.043401</text:p>
          </table:table-cell>
          <table:table-cell office:value-type="float" office:value="-2.3234" calcext:value-type="float">
            <text:p>-2.3234</text:p>
          </table:table-cell>
          <table:table-cell office:value-type="float" office:value="-0.058898" calcext:value-type="float">
            <text:p>-0.058898</text:p>
          </table:table-cell>
          <table:table-cell office:value-type="float" office:value="-2.2645" calcext:value-type="float">
            <text:p>-2.2645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-0.031536" calcext:value-type="float">
            <text:p>-0.031536</text:p>
          </table:table-cell>
          <table:table-cell office:value-type="float" office:value="-0.0063028" calcext:value-type="float">
            <text:p>-0.0063028</text:p>
          </table:table-cell>
          <table:table-cell office:value-type="float" office:value="-0.025234" calcext:value-type="float">
            <text:p>-0.025234</text:p>
          </table:table-cell>
          <table:table-cell office:value-type="float" office:value="7.635" calcext:value-type="float">
            <text:p>7.635</text:p>
          </table:table-cell>
          <table:table-cell office:value-type="float" office:value="7.6078" calcext:value-type="float">
            <text:p>7.6078</text:p>
          </table:table-cell>
          <table:table-cell office:value-type="float" office:value="1.0036" calcext:value-type="float">
            <text:p>1.0036</text:p>
          </table:table-cell>
          <table:table-cell office:value-type="float" office:value="148.49" calcext:value-type="float">
            <text:p>148.49</text:p>
          </table:table-cell>
          <table:table-cell office:value-type="float" office:value="-54.765" calcext:value-type="float">
            <text:p>-54.765</text:p>
          </table:table-cell>
          <table:table-cell office:value-type="float" office:value="1252.9" calcext:value-type="float">
            <text:p>1252.9</text:p>
          </table:table-cell>
          <table:table-cell office:value-type="float" office:value="148.49" calcext:value-type="float">
            <text:p>148.49</text:p>
          </table:table-cell>
          <table:table-cell office:value-type="float" office:value="-54.765" calcext:value-type="float">
            <text:p>-54.765</text:p>
          </table:table-cell>
          <table:table-cell office:value-type="float" office:value="1252.9" calcext:value-type="float">
            <text:p>12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77" calcext:value-type="float">
            <text:p>4.9577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5" calcext:value-type="float">
            <text:p>5</text:p>
          </table:table-cell>
          <table:table-cell office:value-type="float" office:value="7.4619" calcext:value-type="float">
            <text:p>7.4619</text:p>
          </table:table-cell>
          <table:table-cell office:value-type="float" office:value="-365.79" calcext:value-type="float">
            <text:p>-365.79</text:p>
          </table:table-cell>
          <table:table-cell office:value-type="float" office:value="-615.67" calcext:value-type="float">
            <text:p>-615.67</text:p>
          </table:table-cell>
          <table:table-cell office:value-type="float" office:value="19.897" calcext:value-type="float">
            <text:p>19.897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-0.24774" calcext:value-type="float">
            <text:p>-0.24774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" calcext:value-type="float">
            <text:p>0</text:p>
          </table:table-cell>
          <table:table-cell office:value-type="float" office:value="2865.7" calcext:value-type="float">
            <text:p>2865.7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1.08" calcext:value-type="float">
            <text:p>1.08</text:p>
          </table:table-cell>
          <table:table-cell office:value-type="float" office:value="0.92913" calcext:value-type="float">
            <text:p>0.929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8]-([$Sheet2.$B$2]*[.B48]+[$Sheet2.$B$3]))^2" office:value-type="float" office:value="0.000492297468309779" calcext:value-type="float">
            <text:p>0.00049229746831</text:p>
          </table:table-cell>
          <table:table-cell table:formula="of:=([.F48]-([$Sheet2.$B$7] + [$Sheet2.$B$8] * ([.B48] - [$Sheet2.$B$9])^2))^2" office:value-type="float" office:value="0.0000208131331858574" calcext:value-type="float">
            <text:p>2.08131331858574E-05</text:p>
          </table:table-cell>
          <table:table-cell table:formula="of:=([.X48]-([.AE48]^2*([$Sheet2.$B$13]*([.B48] - [$Sheet2.$B$14])^2 + [$Sheet2.$B$15]*([.B48]-[$Sheet2.$B$14]) + [$Sheet2.$B$16])    ))^2" office:value-type="float" office:value="0.875792092153631" calcext:value-type="float">
            <text:p>0.875792092153631</text:p>
          </table:table-cell>
          <table:table-cell table:formula="of:=([.AG48]-([.AE48]^2*([$Sheet2.$B$20]*([.B48] - [$Sheet2.$B$21])^2 + [$Sheet2.$B$22]*([.B48]-[$Sheet2.$B$21]) + [$Sheet2.$B$23])    ))^2" office:value-type="float" office:value="43.8050892901611" calcext:value-type="float">
            <text:p>43.8050892901611</text:p>
          </table:table-cell>
          <table:table-cell table:formula="of:=([.AH48]-([.AE48]^2*([$Sheet2.$B$27]*([.B48] - [$Sheet2.$B$28])^2 + [$Sheet2.$B$29]*([.B48]-[$Sheet2.$B$28]) + [$Sheet2.$B$30])    ))^2" office:value-type="float" office:value="262.447596530256" calcext:value-type="float">
            <text:p>262.447596530256</text:p>
          </table:table-cell>
          <table:table-cell table:formula="of:=([.AI48]-([.AE48]^2*([$Sheet2.$B$34]*([.B48] - [$Sheet2.$B$35])^2 + [$Sheet2.$B$36]*([.B48]-[$Sheet2.$B$35]) + [$Sheet2.$B$37])    ))^2" office:value-type="float" office:value="1.2577227728813" calcext:value-type="float">
            <text:p>1.25772277288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14358" calcext:value-type="float">
            <text:p>0.14358</text:p>
          </table:table-cell>
          <table:table-cell office:value-type="float" office:value="0.013258" calcext:value-type="float">
            <text:p>0.013258</text:p>
          </table:table-cell>
          <table:table-cell office:value-type="float" office:value="0.13032" calcext:value-type="float">
            <text:p>0.13032</text:p>
          </table:table-cell>
          <table:table-cell office:value-type="float" office:value="-0.047507" calcext:value-type="float">
            <text:p>-0.047507</text:p>
          </table:table-cell>
          <table:table-cell office:value-type="float" office:value="-2.4704" calcext:value-type="float">
            <text:p>-2.4704</text:p>
          </table:table-cell>
          <table:table-cell office:value-type="float" office:value="-0.063136" calcext:value-type="float">
            <text:p>-0.063136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-0.035294" calcext:value-type="float">
            <text:p>-0.035294</text:p>
          </table:table-cell>
          <table:table-cell office:value-type="float" office:value="-0.0067997" calcext:value-type="float">
            <text:p>-0.0067997</text:p>
          </table:table-cell>
          <table:table-cell office:value-type="float" office:value="-0.028494" calcext:value-type="float">
            <text:p>-0.028494</text:p>
          </table:table-cell>
          <table:table-cell office:value-type="float" office:value="7.2592" calcext:value-type="float">
            <text:p>7.2592</text:p>
          </table:table-cell>
          <table:table-cell office:value-type="float" office:value="7.4112" calcext:value-type="float">
            <text:p>7.4112</text:p>
          </table:table-cell>
          <table:table-cell office:value-type="float" office:value="0.9795" calcext:value-type="float">
            <text:p>0.9795</text:p>
          </table:table-cell>
          <table:table-cell office:value-type="float" office:value="164.45" calcext:value-type="float">
            <text:p>164.45</text:p>
          </table:table-cell>
          <table:table-cell office:value-type="float" office:value="-59.946" calcext:value-type="float">
            <text:p>-59.946</text:p>
          </table:table-cell>
          <table:table-cell office:value-type="float" office:value="1315.2" calcext:value-type="float">
            <text:p>1315.2</text:p>
          </table:table-cell>
          <table:table-cell office:value-type="float" office:value="164.45" calcext:value-type="float">
            <text:p>164.45</text:p>
          </table:table-cell>
          <table:table-cell office:value-type="float" office:value="-59.946" calcext:value-type="float">
            <text:p>-59.946</text:p>
          </table:table-cell>
          <table:table-cell office:value-type="float" office:value="1315.2" calcext:value-type="float">
            <text:p>131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32" calcext:value-type="float">
            <text:p>4.9532</text:p>
          </table:table-cell>
          <table:table-cell office:value-type="float" office:value="1.02" calcext:value-type="float">
            <text:p>1.02</text:p>
          </table:table-cell>
          <table:table-cell office:value-type="float" office:value="5" calcext:value-type="float">
            <text:p>5</text:p>
          </table:table-cell>
          <table:table-cell office:value-type="float" office:value="7.8435" calcext:value-type="float">
            <text:p>7.8435</text:p>
          </table:table-cell>
          <table:table-cell office:value-type="float" office:value="-386.68" calcext:value-type="float">
            <text:p>-386.68</text:p>
          </table:table-cell>
          <table:table-cell office:value-type="float" office:value="-654.61" calcext:value-type="float">
            <text:p>-654.61</text:p>
          </table:table-cell>
          <table:table-cell office:value-type="float" office:value="22.267" calcext:value-type="float">
            <text:p>22.267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23668" calcext:value-type="float">
            <text:p>-0.023668</text:p>
          </table:table-cell>
          <table:table-cell office:value-type="float" office:value="0" calcext:value-type="float">
            <text:p>0</text:p>
          </table:table-cell>
          <table:table-cell office:value-type="float" office:value="2941.8" calcext:value-type="float">
            <text:p>2941.8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43" calcext:value-type="float">
            <text:p>0.97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9]-([$Sheet2.$B$2]*[.B49]+[$Sheet2.$B$3]))^2" office:value-type="float" office:value="0.000422020489849441" calcext:value-type="float">
            <text:p>0.000422020489849</text:p>
          </table:table-cell>
          <table:table-cell table:formula="of:=([.F49]-([$Sheet2.$B$7] + [$Sheet2.$B$8] * ([.B49] - [$Sheet2.$B$9])^2))^2" office:value-type="float" office:value="0.0000247561096884783" calcext:value-type="float">
            <text:p>2.47561096884783E-05</text:p>
          </table:table-cell>
          <table:table-cell table:formula="of:=([.X49]-([.AE49]^2*([$Sheet2.$B$13]*([.B49] - [$Sheet2.$B$14])^2 + [$Sheet2.$B$15]*([.B49]-[$Sheet2.$B$14]) + [$Sheet2.$B$16])    ))^2" office:value-type="float" office:value="0.95869353347639" calcext:value-type="float">
            <text:p>0.95869353347639</text:p>
          </table:table-cell>
          <table:table-cell table:formula="of:=([.AG49]-([.AE49]^2*([$Sheet2.$B$20]*([.B49] - [$Sheet2.$B$21])^2 + [$Sheet2.$B$22]*([.B49]-[$Sheet2.$B$21]) + [$Sheet2.$B$23])    ))^2" office:value-type="float" office:value="38.6349957737852" calcext:value-type="float">
            <text:p>38.6349957737852</text:p>
          </table:table-cell>
          <table:table-cell table:formula="of:=([.AH49]-([.AE49]^2*([$Sheet2.$B$27]*([.B49] - [$Sheet2.$B$28])^2 + [$Sheet2.$B$29]*([.B49]-[$Sheet2.$B$28]) + [$Sheet2.$B$30])    ))^2" office:value-type="float" office:value="266.346475713257" calcext:value-type="float">
            <text:p>266.346475713257</text:p>
          </table:table-cell>
          <table:table-cell table:formula="of:=([.AI49]-([.AE49]^2*([$Sheet2.$B$34]*([.B49] - [$Sheet2.$B$35])^2 + [$Sheet2.$B$36]*([.B49]-[$Sheet2.$B$35]) + [$Sheet2.$B$37])    ))^2" office:value-type="float" office:value="1.76795687938137" calcext:value-type="float">
            <text:p>1.767956879381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5777" calcext:value-type="float">
            <text:p>0.15777</text:p>
          </table:table-cell>
          <table:table-cell office:value-type="float" office:value="0.014196" calcext:value-type="float">
            <text:p>0.014196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-0.051804" calcext:value-type="float">
            <text:p>-0.051804</text:p>
          </table:table-cell>
          <table:table-cell office:value-type="float" office:value="-2.6195" calcext:value-type="float">
            <text:p>-2.6195</text:p>
          </table:table-cell>
          <table:table-cell office:value-type="float" office:value="-0.067599" calcext:value-type="float">
            <text:p>-0.067599</text:p>
          </table:table-cell>
          <table:table-cell office:value-type="float" office:value="-2.5519" calcext:value-type="float">
            <text:p>-2.551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-0.0073259" calcext:value-type="float">
            <text:p>-0.0073259</text:p>
          </table:table-cell>
          <table:table-cell office:value-type="float" office:value="-0.031924" calcext:value-type="float">
            <text:p>-0.031924</text:p>
          </table:table-cell>
          <table:table-cell office:value-type="float" office:value="6.9165" calcext:value-type="float">
            <text:p>6.9165</text:p>
          </table:table-cell>
          <table:table-cell office:value-type="float" office:value="7.2249" calcext:value-type="float">
            <text:p>7.2249</text:p>
          </table:table-cell>
          <table:table-cell office:value-type="float" office:value="0.95731" calcext:value-type="float">
            <text:p>0.95731</text:p>
          </table:table-cell>
          <table:table-cell office:value-type="float" office:value="181.16" calcext:value-type="float">
            <text:p>181.16</text:p>
          </table:table-cell>
          <table:table-cell office:value-type="float" office:value="-65.367" calcext:value-type="float">
            <text:p>-65.367</text:p>
          </table:table-cell>
          <table:table-cell office:value-type="float" office:value="1376.9" calcext:value-type="float">
            <text:p>1376.9</text:p>
          </table:table-cell>
          <table:table-cell office:value-type="float" office:value="181.16" calcext:value-type="float">
            <text:p>181.16</text:p>
          </table:table-cell>
          <table:table-cell office:value-type="float" office:value="-65.367" calcext:value-type="float">
            <text:p>-65.367</text:p>
          </table:table-cell>
          <table:table-cell office:value-type="float" office:value="1376.9" calcext:value-type="float">
            <text:p>137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85" calcext:value-type="float">
            <text:p>4.9485</text:p>
          </table:table-cell>
          <table:table-cell office:value-type="float" office:value="1.0463" calcext:value-type="float">
            <text:p>1.0463</text:p>
          </table:table-cell>
          <table:table-cell office:value-type="float" office:value="5" calcext:value-type="float">
            <text:p>5</text:p>
          </table:table-cell>
          <table:table-cell office:value-type="float" office:value="8.227" calcext:value-type="float">
            <text:p>8.227</text:p>
          </table:table-cell>
          <table:table-cell office:value-type="float" office:value="-407.68" calcext:value-type="float">
            <text:p>-407.68</text:p>
          </table:table-cell>
          <table:table-cell office:value-type="float" office:value="-694.13" calcext:value-type="float">
            <text:p>-694.13</text:p>
          </table:table-cell>
          <table:table-cell office:value-type="float" office:value="24.763" calcext:value-type="float">
            <text:p>24.763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-0.24794" calcext:value-type="float">
            <text:p>-0.24794</text:p>
          </table:table-cell>
          <table:table-cell office:value-type="float" office:value="-0.025269" calcext:value-type="float">
            <text:p>-0.025269</text:p>
          </table:table-cell>
          <table:table-cell office:value-type="float" office:value="0" calcext:value-type="float">
            <text:p>0</text:p>
          </table:table-cell>
          <table:table-cell office:value-type="float" office:value="3017.6" calcext:value-type="float">
            <text:p>3017.6</text:p>
          </table:table-cell>
          <table:table-cell office:value-type="float" office:value="0.071935" calcext:value-type="float">
            <text:p>0.071935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189" calcext:value-type="float">
            <text:p>1.0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0]-([$Sheet2.$B$2]*[.B50]+[$Sheet2.$B$3]))^2" office:value-type="float" office:value="0.000338504696766712" calcext:value-type="float">
            <text:p>0.000338504696767</text:p>
          </table:table-cell>
          <table:table-cell table:formula="of:=([.F50]-([$Sheet2.$B$7] + [$Sheet2.$B$8] * ([.B50] - [$Sheet2.$B$9])^2))^2" office:value-type="float" office:value="0.0000284861272238804" calcext:value-type="float">
            <text:p>2.84861272238804E-05</text:p>
          </table:table-cell>
          <table:table-cell table:formula="of:=([.X50]-([.AE50]^2*([$Sheet2.$B$13]*([.B50] - [$Sheet2.$B$14])^2 + [$Sheet2.$B$15]*([.B50]-[$Sheet2.$B$14]) + [$Sheet2.$B$16])    ))^2" office:value-type="float" office:value="0.985906959456318" calcext:value-type="float">
            <text:p>0.985906959456318</text:p>
          </table:table-cell>
          <table:table-cell table:formula="of:=([.AG50]-([.AE50]^2*([$Sheet2.$B$20]*([.B50] - [$Sheet2.$B$21])^2 + [$Sheet2.$B$22]*([.B50]-[$Sheet2.$B$21]) + [$Sheet2.$B$23])    ))^2" office:value-type="float" office:value="31.9077785733956" calcext:value-type="float">
            <text:p>31.9077785733956</text:p>
          </table:table-cell>
          <table:table-cell table:formula="of:=([.AH50]-([.AE50]^2*([$Sheet2.$B$27]*([.B50] - [$Sheet2.$B$28])^2 + [$Sheet2.$B$29]*([.B50]-[$Sheet2.$B$28]) + [$Sheet2.$B$30])    ))^2" office:value-type="float" office:value="260.937820367912" calcext:value-type="float">
            <text:p>260.937820367912</text:p>
          </table:table-cell>
          <table:table-cell table:formula="of:=([.AI50]-([.AE50]^2*([$Sheet2.$B$34]*([.B50] - [$Sheet2.$B$35])^2 + [$Sheet2.$B$36]*([.B50]-[$Sheet2.$B$35]) + [$Sheet2.$B$37])    ))^2" office:value-type="float" office:value="2.38977109182976" calcext:value-type="float">
            <text:p>2.389771091829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17263" calcext:value-type="float">
            <text:p>0.17263</text:p>
          </table:table-cell>
          <table:table-cell office:value-type="float" office:value="0.015231" calcext:value-type="float">
            <text:p>0.015231</text:p>
          </table:table-cell>
          <table:table-cell office:value-type="float" office:value="0.1574" calcext:value-type="float">
            <text:p>0.1574</text:p>
          </table:table-cell>
          <table:table-cell office:value-type="float" office:value="-0.056288" calcext:value-type="float">
            <text:p>-0.056288</text:p>
          </table:table-cell>
          <table:table-cell office:value-type="float" office:value="-2.7709" calcext:value-type="float">
            <text:p>-2.7709</text:p>
          </table:table-cell>
          <table:table-cell office:value-type="float" office:value="-0.072528" calcext:value-type="float">
            <text:p>-0.072528</text:p>
          </table:table-cell>
          <table:table-cell office:value-type="float" office:value="-2.6984" calcext:value-type="float">
            <text:p>-2.69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43433" calcext:value-type="float">
            <text:p>-0.043433</text:p>
          </table:table-cell>
          <table:table-cell office:value-type="float" office:value="-0.0079153" calcext:value-type="float">
            <text:p>-0.0079153</text:p>
          </table:table-cell>
          <table:table-cell office:value-type="float" office:value="-0.035518" calcext:value-type="float">
            <text:p>-0.035518</text:p>
          </table:table-cell>
          <table:table-cell office:value-type="float" office:value="6.601" calcext:value-type="float">
            <text:p>6.601</text:p>
          </table:table-cell>
          <table:table-cell office:value-type="float" office:value="7.0464" calcext:value-type="float">
            <text:p>7.0464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198.61" calcext:value-type="float">
            <text:p>198.61</text:p>
          </table:table-cell>
          <table:table-cell office:value-type="float" office:value="-71.026" calcext:value-type="float">
            <text:p>-71.026</text:p>
          </table:table-cell>
          <table:table-cell office:value-type="float" office:value="1437.9" calcext:value-type="float">
            <text:p>1437.9</text:p>
          </table:table-cell>
          <table:table-cell office:value-type="float" office:value="198.61" calcext:value-type="float">
            <text:p>198.61</text:p>
          </table:table-cell>
          <table:table-cell office:value-type="float" office:value="-71.026" calcext:value-type="float">
            <text:p>-71.026</text:p>
          </table:table-cell>
          <table:table-cell office:value-type="float" office:value="1437.9" calcext:value-type="float">
            <text:p>143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36" calcext:value-type="float">
            <text:p>4.9436</text:p>
          </table:table-cell>
          <table:table-cell office:value-type="float" office:value="1.0728" calcext:value-type="float">
            <text:p>1.0728</text:p>
          </table:table-cell>
          <table:table-cell office:value-type="float" office:value="5" calcext:value-type="float">
            <text:p>5</text:p>
          </table:table-cell>
          <table:table-cell office:value-type="float" office:value="8.6144" calcext:value-type="float">
            <text:p>8.6144</text:p>
          </table:table-cell>
          <table:table-cell office:value-type="float" office:value="-428.77" calcext:value-type="float">
            <text:p>-428.77</text:p>
          </table:table-cell>
          <table:table-cell office:value-type="float" office:value="-734.25" calcext:value-type="float">
            <text:p>-734.25</text:p>
          </table:table-cell>
          <table:table-cell office:value-type="float" office:value="27.403" calcext:value-type="float">
            <text:p>27.403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-0.24804" calcext:value-type="float">
            <text:p>-0.24804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0.078784" calcext:value-type="float">
            <text:p>0.078784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629" calcext:value-type="float">
            <text:p>1.06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1]-([$Sheet2.$B$2]*[.B51]+[$Sheet2.$B$3]))^2" office:value-type="float" office:value="0.00024504323814654" calcext:value-type="float">
            <text:p>0.000245043238147</text:p>
          </table:table-cell>
          <table:table-cell table:formula="of:=([.F51]-([$Sheet2.$B$7] + [$Sheet2.$B$8] * ([.B51] - [$Sheet2.$B$9])^2))^2" office:value-type="float" office:value="0.000032003987653641" calcext:value-type="float">
            <text:p>3.2003987653641E-05</text:p>
          </table:table-cell>
          <table:table-cell table:formula="of:=([.X51]-([.AE51]^2*([$Sheet2.$B$13]*([.B51] - [$Sheet2.$B$14])^2 + [$Sheet2.$B$15]*([.B51]-[$Sheet2.$B$14]) + [$Sheet2.$B$16])    ))^2" office:value-type="float" office:value="0.951085589874076" calcext:value-type="float">
            <text:p>0.951085589874076</text:p>
          </table:table-cell>
          <table:table-cell table:formula="of:=([.AG51]-([.AE51]^2*([$Sheet2.$B$20]*([.B51] - [$Sheet2.$B$21])^2 + [$Sheet2.$B$22]*([.B51]-[$Sheet2.$B$21]) + [$Sheet2.$B$23])    ))^2" office:value-type="float" office:value="23.9856611343071" calcext:value-type="float">
            <text:p>23.9856611343071</text:p>
          </table:table-cell>
          <table:table-cell table:formula="of:=([.AH51]-([.AE51]^2*([$Sheet2.$B$27]*([.B51] - [$Sheet2.$B$28])^2 + [$Sheet2.$B$29]*([.B51]-[$Sheet2.$B$28]) + [$Sheet2.$B$30])    ))^2" office:value-type="float" office:value="247.136306692356" calcext:value-type="float">
            <text:p>247.136306692356</text:p>
          </table:table-cell>
          <table:table-cell table:formula="of:=([.AI51]-([.AE51]^2*([$Sheet2.$B$34]*([.B51] - [$Sheet2.$B$35])^2 + [$Sheet2.$B$36]*([.B51]-[$Sheet2.$B$35]) + [$Sheet2.$B$37])    ))^2" office:value-type="float" office:value="3.19770056053984" calcext:value-type="float">
            <text:p>3.1977005605398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016317" calcext:value-type="float">
            <text:p>0.016317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2.9243" calcext:value-type="float">
            <text:p>-2.9243</text:p>
          </table:table-cell>
          <table:table-cell office:value-type="float" office:value="-0.077701" calcext:value-type="float">
            <text:p>-0.077701</text:p>
          </table:table-cell>
          <table:table-cell office:value-type="float" office:value="-2.8466" calcext:value-type="float">
            <text:p>-2.846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-0.047804" calcext:value-type="float">
            <text:p>-0.047804</text:p>
          </table:table-cell>
          <table:table-cell office:value-type="float" office:value="-0.0085347" calcext:value-type="float">
            <text:p>-0.0085347</text:p>
          </table:table-cell>
          <table:table-cell office:value-type="float" office:value="-0.039269" calcext:value-type="float">
            <text:p>-0.039269</text:p>
          </table:table-cell>
          <table:table-cell office:value-type="float" office:value="6.3118" calcext:value-type="float">
            <text:p>6.3118</text:p>
          </table:table-cell>
          <table:table-cell office:value-type="float" office:value="6.8775" calcext:value-type="float">
            <text:p>6.8775</text:p>
          </table:table-cell>
          <table:table-cell office:value-type="float" office:value="0.91775" calcext:value-type="float">
            <text:p>0.91775</text:p>
          </table:table-cell>
          <table:table-cell office:value-type="float" office:value="216.77" calcext:value-type="float">
            <text:p>216.77</text:p>
          </table:table-cell>
          <table:table-cell office:value-type="float" office:value="-76.917" calcext:value-type="float">
            <text:p>-76.917</text:p>
          </table:table-cell>
          <table:table-cell office:value-type="float" office:value="1498.1" calcext:value-type="float">
            <text:p>1498.1</text:p>
          </table:table-cell>
          <table:table-cell office:value-type="float" office:value="216.77" calcext:value-type="float">
            <text:p>216.77</text:p>
          </table:table-cell>
          <table:table-cell office:value-type="float" office:value="-76.917" calcext:value-type="float">
            <text:p>-76.917</text:p>
          </table:table-cell>
          <table:table-cell office:value-type="float" office:value="1498.1" calcext:value-type="float">
            <text:p>149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84" calcext:value-type="float">
            <text:p>4.9384</text:p>
          </table:table-cell>
          <table:table-cell office:value-type="float" office:value="1.0991" calcext:value-type="float">
            <text:p>1.0991</text:p>
          </table:table-cell>
          <table:table-cell office:value-type="float" office:value="5" calcext:value-type="float">
            <text:p>5</text:p>
          </table:table-cell>
          <table:table-cell office:value-type="float" office:value="9.0027" calcext:value-type="float">
            <text:p>9.0027</text:p>
          </table:table-cell>
          <table:table-cell office:value-type="float" office:value="-449.95" calcext:value-type="float">
            <text:p>-449.95</text:p>
          </table:table-cell>
          <table:table-cell office:value-type="float" office:value="-774.9" calcext:value-type="float">
            <text:p>-774.9</text:p>
          </table:table-cell>
          <table:table-cell office:value-type="float" office:value="30.16" calcext:value-type="float">
            <text:p>30.16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0.085896" calcext:value-type="float">
            <text:p>0.085896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1063" calcext:value-type="float">
            <text:p>1.1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2]-([$Sheet2.$B$2]*[.B52]+[$Sheet2.$B$3]))^2" office:value-type="float" office:value="0.000153988661927221" calcext:value-type="float">
            <text:p>0.000153988661927</text:p>
          </table:table-cell>
          <table:table-cell table:formula="of:=([.F52]-([$Sheet2.$B$7] + [$Sheet2.$B$8] * ([.B52] - [$Sheet2.$B$9])^2))^2" office:value-type="float" office:value="0.0000345209398038325" calcext:value-type="float">
            <text:p>3.45209398038325E-05</text:p>
          </table:table-cell>
          <table:table-cell table:formula="of:=([.X52]-([.AE52]^2*([$Sheet2.$B$13]*([.B52] - [$Sheet2.$B$14])^2 + [$Sheet2.$B$15]*([.B52]-[$Sheet2.$B$14]) + [$Sheet2.$B$16])    ))^2" office:value-type="float" office:value="0.846495776919502" calcext:value-type="float">
            <text:p>0.846495776919502</text:p>
          </table:table-cell>
          <table:table-cell table:formula="of:=([.AG52]-([.AE52]^2*([$Sheet2.$B$20]*([.B52] - [$Sheet2.$B$21])^2 + [$Sheet2.$B$22]*([.B52]-[$Sheet2.$B$21]) + [$Sheet2.$B$23])    ))^2" office:value-type="float" office:value="15.6987261691675" calcext:value-type="float">
            <text:p>15.6987261691675</text:p>
          </table:table-cell>
          <table:table-cell table:formula="of:=([.AH52]-([.AE52]^2*([$Sheet2.$B$27]*([.B52] - [$Sheet2.$B$28])^2 + [$Sheet2.$B$29]*([.B52]-[$Sheet2.$B$28]) + [$Sheet2.$B$30])    ))^2" office:value-type="float" office:value="223.536103022567" calcext:value-type="float">
            <text:p>223.536103022567</text:p>
          </table:table-cell>
          <table:table-cell table:formula="of:=([.AI52]-([.AE52]^2*([$Sheet2.$B$34]*([.B52] - [$Sheet2.$B$35])^2 + [$Sheet2.$B$36]*([.B52]-[$Sheet2.$B$35]) + [$Sheet2.$B$37])    ))^2" office:value-type="float" office:value="4.11933589042492" calcext:value-type="float">
            <text:p>4.119335890424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0.017627" calcext:value-type="float">
            <text:p>0.017627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-0.065805" calcext:value-type="float">
            <text:p>-0.065805</text:p>
          </table:table-cell>
          <table:table-cell office:value-type="float" office:value="-3.0804" calcext:value-type="float">
            <text:p>-3.0804</text:p>
          </table:table-cell>
          <table:table-cell office:value-type="float" office:value="-0.08394" calcext:value-type="float">
            <text:p>-0.08394</text:p>
          </table:table-cell>
          <table:table-cell office:value-type="float" office:value="-2.9965" calcext:value-type="float">
            <text:p>-2.9965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-0.052483" calcext:value-type="float">
            <text:p>-0.052483</text:p>
          </table:table-cell>
          <table:table-cell office:value-type="float" office:value="-0.0093048" calcext:value-type="float">
            <text:p>-0.0093048</text:p>
          </table:table-cell>
          <table:table-cell office:value-type="float" office:value="-0.043179" calcext:value-type="float">
            <text:p>-0.043179</text:p>
          </table:table-cell>
          <table:table-cell office:value-type="float" office:value="6.0407" calcext:value-type="float">
            <text:p>6.0407</text:p>
          </table:table-cell>
          <table:table-cell office:value-type="float" office:value="6.7115" calcext:value-type="float">
            <text:p>6.7115</text:p>
          </table:table-cell>
          <table:table-cell office:value-type="float" office:value="0.90005" calcext:value-type="float">
            <text:p>0.90005</text:p>
          </table:table-cell>
          <table:table-cell office:value-type="float" office:value="235.62" calcext:value-type="float">
            <text:p>235.62</text:p>
          </table:table-cell>
          <table:table-cell office:value-type="float" office:value="-83.035" calcext:value-type="float">
            <text:p>-83.035</text:p>
          </table:table-cell>
          <table:table-cell office:value-type="float" office:value="1557.7" calcext:value-type="float">
            <text:p>1557.7</text:p>
          </table:table-cell>
          <table:table-cell office:value-type="float" office:value="235.62" calcext:value-type="float">
            <text:p>235.62</text:p>
          </table:table-cell>
          <table:table-cell office:value-type="float" office:value="-83.035" calcext:value-type="float">
            <text:p>-83.035</text:p>
          </table:table-cell>
          <table:table-cell office:value-type="float" office:value="1557.7" calcext:value-type="float">
            <text:p>15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29" calcext:value-type="float">
            <text:p>4.9329</text:p>
          </table:table-cell>
          <table:table-cell office:value-type="float" office:value="1.1263" calcext:value-type="float">
            <text:p>1.1263</text:p>
          </table:table-cell>
          <table:table-cell office:value-type="float" office:value="5" calcext:value-type="float">
            <text:p>5</text:p>
          </table:table-cell>
          <table:table-cell office:value-type="float" office:value="9.3998" calcext:value-type="float">
            <text:p>9.3998</text:p>
          </table:table-cell>
          <table:table-cell office:value-type="float" office:value="-471.2" calcext:value-type="float">
            <text:p>-471.2</text:p>
          </table:table-cell>
          <table:table-cell office:value-type="float" office:value="-816.25" calcext:value-type="float">
            <text:p>-816.25</text:p>
          </table:table-cell>
          <table:table-cell office:value-type="float" office:value="33.112" calcext:value-type="float">
            <text:p>33.112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0.24826" calcext:value-type="float">
            <text:p>-0.24826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0" calcext:value-type="float">
            <text:p>0</text:p>
          </table:table-cell>
          <table:table-cell office:value-type="float" office:value="3248.4" calcext:value-type="float">
            <text:p>3248.4</text:p>
          </table:table-cell>
          <table:table-cell office:value-type="float" office:value="0.093262" calcext:value-type="float">
            <text:p>0.093262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49" calcext:value-type="float">
            <text:p>1.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3]-([$Sheet2.$B$2]*[.B53]+[$Sheet2.$B$3]))^2" office:value-type="float" office:value="0.0000716490579268881" calcext:value-type="float">
            <text:p>7.16490579268881E-05</text:p>
          </table:table-cell>
          <table:table-cell table:formula="of:=([.F53]-([$Sheet2.$B$7] + [$Sheet2.$B$8] * ([.B53] - [$Sheet2.$B$9])^2))^2" office:value-type="float" office:value="0.0000380932936746888" calcext:value-type="float">
            <text:p>3.80932936746888E-05</text:p>
          </table:table-cell>
          <table:table-cell table:formula="of:=([.X53]-([.AE53]^2*([$Sheet2.$B$13]*([.B53] - [$Sheet2.$B$14])^2 + [$Sheet2.$B$15]*([.B53]-[$Sheet2.$B$14]) + [$Sheet2.$B$16])    ))^2" office:value-type="float" office:value="0.676302476354257" calcext:value-type="float">
            <text:p>0.676302476354257</text:p>
          </table:table-cell>
          <table:table-cell table:formula="of:=([.AG53]-([.AE53]^2*([$Sheet2.$B$20]*([.B53] - [$Sheet2.$B$21])^2 + [$Sheet2.$B$22]*([.B53]-[$Sheet2.$B$21]) + [$Sheet2.$B$23])    ))^2" office:value-type="float" office:value="7.96726860304871" calcext:value-type="float">
            <text:p>7.96726860304871</text:p>
          </table:table-cell>
          <table:table-cell table:formula="of:=([.AH53]-([.AE53]^2*([$Sheet2.$B$27]*([.B53] - [$Sheet2.$B$28])^2 + [$Sheet2.$B$29]*([.B53]-[$Sheet2.$B$28]) + [$Sheet2.$B$30])    ))^2" office:value-type="float" office:value="196.426747259073" calcext:value-type="float">
            <text:p>196.426747259073</text:p>
          </table:table-cell>
          <table:table-cell table:formula="of:=([.AI53]-([.AE53]^2*([$Sheet2.$B$34]*([.B53] - [$Sheet2.$B$35])^2 + [$Sheet2.$B$36]*([.B53]-[$Sheet2.$B$35]) + [$Sheet2.$B$37])    ))^2" office:value-type="float" office:value="5.51356389279187" calcext:value-type="float">
            <text:p>5.5135638927918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018981" calcext:value-type="float">
            <text:p>0.018981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-0.070832" calcext:value-type="float">
            <text:p>-0.070832</text:p>
          </table:table-cell>
          <table:table-cell office:value-type="float" office:value="-3.2383" calcext:value-type="float">
            <text:p>-3.2383</text:p>
          </table:table-cell>
          <table:table-cell office:value-type="float" office:value="-0.090387" calcext:value-type="float">
            <text:p>-0.090387</text:p>
          </table:table-cell>
          <table:table-cell office:value-type="float" office:value="-3.1479" calcext:value-type="float">
            <text:p>-3.1479</text:p>
          </table:table-cell>
          <table:table-cell office:value-type="float" office:value="0.78069" calcext:value-type="float">
            <text:p>0.78069</text:p>
          </table:table-cell>
          <table:table-cell office:value-type="float" office:value="-0.057336" calcext:value-type="float">
            <text:p>-0.057336</text:p>
          </table:table-cell>
          <table:table-cell office:value-type="float" office:value="-0.010091" calcext:value-type="float">
            <text:p>-0.010091</text:p>
          </table:table-cell>
          <table:table-cell office:value-type="float" office:value="-0.047246" calcext:value-type="float">
            <text:p>-0.047246</text:p>
          </table:table-cell>
          <table:table-cell office:value-type="float" office:value="5.7916" calcext:value-type="float">
            <text:p>5.7916</text:p>
          </table:table-cell>
          <table:table-cell office:value-type="float" office:value="6.5551" calcext:value-type="float">
            <text:p>6.5551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255.15" calcext:value-type="float">
            <text:p>255.15</text:p>
          </table:table-cell>
          <table:table-cell office:value-type="float" office:value="-89.378" calcext:value-type="float">
            <text:p>-89.378</text:p>
          </table:table-cell>
          <table:table-cell office:value-type="float" office:value="1616.4" calcext:value-type="float">
            <text:p>1616.4</text:p>
          </table:table-cell>
          <table:table-cell office:value-type="float" office:value="255.15" calcext:value-type="float">
            <text:p>255.15</text:p>
          </table:table-cell>
          <table:table-cell office:value-type="float" office:value="-89.378" calcext:value-type="float">
            <text:p>-89.378</text:p>
          </table:table-cell>
          <table:table-cell office:value-type="float" office:value="1616.4" calcext:value-type="float">
            <text:p>161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71" calcext:value-type="float">
            <text:p>4.9271</text:p>
          </table:table-cell>
          <table:table-cell office:value-type="float" office:value="1.1532" calcext:value-type="float">
            <text:p>1.1532</text:p>
          </table:table-cell>
          <table:table-cell office:value-type="float" office:value="5" calcext:value-type="float">
            <text:p>5</text:p>
          </table:table-cell>
          <table:table-cell office:value-type="float" office:value="9.7963" calcext:value-type="float">
            <text:p>9.7963</text:p>
          </table:table-cell>
          <table:table-cell office:value-type="float" office:value="-492.55" calcext:value-type="float">
            <text:p>-492.55</text:p>
          </table:table-cell>
          <table:table-cell office:value-type="float" office:value="-858.09" calcext:value-type="float">
            <text:p>-858.09</text:p>
          </table:table-cell>
          <table:table-cell office:value-type="float" office:value="36.174" calcext:value-type="float">
            <text:p>36.174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-0.24838" calcext:value-type="float">
            <text:p>-0.24838</text:p>
          </table:table-cell>
          <table:table-cell office:value-type="float" office:value="-0.031378" calcext:value-type="float">
            <text:p>-0.031378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0.10087" calcext:value-type="float">
            <text:p>0.10087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1911" calcext:value-type="float">
            <text:p>1.1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4]-([$Sheet2.$B$2]*[.B54]+[$Sheet2.$B$3]))^2" office:value-type="float" office:value="0.0000161598894145925" calcext:value-type="float">
            <text:p>1.61598894145925E-05</text:p>
          </table:table-cell>
          <table:table-cell table:formula="of:=([.F54]-([$Sheet2.$B$7] + [$Sheet2.$B$8] * ([.B54] - [$Sheet2.$B$9])^2))^2" office:value-type="float" office:value="0.0000400281353351939" calcext:value-type="float">
            <text:p>4.00281353351939E-05</text:p>
          </table:table-cell>
          <table:table-cell table:formula="of:=([.X54]-([.AE54]^2*([$Sheet2.$B$13]*([.B54] - [$Sheet2.$B$14])^2 + [$Sheet2.$B$15]*([.B54]-[$Sheet2.$B$14]) + [$Sheet2.$B$16])    ))^2" office:value-type="float" office:value="0.462683421270988" calcext:value-type="float">
            <text:p>0.462683421270988</text:p>
          </table:table-cell>
          <table:table-cell table:formula="of:=([.AG54]-([.AE54]^2*([$Sheet2.$B$20]*([.B54] - [$Sheet2.$B$21])^2 + [$Sheet2.$B$22]*([.B54]-[$Sheet2.$B$21]) + [$Sheet2.$B$23])    ))^2" office:value-type="float" office:value="2.2768864505224" calcext:value-type="float">
            <text:p>2.2768864505224</text:p>
          </table:table-cell>
          <table:table-cell table:formula="of:=([.AH54]-([.AE54]^2*([$Sheet2.$B$27]*([.B54] - [$Sheet2.$B$28])^2 + [$Sheet2.$B$29]*([.B54]-[$Sheet2.$B$28]) + [$Sheet2.$B$30])    ))^2" office:value-type="float" office:value="161.363571530244" calcext:value-type="float">
            <text:p>161.363571530244</text:p>
          </table:table-cell>
          <table:table-cell table:formula="of:=([.AI54]-([.AE54]^2*([$Sheet2.$B$34]*([.B54] - [$Sheet2.$B$35])^2 + [$Sheet2.$B$36]*([.B54]-[$Sheet2.$B$35]) + [$Sheet2.$B$37])    ))^2" office:value-type="float" office:value="7.06847938604137" calcext:value-type="float">
            <text:p>7.0684793860413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" calcext:value-type="float">
            <text:p>1.3269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0.020568" calcext:value-type="float">
            <text:p>0.020568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-0.076029" calcext:value-type="float">
            <text:p>-0.076029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0.097944" calcext:value-type="float">
            <text:p>-0.097944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-0.062487" calcext:value-type="float">
            <text:p>-0.062487</text:p>
          </table:table-cell>
          <table:table-cell office:value-type="float" office:value="-0.011034" calcext:value-type="float">
            <text:p>-0.011034</text:p>
          </table:table-cell>
          <table:table-cell office:value-type="float" office:value="-0.051453" calcext:value-type="float">
            <text:p>-0.051453</text:p>
          </table:table-cell>
          <table:table-cell office:value-type="float" office:value="5.5577" calcext:value-type="float">
            <text:p>5.5577</text:p>
          </table:table-cell>
          <table:table-cell office:value-type="float" office:value="6.402" calcext:value-type="float">
            <text:p>6.402</text:p>
          </table:table-cell>
          <table:table-cell office:value-type="float" office:value="0.86812" calcext:value-type="float">
            <text:p>0.86812</text:p>
          </table:table-cell>
          <table:table-cell office:value-type="float" office:value="275.31" calcext:value-type="float">
            <text:p>275.31</text:p>
          </table:table-cell>
          <table:table-cell office:value-type="float" office:value="-95.935" calcext:value-type="float">
            <text:p>-95.935</text:p>
          </table:table-cell>
          <table:table-cell office:value-type="float" office:value="1674.3" calcext:value-type="float">
            <text:p>1674.3</text:p>
          </table:table-cell>
          <table:table-cell office:value-type="float" office:value="275.31" calcext:value-type="float">
            <text:p>275.31</text:p>
          </table:table-cell>
          <table:table-cell office:value-type="float" office:value="-95.935" calcext:value-type="float">
            <text:p>-95.935</text:p>
          </table:table-cell>
          <table:table-cell office:value-type="float" office:value="1674.3" calcext:value-type="float">
            <text:p>167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1" calcext:value-type="float">
            <text:p>4.921</text:p>
          </table:table-cell>
          <table:table-cell office:value-type="float" office:value="1.1808" calcext:value-type="float">
            <text:p>1.1808</text:p>
          </table:table-cell>
          <table:table-cell office:value-type="float" office:value="5" calcext:value-type="float">
            <text:p>5</text:p>
          </table:table-cell>
          <table:table-cell office:value-type="float" office:value="10.2" calcext:value-type="float">
            <text:p>10.2</text:p>
          </table:table-cell>
          <table:table-cell office:value-type="float" office:value="-513.91" calcext:value-type="float">
            <text:p>-513.91</text:p>
          </table:table-cell>
          <table:table-cell office:value-type="float" office:value="-900.52" calcext:value-type="float">
            <text:p>-900.52</text:p>
          </table:table-cell>
          <table:table-cell office:value-type="float" office:value="39.424" calcext:value-type="float">
            <text:p>39.424</text:p>
          </table:table-cell>
          <table:table-cell office:value-type="float" office:value="0.92878" calcext:value-type="float">
            <text:p>0.92878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2836" calcext:value-type="float">
            <text:p>-0.032836</text:p>
          </table:table-cell>
          <table:table-cell office:value-type="float" office:value="0" calcext:value-type="float">
            <text:p>0</text:p>
          </table:table-cell>
          <table:table-cell office:value-type="float" office:value="3405.5" calcext:value-type="float">
            <text:p>3405.5</text:p>
          </table:table-cell>
          <table:table-cell office:value-type="float" office:value="0.10871" calcext:value-type="float">
            <text:p>0.10871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2324" calcext:value-type="float">
            <text:p>1.23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5]-([$Sheet2.$B$2]*[.B55]+[$Sheet2.$B$3]))^2" office:value-type="float" office:value="0.00000126495833638135" calcext:value-type="float">
            <text:p>1.26495833638135E-06</text:p>
          </table:table-cell>
          <table:table-cell table:formula="of:=([.F55]-([$Sheet2.$B$7] + [$Sheet2.$B$8] * ([.B55] - [$Sheet2.$B$9])^2))^2" office:value-type="float" office:value="0.0000422481869584684" calcext:value-type="float">
            <text:p>4.22481869584684E-05</text:p>
          </table:table-cell>
          <table:table-cell table:formula="of:=([.X55]-([.AE55]^2*([$Sheet2.$B$13]*([.B55] - [$Sheet2.$B$14])^2 + [$Sheet2.$B$15]*([.B55]-[$Sheet2.$B$14]) + [$Sheet2.$B$16])    ))^2" office:value-type="float" office:value="0.23285334541276" calcext:value-type="float">
            <text:p>0.23285334541276</text:p>
          </table:table-cell>
          <table:table-cell table:formula="of:=([.AG55]-([.AE55]^2*([$Sheet2.$B$20]*([.B55] - [$Sheet2.$B$21])^2 + [$Sheet2.$B$22]*([.B55]-[$Sheet2.$B$21]) + [$Sheet2.$B$23])    ))^2" office:value-type="float" office:value="0.00475227223681242" calcext:value-type="float">
            <text:p>0.004752272236812</text:p>
          </table:table-cell>
          <table:table-cell table:formula="of:=([.AH55]-([.AE55]^2*([$Sheet2.$B$27]*([.B55] - [$Sheet2.$B$28])^2 + [$Sheet2.$B$29]*([.B55]-[$Sheet2.$B$28]) + [$Sheet2.$B$30])    ))^2" office:value-type="float" office:value="123.523536785481" calcext:value-type="float">
            <text:p>123.523536785481</text:p>
          </table:table-cell>
          <table:table-cell table:formula="of:=([.AI55]-([.AE55]^2*([$Sheet2.$B$34]*([.B55] - [$Sheet2.$B$35])^2 + [$Sheet2.$B$36]*([.B55]-[$Sheet2.$B$35]) + [$Sheet2.$B$37])    ))^2" office:value-type="float" office:value="9.23737201219557" calcext:value-type="float">
            <text:p>9.2373720121955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25713" calcext:value-type="float">
            <text:p>0.25713</text:p>
          </table:table-cell>
          <table:table-cell office:value-type="float" office:value="0.022464" calcext:value-type="float">
            <text:p>0.022464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-0.081394" calcext:value-type="float">
            <text:p>-0.081394</text:p>
          </table:table-cell>
          <table:table-cell office:value-type="float" office:value="-3.5613" calcext:value-type="float">
            <text:p>-3.5613</text:p>
          </table:table-cell>
          <table:table-cell office:value-type="float" office:value="-0.10697" calcext:value-type="float">
            <text:p>-0.10697</text:p>
          </table:table-cell>
          <table:table-cell office:value-type="float" office:value="-3.4543" calcext:value-type="float">
            <text:p>-3.4543</text:p>
          </table:table-cell>
          <table:table-cell office:value-type="float" office:value="0.8485" calcext:value-type="float">
            <text:p>0.8485</text:p>
          </table:table-cell>
          <table:table-cell office:value-type="float" office:value="-0.067983" calcext:value-type="float">
            <text:p>-0.067983</text:p>
          </table:table-cell>
          <table:table-cell office:value-type="float" office:value="-0.012174" calcext:value-type="float">
            <text:p>-0.012174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5.3365" calcext:value-type="float">
            <text:p>5.3365</text:p>
          </table:table-cell>
          <table:table-cell office:value-type="float" office:value="6.2511" calcext:value-type="float">
            <text:p>6.2511</text:p>
          </table:table-cell>
          <table:table-cell office:value-type="float" office:value="0.85369" calcext:value-type="float">
            <text:p>0.85369</text:p>
          </table:table-cell>
          <table:table-cell office:value-type="float" office:value="296.1" calcext:value-type="float">
            <text:p>296.1</text:p>
          </table:table-cell>
          <table:table-cell office:value-type="float" office:value="-102.71" calcext:value-type="float">
            <text:p>-102.71</text:p>
          </table:table-cell>
          <table:table-cell office:value-type="float" office:value="1731.4" calcext:value-type="float">
            <text:p>1731.4</text:p>
          </table:table-cell>
          <table:table-cell office:value-type="float" office:value="296.1" calcext:value-type="float">
            <text:p>296.1</text:p>
          </table:table-cell>
          <table:table-cell office:value-type="float" office:value="-102.71" calcext:value-type="float">
            <text:p>-102.71</text:p>
          </table:table-cell>
          <table:table-cell office:value-type="float" office:value="1731.4" calcext:value-type="float">
            <text:p>173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45" calcext:value-type="float">
            <text:p>4.9145</text:p>
          </table:table-cell>
          <table:table-cell office:value-type="float" office:value="1.2093" calcext:value-type="float">
            <text:p>1.2093</text:p>
          </table:table-cell>
          <table:table-cell office:value-type="float" office:value="5" calcext:value-type="float">
            <text:p>5</text:p>
          </table:table-cell>
          <table:table-cell office:value-type="float" office:value="10.614" calcext:value-type="float">
            <text:p>10.614</text:p>
          </table:table-cell>
          <table:table-cell office:value-type="float" office:value="-535.33" calcext:value-type="float">
            <text:p>-535.33</text:p>
          </table:table-cell>
          <table:table-cell office:value-type="float" office:value="-943.69" calcext:value-type="float">
            <text:p>-943.69</text:p>
          </table:table-cell>
          <table:table-cell office:value-type="float" office:value="42.892" calcext:value-type="float">
            <text:p>42.892</text:p>
          </table:table-cell>
          <table:table-cell office:value-type="float" office:value="0.92777" calcext:value-type="float">
            <text:p>0.92777</text:p>
          </table:table-cell>
          <table:table-cell office:value-type="float" office:value="-0.24863" calcext:value-type="float">
            <text:p>-0.24863</text:p>
          </table:table-cell>
          <table:table-cell office:value-type="float" office:value="-0.034269" calcext:value-type="float">
            <text:p>-0.034269</text:p>
          </table:table-cell>
          <table:table-cell office:value-type="float" office:value="0" calcext:value-type="float">
            <text:p>0</text:p>
          </table:table-cell>
          <table:table-cell office:value-type="float" office:value="3487.7" calcext:value-type="float">
            <text:p>3487.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273" calcext:value-type="float">
            <text:p>1.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6]-([$Sheet2.$B$2]*[.B56]+[$Sheet2.$B$3]))^2" office:value-type="float" office:value="0.0000471878845985736" calcext:value-type="float">
            <text:p>4.71878845985736E-05</text:p>
          </table:table-cell>
          <table:table-cell table:formula="of:=([.F56]-([$Sheet2.$B$7] + [$Sheet2.$B$8] * ([.B56] - [$Sheet2.$B$9])^2))^2" office:value-type="float" office:value="0.0000459849502903361" calcext:value-type="float">
            <text:p>4.59849502903361E-05</text:p>
          </table:table-cell>
          <table:table-cell table:formula="of:=([.X56]-([.AE56]^2*([$Sheet2.$B$13]*([.B56] - [$Sheet2.$B$14])^2 + [$Sheet2.$B$15]*([.B56]-[$Sheet2.$B$14]) + [$Sheet2.$B$16])    ))^2" office:value-type="float" office:value="0.0544743561812424" calcext:value-type="float">
            <text:p>0.054474356181243</text:p>
          </table:table-cell>
          <table:table-cell table:formula="of:=([.AG56]-([.AE56]^2*([$Sheet2.$B$20]*([.B56] - [$Sheet2.$B$21])^2 + [$Sheet2.$B$22]*([.B56]-[$Sheet2.$B$21]) + [$Sheet2.$B$23])    ))^2" office:value-type="float" office:value="3.46325303544112" calcext:value-type="float">
            <text:p>3.46325303544112</text:p>
          </table:table-cell>
          <table:table-cell table:formula="of:=([.AH56]-([.AE56]^2*([$Sheet2.$B$27]*([.B56] - [$Sheet2.$B$28])^2 + [$Sheet2.$B$29]*([.B56]-[$Sheet2.$B$28]) + [$Sheet2.$B$30])    ))^2" office:value-type="float" office:value="88.3390776204167" calcext:value-type="float">
            <text:p>88.3390776204167</text:p>
          </table:table-cell>
          <table:table-cell table:formula="of:=([.AI56]-([.AE56]^2*([$Sheet2.$B$34]*([.B56] - [$Sheet2.$B$35])^2 + [$Sheet2.$B$36]*([.B56]-[$Sheet2.$B$35]) + [$Sheet2.$B$37])    ))^2" office:value-type="float" office:value="12.3905964768691" calcext:value-type="float">
            <text:p>12.390596476869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27611" calcext:value-type="float">
            <text:p>0.2761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0.086923" calcext:value-type="float">
            <text:p>-0.086923</text:p>
          </table:table-cell>
          <table:table-cell office:value-type="float" office:value="-3.726" calcext:value-type="float">
            <text:p>-3.726</text:p>
          </table:table-cell>
          <table:table-cell office:value-type="float" office:value="-0.11667" calcext:value-type="float">
            <text:p>-0.11667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0.88249" calcext:value-type="float">
            <text:p>0.88249</text:p>
          </table:table-cell>
          <table:table-cell office:value-type="float" office:value="-0.073697" calcext:value-type="float">
            <text:p>-0.073697</text:p>
          </table:table-cell>
          <table:table-cell office:value-type="float" office:value="-0.013393" calcext:value-type="float">
            <text:p>-0.013393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5.1309" calcext:value-type="float">
            <text:p>5.1309</text:p>
          </table:table-cell>
          <table:table-cell office:value-type="float" office:value="6.1071" calcext:value-type="float">
            <text:p>6.1071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317.49" calcext:value-type="float">
            <text:p>317.49</text:p>
          </table:table-cell>
          <table:table-cell office:value-type="float" office:value="-109.68" calcext:value-type="float">
            <text:p>-109.68</text:p>
          </table:table-cell>
          <table:table-cell office:value-type="float" office:value="1787.6" calcext:value-type="float">
            <text:p>1787.6</text:p>
          </table:table-cell>
          <table:table-cell office:value-type="float" office:value="317.49" calcext:value-type="float">
            <text:p>317.49</text:p>
          </table:table-cell>
          <table:table-cell office:value-type="float" office:value="-109.68" calcext:value-type="float">
            <text:p>-109.68</text:p>
          </table:table-cell>
          <table:table-cell office:value-type="float" office:value="1787.6" calcext:value-type="float">
            <text:p>178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77" calcext:value-type="float">
            <text:p>4.9077</text:p>
          </table:table-cell>
          <table:table-cell office:value-type="float" office:value="1.2378" calcext:value-type="float">
            <text:p>1.2378</text:p>
          </table:table-cell>
          <table:table-cell office:value-type="float" office:value="5" calcext:value-type="float">
            <text:p>5</text:p>
          </table:table-cell>
          <table:table-cell office:value-type="float" office:value="11.029" calcext:value-type="float">
            <text:p>11.029</text:p>
          </table:table-cell>
          <table:table-cell office:value-type="float" office:value="-556.78" calcext:value-type="float">
            <text:p>-556.78</text:p>
          </table:table-cell>
          <table:table-cell office:value-type="float" office:value="-987.33" calcext:value-type="float">
            <text:p>-987.33</text:p>
          </table:table-cell>
          <table:table-cell office:value-type="float" office:value="46.496" calcext:value-type="float">
            <text:p>46.496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-0.035676" calcext:value-type="float">
            <text:p>-0.035676</text:p>
          </table:table-cell>
          <table:table-cell office:value-type="float" office:value="0" calcext:value-type="float">
            <text:p>0</text:p>
          </table:table-cell>
          <table:table-cell office:value-type="float" office:value="3570" calcext:value-type="float">
            <text:p>3570</text:p>
          </table:table-cell>
          <table:table-cell office:value-type="float" office:value="0.12503" calcext:value-type="float">
            <text:p>0.12503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3129" calcext:value-type="float">
            <text:p>1.31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7]-([$Sheet2.$B$2]*[.B57]+[$Sheet2.$B$3]))^2" office:value-type="float" office:value="0.000179934966371057" calcext:value-type="float">
            <text:p>0.000179934966371</text:p>
          </table:table-cell>
          <table:table-cell table:formula="of:=([.F57]-([$Sheet2.$B$7] + [$Sheet2.$B$8] * ([.B57] - [$Sheet2.$B$9])^2))^2" office:value-type="float" office:value="0.0000483144389016737" calcext:value-type="float">
            <text:p>4.83144389016737E-05</text:p>
          </table:table-cell>
          <table:table-cell table:formula="of:=([.X57]-([.AE57]^2*([$Sheet2.$B$13]*([.B57] - [$Sheet2.$B$14])^2 + [$Sheet2.$B$15]*([.B57]-[$Sheet2.$B$14]) + [$Sheet2.$B$16])    ))^2" office:value-type="float" office:value="0.00814429968936986" calcext:value-type="float">
            <text:p>0.00814429968937</text:p>
          </table:table-cell>
          <table:table-cell table:formula="of:=([.AG57]-([.AE57]^2*([$Sheet2.$B$20]*([.B57] - [$Sheet2.$B$21])^2 + [$Sheet2.$B$22]*([.B57]-[$Sheet2.$B$21]) + [$Sheet2.$B$23])    ))^2" office:value-type="float" office:value="15.1881639778423" calcext:value-type="float">
            <text:p>15.1881639778423</text:p>
          </table:table-cell>
          <table:table-cell table:formula="of:=([.AH57]-([.AE57]^2*([$Sheet2.$B$27]*([.B57] - [$Sheet2.$B$28])^2 + [$Sheet2.$B$29]*([.B57]-[$Sheet2.$B$28]) + [$Sheet2.$B$30])    ))^2" office:value-type="float" office:value="53.1034936581438" calcext:value-type="float">
            <text:p>53.1034936581438</text:p>
          </table:table-cell>
          <table:table-cell table:formula="of:=([.AI57]-([.AE57]^2*([$Sheet2.$B$34]*([.B57] - [$Sheet2.$B$35])^2 + [$Sheet2.$B$36]*([.B57]-[$Sheet2.$B$35]) + [$Sheet2.$B$37])    ))^2" office:value-type="float" office:value="16.1510053737213" calcext:value-type="float">
            <text:p>16.15100537372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29578" calcext:value-type="float">
            <text:p>0.29578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-0.092611" calcext:value-type="float">
            <text:p>-0.092611</text:p>
          </table:table-cell>
          <table:table-cell office:value-type="float" office:value="-3.8927" calcext:value-type="float">
            <text:p>-3.8927</text:p>
          </table:table-cell>
          <table:table-cell office:value-type="float" office:value="-0.12735" calcext:value-type="float">
            <text:p>-0.12735</text:p>
          </table:table-cell>
          <table:table-cell office:value-type="float" office:value="-3.7654" calcext:value-type="float">
            <text:p>-3.765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-0.079691" calcext:value-type="float">
            <text:p>-0.079691</text:p>
          </table:table-cell>
          <table:table-cell office:value-type="float" office:value="-0.014751" calcext:value-type="float">
            <text:p>-0.014751</text:p>
          </table:table-cell>
          <table:table-cell office:value-type="float" office:value="-0.064941" calcext:value-type="float">
            <text:p>-0.064941</text:p>
          </table:table-cell>
          <table:table-cell office:value-type="float" office:value="4.9381" calcext:value-type="float">
            <text:p>4.9381</text:p>
          </table:table-cell>
          <table:table-cell office:value-type="float" office:value="5.968" calcext:value-type="float">
            <text:p>5.968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339.47" calcext:value-type="float">
            <text:p>339.47</text:p>
          </table:table-cell>
          <table:table-cell office:value-type="float" office:value="-116.86" calcext:value-type="float">
            <text:p>-116.86</text:p>
          </table:table-cell>
          <table:table-cell office:value-type="float" office:value="1843" calcext:value-type="float">
            <text:p>1843</text:p>
          </table:table-cell>
          <table:table-cell office:value-type="float" office:value="339.47" calcext:value-type="float">
            <text:p>339.47</text:p>
          </table:table-cell>
          <table:table-cell office:value-type="float" office:value="-116.86" calcext:value-type="float">
            <text:p>-116.86</text:p>
          </table:table-cell>
          <table:table-cell office:value-type="float" office:value="1843" calcext:value-type="float">
            <text:p>1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05" calcext:value-type="float">
            <text:p>4.9005</text:p>
          </table:table-cell>
          <table:table-cell office:value-type="float" office:value="1.2666" calcext:value-type="float">
            <text:p>1.2666</text:p>
          </table:table-cell>
          <table:table-cell office:value-type="float" office:value="5" calcext:value-type="float">
            <text:p>5</text:p>
          </table:table-cell>
          <table:table-cell office:value-type="float" office:value="11.448" calcext:value-type="float">
            <text:p>11.448</text:p>
          </table:table-cell>
          <table:table-cell office:value-type="float" office:value="-578.26" calcext:value-type="float">
            <text:p>-578.26</text:p>
          </table:table-cell>
          <table:table-cell office:value-type="float" office:value="-1031.5" calcext:value-type="float">
            <text:p>-1031.5</text:p>
          </table:table-cell>
          <table:table-cell office:value-type="float" office:value="50.278" calcext:value-type="float">
            <text:p>50.278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-0.24889" calcext:value-type="float">
            <text:p>-0.24889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0" calcext:value-type="float">
            <text:p>0</text:p>
          </table:table-cell>
          <table:table-cell office:value-type="float" office:value="3653.2" calcext:value-type="float">
            <text:p>3653.2</text:p>
          </table:table-cell>
          <table:table-cell office:value-type="float" office:value="0.13349" calcext:value-type="float">
            <text:p>0.13349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3521" calcext:value-type="float">
            <text:p>1.3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8]-([$Sheet2.$B$2]*[.B58]+[$Sheet2.$B$3]))^2" office:value-type="float" office:value="0.000422657026762994" calcext:value-type="float">
            <text:p>0.000422657026763</text:p>
          </table:table-cell>
          <table:table-cell table:formula="of:=([.F58]-([$Sheet2.$B$7] + [$Sheet2.$B$8] * ([.B58] - [$Sheet2.$B$9])^2))^2" office:value-type="float" office:value="0.0000503926189489292" calcext:value-type="float">
            <text:p>5.03926189489292E-05</text:p>
          </table:table-cell>
          <table:table-cell table:formula="of:=([.X58]-([.AE58]^2*([$Sheet2.$B$13]*([.B58] - [$Sheet2.$B$14])^2 + [$Sheet2.$B$15]*([.B58]-[$Sheet2.$B$14]) + [$Sheet2.$B$16])    ))^2" office:value-type="float" office:value="0.224089366352284" calcext:value-type="float">
            <text:p>0.224089366352284</text:p>
          </table:table-cell>
          <table:table-cell table:formula="of:=([.AG58]-([.AE58]^2*([$Sheet2.$B$20]*([.B58] - [$Sheet2.$B$21])^2 + [$Sheet2.$B$22]*([.B58]-[$Sheet2.$B$21]) + [$Sheet2.$B$23])    ))^2" office:value-type="float" office:value="38.1626184645966" calcext:value-type="float">
            <text:p>38.1626184645966</text:p>
          </table:table-cell>
          <table:table-cell table:formula="of:=([.AH58]-([.AE58]^2*([$Sheet2.$B$27]*([.B58] - [$Sheet2.$B$28])^2 + [$Sheet2.$B$29]*([.B58]-[$Sheet2.$B$28]) + [$Sheet2.$B$30])    ))^2" office:value-type="float" office:value="23.4168536713397" calcext:value-type="float">
            <text:p>23.4168536713397</text:p>
          </table:table-cell>
          <table:table-cell table:formula="of:=([.AI58]-([.AE58]^2*([$Sheet2.$B$34]*([.B58] - [$Sheet2.$B$35])^2 + [$Sheet2.$B$36]*([.B58]-[$Sheet2.$B$35]) + [$Sheet2.$B$37])    ))^2" office:value-type="float" office:value="20.9554731099588" calcext:value-type="float">
            <text:p>20.955473109958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7" calcext:value-type="float">
            <text:p>1.5037</text:p>
          </table:table-cell>
          <table:table-cell office:value-type="float" office:value="0.31615" calcext:value-type="float">
            <text:p>0.31615</text:p>
          </table:table-cell>
          <table:table-cell office:value-type="float" office:value="0.029272" calcext:value-type="float">
            <text:p>0.029272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-0.098452" calcext:value-type="float">
            <text:p>-0.098452</text:p>
          </table:table-cell>
          <table:table-cell office:value-type="float" office:value="-4.0615" calcext:value-type="float">
            <text:p>-4.0615</text:p>
          </table:table-cell>
          <table:table-cell office:value-type="float" office:value="-0.13939" calcext:value-type="float">
            <text:p>-0.13939</text:p>
          </table:table-cell>
          <table:table-cell office:value-type="float" office:value="-3.9221" calcext:value-type="float">
            <text:p>-3.9221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-0.085974" calcext:value-type="float">
            <text:p>-0.085974</text:p>
          </table:table-cell>
          <table:table-cell office:value-type="float" office:value="-0.016272" calcext:value-type="float">
            <text:p>-0.016272</text:p>
          </table:table-cell>
          <table:table-cell office:value-type="float" office:value="-0.069702" calcext:value-type="float">
            <text:p>-0.069702</text:p>
          </table:table-cell>
          <table:table-cell office:value-type="float" office:value="4.7563" calcext:value-type="float">
            <text:p>4.7563</text:p>
          </table:table-cell>
          <table:table-cell office:value-type="float" office:value="5.8325" calcext:value-type="float">
            <text:p>5.8325</text:p>
          </table:table-cell>
          <table:table-cell office:value-type="float" office:value="0.81549" calcext:value-type="float">
            <text:p>0.81549</text:p>
          </table:table-cell>
          <table:table-cell office:value-type="float" office:value="361.99" calcext:value-type="float">
            <text:p>361.99</text:p>
          </table:table-cell>
          <table:table-cell office:value-type="float" office:value="-124.23" calcext:value-type="float">
            <text:p>-124.23</text:p>
          </table:table-cell>
          <table:table-cell office:value-type="float" office:value="1897.4" calcext:value-type="float">
            <text:p>1897.4</text:p>
          </table:table-cell>
          <table:table-cell office:value-type="float" office:value="361.99" calcext:value-type="float">
            <text:p>361.99</text:p>
          </table:table-cell>
          <table:table-cell office:value-type="float" office:value="-124.23" calcext:value-type="float">
            <text:p>-124.23</text:p>
          </table:table-cell>
          <table:table-cell office:value-type="float" office:value="1897.4" calcext:value-type="float">
            <text:p>189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3" calcext:value-type="float">
            <text:p>4.893</text:p>
          </table:table-cell>
          <table:table-cell office:value-type="float" office:value="1.2961" calcext:value-type="float">
            <text:p>1.2961</text:p>
          </table:table-cell>
          <table:table-cell office:value-type="float" office:value="5" calcext:value-type="float">
            <text:p>5</text:p>
          </table:table-cell>
          <table:table-cell office:value-type="float" office:value="11.873" calcext:value-type="float">
            <text:p>11.873</text:p>
          </table:table-cell>
          <table:table-cell office:value-type="float" office:value="-599.73" calcext:value-type="float">
            <text:p>-599.73</text:p>
          </table:table-cell>
          <table:table-cell office:value-type="float" office:value="-1076.2" calcext:value-type="float">
            <text:p>-1076.2</text:p>
          </table:table-cell>
          <table:table-cell office:value-type="float" office:value="54.242" calcext:value-type="float">
            <text:p>54.242</text:p>
          </table:table-cell>
          <table:table-cell office:value-type="float" office:value="0.92468" calcext:value-type="float">
            <text:p>0.92468</text:p>
          </table:table-cell>
          <table:table-cell office:value-type="float" office:value="-0.24903" calcext:value-type="float">
            <text:p>-0.24903</text:p>
          </table:table-cell>
          <table:table-cell office:value-type="float" office:value="-0.038413" calcext:value-type="float">
            <text:p>-0.038413</text:p>
          </table:table-cell>
          <table:table-cell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0.14212" calcext:value-type="float">
            <text:p>0.14212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3904" calcext:value-type="float">
            <text:p>1.39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9]-([$Sheet2.$B$2]*[.B59]+[$Sheet2.$B$3]))^2" office:value-type="float" office:value="0.000812436076072145" calcext:value-type="float">
            <text:p>0.000812436076072</text:p>
          </table:table-cell>
          <table:table-cell table:formula="of:=([.F59]-([$Sheet2.$B$7] + [$Sheet2.$B$8] * ([.B59] - [$Sheet2.$B$9])^2))^2" office:value-type="float" office:value="0.000052344812045242" calcext:value-type="float">
            <text:p>5.2344812045242E-05</text:p>
          </table:table-cell>
          <table:table-cell table:formula="of:=([.X59]-([.AE59]^2*([$Sheet2.$B$13]*([.B59] - [$Sheet2.$B$14])^2 + [$Sheet2.$B$15]*([.B59]-[$Sheet2.$B$14]) + [$Sheet2.$B$16])    ))^2" office:value-type="float" office:value="0.876110243174263" calcext:value-type="float">
            <text:p>0.876110243174263</text:p>
          </table:table-cell>
          <table:table-cell table:formula="of:=([.AG59]-([.AE59]^2*([$Sheet2.$B$20]*([.B59] - [$Sheet2.$B$21])^2 + [$Sheet2.$B$22]*([.B59]-[$Sheet2.$B$21]) + [$Sheet2.$B$23])    ))^2" office:value-type="float" office:value="76.4252441192545" calcext:value-type="float">
            <text:p>76.4252441192545</text:p>
          </table:table-cell>
          <table:table-cell table:formula="of:=([.AH59]-([.AE59]^2*([$Sheet2.$B$27]*([.B59] - [$Sheet2.$B$28])^2 + [$Sheet2.$B$29]*([.B59]-[$Sheet2.$B$28]) + [$Sheet2.$B$30])    ))^2" office:value-type="float" office:value="4.22110568565084" calcext:value-type="float">
            <text:p>4.22110568565084</text:p>
          </table:table-cell>
          <table:table-cell table:formula="of:=([.AI59]-([.AE59]^2*([$Sheet2.$B$34]*([.B59] - [$Sheet2.$B$35])^2 + [$Sheet2.$B$36]*([.B59]-[$Sheet2.$B$35]) + [$Sheet2.$B$37])    ))^2" office:value-type="float" office:value="27.0470556174991" calcext:value-type="float">
            <text:p>27.047055617499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33726" calcext:value-type="float">
            <text:p>0.33726</text:p>
          </table:table-cell>
          <table:table-cell office:value-type="float" office:value="0.032121" calcext:value-type="float">
            <text:p>0.032121</text:p>
          </table:table-cell>
          <table:table-cell office:value-type="float" office:value="0.30514" calcext:value-type="float">
            <text:p>0.30514</text:p>
          </table:table-cell>
          <table:table-cell office:value-type="float" office:value="-0.10444" calcext:value-type="float">
            <text:p>-0.10444</text:p>
          </table:table-cell>
          <table:table-cell office:value-type="float" office:value="-4.2326" calcext:value-type="float">
            <text:p>-4.2326</text:p>
          </table:table-cell>
          <table:table-cell office:value-type="float" office:value="-0.15296" calcext:value-type="float">
            <text:p>-0.15296</text:p>
          </table:table-cell>
          <table:table-cell office:value-type="float" office:value="-4.0796" calcext:value-type="float">
            <text:p>-4.0796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9259" calcext:value-type="float">
            <text:p>-0.09259</text:p>
          </table:table-cell>
          <table:table-cell office:value-type="float" office:value="-0.017997" calcext:value-type="float">
            <text:p>-0.017997</text:p>
          </table:table-cell>
          <table:table-cell office:value-type="float" office:value="-0.074593" calcext:value-type="float">
            <text:p>-0.074593</text:p>
          </table:table-cell>
          <table:table-cell office:value-type="float" office:value="4.5843" calcext:value-type="float">
            <text:p>4.5843</text:p>
          </table:table-cell>
          <table:table-cell office:value-type="float" office:value="5.7001" calcext:value-type="float">
            <text:p>5.7001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385.03" calcext:value-type="float">
            <text:p>385.03</text:p>
          </table:table-cell>
          <table:table-cell office:value-type="float" office:value="-131.79" calcext:value-type="float">
            <text:p>-131.79</text:p>
          </table:table-cell>
          <table:table-cell office:value-type="float" office:value="1950.9" calcext:value-type="float">
            <text:p>1950.9</text:p>
          </table:table-cell>
          <table:table-cell office:value-type="float" office:value="385.03" calcext:value-type="float">
            <text:p>385.03</text:p>
          </table:table-cell>
          <table:table-cell office:value-type="float" office:value="-131.79" calcext:value-type="float">
            <text:p>-131.79</text:p>
          </table:table-cell>
          <table:table-cell office:value-type="float" office:value="1950.9" calcext:value-type="float">
            <text:p>195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51" calcext:value-type="float">
            <text:p>4.8851</text:p>
          </table:table-cell>
          <table:table-cell office:value-type="float" office:value="1.3262" calcext:value-type="float">
            <text:p>1.3262</text:p>
          </table:table-cell>
          <table:table-cell office:value-type="float" office:value="5" calcext:value-type="float">
            <text:p>5</text:p>
          </table:table-cell>
          <table:table-cell office:value-type="float" office:value="12.306" calcext:value-type="float">
            <text:p>12.306</text:p>
          </table:table-cell>
          <table:table-cell office:value-type="float" office:value="-621.2" calcext:value-type="float">
            <text:p>-621.2</text:p>
          </table:table-cell>
          <table:table-cell office:value-type="float" office:value="-1121.6" calcext:value-type="float">
            <text:p>-1121.6</text:p>
          </table:table-cell>
          <table:table-cell office:value-type="float" office:value="58.417" calcext:value-type="float">
            <text:p>58.417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0" calcext:value-type="float">
            <text:p>0</text:p>
          </table:table-cell>
          <table:table-cell office:value-type="float" office:value="3824.8" calcext:value-type="float">
            <text:p>3824.8</text:p>
          </table:table-cell>
          <table:table-cell office:value-type="float" office:value="0.15093" calcext:value-type="float">
            <text:p>0.15093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428" calcext:value-type="float">
            <text:p>1.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0]-([$Sheet2.$B$2]*[.B60]+[$Sheet2.$B$3]))^2" office:value-type="float" office:value="0.00137996680617289" calcext:value-type="float">
            <text:p>0.001379966806173</text:p>
          </table:table-cell>
          <table:table-cell table:formula="of:=([.F60]-([$Sheet2.$B$7] + [$Sheet2.$B$8] * ([.B60] - [$Sheet2.$B$9])^2))^2" office:value-type="float" office:value="0.0000547517953963745" calcext:value-type="float">
            <text:p>5.47517953963745E-05</text:p>
          </table:table-cell>
          <table:table-cell table:formula="of:=([.X60]-([.AE60]^2*([$Sheet2.$B$13]*([.B60] - [$Sheet2.$B$14])^2 + [$Sheet2.$B$15]*([.B60]-[$Sheet2.$B$14]) + [$Sheet2.$B$16])    ))^2" office:value-type="float" office:value="2.18485720587466" calcext:value-type="float">
            <text:p>2.18485720587466</text:p>
          </table:table-cell>
          <table:table-cell table:formula="of:=([.AG60]-([.AE60]^2*([$Sheet2.$B$20]*([.B60] - [$Sheet2.$B$21])^2 + [$Sheet2.$B$22]*([.B60]-[$Sheet2.$B$21]) + [$Sheet2.$B$23])    ))^2" office:value-type="float" office:value="134.116997156049" calcext:value-type="float">
            <text:p>134.116997156049</text:p>
          </table:table-cell>
          <table:table-cell table:formula="of:=([.AH60]-([.AE60]^2*([$Sheet2.$B$27]*([.B60] - [$Sheet2.$B$28])^2 + [$Sheet2.$B$29]*([.B60]-[$Sheet2.$B$28]) + [$Sheet2.$B$30])    ))^2" office:value-type="float" office:value="0.803668914043429" calcext:value-type="float">
            <text:p>0.803668914043429</text:p>
          </table:table-cell>
          <table:table-cell table:formula="of:=([.AI60]-([.AE60]^2*([$Sheet2.$B$34]*([.B60] - [$Sheet2.$B$35])^2 + [$Sheet2.$B$36]*([.B60]-[$Sheet2.$B$35]) + [$Sheet2.$B$37])    ))^2" office:value-type="float" office:value="35.0075990005206" calcext:value-type="float">
            <text:p>35.007599000520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" calcext:value-type="float">
            <text:p>1.5877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4.4057" calcext:value-type="float">
            <text:p>-4.4057</text:p>
          </table:table-cell>
          <table:table-cell office:value-type="float" office:value="-0.16818" calcext:value-type="float">
            <text:p>-0.16818</text:p>
          </table:table-cell>
          <table:table-cell office:value-type="float" office:value="-4.2375" calcext:value-type="float">
            <text:p>-4.2375</text:p>
          </table:table-cell>
          <table:table-cell office:value-type="float" office:value="1.0186" calcext:value-type="float">
            <text:p>1.0186</text:p>
          </table:table-cell>
          <table:table-cell office:value-type="float" office:value="-0.099538" calcext:value-type="float">
            <text:p>-0.099538</text:p>
          </table:table-cell>
          <table:table-cell office:value-type="float" office:value="-0.019945" calcext:value-type="float">
            <text:p>-0.019945</text:p>
          </table:table-cell>
          <table:table-cell office:value-type="float" office:value="-0.079593" calcext:value-type="float">
            <text:p>-0.079593</text:p>
          </table:table-cell>
          <table:table-cell office:value-type="float" office:value="4.4213" calcext:value-type="float">
            <text:p>4.4213</text:p>
          </table:table-cell>
          <table:table-cell office:value-type="float" office:value="5.571" calcext:value-type="float">
            <text:p>5.571</text:p>
          </table:table-cell>
          <table:table-cell office:value-type="float" office:value="0.79364" calcext:value-type="float">
            <text:p>0.79364</text:p>
          </table:table-cell>
          <table:table-cell office:value-type="float" office:value="408.54" calcext:value-type="float">
            <text:p>408.54</text:p>
          </table:table-cell>
          <table:table-cell office:value-type="float" office:value="-139.53" calcext:value-type="float">
            <text:p>-139.53</text:p>
          </table:table-cell>
          <table:table-cell office:value-type="float" office:value="2003.3" calcext:value-type="float">
            <text:p>2003.3</text:p>
          </table:table-cell>
          <table:table-cell office:value-type="float" office:value="408.54" calcext:value-type="float">
            <text:p>408.54</text:p>
          </table:table-cell>
          <table:table-cell office:value-type="float" office:value="-139.53" calcext:value-type="float">
            <text:p>-139.53</text:p>
          </table:table-cell>
          <table:table-cell office:value-type="float" office:value="2003.3" calcext:value-type="float">
            <text:p>200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768" calcext:value-type="float">
            <text:p>4.8768</text:p>
          </table:table-cell>
          <table:table-cell office:value-type="float" office:value="1.3569" calcext:value-type="float">
            <text:p>1.3569</text:p>
          </table:table-cell>
          <table:table-cell office:value-type="float" office:value="5" calcext:value-type="float">
            <text:p>5</text:p>
          </table:table-cell>
          <table:table-cell office:value-type="float" office:value="12.744" calcext:value-type="float">
            <text:p>12.744</text:p>
          </table:table-cell>
          <table:table-cell office:value-type="float" office:value="-642.63" calcext:value-type="float">
            <text:p>-642.63</text:p>
          </table:table-cell>
          <table:table-cell office:value-type="float" office:value="-1167.4" calcext:value-type="float">
            <text:p>-1167.4</text:p>
          </table:table-cell>
          <table:table-cell office:value-type="float" office:value="62.8" calcext:value-type="float">
            <text:p>62.8</text:p>
          </table:table-cell>
          <table:table-cell office:value-type="float" office:value="0.92255" calcext:value-type="float">
            <text:p>0.92255</text:p>
          </table:table-cell>
          <table:table-cell office:value-type="float" office:value="-0.24932" calcext:value-type="float">
            <text:p>-0.24932</text:p>
          </table:table-cell>
          <table:table-cell office:value-type="float" office:value="-0.041045" calcext:value-type="float">
            <text:p>-0.041045</text:p>
          </table:table-cell>
          <table:table-cell office:value-type="float" office:value="0" calcext:value-type="float">
            <text:p>0</text:p>
          </table:table-cell>
          <table:table-cell office:value-type="float" office:value="3913.5" calcext:value-type="float">
            <text:p>3913.5</text:p>
          </table:table-cell>
          <table:table-cell office:value-type="float" office:value="0.15987" calcext:value-type="float">
            <text:p>0.15987</text:p>
          </table:table-cell>
          <table:table-cell office:value-type="float" office:value="1.0036" calcext:value-type="float">
            <text:p>1.0036</text:p>
          </table:table-cell>
          <table:table-cell office:value-type="float" office:value="1.4647" calcext:value-type="float">
            <text:p>1.4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1]-([$Sheet2.$B$2]*[.B61]+[$Sheet2.$B$3]))^2" office:value-type="float" office:value="0.00217086521466179" calcext:value-type="float">
            <text:p>0.002170865214662</text:p>
          </table:table-cell>
          <table:table-cell table:formula="of:=([.F61]-([$Sheet2.$B$7] + [$Sheet2.$B$8] * ([.B61] - [$Sheet2.$B$9])^2))^2" office:value-type="float" office:value="0.0000573381876304002" calcext:value-type="float">
            <text:p>5.73381876304002E-05</text:p>
          </table:table-cell>
          <table:table-cell table:formula="of:=([.X61]-([.AE61]^2*([$Sheet2.$B$13]*([.B61] - [$Sheet2.$B$14])^2 + [$Sheet2.$B$15]*([.B61]-[$Sheet2.$B$14]) + [$Sheet2.$B$16])    ))^2" office:value-type="float" office:value="4.4509889561042" calcext:value-type="float">
            <text:p>4.4509889561042</text:p>
          </table:table-cell>
          <table:table-cell table:formula="of:=([.AG61]-([.AE61]^2*([$Sheet2.$B$20]*([.B61] - [$Sheet2.$B$21])^2 + [$Sheet2.$B$22]*([.B61]-[$Sheet2.$B$21]) + [$Sheet2.$B$23])    ))^2" office:value-type="float" office:value="217.084805811406" calcext:value-type="float">
            <text:p>217.084805811406</text:p>
          </table:table-cell>
          <table:table-cell table:formula="of:=([.AH61]-([.AE61]^2*([$Sheet2.$B$27]*([.B61] - [$Sheet2.$B$28])^2 + [$Sheet2.$B$29]*([.B61]-[$Sheet2.$B$28]) + [$Sheet2.$B$30])    ))^2" office:value-type="float" office:value="18.6099920669738" calcext:value-type="float">
            <text:p>18.6099920669738</text:p>
          </table:table-cell>
          <table:table-cell table:formula="of:=([.AI61]-([.AE61]^2*([$Sheet2.$B$34]*([.B61] - [$Sheet2.$B$35])^2 + [$Sheet2.$B$36]*([.B61]-[$Sheet2.$B$35]) + [$Sheet2.$B$37])    ))^2" office:value-type="float" office:value="45.196653451157" calcext:value-type="float">
            <text:p>45.196653451157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32772" calcext:value-type="float">
            <text:p>0.32772</text:p>
          </table:table-cell>
          <table:table-cell office:value-type="float" office:value="0.062057" calcext:value-type="float">
            <text:p>0.062057</text:p>
          </table:table-cell>
          <table:table-cell office:value-type="float" office:value="0.26566" calcext:value-type="float">
            <text:p>0.26566</text:p>
          </table:table-cell>
          <table:table-cell office:value-type="float" office:value="-0.091325" calcext:value-type="float">
            <text:p>-0.091325</text:p>
          </table:table-cell>
          <table:table-cell office:value-type="float" office:value="0.70342" calcext:value-type="float">
            <text:p>0.70342</text:p>
          </table:table-cell>
          <table:table-cell office:value-type="float" office:value="-0.29551" calcext:value-type="float">
            <text:p>-0.29551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-0.10097" calcext:value-type="float">
            <text:p>-0.10097</text:p>
          </table:table-cell>
          <table:table-cell office:value-type="float" office:value="-0.036266" calcext:value-type="float">
            <text:p>-0.036266</text:p>
          </table:table-cell>
          <table:table-cell office:value-type="float" office:value="-0.064701" calcext:value-type="float">
            <text:p>-0.064701</text:p>
          </table:table-cell>
          <table:table-cell office:value-type="float" office:value="-4.2047" calcext:value-type="float">
            <text:p>-4.2047</text:p>
          </table:table-cell>
          <table:table-cell office:value-type="float" office:value="-4.9358" calcext:value-type="float">
            <text:p>-4.9358</text:p>
          </table:table-cell>
          <table:table-cell office:value-type="float" office:value="-1" calcext:value-type="float">
            <text:p>-1</text:p>
          </table:table-cell>
          <table:table-cell office:value-type="float" office:value="1340.9" calcext:value-type="float">
            <text:p>1340.9</text:p>
          </table:table-cell>
          <table:table-cell office:value-type="float" office:value="-460.95" calcext:value-type="float">
            <text:p>-460.95</text:p>
          </table:table-cell>
          <table:table-cell office:value-type="float" office:value="-6955.1" calcext:value-type="float">
            <text:p>-6955.1</text:p>
          </table:table-cell>
          <table:table-cell office:value-type="float" office:value="1340.9" calcext:value-type="float">
            <text:p>1340.9</text:p>
          </table:table-cell>
          <table:table-cell office:value-type="float" office:value="-460.95" calcext:value-type="float">
            <text:p>-460.95</text:p>
          </table:table-cell>
          <table:table-cell office:value-type="float" office:value="-6955.1" calcext:value-type="float">
            <text:p>-695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286" calcext:value-type="float">
            <text:p>9.7286</text:p>
          </table:table-cell>
          <table:table-cell office:value-type="float" office:value="-1.5315" calcext:value-type="float">
            <text:p>-1.5315</text:p>
          </table:table-cell>
          <table:table-cell office:value-type="float" office:value="10" calcext:value-type="float">
            <text:p>10</text:p>
          </table:table-cell>
          <table:table-cell office:value-type="float" office:value="-13.378" calcext:value-type="float">
            <text:p>-13.378</text:p>
          </table:table-cell>
          <table:table-cell office:value-type="float" office:value="1285.3" calcext:value-type="float">
            <text:p>1285.3</text:p>
          </table:table-cell>
          <table:table-cell office:value-type="float" office:value="745.58" calcext:value-type="float">
            <text:p>745.58</text:p>
          </table:table-cell>
          <table:table-cell office:value-type="float" office:value="254.81" calcext:value-type="float">
            <text:p>254.81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0" calcext:value-type="float">
            <text:p>0</text:p>
          </table:table-cell>
          <table:table-cell office:value-type="float" office:value="-4417.1" calcext:value-type="float">
            <text:p>-4417.1</text:p>
          </table:table-cell>
          <table:table-cell office:value-type="float" office:value="0.26169" calcext:value-type="float">
            <text:p>0.26169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-1.2572" calcext:value-type="float">
            <text:p>-1.25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2]-([$Sheet2.$B$2]*[.B62]+[$Sheet2.$B$3]))^2" office:value-type="float" office:value="0.00253873538852484" calcext:value-type="float">
            <text:p>0.002538735388525</text:p>
          </table:table-cell>
          <table:table-cell table:formula="of:=([.F62]-([$Sheet2.$B$7] + [$Sheet2.$B$8] * ([.B62] - [$Sheet2.$B$9])^2))^2" office:value-type="float" office:value="0.000252495313665186" calcext:value-type="float">
            <text:p>0.000252495313665</text:p>
          </table:table-cell>
          <table:table-cell table:formula="of:=([.X62]-([.AE62]^2*([$Sheet2.$B$13]*([.B62] - [$Sheet2.$B$14])^2 + [$Sheet2.$B$15]*([.B62]-[$Sheet2.$B$14]) + [$Sheet2.$B$16])    ))^2" office:value-type="float" office:value="19.57609023801" calcext:value-type="float">
            <text:p>19.57609023801</text:p>
          </table:table-cell>
          <table:table-cell table:formula="of:=([.AG62]-([.AE62]^2*([$Sheet2.$B$20]*([.B62] - [$Sheet2.$B$21])^2 + [$Sheet2.$B$22]*([.B62]-[$Sheet2.$B$21]) + [$Sheet2.$B$23])    ))^2" office:value-type="float" office:value="1935.98524637074" calcext:value-type="float">
            <text:p>1935.98524637074</text:p>
          </table:table-cell>
          <table:table-cell table:formula="of:=([.AH62]-([.AE62]^2*([$Sheet2.$B$27]*([.B62] - [$Sheet2.$B$28])^2 + [$Sheet2.$B$29]*([.B62]-[$Sheet2.$B$28]) + [$Sheet2.$B$30])    ))^2" office:value-type="float" office:value="60181.8917495826" calcext:value-type="float">
            <text:p>60181.8917495826</text:p>
          </table:table-cell>
          <table:table-cell table:formula="of:=([.AI62]-([.AE62]^2*([$Sheet2.$B$34]*([.B62] - [$Sheet2.$B$35])^2 + [$Sheet2.$B$36]*([.B62]-[$Sheet2.$B$35]) + [$Sheet2.$B$37])    ))^2" office:value-type="float" office:value="2924.48352135241" calcext:value-type="float">
            <text:p>2924.48352135241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0.30621" calcext:value-type="float">
            <text:p>0.30621</text:p>
          </table:table-cell>
          <table:table-cell office:value-type="float" office:value="0.056366" calcext:value-type="float">
            <text:p>0.056366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73641" calcext:value-type="float">
            <text:p>0.73641</text:p>
          </table:table-cell>
          <table:table-cell office:value-type="float" office:value="-0.26841" calcext:value-type="float">
            <text:p>-0.26841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094136" calcext:value-type="float">
            <text:p>-0.094136</text:p>
          </table:table-cell>
          <table:table-cell office:value-type="float" office:value="-0.033377" calcext:value-type="float">
            <text:p>-0.033377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4.3643" calcext:value-type="float">
            <text:p>-4.3643</text:p>
          </table:table-cell>
          <table:table-cell office:value-type="float" office:value="-5.0453" calcext:value-type="float">
            <text:p>-5.0453</text:p>
          </table:table-cell>
          <table:table-cell office:value-type="float" office:value="-1" calcext:value-type="float">
            <text:p>-1</text:p>
          </table:table-cell>
          <table:table-cell office:value-type="float" office:value="1261" calcext:value-type="float">
            <text:p>1261</text:p>
          </table:table-cell>
          <table:table-cell office:value-type="float" office:value="-432.56" calcext:value-type="float">
            <text:p>-432.56</text:p>
          </table:table-cell>
          <table:table-cell office:value-type="float" office:value="-6745.2" calcext:value-type="float">
            <text:p>-6745.2</text:p>
          </table:table-cell>
          <table:table-cell office:value-type="float" office:value="1261" calcext:value-type="float">
            <text:p>1261</text:p>
          </table:table-cell>
          <table:table-cell office:value-type="float" office:value="-432.56" calcext:value-type="float">
            <text:p>-432.56</text:p>
          </table:table-cell>
          <table:table-cell office:value-type="float" office:value="-6745.2" calcext:value-type="float">
            <text:p>-674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474" calcext:value-type="float">
            <text:p>9.7474</text:p>
          </table:table-cell>
          <table:table-cell office:value-type="float" office:value="-1.4983" calcext:value-type="float">
            <text:p>-1.4983</text:p>
          </table:table-cell>
          <table:table-cell office:value-type="float" office:value="10" calcext:value-type="float">
            <text:p>10</text:p>
          </table:table-cell>
          <table:table-cell office:value-type="float" office:value="-12.905" calcext:value-type="float">
            <text:p>-12.905</text:p>
          </table:table-cell>
          <table:table-cell office:value-type="float" office:value="1259.3" calcext:value-type="float">
            <text:p>1259.3</text:p>
          </table:table-cell>
          <table:table-cell office:value-type="float" office:value="780.54" calcext:value-type="float">
            <text:p>780.54</text:p>
          </table:table-cell>
          <table:table-cell office:value-type="float" office:value="237.57" calcext:value-type="float">
            <text:p>237.57</text:p>
          </table:table-cell>
          <table:table-cell office:value-type="float" office:value="0.91297" calcext:value-type="float">
            <text:p>0.91297</text:p>
          </table:table-cell>
          <table:table-cell office:value-type="float" office:value="-0.2494" calcext:value-type="float">
            <text:p>-0.2494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" calcext:value-type="float">
            <text:p>0</text:p>
          </table:table-cell>
          <table:table-cell office:value-type="float" office:value="-4321.2" calcext:value-type="float">
            <text:p>-4321.2</text:p>
          </table:table-cell>
          <table:table-cell office:value-type="float" office:value="0.24658" calcext:value-type="float">
            <text:p>0.24658</text:p>
          </table:table-cell>
          <table:table-cell office:value-type="float" office:value="0.92154" calcext:value-type="float">
            <text:p>0.92154</text:p>
          </table:table-cell>
          <table:table-cell office:value-type="float" office:value="-1.2201" calcext:value-type="float">
            <text:p>-1.2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3]-([$Sheet2.$B$2]*[.B63]+[$Sheet2.$B$3]))^2" office:value-type="float" office:value="0.00167618388874942" calcext:value-type="float">
            <text:p>0.001676183888749</text:p>
          </table:table-cell>
          <table:table-cell table:formula="of:=([.F63]-([$Sheet2.$B$7] + [$Sheet2.$B$8] * ([.B63] - [$Sheet2.$B$9])^2))^2" office:value-type="float" office:value="0.000216514106136482" calcext:value-type="float">
            <text:p>0.000216514106136</text:p>
          </table:table-cell>
          <table:table-cell table:formula="of:=([.X63]-([.AE63]^2*([$Sheet2.$B$13]*([.B63] - [$Sheet2.$B$14])^2 + [$Sheet2.$B$15]*([.B63]-[$Sheet2.$B$14]) + [$Sheet2.$B$16])    ))^2" office:value-type="float" office:value="7.29465044933582" calcext:value-type="float">
            <text:p>7.29465044933582</text:p>
          </table:table-cell>
          <table:table-cell table:formula="of:=([.AG63]-([.AE63]^2*([$Sheet2.$B$20]*([.B63] - [$Sheet2.$B$21])^2 + [$Sheet2.$B$22]*([.B63]-[$Sheet2.$B$21]) + [$Sheet2.$B$23])    ))^2" office:value-type="float" office:value="1322.99269967571" calcext:value-type="float">
            <text:p>1322.99269967571</text:p>
          </table:table-cell>
          <table:table-cell table:formula="of:=([.AH63]-([.AE63]^2*([$Sheet2.$B$27]*([.B63] - [$Sheet2.$B$28])^2 + [$Sheet2.$B$29]*([.B63]-[$Sheet2.$B$28]) + [$Sheet2.$B$30])    ))^2" office:value-type="float" office:value="47511.4752889879" calcext:value-type="float">
            <text:p>47511.4752889879</text:p>
          </table:table-cell>
          <table:table-cell table:formula="of:=([.AI63]-([.AE63]^2*([$Sheet2.$B$34]*([.B63] - [$Sheet2.$B$35])^2 + [$Sheet2.$B$36]*([.B63]-[$Sheet2.$B$35]) + [$Sheet2.$B$37])    ))^2" office:value-type="float" office:value="2536.13924244748" calcext:value-type="float">
            <text:p>2536.13924244748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1" calcext:value-type="float">
            <text:p>-1.2941</text:p>
          </table:table-cell>
          <table:table-cell office:value-type="float" office:value="0.28475" calcext:value-type="float">
            <text:p>0.28475</text:p>
          </table:table-cell>
          <table:table-cell office:value-type="float" office:value="0.050418" calcext:value-type="float">
            <text:p>0.050418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-0.080236" calcext:value-type="float">
            <text:p>-0.080236</text:p>
          </table:table-cell>
          <table:table-cell office:value-type="float" office:value="0.76792" calcext:value-type="float">
            <text:p>0.76792</text:p>
          </table:table-cell>
          <table:table-cell office:value-type="float" office:value="-0.24009" calcext:value-type="float">
            <text:p>-0.24009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8809" calcext:value-type="float">
            <text:p>-0.48809</text:p>
          </table:table-cell>
          <table:table-cell office:value-type="float" office:value="-0.086986" calcext:value-type="float">
            <text:p>-0.086986</text:p>
          </table:table-cell>
          <table:table-cell office:value-type="float" office:value="-0.030108" calcext:value-type="float">
            <text:p>-0.030108</text:p>
          </table:table-cell>
          <table:table-cell office:value-type="float" office:value="-0.056878" calcext:value-type="float">
            <text:p>-0.056878</text:p>
          </table:table-cell>
          <table:table-cell office:value-type="float" office:value="-4.5448" calcext:value-type="float">
            <text:p>-4.5448</text:p>
          </table:table-cell>
          <table:table-cell office:value-type="float" office:value="-5.1701" calcext:value-type="float">
            <text:p>-5.1701</text:p>
          </table:table-cell>
          <table:table-cell office:value-type="float" office:value="-1" calcext:value-type="float">
            <text:p>-1</text:p>
          </table:table-cell>
          <table:table-cell office:value-type="float" office:value="1182.7" calcext:value-type="float">
            <text:p>1182.7</text:p>
          </table:table-cell>
          <table:table-cell office:value-type="float" office:value="-404.97" calcext:value-type="float">
            <text:p>-404.97</text:p>
          </table:table-cell>
          <table:table-cell office:value-type="float" office:value="-6531.8" calcext:value-type="float">
            <text:p>-6531.8</text:p>
          </table:table-cell>
          <table:table-cell office:value-type="float" office:value="1182.7" calcext:value-type="float">
            <text:p>1182.7</text:p>
          </table:table-cell>
          <table:table-cell office:value-type="float" office:value="-404.97" calcext:value-type="float">
            <text:p>-404.97</text:p>
          </table:table-cell>
          <table:table-cell office:value-type="float" office:value="-6531.8" calcext:value-type="float">
            <text:p>-653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664" calcext:value-type="float">
            <text:p>9.7664</text:p>
          </table:table-cell>
          <table:table-cell office:value-type="float" office:value="-1.4621" calcext:value-type="float">
            <text:p>-1.4621</text:p>
          </table:table-cell>
          <table:table-cell office:value-type="float" office:value="10" calcext:value-type="float">
            <text:p>10</text:p>
          </table:table-cell>
          <table:table-cell office:value-type="float" office:value="-12.409" calcext:value-type="float">
            <text:p>-12.409</text:p>
          </table:table-cell>
          <table:table-cell office:value-type="float" office:value="1231.8" calcext:value-type="float">
            <text:p>1231.8</text:p>
          </table:table-cell>
          <table:table-cell office:value-type="float" office:value="813.95" calcext:value-type="float">
            <text:p>813.95</text:p>
          </table:table-cell>
          <table:table-cell office:value-type="float" office:value="219.52" calcext:value-type="float">
            <text:p>219.52</text:p>
          </table:table-cell>
          <table:table-cell office:value-type="float" office:value="0.91355" calcext:value-type="float">
            <text:p>0.91355</text:p>
          </table:table-cell>
          <table:table-cell office:value-type="float" office:value="-0.24926" calcext:value-type="float">
            <text:p>-0.24926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" calcext:value-type="float">
            <text:p>0</text:p>
          </table:table-cell>
          <table:table-cell office:value-type="float" office:value="-4216.9" calcext:value-type="float">
            <text:p>-4216.9</text:p>
          </table:table-cell>
          <table:table-cell office:value-type="float" office:value="0.23172" calcext:value-type="float">
            <text:p>0.23172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-1.1822" calcext:value-type="float">
            <text:p>-1.1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4]-([$Sheet2.$B$2]*[.B64]+[$Sheet2.$B$3]))^2" office:value-type="float" office:value="0.00103662006298011" calcext:value-type="float">
            <text:p>0.00103662006298</text:p>
          </table:table-cell>
          <table:table-cell table:formula="of:=([.F64]-([$Sheet2.$B$7] + [$Sheet2.$B$8] * ([.B64] - [$Sheet2.$B$9])^2))^2" office:value-type="float" office:value="0.000165817491153876" calcext:value-type="float">
            <text:p>0.000165817491154</text:p>
          </table:table-cell>
          <table:table-cell table:formula="of:=([.X64]-([.AE64]^2*([$Sheet2.$B$13]*([.B64] - [$Sheet2.$B$14])^2 + [$Sheet2.$B$15]*([.B64]-[$Sheet2.$B$14]) + [$Sheet2.$B$16])    ))^2" office:value-type="float" office:value="1.57553157385017" calcext:value-type="float">
            <text:p>1.57553157385017</text:p>
          </table:table-cell>
          <table:table-cell table:formula="of:=([.AG64]-([.AE64]^2*([$Sheet2.$B$20]*([.B64] - [$Sheet2.$B$21])^2 + [$Sheet2.$B$22]*([.B64]-[$Sheet2.$B$21]) + [$Sheet2.$B$23])    ))^2" office:value-type="float" office:value="849.68809519396" calcext:value-type="float">
            <text:p>849.68809519396</text:p>
          </table:table-cell>
          <table:table-cell table:formula="of:=([.AH64]-([.AE64]^2*([$Sheet2.$B$27]*([.B64] - [$Sheet2.$B$28])^2 + [$Sheet2.$B$29]*([.B64]-[$Sheet2.$B$28]) + [$Sheet2.$B$30])    ))^2" office:value-type="float" office:value="35610.2501734032" calcext:value-type="float">
            <text:p>35610.2501734032</text:p>
          </table:table-cell>
          <table:table-cell table:formula="of:=([.AI64]-([.AE64]^2*([$Sheet2.$B$34]*([.B64] - [$Sheet2.$B$35])^2 + [$Sheet2.$B$36]*([.B64]-[$Sheet2.$B$35]) + [$Sheet2.$B$37])    ))^2" office:value-type="float" office:value="2057.53119807679" calcext:value-type="float">
            <text:p>2057.53119807679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-0.074929" calcext:value-type="float">
            <text:p>-0.074929</text:p>
          </table:table-cell>
          <table:table-cell office:value-type="float" office:value="0.80441" calcext:value-type="float">
            <text:p>0.80441</text:p>
          </table:table-cell>
          <table:table-cell office:value-type="float" office:value="-0.20389" calcext:value-type="float">
            <text:p>-0.20389</text:p>
          </table:table-cell>
          <table:table-cell office:value-type="float" office:value="1.0083" calcext:value-type="float">
            <text:p>1.0083</text:p>
          </table:table-cell>
          <table:table-cell office:value-type="float" office:value="-0.47656" calcext:value-type="float">
            <text:p>-0.47656</text:p>
          </table:table-cell>
          <table:table-cell office:value-type="float" office:value="-0.078532" calcext:value-type="float">
            <text:p>-0.078532</text:p>
          </table:table-cell>
          <table:table-cell office:value-type="float" office:value="-0.025443" calcext:value-type="float">
            <text:p>-0.025443</text:p>
          </table:table-cell>
          <table:table-cell office:value-type="float" office:value="-0.053089" calcext:value-type="float">
            <text:p>-0.053089</text:p>
          </table:table-cell>
          <table:table-cell office:value-type="float" office:value="-4.7755" calcext:value-type="float">
            <text:p>-4.7755</text:p>
          </table:table-cell>
          <table:table-cell office:value-type="float" office:value="-5.3416" calcext:value-type="float">
            <text:p>-5.3416</text:p>
          </table:table-cell>
          <table:table-cell office:value-type="float" office:value="-1" calcext:value-type="float">
            <text:p>-1</text:p>
          </table:table-cell>
          <table:table-cell office:value-type="float" office:value="1106.2" calcext:value-type="float">
            <text:p>1106.2</text:p>
          </table:table-cell>
          <table:table-cell office:value-type="float" office:value="-378.19" calcext:value-type="float">
            <text:p>-378.19</text:p>
          </table:table-cell>
          <table:table-cell office:value-type="float" office:value="-6314.8" calcext:value-type="float">
            <text:p>-6314.8</text:p>
          </table:table-cell>
          <table:table-cell office:value-type="float" office:value="1106.2" calcext:value-type="float">
            <text:p>1106.2</text:p>
          </table:table-cell>
          <table:table-cell office:value-type="float" office:value="-378.19" calcext:value-type="float">
            <text:p>-378.19</text:p>
          </table:table-cell>
          <table:table-cell office:value-type="float" office:value="-6314.8" calcext:value-type="float">
            <text:p>-631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877" calcext:value-type="float">
            <text:p>9.7877</text:p>
          </table:table-cell>
          <table:table-cell office:value-type="float" office:value="-1.4152" calcext:value-type="float">
            <text:p>-1.4152</text:p>
          </table:table-cell>
          <table:table-cell office:value-type="float" office:value="10" calcext:value-type="float">
            <text:p>10</text:p>
          </table:table-cell>
          <table:table-cell office:value-type="float" office:value="-11.827" calcext:value-type="float">
            <text:p>-11.827</text:p>
          </table:table-cell>
          <table:table-cell office:value-type="float" office:value="1202.7" calcext:value-type="float">
            <text:p>1202.7</text:p>
          </table:table-cell>
          <table:table-cell office:value-type="float" office:value="852.62" calcext:value-type="float">
            <text:p>852.62</text:p>
          </table:table-cell>
          <table:table-cell office:value-type="float" office:value="198.19" calcext:value-type="float">
            <text:p>198.19</text:p>
          </table:table-cell>
          <table:table-cell office:value-type="float" office:value="0.91409" calcext:value-type="float">
            <text:p>0.91409</text:p>
          </table:table-cell>
          <table:table-cell office:value-type="float" office:value="-0.24912" calcext:value-type="float">
            <text:p>-0.24912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0" calcext:value-type="float">
            <text:p>0</text:p>
          </table:table-cell>
          <table:table-cell office:value-type="float" office:value="-4081.5" calcext:value-type="float">
            <text:p>-4081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-1.1436" calcext:value-type="float">
            <text:p>-1.1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5]-([$Sheet2.$B$2]*[.B65]+[$Sheet2.$B$3]))^2" office:value-type="float" office:value="0.00058331642254542" calcext:value-type="float">
            <text:p>0.000583316422545</text:p>
          </table:table-cell>
          <table:table-cell table:formula="of:=([.F65]-([$Sheet2.$B$7] + [$Sheet2.$B$8] * ([.B65] - [$Sheet2.$B$9])^2))^2" office:value-type="float" office:value="0.0000815027686863111" calcext:value-type="float">
            <text:p>8.15027686863111E-05</text:p>
          </table:table-cell>
          <table:table-cell table:formula="of:=([.X65]-([.AE65]^2*([$Sheet2.$B$13]*([.B65] - [$Sheet2.$B$14])^2 + [$Sheet2.$B$15]*([.B65]-[$Sheet2.$B$14]) + [$Sheet2.$B$16])    ))^2" office:value-type="float" office:value="0.0060077713990996" calcext:value-type="float">
            <text:p>0.0060077713991</text:p>
          </table:table-cell>
          <table:table-cell table:formula="of:=([.AG65]-([.AE65]^2*([$Sheet2.$B$20]*([.B65] - [$Sheet2.$B$21])^2 + [$Sheet2.$B$22]*([.B65]-[$Sheet2.$B$21]) + [$Sheet2.$B$23])    ))^2" office:value-type="float" office:value="503.067312915142" calcext:value-type="float">
            <text:p>503.067312915142</text:p>
          </table:table-cell>
          <table:table-cell table:formula="of:=([.AH65]-([.AE65]^2*([$Sheet2.$B$27]*([.B65] - [$Sheet2.$B$28])^2 + [$Sheet2.$B$29]*([.B65]-[$Sheet2.$B$28]) + [$Sheet2.$B$30])    ))^2" office:value-type="float" office:value="22715.4675772171" calcext:value-type="float">
            <text:p>22715.4675772171</text:p>
          </table:table-cell>
          <table:table-cell table:formula="of:=([.AI65]-([.AE65]^2*([$Sheet2.$B$34]*([.B65] - [$Sheet2.$B$35])^2 + [$Sheet2.$B$36]*([.B65]-[$Sheet2.$B$35]) + [$Sheet2.$B$37])    ))^2" office:value-type="float" office:value="1340.16467940111" calcext:value-type="float">
            <text:p>1340.16467940111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034345" calcext:value-type="float">
            <text:p>0.034345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-0.069792" calcext:value-type="float">
            <text:p>-0.069792</text:p>
          </table:table-cell>
          <table:table-cell office:value-type="float" office:value="0.8422" calcext:value-type="float">
            <text:p>0.8422</text:p>
          </table:table-cell>
          <table:table-cell office:value-type="float" office:value="-0.16355" calcext:value-type="float">
            <text:p>-0.16355</text:p>
          </table:table-cell>
          <table:table-cell office:value-type="float" office:value="1.0057" calcext:value-type="float">
            <text:p>1.0057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0.01993" calcext:value-type="float">
            <text:p>-0.01993</text:p>
          </table:table-cell>
          <table:table-cell office:value-type="float" office:value="-0.04937" calcext:value-type="float">
            <text:p>-0.04937</text:p>
          </table:table-cell>
          <table:table-cell office:value-type="float" office:value="-5.0584" calcext:value-type="float">
            <text:p>-5.0584</text:p>
          </table:table-cell>
          <table:table-cell office:value-type="float" office:value="-5.5584" calcext:value-type="float">
            <text:p>-5.5584</text:p>
          </table:table-cell>
          <table:table-cell office:value-type="float" office:value="-1" calcext:value-type="float">
            <text:p>-1</text:p>
          </table:table-cell>
          <table:table-cell office:value-type="float" office:value="1031.5" calcext:value-type="float">
            <text:p>1031.5</text:p>
          </table:table-cell>
          <table:table-cell office:value-type="float" office:value="-352.26" calcext:value-type="float">
            <text:p>-352.26</text:p>
          </table:table-cell>
          <table:table-cell office:value-type="float" office:value="-6094.4" calcext:value-type="float">
            <text:p>-6094.4</text:p>
          </table:table-cell>
          <table:table-cell office:value-type="float" office:value="1031.5" calcext:value-type="float">
            <text:p>1031.5</text:p>
          </table:table-cell>
          <table:table-cell office:value-type="float" office:value="-352.26" calcext:value-type="float">
            <text:p>-352.26</text:p>
          </table:table-cell>
          <table:table-cell office:value-type="float" office:value="-6094.4" calcext:value-type="float">
            <text:p>-609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101" calcext:value-type="float">
            <text:p>9.8101</text:p>
          </table:table-cell>
          <table:table-cell office:value-type="float" office:value="-1.36" calcext:value-type="float">
            <text:p>-1.36</text:p>
          </table:table-cell>
          <table:table-cell office:value-type="float" office:value="10" calcext:value-type="float">
            <text:p>10</text:p>
          </table:table-cell>
          <table:table-cell office:value-type="float" office:value="-11.183" calcext:value-type="float">
            <text:p>-11.183</text:p>
          </table:table-cell>
          <table:table-cell office:value-type="float" office:value="1172" calcext:value-type="float">
            <text:p>1172</text:p>
          </table:table-cell>
          <table:table-cell office:value-type="float" office:value="892.68" calcext:value-type="float">
            <text:p>892.68</text:p>
          </table:table-cell>
          <table:table-cell office:value-type="float" office:value="174.89" calcext:value-type="float">
            <text:p>174.89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" calcext:value-type="float">
            <text:p>0</text:p>
          </table:table-cell>
          <table:table-cell office:value-type="float" office:value="-3922.4" calcext:value-type="float">
            <text:p>-3922.4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-1.1043" calcext:value-type="float">
            <text:p>-1.1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6]-([$Sheet2.$B$2]*[.B66]+[$Sheet2.$B$3]))^2" office:value-type="float" office:value="0.000279134017908242" calcext:value-type="float">
            <text:p>0.000279134017908</text:p>
          </table:table-cell>
          <table:table-cell table:formula="of:=([.F66]-([$Sheet2.$B$7] + [$Sheet2.$B$8] * ([.B66] - [$Sheet2.$B$9])^2))^2" office:value-type="float" office:value="0.0000155002940067894" calcext:value-type="float">
            <text:p>1.55002940067894E-05</text:p>
          </table:table-cell>
          <table:table-cell table:formula="of:=([.X66]-([.AE66]^2*([$Sheet2.$B$13]*([.B66] - [$Sheet2.$B$14])^2 + [$Sheet2.$B$15]*([.B66]-[$Sheet2.$B$14]) + [$Sheet2.$B$16])    ))^2" office:value-type="float" office:value="0.760758860539839" calcext:value-type="float">
            <text:p>0.760758860539839</text:p>
          </table:table-cell>
          <table:table-cell table:formula="of:=([.AG66]-([.AE66]^2*([$Sheet2.$B$20]*([.B66] - [$Sheet2.$B$21])^2 + [$Sheet2.$B$22]*([.B66]-[$Sheet2.$B$21]) + [$Sheet2.$B$23])    ))^2" office:value-type="float" office:value="262.836186021693" calcext:value-type="float">
            <text:p>262.836186021693</text:p>
          </table:table-cell>
          <table:table-cell table:formula="of:=([.AH66]-([.AE66]^2*([$Sheet2.$B$27]*([.B66] - [$Sheet2.$B$28])^2 + [$Sheet2.$B$29]*([.B66]-[$Sheet2.$B$28]) + [$Sheet2.$B$30])    ))^2" office:value-type="float" office:value="11636.0367406531" calcext:value-type="float">
            <text:p>11636.0367406531</text:p>
          </table:table-cell>
          <table:table-cell table:formula="of:=([.AI66]-([.AE66]^2*([$Sheet2.$B$34]*([.B66] - [$Sheet2.$B$35])^2 + [$Sheet2.$B$36]*([.B66]-[$Sheet2.$B$35]) + [$Sheet2.$B$37])    ))^2" office:value-type="float" office:value="645.913179085685" calcext:value-type="float">
            <text:p>645.913179085685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1" calcext:value-type="float">
            <text:p>-1.1631</text:p>
          </table:table-cell>
          <table:table-cell office:value-type="float" office:value="0.21788" calcext:value-type="float">
            <text:p>0.21788</text:p>
          </table:table-cell>
          <table:table-cell office:value-type="float" office:value="0.027941" calcext:value-type="float">
            <text:p>0.027941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-0.064823" calcext:value-type="float">
            <text:p>-0.064823</text:p>
          </table:table-cell>
          <table:table-cell office:value-type="float" office:value="0.86716" calcext:value-type="float">
            <text:p>0.86716</text:p>
          </table:table-cell>
          <table:table-cell office:value-type="float" office:value="-0.13305" calcext:value-type="float">
            <text:p>-0.13305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45167" calcext:value-type="float">
            <text:p>-0.45167</text:p>
          </table:table-cell>
          <table:table-cell office:value-type="float" office:value="-0.061414" calcext:value-type="float">
            <text:p>-0.061414</text:p>
          </table:table-cell>
          <table:table-cell office:value-type="float" office:value="-0.015668" calcext:value-type="float">
            <text:p>-0.015668</text:p>
          </table:table-cell>
          <table:table-cell office:value-type="float" office:value="-0.045746" calcext:value-type="float">
            <text:p>-0.045746</text:p>
          </table:table-cell>
          <table:table-cell office:value-type="float" office:value="-5.3384" calcext:value-type="float">
            <text:p>-5.3384</text:p>
          </table:table-cell>
          <table:table-cell office:value-type="float" office:value="-5.7573" calcext:value-type="float">
            <text:p>-5.7573</text:p>
          </table:table-cell>
          <table:table-cell office:value-type="float" office:value="-1" calcext:value-type="float">
            <text:p>-1</text:p>
          </table:table-cell>
          <table:table-cell office:value-type="float" office:value="958.68" calcext:value-type="float">
            <text:p>958.68</text:p>
          </table:table-cell>
          <table:table-cell office:value-type="float" office:value="-327.18" calcext:value-type="float">
            <text:p>-327.18</text:p>
          </table:table-cell>
          <table:table-cell office:value-type="float" office:value="-5870.6" calcext:value-type="float">
            <text:p>-5870.6</text:p>
          </table:table-cell>
          <table:table-cell office:value-type="float" office:value="958.68" calcext:value-type="float">
            <text:p>958.68</text:p>
          </table:table-cell>
          <table:table-cell office:value-type="float" office:value="-327.18" calcext:value-type="float">
            <text:p>-327.18</text:p>
          </table:table-cell>
          <table:table-cell office:value-type="float" office:value="-5870.6" calcext:value-type="float">
            <text:p>-587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29" calcext:value-type="float">
            <text:p>9.829</text:p>
          </table:table-cell>
          <table:table-cell office:value-type="float" office:value="-1.313" calcext:value-type="float">
            <text:p>-1.313</text:p>
          </table:table-cell>
          <table:table-cell office:value-type="float" office:value="10" calcext:value-type="float">
            <text:p>10</text:p>
          </table:table-cell>
          <table:table-cell office:value-type="float" office:value="-10.61" calcext:value-type="float">
            <text:p>-10.61</text:p>
          </table:table-cell>
          <table:table-cell office:value-type="float" office:value="1139.9" calcext:value-type="float">
            <text:p>1139.9</text:p>
          </table:table-cell>
          <table:table-cell office:value-type="float" office:value="919.13" calcext:value-type="float">
            <text:p>919.13</text:p>
          </table:table-cell>
          <table:table-cell office:value-type="float" office:value="154.99" calcext:value-type="float">
            <text:p>154.99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-0.24887" calcext:value-type="float">
            <text:p>-0.24887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" calcext:value-type="float">
            <text:p>0</text:p>
          </table:table-cell>
          <table:table-cell office:value-type="float" office:value="-3786.8" calcext:value-type="float">
            <text:p>-3786.8</text:p>
          </table:table-cell>
          <table:table-cell office:value-type="float" office:value="0.18903" calcext:value-type="float">
            <text:p>0.18903</text:p>
          </table:table-cell>
          <table:table-cell office:value-type="float" office:value="0.91821" calcext:value-type="float">
            <text:p>0.91821</text:p>
          </table:table-cell>
          <table:table-cell office:value-type="float" office:value="-1.0643" calcext:value-type="float">
            <text:p>-1.06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7]-([$Sheet2.$B$2]*[.B67]+[$Sheet2.$B$3]))^2" office:value-type="float" office:value="0.000101257210160256" calcext:value-type="float">
            <text:p>0.00010125721016</text:p>
          </table:table-cell>
          <table:table-cell table:formula="of:=([.F67]-([$Sheet2.$B$7] + [$Sheet2.$B$8] * ([.B67] - [$Sheet2.$B$9])^2))^2" office:value-type="float" office:value="0.000000365387287563401" calcext:value-type="float">
            <text:p>3.65387287563401E-07</text:p>
          </table:table-cell>
          <table:table-cell table:formula="of:=([.X67]-([.AE67]^2*([$Sheet2.$B$13]*([.B67] - [$Sheet2.$B$14])^2 + [$Sheet2.$B$15]*([.B67]-[$Sheet2.$B$14]) + [$Sheet2.$B$16])    ))^2" office:value-type="float" office:value="2.54074797370859" calcext:value-type="float">
            <text:p>2.54074797370859</text:p>
          </table:table-cell>
          <table:table-cell table:formula="of:=([.AG67]-([.AE67]^2*([$Sheet2.$B$20]*([.B67] - [$Sheet2.$B$21])^2 + [$Sheet2.$B$22]*([.B67]-[$Sheet2.$B$21]) + [$Sheet2.$B$23])    ))^2" office:value-type="float" office:value="106.061029921997" calcext:value-type="float">
            <text:p>106.061029921997</text:p>
          </table:table-cell>
          <table:table-cell table:formula="of:=([.AH67]-([.AE67]^2*([$Sheet2.$B$27]*([.B67] - [$Sheet2.$B$28])^2 + [$Sheet2.$B$29]*([.B67]-[$Sheet2.$B$28]) + [$Sheet2.$B$30])    ))^2" office:value-type="float" office:value="5650.32294893503" calcext:value-type="float">
            <text:p>5650.32294893503</text:p>
          </table:table-cell>
          <table:table-cell table:formula="of:=([.AI67]-([.AE67]^2*([$Sheet2.$B$34]*([.B67] - [$Sheet2.$B$35])^2 + [$Sheet2.$B$36]*([.B67]-[$Sheet2.$B$35]) + [$Sheet2.$B$37])    ))^2" office:value-type="float" office:value="294.112367000051" calcext:value-type="float">
            <text:p>294.112367000051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82" calcext:value-type="float">
            <text:p>-1.1182</text:p>
          </table:table-cell>
          <table:table-cell office:value-type="float" office:value="0.19979" calcext:value-type="float">
            <text:p>0.19979</text:p>
          </table:table-cell>
          <table:table-cell office:value-type="float" office:value="0.023864" calcext:value-type="float">
            <text:p>0.023864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-0.060032" calcext:value-type="float">
            <text:p>-0.060032</text:p>
          </table:table-cell>
          <table:table-cell office:value-type="float" office:value="0.87804" calcext:value-type="float">
            <text:p>0.87804</text:p>
          </table:table-cell>
          <table:table-cell office:value-type="float" office:value="-0.11364" calcext:value-type="float">
            <text:p>-0.11364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-0.055185" calcext:value-type="float">
            <text:p>-0.055185</text:p>
          </table:table-cell>
          <table:table-cell office:value-type="float" office:value="-0.01297" calcext:value-type="float">
            <text:p>-0.01297</text:p>
          </table:table-cell>
          <table:table-cell office:value-type="float" office:value="-0.042215" calcext:value-type="float">
            <text:p>-0.042215</text:p>
          </table:table-cell>
          <table:table-cell office:value-type="float" office:value="-5.5967" calcext:value-type="float">
            <text:p>-5.5967</text:p>
          </table:table-cell>
          <table:table-cell office:value-type="float" office:value="-5.9182" calcext:value-type="float">
            <text:p>-5.9182</text:p>
          </table:table-cell>
          <table:table-cell office:value-type="float" office:value="-1" calcext:value-type="float">
            <text:p>-1</text:p>
          </table:table-cell>
          <table:table-cell office:value-type="float" office:value="887.94" calcext:value-type="float">
            <text:p>887.94</text:p>
          </table:table-cell>
          <table:table-cell office:value-type="float" office:value="-303" calcext:value-type="float">
            <text:p>-303</text:p>
          </table:table-cell>
          <table:table-cell office:value-type="float" office:value="-5643.7" calcext:value-type="float">
            <text:p>-5643.7</text:p>
          </table:table-cell>
          <table:table-cell office:value-type="float" office:value="887.94" calcext:value-type="float">
            <text:p>887.94</text:p>
          </table:table-cell>
          <table:table-cell office:value-type="float" office:value="-303" calcext:value-type="float">
            <text:p>-303</text:p>
          </table:table-cell>
          <table:table-cell office:value-type="float" office:value="-5643.7" calcext:value-type="float">
            <text:p>-564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41" calcext:value-type="float">
            <text:p>9.8441</text:p>
          </table:table-cell>
          <table:table-cell office:value-type="float" office:value="-1.2773" calcext:value-type="float">
            <text:p>-1.2773</text:p>
          </table:table-cell>
          <table:table-cell office:value-type="float" office:value="10" calcext:value-type="float">
            <text:p>10</text:p>
          </table:table-cell>
          <table:table-cell office:value-type="float" office:value="-10.13" calcext:value-type="float">
            <text:p>-10.13</text:p>
          </table:table-cell>
          <table:table-cell office:value-type="float" office:value="1106.2" calcext:value-type="float">
            <text:p>1106.2</text:p>
          </table:table-cell>
          <table:table-cell office:value-type="float" office:value="930.67" calcext:value-type="float">
            <text:p>930.67</text:p>
          </table:table-cell>
          <table:table-cell office:value-type="float" office:value="139.27" calcext:value-type="float">
            <text:p>139.27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" calcext:value-type="float">
            <text:p>0</text:p>
          </table:table-cell>
          <table:table-cell office:value-type="float" office:value="-3683.9" calcext:value-type="float">
            <text:p>-3683.9</text:p>
          </table:table-cell>
          <table:table-cell office:value-type="float" office:value="0.17535" calcext:value-type="float">
            <text:p>0.17535</text:p>
          </table:table-cell>
          <table:table-cell office:value-type="float" office:value="0.9162" calcext:value-type="float">
            <text:p>0.9162</text:p>
          </table:table-cell>
          <table:table-cell office:value-type="float" office:value="-1.0236" calcext:value-type="float">
            <text:p>-1.0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8]-([$Sheet2.$B$2]*[.B68]+[$Sheet2.$B$3]))^2" office:value-type="float" office:value="0.0000153509121290975" calcext:value-type="float">
            <text:p>1.53509121290975E-05</text:p>
          </table:table-cell>
          <table:table-cell table:formula="of:=([.F68]-([$Sheet2.$B$7] + [$Sheet2.$B$8] * ([.B68] - [$Sheet2.$B$9])^2))^2" office:value-type="float" office:value="0.000000503840509931564" calcext:value-type="float">
            <text:p>5.03840509931564E-07</text:p>
          </table:table-cell>
          <table:table-cell table:formula="of:=([.X68]-([.AE68]^2*([$Sheet2.$B$13]*([.B68] - [$Sheet2.$B$14])^2 + [$Sheet2.$B$15]*([.B68]-[$Sheet2.$B$14]) + [$Sheet2.$B$16])    ))^2" office:value-type="float" office:value="4.57002893262924" calcext:value-type="float">
            <text:p>4.57002893262924</text:p>
          </table:table-cell>
          <table:table-cell table:formula="of:=([.AG68]-([.AE68]^2*([$Sheet2.$B$20]*([.B68] - [$Sheet2.$B$21])^2 + [$Sheet2.$B$22]*([.B68]-[$Sheet2.$B$21]) + [$Sheet2.$B$23])    ))^2" office:value-type="float" office:value="23.8952111726572" calcext:value-type="float">
            <text:p>23.8952111726572</text:p>
          </table:table-cell>
          <table:table-cell table:formula="of:=([.AH68]-([.AE68]^2*([$Sheet2.$B$27]*([.B68] - [$Sheet2.$B$28])^2 + [$Sheet2.$B$29]*([.B68]-[$Sheet2.$B$28]) + [$Sheet2.$B$30])    ))^2" office:value-type="float" office:value="2906.39763133643" calcext:value-type="float">
            <text:p>2906.39763133643</text:p>
          </table:table-cell>
          <table:table-cell table:formula="of:=([.AI68]-([.AE68]^2*([$Sheet2.$B$34]*([.B68] - [$Sheet2.$B$35])^2 + [$Sheet2.$B$36]*([.B68]-[$Sheet2.$B$35]) + [$Sheet2.$B$37])    ))^2" office:value-type="float" office:value="158.58131511807" calcext:value-type="float">
            <text:p>158.58131511807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5" calcext:value-type="float">
            <text:p>-1.0725</text:p>
          </table:table-cell>
          <table:table-cell office:value-type="float" office:value="0.18371" calcext:value-type="float">
            <text:p>0.18371</text:p>
          </table:table-cell>
          <table:table-cell office:value-type="float" office:value="0.021384" calcext:value-type="float">
            <text:p>0.021384</text:p>
          </table:table-cell>
          <table:table-cell office:value-type="float" office:value="0.16233" calcext:value-type="float">
            <text:p>0.16233</text:p>
          </table:table-cell>
          <table:table-cell office:value-type="float" office:value="-0.055415" calcext:value-type="float">
            <text:p>-0.055415</text:p>
          </table:table-cell>
          <table:table-cell office:value-type="float" office:value="0.87813" calcext:value-type="float">
            <text:p>0.87813</text:p>
          </table:table-cell>
          <table:table-cell office:value-type="float" office:value="-0.10183" calcext:value-type="float">
            <text:p>-0.10183</text:p>
          </table:table-cell>
          <table:table-cell office:value-type="float" office:value="0.97996" calcext:value-type="float">
            <text:p>0.97996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-0.050166" calcext:value-type="float">
            <text:p>-0.050166</text:p>
          </table:table-cell>
          <table:table-cell office:value-type="float" office:value="-0.011384" calcext:value-type="float">
            <text:p>-0.011384</text:p>
          </table:table-cell>
          <table:table-cell office:value-type="float" office:value="-0.038782" calcext:value-type="float">
            <text:p>-0.038782</text:p>
          </table:table-cell>
          <table:table-cell office:value-type="float" office:value="-5.8381" calcext:value-type="float">
            <text:p>-5.8381</text:p>
          </table:table-cell>
          <table:table-cell office:value-type="float" office:value="-6.046" calcext:value-type="float">
            <text:p>-6.046</text:p>
          </table:table-cell>
          <table:table-cell office:value-type="float" office:value="-1" calcext:value-type="float">
            <text:p>-1</text:p>
          </table:table-cell>
          <table:table-cell office:value-type="float" office:value="819.31" calcext:value-type="float">
            <text:p>819.31</text:p>
          </table:table-cell>
          <table:table-cell office:value-type="float" office:value="-279.7" calcext:value-type="float">
            <text:p>-279.7</text:p>
          </table:table-cell>
          <table:table-cell office:value-type="float" office:value="-5413.3" calcext:value-type="float">
            <text:p>-5413.3</text:p>
          </table:table-cell>
          <table:table-cell office:value-type="float" office:value="819.31" calcext:value-type="float">
            <text:p>819.31</text:p>
          </table:table-cell>
          <table:table-cell office:value-type="float" office:value="-279.7" calcext:value-type="float">
            <text:p>-279.7</text:p>
          </table:table-cell>
          <table:table-cell office:value-type="float" office:value="-5413.3" calcext:value-type="float">
            <text:p>-541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565" calcext:value-type="float">
            <text:p>9.8565</text:p>
          </table:table-cell>
          <table:table-cell office:value-type="float" office:value="-1.2503" calcext:value-type="float">
            <text:p>-1.2503</text:p>
          </table:table-cell>
          <table:table-cell office:value-type="float" office:value="10" calcext:value-type="float">
            <text:p>10</text:p>
          </table:table-cell>
          <table:table-cell office:value-type="float" office:value="-9.7199" calcext:value-type="float">
            <text:p>-9.7199</text:p>
          </table:table-cell>
          <table:table-cell office:value-type="float" office:value="1070.8" calcext:value-type="float">
            <text:p>1070.8</text:p>
          </table:table-cell>
          <table:table-cell office:value-type="float" office:value="930.76" calcext:value-type="float">
            <text:p>930.76</text:p>
          </table:table-cell>
          <table:table-cell office:value-type="float" office:value="126.6" calcext:value-type="float">
            <text:p>126.6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-0.24864" calcext:value-type="float">
            <text:p>-0.24864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0" calcext:value-type="float">
            <text:p>0</text:p>
          </table:table-cell>
          <table:table-cell office:value-type="float" office:value="-3606" calcext:value-type="float">
            <text:p>-3606</text:p>
          </table:table-cell>
          <table:table-cell office:value-type="float" office:value="0.162" calcext:value-type="float">
            <text:p>0.162</text:p>
          </table:table-cell>
          <table:table-cell office:value-type="float" office:value="0.91352" calcext:value-type="float">
            <text:p>0.91352</text:p>
          </table:table-cell>
          <table:table-cell office:value-type="float" office:value="-0.98212" calcext:value-type="float">
            <text:p>-0.982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9]-([$Sheet2.$B$2]*[.B69]+[$Sheet2.$B$3]))^2" office:value-type="float" office:value="0.00000203523364413873" calcext:value-type="float">
            <text:p>2.03523364413873E-06</text:p>
          </table:table-cell>
          <table:table-cell table:formula="of:=([.F69]-([$Sheet2.$B$7] + [$Sheet2.$B$8] * ([.B69] - [$Sheet2.$B$9])^2))^2" office:value-type="float" office:value="0.000000526827215744344" calcext:value-type="float">
            <text:p>5.26827215744344E-07</text:p>
          </table:table-cell>
          <table:table-cell table:formula="of:=([.X69]-([.AE69]^2*([$Sheet2.$B$13]*([.B69] - [$Sheet2.$B$14])^2 + [$Sheet2.$B$15]*([.B69]-[$Sheet2.$B$14]) + [$Sheet2.$B$16])    ))^2" office:value-type="float" office:value="6.16819719187014" calcext:value-type="float">
            <text:p>6.16819719187014</text:p>
          </table:table-cell>
          <table:table-cell table:formula="of:=([.AG69]-([.AE69]^2*([$Sheet2.$B$20]*([.B69] - [$Sheet2.$B$21])^2 + [$Sheet2.$B$22]*([.B69]-[$Sheet2.$B$21]) + [$Sheet2.$B$23])    ))^2" office:value-type="float" office:value="0.00660335771020332" calcext:value-type="float">
            <text:p>0.006603357710203</text:p>
          </table:table-cell>
          <table:table-cell table:formula="of:=([.AH69]-([.AE69]^2*([$Sheet2.$B$27]*([.B69] - [$Sheet2.$B$28])^2 + [$Sheet2.$B$29]*([.B69]-[$Sheet2.$B$28]) + [$Sheet2.$B$30])    ))^2" office:value-type="float" office:value="1651.41616840707" calcext:value-type="float">
            <text:p>1651.41616840707</text:p>
          </table:table-cell>
          <table:table-cell table:formula="of:=([.AI69]-([.AE69]^2*([$Sheet2.$B$34]*([.B69] - [$Sheet2.$B$35])^2 + [$Sheet2.$B$36]*([.B69]-[$Sheet2.$B$35]) + [$Sheet2.$B$37])    ))^2" office:value-type="float" office:value="112.666130860874" calcext:value-type="float">
            <text:p>112.666130860874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63" calcext:value-type="float">
            <text:p>-1.0263</text:p>
          </table:table-cell>
          <table:table-cell office:value-type="float" office:value="0.16887" calcext:value-type="float">
            <text:p>0.16887</text:p>
          </table:table-cell>
          <table:table-cell office:value-type="float" office:value="0.019688" calcext:value-type="float">
            <text:p>0.019688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-0.05098" calcext:value-type="float">
            <text:p>-0.05098</text:p>
          </table:table-cell>
          <table:table-cell office:value-type="float" office:value="0.87133" calcext:value-type="float">
            <text:p>0.87133</text:p>
          </table:table-cell>
          <table:table-cell office:value-type="float" office:value="-0.093754" calcext:value-type="float">
            <text:p>-0.093754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-0.40972" calcext:value-type="float">
            <text:p>-0.40972</text:p>
          </table:table-cell>
          <table:table-cell office:value-type="float" office:value="-0.045818" calcext:value-type="float">
            <text:p>-0.045818</text:p>
          </table:table-cell>
          <table:table-cell office:value-type="float" office:value="-0.01036" calcext:value-type="float">
            <text:p>-0.01036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-6.0773" calcext:value-type="float">
            <text:p>-6.0773</text:p>
          </table:table-cell>
          <table:table-cell office:value-type="float" office:value="-6.1566" calcext:value-type="float">
            <text:p>-6.1566</text:p>
          </table:table-cell>
          <table:table-cell office:value-type="float" office:value="-1" calcext:value-type="float">
            <text:p>-1</text:p>
          </table:table-cell>
          <table:table-cell office:value-type="float" office:value="752.95" calcext:value-type="float">
            <text:p>752.95</text:p>
          </table:table-cell>
          <table:table-cell office:value-type="float" office:value="-257.31" calcext:value-type="float">
            <text:p>-257.31</text:p>
          </table:table-cell>
          <table:table-cell office:value-type="float" office:value="-5179.8" calcext:value-type="float">
            <text:p>-5179.8</text:p>
          </table:table-cell>
          <table:table-cell office:value-type="float" office:value="752.95" calcext:value-type="float">
            <text:p>752.95</text:p>
          </table:table-cell>
          <table:table-cell office:value-type="float" office:value="-257.31" calcext:value-type="float">
            <text:p>-257.31</text:p>
          </table:table-cell>
          <table:table-cell office:value-type="float" office:value="-5179.8" calcext:value-type="float">
            <text:p>-517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673" calcext:value-type="float">
            <text:p>9.8673</text:p>
          </table:table-cell>
          <table:table-cell office:value-type="float" office:value="-1.2278" calcext:value-type="float">
            <text:p>-1.2278</text:p>
          </table:table-cell>
          <table:table-cell office:value-type="float" office:value="10" calcext:value-type="float">
            <text:p>10</text:p>
          </table:table-cell>
          <table:table-cell office:value-type="float" office:value="-9.3441" calcext:value-type="float">
            <text:p>-9.3441</text:p>
          </table:table-cell>
          <table:table-cell office:value-type="float" office:value="1034" calcext:value-type="float">
            <text:p>1034</text:p>
          </table:table-cell>
          <table:table-cell office:value-type="float" office:value="923.55" calcext:value-type="float">
            <text:p>923.55</text:p>
          </table:table-cell>
          <table:table-cell office:value-type="float" office:value="115.63" calcext:value-type="float">
            <text:p>115.63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" calcext:value-type="float">
            <text:p>0</text:p>
          </table:table-cell>
          <table:table-cell office:value-type="float" office:value="-3541.3" calcext:value-type="float">
            <text:p>-3541.3</text:p>
          </table:table-cell>
          <table:table-cell office:value-type="float" office:value="0.14904" calcext:value-type="float">
            <text:p>0.14904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-0.94003" calcext:value-type="float">
            <text:p>-0.940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0]-([$Sheet2.$B$2]*[.B70]+[$Sheet2.$B$3]))^2" office:value-type="float" office:value="0.0000393286557248676" calcext:value-type="float">
            <text:p>3.93286557248676E-05</text:p>
          </table:table-cell>
          <table:table-cell table:formula="of:=([.F70]-([$Sheet2.$B$7] + [$Sheet2.$B$8] * ([.B70] - [$Sheet2.$B$9])^2))^2" office:value-type="float" office:value="0.0000000456085040853061" calcext:value-type="float">
            <text:p>4.56085040853061E-08</text:p>
          </table:table-cell>
          <table:table-cell table:formula="of:=([.X70]-([.AE70]^2*([$Sheet2.$B$13]*([.B70] - [$Sheet2.$B$14])^2 + [$Sheet2.$B$15]*([.B70]-[$Sheet2.$B$14]) + [$Sheet2.$B$16])    ))^2" office:value-type="float" office:value="7.08326949305506" calcext:value-type="float">
            <text:p>7.08326949305506</text:p>
          </table:table-cell>
          <table:table-cell table:formula="of:=([.AG70]-([.AE70]^2*([$Sheet2.$B$20]*([.B70] - [$Sheet2.$B$21])^2 + [$Sheet2.$B$22]*([.B70]-[$Sheet2.$B$21]) + [$Sheet2.$B$23])    ))^2" office:value-type="float" office:value="19.5579908856285" calcext:value-type="float">
            <text:p>19.5579908856285</text:p>
          </table:table-cell>
          <table:table-cell table:formula="of:=([.AH70]-([.AE70]^2*([$Sheet2.$B$27]*([.B70] - [$Sheet2.$B$28])^2 + [$Sheet2.$B$29]*([.B70]-[$Sheet2.$B$28]) + [$Sheet2.$B$30])    ))^2" office:value-type="float" office:value="973.342835343116" calcext:value-type="float">
            <text:p>973.342835343116</text:p>
          </table:table-cell>
          <table:table-cell table:formula="of:=([.AI70]-([.AE70]^2*([$Sheet2.$B$34]*([.B70] - [$Sheet2.$B$35])^2 + [$Sheet2.$B$36]*([.B70]-[$Sheet2.$B$35]) + [$Sheet2.$B$37])    ))^2" office:value-type="float" office:value="97.3038919007161" calcext:value-type="float">
            <text:p>97.3038919007161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2" calcext:value-type="float">
            <text:p>-0.97942</text:p>
          </table:table-cell>
          <table:table-cell office:value-type="float" office:value="0.15482" calcext:value-type="float">
            <text:p>0.15482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-0.046736" calcext:value-type="float">
            <text:p>-0.046736</text:p>
          </table:table-cell>
          <table:table-cell office:value-type="float" office:value="0.85973" calcext:value-type="float">
            <text:p>0.85973</text:p>
          </table:table-cell>
          <table:table-cell office:value-type="float" office:value="-0.087332" calcext:value-type="float">
            <text:p>-0.087332</text:p>
          </table:table-cell>
          <table:table-cell office:value-type="float" office:value="0.94707" calcext:value-type="float">
            <text:p>0.94707</text:p>
          </table:table-cell>
          <table:table-cell office:value-type="float" office:value="-0.3945" calcext:value-type="float">
            <text:p>-0.3945</text:p>
          </table:table-cell>
          <table:table-cell office:value-type="float" office:value="-0.041792" calcext:value-type="float">
            <text:p>-0.041792</text:p>
          </table:table-cell>
          <table:table-cell office:value-type="float" office:value="-0.0095595" calcext:value-type="float">
            <text:p>-0.0095595</text:p>
          </table:table-cell>
          <table:table-cell office:value-type="float" office:value="-0.032233" calcext:value-type="float">
            <text:p>-0.032233</text:p>
          </table:table-cell>
          <table:table-cell office:value-type="float" office:value="-6.3262" calcext:value-type="float">
            <text:p>-6.3262</text:p>
          </table:table-cell>
          <table:table-cell office:value-type="float" office:value="-6.2607" calcext:value-type="float">
            <text:p>-6.2607</text:p>
          </table:table-cell>
          <table:table-cell office:value-type="float" office:value="-1" calcext:value-type="float">
            <text:p>-1</text:p>
          </table:table-cell>
          <table:table-cell office:value-type="float" office:value="688.86" calcext:value-type="float">
            <text:p>688.86</text:p>
          </table:table-cell>
          <table:table-cell office:value-type="float" office:value="-235.89" calcext:value-type="float">
            <text:p>-235.89</text:p>
          </table:table-cell>
          <table:table-cell office:value-type="float" office:value="-4943.4" calcext:value-type="float">
            <text:p>-4943.4</text:p>
          </table:table-cell>
          <table:table-cell office:value-type="float" office:value="688.86" calcext:value-type="float">
            <text:p>688.86</text:p>
          </table:table-cell>
          <table:table-cell office:value-type="float" office:value="-235.89" calcext:value-type="float">
            <text:p>-235.89</text:p>
          </table:table-cell>
          <table:table-cell office:value-type="float" office:value="-4943.4" calcext:value-type="float">
            <text:p>-494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774" calcext:value-type="float">
            <text:p>9.8774</text:p>
          </table:table-cell>
          <table:table-cell office:value-type="float" office:value="-1.2074" calcext:value-type="float">
            <text:p>-1.2074</text:p>
          </table:table-cell>
          <table:table-cell office:value-type="float" office:value="10" calcext:value-type="float">
            <text:p>10</text:p>
          </table:table-cell>
          <table:table-cell office:value-type="float" office:value="-8.9826" calcext:value-type="float">
            <text:p>-8.9826</text:p>
          </table:table-cell>
          <table:table-cell office:value-type="float" office:value="995.57" calcext:value-type="float">
            <text:p>995.57</text:p>
          </table:table-cell>
          <table:table-cell office:value-type="float" office:value="911.26" calcext:value-type="float">
            <text:p>911.26</text:p>
          </table:table-cell>
          <table:table-cell office:value-type="float" office:value="105.47" calcext:value-type="float">
            <text:p>105.47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" calcext:value-type="float">
            <text:p>0</text:p>
          </table:table-cell>
          <table:table-cell office:value-type="float" office:value="-3482.3" calcext:value-type="float">
            <text:p>-3482.3</text:p>
          </table:table-cell>
          <table:table-cell office:value-type="float" office:value="0.13649" calcext:value-type="float">
            <text:p>0.13649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-0.89731" calcext:value-type="float">
            <text:p>-0.89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1]-([$Sheet2.$B$2]*[.B71]+[$Sheet2.$B$3]))^2" office:value-type="float" office:value="0.000108907935161938" calcext:value-type="float">
            <text:p>0.000108907935162</text:p>
          </table:table-cell>
          <table:table-cell table:formula="of:=([.F71]-([$Sheet2.$B$7] + [$Sheet2.$B$8] * ([.B71] - [$Sheet2.$B$9])^2))^2" office:value-type="float" office:value="0.000000142117129951679" calcext:value-type="float">
            <text:p>1.42117129951679E-07</text:p>
          </table:table-cell>
          <table:table-cell table:formula="of:=([.X71]-([.AE71]^2*([$Sheet2.$B$13]*([.B71] - [$Sheet2.$B$14])^2 + [$Sheet2.$B$15]*([.B71]-[$Sheet2.$B$14]) + [$Sheet2.$B$16])    ))^2" office:value-type="float" office:value="7.46016179786442" calcext:value-type="float">
            <text:p>7.46016179786442</text:p>
          </table:table-cell>
          <table:table-cell table:formula="of:=([.AG71]-([.AE71]^2*([$Sheet2.$B$20]*([.B71] - [$Sheet2.$B$21])^2 + [$Sheet2.$B$22]*([.B71]-[$Sheet2.$B$21]) + [$Sheet2.$B$23])    ))^2" office:value-type="float" office:value="70.4396880553973" calcext:value-type="float">
            <text:p>70.4396880553973</text:p>
          </table:table-cell>
          <table:table-cell table:formula="of:=([.AH71]-([.AE71]^2*([$Sheet2.$B$27]*([.B71] - [$Sheet2.$B$28])^2 + [$Sheet2.$B$29]*([.B71]-[$Sheet2.$B$28]) + [$Sheet2.$B$30])    ))^2" office:value-type="float" office:value="546.319755738445" calcext:value-type="float">
            <text:p>546.319755738445</text:p>
          </table:table-cell>
          <table:table-cell table:formula="of:=([.AI71]-([.AE71]^2*([$Sheet2.$B$34]*([.B71] - [$Sheet2.$B$35])^2 + [$Sheet2.$B$36]*([.B71]-[$Sheet2.$B$35]) + [$Sheet2.$B$37])    ))^2" office:value-type="float" office:value="89.3485639000545" calcext:value-type="float">
            <text:p>89.3485639000545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1" calcext:value-type="float">
            <text:p>-0.93201</text:p>
          </table:table-cell>
          <table:table-cell office:value-type="float" office:value="0.14146" calcext:value-type="float">
            <text:p>0.14146</text:p>
          </table:table-cell>
          <table:table-cell office:value-type="float" office:value="0.017194" calcext:value-type="float">
            <text:p>0.017194</text:p>
          </table:table-cell>
          <table:table-cell office:value-type="float" office:value="0.12427" calcext:value-type="float">
            <text:p>0.12427</text:p>
          </table:table-cell>
          <table:table-cell office:value-type="float" office:value="-0.04268" calcext:value-type="float">
            <text:p>-0.04268</text:p>
          </table:table-cell>
          <table:table-cell office:value-type="float" office:value="0.84389" calcext:value-type="float">
            <text:p>0.84389</text:p>
          </table:table-cell>
          <table:table-cell office:value-type="float" office:value="-0.081874" calcext:value-type="float">
            <text:p>-0.081874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-0.37867" calcext:value-type="float">
            <text:p>-0.37867</text:p>
          </table:table-cell>
          <table:table-cell office:value-type="float" office:value="-0.038012" calcext:value-type="float">
            <text:p>-0.038012</text:p>
          </table:table-cell>
          <table:table-cell office:value-type="float" office:value="-0.0088853" calcext:value-type="float">
            <text:p>-0.0088853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-6.5883" calcext:value-type="float">
            <text:p>-6.5883</text:p>
          </table:table-cell>
          <table:table-cell office:value-type="float" office:value="-6.3604" calcext:value-type="float">
            <text:p>-6.3604</text:p>
          </table:table-cell>
          <table:table-cell office:value-type="float" office:value="-1" calcext:value-type="float">
            <text:p>-1</text:p>
          </table:table-cell>
          <table:table-cell office:value-type="float" office:value="627.23" calcext:value-type="float">
            <text:p>627.23</text:p>
          </table:table-cell>
          <table:table-cell office:value-type="float" office:value="-215.42" calcext:value-type="float">
            <text:p>-215.42</text:p>
          </table:table-cell>
          <table:table-cell office:value-type="float" office:value="-4704.1" calcext:value-type="float">
            <text:p>-4704.1</text:p>
          </table:table-cell>
          <table:table-cell office:value-type="float" office:value="627.23" calcext:value-type="float">
            <text:p>627.23</text:p>
          </table:table-cell>
          <table:table-cell office:value-type="float" office:value="-215.42" calcext:value-type="float">
            <text:p>-215.42</text:p>
          </table:table-cell>
          <table:table-cell office:value-type="float" office:value="-4704.1" calcext:value-type="float">
            <text:p>-470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68" calcext:value-type="float">
            <text:p>9.8868</text:p>
          </table:table-cell>
          <table:table-cell office:value-type="float" office:value="-1.1885" calcext:value-type="float">
            <text:p>-1.1885</text:p>
          </table:table-cell>
          <table:table-cell office:value-type="float" office:value="10" calcext:value-type="float">
            <text:p>10</text:p>
          </table:table-cell>
          <table:table-cell office:value-type="float" office:value="-8.6307" calcext:value-type="float">
            <text:p>-8.6307</text:p>
          </table:table-cell>
          <table:table-cell office:value-type="float" office:value="955.63" calcext:value-type="float">
            <text:p>955.63</text:p>
          </table:table-cell>
          <table:table-cell office:value-type="float" office:value="894.47" calcext:value-type="float">
            <text:p>894.47</text:p>
          </table:table-cell>
          <table:table-cell office:value-type="float" office:value="95.928" calcext:value-type="float">
            <text:p>95.928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24834" calcext:value-type="float">
            <text:p>-0.24834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" calcext:value-type="float">
            <text:p>0</text:p>
          </table:table-cell>
          <table:table-cell office:value-type="float" office:value="-3427.7" calcext:value-type="float">
            <text:p>-3427.7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85397" calcext:value-type="float">
            <text:p>-0.85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2]-([$Sheet2.$B$2]*[.B72]+[$Sheet2.$B$3]))^2" office:value-type="float" office:value="0.000197980001092417" calcext:value-type="float">
            <text:p>0.000197980001092</text:p>
          </table:table-cell>
          <table:table-cell table:formula="of:=([.F72]-([$Sheet2.$B$7] + [$Sheet2.$B$8] * ([.B72] - [$Sheet2.$B$9])^2))^2" office:value-type="float" office:value="0.000000894553829003526" calcext:value-type="float">
            <text:p>8.94553829003526E-07</text:p>
          </table:table-cell>
          <table:table-cell table:formula="of:=([.X72]-([.AE72]^2*([$Sheet2.$B$13]*([.B72] - [$Sheet2.$B$14])^2 + [$Sheet2.$B$15]*([.B72]-[$Sheet2.$B$14]) + [$Sheet2.$B$16])    ))^2" office:value-type="float" office:value="7.14627009725834" calcext:value-type="float">
            <text:p>7.14627009725834</text:p>
          </table:table-cell>
          <table:table-cell table:formula="of:=([.AG72]-([.AE72]^2*([$Sheet2.$B$20]*([.B72] - [$Sheet2.$B$21])^2 + [$Sheet2.$B$22]*([.B72]-[$Sheet2.$B$21]) + [$Sheet2.$B$23])    ))^2" office:value-type="float" office:value="142.800595442666" calcext:value-type="float">
            <text:p>142.800595442666</text:p>
          </table:table-cell>
          <table:table-cell table:formula="of:=([.AH72]-([.AE72]^2*([$Sheet2.$B$27]*([.B72] - [$Sheet2.$B$28])^2 + [$Sheet2.$B$29]*([.B72]-[$Sheet2.$B$28]) + [$Sheet2.$B$30])    ))^2" office:value-type="float" office:value="274.987388594203" calcext:value-type="float">
            <text:p>274.987388594203</text:p>
          </table:table-cell>
          <table:table-cell table:formula="of:=([.AI72]-([.AE72]^2*([$Sheet2.$B$34]*([.B72] - [$Sheet2.$B$35])^2 + [$Sheet2.$B$36]*([.B72]-[$Sheet2.$B$35]) + [$Sheet2.$B$37])    ))^2" office:value-type="float" office:value="84.3995095040721" calcext:value-type="float">
            <text:p>84.3995095040721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02" calcext:value-type="float">
            <text:p>-0.88402</text:p>
          </table:table-cell>
          <table:table-cell office:value-type="float" office:value="0.12868" calcext:value-type="float">
            <text:p>0.12868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-0.038816" calcext:value-type="float">
            <text:p>-0.038816</text:p>
          </table:table-cell>
          <table:table-cell office:value-type="float" office:value="0.82433" calcext:value-type="float">
            <text:p>0.82433</text:p>
          </table:table-cell>
          <table:table-cell office:value-type="float" office:value="-0.076782" calcext:value-type="float">
            <text:p>-0.076782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36222" calcext:value-type="float">
            <text:p>-0.36222</text:p>
          </table:table-cell>
          <table:table-cell office:value-type="float" office:value="-0.034414" calcext:value-type="float">
            <text:p>-0.034414</text:p>
          </table:table-cell>
          <table:table-cell office:value-type="float" office:value="-0.008277" calcext:value-type="float">
            <text:p>-0.008277</text:p>
          </table:table-cell>
          <table:table-cell office:value-type="float" office:value="-0.026138" calcext:value-type="float">
            <text:p>-0.026138</text:p>
          </table:table-cell>
          <table:table-cell office:value-type="float" office:value="-6.8698" calcext:value-type="float">
            <text:p>-6.8698</text:p>
          </table:table-cell>
          <table:table-cell office:value-type="float" office:value="-6.4592" calcext:value-type="float">
            <text:p>-6.4592</text:p>
          </table:table-cell>
          <table:table-cell office:value-type="float" office:value="-1" calcext:value-type="float">
            <text:p>-1</text:p>
          </table:table-cell>
          <table:table-cell office:value-type="float" office:value="568.11" calcext:value-type="float">
            <text:p>568.11</text:p>
          </table:table-cell>
          <table:table-cell office:value-type="float" office:value="-195.92" calcext:value-type="float">
            <text:p>-195.92</text:p>
          </table:table-cell>
          <table:table-cell office:value-type="float" office:value="-4461.9" calcext:value-type="float">
            <text:p>-4461.9</text:p>
          </table:table-cell>
          <table:table-cell office:value-type="float" office:value="568.11" calcext:value-type="float">
            <text:p>568.11</text:p>
          </table:table-cell>
          <table:table-cell office:value-type="float" office:value="-195.92" calcext:value-type="float">
            <text:p>-195.92</text:p>
          </table:table-cell>
          <table:table-cell office:value-type="float" office:value="-4461.9" calcext:value-type="float">
            <text:p>-446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957" calcext:value-type="float">
            <text:p>9.8957</text:p>
          </table:table-cell>
          <table:table-cell office:value-type="float" office:value="-1.1703" calcext:value-type="float">
            <text:p>-1.1703</text:p>
          </table:table-cell>
          <table:table-cell office:value-type="float" office:value="10" calcext:value-type="float">
            <text:p>10</text:p>
          </table:table-cell>
          <table:table-cell office:value-type="float" office:value="-8.282" calcext:value-type="float">
            <text:p>-8.282</text:p>
          </table:table-cell>
          <table:table-cell office:value-type="float" office:value="914.11" calcext:value-type="float">
            <text:p>914.11</text:p>
          </table:table-cell>
          <table:table-cell office:value-type="float" office:value="873.74" calcext:value-type="float">
            <text:p>873.74</text:p>
          </table:table-cell>
          <table:table-cell office:value-type="float" office:value="86.85" calcext:value-type="float">
            <text:p>86.85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0.023268" calcext:value-type="float">
            <text:p>0.023268</text:p>
          </table:table-cell>
          <table:table-cell office:value-type="float" office:value="0" calcext:value-type="float">
            <text:p>0</text:p>
          </table:table-cell>
          <table:table-cell office:value-type="float" office:value="-3375.3" calcext:value-type="float">
            <text:p>-3375.3</text:p>
          </table:table-cell>
          <table:table-cell office:value-type="float" office:value="0.11278" calcext:value-type="float">
            <text:p>0.11278</text:p>
          </table:table-cell>
          <table:table-cell office:value-type="float" office:value="0.89507" calcext:value-type="float">
            <text:p>0.89507</text:p>
          </table:table-cell>
          <table:table-cell office:value-type="float" office:value="-0.81001" calcext:value-type="float">
            <text:p>-0.81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3]-([$Sheet2.$B$2]*[.B73]+[$Sheet2.$B$3]))^2" office:value-type="float" office:value="0.000293271680128778" calcext:value-type="float">
            <text:p>0.000293271680129</text:p>
          </table:table-cell>
          <table:table-cell table:formula="of:=([.F73]-([$Sheet2.$B$7] + [$Sheet2.$B$8] * ([.B73] - [$Sheet2.$B$9])^2))^2" office:value-type="float" office:value="0.00000191244401810235" calcext:value-type="float">
            <text:p>1.91244401810235E-06</text:p>
          </table:table-cell>
          <table:table-cell table:formula="of:=([.X73]-([.AE73]^2*([$Sheet2.$B$13]*([.B73] - [$Sheet2.$B$14])^2 + [$Sheet2.$B$15]*([.B73]-[$Sheet2.$B$14]) + [$Sheet2.$B$16])    ))^2" office:value-type="float" office:value="6.28607571221131" calcext:value-type="float">
            <text:p>6.28607571221131</text:p>
          </table:table-cell>
          <table:table-cell table:formula="of:=([.AG73]-([.AE73]^2*([$Sheet2.$B$20]*([.B73] - [$Sheet2.$B$21])^2 + [$Sheet2.$B$22]*([.B73]-[$Sheet2.$B$21]) + [$Sheet2.$B$23])    ))^2" office:value-type="float" office:value="225.71144476714" calcext:value-type="float">
            <text:p>225.71144476714</text:p>
          </table:table-cell>
          <table:table-cell table:formula="of:=([.AH73]-([.AE73]^2*([$Sheet2.$B$27]*([.B73] - [$Sheet2.$B$28])^2 + [$Sheet2.$B$29]*([.B73]-[$Sheet2.$B$28]) + [$Sheet2.$B$30])    ))^2" office:value-type="float" office:value="105.395310877987" calcext:value-type="float">
            <text:p>105.395310877987</text:p>
          </table:table-cell>
          <table:table-cell table:formula="of:=([.AI73]-([.AE73]^2*([$Sheet2.$B$34]*([.B73] - [$Sheet2.$B$35])^2 + [$Sheet2.$B$36]*([.B73]-[$Sheet2.$B$35]) + [$Sheet2.$B$37])    ))^2" office:value-type="float" office:value="79.4544831153713" calcext:value-type="float">
            <text:p>79.4544831153713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5" calcext:value-type="float">
            <text:p>-0.8355</text:p>
          </table:table-cell>
          <table:table-cell office:value-type="float" office:value="0.11635" calcext:value-type="float">
            <text:p>0.11635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3515" calcext:value-type="float">
            <text:p>-0.03515</text:p>
          </table:table-cell>
          <table:table-cell office:value-type="float" office:value="0.80173" calcext:value-type="float">
            <text:p>0.80173</text:p>
          </table:table-cell>
          <table:table-cell office:value-type="float" office:value="-0.071382" calcext:value-type="float">
            <text:p>-0.071382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-0.34515" calcext:value-type="float">
            <text:p>-0.34515</text:p>
          </table:table-cell>
          <table:table-cell office:value-type="float" office:value="-0.030912" calcext:value-type="float">
            <text:p>-0.030912</text:p>
          </table:table-cell>
          <table:table-cell office:value-type="float" office:value="-0.0076414" calcext:value-type="float">
            <text:p>-0.0076414</text:p>
          </table:table-cell>
          <table:table-cell office:value-type="float" office:value="-0.02327" calcext:value-type="float">
            <text:p>-0.02327</text:p>
          </table:table-cell>
          <table:table-cell office:value-type="float" office:value="-7.181" calcext:value-type="float">
            <text:p>-7.181</text:p>
          </table:table-cell>
          <table:table-cell office:value-type="float" office:value="-6.5639" calcext:value-type="float">
            <text:p>-6.5639</text:p>
          </table:table-cell>
          <table:table-cell office:value-type="float" office:value="-1" calcext:value-type="float">
            <text:p>-1</text:p>
          </table:table-cell>
          <table:table-cell office:value-type="float" office:value="511.58" calcext:value-type="float">
            <text:p>511.58</text:p>
          </table:table-cell>
          <table:table-cell office:value-type="float" office:value="-177.42" calcext:value-type="float">
            <text:p>-177.42</text:p>
          </table:table-cell>
          <table:table-cell office:value-type="float" office:value="-4217" calcext:value-type="float">
            <text:p>-4217</text:p>
          </table:table-cell>
          <table:table-cell office:value-type="float" office:value="511.58" calcext:value-type="float">
            <text:p>511.58</text:p>
          </table:table-cell>
          <table:table-cell office:value-type="float" office:value="-177.42" calcext:value-type="float">
            <text:p>-177.42</text:p>
          </table:table-cell>
          <table:table-cell office:value-type="float" office:value="-4217" calcext:value-type="float">
            <text:p>-4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044" calcext:value-type="float">
            <text:p>9.9044</text:p>
          </table:table-cell>
          <table:table-cell office:value-type="float" office:value="-1.1516" calcext:value-type="float">
            <text:p>-1.1516</text:p>
          </table:table-cell>
          <table:table-cell office:value-type="float" office:value="10" calcext:value-type="float">
            <text:p>10</text:p>
          </table:table-cell>
          <table:table-cell office:value-type="float" office:value="-7.9278" calcext:value-type="float">
            <text:p>-7.9278</text:p>
          </table:table-cell>
          <table:table-cell office:value-type="float" office:value="871.05" calcext:value-type="float">
            <text:p>871.05</text:p>
          </table:table-cell>
          <table:table-cell office:value-type="float" office:value="849.78" calcext:value-type="float">
            <text:p>849.78</text:p>
          </table:table-cell>
          <table:table-cell office:value-type="float" office:value="78.01" calcext:value-type="float">
            <text:p>78.01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0.021556" calcext:value-type="float">
            <text:p>0.021556</text:p>
          </table:table-cell>
          <table:table-cell office:value-type="float" office:value="0" calcext:value-type="float">
            <text:p>0</text:p>
          </table:table-cell>
          <table:table-cell office:value-type="float" office:value="-3321.5" calcext:value-type="float">
            <text:p>-3321.5</text:p>
          </table:table-cell>
          <table:table-cell office:value-type="float" office:value="0.10164" calcext:value-type="float">
            <text:p>0.10164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-0.76549" calcext:value-type="float">
            <text:p>-0.765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4]-([$Sheet2.$B$2]*[.B74]+[$Sheet2.$B$3]))^2" office:value-type="float" office:value="0.000386115306209731" calcext:value-type="float">
            <text:p>0.00038611530621</text:p>
          </table:table-cell>
          <table:table-cell table:formula="of:=([.F74]-([$Sheet2.$B$7] + [$Sheet2.$B$8] * ([.B74] - [$Sheet2.$B$9])^2))^2" office:value-type="float" office:value="0.00000242827665736793" calcext:value-type="float">
            <text:p>2.42827665736793E-06</text:p>
          </table:table-cell>
          <table:table-cell table:formula="of:=([.X74]-([.AE74]^2*([$Sheet2.$B$13]*([.B74] - [$Sheet2.$B$14])^2 + [$Sheet2.$B$15]*([.B74]-[$Sheet2.$B$14]) + [$Sheet2.$B$16])    ))^2" office:value-type="float" office:value="5.12203537393009" calcext:value-type="float">
            <text:p>5.12203537393009</text:p>
          </table:table-cell>
          <table:table-cell table:formula="of:=([.AG74]-([.AE74]^2*([$Sheet2.$B$20]*([.B74] - [$Sheet2.$B$21])^2 + [$Sheet2.$B$22]*([.B74]-[$Sheet2.$B$21]) + [$Sheet2.$B$23])    ))^2" office:value-type="float" office:value="311.669468127316" calcext:value-type="float">
            <text:p>311.669468127316</text:p>
          </table:table-cell>
          <table:table-cell table:formula="of:=([.AH74]-([.AE74]^2*([$Sheet2.$B$27]*([.B74] - [$Sheet2.$B$28])^2 + [$Sheet2.$B$29]*([.B74]-[$Sheet2.$B$28]) + [$Sheet2.$B$30])    ))^2" office:value-type="float" office:value="13.7931902872482" calcext:value-type="float">
            <text:p>13.7931902872482</text:p>
          </table:table-cell>
          <table:table-cell table:formula="of:=([.AI74]-([.AE74]^2*([$Sheet2.$B$34]*([.B74] - [$Sheet2.$B$35])^2 + [$Sheet2.$B$36]*([.B74]-[$Sheet2.$B$35]) + [$Sheet2.$B$37])    ))^2" office:value-type="float" office:value="70.6751017293702" calcext:value-type="float">
            <text:p>70.675101729370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47" calcext:value-type="float">
            <text:p>-0.78647</text:p>
          </table:table-cell>
          <table:table-cell office:value-type="float" office:value="0.10481" calcext:value-type="float">
            <text:p>0.10481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31683" calcext:value-type="float">
            <text:p>-0.031683</text:p>
          </table:table-cell>
          <table:table-cell office:value-type="float" office:value="0.77452" calcext:value-type="float">
            <text:p>0.77452</text:p>
          </table:table-cell>
          <table:table-cell office:value-type="float" office:value="-0.067178" calcext:value-type="float">
            <text:p>-0.067178</text:p>
          </table:table-cell>
          <table:table-cell office:value-type="float" office:value="0.84169" calcext:value-type="float">
            <text:p>0.84169</text:p>
          </table:table-cell>
          <table:table-cell office:value-type="float" office:value="-0.32749" calcext:value-type="float">
            <text:p>-0.32749</text:p>
          </table:table-cell>
          <table:table-cell office:value-type="float" office:value="-0.027683" calcext:value-type="float">
            <text:p>-0.027683</text:p>
          </table:table-cell>
          <table:table-cell office:value-type="float" office:value="-0.0071476" calcext:value-type="float">
            <text:p>-0.0071476</text:p>
          </table:table-cell>
          <table:table-cell office:value-type="float" office:value="-0.020536" calcext:value-type="float">
            <text:p>-0.020536</text:p>
          </table:table-cell>
          <table:table-cell office:value-type="float" office:value="-7.504" calcext:value-type="float">
            <text:p>-7.504</text:p>
          </table:table-cell>
          <table:table-cell office:value-type="float" office:value="-6.6548" calcext:value-type="float">
            <text:p>-6.6548</text:p>
          </table:table-cell>
          <table:table-cell office:value-type="float" office:value="-1" calcext:value-type="float">
            <text:p>-1</text:p>
          </table:table-cell>
          <table:table-cell office:value-type="float" office:value="457.79" calcext:value-type="float">
            <text:p>457.79</text:p>
          </table:table-cell>
          <table:table-cell office:value-type="float" office:value="-159.92" calcext:value-type="float">
            <text:p>-159.92</text:p>
          </table:table-cell>
          <table:table-cell office:value-type="float" office:value="-3969.6" calcext:value-type="float">
            <text:p>-3969.6</text:p>
          </table:table-cell>
          <table:table-cell office:value-type="float" office:value="457.79" calcext:value-type="float">
            <text:p>457.79</text:p>
          </table:table-cell>
          <table:table-cell office:value-type="float" office:value="-159.92" calcext:value-type="float">
            <text:p>-159.92</text:p>
          </table:table-cell>
          <table:table-cell office:value-type="float" office:value="-3969.6" calcext:value-type="float">
            <text:p>-39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24" calcext:value-type="float">
            <text:p>9.9124</text:p>
          </table:table-cell>
          <table:table-cell office:value-type="float" office:value="-1.1359" calcext:value-type="float">
            <text:p>-1.1359</text:p>
          </table:table-cell>
          <table:table-cell office:value-type="float" office:value="10" calcext:value-type="float">
            <text:p>10</text:p>
          </table:table-cell>
          <table:table-cell office:value-type="float" office:value="-7.5906" calcext:value-type="float">
            <text:p>-7.5906</text:p>
          </table:table-cell>
          <table:table-cell office:value-type="float" office:value="826.48" calcext:value-type="float">
            <text:p>826.48</text:p>
          </table:table-cell>
          <table:table-cell office:value-type="float" office:value="820.94" calcext:value-type="float">
            <text:p>820.94</text:p>
          </table:table-cell>
          <table:table-cell office:value-type="float" office:value="69.863" calcext:value-type="float">
            <text:p>69.863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-0.24808" calcext:value-type="float">
            <text:p>-0.24808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0" calcext:value-type="float">
            <text:p>0</text:p>
          </table:table-cell>
          <table:table-cell office:value-type="float" office:value="-3276.1" calcext:value-type="float">
            <text:p>-3276.1</text:p>
          </table:table-cell>
          <table:table-cell office:value-type="float" office:value="0.091029" calcext:value-type="float">
            <text:p>0.091029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-0.72042" calcext:value-type="float">
            <text:p>-0.720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5]-([$Sheet2.$B$2]*[.B75]+[$Sheet2.$B$3]))^2" office:value-type="float" office:value="0.000469348701911307" calcext:value-type="float">
            <text:p>0.000469348701911</text:p>
          </table:table-cell>
          <table:table-cell table:formula="of:=([.F75]-([$Sheet2.$B$7] + [$Sheet2.$B$8] * ([.B75] - [$Sheet2.$B$9])^2))^2" office:value-type="float" office:value="0.00000328317321390485" calcext:value-type="float">
            <text:p>3.28317321390485E-06</text:p>
          </table:table-cell>
          <table:table-cell table:formula="of:=([.X75]-([.AE75]^2*([$Sheet2.$B$13]*([.B75] - [$Sheet2.$B$14])^2 + [$Sheet2.$B$15]*([.B75]-[$Sheet2.$B$14]) + [$Sheet2.$B$16])    ))^2" office:value-type="float" office:value="3.7682993947037" calcext:value-type="float">
            <text:p>3.7682993947037</text:p>
          </table:table-cell>
          <table:table-cell table:formula="of:=([.AG75]-([.AE75]^2*([$Sheet2.$B$20]*([.B75] - [$Sheet2.$B$21])^2 + [$Sheet2.$B$22]*([.B75]-[$Sheet2.$B$21]) + [$Sheet2.$B$23])    ))^2" office:value-type="float" office:value="394.869387209394" calcext:value-type="float">
            <text:p>394.869387209394</text:p>
          </table:table-cell>
          <table:table-cell table:formula="of:=([.AH75]-([.AE75]^2*([$Sheet2.$B$27]*([.B75] - [$Sheet2.$B$28])^2 + [$Sheet2.$B$29]*([.B75]-[$Sheet2.$B$28]) + [$Sheet2.$B$30])    ))^2" office:value-type="float" office:value="2.02825010148485" calcext:value-type="float">
            <text:p>2.02825010148485</text:p>
          </table:table-cell>
          <table:table-cell table:formula="of:=([.AI75]-([.AE75]^2*([$Sheet2.$B$34]*([.B75] - [$Sheet2.$B$35])^2 + [$Sheet2.$B$36]*([.B75]-[$Sheet2.$B$35]) + [$Sheet2.$B$37])    ))^2" office:value-type="float" office:value="65.9553967184768" calcext:value-type="float">
            <text:p>65.9553967184768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95" calcext:value-type="float">
            <text:p>-0.73695</text:p>
          </table:table-cell>
          <table:table-cell office:value-type="float" office:value="0.093901" calcext:value-type="float">
            <text:p>0.093901</text:p>
          </table:table-cell>
          <table:table-cell office:value-type="float" office:value="0.013314" calcext:value-type="float">
            <text:p>0.013314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-0.02842" calcext:value-type="float">
            <text:p>-0.02842</text:p>
          </table:table-cell>
          <table:table-cell office:value-type="float" office:value="0.74344" calcext:value-type="float">
            <text:p>0.74344</text:p>
          </table:table-cell>
          <table:table-cell office:value-type="float" office:value="-0.063402" calcext:value-type="float">
            <text:p>-0.063402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30922" calcext:value-type="float">
            <text:p>-0.30922</text:p>
          </table:table-cell>
          <table:table-cell office:value-type="float" office:value="-0.024629" calcext:value-type="float">
            <text:p>-0.024629</text:p>
          </table:table-cell>
          <table:table-cell office:value-type="float" office:value="-0.0066991" calcext:value-type="float">
            <text:p>-0.0066991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7.8481" calcext:value-type="float">
            <text:p>-7.8481</text:p>
          </table:table-cell>
          <table:table-cell office:value-type="float" office:value="-6.7373" calcext:value-type="float">
            <text:p>-6.7373</text:p>
          </table:table-cell>
          <table:table-cell office:value-type="float" office:value="-1" calcext:value-type="float">
            <text:p>-1</text:p>
          </table:table-cell>
          <table:table-cell office:value-type="float" office:value="406.75" calcext:value-type="float">
            <text:p>406.75</text:p>
          </table:table-cell>
          <table:table-cell office:value-type="float" office:value="-143.44" calcext:value-type="float">
            <text:p>-143.44</text:p>
          </table:table-cell>
          <table:table-cell office:value-type="float" office:value="-3719.6" calcext:value-type="float">
            <text:p>-3719.6</text:p>
          </table:table-cell>
          <table:table-cell office:value-type="float" office:value="406.75" calcext:value-type="float">
            <text:p>406.75</text:p>
          </table:table-cell>
          <table:table-cell office:value-type="float" office:value="-143.44" calcext:value-type="float">
            <text:p>-143.44</text:p>
          </table:table-cell>
          <table:table-cell office:value-type="float" office:value="-3719.6" calcext:value-type="float">
            <text:p>-371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98" calcext:value-type="float">
            <text:p>9.9198</text:p>
          </table:table-cell>
          <table:table-cell office:value-type="float" office:value="-1.122" calcext:value-type="float">
            <text:p>-1.122</text:p>
          </table:table-cell>
          <table:table-cell office:value-type="float" office:value="10" calcext:value-type="float">
            <text:p>10</text:p>
          </table:table-cell>
          <table:table-cell office:value-type="float" office:value="-7.2614" calcext:value-type="float">
            <text:p>-7.2614</text:p>
          </table:table-cell>
          <table:table-cell office:value-type="float" office:value="780.36" calcext:value-type="float">
            <text:p>780.36</text:p>
          </table:table-cell>
          <table:table-cell office:value-type="float" office:value="788" calcext:value-type="float">
            <text:p>788</text:p>
          </table:table-cell>
          <table:table-cell office:value-type="float" office:value="62.154" calcext:value-type="float">
            <text:p>62.154</text:p>
          </table:table-cell>
          <table:table-cell office:value-type="float" office:value="0.91569" calcext:value-type="float">
            <text:p>0.91569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" calcext:value-type="float">
            <text:p>0</text:p>
          </table:table-cell>
          <table:table-cell office:value-type="float" office:value="-3236" calcext:value-type="float">
            <text:p>-3236</text:p>
          </table:table-cell>
          <table:table-cell office:value-type="float" office:value="0.08094" calcext:value-type="float">
            <text:p>0.08094</text:p>
          </table:table-cell>
          <table:table-cell office:value-type="float" office:value="0.8688" calcext:value-type="float">
            <text:p>0.8688</text:p>
          </table:table-cell>
          <table:table-cell office:value-type="float" office:value="-0.67482" calcext:value-type="float">
            <text:p>-0.674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6]-([$Sheet2.$B$2]*[.B76]+[$Sheet2.$B$3]))^2" office:value-type="float" office:value="0.000537734232235092" calcext:value-type="float">
            <text:p>0.000537734232235</text:p>
          </table:table-cell>
          <table:table-cell table:formula="of:=([.F76]-([$Sheet2.$B$7] + [$Sheet2.$B$8] * ([.B76] - [$Sheet2.$B$9])^2))^2" office:value-type="float" office:value="0.00000393979406031533" calcext:value-type="float">
            <text:p>3.93979406031533E-06</text:p>
          </table:table-cell>
          <table:table-cell table:formula="of:=([.X76]-([.AE76]^2*([$Sheet2.$B$13]*([.B76] - [$Sheet2.$B$14])^2 + [$Sheet2.$B$15]*([.B76]-[$Sheet2.$B$14]) + [$Sheet2.$B$16])    ))^2" office:value-type="float" office:value="2.4375419660268" calcext:value-type="float">
            <text:p>2.4375419660268</text:p>
          </table:table-cell>
          <table:table-cell table:formula="of:=([.AG76]-([.AE76]^2*([$Sheet2.$B$20]*([.B76] - [$Sheet2.$B$21])^2 + [$Sheet2.$B$22]*([.B76]-[$Sheet2.$B$21]) + [$Sheet2.$B$23])    ))^2" office:value-type="float" office:value="468.080560866" calcext:value-type="float">
            <text:p>468.080560866</text:p>
          </table:table-cell>
          <table:table-cell table:formula="of:=([.AH76]-([.AE76]^2*([$Sheet2.$B$27]*([.B76] - [$Sheet2.$B$28])^2 + [$Sheet2.$B$29]*([.B76]-[$Sheet2.$B$28]) + [$Sheet2.$B$30])    ))^2" office:value-type="float" office:value="35.1415740482521" calcext:value-type="float">
            <text:p>35.1415740482521</text:p>
          </table:table-cell>
          <table:table-cell table:formula="of:=([.AI76]-([.AE76]^2*([$Sheet2.$B$34]*([.B76] - [$Sheet2.$B$35])^2 + [$Sheet2.$B$36]*([.B76]-[$Sheet2.$B$35]) + [$Sheet2.$B$37])    ))^2" office:value-type="float" office:value="60.872098346325" calcext:value-type="float">
            <text:p>60.872098346325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96" calcext:value-type="float">
            <text:p>-0.68696</text:p>
          </table:table-cell>
          <table:table-cell office:value-type="float" office:value="0.083541" calcext:value-type="float">
            <text:p>0.083541</text:p>
          </table:table-cell>
          <table:table-cell office:value-type="float" office:value="0.012501" calcext:value-type="float">
            <text:p>0.012501</text:p>
          </table:table-cell>
          <table:table-cell office:value-type="float" office:value="0.071041" calcext:value-type="float">
            <text:p>0.071041</text:p>
          </table:table-cell>
          <table:table-cell office:value-type="float" office:value="-0.025362" calcext:value-type="float">
            <text:p>-0.025362</text:p>
          </table:table-cell>
          <table:table-cell office:value-type="float" office:value="0.70899" calcext:value-type="float">
            <text:p>0.70899</text:p>
          </table:table-cell>
          <table:table-cell office:value-type="float" office:value="-0.059527" calcext:value-type="float">
            <text:p>-0.059527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-0.29034" calcext:value-type="float">
            <text:p>-0.29034</text:p>
          </table:table-cell>
          <table:table-cell office:value-type="float" office:value="-0.021712" calcext:value-type="float">
            <text:p>-0.021712</text:p>
          </table:table-cell>
          <table:table-cell office:value-type="float" office:value="-0.0062523" calcext:value-type="float">
            <text:p>-0.0062523</text:p>
          </table:table-cell>
          <table:table-cell office:value-type="float" office:value="-0.01546" calcext:value-type="float">
            <text:p>-0.01546</text:p>
          </table:table-cell>
          <table:table-cell office:value-type="float" office:value="-8.2231" calcext:value-type="float">
            <text:p>-8.2231</text:p>
          </table:table-cell>
          <table:table-cell office:value-type="float" office:value="-6.8155" calcext:value-type="float">
            <text:p>-6.8155</text:p>
          </table:table-cell>
          <table:table-cell office:value-type="float" office:value="-1" calcext:value-type="float">
            <text:p>-1</text:p>
          </table:table-cell>
          <table:table-cell office:value-type="float" office:value="358.56" calcext:value-type="float">
            <text:p>358.56</text:p>
          </table:table-cell>
          <table:table-cell office:value-type="float" office:value="-128.01" calcext:value-type="float">
            <text:p>-128.01</text:p>
          </table:table-cell>
          <table:table-cell office:value-type="float" office:value="-3467.3" calcext:value-type="float">
            <text:p>-3467.3</text:p>
          </table:table-cell>
          <table:table-cell office:value-type="float" office:value="358.56" calcext:value-type="float">
            <text:p>358.56</text:p>
          </table:table-cell>
          <table:table-cell office:value-type="float" office:value="-128.01" calcext:value-type="float">
            <text:p>-128.01</text:p>
          </table:table-cell>
          <table:table-cell office:value-type="float" office:value="-3467.3" calcext:value-type="float">
            <text:p>-346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69" calcext:value-type="float">
            <text:p>9.9269</text:p>
          </table:table-cell>
          <table:table-cell office:value-type="float" office:value="-1.1091" calcext:value-type="float">
            <text:p>-1.1091</text:p>
          </table:table-cell>
          <table:table-cell office:value-type="float" office:value="10" calcext:value-type="float">
            <text:p>10</text:p>
          </table:table-cell>
          <table:table-cell office:value-type="float" office:value="-6.9337" calcext:value-type="float">
            <text:p>-6.9337</text:p>
          </table:table-cell>
          <table:table-cell office:value-type="float" office:value="732.72" calcext:value-type="float">
            <text:p>732.72</text:p>
          </table:table-cell>
          <table:table-cell office:value-type="float" office:value="751.48" calcext:value-type="float">
            <text:p>751.48</text:p>
          </table:table-cell>
          <table:table-cell office:value-type="float" office:value="54.793" calcext:value-type="float">
            <text:p>54.793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" calcext:value-type="float">
            <text:p>0</text:p>
          </table:table-cell>
          <table:table-cell office:value-type="float" office:value="-3198.9" calcext:value-type="float">
            <text:p>-3198.9</text:p>
          </table:table-cell>
          <table:table-cell office:value-type="float" office:value="0.071402" calcext:value-type="float">
            <text:p>0.071402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-0.62872" calcext:value-type="float">
            <text:p>-0.62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7]-([$Sheet2.$B$2]*[.B77]+[$Sheet2.$B$3]))^2" office:value-type="float" office:value="0.000587758804608265" calcext:value-type="float">
            <text:p>0.000587758804608</text:p>
          </table:table-cell>
          <table:table-cell table:formula="of:=([.F77]-([$Sheet2.$B$7] + [$Sheet2.$B$8] * ([.B77] - [$Sheet2.$B$9])^2))^2" office:value-type="float" office:value="0.00000398045829148327" calcext:value-type="float">
            <text:p>3.98045829148327E-06</text:p>
          </table:table-cell>
          <table:table-cell table:formula="of:=([.X77]-([.AE77]^2*([$Sheet2.$B$13]*([.B77] - [$Sheet2.$B$14])^2 + [$Sheet2.$B$15]*([.B77]-[$Sheet2.$B$14]) + [$Sheet2.$B$16])    ))^2" office:value-type="float" office:value="1.33021117699669" calcext:value-type="float">
            <text:p>1.33021117699669</text:p>
          </table:table-cell>
          <table:table-cell table:formula="of:=([.AG77]-([.AE77]^2*([$Sheet2.$B$20]*([.B77] - [$Sheet2.$B$21])^2 + [$Sheet2.$B$22]*([.B77]-[$Sheet2.$B$21]) + [$Sheet2.$B$23])    ))^2" office:value-type="float" office:value="527.883220465211" calcext:value-type="float">
            <text:p>527.883220465211</text:p>
          </table:table-cell>
          <table:table-cell table:formula="of:=([.AH77]-([.AE77]^2*([$Sheet2.$B$27]*([.B77] - [$Sheet2.$B$28])^2 + [$Sheet2.$B$29]*([.B77]-[$Sheet2.$B$28]) + [$Sheet2.$B$30])    ))^2" office:value-type="float" office:value="106.454538454756" calcext:value-type="float">
            <text:p>106.454538454756</text:p>
          </table:table-cell>
          <table:table-cell table:formula="of:=([.AI77]-([.AE77]^2*([$Sheet2.$B$34]*([.B77] - [$Sheet2.$B$35])^2 + [$Sheet2.$B$36]*([.B77]-[$Sheet2.$B$35]) + [$Sheet2.$B$37])    ))^2" office:value-type="float" office:value="54.1569717294345" calcext:value-type="float">
            <text:p>54.156971729434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52" calcext:value-type="float">
            <text:p>-0.63652</text:p>
          </table:table-cell>
          <table:table-cell office:value-type="float" office:value="0.073788" calcext:value-type="float">
            <text:p>0.073788</text:p>
          </table:table-cell>
          <table:table-cell office:value-type="float" office:value="0.011716" calcext:value-type="float">
            <text:p>0.011716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0.67088" calcext:value-type="float">
            <text:p>0.67088</text:p>
          </table:table-cell>
          <table:table-cell office:value-type="float" office:value="-0.055789" calcext:value-type="float">
            <text:p>-0.055789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-0.27086" calcext:value-type="float">
            <text:p>-0.27086</text:p>
          </table:table-cell>
          <table:table-cell office:value-type="float" office:value="-0.018932" calcext:value-type="float">
            <text:p>-0.018932</text:p>
          </table:table-cell>
          <table:table-cell office:value-type="float" office:value="-0.0058043" calcext:value-type="float">
            <text:p>-0.0058043</text:p>
          </table:table-cell>
          <table:table-cell office:value-type="float" office:value="-0.013128" calcext:value-type="float">
            <text:p>-0.013128</text:p>
          </table:table-cell>
          <table:table-cell office:value-type="float" office:value="-8.6264" calcext:value-type="float">
            <text:p>-8.6264</text:p>
          </table:table-cell>
          <table:table-cell office:value-type="float" office:value="-6.8823" calcext:value-type="float">
            <text:p>-6.8823</text:p>
          </table:table-cell>
          <table:table-cell office:value-type="float" office:value="-1" calcext:value-type="float">
            <text:p>-1</text:p>
          </table:table-cell>
          <table:table-cell office:value-type="float" office:value="313.3" calcext:value-type="float">
            <text:p>313.3</text:p>
          </table:table-cell>
          <table:table-cell office:value-type="float" office:value="-113.63" calcext:value-type="float">
            <text:p>-113.63</text:p>
          </table:table-cell>
          <table:table-cell office:value-type="float" office:value="-3212.7" calcext:value-type="float">
            <text:p>-3212.7</text:p>
          </table:table-cell>
          <table:table-cell office:value-type="float" office:value="313.3" calcext:value-type="float">
            <text:p>313.3</text:p>
          </table:table-cell>
          <table:table-cell office:value-type="float" office:value="-113.63" calcext:value-type="float">
            <text:p>-113.63</text:p>
          </table:table-cell>
          <table:table-cell office:value-type="float" office:value="-3212.7" calcext:value-type="float">
            <text:p>-321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35" calcext:value-type="float">
            <text:p>9.9335</text:p>
          </table:table-cell>
          <table:table-cell office:value-type="float" office:value="-1.0984" calcext:value-type="float">
            <text:p>-1.0984</text:p>
          </table:table-cell>
          <table:table-cell office:value-type="float" office:value="10" calcext:value-type="float">
            <text:p>10</text:p>
          </table:table-cell>
          <table:table-cell office:value-type="float" office:value="-6.6124" calcext:value-type="float">
            <text:p>-6.6124</text:p>
          </table:table-cell>
          <table:table-cell office:value-type="float" office:value="683.56" calcext:value-type="float">
            <text:p>683.56</text:p>
          </table:table-cell>
          <table:table-cell office:value-type="float" office:value="711.09" calcext:value-type="float">
            <text:p>711.09</text:p>
          </table:table-cell>
          <table:table-cell office:value-type="float" office:value="47.778" calcext:value-type="float">
            <text:p>47.778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" calcext:value-type="float">
            <text:p>0</text:p>
          </table:table-cell>
          <table:table-cell office:value-type="float" office:value="-3167.8" calcext:value-type="float">
            <text:p>-3167.8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84147" calcext:value-type="float">
            <text:p>0.84147</text:p>
          </table:table-cell>
          <table:table-cell office:value-type="float" office:value="-0.58213" calcext:value-type="float">
            <text:p>-0.58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8]-([$Sheet2.$B$2]*[.B78]+[$Sheet2.$B$3]))^2" office:value-type="float" office:value="0.000617441868883597" calcext:value-type="float">
            <text:p>0.000617441868884</text:p>
          </table:table-cell>
          <table:table-cell table:formula="of:=([.F78]-([$Sheet2.$B$7] + [$Sheet2.$B$8] * ([.B78] - [$Sheet2.$B$9])^2))^2" office:value-type="float" office:value="0.00000361229671736676" calcext:value-type="float">
            <text:p>3.61229671736676E-06</text:p>
          </table:table-cell>
          <table:table-cell table:formula="of:=([.X78]-([.AE78]^2*([$Sheet2.$B$13]*([.B78] - [$Sheet2.$B$14])^2 + [$Sheet2.$B$15]*([.B78]-[$Sheet2.$B$14]) + [$Sheet2.$B$16])    ))^2" office:value-type="float" office:value="0.514756637637015" calcext:value-type="float">
            <text:p>0.514756637637015</text:p>
          </table:table-cell>
          <table:table-cell table:formula="of:=([.AG78]-([.AE78]^2*([$Sheet2.$B$20]*([.B78] - [$Sheet2.$B$21])^2 + [$Sheet2.$B$22]*([.B78]-[$Sheet2.$B$21]) + [$Sheet2.$B$23])    ))^2" office:value-type="float" office:value="570.872590627681" calcext:value-type="float">
            <text:p>570.872590627681</text:p>
          </table:table-cell>
          <table:table-cell table:formula="of:=([.AH78]-([.AE78]^2*([$Sheet2.$B$27]*([.B78] - [$Sheet2.$B$28])^2 + [$Sheet2.$B$29]*([.B78]-[$Sheet2.$B$28]) + [$Sheet2.$B$30])    ))^2" office:value-type="float" office:value="204.578965989004" calcext:value-type="float">
            <text:p>204.578965989004</text:p>
          </table:table-cell>
          <table:table-cell table:formula="of:=([.AI78]-([.AE78]^2*([$Sheet2.$B$34]*([.B78] - [$Sheet2.$B$35])^2 + [$Sheet2.$B$36]*([.B78]-[$Sheet2.$B$35]) + [$Sheet2.$B$37])    ))^2" office:value-type="float" office:value="46.1115286549505" calcext:value-type="float">
            <text:p>46.1115286549505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67" calcext:value-type="float">
            <text:p>-0.58567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19874" calcext:value-type="float">
            <text:p>-0.019874</text:p>
          </table:table-cell>
          <table:table-cell office:value-type="float" office:value="0.62879" calcext:value-type="float">
            <text:p>0.62879</text:p>
          </table:table-cell>
          <table:table-cell office:value-type="float" office:value="-0.052523" calcext:value-type="float">
            <text:p>-0.052523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-0.016359" calcext:value-type="float">
            <text:p>-0.016359</text:p>
          </table:table-cell>
          <table:table-cell office:value-type="float" office:value="-0.005418" calcext:value-type="float">
            <text:p>-0.005418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9.048" calcext:value-type="float">
            <text:p>-9.048</text:p>
          </table:table-cell>
          <table:table-cell office:value-type="float" office:value="-6.9243" calcext:value-type="float">
            <text:p>-6.9243</text:p>
          </table:table-cell>
          <table:table-cell office:value-type="float" office:value="-1" calcext:value-type="float">
            <text:p>-1</text:p>
          </table:table-cell>
          <table:table-cell office:value-type="float" office:value="271.04" calcext:value-type="float">
            <text:p>271.04</text:p>
          </table:table-cell>
          <table:table-cell office:value-type="float" office:value="-100.31" calcext:value-type="float">
            <text:p>-100.31</text:p>
          </table:table-cell>
          <table:table-cell office:value-type="float" office:value="-2956.1" calcext:value-type="float">
            <text:p>-2956.1</text:p>
          </table:table-cell>
          <table:table-cell office:value-type="float" office:value="271.04" calcext:value-type="float">
            <text:p>271.04</text:p>
          </table:table-cell>
          <table:table-cell office:value-type="float" office:value="-100.31" calcext:value-type="float">
            <text:p>-100.31</text:p>
          </table:table-cell>
          <table:table-cell office:value-type="float" office:value="-2956.1" calcext:value-type="float">
            <text:p>-295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95" calcext:value-type="float">
            <text:p>9.9395</text:p>
          </table:table-cell>
          <table:table-cell office:value-type="float" office:value="-1.0917" calcext:value-type="float">
            <text:p>-1.0917</text:p>
          </table:table-cell>
          <table:table-cell office:value-type="float" office:value="10" calcext:value-type="float">
            <text:p>10</text:p>
          </table:table-cell>
          <table:table-cell office:value-type="float" office:value="-6.3069" calcext:value-type="float">
            <text:p>-6.3069</text:p>
          </table:table-cell>
          <table:table-cell office:value-type="float" office:value="632.92" calcext:value-type="float">
            <text:p>632.92</text:p>
          </table:table-cell>
          <table:table-cell office:value-type="float" office:value="666.47" calcext:value-type="float">
            <text:p>666.47</text:p>
          </table:table-cell>
          <table:table-cell office:value-type="float" office:value="41.285" calcext:value-type="float">
            <text:p>41.285</text:p>
          </table:table-cell>
          <table:table-cell office:value-type="float" office:value="0.91366" calcext:value-type="float">
            <text:p>0.91366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" calcext:value-type="float">
            <text:p>0</text:p>
          </table:table-cell>
          <table:table-cell office:value-type="float" office:value="-3148.6" calcext:value-type="float">
            <text:p>-3148.6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-0.53511" calcext:value-type="float">
            <text:p>-0.53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9]-([$Sheet2.$B$2]*[.B79]+[$Sheet2.$B$3]))^2" office:value-type="float" office:value="0.000627152738049428" calcext:value-type="float">
            <text:p>0.000627152738049</text:p>
          </table:table-cell>
          <table:table-cell table:formula="of:=([.F79]-([$Sheet2.$B$7] + [$Sheet2.$B$8] * ([.B79] - [$Sheet2.$B$9])^2))^2" office:value-type="float" office:value="0.00000320187571476025" calcext:value-type="float">
            <text:p>3.20187571476025E-06</text:p>
          </table:table-cell>
          <table:table-cell table:formula="of:=([.X79]-([.AE79]^2*([$Sheet2.$B$13]*([.B79] - [$Sheet2.$B$14])^2 + [$Sheet2.$B$15]*([.B79]-[$Sheet2.$B$14]) + [$Sheet2.$B$16])    ))^2" office:value-type="float" office:value="0.069493279298382" calcext:value-type="float">
            <text:p>0.069493279298382</text:p>
          </table:table-cell>
          <table:table-cell table:formula="of:=([.AG79]-([.AE79]^2*([$Sheet2.$B$20]*([.B79] - [$Sheet2.$B$21])^2 + [$Sheet2.$B$22]*([.B79]-[$Sheet2.$B$21]) + [$Sheet2.$B$23])    ))^2" office:value-type="float" office:value="596.671587962704" calcext:value-type="float">
            <text:p>596.671587962704</text:p>
          </table:table-cell>
          <table:table-cell table:formula="of:=([.AH79]-([.AE79]^2*([$Sheet2.$B$27]*([.B79] - [$Sheet2.$B$28])^2 + [$Sheet2.$B$29]*([.B79]-[$Sheet2.$B$28]) + [$Sheet2.$B$30])    ))^2" office:value-type="float" office:value="307.101839912323" calcext:value-type="float">
            <text:p>307.101839912323</text:p>
          </table:table-cell>
          <table:table-cell table:formula="of:=([.AI79]-([.AE79]^2*([$Sheet2.$B$34]*([.B79] - [$Sheet2.$B$35])^2 + [$Sheet2.$B$36]*([.B79]-[$Sheet2.$B$35]) + [$Sheet2.$B$37])    ))^2" office:value-type="float" office:value="39.3413983325815" calcext:value-type="float">
            <text:p>39.3413983325815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42" calcext:value-type="float">
            <text:p>-0.53442</text:p>
          </table:table-cell>
          <table:table-cell office:value-type="float" office:value="0.056319" calcext:value-type="float">
            <text:p>0.056319</text:p>
          </table:table-cell>
          <table:table-cell office:value-type="float" office:value="0.010382" calcext:value-type="float">
            <text:p>0.010382</text:p>
          </table:table-cell>
          <table:table-cell office:value-type="float" office:value="0.045937" calcext:value-type="float">
            <text:p>0.045937</text:p>
          </table:table-cell>
          <table:table-cell office:value-type="float" office:value="-0.017449" calcext:value-type="float">
            <text:p>-0.017449</text:p>
          </table:table-cell>
          <table:table-cell office:value-type="float" office:value="0.58294" calcext:value-type="float">
            <text:p>0.58294</text:p>
          </table:table-cell>
          <table:table-cell office:value-type="float" office:value="-0.049439" calcext:value-type="float">
            <text:p>-0.049439</text:p>
          </table:table-cell>
          <table:table-cell office:value-type="float" office:value="0.63238" calcext:value-type="float">
            <text:p>0.63238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01396" calcext:value-type="float">
            <text:p>-0.01396</text:p>
          </table:table-cell>
          <table:table-cell office:value-type="float" office:value="-0.0050571" calcext:value-type="float">
            <text:p>-0.0050571</text:p>
          </table:table-cell>
          <table:table-cell office:value-type="float" office:value="-0.0089032" calcext:value-type="float">
            <text:p>-0.0089032</text:p>
          </table:table-cell>
          <table:table-cell office:value-type="float" office:value="-9.4891" calcext:value-type="float">
            <text:p>-9.4891</text:p>
          </table:table-cell>
          <table:table-cell office:value-type="float" office:value="-6.937" calcext:value-type="float">
            <text:p>-6.937</text:p>
          </table:table-cell>
          <table:table-cell office:value-type="float" office:value="-1" calcext:value-type="float">
            <text:p>-1</text:p>
          </table:table-cell>
          <table:table-cell office:value-type="float" office:value="231.86" calcext:value-type="float">
            <text:p>231.86</text:p>
          </table:table-cell>
          <table:table-cell office:value-type="float" office:value="-88.069" calcext:value-type="float">
            <text:p>-88.069</text:p>
          </table:table-cell>
          <table:table-cell office:value-type="float" office:value="-2697.4" calcext:value-type="float">
            <text:p>-2697.4</text:p>
          </table:table-cell>
          <table:table-cell office:value-type="float" office:value="231.86" calcext:value-type="float">
            <text:p>231.86</text:p>
          </table:table-cell>
          <table:table-cell office:value-type="float" office:value="-88.069" calcext:value-type="float">
            <text:p>-88.069</text:p>
          </table:table-cell>
          <table:table-cell office:value-type="float" office:value="-2697.4" calcext:value-type="float">
            <text:p>-269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49" calcext:value-type="float">
            <text:p>9.9449</text:p>
          </table:table-cell>
          <table:table-cell office:value-type="float" office:value="-1.0897" calcext:value-type="float">
            <text:p>-1.0897</text:p>
          </table:table-cell>
          <table:table-cell office:value-type="float" office:value="10" calcext:value-type="float">
            <text:p>10</text:p>
          </table:table-cell>
          <table:table-cell office:value-type="float" office:value="-6.0158" calcext:value-type="float">
            <text:p>-6.0158</text:p>
          </table:table-cell>
          <table:table-cell office:value-type="float" office:value="580.79" calcext:value-type="float">
            <text:p>580.79</text:p>
          </table:table-cell>
          <table:table-cell office:value-type="float" office:value="617.88" calcext:value-type="float">
            <text:p>617.88</text:p>
          </table:table-cell>
          <table:table-cell office:value-type="float" office:value="35.231" calcext:value-type="float">
            <text:p>35.231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098776" calcext:value-type="float">
            <text:p>0.0098776</text:p>
          </table:table-cell>
          <table:table-cell office:value-type="float" office:value="0" calcext:value-type="float">
            <text:p>0</text:p>
          </table:table-cell>
          <table:table-cell office:value-type="float" office:value="-3142.9" calcext:value-type="float">
            <text:p>-3142.9</text:p>
          </table:table-cell>
          <table:table-cell office:value-type="float" office:value="0.046255" calcext:value-type="float">
            <text:p>0.046255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-0.48766" calcext:value-type="float">
            <text:p>-0.4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0]-([$Sheet2.$B$2]*[.B80]+[$Sheet2.$B$3]))^2" office:value-type="float" office:value="0.000616909250470677" calcext:value-type="float">
            <text:p>0.000616909250471</text:p>
          </table:table-cell>
          <table:table-cell table:formula="of:=([.F80]-([$Sheet2.$B$7] + [$Sheet2.$B$8] * ([.B80] - [$Sheet2.$B$9])^2))^2" office:value-type="float" office:value="0.00000260316098578761" calcext:value-type="float">
            <text:p>2.60316098578761E-06</text:p>
          </table:table-cell>
          <table:table-cell table:formula="of:=([.X80]-([.AE80]^2*([$Sheet2.$B$13]*([.B80] - [$Sheet2.$B$14])^2 + [$Sheet2.$B$15]*([.B80]-[$Sheet2.$B$14]) + [$Sheet2.$B$16])    ))^2" office:value-type="float" office:value="0.0357970662880484" calcext:value-type="float">
            <text:p>0.035797066288048</text:p>
          </table:table-cell>
          <table:table-cell table:formula="of:=([.AG80]-([.AE80]^2*([$Sheet2.$B$20]*([.B80] - [$Sheet2.$B$21])^2 + [$Sheet2.$B$22]*([.B80]-[$Sheet2.$B$21]) + [$Sheet2.$B$23])    ))^2" office:value-type="float" office:value="603.560820729752" calcext:value-type="float">
            <text:p>603.560820729752</text:p>
          </table:table-cell>
          <table:table-cell table:formula="of:=([.AH80]-([.AE80]^2*([$Sheet2.$B$27]*([.B80] - [$Sheet2.$B$28])^2 + [$Sheet2.$B$29]*([.B80]-[$Sheet2.$B$28]) + [$Sheet2.$B$30])    ))^2" office:value-type="float" office:value="409.710789662731" calcext:value-type="float">
            <text:p>409.710789662731</text:p>
          </table:table-cell>
          <table:table-cell table:formula="of:=([.AI80]-([.AE80]^2*([$Sheet2.$B$34]*([.B80] - [$Sheet2.$B$35])^2 + [$Sheet2.$B$36]*([.B80]-[$Sheet2.$B$35]) + [$Sheet2.$B$37])    ))^2" office:value-type="float" office:value="32.7334748262916" calcext:value-type="float">
            <text:p>32.7334748262916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1" calcext:value-type="float">
            <text:p>-0.48281</text:p>
          </table:table-cell>
          <table:table-cell office:value-type="float" office:value="0.048608" calcext:value-type="float">
            <text:p>0.048608</text:p>
          </table:table-cell>
          <table:table-cell office:value-type="float" office:value="0.0098083" calcext:value-type="float">
            <text:p>0.0098083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-0.015238" calcext:value-type="float">
            <text:p>-0.015238</text:p>
          </table:table-cell>
          <table:table-cell office:value-type="float" office:value="0.53316" calcext:value-type="float">
            <text:p>0.53316</text:p>
          </table:table-cell>
          <table:table-cell office:value-type="float" office:value="-0.046706" calcext:value-type="float">
            <text:p>-0.046706</text:p>
          </table:table-cell>
          <table:table-cell office:value-type="float" office:value="0.57987" calcext:value-type="float">
            <text:p>0.57987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-0.011756" calcext:value-type="float">
            <text:p>-0.011756</text:p>
          </table:table-cell>
          <table:table-cell office:value-type="float" office:value="-0.0047367" calcext:value-type="float">
            <text:p>-0.0047367</text:p>
          </table:table-cell>
          <table:table-cell office:value-type="float" office:value="-0.0070191" calcext:value-type="float">
            <text:p>-0.0070191</text:p>
          </table:table-cell>
          <table:table-cell office:value-type="float" office:value="-9.9327" calcext:value-type="float">
            <text:p>-9.9327</text:p>
          </table:table-cell>
          <table:table-cell office:value-type="float" office:value="-6.9017" calcext:value-type="float">
            <text:p>-6.9017</text:p>
          </table:table-cell>
          <table:table-cell office:value-type="float" office:value="-1" calcext:value-type="float">
            <text:p>-1</text:p>
          </table:table-cell>
          <table:table-cell office:value-type="float" office:value="195.83" calcext:value-type="float">
            <text:p>195.83</text:p>
          </table:table-cell>
          <table:table-cell office:value-type="float" office:value="-76.91" calcext:value-type="float">
            <text:p>-76.91</text:p>
          </table:table-cell>
          <table:table-cell office:value-type="float" office:value="-2436.9" calcext:value-type="float">
            <text:p>-2436.9</text:p>
          </table:table-cell>
          <table:table-cell office:value-type="float" office:value="195.83" calcext:value-type="float">
            <text:p>195.83</text:p>
          </table:table-cell>
          <table:table-cell office:value-type="float" office:value="-76.91" calcext:value-type="float">
            <text:p>-76.91</text:p>
          </table:table-cell>
          <table:table-cell office:value-type="float" office:value="-2436.9" calcext:value-type="float">
            <text:p>-243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97" calcext:value-type="float">
            <text:p>9.9497</text:p>
          </table:table-cell>
          <table:table-cell office:value-type="float" office:value="-1.0953" calcext:value-type="float">
            <text:p>-1.0953</text:p>
          </table:table-cell>
          <table:table-cell office:value-type="float" office:value="10" calcext:value-type="float">
            <text:p>10</text:p>
          </table:table-cell>
          <table:table-cell office:value-type="float" office:value="-5.749" calcext:value-type="float">
            <text:p>-5.749</text:p>
          </table:table-cell>
          <table:table-cell office:value-type="float" office:value="527.2" calcext:value-type="float">
            <text:p>527.2</text:p>
          </table:table-cell>
          <table:table-cell office:value-type="float" office:value="565.12" calcext:value-type="float">
            <text:p>565.12</text:p>
          </table:table-cell>
          <table:table-cell office:value-type="float" office:value="29.668" calcext:value-type="float">
            <text:p>29.668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" calcext:value-type="float">
            <text:p>0</text:p>
          </table:table-cell>
          <table:table-cell office:value-type="float" office:value="-3158.9" calcext:value-type="float">
            <text:p>-3158.9</text:p>
          </table:table-cell>
          <table:table-cell office:value-type="float" office:value="0.039087" calcext:value-type="float">
            <text:p>0.039087</text:p>
          </table:table-cell>
          <table:table-cell office:value-type="float" office:value="0.77451" calcext:value-type="float">
            <text:p>0.77451</text:p>
          </table:table-cell>
          <table:table-cell office:value-type="float" office:value="-0.43982" calcext:value-type="float">
            <text:p>-0.43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1]-([$Sheet2.$B$2]*[.B81]+[$Sheet2.$B$3]))^2" office:value-type="float" office:value="0.000589144453609243" calcext:value-type="float">
            <text:p>0.000589144453609</text:p>
          </table:table-cell>
          <table:table-cell table:formula="of:=([.F81]-([$Sheet2.$B$7] + [$Sheet2.$B$8] * ([.B81] - [$Sheet2.$B$9])^2))^2" office:value-type="float" office:value="0.00000203279970159465" calcext:value-type="float">
            <text:p>2.03279970159465E-06</text:p>
          </table:table-cell>
          <table:table-cell table:formula="of:=([.X81]-([.AE81]^2*([$Sheet2.$B$13]*([.B81] - [$Sheet2.$B$14])^2 + [$Sheet2.$B$15]*([.B81]-[$Sheet2.$B$14]) + [$Sheet2.$B$16])    ))^2" office:value-type="float" office:value="0.407025233589619" calcext:value-type="float">
            <text:p>0.407025233589619</text:p>
          </table:table-cell>
          <table:table-cell table:formula="of:=([.AG81]-([.AE81]^2*([$Sheet2.$B$20]*([.B81] - [$Sheet2.$B$21])^2 + [$Sheet2.$B$22]*([.B81]-[$Sheet2.$B$21]) + [$Sheet2.$B$23])    ))^2" office:value-type="float" office:value="592.668249886784" calcext:value-type="float">
            <text:p>592.668249886784</text:p>
          </table:table-cell>
          <table:table-cell table:formula="of:=([.AH81]-([.AE81]^2*([$Sheet2.$B$27]*([.B81] - [$Sheet2.$B$28])^2 + [$Sheet2.$B$29]*([.B81]-[$Sheet2.$B$28]) + [$Sheet2.$B$30])    ))^2" office:value-type="float" office:value="495.244433035114" calcext:value-type="float">
            <text:p>495.244433035114</text:p>
          </table:table-cell>
          <table:table-cell table:formula="of:=([.AI81]-([.AE81]^2*([$Sheet2.$B$34]*([.B81] - [$Sheet2.$B$35])^2 + [$Sheet2.$B$36]*([.B81]-[$Sheet2.$B$35]) + [$Sheet2.$B$37])    ))^2" office:value-type="float" office:value="26.9328116408362" calcext:value-type="float">
            <text:p>26.9328116408362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84" calcext:value-type="float">
            <text:p>-0.43084</text:p>
          </table:table-cell>
          <table:table-cell office:value-type="float" office:value="0.041585" calcext:value-type="float">
            <text:p>0.041585</text:p>
          </table:table-cell>
          <table:table-cell office:value-type="float" office:value="0.0092898" calcext:value-type="float">
            <text:p>0.0092898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-0.013244" calcext:value-type="float">
            <text:p>-0.013244</text:p>
          </table:table-cell>
          <table:table-cell office:value-type="float" office:value="0.47953" calcext:value-type="float">
            <text:p>0.47953</text:p>
          </table:table-cell>
          <table:table-cell office:value-type="float" office:value="-0.044237" calcext:value-type="float">
            <text:p>-0.044237</text:p>
          </table:table-cell>
          <table:table-cell office:value-type="float" office:value="0.52376" calcext:value-type="float">
            <text:p>0.52376</text:p>
          </table:table-cell>
          <table:table-cell office:value-type="float" office:value="-0.18709" calcext:value-type="float">
            <text:p>-0.18709</text:p>
          </table:table-cell>
          <table:table-cell office:value-type="float" office:value="-0.0097362" calcext:value-type="float">
            <text:p>-0.0097362</text:p>
          </table:table-cell>
          <table:table-cell office:value-type="float" office:value="-0.0044461" calcext:value-type="float">
            <text:p>-0.0044461</text:p>
          </table:table-cell>
          <table:table-cell office:value-type="float" office:value="-0.0052901" calcext:value-type="float">
            <text:p>-0.0052901</text:p>
          </table:table-cell>
          <table:table-cell office:value-type="float" office:value="-10.361" calcext:value-type="float">
            <text:p>-10.361</text:p>
          </table:table-cell>
          <table:table-cell office:value-type="float" office:value="-6.8006" calcext:value-type="float">
            <text:p>-6.8006</text:p>
          </table:table-cell>
          <table:table-cell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float" office:value="-66.849" calcext:value-type="float">
            <text:p>-66.849</text:p>
          </table:table-cell>
          <table:table-cell office:value-type="float" office:value="-2174.6" calcext:value-type="float">
            <text:p>-2174.6</text:p>
          </table:table-cell>
          <table:table-cell office:value-type="float" office:value="163" calcext:value-type="float">
            <text:p>163</text:p>
          </table:table-cell>
          <table:table-cell office:value-type="float" office:value="-66.849" calcext:value-type="float">
            <text:p>-66.849</text:p>
          </table:table-cell>
          <table:table-cell office:value-type="float" office:value="-2174.6" calcext:value-type="float">
            <text:p>-217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37" calcext:value-type="float">
            <text:p>9.9537</text:p>
          </table:table-cell>
          <table:table-cell office:value-type="float" office:value="-1.1116" calcext:value-type="float">
            <text:p>-1.1116</text:p>
          </table:table-cell>
          <table:table-cell office:value-type="float" office:value="10" calcext:value-type="float">
            <text:p>10</text:p>
          </table:table-cell>
          <table:table-cell office:value-type="float" office:value="-5.5131" calcext:value-type="float">
            <text:p>-5.5131</text:p>
          </table:table-cell>
          <table:table-cell office:value-type="float" office:value="472.15" calcext:value-type="float">
            <text:p>472.15</text:p>
          </table:table-cell>
          <table:table-cell office:value-type="float" office:value="508.27" calcext:value-type="float">
            <text:p>508.27</text:p>
          </table:table-cell>
          <table:table-cell office:value-type="float" office:value="24.571" calcext:value-type="float">
            <text:p>24.571</text:p>
          </table:table-cell>
          <table:table-cell office:value-type="float" office:value="0.90893" calcext:value-type="float">
            <text:p>0.90893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49683" calcext:value-type="float">
            <text:p>0.0049683</text:p>
          </table:table-cell>
          <table:table-cell office:value-type="float" office:value="0" calcext:value-type="float">
            <text:p>0</text:p>
          </table:table-cell>
          <table:table-cell office:value-type="float" office:value="-3205.9" calcext:value-type="float">
            <text:p>-3205.9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74098" calcext:value-type="float">
            <text:p>0.74098</text:p>
          </table:table-cell>
          <table:table-cell office:value-type="float" office:value="-0.39161" calcext:value-type="float">
            <text:p>-0.391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2]-([$Sheet2.$B$2]*[.B82]+[$Sheet2.$B$3]))^2" office:value-type="float" office:value="0.000545079524719777" calcext:value-type="float">
            <text:p>0.00054507952472</text:p>
          </table:table-cell>
          <table:table-cell table:formula="of:=([.F82]-([$Sheet2.$B$7] + [$Sheet2.$B$8] * ([.B82] - [$Sheet2.$B$9])^2))^2" office:value-type="float" office:value="0.00000147470138091443" calcext:value-type="float">
            <text:p>1.47470138091443E-06</text:p>
          </table:table-cell>
          <table:table-cell table:formula="of:=([.X82]-([.AE82]^2*([$Sheet2.$B$13]*([.B82] - [$Sheet2.$B$14])^2 + [$Sheet2.$B$15]*([.B82]-[$Sheet2.$B$14]) + [$Sheet2.$B$16])    ))^2" office:value-type="float" office:value="1.1379272265979" calcext:value-type="float">
            <text:p>1.1379272265979</text:p>
          </table:table-cell>
          <table:table-cell table:formula="of:=([.AG82]-([.AE82]^2*([$Sheet2.$B$20]*([.B82] - [$Sheet2.$B$21])^2 + [$Sheet2.$B$22]*([.B82]-[$Sheet2.$B$21]) + [$Sheet2.$B$23])    ))^2" office:value-type="float" office:value="564.479320532253" calcext:value-type="float">
            <text:p>564.479320532253</text:p>
          </table:table-cell>
          <table:table-cell table:formula="of:=([.AH82]-([.AE82]^2*([$Sheet2.$B$27]*([.B82] - [$Sheet2.$B$28])^2 + [$Sheet2.$B$29]*([.B82]-[$Sheet2.$B$28]) + [$Sheet2.$B$30])    ))^2" office:value-type="float" office:value="558.974596891151" calcext:value-type="float">
            <text:p>558.974596891151</text:p>
          </table:table-cell>
          <table:table-cell table:formula="of:=([.AI82]-([.AE82]^2*([$Sheet2.$B$34]*([.B82] - [$Sheet2.$B$35])^2 + [$Sheet2.$B$36]*([.B82]-[$Sheet2.$B$35]) + [$Sheet2.$B$37])    ))^2" office:value-type="float" office:value="21.6445375662016" calcext:value-type="float">
            <text:p>21.6445375662016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8" calcext:value-type="float">
            <text:p>-0.37858</text:p>
          </table:table-cell>
          <table:table-cell office:value-type="float" office:value="0.035268" calcext:value-type="float">
            <text:p>0.035268</text:p>
          </table:table-cell>
          <table:table-cell office:value-type="float" office:value="0.0088301" calcext:value-type="float">
            <text:p>0.0088301</text:p>
          </table:table-cell>
          <table:table-cell office:value-type="float" office:value="0.026438" calcext:value-type="float">
            <text:p>0.026438</text:p>
          </table:table-cell>
          <table:table-cell office:value-type="float" office:value="-0.01147" calcext:value-type="float">
            <text:p>-0.01147</text:p>
          </table:table-cell>
          <table:table-cell office:value-type="float" office:value="0.42203" calcext:value-type="float">
            <text:p>0.42203</text:p>
          </table:table-cell>
          <table:table-cell office:value-type="float" office:value="-0.042048" calcext:value-type="float">
            <text:p>-0.042048</text:p>
          </table:table-cell>
          <table:table-cell office:value-type="float" office:value="0.46408" calcext:value-type="float">
            <text:p>0.46408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-0.0079138" calcext:value-type="float">
            <text:p>-0.0079138</text:p>
          </table:table-cell>
          <table:table-cell office:value-type="float" office:value="-0.0041936" calcext:value-type="float">
            <text:p>-0.0041936</text:p>
          </table:table-cell>
          <table:table-cell office:value-type="float" office:value="-0.0037202" calcext:value-type="float">
            <text:p>-0.0037202</text:p>
          </table:table-cell>
          <table:table-cell office:value-type="float" office:value="-10.734" calcext:value-type="float">
            <text:p>-10.734</text:p>
          </table:table-cell>
          <table:table-cell office:value-type="float" office:value="-6.6047" calcext:value-type="float">
            <text:p>-6.6047</text:p>
          </table:table-cell>
          <table:table-cell office:value-type="float" office:value="-1" calcext:value-type="float">
            <text:p>-1</text:p>
          </table:table-cell>
          <table:table-cell office:value-type="float" office:value="133.44" calcext:value-type="float">
            <text:p>133.44</text:p>
          </table:table-cell>
          <table:table-cell office:value-type="float" office:value="-57.892" calcext:value-type="float">
            <text:p>-57.892</text:p>
          </table:table-cell>
          <table:table-cell office:value-type="float" office:value="-1910.8" calcext:value-type="float">
            <text:p>-1910.8</text:p>
          </table:table-cell>
          <table:table-cell office:value-type="float" office:value="133.44" calcext:value-type="float">
            <text:p>133.44</text:p>
          </table:table-cell>
          <table:table-cell office:value-type="float" office:value="-57.892" calcext:value-type="float">
            <text:p>-57.892</text:p>
          </table:table-cell>
          <table:table-cell office:value-type="float" office:value="-1910.8" calcext:value-type="float">
            <text:p>-191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69" calcext:value-type="float">
            <text:p>9.9569</text:p>
          </table:table-cell>
          <table:table-cell office:value-type="float" office:value="-1.1445" calcext:value-type="float">
            <text:p>-1.1445</text:p>
          </table:table-cell>
          <table:table-cell office:value-type="float" office:value="10" calcext:value-type="float">
            <text:p>10</text:p>
          </table:table-cell>
          <table:table-cell office:value-type="float" office:value="-5.3223" calcext:value-type="float">
            <text:p>-5.3223</text:p>
          </table:table-cell>
          <table:table-cell office:value-type="float" office:value="415.68" calcext:value-type="float">
            <text:p>415.68</text:p>
          </table:table-cell>
          <table:table-cell office:value-type="float" office:value="447.33" calcext:value-type="float">
            <text:p>447.33</text:p>
          </table:table-cell>
          <table:table-cell office:value-type="float" office:value="19.972" calcext:value-type="float">
            <text:p>19.972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" calcext:value-type="float">
            <text:p>0</text:p>
          </table:table-cell>
          <table:table-cell office:value-type="float" office:value="-3301" calcext:value-type="float">
            <text:p>-3301</text:p>
          </table:table-cell>
          <table:table-cell office:value-type="float" office:value="0.026653" calcext:value-type="float">
            <text:p>0.026653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-0.34307" calcext:value-type="float">
            <text:p>-0.34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3]-([$Sheet2.$B$2]*[.B83]+[$Sheet2.$B$3]))^2" office:value-type="float" office:value="0.000489806762031541" calcext:value-type="float">
            <text:p>0.000489806762032</text:p>
          </table:table-cell>
          <table:table-cell table:formula="of:=([.F83]-([$Sheet2.$B$7] + [$Sheet2.$B$8] * ([.B83] - [$Sheet2.$B$9])^2))^2" office:value-type="float" office:value="0.000000994530276360391" calcext:value-type="float">
            <text:p>9.94530276360391E-07</text:p>
          </table:table-cell>
          <table:table-cell table:formula="of:=([.X83]-([.AE83]^2*([$Sheet2.$B$13]*([.B83] - [$Sheet2.$B$14])^2 + [$Sheet2.$B$15]*([.B83]-[$Sheet2.$B$14]) + [$Sheet2.$B$16])    ))^2" office:value-type="float" office:value="2.15929918498038" calcext:value-type="float">
            <text:p>2.15929918498038</text:p>
          </table:table-cell>
          <table:table-cell table:formula="of:=([.AG83]-([.AE83]^2*([$Sheet2.$B$20]*([.B83] - [$Sheet2.$B$21])^2 + [$Sheet2.$B$22]*([.B83]-[$Sheet2.$B$21]) + [$Sheet2.$B$23])    ))^2" office:value-type="float" office:value="522.097795068519" calcext:value-type="float">
            <text:p>522.097795068519</text:p>
          </table:table-cell>
          <table:table-cell table:formula="of:=([.AH83]-([.AE83]^2*([$Sheet2.$B$27]*([.B83] - [$Sheet2.$B$28])^2 + [$Sheet2.$B$29]*([.B83]-[$Sheet2.$B$28]) + [$Sheet2.$B$30])    ))^2" office:value-type="float" office:value="595.700708882396" calcext:value-type="float">
            <text:p>595.700708882396</text:p>
          </table:table-cell>
          <table:table-cell table:formula="of:=([.AI83]-([.AE83]^2*([$Sheet2.$B$34]*([.B83] - [$Sheet2.$B$35])^2 + [$Sheet2.$B$36]*([.B83]-[$Sheet2.$B$35]) + [$Sheet2.$B$37])    ))^2" office:value-type="float" office:value="17.1509875661514" calcext:value-type="float">
            <text:p>17.1509875661514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03" calcext:value-type="float">
            <text:p>-0.32603</text:p>
          </table:table-cell>
          <table:table-cell office:value-type="float" office:value="0.029654" calcext:value-type="float">
            <text:p>0.029654</text:p>
          </table:table-cell>
          <table:table-cell office:value-type="float" office:value="0.0084174" calcext:value-type="float">
            <text:p>0.0084174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36072" calcext:value-type="float">
            <text:p>0.36072</text:p>
          </table:table-cell>
          <table:table-cell office:value-type="float" office:value="-0.040083" calcext:value-type="float">
            <text:p>-0.040083</text:p>
          </table:table-cell>
          <table:table-cell office:value-type="float" office:value="0.4008" calcext:value-type="float">
            <text:p>0.4008</text:p>
          </table:table-cell>
          <table:table-cell office:value-type="float" office:value="-0.14178" calcext:value-type="float">
            <text:p>-0.14178</text:p>
          </table:table-cell>
          <table:table-cell office:value-type="float" office:value="-0.0062815" calcext:value-type="float">
            <text:p>-0.0062815</text:p>
          </table:table-cell>
          <table:table-cell office:value-type="float" office:value="-0.0039688" calcext:value-type="float">
            <text:p>-0.0039688</text:p>
          </table:table-cell>
          <table:table-cell office:value-type="float" office:value="-0.0023127" calcext:value-type="float">
            <text:p>-0.0023127</text:p>
          </table:table-cell>
          <table:table-cell office:value-type="float" office:value="-10.994" calcext:value-type="float">
            <text:p>-10.994</text:p>
          </table:table-cell>
          <table:table-cell office:value-type="float" office:value="-6.2775" calcext:value-type="float">
            <text:p>-6.2775</text:p>
          </table:table-cell>
          <table:table-cell office:value-type="float" office:value="-1" calcext:value-type="float">
            <text:p>-1</text:p>
          </table:table-cell>
          <table:table-cell office:value-type="float" office:value="107.19" calcext:value-type="float">
            <text:p>107.19</text:p>
          </table:table-cell>
          <table:table-cell office:value-type="float" office:value="-50.049" calcext:value-type="float">
            <text:p>-50.049</text:p>
          </table:table-cell>
          <table:table-cell office:value-type="float" office:value="-1645.6" calcext:value-type="float">
            <text:p>-1645.6</text:p>
          </table:table-cell>
          <table:table-cell office:value-type="float" office:value="107.19" calcext:value-type="float">
            <text:p>107.19</text:p>
          </table:table-cell>
          <table:table-cell office:value-type="float" office:value="-50.049" calcext:value-type="float">
            <text:p>-50.049</text:p>
          </table:table-cell>
          <table:table-cell office:value-type="float" office:value="-1645.6" calcext:value-type="float">
            <text:p>-164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89" calcext:value-type="float">
            <text:p>9.9589</text:p>
          </table:table-cell>
          <table:table-cell office:value-type="float" office:value="-1.2042" calcext:value-type="float">
            <text:p>-1.2042</text:p>
          </table:table-cell>
          <table:table-cell office:value-type="float" office:value="10" calcext:value-type="float">
            <text:p>10</text:p>
          </table:table-cell>
          <table:table-cell office:value-type="float" office:value="-5.1972" calcext:value-type="float">
            <text:p>-5.1972</text:p>
          </table:table-cell>
          <table:table-cell office:value-type="float" office:value="357.81" calcext:value-type="float">
            <text:p>357.81</text:p>
          </table:table-cell>
          <table:table-cell office:value-type="float" office:value="382.34" calcext:value-type="float">
            <text:p>382.34</text:p>
          </table:table-cell>
          <table:table-cell office:value-type="float" office:value="15.852" calcext:value-type="float">
            <text:p>15.852</text:p>
          </table:table-cell>
          <table:table-cell office:value-type="float" office:value="0.90249" calcext:value-type="float">
            <text:p>0.90249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-0.0012124" calcext:value-type="float">
            <text:p>-0.0012124</text:p>
          </table:table-cell>
          <table:table-cell office:value-type="float" office:value="0" calcext:value-type="float">
            <text:p>0</text:p>
          </table:table-cell>
          <table:table-cell office:value-type="float" office:value="-3473" calcext:value-type="float">
            <text:p>-3473</text:p>
          </table:table-cell>
          <table:table-cell office:value-type="float" office:value="0.021414" calcext:value-type="float">
            <text:p>0.021414</text:p>
          </table:table-cell>
          <table:table-cell office:value-type="float" office:value="0.64523" calcext:value-type="float">
            <text:p>0.64523</text:p>
          </table:table-cell>
          <table:table-cell office:value-type="float" office:value="-0.29424" calcext:value-type="float">
            <text:p>-0.29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4]-([$Sheet2.$B$2]*[.B84]+[$Sheet2.$B$3]))^2" office:value-type="float" office:value="0.000425440891666342" calcext:value-type="float">
            <text:p>0.000425440891666</text:p>
          </table:table-cell>
          <table:table-cell table:formula="of:=([.F84]-([$Sheet2.$B$7] + [$Sheet2.$B$8] * ([.B84] - [$Sheet2.$B$9])^2))^2" office:value-type="float" office:value="0.000000595101946609045" calcext:value-type="float">
            <text:p>5.95101946609045E-07</text:p>
          </table:table-cell>
          <table:table-cell table:formula="of:=([.X84]-([.AE84]^2*([$Sheet2.$B$13]*([.B84] - [$Sheet2.$B$14])^2 + [$Sheet2.$B$15]*([.B84]-[$Sheet2.$B$14]) + [$Sheet2.$B$16])    ))^2" office:value-type="float" office:value="3.37141505629343" calcext:value-type="float">
            <text:p>3.37141505629343</text:p>
          </table:table-cell>
          <table:table-cell table:formula="of:=([.AG84]-([.AE84]^2*([$Sheet2.$B$20]*([.B84] - [$Sheet2.$B$21])^2 + [$Sheet2.$B$22]*([.B84]-[$Sheet2.$B$21]) + [$Sheet2.$B$23])    ))^2" office:value-type="float" office:value="468.15268359451" calcext:value-type="float">
            <text:p>468.15268359451</text:p>
          </table:table-cell>
          <table:table-cell table:formula="of:=([.AH84]-([.AE84]^2*([$Sheet2.$B$27]*([.B84] - [$Sheet2.$B$28])^2 + [$Sheet2.$B$29]*([.B84]-[$Sheet2.$B$28]) + [$Sheet2.$B$30])    ))^2" office:value-type="float" office:value="604.525456823245" calcext:value-type="float">
            <text:p>604.525456823245</text:p>
          </table:table-cell>
          <table:table-cell table:formula="of:=([.AI84]-([.AE84]^2*([$Sheet2.$B$34]*([.B84] - [$Sheet2.$B$35])^2 + [$Sheet2.$B$36]*([.B84]-[$Sheet2.$B$35]) + [$Sheet2.$B$37])    ))^2" office:value-type="float" office:value="13.2328711517432" calcext:value-type="float">
            <text:p>13.232871151743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21" calcext:value-type="float">
            <text:p>-0.27321</text:p>
          </table:table-cell>
          <table:table-cell office:value-type="float" office:value="0.024738" calcext:value-type="float">
            <text:p>0.024738</text:p>
          </table:table-cell>
          <table:table-cell office:value-type="float" office:value="0.0080346" calcext:value-type="float">
            <text:p>0.0080346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085836" calcext:value-type="float">
            <text:p>-0.0085836</text:p>
          </table:table-cell>
          <table:table-cell office:value-type="float" office:value="0.29564" calcext:value-type="float">
            <text:p>0.29564</text:p>
          </table:table-cell>
          <table:table-cell office:value-type="float" office:value="-0.03826" calcext:value-type="float">
            <text:p>-0.03826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11829" calcext:value-type="float">
            <text:p>-0.11829</text:p>
          </table:table-cell>
          <table:table-cell office:value-type="float" office:value="-0.0048336" calcext:value-type="float">
            <text:p>-0.0048336</text:p>
          </table:table-cell>
          <table:table-cell office:value-type="float" office:value="-0.0037632" calcext:value-type="float">
            <text:p>-0.0037632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11.044" calcext:value-type="float">
            <text:p>-11.044</text:p>
          </table:table-cell>
          <table:table-cell office:value-type="float" office:value="-5.7725" calcext:value-type="float">
            <text:p>-5.7725</text:p>
          </table:table-cell>
          <table:table-cell office:value-type="float" office:value="-1" calcext:value-type="float">
            <text:p>-1</text:p>
          </table:table-cell>
          <table:table-cell office:value-type="float" office:value="84.309" calcext:value-type="float">
            <text:p>84.309</text:p>
          </table:table-cell>
          <table:table-cell office:value-type="float" office:value="-43.324" calcext:value-type="float">
            <text:p>-43.324</text:p>
          </table:table-cell>
          <table:table-cell office:value-type="float" office:value="-1379" calcext:value-type="float">
            <text:p>-1379</text:p>
          </table:table-cell>
          <table:table-cell office:value-type="float" office:value="84.309" calcext:value-type="float">
            <text:p>84.309</text:p>
          </table:table-cell>
          <table:table-cell office:value-type="float" office:value="-43.324" calcext:value-type="float">
            <text:p>-43.324</text:p>
          </table:table-cell>
          <table:table-cell office:value-type="float" office:value="-1379" calcext:value-type="float">
            <text:p>-1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93" calcext:value-type="float">
            <text:p>9.9593</text:p>
          </table:table-cell>
          <table:table-cell office:value-type="float" office:value="-1.3095" calcext:value-type="float">
            <text:p>-1.3095</text:p>
          </table:table-cell>
          <table:table-cell office:value-type="float" office:value="10" calcext:value-type="float">
            <text:p>10</text:p>
          </table:table-cell>
          <table:table-cell office:value-type="float" office:value="-5.1739" calcext:value-type="float">
            <text:p>-5.1739</text:p>
          </table:table-cell>
          <table:table-cell office:value-type="float" office:value="298.52" calcext:value-type="float">
            <text:p>298.52</text:p>
          </table:table-cell>
          <table:table-cell office:value-type="float" office:value="313.36" calcext:value-type="float">
            <text:p>313.36</text:p>
          </table:table-cell>
          <table:table-cell office:value-type="float" office:value="12.198" calcext:value-type="float">
            <text:p>12.198</text:p>
          </table:table-cell>
          <table:table-cell office:value-type="float" office:value="0.89719" calcext:value-type="float">
            <text:p>0.89719</text:p>
          </table:table-cell>
          <table:table-cell office:value-type="float" office:value="-0.24782" calcext:value-type="float">
            <text:p>-0.24782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" calcext:value-type="float">
            <text:p>0</text:p>
          </table:table-cell>
          <table:table-cell office:value-type="float" office:value="-3776.8" calcext:value-type="float">
            <text:p>-3776.8</text:p>
          </table:table-cell>
          <table:table-cell office:value-type="float" office:value="0.016844" calcext:value-type="float">
            <text:p>0.016844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-0.24512" calcext:value-type="float">
            <text:p>-0.245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5]-([$Sheet2.$B$2]*[.B85]+[$Sheet2.$B$3]))^2" office:value-type="float" office:value="0.000355354874094374" calcext:value-type="float">
            <text:p>0.000355354874094</text:p>
          </table:table-cell>
          <table:table-cell table:formula="of:=([.F85]-([$Sheet2.$B$7] + [$Sheet2.$B$8] * ([.B85] - [$Sheet2.$B$9])^2))^2" office:value-type="float" office:value="0.00000028289016563669" calcext:value-type="float">
            <text:p>2.8289016563669E-07</text:p>
          </table:table-cell>
          <table:table-cell table:formula="of:=([.X85]-([.AE85]^2*([$Sheet2.$B$13]*([.B85] - [$Sheet2.$B$14])^2 + [$Sheet2.$B$15]*([.B85]-[$Sheet2.$B$14]) + [$Sheet2.$B$16])    ))^2" office:value-type="float" office:value="4.67768028769087" calcext:value-type="float">
            <text:p>4.67768028769087</text:p>
          </table:table-cell>
          <table:table-cell table:formula="of:=([.AG85]-([.AE85]^2*([$Sheet2.$B$20]*([.B85] - [$Sheet2.$B$21])^2 + [$Sheet2.$B$22]*([.B85]-[$Sheet2.$B$21]) + [$Sheet2.$B$23])    ))^2" office:value-type="float" office:value="404.046346971612" calcext:value-type="float">
            <text:p>404.046346971612</text:p>
          </table:table-cell>
          <table:table-cell table:formula="of:=([.AH85]-([.AE85]^2*([$Sheet2.$B$27]*([.B85] - [$Sheet2.$B$28])^2 + [$Sheet2.$B$29]*([.B85]-[$Sheet2.$B$28]) + [$Sheet2.$B$30])    ))^2" office:value-type="float" office:value="587.723028781527" calcext:value-type="float">
            <text:p>587.723028781527</text:p>
          </table:table-cell>
          <table:table-cell table:formula="of:=([.AI85]-([.AE85]^2*([$Sheet2.$B$34]*([.B85] - [$Sheet2.$B$35])^2 + [$Sheet2.$B$36]*([.B85]-[$Sheet2.$B$35]) + [$Sheet2.$B$37])    ))^2" office:value-type="float" office:value="9.78656026497778" calcext:value-type="float">
            <text:p>9.78656026497778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0.0076905" calcext:value-type="float">
            <text:p>0.0076905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-0.0074744" calcext:value-type="float">
            <text:p>-0.0074744</text:p>
          </table:table-cell>
          <table:table-cell office:value-type="float" office:value="0.22681" calcext:value-type="float">
            <text:p>0.22681</text:p>
          </table:table-cell>
          <table:table-cell office:value-type="float" office:value="-0.036621" calcext:value-type="float">
            <text:p>-0.036621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-0.094262" calcext:value-type="float">
            <text:p>-0.094262</text:p>
          </table:table-cell>
          <table:table-cell office:value-type="float" office:value="-0.0035756" calcext:value-type="float">
            <text:p>-0.0035756</text:p>
          </table:table-cell>
          <table:table-cell office:value-type="float" office:value="-0.0035783" calcext:value-type="float">
            <text:p>-0.0035783</text:p>
          </table:table-cell>
          <table:table-cell table:style-name="ce1" office:value-type="float" office:value="0.0000027016" calcext:value-type="float">
            <text:p>2.70E-06</text:p>
          </table:table-cell>
          <table:table-cell office:value-type="float" office:value="-10.72" calcext:value-type="float">
            <text:p>-10.72</text:p>
          </table:table-cell>
          <table:table-cell office:value-type="float" office:value="-5.0303" calcext:value-type="float">
            <text:p>-5.0303</text:p>
          </table:table-cell>
          <table:table-cell office:value-type="float" office:value="-1" calcext:value-type="float">
            <text:p>-1</text:p>
          </table:table-cell>
          <table:table-cell office:value-type="float" office:value="64.842" calcext:value-type="float">
            <text:p>64.842</text:p>
          </table:table-cell>
          <table:table-cell office:value-type="float" office:value="-37.725" calcext:value-type="float">
            <text:p>-37.725</text:p>
          </table:table-cell>
          <table:table-cell office:value-type="float" office:value="-1111.3" calcext:value-type="float">
            <text:p>-1111.3</text:p>
          </table:table-cell>
          <table:table-cell office:value-type="float" office:value="64.842" calcext:value-type="float">
            <text:p>64.842</text:p>
          </table:table-cell>
          <table:table-cell office:value-type="float" office:value="-37.725" calcext:value-type="float">
            <text:p>-37.725</text:p>
          </table:table-cell>
          <table:table-cell office:value-type="float" office:value="-1111.3" calcext:value-type="float">
            <text:p>-11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68" calcext:value-type="float">
            <text:p>9.9568</text:p>
          </table:table-cell>
          <table:table-cell office:value-type="float" office:value="-1.5028" calcext:value-type="float">
            <text:p>-1.5028</text:p>
          </table:table-cell>
          <table:table-cell office:value-type="float" office:value="10" calcext:value-type="float">
            <text:p>10</text:p>
          </table:table-cell>
          <table:table-cell office:value-type="float" office:value="-5.3291" calcext:value-type="float">
            <text:p>-5.3291</text:p>
          </table:table-cell>
          <table:table-cell office:value-type="float" office:value="237.88" calcext:value-type="float">
            <text:p>237.88</text:p>
          </table:table-cell>
          <table:table-cell office:value-type="float" office:value="240.4" calcext:value-type="float">
            <text:p>240.4</text:p>
          </table:table-cell>
          <table:table-cell office:value-type="float" office:value="9.0237" calcext:value-type="float">
            <text:p>9.0237</text:p>
          </table:table-cell>
          <table:table-cell office:value-type="float" office:value="0.88918" calcext:value-type="float">
            <text:p>0.8891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0478" calcext:value-type="float">
            <text:p>-0.010478</text:p>
          </table:table-cell>
          <table:table-cell office:value-type="float" office:value="0" calcext:value-type="float">
            <text:p>0</text:p>
          </table:table-cell>
          <table:table-cell office:value-type="float" office:value="-4334.2" calcext:value-type="float">
            <text:p>-4334.2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-0.19577" calcext:value-type="float">
            <text:p>-0.195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6]-([$Sheet2.$B$2]*[.B86]+[$Sheet2.$B$3]))^2" office:value-type="float" office:value="0.000284107842143593" calcext:value-type="float">
            <text:p>0.000284107842144</text:p>
          </table:table-cell>
          <table:table-cell table:formula="of:=([.F86]-([$Sheet2.$B$7] + [$Sheet2.$B$8] * ([.B86] - [$Sheet2.$B$9])^2))^2" office:value-type="float" office:value="0.000000087378449512601" calcext:value-type="float">
            <text:p>8.7378449512601E-08</text:p>
          </table:table-cell>
          <table:table-cell table:formula="of:=([.X86]-([.AE86]^2*([$Sheet2.$B$13]*([.B86] - [$Sheet2.$B$14])^2 + [$Sheet2.$B$15]*([.B86]-[$Sheet2.$B$14]) + [$Sheet2.$B$16])    ))^2" office:value-type="float" office:value="5.96050730146403" calcext:value-type="float">
            <text:p>5.96050730146403</text:p>
          </table:table-cell>
          <table:table-cell table:formula="of:=([.AG86]-([.AE86]^2*([$Sheet2.$B$20]*([.B86] - [$Sheet2.$B$21])^2 + [$Sheet2.$B$22]*([.B86]-[$Sheet2.$B$21]) + [$Sheet2.$B$23])    ))^2" office:value-type="float" office:value="335.317002058372" calcext:value-type="float">
            <text:p>335.317002058372</text:p>
          </table:table-cell>
          <table:table-cell table:formula="of:=([.AH86]-([.AE86]^2*([$Sheet2.$B$27]*([.B86] - [$Sheet2.$B$28])^2 + [$Sheet2.$B$29]*([.B86]-[$Sheet2.$B$28]) + [$Sheet2.$B$30])    ))^2" office:value-type="float" office:value="546.84331926129" calcext:value-type="float">
            <text:p>546.84331926129</text:p>
          </table:table-cell>
          <table:table-cell table:formula="of:=([.AI86]-([.AE86]^2*([$Sheet2.$B$34]*([.B86] - [$Sheet2.$B$35])^2 + [$Sheet2.$B$36]*([.B86]-[$Sheet2.$B$35]) + [$Sheet2.$B$37])    ))^2" office:value-type="float" office:value="6.90120551100262" calcext:value-type="float">
            <text:p>6.90120551100262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017048" calcext:value-type="float">
            <text:p>0.017048</text:p>
          </table:table-cell>
          <table:table-cell office:value-type="float" office:value="0.0073728" calcext:value-type="float">
            <text:p>0.0073728</text:p>
          </table:table-cell>
          <table:table-cell office:value-type="float" office:value="0.0096749" calcext:value-type="float">
            <text:p>0.0096749</text:p>
          </table:table-cell>
          <table:table-cell office:value-type="float" office:value="-0.006589" calcext:value-type="float">
            <text:p>-0.006589</text:p>
          </table:table-cell>
          <table:table-cell office:value-type="float" office:value="0.15426" calcext:value-type="float">
            <text:p>0.15426</text:p>
          </table:table-cell>
          <table:table-cell office:value-type="float" office:value="-0.035109" calcext:value-type="float">
            <text:p>-0.035109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-0.069703" calcext:value-type="float">
            <text:p>-0.069703</text:p>
          </table:table-cell>
          <table:table-cell office:value-type="float" office:value="-0.0025032" calcext:value-type="float">
            <text:p>-0.0025032</text:p>
          </table:table-cell>
          <table:table-cell office:value-type="float" office:value="-0.0034077" calcext:value-type="float">
            <text:p>-0.0034077</text:p>
          </table:table-cell>
          <table:table-cell office:value-type="float" office:value="0.00090451" calcext:value-type="float">
            <text:p>0.00090451</text:p>
          </table:table-cell>
          <table:table-cell office:value-type="float" office:value="-9.7919" calcext:value-type="float">
            <text:p>-9.7919</text:p>
          </table:table-cell>
          <table:table-cell office:value-type="float" office:value="-4.0007" calcext:value-type="float">
            <text:p>-4.0007</text:p>
          </table:table-cell>
          <table:table-cell office:value-type="float" office:value="-1" calcext:value-type="float">
            <text:p>-1</text:p>
          </table:table-cell>
          <table:table-cell office:value-type="float" office:value="48.832" calcext:value-type="float">
            <text:p>48.832</text:p>
          </table:table-cell>
          <table:table-cell office:value-type="float" office:value="-33.257" calcext:value-type="float">
            <text:p>-33.257</text:p>
          </table:table-cell>
          <table:table-cell office:value-type="float" office:value="-842.55" calcext:value-type="float">
            <text:p>-842.55</text:p>
          </table:table-cell>
          <table:table-cell office:value-type="float" office:value="48.832" calcext:value-type="float">
            <text:p>48.832</text:p>
          </table:table-cell>
          <table:table-cell office:value-type="float" office:value="-33.257" calcext:value-type="float">
            <text:p>-33.257</text:p>
          </table:table-cell>
          <table:table-cell office:value-type="float" office:value="-842.55" calcext:value-type="float">
            <text:p>-84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83" calcext:value-type="float">
            <text:p>9.9483</text:p>
          </table:table-cell>
          <table:table-cell office:value-type="float" office:value="-1.8895" calcext:value-type="float">
            <text:p>-1.8895</text:p>
          </table:table-cell>
          <table:table-cell office:value-type="float" office:value="10" calcext:value-type="float">
            <text:p>10</text:p>
          </table:table-cell>
          <table:table-cell office:value-type="float" office:value="-5.8311" calcext:value-type="float">
            <text:p>-5.8311</text:p>
          </table:table-cell>
          <table:table-cell office:value-type="float" office:value="175.91" calcext:value-type="float">
            <text:p>175.91</text:p>
          </table:table-cell>
          <table:table-cell office:value-type="float" office:value="163.51" calcext:value-type="float">
            <text:p>163.51</text:p>
          </table:table-cell>
          <table:table-cell office:value-type="float" office:value="6.3173" calcext:value-type="float">
            <text:p>6.3173</text:p>
          </table:table-cell>
          <table:table-cell office:value-type="float" office:value="0.87589" calcext:value-type="float">
            <text:p>0.87589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8108" calcext:value-type="float">
            <text:p>-0.018108</text:p>
          </table:table-cell>
          <table:table-cell office:value-type="float" office:value="0" calcext:value-type="float">
            <text:p>0</text:p>
          </table:table-cell>
          <table:table-cell office:value-type="float" office:value="-5449.5" calcext:value-type="float">
            <text:p>-5449.5</text:p>
          </table:table-cell>
          <table:table-cell office:value-type="float" office:value="0.0097451" calcext:value-type="float">
            <text:p>0.0097451</text:p>
          </table:table-cell>
          <table:table-cell office:value-type="float" office:value="0.3713" calcext:value-type="float">
            <text:p>0.3713</text:p>
          </table:table-cell>
          <table:table-cell office:value-type="float" office:value="-0.14621" calcext:value-type="float">
            <text:p>-0.14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7]-([$Sheet2.$B$2]*[.B87]+[$Sheet2.$B$3]))^2" office:value-type="float" office:value="0.000214919676364137" calcext:value-type="float">
            <text:p>0.000214919676364</text:p>
          </table:table-cell>
          <table:table-cell table:formula="of:=([.F87]-([$Sheet2.$B$7] + [$Sheet2.$B$8] * ([.B87] - [$Sheet2.$B$9])^2))^2" office:value-type="float" office:value="0.00000000355231344840679" calcext:value-type="float">
            <text:p>3.55231344840679E-09</text:p>
          </table:table-cell>
          <table:table-cell table:formula="of:=([.X87]-([.AE87]^2*([$Sheet2.$B$13]*([.B87] - [$Sheet2.$B$14])^2 + [$Sheet2.$B$15]*([.B87]-[$Sheet2.$B$14]) + [$Sheet2.$B$16])    ))^2" office:value-type="float" office:value="7.11290364368941" calcext:value-type="float">
            <text:p>7.11290364368941</text:p>
          </table:table-cell>
          <table:table-cell table:formula="of:=([.AG87]-([.AE87]^2*([$Sheet2.$B$20]*([.B87] - [$Sheet2.$B$21])^2 + [$Sheet2.$B$22]*([.B87]-[$Sheet2.$B$21]) + [$Sheet2.$B$23])    ))^2" office:value-type="float" office:value="265.335198591359" calcext:value-type="float">
            <text:p>265.335198591359</text:p>
          </table:table-cell>
          <table:table-cell table:formula="of:=([.AH87]-([.AE87]^2*([$Sheet2.$B$27]*([.B87] - [$Sheet2.$B$28])^2 + [$Sheet2.$B$29]*([.B87]-[$Sheet2.$B$28]) + [$Sheet2.$B$30])    ))^2" office:value-type="float" office:value="486.738221432018" calcext:value-type="float">
            <text:p>486.738221432018</text:p>
          </table:table-cell>
          <table:table-cell table:formula="of:=([.AI87]-([.AE87]^2*([$Sheet2.$B$34]*([.B87] - [$Sheet2.$B$35])^2 + [$Sheet2.$B$36]*([.B87]-[$Sheet2.$B$35]) + [$Sheet2.$B$37])    ))^2" office:value-type="float" office:value="4.50246595598188" calcext:value-type="float">
            <text:p>4.50246595598188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014273" calcext:value-type="float">
            <text:p>0.014273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0.0071919" calcext:value-type="float">
            <text:p>0.0071919</text:p>
          </table:table-cell>
          <table:table-cell office:value-type="float" office:value="-0.0059289" calcext:value-type="float">
            <text:p>-0.0059289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-0.033719" calcext:value-type="float">
            <text:p>-0.033719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-0.044615" calcext:value-type="float">
            <text:p>-0.044615</text:p>
          </table:table-cell>
          <table:table-cell office:value-type="float" office:value="-0.001618" calcext:value-type="float">
            <text:p>-0.001618</text:p>
          </table:table-cell>
          <table:table-cell office:value-type="float" office:value="-0.0032521" calcext:value-type="float">
            <text:p>-0.0032521</text:p>
          </table:table-cell>
          <table:table-cell office:value-type="float" office:value="0.0016341" calcext:value-type="float">
            <text:p>0.0016341</text:p>
          </table:table-cell>
          <table:table-cell office:value-type="float" office:value="-7.953" calcext:value-type="float">
            <text:p>-7.953</text:p>
          </table:table-cell>
          <table:table-cell office:value-type="float" office:value="-2.6795" calcext:value-type="float">
            <text:p>-2.6795</text:p>
          </table:table-cell>
          <table:table-cell office:value-type="float" office:value="-1" calcext:value-type="float">
            <text:p>-1</text:p>
          </table:table-cell>
          <table:table-cell office:value-type="float" office:value="36.3" calcext:value-type="float">
            <text:p>36.3</text:p>
          </table:table-cell>
          <table:table-cell office:value-type="float" office:value="-29.925" calcext:value-type="float">
            <text:p>-29.925</text:p>
          </table:table-cell>
          <table:table-cell office:value-type="float" office:value="-572.94" calcext:value-type="float">
            <text:p>-572.94</text:p>
          </table:table-cell>
          <table:table-cell office:value-type="float" office:value="36.3" calcext:value-type="float">
            <text:p>36.3</text:p>
          </table:table-cell>
          <table:table-cell office:value-type="float" office:value="-29.925" calcext:value-type="float">
            <text:p>-29.925</text:p>
          </table:table-cell>
          <table:table-cell office:value-type="float" office:value="-572.94" calcext:value-type="float">
            <text:p>-57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19" calcext:value-type="float">
            <text:p>9.9219</text:p>
          </table:table-cell>
          <table:table-cell office:value-type="float" office:value="-2.8211" calcext:value-type="float">
            <text:p>-2.8211</text:p>
          </table:table-cell>
          <table:table-cell office:value-type="float" office:value="10" calcext:value-type="float">
            <text:p>10</text:p>
          </table:table-cell>
          <table:table-cell office:value-type="float" office:value="-7.1667" calcext:value-type="float">
            <text:p>-7.1667</text:p>
          </table:table-cell>
          <table:table-cell office:value-type="float" office:value="112.59" calcext:value-type="float">
            <text:p>112.59</text:p>
          </table:table-cell>
          <table:table-cell office:value-type="float" office:value="82.698" calcext:value-type="float">
            <text:p>82.698</text:p>
          </table:table-cell>
          <table:table-cell office:value-type="float" office:value="4.0833" calcext:value-type="float">
            <text:p>4.0833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1505" calcext:value-type="float">
            <text:p>-0.031505</text:p>
          </table:table-cell>
          <table:table-cell office:value-type="float" office:value="0" calcext:value-type="float">
            <text:p>0</text:p>
          </table:table-cell>
          <table:table-cell office:value-type="float" office:value="-8136.6" calcext:value-type="float">
            <text:p>-8136.6</text:p>
          </table:table-cell>
          <table:table-cell office:value-type="float" office:value="0.0072249" calcext:value-type="float">
            <text:p>0.0072249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-0.096471" calcext:value-type="float">
            <text:p>-0.0964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8]-([$Sheet2.$B$2]*[.B88]+[$Sheet2.$B$3]))^2" office:value-type="float" office:value="0.000150915799731726" calcext:value-type="float">
            <text:p>0.000150915799732</text:p>
          </table:table-cell>
          <table:table-cell table:formula="of:=([.F88]-([$Sheet2.$B$7] + [$Sheet2.$B$8] * ([.B88] - [$Sheet2.$B$9])^2))^2" office:value-type="float" office:value="0.0000000303168400523713" calcext:value-type="float">
            <text:p>3.03168400523713E-08</text:p>
          </table:table-cell>
          <table:table-cell table:formula="of:=([.X88]-([.AE88]^2*([$Sheet2.$B$13]*([.B88] - [$Sheet2.$B$14])^2 + [$Sheet2.$B$15]*([.B88]-[$Sheet2.$B$14]) + [$Sheet2.$B$16])    ))^2" office:value-type="float" office:value="8.03471752582067" calcext:value-type="float">
            <text:p>8.03471752582067</text:p>
          </table:table-cell>
          <table:table-cell table:formula="of:=([.AG88]-([.AE88]^2*([$Sheet2.$B$20]*([.B88] - [$Sheet2.$B$21])^2 + [$Sheet2.$B$22]*([.B88]-[$Sheet2.$B$21]) + [$Sheet2.$B$23])    ))^2" office:value-type="float" office:value="196.371281226306" calcext:value-type="float">
            <text:p>196.371281226306</text:p>
          </table:table-cell>
          <table:table-cell table:formula="of:=([.AH88]-([.AE88]^2*([$Sheet2.$B$27]*([.B88] - [$Sheet2.$B$28])^2 + [$Sheet2.$B$29]*([.B88]-[$Sheet2.$B$28]) + [$Sheet2.$B$30])    ))^2" office:value-type="float" office:value="411.415881495305" calcext:value-type="float">
            <text:p>411.415881495305</text:p>
          </table:table-cell>
          <table:table-cell table:formula="of:=([.AI88]-([.AE88]^2*([$Sheet2.$B$34]*([.B88] - [$Sheet2.$B$35])^2 + [$Sheet2.$B$36]*([.B88]-[$Sheet2.$B$35]) + [$Sheet2.$B$37])    ))^2" office:value-type="float" office:value="2.61633422633751" calcext:value-type="float">
            <text:p>2.6163342263375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" calcext:value-type="float">
            <text:p>-0.0599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68203" calcext:value-type="float">
            <text:p>0.0068203</text:p>
          </table:table-cell>
          <table:table-cell office:value-type="float" office:value="0.0054096" calcext:value-type="float">
            <text:p>0.0054096</text:p>
          </table:table-cell>
          <table:table-cell office:value-type="float" office:value="-0.0054939" calcext:value-type="float">
            <text:p>-0.0054939</text:p>
          </table:table-cell>
          <table:table-cell office:value-type="float" office:value="-0.0018992" calcext:value-type="float">
            <text:p>-0.0018992</text:p>
          </table:table-cell>
          <table:table-cell office:value-type="float" office:value="-0.032478" calcext:value-type="float">
            <text:p>-0.032478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-0.019025" calcext:value-type="float">
            <text:p>-0.01902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-0.0031138" calcext:value-type="float">
            <text:p>-0.0031138</text:p>
          </table:table-cell>
          <table:table-cell office:value-type="float" office:value="0.0021858" calcext:value-type="float">
            <text:p>0.0021858</text:p>
          </table:table-cell>
          <table:table-cell office:value-type="float" office:value="-4.9036" calcext:value-type="float">
            <text:p>-4.9036</text:p>
          </table:table-cell>
          <table:table-cell office:value-type="float" office:value="-1.2008" calcext:value-type="float">
            <text:p>-1.2008</text:p>
          </table:table-cell>
          <table:table-cell office:value-type="float" office:value="-1" calcext:value-type="float">
            <text:p>-1</text:p>
          </table:table-cell>
          <table:table-cell office:value-type="float" office:value="27.304" calcext:value-type="float">
            <text:p>27.304</text:p>
          </table:table-cell>
          <table:table-cell office:value-type="float" office:value="-27.73" calcext:value-type="float">
            <text:p>-27.73</text:p>
          </table:table-cell>
          <table:table-cell office:value-type="float" office:value="-302.69" calcext:value-type="float">
            <text:p>-302.69</text:p>
          </table:table-cell>
          <table:table-cell office:value-type="float" office:value="27.304" calcext:value-type="float">
            <text:p>27.304</text:p>
          </table:table-cell>
          <table:table-cell office:value-type="float" office:value="-27.73" calcext:value-type="float">
            <text:p>-27.73</text:p>
          </table:table-cell>
          <table:table-cell office:value-type="float" office:value="-302.69" calcext:value-type="float">
            <text:p>-30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983" calcext:value-type="float">
            <text:p>9.7983</text:p>
          </table:table-cell>
          <table:table-cell office:value-type="float" office:value="-6.2951" calcext:value-type="float">
            <text:p>-6.2951</text:p>
          </table:table-cell>
          <table:table-cell office:value-type="float" office:value="10" calcext:value-type="float">
            <text:p>10</text:p>
          </table:table-cell>
          <table:table-cell office:value-type="float" office:value="-11.526" calcext:value-type="float">
            <text:p>-11.526</text:p>
          </table:table-cell>
          <table:table-cell office:value-type="float" office:value="48.012" calcext:value-type="float">
            <text:p>48.012</text:p>
          </table:table-cell>
          <table:table-cell office:value-type="float" office:value="-2.013" calcext:value-type="float">
            <text:p>-2.013</text:p>
          </table:table-cell>
          <table:table-cell office:value-type="float" office:value="2.342" calcext:value-type="float">
            <text:p>2.342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24964" calcext:value-type="float">
            <text:p>-0.24964</text:p>
          </table:table-cell>
          <table:table-cell office:value-type="float" office:value="-0.066131" calcext:value-type="float">
            <text:p>-0.066131</text:p>
          </table:table-cell>
          <table:table-cell office:value-type="float" office:value="0" calcext:value-type="float">
            <text:p>0</text:p>
          </table:table-cell>
          <table:table-cell office:value-type="float" office:value="-18156" calcext:value-type="float">
            <text:p>-18156</text:p>
          </table:table-cell>
          <table:table-cell office:value-type="float" office:value="0.0053667" calcext:value-type="float">
            <text:p>0.0053667</text:p>
          </table:table-cell>
          <table:table-cell office:value-type="float" office:value="0.085705" calcext:value-type="float">
            <text:p>0.085705</text:p>
          </table:table-cell>
          <table:table-cell office:value-type="float" office:value="-0.0466" calcext:value-type="float">
            <text:p>-0.04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9]-([$Sheet2.$B$2]*[.B89]+[$Sheet2.$B$3]))^2" office:value-type="float" office:value="0.0000958327311955978" calcext:value-type="float">
            <text:p>9.58327311955978E-05</text:p>
          </table:table-cell>
          <table:table-cell table:formula="of:=([.F89]-([$Sheet2.$B$7] + [$Sheet2.$B$8] * ([.B89] - [$Sheet2.$B$9])^2))^2" office:value-type="float" office:value="0.000000150200701673448" calcext:value-type="float">
            <text:p>1.50200701673448E-07</text:p>
          </table:table-cell>
          <table:table-cell table:formula="of:=([.X89]-([.AE89]^2*([$Sheet2.$B$13]*([.B89] - [$Sheet2.$B$14])^2 + [$Sheet2.$B$15]*([.B89]-[$Sheet2.$B$14]) + [$Sheet2.$B$16])    ))^2" office:value-type="float" office:value="8.66171973850509" calcext:value-type="float">
            <text:p>8.66171973850509</text:p>
          </table:table-cell>
          <table:table-cell table:formula="of:=([.AG89]-([.AE89]^2*([$Sheet2.$B$20]*([.B89] - [$Sheet2.$B$21])^2 + [$Sheet2.$B$22]*([.B89]-[$Sheet2.$B$21]) + [$Sheet2.$B$23])    ))^2" office:value-type="float" office:value="134.005759225066" calcext:value-type="float">
            <text:p>134.005759225066</text:p>
          </table:table-cell>
          <table:table-cell table:formula="of:=([.AH89]-([.AE89]^2*([$Sheet2.$B$27]*([.B89] - [$Sheet2.$B$28])^2 + [$Sheet2.$B$29]*([.B89]-[$Sheet2.$B$28]) + [$Sheet2.$B$30])    ))^2" office:value-type="float" office:value="326.576061546458" calcext:value-type="float">
            <text:p>326.576061546458</text:p>
          </table:table-cell>
          <table:table-cell table:formula="of:=([.AI89]-([.AE89]^2*([$Sheet2.$B$34]*([.B89] - [$Sheet2.$B$35])^2 + [$Sheet2.$B$36]*([.B89]-[$Sheet2.$B$35]) + [$Sheet2.$B$37])    ))^2" office:value-type="float" office:value="1.2862645125721" calcext:value-type="float">
            <text:p>1.286264512572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49" calcext:value-type="float">
            <text:p>-0.0063249</text:p>
          </table:table-cell>
          <table:table-cell office:value-type="float" office:value="0.010922" calcext:value-type="float">
            <text:p>0.010922</text:p>
          </table:table-cell>
          <table:table-cell office:value-type="float" office:value="0.0065899" calcext:value-type="float">
            <text:p>0.0065899</text:p>
          </table:table-cell>
          <table:table-cell office:value-type="float" office:value="0.0043318" calcext:value-type="float">
            <text:p>0.0043318</text:p>
          </table:table-cell>
          <table:table-cell office:value-type="float" office:value="-0.0052845" calcext:value-type="float">
            <text:p>-0.0052845</text:p>
          </table:table-cell>
          <table:table-cell office:value-type="float" office:value="-0.085476" calcext:value-type="float">
            <text:p>-0.085476</text:p>
          </table:table-cell>
          <table:table-cell office:value-type="float" office:value="-0.03138" calcext:value-type="float">
            <text:p>-0.03138</text:p>
          </table:table-cell>
          <table:table-cell office:value-type="float" office:value="-0.054096" calcext:value-type="float">
            <text:p>-0.054096</text:p>
          </table:table-cell>
          <table:table-cell office:value-type="float" office:value="0.0070594" calcext:value-type="float">
            <text:p>0.0070594</text:p>
          </table:table-cell>
          <table:table-cell office:value-type="float" office:value="-0.00043233" calcext:value-type="float">
            <text:p>-0.00043233</text:p>
          </table:table-cell>
          <table:table-cell office:value-type="float" office:value="-0.0029914" calcext:value-type="float">
            <text:p>-0.0029914</text:p>
          </table:table-cell>
          <table:table-cell office:value-type="float" office:value="0.0025591" calcext:value-type="float">
            <text:p>0.0025591</text:p>
          </table:table-cell>
          <table:table-cell office:value-type="float" office:value="-0.57911" calcext:value-type="float">
            <text:p>-0.57911</text:p>
          </table:table-cell>
          <table:table-cell office:value-type="float" office:value="-0.046057" calcext:value-type="float">
            <text:p>-0.046057</text:p>
          </table:table-cell>
          <table:table-cell office:value-type="float" office:value="-1" calcext:value-type="float">
            <text:p>-1</text:p>
          </table:table-cell>
          <table:table-cell office:value-type="float" office:value="21.864" calcext:value-type="float">
            <text:p>21.864</text:p>
          </table:table-cell>
          <table:table-cell office:value-type="float" office:value="-26.672" calcext:value-type="float">
            <text:p>-26.672</text:p>
          </table:table-cell>
          <table:table-cell office:value-type="float" office:value="-31.924" calcext:value-type="float">
            <text:p>-31.924</text:p>
          </table:table-cell>
          <table:table-cell office:value-type="float" office:value="21.864" calcext:value-type="float">
            <text:p>21.864</text:p>
          </table:table-cell>
          <table:table-cell office:value-type="float" office:value="-26.672" calcext:value-type="float">
            <text:p>-26.672</text:p>
          </table:table-cell>
          <table:table-cell office:value-type="float" office:value="-31.924" calcext:value-type="float">
            <text:p>-31.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114" calcext:value-type="float">
            <text:p>5.0114</text:p>
          </table:table-cell>
          <table:table-cell office:value-type="float" office:value="-164.13" calcext:value-type="float">
            <text:p>-164.13</text:p>
          </table:table-cell>
          <table:table-cell office:value-type="float" office:value="10" calcext:value-type="float">
            <text:p>10</text:p>
          </table:table-cell>
          <table:table-cell office:value-type="float" office:value="-59.924" calcext:value-type="float">
            <text:p>-59.924</text:p>
          </table:table-cell>
          <table:table-cell office:value-type="float" office:value="-17.816" calcext:value-type="float">
            <text:p>-17.816</text:p>
          </table:table-cell>
          <table:table-cell office:value-type="float" office:value="-90.599" calcext:value-type="float">
            <text:p>-90.599</text:p>
          </table:table-cell>
          <table:table-cell office:value-type="float" office:value="1.0911" calcext:value-type="float">
            <text:p>1.0911</text:p>
          </table:table-cell>
          <table:table-cell office:value-type="float" office:value="-0.53313" calcext:value-type="float">
            <text:p>-0.5331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-0.66253" calcext:value-type="float">
            <text:p>-0.662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473370" calcext:value-type="float">
            <text:p>-4.73E+05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3372" calcext:value-type="float">
            <text:p>0.003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0]-([$Sheet2.$B$2]*[.B90]+[$Sheet2.$B$3]))^2" office:value-type="float" office:value="0.0000516811388240114" calcext:value-type="float">
            <text:p>5.16811388240114E-05</text:p>
          </table:table-cell>
          <table:table-cell table:formula="of:=([.F90]-([$Sheet2.$B$7] + [$Sheet2.$B$8] * ([.B90] - [$Sheet2.$B$9])^2))^2" office:value-type="float" office:value="0.000000333759035199333" calcext:value-type="float">
            <text:p>3.33759035199333E-07</text:p>
          </table:table-cell>
          <table:table-cell table:formula="of:=([.X90]-([.AE90]^2*([$Sheet2.$B$13]*([.B90] - [$Sheet2.$B$14])^2 + [$Sheet2.$B$15]*([.B90]-[$Sheet2.$B$14]) + [$Sheet2.$B$16])    ))^2" office:value-type="float" office:value="8.95547208890462" calcext:value-type="float">
            <text:p>8.95547208890462</text:p>
          </table:table-cell>
          <table:table-cell table:formula="of:=([.AG90]-([.AE90]^2*([$Sheet2.$B$20]*([.B90] - [$Sheet2.$B$21])^2 + [$Sheet2.$B$22]*([.B90]-[$Sheet2.$B$21]) + [$Sheet2.$B$23])    ))^2" office:value-type="float" office:value="80.7411611428655" calcext:value-type="float">
            <text:p>80.7411611428655</text:p>
          </table:table-cell>
          <table:table-cell table:formula="of:=([.AH90]-([.AE90]^2*([$Sheet2.$B$27]*([.B90] - [$Sheet2.$B$28])^2 + [$Sheet2.$B$29]*([.B90]-[$Sheet2.$B$28]) + [$Sheet2.$B$30])    ))^2" office:value-type="float" office:value="238.70940353635" calcext:value-type="float">
            <text:p>238.70940353635</text:p>
          </table:table-cell>
          <table:table-cell table:formula="of:=([.AI90]-([.AE90]^2*([$Sheet2.$B$34]*([.B90] - [$Sheet2.$B$35])^2 + [$Sheet2.$B$36]*([.B90]-[$Sheet2.$B$35]) + [$Sheet2.$B$37])    ))^2" office:value-type="float" office:value="0.448208307150347" calcext:value-type="float">
            <text:p>0.448208307150347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22" calcext:value-type="float">
            <text:p>0.047422</text:p>
          </table:table-cell>
          <table:table-cell office:value-type="float" office:value="0.010337" calcext:value-type="float">
            <text:p>0.010337</text:p>
          </table:table-cell>
          <table:table-cell office:value-type="float" office:value="0.0063779" calcext:value-type="float">
            <text:p>0.0063779</text:p>
          </table:table-cell>
          <table:table-cell office:value-type="float" office:value="0.0039594" calcext:value-type="float">
            <text:p>0.0039594</text:p>
          </table:table-cell>
          <table:table-cell office:value-type="float" office:value="-0.0053018" calcext:value-type="float">
            <text:p>-0.0053018</text:p>
          </table:table-cell>
          <table:table-cell office:value-type="float" office:value="-0.17267" calcext:value-type="float">
            <text:p>-0.17267</text:p>
          </table:table-cell>
          <table:table-cell office:value-type="float" office:value="-0.030371" calcext:value-type="float">
            <text:p>-0.030371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033648" calcext:value-type="float">
            <text:p>0.033648</text:p>
          </table:table-cell>
          <table:table-cell office:value-type="float" office:value="-0.00012393" calcext:value-type="float">
            <text:p>-0.00012393</text:p>
          </table:table-cell>
          <table:table-cell office:value-type="float" office:value="-0.0028777" calcext:value-type="float">
            <text:p>-0.0028777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4.5875" calcext:value-type="float">
            <text:p>4.5875</text:p>
          </table:table-cell>
          <table:table-cell office:value-type="float" office:value="0.999" calcext:value-type="float">
            <text:p>0.999</text:p>
          </table:table-cell>
          <table:table-cell office:value-type="float" office:value="4.5921" calcext:value-type="float">
            <text:p>4.5921</text:p>
          </table:table-cell>
          <table:table-cell office:value-type="float" office:value="19.984" calcext:value-type="float">
            <text:p>19.984</text:p>
          </table:table-cell>
          <table:table-cell office:value-type="float" office:value="-26.76" calcext:value-type="float">
            <text:p>-26.76</text:p>
          </table:table-cell>
          <table:table-cell office:value-type="float" office:value="239.36" calcext:value-type="float">
            <text:p>239.36</text:p>
          </table:table-cell>
          <table:table-cell office:value-type="float" office:value="19.984" calcext:value-type="float">
            <text:p>19.984</text:p>
          </table:table-cell>
          <table:table-cell office:value-type="float" office:value="-26.76" calcext:value-type="float">
            <text:p>-26.76</text:p>
          </table:table-cell>
          <table:table-cell office:value-type="float" office:value="239.36" calcext:value-type="float">
            <text:p>23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706" calcext:value-type="float">
            <text:p>9.7706</text:p>
          </table:table-cell>
          <table:table-cell office:value-type="float" office:value="7.5668" calcext:value-type="float">
            <text:p>7.5668</text:p>
          </table:table-cell>
          <table:table-cell office:value-type="float" office:value="10" calcext:value-type="float">
            <text:p>10</text:p>
          </table:table-cell>
          <table:table-cell office:value-type="float" office:value="12.297" calcext:value-type="float">
            <text:p>12.297</text:p>
          </table:table-cell>
          <table:table-cell office:value-type="float" office:value="-84.917" calcext:value-type="float">
            <text:p>-84.917</text:p>
          </table:table-cell>
          <table:table-cell office:value-type="float" office:value="-183.02" calcext:value-type="float">
            <text:p>-183.02</text:p>
          </table:table-cell>
          <table:table-cell office:value-type="float" office:value="0.31275" calcext:value-type="float">
            <text:p>0.31275</text:p>
          </table:table-cell>
          <table:table-cell office:value-type="float" office:value="1.127" calcext:value-type="float">
            <text:p>1.127</text:p>
          </table:table-cell>
          <table:table-cell office:value-type="float" office:value="-0.24403" calcext:value-type="float">
            <text:p>-0.24403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" calcext:value-type="float">
            <text:p>0</text:p>
          </table:table-cell>
          <table:table-cell office:value-type="float" office:value="21824" calcext:value-type="float">
            <text:p>21824</text:p>
          </table:table-cell>
          <table:table-cell office:value-type="float" office:value="0.0039169" calcext:value-type="float">
            <text:p>0.0039169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053444" calcext:value-type="float">
            <text:p>0.053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1]-([$Sheet2.$B$2]*[.B91]+[$Sheet2.$B$3]))^2" office:value-type="float" office:value="0.0000201304739199618" calcext:value-type="float">
            <text:p>2.01304739199618E-05</text:p>
          </table:table-cell>
          <table:table-cell table:formula="of:=([.F91]-([$Sheet2.$B$7] + [$Sheet2.$B$8] * ([.B91] - [$Sheet2.$B$9])^2))^2" office:value-type="float" office:value="0.000000572446161534903" calcext:value-type="float">
            <text:p>5.72446161534903E-07</text:p>
          </table:table-cell>
          <table:table-cell table:formula="of:=([.X91]-([.AE91]^2*([$Sheet2.$B$13]*([.B91] - [$Sheet2.$B$14])^2 + [$Sheet2.$B$15]*([.B91]-[$Sheet2.$B$14]) + [$Sheet2.$B$16])    ))^2" office:value-type="float" office:value="8.84483209826833" calcext:value-type="float">
            <text:p>8.84483209826833</text:p>
          </table:table-cell>
          <table:table-cell table:formula="of:=([.AG91]-([.AE91]^2*([$Sheet2.$B$20]*([.B91] - [$Sheet2.$B$21])^2 + [$Sheet2.$B$22]*([.B91]-[$Sheet2.$B$21]) + [$Sheet2.$B$23])    ))^2" office:value-type="float" office:value="38.6737527818216" calcext:value-type="float">
            <text:p>38.6737527818216</text:p>
          </table:table-cell>
          <table:table-cell table:formula="of:=([.AH91]-([.AE91]^2*([$Sheet2.$B$27]*([.B91] - [$Sheet2.$B$28])^2 + [$Sheet2.$B$29]*([.B91]-[$Sheet2.$B$28]) + [$Sheet2.$B$30])    ))^2" office:value-type="float" office:value="155.246934050217" calcext:value-type="float">
            <text:p>155.246934050217</text:p>
          </table:table-cell>
          <table:table-cell table:formula="of:=([.AI91]-([.AE91]^2*([$Sheet2.$B$34]*([.B91] - [$Sheet2.$B$35])^2 + [$Sheet2.$B$36]*([.B91]-[$Sheet2.$B$35]) + [$Sheet2.$B$37])    ))^2" office:value-type="float" office:value="0.0423130758281729" calcext:value-type="float">
            <text:p>0.042313075828173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10452" calcext:value-type="float">
            <text:p>0.010452</text:p>
          </table:table-cell>
          <table:table-cell office:value-type="float" office:value="0.0061521" calcext:value-type="float">
            <text:p>0.0061521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-0.0055448" calcext:value-type="float">
            <text:p>-0.0055448</text:p>
          </table:table-cell>
          <table:table-cell office:value-type="float" office:value="-0.26322" calcext:value-type="float">
            <text:p>-0.26322</text:p>
          </table:table-cell>
          <table:table-cell office:value-type="float" office:value="-0.029296" calcext:value-type="float">
            <text:p>-0.029296</text:p>
          </table:table-cell>
          <table:table-cell office:value-type="float" office:value="-0.23393" calcext:value-type="float">
            <text:p>-0.23393</text:p>
          </table:table-cell>
          <table:table-cell office:value-type="float" office:value="0.060703" calcext:value-type="float">
            <text:p>0.060703</text:p>
          </table:table-cell>
          <table:table-cell table:style-name="ce1" office:value-type="float" office:value="0.000012072" calcext:value-type="float">
            <text:p>1.21E-05</text:p>
          </table:table-cell>
          <table:table-cell office:value-type="float" office:value="-0.0027539" calcext:value-type="float">
            <text:p>-0.0027539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9.6824" calcext:value-type="float">
            <text:p>9.6824</text:p>
          </table:table-cell>
          <table:table-cell office:value-type="float" office:value="3.0802" calcext:value-type="float">
            <text:p>3.0802</text:p>
          </table:table-cell>
          <table:table-cell office:value-type="float" office:value="3.1435" calcext:value-type="float">
            <text:p>3.1435</text:p>
          </table:table-cell>
          <table:table-cell office:value-type="float" office:value="21.703" calcext:value-type="float">
            <text:p>21.703</text:p>
          </table:table-cell>
          <table:table-cell office:value-type="float" office:value="-27.987" calcext:value-type="float">
            <text:p>-27.987</text:p>
          </table:table-cell>
          <table:table-cell office:value-type="float" office:value="510.79" calcext:value-type="float">
            <text:p>510.79</text:p>
          </table:table-cell>
          <table:table-cell office:value-type="float" office:value="21.703" calcext:value-type="float">
            <text:p>21.703</text:p>
          </table:table-cell>
          <table:table-cell office:value-type="float" office:value="-27.987" calcext:value-type="float">
            <text:p>-27.987</text:p>
          </table:table-cell>
          <table:table-cell office:value-type="float" office:value="510.79" calcext:value-type="float">
            <text:p>51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71" calcext:value-type="float">
            <text:p>9.9471</text:p>
          </table:table-cell>
          <table:table-cell office:value-type="float" office:value="2.4541" calcext:value-type="float">
            <text:p>2.4541</text:p>
          </table:table-cell>
          <table:table-cell office:value-type="float" office:value="10" calcext:value-type="float">
            <text:p>10</text:p>
          </table:table-cell>
          <table:table-cell office:value-type="float" office:value="5.8966" calcext:value-type="float">
            <text:p>5.8966</text:p>
          </table:table-cell>
          <table:table-cell office:value-type="float" office:value="-153.19" calcext:value-type="float">
            <text:p>-153.19</text:p>
          </table:table-cell>
          <table:table-cell office:value-type="float" office:value="-279" calcext:value-type="float">
            <text:p>-279</text:p>
          </table:table-cell>
          <table:table-cell office:value-type="float" office:value="-0.030465" calcext:value-type="float">
            <text:p>-0.030465</text:p>
          </table:table-cell>
          <table:table-cell office:value-type="float" office:value="1.0231" calcext:value-type="float">
            <text:p>1.0231</text:p>
          </table:table-cell>
          <table:table-cell office:value-type="float" office:value="-0.24568" calcext:value-type="float">
            <text:p>-0.24568</text:p>
          </table:table-cell>
          <table:table-cell office:value-type="float" office:value="0.040934" calcext:value-type="float">
            <text:p>0.040934</text:p>
          </table:table-cell>
          <table:table-cell office:value-type="float" office:value="0" calcext:value-type="float">
            <text:p>0</text:p>
          </table:table-cell>
          <table:table-cell office:value-type="float" office:value="7078.1" calcext:value-type="float">
            <text:p>7078.1</text:p>
          </table:table-cell>
          <table:table-cell office:value-type="float" office:value="0.0043306" calcext:value-type="float">
            <text:p>0.0043306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0354" calcext:value-type="float">
            <text:p>0.103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2]-([$Sheet2.$B$2]*[.B92]+[$Sheet2.$B$3]))^2" office:value-type="float" office:value="0.00000307420055560011" calcext:value-type="float">
            <text:p>3.07420055560011E-06</text:p>
          </table:table-cell>
          <table:table-cell table:formula="of:=([.F92]-([$Sheet2.$B$7] + [$Sheet2.$B$8] * ([.B92] - [$Sheet2.$B$9])^2))^2" office:value-type="float" office:value="0.000000897199300903217" calcext:value-type="float">
            <text:p>8.97199300903217E-07</text:p>
          </table:table-cell>
          <table:table-cell table:formula="of:=([.X92]-([.AE92]^2*([$Sheet2.$B$13]*([.B92] - [$Sheet2.$B$14])^2 + [$Sheet2.$B$15]*([.B92]-[$Sheet2.$B$14]) + [$Sheet2.$B$16])    ))^2" office:value-type="float" office:value="8.37784235315204" calcext:value-type="float">
            <text:p>8.37784235315204</text:p>
          </table:table-cell>
          <table:table-cell table:formula="of:=([.AG92]-([.AE92]^2*([$Sheet2.$B$20]*([.B92] - [$Sheet2.$B$21])^2 + [$Sheet2.$B$22]*([.B92]-[$Sheet2.$B$21]) + [$Sheet2.$B$23])    ))^2" office:value-type="float" office:value="11.402287714292" calcext:value-type="float">
            <text:p>11.402287714292</text:p>
          </table:table-cell>
          <table:table-cell table:formula="of:=([.AH92]-([.AE92]^2*([$Sheet2.$B$27]*([.B92] - [$Sheet2.$B$28])^2 + [$Sheet2.$B$29]*([.B92]-[$Sheet2.$B$28]) + [$Sheet2.$B$30])    ))^2" office:value-type="float" office:value="87.9128195806152" calcext:value-type="float">
            <text:p>87.9128195806152</text:p>
          </table:table-cell>
          <table:table-cell table:formula="of:=([.AI92]-([.AE92]^2*([$Sheet2.$B$34]*([.B92] - [$Sheet2.$B$35])^2 + [$Sheet2.$B$36]*([.B92]-[$Sheet2.$B$35]) + [$Sheet2.$B$37])    ))^2" office:value-type="float" office:value="0.0868042115710083" calcext:value-type="float">
            <text:p>0.086804211571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0.011266" calcext:value-type="float">
            <text:p>0.011266</text:p>
          </table:table-cell>
          <table:table-cell office:value-type="float" office:value="0.0059124" calcext:value-type="float">
            <text:p>0.0059124</text:p>
          </table:table-cell>
          <table:table-cell office:value-type="float" office:value="0.0053535" calcext:value-type="float">
            <text:p>0.0053535</text:p>
          </table:table-cell>
          <table:table-cell office:value-type="float" office:value="-0.0060144" calcext:value-type="float">
            <text:p>-0.0060144</text:p>
          </table:table-cell>
          <table:table-cell office:value-type="float" office:value="-0.35716" calcext:value-type="float">
            <text:p>-0.35716</text:p>
          </table:table-cell>
          <table:table-cell office:value-type="float" office:value="-0.028154" calcext:value-type="float">
            <text:p>-0.028154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88231" calcext:value-type="float">
            <text:p>0.088231</text:p>
          </table:table-cell>
          <table:table-cell table:style-name="ce1" office:value-type="float" office:value="-0.000030249" calcext:value-type="float">
            <text:p>-3.02E-05</text:p>
          </table:table-cell>
          <table:table-cell office:value-type="float" office:value="-0.0026264" calcext:value-type="float">
            <text:p>-0.0026264</text:p>
          </table:table-cell>
          <table:table-cell office:value-type="float" office:value="0.0025962" calcext:value-type="float">
            <text:p>0.0025962</text:p>
          </table:table-cell>
          <table:table-cell office:value-type="float" office:value="13.76" calcext:value-type="float">
            <text:p>13.76</text:p>
          </table:table-cell>
          <table:table-cell office:value-type="float" office:value="5.4174" calcext:value-type="float">
            <text:p>5.4174</text:p>
          </table:table-cell>
          <table:table-cell office:value-type="float" office:value="2.5399" calcext:value-type="float">
            <text:p>2.5399</text:p>
          </table:table-cell>
          <table:table-cell office:value-type="float" office:value="27.021" calcext:value-type="float">
            <text:p>27.021</text:p>
          </table:table-cell>
          <table:table-cell office:value-type="float" office:value="-30.356" calcext:value-type="float">
            <text:p>-30.356</text:p>
          </table:table-cell>
          <table:table-cell office:value-type="float" office:value="782.4" calcext:value-type="float">
            <text:p>782.4</text:p>
          </table:table-cell>
          <table:table-cell office:value-type="float" office:value="27.021" calcext:value-type="float">
            <text:p>27.021</text:p>
          </table:table-cell>
          <table:table-cell office:value-type="float" office:value="-30.356" calcext:value-type="float">
            <text:p>-30.356</text:p>
          </table:table-cell>
          <table:table-cell office:value-type="float" office:value="782.4" calcext:value-type="float">
            <text:p>78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37" calcext:value-type="float">
            <text:p>9.9737</text:p>
          </table:table-cell>
          <table:table-cell office:value-type="float" office:value="1.3954" calcext:value-type="float">
            <text:p>1.3954</text:p>
          </table:table-cell>
          <table:table-cell office:value-type="float" office:value="10" calcext:value-type="float">
            <text:p>10</text:p>
          </table:table-cell>
          <table:table-cell office:value-type="float" office:value="4.1568" calcext:value-type="float">
            <text:p>4.1568</text:p>
          </table:table-cell>
          <table:table-cell office:value-type="float" office:value="-222.66" calcext:value-type="float">
            <text:p>-222.66</text:p>
          </table:table-cell>
          <table:table-cell office:value-type="float" office:value="-378.56" calcext:value-type="float">
            <text:p>-378.56</text:p>
          </table:table-cell>
          <table:table-cell office:value-type="float" office:value="0.076337" calcext:value-type="float">
            <text:p>0.076337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2462" calcext:value-type="float">
            <text:p>-0.246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" calcext:value-type="float">
            <text:p>0</text:p>
          </table:table-cell>
          <table:table-cell office:value-type="float" office:value="4024.5" calcext:value-type="float">
            <text:p>4024.5</text:p>
          </table:table-cell>
          <table:table-cell office:value-type="float" office:value="0.0054061" calcext:value-type="float">
            <text:p>0.0054061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15366" calcext:value-type="float">
            <text:p>0.15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3]-([$Sheet2.$B$2]*[.B93]+[$Sheet2.$B$3]))^2" office:value-type="float" office:value="0.00000102418450311276" calcext:value-type="float">
            <text:p>1.02418450311276E-06</text:p>
          </table:table-cell>
          <table:table-cell table:formula="of:=([.F93]-([$Sheet2.$B$7] + [$Sheet2.$B$8] * ([.B93] - [$Sheet2.$B$9])^2))^2" office:value-type="float" office:value="0.00000132372345067787" calcext:value-type="float">
            <text:p>1.32372345067787E-06</text:p>
          </table:table-cell>
          <table:table-cell table:formula="of:=([.X93]-([.AE93]^2*([$Sheet2.$B$13]*([.B93] - [$Sheet2.$B$14])^2 + [$Sheet2.$B$15]*([.B93]-[$Sheet2.$B$14]) + [$Sheet2.$B$16])    ))^2" office:value-type="float" office:value="7.56712924339016" calcext:value-type="float">
            <text:p>7.56712924339016</text:p>
          </table:table-cell>
          <table:table-cell table:formula="of:=([.AG93]-([.AE93]^2*([$Sheet2.$B$20]*([.B93] - [$Sheet2.$B$21])^2 + [$Sheet2.$B$22]*([.B93]-[$Sheet2.$B$21]) + [$Sheet2.$B$23])    ))^2" office:value-type="float" office:value="0.188636712725251" calcext:value-type="float">
            <text:p>0.188636712725251</text:p>
          </table:table-cell>
          <table:table-cell table:formula="of:=([.AH93]-([.AE93]^2*([$Sheet2.$B$27]*([.B93] - [$Sheet2.$B$28])^2 + [$Sheet2.$B$29]*([.B93]-[$Sheet2.$B$28]) + [$Sheet2.$B$30])    ))^2" office:value-type="float" office:value="38.1718362010561" calcext:value-type="float">
            <text:p>38.1718362010561</text:p>
          </table:table-cell>
          <table:table-cell table:formula="of:=([.AI93]-([.AE93]^2*([$Sheet2.$B$34]*([.B93] - [$Sheet2.$B$35])^2 + [$Sheet2.$B$36]*([.B93]-[$Sheet2.$B$35]) + [$Sheet2.$B$37])    ))^2" office:value-type="float" office:value="0.666860537808526" calcext:value-type="float">
            <text:p>0.6668605378085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2853" calcext:value-type="float">
            <text:p>0.012853</text:p>
          </table:table-cell>
          <table:table-cell office:value-type="float" office:value="0.0057293" calcext:value-type="float">
            <text:p>0.0057293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-0.0067091" calcext:value-type="float">
            <text:p>-0.0067091</text:p>
          </table:table-cell>
          <table:table-cell office:value-type="float" office:value="-0.45471" calcext:value-type="float">
            <text:p>-0.45471</text:p>
          </table:table-cell>
          <table:table-cell office:value-type="float" office:value="-0.027283" calcext:value-type="float">
            <text:p>-0.027283</text:p>
          </table:table-cell>
          <table:table-cell office:value-type="float" office:value="-0.42743" calcext:value-type="float">
            <text:p>-0.42743</text:p>
          </table:table-cell>
          <table:table-cell office:value-type="float" office:value="0.1162" calcext:value-type="float">
            <text:p>0.1162</text:p>
          </table:table-cell>
          <table:table-cell office:value-type="float" office:value="-0.00029632" calcext:value-type="float">
            <text:p>-0.00029632</text:p>
          </table:table-cell>
          <table:table-cell office:value-type="float" office:value="-0.0025373" calcext:value-type="float">
            <text:p>-0.0025373</text:p>
          </table:table-cell>
          <table:table-cell office:value-type="float" office:value="0.0022409" calcext:value-type="float">
            <text:p>0.0022409</text:p>
          </table:table-cell>
          <table:table-cell office:value-type="float" office:value="16.245" calcext:value-type="float">
            <text:p>16.245</text:p>
          </table:table-cell>
          <table:table-cell office:value-type="float" office:value="7.4228" calcext:value-type="float">
            <text:p>7.4228</text:p>
          </table:table-cell>
          <table:table-cell office:value-type="float" office:value="2.1885" calcext:value-type="float">
            <text:p>2.1885</text:p>
          </table:table-cell>
          <table:table-cell office:value-type="float" office:value="35.957" calcext:value-type="float">
            <text:p>35.957</text:p>
          </table:table-cell>
          <table:table-cell office:value-type="float" office:value="-33.863" calcext:value-type="float">
            <text:p>-33.863</text:p>
          </table:table-cell>
          <table:table-cell office:value-type="float" office:value="1053.9" calcext:value-type="float">
            <text:p>1053.9</text:p>
          </table:table-cell>
          <table:table-cell office:value-type="float" office:value="35.957" calcext:value-type="float">
            <text:p>35.957</text:p>
          </table:table-cell>
          <table:table-cell office:value-type="float" office:value="-33.863" calcext:value-type="float">
            <text:p>-33.863</text:p>
          </table:table-cell>
          <table:table-cell office:value-type="float" office:value="1053.9" calcext:value-type="float">
            <text:p>105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11" calcext:value-type="float">
            <text:p>9.9811</text:p>
          </table:table-cell>
          <table:table-cell office:value-type="float" office:value="1.0184" calcext:value-type="float">
            <text:p>1.0184</text:p>
          </table:table-cell>
          <table:table-cell office:value-type="float" office:value="10" calcext:value-type="float">
            <text:p>10</text:p>
          </table:table-cell>
          <table:table-cell office:value-type="float" office:value="3.5226" calcext:value-type="float">
            <text:p>3.5226</text:p>
          </table:table-cell>
          <table:table-cell office:value-type="float" office:value="-293.25" calcext:value-type="float">
            <text:p>-293.25</text:p>
          </table:table-cell>
          <table:table-cell office:value-type="float" office:value="-481.96" calcext:value-type="float">
            <text:p>-481.96</text:p>
          </table:table-cell>
          <table:table-cell office:value-type="float" office:value="0.74781" calcext:value-type="float">
            <text:p>0.74781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-0.24645" calcext:value-type="float">
            <text:p>-0.24645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" calcext:value-type="float">
            <text:p>0</text:p>
          </table:table-cell>
          <table:table-cell office:value-type="float" office:value="2937.1" calcext:value-type="float">
            <text:p>2937.1</text:p>
          </table:table-cell>
          <table:table-cell office:value-type="float" office:value="0.0071995" calcext:value-type="float">
            <text:p>0.0071995</text:p>
          </table:table-cell>
          <table:table-cell office:value-type="float" office:value="0.78891" calcext:value-type="float">
            <text:p>0.78891</text:p>
          </table:table-cell>
          <table:table-cell office:value-type="float" office:value="0.20375" calcext:value-type="float">
            <text:p>0.20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4]-([$Sheet2.$B$2]*[.B94]+[$Sheet2.$B$3]))^2" office:value-type="float" office:value="0.0000141179033472633" calcext:value-type="float">
            <text:p>1.41179033472633E-05</text:p>
          </table:table-cell>
          <table:table-cell table:formula="of:=([.F94]-([$Sheet2.$B$7] + [$Sheet2.$B$8] * ([.B94] - [$Sheet2.$B$9])^2))^2" office:value-type="float" office:value="0.00000167076048664256" calcext:value-type="float">
            <text:p>1.67076048664256E-06</text:p>
          </table:table-cell>
          <table:table-cell table:formula="of:=([.X94]-([.AE94]^2*([$Sheet2.$B$13]*([.B94] - [$Sheet2.$B$14])^2 + [$Sheet2.$B$15]*([.B94]-[$Sheet2.$B$14]) + [$Sheet2.$B$16])    ))^2" office:value-type="float" office:value="6.48822832734325" calcext:value-type="float">
            <text:p>6.48822832734325</text:p>
          </table:table-cell>
          <table:table-cell table:formula="of:=([.AG94]-([.AE94]^2*([$Sheet2.$B$20]*([.B94] - [$Sheet2.$B$21])^2 + [$Sheet2.$B$22]*([.B94]-[$Sheet2.$B$21]) + [$Sheet2.$B$23])    ))^2" office:value-type="float" office:value="6.40793431427698" calcext:value-type="float">
            <text:p>6.40793431427698</text:p>
          </table:table-cell>
          <table:table-cell table:formula="of:=([.AH94]-([.AE94]^2*([$Sheet2.$B$27]*([.B94] - [$Sheet2.$B$28])^2 + [$Sheet2.$B$29]*([.B94]-[$Sheet2.$B$28]) + [$Sheet2.$B$30])    ))^2" office:value-type="float" office:value="6.79264314264058" calcext:value-type="float">
            <text:p>6.79264314264058</text:p>
          </table:table-cell>
          <table:table-cell table:formula="of:=([.AI94]-([.AE94]^2*([$Sheet2.$B$34]*([.B94] - [$Sheet2.$B$35])^2 + [$Sheet2.$B$36]*([.B94]-[$Sheet2.$B$35]) + [$Sheet2.$B$37])    ))^2" office:value-type="float" office:value="1.55155379589151" calcext:value-type="float">
            <text:p>1.551553795891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056044" calcext:value-type="float">
            <text:p>0.0056044</text:p>
          </table:table-cell>
          <table:table-cell office:value-type="float" office:value="0.0096104" calcext:value-type="float">
            <text:p>0.0096104</text:p>
          </table:table-cell>
          <table:table-cell office:value-type="float" office:value="-0.0076291" calcext:value-type="float">
            <text:p>-0.0076291</text:p>
          </table:table-cell>
          <table:table-cell office:value-type="float" office:value="-0.55586" calcext:value-type="float">
            <text:p>-0.55586</text:p>
          </table:table-cell>
          <table:table-cell office:value-type="float" office:value="-0.026688" calcext:value-type="float">
            <text:p>-0.026688</text:p>
          </table:table-cell>
          <table:table-cell office:value-type="float" office:value="-0.52917" calcext:value-type="float">
            <text:p>-0.52917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-0.00078167" calcext:value-type="float">
            <text:p>-0.00078167</text:p>
          </table:table-cell>
          <table:table-cell office:value-type="float" office:value="-0.0024828" calcext:value-type="float">
            <text:p>-0.0024828</text:p>
          </table:table-cell>
          <table:table-cell office:value-type="float" office:value="0.0017011" calcext:value-type="float">
            <text:p>0.0017011</text:p>
          </table:table-cell>
          <table:table-cell office:value-type="float" office:value="17.255" calcext:value-type="float">
            <text:p>17.255</text:p>
          </table:table-cell>
          <table:table-cell office:value-type="float" office:value="8.8412" calcext:value-type="float">
            <text:p>8.8412</text:p>
          </table:table-cell>
          <table:table-cell office:value-type="float" office:value="1.9517" calcext:value-type="float">
            <text:p>1.9517</text:p>
          </table:table-cell>
          <table:table-cell office:value-type="float" office:value="48.507" calcext:value-type="float">
            <text:p>48.507</text:p>
          </table:table-cell>
          <table:table-cell office:value-type="float" office:value="-38.506" calcext:value-type="float">
            <text:p>-38.506</text:p>
          </table:table-cell>
          <table:table-cell office:value-type="float" office:value="1325.1" calcext:value-type="float">
            <text:p>1325.1</text:p>
          </table:table-cell>
          <table:table-cell office:value-type="float" office:value="48.507" calcext:value-type="float">
            <text:p>48.507</text:p>
          </table:table-cell>
          <table:table-cell office:value-type="float" office:value="-38.506" calcext:value-type="float">
            <text:p>-38.506</text:p>
          </table:table-cell>
          <table:table-cell office:value-type="float" office:value="1325.1" calcext:value-type="float">
            <text:p>13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32" calcext:value-type="float">
            <text:p>9.9832</text:p>
          </table:table-cell>
          <table:table-cell office:value-type="float" office:value="0.855" calcext:value-type="float">
            <text:p>0.855</text:p>
          </table:table-cell>
          <table:table-cell office:value-type="float" office:value="10" calcext:value-type="float">
            <text:p>10</text:p>
          </table:table-cell>
          <table:table-cell office:value-type="float" office:value="3.3168" calcext:value-type="float">
            <text:p>3.3168</text:p>
          </table:table-cell>
          <table:table-cell office:value-type="float" office:value="-364.94" calcext:value-type="float">
            <text:p>-364.94</text:p>
          </table:table-cell>
          <table:table-cell office:value-type="float" office:value="-589.17" calcext:value-type="float">
            <text:p>-589.17</text:p>
          </table:table-cell>
          <table:table-cell office:value-type="float" office:value="1.9727" calcext:value-type="float">
            <text:p>1.9727</text:p>
          </table:table-cell>
          <table:table-cell office:value-type="float" office:value="0.96661" calcext:value-type="float">
            <text:p>0.96661</text:p>
          </table:table-cell>
          <table:table-cell office:value-type="float" office:value="-0.24661" calcext:value-type="float">
            <text:p>-0.24661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" calcext:value-type="float">
            <text:p>0</text:p>
          </table:table-cell>
          <table:table-cell office:value-type="float" office:value="2465.9" calcext:value-type="float">
            <text:p>2465.9</text:p>
          </table:table-cell>
          <table:table-cell office:value-type="float" office:value="0.0097142" calcext:value-type="float">
            <text:p>0.0097142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25377" calcext:value-type="float">
            <text:p>0.25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5]-([$Sheet2.$B$2]*[.B95]+[$Sheet2.$B$3]))^2" office:value-type="float" office:value="0.0000415088947319209" calcext:value-type="float">
            <text:p>4.15088947319209E-05</text:p>
          </table:table-cell>
          <table:table-cell table:formula="of:=([.F95]-([$Sheet2.$B$7] + [$Sheet2.$B$8] * ([.B95] - [$Sheet2.$B$9])^2))^2" office:value-type="float" office:value="0.00000188059432616922" calcext:value-type="float">
            <text:p>1.88059432616922E-06</text:p>
          </table:table-cell>
          <table:table-cell table:formula="of:=([.X95]-([.AE95]^2*([$Sheet2.$B$13]*([.B95] - [$Sheet2.$B$14])^2 + [$Sheet2.$B$15]*([.B95]-[$Sheet2.$B$14]) + [$Sheet2.$B$16])    ))^2" office:value-type="float" office:value="5.22362863637548" calcext:value-type="float">
            <text:p>5.22362863637548</text:p>
          </table:table-cell>
          <table:table-cell table:formula="of:=([.AG95]-([.AE95]^2*([$Sheet2.$B$20]*([.B95] - [$Sheet2.$B$21])^2 + [$Sheet2.$B$22]*([.B95]-[$Sheet2.$B$21]) + [$Sheet2.$B$23])    ))^2" office:value-type="float" office:value="30.2545307776722" calcext:value-type="float">
            <text:p>30.2545307776722</text:p>
          </table:table-cell>
          <table:table-cell table:formula="of:=([.AH95]-([.AE95]^2*([$Sheet2.$B$27]*([.B95] - [$Sheet2.$B$28])^2 + [$Sheet2.$B$29]*([.B95]-[$Sheet2.$B$28]) + [$Sheet2.$B$30])    ))^2" office:value-type="float" office:value="1.71613819031976" calcext:value-type="float">
            <text:p>1.71613819031976</text:p>
          </table:table-cell>
          <table:table-cell table:formula="of:=([.AI95]-([.AE95]^2*([$Sheet2.$B$34]*([.B95] - [$Sheet2.$B$35])^2 + [$Sheet2.$B$36]*([.B95]-[$Sheet2.$B$35]) + [$Sheet2.$B$37])    ))^2" office:value-type="float" office:value="2.53725118791409" calcext:value-type="float">
            <text:p>2.537251187914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018369" calcext:value-type="float">
            <text:p>0.018369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12812" calcext:value-type="float">
            <text:p>0.012812</text:p>
          </table:table-cell>
          <table:table-cell office:value-type="float" office:value="-0.0087736" calcext:value-type="float">
            <text:p>-0.0087736</text:p>
          </table:table-cell>
          <table:table-cell office:value-type="float" office:value="-0.66064" calcext:value-type="float">
            <text:p>-0.66064</text:p>
          </table:table-cell>
          <table:table-cell office:value-type="float" office:value="-0.026459" calcext:value-type="float">
            <text:p>-0.026459</text:p>
          </table:table-cell>
          <table:table-cell office:value-type="float" office:value="-0.63418" calcext:value-type="float">
            <text:p>-0.6341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-0.001501" calcext:value-type="float">
            <text:p>-0.001501</text:p>
          </table:table-cell>
          <table:table-cell office:value-type="float" office:value="-0.002477" calcext:value-type="float">
            <text:p>-0.002477</text:p>
          </table:table-cell>
          <table:table-cell office:value-type="float" office:value="0.00097597" calcext:value-type="float">
            <text:p>0.00097597</text:p>
          </table:table-cell>
          <table:table-cell office:value-type="float" office:value="17.214" calcext:value-type="float">
            <text:p>17.214</text:p>
          </table:table-cell>
          <table:table-cell office:value-type="float" office:value="9.6796" calcext:value-type="float">
            <text:p>9.6796</text:p>
          </table:table-cell>
          <table:table-cell office:value-type="float" office:value="1.7784" calcext:value-type="float">
            <text:p>1.7784</text:p>
          </table:table-cell>
          <table:table-cell office:value-type="float" office:value="64.667" calcext:value-type="float">
            <text:p>64.667</text:p>
          </table:table-cell>
          <table:table-cell office:value-type="float" office:value="-44.283" calcext:value-type="float">
            <text:p>-44.283</text:p>
          </table:table-cell>
          <table:table-cell office:value-type="float" office:value="1595.9" calcext:value-type="float">
            <text:p>1595.9</text:p>
          </table:table-cell>
          <table:table-cell office:value-type="float" office:value="64.667" calcext:value-type="float">
            <text:p>64.667</text:p>
          </table:table-cell>
          <table:table-cell office:value-type="float" office:value="-44.283" calcext:value-type="float">
            <text:p>-44.283</text:p>
          </table:table-cell>
          <table:table-cell office:value-type="float" office:value="1595.9" calcext:value-type="float">
            <text:p>159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32" calcext:value-type="float">
            <text:p>9.9832</text:p>
          </table:table-cell>
          <table:table-cell office:value-type="float" office:value="0.78095" calcext:value-type="float">
            <text:p>0.78095</text:p>
          </table:table-cell>
          <table:table-cell office:value-type="float" office:value="10" calcext:value-type="float">
            <text:p>10</text:p>
          </table:table-cell>
          <table:table-cell office:value-type="float" office:value="3.3247" calcext:value-type="float">
            <text:p>3.3247</text:p>
          </table:table-cell>
          <table:table-cell office:value-type="float" office:value="-437.7" calcext:value-type="float">
            <text:p>-437.7</text:p>
          </table:table-cell>
          <table:table-cell office:value-type="float" office:value="-700.23" calcext:value-type="float">
            <text:p>-700.23</text:p>
          </table:table-cell>
          <table:table-cell office:value-type="float" office:value="3.7881" calcext:value-type="float">
            <text:p>3.7881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-0.24672" calcext:value-type="float">
            <text:p>-0.24672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" calcext:value-type="float">
            <text:p>0</text:p>
          </table:table-cell>
          <table:table-cell office:value-type="float" office:value="2252.4" calcext:value-type="float">
            <text:p>2252.4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1.006" calcext:value-type="float">
            <text:p>1.006</text:p>
          </table:table-cell>
          <table:table-cell office:value-type="float" office:value="0.3037" calcext:value-type="float">
            <text:p>0.3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6]-([$Sheet2.$B$2]*[.B96]+[$Sheet2.$B$3]))^2" office:value-type="float" office:value="0.0000820491671240106" calcext:value-type="float">
            <text:p>8.20491671240106E-05</text:p>
          </table:table-cell>
          <table:table-cell table:formula="of:=([.F96]-([$Sheet2.$B$7] + [$Sheet2.$B$8] * ([.B96] - [$Sheet2.$B$9])^2))^2" office:value-type="float" office:value="0.00000187645529273158" calcext:value-type="float">
            <text:p>1.87645529273158E-06</text:p>
          </table:table-cell>
          <table:table-cell table:formula="of:=([.X96]-([.AE96]^2*([$Sheet2.$B$13]*([.B96] - [$Sheet2.$B$14])^2 + [$Sheet2.$B$15]*([.B96]-[$Sheet2.$B$14]) + [$Sheet2.$B$16])    ))^2" office:value-type="float" office:value="3.8723114702227" calcext:value-type="float">
            <text:p>3.8723114702227</text:p>
          </table:table-cell>
          <table:table-cell table:formula="of:=([.AG96]-([.AE96]^2*([$Sheet2.$B$20]*([.B96] - [$Sheet2.$B$21])^2 + [$Sheet2.$B$22]*([.B96]-[$Sheet2.$B$21]) + [$Sheet2.$B$23])    ))^2" office:value-type="float" office:value="71.2799083870634" calcext:value-type="float">
            <text:p>71.2799083870634</text:p>
          </table:table-cell>
          <table:table-cell table:formula="of:=([.AH96]-([.AE96]^2*([$Sheet2.$B$27]*([.B96] - [$Sheet2.$B$28])^2 + [$Sheet2.$B$29]*([.B96]-[$Sheet2.$B$28]) + [$Sheet2.$B$30])    ))^2" office:value-type="float" office:value="31.4779076605684" calcext:value-type="float">
            <text:p>31.4779076605684</text:p>
          </table:table-cell>
          <table:table-cell table:formula="of:=([.AI96]-([.AE96]^2*([$Sheet2.$B$34]*([.B96] - [$Sheet2.$B$35])^2 + [$Sheet2.$B$36]*([.B96]-[$Sheet2.$B$35]) + [$Sheet2.$B$37])    ))^2" office:value-type="float" office:value="3.31715635610704" calcext:value-type="float">
            <text:p>3.317156356107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022328" calcext:value-type="float">
            <text:p>0.022328</text:p>
          </table:table-cell>
          <table:table-cell office:value-type="float" office:value="0.0055988" calcext:value-type="float">
            <text:p>0.0055988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-0.010141" calcext:value-type="float">
            <text:p>-0.010141</text:p>
          </table:table-cell>
          <table:table-cell office:value-type="float" office:value="-0.76906" calcext:value-type="float">
            <text:p>-0.76906</text:p>
          </table:table-cell>
          <table:table-cell office:value-type="float" office:value="-0.026661" calcext:value-type="float">
            <text:p>-0.026661</text:p>
          </table:table-cell>
          <table:table-cell office:value-type="float" office:value="-0.74239" calcext:value-type="float">
            <text:p>-0.74239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-0.0024602" calcext:value-type="float">
            <text:p>-0.0024602</text:p>
          </table:table-cell>
          <table:table-cell office:value-type="float" office:value="-0.0025246" calcext:value-type="float">
            <text:p>-0.0025246</text:p>
          </table:table-cell>
          <table:table-cell table:style-name="ce1" office:value-type="float" office:value="0.000064441" calcext:value-type="float">
            <text:p>6.44E-05</text:p>
          </table:table-cell>
          <table:table-cell office:value-type="float" office:value="16.56" calcext:value-type="float">
            <text:p>16.56</text:p>
          </table:table-cell>
          <table:table-cell office:value-type="float" office:value="10.069" calcext:value-type="float">
            <text:p>10.069</text:p>
          </table:table-cell>
          <table:table-cell office:value-type="float" office:value="1.6446" calcext:value-type="float">
            <text:p>1.6446</text:p>
          </table:table-cell>
          <table:table-cell office:value-type="float" office:value="84.437" calcext:value-type="float">
            <text:p>84.437</text:p>
          </table:table-cell>
          <table:table-cell office:value-type="float" office:value="-51.187" calcext:value-type="float">
            <text:p>-51.187</text:p>
          </table:table-cell>
          <table:table-cell office:value-type="float" office:value="1866.2" calcext:value-type="float">
            <text:p>1866.2</text:p>
          </table:table-cell>
          <table:table-cell office:value-type="float" office:value="84.437" calcext:value-type="float">
            <text:p>84.437</text:p>
          </table:table-cell>
          <table:table-cell office:value-type="float" office:value="-51.187" calcext:value-type="float">
            <text:p>-51.187</text:p>
          </table:table-cell>
          <table:table-cell office:value-type="float" office:value="1866.2" calcext:value-type="float">
            <text:p>186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18" calcext:value-type="float">
            <text:p>9.9818</text:p>
          </table:table-cell>
          <table:table-cell office:value-type="float" office:value="0.75072" calcext:value-type="float">
            <text:p>0.75072</text:p>
          </table:table-cell>
          <table:table-cell office:value-type="float" office:value="10" calcext:value-type="float">
            <text:p>10</text:p>
          </table:table-cell>
          <table:table-cell office:value-type="float" office:value="3.4558" calcext:value-type="float">
            <text:p>3.4558</text:p>
          </table:table-cell>
          <table:table-cell office:value-type="float" office:value="-511.47" calcext:value-type="float">
            <text:p>-511.47</text:p>
          </table:table-cell>
          <table:table-cell office:value-type="float" office:value="-815.15" calcext:value-type="float">
            <text:p>-815.15</text:p>
          </table:table-cell>
          <table:table-cell office:value-type="float" office:value="6.2086" calcext:value-type="float">
            <text:p>6.2086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24681" calcext:value-type="float">
            <text:p>-0.24681</text:p>
          </table:table-cell>
          <table:table-cell office:value-type="float" office:value="0.0030435" calcext:value-type="float">
            <text:p>0.0030435</text:p>
          </table:table-cell>
          <table:table-cell office:value-type="float" office:value="0" calcext:value-type="float">
            <text:p>0</text:p>
          </table:table-cell>
          <table:table-cell office:value-type="float" office:value="2165.2" calcext:value-type="float">
            <text:p>2165.2</text:p>
          </table:table-cell>
          <table:table-cell office:value-type="float" office:value="0.016907" calcext:value-type="float">
            <text:p>0.016907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35349" calcext:value-type="float">
            <text:p>0.353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7]-([$Sheet2.$B$2]*[.B97]+[$Sheet2.$B$3]))^2" office:value-type="float" office:value="0.000133713592640945" calcext:value-type="float">
            <text:p>0.000133713592641</text:p>
          </table:table-cell>
          <table:table-cell table:formula="of:=([.F97]-([$Sheet2.$B$7] + [$Sheet2.$B$8] * ([.B97] - [$Sheet2.$B$9])^2))^2" office:value-type="float" office:value="0.00000162575040407297" calcext:value-type="float">
            <text:p>1.62575040407297E-06</text:p>
          </table:table-cell>
          <table:table-cell table:formula="of:=([.X97]-([.AE97]^2*([$Sheet2.$B$13]*([.B97] - [$Sheet2.$B$14])^2 + [$Sheet2.$B$15]*([.B97]-[$Sheet2.$B$14]) + [$Sheet2.$B$16])    ))^2" office:value-type="float" office:value="2.56345488024585" calcext:value-type="float">
            <text:p>2.56345488024585</text:p>
          </table:table-cell>
          <table:table-cell table:formula="of:=([.AG97]-([.AE97]^2*([$Sheet2.$B$20]*([.B97] - [$Sheet2.$B$21])^2 + [$Sheet2.$B$22]*([.B97]-[$Sheet2.$B$21]) + [$Sheet2.$B$23])    ))^2" office:value-type="float" office:value="127.653458527868" calcext:value-type="float">
            <text:p>127.653458527868</text:p>
          </table:table-cell>
          <table:table-cell table:formula="of:=([.AH97]-([.AE97]^2*([$Sheet2.$B$27]*([.B97] - [$Sheet2.$B$28])^2 + [$Sheet2.$B$29]*([.B97]-[$Sheet2.$B$28]) + [$Sheet2.$B$30])    ))^2" office:value-type="float" office:value="106.197952543787" calcext:value-type="float">
            <text:p>106.197952543787</text:p>
          </table:table-cell>
          <table:table-cell table:formula="of:=([.AI97]-([.AE97]^2*([$Sheet2.$B$34]*([.B97] - [$Sheet2.$B$35])^2 + [$Sheet2.$B$36]*([.B97]-[$Sheet2.$B$35]) + [$Sheet2.$B$37])    ))^2" office:value-type="float" office:value="3.67227120001064" calcext:value-type="float">
            <text:p>3.672271200010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7" calcext:value-type="float">
            <text:p>0.42317</text:p>
          </table:table-cell>
          <table:table-cell office:value-type="float" office:value="0.027091" calcext:value-type="float">
            <text:p>0.027091</text:p>
          </table:table-cell>
          <table:table-cell office:value-type="float" office:value="0.0057318" calcext:value-type="float">
            <text:p>0.0057318</text:p>
          </table:table-cell>
          <table:table-cell office:value-type="float" office:value="0.021359" calcext:value-type="float">
            <text:p>0.021359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-0.88108" calcext:value-type="float">
            <text:p>-0.88108</text:p>
          </table:table-cell>
          <table:table-cell office:value-type="float" office:value="-0.027294" calcext:value-type="float">
            <text:p>-0.027294</text:p>
          </table:table-cell>
          <table:table-cell office:value-type="float" office:value="-0.85379" calcext:value-type="float">
            <text:p>-0.85379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-0.0036565" calcext:value-type="float">
            <text:p>-0.0036565</text:p>
          </table:table-cell>
          <table:table-cell office:value-type="float" office:value="-0.0026221" calcext:value-type="float">
            <text:p>-0.0026221</text:p>
          </table:table-cell>
          <table:table-cell office:value-type="float" office:value="-0.0010344" calcext:value-type="float">
            <text:p>-0.0010344</text:p>
          </table:table-cell>
          <table:table-cell office:value-type="float" office:value="15.62" calcext:value-type="float">
            <text:p>15.62</text:p>
          </table:table-cell>
          <table:table-cell office:value-type="float" office:value="10.161" calcext:value-type="float">
            <text:p>10.161</text:p>
          </table:table-cell>
          <table:table-cell office:value-type="float" office:value="1.5372" calcext:value-type="float">
            <text:p>1.5372</text:p>
          </table:table-cell>
          <table:table-cell office:value-type="float" office:value="107.81" calcext:value-type="float">
            <text:p>107.81</text:p>
          </table:table-cell>
          <table:table-cell office:value-type="float" office:value="-59.214" calcext:value-type="float">
            <text:p>-59.214</text:p>
          </table:table-cell>
          <table:table-cell office:value-type="float" office:value="2135.9" calcext:value-type="float">
            <text:p>2135.9</text:p>
          </table:table-cell>
          <table:table-cell office:value-type="float" office:value="107.81" calcext:value-type="float">
            <text:p>107.81</text:p>
          </table:table-cell>
          <table:table-cell office:value-type="float" office:value="-59.214" calcext:value-type="float">
            <text:p>-59.214</text:p>
          </table:table-cell>
          <table:table-cell office:value-type="float" office:value="2135.9" calcext:value-type="float">
            <text:p>21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96" calcext:value-type="float">
            <text:p>9.9796</text:p>
          </table:table-cell>
          <table:table-cell office:value-type="float" office:value="0.74393" calcext:value-type="float">
            <text:p>0.74393</text:p>
          </table:table-cell>
          <table:table-cell office:value-type="float" office:value="10" calcext:value-type="float">
            <text:p>10</text:p>
          </table:table-cell>
          <table:table-cell office:value-type="float" office:value="3.6631" calcext:value-type="float">
            <text:p>3.6631</text:p>
          </table:table-cell>
          <table:table-cell office:value-type="float" office:value="-586.28" calcext:value-type="float">
            <text:p>-586.28</text:p>
          </table:table-cell>
          <table:table-cell office:value-type="float" office:value="-933.89" calcext:value-type="float">
            <text:p>-933.89</text:p>
          </table:table-cell>
          <table:table-cell office:value-type="float" office:value="9.2278" calcext:value-type="float">
            <text:p>9.2278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-0.24689" calcext:value-type="float">
            <text:p>-0.24689</text:p>
          </table:table-cell>
          <table:table-cell table:style-name="ce1" office:value-type="float" office:value="0.000075085" calcext:value-type="float">
            <text:p>7.51E-05</text:p>
          </table:table-cell>
          <table:table-cell office:value-type="float" office:value="0" calcext:value-type="float">
            <text:p>0</text:p>
          </table:table-cell>
          <table:table-cell office:value-type="float" office:value="2145.6" calcext:value-type="float">
            <text:p>2145.6</text:p>
          </table:table-cell>
          <table:table-cell office:value-type="float" office:value="0.021582" calcext:value-type="float">
            <text:p>0.021582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40314" calcext:value-type="float">
            <text:p>0.40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8]-([$Sheet2.$B$2]*[.B98]+[$Sheet2.$B$3]))^2" office:value-type="float" office:value="0.000194569557404011" calcext:value-type="float">
            <text:p>0.000194569557404</text:p>
          </table:table-cell>
          <table:table-cell table:formula="of:=([.F98]-([$Sheet2.$B$7] + [$Sheet2.$B$8] * ([.B98] - [$Sheet2.$B$9])^2))^2" office:value-type="float" office:value="0.00000118370504421921" calcext:value-type="float">
            <text:p>1.18370504421921E-06</text:p>
          </table:table-cell>
          <table:table-cell table:formula="of:=([.X98]-([.AE98]^2*([$Sheet2.$B$13]*([.B98] - [$Sheet2.$B$14])^2 + [$Sheet2.$B$15]*([.B98]-[$Sheet2.$B$14]) + [$Sheet2.$B$16])    ))^2" office:value-type="float" office:value="1.4144508290734" calcext:value-type="float">
            <text:p>1.4144508290734</text:p>
          </table:table-cell>
          <table:table-cell table:formula="of:=([.AG98]-([.AE98]^2*([$Sheet2.$B$20]*([.B98] - [$Sheet2.$B$21])^2 + [$Sheet2.$B$22]*([.B98]-[$Sheet2.$B$21]) + [$Sheet2.$B$23])    ))^2" office:value-type="float" office:value="198.734771268042" calcext:value-type="float">
            <text:p>198.734771268042</text:p>
          </table:table-cell>
          <table:table-cell table:formula="of:=([.AH98]-([.AE98]^2*([$Sheet2.$B$27]*([.B98] - [$Sheet2.$B$28])^2 + [$Sheet2.$B$29]*([.B98]-[$Sheet2.$B$28]) + [$Sheet2.$B$30])    ))^2" office:value-type="float" office:value="235.750814132128" calcext:value-type="float">
            <text:p>235.750814132128</text:p>
          </table:table-cell>
          <table:table-cell table:formula="of:=([.AI98]-([.AE98]^2*([$Sheet2.$B$34]*([.B98] - [$Sheet2.$B$35])^2 + [$Sheet2.$B$36]*([.B98]-[$Sheet2.$B$35]) + [$Sheet2.$B$37])    ))^2" office:value-type="float" office:value="3.55061567164524" calcext:value-type="float">
            <text:p>3.550615671645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3" calcext:value-type="float">
            <text:p>0.47643</text:p>
          </table:table-cell>
          <table:table-cell office:value-type="float" office:value="0.032612" calcext:value-type="float">
            <text:p>0.032612</text:p>
          </table:table-cell>
          <table:table-cell office:value-type="float" office:value="0.0059125" calcext:value-type="float">
            <text:p>0.0059125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99644" calcext:value-type="float">
            <text:p>-0.99644</text:p>
          </table:table-cell>
          <table:table-cell office:value-type="float" office:value="-0.028155" calcext:value-type="float">
            <text:p>-0.028155</text:p>
          </table:table-cell>
          <table:table-cell office:value-type="float" office:value="-0.96828" calcext:value-type="float">
            <text:p>-0.96828</text:p>
          </table:table-cell>
          <table:table-cell office:value-type="float" office:value="0.26233" calcext:value-type="float">
            <text:p>0.26233</text:p>
          </table:table-cell>
          <table:table-cell office:value-type="float" office:value="-0.0050621" calcext:value-type="float">
            <text:p>-0.0050621</text:p>
          </table:table-cell>
          <table:table-cell office:value-type="float" office:value="-0.0027423" calcext:value-type="float">
            <text:p>-0.0027423</text:p>
          </table:table-cell>
          <table:table-cell office:value-type="float" office:value="-0.0023199" calcext:value-type="float">
            <text:p>-0.0023199</text:p>
          </table:table-cell>
          <table:table-cell office:value-type="float" office:value="14.609" calcext:value-type="float">
            <text:p>14.609</text:p>
          </table:table-cell>
          <table:table-cell office:value-type="float" office:value="10.084" calcext:value-type="float">
            <text:p>10.084</text:p>
          </table:table-cell>
          <table:table-cell office:value-type="float" office:value="1.4488" calcext:value-type="float">
            <text:p>1.4488</text:p>
          </table:table-cell>
          <table:table-cell office:value-type="float" office:value="134.76" calcext:value-type="float">
            <text:p>134.76</text:p>
          </table:table-cell>
          <table:table-cell office:value-type="float" office:value="-68.358" calcext:value-type="float">
            <text:p>-68.358</text:p>
          </table:table-cell>
          <table:table-cell office:value-type="float" office:value="2404.7" calcext:value-type="float">
            <text:p>2404.7</text:p>
          </table:table-cell>
          <table:table-cell office:value-type="float" office:value="134.76" calcext:value-type="float">
            <text:p>134.76</text:p>
          </table:table-cell>
          <table:table-cell office:value-type="float" office:value="-68.358" calcext:value-type="float">
            <text:p>-68.358</text:p>
          </table:table-cell>
          <table:table-cell office:value-type="float" office:value="2404.7" calcext:value-type="float">
            <text:p>240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67" calcext:value-type="float">
            <text:p>9.9767</text:p>
          </table:table-cell>
          <table:table-cell office:value-type="float" office:value="0.74965" calcext:value-type="float">
            <text:p>0.74965</text:p>
          </table:table-cell>
          <table:table-cell office:value-type="float" office:value="10" calcext:value-type="float">
            <text:p>10</text:p>
          </table:table-cell>
          <table:table-cell office:value-type="float" office:value="3.9158" calcext:value-type="float">
            <text:p>3.9158</text:p>
          </table:table-cell>
          <table:table-cell office:value-type="float" office:value="-662.04" calcext:value-type="float">
            <text:p>-662.04</text:p>
          </table:table-cell>
          <table:table-cell office:value-type="float" office:value="-1056.2" calcext:value-type="float">
            <text:p>-1056.2</text:p>
          </table:table-cell>
          <table:table-cell office:value-type="float" office:value="12.775" calcext:value-type="float">
            <text:p>12.775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-0.24697" calcext:value-type="float">
            <text:p>-0.24697</text:p>
          </table:table-cell>
          <table:table-cell office:value-type="float" office:value="-0.0025639" calcext:value-type="float">
            <text:p>-0.0025639</text:p>
          </table:table-cell>
          <table:table-cell office:value-type="float" office:value="0" calcext:value-type="float">
            <text:p>0</text:p>
          </table:table-cell>
          <table:table-cell office:value-type="float" office:value="2162.1" calcext:value-type="float">
            <text:p>2162.1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1.096" calcext:value-type="float">
            <text:p>1.096</text:p>
          </table:table-cell>
          <table:table-cell office:value-type="float" office:value="0.4526" calcext:value-type="float">
            <text:p>0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9]-([$Sheet2.$B$2]*[.B99]+[$Sheet2.$B$3]))^2" office:value-type="float" office:value="0.000261280684423129" calcext:value-type="float">
            <text:p>0.000261280684423</text:p>
          </table:table-cell>
          <table:table-cell table:formula="of:=([.F99]-([$Sheet2.$B$7] + [$Sheet2.$B$8] * ([.B99] - [$Sheet2.$B$9])^2))^2" office:value-type="float" office:value="0.000000730403460375862" calcext:value-type="float">
            <text:p>7.30403460375862E-07</text:p>
          </table:table-cell>
          <table:table-cell table:formula="of:=([.X99]-([.AE99]^2*([$Sheet2.$B$13]*([.B99] - [$Sheet2.$B$14])^2 + [$Sheet2.$B$15]*([.B99]-[$Sheet2.$B$14]) + [$Sheet2.$B$16])    ))^2" office:value-type="float" office:value="0.545384778809857" calcext:value-type="float">
            <text:p>0.545384778809857</text:p>
          </table:table-cell>
          <table:table-cell table:formula="of:=([.AG99]-([.AE99]^2*([$Sheet2.$B$20]*([.B99] - [$Sheet2.$B$21])^2 + [$Sheet2.$B$22]*([.B99]-[$Sheet2.$B$21]) + [$Sheet2.$B$23])    ))^2" office:value-type="float" office:value="280.548768963571" calcext:value-type="float">
            <text:p>280.548768963571</text:p>
          </table:table-cell>
          <table:table-cell table:formula="of:=([.AH99]-([.AE99]^2*([$Sheet2.$B$27]*([.B99] - [$Sheet2.$B$28])^2 + [$Sheet2.$B$29]*([.B99]-[$Sheet2.$B$28]) + [$Sheet2.$B$30])    ))^2" office:value-type="float" office:value="420.550890503027" calcext:value-type="float">
            <text:p>420.550890503027</text:p>
          </table:table-cell>
          <table:table-cell table:formula="of:=([.AI99]-([.AE99]^2*([$Sheet2.$B$34]*([.B99] - [$Sheet2.$B$35])^2 + [$Sheet2.$B$36]*([.B99]-[$Sheet2.$B$35]) + [$Sheet2.$B$37])    ))^2" office:value-type="float" office:value="3.22553760241588" calcext:value-type="float">
            <text:p>3.225537602415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38869" calcext:value-type="float">
            <text:p>0.038869</text:p>
          </table:table-cell>
          <table:table-cell office:value-type="float" office:value="0.0061252" calcext:value-type="float">
            <text:p>0.0061252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-0.015574" calcext:value-type="float">
            <text:p>-0.015574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-0.029167" calcext:value-type="float">
            <text:p>-0.029167</text:p>
          </table:table-cell>
          <table:table-cell office:value-type="float" office:value="-1.0858" calcext:value-type="float">
            <text:p>-1.0858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-0.0066635" calcext:value-type="float">
            <text:p>-0.0066635</text:p>
          </table:table-cell>
          <table:table-cell office:value-type="float" office:value="-0.0028725" calcext:value-type="float">
            <text:p>-0.0028725</text:p>
          </table:table-cell>
          <table:table-cell office:value-type="float" office:value="-0.003791" calcext:value-type="float">
            <text:p>-0.003791</text:p>
          </table:table-cell>
          <table:table-cell office:value-type="float" office:value="13.622" calcext:value-type="float">
            <text:p>13.622</text:p>
          </table:table-cell>
          <table:table-cell office:value-type="float" office:value="9.912" calcext:value-type="float">
            <text:p>9.912</text:p>
          </table:table-cell>
          <table:table-cell office:value-type="float" office:value="1.3743" calcext:value-type="float">
            <text:p>1.3743</text:p>
          </table:table-cell>
          <table:table-cell office:value-type="float" office:value="165.27" calcext:value-type="float">
            <text:p>165.27</text:p>
          </table:table-cell>
          <table:table-cell office:value-type="float" office:value="-78.608" calcext:value-type="float">
            <text:p>-78.608</text:p>
          </table:table-cell>
          <table:table-cell office:value-type="float" office:value="2672.4" calcext:value-type="float">
            <text:p>2672.4</text:p>
          </table:table-cell>
          <table:table-cell office:value-type="float" office:value="165.27" calcext:value-type="float">
            <text:p>165.27</text:p>
          </table:table-cell>
          <table:table-cell office:value-type="float" office:value="-78.608" calcext:value-type="float">
            <text:p>-78.608</text:p>
          </table:table-cell>
          <table:table-cell office:value-type="float" office:value="2672.4" calcext:value-type="float">
            <text:p>267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32" calcext:value-type="float">
            <text:p>9.9732</text:p>
          </table:table-cell>
          <table:table-cell office:value-type="float" office:value="0.76264" calcext:value-type="float">
            <text:p>0.76264</text:p>
          </table:table-cell>
          <table:table-cell office:value-type="float" office:value="10" calcext:value-type="float">
            <text:p>10</text:p>
          </table:table-cell>
          <table:table-cell office:value-type="float" office:value="4.1986" calcext:value-type="float">
            <text:p>4.1986</text:p>
          </table:table-cell>
          <table:table-cell office:value-type="float" office:value="-738.69" calcext:value-type="float">
            <text:p>-738.69</text:p>
          </table:table-cell>
          <table:table-cell office:value-type="float" office:value="-1181.7" calcext:value-type="float">
            <text:p>-1181.7</text:p>
          </table:table-cell>
          <table:table-cell office:value-type="float" office:value="16.816" calcext:value-type="float">
            <text:p>16.816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-0.24704" calcext:value-type="float">
            <text:p>-0.24704</text:p>
          </table:table-cell>
          <table:table-cell office:value-type="float" office:value="-0.0049709" calcext:value-type="float">
            <text:p>-0.0049709</text:p>
          </table:table-cell>
          <table:table-cell office:value-type="float" office:value="0" calcext:value-type="float">
            <text:p>0</text:p>
          </table:table-cell>
          <table:table-cell office:value-type="float" office:value="2199.5" calcext:value-type="float">
            <text:p>2199.5</text:p>
          </table:table-cell>
          <table:table-cell office:value-type="float" office:value="0.033064" calcext:value-type="float">
            <text:p>0.033064</text:p>
          </table:table-cell>
          <table:table-cell office:value-type="float" office:value="1.1037" calcext:value-type="float">
            <text:p>1.1037</text:p>
          </table:table-cell>
          <table:table-cell office:value-type="float" office:value="0.50181" calcext:value-type="float">
            <text:p>0.501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0]-([$Sheet2.$B$2]*[.B100]+[$Sheet2.$B$3]))^2" office:value-type="float" office:value="0.000329768852772168" calcext:value-type="float">
            <text:p>0.000329768852772</text:p>
          </table:table-cell>
          <table:table-cell table:formula="of:=([.F100]-([$Sheet2.$B$7] + [$Sheet2.$B$8] * ([.B100] - [$Sheet2.$B$9])^2))^2" office:value-type="float" office:value="0.000000356423606006239" calcext:value-type="float">
            <text:p>3.56423606006239E-07</text:p>
          </table:table-cell>
          <table:table-cell table:formula="of:=([.X100]-([.AE100]^2*([$Sheet2.$B$13]*([.B100] - [$Sheet2.$B$14])^2 + [$Sheet2.$B$15]*([.B100]-[$Sheet2.$B$14]) + [$Sheet2.$B$16])    ))^2" office:value-type="float" office:value="0.0674252967667875" calcext:value-type="float">
            <text:p>0.067425296766788</text:p>
          </table:table-cell>
          <table:table-cell table:formula="of:=([.AG100]-([.AE100]^2*([$Sheet2.$B$20]*([.B100] - [$Sheet2.$B$21])^2 + [$Sheet2.$B$22]*([.B100]-[$Sheet2.$B$21]) + [$Sheet2.$B$23])    ))^2" office:value-type="float" office:value="368.45405834813" calcext:value-type="float">
            <text:p>368.45405834813</text:p>
          </table:table-cell>
          <table:table-cell table:formula="of:=([.AH100]-([.AE100]^2*([$Sheet2.$B$27]*([.B100] - [$Sheet2.$B$28])^2 + [$Sheet2.$B$29]*([.B100]-[$Sheet2.$B$28]) + [$Sheet2.$B$30])    ))^2" office:value-type="float" office:value="644.383724536382" calcext:value-type="float">
            <text:p>644.383724536382</text:p>
          </table:table-cell>
          <table:table-cell table:formula="of:=([.AI100]-([.AE100]^2*([$Sheet2.$B$34]*([.B100] - [$Sheet2.$B$35])^2 + [$Sheet2.$B$36]*([.B100]-[$Sheet2.$B$35]) + [$Sheet2.$B$37])    ))^2" office:value-type="float" office:value="2.84100593830086" calcext:value-type="float">
            <text:p>2.841005938300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27" calcext:value-type="float">
            <text:p>0.58227</text:p>
          </table:table-cell>
          <table:table-cell office:value-type="float" office:value="0.045857" calcext:value-type="float">
            <text:p>0.045857</text:p>
          </table:table-cell>
          <table:table-cell office:value-type="float" office:value="0.0063746" calcext:value-type="float">
            <text:p>0.0063746</text:p>
          </table:table-cell>
          <table:table-cell office:value-type="float" office:value="0.039483" calcext:value-type="float">
            <text:p>0.039483</text:p>
          </table:table-cell>
          <table:table-cell office:value-type="float" office:value="-0.017823" calcext:value-type="float">
            <text:p>-0.017823</text:p>
          </table:table-cell>
          <table:table-cell office:value-type="float" office:value="-1.2365" calcext:value-type="float">
            <text:p>-1.2365</text:p>
          </table:table-cell>
          <table:table-cell office:value-type="float" office:value="-0.030355" calcext:value-type="float">
            <text:p>-0.030355</text:p>
          </table:table-cell>
          <table:table-cell office:value-type="float" office:value="-1.2061" calcext:value-type="float">
            <text:p>-1.2061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-0.0084619" calcext:value-type="float">
            <text:p>-0.0084619</text:p>
          </table:table-cell>
          <table:table-cell office:value-type="float" office:value="-0.0030169" calcext:value-type="float">
            <text:p>-0.0030169</text:p>
          </table:table-cell>
          <table:table-cell office:value-type="float" office:value="-0.0054449" calcext:value-type="float">
            <text:p>-0.0054449</text:p>
          </table:table-cell>
          <table:table-cell office:value-type="float" office:value="12.697" calcext:value-type="float">
            <text:p>12.697</text:p>
          </table:table-cell>
          <table:table-cell office:value-type="float" office:value="9.689" calcext:value-type="float">
            <text:p>9.689</text:p>
          </table:table-cell>
          <table:table-cell office:value-type="float" office:value="1.3105" calcext:value-type="float">
            <text:p>1.3105</text:p>
          </table:table-cell>
          <table:table-cell office:value-type="float" office:value="199.28" calcext:value-type="float">
            <text:p>199.28</text:p>
          </table:table-cell>
          <table:table-cell office:value-type="float" office:value="-89.96" calcext:value-type="float">
            <text:p>-89.96</text:p>
          </table:table-cell>
          <table:table-cell office:value-type="float" office:value="2938.9" calcext:value-type="float">
            <text:p>2938.9</text:p>
          </table:table-cell>
          <table:table-cell office:value-type="float" office:value="199.28" calcext:value-type="float">
            <text:p>199.28</text:p>
          </table:table-cell>
          <table:table-cell office:value-type="float" office:value="-89.96" calcext:value-type="float">
            <text:p>-89.96</text:p>
          </table:table-cell>
          <table:table-cell office:value-type="float" office:value="2938.9" calcext:value-type="float">
            <text:p>293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91" calcext:value-type="float">
            <text:p>9.9691</text:p>
          </table:table-cell>
          <table:table-cell office:value-type="float" office:value="0.78019" calcext:value-type="float">
            <text:p>0.78019</text:p>
          </table:table-cell>
          <table:table-cell office:value-type="float" office:value="10" calcext:value-type="float">
            <text:p>10</text:p>
          </table:table-cell>
          <table:table-cell office:value-type="float" office:value="4.5031" calcext:value-type="float">
            <text:p>4.5031</text:p>
          </table:table-cell>
          <table:table-cell office:value-type="float" office:value="-816.21" calcext:value-type="float">
            <text:p>-816.21</text:p>
          </table:table-cell>
          <table:table-cell office:value-type="float" office:value="-1310.6" calcext:value-type="float">
            <text:p>-1310.6</text:p>
          </table:table-cell>
          <table:table-cell office:value-type="float" office:value="21.355" calcext:value-type="float">
            <text:p>21.355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-0.2471" calcext:value-type="float">
            <text:p>-0.2471</text:p>
          </table:table-cell>
          <table:table-cell office:value-type="float" office:value="-0.0072076" calcext:value-type="float">
            <text:p>-0.0072076</text:p>
          </table:table-cell>
          <table:table-cell office:value-type="float" office:value="0" calcext:value-type="float">
            <text:p>0</text:p>
          </table:table-cell>
          <table:table-cell office:value-type="float" office:value="2250.2" calcext:value-type="float">
            <text:p>2250.2</text:p>
          </table:table-cell>
          <table:table-cell office:value-type="float" office:value="0.039853" calcext:value-type="float">
            <text:p>0.039853</text:p>
          </table:table-cell>
          <table:table-cell office:value-type="float" office:value="1.107" calcext:value-type="float">
            <text:p>1.107</text:p>
          </table:table-cell>
          <table:table-cell office:value-type="float" office:value="0.55076" calcext:value-type="float">
            <text:p>0.550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1]-([$Sheet2.$B$2]*[.B101]+[$Sheet2.$B$3]))^2" office:value-type="float" office:value="0.000396603191512887" calcext:value-type="float">
            <text:p>0.000396603191513</text:p>
          </table:table-cell>
          <table:table-cell table:formula="of:=([.F101]-([$Sheet2.$B$7] + [$Sheet2.$B$8] * ([.B101] - [$Sheet2.$B$9])^2))^2" office:value-type="float" office:value="0.000000102470058558692" calcext:value-type="float">
            <text:p>1.02470058558692E-07</text:p>
          </table:table-cell>
          <table:table-cell table:formula="of:=([.X101]-([.AE101]^2*([$Sheet2.$B$13]*([.B101] - [$Sheet2.$B$14])^2 + [$Sheet2.$B$15]*([.B101]-[$Sheet2.$B$14]) + [$Sheet2.$B$16])    ))^2" office:value-type="float" office:value="0.0591495585121084" calcext:value-type="float">
            <text:p>0.059149558512109</text:p>
          </table:table-cell>
          <table:table-cell table:formula="of:=([.AG101]-([.AE101]^2*([$Sheet2.$B$20]*([.B101] - [$Sheet2.$B$21])^2 + [$Sheet2.$B$22]*([.B101]-[$Sheet2.$B$21]) + [$Sheet2.$B$23])    ))^2" office:value-type="float" office:value="458.560817819321" calcext:value-type="float">
            <text:p>458.560817819321</text:p>
          </table:table-cell>
          <table:table-cell table:formula="of:=([.AH101]-([.AE101]^2*([$Sheet2.$B$27]*([.B101] - [$Sheet2.$B$28])^2 + [$Sheet2.$B$29]*([.B101]-[$Sheet2.$B$28]) + [$Sheet2.$B$30])    ))^2" office:value-type="float" office:value="911.817123621641" calcext:value-type="float">
            <text:p>911.817123621641</text:p>
          </table:table-cell>
          <table:table-cell table:formula="of:=([.AI101]-([.AE101]^2*([$Sheet2.$B$34]*([.B101] - [$Sheet2.$B$35])^2 + [$Sheet2.$B$36]*([.B101]-[$Sheet2.$B$35]) + [$Sheet2.$B$37])    ))^2" office:value-type="float" office:value="2.39865251047794" calcext:value-type="float">
            <text:p>2.398652510477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053616" calcext:value-type="float">
            <text:p>0.053616</text:p>
          </table:table-cell>
          <table:table-cell office:value-type="float" office:value="0.006696" calcext:value-type="float">
            <text:p>0.006696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1.3613" calcext:value-type="float">
            <text:p>-1.3613</text:p>
          </table:table-cell>
          <table:table-cell office:value-type="float" office:value="-0.031886" calcext:value-type="float">
            <text:p>-0.031886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0.35449" calcext:value-type="float">
            <text:p>0.35449</text:p>
          </table:table-cell>
          <table:table-cell office:value-type="float" office:value="-0.010487" calcext:value-type="float">
            <text:p>-0.010487</text:p>
          </table:table-cell>
          <table:table-cell office:value-type="float" office:value="-0.0032002" calcext:value-type="float">
            <text:p>-0.0032002</text:p>
          </table:table-cell>
          <table:table-cell office:value-type="float" office:value="-0.0072869" calcext:value-type="float">
            <text:p>-0.0072869</text:p>
          </table:table-cell>
          <table:table-cell office:value-type="float" office:value="11.84" calcext:value-type="float">
            <text:p>11.84</text:p>
          </table:table-cell>
          <table:table-cell office:value-type="float" office:value="9.4338" calcext:value-type="float">
            <text:p>9.4338</text:p>
          </table:table-cell>
          <table:table-cell office:value-type="float" office:value="1.2551" calcext:value-type="float">
            <text:p>1.2551</text:p>
          </table:table-cell>
          <table:table-cell office:value-type="float" office:value="236.82" calcext:value-type="float">
            <text:p>236.82</text:p>
          </table:table-cell>
          <table:table-cell office:value-type="float" office:value="-102.4" calcext:value-type="float">
            <text:p>-102.4</text:p>
          </table:table-cell>
          <table:table-cell office:value-type="float" office:value="3204.2" calcext:value-type="float">
            <text:p>3204.2</text:p>
          </table:table-cell>
          <table:table-cell office:value-type="float" office:value="236.82" calcext:value-type="float">
            <text:p>236.82</text:p>
          </table:table-cell>
          <table:table-cell office:value-type="float" office:value="-102.4" calcext:value-type="float">
            <text:p>-102.4</text:p>
          </table:table-cell>
          <table:table-cell office:value-type="float" office:value="3204.2" calcext:value-type="float">
            <text:p>320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45" calcext:value-type="float">
            <text:p>9.9645</text:p>
          </table:table-cell>
          <table:table-cell office:value-type="float" office:value="0.80129" calcext:value-type="float">
            <text:p>0.80129</text:p>
          </table:table-cell>
          <table:table-cell office:value-type="float" office:value="10" calcext:value-type="float">
            <text:p>10</text:p>
          </table:table-cell>
          <table:table-cell office:value-type="float" office:value="4.8276" calcext:value-type="float">
            <text:p>4.8276</text:p>
          </table:table-cell>
          <table:table-cell office:value-type="float" office:value="-894.6" calcext:value-type="float">
            <text:p>-894.6</text:p>
          </table:table-cell>
          <table:table-cell office:value-type="float" office:value="-1442.8" calcext:value-type="float">
            <text:p>-1442.8</text:p>
          </table:table-cell>
          <table:table-cell office:value-type="float" office:value="26.466" calcext:value-type="float">
            <text:p>26.466</text:p>
          </table:table-cell>
          <table:table-cell office:value-type="float" office:value="0.94422" calcext:value-type="float">
            <text:p>0.94422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093157" calcext:value-type="float">
            <text:p>-0.0093157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0.047338" calcext:value-type="float">
            <text:p>0.047338</text:p>
          </table:table-cell>
          <table:table-cell office:value-type="float" office:value="1.1073" calcext:value-type="float">
            <text:p>1.1073</text:p>
          </table:table-cell>
          <table:table-cell office:value-type="float" office:value="0.59942" calcext:value-type="float">
            <text:p>0.599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2]-([$Sheet2.$B$2]*[.B102]+[$Sheet2.$B$3]))^2" office:value-type="float" office:value="0.000459255982475508" calcext:value-type="float">
            <text:p>0.000459255982476</text:p>
          </table:table-cell>
          <table:table-cell table:formula="of:=([.F102]-([$Sheet2.$B$7] + [$Sheet2.$B$8] * ([.B102] - [$Sheet2.$B$9])^2))^2" office:value-type="float" office:value="0.000000000258306147858539" calcext:value-type="float">
            <text:p>2.58306147858539E-10</text:p>
          </table:table-cell>
          <table:table-cell table:formula="of:=([.X102]-([.AE102]^2*([$Sheet2.$B$13]*([.B102] - [$Sheet2.$B$14])^2 + [$Sheet2.$B$15]*([.B102]-[$Sheet2.$B$14]) + [$Sheet2.$B$16])    ))^2" office:value-type="float" office:value="0.571702634659541" calcext:value-type="float">
            <text:p>0.571702634659541</text:p>
          </table:table-cell>
          <table:table-cell table:formula="of:=([.AG102]-([.AE102]^2*([$Sheet2.$B$20]*([.B102] - [$Sheet2.$B$21])^2 + [$Sheet2.$B$22]*([.B102]-[$Sheet2.$B$21]) + [$Sheet2.$B$23])    ))^2" office:value-type="float" office:value="547.851051929976" calcext:value-type="float">
            <text:p>547.851051929976</text:p>
          </table:table-cell>
          <table:table-cell table:formula="of:=([.AH102]-([.AE102]^2*([$Sheet2.$B$27]*([.B102] - [$Sheet2.$B$28])^2 + [$Sheet2.$B$29]*([.B102]-[$Sheet2.$B$28]) + [$Sheet2.$B$30])    ))^2" office:value-type="float" office:value="1213.97357848106" calcext:value-type="float">
            <text:p>1213.97357848106</text:p>
          </table:table-cell>
          <table:table-cell table:formula="of:=([.AI102]-([.AE102]^2*([$Sheet2.$B$34]*([.B102] - [$Sheet2.$B$35])^2 + [$Sheet2.$B$36]*([.B102]-[$Sheet2.$B$35]) + [$Sheet2.$B$37])    ))^2" office:value-type="float" office:value="1.7204733329107" calcext:value-type="float">
            <text:p>1.720473332910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08" calcext:value-type="float">
            <text:p>0.68708</text:p>
          </table:table-cell>
          <table:table-cell office:value-type="float" office:value="0.062143" calcext:value-type="float">
            <text:p>0.062143</text:p>
          </table:table-cell>
          <table:table-cell office:value-type="float" office:value="0.0071009" calcext:value-type="float">
            <text:p>0.0071009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-0.022967" calcext:value-type="float">
            <text:p>-0.022967</text:p>
          </table:table-cell>
          <table:table-cell office:value-type="float" office:value="-1.4892" calcext:value-type="float">
            <text:p>-1.4892</text:p>
          </table:table-cell>
          <table:table-cell office:value-type="float" office:value="-0.033814" calcext:value-type="float">
            <text:p>-0.033814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-0.012742" calcext:value-type="float">
            <text:p>-0.012742</text:p>
          </table:table-cell>
          <table:table-cell office:value-type="float" office:value="-0.0034312" calcext:value-type="float">
            <text:p>-0.0034312</text:p>
          </table:table-cell>
          <table:table-cell office:value-type="float" office:value="-0.0093112" calcext:value-type="float">
            <text:p>-0.0093112</text:p>
          </table:table-cell>
          <table:table-cell office:value-type="float" office:value="11.056" calcext:value-type="float">
            <text:p>11.056</text:p>
          </table:table-cell>
          <table:table-cell office:value-type="float" office:value="9.1648" calcext:value-type="float">
            <text:p>9.1648</text:p>
          </table:table-cell>
          <table:table-cell office:value-type="float" office:value="1.2064" calcext:value-type="float">
            <text:p>1.2064</text:p>
          </table:table-cell>
          <table:table-cell office:value-type="float" office:value="277.82" calcext:value-type="float">
            <text:p>277.82</text:p>
          </table:table-cell>
          <table:table-cell office:value-type="float" office:value="-115.92" calcext:value-type="float">
            <text:p>-115.92</text:p>
          </table:table-cell>
          <table:table-cell office:value-type="float" office:value="3467.9" calcext:value-type="float">
            <text:p>3467.9</text:p>
          </table:table-cell>
          <table:table-cell office:value-type="float" office:value="277.82" calcext:value-type="float">
            <text:p>277.82</text:p>
          </table:table-cell>
          <table:table-cell office:value-type="float" office:value="-115.92" calcext:value-type="float">
            <text:p>-115.92</text:p>
          </table:table-cell>
          <table:table-cell office:value-type="float" office:value="3467.9" calcext:value-type="float">
            <text:p>346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93" calcext:value-type="float">
            <text:p>9.9593</text:p>
          </table:table-cell>
          <table:table-cell office:value-type="float" office:value="0.82482" calcext:value-type="float">
            <text:p>0.82482</text:p>
          </table:table-cell>
          <table:table-cell office:value-type="float" office:value="10" calcext:value-type="float">
            <text:p>10</text:p>
          </table:table-cell>
          <table:table-cell office:value-type="float" office:value="5.168" calcext:value-type="float">
            <text:p>5.168</text:p>
          </table:table-cell>
          <table:table-cell office:value-type="float" office:value="-973.76" calcext:value-type="float">
            <text:p>-973.76</text:p>
          </table:table-cell>
          <table:table-cell office:value-type="float" office:value="-1578.4" calcext:value-type="float">
            <text:p>-1578.4</text:p>
          </table:table-cell>
          <table:table-cell office:value-type="float" office:value="32.157" calcext:value-type="float">
            <text:p>32.157</text:p>
          </table:table-cell>
          <table:table-cell office:value-type="float" office:value="0.94275" calcext:value-type="float">
            <text:p>0.94275</text:p>
          </table:table-cell>
          <table:table-cell office:value-type="float" office:value="-0.24724" calcext:value-type="float">
            <text:p>-0.24724</text:p>
          </table:table-cell>
          <table:table-cell office:value-type="float" office:value="-0.011322" calcext:value-type="float">
            <text:p>-0.011322</text:p>
          </table:table-cell>
          <table:table-cell office:value-type="float" office:value="0" calcext:value-type="float">
            <text:p>0</text:p>
          </table:table-cell>
          <table:table-cell office:value-type="float" office:value="2378.9" calcext:value-type="float">
            <text:p>2378.9</text:p>
          </table:table-cell>
          <table:table-cell office:value-type="float" office:value="0.055504" calcext:value-type="float">
            <text:p>0.055504</text:p>
          </table:table-cell>
          <table:table-cell office:value-type="float" office:value="1.1057" calcext:value-type="float">
            <text:p>1.1057</text:p>
          </table:table-cell>
          <table:table-cell office:value-type="float" office:value="0.64775" calcext:value-type="float">
            <text:p>0.647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3]-([$Sheet2.$B$2]*[.B103]+[$Sheet2.$B$3]))^2" office:value-type="float" office:value="0.000512371220912532" calcext:value-type="float">
            <text:p>0.000512371220913</text:p>
          </table:table-cell>
          <table:table-cell table:formula="of:=([.F103]-([$Sheet2.$B$7] + [$Sheet2.$B$8] * ([.B103] - [$Sheet2.$B$9])^2))^2" office:value-type="float" office:value="0.000000166898253891312" calcext:value-type="float">
            <text:p>1.66898253891312E-07</text:p>
          </table:table-cell>
          <table:table-cell table:formula="of:=([.X103]-([.AE103]^2*([$Sheet2.$B$13]*([.B103] - [$Sheet2.$B$14])^2 + [$Sheet2.$B$15]*([.B103]-[$Sheet2.$B$14]) + [$Sheet2.$B$16])    ))^2" office:value-type="float" office:value="1.61555874205045" calcext:value-type="float">
            <text:p>1.61555874205045</text:p>
          </table:table-cell>
          <table:table-cell table:formula="of:=([.AG103]-([.AE103]^2*([$Sheet2.$B$20]*([.B103] - [$Sheet2.$B$21])^2 + [$Sheet2.$B$22]*([.B103]-[$Sheet2.$B$21]) + [$Sheet2.$B$23])    ))^2" office:value-type="float" office:value="628.590755653583" calcext:value-type="float">
            <text:p>628.590755653583</text:p>
          </table:table-cell>
          <table:table-cell table:formula="of:=([.AH103]-([.AE103]^2*([$Sheet2.$B$27]*([.B103] - [$Sheet2.$B$28])^2 + [$Sheet2.$B$29]*([.B103]-[$Sheet2.$B$28]) + [$Sheet2.$B$30])    ))^2" office:value-type="float" office:value="1554.10637961102" calcext:value-type="float">
            <text:p>1554.10637961102</text:p>
          </table:table-cell>
          <table:table-cell table:formula="of:=([.AI103]-([.AE103]^2*([$Sheet2.$B$34]*([.B103] - [$Sheet2.$B$35])^2 + [$Sheet2.$B$36]*([.B103]-[$Sheet2.$B$35]) + [$Sheet2.$B$37])    ))^2" office:value-type="float" office:value="0.933653944991572" calcext:value-type="float">
            <text:p>0.9336539449915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03" calcext:value-type="float">
            <text:p>0.73903</text:p>
          </table:table-cell>
          <table:table-cell office:value-type="float" office:value="0.071436" calcext:value-type="float">
            <text:p>0.071436</text:p>
          </table:table-cell>
          <table:table-cell office:value-type="float" office:value="0.0075932" calcext:value-type="float">
            <text:p>0.0075932</text:p>
          </table:table-cell>
          <table:table-cell office:value-type="float" office:value="0.063843" calcext:value-type="float">
            <text:p>0.063843</text:p>
          </table:table-cell>
          <table:table-cell office:value-type="float" office:value="-0.025859" calcext:value-type="float">
            <text:p>-0.025859</text:p>
          </table:table-cell>
          <table:table-cell office:value-type="float" office:value="-1.6203" calcext:value-type="float">
            <text:p>-1.6203</text:p>
          </table:table-cell>
          <table:table-cell office:value-type="float" office:value="-0.036158" calcext:value-type="float">
            <text:p>-0.036158</text:p>
          </table:table-cell>
          <table:table-cell office:value-type="float" office:value="-1.5841" calcext:value-type="float">
            <text:p>-1.5841</text:p>
          </table:table-cell>
          <table:table-cell office:value-type="float" office:value="0.41753" calcext:value-type="float">
            <text:p>0.41753</text:p>
          </table:table-cell>
          <table:table-cell office:value-type="float" office:value="-0.01523" calcext:value-type="float">
            <text:p>-0.01523</text:p>
          </table:table-cell>
          <table:table-cell office:value-type="float" office:value="-0.0037113" calcext:value-type="float">
            <text:p>-0.0037113</text:p>
          </table:table-cell>
          <table:table-cell office:value-type="float" office:value="-0.011519" calcext:value-type="float">
            <text:p>-0.011519</text:p>
          </table:table-cell>
          <table:table-cell office:value-type="float" office:value="10.345" calcext:value-type="float">
            <text:p>10.345</text:p>
          </table:table-cell>
          <table:table-cell office:value-type="float" office:value="8.8936" calcext:value-type="float">
            <text:p>8.8936</text:p>
          </table:table-cell>
          <table:table-cell office:value-type="float" office:value="1.1632" calcext:value-type="float">
            <text:p>1.1632</text:p>
          </table:table-cell>
          <table:table-cell office:value-type="float" office:value="322.24" calcext:value-type="float">
            <text:p>322.24</text:p>
          </table:table-cell>
          <table:table-cell office:value-type="float" office:value="-130.52" calcext:value-type="float">
            <text:p>-130.52</text:p>
          </table:table-cell>
          <table:table-cell office:value-type="float" office:value="3730.1" calcext:value-type="float">
            <text:p>3730.1</text:p>
          </table:table-cell>
          <table:table-cell office:value-type="float" office:value="322.24" calcext:value-type="float">
            <text:p>322.24</text:p>
          </table:table-cell>
          <table:table-cell office:value-type="float" office:value="-130.52" calcext:value-type="float">
            <text:p>-130.52</text:p>
          </table:table-cell>
          <table:table-cell office:value-type="float" office:value="3730.1" calcext:value-type="float">
            <text:p>373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36" calcext:value-type="float">
            <text:p>9.9536</text:p>
          </table:table-cell>
          <table:table-cell office:value-type="float" office:value="0.84997" calcext:value-type="float">
            <text:p>0.84997</text:p>
          </table:table-cell>
          <table:table-cell office:value-type="float" office:value="10" calcext:value-type="float">
            <text:p>10</text:p>
          </table:table-cell>
          <table:table-cell office:value-type="float" office:value="5.5212" calcext:value-type="float">
            <text:p>5.5212</text:p>
          </table:table-cell>
          <table:table-cell office:value-type="float" office:value="-1053.7" calcext:value-type="float">
            <text:p>-1053.7</text:p>
          </table:table-cell>
          <table:table-cell office:value-type="float" office:value="-1717.4" calcext:value-type="float">
            <text:p>-1717.4</text:p>
          </table:table-cell>
          <table:table-cell office:value-type="float" office:value="38.435" calcext:value-type="float">
            <text:p>38.435</text:p>
          </table:table-cell>
          <table:table-cell office:value-type="float" office:value="0.94141" calcext:value-type="float">
            <text:p>0.94141</text:p>
          </table:table-cell>
          <table:table-cell office:value-type="float" office:value="-0.24732" calcext:value-type="float">
            <text:p>-0.24732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0" calcext:value-type="float">
            <text:p>0</text:p>
          </table:table-cell>
          <table:table-cell office:value-type="float" office:value="2451.4" calcext:value-type="float">
            <text:p>2451.4</text:p>
          </table:table-cell>
          <table:table-cell office:value-type="float" office:value="0.064341" calcext:value-type="float">
            <text:p>0.064341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69573" calcext:value-type="float">
            <text:p>0.695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4]-([$Sheet2.$B$2]*[.B104]+[$Sheet2.$B$3]))^2" office:value-type="float" office:value="0.000554177657086377" calcext:value-type="float">
            <text:p>0.000554177657086</text:p>
          </table:table-cell>
          <table:table-cell table:formula="of:=([.F104]-([$Sheet2.$B$7] + [$Sheet2.$B$8] * ([.B104] - [$Sheet2.$B$9])^2))^2" office:value-type="float" office:value="0.00000073148731580551" calcext:value-type="float">
            <text:p>7.3148731580551E-07</text:p>
          </table:table-cell>
          <table:table-cell table:formula="of:=([.X104]-([.AE104]^2*([$Sheet2.$B$13]*([.B104] - [$Sheet2.$B$14])^2 + [$Sheet2.$B$15]*([.B104]-[$Sheet2.$B$14]) + [$Sheet2.$B$16])    ))^2" office:value-type="float" office:value="3.19699826868351" calcext:value-type="float">
            <text:p>3.19699826868351</text:p>
          </table:table-cell>
          <table:table-cell table:formula="of:=([.AG104]-([.AE104]^2*([$Sheet2.$B$20]*([.B104] - [$Sheet2.$B$21])^2 + [$Sheet2.$B$22]*([.B104]-[$Sheet2.$B$21]) + [$Sheet2.$B$23])    ))^2" office:value-type="float" office:value="698.043627780717" calcext:value-type="float">
            <text:p>698.043627780717</text:p>
          </table:table-cell>
          <table:table-cell table:formula="of:=([.AH104]-([.AE104]^2*([$Sheet2.$B$27]*([.B104] - [$Sheet2.$B$28])^2 + [$Sheet2.$B$29]*([.B104]-[$Sheet2.$B$28]) + [$Sheet2.$B$30])    ))^2" office:value-type="float" office:value="1930.40783788623" calcext:value-type="float">
            <text:p>1930.40783788623</text:p>
          </table:table-cell>
          <table:table-cell table:formula="of:=([.AI104]-([.AE104]^2*([$Sheet2.$B$34]*([.B104] - [$Sheet2.$B$35])^2 + [$Sheet2.$B$36]*([.B104]-[$Sheet2.$B$35]) + [$Sheet2.$B$37])    ))^2" office:value-type="float" office:value="0.255557581754945" calcext:value-type="float">
            <text:p>0.2555575817549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62" calcext:value-type="float">
            <text:p>0.79062</text:p>
          </table:table-cell>
          <table:table-cell office:value-type="float" office:value="0.081467" calcext:value-type="float">
            <text:p>0.081467</text:p>
          </table:table-cell>
          <table:table-cell office:value-type="float" office:value="0.0081511" calcext:value-type="float">
            <text:p>0.0081511</text:p>
          </table:table-cell>
          <table:table-cell office:value-type="float" office:value="0.073316" calcext:value-type="float">
            <text:p>0.073316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1.7542" calcext:value-type="float">
            <text:p>-1.7542</text:p>
          </table:table-cell>
          <table:table-cell office:value-type="float" office:value="-0.038815" calcext:value-type="float">
            <text:p>-0.038815</text:p>
          </table:table-cell>
          <table:table-cell office:value-type="float" office:value="-1.7154" calcext:value-type="float">
            <text:p>-1.7154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-0.017935" calcext:value-type="float">
            <text:p>-0.017935</text:p>
          </table:table-cell>
          <table:table-cell office:value-type="float" office:value="-0.0040271" calcext:value-type="float">
            <text:p>-0.0040271</text:p>
          </table:table-cell>
          <table:table-cell office:value-type="float" office:value="-0.013908" calcext:value-type="float">
            <text:p>-0.013908</text:p>
          </table:table-cell>
          <table:table-cell office:value-type="float" office:value="9.7047" calcext:value-type="float">
            <text:p>9.7047</text:p>
          </table:table-cell>
          <table:table-cell office:value-type="float" office:value="8.6291" calcext:value-type="float">
            <text:p>8.6291</text:p>
          </table:table-cell>
          <table:table-cell office:value-type="float" office:value="1.1246" calcext:value-type="float">
            <text:p>1.1246</text:p>
          </table:table-cell>
          <table:table-cell office:value-type="float" office:value="370.05" calcext:value-type="float">
            <text:p>370.05</text:p>
          </table:table-cell>
          <table:table-cell office:value-type="float" office:value="-146.16" calcext:value-type="float">
            <text:p>-146.16</text:p>
          </table:table-cell>
          <table:table-cell office:value-type="float" office:value="3990.5" calcext:value-type="float">
            <text:p>3990.5</text:p>
          </table:table-cell>
          <table:table-cell office:value-type="float" office:value="370.05" calcext:value-type="float">
            <text:p>370.05</text:p>
          </table:table-cell>
          <table:table-cell office:value-type="float" office:value="-146.16" calcext:value-type="float">
            <text:p>-146.16</text:p>
          </table:table-cell>
          <table:table-cell office:value-type="float" office:value="3990.5" calcext:value-type="float">
            <text:p>399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73" calcext:value-type="float">
            <text:p>9.9473</text:p>
          </table:table-cell>
          <table:table-cell office:value-type="float" office:value="0.87602" calcext:value-type="float">
            <text:p>0.87602</text:p>
          </table:table-cell>
          <table:table-cell office:value-type="float" office:value="10" calcext:value-type="float">
            <text:p>10</text:p>
          </table:table-cell>
          <table:table-cell office:value-type="float" office:value="5.8831" calcext:value-type="float">
            <text:p>5.8831</text:p>
          </table:table-cell>
          <table:table-cell office:value-type="float" office:value="-1134.3" calcext:value-type="float">
            <text:p>-1134.3</text:p>
          </table:table-cell>
          <table:table-cell office:value-type="float" office:value="-1859.4" calcext:value-type="float">
            <text:p>-1859.4</text:p>
          </table:table-cell>
          <table:table-cell office:value-type="float" office:value="45.263" calcext:value-type="float">
            <text:p>45.263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15105" calcext:value-type="float">
            <text:p>-0.015105</text:p>
          </table:table-cell>
          <table:table-cell office:value-type="float" office:value="0" calcext:value-type="float">
            <text:p>0</text:p>
          </table:table-cell>
          <table:table-cell office:value-type="float" office:value="2526.6" calcext:value-type="float">
            <text:p>2526.6</text:p>
          </table:table-cell>
          <table:table-cell office:value-type="float" office:value="0.073842" calcext:value-type="float">
            <text:p>0.073842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74331" calcext:value-type="float">
            <text:p>0.74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5]-([$Sheet2.$B$2]*[.B105]+[$Sheet2.$B$3]))^2" office:value-type="float" office:value="0.000580151682713712" calcext:value-type="float">
            <text:p>0.000580151682714</text:p>
          </table:table-cell>
          <table:table-cell table:formula="of:=([.F105]-([$Sheet2.$B$7] + [$Sheet2.$B$8] * ([.B105] - [$Sheet2.$B$9])^2))^2" office:value-type="float" office:value="0.00000176434735298822" calcext:value-type="float">
            <text:p>1.76434735298822E-06</text:p>
          </table:table-cell>
          <table:table-cell table:formula="of:=([.X105]-([.AE105]^2*([$Sheet2.$B$13]*([.B105] - [$Sheet2.$B$14])^2 + [$Sheet2.$B$15]*([.B105]-[$Sheet2.$B$14]) + [$Sheet2.$B$16])    ))^2" office:value-type="float" office:value="5.13936505284614" calcext:value-type="float">
            <text:p>5.13936505284614</text:p>
          </table:table-cell>
          <table:table-cell table:formula="of:=([.AG105]-([.AE105]^2*([$Sheet2.$B$20]*([.B105] - [$Sheet2.$B$21])^2 + [$Sheet2.$B$22]*([.B105]-[$Sheet2.$B$21]) + [$Sheet2.$B$23])    ))^2" office:value-type="float" office:value="747.072515045309" calcext:value-type="float">
            <text:p>747.072515045309</text:p>
          </table:table-cell>
          <table:table-cell table:formula="of:=([.AH105]-([.AE105]^2*([$Sheet2.$B$27]*([.B105] - [$Sheet2.$B$28])^2 + [$Sheet2.$B$29]*([.B105]-[$Sheet2.$B$28]) + [$Sheet2.$B$30])    ))^2" office:value-type="float" office:value="2302.54832662152" calcext:value-type="float">
            <text:p>2302.54832662152</text:p>
          </table:table-cell>
          <table:table-cell table:formula="of:=([.AI105]-([.AE105]^2*([$Sheet2.$B$34]*([.B105] - [$Sheet2.$B$35])^2 + [$Sheet2.$B$36]*([.B105]-[$Sheet2.$B$35]) + [$Sheet2.$B$37])    ))^2" office:value-type="float" office:value="0.00112384875338705" calcext:value-type="float">
            <text:p>0.0011238487533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5" calcext:value-type="float">
            <text:p>0.84185</text:p>
          </table:table-cell>
          <table:table-cell office:value-type="float" office:value="0.092205" calcext:value-type="float">
            <text:p>0.092205</text:p>
          </table:table-cell>
          <table:table-cell office:value-type="float" office:value="0.0087573" calcext:value-type="float">
            <text:p>0.0087573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-0.032266" calcext:value-type="float">
            <text:p>-0.032266</text:p>
          </table:table-cell>
          <table:table-cell office:value-type="float" office:value="-1.8909" calcext:value-type="float">
            <text:p>-1.8909</text:p>
          </table:table-cell>
          <table:table-cell office:value-type="float" office:value="-0.041701" calcext:value-type="float">
            <text:p>-0.041701</text:p>
          </table:table-cell>
          <table:table-cell office:value-type="float" office:value="-1.8492" calcext:value-type="float">
            <text:p>-1.8492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-0.020842" calcext:value-type="float">
            <text:p>-0.020842</text:p>
          </table:table-cell>
          <table:table-cell office:value-type="float" office:value="-0.0043649" calcext:value-type="float">
            <text:p>-0.0043649</text:p>
          </table:table-cell>
          <table:table-cell office:value-type="float" office:value="-0.016477" calcext:value-type="float">
            <text:p>-0.016477</text:p>
          </table:table-cell>
          <table:table-cell office:value-type="float" office:value="9.1301" calcext:value-type="float">
            <text:p>9.1301</text:p>
          </table:table-cell>
          <table:table-cell office:value-type="float" office:value="8.3771" calcext:value-type="float">
            <text:p>8.3771</text:p>
          </table:table-cell>
          <table:table-cell office:value-type="float" office:value="1.0899" calcext:value-type="float">
            <text:p>1.0899</text:p>
          </table:table-cell>
          <table:table-cell office:value-type="float" office:value="421.19" calcext:value-type="float">
            <text:p>421.19</text:p>
          </table:table-cell>
          <table:table-cell office:value-type="float" office:value="-162.86" calcext:value-type="float">
            <text:p>-162.86</text:p>
          </table:table-cell>
          <table:table-cell office:value-type="float" office:value="4249.1" calcext:value-type="float">
            <text:p>4249.1</text:p>
          </table:table-cell>
          <table:table-cell office:value-type="float" office:value="421.19" calcext:value-type="float">
            <text:p>421.19</text:p>
          </table:table-cell>
          <table:table-cell office:value-type="float" office:value="-162.86" calcext:value-type="float">
            <text:p>-162.86</text:p>
          </table:table-cell>
          <table:table-cell office:value-type="float" office:value="4249.1" calcext:value-type="float">
            <text:p>424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06" calcext:value-type="float">
            <text:p>9.9406</text:p>
          </table:table-cell>
          <table:table-cell office:value-type="float" office:value="0.90237" calcext:value-type="float">
            <text:p>0.90237</text:p>
          </table:table-cell>
          <table:table-cell office:value-type="float" office:value="10" calcext:value-type="float">
            <text:p>10</text:p>
          </table:table-cell>
          <table:table-cell office:value-type="float" office:value="6.2505" calcext:value-type="float">
            <text:p>6.2505</text:p>
          </table:table-cell>
          <table:table-cell office:value-type="float" office:value="-1215.7" calcext:value-type="float">
            <text:p>-1215.7</text:p>
          </table:table-cell>
          <table:table-cell office:value-type="float" office:value="-2004.3" calcext:value-type="float">
            <text:p>-2004.3</text:p>
          </table:table-cell>
          <table:table-cell office:value-type="float" office:value="52.599" calcext:value-type="float">
            <text:p>52.599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-0.24748" calcext:value-type="float">
            <text:p>-0.24748</text:p>
          </table:table-cell>
          <table:table-cell office:value-type="float" office:value="-0.016906" calcext:value-type="float">
            <text:p>-0.016906</text:p>
          </table:table-cell>
          <table:table-cell office:value-type="float" office:value="0" calcext:value-type="float">
            <text:p>0</text:p>
          </table:table-cell>
          <table:table-cell office:value-type="float" office:value="2602.6" calcext:value-type="float">
            <text:p>2602.6</text:p>
          </table:table-cell>
          <table:table-cell office:value-type="float" office:value="0.083989" calcext:value-type="float">
            <text:p>0.083989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79049" calcext:value-type="float">
            <text:p>0.79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6]-([$Sheet2.$B$2]*[.B106]+[$Sheet2.$B$3]))^2" office:value-type="float" office:value="0.000589115320539882" calcext:value-type="float">
            <text:p>0.00058911532054</text:p>
          </table:table-cell>
          <table:table-cell table:formula="of:=([.F106]-([$Sheet2.$B$7] + [$Sheet2.$B$8] * ([.B106] - [$Sheet2.$B$9])^2))^2" office:value-type="float" office:value="0.00000322771048601509" calcext:value-type="float">
            <text:p>3.22771048601509E-06</text:p>
          </table:table-cell>
          <table:table-cell table:formula="of:=([.X106]-([.AE106]^2*([$Sheet2.$B$13]*([.B106] - [$Sheet2.$B$14])^2 + [$Sheet2.$B$15]*([.B106]-[$Sheet2.$B$14]) + [$Sheet2.$B$16])    ))^2" office:value-type="float" office:value="7.44226287022937" calcext:value-type="float">
            <text:p>7.44226287022937</text:p>
          </table:table-cell>
          <table:table-cell table:formula="of:=([.AG106]-([.AE106]^2*([$Sheet2.$B$20]*([.B106] - [$Sheet2.$B$21])^2 + [$Sheet2.$B$22]*([.B106]-[$Sheet2.$B$21]) + [$Sheet2.$B$23])    ))^2" office:value-type="float" office:value="781.093404290897" calcext:value-type="float">
            <text:p>781.093404290897</text:p>
          </table:table-cell>
          <table:table-cell table:formula="of:=([.AH106]-([.AE106]^2*([$Sheet2.$B$27]*([.B106] - [$Sheet2.$B$28])^2 + [$Sheet2.$B$29]*([.B106]-[$Sheet2.$B$28]) + [$Sheet2.$B$30])    ))^2" office:value-type="float" office:value="2648.91011986271" calcext:value-type="float">
            <text:p>2648.91011986271</text:p>
          </table:table-cell>
          <table:table-cell table:formula="of:=([.AI106]-([.AE106]^2*([$Sheet2.$B$34]*([.B106] - [$Sheet2.$B$35])^2 + [$Sheet2.$B$36]*([.B106]-[$Sheet2.$B$35]) + [$Sheet2.$B$37])    ))^2" office:value-type="float" office:value="0.370753072712821" calcext:value-type="float">
            <text:p>0.3707530727128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63" calcext:value-type="float">
            <text:p>0.89263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0093828" calcext:value-type="float">
            <text:p>0.0093828</text:p>
          </table:table-cell>
          <table:table-cell office:value-type="float" office:value="0.094225" calcext:value-type="float">
            <text:p>0.094225</text:p>
          </table:table-cell>
          <table:table-cell office:value-type="float" office:value="-0.035777" calcext:value-type="float">
            <text:p>-0.035777</text:p>
          </table:table-cell>
          <table:table-cell office:value-type="float" office:value="-2.0301" calcext:value-type="float">
            <text:p>-2.0301</text:p>
          </table:table-cell>
          <table:table-cell office:value-type="float" office:value="-0.04468" calcext:value-type="float">
            <text:p>-0.04468</text:p>
          </table:table-cell>
          <table:table-cell office:value-type="float" office:value="-1.9854" calcext:value-type="float">
            <text:p>-1.9854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-0.023932" calcext:value-type="float">
            <text:p>-0.023932</text:p>
          </table:table-cell>
          <table:table-cell office:value-type="float" office:value="-0.0047099" calcext:value-type="float">
            <text:p>-0.0047099</text:p>
          </table:table-cell>
          <table:table-cell office:value-type="float" office:value="-0.019223" calcext:value-type="float">
            <text:p>-0.019223</text:p>
          </table:table-cell>
          <table:table-cell office:value-type="float" office:value="8.6155" calcext:value-type="float">
            <text:p>8.6155</text:p>
          </table:table-cell>
          <table:table-cell office:value-type="float" office:value="8.1398" calcext:value-type="float">
            <text:p>8.1398</text:p>
          </table:table-cell>
          <table:table-cell office:value-type="float" office:value="1.0584" calcext:value-type="float">
            <text:p>1.0584</text:p>
          </table:table-cell>
          <table:table-cell office:value-type="float" office:value="475.58" calcext:value-type="float">
            <text:p>475.58</text:p>
          </table:table-cell>
          <table:table-cell office:value-type="float" office:value="-180.58" calcext:value-type="float">
            <text:p>-180.58</text:p>
          </table:table-cell>
          <table:table-cell office:value-type="float" office:value="4505.4" calcext:value-type="float">
            <text:p>4505.4</text:p>
          </table:table-cell>
          <table:table-cell office:value-type="float" office:value="475.58" calcext:value-type="float">
            <text:p>475.58</text:p>
          </table:table-cell>
          <table:table-cell office:value-type="float" office:value="-180.58" calcext:value-type="float">
            <text:p>-180.58</text:p>
          </table:table-cell>
          <table:table-cell office:value-type="float" office:value="4505.4" calcext:value-type="float">
            <text:p>450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33" calcext:value-type="float">
            <text:p>9.9333</text:p>
          </table:table-cell>
          <table:table-cell office:value-type="float" office:value="0.92867" calcext:value-type="float">
            <text:p>0.92867</text:p>
          </table:table-cell>
          <table:table-cell office:value-type="float" office:value="10" calcext:value-type="float">
            <text:p>10</text:p>
          </table:table-cell>
          <table:table-cell office:value-type="float" office:value="6.6207" calcext:value-type="float">
            <text:p>6.6207</text:p>
          </table:table-cell>
          <table:table-cell office:value-type="float" office:value="-1297.6" calcext:value-type="float">
            <text:p>-1297.6</text:p>
          </table:table-cell>
          <table:table-cell office:value-type="float" office:value="-2151.7" calcext:value-type="float">
            <text:p>-2151.7</text:p>
          </table:table-cell>
          <table:table-cell office:value-type="float" office:value="60.397" calcext:value-type="float">
            <text:p>60.397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-0.24756" calcext:value-type="float">
            <text:p>-0.24756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" calcext:value-type="float">
            <text:p>0</text:p>
          </table:table-cell>
          <table:table-cell office:value-type="float" office:value="2678.4" calcext:value-type="float">
            <text:p>2678.4</text:p>
          </table:table-cell>
          <table:table-cell office:value-type="float" office:value="0.094767" calcext:value-type="float">
            <text:p>0.094767</text:p>
          </table:table-cell>
          <table:table-cell office:value-type="float" office:value="1.0901" calcext:value-type="float">
            <text:p>1.0901</text:p>
          </table:table-cell>
          <table:table-cell office:value-type="float" office:value="0.83718" calcext:value-type="float">
            <text:p>0.83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7]-([$Sheet2.$B$2]*[.B107]+[$Sheet2.$B$3]))^2" office:value-type="float" office:value="0.000576338822911098" calcext:value-type="float">
            <text:p>0.000576338822911</text:p>
          </table:table-cell>
          <table:table-cell table:formula="of:=([.F107]-([$Sheet2.$B$7] + [$Sheet2.$B$8] * ([.B107] - [$Sheet2.$B$9])^2))^2" office:value-type="float" office:value="0.00000492909798440031" calcext:value-type="float">
            <text:p>4.92909798440031E-06</text:p>
          </table:table-cell>
          <table:table-cell table:formula="of:=([.X107]-([.AE107]^2*([$Sheet2.$B$13]*([.B107] - [$Sheet2.$B$14])^2 + [$Sheet2.$B$15]*([.B107]-[$Sheet2.$B$14]) + [$Sheet2.$B$16])    ))^2" office:value-type="float" office:value="9.80390112312056" calcext:value-type="float">
            <text:p>9.80390112312056</text:p>
          </table:table-cell>
          <table:table-cell table:formula="of:=([.AG107]-([.AE107]^2*([$Sheet2.$B$20]*([.B107] - [$Sheet2.$B$21])^2 + [$Sheet2.$B$22]*([.B107]-[$Sheet2.$B$21]) + [$Sheet2.$B$23])    ))^2" office:value-type="float" office:value="782.140689257455" calcext:value-type="float">
            <text:p>782.140689257455</text:p>
          </table:table-cell>
          <table:table-cell table:formula="of:=([.AH107]-([.AE107]^2*([$Sheet2.$B$27]*([.B107] - [$Sheet2.$B$28])^2 + [$Sheet2.$B$29]*([.B107]-[$Sheet2.$B$28]) + [$Sheet2.$B$30])    ))^2" office:value-type="float" office:value="2914.32299927807" calcext:value-type="float">
            <text:p>2914.32299927807</text:p>
          </table:table-cell>
          <table:table-cell table:formula="of:=([.AI107]-([.AE107]^2*([$Sheet2.$B$34]*([.B107] - [$Sheet2.$B$35])^2 + [$Sheet2.$B$36]*([.B107]-[$Sheet2.$B$35]) + [$Sheet2.$B$37])    ))^2" office:value-type="float" office:value="1.37965294521997" calcext:value-type="float">
            <text:p>1.3796529452199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11566" calcext:value-type="float">
            <text:p>0.11566</text:p>
          </table:table-cell>
          <table:table-cell office:value-type="float" office:value="0.010021" calcext:value-type="float">
            <text:p>0.010021</text:p>
          </table:table-cell>
          <table:table-cell office:value-type="float" office:value="0.10564" calcext:value-type="float">
            <text:p>0.10564</text:p>
          </table:table-cell>
          <table:table-cell office:value-type="float" office:value="-0.03949" calcext:value-type="float">
            <text:p>-0.03949</text:p>
          </table:table-cell>
          <table:table-cell office:value-type="float" office:value="-2.1715" calcext:value-type="float">
            <text:p>-2.1715</text:p>
          </table:table-cell>
          <table:table-cell office:value-type="float" office:value="-0.047717" calcext:value-type="float">
            <text:p>-0.047717</text:p>
          </table:table-cell>
          <table:table-cell office:value-type="float" office:value="-2.1238" calcext:value-type="float">
            <text:p>-2.1238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-0.027198" calcext:value-type="float">
            <text:p>-0.027198</text:p>
          </table:table-cell>
          <table:table-cell office:value-type="float" office:value="-0.0050571" calcext:value-type="float">
            <text:p>-0.0050571</text:p>
          </table:table-cell>
          <table:table-cell office:value-type="float" office:value="-0.022141" calcext:value-type="float">
            <text:p>-0.022141</text:p>
          </table:table-cell>
          <table:table-cell office:value-type="float" office:value="8.1532" calcext:value-type="float">
            <text:p>8.1532</text:p>
          </table:table-cell>
          <table:table-cell office:value-type="float" office:value="7.9174" calcext:value-type="float">
            <text:p>7.9174</text:p>
          </table:table-cell>
          <table:table-cell office:value-type="float" office:value="1.0298" calcext:value-type="float">
            <text:p>1.0298</text:p>
          </table:table-cell>
          <table:table-cell office:value-type="float" office:value="533.18" calcext:value-type="float">
            <text:p>533.18</text:p>
          </table:table-cell>
          <table:table-cell office:value-type="float" office:value="-199.32" calcext:value-type="float">
            <text:p>-199.32</text:p>
          </table:table-cell>
          <table:table-cell office:value-type="float" office:value="4759.6" calcext:value-type="float">
            <text:p>4759.6</text:p>
          </table:table-cell>
          <table:table-cell office:value-type="float" office:value="533.18" calcext:value-type="float">
            <text:p>533.18</text:p>
          </table:table-cell>
          <table:table-cell office:value-type="float" office:value="-199.32" calcext:value-type="float">
            <text:p>-199.32</text:p>
          </table:table-cell>
          <table:table-cell office:value-type="float" office:value="4759.6" calcext:value-type="float">
            <text:p>475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56" calcext:value-type="float">
            <text:p>9.9256</text:p>
          </table:table-cell>
          <table:table-cell office:value-type="float" office:value="0.95476" calcext:value-type="float">
            <text:p>0.95476</text:p>
          </table:table-cell>
          <table:table-cell office:value-type="float" office:value="10" calcext:value-type="float">
            <text:p>10</text:p>
          </table:table-cell>
          <table:table-cell office:value-type="float" office:value="6.9924" calcext:value-type="float">
            <text:p>6.9924</text:p>
          </table:table-cell>
          <table:table-cell office:value-type="float" office:value="-1380.1" calcext:value-type="float">
            <text:p>-1380.1</text:p>
          </table:table-cell>
          <table:table-cell office:value-type="float" office:value="-2301.7" calcext:value-type="float">
            <text:p>-2301.7</text:p>
          </table:table-cell>
          <table:table-cell office:value-type="float" office:value="68.638" calcext:value-type="float">
            <text:p>68.638</text:p>
          </table:table-cell>
          <table:table-cell office:value-type="float" office:value="0.93681" calcext:value-type="float">
            <text:p>0.93681</text:p>
          </table:table-cell>
          <table:table-cell office:value-type="float" office:value="-0.24765" calcext:value-type="float">
            <text:p>-0.24765</text:p>
          </table:table-cell>
          <table:table-cell office:value-type="float" office:value="-0.020365" calcext:value-type="float">
            <text:p>-0.020365</text:p>
          </table:table-cell>
          <table:table-cell office:value-type="float" office:value="0" calcext:value-type="float">
            <text:p>0</text:p>
          </table:table-cell>
          <table:table-cell office:value-type="float" office:value="2753.7" calcext:value-type="float">
            <text:p>2753.7</text:p>
          </table:table-cell>
          <table:table-cell office:value-type="float" office:value="0.10616" calcext:value-type="float">
            <text:p>0.10616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8834" calcext:value-type="float">
            <text:p>0.88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8]-([$Sheet2.$B$2]*[.B108]+[$Sheet2.$B$3]))^2" office:value-type="float" office:value="0.000543935163315831" calcext:value-type="float">
            <text:p>0.000543935163316</text:p>
          </table:table-cell>
          <table:table-cell table:formula="of:=([.F108]-([$Sheet2.$B$7] + [$Sheet2.$B$8] * ([.B108] - [$Sheet2.$B$9])^2))^2" office:value-type="float" office:value="0.00000664098034339629" calcext:value-type="float">
            <text:p>6.64098034339629E-06</text:p>
          </table:table-cell>
          <table:table-cell table:formula="of:=([.X108]-([.AE108]^2*([$Sheet2.$B$13]*([.B108] - [$Sheet2.$B$14])^2 + [$Sheet2.$B$15]*([.B108]-[$Sheet2.$B$14]) + [$Sheet2.$B$16])    ))^2" office:value-type="float" office:value="12.0840916471393" calcext:value-type="float">
            <text:p>12.0840916471393</text:p>
          </table:table-cell>
          <table:table-cell table:formula="of:=([.AG108]-([.AE108]^2*([$Sheet2.$B$20]*([.B108] - [$Sheet2.$B$21])^2 + [$Sheet2.$B$22]*([.B108]-[$Sheet2.$B$21]) + [$Sheet2.$B$23])    ))^2" office:value-type="float" office:value="755.635077255415" calcext:value-type="float">
            <text:p>755.635077255415</text:p>
          </table:table-cell>
          <table:table-cell table:formula="of:=([.AH108]-([.AE108]^2*([$Sheet2.$B$27]*([.B108] - [$Sheet2.$B$28])^2 + [$Sheet2.$B$29]*([.B108]-[$Sheet2.$B$28]) + [$Sheet2.$B$30])    ))^2" office:value-type="float" office:value="3095.31939461789" calcext:value-type="float">
            <text:p>3095.31939461789</text:p>
          </table:table-cell>
          <table:table-cell table:formula="of:=([.AI108]-([.AE108]^2*([$Sheet2.$B$34]*([.B108] - [$Sheet2.$B$35])^2 + [$Sheet2.$B$36]*([.B108]-[$Sheet2.$B$35]) + [$Sheet2.$B$37])    ))^2" office:value-type="float" office:value="2.92956714199324" calcext:value-type="float">
            <text:p>2.929567141993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12836" calcext:value-type="float">
            <text:p>0.12836</text:p>
          </table:table-cell>
          <table:table-cell office:value-type="float" office:value="0.010678" calcext:value-type="float">
            <text:p>0.010678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0.043401" calcext:value-type="float">
            <text:p>-0.043401</text:p>
          </table:table-cell>
          <table:table-cell office:value-type="float" office:value="-2.3154" calcext:value-type="float">
            <text:p>-2.3154</text:p>
          </table:table-cell>
          <table:table-cell office:value-type="float" office:value="-0.050847" calcext:value-type="float">
            <text:p>-0.050847</text:p>
          </table:table-cell>
          <table:table-cell office:value-type="float" office:value="-2.2645" calcext:value-type="float">
            <text:p>-2.2645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-0.030649" calcext:value-type="float">
            <text:p>-0.030649</text:p>
          </table:table-cell>
          <table:table-cell office:value-type="float" office:value="-0.0054156" calcext:value-type="float">
            <text:p>-0.0054156</text:p>
          </table:table-cell>
          <table:table-cell office:value-type="float" office:value="-0.025234" calcext:value-type="float">
            <text:p>-0.025234</text:p>
          </table:table-cell>
          <table:table-cell office:value-type="float" office:value="7.7356" calcext:value-type="float">
            <text:p>7.7356</text:p>
          </table:table-cell>
          <table:table-cell office:value-type="float" office:value="7.708" calcext:value-type="float">
            <text:p>7.708</text:p>
          </table:table-cell>
          <table:table-cell office:value-type="float" office:value="1.0036" calcext:value-type="float">
            <text:p>1.0036</text:p>
          </table:table-cell>
          <table:table-cell office:value-type="float" office:value="593.96" calcext:value-type="float">
            <text:p>593.96</text:p>
          </table:table-cell>
          <table:table-cell office:value-type="float" office:value="-219.06" calcext:value-type="float">
            <text:p>-219.06</text:p>
          </table:table-cell>
          <table:table-cell office:value-type="float" office:value="5011.5" calcext:value-type="float">
            <text:p>5011.5</text:p>
          </table:table-cell>
          <table:table-cell office:value-type="float" office:value="593.96" calcext:value-type="float">
            <text:p>593.96</text:p>
          </table:table-cell>
          <table:table-cell office:value-type="float" office:value="-219.06" calcext:value-type="float">
            <text:p>-219.06</text:p>
          </table:table-cell>
          <table:table-cell office:value-type="float" office:value="5011.5" calcext:value-type="float">
            <text:p>501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75" calcext:value-type="float">
            <text:p>9.9175</text:p>
          </table:table-cell>
          <table:table-cell office:value-type="float" office:value="0.98069" calcext:value-type="float">
            <text:p>0.98069</text:p>
          </table:table-cell>
          <table:table-cell office:value-type="float" office:value="10" calcext:value-type="float">
            <text:p>10</text:p>
          </table:table-cell>
          <table:table-cell office:value-type="float" office:value="7.366" calcext:value-type="float">
            <text:p>7.366</text:p>
          </table:table-cell>
          <table:table-cell office:value-type="float" office:value="-1463.2" calcext:value-type="float">
            <text:p>-1463.2</text:p>
          </table:table-cell>
          <table:table-cell office:value-type="float" office:value="-2454.1" calcext:value-type="float">
            <text:p>-2454.1</text:p>
          </table:table-cell>
          <table:table-cell office:value-type="float" office:value="77.348" calcext:value-type="float">
            <text:p>77.348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-0.24774" calcext:value-type="float">
            <text:p>-0.24774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" calcext:value-type="float">
            <text:p>0</text:p>
          </table:table-cell>
          <table:table-cell office:value-type="float" office:value="2828.5" calcext:value-type="float">
            <text:p>2828.5</text:p>
          </table:table-cell>
          <table:table-cell office:value-type="float" office:value="0.11817" calcext:value-type="float">
            <text:p>0.11817</text:p>
          </table:table-cell>
          <table:table-cell office:value-type="float" office:value="1.08" calcext:value-type="float">
            <text:p>1.08</text:p>
          </table:table-cell>
          <table:table-cell office:value-type="float" office:value="0.92913" calcext:value-type="float">
            <text:p>0.929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9]-([$Sheet2.$B$2]*[.B109]+[$Sheet2.$B$3]))^2" office:value-type="float" office:value="0.000492297468309779" calcext:value-type="float">
            <text:p>0.00049229746831</text:p>
          </table:table-cell>
          <table:table-cell table:formula="of:=([.F109]-([$Sheet2.$B$7] + [$Sheet2.$B$8] * ([.B109] - [$Sheet2.$B$9])^2))^2" office:value-type="float" office:value="0.00000824919561234581" calcext:value-type="float">
            <text:p>8.24919561234581E-06</text:p>
          </table:table-cell>
          <table:table-cell table:formula="of:=([.X109]-([.AE109]^2*([$Sheet2.$B$13]*([.B109] - [$Sheet2.$B$14])^2 + [$Sheet2.$B$15]*([.B109]-[$Sheet2.$B$14]) + [$Sheet2.$B$16])    ))^2" office:value-type="float" office:value="14.0126734744581" calcext:value-type="float">
            <text:p>14.0126734744581</text:p>
          </table:table-cell>
          <table:table-cell table:formula="of:=([.AG109]-([.AE109]^2*([$Sheet2.$B$20]*([.B109] - [$Sheet2.$B$21])^2 + [$Sheet2.$B$22]*([.B109]-[$Sheet2.$B$21]) + [$Sheet2.$B$23])    ))^2" office:value-type="float" office:value="703.000961867045" calcext:value-type="float">
            <text:p>703.000961867045</text:p>
          </table:table-cell>
          <table:table-cell table:formula="of:=([.AH109]-([.AE109]^2*([$Sheet2.$B$27]*([.B109] - [$Sheet2.$B$28])^2 + [$Sheet2.$B$29]*([.B109]-[$Sheet2.$B$28]) + [$Sheet2.$B$30])    ))^2" office:value-type="float" office:value="3160.79385121054" calcext:value-type="float">
            <text:p>3160.79385121054</text:p>
          </table:table-cell>
          <table:table-cell table:formula="of:=([.AI109]-([.AE109]^2*([$Sheet2.$B$34]*([.B109] - [$Sheet2.$B$35])^2 + [$Sheet2.$B$36]*([.B109]-[$Sheet2.$B$35]) + [$Sheet2.$B$37])    ))^2" office:value-type="float" office:value="5.04419976312188" calcext:value-type="float">
            <text:p>5.0441997631218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14167" calcext:value-type="float">
            <text:p>0.14167</text:p>
          </table:table-cell>
          <table:table-cell office:value-type="float" office:value="0.011346" calcext:value-type="float">
            <text:p>0.011346</text:p>
          </table:table-cell>
          <table:table-cell office:value-type="float" office:value="0.13032" calcext:value-type="float">
            <text:p>0.13032</text:p>
          </table:table-cell>
          <table:table-cell office:value-type="float" office:value="-0.047507" calcext:value-type="float">
            <text:p>-0.047507</text:p>
          </table:table-cell>
          <table:table-cell office:value-type="float" office:value="-2.4612" calcext:value-type="float">
            <text:p>-2.4612</text:p>
          </table:table-cell>
          <table:table-cell office:value-type="float" office:value="-0.054027" calcext:value-type="float">
            <text:p>-0.054027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-0.034276" calcext:value-type="float">
            <text:p>-0.034276</text:p>
          </table:table-cell>
          <table:table-cell office:value-type="float" office:value="-0.0057823" calcext:value-type="float">
            <text:p>-0.0057823</text:p>
          </table:table-cell>
          <table:table-cell office:value-type="float" office:value="-0.028494" calcext:value-type="float">
            <text:p>-0.028494</text:p>
          </table:table-cell>
          <table:table-cell office:value-type="float" office:value="7.3572" calcext:value-type="float">
            <text:p>7.3572</text:p>
          </table:table-cell>
          <table:table-cell office:value-type="float" office:value="7.5112" calcext:value-type="float">
            <text:p>7.5112</text:p>
          </table:table-cell>
          <table:table-cell office:value-type="float" office:value="0.9795" calcext:value-type="float">
            <text:p>0.9795</text:p>
          </table:table-cell>
          <table:table-cell office:value-type="float" office:value="657.79" calcext:value-type="float">
            <text:p>657.79</text:p>
          </table:table-cell>
          <table:table-cell office:value-type="float" office:value="-239.78" calcext:value-type="float">
            <text:p>-239.78</text:p>
          </table:table-cell>
          <table:table-cell office:value-type="float" office:value="5260.8" calcext:value-type="float">
            <text:p>5260.8</text:p>
          </table:table-cell>
          <table:table-cell office:value-type="float" office:value="657.79" calcext:value-type="float">
            <text:p>657.79</text:p>
          </table:table-cell>
          <table:table-cell office:value-type="float" office:value="-239.78" calcext:value-type="float">
            <text:p>-239.78</text:p>
          </table:table-cell>
          <table:table-cell office:value-type="float" office:value="5260.8" calcext:value-type="float">
            <text:p>526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089" calcext:value-type="float">
            <text:p>9.9089</text:p>
          </table:table-cell>
          <table:table-cell office:value-type="float" office:value="1.0064" calcext:value-type="float">
            <text:p>1.0064</text:p>
          </table:table-cell>
          <table:table-cell office:value-type="float" office:value="10" calcext:value-type="float">
            <text:p>10</text:p>
          </table:table-cell>
          <table:table-cell office:value-type="float" office:value="7.7402" calcext:value-type="float">
            <text:p>7.7402</text:p>
          </table:table-cell>
          <table:table-cell office:value-type="float" office:value="-1546.7" calcext:value-type="float">
            <text:p>-1546.7</text:p>
          </table:table-cell>
          <table:table-cell office:value-type="float" office:value="-2608.8" calcext:value-type="float">
            <text:p>-2608.8</text:p>
          </table:table-cell>
          <table:table-cell office:value-type="float" office:value="86.502" calcext:value-type="float">
            <text:p>86.502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23668" calcext:value-type="float">
            <text:p>-0.023668</text:p>
          </table:table-cell>
          <table:table-cell office:value-type="float" office:value="0" calcext:value-type="float">
            <text:p>0</text:p>
          </table:table-cell>
          <table:table-cell office:value-type="float" office:value="2902.6" calcext:value-type="float">
            <text:p>2902.6</text:p>
          </table:table-cell>
          <table:table-cell office:value-type="float" office:value="0.13075" calcext:value-type="float">
            <text:p>0.13075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43" calcext:value-type="float">
            <text:p>0.97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0]-([$Sheet2.$B$2]*[.B110]+[$Sheet2.$B$3]))^2" office:value-type="float" office:value="0.000422020489849441" calcext:value-type="float">
            <text:p>0.000422020489849</text:p>
          </table:table-cell>
          <table:table-cell table:formula="of:=([.F110]-([$Sheet2.$B$7] + [$Sheet2.$B$8] * ([.B110] - [$Sheet2.$B$9])^2))^2" office:value-type="float" office:value="0.00000939760412572327" calcext:value-type="float">
            <text:p>9.39760412572327E-06</text:p>
          </table:table-cell>
          <table:table-cell table:formula="of:=([.X110]-([.AE110]^2*([$Sheet2.$B$13]*([.B110] - [$Sheet2.$B$14])^2 + [$Sheet2.$B$15]*([.B110]-[$Sheet2.$B$14]) + [$Sheet2.$B$16])    ))^2" office:value-type="float" office:value="15.3077804086872" calcext:value-type="float">
            <text:p>15.3077804086872</text:p>
          </table:table-cell>
          <table:table-cell table:formula="of:=([.AG110]-([.AE110]^2*([$Sheet2.$B$20]*([.B110] - [$Sheet2.$B$21])^2 + [$Sheet2.$B$22]*([.B110]-[$Sheet2.$B$21]) + [$Sheet2.$B$23])    ))^2" office:value-type="float" office:value="617.165819488838" calcext:value-type="float">
            <text:p>617.165819488838</text:p>
          </table:table-cell>
          <table:table-cell table:formula="of:=([.AH110]-([.AE110]^2*([$Sheet2.$B$27]*([.B110] - [$Sheet2.$B$28])^2 + [$Sheet2.$B$29]*([.B110]-[$Sheet2.$B$28]) + [$Sheet2.$B$30])    ))^2" office:value-type="float" office:value="3095.86518157744" calcext:value-type="float">
            <text:p>3095.86518157744</text:p>
          </table:table-cell>
          <table:table-cell table:formula="of:=([.AI110]-([.AE110]^2*([$Sheet2.$B$34]*([.B110] - [$Sheet2.$B$35])^2 + [$Sheet2.$B$36]*([.B110]-[$Sheet2.$B$35]) + [$Sheet2.$B$37])    ))^2" office:value-type="float" office:value="7.57670537887278" calcext:value-type="float">
            <text:p>7.5767053788727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5561" calcext:value-type="float">
            <text:p>0.15561</text:p>
          </table:table-cell>
          <table:table-cell office:value-type="float" office:value="0.012044" calcext:value-type="float">
            <text:p>0.012044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-0.051804" calcext:value-type="float">
            <text:p>-0.051804</text:p>
          </table:table-cell>
          <table:table-cell office:value-type="float" office:value="-2.6093" calcext:value-type="float">
            <text:p>-2.6093</text:p>
          </table:table-cell>
          <table:table-cell office:value-type="float" office:value="-0.057351" calcext:value-type="float">
            <text:p>-0.057351</text:p>
          </table:table-cell>
          <table:table-cell office:value-type="float" office:value="-2.5519" calcext:value-type="float">
            <text:p>-2.551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03809" calcext:value-type="float">
            <text:p>-0.03809</text:p>
          </table:table-cell>
          <table:table-cell office:value-type="float" office:value="-0.0061664" calcext:value-type="float">
            <text:p>-0.0061664</text:p>
          </table:table-cell>
          <table:table-cell office:value-type="float" office:value="-0.031924" calcext:value-type="float">
            <text:p>-0.031924</text:p>
          </table:table-cell>
          <table:table-cell office:value-type="float" office:value="7.0121" calcext:value-type="float">
            <text:p>7.0121</text:p>
          </table:table-cell>
          <table:table-cell office:value-type="float" office:value="7.3248" calcext:value-type="float">
            <text:p>7.3248</text:p>
          </table:table-cell>
          <table:table-cell office:value-type="float" office:value="0.95731" calcext:value-type="float">
            <text:p>0.95731</text:p>
          </table:table-cell>
          <table:table-cell office:value-type="float" office:value="724.65" calcext:value-type="float">
            <text:p>724.65</text:p>
          </table:table-cell>
          <table:table-cell office:value-type="float" office:value="-261.47" calcext:value-type="float">
            <text:p>-261.47</text:p>
          </table:table-cell>
          <table:table-cell office:value-type="float" office:value="5507.6" calcext:value-type="float">
            <text:p>5507.6</text:p>
          </table:table-cell>
          <table:table-cell office:value-type="float" office:value="724.65" calcext:value-type="float">
            <text:p>724.65</text:p>
          </table:table-cell>
          <table:table-cell office:value-type="float" office:value="-261.47" calcext:value-type="float">
            <text:p>-261.47</text:p>
          </table:table-cell>
          <table:table-cell office:value-type="float" office:value="5507.6" calcext:value-type="float">
            <text:p>550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998" calcext:value-type="float">
            <text:p>9.8998</text:p>
          </table:table-cell>
          <table:table-cell office:value-type="float" office:value="1.032" calcext:value-type="float">
            <text:p>1.032</text:p>
          </table:table-cell>
          <table:table-cell office:value-type="float" office:value="10" calcext:value-type="float">
            <text:p>10</text:p>
          </table:table-cell>
          <table:table-cell office:value-type="float" office:value="8.1163" calcext:value-type="float">
            <text:p>8.1163</text:p>
          </table:table-cell>
          <table:table-cell office:value-type="float" office:value="-1630.7" calcext:value-type="float">
            <text:p>-1630.7</text:p>
          </table:table-cell>
          <table:table-cell office:value-type="float" office:value="-2765.6" calcext:value-type="float">
            <text:p>-2765.6</text:p>
          </table:table-cell>
          <table:table-cell office:value-type="float" office:value="96.127" calcext:value-type="float">
            <text:p>96.127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-0.24794" calcext:value-type="float">
            <text:p>-0.24794</text:p>
          </table:table-cell>
          <table:table-cell office:value-type="float" office:value="-0.025269" calcext:value-type="float">
            <text:p>-0.025269</text:p>
          </table:table-cell>
          <table:table-cell office:value-type="float" office:value="0" calcext:value-type="float">
            <text:p>0</text:p>
          </table:table-cell>
          <table:table-cell office:value-type="float" office:value="2976.4" calcext:value-type="float">
            <text:p>2976.4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189" calcext:value-type="float">
            <text:p>1.0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1]-([$Sheet2.$B$2]*[.B111]+[$Sheet2.$B$3]))^2" office:value-type="float" office:value="0.000338504696766712" calcext:value-type="float">
            <text:p>0.000338504696767</text:p>
          </table:table-cell>
          <table:table-cell table:formula="of:=([.F111]-([$Sheet2.$B$7] + [$Sheet2.$B$8] * ([.B111] - [$Sheet2.$B$9])^2))^2" office:value-type="float" office:value="0.0000100948518782716" calcext:value-type="float">
            <text:p>1.00948518782716E-05</text:p>
          </table:table-cell>
          <table:table-cell table:formula="of:=([.X111]-([.AE111]^2*([$Sheet2.$B$13]*([.B111] - [$Sheet2.$B$14])^2 + [$Sheet2.$B$15]*([.B111]-[$Sheet2.$B$14]) + [$Sheet2.$B$16])    ))^2" office:value-type="float" office:value="15.7904022069253" calcext:value-type="float">
            <text:p>15.7904022069253</text:p>
          </table:table-cell>
          <table:table-cell table:formula="of:=([.AG111]-([.AE111]^2*([$Sheet2.$B$20]*([.B111] - [$Sheet2.$B$21])^2 + [$Sheet2.$B$22]*([.B111]-[$Sheet2.$B$21]) + [$Sheet2.$B$23])    ))^2" office:value-type="float" office:value="509.621065643346" calcext:value-type="float">
            <text:p>509.621065643346</text:p>
          </table:table-cell>
          <table:table-cell table:formula="of:=([.AH111]-([.AE111]^2*([$Sheet2.$B$27]*([.B111] - [$Sheet2.$B$28])^2 + [$Sheet2.$B$29]*([.B111]-[$Sheet2.$B$28]) + [$Sheet2.$B$30])    ))^2" office:value-type="float" office:value="2883.07565981812" calcext:value-type="float">
            <text:p>2883.07565981812</text:p>
          </table:table-cell>
          <table:table-cell table:formula="of:=([.AI111]-([.AE111]^2*([$Sheet2.$B$34]*([.B111] - [$Sheet2.$B$35])^2 + [$Sheet2.$B$36]*([.B111]-[$Sheet2.$B$35]) + [$Sheet2.$B$37])    ))^2" office:value-type="float" office:value="10.618172799927" calcext:value-type="float">
            <text:p>10.6181727999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-0.056288" calcext:value-type="float">
            <text:p>-0.056288</text:p>
          </table:table-cell>
          <table:table-cell office:value-type="float" office:value="-2.7593" calcext:value-type="float">
            <text:p>-2.7593</text:p>
          </table:table-cell>
          <table:table-cell office:value-type="float" office:value="-0.060873" calcext:value-type="float">
            <text:p>-0.060873</text:p>
          </table:table-cell>
          <table:table-cell office:value-type="float" office:value="-2.6984" calcext:value-type="float">
            <text:p>-2.69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42093" calcext:value-type="float">
            <text:p>-0.042093</text:p>
          </table:table-cell>
          <table:table-cell office:value-type="float" office:value="-0.0065747" calcext:value-type="float">
            <text:p>-0.0065747</text:p>
          </table:table-cell>
          <table:table-cell office:value-type="float" office:value="-0.035518" calcext:value-type="float">
            <text:p>-0.035518</text:p>
          </table:table-cell>
          <table:table-cell office:value-type="float" office:value="6.6959" calcext:value-type="float">
            <text:p>6.6959</text:p>
          </table:table-cell>
          <table:table-cell office:value-type="float" office:value="7.1478" calcext:value-type="float">
            <text:p>7.1478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794.44" calcext:value-type="float">
            <text:p>794.44</text:p>
          </table:table-cell>
          <table:table-cell office:value-type="float" office:value="-284.1" calcext:value-type="float">
            <text:p>-284.1</text:p>
          </table:table-cell>
          <table:table-cell office:value-type="float" office:value="5751.5" calcext:value-type="float">
            <text:p>5751.5</text:p>
          </table:table-cell>
          <table:table-cell office:value-type="float" office:value="794.44" calcext:value-type="float">
            <text:p>794.44</text:p>
          </table:table-cell>
          <table:table-cell office:value-type="float" office:value="-284.1" calcext:value-type="float">
            <text:p>-284.1</text:p>
          </table:table-cell>
          <table:table-cell office:value-type="float" office:value="5751.5" calcext:value-type="float">
            <text:p>575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903" calcext:value-type="float">
            <text:p>9.8903</text:p>
          </table:table-cell>
          <table:table-cell office:value-type="float" office:value="1.0576" calcext:value-type="float">
            <text:p>1.0576</text:p>
          </table:table-cell>
          <table:table-cell office:value-type="float" office:value="10" calcext:value-type="float">
            <text:p>10</text:p>
          </table:table-cell>
          <table:table-cell office:value-type="float" office:value="8.4941" calcext:value-type="float">
            <text:p>8.4941</text:p>
          </table:table-cell>
          <table:table-cell office:value-type="float" office:value="-1715.1" calcext:value-type="float">
            <text:p>-1715.1</text:p>
          </table:table-cell>
          <table:table-cell office:value-type="float" office:value="-2924.7" calcext:value-type="float">
            <text:p>-2924.7</text:p>
          </table:table-cell>
          <table:table-cell office:value-type="float" office:value="106.23" calcext:value-type="float">
            <text:p>106.23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-0.24804" calcext:value-type="float">
            <text:p>-0.24804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0" calcext:value-type="float">
            <text:p>0</text:p>
          </table:table-cell>
          <table:table-cell office:value-type="float" office:value="3050.2" calcext:value-type="float">
            <text:p>3050.2</text:p>
          </table:table-cell>
          <table:table-cell office:value-type="float" office:value="0.15762" calcext:value-type="float">
            <text:p>0.15762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629" calcext:value-type="float">
            <text:p>1.06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2]-([$Sheet2.$B$2]*[.B112]+[$Sheet2.$B$3]))^2" office:value-type="float" office:value="0.00024504323814654" calcext:value-type="float">
            <text:p>0.000245043238147</text:p>
          </table:table-cell>
          <table:table-cell table:formula="of:=([.F112]-([$Sheet2.$B$7] + [$Sheet2.$B$8] * ([.B112] - [$Sheet2.$B$9])^2))^2" office:value-type="float" office:value="0.0000102861748205593" calcext:value-type="float">
            <text:p>1.02861748205593E-05</text:p>
          </table:table-cell>
          <table:table-cell table:formula="of:=([.X112]-([.AE112]^2*([$Sheet2.$B$13]*([.B112] - [$Sheet2.$B$14])^2 + [$Sheet2.$B$15]*([.B112]-[$Sheet2.$B$14]) + [$Sheet2.$B$16])    ))^2" office:value-type="float" office:value="15.1861778805029" calcext:value-type="float">
            <text:p>15.1861778805029</text:p>
          </table:table-cell>
          <table:table-cell table:formula="of:=([.AG112]-([.AE112]^2*([$Sheet2.$B$20]*([.B112] - [$Sheet2.$B$21])^2 + [$Sheet2.$B$22]*([.B112]-[$Sheet2.$B$21]) + [$Sheet2.$B$23])    ))^2" office:value-type="float" office:value="384.554580678923" calcext:value-type="float">
            <text:p>384.554580678923</text:p>
          </table:table-cell>
          <table:table-cell table:formula="of:=([.AH112]-([.AE112]^2*([$Sheet2.$B$27]*([.B112] - [$Sheet2.$B$28])^2 + [$Sheet2.$B$29]*([.B112]-[$Sheet2.$B$28]) + [$Sheet2.$B$30])    ))^2" office:value-type="float" office:value="2558.5668642466" calcext:value-type="float">
            <text:p>2558.5668642466</text:p>
          </table:table-cell>
          <table:table-cell table:formula="of:=([.AI112]-([.AE112]^2*([$Sheet2.$B$34]*([.B112] - [$Sheet2.$B$35])^2 + [$Sheet2.$B$36]*([.B112]-[$Sheet2.$B$35]) + [$Sheet2.$B$37])    ))^2" office:value-type="float" office:value="14.2192811735938" calcext:value-type="float">
            <text:p>14.219281173593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18533" calcext:value-type="float">
            <text:p>0.18533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2.9111" calcext:value-type="float">
            <text:p>-2.9111</text:p>
          </table:table-cell>
          <table:table-cell office:value-type="float" office:value="-0.064483" calcext:value-type="float">
            <text:p>-0.064483</text:p>
          </table:table-cell>
          <table:table-cell office:value-type="float" office:value="-2.8466" calcext:value-type="float">
            <text:p>-2.846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-0.046266" calcext:value-type="float">
            <text:p>-0.046266</text:p>
          </table:table-cell>
          <table:table-cell office:value-type="float" office:value="-0.0069964" calcext:value-type="float">
            <text:p>-0.0069964</text:p>
          </table:table-cell>
          <table:table-cell office:value-type="float" office:value="-0.039269" calcext:value-type="float">
            <text:p>-0.039269</text:p>
          </table:table-cell>
          <table:table-cell office:value-type="float" office:value="6.4064" calcext:value-type="float">
            <text:p>6.4064</text:p>
          </table:table-cell>
          <table:table-cell office:value-type="float" office:value="6.9806" calcext:value-type="float">
            <text:p>6.9806</text:p>
          </table:table-cell>
          <table:table-cell office:value-type="float" office:value="0.91775" calcext:value-type="float">
            <text:p>0.91775</text:p>
          </table:table-cell>
          <table:table-cell office:value-type="float" office:value="867.06" calcext:value-type="float">
            <text:p>867.06</text:p>
          </table:table-cell>
          <table:table-cell office:value-type="float" office:value="-307.67" calcext:value-type="float">
            <text:p>-307.67</text:p>
          </table:table-cell>
          <table:table-cell office:value-type="float" office:value="5992.6" calcext:value-type="float">
            <text:p>5992.6</text:p>
          </table:table-cell>
          <table:table-cell office:value-type="float" office:value="867.06" calcext:value-type="float">
            <text:p>867.06</text:p>
          </table:table-cell>
          <table:table-cell office:value-type="float" office:value="-307.67" calcext:value-type="float">
            <text:p>-307.67</text:p>
          </table:table-cell>
          <table:table-cell office:value-type="float" office:value="5992.6" calcext:value-type="float">
            <text:p>599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04" calcext:value-type="float">
            <text:p>9.8804</text:p>
          </table:table-cell>
          <table:table-cell office:value-type="float" office:value="1.0829" calcext:value-type="float">
            <text:p>1.0829</text:p>
          </table:table-cell>
          <table:table-cell office:value-type="float" office:value="10" calcext:value-type="float">
            <text:p>10</text:p>
          </table:table-cell>
          <table:table-cell office:value-type="float" office:value="8.872" calcext:value-type="float">
            <text:p>8.872</text:p>
          </table:table-cell>
          <table:table-cell office:value-type="float" office:value="-1799.8" calcext:value-type="float">
            <text:p>-1799.8</text:p>
          </table:table-cell>
          <table:table-cell office:value-type="float" office:value="-3085.6" calcext:value-type="float">
            <text:p>-3085.6</text:p>
          </table:table-cell>
          <table:table-cell office:value-type="float" office:value="116.76" calcext:value-type="float">
            <text:p>116.76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0" calcext:value-type="float">
            <text:p>0</text:p>
          </table:table-cell>
          <table:table-cell office:value-type="float" office:value="3123.2" calcext:value-type="float">
            <text:p>3123.2</text:p>
          </table:table-cell>
          <table:table-cell office:value-type="float" office:value="0.17185" calcext:value-type="float">
            <text:p>0.17185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1063" calcext:value-type="float">
            <text:p>1.1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3]-([$Sheet2.$B$2]*[.B113]+[$Sheet2.$B$3]))^2" office:value-type="float" office:value="0.000153988661927221" calcext:value-type="float">
            <text:p>0.000153988661927</text:p>
          </table:table-cell>
          <table:table-cell table:formula="of:=([.F113]-([$Sheet2.$B$7] + [$Sheet2.$B$8] * ([.B113] - [$Sheet2.$B$9])^2))^2" office:value-type="float" office:value="0.00000964383402682376" calcext:value-type="float">
            <text:p>9.64383402682376E-06</text:p>
          </table:table-cell>
          <table:table-cell table:formula="of:=([.X113]-([.AE113]^2*([$Sheet2.$B$13]*([.B113] - [$Sheet2.$B$14])^2 + [$Sheet2.$B$15]*([.B113]-[$Sheet2.$B$14]) + [$Sheet2.$B$16])    ))^2" office:value-type="float" office:value="13.5586572635313" calcext:value-type="float">
            <text:p>13.5586572635313</text:p>
          </table:table-cell>
          <table:table-cell table:formula="of:=([.AG113]-([.AE113]^2*([$Sheet2.$B$20]*([.B113] - [$Sheet2.$B$21])^2 + [$Sheet2.$B$22]*([.B113]-[$Sheet2.$B$21]) + [$Sheet2.$B$23])    ))^2" office:value-type="float" office:value="251.17961870668" calcext:value-type="float">
            <text:p>251.17961870668</text:p>
          </table:table-cell>
          <table:table-cell table:formula="of:=([.AH113]-([.AE113]^2*([$Sheet2.$B$27]*([.B113] - [$Sheet2.$B$28])^2 + [$Sheet2.$B$29]*([.B113]-[$Sheet2.$B$28]) + [$Sheet2.$B$30])    ))^2" office:value-type="float" office:value="2098.05178223805" calcext:value-type="float">
            <text:p>2098.05178223805</text:p>
          </table:table-cell>
          <table:table-cell table:formula="of:=([.AI113]-([.AE113]^2*([$Sheet2.$B$34]*([.B113] - [$Sheet2.$B$35])^2 + [$Sheet2.$B$36]*([.B113]-[$Sheet2.$B$35]) + [$Sheet2.$B$37])    ))^2" office:value-type="float" office:value="17.9645335002308" calcext:value-type="float">
            <text:p>17.964533500230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20108" calcext:value-type="float">
            <text:p>0.20108</text:p>
          </table:table-cell>
          <table:table-cell office:value-type="float" office:value="0.014351" calcext:value-type="float">
            <text:p>0.014351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-0.065805" calcext:value-type="float">
            <text:p>-0.065805</text:p>
          </table:table-cell>
          <table:table-cell office:value-type="float" office:value="-3.0648" calcext:value-type="float">
            <text:p>-3.0648</text:p>
          </table:table-cell>
          <table:table-cell office:value-type="float" office:value="-0.068337" calcext:value-type="float">
            <text:p>-0.068337</text:p>
          </table:table-cell>
          <table:table-cell office:value-type="float" office:value="-2.9965" calcext:value-type="float">
            <text:p>-2.9965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-0.050623" calcext:value-type="float">
            <text:p>-0.050623</text:p>
          </table:table-cell>
          <table:table-cell office:value-type="float" office:value="-0.0074444" calcext:value-type="float">
            <text:p>-0.0074444</text:p>
          </table:table-cell>
          <table:table-cell office:value-type="float" office:value="-0.043179" calcext:value-type="float">
            <text:p>-0.043179</text:p>
          </table:table-cell>
          <table:table-cell office:value-type="float" office:value="6.1391" calcext:value-type="float">
            <text:p>6.1391</text:p>
          </table:table-cell>
          <table:table-cell office:value-type="float" office:value="6.8209" calcext:value-type="float">
            <text:p>6.8209</text:p>
          </table:table-cell>
          <table:table-cell office:value-type="float" office:value="0.90005" calcext:value-type="float">
            <text:p>0.90005</text:p>
          </table:table-cell>
          <table:table-cell office:value-type="float" office:value="942.47" calcext:value-type="float">
            <text:p>942.47</text:p>
          </table:table-cell>
          <table:table-cell office:value-type="float" office:value="-332.14" calcext:value-type="float">
            <text:p>-332.14</text:p>
          </table:table-cell>
          <table:table-cell office:value-type="float" office:value="6230.6" calcext:value-type="float">
            <text:p>6230.6</text:p>
          </table:table-cell>
          <table:table-cell office:value-type="float" office:value="942.47" calcext:value-type="float">
            <text:p>942.47</text:p>
          </table:table-cell>
          <table:table-cell office:value-type="float" office:value="-332.14" calcext:value-type="float">
            <text:p>-332.14</text:p>
          </table:table-cell>
          <table:table-cell office:value-type="float" office:value="6230.6" calcext:value-type="float">
            <text:p>623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699" calcext:value-type="float">
            <text:p>9.8699</text:p>
          </table:table-cell>
          <table:table-cell office:value-type="float" office:value="1.1083" calcext:value-type="float">
            <text:p>1.1083</text:p>
          </table:table-cell>
          <table:table-cell office:value-type="float" office:value="10" calcext:value-type="float">
            <text:p>10</text:p>
          </table:table-cell>
          <table:table-cell office:value-type="float" office:value="9.2517" calcext:value-type="float">
            <text:p>9.2517</text:p>
          </table:table-cell>
          <table:table-cell office:value-type="float" office:value="-1884.8" calcext:value-type="float">
            <text:p>-1884.8</text:p>
          </table:table-cell>
          <table:table-cell office:value-type="float" office:value="-3248.5" calcext:value-type="float">
            <text:p>-3248.5</text:p>
          </table:table-cell>
          <table:table-cell office:value-type="float" office:value="127.75" calcext:value-type="float">
            <text:p>127.75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0.24826" calcext:value-type="float">
            <text:p>-0.24826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0" calcext:value-type="float">
            <text:p>0</text:p>
          </table:table-cell>
          <table:table-cell office:value-type="float" office:value="3196.3" calcext:value-type="float">
            <text:p>3196.3</text:p>
          </table:table-cell>
          <table:table-cell office:value-type="float" office:value="0.1866" calcext:value-type="float">
            <text:p>0.1866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49" calcext:value-type="float">
            <text:p>1.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4]-([$Sheet2.$B$2]*[.B114]+[$Sheet2.$B$3]))^2" office:value-type="float" office:value="0.0000716490579268881" calcext:value-type="float">
            <text:p>7.16490579268881E-05</text:p>
          </table:table-cell>
          <table:table-cell table:formula="of:=([.F114]-([$Sheet2.$B$7] + [$Sheet2.$B$8] * ([.B114] - [$Sheet2.$B$9])^2))^2" office:value-type="float" office:value="0.0000083635279632233" calcext:value-type="float">
            <text:p>8.3635279632233E-06</text:p>
          </table:table-cell>
          <table:table-cell table:formula="of:=([.X114]-([.AE114]^2*([$Sheet2.$B$13]*([.B114] - [$Sheet2.$B$14])^2 + [$Sheet2.$B$15]*([.B114]-[$Sheet2.$B$14]) + [$Sheet2.$B$16])    ))^2" office:value-type="float" office:value="10.8208396216681" calcext:value-type="float">
            <text:p>10.8208396216681</text:p>
          </table:table-cell>
          <table:table-cell table:formula="of:=([.AG114]-([.AE114]^2*([$Sheet2.$B$20]*([.B114] - [$Sheet2.$B$21])^2 + [$Sheet2.$B$22]*([.B114]-[$Sheet2.$B$21]) + [$Sheet2.$B$23])    ))^2" office:value-type="float" office:value="127.476297648779" calcext:value-type="float">
            <text:p>127.476297648779</text:p>
          </table:table-cell>
          <table:table-cell table:formula="of:=([.AH114]-([.AE114]^2*([$Sheet2.$B$27]*([.B114] - [$Sheet2.$B$28])^2 + [$Sheet2.$B$29]*([.B114]-[$Sheet2.$B$28]) + [$Sheet2.$B$30])    ))^2" office:value-type="float" office:value="1565.06724151618" calcext:value-type="float">
            <text:p>1565.06724151618</text:p>
          </table:table-cell>
          <table:table-cell table:formula="of:=([.AI114]-([.AE114]^2*([$Sheet2.$B$34]*([.B114] - [$Sheet2.$B$35])^2 + [$Sheet2.$B$36]*([.B114]-[$Sheet2.$B$35]) + [$Sheet2.$B$37])    ))^2" office:value-type="float" office:value="22.0373136521651" calcext:value-type="float">
            <text:p>22.037313652165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15296" calcext:value-type="float">
            <text:p>0.015296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-0.070832" calcext:value-type="float">
            <text:p>-0.070832</text:p>
          </table:table-cell>
          <table:table-cell office:value-type="float" office:value="-3.2207" calcext:value-type="float">
            <text:p>-3.2207</text:p>
          </table:table-cell>
          <table:table-cell office:value-type="float" office:value="-0.072836" calcext:value-type="float">
            <text:p>-0.072836</text:p>
          </table:table-cell>
          <table:table-cell office:value-type="float" office:value="-3.1479" calcext:value-type="float">
            <text:p>-3.1479</text:p>
          </table:table-cell>
          <table:table-cell office:value-type="float" office:value="0.78069" calcext:value-type="float">
            <text:p>0.78069</text:p>
          </table:table-cell>
          <table:table-cell office:value-type="float" office:value="-0.055232" calcext:value-type="float">
            <text:p>-0.055232</text:p>
          </table:table-cell>
          <table:table-cell office:value-type="float" office:value="-0.0079863" calcext:value-type="float">
            <text:p>-0.0079863</text:p>
          </table:table-cell>
          <table:table-cell office:value-type="float" office:value="-0.047246" calcext:value-type="float">
            <text:p>-0.047246</text:p>
          </table:table-cell>
          <table:table-cell office:value-type="float" office:value="5.8897" calcext:value-type="float">
            <text:p>5.8897</text:p>
          </table:table-cell>
          <table:table-cell office:value-type="float" office:value="6.6661" calcext:value-type="float">
            <text:p>6.6661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1020.6" calcext:value-type="float">
            <text:p>1020.6</text:p>
          </table:table-cell>
          <table:table-cell office:value-type="float" office:value="-357.51" calcext:value-type="float">
            <text:p>-357.51</text:p>
          </table:table-cell>
          <table:table-cell office:value-type="float" office:value="6465.8" calcext:value-type="float">
            <text:p>6465.8</text:p>
          </table:table-cell>
          <table:table-cell office:value-type="float" office:value="1020.6" calcext:value-type="float">
            <text:p>1020.6</text:p>
          </table:table-cell>
          <table:table-cell office:value-type="float" office:value="-357.51" calcext:value-type="float">
            <text:p>-357.51</text:p>
          </table:table-cell>
          <table:table-cell office:value-type="float" office:value="6465.8" calcext:value-type="float">
            <text:p>646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589" calcext:value-type="float">
            <text:p>9.8589</text:p>
          </table:table-cell>
          <table:table-cell office:value-type="float" office:value="1.134" calcext:value-type="float">
            <text:p>1.134</text:p>
          </table:table-cell>
          <table:table-cell office:value-type="float" office:value="10" calcext:value-type="float">
            <text:p>10</text:p>
          </table:table-cell>
          <table:table-cell office:value-type="float" office:value="9.6362" calcext:value-type="float">
            <text:p>9.6362</text:p>
          </table:table-cell>
          <table:table-cell office:value-type="float" office:value="-1970.2" calcext:value-type="float">
            <text:p>-1970.2</text:p>
          </table:table-cell>
          <table:table-cell office:value-type="float" office:value="-3413.7" calcext:value-type="float">
            <text:p>-3413.7</text:p>
          </table:table-cell>
          <table:table-cell office:value-type="float" office:value="139.39" calcext:value-type="float">
            <text:p>139.39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-0.24838" calcext:value-type="float">
            <text:p>-0.24838</text:p>
          </table:table-cell>
          <table:table-cell office:value-type="float" office:value="-0.031378" calcext:value-type="float">
            <text:p>-0.031378</text:p>
          </table:table-cell>
          <table:table-cell office:value-type="float" office:value="0" calcext:value-type="float">
            <text:p>0</text:p>
          </table:table-cell>
          <table:table-cell office:value-type="float" office:value="3270.5" calcext:value-type="float">
            <text:p>3270.5</text:p>
          </table:table-cell>
          <table:table-cell office:value-type="float" office:value="0.20185" calcext:value-type="float">
            <text:p>0.20185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1911" calcext:value-type="float">
            <text:p>1.1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5]-([$Sheet2.$B$2]*[.B115]+[$Sheet2.$B$3]))^2" office:value-type="float" office:value="0.0000161598894145925" calcext:value-type="float">
            <text:p>1.61598894145925E-05</text:p>
          </table:table-cell>
          <table:table-cell table:formula="of:=([.F115]-([$Sheet2.$B$7] + [$Sheet2.$B$8] * ([.B115] - [$Sheet2.$B$9])^2))^2" office:value-type="float" office:value="0.00000695260467026478" calcext:value-type="float">
            <text:p>6.95260467026478E-06</text:p>
          </table:table-cell>
          <table:table-cell table:formula="of:=([.X115]-([.AE115]^2*([$Sheet2.$B$13]*([.B115] - [$Sheet2.$B$14])^2 + [$Sheet2.$B$15]*([.B115]-[$Sheet2.$B$14]) + [$Sheet2.$B$16])    ))^2" office:value-type="float" office:value="7.39205540647864" calcext:value-type="float">
            <text:p>7.39205540647864</text:p>
          </table:table-cell>
          <table:table-cell table:formula="of:=([.AG115]-([.AE115]^2*([$Sheet2.$B$20]*([.B115] - [$Sheet2.$B$21])^2 + [$Sheet2.$B$22]*([.B115]-[$Sheet2.$B$21]) + [$Sheet2.$B$23])    ))^2" office:value-type="float" office:value="36.4301832083584" calcext:value-type="float">
            <text:p>36.4301832083584</text:p>
          </table:table-cell>
          <table:table-cell table:formula="of:=([.AH115]-([.AE115]^2*([$Sheet2.$B$27]*([.B115] - [$Sheet2.$B$28])^2 + [$Sheet2.$B$29]*([.B115]-[$Sheet2.$B$28]) + [$Sheet2.$B$30])    ))^2" office:value-type="float" office:value="1033.72440173232" calcext:value-type="float">
            <text:p>1033.72440173232</text:p>
          </table:table-cell>
          <table:table-cell table:formula="of:=([.AI115]-([.AE115]^2*([$Sheet2.$B$34]*([.B115] - [$Sheet2.$B$35])^2 + [$Sheet2.$B$36]*([.B115]-[$Sheet2.$B$35]) + [$Sheet2.$B$37])    ))^2" office:value-type="float" office:value="28.3944554819788" calcext:value-type="float">
            <text:p>28.39445548197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" calcext:value-type="float">
            <text:p>1.3269</text:p>
          </table:table-cell>
          <table:table-cell office:value-type="float" office:value="0.23446" calcext:value-type="float">
            <text:p>0.23446</text:p>
          </table:table-cell>
          <table:table-cell office:value-type="float" office:value="0.016272" calcext:value-type="float">
            <text:p>0.016272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-0.076029" calcext:value-type="float">
            <text:p>-0.076029</text:p>
          </table:table-cell>
          <table:table-cell office:value-type="float" office:value="-3.3779" calcext:value-type="float">
            <text:p>-3.3779</text:p>
          </table:table-cell>
          <table:table-cell office:value-type="float" office:value="-0.077487" calcext:value-type="float">
            <text:p>-0.077487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-0.059999" calcext:value-type="float">
            <text:p>-0.059999</text:p>
          </table:table-cell>
          <table:table-cell office:value-type="float" office:value="-0.0085463" calcext:value-type="float">
            <text:p>-0.0085463</text:p>
          </table:table-cell>
          <table:table-cell office:value-type="float" office:value="-0.051453" calcext:value-type="float">
            <text:p>-0.051453</text:p>
          </table:table-cell>
          <table:table-cell office:value-type="float" office:value="5.6595" calcext:value-type="float">
            <text:p>5.6595</text:p>
          </table:table-cell>
          <table:table-cell office:value-type="float" office:value="6.5193" calcext:value-type="float">
            <text:p>6.5193</text:p>
          </table:table-cell>
          <table:table-cell office:value-type="float" office:value="0.86812" calcext:value-type="float">
            <text:p>0.86812</text:p>
          </table:table-cell>
          <table:table-cell office:value-type="float" office:value="1101.2" calcext:value-type="float">
            <text:p>1101.2</text:p>
          </table:table-cell>
          <table:table-cell office:value-type="float" office:value="-383.74" calcext:value-type="float">
            <text:p>-383.74</text:p>
          </table:table-cell>
          <table:table-cell office:value-type="float" office:value="6697.3" calcext:value-type="float">
            <text:p>6697.3</text:p>
          </table:table-cell>
          <table:table-cell office:value-type="float" office:value="1101.2" calcext:value-type="float">
            <text:p>1101.2</text:p>
          </table:table-cell>
          <table:table-cell office:value-type="float" office:value="-383.74" calcext:value-type="float">
            <text:p>-383.74</text:p>
          </table:table-cell>
          <table:table-cell office:value-type="float" office:value="6697.3" calcext:value-type="float">
            <text:p>6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75" calcext:value-type="float">
            <text:p>9.8475</text:p>
          </table:table-cell>
          <table:table-cell office:value-type="float" office:value="1.1595" calcext:value-type="float">
            <text:p>1.1595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-2055.6" calcext:value-type="float">
            <text:p>-2055.6</text:p>
          </table:table-cell>
          <table:table-cell office:value-type="float" office:value="-3580.4" calcext:value-type="float">
            <text:p>-3580.4</text:p>
          </table:table-cell>
          <table:table-cell office:value-type="float" office:value="151.42" calcext:value-type="float">
            <text:p>151.42</text:p>
          </table:table-cell>
          <table:table-cell office:value-type="float" office:value="0.92878" calcext:value-type="float">
            <text:p>0.92878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2836" calcext:value-type="float">
            <text:p>-0.032836</text:p>
          </table:table-cell>
          <table:table-cell office:value-type="float" office:value="0" calcext:value-type="float">
            <text:p>0</text:p>
          </table:table-cell>
          <table:table-cell office:value-type="float" office:value="3344.2" calcext:value-type="float">
            <text:p>3344.2</text:p>
          </table:table-cell>
          <table:table-cell office:value-type="float" office:value="0.21754" calcext:value-type="float">
            <text:p>0.21754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2324" calcext:value-type="float">
            <text:p>1.23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6]-([$Sheet2.$B$2]*[.B116]+[$Sheet2.$B$3]))^2" office:value-type="float" office:value="0.00000126495833638135" calcext:value-type="float">
            <text:p>1.26495833638135E-06</text:p>
          </table:table-cell>
          <table:table-cell table:formula="of:=([.F116]-([$Sheet2.$B$7] + [$Sheet2.$B$8] * ([.B116] - [$Sheet2.$B$9])^2))^2" office:value-type="float" office:value="0.00000488348357871684" calcext:value-type="float">
            <text:p>4.88348357871684E-06</text:p>
          </table:table-cell>
          <table:table-cell table:formula="of:=([.X116]-([.AE116]^2*([$Sheet2.$B$13]*([.B116] - [$Sheet2.$B$14])^2 + [$Sheet2.$B$15]*([.B116]-[$Sheet2.$B$14]) + [$Sheet2.$B$16])    ))^2" office:value-type="float" office:value="3.72565352660416" calcext:value-type="float">
            <text:p>3.72565352660416</text:p>
          </table:table-cell>
          <table:table-cell table:formula="of:=([.AG116]-([.AE116]^2*([$Sheet2.$B$20]*([.B116] - [$Sheet2.$B$21])^2 + [$Sheet2.$B$22]*([.B116]-[$Sheet2.$B$21]) + [$Sheet2.$B$23])    ))^2" office:value-type="float" office:value="0.0996961082139146" calcext:value-type="float">
            <text:p>0.099696108213915</text:p>
          </table:table-cell>
          <table:table-cell table:formula="of:=([.AH116]-([.AE116]^2*([$Sheet2.$B$27]*([.B116] - [$Sheet2.$B$28])^2 + [$Sheet2.$B$29]*([.B116]-[$Sheet2.$B$28]) + [$Sheet2.$B$30])    ))^2" office:value-type="float" office:value="518.767003501673" calcext:value-type="float">
            <text:p>518.767003501673</text:p>
          </table:table-cell>
          <table:table-cell table:formula="of:=([.AI116]-([.AE116]^2*([$Sheet2.$B$34]*([.B116] - [$Sheet2.$B$35])^2 + [$Sheet2.$B$36]*([.B116]-[$Sheet2.$B$35]) + [$Sheet2.$B$37])    ))^2" office:value-type="float" office:value="34.5887264675592" calcext:value-type="float">
            <text:p>34.588726467559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25204" calcext:value-type="float">
            <text:p>0.25204</text:p>
          </table:table-cell>
          <table:table-cell office:value-type="float" office:value="0.017374" calcext:value-type="float">
            <text:p>0.017374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-0.081394" calcext:value-type="float">
            <text:p>-0.081394</text:p>
          </table:table-cell>
          <table:table-cell office:value-type="float" office:value="-3.5371" calcext:value-type="float">
            <text:p>-3.5371</text:p>
          </table:table-cell>
          <table:table-cell office:value-type="float" office:value="-0.082733" calcext:value-type="float">
            <text:p>-0.082733</text:p>
          </table:table-cell>
          <table:table-cell office:value-type="float" office:value="-3.4543" calcext:value-type="float">
            <text:p>-3.4543</text:p>
          </table:table-cell>
          <table:table-cell office:value-type="float" office:value="0.8485" calcext:value-type="float">
            <text:p>0.8485</text:p>
          </table:table-cell>
          <table:table-cell office:value-type="float" office:value="-0.065001" calcext:value-type="float">
            <text:p>-0.065001</text:p>
          </table:table-cell>
          <table:table-cell office:value-type="float" office:value="-0.0091915" calcext:value-type="float">
            <text:p>-0.0091915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5.4443" calcext:value-type="float">
            <text:p>5.4443</text:p>
          </table:table-cell>
          <table:table-cell office:value-type="float" office:value="6.3774" calcext:value-type="float">
            <text:p>6.3774</text:p>
          </table:table-cell>
          <table:table-cell office:value-type="float" office:value="0.85369" calcext:value-type="float">
            <text:p>0.85369</text:p>
          </table:table-cell>
          <table:table-cell office:value-type="float" office:value="1184.4" calcext:value-type="float">
            <text:p>1184.4</text:p>
          </table:table-cell>
          <table:table-cell office:value-type="float" office:value="-410.82" calcext:value-type="float">
            <text:p>-410.82</text:p>
          </table:table-cell>
          <table:table-cell office:value-type="float" office:value="6925.7" calcext:value-type="float">
            <text:p>6925.7</text:p>
          </table:table-cell>
          <table:table-cell office:value-type="float" office:value="1184.4" calcext:value-type="float">
            <text:p>1184.4</text:p>
          </table:table-cell>
          <table:table-cell office:value-type="float" office:value="-410.82" calcext:value-type="float">
            <text:p>-410.82</text:p>
          </table:table-cell>
          <table:table-cell office:value-type="float" office:value="6925.7" calcext:value-type="float">
            <text:p>692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55" calcext:value-type="float">
            <text:p>9.8355</text:p>
          </table:table-cell>
          <table:table-cell office:value-type="float" office:value="1.1853" calcext:value-type="float">
            <text:p>1.1853</text:p>
          </table:table-cell>
          <table:table-cell office:value-type="float" office:value="10" calcext:value-type="float">
            <text:p>10</text:p>
          </table:table-cell>
          <table:table-cell office:value-type="float" office:value="10.408" calcext:value-type="float">
            <text:p>10.408</text:p>
          </table:table-cell>
          <table:table-cell office:value-type="float" office:value="-2141.3" calcext:value-type="float">
            <text:p>-2141.3</text:p>
          </table:table-cell>
          <table:table-cell office:value-type="float" office:value="-3749.1" calcext:value-type="float">
            <text:p>-3749.1</text:p>
          </table:table-cell>
          <table:table-cell office:value-type="float" office:value="164.04" calcext:value-type="float">
            <text:p>164.04</text:p>
          </table:table-cell>
          <table:table-cell office:value-type="float" office:value="0.92777" calcext:value-type="float">
            <text:p>0.92777</text:p>
          </table:table-cell>
          <table:table-cell office:value-type="float" office:value="-0.24863" calcext:value-type="float">
            <text:p>-0.24863</text:p>
          </table:table-cell>
          <table:table-cell office:value-type="float" office:value="-0.034269" calcext:value-type="float">
            <text:p>-0.034269</text:p>
          </table:table-cell>
          <table:table-cell office:value-type="float" office:value="0" calcext:value-type="float">
            <text:p>0</text:p>
          </table:table-cell>
          <table:table-cell office:value-type="float" office:value="3418.6" calcext:value-type="float">
            <text:p>3418.6</text:p>
          </table:table-cell>
          <table:table-cell office:value-type="float" office:value="0.23369" calcext:value-type="float">
            <text:p>0.23369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273" calcext:value-type="float">
            <text:p>1.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7]-([$Sheet2.$B$2]*[.B117]+[$Sheet2.$B$3]))^2" office:value-type="float" office:value="0.0000471878845985736" calcext:value-type="float">
            <text:p>4.71878845985736E-05</text:p>
          </table:table-cell>
          <table:table-cell table:formula="of:=([.F117]-([$Sheet2.$B$7] + [$Sheet2.$B$8] * ([.B117] - [$Sheet2.$B$9])^2))^2" office:value-type="float" office:value="0.00000286022648550961" calcext:value-type="float">
            <text:p>2.86022648550961E-06</text:p>
          </table:table-cell>
          <table:table-cell table:formula="of:=([.X117]-([.AE117]^2*([$Sheet2.$B$13]*([.B117] - [$Sheet2.$B$14])^2 + [$Sheet2.$B$15]*([.B117]-[$Sheet2.$B$14]) + [$Sheet2.$B$16])    ))^2" office:value-type="float" office:value="0.83464611152216" calcext:value-type="float">
            <text:p>0.83464611152216</text:p>
          </table:table-cell>
          <table:table-cell table:formula="of:=([.AG117]-([.AE117]^2*([$Sheet2.$B$20]*([.B117] - [$Sheet2.$B$21])^2 + [$Sheet2.$B$22]*([.B117]-[$Sheet2.$B$21]) + [$Sheet2.$B$23])    ))^2" office:value-type="float" office:value="55.7102056454073" calcext:value-type="float">
            <text:p>55.7102056454073</text:p>
          </table:table-cell>
          <table:table-cell table:formula="of:=([.AH117]-([.AE117]^2*([$Sheet2.$B$27]*([.B117] - [$Sheet2.$B$28])^2 + [$Sheet2.$B$29]*([.B117]-[$Sheet2.$B$28]) + [$Sheet2.$B$30])    ))^2" office:value-type="float" office:value="142.457310030722" calcext:value-type="float">
            <text:p>142.457310030722</text:p>
          </table:table-cell>
          <table:table-cell table:formula="of:=([.AI117]-([.AE117]^2*([$Sheet2.$B$34]*([.B117] - [$Sheet2.$B$35])^2 + [$Sheet2.$B$36]*([.B117]-[$Sheet2.$B$35]) + [$Sheet2.$B$37])    ))^2" office:value-type="float" office:value="42.9301668662611" calcext:value-type="float">
            <text:p>42.930166866261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27039" calcext:value-type="float">
            <text:p>0.27039</text:p>
          </table:table-cell>
          <table:table-cell office:value-type="float" office:value="0.018777" calcext:value-type="float">
            <text:p>0.018777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0.086923" calcext:value-type="float">
            <text:p>-0.086923</text:p>
          </table:table-cell>
          <table:table-cell office:value-type="float" office:value="-3.6987" calcext:value-type="float">
            <text:p>-3.6987</text:p>
          </table:table-cell>
          <table:table-cell office:value-type="float" office:value="-0.089414" calcext:value-type="float">
            <text:p>-0.089414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0.88249" calcext:value-type="float">
            <text:p>0.88249</text:p>
          </table:table-cell>
          <table:table-cell office:value-type="float" office:value="-0.070339" calcext:value-type="float">
            <text:p>-0.070339</text:p>
          </table:table-cell>
          <table:table-cell office:value-type="float" office:value="-0.010035" calcext:value-type="float">
            <text:p>-0.010035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5.2395" calcext:value-type="float">
            <text:p>5.2395</text:p>
          </table:table-cell>
          <table:table-cell office:value-type="float" office:value="6.2363" calcext:value-type="float">
            <text:p>6.2363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1270" calcext:value-type="float">
            <text:p>1270</text:p>
          </table:table-cell>
          <table:table-cell office:value-type="float" office:value="-438.73" calcext:value-type="float">
            <text:p>-438.73</text:p>
          </table:table-cell>
          <table:table-cell office:value-type="float" office:value="7150.6" calcext:value-type="float">
            <text:p>7150.6</text:p>
          </table:table-cell>
          <table:table-cell office:value-type="float" office:value="1270" calcext:value-type="float">
            <text:p>1270</text:p>
          </table:table-cell>
          <table:table-cell office:value-type="float" office:value="-438.73" calcext:value-type="float">
            <text:p>-438.73</text:p>
          </table:table-cell>
          <table:table-cell office:value-type="float" office:value="7150.6" calcext:value-type="float">
            <text:p>715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227" calcext:value-type="float">
            <text:p>9.8227</text:p>
          </table:table-cell>
          <table:table-cell office:value-type="float" office:value="1.2121" calcext:value-type="float">
            <text:p>1.2121</text:p>
          </table:table-cell>
          <table:table-cell office:value-type="float" office:value="10" calcext:value-type="float">
            <text:p>10</text:p>
          </table:table-cell>
          <table:table-cell office:value-type="float" office:value="10.805" calcext:value-type="float">
            <text:p>10.805</text:p>
          </table:table-cell>
          <table:table-cell office:value-type="float" office:value="-2227.1" calcext:value-type="float">
            <text:p>-2227.1</text:p>
          </table:table-cell>
          <table:table-cell office:value-type="float" office:value="-3920.4" calcext:value-type="float">
            <text:p>-3920.4</text:p>
          </table:table-cell>
          <table:table-cell office:value-type="float" office:value="177.51" calcext:value-type="float">
            <text:p>177.51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-0.035676" calcext:value-type="float">
            <text:p>-0.035676</text:p>
          </table:table-cell>
          <table:table-cell office:value-type="float" office:value="0" calcext:value-type="float">
            <text:p>0</text:p>
          </table:table-cell>
          <table:table-cell office:value-type="float" office:value="3496" calcext:value-type="float">
            <text:p>3496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3129" calcext:value-type="float">
            <text:p>1.31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8]-([$Sheet2.$B$2]*[.B118]+[$Sheet2.$B$3]))^2" office:value-type="float" office:value="0.000179934966371057" calcext:value-type="float">
            <text:p>0.000179934966371</text:p>
          </table:table-cell>
          <table:table-cell table:formula="of:=([.F118]-([$Sheet2.$B$7] + [$Sheet2.$B$8] * ([.B118] - [$Sheet2.$B$9])^2))^2" office:value-type="float" office:value="0.00000151501353501716" calcext:value-type="float">
            <text:p>1.51501353501716E-06</text:p>
          </table:table-cell>
          <table:table-cell table:formula="of:=([.X118]-([.AE118]^2*([$Sheet2.$B$13]*([.B118] - [$Sheet2.$B$14])^2 + [$Sheet2.$B$15]*([.B118]-[$Sheet2.$B$14]) + [$Sheet2.$B$16])    ))^2" office:value-type="float" office:value="0.123189133125654" calcext:value-type="float">
            <text:p>0.123189133125654</text:p>
          </table:table-cell>
          <table:table-cell table:formula="of:=([.AG118]-([.AE118]^2*([$Sheet2.$B$20]*([.B118] - [$Sheet2.$B$21])^2 + [$Sheet2.$B$22]*([.B118]-[$Sheet2.$B$21]) + [$Sheet2.$B$23])    ))^2" office:value-type="float" office:value="243.634575566196" calcext:value-type="float">
            <text:p>243.634575566196</text:p>
          </table:table-cell>
          <table:table-cell table:formula="of:=([.AH118]-([.AE118]^2*([$Sheet2.$B$27]*([.B118] - [$Sheet2.$B$28])^2 + [$Sheet2.$B$29]*([.B118]-[$Sheet2.$B$28]) + [$Sheet2.$B$30])    ))^2" office:value-type="float" office:value="0.0523757943665863" calcext:value-type="float">
            <text:p>0.052375794366586</text:p>
          </table:table-cell>
          <table:table-cell table:formula="of:=([.AI118]-([.AE118]^2*([$Sheet2.$B$34]*([.B118] - [$Sheet2.$B$35])^2 + [$Sheet2.$B$36]*([.B118]-[$Sheet2.$B$35]) + [$Sheet2.$B$37])    ))^2" office:value-type="float" office:value="57.7801474884993" calcext:value-type="float">
            <text:p>57.78014748849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28942" calcext:value-type="float">
            <text:p>0.28942</text:p>
          </table:table-cell>
          <table:table-cell office:value-type="float" office:value="0.020387" calcext:value-type="float">
            <text:p>0.020387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-0.092611" calcext:value-type="float">
            <text:p>-0.092611</text:p>
          </table:table-cell>
          <table:table-cell office:value-type="float" office:value="-3.8625" calcext:value-type="float">
            <text:p>-3.8625</text:p>
          </table:table-cell>
          <table:table-cell office:value-type="float" office:value="-0.097083" calcext:value-type="float">
            <text:p>-0.097083</text:p>
          </table:table-cell>
          <table:table-cell office:value-type="float" office:value="-3.7654" calcext:value-type="float">
            <text:p>-3.765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-0.075949" calcext:value-type="float">
            <text:p>-0.075949</text:p>
          </table:table-cell>
          <table:table-cell office:value-type="float" office:value="-0.011008" calcext:value-type="float">
            <text:p>-0.011008</text:p>
          </table:table-cell>
          <table:table-cell office:value-type="float" office:value="-0.064941" calcext:value-type="float">
            <text:p>-0.064941</text:p>
          </table:table-cell>
          <table:table-cell office:value-type="float" office:value="5.0466" calcext:value-type="float">
            <text:p>5.0466</text:p>
          </table:table-cell>
          <table:table-cell office:value-type="float" office:value="6.099" calcext:value-type="float">
            <text:p>6.099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1357.9" calcext:value-type="float">
            <text:p>1357.9</text:p>
          </table:table-cell>
          <table:table-cell office:value-type="float" office:value="-467.44" calcext:value-type="float">
            <text:p>-467.44</text:p>
          </table:table-cell>
          <table:table-cell office:value-type="float" office:value="7372" calcext:value-type="float">
            <text:p>7372</text:p>
          </table:table-cell>
          <table:table-cell office:value-type="float" office:value="1357.9" calcext:value-type="float">
            <text:p>1357.9</text:p>
          </table:table-cell>
          <table:table-cell office:value-type="float" office:value="-467.44" calcext:value-type="float">
            <text:p>-467.44</text:p>
          </table:table-cell>
          <table:table-cell office:value-type="float" office:value="7372" calcext:value-type="float">
            <text:p>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093" calcext:value-type="float">
            <text:p>9.8093</text:p>
          </table:table-cell>
          <table:table-cell office:value-type="float" office:value="1.2394" calcext:value-type="float">
            <text:p>1.2394</text:p>
          </table:table-cell>
          <table:table-cell office:value-type="float" office:value="10" calcext:value-type="float">
            <text:p>10</text:p>
          </table:table-cell>
          <table:table-cell office:value-type="float" office:value="11.208" calcext:value-type="float">
            <text:p>11.208</text:p>
          </table:table-cell>
          <table:table-cell office:value-type="float" office:value="-2313" calcext:value-type="float">
            <text:p>-2313</text:p>
          </table:table-cell>
          <table:table-cell office:value-type="float" office:value="-4094" calcext:value-type="float">
            <text:p>-4094</text:p>
          </table:table-cell>
          <table:table-cell office:value-type="float" office:value="191.67" calcext:value-type="float">
            <text:p>191.67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-0.24889" calcext:value-type="float">
            <text:p>-0.24889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0" calcext:value-type="float">
            <text:p>0</text:p>
          </table:table-cell>
          <table:table-cell office:value-type="float" office:value="3574.7" calcext:value-type="float">
            <text:p>3574.7</text:p>
          </table:table-cell>
          <table:table-cell office:value-type="float" office:value="0.2672" calcext:value-type="float">
            <text:p>0.2672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3521" calcext:value-type="float">
            <text:p>1.3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9]-([$Sheet2.$B$2]*[.B119]+[$Sheet2.$B$3]))^2" office:value-type="float" office:value="0.000422657026762994" calcext:value-type="float">
            <text:p>0.000422657026763</text:p>
          </table:table-cell>
          <table:table-cell table:formula="of:=([.F119]-([$Sheet2.$B$7] + [$Sheet2.$B$8] * ([.B119] - [$Sheet2.$B$9])^2))^2" office:value-type="float" office:value="0.000000545789796130276" calcext:value-type="float">
            <text:p>5.45789796130276E-07</text:p>
          </table:table-cell>
          <table:table-cell table:formula="of:=([.X119]-([.AE119]^2*([$Sheet2.$B$13]*([.B119] - [$Sheet2.$B$14])^2 + [$Sheet2.$B$15]*([.B119]-[$Sheet2.$B$14]) + [$Sheet2.$B$16])    ))^2" office:value-type="float" office:value="3.58542986163654" calcext:value-type="float">
            <text:p>3.58542986163654</text:p>
          </table:table-cell>
          <table:table-cell table:formula="of:=([.AG119]-([.AE119]^2*([$Sheet2.$B$20]*([.B119] - [$Sheet2.$B$21])^2 + [$Sheet2.$B$22]*([.B119]-[$Sheet2.$B$21]) + [$Sheet2.$B$23])    ))^2" office:value-type="float" office:value="612.580324240187" calcext:value-type="float">
            <text:p>612.580324240187</text:p>
          </table:table-cell>
          <table:table-cell table:formula="of:=([.AH119]-([.AE119]^2*([$Sheet2.$B$27]*([.B119] - [$Sheet2.$B$28])^2 + [$Sheet2.$B$29]*([.B119]-[$Sheet2.$B$28]) + [$Sheet2.$B$30])    ))^2" office:value-type="float" office:value="159.860988201502" calcext:value-type="float">
            <text:p>159.860988201502</text:p>
          </table:table-cell>
          <table:table-cell table:formula="of:=([.AI119]-([.AE119]^2*([$Sheet2.$B$34]*([.B119] - [$Sheet2.$B$35])^2 + [$Sheet2.$B$36]*([.B119]-[$Sheet2.$B$35]) + [$Sheet2.$B$37])    ))^2" office:value-type="float" office:value="78.6566659878983" calcext:value-type="float">
            <text:p>78.65666598789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7" calcext:value-type="float">
            <text:p>1.5037</text:p>
          </table:table-cell>
          <table:table-cell office:value-type="float" office:value="0.30896" calcext:value-type="float">
            <text:p>0.30896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-0.098452" calcext:value-type="float">
            <text:p>-0.098452</text:p>
          </table:table-cell>
          <table:table-cell office:value-type="float" office:value="-4.0273" calcext:value-type="float">
            <text:p>-4.0273</text:p>
          </table:table-cell>
          <table:table-cell office:value-type="float" office:value="-0.10514" calcext:value-type="float">
            <text:p>-0.10514</text:p>
          </table:table-cell>
          <table:table-cell office:value-type="float" office:value="-3.9221" calcext:value-type="float">
            <text:p>-3.9221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-0.08174" calcext:value-type="float">
            <text:p>-0.08174</text:p>
          </table:table-cell>
          <table:table-cell office:value-type="float" office:value="-0.012038" calcext:value-type="float">
            <text:p>-0.012038</text:p>
          </table:table-cell>
          <table:table-cell office:value-type="float" office:value="-0.069702" calcext:value-type="float">
            <text:p>-0.069702</text:p>
          </table:table-cell>
          <table:table-cell office:value-type="float" office:value="4.867" calcext:value-type="float">
            <text:p>4.867</text:p>
          </table:table-cell>
          <table:table-cell office:value-type="float" office:value="5.9682" calcext:value-type="float">
            <text:p>5.9682</text:p>
          </table:table-cell>
          <table:table-cell office:value-type="float" office:value="0.81549" calcext:value-type="float">
            <text:p>0.81549</text:p>
          </table:table-cell>
          <table:table-cell office:value-type="float" office:value="1448" calcext:value-type="float">
            <text:p>1448</text:p>
          </table:table-cell>
          <table:table-cell office:value-type="float" office:value="-496.92" calcext:value-type="float">
            <text:p>-496.92</text:p>
          </table:table-cell>
          <table:table-cell office:value-type="float" office:value="7589.6" calcext:value-type="float">
            <text:p>7589.6</text:p>
          </table:table-cell>
          <table:table-cell office:value-type="float" office:value="1448" calcext:value-type="float">
            <text:p>1448</text:p>
          </table:table-cell>
          <table:table-cell office:value-type="float" office:value="-496.92" calcext:value-type="float">
            <text:p>-496.92</text:p>
          </table:table-cell>
          <table:table-cell office:value-type="float" office:value="7589.6" calcext:value-type="float">
            <text:p>758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954" calcext:value-type="float">
            <text:p>9.7954</text:p>
          </table:table-cell>
          <table:table-cell office:value-type="float" office:value="1.2666" calcext:value-type="float">
            <text:p>1.2666</text:p>
          </table:table-cell>
          <table:table-cell office:value-type="float" office:value="10" calcext:value-type="float">
            <text:p>10</text:p>
          </table:table-cell>
          <table:table-cell office:value-type="float" office:value="11.611" calcext:value-type="float">
            <text:p>11.611</text:p>
          </table:table-cell>
          <table:table-cell office:value-type="float" office:value="-2398.9" calcext:value-type="float">
            <text:p>-2398.9</text:p>
          </table:table-cell>
          <table:table-cell office:value-type="float" office:value="-4268.7" calcext:value-type="float">
            <text:p>-4268.7</text:p>
          </table:table-cell>
          <table:table-cell office:value-type="float" office:value="206.28" calcext:value-type="float">
            <text:p>206.28</text:p>
          </table:table-cell>
          <table:table-cell office:value-type="float" office:value="0.92468" calcext:value-type="float">
            <text:p>0.92468</text:p>
          </table:table-cell>
          <table:table-cell office:value-type="float" office:value="-0.24903" calcext:value-type="float">
            <text:p>-0.24903</text:p>
          </table:table-cell>
          <table:table-cell office:value-type="float" office:value="-0.038413" calcext:value-type="float">
            <text:p>-0.038413</text:p>
          </table:table-cell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3904" calcext:value-type="float">
            <text:p>1.39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0]-([$Sheet2.$B$2]*[.B120]+[$Sheet2.$B$3]))^2" office:value-type="float" office:value="0.000812436076072145" calcext:value-type="float">
            <text:p>0.000812436076072</text:p>
          </table:table-cell>
          <table:table-cell table:formula="of:=([.F120]-([$Sheet2.$B$7] + [$Sheet2.$B$8] * ([.B120] - [$Sheet2.$B$9])^2))^2" office:value-type="float" office:value="0.00000000202243232782787" calcext:value-type="float">
            <text:p>2.02243232782787E-09</text:p>
          </table:table-cell>
          <table:table-cell table:formula="of:=([.X120]-([.AE120]^2*([$Sheet2.$B$13]*([.B120] - [$Sheet2.$B$14])^2 + [$Sheet2.$B$15]*([.B120]-[$Sheet2.$B$14]) + [$Sheet2.$B$16])    ))^2" office:value-type="float" office:value="14.0177638907882" calcext:value-type="float">
            <text:p>14.0177638907882</text:p>
          </table:table-cell>
          <table:table-cell table:formula="of:=([.AG120]-([.AE120]^2*([$Sheet2.$B$20]*([.B120] - [$Sheet2.$B$21])^2 + [$Sheet2.$B$22]*([.B120]-[$Sheet2.$B$21]) + [$Sheet2.$B$23])    ))^2" office:value-type="float" office:value="1224.20305043423" calcext:value-type="float">
            <text:p>1224.20305043423</text:p>
          </table:table-cell>
          <table:table-cell table:formula="of:=([.AH120]-([.AE120]^2*([$Sheet2.$B$27]*([.B120] - [$Sheet2.$B$28])^2 + [$Sheet2.$B$29]*([.B120]-[$Sheet2.$B$28]) + [$Sheet2.$B$30])    ))^2" office:value-type="float" office:value="777.398571987174" calcext:value-type="float">
            <text:p>777.398571987174</text:p>
          </table:table-cell>
          <table:table-cell table:formula="of:=([.AI120]-([.AE120]^2*([$Sheet2.$B$34]*([.B120] - [$Sheet2.$B$35])^2 + [$Sheet2.$B$36]*([.B120]-[$Sheet2.$B$35]) + [$Sheet2.$B$37])    ))^2" office:value-type="float" office:value="102.3074296329" calcext:value-type="float">
            <text:p>102.307429632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32914" calcext:value-type="float">
            <text:p>0.32914</text:p>
          </table:table-cell>
          <table:table-cell office:value-type="float" office:value="0.023999" calcext:value-type="float">
            <text:p>0.023999</text:p>
          </table:table-cell>
          <table:table-cell office:value-type="float" office:value="0.30514" calcext:value-type="float">
            <text:p>0.30514</text:p>
          </table:table-cell>
          <table:table-cell office:value-type="float" office:value="-0.10444" calcext:value-type="float">
            <text:p>-0.10444</text:p>
          </table:table-cell>
          <table:table-cell office:value-type="float" office:value="-4.1939" calcext:value-type="float">
            <text:p>-4.1939</text:p>
          </table:table-cell>
          <table:table-cell office:value-type="float" office:value="-0.11428" calcext:value-type="float">
            <text:p>-0.11428</text:p>
          </table:table-cell>
          <table:table-cell office:value-type="float" office:value="-4.0796" calcext:value-type="float">
            <text:p>-4.0796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87814" calcext:value-type="float">
            <text:p>-0.087814</text:p>
          </table:table-cell>
          <table:table-cell office:value-type="float" office:value="-0.013221" calcext:value-type="float">
            <text:p>-0.013221</text:p>
          </table:table-cell>
          <table:table-cell office:value-type="float" office:value="-0.074593" calcext:value-type="float">
            <text:p>-0.074593</text:p>
          </table:table-cell>
          <table:table-cell office:value-type="float" office:value="4.6974" calcext:value-type="float">
            <text:p>4.6974</text:p>
          </table:table-cell>
          <table:table-cell office:value-type="float" office:value="5.8408" calcext:value-type="float">
            <text:p>5.8408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1540.1" calcext:value-type="float">
            <text:p>1540.1</text:p>
          </table:table-cell>
          <table:table-cell office:value-type="float" office:value="-527.16" calcext:value-type="float">
            <text:p>-527.16</text:p>
          </table:table-cell>
          <table:table-cell office:value-type="float" office:value="7803.6" calcext:value-type="float">
            <text:p>7803.6</text:p>
          </table:table-cell>
          <table:table-cell office:value-type="float" office:value="1540.1" calcext:value-type="float">
            <text:p>1540.1</text:p>
          </table:table-cell>
          <table:table-cell office:value-type="float" office:value="-527.16" calcext:value-type="float">
            <text:p>-527.16</text:p>
          </table:table-cell>
          <table:table-cell office:value-type="float" office:value="7803.6" calcext:value-type="float">
            <text:p>780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808" calcext:value-type="float">
            <text:p>9.7808</text:p>
          </table:table-cell>
          <table:table-cell office:value-type="float" office:value="1.2942" calcext:value-type="float">
            <text:p>1.2942</text:p>
          </table:table-cell>
          <table:table-cell office:value-type="float" office:value="10" calcext:value-type="float">
            <text:p>10</text:p>
          </table:table-cell>
          <table:table-cell office:value-type="float" office:value="12.018" calcext:value-type="float">
            <text:p>12.018</text:p>
          </table:table-cell>
          <table:table-cell office:value-type="float" office:value="-2484.8" calcext:value-type="float">
            <text:p>-2484.8</text:p>
          </table:table-cell>
          <table:table-cell office:value-type="float" office:value="-4445.3" calcext:value-type="float">
            <text:p>-4445.3</text:p>
          </table:table-cell>
          <table:table-cell office:value-type="float" office:value="221.61" calcext:value-type="float">
            <text:p>221.61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0" calcext:value-type="float">
            <text:p>0</text:p>
          </table:table-cell>
          <table:table-cell office:value-type="float" office:value="3732.7" calcext:value-type="float">
            <text:p>3732.7</text:p>
          </table:table-cell>
          <table:table-cell office:value-type="float" office:value="0.30218" calcext:value-type="float">
            <text:p>0.30218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428" calcext:value-type="float">
            <text:p>1.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1]-([$Sheet2.$B$2]*[.B121]+[$Sheet2.$B$3]))^2" office:value-type="float" office:value="0.00137996680617289" calcext:value-type="float">
            <text:p>0.001379966806173</text:p>
          </table:table-cell>
          <table:table-cell table:formula="of:=([.F121]-([$Sheet2.$B$7] + [$Sheet2.$B$8] * ([.B121] - [$Sheet2.$B$9])^2))^2" office:value-type="float" office:value="0.000000519198623005514" calcext:value-type="float">
            <text:p>5.19198623005514E-07</text:p>
          </table:table-cell>
          <table:table-cell table:formula="of:=([.X121]-([.AE121]^2*([$Sheet2.$B$13]*([.B121] - [$Sheet2.$B$14])^2 + [$Sheet2.$B$15]*([.B121]-[$Sheet2.$B$14]) + [$Sheet2.$B$16])    ))^2" office:value-type="float" office:value="34.9577152939945" calcext:value-type="float">
            <text:p>34.9577152939945</text:p>
          </table:table-cell>
          <table:table-cell table:formula="of:=([.AG121]-([.AE121]^2*([$Sheet2.$B$20]*([.B121] - [$Sheet2.$B$21])^2 + [$Sheet2.$B$22]*([.B121]-[$Sheet2.$B$21]) + [$Sheet2.$B$23])    ))^2" office:value-type="float" office:value="2145.87195449678" calcext:value-type="float">
            <text:p>2145.87195449678</text:p>
          </table:table-cell>
          <table:table-cell table:formula="of:=([.AH121]-([.AE121]^2*([$Sheet2.$B$27]*([.B121] - [$Sheet2.$B$28])^2 + [$Sheet2.$B$29]*([.B121]-[$Sheet2.$B$28]) + [$Sheet2.$B$30])    ))^2" office:value-type="float" office:value="1996.82995557802" calcext:value-type="float">
            <text:p>1996.82995557802</text:p>
          </table:table-cell>
          <table:table-cell table:formula="of:=([.AI121]-([.AE121]^2*([$Sheet2.$B$34]*([.B121] - [$Sheet2.$B$35])^2 + [$Sheet2.$B$36]*([.B121]-[$Sheet2.$B$35]) + [$Sheet2.$B$37])    ))^2" office:value-type="float" office:value="134.766278832558" calcext:value-type="float">
            <text:p>134.76627883255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" calcext:value-type="float">
            <text:p>1.5877</text:p>
          </table:table-cell>
          <table:table-cell office:value-type="float" office:value="0.35007" calcext:value-type="float">
            <text:p>0.35007</text:p>
          </table:table-cell>
          <table:table-cell office:value-type="float" office:value="0.026301" calcext:value-type="float">
            <text:p>0.026301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4.3628" calcext:value-type="float">
            <text:p>-4.3628</text:p>
          </table:table-cell>
          <table:table-cell office:value-type="float" office:value="-0.12524" calcext:value-type="float">
            <text:p>-0.12524</text:p>
          </table:table-cell>
          <table:table-cell office:value-type="float" office:value="-4.2375" calcext:value-type="float">
            <text:p>-4.2375</text:p>
          </table:table-cell>
          <table:table-cell office:value-type="float" office:value="1.0186" calcext:value-type="float">
            <text:p>1.0186</text:p>
          </table:table-cell>
          <table:table-cell office:value-type="float" office:value="-0.094261" calcext:value-type="float">
            <text:p>-0.094261</text:p>
          </table:table-cell>
          <table:table-cell office:value-type="float" office:value="-0.014667" calcext:value-type="float">
            <text:p>-0.014667</text:p>
          </table:table-cell>
          <table:table-cell office:value-type="float" office:value="-0.079593" calcext:value-type="float">
            <text:p>-0.079593</text:p>
          </table:table-cell>
          <table:table-cell office:value-type="float" office:value="4.5352" calcext:value-type="float">
            <text:p>4.5352</text:p>
          </table:table-cell>
          <table:table-cell office:value-type="float" office:value="5.7145" calcext:value-type="float">
            <text:p>5.7145</text:p>
          </table:table-cell>
          <table:table-cell office:value-type="float" office:value="0.79364" calcext:value-type="float">
            <text:p>0.79364</text:p>
          </table:table-cell>
          <table:table-cell office:value-type="float" office:value="1634.2" calcext:value-type="float">
            <text:p>1634.2</text:p>
          </table:table-cell>
          <table:table-cell office:value-type="float" office:value="-558.11" calcext:value-type="float">
            <text:p>-558.11</text:p>
          </table:table-cell>
          <table:table-cell office:value-type="float" office:value="8013.4" calcext:value-type="float">
            <text:p>8013.4</text:p>
          </table:table-cell>
          <table:table-cell office:value-type="float" office:value="1634.2" calcext:value-type="float">
            <text:p>1634.2</text:p>
          </table:table-cell>
          <table:table-cell office:value-type="float" office:value="-558.11" calcext:value-type="float">
            <text:p>-558.11</text:p>
          </table:table-cell>
          <table:table-cell office:value-type="float" office:value="8013.4" calcext:value-type="float">
            <text:p>801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654" calcext:value-type="float">
            <text:p>9.7654</text:p>
          </table:table-cell>
          <table:table-cell office:value-type="float" office:value="1.3228" calcext:value-type="float">
            <text:p>1.3228</text:p>
          </table:table-cell>
          <table:table-cell office:value-type="float" office:value="10" calcext:value-type="float">
            <text:p>10</text:p>
          </table:table-cell>
          <table:table-cell office:value-type="float" office:value="12.435" calcext:value-type="float">
            <text:p>12.435</text:p>
          </table:table-cell>
          <table:table-cell office:value-type="float" office:value="-2570.5" calcext:value-type="float">
            <text:p>-2570.5</text:p>
          </table:table-cell>
          <table:table-cell office:value-type="float" office:value="-4624.3" calcext:value-type="float">
            <text:p>-4624.3</text:p>
          </table:table-cell>
          <table:table-cell office:value-type="float" office:value="237.88" calcext:value-type="float">
            <text:p>237.88</text:p>
          </table:table-cell>
          <table:table-cell office:value-type="float" office:value="0.92255" calcext:value-type="float">
            <text:p>0.92255</text:p>
          </table:table-cell>
          <table:table-cell office:value-type="float" office:value="-0.24932" calcext:value-type="float">
            <text:p>-0.24932</text:p>
          </table:table-cell>
          <table:table-cell office:value-type="float" office:value="-0.041045" calcext:value-type="float">
            <text:p>-0.041045</text:p>
          </table:table-cell>
          <table:table-cell office:value-type="float" office:value="0" calcext:value-type="float">
            <text:p>0</text:p>
          </table:table-cell>
          <table:table-cell office:value-type="float" office:value="3815.2" calcext:value-type="float">
            <text:p>3815.2</text:p>
          </table:table-cell>
          <table:table-cell office:value-type="float" office:value="0.32013" calcext:value-type="float">
            <text:p>0.32013</text:p>
          </table:table-cell>
          <table:table-cell office:value-type="float" office:value="1.0036" calcext:value-type="float">
            <text:p>1.0036</text:p>
          </table:table-cell>
          <table:table-cell office:value-type="float" office:value="1.4647" calcext:value-type="float">
            <text:p>1.4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2]-([$Sheet2.$B$2]*[.B122]+[$Sheet2.$B$3]))^2" office:value-type="float" office:value="0.00217086521466179" calcext:value-type="float">
            <text:p>0.002170865214662</text:p>
          </table:table-cell>
          <table:table-cell table:formula="of:=([.F122]-([$Sheet2.$B$7] + [$Sheet2.$B$8] * ([.B122] - [$Sheet2.$B$9])^2))^2" office:value-type="float" office:value="0.00000209612966006325" calcext:value-type="float">
            <text:p>2.09612966006325E-06</text:p>
          </table:table-cell>
          <table:table-cell table:formula="of:=([.X122]-([.AE122]^2*([$Sheet2.$B$13]*([.B122] - [$Sheet2.$B$14])^2 + [$Sheet2.$B$15]*([.B122]-[$Sheet2.$B$14]) + [$Sheet2.$B$16])    ))^2" office:value-type="float" office:value="71.3847022339093" calcext:value-type="float">
            <text:p>71.3847022339093</text:p>
          </table:table-cell>
          <table:table-cell table:formula="of:=([.AG122]-([.AE122]^2*([$Sheet2.$B$20]*([.B122] - [$Sheet2.$B$21])^2 + [$Sheet2.$B$22]*([.B122]-[$Sheet2.$B$21]) + [$Sheet2.$B$23])    ))^2" office:value-type="float" office:value="3475.71470067501" calcext:value-type="float">
            <text:p>3475.71470067501</text:p>
          </table:table-cell>
          <table:table-cell table:formula="of:=([.AH122]-([.AE122]^2*([$Sheet2.$B$27]*([.B122] - [$Sheet2.$B$28])^2 + [$Sheet2.$B$29]*([.B122]-[$Sheet2.$B$28]) + [$Sheet2.$B$30])    ))^2" office:value-type="float" office:value="3913.21810599878" calcext:value-type="float">
            <text:p>3913.21810599878</text:p>
          </table:table-cell>
          <table:table-cell table:formula="of:=([.AI122]-([.AE122]^2*([$Sheet2.$B$34]*([.B122] - [$Sheet2.$B$35])^2 + [$Sheet2.$B$36]*([.B122]-[$Sheet2.$B$35]) + [$Sheet2.$B$37])    ))^2" office:value-type="float" office:value="184.182424201394" calcext:value-type="float">
            <text:p>184.182424201394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31835" calcext:value-type="float">
            <text:p>0.31835</text:p>
          </table:table-cell>
          <table:table-cell office:value-type="float" office:value="0.052691" calcext:value-type="float">
            <text:p>0.052691</text:p>
          </table:table-cell>
          <table:table-cell office:value-type="float" office:value="0.26566" calcext:value-type="float">
            <text:p>0.26566</text:p>
          </table:table-cell>
          <table:table-cell office:value-type="float" office:value="-0.091325" calcext:value-type="float">
            <text:p>-0.091325</text:p>
          </table:table-cell>
          <table:table-cell office:value-type="float" office:value="0.74802" calcext:value-type="float">
            <text:p>0.74802</text:p>
          </table:table-cell>
          <table:table-cell office:value-type="float" office:value="-0.25091" calcext:value-type="float">
            <text:p>-0.25091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-0.097168" calcext:value-type="float">
            <text:p>-0.097168</text:p>
          </table:table-cell>
          <table:table-cell office:value-type="float" office:value="-0.032467" calcext:value-type="float">
            <text:p>-0.032467</text:p>
          </table:table-cell>
          <table:table-cell office:value-type="float" office:value="-0.064701" calcext:value-type="float">
            <text:p>-0.064701</text:p>
          </table:table-cell>
          <table:table-cell office:value-type="float" office:value="-4.3284" calcext:value-type="float">
            <text:p>-4.3284</text:p>
          </table:table-cell>
          <table:table-cell office:value-type="float" office:value="-5.081" calcext:value-type="float">
            <text:p>-5.081</text:p>
          </table:table-cell>
          <table:table-cell office:value-type="float" office:value="-1" calcext:value-type="float">
            <text:p>-1</text:p>
          </table:table-cell>
          <table:table-cell office:value-type="float" office:value="3017" calcext:value-type="float">
            <text:p>3017</text:p>
          </table:table-cell>
          <table:table-cell office:value-type="float" office:value="-1037.1" calcext:value-type="float">
            <text:p>-1037.1</text:p>
          </table:table-cell>
          <table:table-cell office:value-type="float" office:value="-15649" calcext:value-type="float">
            <text:p>-15649</text:p>
          </table:table-cell>
          <table:table-cell office:value-type="float" office:value="3017" calcext:value-type="float">
            <text:p>3017</text:p>
          </table:table-cell>
          <table:table-cell office:value-type="float" office:value="-1037.1" calcext:value-type="float">
            <text:p>-1037.1</text:p>
          </table:table-cell>
          <table:table-cell office:value-type="float" office:value="-15649" calcext:value-type="float">
            <text:p>-15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15" calcext:value-type="float">
            <text:p>14.615</text:p>
          </table:table-cell>
          <table:table-cell office:value-type="float" office:value="-1.4877" calcext:value-type="float">
            <text:p>-1.4877</text:p>
          </table:table-cell>
          <table:table-cell office:value-type="float" office:value="15" calcext:value-type="float">
            <text:p>15</text:p>
          </table:table-cell>
          <table:table-cell office:value-type="float" office:value="-13.009" calcext:value-type="float">
            <text:p>-13.009</text:p>
          </table:table-cell>
          <table:table-cell office:value-type="float" office:value="2892" calcext:value-type="float">
            <text:p>2892</text:p>
          </table:table-cell>
          <table:table-cell office:value-type="float" office:value="1783.9" calcext:value-type="float">
            <text:p>1783.9</text:p>
          </table:table-cell>
          <table:table-cell office:value-type="float" office:value="551.74" calcext:value-type="float">
            <text:p>551.74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0" calcext:value-type="float">
            <text:p>0</text:p>
          </table:table-cell>
          <table:table-cell office:value-type="float" office:value="-4290.8" calcext:value-type="float">
            <text:p>-4290.8</text:p>
          </table:table-cell>
          <table:table-cell office:value-type="float" office:value="0.39312" calcext:value-type="float">
            <text:p>0.39312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-1.2572" calcext:value-type="float">
            <text:p>-1.25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3]-([$Sheet2.$B$2]*[.B123]+[$Sheet2.$B$3]))^2" office:value-type="float" office:value="0.00253873538852484" calcext:value-type="float">
            <text:p>0.002538735388525</text:p>
          </table:table-cell>
          <table:table-cell table:formula="of:=([.F123]-([$Sheet2.$B$7] + [$Sheet2.$B$8] * ([.B123] - [$Sheet2.$B$9])^2))^2" office:value-type="float" office:value="0.0000425117186402033" calcext:value-type="float">
            <text:p>4.25117186402033E-05</text:p>
          </table:table-cell>
          <table:table-cell table:formula="of:=([.X123]-([.AE123]^2*([$Sheet2.$B$13]*([.B123] - [$Sheet2.$B$14])^2 + [$Sheet2.$B$15]*([.B123]-[$Sheet2.$B$14]) + [$Sheet2.$B$16])    ))^2" office:value-type="float" office:value="99.8519953569983" calcext:value-type="float">
            <text:p>99.8519953569983</text:p>
          </table:table-cell>
          <table:table-cell table:formula="of:=([.AG123]-([.AE123]^2*([$Sheet2.$B$20]*([.B123] - [$Sheet2.$B$21])^2 + [$Sheet2.$B$22]*([.B123]-[$Sheet2.$B$21]) + [$Sheet2.$B$23])    ))^2" office:value-type="float" office:value="9786.08099133547" calcext:value-type="float">
            <text:p>9786.08099133547</text:p>
          </table:table-cell>
          <table:table-cell table:formula="of:=([.AH123]-([.AE123]^2*([$Sheet2.$B$27]*([.B123] - [$Sheet2.$B$28])^2 + [$Sheet2.$B$29]*([.B123]-[$Sheet2.$B$28]) + [$Sheet2.$B$30])    ))^2" office:value-type="float" office:value="198581.597095294" calcext:value-type="float">
            <text:p>198581.597095294</text:p>
          </table:table-cell>
          <table:table-cell table:formula="of:=([.AI123]-([.AE123]^2*([$Sheet2.$B$34]*([.B123] - [$Sheet2.$B$35])^2 + [$Sheet2.$B$36]*([.B123]-[$Sheet2.$B$35]) + [$Sheet2.$B$37])    ))^2" office:value-type="float" office:value="10018.8311904755" calcext:value-type="float">
            <text:p>10018.8311904755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0.29312" calcext:value-type="float">
            <text:p>0.29312</text:p>
          </table:table-cell>
          <table:table-cell office:value-type="float" office:value="0.043274" calcext:value-type="float">
            <text:p>0.043274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-0.20607" calcext:value-type="float">
            <text:p>-0.20607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087086" calcext:value-type="float">
            <text:p>-0.087086</text:p>
          </table:table-cell>
          <table:table-cell office:value-type="float" office:value="-0.026328" calcext:value-type="float">
            <text:p>-0.026328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4.5593" calcext:value-type="float">
            <text:p>-4.5593</text:p>
          </table:table-cell>
          <table:table-cell office:value-type="float" office:value="-5.2707" calcext:value-type="float">
            <text:p>-5.2707</text:p>
          </table:table-cell>
          <table:table-cell office:value-type="float" office:value="-1" calcext:value-type="float">
            <text:p>-1</text:p>
          </table:table-cell>
          <table:table-cell office:value-type="float" office:value="2837.3" calcext:value-type="float">
            <text:p>2837.3</text:p>
          </table:table-cell>
          <table:table-cell office:value-type="float" office:value="-973.25" calcext:value-type="float">
            <text:p>-973.25</text:p>
          </table:table-cell>
          <table:table-cell office:value-type="float" office:value="-15177" calcext:value-type="float">
            <text:p>-15177</text:p>
          </table:table-cell>
          <table:table-cell office:value-type="float" office:value="2837.3" calcext:value-type="float">
            <text:p>2837.3</text:p>
          </table:table-cell>
          <table:table-cell office:value-type="float" office:value="-973.25" calcext:value-type="float">
            <text:p>-973.25</text:p>
          </table:table-cell>
          <table:table-cell office:value-type="float" office:value="-15177" calcext:value-type="float">
            <text:p>-15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52" calcext:value-type="float">
            <text:p>14.652</text:p>
          </table:table-cell>
          <table:table-cell office:value-type="float" office:value="-1.4342" calcext:value-type="float">
            <text:p>-1.4342</text:p>
          </table:table-cell>
          <table:table-cell office:value-type="float" office:value="15" calcext:value-type="float">
            <text:p>15</text:p>
          </table:table-cell>
          <table:table-cell office:value-type="float" office:value="-12.371" calcext:value-type="float">
            <text:p>-12.371</text:p>
          </table:table-cell>
          <table:table-cell office:value-type="float" office:value="2833.4" calcext:value-type="float">
            <text:p>2833.4</text:p>
          </table:table-cell>
          <table:table-cell office:value-type="float" office:value="1904.9" calcext:value-type="float">
            <text:p>1904.9</text:p>
          </table:table-cell>
          <table:table-cell office:value-type="float" office:value="494.5" calcext:value-type="float">
            <text:p>494.5</text:p>
          </table:table-cell>
          <table:table-cell office:value-type="float" office:value="0.91297" calcext:value-type="float">
            <text:p>0.91297</text:p>
          </table:table-cell>
          <table:table-cell office:value-type="float" office:value="-0.2494" calcext:value-type="float">
            <text:p>-0.2494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" calcext:value-type="float">
            <text:p>0</text:p>
          </table:table-cell>
          <table:table-cell office:value-type="float" office:value="-4136.5" calcext:value-type="float">
            <text:p>-4136.5</text:p>
          </table:table-cell>
          <table:table-cell office:value-type="float" office:value="0.37064" calcext:value-type="float">
            <text:p>0.37064</text:p>
          </table:table-cell>
          <table:table-cell office:value-type="float" office:value="0.92154" calcext:value-type="float">
            <text:p>0.92154</text:p>
          </table:table-cell>
          <table:table-cell office:value-type="float" office:value="-1.2201" calcext:value-type="float">
            <text:p>-1.2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4]-([$Sheet2.$B$2]*[.B124]+[$Sheet2.$B$3]))^2" office:value-type="float" office:value="0.00167618388874942" calcext:value-type="float">
            <text:p>0.001676183888749</text:p>
          </table:table-cell>
          <table:table-cell table:formula="of:=([.F124]-([$Sheet2.$B$7] + [$Sheet2.$B$8] * ([.B124] - [$Sheet2.$B$9])^2))^2" office:value-type="float" office:value="0.00000263873483866756" calcext:value-type="float">
            <text:p>2.63873483866756E-06</text:p>
          </table:table-cell>
          <table:table-cell table:formula="of:=([.X124]-([.AE124]^2*([$Sheet2.$B$13]*([.B124] - [$Sheet2.$B$14])^2 + [$Sheet2.$B$15]*([.B124]-[$Sheet2.$B$14]) + [$Sheet2.$B$16])    ))^2" office:value-type="float" office:value="37.0508066473281" calcext:value-type="float">
            <text:p>37.0508066473281</text:p>
          </table:table-cell>
          <table:table-cell table:formula="of:=([.AG124]-([.AE124]^2*([$Sheet2.$B$20]*([.B124] - [$Sheet2.$B$21])^2 + [$Sheet2.$B$22]*([.B124]-[$Sheet2.$B$21]) + [$Sheet2.$B$23])    ))^2" office:value-type="float" office:value="6701.74312585134" calcext:value-type="float">
            <text:p>6701.74312585134</text:p>
          </table:table-cell>
          <table:table-cell table:formula="of:=([.AH124]-([.AE124]^2*([$Sheet2.$B$27]*([.B124] - [$Sheet2.$B$28])^2 + [$Sheet2.$B$29]*([.B124]-[$Sheet2.$B$28]) + [$Sheet2.$B$30])    ))^2" office:value-type="float" office:value="116793.309474491" calcext:value-type="float">
            <text:p>116793.309474491</text:p>
          </table:table-cell>
          <table:table-cell table:formula="of:=([.AI124]-([.AE124]^2*([$Sheet2.$B$34]*([.B124] - [$Sheet2.$B$35])^2 + [$Sheet2.$B$36]*([.B124]-[$Sheet2.$B$35]) + [$Sheet2.$B$37])    ))^2" office:value-type="float" office:value="5369.62357482284" calcext:value-type="float">
            <text:p>5369.62357482284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1" calcext:value-type="float">
            <text:p>-1.2941</text:p>
          </table:table-cell>
          <table:table-cell office:value-type="float" office:value="0.26847" calcext:value-type="float">
            <text:p>0.26847</text:p>
          </table:table-cell>
          <table:table-cell office:value-type="float" office:value="0.034136" calcext:value-type="float">
            <text:p>0.034136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-0.080236" calcext:value-type="float">
            <text:p>-0.080236</text:p>
          </table:table-cell>
          <table:table-cell office:value-type="float" office:value="0.84546" calcext:value-type="float">
            <text:p>0.84546</text:p>
          </table:table-cell>
          <table:table-cell office:value-type="float" office:value="-0.16255" calcext:value-type="float">
            <text:p>-0.16255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8809" calcext:value-type="float">
            <text:p>-0.48809</text:p>
          </table:table-cell>
          <table:table-cell office:value-type="float" office:value="-0.07706" calcext:value-type="float">
            <text:p>-0.07706</text:p>
          </table:table-cell>
          <table:table-cell office:value-type="float" office:value="-0.020182" calcext:value-type="float">
            <text:p>-0.020182</text:p>
          </table:table-cell>
          <table:table-cell office:value-type="float" office:value="-0.056878" calcext:value-type="float">
            <text:p>-0.056878</text:p>
          </table:table-cell>
          <table:table-cell office:value-type="float" office:value="-4.8204" calcext:value-type="float">
            <text:p>-4.8204</text:p>
          </table:table-cell>
          <table:table-cell office:value-type="float" office:value="-5.4837" calcext:value-type="float">
            <text:p>-5.4837</text:p>
          </table:table-cell>
          <table:table-cell office:value-type="float" office:value="-1" calcext:value-type="float">
            <text:p>-1</text:p>
          </table:table-cell>
          <table:table-cell office:value-type="float" office:value="2661.2" calcext:value-type="float">
            <text:p>2661.2</text:p>
          </table:table-cell>
          <table:table-cell office:value-type="float" office:value="-911.19" calcext:value-type="float">
            <text:p>-911.19</text:p>
          </table:table-cell>
          <table:table-cell office:value-type="float" office:value="-14697" calcext:value-type="float">
            <text:p>-14697</text:p>
          </table:table-cell>
          <table:table-cell office:value-type="float" office:value="2661.2" calcext:value-type="float">
            <text:p>2661.2</text:p>
          </table:table-cell>
          <table:table-cell office:value-type="float" office:value="-911.19" calcext:value-type="float">
            <text:p>-911.19</text:p>
          </table:table-cell>
          <table:table-cell office:value-type="float" office:value="-14697" calcext:value-type="float">
            <text:p>-14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87" calcext:value-type="float">
            <text:p>14.687</text:p>
          </table:table-cell>
          <table:table-cell office:value-type="float" office:value="-1.3785" calcext:value-type="float">
            <text:p>-1.3785</text:p>
          </table:table-cell>
          <table:table-cell office:value-type="float" office:value="15" calcext:value-type="float">
            <text:p>15</text:p>
          </table:table-cell>
          <table:table-cell office:value-type="float" office:value="-11.72" calcext:value-type="float">
            <text:p>-11.72</text:p>
          </table:table-cell>
          <table:table-cell office:value-type="float" office:value="2771.5" calcext:value-type="float">
            <text:p>2771.5</text:p>
          </table:table-cell>
          <table:table-cell office:value-type="float" office:value="2016.3" calcext:value-type="float">
            <text:p>2016.3</text:p>
          </table:table-cell>
          <table:table-cell office:value-type="float" office:value="437.56" calcext:value-type="float">
            <text:p>437.56</text:p>
          </table:table-cell>
          <table:table-cell office:value-type="float" office:value="0.91355" calcext:value-type="float">
            <text:p>0.91355</text:p>
          </table:table-cell>
          <table:table-cell office:value-type="float" office:value="-0.24926" calcext:value-type="float">
            <text:p>-0.24926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" calcext:value-type="float">
            <text:p>0</text:p>
          </table:table-cell>
          <table:table-cell office:value-type="float" office:value="-3975.8" calcext:value-type="float">
            <text:p>-3975.8</text:p>
          </table:table-cell>
          <table:table-cell office:value-type="float" office:value="0.34847" calcext:value-type="float">
            <text:p>0.34847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-1.1822" calcext:value-type="float">
            <text:p>-1.1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5]-([$Sheet2.$B$2]*[.B125]+[$Sheet2.$B$3]))^2" office:value-type="float" office:value="0.00103662006298011" calcext:value-type="float">
            <text:p>0.00103662006298</text:p>
          </table:table-cell>
          <table:table-cell table:formula="of:=([.F125]-([$Sheet2.$B$7] + [$Sheet2.$B$8] * ([.B125] - [$Sheet2.$B$9])^2))^2" office:value-type="float" office:value="0.0000115803132939797" calcext:value-type="float">
            <text:p>1.15803132939797E-05</text:p>
          </table:table-cell>
          <table:table-cell table:formula="of:=([.X125]-([.AE125]^2*([$Sheet2.$B$13]*([.B125] - [$Sheet2.$B$14])^2 + [$Sheet2.$B$15]*([.B125]-[$Sheet2.$B$14]) + [$Sheet2.$B$16])    ))^2" office:value-type="float" office:value="7.93382178166323" calcext:value-type="float">
            <text:p>7.93382178166323</text:p>
          </table:table-cell>
          <table:table-cell table:formula="of:=([.AG125]-([.AE125]^2*([$Sheet2.$B$20]*([.B125] - [$Sheet2.$B$21])^2 + [$Sheet2.$B$22]*([.B125]-[$Sheet2.$B$21]) + [$Sheet2.$B$23])    ))^2" office:value-type="float" office:value="4308.10709913793" calcext:value-type="float">
            <text:p>4308.10709913793</text:p>
          </table:table-cell>
          <table:table-cell table:formula="of:=([.AH125]-([.AE125]^2*([$Sheet2.$B$27]*([.B125] - [$Sheet2.$B$28])^2 + [$Sheet2.$B$29]*([.B125]-[$Sheet2.$B$28]) + [$Sheet2.$B$30])    ))^2" office:value-type="float" office:value="57445.4301153206" calcext:value-type="float">
            <text:p>57445.4301153206</text:p>
          </table:table-cell>
          <table:table-cell table:formula="of:=([.AI125]-([.AE125]^2*([$Sheet2.$B$34]*([.B125] - [$Sheet2.$B$35])^2 + [$Sheet2.$B$36]*([.B125]-[$Sheet2.$B$35]) + [$Sheet2.$B$37])    ))^2" office:value-type="float" office:value="2088.49362262533" calcext:value-type="float">
            <text:p>2088.49362262533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-0.074929" calcext:value-type="float">
            <text:p>-0.074929</text:p>
          </table:table-cell>
          <table:table-cell office:value-type="float" office:value="0.88001" calcext:value-type="float">
            <text:p>0.88001</text:p>
          </table:table-cell>
          <table:table-cell office:value-type="float" office:value="-0.12828" calcext:value-type="float">
            <text:p>-0.12828</text:p>
          </table:table-cell>
          <table:table-cell office:value-type="float" office:value="1.0083" calcext:value-type="float">
            <text:p>1.0083</text:p>
          </table:table-cell>
          <table:table-cell office:value-type="float" office:value="-0.47656" calcext:value-type="float">
            <text:p>-0.47656</text:p>
          </table:table-cell>
          <table:table-cell office:value-type="float" office:value="-0.068355" calcext:value-type="float">
            <text:p>-0.068355</text:p>
          </table:table-cell>
          <table:table-cell office:value-type="float" office:value="-0.015266" calcext:value-type="float">
            <text:p>-0.015266</text:p>
          </table:table-cell>
          <table:table-cell office:value-type="float" office:value="-0.053089" calcext:value-type="float">
            <text:p>-0.053089</text:p>
          </table:table-cell>
          <table:table-cell office:value-type="float" office:value="-5.0836" calcext:value-type="float">
            <text:p>-5.0836</text:p>
          </table:table-cell>
          <table:table-cell office:value-type="float" office:value="-5.6862" calcext:value-type="float">
            <text:p>-5.6862</text:p>
          </table:table-cell>
          <table:table-cell office:value-type="float" office:value="-1" calcext:value-type="float">
            <text:p>-1</text:p>
          </table:table-cell>
          <table:table-cell office:value-type="float" office:value="2489" calcext:value-type="float">
            <text:p>2489</text:p>
          </table:table-cell>
          <table:table-cell office:value-type="float" office:value="-850.93" calcext:value-type="float">
            <text:p>-850.93</text:p>
          </table:table-cell>
          <table:table-cell office:value-type="float" office:value="-14208" calcext:value-type="float">
            <text:p>-14208</text:p>
          </table:table-cell>
          <table:table-cell office:value-type="float" office:value="2489" calcext:value-type="float">
            <text:p>2489</text:p>
          </table:table-cell>
          <table:table-cell office:value-type="float" office:value="-850.93" calcext:value-type="float">
            <text:p>-850.93</text:p>
          </table:table-cell>
          <table:table-cell office:value-type="float" office:value="-14208" calcext:value-type="float">
            <text:p>-14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18" calcext:value-type="float">
            <text:p>14.718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15" calcext:value-type="float">
            <text:p>15</text:p>
          </table:table-cell>
          <table:table-cell office:value-type="float" office:value="-11.129" calcext:value-type="float">
            <text:p>-11.129</text:p>
          </table:table-cell>
          <table:table-cell office:value-type="float" office:value="2706" calcext:value-type="float">
            <text:p>2706</text:p>
          </table:table-cell>
          <table:table-cell office:value-type="float" office:value="2098.7" calcext:value-type="float">
            <text:p>2098.7</text:p>
          </table:table-cell>
          <table:table-cell office:value-type="float" office:value="388.14" calcext:value-type="float">
            <text:p>388.14</text:p>
          </table:table-cell>
          <table:table-cell office:value-type="float" office:value="0.91409" calcext:value-type="float">
            <text:p>0.91409</text:p>
          </table:table-cell>
          <table:table-cell office:value-type="float" office:value="-0.24912" calcext:value-type="float">
            <text:p>-0.24912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0" calcext:value-type="float">
            <text:p>0</text:p>
          </table:table-cell>
          <table:table-cell office:value-type="float" office:value="-3834.2" calcext:value-type="float">
            <text:p>-3834.2</text:p>
          </table:table-cell>
          <table:table-cell office:value-type="float" office:value="0.32661" calcext:value-type="float">
            <text:p>0.32661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-1.1436" calcext:value-type="float">
            <text:p>-1.1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6]-([$Sheet2.$B$2]*[.B126]+[$Sheet2.$B$3]))^2" office:value-type="float" office:value="0.00058331642254542" calcext:value-type="float">
            <text:p>0.000583316422545</text:p>
          </table:table-cell>
          <table:table-cell table:formula="of:=([.F126]-([$Sheet2.$B$7] + [$Sheet2.$B$8] * ([.B126] - [$Sheet2.$B$9])^2))^2" office:value-type="float" office:value="0.000046951433588749" calcext:value-type="float">
            <text:p>4.6951433588749E-05</text:p>
          </table:table-cell>
          <table:table-cell table:formula="of:=([.X126]-([.AE126]^2*([$Sheet2.$B$13]*([.B126] - [$Sheet2.$B$14])^2 + [$Sheet2.$B$15]*([.B126]-[$Sheet2.$B$14]) + [$Sheet2.$B$16])    ))^2" office:value-type="float" office:value="0.0295486072908598" calcext:value-type="float">
            <text:p>0.02954860729086</text:p>
          </table:table-cell>
          <table:table-cell table:formula="of:=([.AG126]-([.AE126]^2*([$Sheet2.$B$20]*([.B126] - [$Sheet2.$B$21])^2 + [$Sheet2.$B$22]*([.B126]-[$Sheet2.$B$21]) + [$Sheet2.$B$23])    ))^2" office:value-type="float" office:value="2554.35373884474" calcext:value-type="float">
            <text:p>2554.35373884474</text:p>
          </table:table-cell>
          <table:table-cell table:formula="of:=([.AH126]-([.AE126]^2*([$Sheet2.$B$27]*([.B126] - [$Sheet2.$B$28])^2 + [$Sheet2.$B$29]*([.B126]-[$Sheet2.$B$28]) + [$Sheet2.$B$30])    ))^2" office:value-type="float" office:value="25219.7129198286" calcext:value-type="float">
            <text:p>25219.7129198286</text:p>
          </table:table-cell>
          <table:table-cell table:formula="of:=([.AI126]-([.AE126]^2*([$Sheet2.$B$34]*([.B126] - [$Sheet2.$B$35])^2 + [$Sheet2.$B$36]*([.B126]-[$Sheet2.$B$35]) + [$Sheet2.$B$37])    ))^2" office:value-type="float" office:value="604.229708312745" calcext:value-type="float">
            <text:p>604.229708312745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22701" calcext:value-type="float">
            <text:p>0.22701</text:p>
          </table:table-cell>
          <table:table-cell office:value-type="float" office:value="0.022653" calcext:value-type="float">
            <text:p>0.022653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-0.069792" calcext:value-type="float">
            <text:p>-0.069792</text:p>
          </table:table-cell>
          <table:table-cell office:value-type="float" office:value="0.89788" calcext:value-type="float">
            <text:p>0.89788</text:p>
          </table:table-cell>
          <table:table-cell office:value-type="float" office:value="-0.10787" calcext:value-type="float">
            <text:p>-0.10787</text:p>
          </table:table-cell>
          <table:table-cell office:value-type="float" office:value="1.0057" calcext:value-type="float">
            <text:p>1.0057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061748" calcext:value-type="float">
            <text:p>-0.061748</text:p>
          </table:table-cell>
          <table:table-cell office:value-type="float" office:value="-0.012378" calcext:value-type="float">
            <text:p>-0.012378</text:p>
          </table:table-cell>
          <table:table-cell office:value-type="float" office:value="-0.04937" calcext:value-type="float">
            <text:p>-0.04937</text:p>
          </table:table-cell>
          <table:table-cell office:value-type="float" office:value="-5.3189" calcext:value-type="float">
            <text:p>-5.3189</text:p>
          </table:table-cell>
          <table:table-cell office:value-type="float" office:value="-5.8446" calcext:value-type="float">
            <text:p>-5.8446</text:p>
          </table:table-cell>
          <table:table-cell office:value-type="float" office:value="-1" calcext:value-type="float">
            <text:p>-1</text:p>
          </table:table-cell>
          <table:table-cell office:value-type="float" office:value="2320.8" calcext:value-type="float">
            <text:p>2320.8</text:p>
          </table:table-cell>
          <table:table-cell office:value-type="float" office:value="-792.59" calcext:value-type="float">
            <text:p>-792.59</text:p>
          </table:table-cell>
          <table:table-cell office:value-type="float" office:value="-13712" calcext:value-type="float">
            <text:p>-13712</text:p>
          </table:table-cell>
          <table:table-cell office:value-type="float" office:value="2320.8" calcext:value-type="float">
            <text:p>2320.8</text:p>
          </table:table-cell>
          <table:table-cell office:value-type="float" office:value="-792.59" calcext:value-type="float">
            <text:p>-792.59</text:p>
          </table:table-cell>
          <table:table-cell office:value-type="float" office:value="-13712" calcext:value-type="float">
            <text:p>-13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42" calcext:value-type="float">
            <text:p>14.742</text:p>
          </table:table-cell>
          <table:table-cell office:value-type="float" office:value="-1.2934" calcext:value-type="float">
            <text:p>-1.2934</text:p>
          </table:table-cell>
          <table:table-cell office:value-type="float" office:value="15" calcext:value-type="float">
            <text:p>15</text:p>
          </table:table-cell>
          <table:table-cell office:value-type="float" office:value="-10.648" calcext:value-type="float">
            <text:p>-10.648</text:p>
          </table:table-cell>
          <table:table-cell office:value-type="float" office:value="2637.1" calcext:value-type="float">
            <text:p>2637.1</text:p>
          </table:table-cell>
          <table:table-cell office:value-type="float" office:value="2141.3" calcext:value-type="float">
            <text:p>2141.3</text:p>
          </table:table-cell>
          <table:table-cell office:value-type="float" office:value="350.62" calcext:value-type="float">
            <text:p>350.62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" calcext:value-type="float">
            <text:p>0</text:p>
          </table:table-cell>
          <table:table-cell office:value-type="float" office:value="-3730.2" calcext:value-type="float">
            <text:p>-3730.2</text:p>
          </table:table-cell>
          <table:table-cell office:value-type="float" office:value="0.30503" calcext:value-type="float">
            <text:p>0.30503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-1.1043" calcext:value-type="float">
            <text:p>-1.1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7]-([$Sheet2.$B$2]*[.B127]+[$Sheet2.$B$3]))^2" office:value-type="float" office:value="0.000279134017908242" calcext:value-type="float">
            <text:p>0.000279134017908</text:p>
          </table:table-cell>
          <table:table-cell table:formula="of:=([.F127]-([$Sheet2.$B$7] + [$Sheet2.$B$8] * ([.B127] - [$Sheet2.$B$9])^2))^2" office:value-type="float" office:value="0.0000601083689802586" calcext:value-type="float">
            <text:p>6.01083689802586E-05</text:p>
          </table:table-cell>
          <table:table-cell table:formula="of:=([.X127]-([.AE127]^2*([$Sheet2.$B$13]*([.B127] - [$Sheet2.$B$14])^2 + [$Sheet2.$B$15]*([.B127]-[$Sheet2.$B$14]) + [$Sheet2.$B$16])    ))^2" office:value-type="float" office:value="3.87099156710384" calcext:value-type="float">
            <text:p>3.87099156710384</text:p>
          </table:table-cell>
          <table:table-cell table:formula="of:=([.AG127]-([.AE127]^2*([$Sheet2.$B$20]*([.B127] - [$Sheet2.$B$21])^2 + [$Sheet2.$B$22]*([.B127]-[$Sheet2.$B$21]) + [$Sheet2.$B$23])    ))^2" office:value-type="float" office:value="1323.32269122633" calcext:value-type="float">
            <text:p>1323.32269122633</text:p>
          </table:table-cell>
          <table:table-cell table:formula="of:=([.AH127]-([.AE127]^2*([$Sheet2.$B$27]*([.B127] - [$Sheet2.$B$28])^2 + [$Sheet2.$B$29]*([.B127]-[$Sheet2.$B$28]) + [$Sheet2.$B$30])    ))^2" office:value-type="float" office:value="12086.4828539234" calcext:value-type="float">
            <text:p>12086.4828539234</text:p>
          </table:table-cell>
          <table:table-cell table:formula="of:=([.AI127]-([.AE127]^2*([$Sheet2.$B$34]*([.B127] - [$Sheet2.$B$35])^2 + [$Sheet2.$B$36]*([.B127]-[$Sheet2.$B$35]) + [$Sheet2.$B$37])    ))^2" office:value-type="float" office:value="204.514298692979" calcext:value-type="float">
            <text:p>204.514298692979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1" calcext:value-type="float">
            <text:p>-1.1631</text:p>
          </table:table-cell>
          <table:table-cell office:value-type="float" office:value="0.21018" calcext:value-type="float">
            <text:p>0.21018</text:p>
          </table:table-cell>
          <table:table-cell office:value-type="float" office:value="0.020245" calcext:value-type="float">
            <text:p>0.020245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-0.064823" calcext:value-type="float">
            <text:p>-0.064823</text:p>
          </table:table-cell>
          <table:table-cell office:value-type="float" office:value="0.9038" calcext:value-type="float">
            <text:p>0.9038</text:p>
          </table:table-cell>
          <table:table-cell office:value-type="float" office:value="-0.096404" calcext:value-type="float">
            <text:p>-0.096404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45167" calcext:value-type="float">
            <text:p>-0.45167</text:p>
          </table:table-cell>
          <table:table-cell office:value-type="float" office:value="-0.056567" calcext:value-type="float">
            <text:p>-0.056567</text:p>
          </table:table-cell>
          <table:table-cell office:value-type="float" office:value="-0.010822" calcext:value-type="float">
            <text:p>-0.010822</text:p>
          </table:table-cell>
          <table:table-cell office:value-type="float" office:value="-0.045746" calcext:value-type="float">
            <text:p>-0.045746</text:p>
          </table:table-cell>
          <table:table-cell office:value-type="float" office:value="-5.5338" calcext:value-type="float">
            <text:p>-5.5338</text:p>
          </table:table-cell>
          <table:table-cell office:value-type="float" office:value="-5.9681" calcext:value-type="float">
            <text:p>-5.9681</text:p>
          </table:table-cell>
          <table:table-cell office:value-type="float" office:value="-1" calcext:value-type="float">
            <text:p>-1</text:p>
          </table:table-cell>
          <table:table-cell office:value-type="float" office:value="2157" calcext:value-type="float">
            <text:p>2157</text:p>
          </table:table-cell>
          <table:table-cell office:value-type="float" office:value="-736.16" calcext:value-type="float">
            <text:p>-736.16</text:p>
          </table:table-cell>
          <table:table-cell office:value-type="float" office:value="-13209" calcext:value-type="float">
            <text:p>-13209</text:p>
          </table:table-cell>
          <table:table-cell office:value-type="float" office:value="2157" calcext:value-type="float">
            <text:p>2157</text:p>
          </table:table-cell>
          <table:table-cell office:value-type="float" office:value="-736.16" calcext:value-type="float">
            <text:p>-736.16</text:p>
          </table:table-cell>
          <table:table-cell office:value-type="float" office:value="-13209" calcext:value-type="float">
            <text:p>-13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61" calcext:value-type="float">
            <text:p>14.761</text:p>
          </table:table-cell>
          <table:table-cell office:value-type="float" office:value="-1.2666" calcext:value-type="float">
            <text:p>-1.2666</text:p>
          </table:table-cell>
          <table:table-cell office:value-type="float" office:value="15" calcext:value-type="float">
            <text:p>15</text:p>
          </table:table-cell>
          <table:table-cell office:value-type="float" office:value="-10.243" calcext:value-type="float">
            <text:p>-10.243</text:p>
          </table:table-cell>
          <table:table-cell office:value-type="float" office:value="2564.7" calcext:value-type="float">
            <text:p>2564.7</text:p>
          </table:table-cell>
          <table:table-cell office:value-type="float" office:value="2155.4" calcext:value-type="float">
            <text:p>2155.4</text:p>
          </table:table-cell>
          <table:table-cell office:value-type="float" office:value="321.2" calcext:value-type="float">
            <text:p>321.2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-0.24887" calcext:value-type="float">
            <text:p>-0.24887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" calcext:value-type="float">
            <text:p>0</text:p>
          </table:table-cell>
          <table:table-cell office:value-type="float" office:value="-3653.1" calcext:value-type="float">
            <text:p>-3653.1</text:p>
          </table:table-cell>
          <table:table-cell office:value-type="float" office:value="0.28387" calcext:value-type="float">
            <text:p>0.28387</text:p>
          </table:table-cell>
          <table:table-cell office:value-type="float" office:value="0.91821" calcext:value-type="float">
            <text:p>0.91821</text:p>
          </table:table-cell>
          <table:table-cell office:value-type="float" office:value="-1.0643" calcext:value-type="float">
            <text:p>-1.06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8]-([$Sheet2.$B$2]*[.B128]+[$Sheet2.$B$3]))^2" office:value-type="float" office:value="0.000101257210160256" calcext:value-type="float">
            <text:p>0.00010125721016</text:p>
          </table:table-cell>
          <table:table-cell table:formula="of:=([.F128]-([$Sheet2.$B$7] + [$Sheet2.$B$8] * ([.B128] - [$Sheet2.$B$9])^2))^2" office:value-type="float" office:value="0.0000503465071659519" calcext:value-type="float">
            <text:p>5.03465071659519E-05</text:p>
          </table:table-cell>
          <table:table-cell table:formula="of:=([.X128]-([.AE128]^2*([$Sheet2.$B$13]*([.B128] - [$Sheet2.$B$14])^2 + [$Sheet2.$B$15]*([.B128]-[$Sheet2.$B$14]) + [$Sheet2.$B$16])    ))^2" office:value-type="float" office:value="12.8984259956295" calcext:value-type="float">
            <text:p>12.8984259956295</text:p>
          </table:table-cell>
          <table:table-cell table:formula="of:=([.AG128]-([.AE128]^2*([$Sheet2.$B$20]*([.B128] - [$Sheet2.$B$21])^2 + [$Sheet2.$B$22]*([.B128]-[$Sheet2.$B$21]) + [$Sheet2.$B$23])    ))^2" office:value-type="float" office:value="540.415364316575" calcext:value-type="float">
            <text:p>540.415364316575</text:p>
          </table:table-cell>
          <table:table-cell table:formula="of:=([.AH128]-([.AE128]^2*([$Sheet2.$B$27]*([.B128] - [$Sheet2.$B$28])^2 + [$Sheet2.$B$29]*([.B128]-[$Sheet2.$B$28]) + [$Sheet2.$B$30])    ))^2" office:value-type="float" office:value="6686.64652309899" calcext:value-type="float">
            <text:p>6686.64652309899</text:p>
          </table:table-cell>
          <table:table-cell table:formula="of:=([.AI128]-([.AE128]^2*([$Sheet2.$B$34]*([.B128] - [$Sheet2.$B$35])^2 + [$Sheet2.$B$36]*([.B128]-[$Sheet2.$B$35]) + [$Sheet2.$B$37])    ))^2" office:value-type="float" office:value="122.308897125474" calcext:value-type="float">
            <text:p>122.308897125474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82" calcext:value-type="float">
            <text:p>-1.1182</text:p>
          </table:table-cell>
          <table:table-cell office:value-type="float" office:value="0.19458" calcext:value-type="float">
            <text:p>0.19458</text:p>
          </table:table-cell>
          <table:table-cell office:value-type="float" office:value="0.018655" calcext:value-type="float">
            <text:p>0.018655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-0.060032" calcext:value-type="float">
            <text:p>-0.060032</text:p>
          </table:table-cell>
          <table:table-cell office:value-type="float" office:value="0.90285" calcext:value-type="float">
            <text:p>0.90285</text:p>
          </table:table-cell>
          <table:table-cell office:value-type="float" office:value="-0.088831" calcext:value-type="float">
            <text:p>-0.088831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-0.052039" calcext:value-type="float">
            <text:p>-0.052039</text:p>
          </table:table-cell>
          <table:table-cell office:value-type="float" office:value="-0.0098237" calcext:value-type="float">
            <text:p>-0.0098237</text:p>
          </table:table-cell>
          <table:table-cell office:value-type="float" office:value="-0.042215" calcext:value-type="float">
            <text:p>-0.042215</text:p>
          </table:table-cell>
          <table:table-cell office:value-type="float" office:value="-5.7466" calcext:value-type="float">
            <text:p>-5.7466</text:p>
          </table:table-cell>
          <table:table-cell office:value-type="float" office:value="-6.0766" calcext:value-type="float">
            <text:p>-6.0766</text:p>
          </table:table-cell>
          <table:table-cell office:value-type="float" office:value="-1" calcext:value-type="float">
            <text:p>-1</text:p>
          </table:table-cell>
          <table:table-cell office:value-type="float" office:value="1997.9" calcext:value-type="float">
            <text:p>1997.9</text:p>
          </table:table-cell>
          <table:table-cell office:value-type="float" office:value="-681.75" calcext:value-type="float">
            <text:p>-681.75</text:p>
          </table:table-cell>
          <table:table-cell office:value-type="float" office:value="-12698" calcext:value-type="float">
            <text:p>-12698</text:p>
          </table:table-cell>
          <table:table-cell office:value-type="float" office:value="1997.9" calcext:value-type="float">
            <text:p>1997.9</text:p>
          </table:table-cell>
          <table:table-cell office:value-type="float" office:value="-681.75" calcext:value-type="float">
            <text:p>-681.75</text:p>
          </table:table-cell>
          <table:table-cell office:value-type="float" office:value="-12698" calcext:value-type="float">
            <text:p>-12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78" calcext:value-type="float">
            <text:p>14.778</text:p>
          </table:table-cell>
          <table:table-cell office:value-type="float" office:value="-1.244" calcext:value-type="float">
            <text:p>-1.244</text:p>
          </table:table-cell>
          <table:table-cell office:value-type="float" office:value="15" calcext:value-type="float">
            <text:p>15</text:p>
          </table:table-cell>
          <table:table-cell office:value-type="float" office:value="-9.8715" calcext:value-type="float">
            <text:p>-9.8715</text:p>
          </table:table-cell>
          <table:table-cell office:value-type="float" office:value="2488.9" calcext:value-type="float">
            <text:p>2488.9</text:p>
          </table:table-cell>
          <table:table-cell office:value-type="float" office:value="2153.2" calcext:value-type="float">
            <text:p>2153.2</text:p>
          </table:table-cell>
          <table:table-cell office:value-type="float" office:value="295.49" calcext:value-type="float">
            <text:p>295.49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" calcext:value-type="float">
            <text:p>0</text:p>
          </table:table-cell>
          <table:table-cell office:value-type="float" office:value="-3587.8" calcext:value-type="float">
            <text:p>-3587.8</text:p>
          </table:table-cell>
          <table:table-cell office:value-type="float" office:value="0.26323" calcext:value-type="float">
            <text:p>0.26323</text:p>
          </table:table-cell>
          <table:table-cell office:value-type="float" office:value="0.9162" calcext:value-type="float">
            <text:p>0.9162</text:p>
          </table:table-cell>
          <table:table-cell office:value-type="float" office:value="-1.0236" calcext:value-type="float">
            <text:p>-1.0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9]-([$Sheet2.$B$2]*[.B129]+[$Sheet2.$B$3]))^2" office:value-type="float" office:value="0.0000153509121290975" calcext:value-type="float">
            <text:p>1.53509121290975E-05</text:p>
          </table:table-cell>
          <table:table-cell table:formula="of:=([.F129]-([$Sheet2.$B$7] + [$Sheet2.$B$8] * ([.B129] - [$Sheet2.$B$9])^2))^2" office:value-type="float" office:value="0.0000350442361193929" calcext:value-type="float">
            <text:p>3.50442361193929E-05</text:p>
          </table:table-cell>
          <table:table-cell table:formula="of:=([.X129]-([.AE129]^2*([$Sheet2.$B$13]*([.B129] - [$Sheet2.$B$14])^2 + [$Sheet2.$B$15]*([.B129]-[$Sheet2.$B$14]) + [$Sheet2.$B$16])    ))^2" office:value-type="float" office:value="23.135771471435" calcext:value-type="float">
            <text:p>23.135771471435</text:p>
          </table:table-cell>
          <table:table-cell table:formula="of:=([.AG129]-([.AE129]^2*([$Sheet2.$B$20]*([.B129] - [$Sheet2.$B$21])^2 + [$Sheet2.$B$22]*([.B129]-[$Sheet2.$B$21]) + [$Sheet2.$B$23])    ))^2" office:value-type="float" office:value="122.071867946302" calcext:value-type="float">
            <text:p>122.071867946302</text:p>
          </table:table-cell>
          <table:table-cell table:formula="of:=([.AH129]-([.AE129]^2*([$Sheet2.$B$27]*([.B129] - [$Sheet2.$B$28])^2 + [$Sheet2.$B$29]*([.B129]-[$Sheet2.$B$28]) + [$Sheet2.$B$30])    ))^2" office:value-type="float" office:value="3857.31493588209" calcext:value-type="float">
            <text:p>3857.31493588209</text:p>
          </table:table-cell>
          <table:table-cell table:formula="of:=([.AI129]-([.AE129]^2*([$Sheet2.$B$34]*([.B129] - [$Sheet2.$B$35])^2 + [$Sheet2.$B$36]*([.B129]-[$Sheet2.$B$35]) + [$Sheet2.$B$37])    ))^2" office:value-type="float" office:value="109.548490993941" calcext:value-type="float">
            <text:p>109.548490993941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5" calcext:value-type="float">
            <text:p>-1.0725</text:p>
          </table:table-cell>
          <table:table-cell office:value-type="float" office:value="0.17974" calcext:value-type="float">
            <text:p>0.17974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16233" calcext:value-type="float">
            <text:p>0.16233</text:p>
          </table:table-cell>
          <table:table-cell office:value-type="float" office:value="-0.055415" calcext:value-type="float">
            <text:p>-0.055415</text:p>
          </table:table-cell>
          <table:table-cell office:value-type="float" office:value="0.89702" calcext:value-type="float">
            <text:p>0.89702</text:p>
          </table:table-cell>
          <table:table-cell office:value-type="float" office:value="-0.08294" calcext:value-type="float">
            <text:p>-0.08294</text:p>
          </table:table-cell>
          <table:table-cell office:value-type="float" office:value="0.97996" calcext:value-type="float">
            <text:p>0.97996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-0.047868" calcext:value-type="float">
            <text:p>-0.047868</text:p>
          </table:table-cell>
          <table:table-cell office:value-type="float" office:value="-0.0090868" calcext:value-type="float">
            <text:p>-0.0090868</text:p>
          </table:table-cell>
          <table:table-cell office:value-type="float" office:value="-0.038782" calcext:value-type="float">
            <text:p>-0.038782</text:p>
          </table:table-cell>
          <table:table-cell office:value-type="float" office:value="-5.9669" calcext:value-type="float">
            <text:p>-5.9669</text:p>
          </table:table-cell>
          <table:table-cell office:value-type="float" office:value="-6.1794" calcext:value-type="float">
            <text:p>-6.1794</text:p>
          </table:table-cell>
          <table:table-cell office:value-type="float" office:value="-1" calcext:value-type="float">
            <text:p>-1</text:p>
          </table:table-cell>
          <table:table-cell office:value-type="float" office:value="1843.4" calcext:value-type="float">
            <text:p>1843.4</text:p>
          </table:table-cell>
          <table:table-cell office:value-type="float" office:value="-629.32" calcext:value-type="float">
            <text:p>-629.32</text:p>
          </table:table-cell>
          <table:table-cell office:value-type="float" office:value="-12180" calcext:value-type="float">
            <text:p>-12180</text:p>
          </table:table-cell>
          <table:table-cell office:value-type="float" office:value="1843.4" calcext:value-type="float">
            <text:p>1843.4</text:p>
          </table:table-cell>
          <table:table-cell office:value-type="float" office:value="-629.32" calcext:value-type="float">
            <text:p>-629.32</text:p>
          </table:table-cell>
          <table:table-cell office:value-type="float" office:value="-12180" calcext:value-type="float">
            <text:p>-12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94" calcext:value-type="float">
            <text:p>14.794</text:p>
          </table:table-cell>
          <table:table-cell office:value-type="float" office:value="-1.2233" calcext:value-type="float">
            <text:p>-1.2233</text:p>
          </table:table-cell>
          <table:table-cell office:value-type="float" office:value="15" calcext:value-type="float">
            <text:p>15</text:p>
          </table:table-cell>
          <table:table-cell office:value-type="float" office:value="-9.5138" calcext:value-type="float">
            <text:p>-9.5138</text:p>
          </table:table-cell>
          <table:table-cell office:value-type="float" office:value="2409.4" calcext:value-type="float">
            <text:p>2409.4</text:p>
          </table:table-cell>
          <table:table-cell office:value-type="float" office:value="2139.3" calcext:value-type="float">
            <text:p>2139.3</text:p>
          </table:table-cell>
          <table:table-cell office:value-type="float" office:value="271.81" calcext:value-type="float">
            <text:p>271.81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-0.24864" calcext:value-type="float">
            <text:p>-0.24864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0" calcext:value-type="float">
            <text:p>0</text:p>
          </table:table-cell>
          <table:table-cell office:value-type="float" office:value="-3528.1" calcext:value-type="float">
            <text:p>-3528.1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91352" calcext:value-type="float">
            <text:p>0.91352</text:p>
          </table:table-cell>
          <table:table-cell office:value-type="float" office:value="-0.98212" calcext:value-type="float">
            <text:p>-0.982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0]-([$Sheet2.$B$2]*[.B130]+[$Sheet2.$B$3]))^2" office:value-type="float" office:value="0.00000203523364413873" calcext:value-type="float">
            <text:p>2.03523364413873E-06</text:p>
          </table:table-cell>
          <table:table-cell table:formula="of:=([.F130]-([$Sheet2.$B$7] + [$Sheet2.$B$8] * ([.B130] - [$Sheet2.$B$9])^2))^2" office:value-type="float" office:value="0.0000220508066233614" calcext:value-type="float">
            <text:p>2.20508066233614E-05</text:p>
          </table:table-cell>
          <table:table-cell table:formula="of:=([.X130]-([.AE130]^2*([$Sheet2.$B$13]*([.B130] - [$Sheet2.$B$14])^2 + [$Sheet2.$B$15]*([.B130]-[$Sheet2.$B$14]) + [$Sheet2.$B$16])    ))^2" office:value-type="float" office:value="31.1706426089335" calcext:value-type="float">
            <text:p>31.1706426089335</text:p>
          </table:table-cell>
          <table:table-cell table:formula="of:=([.AG130]-([.AE130]^2*([$Sheet2.$B$20]*([.B130] - [$Sheet2.$B$21])^2 + [$Sheet2.$B$22]*([.B130]-[$Sheet2.$B$21]) + [$Sheet2.$B$23])    ))^2" office:value-type="float" office:value="0.00686202739443963" calcext:value-type="float">
            <text:p>0.00686202739444</text:p>
          </table:table-cell>
          <table:table-cell table:formula="of:=([.AH130]-([.AE130]^2*([$Sheet2.$B$27]*([.B130] - [$Sheet2.$B$28])^2 + [$Sheet2.$B$29]*([.B130]-[$Sheet2.$B$28]) + [$Sheet2.$B$30])    ))^2" office:value-type="float" office:value="2147.82614363596" calcext:value-type="float">
            <text:p>2147.82614363596</text:p>
          </table:table-cell>
          <table:table-cell table:formula="of:=([.AI130]-([.AE130]^2*([$Sheet2.$B$34]*([.B130] - [$Sheet2.$B$35])^2 + [$Sheet2.$B$36]*([.B130]-[$Sheet2.$B$35]) + [$Sheet2.$B$37])    ))^2" office:value-type="float" office:value="117.559116740271" calcext:value-type="float">
            <text:p>117.559116740271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63" calcext:value-type="float">
            <text:p>-1.0263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0.016269" calcext:value-type="float">
            <text:p>0.016269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-0.05098" calcext:value-type="float">
            <text:p>-0.05098</text:p>
          </table:table-cell>
          <table:table-cell office:value-type="float" office:value="0.88761" calcext:value-type="float">
            <text:p>0.88761</text:p>
          </table:table-cell>
          <table:table-cell office:value-type="float" office:value="-0.07747" calcext:value-type="float">
            <text:p>-0.07747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-0.40972" calcext:value-type="float">
            <text:p>-0.40972</text:p>
          </table:table-cell>
          <table:table-cell office:value-type="float" office:value="-0.043861" calcext:value-type="float">
            <text:p>-0.043861</text:p>
          </table:table-cell>
          <table:table-cell office:value-type="float" office:value="-0.0084037" calcext:value-type="float">
            <text:p>-0.0084037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-6.2029" calcext:value-type="float">
            <text:p>-6.2029</text:p>
          </table:table-cell>
          <table:table-cell office:value-type="float" office:value="-6.2838" calcext:value-type="float">
            <text:p>-6.2838</text:p>
          </table:table-cell>
          <table:table-cell office:value-type="float" office:value="-1" calcext:value-type="float">
            <text:p>-1</text:p>
          </table:table-cell>
          <table:table-cell office:value-type="float" office:value="1694.1" calcext:value-type="float">
            <text:p>1694.1</text:p>
          </table:table-cell>
          <table:table-cell office:value-type="float" office:value="-578.96" calcext:value-type="float">
            <text:p>-578.96</text:p>
          </table:table-cell>
          <table:table-cell office:value-type="float" office:value="-11655" calcext:value-type="float">
            <text:p>-11655</text:p>
          </table:table-cell>
          <table:table-cell office:value-type="float" office:value="1694.1" calcext:value-type="float">
            <text:p>1694.1</text:p>
          </table:table-cell>
          <table:table-cell office:value-type="float" office:value="-578.96" calcext:value-type="float">
            <text:p>-578.96</text:p>
          </table:table-cell>
          <table:table-cell office:value-type="float" office:value="-11655" calcext:value-type="float">
            <text:p>-11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09" calcext:value-type="float">
            <text:p>14.809</text:p>
          </table:table-cell>
          <table:table-cell office:value-type="float" office:value="-1.203" calcext:value-type="float">
            <text:p>-1.203</text:p>
          </table:table-cell>
          <table:table-cell office:value-type="float" office:value="15" calcext:value-type="float">
            <text:p>15</text:p>
          </table:table-cell>
          <table:table-cell office:value-type="float" office:value="-9.1581" calcext:value-type="float">
            <text:p>-9.1581</text:p>
          </table:table-cell>
          <table:table-cell office:value-type="float" office:value="2326.5" calcext:value-type="float">
            <text:p>2326.5</text:p>
          </table:table-cell>
          <table:table-cell office:value-type="float" office:value="2116.8" calcext:value-type="float">
            <text:p>2116.8</text:p>
          </table:table-cell>
          <table:table-cell office:value-type="float" office:value="249.06" calcext:value-type="float">
            <text:p>249.06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" calcext:value-type="float">
            <text:p>0</text:p>
          </table:table-cell>
          <table:table-cell office:value-type="float" office:value="-3469.5" calcext:value-type="float">
            <text:p>-3469.5</text:p>
          </table:table-cell>
          <table:table-cell office:value-type="float" office:value="0.22368" calcext:value-type="float">
            <text:p>0.22368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-0.94003" calcext:value-type="float">
            <text:p>-0.940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1]-([$Sheet2.$B$2]*[.B131]+[$Sheet2.$B$3]))^2" office:value-type="float" office:value="0.0000393286557248676" calcext:value-type="float">
            <text:p>3.93286557248676E-05</text:p>
          </table:table-cell>
          <table:table-cell table:formula="of:=([.F131]-([$Sheet2.$B$7] + [$Sheet2.$B$8] * ([.B131] - [$Sheet2.$B$9])^2))^2" office:value-type="float" office:value="0.0000132027690007902" calcext:value-type="float">
            <text:p>1.32027690007902E-05</text:p>
          </table:table-cell>
          <table:table-cell table:formula="of:=([.X131]-([.AE131]^2*([$Sheet2.$B$13]*([.B131] - [$Sheet2.$B$14])^2 + [$Sheet2.$B$15]*([.B131]-[$Sheet2.$B$14]) + [$Sheet2.$B$16])    ))^2" office:value-type="float" office:value="36.0089141285434" calcext:value-type="float">
            <text:p>36.0089141285434</text:p>
          </table:table-cell>
          <table:table-cell table:formula="of:=([.AG131]-([.AE131]^2*([$Sheet2.$B$20]*([.B131] - [$Sheet2.$B$21])^2 + [$Sheet2.$B$22]*([.B131]-[$Sheet2.$B$21]) + [$Sheet2.$B$23])    ))^2" office:value-type="float" office:value="99.0123288584955" calcext:value-type="float">
            <text:p>99.0123288584955</text:p>
          </table:table-cell>
          <table:table-cell table:formula="of:=([.AH131]-([.AE131]^2*([$Sheet2.$B$27]*([.B131] - [$Sheet2.$B$28])^2 + [$Sheet2.$B$29]*([.B131]-[$Sheet2.$B$28]) + [$Sheet2.$B$30])    ))^2" office:value-type="float" office:value="984.955228733876" calcext:value-type="float">
            <text:p>984.955228733876</text:p>
          </table:table-cell>
          <table:table-cell table:formula="of:=([.AI131]-([.AE131]^2*([$Sheet2.$B$34]*([.B131] - [$Sheet2.$B$35])^2 + [$Sheet2.$B$36]*([.B131]-[$Sheet2.$B$35]) + [$Sheet2.$B$37])    ))^2" office:value-type="float" office:value="122.924127889649" calcext:value-type="float">
            <text:p>122.924127889649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2" calcext:value-type="float">
            <text:p>-0.97942</text:p>
          </table:table-cell>
          <table:table-cell office:value-type="float" office:value="0.15164" calcext:value-type="float">
            <text:p>0.15164</text:p>
          </table:table-cell>
          <table:table-cell office:value-type="float" office:value="0.015162" calcext:value-type="float">
            <text:p>0.015162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-0.046736" calcext:value-type="float">
            <text:p>-0.046736</text:p>
          </table:table-cell>
          <table:table-cell office:value-type="float" office:value="0.87487" calcext:value-type="float">
            <text:p>0.87487</text:p>
          </table:table-cell>
          <table:table-cell office:value-type="float" office:value="-0.072199" calcext:value-type="float">
            <text:p>-0.072199</text:p>
          </table:table-cell>
          <table:table-cell office:value-type="float" office:value="0.94707" calcext:value-type="float">
            <text:p>0.94707</text:p>
          </table:table-cell>
          <table:table-cell office:value-type="float" office:value="-0.3945" calcext:value-type="float">
            <text:p>-0.3945</text:p>
          </table:table-cell>
          <table:table-cell office:value-type="float" office:value="-0.039995" calcext:value-type="float">
            <text:p>-0.039995</text:p>
          </table:table-cell>
          <table:table-cell office:value-type="float" office:value="-0.0077615" calcext:value-type="float">
            <text:p>-0.0077615</text:p>
          </table:table-cell>
          <table:table-cell office:value-type="float" office:value="-0.032233" calcext:value-type="float">
            <text:p>-0.032233</text:p>
          </table:table-cell>
          <table:table-cell office:value-type="float" office:value="-6.4587" calcext:value-type="float">
            <text:p>-6.4587</text:p>
          </table:table-cell>
          <table:table-cell office:value-type="float" office:value="-6.3919" calcext:value-type="float">
            <text:p>-6.3919</text:p>
          </table:table-cell>
          <table:table-cell office:value-type="float" office:value="-1" calcext:value-type="float">
            <text:p>-1</text:p>
          </table:table-cell>
          <table:table-cell office:value-type="float" office:value="1549.9" calcext:value-type="float">
            <text:p>1549.9</text:p>
          </table:table-cell>
          <table:table-cell office:value-type="float" office:value="-530.75" calcext:value-type="float">
            <text:p>-530.75</text:p>
          </table:table-cell>
          <table:table-cell office:value-type="float" office:value="-11123" calcext:value-type="float">
            <text:p>-11123</text:p>
          </table:table-cell>
          <table:table-cell office:value-type="float" office:value="1549.9" calcext:value-type="float">
            <text:p>1549.9</text:p>
          </table:table-cell>
          <table:table-cell office:value-type="float" office:value="-530.75" calcext:value-type="float">
            <text:p>-530.75</text:p>
          </table:table-cell>
          <table:table-cell office:value-type="float" office:value="-11123" calcext:value-type="float">
            <text:p>-11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23" calcext:value-type="float">
            <text:p>14.823</text:p>
          </table:table-cell>
          <table:table-cell office:value-type="float" office:value="-1.1826" calcext:value-type="float">
            <text:p>-1.1826</text:p>
          </table:table-cell>
          <table:table-cell office:value-type="float" office:value="15" calcext:value-type="float">
            <text:p>15</text:p>
          </table:table-cell>
          <table:table-cell office:value-type="float" office:value="-8.8012" calcext:value-type="float">
            <text:p>-8.8012</text:p>
          </table:table-cell>
          <table:table-cell office:value-type="float" office:value="2240" calcext:value-type="float">
            <text:p>2240</text:p>
          </table:table-cell>
          <table:table-cell office:value-type="float" office:value="2086.4" calcext:value-type="float">
            <text:p>2086.4</text:p>
          </table:table-cell>
          <table:table-cell office:value-type="float" office:value="227.1" calcext:value-type="float">
            <text:p>227.1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" calcext:value-type="float">
            <text:p>0</text:p>
          </table:table-cell>
          <table:table-cell office:value-type="float" office:value="-3410.8" calcext:value-type="float">
            <text:p>-3410.8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-0.89731" calcext:value-type="float">
            <text:p>-0.89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2]-([$Sheet2.$B$2]*[.B132]+[$Sheet2.$B$3]))^2" office:value-type="float" office:value="0.000108907935161938" calcext:value-type="float">
            <text:p>0.000108907935162</text:p>
          </table:table-cell>
          <table:table-cell table:formula="of:=([.F132]-([$Sheet2.$B$7] + [$Sheet2.$B$8] * ([.B132] - [$Sheet2.$B$9])^2))^2" office:value-type="float" office:value="0.00000785689725605721" calcext:value-type="float">
            <text:p>7.85689725605721E-06</text:p>
          </table:table-cell>
          <table:table-cell table:formula="of:=([.X132]-([.AE132]^2*([$Sheet2.$B$13]*([.B132] - [$Sheet2.$B$14])^2 + [$Sheet2.$B$15]*([.B132]-[$Sheet2.$B$14]) + [$Sheet2.$B$16])    ))^2" office:value-type="float" office:value="37.7363478928369" calcext:value-type="float">
            <text:p>37.7363478928369</text:p>
          </table:table-cell>
          <table:table-cell table:formula="of:=([.AG132]-([.AE132]^2*([$Sheet2.$B$20]*([.B132] - [$Sheet2.$B$21])^2 + [$Sheet2.$B$22]*([.B132]-[$Sheet2.$B$21]) + [$Sheet2.$B$23])    ))^2" office:value-type="float" office:value="355.374524835732" calcext:value-type="float">
            <text:p>355.374524835732</text:p>
          </table:table-cell>
          <table:table-cell table:formula="of:=([.AH132]-([.AE132]^2*([$Sheet2.$B$27]*([.B132] - [$Sheet2.$B$28])^2 + [$Sheet2.$B$29]*([.B132]-[$Sheet2.$B$28]) + [$Sheet2.$B$30])    ))^2" office:value-type="float" office:value="273.086831355938" calcext:value-type="float">
            <text:p>273.086831355938</text:p>
          </table:table-cell>
          <table:table-cell table:formula="of:=([.AI132]-([.AE132]^2*([$Sheet2.$B$34]*([.B132] - [$Sheet2.$B$35])^2 + [$Sheet2.$B$36]*([.B132]-[$Sheet2.$B$35]) + [$Sheet2.$B$37])    ))^2" office:value-type="float" office:value="122.334286198477" calcext:value-type="float">
            <text:p>122.334286198477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1" calcext:value-type="float">
            <text:p>-0.93201</text:p>
          </table:table-cell>
          <table:table-cell office:value-type="float" office:value="0.13853" calcext:value-type="float">
            <text:p>0.13853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12427" calcext:value-type="float">
            <text:p>0.12427</text:p>
          </table:table-cell>
          <table:table-cell office:value-type="float" office:value="-0.04268" calcext:value-type="float">
            <text:p>-0.04268</text:p>
          </table:table-cell>
          <table:table-cell office:value-type="float" office:value="0.85785" calcext:value-type="float">
            <text:p>0.85785</text:p>
          </table:table-cell>
          <table:table-cell office:value-type="float" office:value="-0.067914" calcext:value-type="float">
            <text:p>-0.067914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-0.37867" calcext:value-type="float">
            <text:p>-0.37867</text:p>
          </table:table-cell>
          <table:table-cell office:value-type="float" office:value="-0.036394" calcext:value-type="float">
            <text:p>-0.036394</text:p>
          </table:table-cell>
          <table:table-cell office:value-type="float" office:value="-0.0072677" calcext:value-type="float">
            <text:p>-0.0072677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-6.7278" calcext:value-type="float">
            <text:p>-6.7278</text:p>
          </table:table-cell>
          <table:table-cell office:value-type="float" office:value="-6.495" calcext:value-type="float">
            <text:p>-6.495</text:p>
          </table:table-cell>
          <table:table-cell office:value-type="float" office:value="-1" calcext:value-type="float">
            <text:p>-1</text:p>
          </table:table-cell>
          <table:table-cell office:value-type="float" office:value="1411.3" calcext:value-type="float">
            <text:p>1411.3</text:p>
          </table:table-cell>
          <table:table-cell office:value-type="float" office:value="-484.69" calcext:value-type="float">
            <text:p>-484.69</text:p>
          </table:table-cell>
          <table:table-cell office:value-type="float" office:value="-10584" calcext:value-type="float">
            <text:p>-10584</text:p>
          </table:table-cell>
          <table:table-cell office:value-type="float" office:value="1411.3" calcext:value-type="float">
            <text:p>1411.3</text:p>
          </table:table-cell>
          <table:table-cell office:value-type="float" office:value="-484.69" calcext:value-type="float">
            <text:p>-484.69</text:p>
          </table:table-cell>
          <table:table-cell office:value-type="float" office:value="-10584" calcext:value-type="float">
            <text:p>-10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37" calcext:value-type="float">
            <text:p>14.837</text:p>
          </table:table-cell>
          <table:table-cell office:value-type="float" office:value="-1.1639" calcext:value-type="float">
            <text:p>-1.1639</text:p>
          </table:table-cell>
          <table:table-cell office:value-type="float" office:value="15" calcext:value-type="float">
            <text:p>15</text:p>
          </table:table-cell>
          <table:table-cell office:value-type="float" office:value="-8.4544" calcext:value-type="float">
            <text:p>-8.4544</text:p>
          </table:table-cell>
          <table:table-cell office:value-type="float" office:value="2150.2" calcext:value-type="float">
            <text:p>2150.2</text:p>
          </table:table-cell>
          <table:table-cell office:value-type="float" office:value="2045.9" calcext:value-type="float">
            <text:p>2045.9</text:p>
          </table:table-cell>
          <table:table-cell office:value-type="float" office:value="206.65" calcext:value-type="float">
            <text:p>206.65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24834" calcext:value-type="float">
            <text:p>-0.24834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" calcext:value-type="float">
            <text:p>0</text:p>
          </table:table-cell>
          <table:table-cell office:value-type="float" office:value="-3356.7" calcext:value-type="float">
            <text:p>-3356.7</text:p>
          </table:table-cell>
          <table:table-cell office:value-type="float" office:value="0.18668" calcext:value-type="float">
            <text:p>0.18668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85397" calcext:value-type="float">
            <text:p>-0.85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3]-([$Sheet2.$B$2]*[.B133]+[$Sheet2.$B$3]))^2" office:value-type="float" office:value="0.000197980001092417" calcext:value-type="float">
            <text:p>0.000197980001092</text:p>
          </table:table-cell>
          <table:table-cell table:formula="of:=([.F133]-([$Sheet2.$B$7] + [$Sheet2.$B$8] * ([.B133] - [$Sheet2.$B$9])^2))^2" office:value-type="float" office:value="0.00000393701567721058" calcext:value-type="float">
            <text:p>3.93701567721058E-06</text:p>
          </table:table-cell>
          <table:table-cell table:formula="of:=([.X133]-([.AE133]^2*([$Sheet2.$B$13]*([.B133] - [$Sheet2.$B$14])^2 + [$Sheet2.$B$15]*([.B133]-[$Sheet2.$B$14]) + [$Sheet2.$B$16])    ))^2" office:value-type="float" office:value="36.1178692232867" calcext:value-type="float">
            <text:p>36.1178692232867</text:p>
          </table:table-cell>
          <table:table-cell table:formula="of:=([.AG133]-([.AE133]^2*([$Sheet2.$B$20]*([.B133] - [$Sheet2.$B$21])^2 + [$Sheet2.$B$22]*([.B133]-[$Sheet2.$B$21]) + [$Sheet2.$B$23])    ))^2" office:value-type="float" office:value="724.67674652399" calcext:value-type="float">
            <text:p>724.67674652399</text:p>
          </table:table-cell>
          <table:table-cell table:formula="of:=([.AH133]-([.AE133]^2*([$Sheet2.$B$27]*([.B133] - [$Sheet2.$B$28])^2 + [$Sheet2.$B$29]*([.B133]-[$Sheet2.$B$28]) + [$Sheet2.$B$30])    ))^2" office:value-type="float" office:value="15.7503679467354" calcext:value-type="float">
            <text:p>15.7503679467354</text:p>
          </table:table-cell>
          <table:table-cell table:formula="of:=([.AI133]-([.AE133]^2*([$Sheet2.$B$34]*([.B133] - [$Sheet2.$B$35])^2 + [$Sheet2.$B$36]*([.B133]-[$Sheet2.$B$35]) + [$Sheet2.$B$37])    ))^2" office:value-type="float" office:value="131.849443101848" calcext:value-type="float">
            <text:p>131.849443101848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02" calcext:value-type="float">
            <text:p>-0.88402</text:p>
          </table:table-cell>
          <table:table-cell office:value-type="float" office:value="0.12608" calcext:value-type="float">
            <text:p>0.12608</text:p>
          </table:table-cell>
          <table:table-cell office:value-type="float" office:value="0.013525" calcext:value-type="float">
            <text:p>0.013525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-0.038816" calcext:value-type="float">
            <text:p>-0.038816</text:p>
          </table:table-cell>
          <table:table-cell office:value-type="float" office:value="0.8367" calcext:value-type="float">
            <text:p>0.8367</text:p>
          </table:table-cell>
          <table:table-cell office:value-type="float" office:value="-0.064407" calcext:value-type="float">
            <text:p>-0.064407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36222" calcext:value-type="float">
            <text:p>-0.36222</text:p>
          </table:table-cell>
          <table:table-cell office:value-type="float" office:value="-0.032993" calcext:value-type="float">
            <text:p>-0.032993</text:p>
          </table:table-cell>
          <table:table-cell office:value-type="float" office:value="-0.006855" calcext:value-type="float">
            <text:p>-0.006855</text:p>
          </table:table-cell>
          <table:table-cell office:value-type="float" office:value="-0.026138" calcext:value-type="float">
            <text:p>-0.026138</text:p>
          </table:table-cell>
          <table:table-cell office:value-type="float" office:value="-7.0114" calcext:value-type="float">
            <text:p>-7.0114</text:p>
          </table:table-cell>
          <table:table-cell office:value-type="float" office:value="-6.5923" calcext:value-type="float">
            <text:p>-6.5923</text:p>
          </table:table-cell>
          <table:table-cell office:value-type="float" office:value="-1" calcext:value-type="float">
            <text:p>-1</text:p>
          </table:table-cell>
          <table:table-cell office:value-type="float" office:value="1278.2" calcext:value-type="float">
            <text:p>1278.2</text:p>
          </table:table-cell>
          <table:table-cell office:value-type="float" office:value="-440.82" calcext:value-type="float">
            <text:p>-440.82</text:p>
          </table:table-cell>
          <table:table-cell office:value-type="float" office:value="-10039" calcext:value-type="float">
            <text:p>-10039</text:p>
          </table:table-cell>
          <table:table-cell office:value-type="float" office:value="1278.2" calcext:value-type="float">
            <text:p>1278.2</text:p>
          </table:table-cell>
          <table:table-cell office:value-type="float" office:value="-440.82" calcext:value-type="float">
            <text:p>-440.82</text:p>
          </table:table-cell>
          <table:table-cell office:value-type="float" office:value="-10039" calcext:value-type="float">
            <text:p>-1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5" calcext:value-type="float">
            <text:p>14.85</text:p>
          </table:table-cell>
          <table:table-cell office:value-type="float" office:value="-1.1467" calcext:value-type="float">
            <text:p>-1.1467</text:p>
          </table:table-cell>
          <table:table-cell office:value-type="float" office:value="15" calcext:value-type="float">
            <text:p>15</text:p>
          </table:table-cell>
          <table:table-cell office:value-type="float" office:value="-8.117" calcext:value-type="float">
            <text:p>-8.117</text:p>
          </table:table-cell>
          <table:table-cell office:value-type="float" office:value="2056.7" calcext:value-type="float">
            <text:p>2056.7</text:p>
          </table:table-cell>
          <table:table-cell office:value-type="float" office:value="1995.4" calcext:value-type="float">
            <text:p>1995.4</text:p>
          </table:table-cell>
          <table:table-cell office:value-type="float" office:value="187.34" calcext:value-type="float">
            <text:p>187.34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0.023268" calcext:value-type="float">
            <text:p>0.023268</text:p>
          </table:table-cell>
          <table:table-cell office:value-type="float" office:value="0" calcext:value-type="float">
            <text:p>0</text:p>
          </table:table-cell>
          <table:table-cell office:value-type="float" office:value="-3307.2" calcext:value-type="float">
            <text:p>-3307.2</text:p>
          </table:table-cell>
          <table:table-cell office:value-type="float" office:value="0.16923" calcext:value-type="float">
            <text:p>0.16923</text:p>
          </table:table-cell>
          <table:table-cell office:value-type="float" office:value="0.89507" calcext:value-type="float">
            <text:p>0.89507</text:p>
          </table:table-cell>
          <table:table-cell office:value-type="float" office:value="-0.81001" calcext:value-type="float">
            <text:p>-0.81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4]-([$Sheet2.$B$2]*[.B134]+[$Sheet2.$B$3]))^2" office:value-type="float" office:value="0.000293271680128778" calcext:value-type="float">
            <text:p>0.000293271680129</text:p>
          </table:table-cell>
          <table:table-cell table:formula="of:=([.F134]-([$Sheet2.$B$7] + [$Sheet2.$B$8] * ([.B134] - [$Sheet2.$B$9])^2))^2" office:value-type="float" office:value="0.00000148130459173278" calcext:value-type="float">
            <text:p>1.48130459173278E-06</text:p>
          </table:table-cell>
          <table:table-cell table:formula="of:=([.X134]-([.AE134]^2*([$Sheet2.$B$13]*([.B134] - [$Sheet2.$B$14])^2 + [$Sheet2.$B$15]*([.B134]-[$Sheet2.$B$14]) + [$Sheet2.$B$16])    ))^2" office:value-type="float" office:value="31.8232582930698" calcext:value-type="float">
            <text:p>31.8232582930698</text:p>
          </table:table-cell>
          <table:table-cell table:formula="of:=([.AG134]-([.AE134]^2*([$Sheet2.$B$20]*([.B134] - [$Sheet2.$B$21])^2 + [$Sheet2.$B$22]*([.B134]-[$Sheet2.$B$21]) + [$Sheet2.$B$23])    ))^2" office:value-type="float" office:value="1139.45513034039" calcext:value-type="float">
            <text:p>1139.45513034039</text:p>
          </table:table-cell>
          <table:table-cell table:formula="of:=([.AH134]-([.AE134]^2*([$Sheet2.$B$27]*([.B134] - [$Sheet2.$B$28])^2 + [$Sheet2.$B$29]*([.B134]-[$Sheet2.$B$28]) + [$Sheet2.$B$30])    ))^2" office:value-type="float" office:value="40.781006970074" calcext:value-type="float">
            <text:p>40.781006970074</text:p>
          </table:table-cell>
          <table:table-cell table:formula="of:=([.AI134]-([.AE134]^2*([$Sheet2.$B$34]*([.B134] - [$Sheet2.$B$35])^2 + [$Sheet2.$B$36]*([.B134]-[$Sheet2.$B$35]) + [$Sheet2.$B$37])    ))^2" office:value-type="float" office:value="143.601395147209" calcext:value-type="float">
            <text:p>143.601395147209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5" calcext:value-type="float">
            <text:p>-0.8355</text:p>
          </table:table-cell>
          <table:table-cell office:value-type="float" office:value="0.11416" calcext:value-type="float">
            <text:p>0.11416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3515" calcext:value-type="float">
            <text:p>-0.03515</text:p>
          </table:table-cell>
          <table:table-cell office:value-type="float" office:value="0.81215" calcext:value-type="float">
            <text:p>0.81215</text:p>
          </table:table-cell>
          <table:table-cell office:value-type="float" office:value="-0.060967" calcext:value-type="float">
            <text:p>-0.060967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-0.34515" calcext:value-type="float">
            <text:p>-0.34515</text:p>
          </table:table-cell>
          <table:table-cell office:value-type="float" office:value="-0.029714" calcext:value-type="float">
            <text:p>-0.029714</text:p>
          </table:table-cell>
          <table:table-cell office:value-type="float" office:value="-0.0064438" calcext:value-type="float">
            <text:p>-0.0064438</text:p>
          </table:table-cell>
          <table:table-cell office:value-type="float" office:value="-0.02327" calcext:value-type="float">
            <text:p>-0.02327</text:p>
          </table:table-cell>
          <table:table-cell office:value-type="float" office:value="-7.3186" calcext:value-type="float">
            <text:p>-7.3186</text:p>
          </table:table-cell>
          <table:table-cell office:value-type="float" office:value="-6.6896" calcext:value-type="float">
            <text:p>-6.6896</text:p>
          </table:table-cell>
          <table:table-cell office:value-type="float" office:value="-1" calcext:value-type="float">
            <text:p>-1</text:p>
          </table:table-cell>
          <table:table-cell office:value-type="float" office:value="1151.1" calcext:value-type="float">
            <text:p>1151.1</text:p>
          </table:table-cell>
          <table:table-cell office:value-type="float" office:value="-399.18" calcext:value-type="float">
            <text:p>-399.18</text:p>
          </table:table-cell>
          <table:table-cell office:value-type="float" office:value="-9488.3" calcext:value-type="float">
            <text:p>-9488.3</text:p>
          </table:table-cell>
          <table:table-cell office:value-type="float" office:value="1151.1" calcext:value-type="float">
            <text:p>1151.1</text:p>
          </table:table-cell>
          <table:table-cell office:value-type="float" office:value="-399.18" calcext:value-type="float">
            <text:p>-399.18</text:p>
          </table:table-cell>
          <table:table-cell office:value-type="float" office:value="-9488.3" calcext:value-type="float">
            <text:p>-948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62" calcext:value-type="float">
            <text:p>14.862</text:p>
          </table:table-cell>
          <table:table-cell office:value-type="float" office:value="-1.13" calcext:value-type="float">
            <text:p>-1.13</text:p>
          </table:table-cell>
          <table:table-cell office:value-type="float" office:value="15" calcext:value-type="float">
            <text:p>15</text:p>
          </table:table-cell>
          <table:table-cell office:value-type="float" office:value="-7.7806" calcext:value-type="float">
            <text:p>-7.7806</text:p>
          </table:table-cell>
          <table:table-cell office:value-type="float" office:value="1959.9" calcext:value-type="float">
            <text:p>1959.9</text:p>
          </table:table-cell>
          <table:table-cell office:value-type="float" office:value="1936.8" calcext:value-type="float">
            <text:p>1936.8</text:p>
          </table:table-cell>
          <table:table-cell office:value-type="float" office:value="168.72" calcext:value-type="float">
            <text:p>168.72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0.021556" calcext:value-type="float">
            <text:p>0.021556</text:p>
          </table:table-cell>
          <table:table-cell office:value-type="float" office:value="0" calcext:value-type="float">
            <text:p>0</text:p>
          </table:table-cell>
          <table:table-cell office:value-type="float" office:value="-3259.1" calcext:value-type="float">
            <text:p>-3259.1</text:p>
          </table:table-cell>
          <table:table-cell office:value-type="float" office:value="0.15252" calcext:value-type="float">
            <text:p>0.15252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-0.76549" calcext:value-type="float">
            <text:p>-0.765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5]-([$Sheet2.$B$2]*[.B135]+[$Sheet2.$B$3]))^2" office:value-type="float" office:value="0.000386115306209731" calcext:value-type="float">
            <text:p>0.00038611530621</text:p>
          </table:table-cell>
          <table:table-cell table:formula="of:=([.F135]-([$Sheet2.$B$7] + [$Sheet2.$B$8] * ([.B135] - [$Sheet2.$B$9])^2))^2" office:value-type="float" office:value="0.000000399053902683771" calcext:value-type="float">
            <text:p>3.99053902683771E-07</text:p>
          </table:table-cell>
          <table:table-cell table:formula="of:=([.X135]-([.AE135]^2*([$Sheet2.$B$13]*([.B135] - [$Sheet2.$B$14])^2 + [$Sheet2.$B$15]*([.B135]-[$Sheet2.$B$14]) + [$Sheet2.$B$16])    ))^2" office:value-type="float" office:value="25.7777636601136" calcext:value-type="float">
            <text:p>25.7777636601136</text:p>
          </table:table-cell>
          <table:table-cell table:formula="of:=([.AG135]-([.AE135]^2*([$Sheet2.$B$20]*([.B135] - [$Sheet2.$B$21])^2 + [$Sheet2.$B$22]*([.B135]-[$Sheet2.$B$21]) + [$Sheet2.$B$23])    ))^2" office:value-type="float" office:value="1580.80722863597" calcext:value-type="float">
            <text:p>1580.80722863597</text:p>
          </table:table-cell>
          <table:table-cell table:formula="of:=([.AH135]-([.AE135]^2*([$Sheet2.$B$27]*([.B135] - [$Sheet2.$B$28])^2 + [$Sheet2.$B$29]*([.B135]-[$Sheet2.$B$28]) + [$Sheet2.$B$30])    ))^2" office:value-type="float" office:value="270.230314463625" calcext:value-type="float">
            <text:p>270.230314463625</text:p>
          </table:table-cell>
          <table:table-cell table:formula="of:=([.AI135]-([.AE135]^2*([$Sheet2.$B$34]*([.B135] - [$Sheet2.$B$35])^2 + [$Sheet2.$B$36]*([.B135]-[$Sheet2.$B$35]) + [$Sheet2.$B$37])    ))^2" office:value-type="float" office:value="146.722567559394" calcext:value-type="float">
            <text:p>146.722567559394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47" calcext:value-type="float">
            <text:p>-0.78647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31683" calcext:value-type="float">
            <text:p>-0.031683</text:p>
          </table:table-cell>
          <table:table-cell office:value-type="float" office:value="0.78408" calcext:value-type="float">
            <text:p>0.78408</text:p>
          </table:table-cell>
          <table:table-cell office:value-type="float" office:value="-0.057614" calcext:value-type="float">
            <text:p>-0.057614</text:p>
          </table:table-cell>
          <table:table-cell office:value-type="float" office:value="0.84169" calcext:value-type="float">
            <text:p>0.84169</text:p>
          </table:table-cell>
          <table:table-cell office:value-type="float" office:value="-0.32749" calcext:value-type="float">
            <text:p>-0.32749</text:p>
          </table:table-cell>
          <table:table-cell office:value-type="float" office:value="-0.026586" calcext:value-type="float">
            <text:p>-0.026586</text:p>
          </table:table-cell>
          <table:table-cell office:value-type="float" office:value="-0.0060508" calcext:value-type="float">
            <text:p>-0.0060508</text:p>
          </table:table-cell>
          <table:table-cell office:value-type="float" office:value="-0.020536" calcext:value-type="float">
            <text:p>-0.020536</text:p>
          </table:table-cell>
          <table:table-cell office:value-type="float" office:value="-7.6506" calcext:value-type="float">
            <text:p>-7.6506</text:p>
          </table:table-cell>
          <table:table-cell office:value-type="float" office:value="-6.7848" calcext:value-type="float">
            <text:p>-6.7848</text:p>
          </table:table-cell>
          <table:table-cell office:value-type="float" office:value="-1" calcext:value-type="float">
            <text:p>-1</text:p>
          </table:table-cell>
          <table:table-cell office:value-type="float" office:value="1030" calcext:value-type="float">
            <text:p>1030</text:p>
          </table:table-cell>
          <table:table-cell office:value-type="float" office:value="-359.81" calcext:value-type="float">
            <text:p>-359.81</text:p>
          </table:table-cell>
          <table:table-cell office:value-type="float" office:value="-8931.5" calcext:value-type="float">
            <text:p>-8931.5</text:p>
          </table:table-cell>
          <table:table-cell office:value-type="float" office:value="1030" calcext:value-type="float">
            <text:p>1030</text:p>
          </table:table-cell>
          <table:table-cell office:value-type="float" office:value="-359.81" calcext:value-type="float">
            <text:p>-359.81</text:p>
          </table:table-cell>
          <table:table-cell office:value-type="float" office:value="-8931.5" calcext:value-type="float">
            <text:p>-893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73" calcext:value-type="float">
            <text:p>14.873</text:p>
          </table:table-cell>
          <table:table-cell office:value-type="float" office:value="-1.1141" calcext:value-type="float">
            <text:p>-1.1141</text:p>
          </table:table-cell>
          <table:table-cell office:value-type="float" office:value="15" calcext:value-type="float">
            <text:p>15</text:p>
          </table:table-cell>
          <table:table-cell office:value-type="float" office:value="-7.4468" calcext:value-type="float">
            <text:p>-7.4468</text:p>
          </table:table-cell>
          <table:table-cell office:value-type="float" office:value="1859.6" calcext:value-type="float">
            <text:p>1859.6</text:p>
          </table:table-cell>
          <table:table-cell office:value-type="float" office:value="1869.9" calcext:value-type="float">
            <text:p>1869.9</text:p>
          </table:table-cell>
          <table:table-cell office:value-type="float" office:value="150.96" calcext:value-type="float">
            <text:p>150.96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-0.24808" calcext:value-type="float">
            <text:p>-0.24808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0" calcext:value-type="float">
            <text:p>0</text:p>
          </table:table-cell>
          <table:table-cell office:value-type="float" office:value="-3213.3" calcext:value-type="float">
            <text:p>-3213.3</text:p>
          </table:table-cell>
          <table:table-cell office:value-type="float" office:value="0.13659" calcext:value-type="float">
            <text:p>0.13659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-0.72042" calcext:value-type="float">
            <text:p>-0.720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6]-([$Sheet2.$B$2]*[.B136]+[$Sheet2.$B$3]))^2" office:value-type="float" office:value="0.000469348701911307" calcext:value-type="float">
            <text:p>0.000469348701911</text:p>
          </table:table-cell>
          <table:table-cell table:formula="of:=([.F136]-([$Sheet2.$B$7] + [$Sheet2.$B$8] * ([.B136] - [$Sheet2.$B$9])^2))^2" office:value-type="float" office:value="0.0000000392226645204027" calcext:value-type="float">
            <text:p>3.92226645204027E-08</text:p>
          </table:table-cell>
          <table:table-cell table:formula="of:=([.X136]-([.AE136]^2*([$Sheet2.$B$13]*([.B136] - [$Sheet2.$B$14])^2 + [$Sheet2.$B$15]*([.B136]-[$Sheet2.$B$14]) + [$Sheet2.$B$16])    ))^2" office:value-type="float" office:value="18.9897611994014" calcext:value-type="float">
            <text:p>18.9897611994014</text:p>
          </table:table-cell>
          <table:table-cell table:formula="of:=([.AG136]-([.AE136]^2*([$Sheet2.$B$20]*([.B136] - [$Sheet2.$B$21])^2 + [$Sheet2.$B$22]*([.B136]-[$Sheet2.$B$21]) + [$Sheet2.$B$23])    ))^2" office:value-type="float" office:value="2000.81509161246" calcext:value-type="float">
            <text:p>2000.81509161246</text:p>
          </table:table-cell>
          <table:table-cell table:formula="of:=([.AH136]-([.AE136]^2*([$Sheet2.$B$27]*([.B136] - [$Sheet2.$B$28])^2 + [$Sheet2.$B$29]*([.B136]-[$Sheet2.$B$28]) + [$Sheet2.$B$30])    ))^2" office:value-type="float" office:value="675.447588543772" calcext:value-type="float">
            <text:p>675.447588543772</text:p>
          </table:table-cell>
          <table:table-cell table:formula="of:=([.AI136]-([.AE136]^2*([$Sheet2.$B$34]*([.B136] - [$Sheet2.$B$35])^2 + [$Sheet2.$B$36]*([.B136]-[$Sheet2.$B$35]) + [$Sheet2.$B$37])    ))^2" office:value-type="float" office:value="144.989505163901" calcext:value-type="float">
            <text:p>144.989505163901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95" calcext:value-type="float">
            <text:p>-0.73695</text:p>
          </table:table-cell>
          <table:table-cell office:value-type="float" office:value="0.091948" calcext:value-type="float">
            <text:p>0.091948</text:p>
          </table:table-cell>
          <table:table-cell office:value-type="float" office:value="0.011361" calcext:value-type="float">
            <text:p>0.011361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-0.02842" calcext:value-type="float">
            <text:p>-0.02842</text:p>
          </table:table-cell>
          <table:table-cell office:value-type="float" office:value="0.75274" calcext:value-type="float">
            <text:p>0.75274</text:p>
          </table:table-cell>
          <table:table-cell office:value-type="float" office:value="-0.0541" calcext:value-type="float">
            <text:p>-0.0541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30922" calcext:value-type="float">
            <text:p>-0.30922</text:p>
          </table:table-cell>
          <table:table-cell office:value-type="float" office:value="-0.023566" calcext:value-type="float">
            <text:p>-0.023566</text:p>
          </table:table-cell>
          <table:table-cell office:value-type="float" office:value="-0.005637" calcext:value-type="float">
            <text:p>-0.005637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8.0149" calcext:value-type="float">
            <text:p>-8.0149</text:p>
          </table:table-cell>
          <table:table-cell office:value-type="float" office:value="-6.8804" calcext:value-type="float">
            <text:p>-6.8804</text:p>
          </table:table-cell>
          <table:table-cell office:value-type="float" office:value="-1" calcext:value-type="float">
            <text:p>-1</text:p>
          </table:table-cell>
          <table:table-cell office:value-type="float" office:value="915.18" calcext:value-type="float">
            <text:p>915.18</text:p>
          </table:table-cell>
          <table:table-cell office:value-type="float" office:value="-322.75" calcext:value-type="float">
            <text:p>-322.75</text:p>
          </table:table-cell>
          <table:table-cell office:value-type="float" office:value="-8369.1" calcext:value-type="float">
            <text:p>-8369.1</text:p>
          </table:table-cell>
          <table:table-cell office:value-type="float" office:value="915.18" calcext:value-type="float">
            <text:p>915.18</text:p>
          </table:table-cell>
          <table:table-cell office:value-type="float" office:value="-322.75" calcext:value-type="float">
            <text:p>-322.75</text:p>
          </table:table-cell>
          <table:table-cell office:value-type="float" office:value="-8369.1" calcext:value-type="float">
            <text:p>-836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85" calcext:value-type="float">
            <text:p>14.885</text:p>
          </table:table-cell>
          <table:table-cell office:value-type="float" office:value="-1.0987" calcext:value-type="float">
            <text:p>-1.0987</text:p>
          </table:table-cell>
          <table:table-cell office:value-type="float" office:value="15" calcext:value-type="float">
            <text:p>15</text:p>
          </table:table-cell>
          <table:table-cell office:value-type="float" office:value="-7.1119" calcext:value-type="float">
            <text:p>-7.1119</text:p>
          </table:table-cell>
          <table:table-cell office:value-type="float" office:value="1755.8" calcext:value-type="float">
            <text:p>1755.8</text:p>
          </table:table-cell>
          <table:table-cell office:value-type="float" office:value="1795.2" calcext:value-type="float">
            <text:p>1795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0.91569" calcext:value-type="float">
            <text:p>0.91569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" calcext:value-type="float">
            <text:p>0</text:p>
          </table:table-cell>
          <table:table-cell office:value-type="float" office:value="-3168.7" calcext:value-type="float">
            <text:p>-3168.7</text:p>
          </table:table-cell>
          <table:table-cell office:value-type="float" office:value="0.12145" calcext:value-type="float">
            <text:p>0.12145</text:p>
          </table:table-cell>
          <table:table-cell office:value-type="float" office:value="0.8688" calcext:value-type="float">
            <text:p>0.8688</text:p>
          </table:table-cell>
          <table:table-cell office:value-type="float" office:value="-0.67482" calcext:value-type="float">
            <text:p>-0.674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7]-([$Sheet2.$B$2]*[.B137]+[$Sheet2.$B$3]))^2" office:value-type="float" office:value="0.000537734232235092" calcext:value-type="float">
            <text:p>0.000537734232235</text:p>
          </table:table-cell>
          <table:table-cell table:formula="of:=([.F137]-([$Sheet2.$B$7] + [$Sheet2.$B$8] * ([.B137] - [$Sheet2.$B$9])^2))^2" office:value-type="float" office:value="0.00000000101706445508377" calcext:value-type="float">
            <text:p>1.01706445508377E-09</text:p>
          </table:table-cell>
          <table:table-cell table:formula="of:=([.X137]-([.AE137]^2*([$Sheet2.$B$13]*([.B137] - [$Sheet2.$B$14])^2 + [$Sheet2.$B$15]*([.B137]-[$Sheet2.$B$14]) + [$Sheet2.$B$16])    ))^2" office:value-type="float" office:value="12.4104130352849" calcext:value-type="float">
            <text:p>12.4104130352849</text:p>
          </table:table-cell>
          <table:table-cell table:formula="of:=([.AG137]-([.AE137]^2*([$Sheet2.$B$20]*([.B137] - [$Sheet2.$B$21])^2 + [$Sheet2.$B$22]*([.B137]-[$Sheet2.$B$21]) + [$Sheet2.$B$23])    ))^2" office:value-type="float" office:value="2368.68435675498" calcext:value-type="float">
            <text:p>2368.68435675498</text:p>
          </table:table-cell>
          <table:table-cell table:formula="of:=([.AH137]-([.AE137]^2*([$Sheet2.$B$27]*([.B137] - [$Sheet2.$B$28])^2 + [$Sheet2.$B$29]*([.B137]-[$Sheet2.$B$28]) + [$Sheet2.$B$30])    ))^2" office:value-type="float" office:value="1262.95470520096" calcext:value-type="float">
            <text:p>1262.95470520096</text:p>
          </table:table-cell>
          <table:table-cell table:formula="of:=([.AI137]-([.AE137]^2*([$Sheet2.$B$34]*([.B137] - [$Sheet2.$B$35])^2 + [$Sheet2.$B$36]*([.B137]-[$Sheet2.$B$35]) + [$Sheet2.$B$37])    ))^2" office:value-type="float" office:value="132.897757288839" calcext:value-type="float">
            <text:p>132.897757288839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96" calcext:value-type="float">
            <text:p>-0.68696</text:p>
          </table:table-cell>
          <table:table-cell office:value-type="float" office:value="0.081781" calcext:value-type="float">
            <text:p>0.081781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71041" calcext:value-type="float">
            <text:p>0.071041</text:p>
          </table:table-cell>
          <table:table-cell office:value-type="float" office:value="-0.025362" calcext:value-type="float">
            <text:p>-0.025362</text:p>
          </table:table-cell>
          <table:table-cell office:value-type="float" office:value="0.71737" calcext:value-type="float">
            <text:p>0.71737</text:p>
          </table:table-cell>
          <table:table-cell office:value-type="float" office:value="-0.051145" calcext:value-type="float">
            <text:p>-0.051145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-0.29034" calcext:value-type="float">
            <text:p>-0.29034</text:p>
          </table:table-cell>
          <table:table-cell office:value-type="float" office:value="-0.020741" calcext:value-type="float">
            <text:p>-0.020741</text:p>
          </table:table-cell>
          <table:table-cell office:value-type="float" office:value="-0.0052811" calcext:value-type="float">
            <text:p>-0.0052811</text:p>
          </table:table-cell>
          <table:table-cell office:value-type="float" office:value="-0.01546" calcext:value-type="float">
            <text:p>-0.01546</text:p>
          </table:table-cell>
          <table:table-cell office:value-type="float" office:value="-8.4" calcext:value-type="float">
            <text:p>-8.4</text:p>
          </table:table-cell>
          <table:table-cell office:value-type="float" office:value="-6.9622" calcext:value-type="float">
            <text:p>-6.9622</text:p>
          </table:table-cell>
          <table:table-cell office:value-type="float" office:value="-1" calcext:value-type="float">
            <text:p>-1</text:p>
          </table:table-cell>
          <table:table-cell office:value-type="float" office:value="806.77" calcext:value-type="float">
            <text:p>806.77</text:p>
          </table:table-cell>
          <table:table-cell office:value-type="float" office:value="-288.02" calcext:value-type="float">
            <text:p>-288.02</text:p>
          </table:table-cell>
          <table:table-cell office:value-type="float" office:value="-7801.5" calcext:value-type="float">
            <text:p>-7801.5</text:p>
          </table:table-cell>
          <table:table-cell office:value-type="float" office:value="806.77" calcext:value-type="float">
            <text:p>806.77</text:p>
          </table:table-cell>
          <table:table-cell office:value-type="float" office:value="-288.02" calcext:value-type="float">
            <text:p>-288.02</text:p>
          </table:table-cell>
          <table:table-cell office:value-type="float" office:value="-7801.5" calcext:value-type="float">
            <text:p>-780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95" calcext:value-type="float">
            <text:p>14.895</text:p>
          </table:table-cell>
          <table:table-cell office:value-type="float" office:value="-1.0857" calcext:value-type="float">
            <text:p>-1.0857</text:p>
          </table:table-cell>
          <table:table-cell office:value-type="float" office:value="15" calcext:value-type="float">
            <text:p>15</text:p>
          </table:table-cell>
          <table:table-cell office:value-type="float" office:value="-6.7889" calcext:value-type="float">
            <text:p>-6.7889</text:p>
          </table:table-cell>
          <table:table-cell office:value-type="float" office:value="1648.6" calcext:value-type="float">
            <text:p>1648.6</text:p>
          </table:table-cell>
          <table:table-cell office:value-type="float" office:value="1710.8" calcext:value-type="float">
            <text:p>1710.8</text:p>
          </table:table-cell>
          <table:table-cell office:value-type="float" office:value="117.77" calcext:value-type="float">
            <text:p>117.77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" calcext:value-type="float">
            <text:p>0</text:p>
          </table:table-cell>
          <table:table-cell office:value-type="float" office:value="-3131.5" calcext:value-type="float">
            <text:p>-3131.5</text:p>
          </table:table-cell>
          <table:table-cell office:value-type="float" office:value="0.10714" calcext:value-type="float">
            <text:p>0.10714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-0.62872" calcext:value-type="float">
            <text:p>-0.62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8]-([$Sheet2.$B$2]*[.B138]+[$Sheet2.$B$3]))^2" office:value-type="float" office:value="0.000587758804608265" calcext:value-type="float">
            <text:p>0.000587758804608</text:p>
          </table:table-cell>
          <table:table-cell table:formula="of:=([.F138]-([$Sheet2.$B$7] + [$Sheet2.$B$8] * ([.B138] - [$Sheet2.$B$9])^2))^2" office:value-type="float" office:value="0.0000000552760497507038" calcext:value-type="float">
            <text:p>5.52760497507038E-08</text:p>
          </table:table-cell>
          <table:table-cell table:formula="of:=([.X138]-([.AE138]^2*([$Sheet2.$B$13]*([.B138] - [$Sheet2.$B$14])^2 + [$Sheet2.$B$15]*([.B138]-[$Sheet2.$B$14]) + [$Sheet2.$B$16])    ))^2" office:value-type="float" office:value="6.72122517065326" calcext:value-type="float">
            <text:p>6.72122517065326</text:p>
          </table:table-cell>
          <table:table-cell table:formula="of:=([.AG138]-([.AE138]^2*([$Sheet2.$B$20]*([.B138] - [$Sheet2.$B$21])^2 + [$Sheet2.$B$22]*([.B138]-[$Sheet2.$B$21]) + [$Sheet2.$B$23])    ))^2" office:value-type="float" office:value="2670.34138976297" calcext:value-type="float">
            <text:p>2670.34138976297</text:p>
          </table:table-cell>
          <table:table-cell table:formula="of:=([.AH138]-([.AE138]^2*([$Sheet2.$B$27]*([.B138] - [$Sheet2.$B$28])^2 + [$Sheet2.$B$29]*([.B138]-[$Sheet2.$B$28]) + [$Sheet2.$B$30])    ))^2" office:value-type="float" office:value="1864.92539195957" calcext:value-type="float">
            <text:p>1864.92539195957</text:p>
          </table:table-cell>
          <table:table-cell table:formula="of:=([.AI138]-([.AE138]^2*([$Sheet2.$B$34]*([.B138] - [$Sheet2.$B$35])^2 + [$Sheet2.$B$36]*([.B138]-[$Sheet2.$B$35]) + [$Sheet2.$B$37])    ))^2" office:value-type="float" office:value="121.965951692044" calcext:value-type="float">
            <text:p>121.965951692044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52" calcext:value-type="float">
            <text:p>-0.63652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0.67825" calcext:value-type="float">
            <text:p>0.67825</text:p>
          </table:table-cell>
          <table:table-cell office:value-type="float" office:value="-0.04842" calcext:value-type="float">
            <text:p>-0.04842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-0.27086" calcext:value-type="float">
            <text:p>-0.27086</text:p>
          </table:table-cell>
          <table:table-cell office:value-type="float" office:value="-0.018092" calcext:value-type="float">
            <text:p>-0.018092</text:p>
          </table:table-cell>
          <table:table-cell office:value-type="float" office:value="-0.004964" calcext:value-type="float">
            <text:p>-0.004964</text:p>
          </table:table-cell>
          <table:table-cell office:value-type="float" office:value="-0.013128" calcext:value-type="float">
            <text:p>-0.013128</text:p>
          </table:table-cell>
          <table:table-cell office:value-type="float" office:value="-8.8112" calcext:value-type="float">
            <text:p>-8.8112</text:p>
          </table:table-cell>
          <table:table-cell office:value-type="float" office:value="-7.0298" calcext:value-type="float">
            <text:p>-7.0298</text:p>
          </table:table-cell>
          <table:table-cell office:value-type="float" office:value="-1" calcext:value-type="float">
            <text:p>-1</text:p>
          </table:table-cell>
          <table:table-cell office:value-type="float" office:value="704.92" calcext:value-type="float">
            <text:p>704.92</text:p>
          </table:table-cell>
          <table:table-cell office:value-type="float" office:value="-255.66" calcext:value-type="float">
            <text:p>-255.66</text:p>
          </table:table-cell>
          <table:table-cell office:value-type="float" office:value="-7228.6" calcext:value-type="float">
            <text:p>-7228.6</text:p>
          </table:table-cell>
          <table:table-cell office:value-type="float" office:value="704.92" calcext:value-type="float">
            <text:p>704.92</text:p>
          </table:table-cell>
          <table:table-cell office:value-type="float" office:value="-255.66" calcext:value-type="float">
            <text:p>-255.66</text:p>
          </table:table-cell>
          <table:table-cell office:value-type="float" office:value="-7228.6" calcext:value-type="float">
            <text:p>-722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04" calcext:value-type="float">
            <text:p>14.904</text:p>
          </table:table-cell>
          <table:table-cell office:value-type="float" office:value="-1.0753" calcext:value-type="float">
            <text:p>-1.0753</text:p>
          </table:table-cell>
          <table:table-cell office:value-type="float" office:value="15" calcext:value-type="float">
            <text:p>15</text:p>
          </table:table-cell>
          <table:table-cell office:value-type="float" office:value="-6.4749" calcext:value-type="float">
            <text:p>-6.4749</text:p>
          </table:table-cell>
          <table:table-cell office:value-type="float" office:value="1538" calcext:value-type="float">
            <text:p>1538</text:p>
          </table:table-cell>
          <table:table-cell office:value-type="float" office:value="1617.5" calcext:value-type="float">
            <text:p>1617.5</text:p>
          </table:table-cell>
          <table:table-cell office:value-type="float" office:value="102.73" calcext:value-type="float">
            <text:p>102.73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" calcext:value-type="float">
            <text:p>0</text:p>
          </table:table-cell>
          <table:table-cell office:value-type="float" office:value="-3101.4" calcext:value-type="float">
            <text:p>-3101.4</text:p>
          </table:table-cell>
          <table:table-cell office:value-type="float" office:value="0.09367" calcext:value-type="float">
            <text:p>0.09367</text:p>
          </table:table-cell>
          <table:table-cell office:value-type="float" office:value="0.84147" calcext:value-type="float">
            <text:p>0.84147</text:p>
          </table:table-cell>
          <table:table-cell office:value-type="float" office:value="-0.58213" calcext:value-type="float">
            <text:p>-0.58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9]-([$Sheet2.$B$2]*[.B139]+[$Sheet2.$B$3]))^2" office:value-type="float" office:value="0.000617441868883597" calcext:value-type="float">
            <text:p>0.000617441868884</text:p>
          </table:table-cell>
          <table:table-cell table:formula="of:=([.F139]-([$Sheet2.$B$7] + [$Sheet2.$B$8] * ([.B139] - [$Sheet2.$B$9])^2))^2" office:value-type="float" office:value="0.000000124329794639698" calcext:value-type="float">
            <text:p>1.24329794639698E-07</text:p>
          </table:table-cell>
          <table:table-cell table:formula="of:=([.X139]-([.AE139]^2*([$Sheet2.$B$13]*([.B139] - [$Sheet2.$B$14])^2 + [$Sheet2.$B$15]*([.B139]-[$Sheet2.$B$14]) + [$Sheet2.$B$16])    ))^2" office:value-type="float" office:value="2.5817972699069" calcext:value-type="float">
            <text:p>2.5817972699069</text:p>
          </table:table-cell>
          <table:table-cell table:formula="of:=([.AG139]-([.AE139]^2*([$Sheet2.$B$20]*([.B139] - [$Sheet2.$B$21])^2 + [$Sheet2.$B$22]*([.B139]-[$Sheet2.$B$21]) + [$Sheet2.$B$23])    ))^2" office:value-type="float" office:value="2888.96740774438" calcext:value-type="float">
            <text:p>2888.96740774438</text:p>
          </table:table-cell>
          <table:table-cell table:formula="of:=([.AH139]-([.AE139]^2*([$Sheet2.$B$27]*([.B139] - [$Sheet2.$B$28])^2 + [$Sheet2.$B$29]*([.B139]-[$Sheet2.$B$28]) + [$Sheet2.$B$30])    ))^2" office:value-type="float" office:value="2473.0230023103" calcext:value-type="float">
            <text:p>2473.0230023103</text:p>
          </table:table-cell>
          <table:table-cell table:formula="of:=([.AI139]-([.AE139]^2*([$Sheet2.$B$34]*([.B139] - [$Sheet2.$B$35])^2 + [$Sheet2.$B$36]*([.B139]-[$Sheet2.$B$35]) + [$Sheet2.$B$37])    ))^2" office:value-type="float" office:value="110.422913828601" calcext:value-type="float">
            <text:p>110.422913828601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67" calcext:value-type="float">
            <text:p>-0.58567</text:p>
          </table:table-cell>
          <table:table-cell office:value-type="float" office:value="0.063315" calcext:value-type="float">
            <text:p>0.063315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19874" calcext:value-type="float">
            <text:p>-0.019874</text:p>
          </table:table-cell>
          <table:table-cell office:value-type="float" office:value="0.63552" calcext:value-type="float">
            <text:p>0.63552</text:p>
          </table:table-cell>
          <table:table-cell office:value-type="float" office:value="-0.045786" calcext:value-type="float">
            <text:p>-0.045786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-0.015593" calcext:value-type="float">
            <text:p>-0.015593</text:p>
          </table:table-cell>
          <table:table-cell office:value-type="float" office:value="-0.0046515" calcext:value-type="float">
            <text:p>-0.0046515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9.2502" calcext:value-type="float">
            <text:p>-9.2502</text:p>
          </table:table-cell>
          <table:table-cell office:value-type="float" office:value="-7.0791" calcext:value-type="float">
            <text:p>-7.0791</text:p>
          </table:table-cell>
          <table:table-cell office:value-type="float" office:value="-1" calcext:value-type="float">
            <text:p>-1</text:p>
          </table:table-cell>
          <table:table-cell office:value-type="float" office:value="609.84" calcext:value-type="float">
            <text:p>609.84</text:p>
          </table:table-cell>
          <table:table-cell office:value-type="float" office:value="-225.7" calcext:value-type="float">
            <text:p>-225.7</text:p>
          </table:table-cell>
          <table:table-cell office:value-type="float" office:value="-6651.2" calcext:value-type="float">
            <text:p>-6651.2</text:p>
          </table:table-cell>
          <table:table-cell office:value-type="float" office:value="609.84" calcext:value-type="float">
            <text:p>609.84</text:p>
          </table:table-cell>
          <table:table-cell office:value-type="float" office:value="-225.7" calcext:value-type="float">
            <text:p>-225.7</text:p>
          </table:table-cell>
          <table:table-cell office:value-type="float" office:value="-6651.2" calcext:value-type="float">
            <text:p>-665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13" calcext:value-type="float">
            <text:p>14.913</text:p>
          </table:table-cell>
          <table:table-cell office:value-type="float" office:value="-1.0678" calcext:value-type="float">
            <text:p>-1.0678</text:p>
          </table:table-cell>
          <table:table-cell office:value-type="float" office:value="15" calcext:value-type="float">
            <text:p>15</text:p>
          </table:table-cell>
          <table:table-cell office:value-type="float" office:value="-6.1701" calcext:value-type="float">
            <text:p>-6.1701</text:p>
          </table:table-cell>
          <table:table-cell office:value-type="float" office:value="1424.1" calcext:value-type="float">
            <text:p>1424.1</text:p>
          </table:table-cell>
          <table:table-cell office:value-type="float" office:value="1515.6" calcext:value-type="float">
            <text:p>1515.6</text:p>
          </table:table-cell>
          <table:table-cell office:value-type="float" office:value="88.54" calcext:value-type="float">
            <text:p>88.54</text:p>
          </table:table-cell>
          <table:table-cell office:value-type="float" office:value="0.91366" calcext:value-type="float">
            <text:p>0.91366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" calcext:value-type="float">
            <text:p>0</text:p>
          </table:table-cell>
          <table:table-cell office:value-type="float" office:value="-3079.8" calcext:value-type="float">
            <text:p>-3079.8</text:p>
          </table:table-cell>
          <table:table-cell office:value-type="float" office:value="0.081084" calcext:value-type="float">
            <text:p>0.081084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-0.53511" calcext:value-type="float">
            <text:p>-0.53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0]-([$Sheet2.$B$2]*[.B140]+[$Sheet2.$B$3]))^2" office:value-type="float" office:value="0.000627152738049428" calcext:value-type="float">
            <text:p>0.000627152738049</text:p>
          </table:table-cell>
          <table:table-cell table:formula="of:=([.F140]-([$Sheet2.$B$7] + [$Sheet2.$B$8] * ([.B140] - [$Sheet2.$B$9])^2))^2" office:value-type="float" office:value="0.000000140159323714786" calcext:value-type="float">
            <text:p>1.40159323714786E-07</text:p>
          </table:table-cell>
          <table:table-cell table:formula="of:=([.X140]-([.AE140]^2*([$Sheet2.$B$13]*([.B140] - [$Sheet2.$B$14])^2 + [$Sheet2.$B$15]*([.B140]-[$Sheet2.$B$14]) + [$Sheet2.$B$16])    ))^2" office:value-type="float" office:value="0.354781653969501" calcext:value-type="float">
            <text:p>0.354781653969501</text:p>
          </table:table-cell>
          <table:table-cell table:formula="of:=([.AG140]-([.AE140]^2*([$Sheet2.$B$20]*([.B140] - [$Sheet2.$B$21])^2 + [$Sheet2.$B$22]*([.B140]-[$Sheet2.$B$21]) + [$Sheet2.$B$23])    ))^2" office:value-type="float" office:value="3023.94844043341" calcext:value-type="float">
            <text:p>3023.94844043341</text:p>
          </table:table-cell>
          <table:table-cell table:formula="of:=([.AH140]-([.AE140]^2*([$Sheet2.$B$27]*([.B140] - [$Sheet2.$B$28])^2 + [$Sheet2.$B$29]*([.B140]-[$Sheet2.$B$28]) + [$Sheet2.$B$30])    ))^2" office:value-type="float" office:value="3077.1675368006" calcext:value-type="float">
            <text:p>3077.1675368006</text:p>
          </table:table-cell>
          <table:table-cell table:formula="of:=([.AI140]-([.AE140]^2*([$Sheet2.$B$34]*([.B140] - [$Sheet2.$B$35])^2 + [$Sheet2.$B$36]*([.B140]-[$Sheet2.$B$35]) + [$Sheet2.$B$37])    ))^2" office:value-type="float" office:value="95.2841961158285" calcext:value-type="float">
            <text:p>95.2841961158285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42" calcext:value-type="float">
            <text:p>-0.53442</text:p>
          </table:table-cell>
          <table:table-cell office:value-type="float" office:value="0.055075" calcext:value-type="float">
            <text:p>0.055075</text:p>
          </table:table-cell>
          <table:table-cell office:value-type="float" office:value="0.0091377" calcext:value-type="float">
            <text:p>0.0091377</text:p>
          </table:table-cell>
          <table:table-cell office:value-type="float" office:value="0.045937" calcext:value-type="float">
            <text:p>0.045937</text:p>
          </table:table-cell>
          <table:table-cell office:value-type="float" office:value="-0.017449" calcext:value-type="float">
            <text:p>-0.017449</text:p>
          </table:table-cell>
          <table:table-cell office:value-type="float" office:value="0.58887" calcext:value-type="float">
            <text:p>0.58887</text:p>
          </table:table-cell>
          <table:table-cell office:value-type="float" office:value="-0.043513" calcext:value-type="float">
            <text:p>-0.043513</text:p>
          </table:table-cell>
          <table:table-cell office:value-type="float" office:value="0.63238" calcext:value-type="float">
            <text:p>0.63238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013288" calcext:value-type="float">
            <text:p>-0.013288</text:p>
          </table:table-cell>
          <table:table-cell office:value-type="float" office:value="-0.0043851" calcext:value-type="float">
            <text:p>-0.0043851</text:p>
          </table:table-cell>
          <table:table-cell office:value-type="float" office:value="-0.0089032" calcext:value-type="float">
            <text:p>-0.0089032</text:p>
          </table:table-cell>
          <table:table-cell office:value-type="float" office:value="-9.7036" calcext:value-type="float">
            <text:p>-9.7036</text:p>
          </table:table-cell>
          <table:table-cell office:value-type="float" office:value="-7.0937" calcext:value-type="float">
            <text:p>-7.0937</text:p>
          </table:table-cell>
          <table:table-cell office:value-type="float" office:value="-1" calcext:value-type="float">
            <text:p>-1</text:p>
          </table:table-cell>
          <table:table-cell office:value-type="float" office:value="521.68" calcext:value-type="float">
            <text:p>521.68</text:p>
          </table:table-cell>
          <table:table-cell office:value-type="float" office:value="-198.15" calcext:value-type="float">
            <text:p>-198.15</text:p>
          </table:table-cell>
          <table:table-cell office:value-type="float" office:value="-6069.1" calcext:value-type="float">
            <text:p>-6069.1</text:p>
          </table:table-cell>
          <table:table-cell office:value-type="float" office:value="521.68" calcext:value-type="float">
            <text:p>521.68</text:p>
          </table:table-cell>
          <table:table-cell office:value-type="float" office:value="-198.15" calcext:value-type="float">
            <text:p>-198.15</text:p>
          </table:table-cell>
          <table:table-cell office:value-type="float" office:value="-6069.1" calcext:value-type="float">
            <text:p>-606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1" calcext:value-type="float">
            <text:p>14.921</text:p>
          </table:table-cell>
          <table:table-cell office:value-type="float" office:value="-1.0656" calcext:value-type="float">
            <text:p>-1.0656</text:p>
          </table:table-cell>
          <table:table-cell office:value-type="float" office:value="15" calcext:value-type="float">
            <text:p>15</text:p>
          </table:table-cell>
          <table:table-cell office:value-type="float" office:value="-5.8838" calcext:value-type="float">
            <text:p>-5.8838</text:p>
          </table:table-cell>
          <table:table-cell office:value-type="float" office:value="1306.8" calcext:value-type="float">
            <text:p>1306.8</text:p>
          </table:table-cell>
          <table:table-cell office:value-type="float" office:value="1404.4" calcext:value-type="float">
            <text:p>1404.4</text:p>
          </table:table-cell>
          <table:table-cell office:value-type="float" office:value="75.454" calcext:value-type="float">
            <text:p>75.454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098776" calcext:value-type="float">
            <text:p>0.0098776</text:p>
          </table:table-cell>
          <table:table-cell office:value-type="float" office:value="0" calcext:value-type="float">
            <text:p>0</text:p>
          </table:table-cell>
          <table:table-cell office:value-type="float" office:value="-3073.4" calcext:value-type="float">
            <text:p>-3073.4</text:p>
          </table:table-cell>
          <table:table-cell office:value-type="float" office:value="0.069399" calcext:value-type="float">
            <text:p>0.069399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-0.48766" calcext:value-type="float">
            <text:p>-0.4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1]-([$Sheet2.$B$2]*[.B141]+[$Sheet2.$B$3]))^2" office:value-type="float" office:value="0.000616909250470677" calcext:value-type="float">
            <text:p>0.000616909250471</text:p>
          </table:table-cell>
          <table:table-cell table:formula="of:=([.F141]-([$Sheet2.$B$7] + [$Sheet2.$B$8] * ([.B141] - [$Sheet2.$B$9])^2))^2" office:value-type="float" office:value="0.000000136479582954622" calcext:value-type="float">
            <text:p>1.36479582954622E-07</text:p>
          </table:table-cell>
          <table:table-cell table:formula="of:=([.X141]-([.AE141]^2*([$Sheet2.$B$13]*([.B141] - [$Sheet2.$B$14])^2 + [$Sheet2.$B$15]*([.B141]-[$Sheet2.$B$14]) + [$Sheet2.$B$16])    ))^2" office:value-type="float" office:value="0.185720087198011" calcext:value-type="float">
            <text:p>0.185720087198011</text:p>
          </table:table-cell>
          <table:table-cell table:formula="of:=([.AG141]-([.AE141]^2*([$Sheet2.$B$20]*([.B141] - [$Sheet2.$B$21])^2 + [$Sheet2.$B$22]*([.B141]-[$Sheet2.$B$21]) + [$Sheet2.$B$23])    ))^2" office:value-type="float" office:value="3058.01461802339" calcext:value-type="float">
            <text:p>3058.01461802339</text:p>
          </table:table-cell>
          <table:table-cell table:formula="of:=([.AH141]-([.AE141]^2*([$Sheet2.$B$27]*([.B141] - [$Sheet2.$B$28])^2 + [$Sheet2.$B$29]*([.B141]-[$Sheet2.$B$28]) + [$Sheet2.$B$30])    ))^2" office:value-type="float" office:value="3565.63715549269" calcext:value-type="float">
            <text:p>3565.63715549269</text:p>
          </table:table-cell>
          <table:table-cell table:formula="of:=([.AI141]-([.AE141]^2*([$Sheet2.$B$34]*([.B141] - [$Sheet2.$B$35])^2 + [$Sheet2.$B$36]*([.B141]-[$Sheet2.$B$35]) + [$Sheet2.$B$37])    ))^2" office:value-type="float" office:value="82.033135406522" calcext:value-type="float">
            <text:p>82.033135406522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1" calcext:value-type="float">
            <text:p>-0.48281</text:p>
          </table:table-cell>
          <table:table-cell office:value-type="float" office:value="0.047505" calcext:value-type="float">
            <text:p>0.047505</text:p>
          </table:table-cell>
          <table:table-cell office:value-type="float" office:value="0.0087056" calcext:value-type="float">
            <text:p>0.0087056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-0.015238" calcext:value-type="float">
            <text:p>-0.015238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-0.041455" calcext:value-type="float">
            <text:p>-0.041455</text:p>
          </table:table-cell>
          <table:table-cell office:value-type="float" office:value="0.57987" calcext:value-type="float">
            <text:p>0.57987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-0.011168" calcext:value-type="float">
            <text:p>-0.011168</text:p>
          </table:table-cell>
          <table:table-cell office:value-type="float" office:value="-0.0041488" calcext:value-type="float">
            <text:p>-0.0041488</text:p>
          </table:table-cell>
          <table:table-cell office:value-type="float" office:value="-0.0070191" calcext:value-type="float">
            <text:p>-0.0070191</text:p>
          </table:table-cell>
          <table:table-cell office:value-type="float" office:value="-10.163" calcext:value-type="float">
            <text:p>-10.163</text:p>
          </table:table-cell>
          <table:table-cell office:value-type="float" office:value="-7.0619" calcext:value-type="float">
            <text:p>-7.0619</text:p>
          </table:table-cell>
          <table:table-cell office:value-type="float" office:value="-1" calcext:value-type="float">
            <text:p>-1</text:p>
          </table:table-cell>
          <table:table-cell office:value-type="float" office:value="440.62" calcext:value-type="float">
            <text:p>440.62</text:p>
          </table:table-cell>
          <table:table-cell office:value-type="float" office:value="-173.05" calcext:value-type="float">
            <text:p>-173.05</text:p>
          </table:table-cell>
          <table:table-cell office:value-type="float" office:value="-5483" calcext:value-type="float">
            <text:p>-5483</text:p>
          </table:table-cell>
          <table:table-cell office:value-type="float" office:value="440.62" calcext:value-type="float">
            <text:p>440.62</text:p>
          </table:table-cell>
          <table:table-cell office:value-type="float" office:value="-173.05" calcext:value-type="float">
            <text:p>-173.05</text:p>
          </table:table-cell>
          <table:table-cell office:value-type="float" office:value="-5483" calcext:value-type="float">
            <text:p>-5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8" calcext:value-type="float">
            <text:p>14.928</text:p>
          </table:table-cell>
          <table:table-cell office:value-type="float" office:value="-1.0704" calcext:value-type="float">
            <text:p>-1.0704</text:p>
          </table:table-cell>
          <table:table-cell office:value-type="float" office:value="15" calcext:value-type="float">
            <text:p>15</text:p>
          </table:table-cell>
          <table:table-cell office:value-type="float" office:value="-5.6195" calcext:value-type="float">
            <text:p>-5.6195</text:p>
          </table:table-cell>
          <table:table-cell office:value-type="float" office:value="1186.2" calcext:value-type="float">
            <text:p>1186.2</text:p>
          </table:table-cell>
          <table:table-cell office:value-type="float" office:value="1284" calcext:value-type="float">
            <text:p>1284</text:p>
          </table:table-cell>
          <table:table-cell office:value-type="float" office:value="63.414" calcext:value-type="float">
            <text:p>63.414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" calcext:value-type="float">
            <text:p>0</text:p>
          </table:table-cell>
          <table:table-cell office:value-type="float" office:value="-3087.3" calcext:value-type="float">
            <text:p>-3087.3</text:p>
          </table:table-cell>
          <table:table-cell office:value-type="float" office:value="0.058643" calcext:value-type="float">
            <text:p>0.058643</text:p>
          </table:table-cell>
          <table:table-cell office:value-type="float" office:value="0.77451" calcext:value-type="float">
            <text:p>0.77451</text:p>
          </table:table-cell>
          <table:table-cell office:value-type="float" office:value="-0.43982" calcext:value-type="float">
            <text:p>-0.43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2]-([$Sheet2.$B$2]*[.B142]+[$Sheet2.$B$3]))^2" office:value-type="float" office:value="0.000589144453609243" calcext:value-type="float">
            <text:p>0.000589144453609</text:p>
          </table:table-cell>
          <table:table-cell table:formula="of:=([.F142]-([$Sheet2.$B$7] + [$Sheet2.$B$8] * ([.B142] - [$Sheet2.$B$9])^2))^2" office:value-type="float" office:value="0.000000104175856695967" calcext:value-type="float">
            <text:p>1.04175856695967E-07</text:p>
          </table:table-cell>
          <table:table-cell table:formula="of:=([.X142]-([.AE142]^2*([$Sheet2.$B$13]*([.B142] - [$Sheet2.$B$14])^2 + [$Sheet2.$B$15]*([.B142]-[$Sheet2.$B$14]) + [$Sheet2.$B$16])    ))^2" office:value-type="float" office:value="2.05339416050552" calcext:value-type="float">
            <text:p>2.05339416050552</text:p>
          </table:table-cell>
          <table:table-cell table:formula="of:=([.AG142]-([.AE142]^2*([$Sheet2.$B$20]*([.B142] - [$Sheet2.$B$21])^2 + [$Sheet2.$B$22]*([.B142]-[$Sheet2.$B$21]) + [$Sheet2.$B$23])    ))^2" office:value-type="float" office:value="3000.38301505183" calcext:value-type="float">
            <text:p>3000.38301505183</text:p>
          </table:table-cell>
          <table:table-cell table:formula="of:=([.AH142]-([.AE142]^2*([$Sheet2.$B$27]*([.B142] - [$Sheet2.$B$28])^2 + [$Sheet2.$B$29]*([.B142]-[$Sheet2.$B$28]) + [$Sheet2.$B$30])    ))^2" office:value-type="float" office:value="3912.7149247283" calcext:value-type="float">
            <text:p>3912.7149247283</text:p>
          </table:table-cell>
          <table:table-cell table:formula="of:=([.AI142]-([.AE142]^2*([$Sheet2.$B$34]*([.B142] - [$Sheet2.$B$35])^2 + [$Sheet2.$B$36]*([.B142]-[$Sheet2.$B$35]) + [$Sheet2.$B$37])    ))^2" office:value-type="float" office:value="69.5186951194671" calcext:value-type="float">
            <text:p>69.5186951194671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84" calcext:value-type="float">
            <text:p>-0.43084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0083149" calcext:value-type="float">
            <text:p>0.0083149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-0.013244" calcext:value-type="float">
            <text:p>-0.013244</text:p>
          </table:table-cell>
          <table:table-cell office:value-type="float" office:value="0.48417" calcext:value-type="float">
            <text:p>0.48417</text:p>
          </table:table-cell>
          <table:table-cell office:value-type="float" office:value="-0.039595" calcext:value-type="float">
            <text:p>-0.039595</text:p>
          </table:table-cell>
          <table:table-cell office:value-type="float" office:value="0.52376" calcext:value-type="float">
            <text:p>0.52376</text:p>
          </table:table-cell>
          <table:table-cell office:value-type="float" office:value="-0.18709" calcext:value-type="float">
            <text:p>-0.18709</text:p>
          </table:table-cell>
          <table:table-cell office:value-type="float" office:value="-0.0092234" calcext:value-type="float">
            <text:p>-0.0092234</text:p>
          </table:table-cell>
          <table:table-cell office:value-type="float" office:value="-0.0039333" calcext:value-type="float">
            <text:p>-0.0039333</text:p>
          </table:table-cell>
          <table:table-cell office:value-type="float" office:value="-0.0052901" calcext:value-type="float">
            <text:p>-0.0052901</text:p>
          </table:table-cell>
          <table:table-cell office:value-type="float" office:value="-10.609" calcext:value-type="float">
            <text:p>-10.609</text:p>
          </table:table-cell>
          <table:table-cell office:value-type="float" office:value="-6.9638" calcext:value-type="float">
            <text:p>-6.9638</text:p>
          </table:table-cell>
          <table:table-cell office:value-type="float" office:value="-1" calcext:value-type="float">
            <text:p>-1</text:p>
          </table:table-cell>
          <table:table-cell office:value-type="float" office:value="366.76" calcext:value-type="float">
            <text:p>366.76</text:p>
          </table:table-cell>
          <table:table-cell office:value-type="float" office:value="-150.41" calcext:value-type="float">
            <text:p>-150.41</text:p>
          </table:table-cell>
          <table:table-cell office:value-type="float" office:value="-4892.9" calcext:value-type="float">
            <text:p>-4892.9</text:p>
          </table:table-cell>
          <table:table-cell office:value-type="float" office:value="366.76" calcext:value-type="float">
            <text:p>366.76</text:p>
          </table:table-cell>
          <table:table-cell office:value-type="float" office:value="-150.41" calcext:value-type="float">
            <text:p>-150.41</text:p>
          </table:table-cell>
          <table:table-cell office:value-type="float" office:value="-4892.9" calcext:value-type="float">
            <text:p>-489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4" calcext:value-type="float">
            <text:p>14.934</text:p>
          </table:table-cell>
          <table:table-cell office:value-type="float" office:value="-1.0855" calcext:value-type="float">
            <text:p>-1.0855</text:p>
          </table:table-cell>
          <table:table-cell office:value-type="float" office:value="15" calcext:value-type="float">
            <text:p>15</text:p>
          </table:table-cell>
          <table:table-cell office:value-type="float" office:value="-5.3846" calcext:value-type="float">
            <text:p>-5.3846</text:p>
          </table:table-cell>
          <table:table-cell office:value-type="float" office:value="1062.3" calcext:value-type="float">
            <text:p>1062.3</text:p>
          </table:table-cell>
          <table:table-cell office:value-type="float" office:value="1154.7" calcext:value-type="float">
            <text:p>1154.7</text:p>
          </table:table-cell>
          <table:table-cell office:value-type="float" office:value="52.373" calcext:value-type="float">
            <text:p>52.373</text:p>
          </table:table-cell>
          <table:table-cell office:value-type="float" office:value="0.90893" calcext:value-type="float">
            <text:p>0.90893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49683" calcext:value-type="float">
            <text:p>0.0049683</text:p>
          </table:table-cell>
          <table:table-cell office:value-type="float" office:value="0" calcext:value-type="float">
            <text:p>0</text:p>
          </table:table-cell>
          <table:table-cell office:value-type="float" office:value="-3130.7" calcext:value-type="float">
            <text:p>-3130.7</text:p>
          </table:table-cell>
          <table:table-cell office:value-type="float" office:value="0.048832" calcext:value-type="float">
            <text:p>0.048832</text:p>
          </table:table-cell>
          <table:table-cell office:value-type="float" office:value="0.74098" calcext:value-type="float">
            <text:p>0.74098</text:p>
          </table:table-cell>
          <table:table-cell office:value-type="float" office:value="-0.39161" calcext:value-type="float">
            <text:p>-0.391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3]-([$Sheet2.$B$2]*[.B143]+[$Sheet2.$B$3]))^2" office:value-type="float" office:value="0.000545079524719777" calcext:value-type="float">
            <text:p>0.00054507952472</text:p>
          </table:table-cell>
          <table:table-cell table:formula="of:=([.F143]-([$Sheet2.$B$7] + [$Sheet2.$B$8] * ([.B143] - [$Sheet2.$B$9])^2))^2" office:value-type="float" office:value="0.0000000572993538458804" calcext:value-type="float">
            <text:p>5.72993538458804E-08</text:p>
          </table:table-cell>
          <table:table-cell table:formula="of:=([.X143]-([.AE143]^2*([$Sheet2.$B$13]*([.B143] - [$Sheet2.$B$14])^2 + [$Sheet2.$B$15]*([.B143]-[$Sheet2.$B$14]) + [$Sheet2.$B$16])    ))^2" office:value-type="float" office:value="5.76195672596027" calcext:value-type="float">
            <text:p>5.76195672596027</text:p>
          </table:table-cell>
          <table:table-cell table:formula="of:=([.AG143]-([.AE143]^2*([$Sheet2.$B$20]*([.B143] - [$Sheet2.$B$21])^2 + [$Sheet2.$B$22]*([.B143]-[$Sheet2.$B$21]) + [$Sheet2.$B$23])    ))^2" office:value-type="float" office:value="2853.66867340821" calcext:value-type="float">
            <text:p>2853.66867340821</text:p>
          </table:table-cell>
          <table:table-cell table:formula="of:=([.AH143]-([.AE143]^2*([$Sheet2.$B$27]*([.B143] - [$Sheet2.$B$28])^2 + [$Sheet2.$B$29]*([.B143]-[$Sheet2.$B$28]) + [$Sheet2.$B$30])    ))^2" office:value-type="float" office:value="4133.004562132" calcext:value-type="float">
            <text:p>4133.004562132</text:p>
          </table:table-cell>
          <table:table-cell table:formula="of:=([.AI143]-([.AE143]^2*([$Sheet2.$B$34]*([.B143] - [$Sheet2.$B$35])^2 + [$Sheet2.$B$36]*([.B143]-[$Sheet2.$B$35]) + [$Sheet2.$B$37])    ))^2" office:value-type="float" office:value="57.0943496727822" calcext:value-type="float">
            <text:p>57.0943496727822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8" calcext:value-type="float">
            <text:p>-0.37858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0079649" calcext:value-type="float">
            <text:p>0.0079649</text:p>
          </table:table-cell>
          <table:table-cell office:value-type="float" office:value="0.026438" calcext:value-type="float">
            <text:p>0.026438</text:p>
          </table:table-cell>
          <table:table-cell office:value-type="float" office:value="-0.01147" calcext:value-type="float">
            <text:p>-0.01147</text:p>
          </table:table-cell>
          <table:table-cell office:value-type="float" office:value="0.42615" calcext:value-type="float">
            <text:p>0.42615</text:p>
          </table:table-cell>
          <table:table-cell office:value-type="float" office:value="-0.037928" calcext:value-type="float">
            <text:p>-0.037928</text:p>
          </table:table-cell>
          <table:table-cell office:value-type="float" office:value="0.46408" calcext:value-type="float">
            <text:p>0.46408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-0.007463" calcext:value-type="float">
            <text:p>-0.007463</text:p>
          </table:table-cell>
          <table:table-cell office:value-type="float" office:value="-0.0037428" calcext:value-type="float">
            <text:p>-0.0037428</text:p>
          </table:table-cell>
          <table:table-cell office:value-type="float" office:value="-0.0037202" calcext:value-type="float">
            <text:p>-0.0037202</text:p>
          </table:table-cell>
          <table:table-cell office:value-type="float" office:value="-11.004" calcext:value-type="float">
            <text:p>-11.004</text:p>
          </table:table-cell>
          <table:table-cell office:value-type="float" office:value="-6.7708" calcext:value-type="float">
            <text:p>-6.7708</text:p>
          </table:table-cell>
          <table:table-cell office:value-type="float" office:value="-1" calcext:value-type="float">
            <text:p>-1</text:p>
          </table:table-cell>
          <table:table-cell office:value-type="float" office:value="300.24" calcext:value-type="float">
            <text:p>300.24</text:p>
          </table:table-cell>
          <table:table-cell office:value-type="float" office:value="-130.26" calcext:value-type="float">
            <text:p>-130.26</text:p>
          </table:table-cell>
          <table:table-cell office:value-type="float" office:value="-4299.3" calcext:value-type="float">
            <text:p>-4299.3</text:p>
          </table:table-cell>
          <table:table-cell office:value-type="float" office:value="300.24" calcext:value-type="float">
            <text:p>300.24</text:p>
          </table:table-cell>
          <table:table-cell office:value-type="float" office:value="-130.26" calcext:value-type="float">
            <text:p>-130.26</text:p>
          </table:table-cell>
          <table:table-cell office:value-type="float" office:value="-4299.3" calcext:value-type="float">
            <text:p>-42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8" calcext:value-type="float">
            <text:p>14.938</text:p>
          </table:table-cell>
          <table:table-cell office:value-type="float" office:value="-1.1164" calcext:value-type="float">
            <text:p>-1.1164</text:p>
          </table:table-cell>
          <table:table-cell office:value-type="float" office:value="15" calcext:value-type="float">
            <text:p>15</text:p>
          </table:table-cell>
          <table:table-cell office:value-type="float" office:value="-5.1924" calcext:value-type="float">
            <text:p>-5.1924</text:p>
          </table:table-cell>
          <table:table-cell office:value-type="float" office:value="935.29" calcext:value-type="float">
            <text:p>935.29</text:p>
          </table:table-cell>
          <table:table-cell office:value-type="float" office:value="1016.3" calcext:value-type="float">
            <text:p>1016.3</text:p>
          </table:table-cell>
          <table:table-cell office:value-type="float" office:value="42.377" calcext:value-type="float">
            <text:p>42.377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" calcext:value-type="float">
            <text:p>0</text:p>
          </table:table-cell>
          <table:table-cell office:value-type="float" office:value="-3220" calcext:value-type="float">
            <text:p>-3220</text:p>
          </table:table-cell>
          <table:table-cell office:value-type="float" office:value="0.039988" calcext:value-type="float">
            <text:p>0.039988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-0.34307" calcext:value-type="float">
            <text:p>-0.34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4]-([$Sheet2.$B$2]*[.B144]+[$Sheet2.$B$3]))^2" office:value-type="float" office:value="0.000489806762031541" calcext:value-type="float">
            <text:p>0.000489806762032</text:p>
          </table:table-cell>
          <table:table-cell table:formula="of:=([.F144]-([$Sheet2.$B$7] + [$Sheet2.$B$8] * ([.B144] - [$Sheet2.$B$9])^2))^2" office:value-type="float" office:value="0.0000000174930748040541" calcext:value-type="float">
            <text:p>1.74930748040541E-08</text:p>
          </table:table-cell>
          <table:table-cell table:formula="of:=([.X144]-([.AE144]^2*([$Sheet2.$B$13]*([.B144] - [$Sheet2.$B$14])^2 + [$Sheet2.$B$15]*([.B144]-[$Sheet2.$B$14]) + [$Sheet2.$B$16])    ))^2" office:value-type="float" office:value="10.9116234760064" calcext:value-type="float">
            <text:p>10.9116234760064</text:p>
          </table:table-cell>
          <table:table-cell table:formula="of:=([.AG144]-([.AE144]^2*([$Sheet2.$B$20]*([.B144] - [$Sheet2.$B$21])^2 + [$Sheet2.$B$22]*([.B144]-[$Sheet2.$B$21]) + [$Sheet2.$B$23])    ))^2" office:value-type="float" office:value="2644.14841320756" calcext:value-type="float">
            <text:p>2644.14841320756</text:p>
          </table:table-cell>
          <table:table-cell table:formula="of:=([.AH144]-([.AE144]^2*([$Sheet2.$B$27]*([.B144] - [$Sheet2.$B$28])^2 + [$Sheet2.$B$29]*([.B144]-[$Sheet2.$B$28]) + [$Sheet2.$B$30])    ))^2" office:value-type="float" office:value="4189.09348123696" calcext:value-type="float">
            <text:p>4189.09348123696</text:p>
          </table:table-cell>
          <table:table-cell table:formula="of:=([.AI144]-([.AE144]^2*([$Sheet2.$B$34]*([.B144] - [$Sheet2.$B$35])^2 + [$Sheet2.$B$36]*([.B144]-[$Sheet2.$B$35]) + [$Sheet2.$B$37])    ))^2" office:value-type="float" office:value="45.6718336140908" calcext:value-type="float">
            <text:p>45.671833614090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03" calcext:value-type="float">
            <text:p>-0.32603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36441" calcext:value-type="float">
            <text:p>0.36441</text:p>
          </table:table-cell>
          <table:table-cell office:value-type="float" office:value="-0.036395" calcext:value-type="float">
            <text:p>-0.036395</text:p>
          </table:table-cell>
          <table:table-cell office:value-type="float" office:value="0.4008" calcext:value-type="float">
            <text:p>0.4008</text:p>
          </table:table-cell>
          <table:table-cell office:value-type="float" office:value="-0.14178" calcext:value-type="float">
            <text:p>-0.14178</text:p>
          </table:table-cell>
          <table:table-cell office:value-type="float" office:value="-0.0058815" calcext:value-type="float">
            <text:p>-0.0058815</text:p>
          </table:table-cell>
          <table:table-cell office:value-type="float" office:value="-0.0035688" calcext:value-type="float">
            <text:p>-0.0035688</text:p>
          </table:table-cell>
          <table:table-cell office:value-type="float" office:value="-0.0023127" calcext:value-type="float">
            <text:p>-0.0023127</text:p>
          </table:table-cell>
          <table:table-cell office:value-type="float" office:value="-11.289" calcext:value-type="float">
            <text:p>-11.289</text:p>
          </table:table-cell>
          <table:table-cell office:value-type="float" office:value="-6.4459" calcext:value-type="float">
            <text:p>-6.4459</text:p>
          </table:table-cell>
          <table:table-cell office:value-type="float" office:value="-1" calcext:value-type="float">
            <text:p>-1</text:p>
          </table:table-cell>
          <table:table-cell office:value-type="float" office:value="241.18" calcext:value-type="float">
            <text:p>241.18</text:p>
          </table:table-cell>
          <table:table-cell office:value-type="float" office:value="-112.61" calcext:value-type="float">
            <text:p>-112.61</text:p>
          </table:table-cell>
          <table:table-cell office:value-type="float" office:value="-3702.5" calcext:value-type="float">
            <text:p>-3702.5</text:p>
          </table:table-cell>
          <table:table-cell office:value-type="float" office:value="241.18" calcext:value-type="float">
            <text:p>241.18</text:p>
          </table:table-cell>
          <table:table-cell office:value-type="float" office:value="-112.61" calcext:value-type="float">
            <text:p>-112.61</text:p>
          </table:table-cell>
          <table:table-cell office:value-type="float" office:value="-3702.5" calcext:value-type="float">
            <text:p>-370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1" calcext:value-type="float">
            <text:p>14.941</text:p>
          </table:table-cell>
          <table:table-cell office:value-type="float" office:value="-1.1727" calcext:value-type="float">
            <text:p>-1.1727</text:p>
          </table:table-cell>
          <table:table-cell office:value-type="float" office:value="15" calcext:value-type="float">
            <text:p>15</text:p>
          </table:table-cell>
          <table:table-cell office:value-type="float" office:value="-5.0622" calcext:value-type="float">
            <text:p>-5.0622</text:p>
          </table:table-cell>
          <table:table-cell office:value-type="float" office:value="805.06" calcext:value-type="float">
            <text:p>805.06</text:p>
          </table:table-cell>
          <table:table-cell office:value-type="float" office:value="869.06" calcext:value-type="float">
            <text:p>869.06</text:p>
          </table:table-cell>
          <table:table-cell office:value-type="float" office:value="33.396" calcext:value-type="float">
            <text:p>33.396</text:p>
          </table:table-cell>
          <table:table-cell office:value-type="float" office:value="0.90249" calcext:value-type="float">
            <text:p>0.90249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-0.0012124" calcext:value-type="float">
            <text:p>-0.0012124</text:p>
          </table:table-cell>
          <table:table-cell office:value-type="float" office:value="0" calcext:value-type="float">
            <text:p>0</text:p>
          </table:table-cell>
          <table:table-cell office:value-type="float" office:value="-3382.3" calcext:value-type="float">
            <text:p>-3382.3</text:p>
          </table:table-cell>
          <table:table-cell office:value-type="float" office:value="0.032128" calcext:value-type="float">
            <text:p>0.032128</text:p>
          </table:table-cell>
          <table:table-cell office:value-type="float" office:value="0.64523" calcext:value-type="float">
            <text:p>0.64523</text:p>
          </table:table-cell>
          <table:table-cell office:value-type="float" office:value="-0.29424" calcext:value-type="float">
            <text:p>-0.29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5]-([$Sheet2.$B$2]*[.B145]+[$Sheet2.$B$3]))^2" office:value-type="float" office:value="0.000425440891666342" calcext:value-type="float">
            <text:p>0.000425440891666</text:p>
          </table:table-cell>
          <table:table-cell table:formula="of:=([.F145]-([$Sheet2.$B$7] + [$Sheet2.$B$8] * ([.B145] - [$Sheet2.$B$9])^2))^2" office:value-type="float" office:value="0.00000000000661255892595634" calcext:value-type="float">
            <text:p>6.61255892595634E-12</text:p>
          </table:table-cell>
          <table:table-cell table:formula="of:=([.X145]-([.AE145]^2*([$Sheet2.$B$13]*([.B145] - [$Sheet2.$B$14])^2 + [$Sheet2.$B$15]*([.B145]-[$Sheet2.$B$14]) + [$Sheet2.$B$16])    ))^2" office:value-type="float" office:value="17.0698544440039" calcext:value-type="float">
            <text:p>17.0698544440039</text:p>
          </table:table-cell>
          <table:table-cell table:formula="of:=([.AG145]-([.AE145]^2*([$Sheet2.$B$20]*([.B145] - [$Sheet2.$B$21])^2 + [$Sheet2.$B$22]*([.B145]-[$Sheet2.$B$21]) + [$Sheet2.$B$23])    ))^2" office:value-type="float" office:value="2368.80604490725" calcext:value-type="float">
            <text:p>2368.80604490725</text:p>
          </table:table-cell>
          <table:table-cell table:formula="of:=([.AH145]-([.AE145]^2*([$Sheet2.$B$27]*([.B145] - [$Sheet2.$B$28])^2 + [$Sheet2.$B$29]*([.B145]-[$Sheet2.$B$28]) + [$Sheet2.$B$30])    ))^2" office:value-type="float" office:value="4110.85807660498" calcext:value-type="float">
            <text:p>4110.85807660498</text:p>
          </table:table-cell>
          <table:table-cell table:formula="of:=([.AI145]-([.AE145]^2*([$Sheet2.$B$34]*([.B145] - [$Sheet2.$B$35])^2 + [$Sheet2.$B$36]*([.B145]-[$Sheet2.$B$35]) + [$Sheet2.$B$37])    ))^2" office:value-type="float" office:value="34.9733622032567" calcext:value-type="float">
            <text:p>34.9733622032567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21" calcext:value-type="float">
            <text:p>-0.27321</text:p>
          </table:table-cell>
          <table:table-cell office:value-type="float" office:value="0.024051" calcext:value-type="float">
            <text:p>0.024051</text:p>
          </table:table-cell>
          <table:table-cell office:value-type="float" office:value="0.0073469" calcext:value-type="float">
            <text:p>0.0073469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085836" calcext:value-type="float">
            <text:p>-0.0085836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-0.034985" calcext:value-type="float">
            <text:p>-0.03498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11829" calcext:value-type="float">
            <text:p>-0.11829</text:p>
          </table:table-cell>
          <table:table-cell office:value-type="float" office:value="-0.00448" calcext:value-type="float">
            <text:p>-0.00448</text:p>
          </table:table-cell>
          <table:table-cell office:value-type="float" office:value="-0.0034097" calcext:value-type="float">
            <text:p>-0.0034097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11.36" calcext:value-type="float">
            <text:p>-11.36</text:p>
          </table:table-cell>
          <table:table-cell office:value-type="float" office:value="-5.9376" calcext:value-type="float">
            <text:p>-5.9376</text:p>
          </table:table-cell>
          <table:table-cell office:value-type="float" office:value="-1" calcext:value-type="float">
            <text:p>-1</text:p>
          </table:table-cell>
          <table:table-cell office:value-type="float" office:value="189.69" calcext:value-type="float">
            <text:p>189.69</text:p>
          </table:table-cell>
          <table:table-cell office:value-type="float" office:value="-97.479" calcext:value-type="float">
            <text:p>-97.479</text:p>
          </table:table-cell>
          <table:table-cell office:value-type="float" office:value="-3102.7" calcext:value-type="float">
            <text:p>-3102.7</text:p>
          </table:table-cell>
          <table:table-cell office:value-type="float" office:value="189.69" calcext:value-type="float">
            <text:p>189.69</text:p>
          </table:table-cell>
          <table:table-cell office:value-type="float" office:value="-97.479" calcext:value-type="float">
            <text:p>-97.479</text:p>
          </table:table-cell>
          <table:table-cell office:value-type="float" office:value="-3102.7" calcext:value-type="float">
            <text:p>-310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2" calcext:value-type="float">
            <text:p>14.942</text:p>
          </table:table-cell>
          <table:table-cell office:value-type="float" office:value="-1.2731" calcext:value-type="float">
            <text:p>-1.2731</text:p>
          </table:table-cell>
          <table:table-cell office:value-type="float" office:value="15" calcext:value-type="float">
            <text:p>15</text:p>
          </table:table-cell>
          <table:table-cell office:value-type="float" office:value="-5.0308" calcext:value-type="float">
            <text:p>-5.0308</text:p>
          </table:table-cell>
          <table:table-cell office:value-type="float" office:value="671.66" calcext:value-type="float">
            <text:p>671.66</text:p>
          </table:table-cell>
          <table:table-cell office:value-type="float" office:value="712.88" calcext:value-type="float">
            <text:p>712.88</text:p>
          </table:table-cell>
          <table:table-cell office:value-type="float" office:value="25.439" calcext:value-type="float">
            <text:p>25.439</text:p>
          </table:table-cell>
          <table:table-cell office:value-type="float" office:value="0.89719" calcext:value-type="float">
            <text:p>0.89719</text:p>
          </table:table-cell>
          <table:table-cell office:value-type="float" office:value="-0.24782" calcext:value-type="float">
            <text:p>-0.24782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" calcext:value-type="float">
            <text:p>0</text:p>
          </table:table-cell>
          <table:table-cell office:value-type="float" office:value="-3671.9" calcext:value-type="float">
            <text:p>-3671.9</text:p>
          </table:table-cell>
          <table:table-cell office:value-type="float" office:value="0.025271" calcext:value-type="float">
            <text:p>0.025271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-0.24512" calcext:value-type="float">
            <text:p>-0.245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6]-([$Sheet2.$B$2]*[.B146]+[$Sheet2.$B$3]))^2" office:value-type="float" office:value="0.000355354874094374" calcext:value-type="float">
            <text:p>0.000355354874094</text:p>
          </table:table-cell>
          <table:table-cell table:formula="of:=([.F146]-([$Sheet2.$B$7] + [$Sheet2.$B$8] * ([.B146] - [$Sheet2.$B$9])^2))^2" office:value-type="float" office:value="0.0000000240640135307585" calcext:value-type="float">
            <text:p>2.40640135307585E-08</text:p>
          </table:table-cell>
          <table:table-cell table:formula="of:=([.X146]-([.AE146]^2*([$Sheet2.$B$13]*([.B146] - [$Sheet2.$B$14])^2 + [$Sheet2.$B$15]*([.B146]-[$Sheet2.$B$14]) + [$Sheet2.$B$16])    ))^2" office:value-type="float" office:value="23.6807564564351" calcext:value-type="float">
            <text:p>23.6807564564351</text:p>
          </table:table-cell>
          <table:table-cell table:formula="of:=([.AG146]-([.AE146]^2*([$Sheet2.$B$20]*([.B146] - [$Sheet2.$B$21])^2 + [$Sheet2.$B$22]*([.B146]-[$Sheet2.$B$21]) + [$Sheet2.$B$23])    ))^2" office:value-type="float" office:value="2044.5801908578" calcext:value-type="float">
            <text:p>2044.5801908578</text:p>
          </table:table-cell>
          <table:table-cell table:formula="of:=([.AH146]-([.AE146]^2*([$Sheet2.$B$27]*([.B146] - [$Sheet2.$B$28])^2 + [$Sheet2.$B$29]*([.B146]-[$Sheet2.$B$28]) + [$Sheet2.$B$30])    ))^2" office:value-type="float" office:value="3889.61138853239" calcext:value-type="float">
            <text:p>3889.61138853239</text:p>
          </table:table-cell>
          <table:table-cell table:formula="of:=([.AI146]-([.AE146]^2*([$Sheet2.$B$34]*([.B146] - [$Sheet2.$B$35])^2 + [$Sheet2.$B$36]*([.B146]-[$Sheet2.$B$35]) + [$Sheet2.$B$37])    ))^2" office:value-type="float" office:value="25.3238687749506" calcext:value-type="float">
            <text:p>25.323868774950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019929" calcext:value-type="float">
            <text:p>0.019929</text:p>
          </table:table-cell>
          <table:table-cell office:value-type="float" office:value="0.0070819" calcext:value-type="float">
            <text:p>0.0070819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-0.0074744" calcext:value-type="float">
            <text:p>-0.0074744</text:p>
          </table:table-cell>
          <table:table-cell office:value-type="float" office:value="0.22971" calcext:value-type="float">
            <text:p>0.22971</text:p>
          </table:table-cell>
          <table:table-cell office:value-type="float" office:value="-0.033723" calcext:value-type="float">
            <text:p>-0.033723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-0.094262" calcext:value-type="float">
            <text:p>-0.094262</text:p>
          </table:table-cell>
          <table:table-cell office:value-type="float" office:value="-0.0032648" calcext:value-type="float">
            <text:p>-0.0032648</text:p>
          </table:table-cell>
          <table:table-cell office:value-type="float" office:value="-0.0032675" calcext:value-type="float">
            <text:p>-0.0032675</text:p>
          </table:table-cell>
          <table:table-cell table:style-name="ce1" office:value-type="float" office:value="0.0000027016" calcext:value-type="float">
            <text:p>2.70E-06</text:p>
          </table:table-cell>
          <table:table-cell office:value-type="float" office:value="-11.048" calcext:value-type="float">
            <text:p>-11.048</text:p>
          </table:table-cell>
          <table:table-cell office:value-type="float" office:value="-5.1839" calcext:value-type="float">
            <text:p>-5.1839</text:p>
          </table:table-cell>
          <table:table-cell office:value-type="float" office:value="-1" calcext:value-type="float">
            <text:p>-1</text:p>
          </table:table-cell>
          <table:table-cell office:value-type="float" office:value="145.89" calcext:value-type="float">
            <text:p>145.89</text:p>
          </table:table-cell>
          <table:table-cell office:value-type="float" office:value="-84.882" calcext:value-type="float">
            <text:p>-84.882</text:p>
          </table:table-cell>
          <table:table-cell office:value-type="float" office:value="-2500.3" calcext:value-type="float">
            <text:p>-2500.3</text:p>
          </table:table-cell>
          <table:table-cell office:value-type="float" office:value="145.89" calcext:value-type="float">
            <text:p>145.89</text:p>
          </table:table-cell>
          <table:table-cell office:value-type="float" office:value="-84.882" calcext:value-type="float">
            <text:p>-84.882</text:p>
          </table:table-cell>
          <table:table-cell office:value-type="float" office:value="-2500.3" calcext:value-type="float">
            <text:p>-250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9" calcext:value-type="float">
            <text:p>14.939</text:p>
          </table:table-cell>
          <table:table-cell office:value-type="float" office:value="-1.4582" calcext:value-type="float">
            <text:p>-1.4582</text:p>
          </table:table-cell>
          <table:table-cell office:value-type="float" office:value="15" calcext:value-type="float">
            <text:p>15</text:p>
          </table:table-cell>
          <table:table-cell office:value-type="float" office:value="-5.1721" calcext:value-type="float">
            <text:p>-5.1721</text:p>
          </table:table-cell>
          <table:table-cell office:value-type="float" office:value="535.24" calcext:value-type="float">
            <text:p>535.24</text:p>
          </table:table-cell>
          <table:table-cell office:value-type="float" office:value="547.82" calcext:value-type="float">
            <text:p>547.82</text:p>
          </table:table-cell>
          <table:table-cell office:value-type="float" office:value="18.538" calcext:value-type="float">
            <text:p>18.538</text:p>
          </table:table-cell>
          <table:table-cell office:value-type="float" office:value="0.88918" calcext:value-type="float">
            <text:p>0.8891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0478" calcext:value-type="float">
            <text:p>-0.010478</text:p>
          </table:table-cell>
          <table:table-cell office:value-type="float" office:value="0" calcext:value-type="float">
            <text:p>0</text:p>
          </table:table-cell>
          <table:table-cell office:value-type="float" office:value="-4205.7" calcext:value-type="float">
            <text:p>-4205.7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-0.19577" calcext:value-type="float">
            <text:p>-0.195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7]-([$Sheet2.$B$2]*[.B147]+[$Sheet2.$B$3]))^2" office:value-type="float" office:value="0.000284107842143593" calcext:value-type="float">
            <text:p>0.000284107842144</text:p>
          </table:table-cell>
          <table:table-cell table:formula="of:=([.F147]-([$Sheet2.$B$7] + [$Sheet2.$B$8] * ([.B147] - [$Sheet2.$B$9])^2))^2" office:value-type="float" office:value="0.0000000975947222385172" calcext:value-type="float">
            <text:p>9.75947222385172E-08</text:p>
          </table:table-cell>
          <table:table-cell table:formula="of:=([.X147]-([.AE147]^2*([$Sheet2.$B$13]*([.B147] - [$Sheet2.$B$14])^2 + [$Sheet2.$B$15]*([.B147]-[$Sheet2.$B$14]) + [$Sheet2.$B$16])    ))^2" office:value-type="float" office:value="30.1668290004681" calcext:value-type="float">
            <text:p>30.1668290004681</text:p>
          </table:table-cell>
          <table:table-cell table:formula="of:=([.AG147]-([.AE147]^2*([$Sheet2.$B$20]*([.B147] - [$Sheet2.$B$21])^2 + [$Sheet2.$B$22]*([.B147]-[$Sheet2.$B$21]) + [$Sheet2.$B$23])    ))^2" office:value-type="float" office:value="1698.3664477558" calcext:value-type="float">
            <text:p>1698.3664477558</text:p>
          </table:table-cell>
          <table:table-cell table:formula="of:=([.AH147]-([.AE147]^2*([$Sheet2.$B$27]*([.B147] - [$Sheet2.$B$28])^2 + [$Sheet2.$B$29]*([.B147]-[$Sheet2.$B$28]) + [$Sheet2.$B$30])    ))^2" office:value-type="float" office:value="3544.47967928163" calcext:value-type="float">
            <text:p>3544.47967928163</text:p>
          </table:table-cell>
          <table:table-cell table:formula="of:=([.AI147]-([.AE147]^2*([$Sheet2.$B$34]*([.B147] - [$Sheet2.$B$35])^2 + [$Sheet2.$B$36]*([.B147]-[$Sheet2.$B$35]) + [$Sheet2.$B$37])    ))^2" office:value-type="float" office:value="17.1848200845055" calcext:value-type="float">
            <text:p>17.184820084505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016508" calcext:value-type="float">
            <text:p>0.016508</text:p>
          </table:table-cell>
          <table:table-cell office:value-type="float" office:value="0.0068335" calcext:value-type="float">
            <text:p>0.0068335</text:p>
          </table:table-cell>
          <table:table-cell office:value-type="float" office:value="0.0096749" calcext:value-type="float">
            <text:p>0.0096749</text:p>
          </table:table-cell>
          <table:table-cell office:value-type="float" office:value="-0.006589" calcext:value-type="float">
            <text:p>-0.006589</text:p>
          </table:table-cell>
          <table:table-cell office:value-type="float" office:value="0.15683" calcext:value-type="float">
            <text:p>0.15683</text:p>
          </table:table-cell>
          <table:table-cell office:value-type="float" office:value="-0.03254" calcext:value-type="float">
            <text:p>-0.03254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-0.069703" calcext:value-type="float">
            <text:p>-0.069703</text:p>
          </table:table-cell>
          <table:table-cell office:value-type="float" office:value="-0.0022304" calcext:value-type="float">
            <text:p>-0.0022304</text:p>
          </table:table-cell>
          <table:table-cell office:value-type="float" office:value="-0.0031349" calcext:value-type="float">
            <text:p>-0.0031349</text:p>
          </table:table-cell>
          <table:table-cell office:value-type="float" office:value="0.00090451" calcext:value-type="float">
            <text:p>0.00090451</text:p>
          </table:table-cell>
          <table:table-cell office:value-type="float" office:value="-10.112" calcext:value-type="float">
            <text:p>-10.112</text:p>
          </table:table-cell>
          <table:table-cell office:value-type="float" office:value="-4.1314" calcext:value-type="float">
            <text:p>-4.1314</text:p>
          </table:table-cell>
          <table:table-cell office:value-type="float" office:value="-1" calcext:value-type="float">
            <text:p>-1</text:p>
          </table:table-cell>
          <table:table-cell office:value-type="float" office:value="109.87" calcext:value-type="float">
            <text:p>109.87</text:p>
          </table:table-cell>
          <table:table-cell office:value-type="float" office:value="-74.828" calcext:value-type="float">
            <text:p>-74.828</text:p>
          </table:table-cell>
          <table:table-cell office:value-type="float" office:value="-1895.7" calcext:value-type="float">
            <text:p>-1895.7</text:p>
          </table:table-cell>
          <table:table-cell office:value-type="float" office:value="109.87" calcext:value-type="float">
            <text:p>109.87</text:p>
          </table:table-cell>
          <table:table-cell office:value-type="float" office:value="-74.828" calcext:value-type="float">
            <text:p>-74.828</text:p>
          </table:table-cell>
          <table:table-cell office:value-type="float" office:value="-1895.7" calcext:value-type="float">
            <text:p>-189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7" calcext:value-type="float">
            <text:p>14.927</text:p>
          </table:table-cell>
          <table:table-cell office:value-type="float" office:value="-1.8297" calcext:value-type="float">
            <text:p>-1.8297</text:p>
          </table:table-cell>
          <table:table-cell office:value-type="float" office:value="15" calcext:value-type="float">
            <text:p>15</text:p>
          </table:table-cell>
          <table:table-cell office:value-type="float" office:value="-5.6478" calcext:value-type="float">
            <text:p>-5.6478</text:p>
          </table:table-cell>
          <table:table-cell office:value-type="float" office:value="395.79" calcext:value-type="float">
            <text:p>395.79</text:p>
          </table:table-cell>
          <table:table-cell office:value-type="float" office:value="374.02" calcext:value-type="float">
            <text:p>374.02</text:p>
          </table:table-cell>
          <table:table-cell office:value-type="float" office:value="12.665" calcext:value-type="float">
            <text:p>12.665</text:p>
          </table:table-cell>
          <table:table-cell office:value-type="float" office:value="0.87589" calcext:value-type="float">
            <text:p>0.87589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8108" calcext:value-type="float">
            <text:p>-0.018108</text:p>
          </table:table-cell>
          <table:table-cell office:value-type="float" office:value="0" calcext:value-type="float">
            <text:p>0</text:p>
          </table:table-cell>
          <table:table-cell office:value-type="float" office:value="-5277.1" calcext:value-type="float">
            <text:p>-5277.1</text:p>
          </table:table-cell>
          <table:table-cell office:value-type="float" office:value="0.014622" calcext:value-type="float">
            <text:p>0.014622</text:p>
          </table:table-cell>
          <table:table-cell office:value-type="float" office:value="0.3713" calcext:value-type="float">
            <text:p>0.3713</text:p>
          </table:table-cell>
          <table:table-cell office:value-type="float" office:value="-0.14621" calcext:value-type="float">
            <text:p>-0.14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8]-([$Sheet2.$B$2]*[.B148]+[$Sheet2.$B$3]))^2" office:value-type="float" office:value="0.000214919676364137" calcext:value-type="float">
            <text:p>0.000214919676364</text:p>
          </table:table-cell>
          <table:table-cell table:formula="of:=([.F148]-([$Sheet2.$B$7] + [$Sheet2.$B$8] * ([.B148] - [$Sheet2.$B$9])^2))^2" office:value-type="float" office:value="0.000000230782923159067" calcext:value-type="float">
            <text:p>2.30782923159067E-07</text:p>
          </table:table-cell>
          <table:table-cell table:formula="of:=([.X148]-([.AE148]^2*([$Sheet2.$B$13]*([.B148] - [$Sheet2.$B$14])^2 + [$Sheet2.$B$15]*([.B148]-[$Sheet2.$B$14]) + [$Sheet2.$B$16])    ))^2" office:value-type="float" office:value="36.0120751367661" calcext:value-type="float">
            <text:p>36.0120751367661</text:p>
          </table:table-cell>
          <table:table-cell table:formula="of:=([.AG148]-([.AE148]^2*([$Sheet2.$B$20]*([.B148] - [$Sheet2.$B$21])^2 + [$Sheet2.$B$22]*([.B148]-[$Sheet2.$B$21]) + [$Sheet2.$B$23])    ))^2" office:value-type="float" office:value="1342.70974155888" calcext:value-type="float">
            <text:p>1342.70974155888</text:p>
          </table:table-cell>
          <table:table-cell table:formula="of:=([.AH148]-([.AE148]^2*([$Sheet2.$B$27]*([.B148] - [$Sheet2.$B$28])^2 + [$Sheet2.$B$29]*([.B148]-[$Sheet2.$B$28]) + [$Sheet2.$B$30])    ))^2" office:value-type="float" office:value="3109.43691183753" calcext:value-type="float">
            <text:p>3109.43691183753</text:p>
          </table:table-cell>
          <table:table-cell table:formula="of:=([.AI148]-([.AE148]^2*([$Sheet2.$B$34]*([.B148] - [$Sheet2.$B$35])^2 + [$Sheet2.$B$36]*([.B148]-[$Sheet2.$B$35]) + [$Sheet2.$B$37])    ))^2" office:value-type="float" office:value="10.4029043261789" calcext:value-type="float">
            <text:p>10.4029043261789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013802" calcext:value-type="float">
            <text:p>0.013802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71919" calcext:value-type="float">
            <text:p>0.0071919</text:p>
          </table:table-cell>
          <table:table-cell office:value-type="float" office:value="-0.0059289" calcext:value-type="float">
            <text:p>-0.0059289</text:p>
          </table:table-cell>
          <table:table-cell office:value-type="float" office:value="0.080265" calcext:value-type="float">
            <text:p>0.080265</text:p>
          </table:table-cell>
          <table:table-cell office:value-type="float" office:value="-0.031476" calcext:value-type="float">
            <text:p>-0.031476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-0.044615" calcext:value-type="float">
            <text:p>-0.044615</text:p>
          </table:table-cell>
          <table:table-cell office:value-type="float" office:value="-0.0013819" calcext:value-type="float">
            <text:p>-0.0013819</text:p>
          </table:table-cell>
          <table:table-cell office:value-type="float" office:value="-0.003016" calcext:value-type="float">
            <text:p>-0.003016</text:p>
          </table:table-cell>
          <table:table-cell office:value-type="float" office:value="0.0016341" calcext:value-type="float">
            <text:p>0.0016341</text:p>
          </table:table-cell>
          <table:table-cell office:value-type="float" office:value="-8.2244" calcext:value-type="float">
            <text:p>-8.2244</text:p>
          </table:table-cell>
          <table:table-cell office:value-type="float" office:value="-2.7709" calcext:value-type="float">
            <text:p>-2.7709</text:p>
          </table:table-cell>
          <table:table-cell office:value-type="float" office:value="-1" calcext:value-type="float">
            <text:p>-1</text:p>
          </table:table-cell>
          <table:table-cell office:value-type="float" office:value="81.675" calcext:value-type="float">
            <text:p>81.675</text:p>
          </table:table-cell>
          <table:table-cell office:value-type="float" office:value="-67.332" calcext:value-type="float">
            <text:p>-67.332</text:p>
          </table:table-cell>
          <table:table-cell office:value-type="float" office:value="-1289.1" calcext:value-type="float">
            <text:p>-1289.1</text:p>
          </table:table-cell>
          <table:table-cell office:value-type="float" office:value="81.675" calcext:value-type="float">
            <text:p>81.675</text:p>
          </table:table-cell>
          <table:table-cell office:value-type="float" office:value="-67.332" calcext:value-type="float">
            <text:p>-67.332</text:p>
          </table:table-cell>
          <table:table-cell office:value-type="float" office:value="-1289.1" calcext:value-type="float">
            <text:p>-128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9" calcext:value-type="float">
            <text:p>14.89</text:p>
          </table:table-cell>
          <table:table-cell office:value-type="float" office:value="-2.728" calcext:value-type="float">
            <text:p>-2.728</text:p>
          </table:table-cell>
          <table:table-cell office:value-type="float" office:value="15" calcext:value-type="float">
            <text:p>15</text:p>
          </table:table-cell>
          <table:table-cell office:value-type="float" office:value="-6.9325" calcext:value-type="float">
            <text:p>-6.9325</text:p>
          </table:table-cell>
          <table:table-cell office:value-type="float" office:value="253.33" calcext:value-type="float">
            <text:p>253.33</text:p>
          </table:table-cell>
          <table:table-cell office:value-type="float" office:value="191.42" calcext:value-type="float">
            <text:p>191.42</text:p>
          </table:table-cell>
          <table:table-cell office:value-type="float" office:value="7.8468" calcext:value-type="float">
            <text:p>7.8468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1505" calcext:value-type="float">
            <text:p>-0.031505</text:p>
          </table:table-cell>
          <table:table-cell office:value-type="float" office:value="0" calcext:value-type="float">
            <text:p>0</text:p>
          </table:table-cell>
          <table:table-cell office:value-type="float" office:value="-7868" calcext:value-type="float">
            <text:p>-7868</text:p>
          </table:table-cell>
          <table:table-cell office:value-type="float" office:value="0.010843" calcext:value-type="float">
            <text:p>0.010843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-0.096471" calcext:value-type="float">
            <text:p>-0.0964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9]-([$Sheet2.$B$2]*[.B149]+[$Sheet2.$B$3]))^2" office:value-type="float" office:value="0.000150915799731726" calcext:value-type="float">
            <text:p>0.000150915799732</text:p>
          </table:table-cell>
          <table:table-cell table:formula="of:=([.F149]-([$Sheet2.$B$7] + [$Sheet2.$B$8] * ([.B149] - [$Sheet2.$B$9])^2))^2" office:value-type="float" office:value="0.000000416176352593584" calcext:value-type="float">
            <text:p>4.16176352593584E-07</text:p>
          </table:table-cell>
          <table:table-cell table:formula="of:=([.X149]-([.AE149]^2*([$Sheet2.$B$13]*([.B149] - [$Sheet2.$B$14])^2 + [$Sheet2.$B$15]*([.B149]-[$Sheet2.$B$14]) + [$Sheet2.$B$16])    ))^2" office:value-type="float" office:value="40.6661914046279" calcext:value-type="float">
            <text:p>40.6661914046279</text:p>
          </table:table-cell>
          <table:table-cell table:formula="of:=([.AG149]-([.AE149]^2*([$Sheet2.$B$20]*([.B149] - [$Sheet2.$B$21])^2 + [$Sheet2.$B$22]*([.B149]-[$Sheet2.$B$21]) + [$Sheet2.$B$23])    ))^2" office:value-type="float" office:value="994.287266563088" calcext:value-type="float">
            <text:p>994.287266563088</text:p>
          </table:table-cell>
          <table:table-cell table:formula="of:=([.AH149]-([.AE149]^2*([$Sheet2.$B$27]*([.B149] - [$Sheet2.$B$28])^2 + [$Sheet2.$B$29]*([.B149]-[$Sheet2.$B$28]) + [$Sheet2.$B$30])    ))^2" office:value-type="float" office:value="2599.68701009153" calcext:value-type="float">
            <text:p>2599.68701009153</text:p>
          </table:table-cell>
          <table:table-cell table:formula="of:=([.AI149]-([.AE149]^2*([$Sheet2.$B$34]*([.B149] - [$Sheet2.$B$35])^2 + [$Sheet2.$B$36]*([.B149]-[$Sheet2.$B$35]) + [$Sheet2.$B$37])    ))^2" office:value-type="float" office:value="5.28434102097835" calcext:value-type="float">
            <text:p>5.2843410209783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" calcext:value-type="float">
            <text:p>-0.05997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0.0064086" calcext:value-type="float">
            <text:p>0.0064086</text:p>
          </table:table-cell>
          <table:table-cell office:value-type="float" office:value="0.0054096" calcext:value-type="float">
            <text:p>0.0054096</text:p>
          </table:table-cell>
          <table:table-cell office:value-type="float" office:value="-0.0054939" calcext:value-type="float">
            <text:p>-0.0054939</text:p>
          </table:table-cell>
          <table:table-cell table:style-name="ce1" office:value-type="float" office:value="0.000061082" calcext:value-type="float">
            <text:p>6.11E-05</text:p>
          </table:table-cell>
          <table:table-cell office:value-type="float" office:value="-0.030517" calcext:value-type="float">
            <text:p>-0.030517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-0.019025" calcext:value-type="float">
            <text:p>-0.019025</text:p>
          </table:table-cell>
          <table:table-cell office:value-type="float" office:value="-0.00072299" calcext:value-type="float">
            <text:p>-0.00072299</text:p>
          </table:table-cell>
          <table:table-cell office:value-type="float" office:value="-0.0029088" calcext:value-type="float">
            <text:p>-0.0029088</text:p>
          </table:table-cell>
          <table:table-cell office:value-type="float" office:value="0.0021858" calcext:value-type="float">
            <text:p>0.0021858</text:p>
          </table:table-cell>
          <table:table-cell office:value-type="float" office:value="-5.0744" calcext:value-type="float">
            <text:p>-5.0744</text:p>
          </table:table-cell>
          <table:table-cell office:value-type="float" office:value="-1.2426" calcext:value-type="float">
            <text:p>-1.2426</text:p>
          </table:table-cell>
          <table:table-cell office:value-type="float" office:value="-1" calcext:value-type="float">
            <text:p>-1</text:p>
          </table:table-cell>
          <table:table-cell office:value-type="float" office:value="61.434" calcext:value-type="float">
            <text:p>61.434</text:p>
          </table:table-cell>
          <table:table-cell office:value-type="float" office:value="-62.391" calcext:value-type="float">
            <text:p>-62.391</text:p>
          </table:table-cell>
          <table:table-cell office:value-type="float" office:value="-681.05" calcext:value-type="float">
            <text:p>-681.05</text:p>
          </table:table-cell>
          <table:table-cell office:value-type="float" office:value="61.434" calcext:value-type="float">
            <text:p>61.434</text:p>
          </table:table-cell>
          <table:table-cell office:value-type="float" office:value="-62.391" calcext:value-type="float">
            <text:p>-62.391</text:p>
          </table:table-cell>
          <table:table-cell office:value-type="float" office:value="-681.05" calcext:value-type="float">
            <text:p>-68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17" calcext:value-type="float">
            <text:p>14.717</text:p>
          </table:table-cell>
          <table:table-cell office:value-type="float" office:value="-6.0832" calcext:value-type="float">
            <text:p>-6.0832</text:p>
          </table:table-cell>
          <table:table-cell office:value-type="float" office:value="15" calcext:value-type="float">
            <text:p>15</text:p>
          </table:table-cell>
          <table:table-cell office:value-type="float" office:value="-11.148" calcext:value-type="float">
            <text:p>-11.148</text:p>
          </table:table-cell>
          <table:table-cell office:value-type="float" office:value="108.03" calcext:value-type="float">
            <text:p>108.03</text:p>
          </table:table-cell>
          <table:table-cell office:value-type="float" office:value="0.14567" calcext:value-type="float">
            <text:p>0.14567</text:p>
          </table:table-cell>
          <table:table-cell office:value-type="float" office:value="4.1053" calcext:value-type="float">
            <text:p>4.1053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24964" calcext:value-type="float">
            <text:p>-0.24964</text:p>
          </table:table-cell>
          <table:table-cell office:value-type="float" office:value="-0.066131" calcext:value-type="float">
            <text:p>-0.066131</text:p>
          </table:table-cell>
          <table:table-cell office:value-type="float" office:value="0" calcext:value-type="float">
            <text:p>0</text:p>
          </table:table-cell>
          <table:table-cell office:value-type="float" office:value="-17545" calcext:value-type="float">
            <text:p>-17545</text:p>
          </table:table-cell>
          <table:table-cell office:value-type="float" office:value="0.0080608" calcext:value-type="float">
            <text:p>0.0080608</text:p>
          </table:table-cell>
          <table:table-cell office:value-type="float" office:value="0.085705" calcext:value-type="float">
            <text:p>0.085705</text:p>
          </table:table-cell>
          <table:table-cell office:value-type="float" office:value="-0.0466" calcext:value-type="float">
            <text:p>-0.04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0]-([$Sheet2.$B$2]*[.B150]+[$Sheet2.$B$3]))^2" office:value-type="float" office:value="0.0000958327311955978" calcext:value-type="float">
            <text:p>9.58327311955978E-05</text:p>
          </table:table-cell>
          <table:table-cell table:formula="of:=([.F150]-([$Sheet2.$B$7] + [$Sheet2.$B$8] * ([.B150] - [$Sheet2.$B$9])^2))^2" office:value-type="float" office:value="0.000000639291960342492" calcext:value-type="float">
            <text:p>6.39291960342492E-07</text:p>
          </table:table-cell>
          <table:table-cell table:formula="of:=([.X150]-([.AE150]^2*([$Sheet2.$B$13]*([.B150] - [$Sheet2.$B$14])^2 + [$Sheet2.$B$15]*([.B150]-[$Sheet2.$B$14]) + [$Sheet2.$B$16])    ))^2" office:value-type="float" office:value="43.8698242160126" calcext:value-type="float">
            <text:p>43.8698242160126</text:p>
          </table:table-cell>
          <table:table-cell table:formula="of:=([.AG150]-([.AE150]^2*([$Sheet2.$B$20]*([.B150] - [$Sheet2.$B$21])^2 + [$Sheet2.$B$22]*([.B150]-[$Sheet2.$B$21]) + [$Sheet2.$B$23])    ))^2" office:value-type="float" office:value="678.560442233314" calcext:value-type="float">
            <text:p>678.560442233314</text:p>
          </table:table-cell>
          <table:table-cell table:formula="of:=([.AH150]-([.AE150]^2*([$Sheet2.$B$27]*([.B150] - [$Sheet2.$B$28])^2 + [$Sheet2.$B$29]*([.B150]-[$Sheet2.$B$28]) + [$Sheet2.$B$30])    ))^2" office:value-type="float" office:value="2055.31708842018" calcext:value-type="float">
            <text:p>2055.31708842018</text:p>
          </table:table-cell>
          <table:table-cell table:formula="of:=([.AI150]-([.AE150]^2*([$Sheet2.$B$34]*([.B150] - [$Sheet2.$B$35])^2 + [$Sheet2.$B$36]*([.B150]-[$Sheet2.$B$35]) + [$Sheet2.$B$37])    ))^2" office:value-type="float" office:value="1.92545053807688" calcext:value-type="float">
            <text:p>1.92545053807688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49" calcext:value-type="float">
            <text:p>-0.0063249</text:p>
          </table:table-cell>
          <table:table-cell office:value-type="float" office:value="0.010565" calcext:value-type="float">
            <text:p>0.010565</text:p>
          </table:table-cell>
          <table:table-cell office:value-type="float" office:value="0.0062331" calcext:value-type="float">
            <text:p>0.0062331</text:p>
          </table:table-cell>
          <table:table-cell office:value-type="float" office:value="0.0043318" calcext:value-type="float">
            <text:p>0.0043318</text:p>
          </table:table-cell>
          <table:table-cell office:value-type="float" office:value="-0.0052845" calcext:value-type="float">
            <text:p>-0.0052845</text:p>
          </table:table-cell>
          <table:table-cell office:value-type="float" office:value="-0.083777" calcext:value-type="float">
            <text:p>-0.083777</text:p>
          </table:table-cell>
          <table:table-cell office:value-type="float" office:value="-0.029681" calcext:value-type="float">
            <text:p>-0.029681</text:p>
          </table:table-cell>
          <table:table-cell office:value-type="float" office:value="-0.054096" calcext:value-type="float">
            <text:p>-0.054096</text:p>
          </table:table-cell>
          <table:table-cell office:value-type="float" office:value="0.0070594" calcext:value-type="float">
            <text:p>0.0070594</text:p>
          </table:table-cell>
          <table:table-cell office:value-type="float" office:value="-0.00025705" calcext:value-type="float">
            <text:p>-0.00025705</text:p>
          </table:table-cell>
          <table:table-cell office:value-type="float" office:value="-0.0028161" calcext:value-type="float">
            <text:p>-0.0028161</text:p>
          </table:table-cell>
          <table:table-cell office:value-type="float" office:value="0.0025591" calcext:value-type="float">
            <text:p>0.0025591</text:p>
          </table:table-cell>
          <table:table-cell office:value-type="float" office:value="-0.59867" calcext:value-type="float">
            <text:p>-0.59867</text:p>
          </table:table-cell>
          <table:table-cell office:value-type="float" office:value="-0.047612" calcext:value-type="float">
            <text:p>-0.047612</text:p>
          </table:table-cell>
          <table:table-cell office:value-type="float" office:value="-1" calcext:value-type="float">
            <text:p>-1</text:p>
          </table:table-cell>
          <table:table-cell office:value-type="float" office:value="49.194" calcext:value-type="float">
            <text:p>49.194</text:p>
          </table:table-cell>
          <table:table-cell office:value-type="float" office:value="-60.013" calcext:value-type="float">
            <text:p>-60.013</text:p>
          </table:table-cell>
          <table:table-cell office:value-type="float" office:value="-71.829" calcext:value-type="float">
            <text:p>-71.829</text:p>
          </table:table-cell>
          <table:table-cell office:value-type="float" office:value="49.194" calcext:value-type="float">
            <text:p>49.194</text:p>
          </table:table-cell>
          <table:table-cell office:value-type="float" office:value="-60.013" calcext:value-type="float">
            <text:p>-60.013</text:p>
          </table:table-cell>
          <table:table-cell office:value-type="float" office:value="-71.829" calcext:value-type="float">
            <text:p>-71.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049" calcext:value-type="float">
            <text:p>7.7049</text:p>
          </table:table-cell>
          <table:table-cell office:value-type="float" office:value="-158.77" calcext:value-type="float">
            <text:p>-158.77</text:p>
          </table:table-cell>
          <table:table-cell office:value-type="float" office:value="15" calcext:value-type="float">
            <text:p>15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-40.085" calcext:value-type="float">
            <text:p>-40.085</text:p>
          </table:table-cell>
          <table:table-cell office:value-type="float" office:value="-199.8" calcext:value-type="float">
            <text:p>-199.8</text:p>
          </table:table-cell>
          <table:table-cell office:value-type="float" office:value="1.4596" calcext:value-type="float">
            <text:p>1.4596</text:p>
          </table:table-cell>
          <table:table-cell office:value-type="float" office:value="-0.53313" calcext:value-type="float">
            <text:p>-0.5331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-0.66253" calcext:value-type="float">
            <text:p>-0.662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457910" calcext:value-type="float">
            <text:p>-4.58E+05</text:p>
          </table:table-cell>
          <table:table-cell office:value-type="float" office:value="0.0033793" calcext:value-type="float">
            <text:p>0.0033793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3372" calcext:value-type="float">
            <text:p>0.003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1]-([$Sheet2.$B$2]*[.B151]+[$Sheet2.$B$3]))^2" office:value-type="float" office:value="0.0000516811388240114" calcext:value-type="float">
            <text:p>5.16811388240114E-05</text:p>
          </table:table-cell>
          <table:table-cell table:formula="of:=([.F151]-([$Sheet2.$B$7] + [$Sheet2.$B$8] * ([.B151] - [$Sheet2.$B$9])^2))^2" office:value-type="float" office:value="0.000000873699272813514" calcext:value-type="float">
            <text:p>8.73699272813514E-07</text:p>
          </table:table-cell>
          <table:table-cell table:formula="of:=([.X151]-([.AE151]^2*([$Sheet2.$B$13]*([.B151] - [$Sheet2.$B$14])^2 + [$Sheet2.$B$15]*([.B151]-[$Sheet2.$B$14]) + [$Sheet2.$B$16])    ))^2" office:value-type="float" office:value="45.3236118874225" calcext:value-type="float">
            <text:p>45.3236118874225</text:p>
          </table:table-cell>
          <table:table-cell table:formula="of:=([.AG151]-([.AE151]^2*([$Sheet2.$B$20]*([.B151] - [$Sheet2.$B$21])^2 + [$Sheet2.$B$22]*([.B151]-[$Sheet2.$B$21]) + [$Sheet2.$B$23])    ))^2" office:value-type="float" office:value="408.792564524264" calcext:value-type="float">
            <text:p>408.792564524264</text:p>
          </table:table-cell>
          <table:table-cell table:formula="of:=([.AH151]-([.AE151]^2*([$Sheet2.$B$27]*([.B151] - [$Sheet2.$B$28])^2 + [$Sheet2.$B$29]*([.B151]-[$Sheet2.$B$28]) + [$Sheet2.$B$30])    ))^2" office:value-type="float" office:value="1506.27452366972" calcext:value-type="float">
            <text:p>1506.27452366972</text:p>
          </table:table-cell>
          <table:table-cell table:formula="of:=([.AI151]-([.AE151]^2*([$Sheet2.$B$34]*([.B151] - [$Sheet2.$B$35])^2 + [$Sheet2.$B$36]*([.B151]-[$Sheet2.$B$35]) + [$Sheet2.$B$37])    ))^2" office:value-type="float" office:value="0.26108331786418" calcext:value-type="float">
            <text:p>0.2610833178641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22" calcext:value-type="float">
            <text:p>0.047422</text:p>
          </table:table-cell>
          <table:table-cell office:value-type="float" office:value="0.010039" calcext:value-type="float">
            <text:p>0.010039</text:p>
          </table:table-cell>
          <table:table-cell office:value-type="float" office:value="0.0060797" calcext:value-type="float">
            <text:p>0.0060797</text:p>
          </table:table-cell>
          <table:table-cell office:value-type="float" office:value="0.0039594" calcext:value-type="float">
            <text:p>0.0039594</text:p>
          </table:table-cell>
          <table:table-cell office:value-type="float" office:value="-0.0053018" calcext:value-type="float">
            <text:p>-0.0053018</text:p>
          </table:table-cell>
          <table:table-cell office:value-type="float" office:value="-0.17125" calcext:value-type="float">
            <text:p>-0.17125</text:p>
          </table:table-cell>
          <table:table-cell office:value-type="float" office:value="-0.028951" calcext:value-type="float">
            <text:p>-0.028951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033648" calcext:value-type="float">
            <text:p>0.033648</text:p>
          </table:table-cell>
          <table:table-cell table:style-name="ce1" office:value-type="float" office:value="0.000018163" calcext:value-type="float">
            <text:p>1.82E-05</text:p>
          </table:table-cell>
          <table:table-cell office:value-type="float" office:value="-0.0027356" calcext:value-type="float">
            <text:p>-0.0027356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4.7238" calcext:value-type="float">
            <text:p>4.7238</text:p>
          </table:table-cell>
          <table:table-cell office:value-type="float" office:value="1.0287" calcext:value-type="float">
            <text:p>1.0287</text:p>
          </table:table-cell>
          <table:table-cell office:value-type="float" office:value="4.5921" calcext:value-type="float">
            <text:p>4.5921</text:p>
          </table:table-cell>
          <table:table-cell office:value-type="float" office:value="44.965" calcext:value-type="float">
            <text:p>44.965</text:p>
          </table:table-cell>
          <table:table-cell office:value-type="float" office:value="-60.21" calcext:value-type="float">
            <text:p>-60.21</text:p>
          </table:table-cell>
          <table:table-cell office:value-type="float" office:value="538.55" calcext:value-type="float">
            <text:p>538.55</text:p>
          </table:table-cell>
          <table:table-cell office:value-type="float" office:value="44.965" calcext:value-type="float">
            <text:p>44.965</text:p>
          </table:table-cell>
          <table:table-cell office:value-type="float" office:value="-60.21" calcext:value-type="float">
            <text:p>-60.21</text:p>
          </table:table-cell>
          <table:table-cell office:value-type="float" office:value="538.55" calcext:value-type="float">
            <text:p>53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75" calcext:value-type="float">
            <text:p>14.675</text:p>
          </table:table-cell>
          <table:table-cell office:value-type="float" office:value="7.3485" calcext:value-type="float">
            <text:p>7.3485</text:p>
          </table:table-cell>
          <table:table-cell office:value-type="float" office:value="15" calcext:value-type="float">
            <text:p>15</text:p>
          </table:table-cell>
          <table:table-cell office:value-type="float" office:value="11.953" calcext:value-type="float">
            <text:p>11.953</text:p>
          </table:table-cell>
          <table:table-cell office:value-type="float" office:value="-191.06" calcext:value-type="float">
            <text:p>-191.06</text:p>
          </table:table-cell>
          <table:table-cell office:value-type="float" office:value="-408.4" calcext:value-type="float">
            <text:p>-408.4</text:p>
          </table:table-cell>
          <table:table-cell office:value-type="float" office:value="-0.10313" calcext:value-type="float">
            <text:p>-0.103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24403" calcext:value-type="float">
            <text:p>-0.24403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" calcext:value-type="float">
            <text:p>0</text:p>
          </table:table-cell>
          <table:table-cell office:value-type="float" office:value="21194" calcext:value-type="float">
            <text:p>21194</text:p>
          </table:table-cell>
          <table:table-cell office:value-type="float" office:value="0.0058829" calcext:value-type="float">
            <text:p>0.0058829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053444" calcext:value-type="float">
            <text:p>0.053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2]-([$Sheet2.$B$2]*[.B152]+[$Sheet2.$B$3]))^2" office:value-type="float" office:value="0.0000201304739199618" calcext:value-type="float">
            <text:p>2.01304739199618E-05</text:p>
          </table:table-cell>
          <table:table-cell table:formula="of:=([.F152]-([$Sheet2.$B$7] + [$Sheet2.$B$8] * ([.B152] - [$Sheet2.$B$9])^2))^2" office:value-type="float" office:value="0.00000111218478619327" calcext:value-type="float">
            <text:p>1.11218478619327E-06</text:p>
          </table:table-cell>
          <table:table-cell table:formula="of:=([.X152]-([.AE152]^2*([$Sheet2.$B$13]*([.B152] - [$Sheet2.$B$14])^2 + [$Sheet2.$B$15]*([.B152]-[$Sheet2.$B$14]) + [$Sheet2.$B$16])    ))^2" office:value-type="float" office:value="44.7769624974835" calcext:value-type="float">
            <text:p>44.7769624974835</text:p>
          </table:table-cell>
          <table:table-cell table:formula="of:=([.AG152]-([.AE152]^2*([$Sheet2.$B$20]*([.B152] - [$Sheet2.$B$21])^2 + [$Sheet2.$B$22]*([.B152]-[$Sheet2.$B$21]) + [$Sheet2.$B$23])    ))^2" office:value-type="float" office:value="195.876834298941" calcext:value-type="float">
            <text:p>195.876834298941</text:p>
          </table:table-cell>
          <table:table-cell table:formula="of:=([.AH152]-([.AE152]^2*([$Sheet2.$B$27]*([.B152] - [$Sheet2.$B$28])^2 + [$Sheet2.$B$29]*([.B152]-[$Sheet2.$B$28]) + [$Sheet2.$B$30])    ))^2" office:value-type="float" office:value="987.818418092167" calcext:value-type="float">
            <text:p>987.818418092167</text:p>
          </table:table-cell>
          <table:table-cell table:formula="of:=([.AI152]-([.AE152]^2*([$Sheet2.$B$34]*([.B152] - [$Sheet2.$B$35])^2 + [$Sheet2.$B$36]*([.B152]-[$Sheet2.$B$35]) + [$Sheet2.$B$37])    ))^2" office:value-type="float" office:value="0.118328635790625" calcext:value-type="float">
            <text:p>0.118328635790625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0.0059357" calcext:value-type="float">
            <text:p>0.0059357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-0.0055448" calcext:value-type="float">
            <text:p>-0.0055448</text:p>
          </table:table-cell>
          <table:table-cell office:value-type="float" office:value="-0.26219" calcext:value-type="float">
            <text:p>-0.26219</text:p>
          </table:table-cell>
          <table:table-cell office:value-type="float" office:value="-0.028265" calcext:value-type="float">
            <text:p>-0.028265</text:p>
          </table:table-cell>
          <table:table-cell office:value-type="float" office:value="-0.23393" calcext:value-type="float">
            <text:p>-0.23393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0.00010792" calcext:value-type="float">
            <text:p>0.00010792</text:p>
          </table:table-cell>
          <table:table-cell office:value-type="float" office:value="-0.002658" calcext:value-type="float">
            <text:p>-0.002658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9.8872" calcext:value-type="float">
            <text:p>9.8872</text:p>
          </table:table-cell>
          <table:table-cell office:value-type="float" office:value="3.1453" calcext:value-type="float">
            <text:p>3.1453</text:p>
          </table:table-cell>
          <table:table-cell office:value-type="float" office:value="3.1435" calcext:value-type="float">
            <text:p>3.1435</text:p>
          </table:table-cell>
          <table:table-cell office:value-type="float" office:value="48.832" calcext:value-type="float">
            <text:p>48.832</text:p>
          </table:table-cell>
          <table:table-cell office:value-type="float" office:value="-62.97" calcext:value-type="float">
            <text:p>-62.97</text:p>
          </table:table-cell>
          <table:table-cell office:value-type="float" office:value="1149.3" calcext:value-type="float">
            <text:p>1149.3</text:p>
          </table:table-cell>
          <table:table-cell office:value-type="float" office:value="48.832" calcext:value-type="float">
            <text:p>48.832</text:p>
          </table:table-cell>
          <table:table-cell office:value-type="float" office:value="-62.97" calcext:value-type="float">
            <text:p>-62.97</text:p>
          </table:table-cell>
          <table:table-cell office:value-type="float" office:value="1149.3" calcext:value-type="float">
            <text:p>114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4" calcext:value-type="float">
            <text:p>14.924</text:p>
          </table:table-cell>
          <table:table-cell office:value-type="float" office:value="2.4033" calcext:value-type="float">
            <text:p>2.4033</text:p>
          </table:table-cell>
          <table:table-cell office:value-type="float" office:value="15" calcext:value-type="float">
            <text:p>15</text:p>
          </table:table-cell>
          <table:table-cell office:value-type="float" office:value="5.7753" calcext:value-type="float">
            <text:p>5.7753</text:p>
          </table:table-cell>
          <table:table-cell office:value-type="float" office:value="-344.68" calcext:value-type="float">
            <text:p>-344.68</text:p>
          </table:table-cell>
          <table:table-cell office:value-type="float" office:value="-625.29" calcext:value-type="float">
            <text:p>-625.29</text:p>
          </table:table-cell>
          <table:table-cell office:value-type="float" office:value="-0.61279" calcext:value-type="float">
            <text:p>-0.61279</text:p>
          </table:table-cell>
          <table:table-cell office:value-type="float" office:value="1.0231" calcext:value-type="float">
            <text:p>1.0231</text:p>
          </table:table-cell>
          <table:table-cell office:value-type="float" office:value="-0.24568" calcext:value-type="float">
            <text:p>-0.24568</text:p>
          </table:table-cell>
          <table:table-cell office:value-type="float" office:value="0.040934" calcext:value-type="float">
            <text:p>0.040934</text:p>
          </table:table-cell>
          <table:table-cell office:value-type="float" office:value="0" calcext:value-type="float">
            <text:p>0</text:p>
          </table:table-cell>
          <table:table-cell office:value-type="float" office:value="6931.5" calcext:value-type="float">
            <text:p>6931.5</text:p>
          </table:table-cell>
          <table:table-cell office:value-type="float" office:value="0.0064974" calcext:value-type="float">
            <text:p>0.0064974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0354" calcext:value-type="float">
            <text:p>0.103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3]-([$Sheet2.$B$2]*[.B153]+[$Sheet2.$B$3]))^2" office:value-type="float" office:value="0.00000307420055560011" calcext:value-type="float">
            <text:p>3.07420055560011E-06</text:p>
          </table:table-cell>
          <table:table-cell table:formula="of:=([.F153]-([$Sheet2.$B$7] + [$Sheet2.$B$8] * ([.B153] - [$Sheet2.$B$9])^2))^2" office:value-type="float" office:value="0.00000135304831444543" calcext:value-type="float">
            <text:p>1.35304831444543E-06</text:p>
          </table:table-cell>
          <table:table-cell table:formula="of:=([.X153]-([.AE153]^2*([$Sheet2.$B$13]*([.B153] - [$Sheet2.$B$14])^2 + [$Sheet2.$B$15]*([.B153]-[$Sheet2.$B$14]) + [$Sheet2.$B$16])    ))^2" office:value-type="float" office:value="42.4225962449863" calcext:value-type="float">
            <text:p>42.4225962449863</text:p>
          </table:table-cell>
          <table:table-cell table:formula="of:=([.AG153]-([.AE153]^2*([$Sheet2.$B$20]*([.B153] - [$Sheet2.$B$21])^2 + [$Sheet2.$B$22]*([.B153]-[$Sheet2.$B$21]) + [$Sheet2.$B$23])    ))^2" office:value-type="float" office:value="57.6860996207189" calcext:value-type="float">
            <text:p>57.6860996207189</text:p>
          </table:table-cell>
          <table:table-cell table:formula="of:=([.AH153]-([.AE153]^2*([$Sheet2.$B$27]*([.B153] - [$Sheet2.$B$28])^2 + [$Sheet2.$B$29]*([.B153]-[$Sheet2.$B$28]) + [$Sheet2.$B$30])    ))^2" office:value-type="float" office:value="554.904601980114" calcext:value-type="float">
            <text:p>554.904601980114</text:p>
          </table:table-cell>
          <table:table-cell table:formula="of:=([.AI153]-([.AE153]^2*([$Sheet2.$B$34]*([.B153] - [$Sheet2.$B$35])^2 + [$Sheet2.$B$36]*([.B153]-[$Sheet2.$B$35]) + [$Sheet2.$B$37])    ))^2" office:value-type="float" office:value="1.45721408123425" calcext:value-type="float">
            <text:p>1.457214081234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053535" calcext:value-type="float">
            <text:p>0.0053535</text:p>
          </table:table-cell>
          <table:table-cell office:value-type="float" office:value="-0.0060144" calcext:value-type="float">
            <text:p>-0.0060144</text:p>
          </table:table-cell>
          <table:table-cell office:value-type="float" office:value="-0.35646" calcext:value-type="float">
            <text:p>-0.35646</text:p>
          </table:table-cell>
          <table:table-cell office:value-type="float" office:value="-0.027462" calcext:value-type="float">
            <text:p>-0.027462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88231" calcext:value-type="float">
            <text:p>0.088231</text:p>
          </table:table-cell>
          <table:table-cell table:style-name="ce1" office:value-type="float" office:value="0.000031964" calcext:value-type="float">
            <text:p>3.20E-05</text:p>
          </table:table-cell>
          <table:table-cell office:value-type="float" office:value="-0.0025642" calcext:value-type="float">
            <text:p>-0.0025642</text:p>
          </table:table-cell>
          <table:table-cell office:value-type="float" office:value="0.0025962" calcext:value-type="float">
            <text:p>0.0025962</text:p>
          </table:table-cell>
          <table:table-cell office:value-type="float" office:value="13.939" calcext:value-type="float">
            <text:p>13.939</text:p>
          </table:table-cell>
          <table:table-cell office:value-type="float" office:value="5.4882" calcext:value-type="float">
            <text:p>5.4882</text:p>
          </table:table-cell>
          <table:table-cell office:value-type="float" office:value="2.5399" calcext:value-type="float">
            <text:p>2.5399</text:p>
          </table:table-cell>
          <table:table-cell office:value-type="float" office:value="60.796" calcext:value-type="float">
            <text:p>60.796</text:p>
          </table:table-cell>
          <table:table-cell office:value-type="float" office:value="-68.302" calcext:value-type="float">
            <text:p>-68.302</text:p>
          </table:table-cell>
          <table:table-cell office:value-type="float" office:value="1760.4" calcext:value-type="float">
            <text:p>1760.4</text:p>
          </table:table-cell>
          <table:table-cell office:value-type="float" office:value="60.796" calcext:value-type="float">
            <text:p>60.796</text:p>
          </table:table-cell>
          <table:table-cell office:value-type="float" office:value="-68.302" calcext:value-type="float">
            <text:p>-68.302</text:p>
          </table:table-cell>
          <table:table-cell office:value-type="float" office:value="1760.4" calcext:value-type="float">
            <text:p>176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2" calcext:value-type="float">
            <text:p>14.962</text:p>
          </table:table-cell>
          <table:table-cell office:value-type="float" office:value="1.3774" calcext:value-type="float">
            <text:p>1.3774</text:p>
          </table:table-cell>
          <table:table-cell office:value-type="float" office:value="15" calcext:value-type="float">
            <text:p>15</text:p>
          </table:table-cell>
          <table:table-cell office:value-type="float" office:value="4.1033" calcext:value-type="float">
            <text:p>4.1033</text:p>
          </table:table-cell>
          <table:table-cell office:value-type="float" office:value="-501" calcext:value-type="float">
            <text:p>-501</text:p>
          </table:table-cell>
          <table:table-cell office:value-type="float" office:value="-850.11" calcext:value-type="float">
            <text:p>-850.11</text:p>
          </table:table-cell>
          <table:table-cell office:value-type="float" office:value="-0.1815" calcext:value-type="float">
            <text:p>-0.1815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2462" calcext:value-type="float">
            <text:p>-0.246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" calcext:value-type="float">
            <text:p>0</text:p>
          </table:table-cell>
          <table:table-cell office:value-type="float" office:value="3972.5" calcext:value-type="float">
            <text:p>3972.5</text:p>
          </table:table-cell>
          <table:table-cell office:value-type="float" office:value="0.0081097" calcext:value-type="float">
            <text:p>0.0081097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15366" calcext:value-type="float">
            <text:p>0.15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4]-([$Sheet2.$B$2]*[.B154]+[$Sheet2.$B$3]))^2" office:value-type="float" office:value="0.00000102418450311276" calcext:value-type="float">
            <text:p>1.02418450311276E-06</text:p>
          </table:table-cell>
          <table:table-cell table:formula="of:=([.F154]-([$Sheet2.$B$7] + [$Sheet2.$B$8] * ([.B154] - [$Sheet2.$B$9])^2))^2" office:value-type="float" office:value="0.00000167840267618987" calcext:value-type="float">
            <text:p>1.67840267618987E-06</text:p>
          </table:table-cell>
          <table:table-cell table:formula="of:=([.X154]-([.AE154]^2*([$Sheet2.$B$13]*([.B154] - [$Sheet2.$B$14])^2 + [$Sheet2.$B$15]*([.B154]-[$Sheet2.$B$14]) + [$Sheet2.$B$16])    ))^2" office:value-type="float" office:value="38.2962140076792" calcext:value-type="float">
            <text:p>38.2962140076792</text:p>
          </table:table-cell>
          <table:table-cell table:formula="of:=([.AG154]-([.AE154]^2*([$Sheet2.$B$20]*([.B154] - [$Sheet2.$B$21])^2 + [$Sheet2.$B$22]*([.B154]-[$Sheet2.$B$21]) + [$Sheet2.$B$23])    ))^2" office:value-type="float" office:value="0.925881536680187" calcext:value-type="float">
            <text:p>0.925881536680187</text:p>
          </table:table-cell>
          <table:table-cell table:formula="of:=([.AH154]-([.AE154]^2*([$Sheet2.$B$27]*([.B154] - [$Sheet2.$B$28])^2 + [$Sheet2.$B$29]*([.B154]-[$Sheet2.$B$28]) + [$Sheet2.$B$30])    ))^2" office:value-type="float" office:value="241.841565851563" calcext:value-type="float">
            <text:p>241.841565851563</text:p>
          </table:table-cell>
          <table:table-cell table:formula="of:=([.AI154]-([.AE154]^2*([$Sheet2.$B$34]*([.B154] - [$Sheet2.$B$35])^2 + [$Sheet2.$B$36]*([.B154]-[$Sheet2.$B$35]) + [$Sheet2.$B$37])    ))^2" office:value-type="float" office:value="4.79891526684572" calcext:value-type="float">
            <text:p>4.798915266845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2724" calcext:value-type="float">
            <text:p>0.012724</text:p>
          </table:table-cell>
          <table:table-cell office:value-type="float" office:value="0.0055995" calcext:value-type="float">
            <text:p>0.005599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-0.0067091" calcext:value-type="float">
            <text:p>-0.0067091</text:p>
          </table:table-cell>
          <table:table-cell office:value-type="float" office:value="-0.45409" calcext:value-type="float">
            <text:p>-0.45409</text:p>
          </table:table-cell>
          <table:table-cell office:value-type="float" office:value="-0.026664" calcext:value-type="float">
            <text:p>-0.026664</text:p>
          </table:table-cell>
          <table:table-cell office:value-type="float" office:value="-0.42743" calcext:value-type="float">
            <text:p>-0.42743</text:p>
          </table:table-cell>
          <table:table-cell office:value-type="float" office:value="0.1162" calcext:value-type="float">
            <text:p>0.1162</text:p>
          </table:table-cell>
          <table:table-cell office:value-type="float" office:value="-0.00023367" calcext:value-type="float">
            <text:p>-0.00023367</text:p>
          </table:table-cell>
          <table:table-cell office:value-type="float" office:value="-0.0024746" calcext:value-type="float">
            <text:p>-0.0024746</text:p>
          </table:table-cell>
          <table:table-cell office:value-type="float" office:value="0.0022409" calcext:value-type="float">
            <text:p>0.0022409</text:p>
          </table:table-cell>
          <table:table-cell office:value-type="float" office:value="16.41" calcext:value-type="float">
            <text:p>16.41</text:p>
          </table:table-cell>
          <table:table-cell office:value-type="float" office:value="7.4986" calcext:value-type="float">
            <text:p>7.4986</text:p>
          </table:table-cell>
          <table:table-cell office:value-type="float" office:value="2.1885" calcext:value-type="float">
            <text:p>2.1885</text:p>
          </table:table-cell>
          <table:table-cell office:value-type="float" office:value="80.904" calcext:value-type="float">
            <text:p>80.904</text:p>
          </table:table-cell>
          <table:table-cell office:value-type="float" office:value="-76.192" calcext:value-type="float">
            <text:p>-76.192</text:p>
          </table:table-cell>
          <table:table-cell office:value-type="float" office:value="2371.2" calcext:value-type="float">
            <text:p>2371.2</text:p>
          </table:table-cell>
          <table:table-cell office:value-type="float" office:value="80.904" calcext:value-type="float">
            <text:p>80.904</text:p>
          </table:table-cell>
          <table:table-cell office:value-type="float" office:value="-76.192" calcext:value-type="float">
            <text:p>-76.192</text:p>
          </table:table-cell>
          <table:table-cell office:value-type="float" office:value="2371.2" calcext:value-type="float">
            <text:p>23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2" calcext:value-type="float">
            <text:p>14.972</text:p>
          </table:table-cell>
          <table:table-cell office:value-type="float" office:value="1.0081" calcext:value-type="float">
            <text:p>1.0081</text:p>
          </table:table-cell>
          <table:table-cell office:value-type="float" office:value="15" calcext:value-type="float">
            <text:p>15</text:p>
          </table:table-cell>
          <table:table-cell office:value-type="float" office:value="3.4871" calcext:value-type="float">
            <text:p>3.4871</text:p>
          </table:table-cell>
          <table:table-cell office:value-type="float" office:value="-659.82" calcext:value-type="float">
            <text:p>-659.82</text:p>
          </table:table-cell>
          <table:table-cell office:value-type="float" office:value="-1082.9" calcext:value-type="float">
            <text:p>-1082.9</text:p>
          </table:table-cell>
          <table:table-cell office:value-type="float" office:value="1.3268" calcext:value-type="float">
            <text:p>1.3268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-0.24645" calcext:value-type="float">
            <text:p>-0.24645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" calcext:value-type="float">
            <text:p>0</text:p>
          </table:table-cell>
          <table:table-cell office:value-type="float" office:value="2907.5" calcext:value-type="float">
            <text:p>2907.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78891" calcext:value-type="float">
            <text:p>0.78891</text:p>
          </table:table-cell>
          <table:table-cell office:value-type="float" office:value="0.20375" calcext:value-type="float">
            <text:p>0.20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5]-([$Sheet2.$B$2]*[.B155]+[$Sheet2.$B$3]))^2" office:value-type="float" office:value="0.0000141179033472633" calcext:value-type="float">
            <text:p>1.41179033472633E-05</text:p>
          </table:table-cell>
          <table:table-cell table:formula="of:=([.F155]-([$Sheet2.$B$7] + [$Sheet2.$B$8] * ([.B155] - [$Sheet2.$B$9])^2))^2" office:value-type="float" office:value="0.00000202088687017964" calcext:value-type="float">
            <text:p>2.02088687017964E-06</text:p>
          </table:table-cell>
          <table:table-cell table:formula="of:=([.X155]-([.AE155]^2*([$Sheet2.$B$13]*([.B155] - [$Sheet2.$B$14])^2 + [$Sheet2.$B$15]*([.B155]-[$Sheet2.$B$14]) + [$Sheet2.$B$16])    ))^2" office:value-type="float" office:value="32.8437903695675" calcext:value-type="float">
            <text:p>32.8437903695675</text:p>
          </table:table-cell>
          <table:table-cell table:formula="of:=([.AG155]-([.AE155]^2*([$Sheet2.$B$20]*([.B155] - [$Sheet2.$B$21])^2 + [$Sheet2.$B$22]*([.B155]-[$Sheet2.$B$21]) + [$Sheet2.$B$23])    ))^2" office:value-type="float" office:value="32.5256581217422" calcext:value-type="float">
            <text:p>32.5256581217422</text:p>
          </table:table-cell>
          <table:table-cell table:formula="of:=([.AH155]-([.AE155]^2*([$Sheet2.$B$27]*([.B155] - [$Sheet2.$B$28])^2 + [$Sheet2.$B$29]*([.B155]-[$Sheet2.$B$28]) + [$Sheet2.$B$30])    ))^2" office:value-type="float" office:value="54.3774603376684" calcext:value-type="float">
            <text:p>54.3774603376684</text:p>
          </table:table-cell>
          <table:table-cell table:formula="of:=([.AI155]-([.AE155]^2*([$Sheet2.$B$34]*([.B155] - [$Sheet2.$B$35])^2 + [$Sheet2.$B$36]*([.B155]-[$Sheet2.$B$35]) + [$Sheet2.$B$37])    ))^2" office:value-type="float" office:value="9.97551331065072" calcext:value-type="float">
            <text:p>9.975513310650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054725" calcext:value-type="float">
            <text:p>0.0054725</text:p>
          </table:table-cell>
          <table:table-cell office:value-type="float" office:value="0.0096104" calcext:value-type="float">
            <text:p>0.0096104</text:p>
          </table:table-cell>
          <table:table-cell office:value-type="float" office:value="-0.0076291" calcext:value-type="float">
            <text:p>-0.0076291</text:p>
          </table:table-cell>
          <table:table-cell office:value-type="float" office:value="-0.55523" calcext:value-type="float">
            <text:p>-0.55523</text:p>
          </table:table-cell>
          <table:table-cell office:value-type="float" office:value="-0.02606" calcext:value-type="float">
            <text:p>-0.02606</text:p>
          </table:table-cell>
          <table:table-cell office:value-type="float" office:value="-0.52917" calcext:value-type="float">
            <text:p>-0.52917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-0.00071305" calcext:value-type="float">
            <text:p>-0.00071305</text:p>
          </table:table-cell>
          <table:table-cell office:value-type="float" office:value="-0.0024142" calcext:value-type="float">
            <text:p>-0.0024142</text:p>
          </table:table-cell>
          <table:table-cell office:value-type="float" office:value="0.0017011" calcext:value-type="float">
            <text:p>0.0017011</text:p>
          </table:table-cell>
          <table:table-cell office:value-type="float" office:value="17.406" calcext:value-type="float">
            <text:p>17.406</text:p>
          </table:table-cell>
          <table:table-cell office:value-type="float" office:value="8.9185" calcext:value-type="float">
            <text:p>8.9185</text:p>
          </table:table-cell>
          <table:table-cell office:value-type="float" office:value="1.9517" calcext:value-type="float">
            <text:p>1.9517</text:p>
          </table:table-cell>
          <table:table-cell office:value-type="float" office:value="109.14" calcext:value-type="float">
            <text:p>109.14</text:p>
          </table:table-cell>
          <table:table-cell office:value-type="float" office:value="-86.639" calcext:value-type="float">
            <text:p>-86.639</text:p>
          </table:table-cell>
          <table:table-cell office:value-type="float" office:value="2981.4" calcext:value-type="float">
            <text:p>2981.4</text:p>
          </table:table-cell>
          <table:table-cell office:value-type="float" office:value="109.14" calcext:value-type="float">
            <text:p>109.14</text:p>
          </table:table-cell>
          <table:table-cell office:value-type="float" office:value="-86.639" calcext:value-type="float">
            <text:p>-86.639</text:p>
          </table:table-cell>
          <table:table-cell office:value-type="float" office:value="2981.4" calcext:value-type="float">
            <text:p>298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5" calcext:value-type="float">
            <text:p>14.975</text:p>
          </table:table-cell>
          <table:table-cell office:value-type="float" office:value="0.84759" calcext:value-type="float">
            <text:p>0.84759</text:p>
          </table:table-cell>
          <table:table-cell office:value-type="float" office:value="15" calcext:value-type="float">
            <text:p>15</text:p>
          </table:table-cell>
          <table:table-cell office:value-type="float" office:value="3.2881" calcext:value-type="float">
            <text:p>3.2881</text:p>
          </table:table-cell>
          <table:table-cell office:value-type="float" office:value="-821.11" calcext:value-type="float">
            <text:p>-821.11</text:p>
          </table:table-cell>
          <table:table-cell office:value-type="float" office:value="-1324.1" calcext:value-type="float">
            <text:p>-1324.1</text:p>
          </table:table-cell>
          <table:table-cell office:value-type="float" office:value="4.0489" calcext:value-type="float">
            <text:p>4.0489</text:p>
          </table:table-cell>
          <table:table-cell office:value-type="float" office:value="0.96661" calcext:value-type="float">
            <text:p>0.96661</text:p>
          </table:table-cell>
          <table:table-cell office:value-type="float" office:value="-0.24661" calcext:value-type="float">
            <text:p>-0.24661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" calcext:value-type="float">
            <text:p>0</text:p>
          </table:table-cell>
          <table:table-cell office:value-type="float" office:value="2444.6" calcext:value-type="float">
            <text:p>2444.6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25377" calcext:value-type="float">
            <text:p>0.25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6]-([$Sheet2.$B$2]*[.B156]+[$Sheet2.$B$3]))^2" office:value-type="float" office:value="0.0000415088947319209" calcext:value-type="float">
            <text:p>4.15088947319209E-05</text:p>
          </table:table-cell>
          <table:table-cell table:formula="of:=([.F156]-([$Sheet2.$B$7] + [$Sheet2.$B$8] * ([.B156] - [$Sheet2.$B$9])^2))^2" office:value-type="float" office:value="0.00000226005410086102" calcext:value-type="float">
            <text:p>2.26005410086102E-06</text:p>
          </table:table-cell>
          <table:table-cell table:formula="of:=([.X156]-([.AE156]^2*([$Sheet2.$B$13]*([.B156] - [$Sheet2.$B$14])^2 + [$Sheet2.$B$15]*([.B156]-[$Sheet2.$B$14]) + [$Sheet2.$B$16])    ))^2" office:value-type="float" office:value="26.4394777883776" calcext:value-type="float">
            <text:p>26.4394777883776</text:p>
          </table:table-cell>
          <table:table-cell table:formula="of:=([.AG156]-([.AE156]^2*([$Sheet2.$B$20]*([.B156] - [$Sheet2.$B$21])^2 + [$Sheet2.$B$22]*([.B156]-[$Sheet2.$B$21]) + [$Sheet2.$B$23])    ))^2" office:value-type="float" office:value="153.039827794812" calcext:value-type="float">
            <text:p>153.039827794812</text:p>
          </table:table-cell>
          <table:table-cell table:formula="of:=([.AH156]-([.AE156]^2*([$Sheet2.$B$27]*([.B156] - [$Sheet2.$B$28])^2 + [$Sheet2.$B$29]*([.B156]-[$Sheet2.$B$28]) + [$Sheet2.$B$30])    ))^2" office:value-type="float" office:value="2.00231781615478" calcext:value-type="float">
            <text:p>2.00231781615478</text:p>
          </table:table-cell>
          <table:table-cell table:formula="of:=([.AI156]-([.AE156]^2*([$Sheet2.$B$34]*([.B156] - [$Sheet2.$B$35])^2 + [$Sheet2.$B$36]*([.B156]-[$Sheet2.$B$35]) + [$Sheet2.$B$37])    ))^2" office:value-type="float" office:value="15.7898470221938" calcext:value-type="float">
            <text:p>15.78984702219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018189" calcext:value-type="float">
            <text:p>0.018189</text:p>
          </table:table-cell>
          <table:table-cell office:value-type="float" office:value="0.0053765" calcext:value-type="float">
            <text:p>0.0053765</text:p>
          </table:table-cell>
          <table:table-cell office:value-type="float" office:value="0.012812" calcext:value-type="float">
            <text:p>0.012812</text:p>
          </table:table-cell>
          <table:table-cell office:value-type="float" office:value="-0.0087736" calcext:value-type="float">
            <text:p>-0.0087736</text:p>
          </table:table-cell>
          <table:table-cell office:value-type="float" office:value="-0.65978" calcext:value-type="float">
            <text:p>-0.65978</text:p>
          </table:table-cell>
          <table:table-cell office:value-type="float" office:value="-0.025602" calcext:value-type="float">
            <text:p>-0.025602</text:p>
          </table:table-cell>
          <table:table-cell office:value-type="float" office:value="-0.63418" calcext:value-type="float">
            <text:p>-0.6341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-0.0013969" calcext:value-type="float">
            <text:p>-0.0013969</text:p>
          </table:table-cell>
          <table:table-cell office:value-type="float" office:value="-0.0023729" calcext:value-type="float">
            <text:p>-0.0023729</text:p>
          </table:table-cell>
          <table:table-cell office:value-type="float" office:value="0.00097597" calcext:value-type="float">
            <text:p>0.00097597</text:p>
          </table:table-cell>
          <table:table-cell office:value-type="float" office:value="17.384" calcext:value-type="float">
            <text:p>17.384</text:p>
          </table:table-cell>
          <table:table-cell office:value-type="float" office:value="9.7753" calcext:value-type="float">
            <text:p>9.7753</text:p>
          </table:table-cell>
          <table:table-cell office:value-type="float" office:value="1.7784" calcext:value-type="float">
            <text:p>1.7784</text:p>
          </table:table-cell>
          <table:table-cell office:value-type="float" office:value="145.5" calcext:value-type="float">
            <text:p>145.5</text:p>
          </table:table-cell>
          <table:table-cell office:value-type="float" office:value="-99.637" calcext:value-type="float">
            <text:p>-99.637</text:p>
          </table:table-cell>
          <table:table-cell office:value-type="float" office:value="3590.8" calcext:value-type="float">
            <text:p>3590.8</text:p>
          </table:table-cell>
          <table:table-cell office:value-type="float" office:value="145.5" calcext:value-type="float">
            <text:p>145.5</text:p>
          </table:table-cell>
          <table:table-cell office:value-type="float" office:value="-99.637" calcext:value-type="float">
            <text:p>-99.637</text:p>
          </table:table-cell>
          <table:table-cell office:value-type="float" office:value="3590.8" calcext:value-type="float">
            <text:p>359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5" calcext:value-type="float">
            <text:p>14.975</text:p>
          </table:table-cell>
          <table:table-cell office:value-type="float" office:value="0.7733" calcext:value-type="float">
            <text:p>0.7733</text:p>
          </table:table-cell>
          <table:table-cell office:value-type="float" office:value="15" calcext:value-type="float">
            <text:p>15</text:p>
          </table:table-cell>
          <table:table-cell office:value-type="float" office:value="3.2922" calcext:value-type="float">
            <text:p>3.2922</text:p>
          </table:table-cell>
          <table:table-cell office:value-type="float" office:value="-984.81" calcext:value-type="float">
            <text:p>-984.81</text:p>
          </table:table-cell>
          <table:table-cell office:value-type="float" office:value="-1573.5" calcext:value-type="float">
            <text:p>-1573.5</text:p>
          </table:table-cell>
          <table:table-cell office:value-type="float" office:value="7.9318" calcext:value-type="float">
            <text:p>7.9318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-0.24672" calcext:value-type="float">
            <text:p>-0.24672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" calcext:value-type="float">
            <text:p>0</text:p>
          </table:table-cell>
          <table:table-cell office:value-type="float" office:value="2230.3" calcext:value-type="float">
            <text:p>2230.3</text:p>
          </table:table-cell>
          <table:table-cell office:value-type="float" office:value="0.019426" calcext:value-type="float">
            <text:p>0.019426</text:p>
          </table:table-cell>
          <table:table-cell office:value-type="float" office:value="1.006" calcext:value-type="float">
            <text:p>1.006</text:p>
          </table:table-cell>
          <table:table-cell office:value-type="float" office:value="0.3037" calcext:value-type="float">
            <text:p>0.3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7]-([$Sheet2.$B$2]*[.B157]+[$Sheet2.$B$3]))^2" office:value-type="float" office:value="0.0000820491671240106" calcext:value-type="float">
            <text:p>8.20491671240106E-05</text:p>
          </table:table-cell>
          <table:table-cell table:formula="of:=([.F157]-([$Sheet2.$B$7] + [$Sheet2.$B$8] * ([.B157] - [$Sheet2.$B$9])^2))^2" office:value-type="float" office:value="0.00000240199686057798" calcext:value-type="float">
            <text:p>2.40199686057798E-06</text:p>
          </table:table-cell>
          <table:table-cell table:formula="of:=([.X157]-([.AE157]^2*([$Sheet2.$B$13]*([.B157] - [$Sheet2.$B$14])^2 + [$Sheet2.$B$15]*([.B157]-[$Sheet2.$B$14]) + [$Sheet2.$B$16])    ))^2" office:value-type="float" office:value="19.6013630841693" calcext:value-type="float">
            <text:p>19.6013630841693</text:p>
          </table:table-cell>
          <table:table-cell table:formula="of:=([.AG157]-([.AE157]^2*([$Sheet2.$B$20]*([.B157] - [$Sheet2.$B$21])^2 + [$Sheet2.$B$22]*([.B157]-[$Sheet2.$B$21]) + [$Sheet2.$B$23])    ))^2" office:value-type="float" office:value="360.284876060913" calcext:value-type="float">
            <text:p>360.284876060913</text:p>
          </table:table-cell>
          <table:table-cell table:formula="of:=([.AH157]-([.AE157]^2*([$Sheet2.$B$27]*([.B157] - [$Sheet2.$B$28])^2 + [$Sheet2.$B$29]*([.B157]-[$Sheet2.$B$28]) + [$Sheet2.$B$30])    ))^2" office:value-type="float" office:value="112.49072718482" calcext:value-type="float">
            <text:p>112.49072718482</text:p>
          </table:table-cell>
          <table:table-cell table:formula="of:=([.AI157]-([.AE157]^2*([$Sheet2.$B$34]*([.B157] - [$Sheet2.$B$35])^2 + [$Sheet2.$B$36]*([.B157]-[$Sheet2.$B$35]) + [$Sheet2.$B$37])    ))^2" office:value-type="float" office:value="21.9901347302987" calcext:value-type="float">
            <text:p>21.99013473029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022065" calcext:value-type="float">
            <text:p>0.022065</text:p>
          </table:table-cell>
          <table:table-cell office:value-type="float" office:value="0.0053358" calcext:value-type="float">
            <text:p>0.0053358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-0.010141" calcext:value-type="float">
            <text:p>-0.010141</text:p>
          </table:table-cell>
          <table:table-cell office:value-type="float" office:value="-0.7678" calcext:value-type="float">
            <text:p>-0.7678</text:p>
          </table:table-cell>
          <table:table-cell office:value-type="float" office:value="-0.025409" calcext:value-type="float">
            <text:p>-0.025409</text:p>
          </table:table-cell>
          <table:table-cell office:value-type="float" office:value="-0.74239" calcext:value-type="float">
            <text:p>-0.74239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-0.0023005" calcext:value-type="float">
            <text:p>-0.0023005</text:p>
          </table:table-cell>
          <table:table-cell office:value-type="float" office:value="-0.0023649" calcext:value-type="float">
            <text:p>-0.0023649</text:p>
          </table:table-cell>
          <table:table-cell table:style-name="ce1" office:value-type="float" office:value="0.000064441" calcext:value-type="float">
            <text:p>6.44E-05</text:p>
          </table:table-cell>
          <table:table-cell office:value-type="float" office:value="16.757" calcext:value-type="float">
            <text:p>16.757</text:p>
          </table:table-cell>
          <table:table-cell office:value-type="float" office:value="10.189" calcext:value-type="float">
            <text:p>10.189</text:p>
          </table:table-cell>
          <table:table-cell office:value-type="float" office:value="1.6446" calcext:value-type="float">
            <text:p>1.6446</text:p>
          </table:table-cell>
          <table:table-cell office:value-type="float" office:value="189.98" calcext:value-type="float">
            <text:p>189.98</text:p>
          </table:table-cell>
          <table:table-cell office:value-type="float" office:value="-115.17" calcext:value-type="float">
            <text:p>-115.17</text:p>
          </table:table-cell>
          <table:table-cell office:value-type="float" office:value="4199" calcext:value-type="float">
            <text:p>4199</text:p>
          </table:table-cell>
          <table:table-cell office:value-type="float" office:value="189.98" calcext:value-type="float">
            <text:p>189.98</text:p>
          </table:table-cell>
          <table:table-cell office:value-type="float" office:value="-115.17" calcext:value-type="float">
            <text:p>-115.17</text:p>
          </table:table-cell>
          <table:table-cell office:value-type="float" office:value="4199" calcext:value-type="float">
            <text:p>4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3" calcext:value-type="float">
            <text:p>14.973</text:p>
          </table:table-cell>
          <table:table-cell office:value-type="float" office:value="0.74187" calcext:value-type="float">
            <text:p>0.74187</text:p>
          </table:table-cell>
          <table:table-cell office:value-type="float" office:value="15" calcext:value-type="float">
            <text:p>15</text:p>
          </table:table-cell>
          <table:table-cell office:value-type="float" office:value="3.4151" calcext:value-type="float">
            <text:p>3.4151</text:p>
          </table:table-cell>
          <table:table-cell office:value-type="float" office:value="-1150.8" calcext:value-type="float">
            <text:p>-1150.8</text:p>
          </table:table-cell>
          <table:table-cell office:value-type="float" office:value="-1831.1" calcext:value-type="float">
            <text:p>-1831.1</text:p>
          </table:table-cell>
          <table:table-cell office:value-type="float" office:value="13.063" calcext:value-type="float">
            <text:p>13.063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24681" calcext:value-type="float">
            <text:p>-0.24681</text:p>
          </table:table-cell>
          <table:table-cell office:value-type="float" office:value="0.0030435" calcext:value-type="float">
            <text:p>0.0030435</text:p>
          </table:table-cell>
          <table:table-cell office:value-type="float" office:value="0" calcext:value-type="float">
            <text:p>0</text:p>
          </table:table-cell>
          <table:table-cell office:value-type="float" office:value="2139.7" calcext:value-type="float">
            <text:p>2139.7</text:p>
          </table:table-cell>
          <table:table-cell office:value-type="float" office:value="0.025362" calcext:value-type="float">
            <text:p>0.025362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35349" calcext:value-type="float">
            <text:p>0.353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8]-([$Sheet2.$B$2]*[.B158]+[$Sheet2.$B$3]))^2" office:value-type="float" office:value="0.000133713592640945" calcext:value-type="float">
            <text:p>0.000133713592641</text:p>
          </table:table-cell>
          <table:table-cell table:formula="of:=([.F158]-([$Sheet2.$B$7] + [$Sheet2.$B$8] * ([.B158] - [$Sheet2.$B$9])^2))^2" office:value-type="float" office:value="0.00000236559527123781" calcext:value-type="float">
            <text:p>2.36559527123781E-06</text:p>
          </table:table-cell>
          <table:table-cell table:formula="of:=([.X158]-([.AE158]^2*([$Sheet2.$B$13]*([.B158] - [$Sheet2.$B$14])^2 + [$Sheet2.$B$15]*([.B158]-[$Sheet2.$B$14]) + [$Sheet2.$B$16])    ))^2" office:value-type="float" office:value="12.982894536335" calcext:value-type="float">
            <text:p>12.982894536335</text:p>
          </table:table-cell>
          <table:table-cell table:formula="of:=([.AG158]-([.AE158]^2*([$Sheet2.$B$20]*([.B158] - [$Sheet2.$B$21])^2 + [$Sheet2.$B$22]*([.B158]-[$Sheet2.$B$21]) + [$Sheet2.$B$23])    ))^2" office:value-type="float" office:value="645.864369620908" calcext:value-type="float">
            <text:p>645.864369620908</text:p>
          </table:table-cell>
          <table:table-cell table:formula="of:=([.AH158]-([.AE158]^2*([$Sheet2.$B$27]*([.B158] - [$Sheet2.$B$28])^2 + [$Sheet2.$B$29]*([.B158]-[$Sheet2.$B$28]) + [$Sheet2.$B$30])    ))^2" office:value-type="float" office:value="408.011233089975" calcext:value-type="float">
            <text:p>408.011233089975</text:p>
          </table:table-cell>
          <table:table-cell table:formula="of:=([.AI158]-([.AE158]^2*([$Sheet2.$B$34]*([.B158] - [$Sheet2.$B$35])^2 + [$Sheet2.$B$36]*([.B158]-[$Sheet2.$B$35]) + [$Sheet2.$B$37])    ))^2" office:value-type="float" office:value="27.2281862591644" calcext:value-type="float">
            <text:p>27.2281862591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7" calcext:value-type="float">
            <text:p>0.42317</text:p>
          </table:table-cell>
          <table:table-cell office:value-type="float" office:value="0.026737" calcext:value-type="float">
            <text:p>0.026737</text:p>
          </table:table-cell>
          <table:table-cell office:value-type="float" office:value="0.0053776" calcext:value-type="float">
            <text:p>0.0053776</text:p>
          </table:table-cell>
          <table:table-cell office:value-type="float" office:value="0.021359" calcext:value-type="float">
            <text:p>0.021359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-0.8794" calcext:value-type="float">
            <text:p>-0.8794</text:p>
          </table:table-cell>
          <table:table-cell office:value-type="float" office:value="-0.025608" calcext:value-type="float">
            <text:p>-0.025608</text:p>
          </table:table-cell>
          <table:table-cell office:value-type="float" office:value="-0.85379" calcext:value-type="float">
            <text:p>-0.85379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-0.0034437" calcext:value-type="float">
            <text:p>-0.0034437</text:p>
          </table:table-cell>
          <table:table-cell office:value-type="float" office:value="-0.0024093" calcext:value-type="float">
            <text:p>-0.0024093</text:p>
          </table:table-cell>
          <table:table-cell office:value-type="float" office:value="-0.0010344" calcext:value-type="float">
            <text:p>-0.0010344</text:p>
          </table:table-cell>
          <table:table-cell office:value-type="float" office:value="15.827" calcext:value-type="float">
            <text:p>15.827</text:p>
          </table:table-cell>
          <table:table-cell office:value-type="float" office:value="10.296" calcext:value-type="float">
            <text:p>10.296</text:p>
          </table:table-cell>
          <table:table-cell office:value-type="float" office:value="1.5372" calcext:value-type="float">
            <text:p>1.5372</text:p>
          </table:table-cell>
          <table:table-cell office:value-type="float" office:value="242.56" calcext:value-type="float">
            <text:p>242.56</text:p>
          </table:table-cell>
          <table:table-cell office:value-type="float" office:value="-133.23" calcext:value-type="float">
            <text:p>-133.23</text:p>
          </table:table-cell>
          <table:table-cell office:value-type="float" office:value="4805.7" calcext:value-type="float">
            <text:p>4805.7</text:p>
          </table:table-cell>
          <table:table-cell office:value-type="float" office:value="242.56" calcext:value-type="float">
            <text:p>242.56</text:p>
          </table:table-cell>
          <table:table-cell office:value-type="float" office:value="-133.23" calcext:value-type="float">
            <text:p>-133.23</text:p>
          </table:table-cell>
          <table:table-cell office:value-type="float" office:value="4805.7" calcext:value-type="float">
            <text:p>480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" calcext:value-type="float">
            <text:p>14.97</text:p>
          </table:table-cell>
          <table:table-cell office:value-type="float" office:value="0.73421" calcext:value-type="float">
            <text:p>0.73421</text:p>
          </table:table-cell>
          <table:table-cell office:value-type="float" office:value="15" calcext:value-type="float">
            <text:p>15</text:p>
          </table:table-cell>
          <table:table-cell office:value-type="float" office:value="3.6153" calcext:value-type="float">
            <text:p>3.6153</text:p>
          </table:table-cell>
          <table:table-cell office:value-type="float" office:value="-1319.1" calcext:value-type="float">
            <text:p>-1319.1</text:p>
          </table:table-cell>
          <table:table-cell office:value-type="float" office:value="-2097.2" calcext:value-type="float">
            <text:p>-2097.2</text:p>
          </table:table-cell>
          <table:table-cell office:value-type="float" office:value="19.554" calcext:value-type="float">
            <text:p>19.554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-0.24689" calcext:value-type="float">
            <text:p>-0.24689</text:p>
          </table:table-cell>
          <table:table-cell table:style-name="ce1" office:value-type="float" office:value="0.000075085" calcext:value-type="float">
            <text:p>7.51E-05</text:p>
          </table:table-cell>
          <table:table-cell office:value-type="float" office:value="0" calcext:value-type="float">
            <text:p>0</text:p>
          </table:table-cell>
          <table:table-cell office:value-type="float" office:value="2117.6" calcext:value-type="float">
            <text:p>2117.6</text:p>
          </table:table-cell>
          <table:table-cell office:value-type="float" office:value="0.032375" calcext:value-type="float">
            <text:p>0.032375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40314" calcext:value-type="float">
            <text:p>0.40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9]-([$Sheet2.$B$2]*[.B159]+[$Sheet2.$B$3]))^2" office:value-type="float" office:value="0.000194569557404011" calcext:value-type="float">
            <text:p>0.000194569557404</text:p>
          </table:table-cell>
          <table:table-cell table:formula="of:=([.F159]-([$Sheet2.$B$7] + [$Sheet2.$B$8] * ([.B159] - [$Sheet2.$B$9])^2))^2" office:value-type="float" office:value="0.0000020793123691642" calcext:value-type="float">
            <text:p>2.0793123691642E-06</text:p>
          </table:table-cell>
          <table:table-cell table:formula="of:=([.X159]-([.AE159]^2*([$Sheet2.$B$13]*([.B159] - [$Sheet2.$B$14])^2 + [$Sheet2.$B$15]*([.B159]-[$Sheet2.$B$14]) + [$Sheet2.$B$16])    ))^2" office:value-type="float" office:value="7.16868739355105" calcext:value-type="float">
            <text:p>7.16868739355105</text:p>
          </table:table-cell>
          <table:table-cell table:formula="of:=([.AG159]-([.AE159]^2*([$Sheet2.$B$20]*([.B159] - [$Sheet2.$B$21])^2 + [$Sheet2.$B$22]*([.B159]-[$Sheet2.$B$21]) + [$Sheet2.$B$23])    ))^2" office:value-type="float" office:value="1004.19253971608" calcext:value-type="float">
            <text:p>1004.19253971608</text:p>
          </table:table-cell>
          <table:table-cell table:formula="of:=([.AH159]-([.AE159]^2*([$Sheet2.$B$27]*([.B159] - [$Sheet2.$B$28])^2 + [$Sheet2.$B$29]*([.B159]-[$Sheet2.$B$28]) + [$Sheet2.$B$30])    ))^2" office:value-type="float" office:value="929.908605192699" calcext:value-type="float">
            <text:p>929.908605192699</text:p>
          </table:table-cell>
          <table:table-cell table:formula="of:=([.AI159]-([.AE159]^2*([$Sheet2.$B$34]*([.B159] - [$Sheet2.$B$35])^2 + [$Sheet2.$B$36]*([.B159]-[$Sheet2.$B$35]) + [$Sheet2.$B$37])    ))^2" office:value-type="float" office:value="29.6833454947144" calcext:value-type="float">
            <text:p>29.68334549471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3" calcext:value-type="float">
            <text:p>0.47643</text:p>
          </table:table-cell>
          <table:table-cell office:value-type="float" office:value="0.032198" calcext:value-type="float">
            <text:p>0.032198</text:p>
          </table:table-cell>
          <table:table-cell office:value-type="float" office:value="0.0054983" calcext:value-type="float">
            <text:p>0.0054983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99447" calcext:value-type="float">
            <text:p>-0.99447</text:p>
          </table:table-cell>
          <table:table-cell office:value-type="float" office:value="-0.026182" calcext:value-type="float">
            <text:p>-0.026182</text:p>
          </table:table-cell>
          <table:table-cell office:value-type="float" office:value="-0.96828" calcext:value-type="float">
            <text:p>-0.96828</text:p>
          </table:table-cell>
          <table:table-cell office:value-type="float" office:value="0.26233" calcext:value-type="float">
            <text:p>0.26233</text:p>
          </table:table-cell>
          <table:table-cell office:value-type="float" office:value="-0.0048189" calcext:value-type="float">
            <text:p>-0.0048189</text:p>
          </table:table-cell>
          <table:table-cell office:value-type="float" office:value="-0.0024991" calcext:value-type="float">
            <text:p>-0.0024991</text:p>
          </table:table-cell>
          <table:table-cell office:value-type="float" office:value="-0.0023199" calcext:value-type="float">
            <text:p>-0.0023199</text:p>
          </table:table-cell>
          <table:table-cell office:value-type="float" office:value="14.797" calcext:value-type="float">
            <text:p>14.797</text:p>
          </table:table-cell>
          <table:table-cell office:value-type="float" office:value="10.213" calcext:value-type="float">
            <text:p>10.213</text:p>
          </table:table-cell>
          <table:table-cell office:value-type="float" office:value="1.4488" calcext:value-type="float">
            <text:p>1.4488</text:p>
          </table:table-cell>
          <table:table-cell office:value-type="float" office:value="303.21" calcext:value-type="float">
            <text:p>303.21</text:p>
          </table:table-cell>
          <table:table-cell office:value-type="float" office:value="-153.81" calcext:value-type="float">
            <text:p>-153.81</text:p>
          </table:table-cell>
          <table:table-cell office:value-type="float" office:value="5410.5" calcext:value-type="float">
            <text:p>5410.5</text:p>
          </table:table-cell>
          <table:table-cell office:value-type="float" office:value="303.21" calcext:value-type="float">
            <text:p>303.21</text:p>
          </table:table-cell>
          <table:table-cell office:value-type="float" office:value="-153.81" calcext:value-type="float">
            <text:p>-153.81</text:p>
          </table:table-cell>
          <table:table-cell office:value-type="float" office:value="5410.5" calcext:value-type="float">
            <text:p>54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6" calcext:value-type="float">
            <text:p>14.966</text:p>
          </table:table-cell>
          <table:table-cell office:value-type="float" office:value="0.74013" calcext:value-type="float">
            <text:p>0.74013</text:p>
          </table:table-cell>
          <table:table-cell office:value-type="float" office:value="15" calcext:value-type="float">
            <text:p>15</text:p>
          </table:table-cell>
          <table:table-cell office:value-type="float" office:value="3.8662" calcext:value-type="float">
            <text:p>3.8662</text:p>
          </table:table-cell>
          <table:table-cell office:value-type="float" office:value="-1489.6" calcext:value-type="float">
            <text:p>-1489.6</text:p>
          </table:table-cell>
          <table:table-cell office:value-type="float" office:value="-2371.7" calcext:value-type="float">
            <text:p>-2371.7</text:p>
          </table:table-cell>
          <table:table-cell office:value-type="float" office:value="27.363" calcext:value-type="float">
            <text:p>27.363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-0.24697" calcext:value-type="float">
            <text:p>-0.24697</text:p>
          </table:table-cell>
          <table:table-cell office:value-type="float" office:value="-0.0025639" calcext:value-type="float">
            <text:p>-0.0025639</text:p>
          </table:table-cell>
          <table:table-cell office:value-type="float" office:value="0" calcext:value-type="float">
            <text:p>0</text:p>
          </table:table-cell>
          <table:table-cell office:value-type="float" office:value="2134.6" calcext:value-type="float">
            <text:p>2134.6</text:p>
          </table:table-cell>
          <table:table-cell office:value-type="float" office:value="0.040457" calcext:value-type="float">
            <text:p>0.040457</text:p>
          </table:table-cell>
          <table:table-cell office:value-type="float" office:value="1.096" calcext:value-type="float">
            <text:p>1.096</text:p>
          </table:table-cell>
          <table:table-cell office:value-type="float" office:value="0.4526" calcext:value-type="float">
            <text:p>0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0]-([$Sheet2.$B$2]*[.B160]+[$Sheet2.$B$3]))^2" office:value-type="float" office:value="0.000261280684423129" calcext:value-type="float">
            <text:p>0.000261280684423</text:p>
          </table:table-cell>
          <table:table-cell table:formula="of:=([.F160]-([$Sheet2.$B$7] + [$Sheet2.$B$8] * ([.B160] - [$Sheet2.$B$9])^2))^2" office:value-type="float" office:value="0.00000160943844034963" calcext:value-type="float">
            <text:p>1.60943844034963E-06</text:p>
          </table:table-cell>
          <table:table-cell table:formula="of:=([.X160]-([.AE160]^2*([$Sheet2.$B$13]*([.B160] - [$Sheet2.$B$14])^2 + [$Sheet2.$B$15]*([.B160]-[$Sheet2.$B$14]) + [$Sheet2.$B$16])    ))^2" office:value-type="float" office:value="2.74607603305434" calcext:value-type="float">
            <text:p>2.74607603305434</text:p>
          </table:table-cell>
          <table:table-cell table:formula="of:=([.AG160]-([.AE160]^2*([$Sheet2.$B$20]*([.B160] - [$Sheet2.$B$21])^2 + [$Sheet2.$B$22]*([.B160]-[$Sheet2.$B$21]) + [$Sheet2.$B$23])    ))^2" office:value-type="float" office:value="1421.03197443318" calcext:value-type="float">
            <text:p>1421.03197443318</text:p>
          </table:table-cell>
          <table:table-cell table:formula="of:=([.AH160]-([.AE160]^2*([$Sheet2.$B$27]*([.B160] - [$Sheet2.$B$28])^2 + [$Sheet2.$B$29]*([.B160]-[$Sheet2.$B$28]) + [$Sheet2.$B$30])    ))^2" office:value-type="float" office:value="1713.25704454468" calcext:value-type="float">
            <text:p>1713.25704454468</text:p>
          </table:table-cell>
          <table:table-cell table:formula="of:=([.AI160]-([.AE160]^2*([$Sheet2.$B$34]*([.B160] - [$Sheet2.$B$35])^2 + [$Sheet2.$B$36]*([.B160]-[$Sheet2.$B$35]) + [$Sheet2.$B$37])    ))^2" office:value-type="float" office:value="29.3948405632189" calcext:value-type="float">
            <text:p>29.394840563218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38436" calcext:value-type="float">
            <text:p>0.038436</text:p>
          </table:table-cell>
          <table:table-cell office:value-type="float" office:value="0.0056926" calcext:value-type="float">
            <text:p>0.0056926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-0.015574" calcext:value-type="float">
            <text:p>-0.015574</text:p>
          </table:table-cell>
          <table:table-cell office:value-type="float" office:value="-1.1129" calcext:value-type="float">
            <text:p>-1.1129</text:p>
          </table:table-cell>
          <table:table-cell office:value-type="float" office:value="-0.027108" calcext:value-type="float">
            <text:p>-0.027108</text:p>
          </table:table-cell>
          <table:table-cell office:value-type="float" office:value="-1.0858" calcext:value-type="float">
            <text:p>-1.0858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-0.0064188" calcext:value-type="float">
            <text:p>-0.0064188</text:p>
          </table:table-cell>
          <table:table-cell office:value-type="float" office:value="-0.0026277" calcext:value-type="float">
            <text:p>-0.0026277</text:p>
          </table:table-cell>
          <table:table-cell office:value-type="float" office:value="-0.003791" calcext:value-type="float">
            <text:p>-0.003791</text:p>
          </table:table-cell>
          <table:table-cell office:value-type="float" office:value="13.775" calcext:value-type="float">
            <text:p>13.775</text:p>
          </table:table-cell>
          <table:table-cell office:value-type="float" office:value="10.024" calcext:value-type="float">
            <text:p>10.024</text:p>
          </table:table-cell>
          <table:table-cell office:value-type="float" office:value="1.3743" calcext:value-type="float">
            <text:p>1.3743</text:p>
          </table:table-cell>
          <table:table-cell office:value-type="float" office:value="371.85" calcext:value-type="float">
            <text:p>371.85</text:p>
          </table:table-cell>
          <table:table-cell office:value-type="float" office:value="-176.87" calcext:value-type="float">
            <text:p>-176.87</text:p>
          </table:table-cell>
          <table:table-cell office:value-type="float" office:value="6012.9" calcext:value-type="float">
            <text:p>6012.9</text:p>
          </table:table-cell>
          <table:table-cell office:value-type="float" office:value="371.85" calcext:value-type="float">
            <text:p>371.85</text:p>
          </table:table-cell>
          <table:table-cell office:value-type="float" office:value="-176.87" calcext:value-type="float">
            <text:p>-176.87</text:p>
          </table:table-cell>
          <table:table-cell office:value-type="float" office:value="6012.9" calcext:value-type="float">
            <text:p>601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1" calcext:value-type="float">
            <text:p>14.961</text:p>
          </table:table-cell>
          <table:table-cell office:value-type="float" office:value="0.75415" calcext:value-type="float">
            <text:p>0.75415</text:p>
          </table:table-cell>
          <table:table-cell office:value-type="float" office:value="15" calcext:value-type="float">
            <text:p>15</text:p>
          </table:table-cell>
          <table:table-cell office:value-type="float" office:value="4.152" calcext:value-type="float">
            <text:p>4.152</text:p>
          </table:table-cell>
          <table:table-cell office:value-type="float" office:value="-1662.1" calcext:value-type="float">
            <text:p>-1662.1</text:p>
          </table:table-cell>
          <table:table-cell office:value-type="float" office:value="-2654" calcext:value-type="float">
            <text:p>-2654</text:p>
          </table:table-cell>
          <table:table-cell office:value-type="float" office:value="36.447" calcext:value-type="float">
            <text:p>36.447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-0.24704" calcext:value-type="float">
            <text:p>-0.24704</text:p>
          </table:table-cell>
          <table:table-cell office:value-type="float" office:value="-0.0049709" calcext:value-type="float">
            <text:p>-0.0049709</text:p>
          </table:table-cell>
          <table:table-cell office:value-type="float" office:value="0" calcext:value-type="float">
            <text:p>0</text:p>
          </table:table-cell>
          <table:table-cell office:value-type="float" office:value="2175.1" calcext:value-type="float">
            <text:p>2175.1</text:p>
          </table:table-cell>
          <table:table-cell office:value-type="float" office:value="0.049599" calcext:value-type="float">
            <text:p>0.049599</text:p>
          </table:table-cell>
          <table:table-cell office:value-type="float" office:value="1.1037" calcext:value-type="float">
            <text:p>1.1037</text:p>
          </table:table-cell>
          <table:table-cell office:value-type="float" office:value="0.50181" calcext:value-type="float">
            <text:p>0.501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1]-([$Sheet2.$B$2]*[.B161]+[$Sheet2.$B$3]))^2" office:value-type="float" office:value="0.000329768852772168" calcext:value-type="float">
            <text:p>0.000329768852772</text:p>
          </table:table-cell>
          <table:table-cell table:formula="of:=([.F161]-([$Sheet2.$B$7] + [$Sheet2.$B$8] * ([.B161] - [$Sheet2.$B$9])^2))^2" office:value-type="float" office:value="0.00000106092519953373" calcext:value-type="float">
            <text:p>1.06092519953373E-06</text:p>
          </table:table-cell>
          <table:table-cell table:formula="of:=([.X161]-([.AE161]^2*([$Sheet2.$B$13]*([.B161] - [$Sheet2.$B$14])^2 + [$Sheet2.$B$15]*([.B161]-[$Sheet2.$B$14]) + [$Sheet2.$B$16])    ))^2" office:value-type="float" office:value="0.339007590547808" calcext:value-type="float">
            <text:p>0.339007590547808</text:p>
          </table:table-cell>
          <table:table-cell table:formula="of:=([.AG161]-([.AE161]^2*([$Sheet2.$B$20]*([.B161] - [$Sheet2.$B$21])^2 + [$Sheet2.$B$22]*([.B161]-[$Sheet2.$B$21]) + [$Sheet2.$B$23])    ))^2" office:value-type="float" office:value="1869.40389148007" calcext:value-type="float">
            <text:p>1869.40389148007</text:p>
          </table:table-cell>
          <table:table-cell table:formula="of:=([.AH161]-([.AE161]^2*([$Sheet2.$B$27]*([.B161] - [$Sheet2.$B$28])^2 + [$Sheet2.$B$29]*([.B161]-[$Sheet2.$B$28]) + [$Sheet2.$B$30])    ))^2" office:value-type="float" office:value="2734.3076193262" calcext:value-type="float">
            <text:p>2734.3076193262</text:p>
          </table:table-cell>
          <table:table-cell table:formula="of:=([.AI161]-([.AE161]^2*([$Sheet2.$B$34]*([.B161] - [$Sheet2.$B$35])^2 + [$Sheet2.$B$36]*([.B161]-[$Sheet2.$B$35]) + [$Sheet2.$B$37])    ))^2" office:value-type="float" office:value="26.8473087361688" calcext:value-type="float">
            <text:p>26.847308736168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27" calcext:value-type="float">
            <text:p>0.58227</text:p>
          </table:table-cell>
          <table:table-cell office:value-type="float" office:value="0.045442" calcext:value-type="float">
            <text:p>0.045442</text:p>
          </table:table-cell>
          <table:table-cell office:value-type="float" office:value="0.0059595" calcext:value-type="float">
            <text:p>0.0059595</text:p>
          </table:table-cell>
          <table:table-cell office:value-type="float" office:value="0.039483" calcext:value-type="float">
            <text:p>0.039483</text:p>
          </table:table-cell>
          <table:table-cell office:value-type="float" office:value="-0.017823" calcext:value-type="float">
            <text:p>-0.017823</text:p>
          </table:table-cell>
          <table:table-cell office:value-type="float" office:value="-1.2345" calcext:value-type="float">
            <text:p>-1.234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-1.2061" calcext:value-type="float">
            <text:p>-1.2061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-0.0082372" calcext:value-type="float">
            <text:p>-0.0082372</text:p>
          </table:table-cell>
          <table:table-cell office:value-type="float" office:value="-0.0027923" calcext:value-type="float">
            <text:p>-0.0027923</text:p>
          </table:table-cell>
          <table:table-cell office:value-type="float" office:value="-0.0054449" calcext:value-type="float">
            <text:p>-0.0054449</text:p>
          </table:table-cell>
          <table:table-cell office:value-type="float" office:value="12.813" calcext:value-type="float">
            <text:p>12.813</text:p>
          </table:table-cell>
          <table:table-cell office:value-type="float" office:value="9.7775" calcext:value-type="float">
            <text:p>9.7775</text:p>
          </table:table-cell>
          <table:table-cell office:value-type="float" office:value="1.3105" calcext:value-type="float">
            <text:p>1.3105</text:p>
          </table:table-cell>
          <table:table-cell office:value-type="float" office:value="448.38" calcext:value-type="float">
            <text:p>448.38</text:p>
          </table:table-cell>
          <table:table-cell office:value-type="float" office:value="-202.41" calcext:value-type="float">
            <text:p>-202.41</text:p>
          </table:table-cell>
          <table:table-cell office:value-type="float" office:value="6612.5" calcext:value-type="float">
            <text:p>6612.5</text:p>
          </table:table-cell>
          <table:table-cell office:value-type="float" office:value="448.38" calcext:value-type="float">
            <text:p>448.38</text:p>
          </table:table-cell>
          <table:table-cell office:value-type="float" office:value="-202.41" calcext:value-type="float">
            <text:p>-202.41</text:p>
          </table:table-cell>
          <table:table-cell office:value-type="float" office:value="6612.5" calcext:value-type="float">
            <text:p>661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5" calcext:value-type="float">
            <text:p>14.955</text:p>
          </table:table-cell>
          <table:table-cell office:value-type="float" office:value="0.77313" calcext:value-type="float">
            <text:p>0.77313</text:p>
          </table:table-cell>
          <table:table-cell office:value-type="float" office:value="15" calcext:value-type="float">
            <text:p>15</text:p>
          </table:table-cell>
          <table:table-cell office:value-type="float" office:value="4.4625" calcext:value-type="float">
            <text:p>4.4625</text:p>
          </table:table-cell>
          <table:table-cell office:value-type="float" office:value="-1836.5" calcext:value-type="float">
            <text:p>-1836.5</text:p>
          </table:table-cell>
          <table:table-cell office:value-type="float" office:value="-2944.1" calcext:value-type="float">
            <text:p>-2944.1</text:p>
          </table:table-cell>
          <table:table-cell office:value-type="float" office:value="46.773" calcext:value-type="float">
            <text:p>46.773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-0.2471" calcext:value-type="float">
            <text:p>-0.2471</text:p>
          </table:table-cell>
          <table:table-cell office:value-type="float" office:value="-0.0072076" calcext:value-type="float">
            <text:p>-0.0072076</text:p>
          </table:table-cell>
          <table:table-cell office:value-type="float" office:value="0" calcext:value-type="float">
            <text:p>0</text:p>
          </table:table-cell>
          <table:table-cell office:value-type="float" office:value="2229.8" calcext:value-type="float">
            <text:p>2229.8</text:p>
          </table:table-cell>
          <table:table-cell office:value-type="float" office:value="0.059783" calcext:value-type="float">
            <text:p>0.059783</text:p>
          </table:table-cell>
          <table:table-cell office:value-type="float" office:value="1.107" calcext:value-type="float">
            <text:p>1.107</text:p>
          </table:table-cell>
          <table:table-cell office:value-type="float" office:value="0.55076" calcext:value-type="float">
            <text:p>0.550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2]-([$Sheet2.$B$2]*[.B162]+[$Sheet2.$B$3]))^2" office:value-type="float" office:value="0.000396603191512887" calcext:value-type="float">
            <text:p>0.000396603191513</text:p>
          </table:table-cell>
          <table:table-cell table:formula="of:=([.F162]-([$Sheet2.$B$7] + [$Sheet2.$B$8] * ([.B162] - [$Sheet2.$B$9])^2))^2" office:value-type="float" office:value="0.000000540385900216965" calcext:value-type="float">
            <text:p>5.40385900216965E-07</text:p>
          </table:table-cell>
          <table:table-cell table:formula="of:=([.X162]-([.AE162]^2*([$Sheet2.$B$13]*([.B162] - [$Sheet2.$B$14])^2 + [$Sheet2.$B$15]*([.B162]-[$Sheet2.$B$14]) + [$Sheet2.$B$16])    ))^2" office:value-type="float" office:value="0.299444639967553" calcext:value-type="float">
            <text:p>0.299444639967553</text:p>
          </table:table-cell>
          <table:table-cell table:formula="of:=([.AG162]-([.AE162]^2*([$Sheet2.$B$20]*([.B162] - [$Sheet2.$B$21])^2 + [$Sheet2.$B$22]*([.B162]-[$Sheet2.$B$21]) + [$Sheet2.$B$23])    ))^2" office:value-type="float" office:value="2324.1148830686" calcext:value-type="float">
            <text:p>2324.1148830686</text:p>
          </table:table-cell>
          <table:table-cell table:formula="of:=([.AH162]-([.AE162]^2*([$Sheet2.$B$27]*([.B162] - [$Sheet2.$B$28])^2 + [$Sheet2.$B$29]*([.B162]-[$Sheet2.$B$28]) + [$Sheet2.$B$30])    ))^2" office:value-type="float" office:value="3993.19056703765" calcext:value-type="float">
            <text:p>3993.19056703765</text:p>
          </table:table-cell>
          <table:table-cell table:formula="of:=([.AI162]-([.AE162]^2*([$Sheet2.$B$34]*([.B162] - [$Sheet2.$B$35])^2 + [$Sheet2.$B$36]*([.B162]-[$Sheet2.$B$35]) + [$Sheet2.$B$37])    ))^2" office:value-type="float" office:value="22.6619446446329" calcext:value-type="float">
            <text:p>22.66194464463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05322" calcext:value-type="float">
            <text:p>0.05322</text:p>
          </table:table-cell>
          <table:table-cell office:value-type="float" office:value="0.0062993" calcext:value-type="float">
            <text:p>0.0062993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1.3594" calcext:value-type="float">
            <text:p>-1.3594</text:p>
          </table:table-cell>
          <table:table-cell office:value-type="float" office:value="-0.029997" calcext:value-type="float">
            <text:p>-0.029997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0.35449" calcext:value-type="float">
            <text:p>0.35449</text:p>
          </table:table-cell>
          <table:table-cell office:value-type="float" office:value="-0.01028" calcext:value-type="float">
            <text:p>-0.01028</text:p>
          </table:table-cell>
          <table:table-cell office:value-type="float" office:value="-0.0029926" calcext:value-type="float">
            <text:p>-0.0029926</text:p>
          </table:table-cell>
          <table:table-cell office:value-type="float" office:value="-0.0072869" calcext:value-type="float">
            <text:p>-0.0072869</text:p>
          </table:table-cell>
          <table:table-cell office:value-type="float" office:value="11.928" calcext:value-type="float">
            <text:p>11.928</text:p>
          </table:table-cell>
          <table:table-cell office:value-type="float" office:value="9.5041" calcext:value-type="float">
            <text:p>9.5041</text:p>
          </table:table-cell>
          <table:table-cell office:value-type="float" office:value="1.2551" calcext:value-type="float">
            <text:p>1.2551</text:p>
          </table:table-cell>
          <table:table-cell office:value-type="float" office:value="532.85" calcext:value-type="float">
            <text:p>532.85</text:p>
          </table:table-cell>
          <table:table-cell office:value-type="float" office:value="-230.4" calcext:value-type="float">
            <text:p>-230.4</text:p>
          </table:table-cell>
          <table:table-cell office:value-type="float" office:value="7209.4" calcext:value-type="float">
            <text:p>7209.4</text:p>
          </table:table-cell>
          <table:table-cell office:value-type="float" office:value="532.85" calcext:value-type="float">
            <text:p>532.85</text:p>
          </table:table-cell>
          <table:table-cell office:value-type="float" office:value="-230.4" calcext:value-type="float">
            <text:p>-230.4</text:p>
          </table:table-cell>
          <table:table-cell office:value-type="float" office:value="7209.4" calcext:value-type="float">
            <text:p>720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8" calcext:value-type="float">
            <text:p>14.948</text:p>
          </table:table-cell>
          <table:table-cell office:value-type="float" office:value="0.79536" calcext:value-type="float">
            <text:p>0.79536</text:p>
          </table:table-cell>
          <table:table-cell office:value-type="float" office:value="15" calcext:value-type="float">
            <text:p>15</text:p>
          </table:table-cell>
          <table:table-cell office:value-type="float" office:value="4.7921" calcext:value-type="float">
            <text:p>4.7921</text:p>
          </table:table-cell>
          <table:table-cell office:value-type="float" office:value="-2012.8" calcext:value-type="float">
            <text:p>-2012.8</text:p>
          </table:table-cell>
          <table:table-cell office:value-type="float" office:value="-3241.9" calcext:value-type="float">
            <text:p>-3241.9</text:p>
          </table:table-cell>
          <table:table-cell office:value-type="float" office:value="58.369" calcext:value-type="float">
            <text:p>58.369</text:p>
          </table:table-cell>
          <table:table-cell office:value-type="float" office:value="0.94422" calcext:value-type="float">
            <text:p>0.94422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093157" calcext:value-type="float">
            <text:p>-0.0093157</text:p>
          </table:table-cell>
          <table:table-cell office:value-type="float" office:value="0" calcext:value-type="float">
            <text:p>0</text:p>
          </table:table-cell>
          <table:table-cell office:value-type="float" office:value="2293.9" calcext:value-type="float">
            <text:p>2293.9</text:p>
          </table:table-cell>
          <table:table-cell office:value-type="float" office:value="0.071011" calcext:value-type="float">
            <text:p>0.071011</text:p>
          </table:table-cell>
          <table:table-cell office:value-type="float" office:value="1.1073" calcext:value-type="float">
            <text:p>1.1073</text:p>
          </table:table-cell>
          <table:table-cell office:value-type="float" office:value="0.59942" calcext:value-type="float">
            <text:p>0.599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3]-([$Sheet2.$B$2]*[.B163]+[$Sheet2.$B$3]))^2" office:value-type="float" office:value="0.000459255982475508" calcext:value-type="float">
            <text:p>0.000459255982476</text:p>
          </table:table-cell>
          <table:table-cell table:formula="of:=([.F163]-([$Sheet2.$B$7] + [$Sheet2.$B$8] * ([.B163] - [$Sheet2.$B$9])^2))^2" office:value-type="float" office:value="0.000000144345356955939" calcext:value-type="float">
            <text:p>1.44345356955939E-07</text:p>
          </table:table-cell>
          <table:table-cell table:formula="of:=([.X163]-([.AE163]^2*([$Sheet2.$B$13]*([.B163] - [$Sheet2.$B$14])^2 + [$Sheet2.$B$15]*([.B163]-[$Sheet2.$B$14]) + [$Sheet2.$B$16])    ))^2" office:value-type="float" office:value="2.89424458796391" calcext:value-type="float">
            <text:p>2.89424458796391</text:p>
          </table:table-cell>
          <table:table-cell table:formula="of:=([.AG163]-([.AE163]^2*([$Sheet2.$B$20]*([.B163] - [$Sheet2.$B$21])^2 + [$Sheet2.$B$22]*([.B163]-[$Sheet2.$B$21]) + [$Sheet2.$B$23])    ))^2" office:value-type="float" office:value="2768.23205129326" calcext:value-type="float">
            <text:p>2768.23205129326</text:p>
          </table:table-cell>
          <table:table-cell table:formula="of:=([.AH163]-([.AE163]^2*([$Sheet2.$B$27]*([.B163] - [$Sheet2.$B$28])^2 + [$Sheet2.$B$29]*([.B163]-[$Sheet2.$B$28]) + [$Sheet2.$B$30])    ))^2" office:value-type="float" office:value="5475.22719334759" calcext:value-type="float">
            <text:p>5475.22719334759</text:p>
          </table:table-cell>
          <table:table-cell table:formula="of:=([.AI163]-([.AE163]^2*([$Sheet2.$B$34]*([.B163] - [$Sheet2.$B$35])^2 + [$Sheet2.$B$36]*([.B163]-[$Sheet2.$B$35]) + [$Sheet2.$B$37])    ))^2" office:value-type="float" office:value="17.06312311533" calcext:value-type="float">
            <text:p>17.063123115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08" calcext:value-type="float">
            <text:p>0.68708</text:p>
          </table:table-cell>
          <table:table-cell office:value-type="float" office:value="0.061756" calcext:value-type="float">
            <text:p>0.061756</text:p>
          </table:table-cell>
          <table:table-cell office:value-type="float" office:value="0.0067139" calcext:value-type="float">
            <text:p>0.0067139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-0.022967" calcext:value-type="float">
            <text:p>-0.022967</text:p>
          </table:table-cell>
          <table:table-cell office:value-type="float" office:value="-1.4874" calcext:value-type="float">
            <text:p>-1.4874</text:p>
          </table:table-cell>
          <table:table-cell office:value-type="float" office:value="-0.031971" calcext:value-type="float">
            <text:p>-0.031971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-0.012544" calcext:value-type="float">
            <text:p>-0.012544</text:p>
          </table:table-cell>
          <table:table-cell office:value-type="float" office:value="-0.003233" calcext:value-type="float">
            <text:p>-0.003233</text:p>
          </table:table-cell>
          <table:table-cell office:value-type="float" office:value="-0.0093112" calcext:value-type="float">
            <text:p>-0.0093112</text:p>
          </table:table-cell>
          <table:table-cell office:value-type="float" office:value="11.126" calcext:value-type="float">
            <text:p>11.126</text:p>
          </table:table-cell>
          <table:table-cell office:value-type="float" office:value="9.2222" calcext:value-type="float">
            <text:p>9.2222</text:p>
          </table:table-cell>
          <table:table-cell office:value-type="float" office:value="1.2064" calcext:value-type="float">
            <text:p>1.2064</text:p>
          </table:table-cell>
          <table:table-cell office:value-type="float" office:value="625.09" calcext:value-type="float">
            <text:p>625.09</text:p>
          </table:table-cell>
          <table:table-cell office:value-type="float" office:value="-260.83" calcext:value-type="float">
            <text:p>-260.83</text:p>
          </table:table-cell>
          <table:table-cell office:value-type="float" office:value="7802.8" calcext:value-type="float">
            <text:p>7802.8</text:p>
          </table:table-cell>
          <table:table-cell office:value-type="float" office:value="625.09" calcext:value-type="float">
            <text:p>625.09</text:p>
          </table:table-cell>
          <table:table-cell office:value-type="float" office:value="-260.83" calcext:value-type="float">
            <text:p>-260.83</text:p>
          </table:table-cell>
          <table:table-cell office:value-type="float" office:value="7802.8" calcext:value-type="float">
            <text:p>780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" calcext:value-type="float">
            <text:p>14.94</text:p>
          </table:table-cell>
          <table:table-cell office:value-type="float" office:value="0.81968" calcext:value-type="float">
            <text:p>0.81968</text:p>
          </table:table-cell>
          <table:table-cell office:value-type="float" office:value="15" calcext:value-type="float">
            <text:p>15</text:p>
          </table:table-cell>
          <table:table-cell office:value-type="float" office:value="5.136" calcext:value-type="float">
            <text:p>5.136</text:p>
          </table:table-cell>
          <table:table-cell office:value-type="float" office:value="-2191" calcext:value-type="float">
            <text:p>-2191</text:p>
          </table:table-cell>
          <table:table-cell office:value-type="float" office:value="-3547.1" calcext:value-type="float">
            <text:p>-3547.1</text:p>
          </table:table-cell>
          <table:table-cell office:value-type="float" office:value="71.229" calcext:value-type="float">
            <text:p>71.229</text:p>
          </table:table-cell>
          <table:table-cell office:value-type="float" office:value="0.94275" calcext:value-type="float">
            <text:p>0.94275</text:p>
          </table:table-cell>
          <table:table-cell office:value-type="float" office:value="-0.24724" calcext:value-type="float">
            <text:p>-0.24724</text:p>
          </table:table-cell>
          <table:table-cell office:value-type="float" office:value="-0.011322" calcext:value-type="float">
            <text:p>-0.011322</text:p>
          </table:table-cell>
          <table:table-cell office:value-type="float" office:value="0" calcext:value-type="float">
            <text:p>0</text:p>
          </table:table-cell>
          <table:table-cell office:value-type="float" office:value="2364.1" calcext:value-type="float">
            <text:p>2364.1</text:p>
          </table:table-cell>
          <table:table-cell office:value-type="float" office:value="0.08326" calcext:value-type="float">
            <text:p>0.08326</text:p>
          </table:table-cell>
          <table:table-cell office:value-type="float" office:value="1.1057" calcext:value-type="float">
            <text:p>1.1057</text:p>
          </table:table-cell>
          <table:table-cell office:value-type="float" office:value="0.64775" calcext:value-type="float">
            <text:p>0.647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4]-([$Sheet2.$B$2]*[.B164]+[$Sheet2.$B$3]))^2" office:value-type="float" office:value="0.000512371220912532" calcext:value-type="float">
            <text:p>0.000512371220913</text:p>
          </table:table-cell>
          <table:table-cell table:formula="of:=([.F164]-([$Sheet2.$B$7] + [$Sheet2.$B$8] * ([.B164] - [$Sheet2.$B$9])^2))^2" office:value-type="float" office:value="0.00000000046361958551911" calcext:value-type="float">
            <text:p>4.6361958551911E-10</text:p>
          </table:table-cell>
          <table:table-cell table:formula="of:=([.X164]-([.AE164]^2*([$Sheet2.$B$13]*([.B164] - [$Sheet2.$B$14])^2 + [$Sheet2.$B$15]*([.B164]-[$Sheet2.$B$14]) + [$Sheet2.$B$16])    ))^2" office:value-type="float" office:value="8.23606321593224" calcext:value-type="float">
            <text:p>8.23606321593224</text:p>
          </table:table-cell>
          <table:table-cell table:formula="of:=([.AG164]-([.AE164]^2*([$Sheet2.$B$20]*([.B164] - [$Sheet2.$B$21])^2 + [$Sheet2.$B$22]*([.B164]-[$Sheet2.$B$21]) + [$Sheet2.$B$23])    ))^2" office:value-type="float" office:value="3186.75520870307" calcext:value-type="float">
            <text:p>3186.75520870307</text:p>
          </table:table-cell>
          <table:table-cell table:formula="of:=([.AH164]-([.AE164]^2*([$Sheet2.$B$27]*([.B164] - [$Sheet2.$B$28])^2 + [$Sheet2.$B$29]*([.B164]-[$Sheet2.$B$28]) + [$Sheet2.$B$30])    ))^2" office:value-type="float" office:value="7123.33482918141" calcext:value-type="float">
            <text:p>7123.33482918141</text:p>
          </table:table-cell>
          <table:table-cell table:formula="of:=([.AI164]-([.AE164]^2*([$Sheet2.$B$34]*([.B164] - [$Sheet2.$B$35])^2 + [$Sheet2.$B$36]*([.B164]-[$Sheet2.$B$35]) + [$Sheet2.$B$37])    ))^2" office:value-type="float" office:value="10.8789796512452" calcext:value-type="float">
            <text:p>10.87897965124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03" calcext:value-type="float">
            <text:p>0.73903</text:p>
          </table:table-cell>
          <table:table-cell office:value-type="float" office:value="0.071035" calcext:value-type="float">
            <text:p>0.071035</text:p>
          </table:table-cell>
          <table:table-cell office:value-type="float" office:value="0.0071921" calcext:value-type="float">
            <text:p>0.0071921</text:p>
          </table:table-cell>
          <table:table-cell office:value-type="float" office:value="0.063843" calcext:value-type="float">
            <text:p>0.063843</text:p>
          </table:table-cell>
          <table:table-cell office:value-type="float" office:value="-0.025859" calcext:value-type="float">
            <text:p>-0.025859</text:p>
          </table:table-cell>
          <table:table-cell office:value-type="float" office:value="-1.6183" calcext:value-type="float">
            <text:p>-1.6183</text:p>
          </table:table-cell>
          <table:table-cell office:value-type="float" office:value="-0.034248" calcext:value-type="float">
            <text:p>-0.034248</text:p>
          </table:table-cell>
          <table:table-cell office:value-type="float" office:value="-1.5841" calcext:value-type="float">
            <text:p>-1.5841</text:p>
          </table:table-cell>
          <table:table-cell office:value-type="float" office:value="0.41753" calcext:value-type="float">
            <text:p>0.41753</text:p>
          </table:table-cell>
          <table:table-cell office:value-type="float" office:value="-0.015024" calcext:value-type="float">
            <text:p>-0.015024</text:p>
          </table:table-cell>
          <table:table-cell office:value-type="float" office:value="-0.0035059" calcext:value-type="float">
            <text:p>-0.0035059</text:p>
          </table:table-cell>
          <table:table-cell office:value-type="float" office:value="-0.011519" calcext:value-type="float">
            <text:p>-0.011519</text:p>
          </table:table-cell>
          <table:table-cell office:value-type="float" office:value="10.404" calcext:value-type="float">
            <text:p>10.404</text:p>
          </table:table-cell>
          <table:table-cell office:value-type="float" office:value="8.9438" calcext:value-type="float">
            <text:p>8.9438</text:p>
          </table:table-cell>
          <table:table-cell office:value-type="float" office:value="1.1632" calcext:value-type="float">
            <text:p>1.1632</text:p>
          </table:table-cell>
          <table:table-cell office:value-type="float" office:value="725.03" calcext:value-type="float">
            <text:p>725.03</text:p>
          </table:table-cell>
          <table:table-cell office:value-type="float" office:value="-293.66" calcext:value-type="float">
            <text:p>-293.66</text:p>
          </table:table-cell>
          <table:table-cell office:value-type="float" office:value="8392.8" calcext:value-type="float">
            <text:p>8392.8</text:p>
          </table:table-cell>
          <table:table-cell office:value-type="float" office:value="725.03" calcext:value-type="float">
            <text:p>725.03</text:p>
          </table:table-cell>
          <table:table-cell office:value-type="float" office:value="-293.66" calcext:value-type="float">
            <text:p>-293.66</text:p>
          </table:table-cell>
          <table:table-cell office:value-type="float" office:value="8392.8" calcext:value-type="float">
            <text:p>839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1" calcext:value-type="float">
            <text:p>14.931</text:p>
          </table:table-cell>
          <table:table-cell office:value-type="float" office:value="0.84519" calcext:value-type="float">
            <text:p>0.84519</text:p>
          </table:table-cell>
          <table:table-cell office:value-type="float" office:value="15" calcext:value-type="float">
            <text:p>15</text:p>
          </table:table-cell>
          <table:table-cell office:value-type="float" office:value="5.4904" calcext:value-type="float">
            <text:p>5.4904</text:p>
          </table:table-cell>
          <table:table-cell office:value-type="float" office:value="-2370.8" calcext:value-type="float">
            <text:p>-2370.8</text:p>
          </table:table-cell>
          <table:table-cell office:value-type="float" office:value="-3859.5" calcext:value-type="float">
            <text:p>-3859.5</text:p>
          </table:table-cell>
          <table:table-cell office:value-type="float" office:value="85.312" calcext:value-type="float">
            <text:p>85.312</text:p>
          </table:table-cell>
          <table:table-cell office:value-type="float" office:value="0.94141" calcext:value-type="float">
            <text:p>0.94141</text:p>
          </table:table-cell>
          <table:table-cell office:value-type="float" office:value="-0.24732" calcext:value-type="float">
            <text:p>-0.24732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0" calcext:value-type="float">
            <text:p>0</text:p>
          </table:table-cell>
          <table:table-cell office:value-type="float" office:value="2437.7" calcext:value-type="float">
            <text:p>2437.7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69573" calcext:value-type="float">
            <text:p>0.695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5]-([$Sheet2.$B$2]*[.B165]+[$Sheet2.$B$3]))^2" office:value-type="float" office:value="0.000554177657086377" calcext:value-type="float">
            <text:p>0.000554177657086</text:p>
          </table:table-cell>
          <table:table-cell table:formula="of:=([.F165]-([$Sheet2.$B$7] + [$Sheet2.$B$8] * ([.B165] - [$Sheet2.$B$9])^2))^2" office:value-type="float" office:value="0.000000206361521260082" calcext:value-type="float">
            <text:p>2.06361521260082E-07</text:p>
          </table:table-cell>
          <table:table-cell table:formula="of:=([.X165]-([.AE165]^2*([$Sheet2.$B$13]*([.B165] - [$Sheet2.$B$14])^2 + [$Sheet2.$B$15]*([.B165]-[$Sheet2.$B$14]) + [$Sheet2.$B$16])    ))^2" office:value-type="float" office:value="16.1044430523015" calcext:value-type="float">
            <text:p>16.1044430523015</text:p>
          </table:table-cell>
          <table:table-cell table:formula="of:=([.AG165]-([.AE165]^2*([$Sheet2.$B$20]*([.B165] - [$Sheet2.$B$21])^2 + [$Sheet2.$B$22]*([.B165]-[$Sheet2.$B$21]) + [$Sheet2.$B$23])    ))^2" office:value-type="float" office:value="3530.87418267065" calcext:value-type="float">
            <text:p>3530.87418267065</text:p>
          </table:table-cell>
          <table:table-cell table:formula="of:=([.AH165]-([.AE165]^2*([$Sheet2.$B$27]*([.B165] - [$Sheet2.$B$28])^2 + [$Sheet2.$B$29]*([.B165]-[$Sheet2.$B$28]) + [$Sheet2.$B$30])    ))^2" office:value-type="float" office:value="8874.94286810642" calcext:value-type="float">
            <text:p>8874.94286810642</text:p>
          </table:table-cell>
          <table:table-cell table:formula="of:=([.AI165]-([.AE165]^2*([$Sheet2.$B$34]*([.B165] - [$Sheet2.$B$35])^2 + [$Sheet2.$B$36]*([.B165]-[$Sheet2.$B$35]) + [$Sheet2.$B$37])    ))^2" office:value-type="float" office:value="5.30927231945524" calcext:value-type="float">
            <text:p>5.309272319455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62" calcext:value-type="float">
            <text:p>0.79062</text:p>
          </table:table-cell>
          <table:table-cell office:value-type="float" office:value="0.081038" calcext:value-type="float">
            <text:p>0.081038</text:p>
          </table:table-cell>
          <table:table-cell office:value-type="float" office:value="0.0077224" calcext:value-type="float">
            <text:p>0.0077224</text:p>
          </table:table-cell>
          <table:table-cell office:value-type="float" office:value="0.073316" calcext:value-type="float">
            <text:p>0.073316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1.7522" calcext:value-type="float">
            <text:p>-1.7522</text:p>
          </table:table-cell>
          <table:table-cell office:value-type="float" office:value="-0.036773" calcext:value-type="float">
            <text:p>-0.036773</text:p>
          </table:table-cell>
          <table:table-cell office:value-type="float" office:value="-1.7154" calcext:value-type="float">
            <text:p>-1.7154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-0.017709" calcext:value-type="float">
            <text:p>-0.017709</text:p>
          </table:table-cell>
          <table:table-cell office:value-type="float" office:value="-0.0038005" calcext:value-type="float">
            <text:p>-0.0038005</text:p>
          </table:table-cell>
          <table:table-cell office:value-type="float" office:value="-0.013908" calcext:value-type="float">
            <text:p>-0.013908</text:p>
          </table:table-cell>
          <table:table-cell office:value-type="float" office:value="9.7561" calcext:value-type="float">
            <text:p>9.7561</text:p>
          </table:table-cell>
          <table:table-cell office:value-type="float" office:value="8.6748" calcext:value-type="float">
            <text:p>8.6748</text:p>
          </table:table-cell>
          <table:table-cell office:value-type="float" office:value="1.1246" calcext:value-type="float">
            <text:p>1.1246</text:p>
          </table:table-cell>
          <table:table-cell office:value-type="float" office:value="832.61" calcext:value-type="float">
            <text:p>832.61</text:p>
          </table:table-cell>
          <table:table-cell office:value-type="float" office:value="-328.86" calcext:value-type="float">
            <text:p>-328.86</text:p>
          </table:table-cell>
          <table:table-cell office:value-type="float" office:value="8978.6" calcext:value-type="float">
            <text:p>8978.6</text:p>
          </table:table-cell>
          <table:table-cell office:value-type="float" office:value="832.61" calcext:value-type="float">
            <text:p>832.61</text:p>
          </table:table-cell>
          <table:table-cell office:value-type="float" office:value="-328.86" calcext:value-type="float">
            <text:p>-328.86</text:p>
          </table:table-cell>
          <table:table-cell office:value-type="float" office:value="8978.6" calcext:value-type="float">
            <text:p>897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2" calcext:value-type="float">
            <text:p>14.922</text:p>
          </table:table-cell>
          <table:table-cell office:value-type="float" office:value="0.87141" calcext:value-type="float">
            <text:p>0.87141</text:p>
          </table:table-cell>
          <table:table-cell office:value-type="float" office:value="15" calcext:value-type="float">
            <text:p>15</text:p>
          </table:table-cell>
          <table:table-cell office:value-type="float" office:value="5.8524" calcext:value-type="float">
            <text:p>5.8524</text:p>
          </table:table-cell>
          <table:table-cell office:value-type="float" office:value="-2552.2" calcext:value-type="float">
            <text:p>-2552.2</text:p>
          </table:table-cell>
          <table:table-cell office:value-type="float" office:value="-4178.7" calcext:value-type="float">
            <text:p>-4178.7</text:p>
          </table:table-cell>
          <table:table-cell office:value-type="float" office:value="100.55" calcext:value-type="float">
            <text:p>100.55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15105" calcext:value-type="float">
            <text:p>-0.015105</text:p>
          </table:table-cell>
          <table:table-cell office:value-type="float" office:value="0" calcext:value-type="float">
            <text:p>0</text:p>
          </table:table-cell>
          <table:table-cell office:value-type="float" office:value="2513.3" calcext:value-type="float">
            <text:p>2513.3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74331" calcext:value-type="float">
            <text:p>0.74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6]-([$Sheet2.$B$2]*[.B166]+[$Sheet2.$B$3]))^2" office:value-type="float" office:value="0.000580151682713712" calcext:value-type="float">
            <text:p>0.000580151682714</text:p>
          </table:table-cell>
          <table:table-cell table:formula="of:=([.F166]-([$Sheet2.$B$7] + [$Sheet2.$B$8] * ([.B166] - [$Sheet2.$B$9])^2))^2" office:value-type="float" office:value="0.000000808717784461852" calcext:value-type="float">
            <text:p>8.08717784461852E-07</text:p>
          </table:table-cell>
          <table:table-cell table:formula="of:=([.X166]-([.AE166]^2*([$Sheet2.$B$13]*([.B166] - [$Sheet2.$B$14])^2 + [$Sheet2.$B$15]*([.B166]-[$Sheet2.$B$14]) + [$Sheet2.$B$16])    ))^2" office:value-type="float" office:value="26.018035580034" calcext:value-type="float">
            <text:p>26.018035580034</text:p>
          </table:table-cell>
          <table:table-cell table:formula="of:=([.AG166]-([.AE166]^2*([$Sheet2.$B$20]*([.B166] - [$Sheet2.$B$21])^2 + [$Sheet2.$B$22]*([.B166]-[$Sheet2.$B$21]) + [$Sheet2.$B$23])    ))^2" office:value-type="float" office:value="3785.13015298795" calcext:value-type="float">
            <text:p>3785.13015298795</text:p>
          </table:table-cell>
          <table:table-cell table:formula="of:=([.AH166]-([.AE166]^2*([$Sheet2.$B$27]*([.B166] - [$Sheet2.$B$28])^2 + [$Sheet2.$B$29]*([.B166]-[$Sheet2.$B$28]) + [$Sheet2.$B$30])    ))^2" office:value-type="float" office:value="10612.2902901836" calcext:value-type="float">
            <text:p>10612.2902901836</text:p>
          </table:table-cell>
          <table:table-cell table:formula="of:=([.AI166]-([.AE166]^2*([$Sheet2.$B$34]*([.B166] - [$Sheet2.$B$35])^2 + [$Sheet2.$B$36]*([.B166]-[$Sheet2.$B$35]) + [$Sheet2.$B$37])    ))^2" office:value-type="float" office:value="1.47943757690907" calcext:value-type="float">
            <text:p>1.4794375769090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5" calcext:value-type="float">
            <text:p>0.84185</text:p>
          </table:table-cell>
          <table:table-cell office:value-type="float" office:value="0.091705" calcext:value-type="float">
            <text:p>0.091705</text:p>
          </table:table-cell>
          <table:table-cell office:value-type="float" office:value="0.0082574" calcext:value-type="float">
            <text:p>0.0082574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-0.032266" calcext:value-type="float">
            <text:p>-0.032266</text:p>
          </table:table-cell>
          <table:table-cell office:value-type="float" office:value="-1.8886" calcext:value-type="float">
            <text:p>-1.8886</text:p>
          </table:table-cell>
          <table:table-cell office:value-type="float" office:value="-0.039321" calcext:value-type="float">
            <text:p>-0.039321</text:p>
          </table:table-cell>
          <table:table-cell office:value-type="float" office:value="-1.8492" calcext:value-type="float">
            <text:p>-1.8492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-0.020576" calcext:value-type="float">
            <text:p>-0.020576</text:p>
          </table:table-cell>
          <table:table-cell office:value-type="float" office:value="-0.0040988" calcext:value-type="float">
            <text:p>-0.0040988</text:p>
          </table:table-cell>
          <table:table-cell office:value-type="float" office:value="-0.016477" calcext:value-type="float">
            <text:p>-0.016477</text:p>
          </table:table-cell>
          <table:table-cell office:value-type="float" office:value="9.1799" calcext:value-type="float">
            <text:p>9.1799</text:p>
          </table:table-cell>
          <table:table-cell office:value-type="float" office:value="8.4228" calcext:value-type="float">
            <text:p>8.4228</text:p>
          </table:table-cell>
          <table:table-cell office:value-type="float" office:value="1.0899" calcext:value-type="float">
            <text:p>1.0899</text:p>
          </table:table-cell>
          <table:table-cell office:value-type="float" office:value="947.67" calcext:value-type="float">
            <text:p>947.67</text:p>
          </table:table-cell>
          <table:table-cell office:value-type="float" office:value="-366.43" calcext:value-type="float">
            <text:p>-366.43</text:p>
          </table:table-cell>
          <table:table-cell office:value-type="float" office:value="9560.4" calcext:value-type="float">
            <text:p>9560.4</text:p>
          </table:table-cell>
          <table:table-cell office:value-type="float" office:value="947.67" calcext:value-type="float">
            <text:p>947.67</text:p>
          </table:table-cell>
          <table:table-cell office:value-type="float" office:value="-366.43" calcext:value-type="float">
            <text:p>-366.43</text:p>
          </table:table-cell>
          <table:table-cell office:value-type="float" office:value="9560.4" calcext:value-type="float">
            <text:p>956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89748" calcext:value-type="float">
            <text:p>0.89748</text:p>
          </table:table-cell>
          <table:table-cell office:value-type="float" office:value="15" calcext:value-type="float">
            <text:p>15</text:p>
          </table:table-cell>
          <table:table-cell office:value-type="float" office:value="6.2169" calcext:value-type="float">
            <text:p>6.2169</text:p>
          </table:table-cell>
          <table:table-cell office:value-type="float" office:value="-2735.3" calcext:value-type="float">
            <text:p>-2735.3</text:p>
          </table:table-cell>
          <table:table-cell office:value-type="float" office:value="-4503.9" calcext:value-type="float">
            <text:p>-4503.9</text:p>
          </table:table-cell>
          <table:table-cell office:value-type="float" office:value="116.84" calcext:value-type="float">
            <text:p>116.84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-0.24748" calcext:value-type="float">
            <text:p>-0.24748</text:p>
          </table:table-cell>
          <table:table-cell office:value-type="float" office:value="-0.016906" calcext:value-type="float">
            <text:p>-0.016906</text:p>
          </table:table-cell>
          <table:table-cell office:value-type="float" office:value="0" calcext:value-type="float">
            <text:p>0</text:p>
          </table:table-cell>
          <table:table-cell office:value-type="float" office:value="2588.5" calcext:value-type="float">
            <text:p>2588.5</text:p>
          </table:table-cell>
          <table:table-cell office:value-type="float" office:value="0.12599" calcext:value-type="float">
            <text:p>0.12599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79049" calcext:value-type="float">
            <text:p>0.79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7]-([$Sheet2.$B$2]*[.B167]+[$Sheet2.$B$3]))^2" office:value-type="float" office:value="0.000589115320539882" calcext:value-type="float">
            <text:p>0.00058911532054</text:p>
          </table:table-cell>
          <table:table-cell table:formula="of:=([.F167]-([$Sheet2.$B$7] + [$Sheet2.$B$8] * ([.B167] - [$Sheet2.$B$9])^2))^2" office:value-type="float" office:value="0.00000168112748319694" calcext:value-type="float">
            <text:p>1.68112748319694E-06</text:p>
          </table:table-cell>
          <table:table-cell table:formula="of:=([.X167]-([.AE167]^2*([$Sheet2.$B$13]*([.B167] - [$Sheet2.$B$14])^2 + [$Sheet2.$B$15]*([.B167]-[$Sheet2.$B$14]) + [$Sheet2.$B$16])    ))^2" office:value-type="float" office:value="37.6150996305131" calcext:value-type="float">
            <text:p>37.6150996305131</text:p>
          </table:table-cell>
          <table:table-cell table:formula="of:=([.AG167]-([.AE167]^2*([$Sheet2.$B$20]*([.B167] - [$Sheet2.$B$21])^2 + [$Sheet2.$B$22]*([.B167]-[$Sheet2.$B$21]) + [$Sheet2.$B$23])    ))^2" office:value-type="float" office:value="3951.14182878788" calcext:value-type="float">
            <text:p>3951.14182878788</text:p>
          </table:table-cell>
          <table:table-cell table:formula="of:=([.AH167]-([.AE167]^2*([$Sheet2.$B$27]*([.B167] - [$Sheet2.$B$28])^2 + [$Sheet2.$B$29]*([.B167]-[$Sheet2.$B$28]) + [$Sheet2.$B$30])    ))^2" office:value-type="float" office:value="12105.9447934724" calcext:value-type="float">
            <text:p>12105.9447934724</text:p>
          </table:table-cell>
          <table:table-cell table:formula="of:=([.AI167]-([.AE167]^2*([$Sheet2.$B$34]*([.B167] - [$Sheet2.$B$35])^2 + [$Sheet2.$B$36]*([.B167]-[$Sheet2.$B$35]) + [$Sheet2.$B$37])    ))^2" office:value-type="float" office:value="0.0189712991533022" calcext:value-type="float">
            <text:p>0.01897129915330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63" calcext:value-type="float">
            <text:p>0.89263</text:p>
          </table:table-cell>
          <table:table-cell office:value-type="float" office:value="0.10302" calcext:value-type="float">
            <text:p>0.10302</text:p>
          </table:table-cell>
          <table:table-cell office:value-type="float" office:value="0.008794" calcext:value-type="float">
            <text:p>0.008794</text:p>
          </table:table-cell>
          <table:table-cell office:value-type="float" office:value="0.094225" calcext:value-type="float">
            <text:p>0.094225</text:p>
          </table:table-cell>
          <table:table-cell office:value-type="float" office:value="-0.035777" calcext:value-type="float">
            <text:p>-0.035777</text:p>
          </table:table-cell>
          <table:table-cell office:value-type="float" office:value="-2.0273" calcext:value-type="float">
            <text:p>-2.0273</text:p>
          </table:table-cell>
          <table:table-cell office:value-type="float" office:value="-0.041876" calcext:value-type="float">
            <text:p>-0.041876</text:p>
          </table:table-cell>
          <table:table-cell office:value-type="float" office:value="-1.9854" calcext:value-type="float">
            <text:p>-1.9854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-0.023618" calcext:value-type="float">
            <text:p>-0.023618</text:p>
          </table:table-cell>
          <table:table-cell office:value-type="float" office:value="-0.0043952" calcext:value-type="float">
            <text:p>-0.0043952</text:p>
          </table:table-cell>
          <table:table-cell office:value-type="float" office:value="-0.019223" calcext:value-type="float">
            <text:p>-0.019223</text:p>
          </table:table-cell>
          <table:table-cell office:value-type="float" office:value="8.6647" calcext:value-type="float">
            <text:p>8.6647</text:p>
          </table:table-cell>
          <table:table-cell office:value-type="float" office:value="8.1864" calcext:value-type="float">
            <text:p>8.1864</text:p>
          </table:table-cell>
          <table:table-cell office:value-type="float" office:value="1.0584" calcext:value-type="float">
            <text:p>1.0584</text:p>
          </table:table-cell>
          <table:table-cell office:value-type="float" office:value="1070.1" calcext:value-type="float">
            <text:p>1070.1</text:p>
          </table:table-cell>
          <table:table-cell office:value-type="float" office:value="-406.3" calcext:value-type="float">
            <text:p>-406.3</text:p>
          </table:table-cell>
          <table:table-cell office:value-type="float" office:value="10137" calcext:value-type="float">
            <text:p>10137</text:p>
          </table:table-cell>
          <table:table-cell office:value-type="float" office:value="1070.1" calcext:value-type="float">
            <text:p>1070.1</text:p>
          </table:table-cell>
          <table:table-cell office:value-type="float" office:value="-406.3" calcext:value-type="float">
            <text:p>-406.3</text:p>
          </table:table-cell>
          <table:table-cell office:value-type="float" office:value="10137" calcext:value-type="float">
            <text:p>1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01" calcext:value-type="float">
            <text:p>14.901</text:p>
          </table:table-cell>
          <table:table-cell office:value-type="float" office:value="0.9234" calcext:value-type="float">
            <text:p>0.9234</text:p>
          </table:table-cell>
          <table:table-cell office:value-type="float" office:value="15" calcext:value-type="float">
            <text:p>15</text:p>
          </table:table-cell>
          <table:table-cell office:value-type="float" office:value="6.5834" calcext:value-type="float">
            <text:p>6.5834</text:p>
          </table:table-cell>
          <table:table-cell office:value-type="float" office:value="-2919.6" calcext:value-type="float">
            <text:p>-2919.6</text:p>
          </table:table-cell>
          <table:table-cell office:value-type="float" office:value="-4834.7" calcext:value-type="float">
            <text:p>-4834.7</text:p>
          </table:table-cell>
          <table:table-cell office:value-type="float" office:value="134.11" calcext:value-type="float">
            <text:p>134.11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-0.24756" calcext:value-type="float">
            <text:p>-0.24756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" calcext:value-type="float">
            <text:p>0</text:p>
          </table:table-cell>
          <table:table-cell office:value-type="float" office:value="2663.2" calcext:value-type="float">
            <text:p>2663.2</text:p>
          </table:table-cell>
          <table:table-cell office:value-type="float" office:value="0.14216" calcext:value-type="float">
            <text:p>0.14216</text:p>
          </table:table-cell>
          <table:table-cell office:value-type="float" office:value="1.0901" calcext:value-type="float">
            <text:p>1.0901</text:p>
          </table:table-cell>
          <table:table-cell office:value-type="float" office:value="0.83718" calcext:value-type="float">
            <text:p>0.83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8]-([$Sheet2.$B$2]*[.B168]+[$Sheet2.$B$3]))^2" office:value-type="float" office:value="0.000576338822911098" calcext:value-type="float">
            <text:p>0.000576338822911</text:p>
          </table:table-cell>
          <table:table-cell table:formula="of:=([.F168]-([$Sheet2.$B$7] + [$Sheet2.$B$8] * ([.B168] - [$Sheet2.$B$9])^2))^2" office:value-type="float" office:value="0.0000026574124906091" calcext:value-type="float">
            <text:p>2.6574124906091E-06</text:p>
          </table:table-cell>
          <table:table-cell table:formula="of:=([.X168]-([.AE168]^2*([$Sheet2.$B$13]*([.B168] - [$Sheet2.$B$14])^2 + [$Sheet2.$B$15]*([.B168]-[$Sheet2.$B$14]) + [$Sheet2.$B$16])    ))^2" office:value-type="float" office:value="49.561824276511" calcext:value-type="float">
            <text:p>49.561824276511</text:p>
          </table:table-cell>
          <table:table-cell table:formula="of:=([.AG168]-([.AE168]^2*([$Sheet2.$B$20]*([.B168] - [$Sheet2.$B$21])^2 + [$Sheet2.$B$22]*([.B168]-[$Sheet2.$B$21]) + [$Sheet2.$B$23])    ))^2" office:value-type="float" office:value="3959.58723936587" calcext:value-type="float">
            <text:p>3959.58723936587</text:p>
          </table:table-cell>
          <table:table-cell table:formula="of:=([.AH168]-([.AE168]^2*([$Sheet2.$B$27]*([.B168] - [$Sheet2.$B$28])^2 + [$Sheet2.$B$29]*([.B168]-[$Sheet2.$B$28]) + [$Sheet2.$B$30])    ))^2" office:value-type="float" office:value="13188.2387974957" calcext:value-type="float">
            <text:p>13188.2387974957</text:p>
          </table:table-cell>
          <table:table-cell table:formula="of:=([.AI168]-([.AE168]^2*([$Sheet2.$B$34]*([.B168] - [$Sheet2.$B$35])^2 + [$Sheet2.$B$36]*([.B168]-[$Sheet2.$B$35]) + [$Sheet2.$B$37])    ))^2" office:value-type="float" office:value="0.738859115685773" calcext:value-type="float">
            <text:p>0.7388591156857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11499" calcext:value-type="float">
            <text:p>0.11499</text:p>
          </table:table-cell>
          <table:table-cell office:value-type="float" office:value="0.0093499" calcext:value-type="float">
            <text:p>0.0093499</text:p>
          </table:table-cell>
          <table:table-cell office:value-type="float" office:value="0.10564" calcext:value-type="float">
            <text:p>0.10564</text:p>
          </table:table-cell>
          <table:table-cell office:value-type="float" office:value="-0.03949" calcext:value-type="float">
            <text:p>-0.03949</text:p>
          </table:table-cell>
          <table:table-cell office:value-type="float" office:value="-2.1684" calcext:value-type="float">
            <text:p>-2.1684</text:p>
          </table:table-cell>
          <table:table-cell office:value-type="float" office:value="-0.044523" calcext:value-type="float">
            <text:p>-0.044523</text:p>
          </table:table-cell>
          <table:table-cell office:value-type="float" office:value="-2.1238" calcext:value-type="float">
            <text:p>-2.1238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-0.0046974" calcext:value-type="float">
            <text:p>-0.0046974</text:p>
          </table:table-cell>
          <table:table-cell office:value-type="float" office:value="-0.022141" calcext:value-type="float">
            <text:p>-0.022141</text:p>
          </table:table-cell>
          <table:table-cell office:value-type="float" office:value="8.2008" calcext:value-type="float">
            <text:p>8.2008</text:p>
          </table:table-cell>
          <table:table-cell office:value-type="float" office:value="7.9636" calcext:value-type="float">
            <text:p>7.9636</text:p>
          </table:table-cell>
          <table:table-cell office:value-type="float" office:value="1.0298" calcext:value-type="float">
            <text:p>1.0298</text:p>
          </table:table-cell>
          <table:table-cell office:value-type="float" office:value="1199.7" calcext:value-type="float">
            <text:p>1199.7</text:p>
          </table:table-cell>
          <table:table-cell office:value-type="float" office:value="-448.46" calcext:value-type="float">
            <text:p>-448.46</text:p>
          </table:table-cell>
          <table:table-cell office:value-type="float" office:value="10709" calcext:value-type="float">
            <text:p>10709</text:p>
          </table:table-cell>
          <table:table-cell office:value-type="float" office:value="1199.7" calcext:value-type="float">
            <text:p>1199.7</text:p>
          </table:table-cell>
          <table:table-cell office:value-type="float" office:value="-448.46" calcext:value-type="float">
            <text:p>-448.46</text:p>
          </table:table-cell>
          <table:table-cell office:value-type="float" office:value="10709" calcext:value-type="float">
            <text:p>10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9" calcext:value-type="float">
            <text:p>14.89</text:p>
          </table:table-cell>
          <table:table-cell office:value-type="float" office:value="0.94922" calcext:value-type="float">
            <text:p>0.94922</text:p>
          </table:table-cell>
          <table:table-cell office:value-type="float" office:value="15" calcext:value-type="float">
            <text:p>15</text:p>
          </table:table-cell>
          <table:table-cell office:value-type="float" office:value="6.9523" calcext:value-type="float">
            <text:p>6.9523</text:p>
          </table:table-cell>
          <table:table-cell office:value-type="float" office:value="-3105.2" calcext:value-type="float">
            <text:p>-3105.2</text:p>
          </table:table-cell>
          <table:table-cell office:value-type="float" office:value="-5171.2" calcext:value-type="float">
            <text:p>-5171.2</text:p>
          </table:table-cell>
          <table:table-cell office:value-type="float" office:value="152.39" calcext:value-type="float">
            <text:p>152.39</text:p>
          </table:table-cell>
          <table:table-cell office:value-type="float" office:value="0.93681" calcext:value-type="float">
            <text:p>0.93681</text:p>
          </table:table-cell>
          <table:table-cell office:value-type="float" office:value="-0.24765" calcext:value-type="float">
            <text:p>-0.24765</text:p>
          </table:table-cell>
          <table:table-cell office:value-type="float" office:value="-0.020365" calcext:value-type="float">
            <text:p>-0.020365</text:p>
          </table:table-cell>
          <table:table-cell office:value-type="float" office:value="0" calcext:value-type="float">
            <text:p>0</text:p>
          </table:table-cell>
          <table:table-cell office:value-type="float" office:value="2737.7" calcext:value-type="float">
            <text:p>2737.7</text:p>
          </table:table-cell>
          <table:table-cell office:value-type="float" office:value="0.15926" calcext:value-type="float">
            <text:p>0.15926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8834" calcext:value-type="float">
            <text:p>0.88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9]-([$Sheet2.$B$2]*[.B169]+[$Sheet2.$B$3]))^2" office:value-type="float" office:value="0.000543935163315831" calcext:value-type="float">
            <text:p>0.000543935163316</text:p>
          </table:table-cell>
          <table:table-cell table:formula="of:=([.F169]-([$Sheet2.$B$7] + [$Sheet2.$B$8] * ([.B169] - [$Sheet2.$B$9])^2))^2" office:value-type="float" office:value="0.00000363668699453751" calcext:value-type="float">
            <text:p>3.63668699453751E-06</text:p>
          </table:table-cell>
          <table:table-cell table:formula="of:=([.X169]-([.AE169]^2*([$Sheet2.$B$13]*([.B169] - [$Sheet2.$B$14])^2 + [$Sheet2.$B$15]*([.B169]-[$Sheet2.$B$14]) + [$Sheet2.$B$16])    ))^2" office:value-type="float" office:value="61.0193841532308" calcext:value-type="float">
            <text:p>61.0193841532308</text:p>
          </table:table-cell>
          <table:table-cell table:formula="of:=([.AG169]-([.AE169]^2*([$Sheet2.$B$20]*([.B169] - [$Sheet2.$B$21])^2 + [$Sheet2.$B$22]*([.B169]-[$Sheet2.$B$21]) + [$Sheet2.$B$23])    ))^2" office:value-type="float" office:value="3822.31071165783" calcext:value-type="float">
            <text:p>3822.31071165783</text:p>
          </table:table-cell>
          <table:table-cell table:formula="of:=([.AH169]-([.AE169]^2*([$Sheet2.$B$27]*([.B169] - [$Sheet2.$B$28])^2 + [$Sheet2.$B$29]*([.B169]-[$Sheet2.$B$28]) + [$Sheet2.$B$30])    ))^2" office:value-type="float" office:value="13819.1987180359" calcext:value-type="float">
            <text:p>13819.1987180359</text:p>
          </table:table-cell>
          <table:table-cell table:formula="of:=([.AI169]-([.AE169]^2*([$Sheet2.$B$34]*([.B169] - [$Sheet2.$B$35])^2 + [$Sheet2.$B$36]*([.B169]-[$Sheet2.$B$35]) + [$Sheet2.$B$37])    ))^2" office:value-type="float" office:value="3.26017375286472" calcext:value-type="float">
            <text:p>3.2601737528647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12759" calcext:value-type="float">
            <text:p>0.12759</text:p>
          </table:table-cell>
          <table:table-cell office:value-type="float" office:value="0.0099115" calcext:value-type="float">
            <text:p>0.0099115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0.043401" calcext:value-type="float">
            <text:p>-0.043401</text:p>
          </table:table-cell>
          <table:table-cell office:value-type="float" office:value="-2.3117" calcext:value-type="float">
            <text:p>-2.3117</text:p>
          </table:table-cell>
          <table:table-cell office:value-type="float" office:value="-0.047198" calcext:value-type="float">
            <text:p>-0.047198</text:p>
          </table:table-cell>
          <table:table-cell office:value-type="float" office:value="-2.2645" calcext:value-type="float">
            <text:p>-2.2645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-0.030239" calcext:value-type="float">
            <text:p>-0.030239</text:p>
          </table:table-cell>
          <table:table-cell office:value-type="float" office:value="-0.005005" calcext:value-type="float">
            <text:p>-0.005005</text:p>
          </table:table-cell>
          <table:table-cell office:value-type="float" office:value="-0.025234" calcext:value-type="float">
            <text:p>-0.025234</text:p>
          </table:table-cell>
          <table:table-cell office:value-type="float" office:value="7.782" calcext:value-type="float">
            <text:p>7.782</text:p>
          </table:table-cell>
          <table:table-cell office:value-type="float" office:value="7.7543" calcext:value-type="float">
            <text:p>7.7543</text:p>
          </table:table-cell>
          <table:table-cell office:value-type="float" office:value="1.0036" calcext:value-type="float">
            <text:p>1.0036</text:p>
          </table:table-cell>
          <table:table-cell office:value-type="float" office:value="1336.4" calcext:value-type="float">
            <text:p>1336.4</text:p>
          </table:table-cell>
          <table:table-cell office:value-type="float" office:value="-492.88" calcext:value-type="float">
            <text:p>-492.88</text:p>
          </table:table-cell>
          <table:table-cell office:value-type="float" office:value="11276" calcext:value-type="float">
            <text:p>11276</text:p>
          </table:table-cell>
          <table:table-cell office:value-type="float" office:value="1336.4" calcext:value-type="float">
            <text:p>1336.4</text:p>
          </table:table-cell>
          <table:table-cell office:value-type="float" office:value="-492.88" calcext:value-type="float">
            <text:p>-492.88</text:p>
          </table:table-cell>
          <table:table-cell office:value-type="float" office:value="11276" calcext:value-type="float">
            <text:p>11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78" calcext:value-type="float">
            <text:p>14.878</text:p>
          </table:table-cell>
          <table:table-cell office:value-type="float" office:value="0.97484" calcext:value-type="float">
            <text:p>0.97484</text:p>
          </table:table-cell>
          <table:table-cell office:value-type="float" office:value="15" calcext:value-type="float">
            <text:p>15</text:p>
          </table:table-cell>
          <table:table-cell office:value-type="float" office:value="7.3225" calcext:value-type="float">
            <text:p>7.3225</text:p>
          </table:table-cell>
          <table:table-cell office:value-type="float" office:value="-3292.2" calcext:value-type="float">
            <text:p>-3292.2</text:p>
          </table:table-cell>
          <table:table-cell office:value-type="float" office:value="-5513.1" calcext:value-type="float">
            <text:p>-5513.1</text:p>
          </table:table-cell>
          <table:table-cell office:value-type="float" office:value="171.7" calcext:value-type="float">
            <text:p>171.7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-0.24774" calcext:value-type="float">
            <text:p>-0.24774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" calcext:value-type="float">
            <text:p>0</text:p>
          </table:table-cell>
          <table:table-cell office:value-type="float" office:value="2811.6" calcext:value-type="float">
            <text:p>2811.6</text:p>
          </table:table-cell>
          <table:table-cell office:value-type="float" office:value="0.17727" calcext:value-type="float">
            <text:p>0.17727</text:p>
          </table:table-cell>
          <table:table-cell office:value-type="float" office:value="1.08" calcext:value-type="float">
            <text:p>1.08</text:p>
          </table:table-cell>
          <table:table-cell office:value-type="float" office:value="0.92913" calcext:value-type="float">
            <text:p>0.929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0]-([$Sheet2.$B$2]*[.B170]+[$Sheet2.$B$3]))^2" office:value-type="float" office:value="0.000492297468309779" calcext:value-type="float">
            <text:p>0.00049229746831</text:p>
          </table:table-cell>
          <table:table-cell table:formula="of:=([.F170]-([$Sheet2.$B$7] + [$Sheet2.$B$8] * ([.B170] - [$Sheet2.$B$9])^2))^2" office:value-type="float" office:value="0.00000441899801968079" calcext:value-type="float">
            <text:p>4.41899801968079E-06</text:p>
          </table:table-cell>
          <table:table-cell table:formula="of:=([.X170]-([.AE170]^2*([$Sheet2.$B$13]*([.B170] - [$Sheet2.$B$14])^2 + [$Sheet2.$B$15]*([.B170]-[$Sheet2.$B$14]) + [$Sheet2.$B$16])    ))^2" office:value-type="float" office:value="70.8549590766656" calcext:value-type="float">
            <text:p>70.8549590766656</text:p>
          </table:table-cell>
          <table:table-cell table:formula="of:=([.AG170]-([.AE170]^2*([$Sheet2.$B$20]*([.B170] - [$Sheet2.$B$21])^2 + [$Sheet2.$B$22]*([.B170]-[$Sheet2.$B$21]) + [$Sheet2.$B$23])    ))^2" office:value-type="float" office:value="3558.94236945186" calcext:value-type="float">
            <text:p>3558.94236945186</text:p>
          </table:table-cell>
          <table:table-cell table:formula="of:=([.AH170]-([.AE170]^2*([$Sheet2.$B$27]*([.B170] - [$Sheet2.$B$28])^2 + [$Sheet2.$B$29]*([.B170]-[$Sheet2.$B$28]) + [$Sheet2.$B$30])    ))^2" office:value-type="float" office:value="13893.8343469761" calcext:value-type="float">
            <text:p>13893.8343469761</text:p>
          </table:table-cell>
          <table:table-cell table:formula="of:=([.AI170]-([.AE170]^2*([$Sheet2.$B$34]*([.B170] - [$Sheet2.$B$35])^2 + [$Sheet2.$B$36]*([.B170]-[$Sheet2.$B$35]) + [$Sheet2.$B$37])    ))^2" office:value-type="float" office:value="7.40025840697077" calcext:value-type="float">
            <text:p>7.4002584069707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13032" calcext:value-type="float">
            <text:p>0.13032</text:p>
          </table:table-cell>
          <table:table-cell office:value-type="float" office:value="-0.047507" calcext:value-type="float">
            <text:p>-0.047507</text:p>
          </table:table-cell>
          <table:table-cell office:value-type="float" office:value="-2.4572" calcext:value-type="float">
            <text:p>-2.4572</text:p>
          </table:table-cell>
          <table:table-cell office:value-type="float" office:value="-0.04994" calcext:value-type="float">
            <text:p>-0.04994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-0.033812" calcext:value-type="float">
            <text:p>-0.033812</text:p>
          </table:table-cell>
          <table:table-cell office:value-type="float" office:value="-0.0053181" calcext:value-type="float">
            <text:p>-0.0053181</text:p>
          </table:table-cell>
          <table:table-cell office:value-type="float" office:value="-0.028494" calcext:value-type="float">
            <text:p>-0.028494</text:p>
          </table:table-cell>
          <table:table-cell office:value-type="float" office:value="7.4021" calcext:value-type="float">
            <text:p>7.4021</text:p>
          </table:table-cell>
          <table:table-cell office:value-type="float" office:value="7.557" calcext:value-type="float">
            <text:p>7.557</text:p>
          </table:table-cell>
          <table:table-cell office:value-type="float" office:value="0.9795" calcext:value-type="float">
            <text:p>0.9795</text:p>
          </table:table-cell>
          <table:table-cell office:value-type="float" office:value="1480" calcext:value-type="float">
            <text:p>1480</text:p>
          </table:table-cell>
          <table:table-cell office:value-type="float" office:value="-539.51" calcext:value-type="float">
            <text:p>-539.51</text:p>
          </table:table-cell>
          <table:table-cell office:value-type="float" office:value="11837" calcext:value-type="float">
            <text:p>11837</text:p>
          </table:table-cell>
          <table:table-cell office:value-type="float" office:value="1480" calcext:value-type="float">
            <text:p>1480</text:p>
          </table:table-cell>
          <table:table-cell office:value-type="float" office:value="-539.51" calcext:value-type="float">
            <text:p>-539.51</text:p>
          </table:table-cell>
          <table:table-cell office:value-type="float" office:value="11837" calcext:value-type="float">
            <text:p>11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65" calcext:value-type="float">
            <text:p>14.865</text:p>
          </table:table-cell>
          <table:table-cell office:value-type="float" office:value="1.0003" calcext:value-type="float">
            <text:p>1.0003</text:p>
          </table:table-cell>
          <table:table-cell office:value-type="float" office:value="15" calcext:value-type="float">
            <text:p>15</text:p>
          </table:table-cell>
          <table:table-cell office:value-type="float" office:value="7.6939" calcext:value-type="float">
            <text:p>7.6939</text:p>
          </table:table-cell>
          <table:table-cell office:value-type="float" office:value="-3480.1" calcext:value-type="float">
            <text:p>-3480.1</text:p>
          </table:table-cell>
          <table:table-cell office:value-type="float" office:value="-5860" calcext:value-type="float">
            <text:p>-5860</text:p>
          </table:table-cell>
          <table:table-cell office:value-type="float" office:value="191.99" calcext:value-type="float">
            <text:p>191.99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23668" calcext:value-type="float">
            <text:p>-0.023668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0.19615" calcext:value-type="float">
            <text:p>0.19615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43" calcext:value-type="float">
            <text:p>0.97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1]-([$Sheet2.$B$2]*[.B171]+[$Sheet2.$B$3]))^2" office:value-type="float" office:value="0.000422020489849441" calcext:value-type="float">
            <text:p>0.000422020489849</text:p>
          </table:table-cell>
          <table:table-cell table:formula="of:=([.F171]-([$Sheet2.$B$7] + [$Sheet2.$B$8] * ([.B171] - [$Sheet2.$B$9])^2))^2" office:value-type="float" office:value="0.00000486445607128906" calcext:value-type="float">
            <text:p>4.86445607128906E-06</text:p>
          </table:table-cell>
          <table:table-cell table:formula="of:=([.X171]-([.AE171]^2*([$Sheet2.$B$13]*([.B171] - [$Sheet2.$B$14])^2 + [$Sheet2.$B$15]*([.B171]-[$Sheet2.$B$14]) + [$Sheet2.$B$16])    ))^2" office:value-type="float" office:value="77.5836949259833" calcext:value-type="float">
            <text:p>77.5836949259833</text:p>
          </table:table-cell>
          <table:table-cell table:formula="of:=([.AG171]-([.AE171]^2*([$Sheet2.$B$20]*([.B171] - [$Sheet2.$B$21])^2 + [$Sheet2.$B$22]*([.B171]-[$Sheet2.$B$21]) + [$Sheet2.$B$23])    ))^2" office:value-type="float" office:value="3127.19740367021" calcext:value-type="float">
            <text:p>3127.19740367021</text:p>
          </table:table-cell>
          <table:table-cell table:formula="of:=([.AH171]-([.AE171]^2*([$Sheet2.$B$27]*([.B171] - [$Sheet2.$B$28])^2 + [$Sheet2.$B$29]*([.B171]-[$Sheet2.$B$28]) + [$Sheet2.$B$30])    ))^2" office:value-type="float" office:value="13315.1114549873" calcext:value-type="float">
            <text:p>13315.1114549873</text:p>
          </table:table-cell>
          <table:table-cell table:formula="of:=([.AI171]-([.AE171]^2*([$Sheet2.$B$34]*([.B171] - [$Sheet2.$B$35])^2 + [$Sheet2.$B$36]*([.B171]-[$Sheet2.$B$35]) + [$Sheet2.$B$37])    ))^2" office:value-type="float" office:value="12.629555316232" calcext:value-type="float">
            <text:p>12.6295553162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5465" calcext:value-type="float">
            <text:p>0.15465</text:p>
          </table:table-cell>
          <table:table-cell office:value-type="float" office:value="0.011081" calcext:value-type="float">
            <text:p>0.011081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-0.051804" calcext:value-type="float">
            <text:p>-0.051804</text:p>
          </table:table-cell>
          <table:table-cell office:value-type="float" office:value="-2.6047" calcext:value-type="float">
            <text:p>-2.6047</text:p>
          </table:table-cell>
          <table:table-cell office:value-type="float" office:value="-0.052768" calcext:value-type="float">
            <text:p>-0.052768</text:p>
          </table:table-cell>
          <table:table-cell office:value-type="float" office:value="-2.5519" calcext:value-type="float">
            <text:p>-2.551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037569" calcext:value-type="float">
            <text:p>-0.037569</text:p>
          </table:table-cell>
          <table:table-cell office:value-type="float" office:value="-0.005645" calcext:value-type="float">
            <text:p>-0.005645</text:p>
          </table:table-cell>
          <table:table-cell office:value-type="float" office:value="-0.031924" calcext:value-type="float">
            <text:p>-0.031924</text:p>
          </table:table-cell>
          <table:table-cell office:value-type="float" office:value="7.0557" calcext:value-type="float">
            <text:p>7.0557</text:p>
          </table:table-cell>
          <table:table-cell office:value-type="float" office:value="7.3704" calcext:value-type="float">
            <text:p>7.3704</text:p>
          </table:table-cell>
          <table:table-cell office:value-type="float" office:value="0.95731" calcext:value-type="float">
            <text:p>0.95731</text:p>
          </table:table-cell>
          <table:table-cell office:value-type="float" office:value="1630.5" calcext:value-type="float">
            <text:p>1630.5</text:p>
          </table:table-cell>
          <table:table-cell office:value-type="float" office:value="-588.31" calcext:value-type="float">
            <text:p>-588.31</text:p>
          </table:table-cell>
          <table:table-cell office:value-type="float" office:value="12392" calcext:value-type="float">
            <text:p>12392</text:p>
          </table:table-cell>
          <table:table-cell office:value-type="float" office:value="1630.5" calcext:value-type="float">
            <text:p>1630.5</text:p>
          </table:table-cell>
          <table:table-cell office:value-type="float" office:value="-588.31" calcext:value-type="float">
            <text:p>-588.31</text:p>
          </table:table-cell>
          <table:table-cell office:value-type="float" office:value="12392" calcext:value-type="float">
            <text:p>12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52" calcext:value-type="float">
            <text:p>14.852</text:p>
          </table:table-cell>
          <table:table-cell office:value-type="float" office:value="1.0256" calcext:value-type="float">
            <text:p>1.0256</text:p>
          </table:table-cell>
          <table:table-cell office:value-type="float" office:value="15" calcext:value-type="float">
            <text:p>15</text:p>
          </table:table-cell>
          <table:table-cell office:value-type="float" office:value="8.0667" calcext:value-type="float">
            <text:p>8.0667</text:p>
          </table:table-cell>
          <table:table-cell office:value-type="float" office:value="-3669.1" calcext:value-type="float">
            <text:p>-3669.1</text:p>
          </table:table-cell>
          <table:table-cell office:value-type="float" office:value="-6211.8" calcext:value-type="float">
            <text:p>-6211.8</text:p>
          </table:table-cell>
          <table:table-cell office:value-type="float" office:value="213.33" calcext:value-type="float">
            <text:p>213.33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-0.24794" calcext:value-type="float">
            <text:p>-0.24794</text:p>
          </table:table-cell>
          <table:table-cell office:value-type="float" office:value="-0.025269" calcext:value-type="float">
            <text:p>-0.025269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189" calcext:value-type="float">
            <text:p>1.0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2]-([$Sheet2.$B$2]*[.B172]+[$Sheet2.$B$3]))^2" office:value-type="float" office:value="0.000338504696766712" calcext:value-type="float">
            <text:p>0.000338504696767</text:p>
          </table:table-cell>
          <table:table-cell table:formula="of:=([.F172]-([$Sheet2.$B$7] + [$Sheet2.$B$8] * ([.B172] - [$Sheet2.$B$9])^2))^2" office:value-type="float" office:value="0.00000491615172466754" calcext:value-type="float">
            <text:p>4.91615172466754E-06</text:p>
          </table:table-cell>
          <table:table-cell table:formula="of:=([.X172]-([.AE172]^2*([$Sheet2.$B$13]*([.B172] - [$Sheet2.$B$14])^2 + [$Sheet2.$B$15]*([.B172]-[$Sheet2.$B$14]) + [$Sheet2.$B$16])    ))^2" office:value-type="float" office:value="79.9836217040003" calcext:value-type="float">
            <text:p>79.9836217040003</text:p>
          </table:table-cell>
          <table:table-cell table:formula="of:=([.AG172]-([.AE172]^2*([$Sheet2.$B$20]*([.B172] - [$Sheet2.$B$21])^2 + [$Sheet2.$B$22]*([.B172]-[$Sheet2.$B$21]) + [$Sheet2.$B$23])    ))^2" office:value-type="float" office:value="2582.4969335003" calcext:value-type="float">
            <text:p>2582.4969335003</text:p>
          </table:table-cell>
          <table:table-cell table:formula="of:=([.AH172]-([.AE172]^2*([$Sheet2.$B$27]*([.B172] - [$Sheet2.$B$28])^2 + [$Sheet2.$B$29]*([.B172]-[$Sheet2.$B$28]) + [$Sheet2.$B$30])    ))^2" office:value-type="float" office:value="12102.6685401494" calcext:value-type="float">
            <text:p>12102.6685401494</text:p>
          </table:table-cell>
          <table:table-cell table:formula="of:=([.AI172]-([.AE172]^2*([$Sheet2.$B$34]*([.B172] - [$Sheet2.$B$35])^2 + [$Sheet2.$B$36]*([.B172]-[$Sheet2.$B$35]) + [$Sheet2.$B$37])    ))^2" office:value-type="float" office:value="19.1493412254553" calcext:value-type="float">
            <text:p>19.149341225455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16909" calcext:value-type="float">
            <text:p>0.16909</text:p>
          </table:table-cell>
          <table:table-cell office:value-type="float" office:value="0.011694" calcext:value-type="float">
            <text:p>0.011694</text:p>
          </table:table-cell>
          <table:table-cell office:value-type="float" office:value="0.1574" calcext:value-type="float">
            <text:p>0.1574</text:p>
          </table:table-cell>
          <table:table-cell office:value-type="float" office:value="-0.056288" calcext:value-type="float">
            <text:p>-0.056288</text:p>
          </table:table-cell>
          <table:table-cell office:value-type="float" office:value="-2.7541" calcext:value-type="float">
            <text:p>-2.7541</text:p>
          </table:table-cell>
          <table:table-cell office:value-type="float" office:value="-0.055687" calcext:value-type="float">
            <text:p>-0.055687</text:p>
          </table:table-cell>
          <table:table-cell office:value-type="float" office:value="-2.6984" calcext:value-type="float">
            <text:p>-2.69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41498" calcext:value-type="float">
            <text:p>-0.041498</text:p>
          </table:table-cell>
          <table:table-cell office:value-type="float" office:value="-0.0059805" calcext:value-type="float">
            <text:p>-0.0059805</text:p>
          </table:table-cell>
          <table:table-cell office:value-type="float" office:value="-0.035518" calcext:value-type="float">
            <text:p>-0.035518</text:p>
          </table:table-cell>
          <table:table-cell office:value-type="float" office:value="6.739" calcext:value-type="float">
            <text:p>6.739</text:p>
          </table:table-cell>
          <table:table-cell office:value-type="float" office:value="7.1938" calcext:value-type="float">
            <text:p>7.1938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1787.5" calcext:value-type="float">
            <text:p>1787.5</text:p>
          </table:table-cell>
          <table:table-cell office:value-type="float" office:value="-639.23" calcext:value-type="float">
            <text:p>-639.23</text:p>
          </table:table-cell>
          <table:table-cell office:value-type="float" office:value="12941" calcext:value-type="float">
            <text:p>12941</text:p>
          </table:table-cell>
          <table:table-cell office:value-type="float" office:value="1787.5" calcext:value-type="float">
            <text:p>1787.5</text:p>
          </table:table-cell>
          <table:table-cell office:value-type="float" office:value="-639.23" calcext:value-type="float">
            <text:p>-639.23</text:p>
          </table:table-cell>
          <table:table-cell office:value-type="float" office:value="12941" calcext:value-type="float">
            <text:p>12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38" calcext:value-type="float">
            <text:p>14.838</text:p>
          </table:table-cell>
          <table:table-cell office:value-type="float" office:value="1.0508" calcext:value-type="float">
            <text:p>1.0508</text:p>
          </table:table-cell>
          <table:table-cell office:value-type="float" office:value="15" calcext:value-type="float">
            <text:p>15</text:p>
          </table:table-cell>
          <table:table-cell office:value-type="float" office:value="8.4405" calcext:value-type="float">
            <text:p>8.4405</text:p>
          </table:table-cell>
          <table:table-cell office:value-type="float" office:value="-3858.9" calcext:value-type="float">
            <text:p>-3858.9</text:p>
          </table:table-cell>
          <table:table-cell office:value-type="float" office:value="-6568.1" calcext:value-type="float">
            <text:p>-6568.1</text:p>
          </table:table-cell>
          <table:table-cell office:value-type="float" office:value="235.64" calcext:value-type="float">
            <text:p>235.64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-0.24804" calcext:value-type="float">
            <text:p>-0.24804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0" calcext:value-type="float">
            <text:p>0</text:p>
          </table:table-cell>
          <table:table-cell office:value-type="float" office:value="3030.7" calcext:value-type="float">
            <text:p>3030.7</text:p>
          </table:table-cell>
          <table:table-cell office:value-type="float" office:value="0.23646" calcext:value-type="float">
            <text:p>0.23646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629" calcext:value-type="float">
            <text:p>1.06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3]-([$Sheet2.$B$2]*[.B173]+[$Sheet2.$B$3]))^2" office:value-type="float" office:value="0.00024504323814654" calcext:value-type="float">
            <text:p>0.000245043238147</text:p>
          </table:table-cell>
          <table:table-cell table:formula="of:=([.F173]-([$Sheet2.$B$7] + [$Sheet2.$B$8] * ([.B173] - [$Sheet2.$B$9])^2))^2" office:value-type="float" office:value="0.00000448256421318814" calcext:value-type="float">
            <text:p>4.48256421318814E-06</text:p>
          </table:table-cell>
          <table:table-cell table:formula="of:=([.X173]-([.AE173]^2*([$Sheet2.$B$13]*([.B173] - [$Sheet2.$B$14])^2 + [$Sheet2.$B$15]*([.B173]-[$Sheet2.$B$14]) + [$Sheet2.$B$16])    ))^2" office:value-type="float" office:value="76.9677317754654" calcext:value-type="float">
            <text:p>76.9677317754654</text:p>
          </table:table-cell>
          <table:table-cell table:formula="of:=([.AG173]-([.AE173]^2*([$Sheet2.$B$20]*([.B173] - [$Sheet2.$B$21])^2 + [$Sheet2.$B$22]*([.B173]-[$Sheet2.$B$21]) + [$Sheet2.$B$23])    ))^2" office:value-type="float" office:value="1940.19479334015" calcext:value-type="float">
            <text:p>1940.19479334015</text:p>
          </table:table-cell>
          <table:table-cell table:formula="of:=([.AH173]-([.AE173]^2*([$Sheet2.$B$27]*([.B173] - [$Sheet2.$B$28])^2 + [$Sheet2.$B$29]*([.B173]-[$Sheet2.$B$28]) + [$Sheet2.$B$30])    ))^2" office:value-type="float" office:value="10268.8077348247" calcext:value-type="float">
            <text:p>10268.8077348247</text:p>
          </table:table-cell>
          <table:table-cell table:formula="of:=([.AI173]-([.AE173]^2*([$Sheet2.$B$34]*([.B173] - [$Sheet2.$B$35])^2 + [$Sheet2.$B$36]*([.B173]-[$Sheet2.$B$35]) + [$Sheet2.$B$37])    ))^2" office:value-type="float" office:value="26.080468288314" calcext:value-type="float">
            <text:p>26.08046828831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18415" calcext:value-type="float">
            <text:p>0.18415</text:p>
          </table:table-cell>
          <table:table-cell office:value-type="float" office:value="0.012358" calcext:value-type="float">
            <text:p>0.012358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2.9055" calcext:value-type="float">
            <text:p>-2.9055</text:p>
          </table:table-cell>
          <table:table-cell office:value-type="float" office:value="-0.058849" calcext:value-type="float">
            <text:p>-0.058849</text:p>
          </table:table-cell>
          <table:table-cell office:value-type="float" office:value="-2.8466" calcext:value-type="float">
            <text:p>-2.846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-0.045619" calcext:value-type="float">
            <text:p>-0.045619</text:p>
          </table:table-cell>
          <table:table-cell office:value-type="float" office:value="-0.0063499" calcext:value-type="float">
            <text:p>-0.0063499</text:p>
          </table:table-cell>
          <table:table-cell office:value-type="float" office:value="-0.039269" calcext:value-type="float">
            <text:p>-0.039269</text:p>
          </table:table-cell>
          <table:table-cell office:value-type="float" office:value="6.4475" calcext:value-type="float">
            <text:p>6.4475</text:p>
          </table:table-cell>
          <table:table-cell office:value-type="float" office:value="7.0254" calcext:value-type="float">
            <text:p>7.0254</text:p>
          </table:table-cell>
          <table:table-cell office:value-type="float" office:value="0.91775" calcext:value-type="float">
            <text:p>0.91775</text:p>
          </table:table-cell>
          <table:table-cell office:value-type="float" office:value="1950.9" calcext:value-type="float">
            <text:p>1950.9</text:p>
          </table:table-cell>
          <table:table-cell office:value-type="float" office:value="-692.26" calcext:value-type="float">
            <text:p>-692.26</text:p>
          </table:table-cell>
          <table:table-cell office:value-type="float" office:value="13483" calcext:value-type="float">
            <text:p>13483</text:p>
          </table:table-cell>
          <table:table-cell office:value-type="float" office:value="1950.9" calcext:value-type="float">
            <text:p>1950.9</text:p>
          </table:table-cell>
          <table:table-cell office:value-type="float" office:value="-692.26" calcext:value-type="float">
            <text:p>-692.26</text:p>
          </table:table-cell>
          <table:table-cell office:value-type="float" office:value="13483" calcext:value-type="float">
            <text:p>13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23" calcext:value-type="float">
            <text:p>14.823</text:p>
          </table:table-cell>
          <table:table-cell office:value-type="float" office:value="1.076" calcext:value-type="float">
            <text:p>1.076</text:p>
          </table:table-cell>
          <table:table-cell office:value-type="float" office:value="15" calcext:value-type="float">
            <text:p>15</text:p>
          </table:table-cell>
          <table:table-cell office:value-type="float" office:value="8.8162" calcext:value-type="float">
            <text:p>8.8162</text:p>
          </table:table-cell>
          <table:table-cell office:value-type="float" office:value="-4049.6" calcext:value-type="float">
            <text:p>-4049.6</text:p>
          </table:table-cell>
          <table:table-cell office:value-type="float" office:value="-6929.1" calcext:value-type="float">
            <text:p>-6929.1</text:p>
          </table:table-cell>
          <table:table-cell office:value-type="float" office:value="259.04" calcext:value-type="float">
            <text:p>259.04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0" calcext:value-type="float">
            <text:p>0</text:p>
          </table:table-cell>
          <table:table-cell office:value-type="float" office:value="3103.3" calcext:value-type="float">
            <text:p>3103.3</text:p>
          </table:table-cell>
          <table:table-cell office:value-type="float" office:value="0.25782" calcext:value-type="float">
            <text:p>0.25782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1063" calcext:value-type="float">
            <text:p>1.1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4]-([$Sheet2.$B$2]*[.B174]+[$Sheet2.$B$3]))^2" office:value-type="float" office:value="0.000153988661927221" calcext:value-type="float">
            <text:p>0.000153988661927</text:p>
          </table:table-cell>
          <table:table-cell table:formula="of:=([.F174]-([$Sheet2.$B$7] + [$Sheet2.$B$8] * ([.B174] - [$Sheet2.$B$9])^2))^2" office:value-type="float" office:value="0.00000370736658391019" calcext:value-type="float">
            <text:p>3.70736658391019E-06</text:p>
          </table:table-cell>
          <table:table-cell table:formula="of:=([.X174]-([.AE174]^2*([$Sheet2.$B$13]*([.B174] - [$Sheet2.$B$14])^2 + [$Sheet2.$B$15]*([.B174]-[$Sheet2.$B$14]) + [$Sheet2.$B$16])    ))^2" office:value-type="float" office:value="68.6821334889304" calcext:value-type="float">
            <text:p>68.6821334889304</text:p>
          </table:table-cell>
          <table:table-cell table:formula="of:=([.AG174]-([.AE174]^2*([$Sheet2.$B$20]*([.B174] - [$Sheet2.$B$21])^2 + [$Sheet2.$B$22]*([.B174]-[$Sheet2.$B$21]) + [$Sheet2.$B$23])    ))^2" office:value-type="float" office:value="1275.16526532706" calcext:value-type="float">
            <text:p>1275.16526532706</text:p>
          </table:table-cell>
          <table:table-cell table:formula="of:=([.AH174]-([.AE174]^2*([$Sheet2.$B$27]*([.B174] - [$Sheet2.$B$28])^2 + [$Sheet2.$B$29]*([.B174]-[$Sheet2.$B$28]) + [$Sheet2.$B$30])    ))^2" office:value-type="float" office:value="8021.01406304548" calcext:value-type="float">
            <text:p>8021.01406304548</text:p>
          </table:table-cell>
          <table:table-cell table:formula="of:=([.AI174]-([.AE174]^2*([$Sheet2.$B$34]*([.B174] - [$Sheet2.$B$35])^2 + [$Sheet2.$B$36]*([.B174]-[$Sheet2.$B$35]) + [$Sheet2.$B$37])    ))^2" office:value-type="float" office:value="34.4162027869841" calcext:value-type="float">
            <text:p>34.416202786984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19974" calcext:value-type="float">
            <text:p>0.19974</text:p>
          </table:table-cell>
          <table:table-cell office:value-type="float" office:value="0.013016" calcext:value-type="float">
            <text:p>0.013016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-0.065805" calcext:value-type="float">
            <text:p>-0.065805</text:p>
          </table:table-cell>
          <table:table-cell office:value-type="float" office:value="-3.0584" calcext:value-type="float">
            <text:p>-3.0584</text:p>
          </table:table-cell>
          <table:table-cell office:value-type="float" office:value="-0.061983" calcext:value-type="float">
            <text:p>-0.061983</text:p>
          </table:table-cell>
          <table:table-cell office:value-type="float" office:value="-2.9965" calcext:value-type="float">
            <text:p>-2.9965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-0.049885" calcext:value-type="float">
            <text:p>-0.049885</text:p>
          </table:table-cell>
          <table:table-cell office:value-type="float" office:value="-0.0067068" calcext:value-type="float">
            <text:p>-0.0067068</text:p>
          </table:table-cell>
          <table:table-cell office:value-type="float" office:value="-0.043179" calcext:value-type="float">
            <text:p>-0.043179</text:p>
          </table:table-cell>
          <table:table-cell office:value-type="float" office:value="6.1801" calcext:value-type="float">
            <text:p>6.1801</text:p>
          </table:table-cell>
          <table:table-cell office:value-type="float" office:value="6.8664" calcext:value-type="float">
            <text:p>6.8664</text:p>
          </table:table-cell>
          <table:table-cell office:value-type="float" office:value="0.90005" calcext:value-type="float">
            <text:p>0.90005</text:p>
          </table:table-cell>
          <table:table-cell office:value-type="float" office:value="2120.6" calcext:value-type="float">
            <text:p>2120.6</text:p>
          </table:table-cell>
          <table:table-cell office:value-type="float" office:value="-747.31" calcext:value-type="float">
            <text:p>-747.31</text:p>
          </table:table-cell>
          <table:table-cell office:value-type="float" office:value="14019" calcext:value-type="float">
            <text:p>14019</text:p>
          </table:table-cell>
          <table:table-cell office:value-type="float" office:value="2120.6" calcext:value-type="float">
            <text:p>2120.6</text:p>
          </table:table-cell>
          <table:table-cell office:value-type="float" office:value="-747.31" calcext:value-type="float">
            <text:p>-747.31</text:p>
          </table:table-cell>
          <table:table-cell office:value-type="float" office:value="14019" calcext:value-type="float">
            <text:p>14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07" calcext:value-type="float">
            <text:p>14.807</text:p>
          </table:table-cell>
          <table:table-cell office:value-type="float" office:value="1.1009" calcext:value-type="float">
            <text:p>1.1009</text:p>
          </table:table-cell>
          <table:table-cell office:value-type="float" office:value="15" calcext:value-type="float">
            <text:p>15</text:p>
          </table:table-cell>
          <table:table-cell office:value-type="float" office:value="9.1913" calcext:value-type="float">
            <text:p>9.1913</text:p>
          </table:table-cell>
          <table:table-cell office:value-type="float" office:value="-4240.8" calcext:value-type="float">
            <text:p>-4240.8</text:p>
          </table:table-cell>
          <table:table-cell office:value-type="float" office:value="-7293.9" calcext:value-type="float">
            <text:p>-7293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0.24826" calcext:value-type="float">
            <text:p>-0.24826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0" calcext:value-type="float">
            <text:p>0</text:p>
          </table:table-cell>
          <table:table-cell office:value-type="float" office:value="3175.1" calcext:value-type="float">
            <text:p>3175.1</text:p>
          </table:table-cell>
          <table:table-cell office:value-type="float" office:value="0.27995" calcext:value-type="float">
            <text:p>0.27995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49" calcext:value-type="float">
            <text:p>1.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5]-([$Sheet2.$B$2]*[.B175]+[$Sheet2.$B$3]))^2" office:value-type="float" office:value="0.0000716490579268881" calcext:value-type="float">
            <text:p>7.16490579268881E-05</text:p>
          </table:table-cell>
          <table:table-cell table:formula="of:=([.F175]-([$Sheet2.$B$7] + [$Sheet2.$B$8] * ([.B175] - [$Sheet2.$B$9])^2))^2" office:value-type="float" office:value="0.00000240863099573444" calcext:value-type="float">
            <text:p>2.40863099573444E-06</text:p>
          </table:table-cell>
          <table:table-cell table:formula="of:=([.X175]-([.AE175]^2*([$Sheet2.$B$13]*([.B175] - [$Sheet2.$B$14])^2 + [$Sheet2.$B$15]*([.B175]-[$Sheet2.$B$14]) + [$Sheet2.$B$16])    ))^2" office:value-type="float" office:value="54.7065117342442" calcext:value-type="float">
            <text:p>54.7065117342442</text:p>
          </table:table-cell>
          <table:table-cell table:formula="of:=([.AG175]-([.AE175]^2*([$Sheet2.$B$20]*([.B175] - [$Sheet2.$B$21])^2 + [$Sheet2.$B$22]*([.B175]-[$Sheet2.$B$21]) + [$Sheet2.$B$23])    ))^2" office:value-type="float" office:value="645.348756846942" calcext:value-type="float">
            <text:p>645.348756846942</text:p>
          </table:table-cell>
          <table:table-cell table:formula="of:=([.AH175]-([.AE175]^2*([$Sheet2.$B$27]*([.B175] - [$Sheet2.$B$28])^2 + [$Sheet2.$B$29]*([.B175]-[$Sheet2.$B$28]) + [$Sheet2.$B$30])    ))^2" office:value-type="float" office:value="5444.53526741735" calcext:value-type="float">
            <text:p>5444.53526741735</text:p>
          </table:table-cell>
          <table:table-cell table:formula="of:=([.AI175]-([.AE175]^2*([$Sheet2.$B$34]*([.B175] - [$Sheet2.$B$35])^2 + [$Sheet2.$B$36]*([.B175]-[$Sheet2.$B$35]) + [$Sheet2.$B$37])    ))^2" office:value-type="float" office:value="40.7667102049444" calcext:value-type="float">
            <text:p>40.766710204944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21596" calcext:value-type="float">
            <text:p>0.21596</text:p>
          </table:table-cell>
          <table:table-cell office:value-type="float" office:value="0.013753" calcext:value-type="float">
            <text:p>0.013753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-0.070832" calcext:value-type="float">
            <text:p>-0.070832</text:p>
          </table:table-cell>
          <table:table-cell office:value-type="float" office:value="-3.2134" calcext:value-type="float">
            <text:p>-3.2134</text:p>
          </table:table-cell>
          <table:table-cell office:value-type="float" office:value="-0.065491" calcext:value-type="float">
            <text:p>-0.065491</text:p>
          </table:table-cell>
          <table:table-cell office:value-type="float" office:value="-3.1479" calcext:value-type="float">
            <text:p>-3.1479</text:p>
          </table:table-cell>
          <table:table-cell office:value-type="float" office:value="0.78069" calcext:value-type="float">
            <text:p>0.78069</text:p>
          </table:table-cell>
          <table:table-cell office:value-type="float" office:value="-0.054366" calcext:value-type="float">
            <text:p>-0.054366</text:p>
          </table:table-cell>
          <table:table-cell office:value-type="float" office:value="-0.0071204" calcext:value-type="float">
            <text:p>-0.0071204</text:p>
          </table:table-cell>
          <table:table-cell office:value-type="float" office:value="-0.047246" calcext:value-type="float">
            <text:p>-0.047246</text:p>
          </table:table-cell>
          <table:table-cell office:value-type="float" office:value="5.9318" calcext:value-type="float">
            <text:p>5.9318</text:p>
          </table:table-cell>
          <table:table-cell office:value-type="float" office:value="6.7138" calcext:value-type="float">
            <text:p>6.7138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2296.4" calcext:value-type="float">
            <text:p>2296.4</text:p>
          </table:table-cell>
          <table:table-cell office:value-type="float" office:value="-804.4" calcext:value-type="float">
            <text:p>-804.4</text:p>
          </table:table-cell>
          <table:table-cell office:value-type="float" office:value="14548" calcext:value-type="float">
            <text:p>14548</text:p>
          </table:table-cell>
          <table:table-cell office:value-type="float" office:value="2296.4" calcext:value-type="float">
            <text:p>2296.4</text:p>
          </table:table-cell>
          <table:table-cell office:value-type="float" office:value="-804.4" calcext:value-type="float">
            <text:p>-804.4</text:p>
          </table:table-cell>
          <table:table-cell office:value-type="float" office:value="14548" calcext:value-type="float">
            <text:p>14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91" calcext:value-type="float">
            <text:p>14.791</text:p>
          </table:table-cell>
          <table:table-cell office:value-type="float" office:value="1.1259" calcext:value-type="float">
            <text:p>1.1259</text:p>
          </table:table-cell>
          <table:table-cell office:value-type="float" office:value="15" calcext:value-type="float">
            <text:p>15</text:p>
          </table:table-cell>
          <table:table-cell office:value-type="float" office:value="9.5691" calcext:value-type="float">
            <text:p>9.5691</text:p>
          </table:table-cell>
          <table:table-cell office:value-type="float" office:value="-4432.9" calcext:value-type="float">
            <text:p>-4432.9</text:p>
          </table:table-cell>
          <table:table-cell office:value-type="float" office:value="-7663.4" calcext:value-type="float">
            <text:p>-7663.4</text:p>
          </table:table-cell>
          <table:table-cell office:value-type="float" office:value="308.7" calcext:value-type="float">
            <text:p>308.7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-0.24838" calcext:value-type="float">
            <text:p>-0.24838</text:p>
          </table:table-cell>
          <table:table-cell office:value-type="float" office:value="-0.031378" calcext:value-type="float">
            <text:p>-0.031378</text:p>
          </table:table-cell>
          <table:table-cell office:value-type="float" office:value="0" calcext:value-type="float">
            <text:p>0</text:p>
          </table:table-cell>
          <table:table-cell office:value-type="float" office:value="3247.3" calcext:value-type="float">
            <text:p>3247.3</text:p>
          </table:table-cell>
          <table:table-cell office:value-type="float" office:value="0.30283" calcext:value-type="float">
            <text:p>0.30283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1911" calcext:value-type="float">
            <text:p>1.1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6]-([$Sheet2.$B$2]*[.B176]+[$Sheet2.$B$3]))^2" office:value-type="float" office:value="0.0000161598894145925" calcext:value-type="float">
            <text:p>1.61598894145925E-05</text:p>
          </table:table-cell>
          <table:table-cell table:formula="of:=([.F176]-([$Sheet2.$B$7] + [$Sheet2.$B$8] * ([.B176] - [$Sheet2.$B$9])^2))^2" office:value-type="float" office:value="0.00000120292466376338" calcext:value-type="float">
            <text:p>1.20292466376338E-06</text:p>
          </table:table-cell>
          <table:table-cell table:formula="of:=([.X176]-([.AE176]^2*([$Sheet2.$B$13]*([.B176] - [$Sheet2.$B$14])^2 + [$Sheet2.$B$15]*([.B176]-[$Sheet2.$B$14]) + [$Sheet2.$B$16])    ))^2" office:value-type="float" office:value="37.452873621771" calcext:value-type="float">
            <text:p>37.452873621771</text:p>
          </table:table-cell>
          <table:table-cell table:formula="of:=([.AG176]-([.AE176]^2*([$Sheet2.$B$20]*([.B176] - [$Sheet2.$B$21])^2 + [$Sheet2.$B$22]*([.B176]-[$Sheet2.$B$21]) + [$Sheet2.$B$23])    ))^2" office:value-type="float" office:value="183.072260510301" calcext:value-type="float">
            <text:p>183.072260510301</text:p>
          </table:table-cell>
          <table:table-cell table:formula="of:=([.AH176]-([.AE176]^2*([$Sheet2.$B$27]*([.B176] - [$Sheet2.$B$28])^2 + [$Sheet2.$B$29]*([.B176]-[$Sheet2.$B$28]) + [$Sheet2.$B$30])    ))^2" office:value-type="float" office:value="3015.77426980948" calcext:value-type="float">
            <text:p>3015.77426980948</text:p>
          </table:table-cell>
          <table:table-cell table:formula="of:=([.AI176]-([.AE176]^2*([$Sheet2.$B$34]*([.B176] - [$Sheet2.$B$35])^2 + [$Sheet2.$B$36]*([.B176]-[$Sheet2.$B$35]) + [$Sheet2.$B$37])    ))^2" office:value-type="float" office:value="49.8711493324544" calcext:value-type="float">
            <text:p>49.871149332454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" calcext:value-type="float">
            <text:p>1.3269</text:p>
          </table:table-cell>
          <table:table-cell office:value-type="float" office:value="0.23276" calcext:value-type="float">
            <text:p>0.23276</text:p>
          </table:table-cell>
          <table:table-cell office:value-type="float" office:value="0.014571" calcext:value-type="float">
            <text:p>0.014571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-0.076029" calcext:value-type="float">
            <text:p>-0.076029</text:p>
          </table:table-cell>
          <table:table-cell office:value-type="float" office:value="-3.3698" calcext:value-type="float">
            <text:p>-3.3698</text:p>
          </table:table-cell>
          <table:table-cell office:value-type="float" office:value="-0.069386" calcext:value-type="float">
            <text:p>-0.069386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-0.059038" calcext:value-type="float">
            <text:p>-0.059038</text:p>
          </table:table-cell>
          <table:table-cell office:value-type="float" office:value="-0.0075852" calcext:value-type="float">
            <text:p>-0.0075852</text:p>
          </table:table-cell>
          <table:table-cell office:value-type="float" office:value="-0.051453" calcext:value-type="float">
            <text:p>-0.051453</text:p>
          </table:table-cell>
          <table:table-cell office:value-type="float" office:value="5.7009" calcext:value-type="float">
            <text:p>5.7009</text:p>
          </table:table-cell>
          <table:table-cell office:value-type="float" office:value="6.5669" calcext:value-type="float">
            <text:p>6.5669</text:p>
          </table:table-cell>
          <table:table-cell office:value-type="float" office:value="0.86812" calcext:value-type="float">
            <text:p>0.86812</text:p>
          </table:table-cell>
          <table:table-cell office:value-type="float" office:value="2477.8" calcext:value-type="float">
            <text:p>2477.8</text:p>
          </table:table-cell>
          <table:table-cell office:value-type="float" office:value="-863.41" calcext:value-type="float">
            <text:p>-863.41</text:p>
          </table:table-cell>
          <table:table-cell office:value-type="float" office:value="15069" calcext:value-type="float">
            <text:p>15069</text:p>
          </table:table-cell>
          <table:table-cell office:value-type="float" office:value="2477.8" calcext:value-type="float">
            <text:p>2477.8</text:p>
          </table:table-cell>
          <table:table-cell office:value-type="float" office:value="-863.41" calcext:value-type="float">
            <text:p>-863.41</text:p>
          </table:table-cell>
          <table:table-cell office:value-type="float" office:value="15069" calcext:value-type="float">
            <text:p>15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74" calcext:value-type="float">
            <text:p>14.774</text:p>
          </table:table-cell>
          <table:table-cell office:value-type="float" office:value="1.1511" calcext:value-type="float">
            <text:p>1.1511</text:p>
          </table:table-cell>
          <table:table-cell office:value-type="float" office:value="15" calcext:value-type="float">
            <text:p>15</text:p>
          </table:table-cell>
          <table:table-cell office:value-type="float" office:value="9.9491" calcext:value-type="float">
            <text:p>9.9491</text:p>
          </table:table-cell>
          <table:table-cell office:value-type="float" office:value="-4625.2" calcext:value-type="float">
            <text:p>-4625.2</text:p>
          </table:table-cell>
          <table:table-cell office:value-type="float" office:value="-8036.6" calcext:value-type="float">
            <text:p>-8036.6</text:p>
          </table:table-cell>
          <table:table-cell office:value-type="float" office:value="335.23" calcext:value-type="float">
            <text:p>335.23</text:p>
          </table:table-cell>
          <table:table-cell office:value-type="float" office:value="0.92878" calcext:value-type="float">
            <text:p>0.92878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2836" calcext:value-type="float">
            <text:p>-0.032836</text:p>
          </table:table-cell>
          <table:table-cell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  <table:table-cell office:value-type="float" office:value="0.32638" calcext:value-type="float">
            <text:p>0.32638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2324" calcext:value-type="float">
            <text:p>1.23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7]-([$Sheet2.$B$2]*[.B177]+[$Sheet2.$B$3]))^2" office:value-type="float" office:value="0.00000126495833638135" calcext:value-type="float">
            <text:p>1.26495833638135E-06</text:p>
          </table:table-cell>
          <table:table-cell table:formula="of:=([.F177]-([$Sheet2.$B$7] + [$Sheet2.$B$8] * ([.B177] - [$Sheet2.$B$9])^2))^2" office:value-type="float" office:value="0.000000259957763896825" calcext:value-type="float">
            <text:p>2.59957763896825E-07</text:p>
          </table:table-cell>
          <table:table-cell table:formula="of:=([.X177]-([.AE177]^2*([$Sheet2.$B$13]*([.B177] - [$Sheet2.$B$14])^2 + [$Sheet2.$B$15]*([.B177]-[$Sheet2.$B$14]) + [$Sheet2.$B$16])    ))^2" office:value-type="float" office:value="18.8177165863369" calcext:value-type="float">
            <text:p>18.8177165863369</text:p>
          </table:table-cell>
          <table:table-cell table:formula="of:=([.AG177]-([.AE177]^2*([$Sheet2.$B$20]*([.B177] - [$Sheet2.$B$21])^2 + [$Sheet2.$B$22]*([.B177]-[$Sheet2.$B$21]) + [$Sheet2.$B$23])    ))^2" office:value-type="float" office:value="0.372625440442095" calcext:value-type="float">
            <text:p>0.372625440442095</text:p>
          </table:table-cell>
          <table:table-cell table:formula="of:=([.AH177]-([.AE177]^2*([$Sheet2.$B$27]*([.B177] - [$Sheet2.$B$28])^2 + [$Sheet2.$B$29]*([.B177]-[$Sheet2.$B$28]) + [$Sheet2.$B$30])    ))^2" office:value-type="float" office:value="1020.61264565654" calcext:value-type="float">
            <text:p>1020.61264565654</text:p>
          </table:table-cell>
          <table:table-cell table:formula="of:=([.AI177]-([.AE177]^2*([$Sheet2.$B$34]*([.B177] - [$Sheet2.$B$35])^2 + [$Sheet2.$B$36]*([.B177]-[$Sheet2.$B$35]) + [$Sheet2.$B$37])    ))^2" office:value-type="float" office:value="60.3377963505868" calcext:value-type="float">
            <text:p>60.33779635058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25008" calcext:value-type="float">
            <text:p>0.25008</text:p>
          </table:table-cell>
          <table:table-cell office:value-type="float" office:value="0.015421" calcext:value-type="float">
            <text:p>0.015421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-0.081394" calcext:value-type="float">
            <text:p>-0.081394</text:p>
          </table:table-cell>
          <table:table-cell office:value-type="float" office:value="-3.5278" calcext:value-type="float">
            <text:p>-3.5278</text:p>
          </table:table-cell>
          <table:table-cell office:value-type="float" office:value="-0.073434" calcext:value-type="float">
            <text:p>-0.073434</text:p>
          </table:table-cell>
          <table:table-cell office:value-type="float" office:value="-3.4543" calcext:value-type="float">
            <text:p>-3.4543</text:p>
          </table:table-cell>
          <table:table-cell office:value-type="float" office:value="0.8485" calcext:value-type="float">
            <text:p>0.8485</text:p>
          </table:table-cell>
          <table:table-cell office:value-type="float" office:value="-0.063873" calcext:value-type="float">
            <text:p>-0.063873</text:p>
          </table:table-cell>
          <table:table-cell office:value-type="float" office:value="-0.0080644" calcext:value-type="float">
            <text:p>-0.0080644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5.4868" calcext:value-type="float">
            <text:p>5.4868</text:p>
          </table:table-cell>
          <table:table-cell office:value-type="float" office:value="6.4272" calcext:value-type="float">
            <text:p>6.4272</text:p>
          </table:table-cell>
          <table:table-cell office:value-type="float" office:value="0.85369" calcext:value-type="float">
            <text:p>0.85369</text:p>
          </table:table-cell>
          <table:table-cell office:value-type="float" office:value="2664.9" calcext:value-type="float">
            <text:p>2664.9</text:p>
          </table:table-cell>
          <table:table-cell office:value-type="float" office:value="-924.35" calcext:value-type="float">
            <text:p>-924.35</text:p>
          </table:table-cell>
          <table:table-cell office:value-type="float" office:value="15583" calcext:value-type="float">
            <text:p>15583</text:p>
          </table:table-cell>
          <table:table-cell office:value-type="float" office:value="2664.9" calcext:value-type="float">
            <text:p>2664.9</text:p>
          </table:table-cell>
          <table:table-cell office:value-type="float" office:value="-924.35" calcext:value-type="float">
            <text:p>-924.35</text:p>
          </table:table-cell>
          <table:table-cell office:value-type="float" office:value="15583" calcext:value-type="float">
            <text:p>15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57" calcext:value-type="float">
            <text:p>14.757</text:p>
          </table:table-cell>
          <table:table-cell office:value-type="float" office:value="1.1761" calcext:value-type="float">
            <text:p>1.1761</text:p>
          </table:table-cell>
          <table:table-cell office:value-type="float" office:value="15" calcext:value-type="float">
            <text:p>15</text:p>
          </table:table-cell>
          <table:table-cell office:value-type="float" office:value="10.329" calcext:value-type="float">
            <text:p>10.329</text:p>
          </table:table-cell>
          <table:table-cell office:value-type="float" office:value="-4818" calcext:value-type="float">
            <text:p>-4818</text:p>
          </table:table-cell>
          <table:table-cell office:value-type="float" office:value="-8413.2" calcext:value-type="float">
            <text:p>-8413.2</text:p>
          </table:table-cell>
          <table:table-cell office:value-type="float" office:value="362.69" calcext:value-type="float">
            <text:p>362.69</text:p>
          </table:table-cell>
          <table:table-cell office:value-type="float" office:value="0.92777" calcext:value-type="float">
            <text:p>0.92777</text:p>
          </table:table-cell>
          <table:table-cell office:value-type="float" office:value="-0.24863" calcext:value-type="float">
            <text:p>-0.24863</text:p>
          </table:table-cell>
          <table:table-cell office:value-type="float" office:value="-0.034269" calcext:value-type="float">
            <text:p>-0.034269</text:p>
          </table:table-cell>
          <table:table-cell office:value-type="float" office:value="0" calcext:value-type="float">
            <text:p>0</text:p>
          </table:table-cell>
          <table:table-cell office:value-type="float" office:value="3392.1" calcext:value-type="float">
            <text:p>3392.1</text:p>
          </table:table-cell>
          <table:table-cell office:value-type="float" office:value="0.35062" calcext:value-type="float">
            <text:p>0.35062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273" calcext:value-type="float">
            <text:p>1.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8]-([$Sheet2.$B$2]*[.B178]+[$Sheet2.$B$3]))^2" office:value-type="float" office:value="0.0000471878845985736" calcext:value-type="float">
            <text:p>4.71878845985736E-05</text:p>
          </table:table-cell>
          <table:table-cell table:formula="of:=([.F178]-([$Sheet2.$B$7] + [$Sheet2.$B$8] * ([.B178] - [$Sheet2.$B$9])^2))^2" office:value-type="float" office:value="0.0000000722424663621984" calcext:value-type="float">
            <text:p>7.22424663621984E-08</text:p>
          </table:table-cell>
          <table:table-cell table:formula="of:=([.X178]-([.AE178]^2*([$Sheet2.$B$13]*([.B178] - [$Sheet2.$B$14])^2 + [$Sheet2.$B$15]*([.B178]-[$Sheet2.$B$14]) + [$Sheet2.$B$16])    ))^2" office:value-type="float" office:value="4.24597670748119" calcext:value-type="float">
            <text:p>4.24597670748119</text:p>
          </table:table-cell>
          <table:table-cell table:formula="of:=([.AG178]-([.AE178]^2*([$Sheet2.$B$20]*([.B178] - [$Sheet2.$B$21])^2 + [$Sheet2.$B$22]*([.B178]-[$Sheet2.$B$21]) + [$Sheet2.$B$23])    ))^2" office:value-type="float" office:value="279.519465731294" calcext:value-type="float">
            <text:p>279.519465731294</text:p>
          </table:table-cell>
          <table:table-cell table:formula="of:=([.AH178]-([.AE178]^2*([$Sheet2.$B$27]*([.B178] - [$Sheet2.$B$28])^2 + [$Sheet2.$B$29]*([.B178]-[$Sheet2.$B$28]) + [$Sheet2.$B$30])    ))^2" office:value-type="float" office:value="20.9762477083012" calcext:value-type="float">
            <text:p>20.9762477083012</text:p>
          </table:table-cell>
          <table:table-cell table:formula="of:=([.AI178]-([.AE178]^2*([$Sheet2.$B$34]*([.B178] - [$Sheet2.$B$35])^2 + [$Sheet2.$B$36]*([.B178]-[$Sheet2.$B$35]) + [$Sheet2.$B$37])    ))^2" office:value-type="float" office:value="69.593154697153" calcext:value-type="float">
            <text:p>69.59315469715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26798" calcext:value-type="float">
            <text:p>0.26798</text:p>
          </table:table-cell>
          <table:table-cell office:value-type="float" office:value="0.016366" calcext:value-type="float">
            <text:p>0.016366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0.086923" calcext:value-type="float">
            <text:p>-0.086923</text:p>
          </table:table-cell>
          <table:table-cell office:value-type="float" office:value="-3.6873" calcext:value-type="float">
            <text:p>-3.6873</text:p>
          </table:table-cell>
          <table:table-cell office:value-type="float" office:value="-0.077935" calcext:value-type="float">
            <text:p>-0.077935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0.88249" calcext:value-type="float">
            <text:p>0.88249</text:p>
          </table:table-cell>
          <table:table-cell office:value-type="float" office:value="-0.06892" calcext:value-type="float">
            <text:p>-0.06892</text:p>
          </table:table-cell>
          <table:table-cell office:value-type="float" office:value="-0.0086169" calcext:value-type="float">
            <text:p>-0.0086169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5.2866" calcext:value-type="float">
            <text:p>5.2866</text:p>
          </table:table-cell>
          <table:table-cell office:value-type="float" office:value="6.2924" calcext:value-type="float">
            <text:p>6.2924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2857.5" calcext:value-type="float">
            <text:p>2857.5</text:p>
          </table:table-cell>
          <table:table-cell office:value-type="float" office:value="-987.13" calcext:value-type="float">
            <text:p>-987.13</text:p>
          </table:table-cell>
          <table:table-cell office:value-type="float" office:value="16089" calcext:value-type="float">
            <text:p>16089</text:p>
          </table:table-cell>
          <table:table-cell office:value-type="float" office:value="2857.5" calcext:value-type="float">
            <text:p>2857.5</text:p>
          </table:table-cell>
          <table:table-cell office:value-type="float" office:value="-987.13" calcext:value-type="float">
            <text:p>-987.13</text:p>
          </table:table-cell>
          <table:table-cell office:value-type="float" office:value="16089" calcext:value-type="float">
            <text:p>16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39" calcext:value-type="float">
            <text:p>14.739</text:p>
          </table:table-cell>
          <table:table-cell office:value-type="float" office:value="1.2013" calcext:value-type="float">
            <text:p>1.2013</text:p>
          </table:table-cell>
          <table:table-cell office:value-type="float" office:value="15" calcext:value-type="float">
            <text:p>15</text:p>
          </table:table-cell>
          <table:table-cell office:value-type="float" office:value="10.711" calcext:value-type="float">
            <text:p>10.711</text:p>
          </table:table-cell>
          <table:table-cell office:value-type="float" office:value="-5011" calcext:value-type="float">
            <text:p>-5011</text:p>
          </table:table-cell>
          <table:table-cell office:value-type="float" office:value="-8793.6" calcext:value-type="float">
            <text:p>-8793.6</text:p>
          </table:table-cell>
          <table:table-cell office:value-type="float" office:value="391.35" calcext:value-type="float">
            <text:p>391.35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-0.035676" calcext:value-type="float">
            <text:p>-0.035676</text:p>
          </table:table-cell>
          <table:table-cell office:value-type="float" office:value="0" calcext:value-type="float">
            <text:p>0</text:p>
          </table:table-cell>
          <table:table-cell office:value-type="float" office:value="3464.8" calcext:value-type="float">
            <text:p>3464.8</text:p>
          </table:table-cell>
          <table:table-cell office:value-type="float" office:value="0.37548" calcext:value-type="float">
            <text:p>0.37548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3129" calcext:value-type="float">
            <text:p>1.31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9]-([$Sheet2.$B$2]*[.B179]+[$Sheet2.$B$3]))^2" office:value-type="float" office:value="0.000179934966371057" calcext:value-type="float">
            <text:p>0.000179934966371</text:p>
          </table:table-cell>
          <table:table-cell table:formula="of:=([.F179]-([$Sheet2.$B$7] + [$Sheet2.$B$8] * ([.B179] - [$Sheet2.$B$9])^2))^2" office:value-type="float" office:value="0.00000139037382633854" calcext:value-type="float">
            <text:p>1.39037382633854E-06</text:p>
          </table:table-cell>
          <table:table-cell table:formula="of:=([.X179]-([.AE179]^2*([$Sheet2.$B$13]*([.B179] - [$Sheet2.$B$14])^2 + [$Sheet2.$B$15]*([.B179]-[$Sheet2.$B$14]) + [$Sheet2.$B$16])    ))^2" office:value-type="float" office:value="0.643544035554616" calcext:value-type="float">
            <text:p>0.643544035554616</text:p>
          </table:table-cell>
          <table:table-cell table:formula="of:=([.AG179]-([.AE179]^2*([$Sheet2.$B$20]*([.B179] - [$Sheet2.$B$21])^2 + [$Sheet2.$B$22]*([.B179]-[$Sheet2.$B$21]) + [$Sheet2.$B$23])    ))^2" office:value-type="float" office:value="1231.64467402681" calcext:value-type="float">
            <text:p>1231.64467402681</text:p>
          </table:table-cell>
          <table:table-cell table:formula="of:=([.AH179]-([.AE179]^2*([$Sheet2.$B$27]*([.B179] - [$Sheet2.$B$28])^2 + [$Sheet2.$B$29]*([.B179]-[$Sheet2.$B$28]) + [$Sheet2.$B$30])    ))^2" office:value-type="float" office:value="717.439998100253" calcext:value-type="float">
            <text:p>717.439998100253</text:p>
          </table:table-cell>
          <table:table-cell table:formula="of:=([.AI179]-([.AE179]^2*([$Sheet2.$B$34]*([.B179] - [$Sheet2.$B$35])^2 + [$Sheet2.$B$36]*([.B179]-[$Sheet2.$B$35]) + [$Sheet2.$B$37])    ))^2" office:value-type="float" office:value="82.0017560356809" calcext:value-type="float">
            <text:p>82.00175603568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28655" calcext:value-type="float">
            <text:p>0.28655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-0.092611" calcext:value-type="float">
            <text:p>-0.092611</text:p>
          </table:table-cell>
          <table:table-cell office:value-type="float" office:value="-3.8488" calcext:value-type="float">
            <text:p>-3.8488</text:p>
          </table:table-cell>
          <table:table-cell office:value-type="float" office:value="-0.083408" calcext:value-type="float">
            <text:p>-0.083408</text:p>
          </table:table-cell>
          <table:table-cell office:value-type="float" office:value="-3.7654" calcext:value-type="float">
            <text:p>-3.765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-0.074242" calcext:value-type="float">
            <text:p>-0.074242</text:p>
          </table:table-cell>
          <table:table-cell office:value-type="float" office:value="-0.0093013" calcext:value-type="float">
            <text:p>-0.0093013</text:p>
          </table:table-cell>
          <table:table-cell office:value-type="float" office:value="-0.064941" calcext:value-type="float">
            <text:p>-0.064941</text:p>
          </table:table-cell>
          <table:table-cell office:value-type="float" office:value="5.0972" calcext:value-type="float">
            <text:p>5.0972</text:p>
          </table:table-cell>
          <table:table-cell office:value-type="float" office:value="6.1601" calcext:value-type="float">
            <text:p>6.1601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3055.3" calcext:value-type="float">
            <text:p>3055.3</text:p>
          </table:table-cell>
          <table:table-cell office:value-type="float" office:value="-1051.7" calcext:value-type="float">
            <text:p>-1051.7</text:p>
          </table:table-cell>
          <table:table-cell office:value-type="float" office:value="16587" calcext:value-type="float">
            <text:p>16587</text:p>
          </table:table-cell>
          <table:table-cell office:value-type="float" office:value="3055.3" calcext:value-type="float">
            <text:p>3055.3</text:p>
          </table:table-cell>
          <table:table-cell office:value-type="float" office:value="-1051.7" calcext:value-type="float">
            <text:p>-1051.7</text:p>
          </table:table-cell>
          <table:table-cell office:value-type="float" office:value="16587" calcext:value-type="float">
            <text:p>16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19" calcext:value-type="float">
            <text:p>14.719</text:p>
          </table:table-cell>
          <table:table-cell office:value-type="float" office:value="1.2271" calcext:value-type="float">
            <text:p>1.2271</text:p>
          </table:table-cell>
          <table:table-cell office:value-type="float" office:value="15" calcext:value-type="float">
            <text:p>15</text:p>
          </table:table-cell>
          <table:table-cell office:value-type="float" office:value="11.1" calcext:value-type="float">
            <text:p>11.1</text:p>
          </table:table-cell>
          <table:table-cell office:value-type="float" office:value="-5204.3" calcext:value-type="float">
            <text:p>-5204.3</text:p>
          </table:table-cell>
          <table:table-cell office:value-type="float" office:value="-9178.8" calcext:value-type="float">
            <text:p>-9178.8</text:p>
          </table:table-cell>
          <table:table-cell office:value-type="float" office:value="421.56" calcext:value-type="float">
            <text:p>421.56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-0.24889" calcext:value-type="float">
            <text:p>-0.24889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0" calcext:value-type="float">
            <text:p>0</text:p>
          </table:table-cell>
          <table:table-cell office:value-type="float" office:value="3539.2" calcext:value-type="float">
            <text:p>3539.2</text:p>
          </table:table-cell>
          <table:table-cell office:value-type="float" office:value="0.40095" calcext:value-type="float">
            <text:p>0.40095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3521" calcext:value-type="float">
            <text:p>1.3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0]-([$Sheet2.$B$2]*[.B180]+[$Sheet2.$B$3]))^2" office:value-type="float" office:value="0.000422657026762994" calcext:value-type="float">
            <text:p>0.000422657026763</text:p>
          </table:table-cell>
          <table:table-cell table:formula="of:=([.F180]-([$Sheet2.$B$7] + [$Sheet2.$B$8] * ([.B180] - [$Sheet2.$B$9])^2))^2" office:value-type="float" office:value="0.00000454211626334223" calcext:value-type="float">
            <text:p>4.54211626334223E-06</text:p>
          </table:table-cell>
          <table:table-cell table:formula="of:=([.X180]-([.AE180]^2*([$Sheet2.$B$13]*([.B180] - [$Sheet2.$B$14])^2 + [$Sheet2.$B$15]*([.B180]-[$Sheet2.$B$14]) + [$Sheet2.$B$16])    ))^2" office:value-type="float" office:value="18.4936728387807" calcext:value-type="float">
            <text:p>18.4936728387807</text:p>
          </table:table-cell>
          <table:table-cell table:formula="of:=([.AG180]-([.AE180]^2*([$Sheet2.$B$20]*([.B180] - [$Sheet2.$B$21])^2 + [$Sheet2.$B$22]*([.B180]-[$Sheet2.$B$21]) + [$Sheet2.$B$23])    ))^2" office:value-type="float" office:value="3095.62156044718" calcext:value-type="float">
            <text:p>3095.62156044718</text:p>
          </table:table-cell>
          <table:table-cell table:formula="of:=([.AH180]-([.AE180]^2*([$Sheet2.$B$27]*([.B180] - [$Sheet2.$B$28])^2 + [$Sheet2.$B$29]*([.B180]-[$Sheet2.$B$28]) + [$Sheet2.$B$30])    ))^2" office:value-type="float" office:value="3739.09412980223" calcext:value-type="float">
            <text:p>3739.09412980223</text:p>
          </table:table-cell>
          <table:table-cell table:formula="of:=([.AI180]-([.AE180]^2*([$Sheet2.$B$34]*([.B180] - [$Sheet2.$B$35])^2 + [$Sheet2.$B$36]*([.B180]-[$Sheet2.$B$35]) + [$Sheet2.$B$37])    ))^2" office:value-type="float" office:value="105.214942302137" calcext:value-type="float">
            <text:p>105.2149423021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7" calcext:value-type="float">
            <text:p>1.5037</text:p>
          </table:table-cell>
          <table:table-cell office:value-type="float" office:value="0.30576" calcext:value-type="float">
            <text:p>0.30576</text:p>
          </table:table-cell>
          <table:table-cell office:value-type="float" office:value="0.018885" calcext:value-type="float">
            <text:p>0.018885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-0.098452" calcext:value-type="float">
            <text:p>-0.098452</text:p>
          </table:table-cell>
          <table:table-cell office:value-type="float" office:value="-4.0121" calcext:value-type="float">
            <text:p>-4.0121</text:p>
          </table:table-cell>
          <table:table-cell office:value-type="float" office:value="-0.089928" calcext:value-type="float">
            <text:p>-0.089928</text:p>
          </table:table-cell>
          <table:table-cell office:value-type="float" office:value="-3.9221" calcext:value-type="float">
            <text:p>-3.9221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-0.079823" calcext:value-type="float">
            <text:p>-0.079823</text:p>
          </table:table-cell>
          <table:table-cell office:value-type="float" office:value="-0.010121" calcext:value-type="float">
            <text:p>-0.010121</text:p>
          </table:table-cell>
          <table:table-cell office:value-type="float" office:value="-0.069702" calcext:value-type="float">
            <text:p>-0.069702</text:p>
          </table:table-cell>
          <table:table-cell office:value-type="float" office:value="4.9179" calcext:value-type="float">
            <text:p>4.9179</text:p>
          </table:table-cell>
          <table:table-cell office:value-type="float" office:value="6.0306" calcext:value-type="float">
            <text:p>6.0306</text:p>
          </table:table-cell>
          <table:table-cell office:value-type="float" office:value="0.81549" calcext:value-type="float">
            <text:p>0.81549</text:p>
          </table:table-cell>
          <table:table-cell office:value-type="float" office:value="3257.9" calcext:value-type="float">
            <text:p>3257.9</text:p>
          </table:table-cell>
          <table:table-cell office:value-type="float" office:value="-1118.1" calcext:value-type="float">
            <text:p>-1118.1</text:p>
          </table:table-cell>
          <table:table-cell office:value-type="float" office:value="17077" calcext:value-type="float">
            <text:p>17077</text:p>
          </table:table-cell>
          <table:table-cell office:value-type="float" office:value="3257.9" calcext:value-type="float">
            <text:p>3257.9</text:p>
          </table:table-cell>
          <table:table-cell office:value-type="float" office:value="-1118.1" calcext:value-type="float">
            <text:p>-1118.1</text:p>
          </table:table-cell>
          <table:table-cell office:value-type="float" office:value="17077" calcext:value-type="float">
            <text:p>17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99" calcext:value-type="float">
            <text:p>14.699</text:p>
          </table:table-cell>
          <table:table-cell office:value-type="float" office:value="1.2535" calcext:value-type="float">
            <text:p>1.2535</text:p>
          </table:table-cell>
          <table:table-cell office:value-type="float" office:value="15" calcext:value-type="float">
            <text:p>15</text:p>
          </table:table-cell>
          <table:table-cell office:value-type="float" office:value="11.494" calcext:value-type="float">
            <text:p>11.494</text:p>
          </table:table-cell>
          <table:table-cell office:value-type="float" office:value="-5397.5" calcext:value-type="float">
            <text:p>-5397.5</text:p>
          </table:table-cell>
          <table:table-cell office:value-type="float" office:value="-9568.2" calcext:value-type="float">
            <text:p>-9568.2</text:p>
          </table:table-cell>
          <table:table-cell office:value-type="float" office:value="453.25" calcext:value-type="float">
            <text:p>453.25</text:p>
          </table:table-cell>
          <table:table-cell office:value-type="float" office:value="0.92468" calcext:value-type="float">
            <text:p>0.92468</text:p>
          </table:table-cell>
          <table:table-cell office:value-type="float" office:value="-0.24903" calcext:value-type="float">
            <text:p>-0.24903</text:p>
          </table:table-cell>
          <table:table-cell office:value-type="float" office:value="-0.038413" calcext:value-type="float">
            <text:p>-0.038413</text:p>
          </table:table-cell>
          <table:table-cell office:value-type="float" office:value="0" calcext:value-type="float">
            <text:p>0</text:p>
          </table:table-cell>
          <table:table-cell office:value-type="float" office:value="3615.2" calcext:value-type="float">
            <text:p>3615.2</text:p>
          </table:table-cell>
          <table:table-cell office:value-type="float" office:value="0.42696" calcext:value-type="float">
            <text:p>0.42696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3904" calcext:value-type="float">
            <text:p>1.39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1]-([$Sheet2.$B$2]*[.B181]+[$Sheet2.$B$3]))^2" office:value-type="float" office:value="0.000812436076072145" calcext:value-type="float">
            <text:p>0.000812436076072</text:p>
          </table:table-cell>
          <table:table-cell table:formula="of:=([.F181]-([$Sheet2.$B$7] + [$Sheet2.$B$8] * ([.B181] - [$Sheet2.$B$9])^2))^2" office:value-type="float" office:value="0.00000995420508026597" calcext:value-type="float">
            <text:p>9.95420508026597E-06</text:p>
          </table:table-cell>
          <table:table-cell table:formula="of:=([.X181]-([.AE181]^2*([$Sheet2.$B$13]*([.B181] - [$Sheet2.$B$14])^2 + [$Sheet2.$B$15]*([.B181]-[$Sheet2.$B$14]) + [$Sheet2.$B$16])    ))^2" office:value-type="float" office:value="70.4603855885264" calcext:value-type="float">
            <text:p>70.4603855885264</text:p>
          </table:table-cell>
          <table:table-cell table:formula="of:=([.AG181]-([.AE181]^2*([$Sheet2.$B$20]*([.B181] - [$Sheet2.$B$21])^2 + [$Sheet2.$B$22]*([.B181]-[$Sheet2.$B$21]) + [$Sheet2.$B$23])    ))^2" office:value-type="float" office:value="6201.46478680302" calcext:value-type="float">
            <text:p>6201.46478680302</text:p>
          </table:table-cell>
          <table:table-cell table:formula="of:=([.AH181]-([.AE181]^2*([$Sheet2.$B$27]*([.B181] - [$Sheet2.$B$28])^2 + [$Sheet2.$B$29]*([.B181]-[$Sheet2.$B$28]) + [$Sheet2.$B$30])    ))^2" office:value-type="float" office:value="9822.63418981839" calcext:value-type="float">
            <text:p>9822.63418981839</text:p>
          </table:table-cell>
          <table:table-cell table:formula="of:=([.AI181]-([.AE181]^2*([$Sheet2.$B$34]*([.B181] - [$Sheet2.$B$35])^2 + [$Sheet2.$B$36]*([.B181]-[$Sheet2.$B$35]) + [$Sheet2.$B$37])    ))^2" office:value-type="float" office:value="141.089388477573" calcext:value-type="float">
            <text:p>141.08938847757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32558" calcext:value-type="float">
            <text:p>0.32558</text:p>
          </table:table-cell>
          <table:table-cell office:value-type="float" office:value="0.020442" calcext:value-type="float">
            <text:p>0.020442</text:p>
          </table:table-cell>
          <table:table-cell office:value-type="float" office:value="0.30514" calcext:value-type="float">
            <text:p>0.30514</text:p>
          </table:table-cell>
          <table:table-cell office:value-type="float" office:value="-0.10444" calcext:value-type="float">
            <text:p>-0.10444</text:p>
          </table:table-cell>
          <table:table-cell office:value-type="float" office:value="-4.177" calcext:value-type="float">
            <text:p>-4.177</text:p>
          </table:table-cell>
          <table:table-cell office:value-type="float" office:value="-0.097343" calcext:value-type="float">
            <text:p>-0.097343</text:p>
          </table:table-cell>
          <table:table-cell office:value-type="float" office:value="-4.0796" calcext:value-type="float">
            <text:p>-4.0796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85659" calcext:value-type="float">
            <text:p>-0.085659</text:p>
          </table:table-cell>
          <table:table-cell office:value-type="float" office:value="-0.011066" calcext:value-type="float">
            <text:p>-0.011066</text:p>
          </table:table-cell>
          <table:table-cell office:value-type="float" office:value="-0.074593" calcext:value-type="float">
            <text:p>-0.074593</text:p>
          </table:table-cell>
          <table:table-cell office:value-type="float" office:value="4.7487" calcext:value-type="float">
            <text:p>4.7487</text:p>
          </table:table-cell>
          <table:table-cell office:value-type="float" office:value="5.9046" calcext:value-type="float">
            <text:p>5.9046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3465.3" calcext:value-type="float">
            <text:p>3465.3</text:p>
          </table:table-cell>
          <table:table-cell office:value-type="float" office:value="-1186.1" calcext:value-type="float">
            <text:p>-1186.1</text:p>
          </table:table-cell>
          <table:table-cell office:value-type="float" office:value="17558" calcext:value-type="float">
            <text:p>17558</text:p>
          </table:table-cell>
          <table:table-cell office:value-type="float" office:value="3465.3" calcext:value-type="float">
            <text:p>3465.3</text:p>
          </table:table-cell>
          <table:table-cell office:value-type="float" office:value="-1186.1" calcext:value-type="float">
            <text:p>-1186.1</text:p>
          </table:table-cell>
          <table:table-cell office:value-type="float" office:value="17558" calcext:value-type="float">
            <text:p>17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78" calcext:value-type="float">
            <text:p>14.678</text:p>
          </table:table-cell>
          <table:table-cell office:value-type="float" office:value="1.2802" calcext:value-type="float">
            <text:p>1.2802</text:p>
          </table:table-cell>
          <table:table-cell office:value-type="float" office:value="15" calcext:value-type="float">
            <text:p>15</text:p>
          </table:table-cell>
          <table:table-cell office:value-type="float" office:value="11.892" calcext:value-type="float">
            <text:p>11.892</text:p>
          </table:table-cell>
          <table:table-cell office:value-type="float" office:value="-5590.8" calcext:value-type="float">
            <text:p>-5590.8</text:p>
          </table:table-cell>
          <table:table-cell office:value-type="float" office:value="-9961.5" calcext:value-type="float">
            <text:p>-9961.5</text:p>
          </table:table-cell>
          <table:table-cell office:value-type="float" office:value="486.39" calcext:value-type="float">
            <text:p>486.39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0" calcext:value-type="float">
            <text:p>0</text:p>
          </table:table-cell>
          <table:table-cell office:value-type="float" office:value="3692.4" calcext:value-type="float">
            <text:p>3692.4</text:p>
          </table:table-cell>
          <table:table-cell office:value-type="float" office:value="0.45348" calcext:value-type="float">
            <text:p>0.45348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428" calcext:value-type="float">
            <text:p>1.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2]-([$Sheet2.$B$2]*[.B182]+[$Sheet2.$B$3]))^2" office:value-type="float" office:value="0.00137996680617289" calcext:value-type="float">
            <text:p>0.001379966806173</text:p>
          </table:table-cell>
          <table:table-cell table:formula="of:=([.F182]-([$Sheet2.$B$7] + [$Sheet2.$B$8] * ([.B182] - [$Sheet2.$B$9])^2))^2" office:value-type="float" office:value="0.0000183231458504446" calcext:value-type="float">
            <text:p>1.83231458504446E-05</text:p>
          </table:table-cell>
          <table:table-cell table:formula="of:=([.X182]-([.AE182]^2*([$Sheet2.$B$13]*([.B182] - [$Sheet2.$B$14])^2 + [$Sheet2.$B$15]*([.B182]-[$Sheet2.$B$14]) + [$Sheet2.$B$16])    ))^2" office:value-type="float" office:value="177.239596400543" calcext:value-type="float">
            <text:p>177.239596400543</text:p>
          </table:table-cell>
          <table:table-cell table:formula="of:=([.AG182]-([.AE182]^2*([$Sheet2.$B$20]*([.B182] - [$Sheet2.$B$21])^2 + [$Sheet2.$B$22]*([.B182]-[$Sheet2.$B$21]) + [$Sheet2.$B$23])    ))^2" office:value-type="float" office:value="10863.4767696401" calcext:value-type="float">
            <text:p>10863.4767696401</text:p>
          </table:table-cell>
          <table:table-cell table:formula="of:=([.AH182]-([.AE182]^2*([$Sheet2.$B$27]*([.B182] - [$Sheet2.$B$28])^2 + [$Sheet2.$B$29]*([.B182]-[$Sheet2.$B$28]) + [$Sheet2.$B$30])    ))^2" office:value-type="float" office:value="19872.0566629221" calcext:value-type="float">
            <text:p>19872.0566629221</text:p>
          </table:table-cell>
          <table:table-cell table:formula="of:=([.AI182]-([.AE182]^2*([$Sheet2.$B$34]*([.B182] - [$Sheet2.$B$35])^2 + [$Sheet2.$B$36]*([.B182]-[$Sheet2.$B$35]) + [$Sheet2.$B$37])    ))^2" office:value-type="float" office:value="192.862595952" calcext:value-type="float">
            <text:p>192.86259595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" calcext:value-type="float">
            <text:p>1.5877</text:p>
          </table:table-cell>
          <table:table-cell office:value-type="float" office:value="0.34588" calcext:value-type="float">
            <text:p>0.34588</text:p>
          </table:table-cell>
          <table:table-cell office:value-type="float" office:value="0.022114" calcext:value-type="float">
            <text:p>0.022114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4.3428" calcext:value-type="float">
            <text:p>-4.3428</text:p>
          </table:table-cell>
          <table:table-cell office:value-type="float" office:value="-0.10531" calcext:value-type="float">
            <text:p>-0.10531</text:p>
          </table:table-cell>
          <table:table-cell office:value-type="float" office:value="-4.2375" calcext:value-type="float">
            <text:p>-4.2375</text:p>
          </table:table-cell>
          <table:table-cell office:value-type="float" office:value="1.0186" calcext:value-type="float">
            <text:p>1.0186</text:p>
          </table:table-cell>
          <table:table-cell office:value-type="float" office:value="-0.091683" calcext:value-type="float">
            <text:p>-0.091683</text:p>
          </table:table-cell>
          <table:table-cell office:value-type="float" office:value="-0.01209" calcext:value-type="float">
            <text:p>-0.01209</text:p>
          </table:table-cell>
          <table:table-cell office:value-type="float" office:value="-0.079593" calcext:value-type="float">
            <text:p>-0.079593</text:p>
          </table:table-cell>
          <table:table-cell office:value-type="float" office:value="4.5901" calcext:value-type="float">
            <text:p>4.5901</text:p>
          </table:table-cell>
          <table:table-cell office:value-type="float" office:value="5.7836" calcext:value-type="float">
            <text:p>5.7836</text:p>
          </table:table-cell>
          <table:table-cell office:value-type="float" office:value="0.79364" calcext:value-type="float">
            <text:p>0.79364</text:p>
          </table:table-cell>
          <table:table-cell office:value-type="float" office:value="3676.9" calcext:value-type="float">
            <text:p>3676.9</text:p>
          </table:table-cell>
          <table:table-cell office:value-type="float" office:value="-1255.8" calcext:value-type="float">
            <text:p>-1255.8</text:p>
          </table:table-cell>
          <table:table-cell office:value-type="float" office:value="18030" calcext:value-type="float">
            <text:p>18030</text:p>
          </table:table-cell>
          <table:table-cell office:value-type="float" office:value="3676.9" calcext:value-type="float">
            <text:p>3676.9</text:p>
          </table:table-cell>
          <table:table-cell office:value-type="float" office:value="-1255.8" calcext:value-type="float">
            <text:p>-1255.8</text:p>
          </table:table-cell>
          <table:table-cell office:value-type="float" office:value="18030" calcext:value-type="float">
            <text:p>18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56" calcext:value-type="float">
            <text:p>14.656</text:p>
          </table:table-cell>
          <table:table-cell office:value-type="float" office:value="1.307" calcext:value-type="float">
            <text:p>1.307</text:p>
          </table:table-cell>
          <table:table-cell office:value-type="float" office:value="15" calcext:value-type="float">
            <text:p>15</text:p>
          </table:table-cell>
          <table:table-cell office:value-type="float" office:value="12.29" calcext:value-type="float">
            <text:p>12.29</text:p>
          </table:table-cell>
          <table:table-cell office:value-type="float" office:value="-5783.7" calcext:value-type="float">
            <text:p>-5783.7</text:p>
          </table:table-cell>
          <table:table-cell office:value-type="float" office:value="-10357" calcext:value-type="float">
            <text:p>-10357</text:p>
          </table:table-cell>
          <table:table-cell office:value-type="float" office:value="520.6" calcext:value-type="float">
            <text:p>520.6</text:p>
          </table:table-cell>
          <table:table-cell office:value-type="float" office:value="0.92255" calcext:value-type="float">
            <text:p>0.92255</text:p>
          </table:table-cell>
          <table:table-cell office:value-type="float" office:value="-0.24932" calcext:value-type="float">
            <text:p>-0.24932</text:p>
          </table:table-cell>
          <table:table-cell office:value-type="float" office:value="-0.041045" calcext:value-type="float">
            <text:p>-0.041045</text:p>
          </table:table-cell>
          <table:table-cell office:value-type="float" office:value="0" calcext:value-type="float">
            <text:p>0</text:p>
          </table:table-cell>
          <table:table-cell office:value-type="float" office:value="3769.6" calcext:value-type="float">
            <text:p>3769.6</text:p>
          </table:table-cell>
          <table:table-cell office:value-type="float" office:value="0.48046" calcext:value-type="float">
            <text:p>0.48046</text:p>
          </table:table-cell>
          <table:table-cell office:value-type="float" office:value="1.0036" calcext:value-type="float">
            <text:p>1.0036</text:p>
          </table:table-cell>
          <table:table-cell office:value-type="float" office:value="1.4647" calcext:value-type="float">
            <text:p>1.4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3]-([$Sheet2.$B$2]*[.B183]+[$Sheet2.$B$3]))^2" office:value-type="float" office:value="0.00217086521466179" calcext:value-type="float">
            <text:p>0.002170865214662</text:p>
          </table:table-cell>
          <table:table-cell table:formula="of:=([.F183]-([$Sheet2.$B$7] + [$Sheet2.$B$8] * ([.B183] - [$Sheet2.$B$9])^2))^2" office:value-type="float" office:value="0.000031784807609541" calcext:value-type="float">
            <text:p>3.1784807609541E-05</text:p>
          </table:table-cell>
          <table:table-cell table:formula="of:=([.X183]-([.AE183]^2*([$Sheet2.$B$13]*([.B183] - [$Sheet2.$B$14])^2 + [$Sheet2.$B$15]*([.B183]-[$Sheet2.$B$14]) + [$Sheet2.$B$16])    ))^2" office:value-type="float" office:value="359.391747624813" calcext:value-type="float">
            <text:p>359.391747624813</text:p>
          </table:table-cell>
          <table:table-cell table:formula="of:=([.AG183]-([.AE183]^2*([$Sheet2.$B$20]*([.B183] - [$Sheet2.$B$21])^2 + [$Sheet2.$B$22]*([.B183]-[$Sheet2.$B$21]) + [$Sheet2.$B$23])    ))^2" office:value-type="float" office:value="17575.9139197617" calcext:value-type="float">
            <text:p>17575.9139197617</text:p>
          </table:table-cell>
          <table:table-cell table:formula="of:=([.AH183]-([.AE183]^2*([$Sheet2.$B$27]*([.B183] - [$Sheet2.$B$28])^2 + [$Sheet2.$B$29]*([.B183]-[$Sheet2.$B$28]) + [$Sheet2.$B$30])    ))^2" office:value-type="float" office:value="35504.1200683148" calcext:value-type="float">
            <text:p>35504.1200683148</text:p>
          </table:table-cell>
          <table:table-cell table:formula="of:=([.AI183]-([.AE183]^2*([$Sheet2.$B$34]*([.B183] - [$Sheet2.$B$35])^2 + [$Sheet2.$B$36]*([.B183]-[$Sheet2.$B$35]) + [$Sheet2.$B$37])    ))^2" office:value-type="float" office:value="252.988452624215" calcext:value-type="float">
            <text:p>252.98845262421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30151" calcext:value-type="float">
            <text:p>0.30151</text:p>
          </table:table-cell>
          <table:table-cell office:value-type="float" office:value="0.035845" calcext:value-type="float">
            <text:p>0.035845</text:p>
          </table:table-cell>
          <table:table-cell office:value-type="float" office:value="0.26566" calcext:value-type="float">
            <text:p>0.26566</text:p>
          </table:table-cell>
          <table:table-cell office:value-type="float" office:value="-0.091325" calcext:value-type="float">
            <text:p>-0.091325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-0.17069" calcext:value-type="float">
            <text:p>-0.17069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-0.085809" calcext:value-type="float">
            <text:p>-0.085809</text:p>
          </table:table-cell>
          <table:table-cell office:value-type="float" office:value="-0.021108" calcext:value-type="float">
            <text:p>-0.021108</text:p>
          </table:table-cell>
          <table:table-cell office:value-type="float" office:value="-0.064701" calcext:value-type="float">
            <text:p>-0.064701</text:p>
          </table:table-cell>
          <table:table-cell office:value-type="float" office:value="-4.5703" calcext:value-type="float">
            <text:p>-4.5703</text:p>
          </table:table-cell>
          <table:table-cell office:value-type="float" office:value="-5.3649" calcext:value-type="float">
            <text:p>-5.3649</text:p>
          </table:table-cell>
          <table:table-cell office:value-type="float" office:value="-1" calcext:value-type="float">
            <text:p>-1</text:p>
          </table:table-cell>
          <table:table-cell office:value-type="float" office:value="5363.5" calcext:value-type="float">
            <text:p>5363.5</text:p>
          </table:table-cell>
          <table:table-cell office:value-type="float" office:value="-1843.8" calcext:value-type="float">
            <text:p>-1843.8</text:p>
          </table:table-cell>
          <table:table-cell office:value-type="float" office:value="-27820" calcext:value-type="float">
            <text:p>-27820</text:p>
          </table:table-cell>
          <table:table-cell office:value-type="float" office:value="5363.5" calcext:value-type="float">
            <text:p>5363.5</text:p>
          </table:table-cell>
          <table:table-cell office:value-type="float" office:value="-1843.8" calcext:value-type="float">
            <text:p>-1843.8</text:p>
          </table:table-cell>
          <table:table-cell office:value-type="float" office:value="-27820" calcext:value-type="float">
            <text:p>-27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38" calcext:value-type="float">
            <text:p>19.538</text:p>
          </table:table-cell>
          <table:table-cell office:value-type="float" office:value="-1.409" calcext:value-type="float">
            <text:p>-1.409</text:p>
          </table:table-cell>
          <table:table-cell office:value-type="float" office:value="20" calcext:value-type="float">
            <text:p>20</text:p>
          </table:table-cell>
          <table:table-cell office:value-type="float" office:value="-12.342" calcext:value-type="float">
            <text:p>-12.342</text:p>
          </table:table-cell>
          <table:table-cell office:value-type="float" office:value="5141.3" calcext:value-type="float">
            <text:p>5141.3</text:p>
          </table:table-cell>
          <table:table-cell office:value-type="float" office:value="3511.5" calcext:value-type="float">
            <text:p>3511.5</text:p>
          </table:table-cell>
          <table:table-cell office:value-type="float" office:value="866.21" calcext:value-type="float">
            <text:p>866.21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0" calcext:value-type="float">
            <text:p>0</text:p>
          </table:table-cell>
          <table:table-cell office:value-type="float" office:value="-4063.8" calcext:value-type="float">
            <text:p>-4063.8</text:p>
          </table:table-cell>
          <table:table-cell office:value-type="float" office:value="0.52554" calcext:value-type="float">
            <text:p>0.52554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-1.2572" calcext:value-type="float">
            <text:p>-1.25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4]-([$Sheet2.$B$2]*[.B184]+[$Sheet2.$B$3]))^2" office:value-type="float" office:value="0.00253873538852484" calcext:value-type="float">
            <text:p>0.002538735388525</text:p>
          </table:table-cell>
          <table:table-cell table:formula="of:=([.F184]-([$Sheet2.$B$7] + [$Sheet2.$B$8] * ([.B184] - [$Sheet2.$B$9])^2))^2" office:value-type="float" office:value="0.000106500312853574" calcext:value-type="float">
            <text:p>0.000106500312854</text:p>
          </table:table-cell>
          <table:table-cell table:formula="of:=([.X184]-([.AE184]^2*([$Sheet2.$B$13]*([.B184] - [$Sheet2.$B$14])^2 + [$Sheet2.$B$15]*([.B184]-[$Sheet2.$B$14]) + [$Sheet2.$B$16])    ))^2" office:value-type="float" office:value="313.21744380816" calcext:value-type="float">
            <text:p>313.21744380816</text:p>
          </table:table-cell>
          <table:table-cell table:formula="of:=([.AG184]-([.AE184]^2*([$Sheet2.$B$20]*([.B184] - [$Sheet2.$B$21])^2 + [$Sheet2.$B$22]*([.B184]-[$Sheet2.$B$21]) + [$Sheet2.$B$23])    ))^2" office:value-type="float" office:value="30940.5740760558" calcext:value-type="float">
            <text:p>30940.5740760558</text:p>
          </table:table-cell>
          <table:table-cell table:formula="of:=([.AH184]-([.AE184]^2*([$Sheet2.$B$27]*([.B184] - [$Sheet2.$B$28])^2 + [$Sheet2.$B$29]*([.B184]-[$Sheet2.$B$28]) + [$Sheet2.$B$30])    ))^2" office:value-type="float" office:value="204394.331489427" calcext:value-type="float">
            <text:p>204394.331489427</text:p>
          </table:table-cell>
          <table:table-cell table:formula="of:=([.AI184]-([.AE184]^2*([$Sheet2.$B$34]*([.B184] - [$Sheet2.$B$35])^2 + [$Sheet2.$B$36]*([.B184]-[$Sheet2.$B$35]) + [$Sheet2.$B$37])    ))^2" office:value-type="float" office:value="4004.86165602346" calcext:value-type="float">
            <text:p>4004.86165602346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0.027069" calcext:value-type="float">
            <text:p>0.02706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87592" calcext:value-type="float">
            <text:p>0.87592</text:p>
          </table:table-cell>
          <table:table-cell office:value-type="float" office:value="-0.1289" calcext:value-type="float">
            <text:p>-0.1289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076016" calcext:value-type="float">
            <text:p>-0.076016</text:p>
          </table:table-cell>
          <table:table-cell office:value-type="float" office:value="-0.015258" calcext:value-type="float">
            <text:p>-0.015258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4.8261" calcext:value-type="float">
            <text:p>-4.8261</text:p>
          </table:table-cell>
          <table:table-cell office:value-type="float" office:value="-5.5791" calcext:value-type="float">
            <text:p>-5.5791</text:p>
          </table:table-cell>
          <table:table-cell office:value-type="float" office:value="-1" calcext:value-type="float">
            <text:p>-1</text:p>
          </table:table-cell>
          <table:table-cell office:value-type="float" office:value="5044.1" calcext:value-type="float">
            <text:p>5044.1</text:p>
          </table:table-cell>
          <table:table-cell office:value-type="float" office:value="-1730.2" calcext:value-type="float">
            <text:p>-1730.2</text:p>
          </table:table-cell>
          <table:table-cell office:value-type="float" office:value="-26981" calcext:value-type="float">
            <text:p>-26981</text:p>
          </table:table-cell>
          <table:table-cell office:value-type="float" office:value="5044.1" calcext:value-type="float">
            <text:p>5044.1</text:p>
          </table:table-cell>
          <table:table-cell office:value-type="float" office:value="-1730.2" calcext:value-type="float">
            <text:p>-1730.2</text:p>
          </table:table-cell>
          <table:table-cell office:value-type="float" office:value="-26981" calcext:value-type="float">
            <text:p>-26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84" calcext:value-type="float">
            <text:p>19.584</text:p>
          </table:table-cell>
          <table:table-cell office:value-type="float" office:value="-1.3549" calcext:value-type="float">
            <text:p>-1.3549</text:p>
          </table:table-cell>
          <table:table-cell office:value-type="float" office:value="20" calcext:value-type="float">
            <text:p>20</text:p>
          </table:table-cell>
          <table:table-cell office:value-type="float" office:value="-11.706" calcext:value-type="float">
            <text:p>-11.706</text:p>
          </table:table-cell>
          <table:table-cell office:value-type="float" office:value="5037.2" calcext:value-type="float">
            <text:p>5037.2</text:p>
          </table:table-cell>
          <table:table-cell office:value-type="float" office:value="3713.7" calcext:value-type="float">
            <text:p>3713.7</text:p>
          </table:table-cell>
          <table:table-cell office:value-type="float" office:value="767.35" calcext:value-type="float">
            <text:p>767.35</text:p>
          </table:table-cell>
          <table:table-cell office:value-type="float" office:value="0.91297" calcext:value-type="float">
            <text:p>0.91297</text:p>
          </table:table-cell>
          <table:table-cell office:value-type="float" office:value="-0.2494" calcext:value-type="float">
            <text:p>-0.2494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" calcext:value-type="float">
            <text:p>0</text:p>
          </table:table-cell>
          <table:table-cell office:value-type="float" office:value="-3907.8" calcext:value-type="float">
            <text:p>-3907.8</text:p>
          </table:table-cell>
          <table:table-cell office:value-type="float" office:value="0.49541" calcext:value-type="float">
            <text:p>0.49541</text:p>
          </table:table-cell>
          <table:table-cell office:value-type="float" office:value="0.92154" calcext:value-type="float">
            <text:p>0.92154</text:p>
          </table:table-cell>
          <table:table-cell office:value-type="float" office:value="-1.2201" calcext:value-type="float">
            <text:p>-1.2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5]-([$Sheet2.$B$2]*[.B185]+[$Sheet2.$B$3]))^2" office:value-type="float" office:value="0.00167618388874942" calcext:value-type="float">
            <text:p>0.001676183888749</text:p>
          </table:table-cell>
          <table:table-cell table:formula="of:=([.F185]-([$Sheet2.$B$7] + [$Sheet2.$B$8] * ([.B185] - [$Sheet2.$B$9])^2))^2" office:value-type="float" office:value="0.000212739193300273" calcext:value-type="float">
            <text:p>0.0002127391933</text:p>
          </table:table-cell>
          <table:table-cell table:formula="of:=([.X185]-([.AE185]^2*([$Sheet2.$B$13]*([.B185] - [$Sheet2.$B$14])^2 + [$Sheet2.$B$15]*([.B185]-[$Sheet2.$B$14]) + [$Sheet2.$B$16])    ))^2" office:value-type="float" office:value="117.580282727619" calcext:value-type="float">
            <text:p>117.580282727619</text:p>
          </table:table-cell>
          <table:table-cell table:formula="of:=([.AG185]-([.AE185]^2*([$Sheet2.$B$20]*([.B185] - [$Sheet2.$B$21])^2 + [$Sheet2.$B$22]*([.B185]-[$Sheet2.$B$21]) + [$Sheet2.$B$23])    ))^2" office:value-type="float" office:value="21167.8831948114" calcext:value-type="float">
            <text:p>21167.8831948114</text:p>
          </table:table-cell>
          <table:table-cell table:formula="of:=([.AH185]-([.AE185]^2*([$Sheet2.$B$27]*([.B185] - [$Sheet2.$B$28])^2 + [$Sheet2.$B$29]*([.B185]-[$Sheet2.$B$28]) + [$Sheet2.$B$30])    ))^2" office:value-type="float" office:value="78593.3677056206" calcext:value-type="float">
            <text:p>78593.3677056206</text:p>
          </table:table-cell>
          <table:table-cell table:formula="of:=([.AI185]-([.AE185]^2*([$Sheet2.$B$34]*([.B185] - [$Sheet2.$B$35])^2 + [$Sheet2.$B$36]*([.B185]-[$Sheet2.$B$35]) + [$Sheet2.$B$37])    ))^2" office:value-type="float" office:value="342.634276598852" calcext:value-type="float">
            <text:p>342.634276598852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1" calcext:value-type="float">
            <text:p>-1.2941</text:p>
          </table:table-cell>
          <table:table-cell office:value-type="float" office:value="0.25651" calcext:value-type="float">
            <text:p>0.25651</text:p>
          </table:table-cell>
          <table:table-cell office:value-type="float" office:value="0.022182" calcext:value-type="float">
            <text:p>0.022182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-0.080236" calcext:value-type="float">
            <text:p>-0.080236</text:p>
          </table:table-cell>
          <table:table-cell office:value-type="float" office:value="0.90239" calcext:value-type="float">
            <text:p>0.90239</text:p>
          </table:table-cell>
          <table:table-cell office:value-type="float" office:value="-0.10563" calcext:value-type="float">
            <text:p>-0.10563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8809" calcext:value-type="float">
            <text:p>-0.48809</text:p>
          </table:table-cell>
          <table:table-cell office:value-type="float" office:value="-0.068934" calcext:value-type="float">
            <text:p>-0.068934</text:p>
          </table:table-cell>
          <table:table-cell office:value-type="float" office:value="-0.012056" calcext:value-type="float">
            <text:p>-0.012056</text:p>
          </table:table-cell>
          <table:table-cell office:value-type="float" office:value="-0.056878" calcext:value-type="float">
            <text:p>-0.056878</text:p>
          </table:table-cell>
          <table:table-cell office:value-type="float" office:value="-5.0451" calcext:value-type="float">
            <text:p>-5.0451</text:p>
          </table:table-cell>
          <table:table-cell office:value-type="float" office:value="-5.7393" calcext:value-type="float">
            <text:p>-5.7393</text:p>
          </table:table-cell>
          <table:table-cell office:value-type="float" office:value="-1" calcext:value-type="float">
            <text:p>-1</text:p>
          </table:table-cell>
          <table:table-cell office:value-type="float" office:value="4730.9" calcext:value-type="float">
            <text:p>4730.9</text:p>
          </table:table-cell>
          <table:table-cell office:value-type="float" office:value="-1619.9" calcext:value-type="float">
            <text:p>-1619.9</text:p>
          </table:table-cell>
          <table:table-cell office:value-type="float" office:value="-26127" calcext:value-type="float">
            <text:p>-26127</text:p>
          </table:table-cell>
          <table:table-cell office:value-type="float" office:value="4730.9" calcext:value-type="float">
            <text:p>4730.9</text:p>
          </table:table-cell>
          <table:table-cell office:value-type="float" office:value="-1619.9" calcext:value-type="float">
            <text:p>-1619.9</text:p>
          </table:table-cell>
          <table:table-cell office:value-type="float" office:value="-26127" calcext:value-type="float">
            <text:p>-26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18" calcext:value-type="float">
            <text:p>19.618</text:p>
          </table:table-cell>
          <table:table-cell office:value-type="float" office:value="-1.3171" calcext:value-type="float">
            <text:p>-1.3171</text:p>
          </table:table-cell>
          <table:table-cell office:value-type="float" office:value="20" calcext:value-type="float">
            <text:p>20</text:p>
          </table:table-cell>
          <table:table-cell office:value-type="float" office:value="-11.211" calcext:value-type="float">
            <text:p>-11.211</text:p>
          </table:table-cell>
          <table:table-cell office:value-type="float" office:value="4927" calcext:value-type="float">
            <text:p>4927</text:p>
          </table:table-cell>
          <table:table-cell office:value-type="float" office:value="3825.9" calcext:value-type="float">
            <text:p>3825.9</text:p>
          </table:table-cell>
          <table:table-cell office:value-type="float" office:value="695.86" calcext:value-type="float">
            <text:p>695.86</text:p>
          </table:table-cell>
          <table:table-cell office:value-type="float" office:value="0.91355" calcext:value-type="float">
            <text:p>0.91355</text:p>
          </table:table-cell>
          <table:table-cell office:value-type="float" office:value="-0.24926" calcext:value-type="float">
            <text:p>-0.24926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" calcext:value-type="float">
            <text:p>0</text:p>
          </table:table-cell>
          <table:table-cell office:value-type="float" office:value="-3798.7" calcext:value-type="float">
            <text:p>-3798.7</text:p>
          </table:table-cell>
          <table:table-cell office:value-type="float" office:value="0.46546" calcext:value-type="float">
            <text:p>0.46546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-1.1822" calcext:value-type="float">
            <text:p>-1.1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6]-([$Sheet2.$B$2]*[.B186]+[$Sheet2.$B$3]))^2" office:value-type="float" office:value="0.00103662006298011" calcext:value-type="float">
            <text:p>0.00103662006298</text:p>
          </table:table-cell>
          <table:table-cell table:formula="of:=([.F186]-([$Sheet2.$B$7] + [$Sheet2.$B$8] * ([.B186] - [$Sheet2.$B$9])^2))^2" office:value-type="float" office:value="0.000236021336930076" calcext:value-type="float">
            <text:p>0.00023602133693</text:p>
          </table:table-cell>
          <table:table-cell table:formula="of:=([.X186]-([.AE186]^2*([$Sheet2.$B$13]*([.B186] - [$Sheet2.$B$14])^2 + [$Sheet2.$B$15]*([.B186]-[$Sheet2.$B$14]) + [$Sheet2.$B$16])    ))^2" office:value-type="float" office:value="25.0080728926388" calcext:value-type="float">
            <text:p>25.0080728926388</text:p>
          </table:table-cell>
          <table:table-cell table:formula="of:=([.AG186]-([.AE186]^2*([$Sheet2.$B$20]*([.B186] - [$Sheet2.$B$21])^2 + [$Sheet2.$B$22]*([.B186]-[$Sheet2.$B$21]) + [$Sheet2.$B$23])    ))^2" office:value-type="float" office:value="13641.6885788795" calcext:value-type="float">
            <text:p>13641.6885788795</text:p>
          </table:table-cell>
          <table:table-cell table:formula="of:=([.AH186]-([.AE186]^2*([$Sheet2.$B$27]*([.B186] - [$Sheet2.$B$28])^2 + [$Sheet2.$B$29]*([.B186]-[$Sheet2.$B$28]) + [$Sheet2.$B$30])    ))^2" office:value-type="float" office:value="34124.1141708941" calcext:value-type="float">
            <text:p>34124.1141708941</text:p>
          </table:table-cell>
          <table:table-cell table:formula="of:=([.AI186]-([.AE186]^2*([$Sheet2.$B$34]*([.B186] - [$Sheet2.$B$35])^2 + [$Sheet2.$B$36]*([.B186]-[$Sheet2.$B$35]) + [$Sheet2.$B$37])    ))^2" office:value-type="float" office:value="0.608290084360745" calcext:value-type="float">
            <text:p>0.608290084360745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019681" calcext:value-type="float">
            <text:p>0.019681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-0.074929" calcext:value-type="float">
            <text:p>-0.074929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093717" calcext:value-type="float">
            <text:p>-0.093717</text:p>
          </table:table-cell>
          <table:table-cell office:value-type="float" office:value="1.0083" calcext:value-type="float">
            <text:p>1.0083</text:p>
          </table:table-cell>
          <table:table-cell office:value-type="float" office:value="-0.47656" calcext:value-type="float">
            <text:p>-0.47656</text:p>
          </table:table-cell>
          <table:table-cell office:value-type="float" office:value="-0.063558" calcext:value-type="float">
            <text:p>-0.063558</text:p>
          </table:table-cell>
          <table:table-cell office:value-type="float" office:value="-0.010469" calcext:value-type="float">
            <text:p>-0.010469</text:p>
          </table:table-cell>
          <table:table-cell office:value-type="float" office:value="-0.053089" calcext:value-type="float">
            <text:p>-0.053089</text:p>
          </table:table-cell>
          <table:table-cell office:value-type="float" office:value="-5.2381" calcext:value-type="float">
            <text:p>-5.2381</text:p>
          </table:table-cell>
          <table:table-cell office:value-type="float" office:value="-5.859" calcext:value-type="float">
            <text:p>-5.859</text:p>
          </table:table-cell>
          <table:table-cell office:value-type="float" office:value="-1" calcext:value-type="float">
            <text:p>-1</text:p>
          </table:table-cell>
          <table:table-cell office:value-type="float" office:value="4424.9" calcext:value-type="float">
            <text:p>4424.9</text:p>
          </table:table-cell>
          <table:table-cell office:value-type="float" office:value="-1512.8" calcext:value-type="float">
            <text:p>-1512.8</text:p>
          </table:table-cell>
          <table:table-cell office:value-type="float" office:value="-25259" calcext:value-type="float">
            <text:p>-25259</text:p>
          </table:table-cell>
          <table:table-cell office:value-type="float" office:value="4424.9" calcext:value-type="float">
            <text:p>4424.9</text:p>
          </table:table-cell>
          <table:table-cell office:value-type="float" office:value="-1512.8" calcext:value-type="float">
            <text:p>-1512.8</text:p>
          </table:table-cell>
          <table:table-cell office:value-type="float" office:value="-25259" calcext:value-type="float">
            <text:p>-25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45" calcext:value-type="float">
            <text:p>19.645</text:p>
          </table:table-cell>
          <table:table-cell office:value-type="float" office:value="-1.2902" calcext:value-type="float">
            <text:p>-1.2902</text:p>
          </table:table-cell>
          <table:table-cell office:value-type="float" office:value="20" calcext:value-type="float">
            <text:p>20</text:p>
          </table:table-cell>
          <table:table-cell office:value-type="float" office:value="-10.808" calcext:value-type="float">
            <text:p>-10.808</text:p>
          </table:table-cell>
          <table:table-cell office:value-type="float" office:value="4810.7" calcext:value-type="float">
            <text:p>4810.7</text:p>
          </table:table-cell>
          <table:table-cell office:value-type="float" office:value="3877.6" calcext:value-type="float">
            <text:p>3877.6</text:p>
          </table:table-cell>
          <table:table-cell office:value-type="float" office:value="641.59" calcext:value-type="float">
            <text:p>641.59</text:p>
          </table:table-cell>
          <table:table-cell office:value-type="float" office:value="0.91409" calcext:value-type="float">
            <text:p>0.91409</text:p>
          </table:table-cell>
          <table:table-cell office:value-type="float" office:value="-0.24912" calcext:value-type="float">
            <text:p>-0.24912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0" calcext:value-type="float">
            <text:p>0</text:p>
          </table:table-cell>
          <table:table-cell office:value-type="float" office:value="-3721.1" calcext:value-type="float">
            <text:p>-3721.1</text:p>
          </table:table-cell>
          <table:table-cell office:value-type="float" office:value="0.43595" calcext:value-type="float">
            <text:p>0.43595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-1.1436" calcext:value-type="float">
            <text:p>-1.1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7]-([$Sheet2.$B$2]*[.B187]+[$Sheet2.$B$3]))^2" office:value-type="float" office:value="0.00058331642254542" calcext:value-type="float">
            <text:p>0.000583316422545</text:p>
          </table:table-cell>
          <table:table-cell table:formula="of:=([.F187]-([$Sheet2.$B$7] + [$Sheet2.$B$8] * ([.B187] - [$Sheet2.$B$9])^2))^2" office:value-type="float" office:value="0.000199151694243138" calcext:value-type="float">
            <text:p>0.000199151694243</text:p>
          </table:table-cell>
          <table:table-cell table:formula="of:=([.X187]-([.AE187]^2*([$Sheet2.$B$13]*([.B187] - [$Sheet2.$B$14])^2 + [$Sheet2.$B$15]*([.B187]-[$Sheet2.$B$14]) + [$Sheet2.$B$16])    ))^2" office:value-type="float" office:value="0.0729212016315111" calcext:value-type="float">
            <text:p>0.072921201631511</text:p>
          </table:table-cell>
          <table:table-cell table:formula="of:=([.AG187]-([.AE187]^2*([$Sheet2.$B$20]*([.B187] - [$Sheet2.$B$21])^2 + [$Sheet2.$B$22]*([.B187]-[$Sheet2.$B$21]) + [$Sheet2.$B$23])    ))^2" office:value-type="float" office:value="8067.03033632959" calcext:value-type="float">
            <text:p>8067.03033632959</text:p>
          </table:table-cell>
          <table:table-cell table:formula="of:=([.AH187]-([.AE187]^2*([$Sheet2.$B$27]*([.B187] - [$Sheet2.$B$28])^2 + [$Sheet2.$B$29]*([.B187]-[$Sheet2.$B$28]) + [$Sheet2.$B$30])    ))^2" office:value-type="float" office:value="18426.9916651725" calcext:value-type="float">
            <text:p>18426.9916651725</text:p>
          </table:table-cell>
          <table:table-cell table:formula="of:=([.AI187]-([.AE187]^2*([$Sheet2.$B$34]*([.B187] - [$Sheet2.$B$35])^2 + [$Sheet2.$B$36]*([.B187]-[$Sheet2.$B$35]) + [$Sheet2.$B$37])    ))^2" office:value-type="float" office:value="22.4388008210533" calcext:value-type="float">
            <text:p>22.438800821053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22254" calcext:value-type="float">
            <text:p>0.22254</text:p>
          </table:table-cell>
          <table:table-cell office:value-type="float" office:value="0.018179" calcext:value-type="float">
            <text:p>0.018179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-0.069792" calcext:value-type="float">
            <text:p>-0.069792</text:p>
          </table:table-cell>
          <table:table-cell office:value-type="float" office:value="0.91918" calcext:value-type="float">
            <text:p>0.91918</text:p>
          </table:table-cell>
          <table:table-cell office:value-type="float" office:value="-0.086565" calcext:value-type="float">
            <text:p>-0.086565</text:p>
          </table:table-cell>
          <table:table-cell office:value-type="float" office:value="1.0057" calcext:value-type="float">
            <text:p>1.0057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058919" calcext:value-type="float">
            <text:p>-0.058919</text:p>
          </table:table-cell>
          <table:table-cell office:value-type="float" office:value="-0.009549" calcext:value-type="float">
            <text:p>-0.009549</text:p>
          </table:table-cell>
          <table:table-cell office:value-type="float" office:value="-0.04937" calcext:value-type="float">
            <text:p>-0.04937</text:p>
          </table:table-cell>
          <table:table-cell office:value-type="float" office:value="-5.4258" calcext:value-type="float">
            <text:p>-5.4258</text:p>
          </table:table-cell>
          <table:table-cell office:value-type="float" office:value="-5.9621" calcext:value-type="float">
            <text:p>-5.9621</text:p>
          </table:table-cell>
          <table:table-cell office:value-type="float" office:value="-1" calcext:value-type="float">
            <text:p>-1</text:p>
          </table:table-cell>
          <table:table-cell office:value-type="float" office:value="4125.9" calcext:value-type="float">
            <text:p>4125.9</text:p>
          </table:table-cell>
          <table:table-cell office:value-type="float" office:value="-1409" calcext:value-type="float">
            <text:p>-1409</text:p>
          </table:table-cell>
          <table:table-cell office:value-type="float" office:value="-24378" calcext:value-type="float">
            <text:p>-24378</text:p>
          </table:table-cell>
          <table:table-cell office:value-type="float" office:value="4125.9" calcext:value-type="float">
            <text:p>4125.9</text:p>
          </table:table-cell>
          <table:table-cell office:value-type="float" office:value="-1409" calcext:value-type="float">
            <text:p>-1409</text:p>
          </table:table-cell>
          <table:table-cell office:value-type="float" office:value="-24378" calcext:value-type="float">
            <text:p>-24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69" calcext:value-type="float">
            <text:p>19.669</text:p>
          </table:table-cell>
          <table:table-cell office:value-type="float" office:value="-1.2679" calcext:value-type="float">
            <text:p>-1.2679</text:p>
          </table:table-cell>
          <table:table-cell office:value-type="float" office:value="20" calcext:value-type="float">
            <text:p>20</text:p>
          </table:table-cell>
          <table:table-cell office:value-type="float" office:value="-10.443" calcext:value-type="float">
            <text:p>-10.443</text:p>
          </table:table-cell>
          <table:table-cell office:value-type="float" office:value="4688.1" calcext:value-type="float">
            <text:p>4688.1</text:p>
          </table:table-cell>
          <table:table-cell office:value-type="float" office:value="3897.1" calcext:value-type="float">
            <text:p>3897.1</text:p>
          </table:table-cell>
          <table:table-cell office:value-type="float" office:value="594.76" calcext:value-type="float">
            <text:p>594.76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" calcext:value-type="float">
            <text:p>0</text:p>
          </table:table-cell>
          <table:table-cell office:value-type="float" office:value="-3656.7" calcext:value-type="float">
            <text:p>-3656.7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-1.1043" calcext:value-type="float">
            <text:p>-1.1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8]-([$Sheet2.$B$2]*[.B188]+[$Sheet2.$B$3]))^2" office:value-type="float" office:value="0.000279134017908242" calcext:value-type="float">
            <text:p>0.000279134017908</text:p>
          </table:table-cell>
          <table:table-cell table:formula="of:=([.F188]-([$Sheet2.$B$7] + [$Sheet2.$B$8] * ([.B188] - [$Sheet2.$B$9])^2))^2" office:value-type="float" office:value="0.000149400719975246" calcext:value-type="float">
            <text:p>0.000149400719975</text:p>
          </table:table-cell>
          <table:table-cell table:formula="of:=([.X188]-([.AE188]^2*([$Sheet2.$B$13]*([.B188] - [$Sheet2.$B$14])^2 + [$Sheet2.$B$15]*([.B188]-[$Sheet2.$B$14]) + [$Sheet2.$B$16])    ))^2" office:value-type="float" office:value="11.8946329953623" calcext:value-type="float">
            <text:p>11.8946329953623</text:p>
          </table:table-cell>
          <table:table-cell table:formula="of:=([.AG188]-([.AE188]^2*([$Sheet2.$B$20]*([.B188] - [$Sheet2.$B$21])^2 + [$Sheet2.$B$22]*([.B188]-[$Sheet2.$B$21]) + [$Sheet2.$B$23])    ))^2" office:value-type="float" office:value="4192.41919766527" calcext:value-type="float">
            <text:p>4192.41919766527</text:p>
          </table:table-cell>
          <table:table-cell table:formula="of:=([.AH188]-([.AE188]^2*([$Sheet2.$B$27]*([.B188] - [$Sheet2.$B$28])^2 + [$Sheet2.$B$29]*([.B188]-[$Sheet2.$B$28]) + [$Sheet2.$B$30])    ))^2" office:value-type="float" office:value="11046.3991099487" calcext:value-type="float">
            <text:p>11046.3991099487</text:p>
          </table:table-cell>
          <table:table-cell table:formula="of:=([.AI188]-([.AE188]^2*([$Sheet2.$B$34]*([.B188] - [$Sheet2.$B$35])^2 + [$Sheet2.$B$36]*([.B188]-[$Sheet2.$B$35]) + [$Sheet2.$B$37])    ))^2" office:value-type="float" office:value="9.86407098014792" calcext:value-type="float">
            <text:p>9.8640709801479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1" calcext:value-type="float">
            <text:p>-1.1631</text:p>
          </table:table-cell>
          <table:table-cell office:value-type="float" office:value="0.20704" calcext:value-type="float">
            <text:p>0.20704</text:p>
          </table:table-cell>
          <table:table-cell office:value-type="float" office:value="0.017099" calcext:value-type="float">
            <text:p>0.017099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-0.064823" calcext:value-type="float">
            <text:p>-0.064823</text:p>
          </table:table-cell>
          <table:table-cell office:value-type="float" office:value="0.91878" calcext:value-type="float">
            <text:p>0.91878</text:p>
          </table:table-cell>
          <table:table-cell office:value-type="float" office:value="-0.081425" calcext:value-type="float">
            <text:p>-0.081425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45167" calcext:value-type="float">
            <text:p>-0.45167</text:p>
          </table:table-cell>
          <table:table-cell office:value-type="float" office:value="-0.054653" calcext:value-type="float">
            <text:p>-0.054653</text:p>
          </table:table-cell>
          <table:table-cell office:value-type="float" office:value="-0.0089069" calcext:value-type="float">
            <text:p>-0.0089069</text:p>
          </table:table-cell>
          <table:table-cell office:value-type="float" office:value="-0.045746" calcext:value-type="float">
            <text:p>-0.045746</text:p>
          </table:table-cell>
          <table:table-cell office:value-type="float" office:value="-5.6179" calcext:value-type="float">
            <text:p>-5.6179</text:p>
          </table:table-cell>
          <table:table-cell office:value-type="float" office:value="-6.0588" calcext:value-type="float">
            <text:p>-6.0588</text:p>
          </table:table-cell>
          <table:table-cell office:value-type="float" office:value="-1" calcext:value-type="float">
            <text:p>-1</text:p>
          </table:table-cell>
          <table:table-cell office:value-type="float" office:value="3834.7" calcext:value-type="float">
            <text:p>3834.7</text:p>
          </table:table-cell>
          <table:table-cell office:value-type="float" office:value="-1308.7" calcext:value-type="float">
            <text:p>-1308.7</text:p>
          </table:table-cell>
          <table:table-cell office:value-type="float" office:value="-23483" calcext:value-type="float">
            <text:p>-23483</text:p>
          </table:table-cell>
          <table:table-cell office:value-type="float" office:value="3834.7" calcext:value-type="float">
            <text:p>3834.7</text:p>
          </table:table-cell>
          <table:table-cell office:value-type="float" office:value="-1308.7" calcext:value-type="float">
            <text:p>-1308.7</text:p>
          </table:table-cell>
          <table:table-cell office:value-type="float" office:value="-23483" calcext:value-type="float">
            <text:p>-23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9" calcext:value-type="float">
            <text:p>19.69</text:p>
          </table:table-cell>
          <table:table-cell office:value-type="float" office:value="-1.2476" calcext:value-type="float">
            <text:p>-1.2476</text:p>
          </table:table-cell>
          <table:table-cell office:value-type="float" office:value="20" calcext:value-type="float">
            <text:p>20</text:p>
          </table:table-cell>
          <table:table-cell office:value-type="float" office:value="-10.093" calcext:value-type="float">
            <text:p>-10.093</text:p>
          </table:table-cell>
          <table:table-cell office:value-type="float" office:value="4559.4" calcext:value-type="float">
            <text:p>4559.4</text:p>
          </table:table-cell>
          <table:table-cell office:value-type="float" office:value="3895.4" calcext:value-type="float">
            <text:p>3895.4</text:p>
          </table:table-cell>
          <table:table-cell office:value-type="float" office:value="551.7" calcext:value-type="float">
            <text:p>551.7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-0.24887" calcext:value-type="float">
            <text:p>-0.24887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" calcext:value-type="float">
            <text:p>0</text:p>
          </table:table-cell>
          <table:table-cell office:value-type="float" office:value="-3598.4" calcext:value-type="float">
            <text:p>-3598.4</text:p>
          </table:table-cell>
          <table:table-cell office:value-type="float" office:value="0.37868" calcext:value-type="float">
            <text:p>0.37868</text:p>
          </table:table-cell>
          <table:table-cell office:value-type="float" office:value="0.91821" calcext:value-type="float">
            <text:p>0.91821</text:p>
          </table:table-cell>
          <table:table-cell office:value-type="float" office:value="-1.0643" calcext:value-type="float">
            <text:p>-1.06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9]-([$Sheet2.$B$2]*[.B189]+[$Sheet2.$B$3]))^2" office:value-type="float" office:value="0.000101257210160256" calcext:value-type="float">
            <text:p>0.00010125721016</text:p>
          </table:table-cell>
          <table:table-cell table:formula="of:=([.F189]-([$Sheet2.$B$7] + [$Sheet2.$B$8] * ([.B189] - [$Sheet2.$B$9])^2))^2" office:value-type="float" office:value="0.000104766018389087" calcext:value-type="float">
            <text:p>0.000104766018389</text:p>
          </table:table-cell>
          <table:table-cell table:formula="of:=([.X189]-([.AE189]^2*([$Sheet2.$B$13]*([.B189] - [$Sheet2.$B$14])^2 + [$Sheet2.$B$15]*([.B189]-[$Sheet2.$B$14]) + [$Sheet2.$B$16])    ))^2" office:value-type="float" office:value="40.3973319972575" calcext:value-type="float">
            <text:p>40.3973319972575</text:p>
          </table:table-cell>
          <table:table-cell table:formula="of:=([.AG189]-([.AE189]^2*([$Sheet2.$B$20]*([.B189] - [$Sheet2.$B$21])^2 + [$Sheet2.$B$22]*([.B189]-[$Sheet2.$B$21]) + [$Sheet2.$B$23])    ))^2" office:value-type="float" office:value="1713.49422849524" calcext:value-type="float">
            <text:p>1713.49422849524</text:p>
          </table:table-cell>
          <table:table-cell table:formula="of:=([.AH189]-([.AE189]^2*([$Sheet2.$B$27]*([.B189] - [$Sheet2.$B$28])^2 + [$Sheet2.$B$29]*([.B189]-[$Sheet2.$B$28]) + [$Sheet2.$B$30])    ))^2" office:value-type="float" office:value="6690.34355799651" calcext:value-type="float">
            <text:p>6690.34355799651</text:p>
          </table:table-cell>
          <table:table-cell table:formula="of:=([.AI189]-([.AE189]^2*([$Sheet2.$B$34]*([.B189] - [$Sheet2.$B$35])^2 + [$Sheet2.$B$36]*([.B189]-[$Sheet2.$B$35]) + [$Sheet2.$B$37])    ))^2" office:value-type="float" office:value="0.114797839646403" calcext:value-type="float">
            <text:p>0.114797839646403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82" calcext:value-type="float">
            <text:p>-1.1182</text:p>
          </table:table-cell>
          <table:table-cell office:value-type="float" office:value="0.19207" calcext:value-type="float">
            <text:p>0.19207</text:p>
          </table:table-cell>
          <table:table-cell office:value-type="float" office:value="0.016145" calcext:value-type="float">
            <text:p>0.016145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-0.060032" calcext:value-type="float">
            <text:p>-0.060032</text:p>
          </table:table-cell>
          <table:table-cell office:value-type="float" office:value="0.9148" calcext:value-type="float">
            <text:p>0.9148</text:p>
          </table:table-cell>
          <table:table-cell office:value-type="float" office:value="-0.076883" calcext:value-type="float">
            <text:p>-0.076883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-0.050579" calcext:value-type="float">
            <text:p>-0.050579</text:p>
          </table:table-cell>
          <table:table-cell office:value-type="float" office:value="-0.0083643" calcext:value-type="float">
            <text:p>-0.0083643</text:p>
          </table:table-cell>
          <table:table-cell office:value-type="float" office:value="-0.042215" calcext:value-type="float">
            <text:p>-0.042215</text:p>
          </table:table-cell>
          <table:table-cell office:value-type="float" office:value="-5.8217" calcext:value-type="float">
            <text:p>-5.8217</text:p>
          </table:table-cell>
          <table:table-cell office:value-type="float" office:value="-6.156" calcext:value-type="float">
            <text:p>-6.156</text:p>
          </table:table-cell>
          <table:table-cell office:value-type="float" office:value="-1" calcext:value-type="float">
            <text:p>-1</text:p>
          </table:table-cell>
          <table:table-cell office:value-type="float" office:value="3551.8" calcext:value-type="float">
            <text:p>3551.8</text:p>
          </table:table-cell>
          <table:table-cell office:value-type="float" office:value="-1212" calcext:value-type="float">
            <text:p>-1212</text:p>
          </table:table-cell>
          <table:table-cell office:value-type="float" office:value="-22575" calcext:value-type="float">
            <text:p>-22575</text:p>
          </table:table-cell>
          <table:table-cell office:value-type="float" office:value="3551.8" calcext:value-type="float">
            <text:p>3551.8</text:p>
          </table:table-cell>
          <table:table-cell office:value-type="float" office:value="-1212" calcext:value-type="float">
            <text:p>-1212</text:p>
          </table:table-cell>
          <table:table-cell office:value-type="float" office:value="-22575" calcext:value-type="float">
            <text:p>-22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11" calcext:value-type="float">
            <text:p>19.711</text:p>
          </table:table-cell>
          <table:table-cell office:value-type="float" office:value="-1.2279" calcext:value-type="float">
            <text:p>-1.2279</text:p>
          </table:table-cell>
          <table:table-cell office:value-type="float" office:value="20" calcext:value-type="float">
            <text:p>20</text:p>
          </table:table-cell>
          <table:table-cell office:value-type="float" office:value="-9.7467" calcext:value-type="float">
            <text:p>-9.7467</text:p>
          </table:table-cell>
          <table:table-cell office:value-type="float" office:value="4424.7" calcext:value-type="float">
            <text:p>4424.7</text:p>
          </table:table-cell>
          <table:table-cell office:value-type="float" office:value="3878.5" calcext:value-type="float">
            <text:p>3878.5</text:p>
          </table:table-cell>
          <table:table-cell office:value-type="float" office:value="510.58" calcext:value-type="float">
            <text:p>510.58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" calcext:value-type="float">
            <text:p>0</text:p>
          </table:table-cell>
          <table:table-cell office:value-type="float" office:value="-3541.6" calcext:value-type="float">
            <text:p>-3541.6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9162" calcext:value-type="float">
            <text:p>0.9162</text:p>
          </table:table-cell>
          <table:table-cell office:value-type="float" office:value="-1.0236" calcext:value-type="float">
            <text:p>-1.0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0]-([$Sheet2.$B$2]*[.B190]+[$Sheet2.$B$3]))^2" office:value-type="float" office:value="0.0000153509121290975" calcext:value-type="float">
            <text:p>1.53509121290975E-05</text:p>
          </table:table-cell>
          <table:table-cell table:formula="of:=([.F190]-([$Sheet2.$B$7] + [$Sheet2.$B$8] * ([.B190] - [$Sheet2.$B$9])^2))^2" office:value-type="float" office:value="0.0000710618186490947" calcext:value-type="float">
            <text:p>7.10618186490947E-05</text:p>
          </table:table-cell>
          <table:table-cell table:formula="of:=([.X190]-([.AE190]^2*([$Sheet2.$B$13]*([.B190] - [$Sheet2.$B$14])^2 + [$Sheet2.$B$15]*([.B190]-[$Sheet2.$B$14]) + [$Sheet2.$B$16])    ))^2" office:value-type="float" office:value="73.1204629220679" calcext:value-type="float">
            <text:p>73.1204629220679</text:p>
          </table:table-cell>
          <table:table-cell table:formula="of:=([.AG190]-([.AE190]^2*([$Sheet2.$B$20]*([.B190] - [$Sheet2.$B$21])^2 + [$Sheet2.$B$22]*([.B190]-[$Sheet2.$B$21]) + [$Sheet2.$B$23])    ))^2" office:value-type="float" office:value="386.24399701934" calcext:value-type="float">
            <text:p>386.24399701934</text:p>
          </table:table-cell>
          <table:table-cell table:formula="of:=([.AH190]-([.AE190]^2*([$Sheet2.$B$27]*([.B190] - [$Sheet2.$B$28])^2 + [$Sheet2.$B$29]*([.B190]-[$Sheet2.$B$28]) + [$Sheet2.$B$30])    ))^2" office:value-type="float" office:value="3578.9185677127" calcext:value-type="float">
            <text:p>3578.9185677127</text:p>
          </table:table-cell>
          <table:table-cell table:formula="of:=([.AI190]-([.AE190]^2*([$Sheet2.$B$34]*([.B190] - [$Sheet2.$B$35])^2 + [$Sheet2.$B$36]*([.B190]-[$Sheet2.$B$35]) + [$Sheet2.$B$37])    ))^2" office:value-type="float" office:value="14.9895137096675" calcext:value-type="float">
            <text:p>14.9895137096675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5" calcext:value-type="float">
            <text:p>-1.0725</text:p>
          </table:table-cell>
          <table:table-cell office:value-type="float" office:value="0.17762" calcext:value-type="float">
            <text:p>0.17762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16233" calcext:value-type="float">
            <text:p>0.16233</text:p>
          </table:table-cell>
          <table:table-cell office:value-type="float" office:value="-0.055415" calcext:value-type="float">
            <text:p>-0.055415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-0.072809" calcext:value-type="float">
            <text:p>-0.072809</text:p>
          </table:table-cell>
          <table:table-cell office:value-type="float" office:value="0.97996" calcext:value-type="float">
            <text:p>0.97996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-0.046664" calcext:value-type="float">
            <text:p>-0.046664</text:p>
          </table:table-cell>
          <table:table-cell office:value-type="float" office:value="-0.0078826" calcext:value-type="float">
            <text:p>-0.0078826</text:p>
          </table:table-cell>
          <table:table-cell office:value-type="float" office:value="-0.038782" calcext:value-type="float">
            <text:p>-0.038782</text:p>
          </table:table-cell>
          <table:table-cell office:value-type="float" office:value="-6.0384" calcext:value-type="float">
            <text:p>-6.0384</text:p>
          </table:table-cell>
          <table:table-cell office:value-type="float" office:value="-6.2535" calcext:value-type="float">
            <text:p>-6.2535</text:p>
          </table:table-cell>
          <table:table-cell office:value-type="float" office:value="-1" calcext:value-type="float">
            <text:p>-1</text:p>
          </table:table-cell>
          <table:table-cell office:value-type="float" office:value="3277.2" calcext:value-type="float">
            <text:p>3277.2</text:p>
          </table:table-cell>
          <table:table-cell office:value-type="float" office:value="-1118.8" calcext:value-type="float">
            <text:p>-1118.8</text:p>
          </table:table-cell>
          <table:table-cell office:value-type="float" office:value="-21653" calcext:value-type="float">
            <text:p>-21653</text:p>
          </table:table-cell>
          <table:table-cell office:value-type="float" office:value="3277.2" calcext:value-type="float">
            <text:p>3277.2</text:p>
          </table:table-cell>
          <table:table-cell office:value-type="float" office:value="-1118.8" calcext:value-type="float">
            <text:p>-1118.8</text:p>
          </table:table-cell>
          <table:table-cell office:value-type="float" office:value="-21653" calcext:value-type="float">
            <text:p>-2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31" calcext:value-type="float">
            <text:p>19.731</text:p>
          </table:table-cell>
          <table:table-cell office:value-type="float" office:value="-1.2088" calcext:value-type="float">
            <text:p>-1.2088</text:p>
          </table:table-cell>
          <table:table-cell office:value-type="float" office:value="20" calcext:value-type="float">
            <text:p>20</text:p>
          </table:table-cell>
          <table:table-cell office:value-type="float" office:value="-9.4033" calcext:value-type="float">
            <text:p>-9.4033</text:p>
          </table:table-cell>
          <table:table-cell office:value-type="float" office:value="4283.4" calcext:value-type="float">
            <text:p>4283.4</text:p>
          </table:table-cell>
          <table:table-cell office:value-type="float" office:value="3846.1" calcext:value-type="float">
            <text:p>3846.1</text:p>
          </table:table-cell>
          <table:table-cell office:value-type="float" office:value="471.06" calcext:value-type="float">
            <text:p>471.06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-0.24864" calcext:value-type="float">
            <text:p>-0.24864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0" calcext:value-type="float">
            <text:p>0</text:p>
          </table:table-cell>
          <table:table-cell office:value-type="float" office:value="-3486.4" calcext:value-type="float">
            <text:p>-3486.4</text:p>
          </table:table-cell>
          <table:table-cell office:value-type="float" office:value="0.32429" calcext:value-type="float">
            <text:p>0.32429</text:p>
          </table:table-cell>
          <table:table-cell office:value-type="float" office:value="0.91352" calcext:value-type="float">
            <text:p>0.91352</text:p>
          </table:table-cell>
          <table:table-cell office:value-type="float" office:value="-0.98212" calcext:value-type="float">
            <text:p>-0.982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1]-([$Sheet2.$B$2]*[.B191]+[$Sheet2.$B$3]))^2" office:value-type="float" office:value="0.00000203523364413873" calcext:value-type="float">
            <text:p>2.03523364413873E-06</text:p>
          </table:table-cell>
          <table:table-cell table:formula="of:=([.F191]-([$Sheet2.$B$7] + [$Sheet2.$B$8] * ([.B191] - [$Sheet2.$B$9])^2))^2" office:value-type="float" office:value="0.0000464555200601744" calcext:value-type="float">
            <text:p>4.64555200601744E-05</text:p>
          </table:table-cell>
          <table:table-cell table:formula="of:=([.X191]-([.AE191]^2*([$Sheet2.$B$13]*([.B191] - [$Sheet2.$B$14])^2 + [$Sheet2.$B$15]*([.B191]-[$Sheet2.$B$14]) + [$Sheet2.$B$16])    ))^2" office:value-type="float" office:value="98.6911550699223" calcext:value-type="float">
            <text:p>98.6911550699223</text:p>
          </table:table-cell>
          <table:table-cell table:formula="of:=([.AG191]-([.AE191]^2*([$Sheet2.$B$20]*([.B191] - [$Sheet2.$B$21])^2 + [$Sheet2.$B$22]*([.B191]-[$Sheet2.$B$21]) + [$Sheet2.$B$23])    ))^2" office:value-type="float" office:value="0.0156360486489718" calcext:value-type="float">
            <text:p>0.015636048648972</text:p>
          </table:table-cell>
          <table:table-cell table:formula="of:=([.AH191]-([.AE191]^2*([$Sheet2.$B$27]*([.B191] - [$Sheet2.$B$28])^2 + [$Sheet2.$B$29]*([.B191]-[$Sheet2.$B$28]) + [$Sheet2.$B$30])    ))^2" office:value-type="float" office:value="1559.49804616876" calcext:value-type="float">
            <text:p>1559.49804616876</text:p>
          </table:table-cell>
          <table:table-cell table:formula="of:=([.AI191]-([.AE191]^2*([$Sheet2.$B$34]*([.B191] - [$Sheet2.$B$35])^2 + [$Sheet2.$B$36]*([.B191]-[$Sheet2.$B$35]) + [$Sheet2.$B$37])    ))^2" office:value-type="float" office:value="50.6619557979474" calcext:value-type="float">
            <text:p>50.6619557979474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63" calcext:value-type="float">
            <text:p>-1.0263</text:p>
          </table:table-cell>
          <table:table-cell office:value-type="float" office:value="0.16366" calcext:value-type="float">
            <text:p>0.16366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-0.05098" calcext:value-type="float">
            <text:p>-0.05098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-0.068952" calcext:value-type="float">
            <text:p>-0.068952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-0.40972" calcext:value-type="float">
            <text:p>-0.40972</text:p>
          </table:table-cell>
          <table:table-cell office:value-type="float" office:value="-0.042874" calcext:value-type="float">
            <text:p>-0.042874</text:p>
          </table:table-cell>
          <table:table-cell office:value-type="float" office:value="-0.0074161" calcext:value-type="float">
            <text:p>-0.0074161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-6.2707" calcext:value-type="float">
            <text:p>-6.2707</text:p>
          </table:table-cell>
          <table:table-cell office:value-type="float" office:value="-6.3525" calcext:value-type="float">
            <text:p>-6.3525</text:p>
          </table:table-cell>
          <table:table-cell office:value-type="float" office:value="-1" calcext:value-type="float">
            <text:p>-1</text:p>
          </table:table-cell>
          <table:table-cell office:value-type="float" office:value="3011.8" calcext:value-type="float">
            <text:p>3011.8</text:p>
          </table:table-cell>
          <table:table-cell office:value-type="float" office:value="-1029.3" calcext:value-type="float">
            <text:p>-1029.3</text:p>
          </table:table-cell>
          <table:table-cell office:value-type="float" office:value="-20719" calcext:value-type="float">
            <text:p>-20719</text:p>
          </table:table-cell>
          <table:table-cell office:value-type="float" office:value="3011.8" calcext:value-type="float">
            <text:p>3011.8</text:p>
          </table:table-cell>
          <table:table-cell office:value-type="float" office:value="-1029.3" calcext:value-type="float">
            <text:p>-1029.3</text:p>
          </table:table-cell>
          <table:table-cell office:value-type="float" office:value="-20719" calcext:value-type="float">
            <text:p>-20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5" calcext:value-type="float">
            <text:p>19.75</text:p>
          </table:table-cell>
          <table:table-cell office:value-type="float" office:value="-1.19" calcext:value-type="float">
            <text:p>-1.19</text:p>
          </table:table-cell>
          <table:table-cell office:value-type="float" office:value="20" calcext:value-type="float">
            <text:p>20</text:p>
          </table:table-cell>
          <table:table-cell office:value-type="float" office:value="-9.0608" calcext:value-type="float">
            <text:p>-9.0608</text:p>
          </table:table-cell>
          <table:table-cell office:value-type="float" office:value="4136" calcext:value-type="float">
            <text:p>4136</text:p>
          </table:table-cell>
          <table:table-cell office:value-type="float" office:value="3799.4" calcext:value-type="float">
            <text:p>3799.4</text:p>
          </table:table-cell>
          <table:table-cell office:value-type="float" office:value="432.8" calcext:value-type="float">
            <text:p>432.8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" calcext:value-type="float">
            <text:p>0</text:p>
          </table:table-cell>
          <table:table-cell office:value-type="float" office:value="-3432" calcext:value-type="float">
            <text:p>-3432</text:p>
          </table:table-cell>
          <table:table-cell office:value-type="float" office:value="0.29832" calcext:value-type="float">
            <text:p>0.29832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-0.94003" calcext:value-type="float">
            <text:p>-0.940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2]-([$Sheet2.$B$2]*[.B192]+[$Sheet2.$B$3]))^2" office:value-type="float" office:value="0.0000393286557248676" calcext:value-type="float">
            <text:p>3.93286557248676E-05</text:p>
          </table:table-cell>
          <table:table-cell table:formula="of:=([.F192]-([$Sheet2.$B$7] + [$Sheet2.$B$8] * ([.B192] - [$Sheet2.$B$9])^2))^2" office:value-type="float" office:value="0.0000294150190853231" calcext:value-type="float">
            <text:p>2.94150190853231E-05</text:p>
          </table:table-cell>
          <table:table-cell table:formula="of:=([.X192]-([.AE192]^2*([$Sheet2.$B$13]*([.B192] - [$Sheet2.$B$14])^2 + [$Sheet2.$B$15]*([.B192]-[$Sheet2.$B$14]) + [$Sheet2.$B$16])    ))^2" office:value-type="float" office:value="114.613403685801" calcext:value-type="float">
            <text:p>114.613403685801</text:p>
          </table:table-cell>
          <table:table-cell table:formula="of:=([.AG192]-([.AE192]^2*([$Sheet2.$B$20]*([.B192] - [$Sheet2.$B$21])^2 + [$Sheet2.$B$22]*([.B192]-[$Sheet2.$B$21]) + [$Sheet2.$B$23])    ))^2" office:value-type="float" office:value="312.927854170056" calcext:value-type="float">
            <text:p>312.927854170056</text:p>
          </table:table-cell>
          <table:table-cell table:formula="of:=([.AH192]-([.AE192]^2*([$Sheet2.$B$27]*([.B192] - [$Sheet2.$B$28])^2 + [$Sheet2.$B$29]*([.B192]-[$Sheet2.$B$28]) + [$Sheet2.$B$30])    ))^2" office:value-type="float" office:value="383.915875360251" calcext:value-type="float">
            <text:p>383.915875360251</text:p>
          </table:table-cell>
          <table:table-cell table:formula="of:=([.AI192]-([.AE192]^2*([$Sheet2.$B$34]*([.B192] - [$Sheet2.$B$35])^2 + [$Sheet2.$B$36]*([.B192]-[$Sheet2.$B$35]) + [$Sheet2.$B$37])    ))^2" office:value-type="float" office:value="94.8110004252537" calcext:value-type="float">
            <text:p>94.8110004252537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2" calcext:value-type="float">
            <text:p>-0.97942</text:p>
          </table:table-cell>
          <table:table-cell office:value-type="float" office:value="0.15019" calcext:value-type="float">
            <text:p>0.15019</text:p>
          </table:table-cell>
          <table:table-cell office:value-type="float" office:value="0.013712" calcext:value-type="float">
            <text:p>0.013712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-0.046736" calcext:value-type="float">
            <text:p>-0.046736</text:p>
          </table:table-cell>
          <table:table-cell office:value-type="float" office:value="0.88177" calcext:value-type="float">
            <text:p>0.88177</text:p>
          </table:table-cell>
          <table:table-cell office:value-type="float" office:value="-0.065297" calcext:value-type="float">
            <text:p>-0.065297</text:p>
          </table:table-cell>
          <table:table-cell office:value-type="float" office:value="0.94707" calcext:value-type="float">
            <text:p>0.94707</text:p>
          </table:table-cell>
          <table:table-cell office:value-type="float" office:value="-0.3945" calcext:value-type="float">
            <text:p>-0.3945</text:p>
          </table:table-cell>
          <table:table-cell office:value-type="float" office:value="-0.039205" calcext:value-type="float">
            <text:p>-0.039205</text:p>
          </table:table-cell>
          <table:table-cell office:value-type="float" office:value="-0.006972" calcext:value-type="float">
            <text:p>-0.006972</text:p>
          </table:table-cell>
          <table:table-cell office:value-type="float" office:value="-0.032233" calcext:value-type="float">
            <text:p>-0.032233</text:p>
          </table:table-cell>
          <table:table-cell office:value-type="float" office:value="-6.5211" calcext:value-type="float">
            <text:p>-6.5211</text:p>
          </table:table-cell>
          <table:table-cell office:value-type="float" office:value="-6.4536" calcext:value-type="float">
            <text:p>-6.4536</text:p>
          </table:table-cell>
          <table:table-cell office:value-type="float" office:value="-1" calcext:value-type="float">
            <text:p>-1</text:p>
          </table:table-cell>
          <table:table-cell office:value-type="float" office:value="2755.4" calcext:value-type="float">
            <text:p>2755.4</text:p>
          </table:table-cell>
          <table:table-cell office:value-type="float" office:value="-943.56" calcext:value-type="float">
            <text:p>-943.56</text:p>
          </table:table-cell>
          <table:table-cell office:value-type="float" office:value="-19774" calcext:value-type="float">
            <text:p>-19774</text:p>
          </table:table-cell>
          <table:table-cell office:value-type="float" office:value="2755.4" calcext:value-type="float">
            <text:p>2755.4</text:p>
          </table:table-cell>
          <table:table-cell office:value-type="float" office:value="-943.56" calcext:value-type="float">
            <text:p>-943.56</text:p>
          </table:table-cell>
          <table:table-cell office:value-type="float" office:value="-19774" calcext:value-type="float">
            <text:p>-19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69" calcext:value-type="float">
            <text:p>19.769</text:p>
          </table:table-cell>
          <table:table-cell office:value-type="float" office:value="-1.1713" calcext:value-type="float">
            <text:p>-1.1713</text:p>
          </table:table-cell>
          <table:table-cell office:value-type="float" office:value="20" calcext:value-type="float">
            <text:p>20</text:p>
          </table:table-cell>
          <table:table-cell office:value-type="float" office:value="-8.7183" calcext:value-type="float">
            <text:p>-8.7183</text:p>
          </table:table-cell>
          <table:table-cell office:value-type="float" office:value="3982.3" calcext:value-type="float">
            <text:p>3982.3</text:p>
          </table:table-cell>
          <table:table-cell office:value-type="float" office:value="3738.5" calcext:value-type="float">
            <text:p>3738.5</text:p>
          </table:table-cell>
          <table:table-cell office:value-type="float" office:value="395.76" calcext:value-type="float">
            <text:p>395.76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" calcext:value-type="float">
            <text:p>0</text:p>
          </table:table-cell>
          <table:table-cell office:value-type="float" office:value="-3378.2" calcext:value-type="float">
            <text:p>-3378.2</text:p>
          </table:table-cell>
          <table:table-cell office:value-type="float" office:value="0.27318" calcext:value-type="float">
            <text:p>0.27318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-0.89731" calcext:value-type="float">
            <text:p>-0.89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3]-([$Sheet2.$B$2]*[.B193]+[$Sheet2.$B$3]))^2" office:value-type="float" office:value="0.000108907935161938" calcext:value-type="float">
            <text:p>0.000108907935162</text:p>
          </table:table-cell>
          <table:table-cell table:formula="of:=([.F193]-([$Sheet2.$B$7] + [$Sheet2.$B$8] * ([.B193] - [$Sheet2.$B$9])^2))^2" office:value-type="float" office:value="0.0000180881429110425" calcext:value-type="float">
            <text:p>1.80881429110425E-05</text:p>
          </table:table-cell>
          <table:table-cell table:formula="of:=([.X193]-([.AE193]^2*([$Sheet2.$B$13]*([.B193] - [$Sheet2.$B$14])^2 + [$Sheet2.$B$15]*([.B193]-[$Sheet2.$B$14]) + [$Sheet2.$B$16])    ))^2" office:value-type="float" office:value="119.362588765831" calcext:value-type="float">
            <text:p>119.362588765831</text:p>
          </table:table-cell>
          <table:table-cell table:formula="of:=([.AG193]-([.AE193]^2*([$Sheet2.$B$20]*([.B193] - [$Sheet2.$B$21])^2 + [$Sheet2.$B$22]*([.B193]-[$Sheet2.$B$21]) + [$Sheet2.$B$23])    ))^2" office:value-type="float" office:value="1128.37826256946" calcext:value-type="float">
            <text:p>1128.37826256946</text:p>
          </table:table-cell>
          <table:table-cell table:formula="of:=([.AH193]-([.AE193]^2*([$Sheet2.$B$27]*([.B193] - [$Sheet2.$B$28])^2 + [$Sheet2.$B$29]*([.B193]-[$Sheet2.$B$28]) + [$Sheet2.$B$30])    ))^2" office:value-type="float" office:value="0.00115166046006544" calcext:value-type="float">
            <text:p>0.001151660460065</text:p>
          </table:table-cell>
          <table:table-cell table:formula="of:=([.AI193]-([.AE193]^2*([$Sheet2.$B$34]*([.B193] - [$Sheet2.$B$35])^2 + [$Sheet2.$B$36]*([.B193]-[$Sheet2.$B$35]) + [$Sheet2.$B$37])    ))^2" office:value-type="float" office:value="136.650201680208" calcext:value-type="float">
            <text:p>136.650201680208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1" calcext:value-type="float">
            <text:p>-0.93201</text:p>
          </table:table-cell>
          <table:table-cell office:value-type="float" office:value="0.13728" calcext:value-type="float">
            <text:p>0.13728</text:p>
          </table:table-cell>
          <table:table-cell office:value-type="float" office:value="0.013015" calcext:value-type="float">
            <text:p>0.013015</text:p>
          </table:table-cell>
          <table:table-cell office:value-type="float" office:value="0.12427" calcext:value-type="float">
            <text:p>0.12427</text:p>
          </table:table-cell>
          <table:table-cell office:value-type="float" office:value="-0.04268" calcext:value-type="float">
            <text:p>-0.04268</text:p>
          </table:table-cell>
          <table:table-cell office:value-type="float" office:value="0.86379" calcext:value-type="float">
            <text:p>0.86379</text:p>
          </table:table-cell>
          <table:table-cell office:value-type="float" office:value="-0.061974" calcext:value-type="float">
            <text:p>-0.061974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-0.37867" calcext:value-type="float">
            <text:p>-0.37867</text:p>
          </table:table-cell>
          <table:table-cell office:value-type="float" office:value="-0.035707" calcext:value-type="float">
            <text:p>-0.035707</text:p>
          </table:table-cell>
          <table:table-cell office:value-type="float" office:value="-0.0065809" calcext:value-type="float">
            <text:p>-0.0065809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-6.7889" calcext:value-type="float">
            <text:p>-6.7889</text:p>
          </table:table-cell>
          <table:table-cell office:value-type="float" office:value="-6.554" calcext:value-type="float">
            <text:p>-6.554</text:p>
          </table:table-cell>
          <table:table-cell office:value-type="float" office:value="-1" calcext:value-type="float">
            <text:p>-1</text:p>
          </table:table-cell>
          <table:table-cell office:value-type="float" office:value="2508.9" calcext:value-type="float">
            <text:p>2508.9</text:p>
          </table:table-cell>
          <table:table-cell office:value-type="float" office:value="-861.68" calcext:value-type="float">
            <text:p>-861.68</text:p>
          </table:table-cell>
          <table:table-cell office:value-type="float" office:value="-18817" calcext:value-type="float">
            <text:p>-18817</text:p>
          </table:table-cell>
          <table:table-cell office:value-type="float" office:value="2508.9" calcext:value-type="float">
            <text:p>2508.9</text:p>
          </table:table-cell>
          <table:table-cell office:value-type="float" office:value="-861.68" calcext:value-type="float">
            <text:p>-861.68</text:p>
          </table:table-cell>
          <table:table-cell office:value-type="float" office:value="-18817" calcext:value-type="float">
            <text:p>-18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86" calcext:value-type="float">
            <text:p>19.786</text:p>
          </table:table-cell>
          <table:table-cell office:value-type="float" office:value="-1.1534" calcext:value-type="float">
            <text:p>-1.1534</text:p>
          </table:table-cell>
          <table:table-cell office:value-type="float" office:value="20" calcext:value-type="float">
            <text:p>20</text:p>
          </table:table-cell>
          <table:table-cell office:value-type="float" office:value="-8.3794" calcext:value-type="float">
            <text:p>-8.3794</text:p>
          </table:table-cell>
          <table:table-cell office:value-type="float" office:value="3822.5" calcext:value-type="float">
            <text:p>3822.5</text:p>
          </table:table-cell>
          <table:table-cell office:value-type="float" office:value="3662.3" calcext:value-type="float">
            <text:p>3662.3</text:p>
          </table:table-cell>
          <table:table-cell office:value-type="float" office:value="360.45" calcext:value-type="float">
            <text:p>360.45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24834" calcext:value-type="float">
            <text:p>-0.24834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" calcext:value-type="float">
            <text:p>0</text:p>
          </table:table-cell>
          <table:table-cell office:value-type="float" office:value="-3326.5" calcext:value-type="float">
            <text:p>-3326.5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85397" calcext:value-type="float">
            <text:p>-0.85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4]-([$Sheet2.$B$2]*[.B194]+[$Sheet2.$B$3]))^2" office:value-type="float" office:value="0.000197980001092417" calcext:value-type="float">
            <text:p>0.000197980001092</text:p>
          </table:table-cell>
          <table:table-cell table:formula="of:=([.F194]-([$Sheet2.$B$7] + [$Sheet2.$B$8] * ([.B194] - [$Sheet2.$B$9])^2))^2" office:value-type="float" office:value="0.0000104599942813945" calcext:value-type="float">
            <text:p>1.04599942813945E-05</text:p>
          </table:table-cell>
          <table:table-cell table:formula="of:=([.X194]-([.AE194]^2*([$Sheet2.$B$13]*([.B194] - [$Sheet2.$B$14])^2 + [$Sheet2.$B$15]*([.B194]-[$Sheet2.$B$14]) + [$Sheet2.$B$16])    ))^2" office:value-type="float" office:value="114.340321556133" calcext:value-type="float">
            <text:p>114.340321556133</text:p>
          </table:table-cell>
          <table:table-cell table:formula="of:=([.AG194]-([.AE194]^2*([$Sheet2.$B$20]*([.B194] - [$Sheet2.$B$21])^2 + [$Sheet2.$B$22]*([.B194]-[$Sheet2.$B$21]) + [$Sheet2.$B$23])    ))^2" office:value-type="float" office:value="2282.89793983288" calcext:value-type="float">
            <text:p>2282.89793983288</text:p>
          </table:table-cell>
          <table:table-cell table:formula="of:=([.AH194]-([.AE194]^2*([$Sheet2.$B$27]*([.B194] - [$Sheet2.$B$28])^2 + [$Sheet2.$B$29]*([.B194]-[$Sheet2.$B$28]) + [$Sheet2.$B$30])    ))^2" office:value-type="float" office:value="327.212832798319" calcext:value-type="float">
            <text:p>327.212832798319</text:p>
          </table:table-cell>
          <table:table-cell table:formula="of:=([.AI194]-([.AE194]^2*([$Sheet2.$B$34]*([.B194] - [$Sheet2.$B$35])^2 + [$Sheet2.$B$36]*([.B194]-[$Sheet2.$B$35]) + [$Sheet2.$B$37])    ))^2" office:value-type="float" office:value="181.863626231714" calcext:value-type="float">
            <text:p>181.863626231714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02" calcext:value-type="float">
            <text:p>-0.88402</text:p>
          </table:table-cell>
          <table:table-cell office:value-type="float" office:value="0.12479" calcext:value-type="float">
            <text:p>0.12479</text:p>
          </table:table-cell>
          <table:table-cell office:value-type="float" office:value="0.012232" calcext:value-type="float">
            <text:p>0.012232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-0.038816" calcext:value-type="float">
            <text:p>-0.038816</text:p>
          </table:table-cell>
          <table:table-cell office:value-type="float" office:value="0.84286" calcext:value-type="float">
            <text:p>0.84286</text:p>
          </table:table-cell>
          <table:table-cell office:value-type="float" office:value="-0.058247" calcext:value-type="float">
            <text:p>-0.058247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36222" calcext:value-type="float">
            <text:p>-0.36222</text:p>
          </table:table-cell>
          <table:table-cell office:value-type="float" office:value="-0.032279" calcext:value-type="float">
            <text:p>-0.032279</text:p>
          </table:table-cell>
          <table:table-cell office:value-type="float" office:value="-0.0061416" calcext:value-type="float">
            <text:p>-0.0061416</text:p>
          </table:table-cell>
          <table:table-cell office:value-type="float" office:value="-0.026138" calcext:value-type="float">
            <text:p>-0.026138</text:p>
          </table:table-cell>
          <table:table-cell office:value-type="float" office:value="-7.0841" calcext:value-type="float">
            <text:p>-7.0841</text:p>
          </table:table-cell>
          <table:table-cell office:value-type="float" office:value="-6.6606" calcext:value-type="float">
            <text:p>-6.6606</text:p>
          </table:table-cell>
          <table:table-cell office:value-type="float" office:value="-1" calcext:value-type="float">
            <text:p>-1</text:p>
          </table:table-cell>
          <table:table-cell office:value-type="float" office:value="2272.4" calcext:value-type="float">
            <text:p>2272.4</text:p>
          </table:table-cell>
          <table:table-cell office:value-type="float" office:value="-783.67" calcext:value-type="float">
            <text:p>-783.67</text:p>
          </table:table-cell>
          <table:table-cell office:value-type="float" office:value="-17848" calcext:value-type="float">
            <text:p>-17848</text:p>
          </table:table-cell>
          <table:table-cell office:value-type="float" office:value="2272.4" calcext:value-type="float">
            <text:p>2272.4</text:p>
          </table:table-cell>
          <table:table-cell office:value-type="float" office:value="-783.67" calcext:value-type="float">
            <text:p>-783.67</text:p>
          </table:table-cell>
          <table:table-cell office:value-type="float" office:value="-17848" calcext:value-type="float">
            <text:p>-1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04" calcext:value-type="float">
            <text:p>19.804</text:p>
          </table:table-cell>
          <table:table-cell office:value-type="float" office:value="-1.1349" calcext:value-type="float">
            <text:p>-1.1349</text:p>
          </table:table-cell>
          <table:table-cell office:value-type="float" office:value="20" calcext:value-type="float">
            <text:p>20</text:p>
          </table:table-cell>
          <table:table-cell office:value-type="float" office:value="-8.0348" calcext:value-type="float">
            <text:p>-8.0348</text:p>
          </table:table-cell>
          <table:table-cell office:value-type="float" office:value="3656.4" calcext:value-type="float">
            <text:p>3656.4</text:p>
          </table:table-cell>
          <table:table-cell office:value-type="float" office:value="3573.5" calcext:value-type="float">
            <text:p>3573.5</text:p>
          </table:table-cell>
          <table:table-cell office:value-type="float" office:value="325.85" calcext:value-type="float">
            <text:p>325.85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0.023268" calcext:value-type="float">
            <text:p>0.023268</text:p>
          </table:table-cell>
          <table:table-cell office:value-type="float" office:value="0" calcext:value-type="float">
            <text:p>0</text:p>
          </table:table-cell>
          <table:table-cell office:value-type="float" office:value="-3273.2" calcext:value-type="float">
            <text:p>-3273.2</text:p>
          </table:table-cell>
          <table:table-cell office:value-type="float" office:value="0.22569" calcext:value-type="float">
            <text:p>0.22569</text:p>
          </table:table-cell>
          <table:table-cell office:value-type="float" office:value="0.89507" calcext:value-type="float">
            <text:p>0.89507</text:p>
          </table:table-cell>
          <table:table-cell office:value-type="float" office:value="-0.81001" calcext:value-type="float">
            <text:p>-0.81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5]-([$Sheet2.$B$2]*[.B195]+[$Sheet2.$B$3]))^2" office:value-type="float" office:value="0.000293271680128778" calcext:value-type="float">
            <text:p>0.000293271680129</text:p>
          </table:table-cell>
          <table:table-cell table:formula="of:=([.F195]-([$Sheet2.$B$7] + [$Sheet2.$B$8] * ([.B195] - [$Sheet2.$B$9])^2))^2" office:value-type="float" office:value="0.00000628549310711091" calcext:value-type="float">
            <text:p>6.28549310711091E-06</text:p>
          </table:table-cell>
          <table:table-cell table:formula="of:=([.X195]-([.AE195]^2*([$Sheet2.$B$13]*([.B195] - [$Sheet2.$B$14])^2 + [$Sheet2.$B$15]*([.B195]-[$Sheet2.$B$14]) + [$Sheet2.$B$16])    ))^2" office:value-type="float" office:value="100.376735014523" calcext:value-type="float">
            <text:p>100.376735014523</text:p>
          </table:table-cell>
          <table:table-cell table:formula="of:=([.AG195]-([.AE195]^2*([$Sheet2.$B$20]*([.B195] - [$Sheet2.$B$21])^2 + [$Sheet2.$B$22]*([.B195]-[$Sheet2.$B$21]) + [$Sheet2.$B$23])    ))^2" office:value-type="float" office:value="3606.57713351945" calcext:value-type="float">
            <text:p>3606.57713351945</text:p>
          </table:table-cell>
          <table:table-cell table:formula="of:=([.AH195]-([.AE195]^2*([$Sheet2.$B$27]*([.B195] - [$Sheet2.$B$28])^2 + [$Sheet2.$B$29]*([.B195]-[$Sheet2.$B$28]) + [$Sheet2.$B$30])    ))^2" office:value-type="float" office:value="1404.38406723622" calcext:value-type="float">
            <text:p>1404.38406723622</text:p>
          </table:table-cell>
          <table:table-cell table:formula="of:=([.AI195]-([.AE195]^2*([$Sheet2.$B$34]*([.B195] - [$Sheet2.$B$35])^2 + [$Sheet2.$B$36]*([.B195]-[$Sheet2.$B$35]) + [$Sheet2.$B$37])    ))^2" office:value-type="float" office:value="198.948139067524" calcext:value-type="float">
            <text:p>198.948139067524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5" calcext:value-type="float">
            <text:p>-0.8355</text:p>
          </table:table-cell>
          <table:table-cell office:value-type="float" office:value="0.11289" calcext:value-type="float">
            <text:p>0.11289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3515" calcext:value-type="float">
            <text:p>-0.03515</text:p>
          </table:table-cell>
          <table:table-cell office:value-type="float" office:value="0.81821" calcext:value-type="float">
            <text:p>0.81821</text:p>
          </table:table-cell>
          <table:table-cell office:value-type="float" office:value="-0.054904" calcext:value-type="float">
            <text:p>-0.054904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-0.34515" calcext:value-type="float">
            <text:p>-0.34515</text:p>
          </table:table-cell>
          <table:table-cell office:value-type="float" office:value="-0.029015" calcext:value-type="float">
            <text:p>-0.029015</text:p>
          </table:table-cell>
          <table:table-cell office:value-type="float" office:value="-0.0057446" calcext:value-type="float">
            <text:p>-0.0057446</text:p>
          </table:table-cell>
          <table:table-cell office:value-type="float" office:value="-0.02327" calcext:value-type="float">
            <text:p>-0.02327</text:p>
          </table:table-cell>
          <table:table-cell office:value-type="float" office:value="-7.4012" calcext:value-type="float">
            <text:p>-7.4012</text:p>
          </table:table-cell>
          <table:table-cell office:value-type="float" office:value="-6.7651" calcext:value-type="float">
            <text:p>-6.7651</text:p>
          </table:table-cell>
          <table:table-cell office:value-type="float" office:value="-1" calcext:value-type="float">
            <text:p>-1</text:p>
          </table:table-cell>
          <table:table-cell office:value-type="float" office:value="2046.3" calcext:value-type="float">
            <text:p>2046.3</text:p>
          </table:table-cell>
          <table:table-cell office:value-type="float" office:value="-709.66" calcext:value-type="float">
            <text:p>-709.66</text:p>
          </table:table-cell>
          <table:table-cell office:value-type="float" office:value="-16868" calcext:value-type="float">
            <text:p>-16868</text:p>
          </table:table-cell>
          <table:table-cell office:value-type="float" office:value="2046.3" calcext:value-type="float">
            <text:p>2046.3</text:p>
          </table:table-cell>
          <table:table-cell office:value-type="float" office:value="-709.66" calcext:value-type="float">
            <text:p>-709.66</text:p>
          </table:table-cell>
          <table:table-cell office:value-type="float" office:value="-16868" calcext:value-type="float">
            <text:p>-16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2" calcext:value-type="float">
            <text:p>19.82</text:p>
          </table:table-cell>
          <table:table-cell office:value-type="float" office:value="-1.1174" calcext:value-type="float">
            <text:p>-1.1174</text:p>
          </table:table-cell>
          <table:table-cell office:value-type="float" office:value="20" calcext:value-type="float">
            <text:p>20</text:p>
          </table:table-cell>
          <table:table-cell office:value-type="float" office:value="-7.6948" calcext:value-type="float">
            <text:p>-7.6948</text:p>
          </table:table-cell>
          <table:table-cell office:value-type="float" office:value="3484.2" calcext:value-type="float">
            <text:p>3484.2</text:p>
          </table:table-cell>
          <table:table-cell office:value-type="float" office:value="3469" calcext:value-type="float">
            <text:p>3469</text:p>
          </table:table-cell>
          <table:table-cell office:value-type="float" office:value="292.89" calcext:value-type="float">
            <text:p>292.89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0.021556" calcext:value-type="float">
            <text:p>0.021556</text:p>
          </table:table-cell>
          <table:table-cell office:value-type="float" office:value="0" calcext:value-type="float">
            <text:p>0</text:p>
          </table:table-cell>
          <table:table-cell office:value-type="float" office:value="-3222.7" calcext:value-type="float">
            <text:p>-3222.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-0.76549" calcext:value-type="float">
            <text:p>-0.765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6]-([$Sheet2.$B$2]*[.B196]+[$Sheet2.$B$3]))^2" office:value-type="float" office:value="0.000386115306209731" calcext:value-type="float">
            <text:p>0.00038611530621</text:p>
          </table:table-cell>
          <table:table-cell table:formula="of:=([.F196]-([$Sheet2.$B$7] + [$Sheet2.$B$8] * ([.B196] - [$Sheet2.$B$9])^2))^2" office:value-type="float" office:value="0.00000361649002211353" calcext:value-type="float">
            <text:p>3.61649002211353E-06</text:p>
          </table:table-cell>
          <table:table-cell table:formula="of:=([.X196]-([.AE196]^2*([$Sheet2.$B$13]*([.B196] - [$Sheet2.$B$14])^2 + [$Sheet2.$B$15]*([.B196]-[$Sheet2.$B$14]) + [$Sheet2.$B$16])    ))^2" office:value-type="float" office:value="81.5908553567292" calcext:value-type="float">
            <text:p>81.5908553567292</text:p>
          </table:table-cell>
          <table:table-cell table:formula="of:=([.AG196]-([.AE196]^2*([$Sheet2.$B$20]*([.B196] - [$Sheet2.$B$21])^2 + [$Sheet2.$B$22]*([.B196]-[$Sheet2.$B$21]) + [$Sheet2.$B$23])    ))^2" office:value-type="float" office:value="4986.71149003706" calcext:value-type="float">
            <text:p>4986.71149003706</text:p>
          </table:table-cell>
          <table:table-cell table:formula="of:=([.AH196]-([.AE196]^2*([$Sheet2.$B$27]*([.B196] - [$Sheet2.$B$28])^2 + [$Sheet2.$B$29]*([.B196]-[$Sheet2.$B$28]) + [$Sheet2.$B$30])    ))^2" office:value-type="float" office:value="3027.67647174921" calcext:value-type="float">
            <text:p>3027.67647174921</text:p>
          </table:table-cell>
          <table:table-cell table:formula="of:=([.AI196]-([.AE196]^2*([$Sheet2.$B$34]*([.B196] - [$Sheet2.$B$35])^2 + [$Sheet2.$B$36]*([.B196]-[$Sheet2.$B$35]) + [$Sheet2.$B$37])    ))^2" office:value-type="float" office:value="209.5949372201" calcext:value-type="float">
            <text:p>209.5949372201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47" calcext:value-type="float">
            <text:p>-0.78647</text:p>
          </table:table-cell>
          <table:table-cell office:value-type="float" office:value="0.10164" calcext:value-type="float">
            <text:p>0.10164</text:p>
          </table:table-cell>
          <table:table-cell office:value-type="float" office:value="0.010939" calcext:value-type="float">
            <text:p>0.010939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31683" calcext:value-type="float">
            <text:p>-0.031683</text:p>
          </table:table-cell>
          <table:table-cell office:value-type="float" office:value="0.78961" calcext:value-type="float">
            <text:p>0.78961</text:p>
          </table:table-cell>
          <table:table-cell office:value-type="float" office:value="-0.052088" calcext:value-type="float">
            <text:p>-0.052088</text:p>
          </table:table-cell>
          <table:table-cell office:value-type="float" office:value="0.84169" calcext:value-type="float">
            <text:p>0.84169</text:p>
          </table:table-cell>
          <table:table-cell office:value-type="float" office:value="-0.32749" calcext:value-type="float">
            <text:p>-0.32749</text:p>
          </table:table-cell>
          <table:table-cell office:value-type="float" office:value="-0.025944" calcext:value-type="float">
            <text:p>-0.025944</text:p>
          </table:table-cell>
          <table:table-cell office:value-type="float" office:value="-0.0054083" calcext:value-type="float">
            <text:p>-0.0054083</text:p>
          </table:table-cell>
          <table:table-cell office:value-type="float" office:value="-0.020536" calcext:value-type="float">
            <text:p>-0.020536</text:p>
          </table:table-cell>
          <table:table-cell office:value-type="float" office:value="-7.738" calcext:value-type="float">
            <text:p>-7.738</text:p>
          </table:table-cell>
          <table:table-cell office:value-type="float" office:value="-6.8623" calcext:value-type="float">
            <text:p>-6.8623</text:p>
          </table:table-cell>
          <table:table-cell office:value-type="float" office:value="-1" calcext:value-type="float">
            <text:p>-1</text:p>
          </table:table-cell>
          <table:table-cell office:value-type="float" office:value="1831.2" calcext:value-type="float">
            <text:p>1831.2</text:p>
          </table:table-cell>
          <table:table-cell office:value-type="float" office:value="-639.66" calcext:value-type="float">
            <text:p>-639.66</text:p>
          </table:table-cell>
          <table:table-cell office:value-type="float" office:value="-15878" calcext:value-type="float">
            <text:p>-15878</text:p>
          </table:table-cell>
          <table:table-cell office:value-type="float" office:value="1831.2" calcext:value-type="float">
            <text:p>1831.2</text:p>
          </table:table-cell>
          <table:table-cell office:value-type="float" office:value="-639.66" calcext:value-type="float">
            <text:p>-639.66</text:p>
          </table:table-cell>
          <table:table-cell office:value-type="float" office:value="-15878" calcext:value-type="float">
            <text:p>-15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35" calcext:value-type="float">
            <text:p>19.835</text:p>
          </table:table-cell>
          <table:table-cell office:value-type="float" office:value="-1.1016" calcext:value-type="float">
            <text:p>-1.1016</text:p>
          </table:table-cell>
          <table:table-cell office:value-type="float" office:value="20" calcext:value-type="float">
            <text:p>20</text:p>
          </table:table-cell>
          <table:table-cell office:value-type="float" office:value="-7.3637" calcext:value-type="float">
            <text:p>-7.3637</text:p>
          </table:table-cell>
          <table:table-cell office:value-type="float" office:value="3305.9" calcext:value-type="float">
            <text:p>3305.9</text:p>
          </table:table-cell>
          <table:table-cell office:value-type="float" office:value="3347.7" calcext:value-type="float">
            <text:p>3347.7</text:p>
          </table:table-cell>
          <table:table-cell office:value-type="float" office:value="261.89" calcext:value-type="float">
            <text:p>261.89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-0.24808" calcext:value-type="float">
            <text:p>-0.24808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0" calcext:value-type="float">
            <text:p>0</text:p>
          </table:table-cell>
          <table:table-cell office:value-type="float" office:value="-3177.1" calcext:value-type="float">
            <text:p>-3177.1</text:p>
          </table:table-cell>
          <table:table-cell office:value-type="float" office:value="0.18215" calcext:value-type="float">
            <text:p>0.18215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-0.72042" calcext:value-type="float">
            <text:p>-0.720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7]-([$Sheet2.$B$2]*[.B197]+[$Sheet2.$B$3]))^2" office:value-type="float" office:value="0.000469348701911307" calcext:value-type="float">
            <text:p>0.000469348701911</text:p>
          </table:table-cell>
          <table:table-cell table:formula="of:=([.F197]-([$Sheet2.$B$7] + [$Sheet2.$B$8] * ([.B197] - [$Sheet2.$B$9])^2))^2" office:value-type="float" office:value="0.00000184429199920402" calcext:value-type="float">
            <text:p>1.84429199920402E-06</text:p>
          </table:table-cell>
          <table:table-cell table:formula="of:=([.X197]-([.AE197]^2*([$Sheet2.$B$13]*([.B197] - [$Sheet2.$B$14])^2 + [$Sheet2.$B$15]*([.B197]-[$Sheet2.$B$14]) + [$Sheet2.$B$16])    ))^2" office:value-type="float" office:value="59.9825965862429" calcext:value-type="float">
            <text:p>59.9825965862429</text:p>
          </table:table-cell>
          <table:table-cell table:formula="of:=([.AG197]-([.AE197]^2*([$Sheet2.$B$20]*([.B197] - [$Sheet2.$B$21])^2 + [$Sheet2.$B$22]*([.B197]-[$Sheet2.$B$21]) + [$Sheet2.$B$23])    ))^2" office:value-type="float" office:value="6314.7311840349" calcext:value-type="float">
            <text:p>6314.7311840349</text:p>
          </table:table-cell>
          <table:table-cell table:formula="of:=([.AH197]-([.AE197]^2*([$Sheet2.$B$27]*([.B197] - [$Sheet2.$B$28])^2 + [$Sheet2.$B$29]*([.B197]-[$Sheet2.$B$28]) + [$Sheet2.$B$30])    ))^2" office:value-type="float" office:value="4849.26522846995" calcext:value-type="float">
            <text:p>4849.26522846995</text:p>
          </table:table-cell>
          <table:table-cell table:formula="of:=([.AI197]-([.AE197]^2*([$Sheet2.$B$34]*([.B197] - [$Sheet2.$B$35])^2 + [$Sheet2.$B$36]*([.B197]-[$Sheet2.$B$35]) + [$Sheet2.$B$37])    ))^2" office:value-type="float" office:value="222.701038481821" calcext:value-type="float">
            <text:p>222.701038481821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95" calcext:value-type="float">
            <text:p>-0.73695</text:p>
          </table:table-cell>
          <table:table-cell office:value-type="float" office:value="0.090969" calcext:value-type="float">
            <text:p>0.090969</text:p>
          </table:table-cell>
          <table:table-cell office:value-type="float" office:value="0.010382" calcext:value-type="float">
            <text:p>0.010382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-0.02842" calcext:value-type="float">
            <text:p>-0.02842</text:p>
          </table:table-cell>
          <table:table-cell office:value-type="float" office:value="0.7574" calcext:value-type="float">
            <text:p>0.7574</text:p>
          </table:table-cell>
          <table:table-cell office:value-type="float" office:value="-0.049439" calcext:value-type="float">
            <text:p>-0.049439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30922" calcext:value-type="float">
            <text:p>-0.30922</text:p>
          </table:table-cell>
          <table:table-cell office:value-type="float" office:value="-0.023027" calcext:value-type="float">
            <text:p>-0.023027</text:p>
          </table:table-cell>
          <table:table-cell office:value-type="float" office:value="-0.0050971" calcext:value-type="float">
            <text:p>-0.0050971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8.1011" calcext:value-type="float">
            <text:p>-8.1011</text:p>
          </table:table-cell>
          <table:table-cell office:value-type="float" office:value="-6.9545" calcext:value-type="float">
            <text:p>-6.9545</text:p>
          </table:table-cell>
          <table:table-cell office:value-type="float" office:value="-1" calcext:value-type="float">
            <text:p>-1</text:p>
          </table:table-cell>
          <table:table-cell office:value-type="float" office:value="1627" calcext:value-type="float">
            <text:p>1627</text:p>
          </table:table-cell>
          <table:table-cell office:value-type="float" office:value="-573.78" calcext:value-type="float">
            <text:p>-573.78</text:p>
          </table:table-cell>
          <table:table-cell office:value-type="float" office:value="-14878" calcext:value-type="float">
            <text:p>-14878</text:p>
          </table:table-cell>
          <table:table-cell office:value-type="float" office:value="1627" calcext:value-type="float">
            <text:p>1627</text:p>
          </table:table-cell>
          <table:table-cell office:value-type="float" office:value="-573.78" calcext:value-type="float">
            <text:p>-573.78</text:p>
          </table:table-cell>
          <table:table-cell office:value-type="float" office:value="-14878" calcext:value-type="float">
            <text:p>-14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49" calcext:value-type="float">
            <text:p>19.849</text:p>
          </table:table-cell>
          <table:table-cell office:value-type="float" office:value="-1.087" calcext:value-type="float">
            <text:p>-1.087</text:p>
          </table:table-cell>
          <table:table-cell office:value-type="float" office:value="20" calcext:value-type="float">
            <text:p>20</text:p>
          </table:table-cell>
          <table:table-cell office:value-type="float" office:value="-7.037" calcext:value-type="float">
            <text:p>-7.037</text:p>
          </table:table-cell>
          <table:table-cell office:value-type="float" office:value="3121.4" calcext:value-type="float">
            <text:p>3121.4</text:p>
          </table:table-cell>
          <table:table-cell office:value-type="float" office:value="3211.2" calcext:value-type="float">
            <text:p>3211.2</text:p>
          </table:table-cell>
          <table:table-cell office:value-type="float" office:value="232.44" calcext:value-type="float">
            <text:p>232.44</text:p>
          </table:table-cell>
          <table:table-cell office:value-type="float" office:value="0.91569" calcext:value-type="float">
            <text:p>0.91569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" calcext:value-type="float">
            <text:p>0</text:p>
          </table:table-cell>
          <table:table-cell office:value-type="float" office:value="-3134.9" calcext:value-type="float">
            <text:p>-3134.9</text:p>
          </table:table-cell>
          <table:table-cell office:value-type="float" office:value="0.16196" calcext:value-type="float">
            <text:p>0.16196</text:p>
          </table:table-cell>
          <table:table-cell office:value-type="float" office:value="0.8688" calcext:value-type="float">
            <text:p>0.8688</text:p>
          </table:table-cell>
          <table:table-cell office:value-type="float" office:value="-0.67482" calcext:value-type="float">
            <text:p>-0.674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8]-([$Sheet2.$B$2]*[.B198]+[$Sheet2.$B$3]))^2" office:value-type="float" office:value="0.000537734232235092" calcext:value-type="float">
            <text:p>0.000537734232235</text:p>
          </table:table-cell>
          <table:table-cell table:formula="of:=([.F198]-([$Sheet2.$B$7] + [$Sheet2.$B$8] * ([.B198] - [$Sheet2.$B$9])^2))^2" office:value-type="float" office:value="0.000000897014609285002" calcext:value-type="float">
            <text:p>8.97014609285002E-07</text:p>
          </table:table-cell>
          <table:table-cell table:formula="of:=([.X198]-([.AE198]^2*([$Sheet2.$B$13]*([.B198] - [$Sheet2.$B$14])^2 + [$Sheet2.$B$15]*([.B198]-[$Sheet2.$B$14]) + [$Sheet2.$B$16])    ))^2" office:value-type="float" office:value="39.2508735267369" calcext:value-type="float">
            <text:p>39.2508735267369</text:p>
          </table:table-cell>
          <table:table-cell table:formula="of:=([.AG198]-([.AE198]^2*([$Sheet2.$B$20]*([.B198] - [$Sheet2.$B$21])^2 + [$Sheet2.$B$22]*([.B198]-[$Sheet2.$B$21]) + [$Sheet2.$B$23])    ))^2" office:value-type="float" office:value="7482.36731960439" calcext:value-type="float">
            <text:p>7482.36731960439</text:p>
          </table:table-cell>
          <table:table-cell table:formula="of:=([.AH198]-([.AE198]^2*([$Sheet2.$B$27]*([.B198] - [$Sheet2.$B$28])^2 + [$Sheet2.$B$29]*([.B198]-[$Sheet2.$B$28]) + [$Sheet2.$B$30])    ))^2" office:value-type="float" office:value="6874.42156560362" calcext:value-type="float">
            <text:p>6874.42156560362</text:p>
          </table:table-cell>
          <table:table-cell table:formula="of:=([.AI198]-([.AE198]^2*([$Sheet2.$B$34]*([.B198] - [$Sheet2.$B$35])^2 + [$Sheet2.$B$36]*([.B198]-[$Sheet2.$B$35]) + [$Sheet2.$B$37])    ))^2" office:value-type="float" office:value="225.967916523504" calcext:value-type="float">
            <text:p>225.96791652350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96" calcext:value-type="float">
            <text:p>-0.68696</text:p>
          </table:table-cell>
          <table:table-cell office:value-type="float" office:value="0.080849" calcext:value-type="float">
            <text:p>0.080849</text:p>
          </table:table-cell>
          <table:table-cell office:value-type="float" office:value="0.0098087" calcext:value-type="float">
            <text:p>0.0098087</text:p>
          </table:table-cell>
          <table:table-cell office:value-type="float" office:value="0.071041" calcext:value-type="float">
            <text:p>0.071041</text:p>
          </table:table-cell>
          <table:table-cell office:value-type="float" office:value="-0.025362" calcext:value-type="float">
            <text:p>-0.025362</text:p>
          </table:table-cell>
          <table:table-cell office:value-type="float" office:value="0.72181" calcext:value-type="float">
            <text:p>0.72181</text:p>
          </table:table-cell>
          <table:table-cell office:value-type="float" office:value="-0.046708" calcext:value-type="float">
            <text:p>-0.046708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-0.29034" calcext:value-type="float">
            <text:p>-0.29034</text:p>
          </table:table-cell>
          <table:table-cell office:value-type="float" office:value="-0.020237" calcext:value-type="float">
            <text:p>-0.020237</text:p>
          </table:table-cell>
          <table:table-cell office:value-type="float" office:value="-0.0047771" calcext:value-type="float">
            <text:p>-0.0047771</text:p>
          </table:table-cell>
          <table:table-cell office:value-type="float" office:value="-0.01546" calcext:value-type="float">
            <text:p>-0.01546</text:p>
          </table:table-cell>
          <table:table-cell office:value-type="float" office:value="-8.4969" calcext:value-type="float">
            <text:p>-8.4969</text:p>
          </table:table-cell>
          <table:table-cell office:value-type="float" office:value="-7.0425" calcext:value-type="float">
            <text:p>-7.0425</text:p>
          </table:table-cell>
          <table:table-cell office:value-type="float" office:value="-1" calcext:value-type="float">
            <text:p>-1</text:p>
          </table:table-cell>
          <table:table-cell office:value-type="float" office:value="1434.3" calcext:value-type="float">
            <text:p>1434.3</text:p>
          </table:table-cell>
          <table:table-cell office:value-type="float" office:value="-512.04" calcext:value-type="float">
            <text:p>-512.04</text:p>
          </table:table-cell>
          <table:table-cell office:value-type="float" office:value="-13869" calcext:value-type="float">
            <text:p>-13869</text:p>
          </table:table-cell>
          <table:table-cell office:value-type="float" office:value="1434.3" calcext:value-type="float">
            <text:p>1434.3</text:p>
          </table:table-cell>
          <table:table-cell office:value-type="float" office:value="-512.04" calcext:value-type="float">
            <text:p>-512.04</text:p>
          </table:table-cell>
          <table:table-cell office:value-type="float" office:value="-13869" calcext:value-type="float">
            <text:p>-1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63" calcext:value-type="float">
            <text:p>19.863</text:p>
          </table:table-cell>
          <table:table-cell office:value-type="float" office:value="-1.0734" calcext:value-type="float">
            <text:p>-1.0734</text:p>
          </table:table-cell>
          <table:table-cell office:value-type="float" office:value="20" calcext:value-type="float">
            <text:p>20</text:p>
          </table:table-cell>
          <table:table-cell office:value-type="float" office:value="-6.7123" calcext:value-type="float">
            <text:p>-6.7123</text:p>
          </table:table-cell>
          <table:table-cell office:value-type="float" office:value="2930.9" calcext:value-type="float">
            <text:p>2930.9</text:p>
          </table:table-cell>
          <table:table-cell office:value-type="float" office:value="3060.3" calcext:value-type="float">
            <text:p>3060.3</text:p>
          </table:table-cell>
          <table:table-cell office:value-type="float" office:value="204.28" calcext:value-type="float">
            <text:p>204.28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" calcext:value-type="float">
            <text:p>0</text:p>
          </table:table-cell>
          <table:table-cell office:value-type="float" office:value="-3095.8" calcext:value-type="float">
            <text:p>-3095.8</text:p>
          </table:table-cell>
          <table:table-cell office:value-type="float" office:value="0.14287" calcext:value-type="float">
            <text:p>0.14287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-0.62872" calcext:value-type="float">
            <text:p>-0.62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9]-([$Sheet2.$B$2]*[.B199]+[$Sheet2.$B$3]))^2" office:value-type="float" office:value="0.000587758804608265" calcext:value-type="float">
            <text:p>0.000587758804608</text:p>
          </table:table-cell>
          <table:table-cell table:formula="of:=([.F199]-([$Sheet2.$B$7] + [$Sheet2.$B$8] * ([.B199] - [$Sheet2.$B$9])^2))^2" office:value-type="float" office:value="0.000000485657635378683" calcext:value-type="float">
            <text:p>4.85657635378683E-07</text:p>
          </table:table-cell>
          <table:table-cell table:formula="of:=([.X199]-([.AE199]^2*([$Sheet2.$B$13]*([.B199] - [$Sheet2.$B$14])^2 + [$Sheet2.$B$15]*([.B199]-[$Sheet2.$B$14]) + [$Sheet2.$B$16])    ))^2" office:value-type="float" office:value="21.283378831947" calcext:value-type="float">
            <text:p>21.283378831947</text:p>
          </table:table-cell>
          <table:table-cell table:formula="of:=([.AG199]-([.AE199]^2*([$Sheet2.$B$20]*([.B199] - [$Sheet2.$B$21])^2 + [$Sheet2.$B$22]*([.B199]-[$Sheet2.$B$21]) + [$Sheet2.$B$23])    ))^2" office:value-type="float" office:value="8449.80804094053" calcext:value-type="float">
            <text:p>8449.80804094053</text:p>
          </table:table-cell>
          <table:table-cell table:formula="of:=([.AH199]-([.AE199]^2*([$Sheet2.$B$27]*([.B199] - [$Sheet2.$B$28])^2 + [$Sheet2.$B$29]*([.B199]-[$Sheet2.$B$28]) + [$Sheet2.$B$30])    ))^2" office:value-type="float" office:value="9149.06089926573" calcext:value-type="float">
            <text:p>9149.06089926573</text:p>
          </table:table-cell>
          <table:table-cell table:formula="of:=([.AI199]-([.AE199]^2*([$Sheet2.$B$34]*([.B199] - [$Sheet2.$B$35])^2 + [$Sheet2.$B$36]*([.B199]-[$Sheet2.$B$35]) + [$Sheet2.$B$37])    ))^2" office:value-type="float" office:value="211.544464261663" calcext:value-type="float">
            <text:p>211.544464261663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52" calcext:value-type="float">
            <text:p>-0.63652</text:p>
          </table:table-cell>
          <table:table-cell office:value-type="float" office:value="0.071406" calcext:value-type="float">
            <text:p>0.071406</text:p>
          </table:table-cell>
          <table:table-cell office:value-type="float" office:value="0.0093345" calcext:value-type="float">
            <text:p>0.0093345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0.68222" calcext:value-type="float">
            <text:p>0.68222</text:p>
          </table:table-cell>
          <table:table-cell office:value-type="float" office:value="-0.04445" calcext:value-type="float">
            <text:p>-0.04445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-0.27086" calcext:value-type="float">
            <text:p>-0.27086</text:p>
          </table:table-cell>
          <table:table-cell office:value-type="float" office:value="-0.017637" calcext:value-type="float">
            <text:p>-0.017637</text:p>
          </table:table-cell>
          <table:table-cell office:value-type="float" office:value="-0.0045091" calcext:value-type="float">
            <text:p>-0.0045091</text:p>
          </table:table-cell>
          <table:table-cell office:value-type="float" office:value="-0.013128" calcext:value-type="float">
            <text:p>-0.013128</text:p>
          </table:table-cell>
          <table:table-cell office:value-type="float" office:value="-8.9141" calcext:value-type="float">
            <text:p>-8.9141</text:p>
          </table:table-cell>
          <table:table-cell office:value-type="float" office:value="-7.1119" calcext:value-type="float">
            <text:p>-7.1119</text:p>
          </table:table-cell>
          <table:table-cell office:value-type="float" office:value="-1" calcext:value-type="float">
            <text:p>-1</text:p>
          </table:table-cell>
          <table:table-cell office:value-type="float" office:value="1253.2" calcext:value-type="float">
            <text:p>1253.2</text:p>
          </table:table-cell>
          <table:table-cell office:value-type="float" office:value="-454.51" calcext:value-type="float">
            <text:p>-454.51</text:p>
          </table:table-cell>
          <table:table-cell office:value-type="float" office:value="-12851" calcext:value-type="float">
            <text:p>-12851</text:p>
          </table:table-cell>
          <table:table-cell office:value-type="float" office:value="1253.2" calcext:value-type="float">
            <text:p>1253.2</text:p>
          </table:table-cell>
          <table:table-cell office:value-type="float" office:value="-454.51" calcext:value-type="float">
            <text:p>-454.51</text:p>
          </table:table-cell>
          <table:table-cell office:value-type="float" office:value="-12851" calcext:value-type="float">
            <text:p>-12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75" calcext:value-type="float">
            <text:p>19.875</text:p>
          </table:table-cell>
          <table:table-cell office:value-type="float" office:value="-1.0629" calcext:value-type="float">
            <text:p>-1.0629</text:p>
          </table:table-cell>
          <table:table-cell office:value-type="float" office:value="20" calcext:value-type="float">
            <text:p>20</text:p>
          </table:table-cell>
          <table:table-cell office:value-type="float" office:value="-6.4008" calcext:value-type="float">
            <text:p>-6.4008</text:p>
          </table:table-cell>
          <table:table-cell office:value-type="float" office:value="2734.2" calcext:value-type="float">
            <text:p>2734.2</text:p>
          </table:table-cell>
          <table:table-cell office:value-type="float" office:value="2892.4" calcext:value-type="float">
            <text:p>2892.4</text:p>
          </table:table-cell>
          <table:table-cell office:value-type="float" office:value="178.04" calcext:value-type="float">
            <text:p>178.04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" calcext:value-type="float">
            <text:p>0</text:p>
          </table:table-cell>
          <table:table-cell office:value-type="float" office:value="-3065.6" calcext:value-type="float">
            <text:p>-3065.6</text:p>
          </table:table-cell>
          <table:table-cell office:value-type="float" office:value="0.12491" calcext:value-type="float">
            <text:p>0.12491</text:p>
          </table:table-cell>
          <table:table-cell office:value-type="float" office:value="0.84147" calcext:value-type="float">
            <text:p>0.84147</text:p>
          </table:table-cell>
          <table:table-cell office:value-type="float" office:value="-0.58213" calcext:value-type="float">
            <text:p>-0.58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0]-([$Sheet2.$B$2]*[.B200]+[$Sheet2.$B$3]))^2" office:value-type="float" office:value="0.000617441868883597" calcext:value-type="float">
            <text:p>0.000617441868884</text:p>
          </table:table-cell>
          <table:table-cell table:formula="of:=([.F200]-([$Sheet2.$B$7] + [$Sheet2.$B$8] * ([.B200] - [$Sheet2.$B$9])^2))^2" office:value-type="float" office:value="0.000000231741816891373" calcext:value-type="float">
            <text:p>2.31741816891373E-07</text:p>
          </table:table-cell>
          <table:table-cell table:formula="of:=([.X200]-([.AE200]^2*([$Sheet2.$B$13]*([.B200] - [$Sheet2.$B$14])^2 + [$Sheet2.$B$15]*([.B200]-[$Sheet2.$B$14]) + [$Sheet2.$B$16])    ))^2" office:value-type="float" office:value="8.17880896810496" calcext:value-type="float">
            <text:p>8.17880896810496</text:p>
          </table:table-cell>
          <table:table-cell table:formula="of:=([.AG200]-([.AE200]^2*([$Sheet2.$B$20]*([.B200] - [$Sheet2.$B$21])^2 + [$Sheet2.$B$22]*([.B200]-[$Sheet2.$B$21]) + [$Sheet2.$B$23])    ))^2" office:value-type="float" office:value="9126.31730918408" calcext:value-type="float">
            <text:p>9126.31730918408</text:p>
          </table:table-cell>
          <table:table-cell table:formula="of:=([.AH200]-([.AE200]^2*([$Sheet2.$B$27]*([.B200] - [$Sheet2.$B$28])^2 + [$Sheet2.$B$29]*([.B200]-[$Sheet2.$B$28]) + [$Sheet2.$B$30])    ))^2" office:value-type="float" office:value="11078.07642963" calcext:value-type="float">
            <text:p>11078.07642963</text:p>
          </table:table-cell>
          <table:table-cell table:formula="of:=([.AI200]-([.AE200]^2*([$Sheet2.$B$34]*([.B200] - [$Sheet2.$B$35])^2 + [$Sheet2.$B$36]*([.B200]-[$Sheet2.$B$35]) + [$Sheet2.$B$37])    ))^2" office:value-type="float" office:value="198.533398669987" calcext:value-type="float">
            <text:p>198.533398669987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67" calcext:value-type="float">
            <text:p>-0.5856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088998" calcext:value-type="float">
            <text:p>0.0088998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19874" calcext:value-type="float">
            <text:p>-0.019874</text:p>
          </table:table-cell>
          <table:table-cell office:value-type="float" office:value="0.63893" calcext:value-type="float">
            <text:p>0.63893</text:p>
          </table:table-cell>
          <table:table-cell office:value-type="float" office:value="-0.04238" calcext:value-type="float">
            <text:p>-0.04238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-0.015211" calcext:value-type="float">
            <text:p>-0.015211</text:p>
          </table:table-cell>
          <table:table-cell office:value-type="float" office:value="-0.0042693" calcext:value-type="float">
            <text:p>-0.0042693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9.3558" calcext:value-type="float">
            <text:p>-9.3558</text:p>
          </table:table-cell>
          <table:table-cell office:value-type="float" office:value="-7.16" calcext:value-type="float">
            <text:p>-7.16</text:p>
          </table:table-cell>
          <table:table-cell office:value-type="float" office:value="-1" calcext:value-type="float">
            <text:p>-1</text:p>
          </table:table-cell>
          <table:table-cell office:value-type="float" office:value="1084.2" calcext:value-type="float">
            <text:p>1084.2</text:p>
          </table:table-cell>
          <table:table-cell office:value-type="float" office:value="-401.25" calcext:value-type="float">
            <text:p>-401.25</text:p>
          </table:table-cell>
          <table:table-cell office:value-type="float" office:value="-11824" calcext:value-type="float">
            <text:p>-11824</text:p>
          </table:table-cell>
          <table:table-cell office:value-type="float" office:value="1084.2" calcext:value-type="float">
            <text:p>1084.2</text:p>
          </table:table-cell>
          <table:table-cell office:value-type="float" office:value="-401.25" calcext:value-type="float">
            <text:p>-401.25</text:p>
          </table:table-cell>
          <table:table-cell office:value-type="float" office:value="-11824" calcext:value-type="float">
            <text:p>-11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87" calcext:value-type="float">
            <text:p>19.887</text:p>
          </table:table-cell>
          <table:table-cell office:value-type="float" office:value="-1.0558" calcext:value-type="float">
            <text:p>-1.0558</text:p>
          </table:table-cell>
          <table:table-cell office:value-type="float" office:value="20" calcext:value-type="float">
            <text:p>20</text:p>
          </table:table-cell>
          <table:table-cell office:value-type="float" office:value="-6.1009" calcext:value-type="float">
            <text:p>-6.1009</text:p>
          </table:table-cell>
          <table:table-cell office:value-type="float" office:value="2531.7" calcext:value-type="float">
            <text:p>2531.7</text:p>
          </table:table-cell>
          <table:table-cell office:value-type="float" office:value="2708.9" calcext:value-type="float">
            <text:p>2708.9</text:p>
          </table:table-cell>
          <table:table-cell office:value-type="float" office:value="153.55" calcext:value-type="float">
            <text:p>153.55</text:p>
          </table:table-cell>
          <table:table-cell office:value-type="float" office:value="0.91366" calcext:value-type="float">
            <text:p>0.91366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" calcext:value-type="float">
            <text:p>0</text:p>
          </table:table-cell>
          <table:table-cell office:value-type="float" office:value="-3045" calcext:value-type="float">
            <text:p>-3045</text:p>
          </table:table-cell>
          <table:table-cell office:value-type="float" office:value="0.10813" calcext:value-type="float">
            <text:p>0.10813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-0.53511" calcext:value-type="float">
            <text:p>-0.53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1]-([$Sheet2.$B$2]*[.B201]+[$Sheet2.$B$3]))^2" office:value-type="float" office:value="0.000627152738049428" calcext:value-type="float">
            <text:p>0.000627152738049</text:p>
          </table:table-cell>
          <table:table-cell table:formula="of:=([.F201]-([$Sheet2.$B$7] + [$Sheet2.$B$8] * ([.B201] - [$Sheet2.$B$9])^2))^2" office:value-type="float" office:value="0.000000116022949440949" calcext:value-type="float">
            <text:p>1.16022949440949E-07</text:p>
          </table:table-cell>
          <table:table-cell table:formula="of:=([.X201]-([.AE201]^2*([$Sheet2.$B$13]*([.B201] - [$Sheet2.$B$14])^2 + [$Sheet2.$B$15]*([.B201]-[$Sheet2.$B$14]) + [$Sheet2.$B$16])    ))^2" office:value-type="float" office:value="1.13308173114881" calcext:value-type="float">
            <text:p>1.13308173114881</text:p>
          </table:table-cell>
          <table:table-cell table:formula="of:=([.AG201]-([.AE201]^2*([$Sheet2.$B$20]*([.B201] - [$Sheet2.$B$21])^2 + [$Sheet2.$B$22]*([.B201]-[$Sheet2.$B$21]) + [$Sheet2.$B$23])    ))^2" office:value-type="float" office:value="9550.65410532587" calcext:value-type="float">
            <text:p>9550.65410532587</text:p>
          </table:table-cell>
          <table:table-cell table:formula="of:=([.AH201]-([.AE201]^2*([$Sheet2.$B$27]*([.B201] - [$Sheet2.$B$28])^2 + [$Sheet2.$B$29]*([.B201]-[$Sheet2.$B$28]) + [$Sheet2.$B$30])    ))^2" office:value-type="float" office:value="12795.520285551" calcext:value-type="float">
            <text:p>12795.520285551</text:p>
          </table:table-cell>
          <table:table-cell table:formula="of:=([.AI201]-([.AE201]^2*([$Sheet2.$B$34]*([.B201] - [$Sheet2.$B$35])^2 + [$Sheet2.$B$36]*([.B201]-[$Sheet2.$B$35]) + [$Sheet2.$B$37])    ))^2" office:value-type="float" office:value="182.2253965509" calcext:value-type="float">
            <text:p>182.2253965509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42" calcext:value-type="float">
            <text:p>-0.53442</text:p>
          </table:table-cell>
          <table:table-cell office:value-type="float" office:value="0.05443" calcext:value-type="float">
            <text:p>0.05443</text:p>
          </table:table-cell>
          <table:table-cell office:value-type="float" office:value="0.0084927" calcext:value-type="float">
            <text:p>0.0084927</text:p>
          </table:table-cell>
          <table:table-cell office:value-type="float" office:value="0.045937" calcext:value-type="float">
            <text:p>0.045937</text:p>
          </table:table-cell>
          <table:table-cell office:value-type="float" office:value="-0.017449" calcext:value-type="float">
            <text:p>-0.017449</text:p>
          </table:table-cell>
          <table:table-cell office:value-type="float" office:value="0.59194" calcext:value-type="float">
            <text:p>0.59194</text:p>
          </table:table-cell>
          <table:table-cell office:value-type="float" office:value="-0.040441" calcext:value-type="float">
            <text:p>-0.040441</text:p>
          </table:table-cell>
          <table:table-cell office:value-type="float" office:value="0.63238" calcext:value-type="float">
            <text:p>0.63238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012947" calcext:value-type="float">
            <text:p>-0.012947</text:p>
          </table:table-cell>
          <table:table-cell office:value-type="float" office:value="-0.004044" calcext:value-type="float">
            <text:p>-0.004044</text:p>
          </table:table-cell>
          <table:table-cell office:value-type="float" office:value="-0.0089032" calcext:value-type="float">
            <text:p>-0.0089032</text:p>
          </table:table-cell>
          <table:table-cell office:value-type="float" office:value="-9.8186" calcext:value-type="float">
            <text:p>-9.8186</text:p>
          </table:table-cell>
          <table:table-cell office:value-type="float" office:value="-7.1778" calcext:value-type="float">
            <text:p>-7.1778</text:p>
          </table:table-cell>
          <table:table-cell office:value-type="float" office:value="-1" calcext:value-type="float">
            <text:p>-1</text:p>
          </table:table-cell>
          <table:table-cell office:value-type="float" office:value="927.43" calcext:value-type="float">
            <text:p>927.43</text:p>
          </table:table-cell>
          <table:table-cell office:value-type="float" office:value="-352.28" calcext:value-type="float">
            <text:p>-352.28</text:p>
          </table:table-cell>
          <table:table-cell office:value-type="float" office:value="-10790" calcext:value-type="float">
            <text:p>-10790</text:p>
          </table:table-cell>
          <table:table-cell office:value-type="float" office:value="927.43" calcext:value-type="float">
            <text:p>927.43</text:p>
          </table:table-cell>
          <table:table-cell office:value-type="float" office:value="-352.28" calcext:value-type="float">
            <text:p>-352.28</text:p>
          </table:table-cell>
          <table:table-cell office:value-type="float" office:value="-10790" calcext:value-type="float">
            <text:p>-107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97" calcext:value-type="float">
            <text:p>19.897</text:p>
          </table:table-cell>
          <table:table-cell office:value-type="float" office:value="-1.0531" calcext:value-type="float">
            <text:p>-1.0531</text:p>
          </table:table-cell>
          <table:table-cell office:value-type="float" office:value="20" calcext:value-type="float">
            <text:p>20</text:p>
          </table:table-cell>
          <table:table-cell office:value-type="float" office:value="-5.8154" calcext:value-type="float">
            <text:p>-5.8154</text:p>
          </table:table-cell>
          <table:table-cell office:value-type="float" office:value="2323.2" calcext:value-type="float">
            <text:p>2323.2</text:p>
          </table:table-cell>
          <table:table-cell office:value-type="float" office:value="2509.7" calcext:value-type="float">
            <text:p>2509.7</text:p>
          </table:table-cell>
          <table:table-cell office:value-type="float" office:value="130.7" calcext:value-type="float">
            <text:p>130.7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098776" calcext:value-type="float">
            <text:p>0.0098776</text:p>
          </table:table-cell>
          <table:table-cell office:value-type="float" office:value="0" calcext:value-type="float">
            <text:p>0</text:p>
          </table:table-cell>
          <table:table-cell office:value-type="float" office:value="-3037.4" calcext:value-type="float">
            <text:p>-3037.4</text:p>
          </table:table-cell>
          <table:table-cell office:value-type="float" office:value="0.092544" calcext:value-type="float">
            <text:p>0.092544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-0.48766" calcext:value-type="float">
            <text:p>-0.4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2]-([$Sheet2.$B$2]*[.B202]+[$Sheet2.$B$3]))^2" office:value-type="float" office:value="0.000616909250470677" calcext:value-type="float">
            <text:p>0.000616909250471</text:p>
          </table:table-cell>
          <table:table-cell table:formula="of:=([.F202]-([$Sheet2.$B$7] + [$Sheet2.$B$8] * ([.B202] - [$Sheet2.$B$9])^2))^2" office:value-type="float" office:value="0.0000000759380356657988" calcext:value-type="float">
            <text:p>7.59380356657988E-08</text:p>
          </table:table-cell>
          <table:table-cell table:formula="of:=([.X202]-([.AE202]^2*([$Sheet2.$B$13]*([.B202] - [$Sheet2.$B$14])^2 + [$Sheet2.$B$15]*([.B202]-[$Sheet2.$B$14]) + [$Sheet2.$B$16])    ))^2" office:value-type="float" office:value="0.566714624559209" calcext:value-type="float">
            <text:p>0.566714624559209</text:p>
          </table:table-cell>
          <table:table-cell table:formula="of:=([.AG202]-([.AE202]^2*([$Sheet2.$B$20]*([.B202] - [$Sheet2.$B$21])^2 + [$Sheet2.$B$22]*([.B202]-[$Sheet2.$B$21]) + [$Sheet2.$B$23])    ))^2" office:value-type="float" office:value="9664.83632362949" calcext:value-type="float">
            <text:p>9664.83632362949</text:p>
          </table:table-cell>
          <table:table-cell table:formula="of:=([.AH202]-([.AE202]^2*([$Sheet2.$B$27]*([.B202] - [$Sheet2.$B$28])^2 + [$Sheet2.$B$29]*([.B202]-[$Sheet2.$B$28]) + [$Sheet2.$B$30])    ))^2" office:value-type="float" office:value="14195.5919617595" calcext:value-type="float">
            <text:p>14195.5919617595</text:p>
          </table:table-cell>
          <table:table-cell table:formula="of:=([.AI202]-([.AE202]^2*([$Sheet2.$B$34]*([.B202] - [$Sheet2.$B$35])^2 + [$Sheet2.$B$36]*([.B202]-[$Sheet2.$B$35]) + [$Sheet2.$B$37])    ))^2" office:value-type="float" office:value="160.307765895473" calcext:value-type="float">
            <text:p>160.307765895473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1" calcext:value-type="float">
            <text:p>-0.48281</text:p>
          </table:table-cell>
          <table:table-cell office:value-type="float" office:value="0.046928" calcext:value-type="float">
            <text:p>0.046928</text:p>
          </table:table-cell>
          <table:table-cell office:value-type="float" office:value="0.0081285" calcext:value-type="float">
            <text:p>0.0081285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-0.015238" calcext:value-type="float">
            <text:p>-0.015238</text:p>
          </table:table-cell>
          <table:table-cell office:value-type="float" office:value="0.54116" calcext:value-type="float">
            <text:p>0.54116</text:p>
          </table:table-cell>
          <table:table-cell office:value-type="float" office:value="-0.038707" calcext:value-type="float">
            <text:p>-0.038707</text:p>
          </table:table-cell>
          <table:table-cell office:value-type="float" office:value="0.57987" calcext:value-type="float">
            <text:p>0.57987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-0.010864" calcext:value-type="float">
            <text:p>-0.010864</text:p>
          </table:table-cell>
          <table:table-cell office:value-type="float" office:value="-0.003845" calcext:value-type="float">
            <text:p>-0.003845</text:p>
          </table:table-cell>
          <table:table-cell office:value-type="float" office:value="-0.0070191" calcext:value-type="float">
            <text:p>-0.0070191</text:p>
          </table:table-cell>
          <table:table-cell office:value-type="float" office:value="-10.288" calcext:value-type="float">
            <text:p>-10.288</text:p>
          </table:table-cell>
          <table:table-cell office:value-type="float" office:value="-7.1487" calcext:value-type="float">
            <text:p>-7.1487</text:p>
          </table:table-cell>
          <table:table-cell office:value-type="float" office:value="-1" calcext:value-type="float">
            <text:p>-1</text:p>
          </table:table-cell>
          <table:table-cell office:value-type="float" office:value="783.33" calcext:value-type="float">
            <text:p>783.33</text:p>
          </table:table-cell>
          <table:table-cell office:value-type="float" office:value="-307.64" calcext:value-type="float">
            <text:p>-307.64</text:p>
          </table:table-cell>
          <table:table-cell office:value-type="float" office:value="-9747.5" calcext:value-type="float">
            <text:p>-9747.5</text:p>
          </table:table-cell>
          <table:table-cell office:value-type="float" office:value="783.33" calcext:value-type="float">
            <text:p>783.33</text:p>
          </table:table-cell>
          <table:table-cell office:value-type="float" office:value="-307.64" calcext:value-type="float">
            <text:p>-307.64</text:p>
          </table:table-cell>
          <table:table-cell office:value-type="float" office:value="-9747.5" calcext:value-type="float">
            <text:p>-974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06" calcext:value-type="float">
            <text:p>19.906</text:p>
          </table:table-cell>
          <table:table-cell office:value-type="float" office:value="-1.0574" calcext:value-type="float">
            <text:p>-1.0574</text:p>
          </table:table-cell>
          <table:table-cell office:value-type="float" office:value="20" calcext:value-type="float">
            <text:p>20</text:p>
          </table:table-cell>
          <table:table-cell office:value-type="float" office:value="-5.5516" calcext:value-type="float">
            <text:p>-5.5516</text:p>
          </table:table-cell>
          <table:table-cell office:value-type="float" office:value="2108.8" calcext:value-type="float">
            <text:p>2108.8</text:p>
          </table:table-cell>
          <table:table-cell office:value-type="float" office:value="2294.4" calcext:value-type="float">
            <text:p>2294.4</text:p>
          </table:table-cell>
          <table:table-cell office:value-type="float" office:value="109.67" calcext:value-type="float">
            <text:p>109.67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" calcext:value-type="float">
            <text:p>0</text:p>
          </table:table-cell>
          <table:table-cell office:value-type="float" office:value="-3049.8" calcext:value-type="float">
            <text:p>-3049.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77451" calcext:value-type="float">
            <text:p>0.77451</text:p>
          </table:table-cell>
          <table:table-cell office:value-type="float" office:value="-0.43982" calcext:value-type="float">
            <text:p>-0.43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3]-([$Sheet2.$B$2]*[.B203]+[$Sheet2.$B$3]))^2" office:value-type="float" office:value="0.000589144453609243" calcext:value-type="float">
            <text:p>0.000589144453609</text:p>
          </table:table-cell>
          <table:table-cell table:formula="of:=([.F203]-([$Sheet2.$B$7] + [$Sheet2.$B$8] * ([.B203] - [$Sheet2.$B$9])^2))^2" office:value-type="float" office:value="0.000000064636528947518" calcext:value-type="float">
            <text:p>6.4636528947518E-08</text:p>
          </table:table-cell>
          <table:table-cell table:formula="of:=([.X203]-([.AE203]^2*([$Sheet2.$B$13]*([.B203] - [$Sheet2.$B$14])^2 + [$Sheet2.$B$15]*([.B203]-[$Sheet2.$B$14]) + [$Sheet2.$B$16])    ))^2" office:value-type="float" office:value="6.51240373743391" calcext:value-type="float">
            <text:p>6.51240373743391</text:p>
          </table:table-cell>
          <table:table-cell table:formula="of:=([.AG203]-([.AE203]^2*([$Sheet2.$B$20]*([.B203] - [$Sheet2.$B$21])^2 + [$Sheet2.$B$22]*([.B203]-[$Sheet2.$B$21]) + [$Sheet2.$B$23])    ))^2" office:value-type="float" office:value="9482.69199818854" calcext:value-type="float">
            <text:p>9482.69199818854</text:p>
          </table:table-cell>
          <table:table-cell table:formula="of:=([.AH203]-([.AE203]^2*([$Sheet2.$B$27]*([.B203] - [$Sheet2.$B$28])^2 + [$Sheet2.$B$29]*([.B203]-[$Sheet2.$B$28]) + [$Sheet2.$B$30])    ))^2" office:value-type="float" office:value="15113.3466502134" calcext:value-type="float">
            <text:p>15113.3466502134</text:p>
          </table:table-cell>
          <table:table-cell table:formula="of:=([.AI203]-([.AE203]^2*([$Sheet2.$B$34]*([.B203] - [$Sheet2.$B$35])^2 + [$Sheet2.$B$36]*([.B203]-[$Sheet2.$B$35]) + [$Sheet2.$B$37])    ))^2" office:value-type="float" office:value="138.220765446208" calcext:value-type="float">
            <text:p>138.220765446208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84" calcext:value-type="float">
            <text:p>-0.43084</text:p>
          </table:table-cell>
          <table:table-cell office:value-type="float" office:value="0.040098" calcext:value-type="float">
            <text:p>0.040098</text:p>
          </table:table-cell>
          <table:table-cell office:value-type="float" office:value="0.0078029" calcext:value-type="float">
            <text:p>0.0078029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-0.013244" calcext:value-type="float">
            <text:p>-0.013244</text:p>
          </table:table-cell>
          <table:table-cell office:value-type="float" office:value="0.48661" calcext:value-type="float">
            <text:p>0.48661</text:p>
          </table:table-cell>
          <table:table-cell office:value-type="float" office:value="-0.037156" calcext:value-type="float">
            <text:p>-0.037156</text:p>
          </table:table-cell>
          <table:table-cell office:value-type="float" office:value="0.52376" calcext:value-type="float">
            <text:p>0.52376</text:p>
          </table:table-cell>
          <table:table-cell office:value-type="float" office:value="-0.18709" calcext:value-type="float">
            <text:p>-0.18709</text:p>
          </table:table-cell>
          <table:table-cell office:value-type="float" office:value="-0.0089589" calcext:value-type="float">
            <text:p>-0.0089589</text:p>
          </table:table-cell>
          <table:table-cell office:value-type="float" office:value="-0.0036688" calcext:value-type="float">
            <text:p>-0.0036688</text:p>
          </table:table-cell>
          <table:table-cell office:value-type="float" office:value="-0.0052901" calcext:value-type="float">
            <text:p>-0.0052901</text:p>
          </table:table-cell>
          <table:table-cell office:value-type="float" office:value="-10.745" calcext:value-type="float">
            <text:p>-10.745</text:p>
          </table:table-cell>
          <table:table-cell office:value-type="float" office:value="-7.0527" calcext:value-type="float">
            <text:p>-7.0527</text:p>
          </table:table-cell>
          <table:table-cell office:value-type="float" office:value="-1" calcext:value-type="float">
            <text:p>-1</text:p>
          </table:table-cell>
          <table:table-cell office:value-type="float" office:value="652.02" calcext:value-type="float">
            <text:p>652.02</text:p>
          </table:table-cell>
          <table:table-cell office:value-type="float" office:value="-267.39" calcext:value-type="float">
            <text:p>-267.39</text:p>
          </table:table-cell>
          <table:table-cell office:value-type="float" office:value="-8698.4" calcext:value-type="float">
            <text:p>-8698.4</text:p>
          </table:table-cell>
          <table:table-cell office:value-type="float" office:value="652.02" calcext:value-type="float">
            <text:p>652.02</text:p>
          </table:table-cell>
          <table:table-cell office:value-type="float" office:value="-267.39" calcext:value-type="float">
            <text:p>-267.39</text:p>
          </table:table-cell>
          <table:table-cell office:value-type="float" office:value="-8698.4" calcext:value-type="float">
            <text:p>-869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14" calcext:value-type="float">
            <text:p>19.914</text:p>
          </table:table-cell>
          <table:table-cell office:value-type="float" office:value="-1.0718" calcext:value-type="float">
            <text:p>-1.0718</text:p>
          </table:table-cell>
          <table:table-cell office:value-type="float" office:value="20" calcext:value-type="float">
            <text:p>20</text:p>
          </table:table-cell>
          <table:table-cell office:value-type="float" office:value="-5.3171" calcext:value-type="float">
            <text:p>-5.3171</text:p>
          </table:table-cell>
          <table:table-cell office:value-type="float" office:value="1888.6" calcext:value-type="float">
            <text:p>1888.6</text:p>
          </table:table-cell>
          <table:table-cell office:value-type="float" office:value="2063.1" calcext:value-type="float">
            <text:p>2063.1</text:p>
          </table:table-cell>
          <table:table-cell office:value-type="float" office:value="90.437" calcext:value-type="float">
            <text:p>90.437</text:p>
          </table:table-cell>
          <table:table-cell office:value-type="float" office:value="0.90893" calcext:value-type="float">
            <text:p>0.90893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49683" calcext:value-type="float">
            <text:p>0.0049683</text:p>
          </table:table-cell>
          <table:table-cell office:value-type="float" office:value="0" calcext:value-type="float">
            <text:p>0</text:p>
          </table:table-cell>
          <table:table-cell office:value-type="float" office:value="-3091.3" calcext:value-type="float">
            <text:p>-3091.3</text:p>
          </table:table-cell>
          <table:table-cell office:value-type="float" office:value="0.065116" calcext:value-type="float">
            <text:p>0.065116</text:p>
          </table:table-cell>
          <table:table-cell office:value-type="float" office:value="0.74098" calcext:value-type="float">
            <text:p>0.74098</text:p>
          </table:table-cell>
          <table:table-cell office:value-type="float" office:value="-0.39161" calcext:value-type="float">
            <text:p>-0.391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4]-([$Sheet2.$B$2]*[.B204]+[$Sheet2.$B$3]))^2" office:value-type="float" office:value="0.000545079524719777" calcext:value-type="float">
            <text:p>0.00054507952472</text:p>
          </table:table-cell>
          <table:table-cell table:formula="of:=([.F204]-([$Sheet2.$B$7] + [$Sheet2.$B$8] * ([.B204] - [$Sheet2.$B$9])^2))^2" office:value-type="float" office:value="0.0000000743255714262925" calcext:value-type="float">
            <text:p>7.43255714262925E-08</text:p>
          </table:table-cell>
          <table:table-cell table:formula="of:=([.X204]-([.AE204]^2*([$Sheet2.$B$13]*([.B204] - [$Sheet2.$B$14])^2 + [$Sheet2.$B$15]*([.B204]-[$Sheet2.$B$14]) + [$Sheet2.$B$16])    ))^2" office:value-type="float" office:value="18.2580749880547" calcext:value-type="float">
            <text:p>18.2580749880547</text:p>
          </table:table-cell>
          <table:table-cell table:formula="of:=([.AG204]-([.AE204]^2*([$Sheet2.$B$20]*([.B204] - [$Sheet2.$B$21])^2 + [$Sheet2.$B$22]*([.B204]-[$Sheet2.$B$21]) + [$Sheet2.$B$23])    ))^2" office:value-type="float" office:value="9031.66912851606" calcext:value-type="float">
            <text:p>9031.66912851606</text:p>
          </table:table-cell>
          <table:table-cell table:formula="of:=([.AH204]-([.AE204]^2*([$Sheet2.$B$27]*([.B204] - [$Sheet2.$B$28])^2 + [$Sheet2.$B$29]*([.B204]-[$Sheet2.$B$28]) + [$Sheet2.$B$30])    ))^2" office:value-type="float" office:value="15522.8112397461" calcext:value-type="float">
            <text:p>15522.8112397461</text:p>
          </table:table-cell>
          <table:table-cell table:formula="of:=([.AI204]-([.AE204]^2*([$Sheet2.$B$34]*([.B204] - [$Sheet2.$B$35])^2 + [$Sheet2.$B$36]*([.B204]-[$Sheet2.$B$35]) + [$Sheet2.$B$37])    ))^2" office:value-type="float" office:value="115.830892001297" calcext:value-type="float">
            <text:p>115.830892001297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8" calcext:value-type="float">
            <text:p>-0.37858</text:p>
          </table:table-cell>
          <table:table-cell office:value-type="float" office:value="0.033934" calcext:value-type="float">
            <text:p>0.033934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0.026438" calcext:value-type="float">
            <text:p>0.026438</text:p>
          </table:table-cell>
          <table:table-cell office:value-type="float" office:value="-0.01147" calcext:value-type="float">
            <text:p>-0.01147</text:p>
          </table:table-cell>
          <table:table-cell office:value-type="float" office:value="0.42839" calcext:value-type="float">
            <text:p>0.42839</text:p>
          </table:table-cell>
          <table:table-cell office:value-type="float" office:value="-0.035695" calcext:value-type="float">
            <text:p>-0.035695</text:p>
          </table:table-cell>
          <table:table-cell office:value-type="float" office:value="0.46408" calcext:value-type="float">
            <text:p>0.46408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-0.0072225" calcext:value-type="float">
            <text:p>-0.0072225</text:p>
          </table:table-cell>
          <table:table-cell office:value-type="float" office:value="-0.0035023" calcext:value-type="float">
            <text:p>-0.0035023</text:p>
          </table:table-cell>
          <table:table-cell office:value-type="float" office:value="-0.0037202" calcext:value-type="float">
            <text:p>-0.0037202</text:p>
          </table:table-cell>
          <table:table-cell office:value-type="float" office:value="-11.156" calcext:value-type="float">
            <text:p>-11.156</text:p>
          </table:table-cell>
          <table:table-cell office:value-type="float" office:value="-6.8644" calcext:value-type="float">
            <text:p>-6.8644</text:p>
          </table:table-cell>
          <table:table-cell office:value-type="float" office:value="-1" calcext:value-type="float">
            <text:p>-1</text:p>
          </table:table-cell>
          <table:table-cell office:value-type="float" office:value="533.76" calcext:value-type="float">
            <text:p>533.76</text:p>
          </table:table-cell>
          <table:table-cell office:value-type="float" office:value="-231.57" calcext:value-type="float">
            <text:p>-231.57</text:p>
          </table:table-cell>
          <table:table-cell office:value-type="float" office:value="-7643.2" calcext:value-type="float">
            <text:p>-7643.2</text:p>
          </table:table-cell>
          <table:table-cell office:value-type="float" office:value="533.76" calcext:value-type="float">
            <text:p>533.76</text:p>
          </table:table-cell>
          <table:table-cell office:value-type="float" office:value="-231.57" calcext:value-type="float">
            <text:p>-231.57</text:p>
          </table:table-cell>
          <table:table-cell office:value-type="float" office:value="-7643.2" calcext:value-type="float">
            <text:p>-764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float" office:value="-1.1012" calcext:value-type="float">
            <text:p>-1.1012</text:p>
          </table:table-cell>
          <table:table-cell office:value-type="float" office:value="20" calcext:value-type="float">
            <text:p>20</text:p>
          </table:table-cell>
          <table:table-cell office:value-type="float" office:value="-5.122" calcext:value-type="float">
            <text:p>-5.122</text:p>
          </table:table-cell>
          <table:table-cell office:value-type="float" office:value="1662.7" calcext:value-type="float">
            <text:p>1662.7</text:p>
          </table:table-cell>
          <table:table-cell office:value-type="float" office:value="1816.3" calcext:value-type="float">
            <text:p>1816.3</text:p>
          </table:table-cell>
          <table:table-cell office:value-type="float" office:value="72.908" calcext:value-type="float">
            <text:p>72.908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" calcext:value-type="float">
            <text:p>0</text:p>
          </table:table-cell>
          <table:table-cell office:value-type="float" office:value="-3176.1" calcext:value-type="float">
            <text:p>-3176.1</text:p>
          </table:table-cell>
          <table:table-cell office:value-type="float" office:value="0.053323" calcext:value-type="float">
            <text:p>0.053323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-0.34307" calcext:value-type="float">
            <text:p>-0.34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5]-([$Sheet2.$B$2]*[.B205]+[$Sheet2.$B$3]))^2" office:value-type="float" office:value="0.000489806762031541" calcext:value-type="float">
            <text:p>0.000489806762032</text:p>
          </table:table-cell>
          <table:table-cell table:formula="of:=([.F205]-([$Sheet2.$B$7] + [$Sheet2.$B$8] * ([.B205] - [$Sheet2.$B$9])^2))^2" office:value-type="float" office:value="0.00000011339289268854" calcext:value-type="float">
            <text:p>1.1339289268854E-07</text:p>
          </table:table-cell>
          <table:table-cell table:formula="of:=([.X205]-([.AE205]^2*([$Sheet2.$B$13]*([.B205] - [$Sheet2.$B$14])^2 + [$Sheet2.$B$15]*([.B205]-[$Sheet2.$B$14]) + [$Sheet2.$B$16])    ))^2" office:value-type="float" office:value="34.5252796732188" calcext:value-type="float">
            <text:p>34.5252796732188</text:p>
          </table:table-cell>
          <table:table-cell table:formula="of:=([.AG205]-([.AE205]^2*([$Sheet2.$B$20]*([.B205] - [$Sheet2.$B$21])^2 + [$Sheet2.$B$22]*([.B205]-[$Sheet2.$B$21]) + [$Sheet2.$B$23])    ))^2" office:value-type="float" office:value="8349.90920759162" calcext:value-type="float">
            <text:p>8349.90920759162</text:p>
          </table:table-cell>
          <table:table-cell table:formula="of:=([.AH205]-([.AE205]^2*([$Sheet2.$B$27]*([.B205] - [$Sheet2.$B$28])^2 + [$Sheet2.$B$29]*([.B205]-[$Sheet2.$B$28]) + [$Sheet2.$B$30])    ))^2" office:value-type="float" office:value="15527.1344652153" calcext:value-type="float">
            <text:p>15527.1344652153</text:p>
          </table:table-cell>
          <table:table-cell table:formula="of:=([.AI205]-([.AE205]^2*([$Sheet2.$B$34]*([.B205] - [$Sheet2.$B$35])^2 + [$Sheet2.$B$36]*([.B205]-[$Sheet2.$B$35]) + [$Sheet2.$B$37])    ))^2" office:value-type="float" office:value="91.8818165042114" calcext:value-type="float">
            <text:p>91.8818165042114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03" calcext:value-type="float">
            <text:p>-0.32603</text:p>
          </table:table-cell>
          <table:table-cell office:value-type="float" office:value="0.028457" calcext:value-type="float">
            <text:p>0.028457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36642" calcext:value-type="float">
            <text:p>0.36642</text:p>
          </table:table-cell>
          <table:table-cell office:value-type="float" office:value="-0.034381" calcext:value-type="float">
            <text:p>-0.034381</text:p>
          </table:table-cell>
          <table:table-cell office:value-type="float" office:value="0.4008" calcext:value-type="float">
            <text:p>0.4008</text:p>
          </table:table-cell>
          <table:table-cell office:value-type="float" office:value="-0.14178" calcext:value-type="float">
            <text:p>-0.14178</text:p>
          </table:table-cell>
          <table:table-cell office:value-type="float" office:value="-0.0056654" calcext:value-type="float">
            <text:p>-0.0056654</text:p>
          </table:table-cell>
          <table:table-cell office:value-type="float" office:value="-0.0033527" calcext:value-type="float">
            <text:p>-0.0033527</text:p>
          </table:table-cell>
          <table:table-cell office:value-type="float" office:value="-0.0023127" calcext:value-type="float">
            <text:p>-0.0023127</text:p>
          </table:table-cell>
          <table:table-cell office:value-type="float" office:value="-11.457" calcext:value-type="float">
            <text:p>-11.457</text:p>
          </table:table-cell>
          <table:table-cell office:value-type="float" office:value="-6.5417" calcext:value-type="float">
            <text:p>-6.5417</text:p>
          </table:table-cell>
          <table:table-cell office:value-type="float" office:value="-1" calcext:value-type="float">
            <text:p>-1</text:p>
          </table:table-cell>
          <table:table-cell office:value-type="float" office:value="428.76" calcext:value-type="float">
            <text:p>428.76</text:p>
          </table:table-cell>
          <table:table-cell office:value-type="float" office:value="-200.2" calcext:value-type="float">
            <text:p>-200.2</text:p>
          </table:table-cell>
          <table:table-cell office:value-type="float" office:value="-6582.2" calcext:value-type="float">
            <text:p>-6582.2</text:p>
          </table:table-cell>
          <table:table-cell office:value-type="float" office:value="428.76" calcext:value-type="float">
            <text:p>428.76</text:p>
          </table:table-cell>
          <table:table-cell office:value-type="float" office:value="-200.2" calcext:value-type="float">
            <text:p>-200.2</text:p>
          </table:table-cell>
          <table:table-cell office:value-type="float" office:value="-6582.2" calcext:value-type="float">
            <text:p>-658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4" calcext:value-type="float">
            <text:p>19.924</text:p>
          </table:table-cell>
          <table:table-cell office:value-type="float" office:value="-1.1556" calcext:value-type="float">
            <text:p>-1.1556</text:p>
          </table:table-cell>
          <table:table-cell office:value-type="float" office:value="20" calcext:value-type="float">
            <text:p>20</text:p>
          </table:table-cell>
          <table:table-cell office:value-type="float" office:value="-4.9884" calcext:value-type="float">
            <text:p>-4.9884</text:p>
          </table:table-cell>
          <table:table-cell office:value-type="float" office:value="1431.2" calcext:value-type="float">
            <text:p>1431.2</text:p>
          </table:table-cell>
          <table:table-cell office:value-type="float" office:value="1553.5" calcext:value-type="float">
            <text:p>1553.5</text:p>
          </table:table-cell>
          <table:table-cell office:value-type="float" office:value="57.19" calcext:value-type="float">
            <text:p>57.19</text:p>
          </table:table-cell>
          <table:table-cell office:value-type="float" office:value="0.90249" calcext:value-type="float">
            <text:p>0.90249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-0.0012124" calcext:value-type="float">
            <text:p>-0.0012124</text:p>
          </table:table-cell>
          <table:table-cell office:value-type="float" office:value="0" calcext:value-type="float">
            <text:p>0</text:p>
          </table:table-cell>
          <table:table-cell office:value-type="float" office:value="-3332.8" calcext:value-type="float">
            <text:p>-3332.8</text:p>
          </table:table-cell>
          <table:table-cell office:value-type="float" office:value="0.042842" calcext:value-type="float">
            <text:p>0.042842</text:p>
          </table:table-cell>
          <table:table-cell office:value-type="float" office:value="0.64523" calcext:value-type="float">
            <text:p>0.64523</text:p>
          </table:table-cell>
          <table:table-cell office:value-type="float" office:value="-0.29424" calcext:value-type="float">
            <text:p>-0.29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6]-([$Sheet2.$B$2]*[.B206]+[$Sheet2.$B$3]))^2" office:value-type="float" office:value="0.000425440891666342" calcext:value-type="float">
            <text:p>0.000425440891666</text:p>
          </table:table-cell>
          <table:table-cell table:formula="of:=([.F206]-([$Sheet2.$B$7] + [$Sheet2.$B$8] * ([.B206] - [$Sheet2.$B$9])^2))^2" office:value-type="float" office:value="0.00000018111109278735" calcext:value-type="float">
            <text:p>1.8111109278735E-07</text:p>
          </table:table-cell>
          <table:table-cell table:formula="of:=([.X206]-([.AE206]^2*([$Sheet2.$B$13]*([.B206] - [$Sheet2.$B$14])^2 + [$Sheet2.$B$15]*([.B206]-[$Sheet2.$B$14]) + [$Sheet2.$B$16])    ))^2" office:value-type="float" office:value="53.8839003775028" calcext:value-type="float">
            <text:p>53.8839003775028</text:p>
          </table:table-cell>
          <table:table-cell table:formula="of:=([.AG206]-([.AE206]^2*([$Sheet2.$B$20]*([.B206] - [$Sheet2.$B$21])^2 + [$Sheet2.$B$22]*([.B206]-[$Sheet2.$B$21]) + [$Sheet2.$B$23])    ))^2" office:value-type="float" office:value="7483.52074990709" calcext:value-type="float">
            <text:p>7483.52074990709</text:p>
          </table:table-cell>
          <table:table-cell table:formula="of:=([.AH206]-([.AE206]^2*([$Sheet2.$B$27]*([.B206] - [$Sheet2.$B$28])^2 + [$Sheet2.$B$29]*([.B206]-[$Sheet2.$B$28]) + [$Sheet2.$B$30])    ))^2" office:value-type="float" office:value="15003.407544977" calcext:value-type="float">
            <text:p>15003.407544977</text:p>
          </table:table-cell>
          <table:table-cell table:formula="of:=([.AI206]-([.AE206]^2*([$Sheet2.$B$34]*([.B206] - [$Sheet2.$B$35])^2 + [$Sheet2.$B$36]*([.B206]-[$Sheet2.$B$35]) + [$Sheet2.$B$37])    ))^2" office:value-type="float" office:value="69.4356462003324" calcext:value-type="float">
            <text:p>69.4356462003324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21" calcext:value-type="float">
            <text:p>-0.27321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0.0069746" calcext:value-type="float">
            <text:p>0.0069746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085836" calcext:value-type="float">
            <text:p>-0.0085836</text:p>
          </table:table-cell>
          <table:table-cell office:value-type="float" office:value="0.30069" calcext:value-type="float">
            <text:p>0.30069</text:p>
          </table:table-cell>
          <table:table-cell office:value-type="float" office:value="-0.033212" calcext:value-type="float">
            <text:p>-0.033212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11829" calcext:value-type="float">
            <text:p>-0.11829</text:p>
          </table:table-cell>
          <table:table-cell office:value-type="float" office:value="-0.0042898" calcext:value-type="float">
            <text:p>-0.0042898</text:p>
          </table:table-cell>
          <table:table-cell office:value-type="float" office:value="-0.0032194" calcext:value-type="float">
            <text:p>-0.0032194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11.538" calcext:value-type="float">
            <text:p>-11.538</text:p>
          </table:table-cell>
          <table:table-cell office:value-type="float" office:value="-6.031" calcext:value-type="float">
            <text:p>-6.031</text:p>
          </table:table-cell>
          <table:table-cell office:value-type="float" office:value="-1" calcext:value-type="float">
            <text:p>-1</text:p>
          </table:table-cell>
          <table:table-cell office:value-type="float" office:value="337.24" calcext:value-type="float">
            <text:p>337.24</text:p>
          </table:table-cell>
          <table:table-cell office:value-type="float" office:value="-173.3" calcext:value-type="float">
            <text:p>-173.3</text:p>
          </table:table-cell>
          <table:table-cell office:value-type="float" office:value="-5515.8" calcext:value-type="float">
            <text:p>-5515.8</text:p>
          </table:table-cell>
          <table:table-cell office:value-type="float" office:value="337.24" calcext:value-type="float">
            <text:p>337.24</text:p>
          </table:table-cell>
          <table:table-cell office:value-type="float" office:value="-173.3" calcext:value-type="float">
            <text:p>-173.3</text:p>
          </table:table-cell>
          <table:table-cell office:value-type="float" office:value="-5515.8" calcext:value-type="float">
            <text:p>-551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5" calcext:value-type="float">
            <text:p>19.925</text:p>
          </table:table-cell>
          <table:table-cell office:value-type="float" office:value="-1.2534" calcext:value-type="float">
            <text:p>-1.2534</text:p>
          </table:table-cell>
          <table:table-cell office:value-type="float" office:value="20" calcext:value-type="float">
            <text:p>20</text:p>
          </table:table-cell>
          <table:table-cell office:value-type="float" office:value="-4.9533" calcext:value-type="float">
            <text:p>-4.9533</text:p>
          </table:table-cell>
          <table:table-cell office:value-type="float" office:value="1194.1" calcext:value-type="float">
            <text:p>1194.1</text:p>
          </table:table-cell>
          <table:table-cell office:value-type="float" office:value="1274.9" calcext:value-type="float">
            <text:p>1274.9</text:p>
          </table:table-cell>
          <table:table-cell office:value-type="float" office:value="43.304" calcext:value-type="float">
            <text:p>43.304</text:p>
          </table:table-cell>
          <table:table-cell office:value-type="float" office:value="0.89719" calcext:value-type="float">
            <text:p>0.89719</text:p>
          </table:table-cell>
          <table:table-cell office:value-type="float" office:value="-0.24782" calcext:value-type="float">
            <text:p>-0.24782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" calcext:value-type="float">
            <text:p>0</text:p>
          </table:table-cell>
          <table:table-cell office:value-type="float" office:value="-3615" calcext:value-type="float">
            <text:p>-3615</text:p>
          </table:table-cell>
          <table:table-cell office:value-type="float" office:value="0.033699" calcext:value-type="float">
            <text:p>0.033699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-0.24512" calcext:value-type="float">
            <text:p>-0.245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7]-([$Sheet2.$B$2]*[.B207]+[$Sheet2.$B$3]))^2" office:value-type="float" office:value="0.000355354874094374" calcext:value-type="float">
            <text:p>0.000355354874094</text:p>
          </table:table-cell>
          <table:table-cell table:formula="of:=([.F207]-([$Sheet2.$B$7] + [$Sheet2.$B$8] * ([.B207] - [$Sheet2.$B$9])^2))^2" office:value-type="float" office:value="0.000000278916859621718" calcext:value-type="float">
            <text:p>2.78916859621718E-07</text:p>
          </table:table-cell>
          <table:table-cell table:formula="of:=([.X207]-([.AE207]^2*([$Sheet2.$B$13]*([.B207] - [$Sheet2.$B$14])^2 + [$Sheet2.$B$15]*([.B207]-[$Sheet2.$B$14]) + [$Sheet2.$B$16])    ))^2" office:value-type="float" office:value="74.7736911772895" calcext:value-type="float">
            <text:p>74.7736911772895</text:p>
          </table:table-cell>
          <table:table-cell table:formula="of:=([.AG207]-([.AE207]^2*([$Sheet2.$B$20]*([.B207] - [$Sheet2.$B$21])^2 + [$Sheet2.$B$22]*([.B207]-[$Sheet2.$B$21]) + [$Sheet2.$B$23])    ))^2" office:value-type="float" office:value="6467.95809620711" calcext:value-type="float">
            <text:p>6467.95809620711</text:p>
          </table:table-cell>
          <table:table-cell table:formula="of:=([.AH207]-([.AE207]^2*([$Sheet2.$B$27]*([.B207] - [$Sheet2.$B$28])^2 + [$Sheet2.$B$29]*([.B207]-[$Sheet2.$B$28]) + [$Sheet2.$B$30])    ))^2" office:value-type="float" office:value="14026.1382289145" calcext:value-type="float">
            <text:p>14026.1382289145</text:p>
          </table:table-cell>
          <table:table-cell table:formula="of:=([.AI207]-([.AE207]^2*([$Sheet2.$B$34]*([.B207] - [$Sheet2.$B$35])^2 + [$Sheet2.$B$36]*([.B207]-[$Sheet2.$B$35]) + [$Sheet2.$B$37])    ))^2" office:value-type="float" office:value="49.3561242726937" calcext:value-type="float">
            <text:p>49.3561242726937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019596" calcext:value-type="float">
            <text:p>0.019596</text:p>
          </table:table-cell>
          <table:table-cell office:value-type="float" office:value="0.0067489" calcext:value-type="float">
            <text:p>0.0067489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-0.0074744" calcext:value-type="float">
            <text:p>-0.0074744</text:p>
          </table:table-cell>
          <table:table-cell office:value-type="float" office:value="0.23129" calcext:value-type="float">
            <text:p>0.23129</text:p>
          </table:table-cell>
          <table:table-cell office:value-type="float" office:value="-0.032138" calcext:value-type="float">
            <text:p>-0.032138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-0.094262" calcext:value-type="float">
            <text:p>-0.094262</text:p>
          </table:table-cell>
          <table:table-cell office:value-type="float" office:value="-0.0030958" calcext:value-type="float">
            <text:p>-0.0030958</text:p>
          </table:table-cell>
          <table:table-cell office:value-type="float" office:value="-0.0030985" calcext:value-type="float">
            <text:p>-0.0030985</text:p>
          </table:table-cell>
          <table:table-cell table:style-name="ce1" office:value-type="float" office:value="0.0000027016" calcext:value-type="float">
            <text:p>2.70E-06</text:p>
          </table:table-cell>
          <table:table-cell office:value-type="float" office:value="-11.236" calcext:value-type="float">
            <text:p>-11.236</text:p>
          </table:table-cell>
          <table:table-cell office:value-type="float" office:value="-5.272" calcext:value-type="float">
            <text:p>-5.272</text:p>
          </table:table-cell>
          <table:table-cell office:value-type="float" office:value="-1" calcext:value-type="float">
            <text:p>-1</text:p>
          </table:table-cell>
          <table:table-cell office:value-type="float" office:value="259.37" calcext:value-type="float">
            <text:p>259.37</text:p>
          </table:table-cell>
          <table:table-cell office:value-type="float" office:value="-150.9" calcext:value-type="float">
            <text:p>-150.9</text:p>
          </table:table-cell>
          <table:table-cell office:value-type="float" office:value="-4445" calcext:value-type="float">
            <text:p>-4445</text:p>
          </table:table-cell>
          <table:table-cell office:value-type="float" office:value="259.37" calcext:value-type="float">
            <text:p>259.37</text:p>
          </table:table-cell>
          <table:table-cell office:value-type="float" office:value="-150.9" calcext:value-type="float">
            <text:p>-150.9</text:p>
          </table:table-cell>
          <table:table-cell office:value-type="float" office:value="-4445" calcext:value-type="float">
            <text:p>-4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1" calcext:value-type="float">
            <text:p>19.921</text:p>
          </table:table-cell>
          <table:table-cell office:value-type="float" office:value="-1.4339" calcext:value-type="float">
            <text:p>-1.4339</text:p>
          </table:table-cell>
          <table:table-cell office:value-type="float" office:value="20" calcext:value-type="float">
            <text:p>20</text:p>
          </table:table-cell>
          <table:table-cell office:value-type="float" office:value="-5.0861" calcext:value-type="float">
            <text:p>-5.0861</text:p>
          </table:table-cell>
          <table:table-cell office:value-type="float" office:value="951.54" calcext:value-type="float">
            <text:p>951.54</text:p>
          </table:table-cell>
          <table:table-cell office:value-type="float" office:value="980.63" calcext:value-type="float">
            <text:p>980.63</text:p>
          </table:table-cell>
          <table:table-cell office:value-type="float" office:value="31.251" calcext:value-type="float">
            <text:p>31.251</text:p>
          </table:table-cell>
          <table:table-cell office:value-type="float" office:value="0.88918" calcext:value-type="float">
            <text:p>0.8891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0478" calcext:value-type="float">
            <text:p>-0.010478</text:p>
          </table:table-cell>
          <table:table-cell office:value-type="float" office:value="0" calcext:value-type="float">
            <text:p>0</text:p>
          </table:table-cell>
          <table:table-cell office:value-type="float" office:value="-4135.4" calcext:value-type="float">
            <text:p>-4135.4</text:p>
          </table:table-cell>
          <table:table-cell office:value-type="float" office:value="0.025912" calcext:value-type="float">
            <text:p>0.025912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-0.19577" calcext:value-type="float">
            <text:p>-0.195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8]-([$Sheet2.$B$2]*[.B208]+[$Sheet2.$B$3]))^2" office:value-type="float" office:value="0.000284107842143593" calcext:value-type="float">
            <text:p>0.000284107842144</text:p>
          </table:table-cell>
          <table:table-cell table:formula="of:=([.F208]-([$Sheet2.$B$7] + [$Sheet2.$B$8] * ([.B208] - [$Sheet2.$B$9])^2))^2" office:value-type="float" office:value="0.000000416543147925573" calcext:value-type="float">
            <text:p>4.16543147925573E-07</text:p>
          </table:table-cell>
          <table:table-cell table:formula="of:=([.X208]-([.AE208]^2*([$Sheet2.$B$13]*([.B208] - [$Sheet2.$B$14])^2 + [$Sheet2.$B$15]*([.B208]-[$Sheet2.$B$14]) + [$Sheet2.$B$16])    ))^2" office:value-type="float" office:value="95.3681168234244" calcext:value-type="float">
            <text:p>95.3681168234244</text:p>
          </table:table-cell>
          <table:table-cell table:formula="of:=([.AG208]-([.AE208]^2*([$Sheet2.$B$20]*([.B208] - [$Sheet2.$B$21])^2 + [$Sheet2.$B$22]*([.B208]-[$Sheet2.$B$21]) + [$Sheet2.$B$23])    ))^2" office:value-type="float" office:value="5368.00229901497" calcext:value-type="float">
            <text:p>5368.00229901497</text:p>
          </table:table-cell>
          <table:table-cell table:formula="of:=([.AH208]-([.AE208]^2*([$Sheet2.$B$27]*([.B208] - [$Sheet2.$B$28])^2 + [$Sheet2.$B$29]*([.B208]-[$Sheet2.$B$28]) + [$Sheet2.$B$30])    ))^2" office:value-type="float" office:value="12671.7178885072" calcext:value-type="float">
            <text:p>12671.7178885072</text:p>
          </table:table-cell>
          <table:table-cell table:formula="of:=([.AI208]-([.AE208]^2*([$Sheet2.$B$34]*([.B208] - [$Sheet2.$B$35])^2 + [$Sheet2.$B$36]*([.B208]-[$Sheet2.$B$35]) + [$Sheet2.$B$37])    ))^2" office:value-type="float" office:value="32.0838215176524" calcext:value-type="float">
            <text:p>32.08382151765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016217" calcext:value-type="float">
            <text:p>0.016217</text:p>
          </table:table-cell>
          <table:table-cell office:value-type="float" office:value="0.0065421" calcext:value-type="float">
            <text:p>0.0065421</text:p>
          </table:table-cell>
          <table:table-cell office:value-type="float" office:value="0.0096749" calcext:value-type="float">
            <text:p>0.0096749</text:p>
          </table:table-cell>
          <table:table-cell office:value-type="float" office:value="-0.006589" calcext:value-type="float">
            <text:p>-0.006589</text:p>
          </table:table-cell>
          <table:table-cell office:value-type="float" office:value="0.15822" calcext:value-type="float">
            <text:p>0.15822</text:p>
          </table:table-cell>
          <table:table-cell office:value-type="float" office:value="-0.031153" calcext:value-type="float">
            <text:p>-0.031153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-0.069703" calcext:value-type="float">
            <text:p>-0.069703</text:p>
          </table:table-cell>
          <table:table-cell office:value-type="float" office:value="-0.0020836" calcext:value-type="float">
            <text:p>-0.0020836</text:p>
          </table:table-cell>
          <table:table-cell office:value-type="float" office:value="-0.0029881" calcext:value-type="float">
            <text:p>-0.0029881</text:p>
          </table:table-cell>
          <table:table-cell office:value-type="float" office:value="0.00090451" calcext:value-type="float">
            <text:p>0.00090451</text:p>
          </table:table-cell>
          <table:table-cell office:value-type="float" office:value="-10.294" calcext:value-type="float">
            <text:p>-10.294</text:p>
          </table:table-cell>
          <table:table-cell office:value-type="float" office:value="-4.2056" calcext:value-type="float">
            <text:p>-4.2056</text:p>
          </table:table-cell>
          <table:table-cell office:value-type="float" office:value="-1" calcext:value-type="float">
            <text:p>-1</text:p>
          </table:table-cell>
          <table:table-cell office:value-type="float" office:value="195.33" calcext:value-type="float">
            <text:p>195.33</text:p>
          </table:table-cell>
          <table:table-cell office:value-type="float" office:value="-133.03" calcext:value-type="float">
            <text:p>-133.03</text:p>
          </table:table-cell>
          <table:table-cell office:value-type="float" office:value="-3370.2" calcext:value-type="float">
            <text:p>-3370.2</text:p>
          </table:table-cell>
          <table:table-cell office:value-type="float" office:value="195.33" calcext:value-type="float">
            <text:p>195.33</text:p>
          </table:table-cell>
          <table:table-cell office:value-type="float" office:value="-133.03" calcext:value-type="float">
            <text:p>-133.03</text:p>
          </table:table-cell>
          <table:table-cell office:value-type="float" office:value="-3370.2" calcext:value-type="float">
            <text:p>-337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06" calcext:value-type="float">
            <text:p>19.906</text:p>
          </table:table-cell>
          <table:table-cell office:value-type="float" office:value="-1.7974" calcext:value-type="float">
            <text:p>-1.7974</text:p>
          </table:table-cell>
          <table:table-cell office:value-type="float" office:value="20" calcext:value-type="float">
            <text:p>20</text:p>
          </table:table-cell>
          <table:table-cell office:value-type="float" office:value="-5.5488" calcext:value-type="float">
            <text:p>-5.5488</text:p>
          </table:table-cell>
          <table:table-cell office:value-type="float" office:value="703.62" calcext:value-type="float">
            <text:p>703.62</text:p>
          </table:table-cell>
          <table:table-cell office:value-type="float" office:value="670.81" calcext:value-type="float">
            <text:p>670.81</text:p>
          </table:table-cell>
          <table:table-cell office:value-type="float" office:value="21.033" calcext:value-type="float">
            <text:p>21.033</text:p>
          </table:table-cell>
          <table:table-cell office:value-type="float" office:value="0.87589" calcext:value-type="float">
            <text:p>0.87589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8108" calcext:value-type="float">
            <text:p>-0.018108</text:p>
          </table:table-cell>
          <table:table-cell office:value-type="float" office:value="0" calcext:value-type="float">
            <text:p>0</text:p>
          </table:table-cell>
          <table:table-cell office:value-type="float" office:value="-5184" calcext:value-type="float">
            <text:p>-518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3713" calcext:value-type="float">
            <text:p>0.3713</text:p>
          </table:table-cell>
          <table:table-cell office:value-type="float" office:value="-0.14621" calcext:value-type="float">
            <text:p>-0.14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9]-([$Sheet2.$B$2]*[.B209]+[$Sheet2.$B$3]))^2" office:value-type="float" office:value="0.000214919676364137" calcext:value-type="float">
            <text:p>0.000214919676364</text:p>
          </table:table-cell>
          <table:table-cell table:formula="of:=([.F209]-([$Sheet2.$B$7] + [$Sheet2.$B$8] * ([.B209] - [$Sheet2.$B$9])^2))^2" office:value-type="float" office:value="0.000000595055973947589" calcext:value-type="float">
            <text:p>5.95055973947589E-07</text:p>
          </table:table-cell>
          <table:table-cell table:formula="of:=([.X209]-([.AE209]^2*([$Sheet2.$B$13]*([.B209] - [$Sheet2.$B$14])^2 + [$Sheet2.$B$15]*([.B209]-[$Sheet2.$B$14]) + [$Sheet2.$B$16])    ))^2" office:value-type="float" office:value="113.763790255105" calcext:value-type="float">
            <text:p>113.763790255105</text:p>
          </table:table-cell>
          <table:table-cell table:formula="of:=([.AG209]-([.AE209]^2*([$Sheet2.$B$20]*([.B209] - [$Sheet2.$B$21])^2 + [$Sheet2.$B$22]*([.B209]-[$Sheet2.$B$21]) + [$Sheet2.$B$23])    ))^2" office:value-type="float" office:value="4242.7573194001" calcext:value-type="float">
            <text:p>4242.7573194001</text:p>
          </table:table-cell>
          <table:table-cell table:formula="of:=([.AH209]-([.AE209]^2*([$Sheet2.$B$27]*([.B209] - [$Sheet2.$B$28])^2 + [$Sheet2.$B$29]*([.B209]-[$Sheet2.$B$28]) + [$Sheet2.$B$30])    ))^2" office:value-type="float" office:value="11028.9017535722" calcext:value-type="float">
            <text:p>11028.9017535722</text:p>
          </table:table-cell>
          <table:table-cell table:formula="of:=([.AI209]-([.AE209]^2*([$Sheet2.$B$34]*([.B209] - [$Sheet2.$B$35])^2 + [$Sheet2.$B$36]*([.B209]-[$Sheet2.$B$35]) + [$Sheet2.$B$37])    ))^2" office:value-type="float" office:value="18.0744528187904" calcext:value-type="float">
            <text:p>18.074452818790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013545" calcext:value-type="float">
            <text:p>0.013545</text:p>
          </table:table-cell>
          <table:table-cell office:value-type="float" office:value="0.0063535" calcext:value-type="float">
            <text:p>0.0063535</text:p>
          </table:table-cell>
          <table:table-cell office:value-type="float" office:value="0.0071919" calcext:value-type="float">
            <text:p>0.0071919</text:p>
          </table:table-cell>
          <table:table-cell office:value-type="float" office:value="-0.0059289" calcext:value-type="float">
            <text:p>-0.0059289</text:p>
          </table:table-cell>
          <table:table-cell office:value-type="float" office:value="0.081486" calcext:value-type="float">
            <text:p>0.081486</text:p>
          </table:table-cell>
          <table:table-cell office:value-type="float" office:value="-0.030255" calcext:value-type="float">
            <text:p>-0.030255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-0.044615" calcext:value-type="float">
            <text:p>-0.044615</text:p>
          </table:table-cell>
          <table:table-cell office:value-type="float" office:value="-0.0012536" calcext:value-type="float">
            <text:p>-0.0012536</text:p>
          </table:table-cell>
          <table:table-cell office:value-type="float" office:value="-0.0028877" calcext:value-type="float">
            <text:p>-0.0028877</text:p>
          </table:table-cell>
          <table:table-cell office:value-type="float" office:value="0.0016341" calcext:value-type="float">
            <text:p>0.0016341</text:p>
          </table:table-cell>
          <table:table-cell office:value-type="float" office:value="-8.3801" calcext:value-type="float">
            <text:p>-8.3801</text:p>
          </table:table-cell>
          <table:table-cell office:value-type="float" office:value="-2.8234" calcext:value-type="float">
            <text:p>-2.8234</text:p>
          </table:table-cell>
          <table:table-cell office:value-type="float" office:value="-1" calcext:value-type="float">
            <text:p>-1</text:p>
          </table:table-cell>
          <table:table-cell office:value-type="float" office:value="145.2" calcext:value-type="float">
            <text:p>145.2</text:p>
          </table:table-cell>
          <table:table-cell office:value-type="float" office:value="-119.7" calcext:value-type="float">
            <text:p>-119.7</text:p>
          </table:table-cell>
          <table:table-cell office:value-type="float" office:value="-2291.7" calcext:value-type="float">
            <text:p>-2291.7</text:p>
          </table:table-cell>
          <table:table-cell office:value-type="float" office:value="145.2" calcext:value-type="float">
            <text:p>145.2</text:p>
          </table:table-cell>
          <table:table-cell office:value-type="float" office:value="-119.7" calcext:value-type="float">
            <text:p>-119.7</text:p>
          </table:table-cell>
          <table:table-cell office:value-type="float" office:value="-2291.7" calcext:value-type="float">
            <text:p>-229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59" calcext:value-type="float">
            <text:p>19.859</text:p>
          </table:table-cell>
          <table:table-cell office:value-type="float" office:value="-2.6773" calcext:value-type="float">
            <text:p>-2.6773</text:p>
          </table:table-cell>
          <table:table-cell office:value-type="float" office:value="20" calcext:value-type="float">
            <text:p>20</text:p>
          </table:table-cell>
          <table:table-cell office:value-type="float" office:value="-6.8049" calcext:value-type="float">
            <text:p>-6.8049</text:p>
          </table:table-cell>
          <table:table-cell office:value-type="float" office:value="450.37" calcext:value-type="float">
            <text:p>450.37</text:p>
          </table:table-cell>
          <table:table-cell office:value-type="float" office:value="345.48" calcext:value-type="float">
            <text:p>345.48</text:p>
          </table:table-cell>
          <table:table-cell office:value-type="float" office:value="12.655" calcext:value-type="float">
            <text:p>12.655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1505" calcext:value-type="float">
            <text:p>-0.031505</text:p>
          </table:table-cell>
          <table:table-cell office:value-type="float" office:value="0" calcext:value-type="float">
            <text:p>0</text:p>
          </table:table-cell>
          <table:table-cell office:value-type="float" office:value="-7721.8" calcext:value-type="float">
            <text:p>-7721.8</text:p>
          </table:table-cell>
          <table:table-cell office:value-type="float" office:value="0.014461" calcext:value-type="float">
            <text:p>0.014461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-0.096471" calcext:value-type="float">
            <text:p>-0.0964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0]-([$Sheet2.$B$2]*[.B210]+[$Sheet2.$B$3]))^2" office:value-type="float" office:value="0.000150915799731726" calcext:value-type="float">
            <text:p>0.000150915799732</text:p>
          </table:table-cell>
          <table:table-cell table:formula="of:=([.F210]-([$Sheet2.$B$7] + [$Sheet2.$B$8] * ([.B210] - [$Sheet2.$B$9])^2))^2" office:value-type="float" office:value="0.000000813815653491869" calcext:value-type="float">
            <text:p>8.13815653491869E-07</text:p>
          </table:table-cell>
          <table:table-cell table:formula="of:=([.X210]-([.AE210]^2*([$Sheet2.$B$13]*([.B210] - [$Sheet2.$B$14])^2 + [$Sheet2.$B$15]*([.B210]-[$Sheet2.$B$14]) + [$Sheet2.$B$16])    ))^2" office:value-type="float" office:value="128.555480413131" calcext:value-type="float">
            <text:p>128.555480413131</text:p>
          </table:table-cell>
          <table:table-cell table:formula="of:=([.AG210]-([.AE210]^2*([$Sheet2.$B$20]*([.B210] - [$Sheet2.$B$21])^2 + [$Sheet2.$B$22]*([.B210]-[$Sheet2.$B$21]) + [$Sheet2.$B$23])    ))^2" office:value-type="float" office:value="3143.0616599225" calcext:value-type="float">
            <text:p>3143.0616599225</text:p>
          </table:table-cell>
          <table:table-cell table:formula="of:=([.AH210]-([.AE210]^2*([$Sheet2.$B$27]*([.B210] - [$Sheet2.$B$28])^2 + [$Sheet2.$B$29]*([.B210]-[$Sheet2.$B$28]) + [$Sheet2.$B$30])    ))^2" office:value-type="float" office:value="9181.77082423195" calcext:value-type="float">
            <text:p>9181.77082423195</text:p>
          </table:table-cell>
          <table:table-cell table:formula="of:=([.AI210]-([.AE210]^2*([$Sheet2.$B$34]*([.B210] - [$Sheet2.$B$35])^2 + [$Sheet2.$B$36]*([.B210]-[$Sheet2.$B$35]) + [$Sheet2.$B$37])    ))^2" office:value-type="float" office:value="7.79434038896849" calcext:value-type="float">
            <text:p>7.79434038896849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" calcext:value-type="float">
            <text:p>-0.05997</text:p>
          </table:table-cell>
          <table:table-cell office:value-type="float" office:value="0.011597" calcext:value-type="float">
            <text:p>0.011597</text:p>
          </table:table-cell>
          <table:table-cell office:value-type="float" office:value="0.0061873" calcext:value-type="float">
            <text:p>0.0061873</text:p>
          </table:table-cell>
          <table:table-cell office:value-type="float" office:value="0.0054096" calcext:value-type="float">
            <text:p>0.0054096</text:p>
          </table:table-cell>
          <table:table-cell office:value-type="float" office:value="-0.0054939" calcext:value-type="float">
            <text:p>-0.0054939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-0.029463" calcext:value-type="float">
            <text:p>-0.029463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-0.019025" calcext:value-type="float">
            <text:p>-0.019025</text:p>
          </table:table-cell>
          <table:table-cell office:value-type="float" office:value="-0.00061363" calcext:value-type="float">
            <text:p>-0.00061363</text:p>
          </table:table-cell>
          <table:table-cell office:value-type="float" office:value="-0.0027994" calcext:value-type="float">
            <text:p>-0.0027994</text:p>
          </table:table-cell>
          <table:table-cell office:value-type="float" office:value="0.0021858" calcext:value-type="float">
            <text:p>0.0021858</text:p>
          </table:table-cell>
          <table:table-cell office:value-type="float" office:value="-5.1712" calcext:value-type="float">
            <text:p>-5.1712</text:p>
          </table:table-cell>
          <table:table-cell office:value-type="float" office:value="-1.2664" calcext:value-type="float">
            <text:p>-1.2664</text:p>
          </table:table-cell>
          <table:table-cell office:value-type="float" office:value="-1" calcext:value-type="float">
            <text:p>-1</text:p>
          </table:table-cell>
          <table:table-cell office:value-type="float" office:value="109.22" calcext:value-type="float">
            <text:p>109.22</text:p>
          </table:table-cell>
          <table:table-cell office:value-type="float" office:value="-110.92" calcext:value-type="float">
            <text:p>-110.92</text:p>
          </table:table-cell>
          <table:table-cell office:value-type="float" office:value="-1210.7" calcext:value-type="float">
            <text:p>-1210.7</text:p>
          </table:table-cell>
          <table:table-cell office:value-type="float" office:value="109.22" calcext:value-type="float">
            <text:p>109.22</text:p>
          </table:table-cell>
          <table:table-cell office:value-type="float" office:value="-110.92" calcext:value-type="float">
            <text:p>-110.92</text:p>
          </table:table-cell>
          <table:table-cell office:value-type="float" office:value="-1210.7" calcext:value-type="float">
            <text:p>-121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36" calcext:value-type="float">
            <text:p>19.636</text:p>
          </table:table-cell>
          <table:table-cell office:value-type="float" office:value="-5.9693" calcext:value-type="float">
            <text:p>-5.9693</text:p>
          </table:table-cell>
          <table:table-cell office:value-type="float" office:value="20" calcext:value-type="float">
            <text:p>20</text:p>
          </table:table-cell>
          <table:table-cell office:value-type="float" office:value="-10.945" calcext:value-type="float">
            <text:p>-10.945</text:p>
          </table:table-cell>
          <table:table-cell office:value-type="float" office:value="192.05" calcext:value-type="float">
            <text:p>192.05</text:p>
          </table:table-cell>
          <table:table-cell office:value-type="float" office:value="4.7274" calcext:value-type="float">
            <text:p>4.7274</text:p>
          </table:table-cell>
          <table:table-cell office:value-type="float" office:value="6.1943" calcext:value-type="float">
            <text:p>6.1943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24964" calcext:value-type="float">
            <text:p>-0.24964</text:p>
          </table:table-cell>
          <table:table-cell office:value-type="float" office:value="-0.066131" calcext:value-type="float">
            <text:p>-0.066131</text:p>
          </table:table-cell>
          <table:table-cell office:value-type="float" office:value="0" calcext:value-type="float">
            <text:p>0</text:p>
          </table:table-cell>
          <table:table-cell office:value-type="float" office:value="-17216" calcext:value-type="float">
            <text:p>-17216</text:p>
          </table:table-cell>
          <table:table-cell office:value-type="float" office:value="0.010755" calcext:value-type="float">
            <text:p>0.010755</text:p>
          </table:table-cell>
          <table:table-cell office:value-type="float" office:value="0.085705" calcext:value-type="float">
            <text:p>0.085705</text:p>
          </table:table-cell>
          <table:table-cell office:value-type="float" office:value="-0.0466" calcext:value-type="float">
            <text:p>-0.04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1]-([$Sheet2.$B$2]*[.B211]+[$Sheet2.$B$3]))^2" office:value-type="float" office:value="0.0000958327311955978" calcext:value-type="float">
            <text:p>9.58327311955978E-05</text:p>
          </table:table-cell>
          <table:table-cell table:formula="of:=([.F211]-([$Sheet2.$B$7] + [$Sheet2.$B$8] * ([.B211] - [$Sheet2.$B$9])^2))^2" office:value-type="float" office:value="0.00000104153731025962" calcext:value-type="float">
            <text:p>1.04153731025962E-06</text:p>
          </table:table-cell>
          <table:table-cell table:formula="of:=([.X211]-([.AE211]^2*([$Sheet2.$B$13]*([.B211] - [$Sheet2.$B$14])^2 + [$Sheet2.$B$15]*([.B211]-[$Sheet2.$B$14]) + [$Sheet2.$B$16])    ))^2" office:value-type="float" office:value="138.587515816081" calcext:value-type="float">
            <text:p>138.587515816081</text:p>
          </table:table-cell>
          <table:table-cell table:formula="of:=([.AG211]-([.AE211]^2*([$Sheet2.$B$20]*([.B211] - [$Sheet2.$B$21])^2 + [$Sheet2.$B$22]*([.B211]-[$Sheet2.$B$21]) + [$Sheet2.$B$23])    ))^2" office:value-type="float" office:value="2144.27736897162" calcext:value-type="float">
            <text:p>2144.27736897162</text:p>
          </table:table-cell>
          <table:table-cell table:formula="of:=([.AH211]-([.AE211]^2*([$Sheet2.$B$27]*([.B211] - [$Sheet2.$B$28])^2 + [$Sheet2.$B$29]*([.B211]-[$Sheet2.$B$28]) + [$Sheet2.$B$30])    ))^2" office:value-type="float" office:value="7236.06483656943" calcext:value-type="float">
            <text:p>7236.06483656943</text:p>
          </table:table-cell>
          <table:table-cell table:formula="of:=([.AI211]-([.AE211]^2*([$Sheet2.$B$34]*([.B211] - [$Sheet2.$B$35])^2 + [$Sheet2.$B$36]*([.B211]-[$Sheet2.$B$35]) + [$Sheet2.$B$37])    ))^2" office:value-type="float" office:value="1.85734398980692" calcext:value-type="float">
            <text:p>1.8573439898069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49" calcext:value-type="float">
            <text:p>-0.0063249</text:p>
          </table:table-cell>
          <table:table-cell office:value-type="float" office:value="0.010372" calcext:value-type="float">
            <text:p>0.010372</text:p>
          </table:table-cell>
          <table:table-cell office:value-type="float" office:value="0.0060403" calcext:value-type="float">
            <text:p>0.0060403</text:p>
          </table:table-cell>
          <table:table-cell office:value-type="float" office:value="0.0043318" calcext:value-type="float">
            <text:p>0.0043318</text:p>
          </table:table-cell>
          <table:table-cell office:value-type="float" office:value="-0.0052845" calcext:value-type="float">
            <text:p>-0.0052845</text:p>
          </table:table-cell>
          <table:table-cell office:value-type="float" office:value="-0.082859" calcext:value-type="float">
            <text:p>-0.082859</text:p>
          </table:table-cell>
          <table:table-cell office:value-type="float" office:value="-0.028764" calcext:value-type="float">
            <text:p>-0.028764</text:p>
          </table:table-cell>
          <table:table-cell office:value-type="float" office:value="-0.054096" calcext:value-type="float">
            <text:p>-0.054096</text:p>
          </table:table-cell>
          <table:table-cell office:value-type="float" office:value="0.0070594" calcext:value-type="float">
            <text:p>0.0070594</text:p>
          </table:table-cell>
          <table:table-cell office:value-type="float" office:value="-0.0001632" calcext:value-type="float">
            <text:p>-0.0001632</text:p>
          </table:table-cell>
          <table:table-cell office:value-type="float" office:value="-0.0027223" calcext:value-type="float">
            <text:p>-0.0027223</text:p>
          </table:table-cell>
          <table:table-cell office:value-type="float" office:value="0.0025591" calcext:value-type="float">
            <text:p>0.0025591</text:p>
          </table:table-cell>
          <table:table-cell office:value-type="float" office:value="-0.6098" calcext:value-type="float">
            <text:p>-0.6098</text:p>
          </table:table-cell>
          <table:table-cell office:value-type="float" office:value="-0.048497" calcext:value-type="float">
            <text:p>-0.048497</text:p>
          </table:table-cell>
          <table:table-cell office:value-type="float" office:value="-1" calcext:value-type="float">
            <text:p>-1</text:p>
          </table:table-cell>
          <table:table-cell office:value-type="float" office:value="87.456" calcext:value-type="float">
            <text:p>87.456</text:p>
          </table:table-cell>
          <table:table-cell office:value-type="float" office:value="-106.69" calcext:value-type="float">
            <text:p>-106.69</text:p>
          </table:table-cell>
          <table:table-cell office:value-type="float" office:value="-127.7" calcext:value-type="float">
            <text:p>-127.7</text:p>
          </table:table-cell>
          <table:table-cell office:value-type="float" office:value="87.456" calcext:value-type="float">
            <text:p>87.456</text:p>
          </table:table-cell>
          <table:table-cell office:value-type="float" office:value="-106.69" calcext:value-type="float">
            <text:p>-106.69</text:p>
          </table:table-cell>
          <table:table-cell office:value-type="float" office:value="-127.7" calcext:value-type="float">
            <text:p>-12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13" calcext:value-type="float">
            <text:p>10.413</text:p>
          </table:table-cell>
          <table:table-cell office:value-type="float" office:value="-155.87" calcext:value-type="float">
            <text:p>-155.87</text:p>
          </table:table-cell>
          <table:table-cell office:value-type="float" office:value="20" calcext:value-type="float">
            <text:p>20</text:p>
          </table:table-cell>
          <table:table-cell office:value-type="float" office:value="-58.625" calcext:value-type="float">
            <text:p>-58.625</text:p>
          </table:table-cell>
          <table:table-cell office:value-type="float" office:value="-71.262" calcext:value-type="float">
            <text:p>-71.262</text:p>
          </table:table-cell>
          <table:table-cell office:value-type="float" office:value="-351.3" calcext:value-type="float">
            <text:p>-351.3</text:p>
          </table:table-cell>
          <table:table-cell office:value-type="float" office:value="1.6474" calcext:value-type="float">
            <text:p>1.6474</text:p>
          </table:table-cell>
          <table:table-cell office:value-type="float" office:value="-0.53313" calcext:value-type="float">
            <text:p>-0.5331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-0.66253" calcext:value-type="float">
            <text:p>-0.662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449550" calcext:value-type="float">
            <text:p>-4.50E+05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3372" calcext:value-type="float">
            <text:p>0.003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2]-([$Sheet2.$B$2]*[.B212]+[$Sheet2.$B$3]))^2" office:value-type="float" office:value="0.0000516811388240114" calcext:value-type="float">
            <text:p>5.16811388240114E-05</text:p>
          </table:table-cell>
          <table:table-cell table:formula="of:=([.F212]-([$Sheet2.$B$7] + [$Sheet2.$B$8] * ([.B212] - [$Sheet2.$B$9])^2))^2" office:value-type="float" office:value="0.00000127174973740606" calcext:value-type="float">
            <text:p>1.27174973740606E-06</text:p>
          </table:table-cell>
          <table:table-cell table:formula="of:=([.X212]-([.AE212]^2*([$Sheet2.$B$13]*([.B212] - [$Sheet2.$B$14])^2 + [$Sheet2.$B$15]*([.B212]-[$Sheet2.$B$14]) + [$Sheet2.$B$16])    ))^2" office:value-type="float" office:value="143.239676310804" calcext:value-type="float">
            <text:p>143.239676310804</text:p>
          </table:table-cell>
          <table:table-cell table:formula="of:=([.AG212]-([.AE212]^2*([$Sheet2.$B$20]*([.B212] - [$Sheet2.$B$21])^2 + [$Sheet2.$B$22]*([.B212]-[$Sheet2.$B$21]) + [$Sheet2.$B$23])    ))^2" office:value-type="float" office:value="1292.00235202276" calcext:value-type="float">
            <text:p>1292.00235202276</text:p>
          </table:table-cell>
          <table:table-cell table:formula="of:=([.AH212]-([.AE212]^2*([$Sheet2.$B$27]*([.B212] - [$Sheet2.$B$28])^2 + [$Sheet2.$B$29]*([.B212]-[$Sheet2.$B$28]) + [$Sheet2.$B$30])    ))^2" office:value-type="float" office:value="5313.95710457784" calcext:value-type="float">
            <text:p>5313.95710457784</text:p>
          </table:table-cell>
          <table:table-cell table:formula="of:=([.AI212]-([.AE212]^2*([$Sheet2.$B$34]*([.B212] - [$Sheet2.$B$35])^2 + [$Sheet2.$B$36]*([.B212]-[$Sheet2.$B$35]) + [$Sheet2.$B$37])    ))^2" office:value-type="float" office:value="0.00152611725648547" calcext:value-type="float">
            <text:p>0.00152611725648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22" calcext:value-type="float">
            <text:p>0.047422</text:p>
          </table:table-cell>
          <table:table-cell office:value-type="float" office:value="0.0098708" calcext:value-type="float">
            <text:p>0.0098708</text:p>
          </table:table-cell>
          <table:table-cell office:value-type="float" office:value="0.0059114" calcext:value-type="float">
            <text:p>0.0059114</text:p>
          </table:table-cell>
          <table:table-cell office:value-type="float" office:value="0.0039594" calcext:value-type="float">
            <text:p>0.0039594</text:p>
          </table:table-cell>
          <table:table-cell office:value-type="float" office:value="-0.0053018" calcext:value-type="float">
            <text:p>-0.0053018</text:p>
          </table:table-cell>
          <table:table-cell office:value-type="float" office:value="-0.17045" calcext:value-type="float">
            <text:p>-0.17045</text:p>
          </table:table-cell>
          <table:table-cell office:value-type="float" office:value="-0.02815" calcext:value-type="float">
            <text:p>-0.02815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033648" calcext:value-type="float">
            <text:p>0.033648</text:p>
          </table:table-cell>
          <table:table-cell table:style-name="ce1" office:value-type="float" office:value="0.000098482" calcext:value-type="float">
            <text:p>9.85E-05</text:p>
          </table:table-cell>
          <table:table-cell office:value-type="float" office:value="-0.0026553" calcext:value-type="float">
            <text:p>-0.0026553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4.8043" calcext:value-type="float">
            <text:p>4.8043</text:p>
          </table:table-cell>
          <table:table-cell office:value-type="float" office:value="1.0462" calcext:value-type="float">
            <text:p>1.0462</text:p>
          </table:table-cell>
          <table:table-cell office:value-type="float" office:value="4.5921" calcext:value-type="float">
            <text:p>4.5921</text:p>
          </table:table-cell>
          <table:table-cell office:value-type="float" office:value="79.937" calcext:value-type="float">
            <text:p>79.937</text:p>
          </table:table-cell>
          <table:table-cell office:value-type="float" office:value="-107.04" calcext:value-type="float">
            <text:p>-107.04</text:p>
          </table:table-cell>
          <table:table-cell office:value-type="float" office:value="957.42" calcext:value-type="float">
            <text:p>957.42</text:p>
          </table:table-cell>
          <table:table-cell office:value-type="float" office:value="79.937" calcext:value-type="float">
            <text:p>79.937</text:p>
          </table:table-cell>
          <table:table-cell office:value-type="float" office:value="-107.04" calcext:value-type="float">
            <text:p>-107.04</text:p>
          </table:table-cell>
          <table:table-cell office:value-type="float" office:value="957.42" calcext:value-type="float">
            <text:p>95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7.2253" calcext:value-type="float">
            <text:p>7.2253</text:p>
          </table:table-cell>
          <table:table-cell office:value-type="float" office:value="20" calcext:value-type="float">
            <text:p>20</text:p>
          </table:table-cell>
          <table:table-cell office:value-type="float" office:value="11.758" calcext:value-type="float">
            <text:p>11.758</text:p>
          </table:table-cell>
          <table:table-cell office:value-type="float" office:value="-339.67" calcext:value-type="float">
            <text:p>-339.67</text:p>
          </table:table-cell>
          <table:table-cell office:value-type="float" office:value="-722.65" calcext:value-type="float">
            <text:p>-722.65</text:p>
          </table:table-cell>
          <table:table-cell office:value-type="float" office:value="-0.99414" calcext:value-type="float">
            <text:p>-0.99414</text:p>
          </table:table-cell>
          <table:table-cell office:value-type="float" office:value="1.127" calcext:value-type="float">
            <text:p>1.127</text:p>
          </table:table-cell>
          <table:table-cell office:value-type="float" office:value="-0.24403" calcext:value-type="float">
            <text:p>-0.24403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" calcext:value-type="float">
            <text:p>0</text:p>
          </table:table-cell>
          <table:table-cell office:value-type="float" office:value="20839" calcext:value-type="float">
            <text:p>20839</text:p>
          </table:table-cell>
          <table:table-cell office:value-type="float" office:value="0.0078495" calcext:value-type="float">
            <text:p>0.0078495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053444" calcext:value-type="float">
            <text:p>0.053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3]-([$Sheet2.$B$2]*[.B213]+[$Sheet2.$B$3]))^2" office:value-type="float" office:value="0.0000201304739199618" calcext:value-type="float">
            <text:p>2.01304739199618E-05</text:p>
          </table:table-cell>
          <table:table-cell table:formula="of:=([.F213]-([$Sheet2.$B$7] + [$Sheet2.$B$8] * ([.B213] - [$Sheet2.$B$9])^2))^2" office:value-type="float" office:value="0.00000149524404454071" calcext:value-type="float">
            <text:p>1.49524404454071E-06</text:p>
          </table:table-cell>
          <table:table-cell table:formula="of:=([.X213]-([.AE213]^2*([$Sheet2.$B$13]*([.B213] - [$Sheet2.$B$14])^2 + [$Sheet2.$B$15]*([.B213]-[$Sheet2.$B$14]) + [$Sheet2.$B$16])    ))^2" office:value-type="float" office:value="141.517313572293" calcext:value-type="float">
            <text:p>141.517313572293</text:p>
          </table:table-cell>
          <table:table-cell table:formula="of:=([.AG213]-([.AE213]^2*([$Sheet2.$B$20]*([.B213] - [$Sheet2.$B$21])^2 + [$Sheet2.$B$22]*([.B213]-[$Sheet2.$B$21]) + [$Sheet2.$B$23])    ))^2" office:value-type="float" office:value="618.680547349794" calcext:value-type="float">
            <text:p>618.680547349794</text:p>
          </table:table-cell>
          <table:table-cell table:formula="of:=([.AH213]-([.AE213]^2*([$Sheet2.$B$27]*([.B213] - [$Sheet2.$B$28])^2 + [$Sheet2.$B$29]*([.B213]-[$Sheet2.$B$28]) + [$Sheet2.$B$30])    ))^2" office:value-type="float" office:value="3512.84411952673" calcext:value-type="float">
            <text:p>3512.84411952673</text:p>
          </table:table-cell>
          <table:table-cell table:formula="of:=([.AI213]-([.AE213]^2*([$Sheet2.$B$34]*([.B213] - [$Sheet2.$B$35])^2 + [$Sheet2.$B$36]*([.B213]-[$Sheet2.$B$35]) + [$Sheet2.$B$37])    ))^2" office:value-type="float" office:value="2.02303487254135" calcext:value-type="float">
            <text:p>2.02303487254135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57996" calcext:value-type="float">
            <text:p>0.0057996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-0.0055448" calcext:value-type="float">
            <text:p>-0.0055448</text:p>
          </table:table-cell>
          <table:table-cell office:value-type="float" office:value="-0.26154" calcext:value-type="float">
            <text:p>-0.26154</text:p>
          </table:table-cell>
          <table:table-cell office:value-type="float" office:value="-0.027617" calcext:value-type="float">
            <text:p>-0.027617</text:p>
          </table:table-cell>
          <table:table-cell office:value-type="float" office:value="-0.23393" calcext:value-type="float">
            <text:p>-0.23393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0.00016895" calcext:value-type="float">
            <text:p>0.00016895</text:p>
          </table:table-cell>
          <table:table-cell office:value-type="float" office:value="-0.002597" calcext:value-type="float">
            <text:p>-0.002597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10.02" calcext:value-type="float">
            <text:p>10.02</text:p>
          </table:table-cell>
          <table:table-cell office:value-type="float" office:value="3.1877" calcext:value-type="float">
            <text:p>3.1877</text:p>
          </table:table-cell>
          <table:table-cell office:value-type="float" office:value="3.1435" calcext:value-type="float">
            <text:p>3.1435</text:p>
          </table:table-cell>
          <table:table-cell office:value-type="float" office:value="86.812" calcext:value-type="float">
            <text:p>86.812</text:p>
          </table:table-cell>
          <table:table-cell office:value-type="float" office:value="-111.95" calcext:value-type="float">
            <text:p>-111.95</text:p>
          </table:table-cell>
          <table:table-cell office:value-type="float" office:value="2043.2" calcext:value-type="float">
            <text:p>2043.2</text:p>
          </table:table-cell>
          <table:table-cell office:value-type="float" office:value="86.812" calcext:value-type="float">
            <text:p>86.812</text:p>
          </table:table-cell>
          <table:table-cell office:value-type="float" office:value="-111.95" calcext:value-type="float">
            <text:p>-111.95</text:p>
          </table:table-cell>
          <table:table-cell office:value-type="float" office:value="2043.2" calcext:value-type="float">
            <text:p>204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01" calcext:value-type="float">
            <text:p>19.901</text:p>
          </table:table-cell>
          <table:table-cell office:value-type="float" office:value="2.3714" calcext:value-type="float">
            <text:p>2.3714</text:p>
          </table:table-cell>
          <table:table-cell office:value-type="float" office:value="20" calcext:value-type="float">
            <text:p>20</text:p>
          </table:table-cell>
          <table:table-cell office:value-type="float" office:value="5.699" calcext:value-type="float">
            <text:p>5.699</text:p>
          </table:table-cell>
          <table:table-cell office:value-type="float" office:value="-612.77" calcext:value-type="float">
            <text:p>-612.77</text:p>
          </table:table-cell>
          <table:table-cell office:value-type="float" office:value="-1108.9" calcext:value-type="float">
            <text:p>-1108.9</text:p>
          </table:table-cell>
          <table:table-cell office:value-type="float" office:value="-1.7055" calcext:value-type="float">
            <text:p>-1.7055</text:p>
          </table:table-cell>
          <table:table-cell office:value-type="float" office:value="1.0231" calcext:value-type="float">
            <text:p>1.0231</text:p>
          </table:table-cell>
          <table:table-cell office:value-type="float" office:value="-0.24568" calcext:value-type="float">
            <text:p>-0.24568</text:p>
          </table:table-cell>
          <table:table-cell office:value-type="float" office:value="0.040934" calcext:value-type="float">
            <text:p>0.040934</text:p>
          </table:table-cell>
          <table:table-cell office:value-type="float" office:value="0" calcext:value-type="float">
            <text:p>0</text:p>
          </table:table-cell>
          <table:table-cell office:value-type="float" office:value="6839.4" calcext:value-type="float">
            <text:p>6839.4</text:p>
          </table:table-cell>
          <table:table-cell office:value-type="float" office:value="0.0086643" calcext:value-type="float">
            <text:p>0.0086643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0354" calcext:value-type="float">
            <text:p>0.103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4]-([$Sheet2.$B$2]*[.B214]+[$Sheet2.$B$3]))^2" office:value-type="float" office:value="0.00000307420055560011" calcext:value-type="float">
            <text:p>3.07420055560011E-06</text:p>
          </table:table-cell>
          <table:table-cell table:formula="of:=([.F214]-([$Sheet2.$B$7] + [$Sheet2.$B$8] * ([.B214] - [$Sheet2.$B$9])^2))^2" office:value-type="float" office:value="0.00000168793636000905" calcext:value-type="float">
            <text:p>1.68793636000905E-06</text:p>
          </table:table-cell>
          <table:table-cell table:formula="of:=([.X214]-([.AE214]^2*([$Sheet2.$B$13]*([.B214] - [$Sheet2.$B$14])^2 + [$Sheet2.$B$15]*([.B214]-[$Sheet2.$B$14]) + [$Sheet2.$B$16])    ))^2" office:value-type="float" office:value="133.999170446147" calcext:value-type="float">
            <text:p>133.999170446147</text:p>
          </table:table-cell>
          <table:table-cell table:formula="of:=([.AG214]-([.AE214]^2*([$Sheet2.$B$20]*([.B214] - [$Sheet2.$B$21])^2 + [$Sheet2.$B$22]*([.B214]-[$Sheet2.$B$21]) + [$Sheet2.$B$23])    ))^2" office:value-type="float" office:value="182.166565239273" calcext:value-type="float">
            <text:p>182.166565239273</text:p>
          </table:table-cell>
          <table:table-cell table:formula="of:=([.AH214]-([.AE214]^2*([$Sheet2.$B$27]*([.B214] - [$Sheet2.$B$28])^2 + [$Sheet2.$B$29]*([.B214]-[$Sheet2.$B$28]) + [$Sheet2.$B$30])    ))^2" office:value-type="float" office:value="1989.58234382863" calcext:value-type="float">
            <text:p>1989.58234382863</text:p>
          </table:table-cell>
          <table:table-cell table:formula="of:=([.AI214]-([.AE214]^2*([$Sheet2.$B$34]*([.B214] - [$Sheet2.$B$35])^2 + [$Sheet2.$B$36]*([.B214]-[$Sheet2.$B$35]) + [$Sheet2.$B$37])    ))^2" office:value-type="float" office:value="7.62942941520238" calcext:value-type="float">
            <text:p>7.629429415202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0.011037" calcext:value-type="float">
            <text:p>0.011037</text:p>
          </table:table-cell>
          <table:table-cell office:value-type="float" office:value="0.0056836" calcext:value-type="float">
            <text:p>0.0056836</text:p>
          </table:table-cell>
          <table:table-cell office:value-type="float" office:value="0.0053535" calcext:value-type="float">
            <text:p>0.0053535</text:p>
          </table:table-cell>
          <table:table-cell office:value-type="float" office:value="-0.0060144" calcext:value-type="float">
            <text:p>-0.0060144</text:p>
          </table:table-cell>
          <table:table-cell office:value-type="float" office:value="-0.35607" calcext:value-type="float">
            <text:p>-0.35607</text:p>
          </table:table-cell>
          <table:table-cell office:value-type="float" office:value="-0.027065" calcext:value-type="float">
            <text:p>-0.027065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88231" calcext:value-type="float">
            <text:p>0.088231</text:p>
          </table:table-cell>
          <table:table-cell table:style-name="ce1" office:value-type="float" office:value="0.000062746" calcext:value-type="float">
            <text:p>6.27E-05</text:p>
          </table:table-cell>
          <table:table-cell office:value-type="float" office:value="-0.0025334" calcext:value-type="float">
            <text:p>-0.0025334</text:p>
          </table:table-cell>
          <table:table-cell office:value-type="float" office:value="0.0025962" calcext:value-type="float">
            <text:p>0.0025962</text:p>
          </table:table-cell>
          <table:table-cell office:value-type="float" office:value="14.045" calcext:value-type="float">
            <text:p>14.045</text:p>
          </table:table-cell>
          <table:table-cell office:value-type="float" office:value="5.5297" calcext:value-type="float">
            <text:p>5.5297</text:p>
          </table:table-cell>
          <table:table-cell office:value-type="float" office:value="2.5399" calcext:value-type="float">
            <text:p>2.5399</text:p>
          </table:table-cell>
          <table:table-cell office:value-type="float" office:value="108.08" calcext:value-type="float">
            <text:p>108.08</text:p>
          </table:table-cell>
          <table:table-cell office:value-type="float" office:value="-121.43" calcext:value-type="float">
            <text:p>-121.43</text:p>
          </table:table-cell>
          <table:table-cell office:value-type="float" office:value="3129.6" calcext:value-type="float">
            <text:p>3129.6</text:p>
          </table:table-cell>
          <table:table-cell office:value-type="float" office:value="108.08" calcext:value-type="float">
            <text:p>108.08</text:p>
          </table:table-cell>
          <table:table-cell office:value-type="float" office:value="-121.43" calcext:value-type="float">
            <text:p>-121.43</text:p>
          </table:table-cell>
          <table:table-cell office:value-type="float" office:value="3129.6" calcext:value-type="float">
            <text:p>312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9" calcext:value-type="float">
            <text:p>19.949</text:p>
          </table:table-cell>
          <table:table-cell office:value-type="float" office:value="1.367" calcext:value-type="float">
            <text:p>1.367</text:p>
          </table:table-cell>
          <table:table-cell office:value-type="float" office:value="20" calcext:value-type="float">
            <text:p>20</text:p>
          </table:table-cell>
          <table:table-cell office:value-type="float" office:value="4.0726" calcext:value-type="float">
            <text:p>4.0726</text:p>
          </table:table-cell>
          <table:table-cell office:value-type="float" office:value="-890.66" calcext:value-type="float">
            <text:p>-890.66</text:p>
          </table:table-cell>
          <table:table-cell office:value-type="float" office:value="-1509.6" calcext:value-type="float">
            <text:p>-1509.6</text:p>
          </table:table-cell>
          <table:table-cell office:value-type="float" office:value="-0.63339" calcext:value-type="float">
            <text:p>-0.63339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2462" calcext:value-type="float">
            <text:p>-0.246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" calcext:value-type="float">
            <text:p>0</text:p>
          </table:table-cell>
          <table:table-cell office:value-type="float" office:value="3942.7" calcext:value-type="float">
            <text:p>3942.7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15366" calcext:value-type="float">
            <text:p>0.15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5]-([$Sheet2.$B$2]*[.B215]+[$Sheet2.$B$3]))^2" office:value-type="float" office:value="0.00000102418450311276" calcext:value-type="float">
            <text:p>1.02418450311276E-06</text:p>
          </table:table-cell>
          <table:table-cell table:formula="of:=([.F215]-([$Sheet2.$B$7] + [$Sheet2.$B$8] * ([.B215] - [$Sheet2.$B$9])^2))^2" office:value-type="float" office:value="0.0000019031080206244" calcext:value-type="float">
            <text:p>1.9031080206244E-06</text:p>
          </table:table-cell>
          <table:table-cell table:formula="of:=([.X215]-([.AE215]^2*([$Sheet2.$B$13]*([.B215] - [$Sheet2.$B$14])^2 + [$Sheet2.$B$15]*([.B215]-[$Sheet2.$B$14]) + [$Sheet2.$B$16])    ))^2" office:value-type="float" office:value="120.942063499754" calcext:value-type="float">
            <text:p>120.942063499754</text:p>
          </table:table-cell>
          <table:table-cell table:formula="of:=([.AG215]-([.AE215]^2*([$Sheet2.$B$20]*([.B215] - [$Sheet2.$B$21])^2 + [$Sheet2.$B$22]*([.B215]-[$Sheet2.$B$21]) + [$Sheet2.$B$23])    ))^2" office:value-type="float" office:value="2.9490956785876" calcext:value-type="float">
            <text:p>2.9490956785876</text:p>
          </table:table-cell>
          <table:table-cell table:formula="of:=([.AH215]-([.AE215]^2*([$Sheet2.$B$27]*([.B215] - [$Sheet2.$B$28])^2 + [$Sheet2.$B$29]*([.B215]-[$Sheet2.$B$28]) + [$Sheet2.$B$30])    ))^2" office:value-type="float" office:value="861.618812955294" calcext:value-type="float">
            <text:p>861.618812955294</text:p>
          </table:table-cell>
          <table:table-cell table:formula="of:=([.AI215]-([.AE215]^2*([$Sheet2.$B$34]*([.B215] - [$Sheet2.$B$35])^2 + [$Sheet2.$B$36]*([.B215]-[$Sheet2.$B$35]) + [$Sheet2.$B$37])    ))^2" office:value-type="float" office:value="17.6837000977568" calcext:value-type="float">
            <text:p>17.68370009775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2663" calcext:value-type="float">
            <text:p>0.012663</text:p>
          </table:table-cell>
          <table:table-cell office:value-type="float" office:value="0.0055389" calcext:value-type="float">
            <text:p>0.0055389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-0.0067091" calcext:value-type="float">
            <text:p>-0.0067091</text:p>
          </table:table-cell>
          <table:table-cell office:value-type="float" office:value="-0.4538" calcext:value-type="float">
            <text:p>-0.4538</text:p>
          </table:table-cell>
          <table:table-cell office:value-type="float" office:value="-0.026376" calcext:value-type="float">
            <text:p>-0.026376</text:p>
          </table:table-cell>
          <table:table-cell office:value-type="float" office:value="-0.42743" calcext:value-type="float">
            <text:p>-0.42743</text:p>
          </table:table-cell>
          <table:table-cell office:value-type="float" office:value="0.1162" calcext:value-type="float">
            <text:p>0.1162</text:p>
          </table:table-cell>
          <table:table-cell office:value-type="float" office:value="-0.00021114" calcext:value-type="float">
            <text:p>-0.00021114</text:p>
          </table:table-cell>
          <table:table-cell office:value-type="float" office:value="-0.0024521" calcext:value-type="float">
            <text:p>-0.0024521</text:p>
          </table:table-cell>
          <table:table-cell office:value-type="float" office:value="0.0022409" calcext:value-type="float">
            <text:p>0.0022409</text:p>
          </table:table-cell>
          <table:table-cell office:value-type="float" office:value="16.489" calcext:value-type="float">
            <text:p>16.489</text:p>
          </table:table-cell>
          <table:table-cell office:value-type="float" office:value="7.5344" calcext:value-type="float">
            <text:p>7.5344</text:p>
          </table:table-cell>
          <table:table-cell office:value-type="float" office:value="2.1885" calcext:value-type="float">
            <text:p>2.1885</text:p>
          </table:table-cell>
          <table:table-cell office:value-type="float" office:value="143.83" calcext:value-type="float">
            <text:p>143.83</text:p>
          </table:table-cell>
          <table:table-cell office:value-type="float" office:value="-135.45" calcext:value-type="float">
            <text:p>-135.45</text:p>
          </table:table-cell>
          <table:table-cell office:value-type="float" office:value="4215.5" calcext:value-type="float">
            <text:p>4215.5</text:p>
          </table:table-cell>
          <table:table-cell office:value-type="float" office:value="143.83" calcext:value-type="float">
            <text:p>143.83</text:p>
          </table:table-cell>
          <table:table-cell office:value-type="float" office:value="-135.45" calcext:value-type="float">
            <text:p>-135.45</text:p>
          </table:table-cell>
          <table:table-cell office:value-type="float" office:value="4215.5" calcext:value-type="float">
            <text:p>42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3" calcext:value-type="float">
            <text:p>19.963</text:p>
          </table:table-cell>
          <table:table-cell office:value-type="float" office:value="1.0033" calcext:value-type="float">
            <text:p>1.0033</text:p>
          </table:table-cell>
          <table:table-cell office:value-type="float" office:value="20" calcext:value-type="float">
            <text:p>20</text:p>
          </table:table-cell>
          <table:table-cell office:value-type="float" office:value="3.4706" calcext:value-type="float">
            <text:p>3.4706</text:p>
          </table:table-cell>
          <table:table-cell office:value-type="float" office:value="-1173" calcext:value-type="float">
            <text:p>-1173</text:p>
          </table:table-cell>
          <table:table-cell office:value-type="float" office:value="-1924" calcext:value-type="float">
            <text:p>-1924</text:p>
          </table:table-cell>
          <table:table-cell office:value-type="float" office:value="2.1314" calcext:value-type="float">
            <text:p>2.1314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-0.24645" calcext:value-type="float">
            <text:p>-0.24645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" calcext:value-type="float">
            <text:p>0</text:p>
          </table:table-cell>
          <table:table-cell office:value-type="float" office:value="2893.6" calcext:value-type="float">
            <text:p>2893.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78891" calcext:value-type="float">
            <text:p>0.78891</text:p>
          </table:table-cell>
          <table:table-cell office:value-type="float" office:value="0.20375" calcext:value-type="float">
            <text:p>0.20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6]-([$Sheet2.$B$2]*[.B216]+[$Sheet2.$B$3]))^2" office:value-type="float" office:value="0.0000141179033472633" calcext:value-type="float">
            <text:p>1.41179033472633E-05</text:p>
          </table:table-cell>
          <table:table-cell table:formula="of:=([.F216]-([$Sheet2.$B$7] + [$Sheet2.$B$8] * ([.B216] - [$Sheet2.$B$9])^2))^2" office:value-type="float" office:value="0.00000219804050890648" calcext:value-type="float">
            <text:p>2.19804050890648E-06</text:p>
          </table:table-cell>
          <table:table-cell table:formula="of:=([.X216]-([.AE216]^2*([$Sheet2.$B$13]*([.B216] - [$Sheet2.$B$14])^2 + [$Sheet2.$B$15]*([.B216]-[$Sheet2.$B$14]) + [$Sheet2.$B$16])    ))^2" office:value-type="float" office:value="103.852412439023" calcext:value-type="float">
            <text:p>103.852412439023</text:p>
          </table:table-cell>
          <table:table-cell table:formula="of:=([.AG216]-([.AE216]^2*([$Sheet2.$B$20]*([.B216] - [$Sheet2.$B$21])^2 + [$Sheet2.$B$22]*([.B216]-[$Sheet2.$B$21]) + [$Sheet2.$B$23])    ))^2" office:value-type="float" office:value="102.526949028432" calcext:value-type="float">
            <text:p>102.526949028432</text:p>
          </table:table-cell>
          <table:table-cell table:formula="of:=([.AH216]-([.AE216]^2*([$Sheet2.$B$27]*([.B216] - [$Sheet2.$B$28])^2 + [$Sheet2.$B$29]*([.B216]-[$Sheet2.$B$28]) + [$Sheet2.$B$30])    ))^2" office:value-type="float" office:value="203.492503678826" calcext:value-type="float">
            <text:p>203.492503678826</text:p>
          </table:table-cell>
          <table:table-cell table:formula="of:=([.AI216]-([.AE216]^2*([$Sheet2.$B$34]*([.B216] - [$Sheet2.$B$35])^2 + [$Sheet2.$B$36]*([.B216]-[$Sheet2.$B$35]) + [$Sheet2.$B$37])    ))^2" office:value-type="float" office:value="34.1324142759768" calcext:value-type="float">
            <text:p>34.13241427597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015023" calcext:value-type="float">
            <text:p>0.015023</text:p>
          </table:table-cell>
          <table:table-cell office:value-type="float" office:value="0.0054125" calcext:value-type="float">
            <text:p>0.0054125</text:p>
          </table:table-cell>
          <table:table-cell office:value-type="float" office:value="0.0096104" calcext:value-type="float">
            <text:p>0.0096104</text:p>
          </table:table-cell>
          <table:table-cell office:value-type="float" office:value="-0.0076291" calcext:value-type="float">
            <text:p>-0.0076291</text:p>
          </table:table-cell>
          <table:table-cell office:value-type="float" office:value="-0.55494" calcext:value-type="float">
            <text:p>-0.55494</text:p>
          </table:table-cell>
          <table:table-cell office:value-type="float" office:value="-0.025774" calcext:value-type="float">
            <text:p>-0.025774</text:p>
          </table:table-cell>
          <table:table-cell office:value-type="float" office:value="-0.52917" calcext:value-type="float">
            <text:p>-0.52917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-0.00068581" calcext:value-type="float">
            <text:p>-0.00068581</text:p>
          </table:table-cell>
          <table:table-cell office:value-type="float" office:value="-0.002387" calcext:value-type="float">
            <text:p>-0.002387</text:p>
          </table:table-cell>
          <table:table-cell office:value-type="float" office:value="0.0017011" calcext:value-type="float">
            <text:p>0.0017011</text:p>
          </table:table-cell>
          <table:table-cell office:value-type="float" office:value="17.475" calcext:value-type="float">
            <text:p>17.475</text:p>
          </table:table-cell>
          <table:table-cell office:value-type="float" office:value="8.9541" calcext:value-type="float">
            <text:p>8.9541</text:p>
          </table:table-cell>
          <table:table-cell office:value-type="float" office:value="1.9517" calcext:value-type="float">
            <text:p>1.9517</text:p>
          </table:table-cell>
          <table:table-cell office:value-type="float" office:value="194.03" calcext:value-type="float">
            <text:p>194.03</text:p>
          </table:table-cell>
          <table:table-cell office:value-type="float" office:value="-154.03" calcext:value-type="float">
            <text:p>-154.03</text:p>
          </table:table-cell>
          <table:table-cell office:value-type="float" office:value="5300.4" calcext:value-type="float">
            <text:p>5300.4</text:p>
          </table:table-cell>
          <table:table-cell office:value-type="float" office:value="194.03" calcext:value-type="float">
            <text:p>194.03</text:p>
          </table:table-cell>
          <table:table-cell office:value-type="float" office:value="-154.03" calcext:value-type="float">
            <text:p>-154.03</text:p>
          </table:table-cell>
          <table:table-cell office:value-type="float" office:value="5300.4" calcext:value-type="float">
            <text:p>530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7" calcext:value-type="float">
            <text:p>19.967</text:p>
          </table:table-cell>
          <table:table-cell office:value-type="float" office:value="0.84422" calcext:value-type="float">
            <text:p>0.84422</text:p>
          </table:table-cell>
          <table:table-cell office:value-type="float" office:value="20" calcext:value-type="float">
            <text:p>20</text:p>
          </table:table-cell>
          <table:table-cell office:value-type="float" office:value="3.2751" calcext:value-type="float">
            <text:p>3.2751</text:p>
          </table:table-cell>
          <table:table-cell office:value-type="float" office:value="-1459.8" calcext:value-type="float">
            <text:p>-1459.8</text:p>
          </table:table-cell>
          <table:table-cell office:value-type="float" office:value="-2352.8" calcext:value-type="float">
            <text:p>-2352.8</text:p>
          </table:table-cell>
          <table:table-cell office:value-type="float" office:value="6.923" calcext:value-type="float">
            <text:p>6.923</text:p>
          </table:table-cell>
          <table:table-cell office:value-type="float" office:value="0.96661" calcext:value-type="float">
            <text:p>0.96661</text:p>
          </table:table-cell>
          <table:table-cell office:value-type="float" office:value="-0.24661" calcext:value-type="float">
            <text:p>-0.24661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" calcext:value-type="float">
            <text:p>0</text:p>
          </table:table-cell>
          <table:table-cell office:value-type="float" office:value="2434.9" calcext:value-type="float">
            <text:p>2434.9</text:p>
          </table:table-cell>
          <table:table-cell office:value-type="float" office:value="0.019429" calcext:value-type="float">
            <text:p>0.019429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25377" calcext:value-type="float">
            <text:p>0.25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7]-([$Sheet2.$B$2]*[.B217]+[$Sheet2.$B$3]))^2" office:value-type="float" office:value="0.0000415088947319209" calcext:value-type="float">
            <text:p>4.15088947319209E-05</text:p>
          </table:table-cell>
          <table:table-cell table:formula="of:=([.F217]-([$Sheet2.$B$7] + [$Sheet2.$B$8] * ([.B217] - [$Sheet2.$B$9])^2))^2" office:value-type="float" office:value="0.00000244405581663001" calcext:value-type="float">
            <text:p>2.44405581663001E-06</text:p>
          </table:table-cell>
          <table:table-cell table:formula="of:=([.X217]-([.AE217]^2*([$Sheet2.$B$13]*([.B217] - [$Sheet2.$B$14])^2 + [$Sheet2.$B$15]*([.B217]-[$Sheet2.$B$14]) + [$Sheet2.$B$16])    ))^2" office:value-type="float" office:value="83.4683889388412" calcext:value-type="float">
            <text:p>83.4683889388412</text:p>
          </table:table-cell>
          <table:table-cell table:formula="of:=([.AG217]-([.AE217]^2*([$Sheet2.$B$20]*([.B217] - [$Sheet2.$B$21])^2 + [$Sheet2.$B$22]*([.B217]-[$Sheet2.$B$21]) + [$Sheet2.$B$23])    ))^2" office:value-type="float" office:value="485.83422424226" calcext:value-type="float">
            <text:p>485.83422424226</text:p>
          </table:table-cell>
          <table:table-cell table:formula="of:=([.AH217]-([.AE217]^2*([$Sheet2.$B$27]*([.B217] - [$Sheet2.$B$28])^2 + [$Sheet2.$B$29]*([.B217]-[$Sheet2.$B$28]) + [$Sheet2.$B$30])    ))^2" office:value-type="float" office:value="1.84975859438038" calcext:value-type="float">
            <text:p>1.84975859438038</text:p>
          </table:table-cell>
          <table:table-cell table:formula="of:=([.AI217]-([.AE217]^2*([$Sheet2.$B$34]*([.B217] - [$Sheet2.$B$35])^2 + [$Sheet2.$B$36]*([.B217]-[$Sheet2.$B$35]) + [$Sheet2.$B$37])    ))^2" office:value-type="float" office:value="53.865332272924" calcext:value-type="float">
            <text:p>53.8653322729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018128" calcext:value-type="float">
            <text:p>0.018128</text:p>
          </table:table-cell>
          <table:table-cell office:value-type="float" office:value="0.0053162" calcext:value-type="float">
            <text:p>0.0053162</text:p>
          </table:table-cell>
          <table:table-cell office:value-type="float" office:value="0.012812" calcext:value-type="float">
            <text:p>0.012812</text:p>
          </table:table-cell>
          <table:table-cell office:value-type="float" office:value="-0.0087736" calcext:value-type="float">
            <text:p>-0.0087736</text:p>
          </table:table-cell>
          <table:table-cell office:value-type="float" office:value="-0.65949" calcext:value-type="float">
            <text:p>-0.65949</text:p>
          </table:table-cell>
          <table:table-cell office:value-type="float" office:value="-0.025315" calcext:value-type="float">
            <text:p>-0.025315</text:p>
          </table:table-cell>
          <table:table-cell office:value-type="float" office:value="-0.63418" calcext:value-type="float">
            <text:p>-0.6341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-0.0013663" calcext:value-type="float">
            <text:p>-0.0013663</text:p>
          </table:table-cell>
          <table:table-cell office:value-type="float" office:value="-0.0023423" calcext:value-type="float">
            <text:p>-0.0023423</text:p>
          </table:table-cell>
          <table:table-cell office:value-type="float" office:value="0.00097597" calcext:value-type="float">
            <text:p>0.00097597</text:p>
          </table:table-cell>
          <table:table-cell office:value-type="float" office:value="17.442" calcext:value-type="float">
            <text:p>17.442</text:p>
          </table:table-cell>
          <table:table-cell office:value-type="float" office:value="9.8078" calcext:value-type="float">
            <text:p>9.8078</text:p>
          </table:table-cell>
          <table:table-cell office:value-type="float" office:value="1.7784" calcext:value-type="float">
            <text:p>1.7784</text:p>
          </table:table-cell>
          <table:table-cell office:value-type="float" office:value="258.67" calcext:value-type="float">
            <text:p>258.67</text:p>
          </table:table-cell>
          <table:table-cell office:value-type="float" office:value="-177.13" calcext:value-type="float">
            <text:p>-177.13</text:p>
          </table:table-cell>
          <table:table-cell office:value-type="float" office:value="6383.7" calcext:value-type="float">
            <text:p>6383.7</text:p>
          </table:table-cell>
          <table:table-cell office:value-type="float" office:value="258.67" calcext:value-type="float">
            <text:p>258.67</text:p>
          </table:table-cell>
          <table:table-cell office:value-type="float" office:value="-177.13" calcext:value-type="float">
            <text:p>-177.13</text:p>
          </table:table-cell>
          <table:table-cell office:value-type="float" office:value="6383.7" calcext:value-type="float">
            <text:p>638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7" calcext:value-type="float">
            <text:p>19.967</text:p>
          </table:table-cell>
          <table:table-cell office:value-type="float" office:value="0.77074" calcext:value-type="float">
            <text:p>0.77074</text:p>
          </table:table-cell>
          <table:table-cell office:value-type="float" office:value="20" calcext:value-type="float">
            <text:p>20</text:p>
          </table:table-cell>
          <table:table-cell office:value-type="float" office:value="3.2813" calcext:value-type="float">
            <text:p>3.2813</text:p>
          </table:table-cell>
          <table:table-cell office:value-type="float" office:value="-1750.8" calcext:value-type="float">
            <text:p>-1750.8</text:p>
          </table:table-cell>
          <table:table-cell office:value-type="float" office:value="-2796.1" calcext:value-type="float">
            <text:p>-2796.1</text:p>
          </table:table-cell>
          <table:table-cell office:value-type="float" office:value="13.793" calcext:value-type="float">
            <text:p>13.793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-0.24672" calcext:value-type="float">
            <text:p>-0.24672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" calcext:value-type="float">
            <text:p>0</text:p>
          </table:table-cell>
          <table:table-cell office:value-type="float" office:value="2222.9" calcext:value-type="float">
            <text:p>2222.9</text:p>
          </table:table-cell>
          <table:table-cell office:value-type="float" office:value="0.025902" calcext:value-type="float">
            <text:p>0.0259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3037" calcext:value-type="float">
            <text:p>0.3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8]-([$Sheet2.$B$2]*[.B218]+[$Sheet2.$B$3]))^2" office:value-type="float" office:value="0.0000820491671240106" calcext:value-type="float">
            <text:p>8.20491671240106E-05</text:p>
          </table:table-cell>
          <table:table-cell table:formula="of:=([.F218]-([$Sheet2.$B$7] + [$Sheet2.$B$8] * ([.B218] - [$Sheet2.$B$9])^2))^2" office:value-type="float" office:value="0.00000259479805857038" calcext:value-type="float">
            <text:p>2.59479805857038E-06</text:p>
          </table:table-cell>
          <table:table-cell table:formula="of:=([.X218]-([.AE218]^2*([$Sheet2.$B$13]*([.B218] - [$Sheet2.$B$14])^2 + [$Sheet2.$B$15]*([.B218]-[$Sheet2.$B$14]) + [$Sheet2.$B$16])    ))^2" office:value-type="float" office:value="61.9884726269676" calcext:value-type="float">
            <text:p>61.9884726269676</text:p>
          </table:table-cell>
          <table:table-cell table:formula="of:=([.AG218]-([.AE218]^2*([$Sheet2.$B$20]*([.B218] - [$Sheet2.$B$21])^2 + [$Sheet2.$B$22]*([.B218]-[$Sheet2.$B$21]) + [$Sheet2.$B$23])    ))^2" office:value-type="float" office:value="1140.47853419301" calcext:value-type="float">
            <text:p>1140.47853419301</text:p>
          </table:table-cell>
          <table:table-cell table:formula="of:=([.AH218]-([.AE218]^2*([$Sheet2.$B$27]*([.B218] - [$Sheet2.$B$28])^2 + [$Sheet2.$B$29]*([.B218]-[$Sheet2.$B$28]) + [$Sheet2.$B$30])    ))^2" office:value-type="float" office:value="310.537364185737" calcext:value-type="float">
            <text:p>310.537364185737</text:p>
          </table:table-cell>
          <table:table-cell table:formula="of:=([.AI218]-([.AE218]^2*([$Sheet2.$B$34]*([.B218] - [$Sheet2.$B$35])^2 + [$Sheet2.$B$36]*([.B218]-[$Sheet2.$B$35]) + [$Sheet2.$B$37])    ))^2" office:value-type="float" office:value="74.7295394886142" calcext:value-type="float">
            <text:p>74.72953948861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0052491" calcext:value-type="float">
            <text:p>0.0052491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-0.010141" calcext:value-type="float">
            <text:p>-0.010141</text:p>
          </table:table-cell>
          <table:table-cell office:value-type="float" office:value="-0.76739" calcext:value-type="float">
            <text:p>-0.76739</text:p>
          </table:table-cell>
          <table:table-cell office:value-type="float" office:value="-0.024996" calcext:value-type="float">
            <text:p>-0.024996</text:p>
          </table:table-cell>
          <table:table-cell office:value-type="float" office:value="-0.74239" calcext:value-type="float">
            <text:p>-0.74239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-0.0022512" calcext:value-type="float">
            <text:p>-0.0022512</text:p>
          </table:table-cell>
          <table:table-cell office:value-type="float" office:value="-0.0023156" calcext:value-type="float">
            <text:p>-0.0023156</text:p>
          </table:table-cell>
          <table:table-cell table:style-name="ce1" office:value-type="float" office:value="0.000064441" calcext:value-type="float">
            <text:p>6.44E-05</text:p>
          </table:table-cell>
          <table:table-cell office:value-type="float" office:value="16.823" calcext:value-type="float">
            <text:p>16.823</text:p>
          </table:table-cell>
          <table:table-cell office:value-type="float" office:value="10.23" calcext:value-type="float">
            <text:p>10.23</text:p>
          </table:table-cell>
          <table:table-cell office:value-type="float" office:value="1.6446" calcext:value-type="float">
            <text:p>1.6446</text:p>
          </table:table-cell>
          <table:table-cell office:value-type="float" office:value="337.75" calcext:value-type="float">
            <text:p>337.75</text:p>
          </table:table-cell>
          <table:table-cell office:value-type="float" office:value="-204.75" calcext:value-type="float">
            <text:p>-204.75</text:p>
          </table:table-cell>
          <table:table-cell office:value-type="float" office:value="7464.8" calcext:value-type="float">
            <text:p>7464.8</text:p>
          </table:table-cell>
          <table:table-cell office:value-type="float" office:value="337.75" calcext:value-type="float">
            <text:p>337.75</text:p>
          </table:table-cell>
          <table:table-cell office:value-type="float" office:value="-204.75" calcext:value-type="float">
            <text:p>-204.75</text:p>
          </table:table-cell>
          <table:table-cell office:value-type="float" office:value="7464.8" calcext:value-type="float">
            <text:p>746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5" calcext:value-type="float">
            <text:p>19.965</text:p>
          </table:table-cell>
          <table:table-cell office:value-type="float" office:value="0.73896" calcext:value-type="float">
            <text:p>0.73896</text:p>
          </table:table-cell>
          <table:table-cell office:value-type="float" office:value="20" calcext:value-type="float">
            <text:p>20</text:p>
          </table:table-cell>
          <table:table-cell office:value-type="float" office:value="3.4018" calcext:value-type="float">
            <text:p>3.4018</text:p>
          </table:table-cell>
          <table:table-cell office:value-type="float" office:value="-2045.9" calcext:value-type="float">
            <text:p>-2045.9</text:p>
          </table:table-cell>
          <table:table-cell office:value-type="float" office:value="-3253.5" calcext:value-type="float">
            <text:p>-3253.5</text:p>
          </table:table-cell>
          <table:table-cell office:value-type="float" office:value="22.725" calcext:value-type="float">
            <text:p>22.725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24681" calcext:value-type="float">
            <text:p>-0.24681</text:p>
          </table:table-cell>
          <table:table-cell office:value-type="float" office:value="0.0030435" calcext:value-type="float">
            <text:p>0.0030435</text:p>
          </table:table-cell>
          <table:table-cell office:value-type="float" office:value="0" calcext:value-type="float">
            <text:p>0</text:p>
          </table:table-cell>
          <table:table-cell office:value-type="float" office:value="2131.3" calcext:value-type="float">
            <text:p>2131.3</text:p>
          </table:table-cell>
          <table:table-cell office:value-type="float" office:value="0.033817" calcext:value-type="float">
            <text:p>0.033817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35349" calcext:value-type="float">
            <text:p>0.353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9]-([$Sheet2.$B$2]*[.B219]+[$Sheet2.$B$3]))^2" office:value-type="float" office:value="0.000133713592640945" calcext:value-type="float">
            <text:p>0.000133713592641</text:p>
          </table:table-cell>
          <table:table-cell table:formula="of:=([.F219]-([$Sheet2.$B$7] + [$Sheet2.$B$8] * ([.B219] - [$Sheet2.$B$9])^2))^2" office:value-type="float" office:value="0.00000264078482805659" calcext:value-type="float">
            <text:p>2.64078482805659E-06</text:p>
          </table:table-cell>
          <table:table-cell table:formula="of:=([.X219]-([.AE219]^2*([$Sheet2.$B$13]*([.B219] - [$Sheet2.$B$14])^2 + [$Sheet2.$B$15]*([.B219]-[$Sheet2.$B$14]) + [$Sheet2.$B$16])    ))^2" office:value-type="float" office:value="40.9896648153565" calcext:value-type="float">
            <text:p>40.9896648153565</text:p>
          </table:table-cell>
          <table:table-cell table:formula="of:=([.AG219]-([.AE219]^2*([$Sheet2.$B$20]*([.B219] - [$Sheet2.$B$21])^2 + [$Sheet2.$B$22]*([.B219]-[$Sheet2.$B$21]) + [$Sheet2.$B$23])    ))^2" office:value-type="float" office:value="2044.26347772669" calcext:value-type="float">
            <text:p>2044.26347772669</text:p>
          </table:table-cell>
          <table:table-cell table:formula="of:=([.AH219]-([.AE219]^2*([$Sheet2.$B$27]*([.B219] - [$Sheet2.$B$28])^2 + [$Sheet2.$B$29]*([.B219]-[$Sheet2.$B$28]) + [$Sheet2.$B$30])    ))^2" office:value-type="float" office:value="1164.23966082479" calcext:value-type="float">
            <text:p>1164.23966082479</text:p>
          </table:table-cell>
          <table:table-cell table:formula="of:=([.AI219]-([.AE219]^2*([$Sheet2.$B$34]*([.B219] - [$Sheet2.$B$35])^2 + [$Sheet2.$B$36]*([.B219]-[$Sheet2.$B$35]) + [$Sheet2.$B$37])    ))^2" office:value-type="float" office:value="95.5441417639424" calcext:value-type="float">
            <text:p>95.54414176394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7" calcext:value-type="float">
            <text:p>0.42317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0.0052403" calcext:value-type="float">
            <text:p>0.0052403</text:p>
          </table:table-cell>
          <table:table-cell office:value-type="float" office:value="0.021359" calcext:value-type="float">
            <text:p>0.021359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-0.87874" calcext:value-type="float">
            <text:p>-0.87874</text:p>
          </table:table-cell>
          <table:table-cell office:value-type="float" office:value="-0.024954" calcext:value-type="float">
            <text:p>-0.024954</text:p>
          </table:table-cell>
          <table:table-cell office:value-type="float" office:value="-0.85379" calcext:value-type="float">
            <text:p>-0.85379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-0.0033586" calcext:value-type="float">
            <text:p>-0.0033586</text:p>
          </table:table-cell>
          <table:table-cell office:value-type="float" office:value="-0.0023241" calcext:value-type="float">
            <text:p>-0.0023241</text:p>
          </table:table-cell>
          <table:table-cell office:value-type="float" office:value="-0.0010344" calcext:value-type="float">
            <text:p>-0.0010344</text:p>
          </table:table-cell>
          <table:table-cell office:value-type="float" office:value="15.909" calcext:value-type="float">
            <text:p>15.909</text:p>
          </table:table-cell>
          <table:table-cell office:value-type="float" office:value="10.349" calcext:value-type="float">
            <text:p>10.349</text:p>
          </table:table-cell>
          <table:table-cell office:value-type="float" office:value="1.5372" calcext:value-type="float">
            <text:p>1.5372</text:p>
          </table:table-cell>
          <table:table-cell office:value-type="float" office:value="431.23" calcext:value-type="float">
            <text:p>431.23</text:p>
          </table:table-cell>
          <table:table-cell office:value-type="float" office:value="-236.86" calcext:value-type="float">
            <text:p>-236.86</text:p>
          </table:table-cell>
          <table:table-cell office:value-type="float" office:value="8543.4" calcext:value-type="float">
            <text:p>8543.4</text:p>
          </table:table-cell>
          <table:table-cell office:value-type="float" office:value="431.23" calcext:value-type="float">
            <text:p>431.23</text:p>
          </table:table-cell>
          <table:table-cell office:value-type="float" office:value="-236.86" calcext:value-type="float">
            <text:p>-236.86</text:p>
          </table:table-cell>
          <table:table-cell office:value-type="float" office:value="8543.4" calcext:value-type="float">
            <text:p>854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1" calcext:value-type="float">
            <text:p>19.961</text:p>
          </table:table-cell>
          <table:table-cell office:value-type="float" office:value="0.73044" calcext:value-type="float">
            <text:p>0.73044</text:p>
          </table:table-cell>
          <table:table-cell office:value-type="float" office:value="20" calcext:value-type="float">
            <text:p>20</text:p>
          </table:table-cell>
          <table:table-cell office:value-type="float" office:value="3.5968" calcext:value-type="float">
            <text:p>3.5968</text:p>
          </table:table-cell>
          <table:table-cell office:value-type="float" office:value="-2345.1" calcext:value-type="float">
            <text:p>-2345.1</text:p>
          </table:table-cell>
          <table:table-cell office:value-type="float" office:value="-3725.6" calcext:value-type="float">
            <text:p>-3725.6</text:p>
          </table:table-cell>
          <table:table-cell office:value-type="float" office:value="33.903" calcext:value-type="float">
            <text:p>33.903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-0.24689" calcext:value-type="float">
            <text:p>-0.24689</text:p>
          </table:table-cell>
          <table:table-cell table:style-name="ce1" office:value-type="float" office:value="0.000075085" calcext:value-type="float">
            <text:p>7.51E-05</text:p>
          </table:table-cell>
          <table:table-cell office:value-type="float" office:value="0" calcext:value-type="float">
            <text:p>0</text:p>
          </table:table-cell>
          <table:table-cell office:value-type="float" office:value="2106.7" calcext:value-type="float">
            <text:p>2106.7</text:p>
          </table:table-cell>
          <table:table-cell office:value-type="float" office:value="0.043167" calcext:value-type="float">
            <text:p>0.043167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40314" calcext:value-type="float">
            <text:p>0.40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0]-([$Sheet2.$B$2]*[.B220]+[$Sheet2.$B$3]))^2" office:value-type="float" office:value="0.000194569557404011" calcext:value-type="float">
            <text:p>0.000194569557404</text:p>
          </table:table-cell>
          <table:table-cell table:formula="of:=([.F220]-([$Sheet2.$B$7] + [$Sheet2.$B$8] * ([.B220] - [$Sheet2.$B$9])^2))^2" office:value-type="float" office:value="0.00000249634342804106" calcext:value-type="float">
            <text:p>2.49634342804106E-06</text:p>
          </table:table-cell>
          <table:table-cell table:formula="of:=([.X220]-([.AE220]^2*([$Sheet2.$B$13]*([.B220] - [$Sheet2.$B$14])^2 + [$Sheet2.$B$15]*([.B220]-[$Sheet2.$B$14]) + [$Sheet2.$B$16])    ))^2" office:value-type="float" office:value="22.5931714453605" calcext:value-type="float">
            <text:p>22.5931714453605</text:p>
          </table:table-cell>
          <table:table-cell table:formula="of:=([.AG220]-([.AE220]^2*([$Sheet2.$B$20]*([.B220] - [$Sheet2.$B$21])^2 + [$Sheet2.$B$22]*([.B220]-[$Sheet2.$B$21]) + [$Sheet2.$B$23])    ))^2" office:value-type="float" office:value="3177.50116715875" calcext:value-type="float">
            <text:p>3177.50116715875</text:p>
          </table:table-cell>
          <table:table-cell table:formula="of:=([.AH220]-([.AE220]^2*([$Sheet2.$B$27]*([.B220] - [$Sheet2.$B$28])^2 + [$Sheet2.$B$29]*([.B220]-[$Sheet2.$B$28]) + [$Sheet2.$B$30])    ))^2" office:value-type="float" office:value="2647.79363984422" calcext:value-type="float">
            <text:p>2647.79363984422</text:p>
          </table:table-cell>
          <table:table-cell table:formula="of:=([.AI220]-([.AE220]^2*([$Sheet2.$B$34]*([.B220] - [$Sheet2.$B$35])^2 + [$Sheet2.$B$36]*([.B220]-[$Sheet2.$B$35]) + [$Sheet2.$B$37])    ))^2" office:value-type="float" office:value="111.206114414665" calcext:value-type="float">
            <text:p>111.2061144146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3" calcext:value-type="float">
            <text:p>0.47643</text:p>
          </table:table-cell>
          <table:table-cell office:value-type="float" office:value="0.032011" calcext:value-type="float">
            <text:p>0.032011</text:p>
          </table:table-cell>
          <table:table-cell office:value-type="float" office:value="0.0053119" calcext:value-type="float">
            <text:p>0.0053119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99358" calcext:value-type="float">
            <text:p>-0.99358</text:p>
          </table:table-cell>
          <table:table-cell office:value-type="float" office:value="-0.025295" calcext:value-type="float">
            <text:p>-0.025295</text:p>
          </table:table-cell>
          <table:table-cell office:value-type="float" office:value="-0.96828" calcext:value-type="float">
            <text:p>-0.96828</text:p>
          </table:table-cell>
          <table:table-cell office:value-type="float" office:value="0.26233" calcext:value-type="float">
            <text:p>0.26233</text:p>
          </table:table-cell>
          <table:table-cell office:value-type="float" office:value="-0.0047027" calcext:value-type="float">
            <text:p>-0.0047027</text:p>
          </table:table-cell>
          <table:table-cell office:value-type="float" office:value="-0.0023829" calcext:value-type="float">
            <text:p>-0.0023829</text:p>
          </table:table-cell>
          <table:table-cell office:value-type="float" office:value="-0.0023199" calcext:value-type="float">
            <text:p>-0.0023199</text:p>
          </table:table-cell>
          <table:table-cell office:value-type="float" office:value="14.883" calcext:value-type="float">
            <text:p>14.883</text:p>
          </table:table-cell>
          <table:table-cell office:value-type="float" office:value="10.273" calcext:value-type="float">
            <text:p>10.273</text:p>
          </table:table-cell>
          <table:table-cell office:value-type="float" office:value="1.4488" calcext:value-type="float">
            <text:p>1.4488</text:p>
          </table:table-cell>
          <table:table-cell office:value-type="float" office:value="539.04" calcext:value-type="float">
            <text:p>539.04</text:p>
          </table:table-cell>
          <table:table-cell office:value-type="float" office:value="-273.43" calcext:value-type="float">
            <text:p>-273.43</text:p>
          </table:table-cell>
          <table:table-cell office:value-type="float" office:value="9618.7" calcext:value-type="float">
            <text:p>9618.7</text:p>
          </table:table-cell>
          <table:table-cell office:value-type="float" office:value="539.04" calcext:value-type="float">
            <text:p>539.04</text:p>
          </table:table-cell>
          <table:table-cell office:value-type="float" office:value="-273.43" calcext:value-type="float">
            <text:p>-273.43</text:p>
          </table:table-cell>
          <table:table-cell office:value-type="float" office:value="9618.7" calcext:value-type="float">
            <text:p>961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55" calcext:value-type="float">
            <text:p>19.955</text:p>
          </table:table-cell>
          <table:table-cell office:value-type="float" office:value="0.73584" calcext:value-type="float">
            <text:p>0.73584</text:p>
          </table:table-cell>
          <table:table-cell office:value-type="float" office:value="20" calcext:value-type="float">
            <text:p>20</text:p>
          </table:table-cell>
          <table:table-cell office:value-type="float" office:value="3.8439" calcext:value-type="float">
            <text:p>3.8439</text:p>
          </table:table-cell>
          <table:table-cell office:value-type="float" office:value="-2648.2" calcext:value-type="float">
            <text:p>-2648.2</text:p>
          </table:table-cell>
          <table:table-cell office:value-type="float" office:value="-4212.5" calcext:value-type="float">
            <text:p>-4212.5</text:p>
          </table:table-cell>
          <table:table-cell office:value-type="float" office:value="47.472" calcext:value-type="float">
            <text:p>47.472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-0.24697" calcext:value-type="float">
            <text:p>-0.24697</text:p>
          </table:table-cell>
          <table:table-cell office:value-type="float" office:value="-0.0025639" calcext:value-type="float">
            <text:p>-0.0025639</text:p>
          </table:table-cell>
          <table:table-cell office:value-type="float" office:value="0" calcext:value-type="float">
            <text:p>0</text:p>
          </table:table-cell>
          <table:table-cell office:value-type="float" office:value="2122.3" calcext:value-type="float">
            <text:p>2122.3</text:p>
          </table:table-cell>
          <table:table-cell office:value-type="float" office:value="0.053944" calcext:value-type="float">
            <text:p>0.0539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4526" calcext:value-type="float">
            <text:p>0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1]-([$Sheet2.$B$2]*[.B221]+[$Sheet2.$B$3]))^2" office:value-type="float" office:value="0.000261280684423129" calcext:value-type="float">
            <text:p>0.000261280684423</text:p>
          </table:table-cell>
          <table:table-cell table:formula="of:=([.F221]-([$Sheet2.$B$7] + [$Sheet2.$B$8] * ([.B221] - [$Sheet2.$B$9])^2))^2" office:value-type="float" office:value="0.00000211887747236677" calcext:value-type="float">
            <text:p>2.11887747236677E-06</text:p>
          </table:table-cell>
          <table:table-cell table:formula="of:=([.X221]-([.AE221]^2*([$Sheet2.$B$13]*([.B221] - [$Sheet2.$B$14])^2 + [$Sheet2.$B$15]*([.B221]-[$Sheet2.$B$14]) + [$Sheet2.$B$16])    ))^2" office:value-type="float" office:value="8.73797648835174" calcext:value-type="float">
            <text:p>8.73797648835174</text:p>
          </table:table-cell>
          <table:table-cell table:formula="of:=([.AG221]-([.AE221]^2*([$Sheet2.$B$20]*([.B221] - [$Sheet2.$B$21])^2 + [$Sheet2.$B$22]*([.B221]-[$Sheet2.$B$21]) + [$Sheet2.$B$23])    ))^2" office:value-type="float" office:value="4494.14177225339" calcext:value-type="float">
            <text:p>4494.14177225339</text:p>
          </table:table-cell>
          <table:table-cell table:formula="of:=([.AH221]-([.AE221]^2*([$Sheet2.$B$27]*([.B221] - [$Sheet2.$B$28])^2 + [$Sheet2.$B$29]*([.B221]-[$Sheet2.$B$28]) + [$Sheet2.$B$30])    ))^2" office:value-type="float" office:value="4862.1822400538" calcext:value-type="float">
            <text:p>4862.1822400538</text:p>
          </table:table-cell>
          <table:table-cell table:formula="of:=([.AI221]-([.AE221]^2*([$Sheet2.$B$34]*([.B221] - [$Sheet2.$B$35])^2 + [$Sheet2.$B$36]*([.B221]-[$Sheet2.$B$35]) + [$Sheet2.$B$37])    ))^2" office:value-type="float" office:value="116.897456168357" calcext:value-type="float">
            <text:p>116.8974561683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0.0054762" calcext:value-type="float">
            <text:p>0.0054762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-0.015574" calcext:value-type="float">
            <text:p>-0.015574</text:p>
          </table:table-cell>
          <table:table-cell office:value-type="float" office:value="-1.1118" calcext:value-type="float">
            <text:p>-1.1118</text:p>
          </table:table-cell>
          <table:table-cell office:value-type="float" office:value="-0.026077" calcext:value-type="float">
            <text:p>-0.026077</text:p>
          </table:table-cell>
          <table:table-cell office:value-type="float" office:value="-1.0858" calcext:value-type="float">
            <text:p>-1.0858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-0.0062873" calcext:value-type="float">
            <text:p>-0.0062873</text:p>
          </table:table-cell>
          <table:table-cell office:value-type="float" office:value="-0.0024963" calcext:value-type="float">
            <text:p>-0.0024963</text:p>
          </table:table-cell>
          <table:table-cell office:value-type="float" office:value="-0.003791" calcext:value-type="float">
            <text:p>-0.003791</text:p>
          </table:table-cell>
          <table:table-cell office:value-type="float" office:value="13.853" calcext:value-type="float">
            <text:p>13.853</text:p>
          </table:table-cell>
          <table:table-cell office:value-type="float" office:value="10.08" calcext:value-type="float">
            <text:p>10.08</text:p>
          </table:table-cell>
          <table:table-cell office:value-type="float" office:value="1.3743" calcext:value-type="float">
            <text:p>1.3743</text:p>
          </table:table-cell>
          <table:table-cell office:value-type="float" office:value="661.07" calcext:value-type="float">
            <text:p>661.07</text:p>
          </table:table-cell>
          <table:table-cell office:value-type="float" office:value="-314.43" calcext:value-type="float">
            <text:p>-314.43</text:p>
          </table:table-cell>
          <table:table-cell office:value-type="float" office:value="10690" calcext:value-type="float">
            <text:p>10690</text:p>
          </table:table-cell>
          <table:table-cell office:value-type="float" office:value="661.07" calcext:value-type="float">
            <text:p>661.07</text:p>
          </table:table-cell>
          <table:table-cell office:value-type="float" office:value="-314.43" calcext:value-type="float">
            <text:p>-314.43</text:p>
          </table:table-cell>
          <table:table-cell office:value-type="float" office:value="10690" calcext:value-type="float">
            <text:p>10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8" calcext:value-type="float">
            <text:p>19.948</text:p>
          </table:table-cell>
          <table:table-cell office:value-type="float" office:value="0.7499" calcext:value-type="float">
            <text:p>0.7499</text:p>
          </table:table-cell>
          <table:table-cell office:value-type="float" office:value="20" calcext:value-type="float">
            <text:p>20</text:p>
          </table:table-cell>
          <table:table-cell office:value-type="float" office:value="4.1287" calcext:value-type="float">
            <text:p>4.1287</text:p>
          </table:table-cell>
          <table:table-cell office:value-type="float" office:value="-2954.8" calcext:value-type="float">
            <text:p>-2954.8</text:p>
          </table:table-cell>
          <table:table-cell office:value-type="float" office:value="-4713.9" calcext:value-type="float">
            <text:p>-4713.9</text:p>
          </table:table-cell>
          <table:table-cell office:value-type="float" office:value="63.468" calcext:value-type="float">
            <text:p>63.468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-0.24704" calcext:value-type="float">
            <text:p>-0.24704</text:p>
          </table:table-cell>
          <table:table-cell office:value-type="float" office:value="-0.0049709" calcext:value-type="float">
            <text:p>-0.0049709</text:p>
          </table:table-cell>
          <table:table-cell office:value-type="float" office:value="0" calcext:value-type="float">
            <text:p>0</text:p>
          </table:table-cell>
          <table:table-cell office:value-type="float" office:value="2162.8" calcext:value-type="float">
            <text:p>2162.8</text:p>
          </table:table-cell>
          <table:table-cell office:value-type="float" office:value="0.066134" calcext:value-type="float">
            <text:p>0.066134</text:p>
          </table:table-cell>
          <table:table-cell office:value-type="float" office:value="1.1037" calcext:value-type="float">
            <text:p>1.1037</text:p>
          </table:table-cell>
          <table:table-cell office:value-type="float" office:value="0.50181" calcext:value-type="float">
            <text:p>0.501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2]-([$Sheet2.$B$2]*[.B222]+[$Sheet2.$B$3]))^2" office:value-type="float" office:value="0.000329768852772168" calcext:value-type="float">
            <text:p>0.000329768852772</text:p>
          </table:table-cell>
          <table:table-cell table:formula="of:=([.F222]-([$Sheet2.$B$7] + [$Sheet2.$B$8] * ([.B222] - [$Sheet2.$B$9])^2))^2" office:value-type="float" office:value="0.00000155254648406474" calcext:value-type="float">
            <text:p>1.55254648406474E-06</text:p>
          </table:table-cell>
          <table:table-cell table:formula="of:=([.X222]-([.AE222]^2*([$Sheet2.$B$13]*([.B222] - [$Sheet2.$B$14])^2 + [$Sheet2.$B$15]*([.B222]-[$Sheet2.$B$14]) + [$Sheet2.$B$16])    ))^2" office:value-type="float" office:value="1.08296336930697" calcext:value-type="float">
            <text:p>1.08296336930697</text:p>
          </table:table-cell>
          <table:table-cell table:formula="of:=([.AG222]-([.AE222]^2*([$Sheet2.$B$20]*([.B222] - [$Sheet2.$B$21])^2 + [$Sheet2.$B$22]*([.B222]-[$Sheet2.$B$21]) + [$Sheet2.$B$23])    ))^2" office:value-type="float" office:value="5901.40898386087" calcext:value-type="float">
            <text:p>5901.40898386087</text:p>
          </table:table-cell>
          <table:table-cell table:formula="of:=([.AH222]-([.AE222]^2*([$Sheet2.$B$27]*([.B222] - [$Sheet2.$B$28])^2 + [$Sheet2.$B$29]*([.B222]-[$Sheet2.$B$28]) + [$Sheet2.$B$30])    ))^2" office:value-type="float" office:value="7856.84706778911" calcext:value-type="float">
            <text:p>7856.84706778911</text:p>
          </table:table-cell>
          <table:table-cell table:formula="of:=([.AI222]-([.AE222]^2*([$Sheet2.$B$34]*([.B222] - [$Sheet2.$B$35])^2 + [$Sheet2.$B$36]*([.B222]-[$Sheet2.$B$35]) + [$Sheet2.$B$37])    ))^2" office:value-type="float" office:value="111.051837023449" calcext:value-type="float">
            <text:p>111.05183702344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27" calcext:value-type="float">
            <text:p>0.58227</text:p>
          </table:table-cell>
          <table:table-cell office:value-type="float" office:value="0.045229" calcext:value-type="float">
            <text:p>0.045229</text:p>
          </table:table-cell>
          <table:table-cell office:value-type="float" office:value="0.0057463" calcext:value-type="float">
            <text:p>0.0057463</text:p>
          </table:table-cell>
          <table:table-cell office:value-type="float" office:value="0.039483" calcext:value-type="float">
            <text:p>0.039483</text:p>
          </table:table-cell>
          <table:table-cell office:value-type="float" office:value="-0.017823" calcext:value-type="float">
            <text:p>-0.017823</text:p>
          </table:table-cell>
          <table:table-cell office:value-type="float" office:value="-1.2335" calcext:value-type="float">
            <text:p>-1.2335</text:p>
          </table:table-cell>
          <table:table-cell office:value-type="float" office:value="-0.027364" calcext:value-type="float">
            <text:p>-0.027364</text:p>
          </table:table-cell>
          <table:table-cell office:value-type="float" office:value="-1.2061" calcext:value-type="float">
            <text:p>-1.2061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-0.0081131" calcext:value-type="float">
            <text:p>-0.0081131</text:p>
          </table:table-cell>
          <table:table-cell office:value-type="float" office:value="-0.0026681" calcext:value-type="float">
            <text:p>-0.0026681</text:p>
          </table:table-cell>
          <table:table-cell office:value-type="float" office:value="-0.0054449" calcext:value-type="float">
            <text:p>-0.0054449</text:p>
          </table:table-cell>
          <table:table-cell office:value-type="float" office:value="12.874" calcext:value-type="float">
            <text:p>12.874</text:p>
          </table:table-cell>
          <table:table-cell office:value-type="float" office:value="9.8236" calcext:value-type="float">
            <text:p>9.8236</text:p>
          </table:table-cell>
          <table:table-cell office:value-type="float" office:value="1.3105" calcext:value-type="float">
            <text:p>1.3105</text:p>
          </table:table-cell>
          <table:table-cell office:value-type="float" office:value="797.13" calcext:value-type="float">
            <text:p>797.13</text:p>
          </table:table-cell>
          <table:table-cell office:value-type="float" office:value="-359.84" calcext:value-type="float">
            <text:p>-359.84</text:p>
          </table:table-cell>
          <table:table-cell office:value-type="float" office:value="11756" calcext:value-type="float">
            <text:p>11756</text:p>
          </table:table-cell>
          <table:table-cell office:value-type="float" office:value="797.13" calcext:value-type="float">
            <text:p>797.13</text:p>
          </table:table-cell>
          <table:table-cell office:value-type="float" office:value="-359.84" calcext:value-type="float">
            <text:p>-359.84</text:p>
          </table:table-cell>
          <table:table-cell office:value-type="float" office:value="11756" calcext:value-type="float">
            <text:p>11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" calcext:value-type="float">
            <text:p>19.94</text:p>
          </table:table-cell>
          <table:table-cell office:value-type="float" office:value="0.7695" calcext:value-type="float">
            <text:p>0.7695</text:p>
          </table:table-cell>
          <table:table-cell office:value-type="float" office:value="20" calcext:value-type="float">
            <text:p>20</text:p>
          </table:table-cell>
          <table:table-cell office:value-type="float" office:value="4.4416" calcext:value-type="float">
            <text:p>4.4416</text:p>
          </table:table-cell>
          <table:table-cell office:value-type="float" office:value="-3264.9" calcext:value-type="float">
            <text:p>-3264.9</text:p>
          </table:table-cell>
          <table:table-cell office:value-type="float" office:value="-5229.6" calcext:value-type="float">
            <text:p>-5229.6</text:p>
          </table:table-cell>
          <table:table-cell office:value-type="float" office:value="81.898" calcext:value-type="float">
            <text:p>81.898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-0.2471" calcext:value-type="float">
            <text:p>-0.2471</text:p>
          </table:table-cell>
          <table:table-cell office:value-type="float" office:value="-0.0072076" calcext:value-type="float">
            <text:p>-0.0072076</text:p>
          </table:table-cell>
          <table:table-cell office:value-type="float" office:value="0" calcext:value-type="float">
            <text:p>0</text:p>
          </table:table-cell>
          <table:table-cell office:value-type="float" office:value="2219.3" calcext:value-type="float">
            <text:p>2219.3</text:p>
          </table:table-cell>
          <table:table-cell office:value-type="float" office:value="0.079712" calcext:value-type="float">
            <text:p>0.079712</text:p>
          </table:table-cell>
          <table:table-cell office:value-type="float" office:value="1.107" calcext:value-type="float">
            <text:p>1.107</text:p>
          </table:table-cell>
          <table:table-cell office:value-type="float" office:value="0.55076" calcext:value-type="float">
            <text:p>0.550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3]-([$Sheet2.$B$2]*[.B223]+[$Sheet2.$B$3]))^2" office:value-type="float" office:value="0.000396603191512887" calcext:value-type="float">
            <text:p>0.000396603191513</text:p>
          </table:table-cell>
          <table:table-cell table:formula="of:=([.F223]-([$Sheet2.$B$7] + [$Sheet2.$B$8] * ([.B223] - [$Sheet2.$B$9])^2))^2" office:value-type="float" office:value="0.000000898911524971689" calcext:value-type="float">
            <text:p>8.98911524971689E-07</text:p>
          </table:table-cell>
          <table:table-cell table:formula="of:=([.X223]-([.AE223]^2*([$Sheet2.$B$13]*([.B223] - [$Sheet2.$B$14])^2 + [$Sheet2.$B$15]*([.B223]-[$Sheet2.$B$14]) + [$Sheet2.$B$16])    ))^2" office:value-type="float" office:value="0.946392936193735" calcext:value-type="float">
            <text:p>0.946392936193735</text:p>
          </table:table-cell>
          <table:table-cell table:formula="of:=([.AG223]-([.AE223]^2*([$Sheet2.$B$20]*([.B223] - [$Sheet2.$B$21])^2 + [$Sheet2.$B$22]*([.B223]-[$Sheet2.$B$21]) + [$Sheet2.$B$23])    ))^2" office:value-type="float" office:value="7347.25542104432" calcext:value-type="float">
            <text:p>7347.25542104432</text:p>
          </table:table-cell>
          <table:table-cell table:formula="of:=([.AH223]-([.AE223]^2*([$Sheet2.$B$27]*([.B223] - [$Sheet2.$B$28])^2 + [$Sheet2.$B$29]*([.B223]-[$Sheet2.$B$28]) + [$Sheet2.$B$30])    ))^2" office:value-type="float" office:value="11660.811857675" calcext:value-type="float">
            <text:p>11660.811857675</text:p>
          </table:table-cell>
          <table:table-cell table:formula="of:=([.AI223]-([.AE223]^2*([$Sheet2.$B$34]*([.B223] - [$Sheet2.$B$35])^2 + [$Sheet2.$B$36]*([.B223]-[$Sheet2.$B$35]) + [$Sheet2.$B$37])    ))^2" office:value-type="float" office:value="94.4207401993659" calcext:value-type="float">
            <text:p>94.42074019936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053019" calcext:value-type="float">
            <text:p>0.053019</text:p>
          </table:table-cell>
          <table:table-cell office:value-type="float" office:value="0.0060983" calcext:value-type="float">
            <text:p>0.0060983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1.3584" calcext:value-type="float">
            <text:p>-1.3584</text:p>
          </table:table-cell>
          <table:table-cell office:value-type="float" office:value="-0.02904" calcext:value-type="float">
            <text:p>-0.02904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0.35449" calcext:value-type="float">
            <text:p>0.35449</text:p>
          </table:table-cell>
          <table:table-cell office:value-type="float" office:value="-0.010168" calcext:value-type="float">
            <text:p>-0.010168</text:p>
          </table:table-cell>
          <table:table-cell office:value-type="float" office:value="-0.0028811" calcext:value-type="float">
            <text:p>-0.0028811</text:p>
          </table:table-cell>
          <table:table-cell office:value-type="float" office:value="-0.0072869" calcext:value-type="float">
            <text:p>-0.0072869</text:p>
          </table:table-cell>
          <table:table-cell office:value-type="float" office:value="11.974" calcext:value-type="float">
            <text:p>11.974</text:p>
          </table:table-cell>
          <table:table-cell office:value-type="float" office:value="9.5402" calcext:value-type="float">
            <text:p>9.5402</text:p>
          </table:table-cell>
          <table:table-cell office:value-type="float" office:value="1.2551" calcext:value-type="float">
            <text:p>1.2551</text:p>
          </table:table-cell>
          <table:table-cell office:value-type="float" office:value="947.29" calcext:value-type="float">
            <text:p>947.29</text:p>
          </table:table-cell>
          <table:table-cell office:value-type="float" office:value="-409.61" calcext:value-type="float">
            <text:p>-409.61</text:p>
          </table:table-cell>
          <table:table-cell office:value-type="float" office:value="12817" calcext:value-type="float">
            <text:p>12817</text:p>
          </table:table-cell>
          <table:table-cell office:value-type="float" office:value="947.29" calcext:value-type="float">
            <text:p>947.29</text:p>
          </table:table-cell>
          <table:table-cell office:value-type="float" office:value="-409.61" calcext:value-type="float">
            <text:p>-409.61</text:p>
          </table:table-cell>
          <table:table-cell office:value-type="float" office:value="12817" calcext:value-type="float">
            <text:p>12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31" calcext:value-type="float">
            <text:p>19.931</text:p>
          </table:table-cell>
          <table:table-cell office:value-type="float" office:value="0.79236" calcext:value-type="float">
            <text:p>0.79236</text:p>
          </table:table-cell>
          <table:table-cell office:value-type="float" office:value="20" calcext:value-type="float">
            <text:p>20</text:p>
          </table:table-cell>
          <table:table-cell office:value-type="float" office:value="4.7741" calcext:value-type="float">
            <text:p>4.7741</text:p>
          </table:table-cell>
          <table:table-cell office:value-type="float" office:value="-3578.4" calcext:value-type="float">
            <text:p>-3578.4</text:p>
          </table:table-cell>
          <table:table-cell office:value-type="float" office:value="-5759.3" calcext:value-type="float">
            <text:p>-5759.3</text:p>
          </table:table-cell>
          <table:table-cell office:value-type="float" office:value="102.64" calcext:value-type="float">
            <text:p>102.64</text:p>
          </table:table-cell>
          <table:table-cell office:value-type="float" office:value="0.94422" calcext:value-type="float">
            <text:p>0.94422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093157" calcext:value-type="float">
            <text:p>-0.0093157</text:p>
          </table:table-cell>
          <table:table-cell office:value-type="float" office:value="0" calcext:value-type="float">
            <text:p>0</text:p>
          </table:table-cell>
          <table:table-cell office:value-type="float" office:value="2285.3" calcext:value-type="float">
            <text:p>2285.3</text:p>
          </table:table-cell>
          <table:table-cell office:value-type="float" office:value="0.094684" calcext:value-type="float">
            <text:p>0.094684</text:p>
          </table:table-cell>
          <table:table-cell office:value-type="float" office:value="1.1073" calcext:value-type="float">
            <text:p>1.1073</text:p>
          </table:table-cell>
          <table:table-cell office:value-type="float" office:value="0.59942" calcext:value-type="float">
            <text:p>0.599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4]-([$Sheet2.$B$2]*[.B224]+[$Sheet2.$B$3]))^2" office:value-type="float" office:value="0.000459255982475508" calcext:value-type="float">
            <text:p>0.000459255982476</text:p>
          </table:table-cell>
          <table:table-cell table:formula="of:=([.F224]-([$Sheet2.$B$7] + [$Sheet2.$B$8] * ([.B224] - [$Sheet2.$B$9])^2))^2" office:value-type="float" office:value="0.000000337477450926715" calcext:value-type="float">
            <text:p>3.37477450926715E-07</text:p>
          </table:table-cell>
          <table:table-cell table:formula="of:=([.X224]-([.AE224]^2*([$Sheet2.$B$13]*([.B224] - [$Sheet2.$B$14])^2 + [$Sheet2.$B$15]*([.B224]-[$Sheet2.$B$14]) + [$Sheet2.$B$16])    ))^2" office:value-type="float" office:value="9.20783097055871" calcext:value-type="float">
            <text:p>9.20783097055871</text:p>
          </table:table-cell>
          <table:table-cell table:formula="of:=([.AG224]-([.AE224]^2*([$Sheet2.$B$20]*([.B224] - [$Sheet2.$B$21])^2 + [$Sheet2.$B$22]*([.B224]-[$Sheet2.$B$21]) + [$Sheet2.$B$23])    ))^2" office:value-type="float" office:value="8765.61683087961" calcext:value-type="float">
            <text:p>8765.61683087961</text:p>
          </table:table-cell>
          <table:table-cell table:formula="of:=([.AH224]-([.AE224]^2*([$Sheet2.$B$27]*([.B224] - [$Sheet2.$B$28])^2 + [$Sheet2.$B$29]*([.B224]-[$Sheet2.$B$28]) + [$Sheet2.$B$30])    ))^2" office:value-type="float" office:value="16248.2170868959" calcext:value-type="float">
            <text:p>16248.2170868959</text:p>
          </table:table-cell>
          <table:table-cell table:formula="of:=([.AI224]-([.AE224]^2*([$Sheet2.$B$34]*([.B224] - [$Sheet2.$B$35])^2 + [$Sheet2.$B$36]*([.B224]-[$Sheet2.$B$35]) + [$Sheet2.$B$37])    ))^2" office:value-type="float" office:value="71.7522942237073" calcext:value-type="float">
            <text:p>71.752294223707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08" calcext:value-type="float">
            <text:p>0.68708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0065072" calcext:value-type="float">
            <text:p>0.0065072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-0.022967" calcext:value-type="float">
            <text:p>-0.022967</text:p>
          </table:table-cell>
          <table:table-cell office:value-type="float" office:value="-1.4864" calcext:value-type="float">
            <text:p>-1.4864</text:p>
          </table:table-cell>
          <table:table-cell office:value-type="float" office:value="-0.030987" calcext:value-type="float">
            <text:p>-0.030987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-0.012431" calcext:value-type="float">
            <text:p>-0.012431</text:p>
          </table:table-cell>
          <table:table-cell office:value-type="float" office:value="-0.0031201" calcext:value-type="float">
            <text:p>-0.0031201</text:p>
          </table:table-cell>
          <table:table-cell office:value-type="float" office:value="-0.0093112" calcext:value-type="float">
            <text:p>-0.0093112</text:p>
          </table:table-cell>
          <table:table-cell office:value-type="float" office:value="11.163" calcext:value-type="float">
            <text:p>11.163</text:p>
          </table:table-cell>
          <table:table-cell office:value-type="float" office:value="9.2532" calcext:value-type="float">
            <text:p>9.2532</text:p>
          </table:table-cell>
          <table:table-cell office:value-type="float" office:value="1.2064" calcext:value-type="float">
            <text:p>1.2064</text:p>
          </table:table-cell>
          <table:table-cell office:value-type="float" office:value="1111.3" calcext:value-type="float">
            <text:p>1111.3</text:p>
          </table:table-cell>
          <table:table-cell office:value-type="float" office:value="-463.69" calcext:value-type="float">
            <text:p>-463.69</text:p>
          </table:table-cell>
          <table:table-cell office:value-type="float" office:value="13872" calcext:value-type="float">
            <text:p>13872</text:p>
          </table:table-cell>
          <table:table-cell office:value-type="float" office:value="1111.3" calcext:value-type="float">
            <text:p>1111.3</text:p>
          </table:table-cell>
          <table:table-cell office:value-type="float" office:value="-463.69" calcext:value-type="float">
            <text:p>-463.69</text:p>
          </table:table-cell>
          <table:table-cell office:value-type="float" office:value="13872" calcext:value-type="float">
            <text:p>13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float" office:value="0.81694" calcext:value-type="float">
            <text:p>0.81694</text:p>
          </table:table-cell>
          <table:table-cell office:value-type="float" office:value="20" calcext:value-type="float">
            <text:p>20</text:p>
          </table:table-cell>
          <table:table-cell office:value-type="float" office:value="5.1189" calcext:value-type="float">
            <text:p>5.1189</text:p>
          </table:table-cell>
          <table:table-cell office:value-type="float" office:value="-3895" calcext:value-type="float">
            <text:p>-3895</text:p>
          </table:table-cell>
          <table:table-cell office:value-type="float" office:value="-6301.8" calcext:value-type="float">
            <text:p>-6301.8</text:p>
          </table:table-cell>
          <table:table-cell office:value-type="float" office:value="125.49" calcext:value-type="float">
            <text:p>125.49</text:p>
          </table:table-cell>
          <table:table-cell office:value-type="float" office:value="0.94275" calcext:value-type="float">
            <text:p>0.94275</text:p>
          </table:table-cell>
          <table:table-cell office:value-type="float" office:value="-0.24724" calcext:value-type="float">
            <text:p>-0.24724</text:p>
          </table:table-cell>
          <table:table-cell office:value-type="float" office:value="-0.011322" calcext:value-type="float">
            <text:p>-0.011322</text:p>
          </table:table-cell>
          <table:table-cell office:value-type="float" office:value="0" calcext:value-type="float">
            <text:p>0</text:p>
          </table:table-cell>
          <table:table-cell office:value-type="float" office:value="2356.2" calcext:value-type="float">
            <text:p>2356.2</text:p>
          </table:table-cell>
          <table:table-cell office:value-type="float" office:value="0.11102" calcext:value-type="float">
            <text:p>0.11102</text:p>
          </table:table-cell>
          <table:table-cell office:value-type="float" office:value="1.1057" calcext:value-type="float">
            <text:p>1.1057</text:p>
          </table:table-cell>
          <table:table-cell office:value-type="float" office:value="0.64775" calcext:value-type="float">
            <text:p>0.647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5]-([$Sheet2.$B$2]*[.B225]+[$Sheet2.$B$3]))^2" office:value-type="float" office:value="0.000512371220912532" calcext:value-type="float">
            <text:p>0.000512371220913</text:p>
          </table:table-cell>
          <table:table-cell table:formula="of:=([.F225]-([$Sheet2.$B$7] + [$Sheet2.$B$8] * ([.B225] - [$Sheet2.$B$9])^2))^2" office:value-type="float" office:value="0.0000000340285067509072" calcext:value-type="float">
            <text:p>3.40285067509072E-08</text:p>
          </table:table-cell>
          <table:table-cell table:formula="of:=([.X225]-([.AE225]^2*([$Sheet2.$B$13]*([.B225] - [$Sheet2.$B$14])^2 + [$Sheet2.$B$15]*([.B225]-[$Sheet2.$B$14]) + [$Sheet2.$B$16])    ))^2" office:value-type="float" office:value="25.9507235782329" calcext:value-type="float">
            <text:p>25.9507235782329</text:p>
          </table:table-cell>
          <table:table-cell table:formula="of:=([.AG225]-([.AE225]^2*([$Sheet2.$B$20]*([.B225] - [$Sheet2.$B$21])^2 + [$Sheet2.$B$22]*([.B225]-[$Sheet2.$B$21]) + [$Sheet2.$B$23])    ))^2" office:value-type="float" office:value="10049.4307425341" calcext:value-type="float">
            <text:p>10049.4307425341</text:p>
          </table:table-cell>
          <table:table-cell table:formula="of:=([.AH225]-([.AE225]^2*([$Sheet2.$B$27]*([.B225] - [$Sheet2.$B$28])^2 + [$Sheet2.$B$29]*([.B225]-[$Sheet2.$B$28]) + [$Sheet2.$B$30])    ))^2" office:value-type="float" office:value="21283.490552258" calcext:value-type="float">
            <text:p>21283.490552258</text:p>
          </table:table-cell>
          <table:table-cell table:formula="of:=([.AI225]-([.AE225]^2*([$Sheet2.$B$34]*([.B225] - [$Sheet2.$B$35])^2 + [$Sheet2.$B$36]*([.B225]-[$Sheet2.$B$35]) + [$Sheet2.$B$37])    ))^2" office:value-type="float" office:value="49.0424404490136" calcext:value-type="float">
            <text:p>49.04244044901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03" calcext:value-type="float">
            <text:p>0.73903</text:p>
          </table:table-cell>
          <table:table-cell office:value-type="float" office:value="0.070808" calcext:value-type="float">
            <text:p>0.070808</text:p>
          </table:table-cell>
          <table:table-cell office:value-type="float" office:value="0.0069652" calcext:value-type="float">
            <text:p>0.0069652</text:p>
          </table:table-cell>
          <table:table-cell office:value-type="float" office:value="0.063843" calcext:value-type="float">
            <text:p>0.063843</text:p>
          </table:table-cell>
          <table:table-cell office:value-type="float" office:value="-0.025859" calcext:value-type="float">
            <text:p>-0.025859</text:p>
          </table:table-cell>
          <table:table-cell office:value-type="float" office:value="-1.6173" calcext:value-type="float">
            <text:p>-1.6173</text:p>
          </table:table-cell>
          <table:table-cell office:value-type="float" office:value="-0.033168" calcext:value-type="float">
            <text:p>-0.033168</text:p>
          </table:table-cell>
          <table:table-cell office:value-type="float" office:value="-1.5841" calcext:value-type="float">
            <text:p>-1.5841</text:p>
          </table:table-cell>
          <table:table-cell office:value-type="float" office:value="0.41753" calcext:value-type="float">
            <text:p>0.41753</text:p>
          </table:table-cell>
          <table:table-cell office:value-type="float" office:value="-0.014901" calcext:value-type="float">
            <text:p>-0.014901</text:p>
          </table:table-cell>
          <table:table-cell office:value-type="float" office:value="-0.0033825" calcext:value-type="float">
            <text:p>-0.0033825</text:p>
          </table:table-cell>
          <table:table-cell office:value-type="float" office:value="-0.011519" calcext:value-type="float">
            <text:p>-0.011519</text:p>
          </table:table-cell>
          <table:table-cell office:value-type="float" office:value="10.437" calcext:value-type="float">
            <text:p>10.437</text:p>
          </table:table-cell>
          <table:table-cell office:value-type="float" office:value="8.9724" calcext:value-type="float">
            <text:p>8.9724</text:p>
          </table:table-cell>
          <table:table-cell office:value-type="float" office:value="1.1632" calcext:value-type="float">
            <text:p>1.1632</text:p>
          </table:table-cell>
          <table:table-cell office:value-type="float" office:value="1288.9" calcext:value-type="float">
            <text:p>1288.9</text:p>
          </table:table-cell>
          <table:table-cell office:value-type="float" office:value="-522.07" calcext:value-type="float">
            <text:p>-522.07</text:p>
          </table:table-cell>
          <table:table-cell office:value-type="float" office:value="14920" calcext:value-type="float">
            <text:p>14920</text:p>
          </table:table-cell>
          <table:table-cell office:value-type="float" office:value="1288.9" calcext:value-type="float">
            <text:p>1288.9</text:p>
          </table:table-cell>
          <table:table-cell office:value-type="float" office:value="-522.07" calcext:value-type="float">
            <text:p>-522.07</text:p>
          </table:table-cell>
          <table:table-cell office:value-type="float" office:value="14920" calcext:value-type="float">
            <text:p>14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09" calcext:value-type="float">
            <text:p>19.909</text:p>
          </table:table-cell>
          <table:table-cell office:value-type="float" office:value="0.84249" calcext:value-type="float">
            <text:p>0.84249</text:p>
          </table:table-cell>
          <table:table-cell office:value-type="float" office:value="20" calcext:value-type="float">
            <text:p>20</text:p>
          </table:table-cell>
          <table:table-cell office:value-type="float" office:value="5.4729" calcext:value-type="float">
            <text:p>5.4729</text:p>
          </table:table-cell>
          <table:table-cell office:value-type="float" office:value="-4214.8" calcext:value-type="float">
            <text:p>-4214.8</text:p>
          </table:table-cell>
          <table:table-cell office:value-type="float" office:value="-6856.8" calcext:value-type="float">
            <text:p>-6856.8</text:p>
          </table:table-cell>
          <table:table-cell office:value-type="float" office:value="150.42" calcext:value-type="float">
            <text:p>150.42</text:p>
          </table:table-cell>
          <table:table-cell office:value-type="float" office:value="0.94141" calcext:value-type="float">
            <text:p>0.94141</text:p>
          </table:table-cell>
          <table:table-cell office:value-type="float" office:value="-0.24732" calcext:value-type="float">
            <text:p>-0.24732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0" calcext:value-type="float">
            <text:p>0</text:p>
          </table:table-cell>
          <table:table-cell office:value-type="float" office:value="2429.9" calcext:value-type="float">
            <text:p>2429.9</text:p>
          </table:table-cell>
          <table:table-cell office:value-type="float" office:value="0.12869" calcext:value-type="float">
            <text:p>0.12869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69573" calcext:value-type="float">
            <text:p>0.695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6]-([$Sheet2.$B$2]*[.B226]+[$Sheet2.$B$3]))^2" office:value-type="float" office:value="0.000554177657086377" calcext:value-type="float">
            <text:p>0.000554177657086</text:p>
          </table:table-cell>
          <table:table-cell table:formula="of:=([.F226]-([$Sheet2.$B$7] + [$Sheet2.$B$8] * ([.B226] - [$Sheet2.$B$9])^2))^2" office:value-type="float" office:value="0.0000000516517971657839" calcext:value-type="float">
            <text:p>5.16517971657839E-08</text:p>
          </table:table-cell>
          <table:table-cell table:formula="of:=([.X226]-([.AE226]^2*([$Sheet2.$B$13]*([.B226] - [$Sheet2.$B$14])^2 + [$Sheet2.$B$15]*([.B226]-[$Sheet2.$B$14]) + [$Sheet2.$B$16])    ))^2" office:value-type="float" office:value="51.0090310848769" calcext:value-type="float">
            <text:p>51.0090310848769</text:p>
          </table:table-cell>
          <table:table-cell table:formula="of:=([.AG226]-([.AE226]^2*([$Sheet2.$B$20]*([.B226] - [$Sheet2.$B$21])^2 + [$Sheet2.$B$22]*([.B226]-[$Sheet2.$B$21]) + [$Sheet2.$B$23])    ))^2" office:value-type="float" office:value="11168.6980444915" calcext:value-type="float">
            <text:p>11168.6980444915</text:p>
          </table:table-cell>
          <table:table-cell table:formula="of:=([.AH226]-([.AE226]^2*([$Sheet2.$B$27]*([.B226] - [$Sheet2.$B$28])^2 + [$Sheet2.$B$29]*([.B226]-[$Sheet2.$B$28]) + [$Sheet2.$B$30])    ))^2" office:value-type="float" office:value="26551.2773552304" calcext:value-type="float">
            <text:p>26551.2773552304</text:p>
          </table:table-cell>
          <table:table-cell table:formula="of:=([.AI226]-([.AE226]^2*([$Sheet2.$B$34]*([.B226] - [$Sheet2.$B$35])^2 + [$Sheet2.$B$36]*([.B226]-[$Sheet2.$B$35]) + [$Sheet2.$B$37])    ))^2" office:value-type="float" office:value="28.5381193219278" calcext:value-type="float">
            <text:p>28.53811932192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62" calcext:value-type="float">
            <text:p>0.79062</text:p>
          </table:table-cell>
          <table:table-cell office:value-type="float" office:value="0.080765" calcext:value-type="float">
            <text:p>0.080765</text:p>
          </table:table-cell>
          <table:table-cell office:value-type="float" office:value="0.0074487" calcext:value-type="float">
            <text:p>0.0074487</text:p>
          </table:table-cell>
          <table:table-cell office:value-type="float" office:value="0.073316" calcext:value-type="float">
            <text:p>0.073316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1.7509" calcext:value-type="float">
            <text:p>-1.7509</text:p>
          </table:table-cell>
          <table:table-cell office:value-type="float" office:value="-0.03547" calcext:value-type="float">
            <text:p>-0.03547</text:p>
          </table:table-cell>
          <table:table-cell office:value-type="float" office:value="-1.7154" calcext:value-type="float">
            <text:p>-1.7154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-0.017563" calcext:value-type="float">
            <text:p>-0.017563</text:p>
          </table:table-cell>
          <table:table-cell office:value-type="float" office:value="-0.0036546" calcext:value-type="float">
            <text:p>-0.0036546</text:p>
          </table:table-cell>
          <table:table-cell office:value-type="float" office:value="-0.013908" calcext:value-type="float">
            <text:p>-0.013908</text:p>
          </table:table-cell>
          <table:table-cell office:value-type="float" office:value="9.7891" calcext:value-type="float">
            <text:p>9.7891</text:p>
          </table:table-cell>
          <table:table-cell office:value-type="float" office:value="8.7041" calcext:value-type="float">
            <text:p>8.7041</text:p>
          </table:table-cell>
          <table:table-cell office:value-type="float" office:value="1.1246" calcext:value-type="float">
            <text:p>1.1246</text:p>
          </table:table-cell>
          <table:table-cell office:value-type="float" office:value="1480.2" calcext:value-type="float">
            <text:p>1480.2</text:p>
          </table:table-cell>
          <table:table-cell office:value-type="float" office:value="-584.65" calcext:value-type="float">
            <text:p>-584.65</text:p>
          </table:table-cell>
          <table:table-cell office:value-type="float" office:value="15962" calcext:value-type="float">
            <text:p>15962</text:p>
          </table:table-cell>
          <table:table-cell office:value-type="float" office:value="1480.2" calcext:value-type="float">
            <text:p>1480.2</text:p>
          </table:table-cell>
          <table:table-cell office:value-type="float" office:value="-584.65" calcext:value-type="float">
            <text:p>-584.65</text:p>
          </table:table-cell>
          <table:table-cell office:value-type="float" office:value="15962" calcext:value-type="float">
            <text:p>15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96" calcext:value-type="float">
            <text:p>19.896</text:p>
          </table:table-cell>
          <table:table-cell office:value-type="float" office:value="0.86846" calcext:value-type="float">
            <text:p>0.86846</text:p>
          </table:table-cell>
          <table:table-cell office:value-type="float" office:value="20" calcext:value-type="float">
            <text:p>20</text:p>
          </table:table-cell>
          <table:table-cell office:value-type="float" office:value="5.8328" calcext:value-type="float">
            <text:p>5.8328</text:p>
          </table:table-cell>
          <table:table-cell office:value-type="float" office:value="-4537.3" calcext:value-type="float">
            <text:p>-4537.3</text:p>
          </table:table-cell>
          <table:table-cell office:value-type="float" office:value="-7423.2" calcext:value-type="float">
            <text:p>-7423.2</text:p>
          </table:table-cell>
          <table:table-cell office:value-type="float" office:value="177.29" calcext:value-type="float">
            <text:p>177.29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15105" calcext:value-type="float">
            <text:p>-0.015105</text:p>
          </table:table-cell>
          <table:table-cell office:value-type="float" office:value="0" calcext:value-type="float">
            <text:p>0</text:p>
          </table:table-cell>
          <table:table-cell office:value-type="float" office:value="2504.8" calcext:value-type="float">
            <text:p>2504.8</text:p>
          </table:table-cell>
          <table:table-cell office:value-type="float" office:value="0.1477" calcext:value-type="float">
            <text:p>0.1477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74331" calcext:value-type="float">
            <text:p>0.74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7]-([$Sheet2.$B$2]*[.B227]+[$Sheet2.$B$3]))^2" office:value-type="float" office:value="0.000580151682713712" calcext:value-type="float">
            <text:p>0.000580151682714</text:p>
          </table:table-cell>
          <table:table-cell table:formula="of:=([.F227]-([$Sheet2.$B$7] + [$Sheet2.$B$8] * ([.B227] - [$Sheet2.$B$9])^2))^2" office:value-type="float" office:value="0.000000392235877217785" calcext:value-type="float">
            <text:p>3.92235877217785E-07</text:p>
          </table:table-cell>
          <table:table-cell table:formula="of:=([.X227]-([.AE227]^2*([$Sheet2.$B$13]*([.B227] - [$Sheet2.$B$14])^2 + [$Sheet2.$B$15]*([.B227]-[$Sheet2.$B$14]) + [$Sheet2.$B$16])    ))^2" office:value-type="float" office:value="82.4113021874448" calcext:value-type="float">
            <text:p>82.4113021874448</text:p>
          </table:table-cell>
          <table:table-cell table:formula="of:=([.AG227]-([.AE227]^2*([$Sheet2.$B$20]*([.B227] - [$Sheet2.$B$21])^2 + [$Sheet2.$B$22]*([.B227]-[$Sheet2.$B$21]) + [$Sheet2.$B$23])    ))^2" office:value-type="float" office:value="11975.0363425639" calcext:value-type="float">
            <text:p>11975.0363425639</text:p>
          </table:table-cell>
          <table:table-cell table:formula="of:=([.AH227]-([.AE227]^2*([$Sheet2.$B$27]*([.B227] - [$Sheet2.$B$28])^2 + [$Sheet2.$B$29]*([.B227]-[$Sheet2.$B$28]) + [$Sheet2.$B$30])    ))^2" office:value-type="float" office:value="31520.27550848" calcext:value-type="float">
            <text:p>31520.27550848</text:p>
          </table:table-cell>
          <table:table-cell table:formula="of:=([.AI227]-([.AE227]^2*([$Sheet2.$B$34]*([.B227] - [$Sheet2.$B$35])^2 + [$Sheet2.$B$36]*([.B227]-[$Sheet2.$B$35]) + [$Sheet2.$B$37])    ))^2" office:value-type="float" office:value="13.1616916851642" calcext:value-type="float">
            <text:p>13.161691685164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5" calcext:value-type="float">
            <text:p>0.84185</text:p>
          </table:table-cell>
          <table:table-cell office:value-type="float" office:value="0.09139" calcext:value-type="float">
            <text:p>0.09139</text:p>
          </table:table-cell>
          <table:table-cell office:value-type="float" office:value="0.0079422" calcext:value-type="float">
            <text:p>0.0079422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-0.032266" calcext:value-type="float">
            <text:p>-0.032266</text:p>
          </table:table-cell>
          <table:table-cell office:value-type="float" office:value="-1.8871" calcext:value-type="float">
            <text:p>-1.8871</text:p>
          </table:table-cell>
          <table:table-cell office:value-type="float" office:value="-0.03782" calcext:value-type="float">
            <text:p>-0.03782</text:p>
          </table:table-cell>
          <table:table-cell office:value-type="float" office:value="-1.8492" calcext:value-type="float">
            <text:p>-1.8492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-0.020404" calcext:value-type="float">
            <text:p>-0.020404</text:p>
          </table:table-cell>
          <table:table-cell office:value-type="float" office:value="-0.0039263" calcext:value-type="float">
            <text:p>-0.0039263</text:p>
          </table:table-cell>
          <table:table-cell office:value-type="float" office:value="-0.016477" calcext:value-type="float">
            <text:p>-0.016477</text:p>
          </table:table-cell>
          <table:table-cell office:value-type="float" office:value="9.2116" calcext:value-type="float">
            <text:p>9.2116</text:p>
          </table:table-cell>
          <table:table-cell office:value-type="float" office:value="8.4518" calcext:value-type="float">
            <text:p>8.4518</text:p>
          </table:table-cell>
          <table:table-cell office:value-type="float" office:value="1.0899" calcext:value-type="float">
            <text:p>1.0899</text:p>
          </table:table-cell>
          <table:table-cell office:value-type="float" office:value="1684.8" calcext:value-type="float">
            <text:p>1684.8</text:p>
          </table:table-cell>
          <table:table-cell office:value-type="float" office:value="-651.43" calcext:value-type="float">
            <text:p>-651.43</text:p>
          </table:table-cell>
          <table:table-cell office:value-type="float" office:value="16996" calcext:value-type="float">
            <text:p>16996</text:p>
          </table:table-cell>
          <table:table-cell office:value-type="float" office:value="1684.8" calcext:value-type="float">
            <text:p>1684.8</text:p>
          </table:table-cell>
          <table:table-cell office:value-type="float" office:value="-651.43" calcext:value-type="float">
            <text:p>-651.43</text:p>
          </table:table-cell>
          <table:table-cell office:value-type="float" office:value="16996" calcext:value-type="float">
            <text:p>1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83" calcext:value-type="float">
            <text:p>19.883</text:p>
          </table:table-cell>
          <table:table-cell office:value-type="float" office:value="0.89439" calcext:value-type="float">
            <text:p>0.89439</text:p>
          </table:table-cell>
          <table:table-cell office:value-type="float" office:value="20" calcext:value-type="float">
            <text:p>20</text:p>
          </table:table-cell>
          <table:table-cell office:value-type="float" office:value="6.1957" calcext:value-type="float">
            <text:p>6.1957</text:p>
          </table:table-cell>
          <table:table-cell office:value-type="float" office:value="-4862.7" calcext:value-type="float">
            <text:p>-4862.7</text:p>
          </table:table-cell>
          <table:table-cell office:value-type="float" office:value="-8000.6" calcext:value-type="float">
            <text:p>-8000.6</text:p>
          </table:table-cell>
          <table:table-cell office:value-type="float" office:value="205.97" calcext:value-type="float">
            <text:p>205.97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-0.24748" calcext:value-type="float">
            <text:p>-0.24748</text:p>
          </table:table-cell>
          <table:table-cell office:value-type="float" office:value="-0.016906" calcext:value-type="float">
            <text:p>-0.016906</text:p>
          </table:table-cell>
          <table:table-cell office:value-type="float" office:value="0" calcext:value-type="float">
            <text:p>0</text:p>
          </table:table-cell>
          <table:table-cell office:value-type="float" office:value="2579.6" calcext:value-type="float">
            <text:p>2579.6</text:p>
          </table:table-cell>
          <table:table-cell office:value-type="float" office:value="0.168" calcext:value-type="float">
            <text:p>0.168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79049" calcext:value-type="float">
            <text:p>0.79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8]-([$Sheet2.$B$2]*[.B228]+[$Sheet2.$B$3]))^2" office:value-type="float" office:value="0.000589115320539882" calcext:value-type="float">
            <text:p>0.00058911532054</text:p>
          </table:table-cell>
          <table:table-cell table:formula="of:=([.F228]-([$Sheet2.$B$7] + [$Sheet2.$B$8] * ([.B228] - [$Sheet2.$B$9])^2))^2" office:value-type="float" office:value="0.000000963505191421536" calcext:value-type="float">
            <text:p>9.63505191421536E-07</text:p>
          </table:table-cell>
          <table:table-cell table:formula="of:=([.X228]-([.AE228]^2*([$Sheet2.$B$13]*([.B228] - [$Sheet2.$B$14])^2 + [$Sheet2.$B$15]*([.B228]-[$Sheet2.$B$14]) + [$Sheet2.$B$16])    ))^2" office:value-type="float" office:value="118.8580618347" calcext:value-type="float">
            <text:p>118.8580618347</text:p>
          </table:table-cell>
          <table:table-cell table:formula="of:=([.AG228]-([.AE228]^2*([$Sheet2.$B$20]*([.B228] - [$Sheet2.$B$21])^2 + [$Sheet2.$B$22]*([.B228]-[$Sheet2.$B$21]) + [$Sheet2.$B$23])    ))^2" office:value-type="float" office:value="12475.146030007" calcext:value-type="float">
            <text:p>12475.146030007</text:p>
          </table:table-cell>
          <table:table-cell table:formula="of:=([.AH228]-([.AE228]^2*([$Sheet2.$B$27]*([.B228] - [$Sheet2.$B$28])^2 + [$Sheet2.$B$29]*([.B228]-[$Sheet2.$B$28]) + [$Sheet2.$B$30])    ))^2" office:value-type="float" office:value="35823.2294498652" calcext:value-type="float">
            <text:p>35823.2294498652</text:p>
          </table:table-cell>
          <table:table-cell table:formula="of:=([.AI228]-([.AE228]^2*([$Sheet2.$B$34]*([.B228] - [$Sheet2.$B$35])^2 + [$Sheet2.$B$36]*([.B228]-[$Sheet2.$B$35]) + [$Sheet2.$B$37])    ))^2" office:value-type="float" office:value="3.96177240811172" calcext:value-type="float">
            <text:p>3.9617724081117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63" calcext:value-type="float">
            <text:p>0.89263</text:p>
          </table:table-cell>
          <table:table-cell office:value-type="float" office:value="0.10266" calcext:value-type="float">
            <text:p>0.10266</text:p>
          </table:table-cell>
          <table:table-cell office:value-type="float" office:value="0.0084332" calcext:value-type="float">
            <text:p>0.0084332</text:p>
          </table:table-cell>
          <table:table-cell office:value-type="float" office:value="0.094225" calcext:value-type="float">
            <text:p>0.094225</text:p>
          </table:table-cell>
          <table:table-cell office:value-type="float" office:value="-0.035777" calcext:value-type="float">
            <text:p>-0.035777</text:p>
          </table:table-cell>
          <table:table-cell office:value-type="float" office:value="-2.0255" calcext:value-type="float">
            <text:p>-2.0255</text:p>
          </table:table-cell>
          <table:table-cell office:value-type="float" office:value="-0.040158" calcext:value-type="float">
            <text:p>-0.040158</text:p>
          </table:table-cell>
          <table:table-cell office:value-type="float" office:value="-1.9854" calcext:value-type="float">
            <text:p>-1.9854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-0.023419" calcext:value-type="float">
            <text:p>-0.023419</text:p>
          </table:table-cell>
          <table:table-cell office:value-type="float" office:value="-0.0041965" calcext:value-type="float">
            <text:p>-0.0041965</text:p>
          </table:table-cell>
          <table:table-cell office:value-type="float" office:value="-0.019223" calcext:value-type="float">
            <text:p>-0.019223</text:p>
          </table:table-cell>
          <table:table-cell office:value-type="float" office:value="8.6952" calcext:value-type="float">
            <text:p>8.6952</text:p>
          </table:table-cell>
          <table:table-cell office:value-type="float" office:value="8.2151" calcext:value-type="float">
            <text:p>8.2151</text:p>
          </table:table-cell>
          <table:table-cell office:value-type="float" office:value="1.0584" calcext:value-type="float">
            <text:p>1.0584</text:p>
          </table:table-cell>
          <table:table-cell office:value-type="float" office:value="1902.3" calcext:value-type="float">
            <text:p>1902.3</text:p>
          </table:table-cell>
          <table:table-cell office:value-type="float" office:value="-722.31" calcext:value-type="float">
            <text:p>-722.31</text:p>
          </table:table-cell>
          <table:table-cell office:value-type="float" office:value="18022" calcext:value-type="float">
            <text:p>18022</text:p>
          </table:table-cell>
          <table:table-cell office:value-type="float" office:value="1902.3" calcext:value-type="float">
            <text:p>1902.3</text:p>
          </table:table-cell>
          <table:table-cell office:value-type="float" office:value="-722.31" calcext:value-type="float">
            <text:p>-722.31</text:p>
          </table:table-cell>
          <table:table-cell office:value-type="float" office:value="18022" calcext:value-type="float">
            <text:p>18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69" calcext:value-type="float">
            <text:p>19.869</text:p>
          </table:table-cell>
          <table:table-cell office:value-type="float" office:value="0.92016" calcext:value-type="float">
            <text:p>0.92016</text:p>
          </table:table-cell>
          <table:table-cell office:value-type="float" office:value="20" calcext:value-type="float">
            <text:p>20</text:p>
          </table:table-cell>
          <table:table-cell office:value-type="float" office:value="6.5606" calcext:value-type="float">
            <text:p>6.5606</text:p>
          </table:table-cell>
          <table:table-cell office:value-type="float" office:value="-5190.4" calcext:value-type="float">
            <text:p>-5190.4</text:p>
          </table:table-cell>
          <table:table-cell office:value-type="float" office:value="-8587.8" calcext:value-type="float">
            <text:p>-8587.8</text:p>
          </table:table-cell>
          <table:table-cell office:value-type="float" office:value="236.41" calcext:value-type="float">
            <text:p>236.41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-0.24756" calcext:value-type="float">
            <text:p>-0.24756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" calcext:value-type="float">
            <text:p>0</text:p>
          </table:table-cell>
          <table:table-cell office:value-type="float" office:value="2653.9" calcext:value-type="float">
            <text:p>2653.9</text:p>
          </table:table-cell>
          <table:table-cell office:value-type="float" office:value="0.18956" calcext:value-type="float">
            <text:p>0.18956</text:p>
          </table:table-cell>
          <table:table-cell office:value-type="float" office:value="1.0901" calcext:value-type="float">
            <text:p>1.0901</text:p>
          </table:table-cell>
          <table:table-cell office:value-type="float" office:value="0.83718" calcext:value-type="float">
            <text:p>0.83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9]-([$Sheet2.$B$2]*[.B229]+[$Sheet2.$B$3]))^2" office:value-type="float" office:value="0.000576338822911098" calcext:value-type="float">
            <text:p>0.000576338822911</text:p>
          </table:table-cell>
          <table:table-cell table:formula="of:=([.F229]-([$Sheet2.$B$7] + [$Sheet2.$B$8] * ([.B229] - [$Sheet2.$B$9])^2))^2" office:value-type="float" office:value="0.00000161329930795681" calcext:value-type="float">
            <text:p>1.61329930795681E-06</text:p>
          </table:table-cell>
          <table:table-cell table:formula="of:=([.X229]-([.AE229]^2*([$Sheet2.$B$13]*([.B229] - [$Sheet2.$B$14])^2 + [$Sheet2.$B$15]*([.B229]-[$Sheet2.$B$14]) + [$Sheet2.$B$16])    ))^2" office:value-type="float" office:value="156.612028514683" calcext:value-type="float">
            <text:p>156.612028514683</text:p>
          </table:table-cell>
          <table:table-cell table:formula="of:=([.AG229]-([.AE229]^2*([$Sheet2.$B$20]*([.B229] - [$Sheet2.$B$21])^2 + [$Sheet2.$B$22]*([.B229]-[$Sheet2.$B$21]) + [$Sheet2.$B$23])    ))^2" office:value-type="float" office:value="12514.2510281193" calcext:value-type="float">
            <text:p>12514.2510281193</text:p>
          </table:table-cell>
          <table:table-cell table:formula="of:=([.AH229]-([.AE229]^2*([$Sheet2.$B$27]*([.B229] - [$Sheet2.$B$28])^2 + [$Sheet2.$B$29]*([.B229]-[$Sheet2.$B$28]) + [$Sheet2.$B$30])    ))^2" office:value-type="float" office:value="38784.528551128" calcext:value-type="float">
            <text:p>38784.528551128</text:p>
          </table:table-cell>
          <table:table-cell table:formula="of:=([.AI229]-([.AE229]^2*([$Sheet2.$B$34]*([.B229] - [$Sheet2.$B$35])^2 + [$Sheet2.$B$36]*([.B229]-[$Sheet2.$B$35]) + [$Sheet2.$B$37])    ))^2" office:value-type="float" office:value="0.230068777681695" calcext:value-type="float">
            <text:p>0.2300687776816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11457" calcext:value-type="float">
            <text:p>0.11457</text:p>
          </table:table-cell>
          <table:table-cell office:value-type="float" office:value="0.0089311" calcext:value-type="float">
            <text:p>0.0089311</text:p>
          </table:table-cell>
          <table:table-cell office:value-type="float" office:value="0.10564" calcext:value-type="float">
            <text:p>0.10564</text:p>
          </table:table-cell>
          <table:table-cell office:value-type="float" office:value="-0.03949" calcext:value-type="float">
            <text:p>-0.03949</text:p>
          </table:table-cell>
          <table:table-cell office:value-type="float" office:value="-2.1664" calcext:value-type="float">
            <text:p>-2.1664</text:p>
          </table:table-cell>
          <table:table-cell office:value-type="float" office:value="-0.042529" calcext:value-type="float">
            <text:p>-0.042529</text:p>
          </table:table-cell>
          <table:table-cell office:value-type="float" office:value="-2.1238" calcext:value-type="float">
            <text:p>-2.1238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-0.026608" calcext:value-type="float">
            <text:p>-0.026608</text:p>
          </table:table-cell>
          <table:table-cell office:value-type="float" office:value="-0.0044677" calcext:value-type="float">
            <text:p>-0.0044677</text:p>
          </table:table-cell>
          <table:table-cell office:value-type="float" office:value="-0.022141" calcext:value-type="float">
            <text:p>-0.022141</text:p>
          </table:table-cell>
          <table:table-cell office:value-type="float" office:value="8.2308" calcext:value-type="float">
            <text:p>8.2308</text:p>
          </table:table-cell>
          <table:table-cell office:value-type="float" office:value="7.9927" calcext:value-type="float">
            <text:p>7.9927</text:p>
          </table:table-cell>
          <table:table-cell office:value-type="float" office:value="1.0298" calcext:value-type="float">
            <text:p>1.0298</text:p>
          </table:table-cell>
          <table:table-cell office:value-type="float" office:value="2132.7" calcext:value-type="float">
            <text:p>2132.7</text:p>
          </table:table-cell>
          <table:table-cell office:value-type="float" office:value="-797.27" calcext:value-type="float">
            <text:p>-797.27</text:p>
          </table:table-cell>
          <table:table-cell office:value-type="float" office:value="19038" calcext:value-type="float">
            <text:p>19038</text:p>
          </table:table-cell>
          <table:table-cell office:value-type="float" office:value="2132.7" calcext:value-type="float">
            <text:p>2132.7</text:p>
          </table:table-cell>
          <table:table-cell office:value-type="float" office:value="-797.27" calcext:value-type="float">
            <text:p>-797.27</text:p>
          </table:table-cell>
          <table:table-cell office:value-type="float" office:value="19038" calcext:value-type="float">
            <text:p>19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54" calcext:value-type="float">
            <text:p>19.854</text:p>
          </table:table-cell>
          <table:table-cell office:value-type="float" office:value="0.94577" calcext:value-type="float">
            <text:p>0.94577</text:p>
          </table:table-cell>
          <table:table-cell office:value-type="float" office:value="20" calcext:value-type="float">
            <text:p>20</text:p>
          </table:table-cell>
          <table:table-cell office:value-type="float" office:value="6.9272" calcext:value-type="float">
            <text:p>6.9272</text:p>
          </table:table-cell>
          <table:table-cell office:value-type="float" office:value="-5520.4" calcext:value-type="float">
            <text:p>-5520.4</text:p>
          </table:table-cell>
          <table:table-cell office:value-type="float" office:value="-9184.8" calcext:value-type="float">
            <text:p>-9184.8</text:p>
          </table:table-cell>
          <table:table-cell office:value-type="float" office:value="268.6" calcext:value-type="float">
            <text:p>268.6</text:p>
          </table:table-cell>
          <table:table-cell office:value-type="float" office:value="0.93681" calcext:value-type="float">
            <text:p>0.93681</text:p>
          </table:table-cell>
          <table:table-cell office:value-type="float" office:value="-0.24765" calcext:value-type="float">
            <text:p>-0.24765</text:p>
          </table:table-cell>
          <table:table-cell office:value-type="float" office:value="-0.020365" calcext:value-type="float">
            <text:p>-0.020365</text:p>
          </table:table-cell>
          <table:table-cell office:value-type="float" office:value="0" calcext:value-type="float">
            <text:p>0</text:p>
          </table:table-cell>
          <table:table-cell office:value-type="float" office:value="2727.7" calcext:value-type="float">
            <text:p>2727.7</text:p>
          </table:table-cell>
          <table:table-cell office:value-type="float" office:value="0.21235" calcext:value-type="float">
            <text:p>0.21235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8834" calcext:value-type="float">
            <text:p>0.88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0]-([$Sheet2.$B$2]*[.B230]+[$Sheet2.$B$3]))^2" office:value-type="float" office:value="0.000543935163315831" calcext:value-type="float">
            <text:p>0.000543935163316</text:p>
          </table:table-cell>
          <table:table-cell table:formula="of:=([.F230]-([$Sheet2.$B$7] + [$Sheet2.$B$8] * ([.B230] - [$Sheet2.$B$9])^2))^2" office:value-type="float" office:value="0.00000221119862659619" calcext:value-type="float">
            <text:p>2.21119862659619E-06</text:p>
          </table:table-cell>
          <table:table-cell table:formula="of:=([.X230]-([.AE230]^2*([$Sheet2.$B$13]*([.B230] - [$Sheet2.$B$14])^2 + [$Sheet2.$B$15]*([.B230]-[$Sheet2.$B$14]) + [$Sheet2.$B$16])    ))^2" office:value-type="float" office:value="193.067468913497" calcext:value-type="float">
            <text:p>193.067468913497</text:p>
          </table:table-cell>
          <table:table-cell table:formula="of:=([.AG230]-([.AE230]^2*([$Sheet2.$B$20]*([.B230] - [$Sheet2.$B$21])^2 + [$Sheet2.$B$22]*([.B230]-[$Sheet2.$B$21]) + [$Sheet2.$B$23])    ))^2" office:value-type="float" office:value="12090.1612360866" calcext:value-type="float">
            <text:p>12090.1612360866</text:p>
          </table:table-cell>
          <table:table-cell table:formula="of:=([.AH230]-([.AE230]^2*([$Sheet2.$B$27]*([.B230] - [$Sheet2.$B$28])^2 + [$Sheet2.$B$29]*([.B230]-[$Sheet2.$B$28]) + [$Sheet2.$B$30])    ))^2" office:value-type="float" office:value="40217.245651439" calcext:value-type="float">
            <text:p>40217.245651439</text:p>
          </table:table-cell>
          <table:table-cell table:formula="of:=([.AI230]-([.AE230]^2*([$Sheet2.$B$34]*([.B230] - [$Sheet2.$B$35])^2 + [$Sheet2.$B$36]*([.B230]-[$Sheet2.$B$35]) + [$Sheet2.$B$37])    ))^2" office:value-type="float" office:value="0.799935854888305" calcext:value-type="float">
            <text:p>0.79993585488830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12712" calcext:value-type="float">
            <text:p>0.12712</text:p>
          </table:table-cell>
          <table:table-cell office:value-type="float" office:value="0.0094417" calcext:value-type="float">
            <text:p>0.0094417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0.043401" calcext:value-type="float">
            <text:p>-0.043401</text:p>
          </table:table-cell>
          <table:table-cell office:value-type="float" office:value="-2.3095" calcext:value-type="float">
            <text:p>-2.3095</text:p>
          </table:table-cell>
          <table:table-cell office:value-type="float" office:value="-0.044961" calcext:value-type="float">
            <text:p>-0.044961</text:p>
          </table:table-cell>
          <table:table-cell office:value-type="float" office:value="-2.2645" calcext:value-type="float">
            <text:p>-2.2645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-0.02998" calcext:value-type="float">
            <text:p>-0.02998</text:p>
          </table:table-cell>
          <table:table-cell office:value-type="float" office:value="-0.0047462" calcext:value-type="float">
            <text:p>-0.0047462</text:p>
          </table:table-cell>
          <table:table-cell office:value-type="float" office:value="-0.025234" calcext:value-type="float">
            <text:p>-0.025234</text:p>
          </table:table-cell>
          <table:table-cell office:value-type="float" office:value="7.8108" calcext:value-type="float">
            <text:p>7.8108</text:p>
          </table:table-cell>
          <table:table-cell office:value-type="float" office:value="7.783" calcext:value-type="float">
            <text:p>7.783</text:p>
          </table:table-cell>
          <table:table-cell office:value-type="float" office:value="1.0036" calcext:value-type="float">
            <text:p>1.0036</text:p>
          </table:table-cell>
          <table:table-cell office:value-type="float" office:value="2375.8" calcext:value-type="float">
            <text:p>2375.8</text:p>
          </table:table-cell>
          <table:table-cell office:value-type="float" office:value="-876.24" calcext:value-type="float">
            <text:p>-876.24</text:p>
          </table:table-cell>
          <table:table-cell office:value-type="float" office:value="20046" calcext:value-type="float">
            <text:p>20046</text:p>
          </table:table-cell>
          <table:table-cell office:value-type="float" office:value="2375.8" calcext:value-type="float">
            <text:p>2375.8</text:p>
          </table:table-cell>
          <table:table-cell office:value-type="float" office:value="-876.24" calcext:value-type="float">
            <text:p>-876.24</text:p>
          </table:table-cell>
          <table:table-cell office:value-type="float" office:value="20046" calcext:value-type="float">
            <text:p>2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38" calcext:value-type="float">
            <text:p>19.838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20" calcext:value-type="float">
            <text:p>20</text:p>
          </table:table-cell>
          <table:table-cell office:value-type="float" office:value="7.2958" calcext:value-type="float">
            <text:p>7.2958</text:p>
          </table:table-cell>
          <table:table-cell office:value-type="float" office:value="-5852.7" calcext:value-type="float">
            <text:p>-5852.7</text:p>
          </table:table-cell>
          <table:table-cell office:value-type="float" office:value="-9791.6" calcext:value-type="float">
            <text:p>-9791.6</text:p>
          </table:table-cell>
          <table:table-cell office:value-type="float" office:value="302.63" calcext:value-type="float">
            <text:p>302.63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-0.24774" calcext:value-type="float">
            <text:p>-0.24774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" calcext:value-type="float">
            <text:p>0</text:p>
          </table:table-cell>
          <table:table-cell office:value-type="float" office:value="2801.2" calcext:value-type="float">
            <text:p>2801.2</text:p>
          </table:table-cell>
          <table:table-cell office:value-type="float" office:value="0.23637" calcext:value-type="float">
            <text:p>0.23637</text:p>
          </table:table-cell>
          <table:table-cell office:value-type="float" office:value="1.08" calcext:value-type="float">
            <text:p>1.08</text:p>
          </table:table-cell>
          <table:table-cell office:value-type="float" office:value="0.92913" calcext:value-type="float">
            <text:p>0.929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1]-([$Sheet2.$B$2]*[.B231]+[$Sheet2.$B$3]))^2" office:value-type="float" office:value="0.000492297468309779" calcext:value-type="float">
            <text:p>0.00049229746831</text:p>
          </table:table-cell>
          <table:table-cell table:formula="of:=([.F231]-([$Sheet2.$B$7] + [$Sheet2.$B$8] * ([.B231] - [$Sheet2.$B$9])^2))^2" office:value-type="float" office:value="0.00000266388520337875" calcext:value-type="float">
            <text:p>2.66388520337875E-06</text:p>
          </table:table-cell>
          <table:table-cell table:formula="of:=([.X231]-([.AE231]^2*([$Sheet2.$B$13]*([.B231] - [$Sheet2.$B$14])^2 + [$Sheet2.$B$15]*([.B231]-[$Sheet2.$B$14]) + [$Sheet2.$B$16])    ))^2" office:value-type="float" office:value="224.202775591329" calcext:value-type="float">
            <text:p>224.202775591329</text:p>
          </table:table-cell>
          <table:table-cell table:formula="of:=([.AG231]-([.AE231]^2*([$Sheet2.$B$20]*([.B231] - [$Sheet2.$B$21])^2 + [$Sheet2.$B$22]*([.B231]-[$Sheet2.$B$21]) + [$Sheet2.$B$23])    ))^2" office:value-type="float" office:value="11226.814057628" calcext:value-type="float">
            <text:p>11226.814057628</text:p>
          </table:table-cell>
          <table:table-cell table:formula="of:=([.AH231]-([.AE231]^2*([$Sheet2.$B$27]*([.B231] - [$Sheet2.$B$28])^2 + [$Sheet2.$B$29]*([.B231]-[$Sheet2.$B$28]) + [$Sheet2.$B$30])    ))^2" office:value-type="float" office:value="40033.5075526163" calcext:value-type="float">
            <text:p>40033.5075526163</text:p>
          </table:table-cell>
          <table:table-cell table:formula="of:=([.AI231]-([.AE231]^2*([$Sheet2.$B$34]*([.B231] - [$Sheet2.$B$35])^2 + [$Sheet2.$B$36]*([.B231]-[$Sheet2.$B$35]) + [$Sheet2.$B$37])    ))^2" office:value-type="float" office:value="4.93603262897851" calcext:value-type="float">
            <text:p>4.9360326289785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14029" calcext:value-type="float">
            <text:p>0.14029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0.13032" calcext:value-type="float">
            <text:p>0.13032</text:p>
          </table:table-cell>
          <table:table-cell office:value-type="float" office:value="-0.047507" calcext:value-type="float">
            <text:p>-0.047507</text:p>
          </table:table-cell>
          <table:table-cell office:value-type="float" office:value="-2.4547" calcext:value-type="float">
            <text:p>-2.4547</text:p>
          </table:table-cell>
          <table:table-cell office:value-type="float" office:value="-0.047476" calcext:value-type="float">
            <text:p>-0.047476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-0.033528" calcext:value-type="float">
            <text:p>-0.033528</text:p>
          </table:table-cell>
          <table:table-cell office:value-type="float" office:value="-0.0050338" calcext:value-type="float">
            <text:p>-0.0050338</text:p>
          </table:table-cell>
          <table:table-cell office:value-type="float" office:value="-0.028494" calcext:value-type="float">
            <text:p>-0.028494</text:p>
          </table:table-cell>
          <table:table-cell office:value-type="float" office:value="7.4294" calcext:value-type="float">
            <text:p>7.4294</text:p>
          </table:table-cell>
          <table:table-cell office:value-type="float" office:value="7.5849" calcext:value-type="float">
            <text:p>7.5849</text:p>
          </table:table-cell>
          <table:table-cell office:value-type="float" office:value="0.9795" calcext:value-type="float">
            <text:p>0.9795</text:p>
          </table:table-cell>
          <table:table-cell office:value-type="float" office:value="2631.2" calcext:value-type="float">
            <text:p>2631.2</text:p>
          </table:table-cell>
          <table:table-cell office:value-type="float" office:value="-959.13" calcext:value-type="float">
            <text:p>-959.13</text:p>
          </table:table-cell>
          <table:table-cell office:value-type="float" office:value="21043" calcext:value-type="float">
            <text:p>21043</text:p>
          </table:table-cell>
          <table:table-cell office:value-type="float" office:value="2631.2" calcext:value-type="float">
            <text:p>2631.2</text:p>
          </table:table-cell>
          <table:table-cell office:value-type="float" office:value="-959.13" calcext:value-type="float">
            <text:p>-959.13</text:p>
          </table:table-cell>
          <table:table-cell office:value-type="float" office:value="21043" calcext:value-type="float">
            <text:p>21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21" calcext:value-type="float">
            <text:p>19.821</text:p>
          </table:table-cell>
          <table:table-cell office:value-type="float" office:value="0.99662" calcext:value-type="float">
            <text:p>0.99662</text:p>
          </table:table-cell>
          <table:table-cell office:value-type="float" office:value="20" calcext:value-type="float">
            <text:p>20</text:p>
          </table:table-cell>
          <table:table-cell office:value-type="float" office:value="7.666" calcext:value-type="float">
            <text:p>7.666</text:p>
          </table:table-cell>
          <table:table-cell office:value-type="float" office:value="-6186.9" calcext:value-type="float">
            <text:p>-6186.9</text:p>
          </table:table-cell>
          <table:table-cell office:value-type="float" office:value="-10407" calcext:value-type="float">
            <text:p>-10407</text:p>
          </table:table-cell>
          <table:table-cell office:value-type="float" office:value="338.45" calcext:value-type="float">
            <text:p>338.45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23668" calcext:value-type="float">
            <text:p>-0.023668</text:p>
          </table:table-cell>
          <table:table-cell office:value-type="float" office:value="0" calcext:value-type="float">
            <text:p>0</text:p>
          </table:table-cell>
          <table:table-cell office:value-type="float" office:value="2874.4" calcext:value-type="float">
            <text:p>2874.4</text:p>
          </table:table-cell>
          <table:table-cell office:value-type="float" office:value="0.26155" calcext:value-type="float">
            <text:p>0.26155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43" calcext:value-type="float">
            <text:p>0.97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2]-([$Sheet2.$B$2]*[.B232]+[$Sheet2.$B$3]))^2" office:value-type="float" office:value="0.000422020489849441" calcext:value-type="float">
            <text:p>0.000422020489849</text:p>
          </table:table-cell>
          <table:table-cell table:formula="of:=([.F232]-([$Sheet2.$B$7] + [$Sheet2.$B$8] * ([.B232] - [$Sheet2.$B$9])^2))^2" office:value-type="float" office:value="0.00000284108282907296" calcext:value-type="float">
            <text:p>2.84108282907296E-06</text:p>
          </table:table-cell>
          <table:table-cell table:formula="of:=([.X232]-([.AE232]^2*([$Sheet2.$B$13]*([.B232] - [$Sheet2.$B$14])^2 + [$Sheet2.$B$15]*([.B232]-[$Sheet2.$B$14]) + [$Sheet2.$B$16])    ))^2" office:value-type="float" office:value="245.237587808346" calcext:value-type="float">
            <text:p>245.237587808346</text:p>
          </table:table-cell>
          <table:table-cell table:formula="of:=([.AG232]-([.AE232]^2*([$Sheet2.$B$20]*([.B232] - [$Sheet2.$B$21])^2 + [$Sheet2.$B$22]*([.B232]-[$Sheet2.$B$21]) + [$Sheet2.$B$23])    ))^2" office:value-type="float" office:value="9894.53736965582" calcext:value-type="float">
            <text:p>9894.53736965582</text:p>
          </table:table-cell>
          <table:table-cell table:formula="of:=([.AH232]-([.AE232]^2*([$Sheet2.$B$27]*([.B232] - [$Sheet2.$B$28])^2 + [$Sheet2.$B$29]*([.B232]-[$Sheet2.$B$28]) + [$Sheet2.$B$30])    ))^2" office:value-type="float" office:value="37776.5862241857" calcext:value-type="float">
            <text:p>37776.5862241857</text:p>
          </table:table-cell>
          <table:table-cell table:formula="of:=([.AI232]-([.AE232]^2*([$Sheet2.$B$34]*([.B232] - [$Sheet2.$B$35])^2 + [$Sheet2.$B$36]*([.B232]-[$Sheet2.$B$35]) + [$Sheet2.$B$37])    ))^2" office:value-type="float" office:value="11.9185571417621" calcext:value-type="float">
            <text:p>11.91855714176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5407" calcext:value-type="float">
            <text:p>0.15407</text:p>
          </table:table-cell>
          <table:table-cell office:value-type="float" office:value="0.010503" calcext:value-type="float">
            <text:p>0.010503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-0.051804" calcext:value-type="float">
            <text:p>-0.051804</text:p>
          </table:table-cell>
          <table:table-cell office:value-type="float" office:value="-2.6019" calcext:value-type="float">
            <text:p>-2.6019</text:p>
          </table:table-cell>
          <table:table-cell office:value-type="float" office:value="-0.050015" calcext:value-type="float">
            <text:p>-0.050015</text:p>
          </table:table-cell>
          <table:table-cell office:value-type="float" office:value="-2.5519" calcext:value-type="float">
            <text:p>-2.551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03725" calcext:value-type="float">
            <text:p>-0.03725</text:p>
          </table:table-cell>
          <table:table-cell office:value-type="float" office:value="-0.0053255" calcext:value-type="float">
            <text:p>-0.0053255</text:p>
          </table:table-cell>
          <table:table-cell office:value-type="float" office:value="-0.031924" calcext:value-type="float">
            <text:p>-0.031924</text:p>
          </table:table-cell>
          <table:table-cell office:value-type="float" office:value="7.0822" calcext:value-type="float">
            <text:p>7.0822</text:p>
          </table:table-cell>
          <table:table-cell office:value-type="float" office:value="7.3981" calcext:value-type="float">
            <text:p>7.3981</text:p>
          </table:table-cell>
          <table:table-cell office:value-type="float" office:value="0.95731" calcext:value-type="float">
            <text:p>0.95731</text:p>
          </table:table-cell>
          <table:table-cell office:value-type="float" office:value="2898.6" calcext:value-type="float">
            <text:p>2898.6</text:p>
          </table:table-cell>
          <table:table-cell office:value-type="float" office:value="-1045.9" calcext:value-type="float">
            <text:p>-1045.9</text:p>
          </table:table-cell>
          <table:table-cell office:value-type="float" office:value="22030" calcext:value-type="float">
            <text:p>22030</text:p>
          </table:table-cell>
          <table:table-cell office:value-type="float" office:value="2898.6" calcext:value-type="float">
            <text:p>2898.6</text:p>
          </table:table-cell>
          <table:table-cell office:value-type="float" office:value="-1045.9" calcext:value-type="float">
            <text:p>-1045.9</text:p>
          </table:table-cell>
          <table:table-cell office:value-type="float" office:value="22030" calcext:value-type="float">
            <text:p>2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04" calcext:value-type="float">
            <text:p>19.804</text:p>
          </table:table-cell>
          <table:table-cell office:value-type="float" office:value="1.0218" calcext:value-type="float">
            <text:p>1.0218</text:p>
          </table:table-cell>
          <table:table-cell office:value-type="float" office:value="20" calcext:value-type="float">
            <text:p>20</text:p>
          </table:table-cell>
          <table:table-cell office:value-type="float" office:value="8.037" calcext:value-type="float">
            <text:p>8.037</text:p>
          </table:table-cell>
          <table:table-cell office:value-type="float" office:value="-6522.8" calcext:value-type="float">
            <text:p>-6522.8</text:p>
          </table:table-cell>
          <table:table-cell office:value-type="float" office:value="-11031" calcext:value-type="float">
            <text:p>-11031</text:p>
          </table:table-cell>
          <table:table-cell office:value-type="float" office:value="376.02" calcext:value-type="float">
            <text:p>376.02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-0.24794" calcext:value-type="float">
            <text:p>-0.24794</text:p>
          </table:table-cell>
          <table:table-cell office:value-type="float" office:value="-0.025269" calcext:value-type="float">
            <text:p>-0.025269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.28788" calcext:value-type="float">
            <text:p>0.28788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189" calcext:value-type="float">
            <text:p>1.0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3]-([$Sheet2.$B$2]*[.B233]+[$Sheet2.$B$3]))^2" office:value-type="float" office:value="0.000338504696766712" calcext:value-type="float">
            <text:p>0.000338504696767</text:p>
          </table:table-cell>
          <table:table-cell table:formula="of:=([.F233]-([$Sheet2.$B$7] + [$Sheet2.$B$8] * ([.B233] - [$Sheet2.$B$9])^2))^2" office:value-type="float" office:value="0.00000268055371519852" calcext:value-type="float">
            <text:p>2.68055371519852E-06</text:p>
          </table:table-cell>
          <table:table-cell table:formula="of:=([.X233]-([.AE233]^2*([$Sheet2.$B$13]*([.B233] - [$Sheet2.$B$14])^2 + [$Sheet2.$B$15]*([.B233]-[$Sheet2.$B$14]) + [$Sheet2.$B$16])    ))^2" office:value-type="float" office:value="253.282629535767" calcext:value-type="float">
            <text:p>253.282629535767</text:p>
          </table:table-cell>
          <table:table-cell table:formula="of:=([.AG233]-([.AE233]^2*([$Sheet2.$B$20]*([.B233] - [$Sheet2.$B$21])^2 + [$Sheet2.$B$22]*([.B233]-[$Sheet2.$B$21]) + [$Sheet2.$B$23])    ))^2" office:value-type="float" office:value="8153.93705029354" calcext:value-type="float">
            <text:p>8153.93705029354</text:p>
          </table:table-cell>
          <table:table-cell table:formula="of:=([.AH233]-([.AE233]^2*([$Sheet2.$B$27]*([.B233] - [$Sheet2.$B$28])^2 + [$Sheet2.$B$29]*([.B233]-[$Sheet2.$B$28]) + [$Sheet2.$B$30])    ))^2" office:value-type="float" office:value="33627.1675261194" calcext:value-type="float">
            <text:p>33627.1675261194</text:p>
          </table:table-cell>
          <table:table-cell table:formula="of:=([.AI233]-([.AE233]^2*([$Sheet2.$B$34]*([.B233] - [$Sheet2.$B$35])^2 + [$Sheet2.$B$36]*([.B233]-[$Sheet2.$B$35]) + [$Sheet2.$B$37])    ))^2" office:value-type="float" office:value="20.6680722676407" calcext:value-type="float">
            <text:p>20.66807226764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16846" calcext:value-type="float">
            <text:p>0.16846</text:p>
          </table:table-cell>
          <table:table-cell office:value-type="float" office:value="0.011063" calcext:value-type="float">
            <text:p>0.011063</text:p>
          </table:table-cell>
          <table:table-cell office:value-type="float" office:value="0.1574" calcext:value-type="float">
            <text:p>0.1574</text:p>
          </table:table-cell>
          <table:table-cell office:value-type="float" office:value="-0.056288" calcext:value-type="float">
            <text:p>-0.056288</text:p>
          </table:table-cell>
          <table:table-cell office:value-type="float" office:value="-2.7511" calcext:value-type="float">
            <text:p>-2.7511</text:p>
          </table:table-cell>
          <table:table-cell office:value-type="float" office:value="-0.052681" calcext:value-type="float">
            <text:p>-0.052681</text:p>
          </table:table-cell>
          <table:table-cell office:value-type="float" office:value="-2.6984" calcext:value-type="float">
            <text:p>-2.69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4115" calcext:value-type="float">
            <text:p>-0.04115</text:p>
          </table:table-cell>
          <table:table-cell office:value-type="float" office:value="-0.0056323" calcext:value-type="float">
            <text:p>-0.0056323</text:p>
          </table:table-cell>
          <table:table-cell office:value-type="float" office:value="-0.035518" calcext:value-type="float">
            <text:p>-0.035518</text:p>
          </table:table-cell>
          <table:table-cell office:value-type="float" office:value="6.7643" calcext:value-type="float">
            <text:p>6.7643</text:p>
          </table:table-cell>
          <table:table-cell office:value-type="float" office:value="7.2207" calcext:value-type="float">
            <text:p>7.2207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3177.7" calcext:value-type="float">
            <text:p>3177.7</text:p>
          </table:table-cell>
          <table:table-cell office:value-type="float" office:value="-1136.4" calcext:value-type="float">
            <text:p>-1136.4</text:p>
          </table:table-cell>
          <table:table-cell office:value-type="float" office:value="23006" calcext:value-type="float">
            <text:p>23006</text:p>
          </table:table-cell>
          <table:table-cell office:value-type="float" office:value="3177.7" calcext:value-type="float">
            <text:p>3177.7</text:p>
          </table:table-cell>
          <table:table-cell office:value-type="float" office:value="-1136.4" calcext:value-type="float">
            <text:p>-1136.4</text:p>
          </table:table-cell>
          <table:table-cell office:value-type="float" office:value="23006" calcext:value-type="float">
            <text:p>23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85" calcext:value-type="float">
            <text:p>19.785</text:p>
          </table:table-cell>
          <table:table-cell office:value-type="float" office:value="1.0469" calcext:value-type="float">
            <text:p>1.0469</text:p>
          </table:table-cell>
          <table:table-cell office:value-type="float" office:value="20" calcext:value-type="float">
            <text:p>20</text:p>
          </table:table-cell>
          <table:table-cell office:value-type="float" office:value="8.4094" calcext:value-type="float">
            <text:p>8.4094</text:p>
          </table:table-cell>
          <table:table-cell office:value-type="float" office:value="-6860.3" calcext:value-type="float">
            <text:p>-6860.3</text:p>
          </table:table-cell>
          <table:table-cell office:value-type="float" office:value="-11664" calcext:value-type="float">
            <text:p>-11664</text:p>
          </table:table-cell>
          <table:table-cell office:value-type="float" office:value="415.4" calcext:value-type="float">
            <text:p>415.4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-0.24804" calcext:value-type="float">
            <text:p>-0.24804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0" calcext:value-type="float">
            <text:p>0</text:p>
          </table:table-cell>
          <table:table-cell office:value-type="float" office:value="3019.3" calcext:value-type="float">
            <text:p>3019.3</text:p>
          </table:table-cell>
          <table:table-cell office:value-type="float" office:value="0.3153" calcext:value-type="float">
            <text:p>0.3153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629" calcext:value-type="float">
            <text:p>1.06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4]-([$Sheet2.$B$2]*[.B234]+[$Sheet2.$B$3]))^2" office:value-type="float" office:value="0.00024504323814654" calcext:value-type="float">
            <text:p>0.000245043238147</text:p>
          </table:table-cell>
          <table:table-cell table:formula="of:=([.F234]-([$Sheet2.$B$7] + [$Sheet2.$B$8] * ([.B234] - [$Sheet2.$B$9])^2))^2" office:value-type="float" office:value="0.00000221178377039568" calcext:value-type="float">
            <text:p>2.21178377039568E-06</text:p>
          </table:table-cell>
          <table:table-cell table:formula="of:=([.X234]-([.AE234]^2*([$Sheet2.$B$13]*([.B234] - [$Sheet2.$B$14])^2 + [$Sheet2.$B$15]*([.B234]-[$Sheet2.$B$14]) + [$Sheet2.$B$16])    ))^2" office:value-type="float" office:value="242.978846088046" calcext:value-type="float">
            <text:p>242.978846088046</text:p>
          </table:table-cell>
          <table:table-cell table:formula="of:=([.AG234]-([.AE234]^2*([$Sheet2.$B$20]*([.B234] - [$Sheet2.$B$21])^2 + [$Sheet2.$B$22]*([.B234]-[$Sheet2.$B$21]) + [$Sheet2.$B$23])    ))^2" office:value-type="float" office:value="6137.19524026266" calcext:value-type="float">
            <text:p>6137.19524026266</text:p>
          </table:table-cell>
          <table:table-cell table:formula="of:=([.AH234]-([.AE234]^2*([$Sheet2.$B$27]*([.B234] - [$Sheet2.$B$28])^2 + [$Sheet2.$B$29]*([.B234]-[$Sheet2.$B$28]) + [$Sheet2.$B$30])    ))^2" office:value-type="float" office:value="28066.0035871259" calcext:value-type="float">
            <text:p>28066.0035871259</text:p>
          </table:table-cell>
          <table:table-cell table:formula="of:=([.AI234]-([.AE234]^2*([$Sheet2.$B$34]*([.B234] - [$Sheet2.$B$35])^2 + [$Sheet2.$B$36]*([.B234]-[$Sheet2.$B$35]) + [$Sheet2.$B$37])    ))^2" office:value-type="float" office:value="30.9512510793142" calcext:value-type="float">
            <text:p>30.951251079314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18342" calcext:value-type="float">
            <text:p>0.18342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2.902" calcext:value-type="float">
            <text:p>-2.902</text:p>
          </table:table-cell>
          <table:table-cell office:value-type="float" office:value="-0.055382" calcext:value-type="float">
            <text:p>-0.055382</text:p>
          </table:table-cell>
          <table:table-cell office:value-type="float" office:value="-2.8466" calcext:value-type="float">
            <text:p>-2.846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-0.04521" calcext:value-type="float">
            <text:p>-0.04521</text:p>
          </table:table-cell>
          <table:table-cell office:value-type="float" office:value="-0.0059411" calcext:value-type="float">
            <text:p>-0.0059411</text:p>
          </table:table-cell>
          <table:table-cell office:value-type="float" office:value="-0.039269" calcext:value-type="float">
            <text:p>-0.039269</text:p>
          </table:table-cell>
          <table:table-cell office:value-type="float" office:value="6.4731" calcext:value-type="float">
            <text:p>6.4731</text:p>
          </table:table-cell>
          <table:table-cell office:value-type="float" office:value="7.0533" calcext:value-type="float">
            <text:p>7.0533</text:p>
          </table:table-cell>
          <table:table-cell office:value-type="float" office:value="0.91775" calcext:value-type="float">
            <text:p>0.91775</text:p>
          </table:table-cell>
          <table:table-cell office:value-type="float" office:value="3468.2" calcext:value-type="float">
            <text:p>3468.2</text:p>
          </table:table-cell>
          <table:table-cell office:value-type="float" office:value="-1230.7" calcext:value-type="float">
            <text:p>-1230.7</text:p>
          </table:table-cell>
          <table:table-cell office:value-type="float" office:value="23970" calcext:value-type="float">
            <text:p>23970</text:p>
          </table:table-cell>
          <table:table-cell office:value-type="float" office:value="3468.2" calcext:value-type="float">
            <text:p>3468.2</text:p>
          </table:table-cell>
          <table:table-cell office:value-type="float" office:value="-1230.7" calcext:value-type="float">
            <text:p>-1230.7</text:p>
          </table:table-cell>
          <table:table-cell office:value-type="float" office:value="23970" calcext:value-type="float">
            <text:p>23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66" calcext:value-type="float">
            <text:p>19.766</text:p>
          </table:table-cell>
          <table:table-cell office:value-type="float" office:value="1.0717" calcext:value-type="float">
            <text:p>1.0717</text:p>
          </table:table-cell>
          <table:table-cell office:value-type="float" office:value="20" calcext:value-type="float">
            <text:p>20</text:p>
          </table:table-cell>
          <table:table-cell office:value-type="float" office:value="8.7819" calcext:value-type="float">
            <text:p>8.7819</text:p>
          </table:table-cell>
          <table:table-cell office:value-type="float" office:value="-7199.2" calcext:value-type="float">
            <text:p>-7199.2</text:p>
          </table:table-cell>
          <table:table-cell office:value-type="float" office:value="-12304" calcext:value-type="float">
            <text:p>-12304</text:p>
          </table:table-cell>
          <table:table-cell office:value-type="float" office:value="456.38" calcext:value-type="float">
            <text:p>456.38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0.34379" calcext:value-type="float">
            <text:p>0.34379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1063" calcext:value-type="float">
            <text:p>1.1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5]-([$Sheet2.$B$2]*[.B235]+[$Sheet2.$B$3]))^2" office:value-type="float" office:value="0.000153988661927221" calcext:value-type="float">
            <text:p>0.000153988661927</text:p>
          </table:table-cell>
          <table:table-cell table:formula="of:=([.F235]-([$Sheet2.$B$7] + [$Sheet2.$B$8] * ([.B235] - [$Sheet2.$B$9])^2))^2" office:value-type="float" office:value="0.00000142910621668411" calcext:value-type="float">
            <text:p>1.42910621668411E-06</text:p>
          </table:table-cell>
          <table:table-cell table:formula="of:=([.X235]-([.AE235]^2*([$Sheet2.$B$13]*([.B235] - [$Sheet2.$B$14])^2 + [$Sheet2.$B$15]*([.B235]-[$Sheet2.$B$14]) + [$Sheet2.$B$16])    ))^2" office:value-type="float" office:value="217.528069529269" calcext:value-type="float">
            <text:p>217.528069529269</text:p>
          </table:table-cell>
          <table:table-cell table:formula="of:=([.AG235]-([.AE235]^2*([$Sheet2.$B$20]*([.B235] - [$Sheet2.$B$21])^2 + [$Sheet2.$B$22]*([.B235]-[$Sheet2.$B$21]) + [$Sheet2.$B$23])    ))^2" office:value-type="float" office:value="4018.87389930687" calcext:value-type="float">
            <text:p>4018.87389930687</text:p>
          </table:table-cell>
          <table:table-cell table:formula="of:=([.AH235]-([.AE235]^2*([$Sheet2.$B$27]*([.B235] - [$Sheet2.$B$28])^2 + [$Sheet2.$B$29]*([.B235]-[$Sheet2.$B$28]) + [$Sheet2.$B$30])    ))^2" office:value-type="float" office:value="20972.2475846305" calcext:value-type="float">
            <text:p>20972.2475846305</text:p>
          </table:table-cell>
          <table:table-cell table:formula="of:=([.AI235]-([.AE235]^2*([$Sheet2.$B$34]*([.B235] - [$Sheet2.$B$35])^2 + [$Sheet2.$B$36]*([.B235]-[$Sheet2.$B$35]) + [$Sheet2.$B$37])    ))^2" office:value-type="float" office:value="39.6123645001724" calcext:value-type="float">
            <text:p>39.61236450017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19898" calcext:value-type="float">
            <text:p>0.19898</text:p>
          </table:table-cell>
          <table:table-cell office:value-type="float" office:value="0.012251" calcext:value-type="float">
            <text:p>0.012251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-0.065805" calcext:value-type="float">
            <text:p>-0.065805</text:p>
          </table:table-cell>
          <table:table-cell office:value-type="float" office:value="-3.0548" calcext:value-type="float">
            <text:p>-3.0548</text:p>
          </table:table-cell>
          <table:table-cell office:value-type="float" office:value="-0.058338" calcext:value-type="float">
            <text:p>-0.058338</text:p>
          </table:table-cell>
          <table:table-cell office:value-type="float" office:value="-2.9965" calcext:value-type="float">
            <text:p>-2.9965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-0.049466" calcext:value-type="float">
            <text:p>-0.049466</text:p>
          </table:table-cell>
          <table:table-cell office:value-type="float" office:value="-0.0062879" calcext:value-type="float">
            <text:p>-0.0062879</text:p>
          </table:table-cell>
          <table:table-cell office:value-type="float" office:value="-0.043179" calcext:value-type="float">
            <text:p>-0.043179</text:p>
          </table:table-cell>
          <table:table-cell office:value-type="float" office:value="6.2039" calcext:value-type="float">
            <text:p>6.2039</text:p>
          </table:table-cell>
          <table:table-cell office:value-type="float" office:value="6.8929" calcext:value-type="float">
            <text:p>6.8929</text:p>
          </table:table-cell>
          <table:table-cell office:value-type="float" office:value="0.90005" calcext:value-type="float">
            <text:p>0.90005</text:p>
          </table:table-cell>
          <table:table-cell office:value-type="float" office:value="3769.9" calcext:value-type="float">
            <text:p>3769.9</text:p>
          </table:table-cell>
          <table:table-cell office:value-type="float" office:value="-1328.6" calcext:value-type="float">
            <text:p>-1328.6</text:p>
          </table:table-cell>
          <table:table-cell office:value-type="float" office:value="24922" calcext:value-type="float">
            <text:p>24922</text:p>
          </table:table-cell>
          <table:table-cell office:value-type="float" office:value="3769.9" calcext:value-type="float">
            <text:p>3769.9</text:p>
          </table:table-cell>
          <table:table-cell office:value-type="float" office:value="-1328.6" calcext:value-type="float">
            <text:p>-1328.6</text:p>
          </table:table-cell>
          <table:table-cell office:value-type="float" office:value="24922" calcext:value-type="float">
            <text:p>24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45" calcext:value-type="float">
            <text:p>19.745</text:p>
          </table:table-cell>
          <table:table-cell office:value-type="float" office:value="1.0967" calcext:value-type="float">
            <text:p>1.0967</text:p>
          </table:table-cell>
          <table:table-cell office:value-type="float" office:value="20" calcext:value-type="float">
            <text:p>20</text:p>
          </table:table-cell>
          <table:table-cell office:value-type="float" office:value="9.1567" calcext:value-type="float">
            <text:p>9.1567</text:p>
          </table:table-cell>
          <table:table-cell office:value-type="float" office:value="-7539.3" calcext:value-type="float">
            <text:p>-7539.3</text:p>
          </table:table-cell>
          <table:table-cell office:value-type="float" office:value="-12952" calcext:value-type="float">
            <text:p>-12952</text:p>
          </table:table-cell>
          <table:table-cell office:value-type="float" office:value="499.35" calcext:value-type="float">
            <text:p>499.35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0.24826" calcext:value-type="float">
            <text:p>-0.24826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0.37331" calcext:value-type="float">
            <text:p>0.37331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49" calcext:value-type="float">
            <text:p>1.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6]-([$Sheet2.$B$2]*[.B236]+[$Sheet2.$B$3]))^2" office:value-type="float" office:value="0.0000716490579268881" calcext:value-type="float">
            <text:p>7.16490579268881E-05</text:p>
          </table:table-cell>
          <table:table-cell table:formula="of:=([.F236]-([$Sheet2.$B$7] + [$Sheet2.$B$8] * ([.B236] - [$Sheet2.$B$9])^2))^2" office:value-type="float" office:value="0.000000627226745516791" calcext:value-type="float">
            <text:p>6.27226745516791E-07</text:p>
          </table:table-cell>
          <table:table-cell table:formula="of:=([.X236]-([.AE236]^2*([$Sheet2.$B$13]*([.B236] - [$Sheet2.$B$14])^2 + [$Sheet2.$B$15]*([.B236]-[$Sheet2.$B$14]) + [$Sheet2.$B$16])    ))^2" office:value-type="float" office:value="174.187675375314" calcext:value-type="float">
            <text:p>174.187675375314</text:p>
          </table:table-cell>
          <table:table-cell table:formula="of:=([.AG236]-([.AE236]^2*([$Sheet2.$B$20]*([.B236] - [$Sheet2.$B$21])^2 + [$Sheet2.$B$22]*([.B236]-[$Sheet2.$B$21]) + [$Sheet2.$B$23])    ))^2" office:value-type="float" office:value="2048.66319452778" calcext:value-type="float">
            <text:p>2048.66319452778</text:p>
          </table:table-cell>
          <table:table-cell table:formula="of:=([.AH236]-([.AE236]^2*([$Sheet2.$B$27]*([.B236] - [$Sheet2.$B$28])^2 + [$Sheet2.$B$29]*([.B236]-[$Sheet2.$B$28]) + [$Sheet2.$B$30])    ))^2" office:value-type="float" office:value="13512.6031334909" calcext:value-type="float">
            <text:p>13512.6031334909</text:p>
          </table:table-cell>
          <table:table-cell table:formula="of:=([.AI236]-([.AE236]^2*([$Sheet2.$B$34]*([.B236] - [$Sheet2.$B$35])^2 + [$Sheet2.$B$36]*([.B236]-[$Sheet2.$B$35]) + [$Sheet2.$B$37])    ))^2" office:value-type="float" office:value="50.8022098193342" calcext:value-type="float">
            <text:p>50.802209819334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21509" calcext:value-type="float">
            <text:p>0.21509</text:p>
          </table:table-cell>
          <table:table-cell office:value-type="float" office:value="0.012885" calcext:value-type="float">
            <text:p>0.012885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-0.070832" calcext:value-type="float">
            <text:p>-0.070832</text:p>
          </table:table-cell>
          <table:table-cell office:value-type="float" office:value="-3.2092" calcext:value-type="float">
            <text:p>-3.2092</text:p>
          </table:table-cell>
          <table:table-cell office:value-type="float" office:value="-0.061358" calcext:value-type="float">
            <text:p>-0.061358</text:p>
          </table:table-cell>
          <table:table-cell office:value-type="float" office:value="-3.1479" calcext:value-type="float">
            <text:p>-3.1479</text:p>
          </table:table-cell>
          <table:table-cell office:value-type="float" office:value="0.78069" calcext:value-type="float">
            <text:p>0.78069</text:p>
          </table:table-cell>
          <table:table-cell office:value-type="float" office:value="-0.053883" calcext:value-type="float">
            <text:p>-0.053883</text:p>
          </table:table-cell>
          <table:table-cell office:value-type="float" office:value="-0.0066368" calcext:value-type="float">
            <text:p>-0.0066368</text:p>
          </table:table-cell>
          <table:table-cell office:value-type="float" office:value="-0.047246" calcext:value-type="float">
            <text:p>-0.047246</text:p>
          </table:table-cell>
          <table:table-cell office:value-type="float" office:value="5.9557" calcext:value-type="float">
            <text:p>5.9557</text:p>
          </table:table-cell>
          <table:table-cell office:value-type="float" office:value="6.7408" calcext:value-type="float">
            <text:p>6.7408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4082.4" calcext:value-type="float">
            <text:p>4082.4</text:p>
          </table:table-cell>
          <table:table-cell office:value-type="float" office:value="-1430.1" calcext:value-type="float">
            <text:p>-1430.1</text:p>
          </table:table-cell>
          <table:table-cell office:value-type="float" office:value="25863" calcext:value-type="float">
            <text:p>25863</text:p>
          </table:table-cell>
          <table:table-cell office:value-type="float" office:value="4082.4" calcext:value-type="float">
            <text:p>4082.4</text:p>
          </table:table-cell>
          <table:table-cell office:value-type="float" office:value="-1430.1" calcext:value-type="float">
            <text:p>-1430.1</text:p>
          </table:table-cell>
          <table:table-cell office:value-type="float" office:value="25863" calcext:value-type="float">
            <text:p>25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24" calcext:value-type="float">
            <text:p>19.724</text:p>
          </table:table-cell>
          <table:table-cell office:value-type="float" office:value="1.1214" calcext:value-type="float">
            <text:p>1.1214</text:p>
          </table:table-cell>
          <table:table-cell office:value-type="float" office:value="20" calcext:value-type="float">
            <text:p>20</text:p>
          </table:table-cell>
          <table:table-cell office:value-type="float" office:value="9.5314" calcext:value-type="float">
            <text:p>9.5314</text:p>
          </table:table-cell>
          <table:table-cell office:value-type="float" office:value="-7880.7" calcext:value-type="float">
            <text:p>-7880.7</text:p>
          </table:table-cell>
          <table:table-cell office:value-type="float" office:value="-13606" calcext:value-type="float">
            <text:p>-13606</text:p>
          </table:table-cell>
          <table:table-cell office:value-type="float" office:value="543.92" calcext:value-type="float">
            <text:p>543.92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-0.24838" calcext:value-type="float">
            <text:p>-0.24838</text:p>
          </table:table-cell>
          <table:table-cell office:value-type="float" office:value="-0.031378" calcext:value-type="float">
            <text:p>-0.031378</text:p>
          </table:table-cell>
          <table:table-cell office:value-type="float" office:value="0" calcext:value-type="float">
            <text:p>0</text:p>
          </table:table-cell>
          <table:table-cell office:value-type="float" office:value="3234.3" calcext:value-type="float">
            <text:p>3234.3</text:p>
          </table:table-cell>
          <table:table-cell office:value-type="float" office:value="0.40382" calcext:value-type="float">
            <text:p>0.40382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1911" calcext:value-type="float">
            <text:p>1.1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7]-([$Sheet2.$B$2]*[.B237]+[$Sheet2.$B$3]))^2" office:value-type="float" office:value="0.0000161598894145925" calcext:value-type="float">
            <text:p>1.61598894145925E-05</text:p>
          </table:table-cell>
          <table:table-cell table:formula="of:=([.F237]-([$Sheet2.$B$7] + [$Sheet2.$B$8] * ([.B237] - [$Sheet2.$B$9])^2))^2" office:value-type="float" office:value="0.0000000514288159346402" calcext:value-type="float">
            <text:p>5.14288159346402E-08</text:p>
          </table:table-cell>
          <table:table-cell table:formula="of:=([.X237]-([.AE237]^2*([$Sheet2.$B$13]*([.B237] - [$Sheet2.$B$14])^2 + [$Sheet2.$B$15]*([.B237]-[$Sheet2.$B$14]) + [$Sheet2.$B$16])    ))^2" office:value-type="float" office:value="119.581526566511" calcext:value-type="float">
            <text:p>119.581526566511</text:p>
          </table:table-cell>
          <table:table-cell table:formula="of:=([.AG237]-([.AE237]^2*([$Sheet2.$B$20]*([.B237] - [$Sheet2.$B$21])^2 + [$Sheet2.$B$22]*([.B237]-[$Sheet2.$B$21]) + [$Sheet2.$B$23])    ))^2" office:value-type="float" office:value="578.064337619876" calcext:value-type="float">
            <text:p>578.064337619876</text:p>
          </table:table-cell>
          <table:table-cell table:formula="of:=([.AH237]-([.AE237]^2*([$Sheet2.$B$27]*([.B237] - [$Sheet2.$B$28])^2 + [$Sheet2.$B$29]*([.B237]-[$Sheet2.$B$28]) + [$Sheet2.$B$30])    ))^2" office:value-type="float" office:value="6369.0517425565" calcext:value-type="float">
            <text:p>6369.0517425565</text:p>
          </table:table-cell>
          <table:table-cell table:formula="of:=([.AI237]-([.AE237]^2*([$Sheet2.$B$34]*([.B237] - [$Sheet2.$B$35])^2 + [$Sheet2.$B$36]*([.B237]-[$Sheet2.$B$35]) + [$Sheet2.$B$37])    ))^2" office:value-type="float" office:value="58.8991663430422" calcext:value-type="float">
            <text:p>58.89916634304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" calcext:value-type="float">
            <text:p>1.3269</text:p>
          </table:table-cell>
          <table:table-cell office:value-type="float" office:value="0.23174" calcext:value-type="float">
            <text:p>0.23174</text:p>
          </table:table-cell>
          <table:table-cell office:value-type="float" office:value="0.013554" calcext:value-type="float">
            <text:p>0.013554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-0.076029" calcext:value-type="float">
            <text:p>-0.076029</text:p>
          </table:table-cell>
          <table:table-cell office:value-type="float" office:value="-3.365" calcext:value-type="float">
            <text:p>-3.365</text:p>
          </table:table-cell>
          <table:table-cell office:value-type="float" office:value="-0.064545" calcext:value-type="float">
            <text:p>-0.064545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-0.058461" calcext:value-type="float">
            <text:p>-0.058461</text:p>
          </table:table-cell>
          <table:table-cell office:value-type="float" office:value="-0.0070088" calcext:value-type="float">
            <text:p>-0.0070088</text:p>
          </table:table-cell>
          <table:table-cell office:value-type="float" office:value="-0.051453" calcext:value-type="float">
            <text:p>-0.051453</text:p>
          </table:table-cell>
          <table:table-cell office:value-type="float" office:value="5.7259" calcext:value-type="float">
            <text:p>5.7259</text:p>
          </table:table-cell>
          <table:table-cell office:value-type="float" office:value="6.5957" calcext:value-type="float">
            <text:p>6.5957</text:p>
          </table:table-cell>
          <table:table-cell office:value-type="float" office:value="0.86812" calcext:value-type="float">
            <text:p>0.86812</text:p>
          </table:table-cell>
          <table:table-cell office:value-type="float" office:value="4405" calcext:value-type="float">
            <text:p>4405</text:p>
          </table:table-cell>
          <table:table-cell office:value-type="float" office:value="-1535" calcext:value-type="float">
            <text:p>-1535</text:p>
          </table:table-cell>
          <table:table-cell office:value-type="float" office:value="26789" calcext:value-type="float">
            <text:p>26789</text:p>
          </table:table-cell>
          <table:table-cell office:value-type="float" office:value="4405" calcext:value-type="float">
            <text:p>4405</text:p>
          </table:table-cell>
          <table:table-cell office:value-type="float" office:value="-1535" calcext:value-type="float">
            <text:p>-1535</text:p>
          </table:table-cell>
          <table:table-cell office:value-type="float" office:value="26789" calcext:value-type="float">
            <text:p>26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02" calcext:value-type="float">
            <text:p>19.702</text:p>
          </table:table-cell>
          <table:table-cell office:value-type="float" office:value="1.1461" calcext:value-type="float">
            <text:p>1.1461</text:p>
          </table:table-cell>
          <table:table-cell office:value-type="float" office:value="20" calcext:value-type="float">
            <text:p>20</text:p>
          </table:table-cell>
          <table:table-cell office:value-type="float" office:value="9.9065" calcext:value-type="float">
            <text:p>9.9065</text:p>
          </table:table-cell>
          <table:table-cell office:value-type="float" office:value="-8222.6" calcext:value-type="float">
            <text:p>-8222.6</text:p>
          </table:table-cell>
          <table:table-cell office:value-type="float" office:value="-14267" calcext:value-type="float">
            <text:p>-14267</text:p>
          </table:table-cell>
          <table:table-cell office:value-type="float" office:value="590.15" calcext:value-type="float">
            <text:p>590.15</text:p>
          </table:table-cell>
          <table:table-cell office:value-type="float" office:value="0.92878" calcext:value-type="float">
            <text:p>0.92878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2836" calcext:value-type="float">
            <text:p>-0.032836</text:p>
          </table:table-cell>
          <table:table-cell office:value-type="float" office:value="0" calcext:value-type="float">
            <text:p>0</text:p>
          </table:table-cell>
          <table:table-cell office:value-type="float" office:value="3305.4" calcext:value-type="float">
            <text:p>3305.4</text:p>
          </table:table-cell>
          <table:table-cell office:value-type="float" office:value="0.43524" calcext:value-type="float">
            <text:p>0.43524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2324" calcext:value-type="float">
            <text:p>1.23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8]-([$Sheet2.$B$2]*[.B238]+[$Sheet2.$B$3]))^2" office:value-type="float" office:value="0.00000126495833638135" calcext:value-type="float">
            <text:p>1.26495833638135E-06</text:p>
          </table:table-cell>
          <table:table-cell table:formula="of:=([.F238]-([$Sheet2.$B$7] + [$Sheet2.$B$8] * ([.B238] - [$Sheet2.$B$9])^2))^2" office:value-type="float" office:value="0.000000260242275004826" calcext:value-type="float">
            <text:p>2.60242275004826E-07</text:p>
          </table:table-cell>
          <table:table-cell table:formula="of:=([.X238]-([.AE238]^2*([$Sheet2.$B$13]*([.B238] - [$Sheet2.$B$14])^2 + [$Sheet2.$B$15]*([.B238]-[$Sheet2.$B$14]) + [$Sheet2.$B$16])    ))^2" office:value-type="float" office:value="60.2297188910338" calcext:value-type="float">
            <text:p>60.2297188910338</text:p>
          </table:table-cell>
          <table:table-cell table:formula="of:=([.AG238]-([.AE238]^2*([$Sheet2.$B$20]*([.B238] - [$Sheet2.$B$21])^2 + [$Sheet2.$B$22]*([.B238]-[$Sheet2.$B$21]) + [$Sheet2.$B$23])    ))^2" office:value-type="float" office:value="1.12994268292237" calcext:value-type="float">
            <text:p>1.12994268292237</text:p>
          </table:table-cell>
          <table:table-cell table:formula="of:=([.AH238]-([.AE238]^2*([$Sheet2.$B$27]*([.B238] - [$Sheet2.$B$28])^2 + [$Sheet2.$B$29]*([.B238]-[$Sheet2.$B$28]) + [$Sheet2.$B$30])    ))^2" office:value-type="float" office:value="1332.67554226187" calcext:value-type="float">
            <text:p>1332.67554226187</text:p>
          </table:table-cell>
          <table:table-cell table:formula="of:=([.AI238]-([.AE238]^2*([$Sheet2.$B$34]*([.B238] - [$Sheet2.$B$35])^2 + [$Sheet2.$B$36]*([.B238]-[$Sheet2.$B$35]) + [$Sheet2.$B$37])    ))^2" office:value-type="float" office:value="63.9179853871569" calcext:value-type="float">
            <text:p>63.91798538715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24898" calcext:value-type="float">
            <text:p>0.24898</text:p>
          </table:table-cell>
          <table:table-cell office:value-type="float" office:value="0.014319" calcext:value-type="float">
            <text:p>0.014319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-0.081394" calcext:value-type="float">
            <text:p>-0.081394</text:p>
          </table:table-cell>
          <table:table-cell office:value-type="float" office:value="-3.5225" calcext:value-type="float">
            <text:p>-3.5225</text:p>
          </table:table-cell>
          <table:table-cell office:value-type="float" office:value="-0.068188" calcext:value-type="float">
            <text:p>-0.068188</text:p>
          </table:table-cell>
          <table:table-cell office:value-type="float" office:value="-3.4543" calcext:value-type="float">
            <text:p>-3.4543</text:p>
          </table:table-cell>
          <table:table-cell office:value-type="float" office:value="0.8485" calcext:value-type="float">
            <text:p>0.8485</text:p>
          </table:table-cell>
          <table:table-cell office:value-type="float" office:value="-0.063256" calcext:value-type="float">
            <text:p>-0.063256</text:p>
          </table:table-cell>
          <table:table-cell office:value-type="float" office:value="-0.0074471" calcext:value-type="float">
            <text:p>-0.0074471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5.5111" calcext:value-type="float">
            <text:p>5.5111</text:p>
          </table:table-cell>
          <table:table-cell office:value-type="float" office:value="6.4556" calcext:value-type="float">
            <text:p>6.4556</text:p>
          </table:table-cell>
          <table:table-cell office:value-type="float" office:value="0.85369" calcext:value-type="float">
            <text:p>0.85369</text:p>
          </table:table-cell>
          <table:table-cell office:value-type="float" office:value="4737.7" calcext:value-type="float">
            <text:p>4737.7</text:p>
          </table:table-cell>
          <table:table-cell office:value-type="float" office:value="-1643.3" calcext:value-type="float">
            <text:p>-1643.3</text:p>
          </table:table-cell>
          <table:table-cell office:value-type="float" office:value="27703" calcext:value-type="float">
            <text:p>27703</text:p>
          </table:table-cell>
          <table:table-cell office:value-type="float" office:value="4737.7" calcext:value-type="float">
            <text:p>4737.7</text:p>
          </table:table-cell>
          <table:table-cell office:value-type="float" office:value="-1643.3" calcext:value-type="float">
            <text:p>-1643.3</text:p>
          </table:table-cell>
          <table:table-cell office:value-type="float" office:value="27703" calcext:value-type="float">
            <text:p>27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79" calcext:value-type="float">
            <text:p>19.679</text:p>
          </table:table-cell>
          <table:table-cell office:value-type="float" office:value="1.171" calcext:value-type="float">
            <text:p>1.171</text:p>
          </table:table-cell>
          <table:table-cell office:value-type="float" office:value="20" calcext:value-type="float">
            <text:p>20</text:p>
          </table:table-cell>
          <table:table-cell office:value-type="float" office:value="10.285" calcext:value-type="float">
            <text:p>10.285</text:p>
          </table:table-cell>
          <table:table-cell office:value-type="float" office:value="-8565.3" calcext:value-type="float">
            <text:p>-8565.3</text:p>
          </table:table-cell>
          <table:table-cell office:value-type="float" office:value="-14935" calcext:value-type="float">
            <text:p>-14935</text:p>
          </table:table-cell>
          <table:table-cell office:value-type="float" office:value="638.55" calcext:value-type="float">
            <text:p>638.55</text:p>
          </table:table-cell>
          <table:table-cell office:value-type="float" office:value="0.92777" calcext:value-type="float">
            <text:p>0.92777</text:p>
          </table:table-cell>
          <table:table-cell office:value-type="float" office:value="-0.24863" calcext:value-type="float">
            <text:p>-0.24863</text:p>
          </table:table-cell>
          <table:table-cell office:value-type="float" office:value="-0.034269" calcext:value-type="float">
            <text:p>-0.034269</text:p>
          </table:table-cell>
          <table:table-cell office:value-type="float" office:value="0" calcext:value-type="float">
            <text:p>0</text:p>
          </table:table-cell>
          <table:table-cell office:value-type="float" office:value="3377.2" calcext:value-type="float">
            <text:p>3377.2</text:p>
          </table:table-cell>
          <table:table-cell office:value-type="float" office:value="0.46756" calcext:value-type="float">
            <text:p>0.46756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273" calcext:value-type="float">
            <text:p>1.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9]-([$Sheet2.$B$2]*[.B239]+[$Sheet2.$B$3]))^2" office:value-type="float" office:value="0.0000471878845985736" calcext:value-type="float">
            <text:p>4.71878845985736E-05</text:p>
          </table:table-cell>
          <table:table-cell table:formula="of:=([.F239]-([$Sheet2.$B$7] + [$Sheet2.$B$8] * ([.B239] - [$Sheet2.$B$9])^2))^2" office:value-type="float" office:value="0.0000018735575576571" calcext:value-type="float">
            <text:p>1.8735575576571E-06</text:p>
          </table:table-cell>
          <table:table-cell table:formula="of:=([.X239]-([.AE239]^2*([$Sheet2.$B$13]*([.B239] - [$Sheet2.$B$14])^2 + [$Sheet2.$B$15]*([.B239]-[$Sheet2.$B$14]) + [$Sheet2.$B$16])    ))^2" office:value-type="float" office:value="13.5009121338654" calcext:value-type="float">
            <text:p>13.5009121338654</text:p>
          </table:table-cell>
          <table:table-cell table:formula="of:=([.AG239]-([.AE239]^2*([$Sheet2.$B$20]*([.B239] - [$Sheet2.$B$21])^2 + [$Sheet2.$B$22]*([.B239]-[$Sheet2.$B$21]) + [$Sheet2.$B$23])    ))^2" office:value-type="float" office:value="885.402148759611" calcext:value-type="float">
            <text:p>885.402148759611</text:p>
          </table:table-cell>
          <table:table-cell table:formula="of:=([.AH239]-([.AE239]^2*([$Sheet2.$B$27]*([.B239] - [$Sheet2.$B$28])^2 + [$Sheet2.$B$29]*([.B239]-[$Sheet2.$B$28]) + [$Sheet2.$B$30])    ))^2" office:value-type="float" office:value="186.535701191512" calcext:value-type="float">
            <text:p>186.535701191512</text:p>
          </table:table-cell>
          <table:table-cell table:formula="of:=([.AI239]-([.AE239]^2*([$Sheet2.$B$34]*([.B239] - [$Sheet2.$B$35])^2 + [$Sheet2.$B$36]*([.B239]-[$Sheet2.$B$35]) + [$Sheet2.$B$37])    ))^2" office:value-type="float" office:value="73.9332828422293" calcext:value-type="float">
            <text:p>73.93328284222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0.015178" calcext:value-type="float">
            <text:p>0.015178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0.086923" calcext:value-type="float">
            <text:p>-0.086923</text:p>
          </table:table-cell>
          <table:table-cell office:value-type="float" office:value="-3.6816" calcext:value-type="float">
            <text:p>-3.6816</text:p>
          </table:table-cell>
          <table:table-cell office:value-type="float" office:value="-0.072276" calcext:value-type="float">
            <text:p>-0.072276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0.88249" calcext:value-type="float">
            <text:p>0.88249</text:p>
          </table:table-cell>
          <table:table-cell office:value-type="float" office:value="-0.068244" calcext:value-type="float">
            <text:p>-0.068244</text:p>
          </table:table-cell>
          <table:table-cell office:value-type="float" office:value="-0.0079402" calcext:value-type="float">
            <text:p>-0.0079402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5.3102" calcext:value-type="float">
            <text:p>5.3102</text:p>
          </table:table-cell>
          <table:table-cell office:value-type="float" office:value="6.3204" calcext:value-type="float">
            <text:p>6.3204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5079.9" calcext:value-type="float">
            <text:p>5079.9</text:p>
          </table:table-cell>
          <table:table-cell office:value-type="float" office:value="-1754.9" calcext:value-type="float">
            <text:p>-1754.9</text:p>
          </table:table-cell>
          <table:table-cell office:value-type="float" office:value="28602" calcext:value-type="float">
            <text:p>28602</text:p>
          </table:table-cell>
          <table:table-cell office:value-type="float" office:value="5079.9" calcext:value-type="float">
            <text:p>5079.9</text:p>
          </table:table-cell>
          <table:table-cell office:value-type="float" office:value="-1754.9" calcext:value-type="float">
            <text:p>-1754.9</text:p>
          </table:table-cell>
          <table:table-cell office:value-type="float" office:value="28602" calcext:value-type="float">
            <text:p>28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55" calcext:value-type="float">
            <text:p>19.655</text:p>
          </table:table-cell>
          <table:table-cell office:value-type="float" office:value="1.196" calcext:value-type="float">
            <text:p>1.196</text:p>
          </table:table-cell>
          <table:table-cell office:value-type="float" office:value="20" calcext:value-type="float">
            <text:p>20</text:p>
          </table:table-cell>
          <table:table-cell office:value-type="float" office:value="10.665" calcext:value-type="float">
            <text:p>10.665</text:p>
          </table:table-cell>
          <table:table-cell office:value-type="float" office:value="-8908.4" calcext:value-type="float">
            <text:p>-8908.4</text:p>
          </table:table-cell>
          <table:table-cell office:value-type="float" office:value="-15609" calcext:value-type="float">
            <text:p>-15609</text:p>
          </table:table-cell>
          <table:table-cell office:value-type="float" office:value="688.89" calcext:value-type="float">
            <text:p>688.89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-0.035676" calcext:value-type="float">
            <text:p>-0.035676</text:p>
          </table:table-cell>
          <table:table-cell office:value-type="float" office:value="0" calcext:value-type="float">
            <text:p>0</text:p>
          </table:table-cell>
          <table:table-cell office:value-type="float" office:value="3449.4" calcext:value-type="float">
            <text:p>3449.4</text:p>
          </table:table-cell>
          <table:table-cell office:value-type="float" office:value="0.50072" calcext:value-type="float">
            <text:p>0.50072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3129" calcext:value-type="float">
            <text:p>1.31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0]-([$Sheet2.$B$2]*[.B240]+[$Sheet2.$B$3]))^2" office:value-type="float" office:value="0.000179934966371057" calcext:value-type="float">
            <text:p>0.000179934966371</text:p>
          </table:table-cell>
          <table:table-cell table:formula="of:=([.F240]-([$Sheet2.$B$7] + [$Sheet2.$B$8] * ([.B240] - [$Sheet2.$B$9])^2))^2" office:value-type="float" office:value="0.00000561282973782076" calcext:value-type="float">
            <text:p>5.61282973782076E-06</text:p>
          </table:table-cell>
          <table:table-cell table:formula="of:=([.X240]-([.AE240]^2*([$Sheet2.$B$13]*([.B240] - [$Sheet2.$B$14])^2 + [$Sheet2.$B$15]*([.B240]-[$Sheet2.$B$14]) + [$Sheet2.$B$16])    ))^2" office:value-type="float" office:value="2.02758342524458" calcext:value-type="float">
            <text:p>2.02758342524458</text:p>
          </table:table-cell>
          <table:table-cell table:formula="of:=([.AG240]-([.AE240]^2*([$Sheet2.$B$20]*([.B240] - [$Sheet2.$B$21])^2 + [$Sheet2.$B$22]*([.B240]-[$Sheet2.$B$21]) + [$Sheet2.$B$23])    ))^2" office:value-type="float" office:value="3898.15320905914" calcext:value-type="float">
            <text:p>3898.15320905914</text:p>
          </table:table-cell>
          <table:table-cell table:formula="of:=([.AH240]-([.AE240]^2*([$Sheet2.$B$27]*([.B240] - [$Sheet2.$B$28])^2 + [$Sheet2.$B$29]*([.B240]-[$Sheet2.$B$28]) + [$Sheet2.$B$30])    ))^2" office:value-type="float" office:value="5138.6775271458" calcext:value-type="float">
            <text:p>5138.6775271458</text:p>
          </table:table-cell>
          <table:table-cell table:formula="of:=([.AI240]-([.AE240]^2*([$Sheet2.$B$34]*([.B240] - [$Sheet2.$B$35])^2 + [$Sheet2.$B$36]*([.B240]-[$Sheet2.$B$35]) + [$Sheet2.$B$37])    ))^2" office:value-type="float" office:value="85.6606060111716" calcext:value-type="float">
            <text:p>85.66060601117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-0.092611" calcext:value-type="float">
            <text:p>-0.092611</text:p>
          </table:table-cell>
          <table:table-cell office:value-type="float" office:value="-3.8421" calcext:value-type="float">
            <text:p>-3.8421</text:p>
          </table:table-cell>
          <table:table-cell office:value-type="float" office:value="-0.076762" calcext:value-type="float">
            <text:p>-0.076762</text:p>
          </table:table-cell>
          <table:table-cell office:value-type="float" office:value="-3.7654" calcext:value-type="float">
            <text:p>-3.765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-0.073426" calcext:value-type="float">
            <text:p>-0.073426</text:p>
          </table:table-cell>
          <table:table-cell office:value-type="float" office:value="-0.008485" calcext:value-type="float">
            <text:p>-0.008485</text:p>
          </table:table-cell>
          <table:table-cell office:value-type="float" office:value="-0.064941" calcext:value-type="float">
            <text:p>-0.064941</text:p>
          </table:table-cell>
          <table:table-cell office:value-type="float" office:value="5.1221" calcext:value-type="float">
            <text:p>5.1221</text:p>
          </table:table-cell>
          <table:table-cell office:value-type="float" office:value="6.1903" calcext:value-type="float">
            <text:p>6.1903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5431.6" calcext:value-type="float">
            <text:p>5431.6</text:p>
          </table:table-cell>
          <table:table-cell office:value-type="float" office:value="-1869.7" calcext:value-type="float">
            <text:p>-1869.7</text:p>
          </table:table-cell>
          <table:table-cell office:value-type="float" office:value="29488" calcext:value-type="float">
            <text:p>29488</text:p>
          </table:table-cell>
          <table:table-cell office:value-type="float" office:value="5431.6" calcext:value-type="float">
            <text:p>5431.6</text:p>
          </table:table-cell>
          <table:table-cell office:value-type="float" office:value="-1869.7" calcext:value-type="float">
            <text:p>-1869.7</text:p>
          </table:table-cell>
          <table:table-cell office:value-type="float" office:value="29488" calcext:value-type="float">
            <text:p>29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29" calcext:value-type="float">
            <text:p>19.629</text:p>
          </table:table-cell>
          <table:table-cell office:value-type="float" office:value="1.2211" calcext:value-type="float">
            <text:p>1.2211</text:p>
          </table:table-cell>
          <table:table-cell office:value-type="float" office:value="20" calcext:value-type="float">
            <text:p>20</text:p>
          </table:table-cell>
          <table:table-cell office:value-type="float" office:value="11.047" calcext:value-type="float">
            <text:p>11.047</text:p>
          </table:table-cell>
          <table:table-cell office:value-type="float" office:value="-9252.1" calcext:value-type="float">
            <text:p>-9252.1</text:p>
          </table:table-cell>
          <table:table-cell office:value-type="float" office:value="-16290" calcext:value-type="float">
            <text:p>-16290</text:p>
          </table:table-cell>
          <table:table-cell office:value-type="float" office:value="741.21" calcext:value-type="float">
            <text:p>741.21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-0.24889" calcext:value-type="float">
            <text:p>-0.24889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0" calcext:value-type="float">
            <text:p>0</text:p>
          </table:table-cell>
          <table:table-cell office:value-type="float" office:value="3521.9" calcext:value-type="float">
            <text:p>3521.9</text:p>
          </table:table-cell>
          <table:table-cell office:value-type="float" office:value="0.5347" calcext:value-type="float">
            <text:p>0.5347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3521" calcext:value-type="float">
            <text:p>1.3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1]-([$Sheet2.$B$2]*[.B241]+[$Sheet2.$B$3]))^2" office:value-type="float" office:value="0.000422657026762994" calcext:value-type="float">
            <text:p>0.000422657026763</text:p>
          </table:table-cell>
          <table:table-cell table:formula="of:=([.F241]-([$Sheet2.$B$7] + [$Sheet2.$B$8] * ([.B241] - [$Sheet2.$B$9])^2))^2" office:value-type="float" office:value="0.0000124695438083237" calcext:value-type="float">
            <text:p>1.24695438083237E-05</text:p>
          </table:table-cell>
          <table:table-cell table:formula="of:=([.X241]-([.AE241]^2*([$Sheet2.$B$13]*([.B241] - [$Sheet2.$B$14])^2 + [$Sheet2.$B$15]*([.B241]-[$Sheet2.$B$14]) + [$Sheet2.$B$16])    ))^2" office:value-type="float" office:value="58.2793688908389" calcext:value-type="float">
            <text:p>58.2793688908389</text:p>
          </table:table-cell>
          <table:table-cell table:formula="of:=([.AG241]-([.AE241]^2*([$Sheet2.$B$20]*([.B241] - [$Sheet2.$B$21])^2 + [$Sheet2.$B$22]*([.B241]-[$Sheet2.$B$21]) + [$Sheet2.$B$23])    ))^2" office:value-type="float" office:value="9781.49489977649" calcext:value-type="float">
            <text:p>9781.49489977649</text:p>
          </table:table-cell>
          <table:table-cell table:formula="of:=([.AH241]-([.AE241]^2*([$Sheet2.$B$27]*([.B241] - [$Sheet2.$B$28])^2 + [$Sheet2.$B$29]*([.B241]-[$Sheet2.$B$28]) + [$Sheet2.$B$30])    ))^2" office:value-type="float" office:value="18652.5826029198" calcext:value-type="float">
            <text:p>18652.5826029198</text:p>
          </table:table-cell>
          <table:table-cell table:formula="of:=([.AI241]-([.AE241]^2*([$Sheet2.$B$34]*([.B241] - [$Sheet2.$B$35])^2 + [$Sheet2.$B$36]*([.B241]-[$Sheet2.$B$35]) + [$Sheet2.$B$37])    ))^2" office:value-type="float" office:value="100.108776743194" calcext:value-type="float">
            <text:p>100.10877674319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7" calcext:value-type="float">
            <text:p>1.5037</text:p>
          </table:table-cell>
          <table:table-cell office:value-type="float" office:value="0.30402" calcext:value-type="float">
            <text:p>0.30402</text:p>
          </table:table-cell>
          <table:table-cell office:value-type="float" office:value="0.017145" calcext:value-type="float">
            <text:p>0.017145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-0.098452" calcext:value-type="float">
            <text:p>-0.098452</text:p>
          </table:table-cell>
          <table:table-cell office:value-type="float" office:value="-4.0038" calcext:value-type="float">
            <text:p>-4.0038</text:p>
          </table:table-cell>
          <table:table-cell office:value-type="float" office:value="-0.081644" calcext:value-type="float">
            <text:p>-0.081644</text:p>
          </table:table-cell>
          <table:table-cell office:value-type="float" office:value="-3.9221" calcext:value-type="float">
            <text:p>-3.9221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-0.078791" calcext:value-type="float">
            <text:p>-0.078791</text:p>
          </table:table-cell>
          <table:table-cell office:value-type="float" office:value="-0.0090888" calcext:value-type="float">
            <text:p>-0.0090888</text:p>
          </table:table-cell>
          <table:table-cell office:value-type="float" office:value="-0.069702" calcext:value-type="float">
            <text:p>-0.069702</text:p>
          </table:table-cell>
          <table:table-cell office:value-type="float" office:value="4.946" calcext:value-type="float">
            <text:p>4.946</text:p>
          </table:table-cell>
          <table:table-cell office:value-type="float" office:value="6.0651" calcext:value-type="float">
            <text:p>6.0651</text:p>
          </table:table-cell>
          <table:table-cell office:value-type="float" office:value="0.81549" calcext:value-type="float">
            <text:p>0.81549</text:p>
          </table:table-cell>
          <table:table-cell office:value-type="float" office:value="5791.8" calcext:value-type="float">
            <text:p>5791.8</text:p>
          </table:table-cell>
          <table:table-cell office:value-type="float" office:value="-1987.7" calcext:value-type="float">
            <text:p>-1987.7</text:p>
          </table:table-cell>
          <table:table-cell office:value-type="float" office:value="30359" calcext:value-type="float">
            <text:p>30359</text:p>
          </table:table-cell>
          <table:table-cell office:value-type="float" office:value="5791.8" calcext:value-type="float">
            <text:p>5791.8</text:p>
          </table:table-cell>
          <table:table-cell office:value-type="float" office:value="-1987.7" calcext:value-type="float">
            <text:p>-1987.7</text:p>
          </table:table-cell>
          <table:table-cell office:value-type="float" office:value="30359" calcext:value-type="float">
            <text:p>30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03" calcext:value-type="float">
            <text:p>19.603</text:p>
          </table:table-cell>
          <table:table-cell office:value-type="float" office:value="1.2464" calcext:value-type="float">
            <text:p>1.2464</text:p>
          </table:table-cell>
          <table:table-cell office:value-type="float" office:value="20" calcext:value-type="float">
            <text:p>20</text:p>
          </table:table-cell>
          <table:table-cell office:value-type="float" office:value="11.43" calcext:value-type="float">
            <text:p>11.43</text:p>
          </table:table-cell>
          <table:table-cell office:value-type="float" office:value="-9595.6" calcext:value-type="float">
            <text:p>-9595.6</text:p>
          </table:table-cell>
          <table:table-cell office:value-type="float" office:value="-16975" calcext:value-type="float">
            <text:p>-16975</text:p>
          </table:table-cell>
          <table:table-cell office:value-type="float" office:value="795.37" calcext:value-type="float">
            <text:p>795.37</text:p>
          </table:table-cell>
          <table:table-cell office:value-type="float" office:value="0.92468" calcext:value-type="float">
            <text:p>0.92468</text:p>
          </table:table-cell>
          <table:table-cell office:value-type="float" office:value="-0.24903" calcext:value-type="float">
            <text:p>-0.24903</text:p>
          </table:table-cell>
          <table:table-cell office:value-type="float" office:value="-0.038413" calcext:value-type="float">
            <text:p>-0.038413</text:p>
          </table:table-cell>
          <table:table-cell office:value-type="float" office:value="0" calcext:value-type="float">
            <text:p>0</text:p>
          </table:table-cell>
          <table:table-cell office:value-type="float" office:value="3594.7" calcext:value-type="float">
            <text:p>3594.7</text:p>
          </table:table-cell>
          <table:table-cell office:value-type="float" office:value="0.5694" calcext:value-type="float">
            <text:p>0.5694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3904" calcext:value-type="float">
            <text:p>1.39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2]-([$Sheet2.$B$2]*[.B242]+[$Sheet2.$B$3]))^2" office:value-type="float" office:value="0.000812436076072145" calcext:value-type="float">
            <text:p>0.000812436076072</text:p>
          </table:table-cell>
          <table:table-cell table:formula="of:=([.F242]-([$Sheet2.$B$7] + [$Sheet2.$B$8] * ([.B242] - [$Sheet2.$B$9])^2))^2" office:value-type="float" office:value="0.0000239613043950825" calcext:value-type="float">
            <text:p>2.39613043950825E-05</text:p>
          </table:table-cell>
          <table:table-cell table:formula="of:=([.X242]-([.AE242]^2*([$Sheet2.$B$13]*([.B242] - [$Sheet2.$B$14])^2 + [$Sheet2.$B$15]*([.B242]-[$Sheet2.$B$14]) + [$Sheet2.$B$16])    ))^2" office:value-type="float" office:value="223.68557738317" calcext:value-type="float">
            <text:p>223.68557738317</text:p>
          </table:table-cell>
          <table:table-cell table:formula="of:=([.AG242]-([.AE242]^2*([$Sheet2.$B$20]*([.B242] - [$Sheet2.$B$21])^2 + [$Sheet2.$B$22]*([.B242]-[$Sheet2.$B$21]) + [$Sheet2.$B$23])    ))^2" office:value-type="float" office:value="19587.2488069477" calcext:value-type="float">
            <text:p>19587.2488069477</text:p>
          </table:table-cell>
          <table:table-cell table:formula="of:=([.AH242]-([.AE242]^2*([$Sheet2.$B$27]*([.B242] - [$Sheet2.$B$28])^2 + [$Sheet2.$B$29]*([.B242]-[$Sheet2.$B$28]) + [$Sheet2.$B$30])    ))^2" office:value-type="float" office:value="44659.300689243" calcext:value-type="float">
            <text:p>44659.300689243</text:p>
          </table:table-cell>
          <table:table-cell table:formula="of:=([.AI242]-([.AE242]^2*([$Sheet2.$B$34]*([.B242] - [$Sheet2.$B$35])^2 + [$Sheet2.$B$36]*([.B242]-[$Sheet2.$B$35]) + [$Sheet2.$B$37])    ))^2" office:value-type="float" office:value="114.679555881339" calcext:value-type="float">
            <text:p>114.67955588133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32347" calcext:value-type="float">
            <text:p>0.32347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30514" calcext:value-type="float">
            <text:p>0.30514</text:p>
          </table:table-cell>
          <table:table-cell office:value-type="float" office:value="-0.10444" calcext:value-type="float">
            <text:p>-0.10444</text:p>
          </table:table-cell>
          <table:table-cell office:value-type="float" office:value="-4.1669" calcext:value-type="float">
            <text:p>-4.1669</text:p>
          </table:table-cell>
          <table:table-cell office:value-type="float" office:value="-0.087284" calcext:value-type="float">
            <text:p>-0.087284</text:p>
          </table:table-cell>
          <table:table-cell office:value-type="float" office:value="-4.0796" calcext:value-type="float">
            <text:p>-4.0796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-0.0098067" calcext:value-type="float">
            <text:p>-0.0098067</text:p>
          </table:table-cell>
          <table:table-cell office:value-type="float" office:value="-0.074593" calcext:value-type="float">
            <text:p>-0.074593</text:p>
          </table:table-cell>
          <table:table-cell office:value-type="float" office:value="4.7797" calcext:value-type="float">
            <text:p>4.7797</text:p>
          </table:table-cell>
          <table:table-cell office:value-type="float" office:value="5.9432" calcext:value-type="float">
            <text:p>5.9432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6160.5" calcext:value-type="float">
            <text:p>6160.5</text:p>
          </table:table-cell>
          <table:table-cell office:value-type="float" office:value="-2108.6" calcext:value-type="float">
            <text:p>-2108.6</text:p>
          </table:table-cell>
          <table:table-cell office:value-type="float" office:value="31214" calcext:value-type="float">
            <text:p>31214</text:p>
          </table:table-cell>
          <table:table-cell office:value-type="float" office:value="6160.5" calcext:value-type="float">
            <text:p>6160.5</text:p>
          </table:table-cell>
          <table:table-cell office:value-type="float" office:value="-2108.6" calcext:value-type="float">
            <text:p>-2108.6</text:p>
          </table:table-cell>
          <table:table-cell office:value-type="float" office:value="31214" calcext:value-type="float">
            <text:p>31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76" calcext:value-type="float">
            <text:p>19.576</text:p>
          </table:table-cell>
          <table:table-cell office:value-type="float" office:value="1.2719" calcext:value-type="float">
            <text:p>1.2719</text:p>
          </table:table-cell>
          <table:table-cell office:value-type="float" office:value="20" calcext:value-type="float">
            <text:p>20</text:p>
          </table:table-cell>
          <table:table-cell office:value-type="float" office:value="11.817" calcext:value-type="float">
            <text:p>11.817</text:p>
          </table:table-cell>
          <table:table-cell office:value-type="float" office:value="-9939.1" calcext:value-type="float">
            <text:p>-9939.1</text:p>
          </table:table-cell>
          <table:table-cell office:value-type="float" office:value="-17667" calcext:value-type="float">
            <text:p>-17667</text:p>
          </table:table-cell>
          <table:table-cell office:value-type="float" office:value="851.98" calcext:value-type="float">
            <text:p>851.98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0" calcext:value-type="float">
            <text:p>0</text:p>
          </table:table-cell>
          <table:table-cell office:value-type="float" office:value="3668.4" calcext:value-type="float">
            <text:p>3668.4</text:p>
          </table:table-cell>
          <table:table-cell office:value-type="float" office:value="0.60481" calcext:value-type="float">
            <text:p>0.60481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428" calcext:value-type="float">
            <text:p>1.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3]-([$Sheet2.$B$2]*[.B243]+[$Sheet2.$B$3]))^2" office:value-type="float" office:value="0.00137996680617289" calcext:value-type="float">
            <text:p>0.001379966806173</text:p>
          </table:table-cell>
          <table:table-cell table:formula="of:=([.F243]-([$Sheet2.$B$7] + [$Sheet2.$B$8] * ([.B243] - [$Sheet2.$B$9])^2))^2" office:value-type="float" office:value="0.0000408391853588424" calcext:value-type="float">
            <text:p>4.08391853588424E-05</text:p>
          </table:table-cell>
          <table:table-cell table:formula="of:=([.X243]-([.AE243]^2*([$Sheet2.$B$13]*([.B243] - [$Sheet2.$B$14])^2 + [$Sheet2.$B$15]*([.B243]-[$Sheet2.$B$14]) + [$Sheet2.$B$16])    ))^2" office:value-type="float" office:value="561.217046301718" calcext:value-type="float">
            <text:p>561.217046301718</text:p>
          </table:table-cell>
          <table:table-cell table:formula="of:=([.AG243]-([.AE243]^2*([$Sheet2.$B$20]*([.B243] - [$Sheet2.$B$21])^2 + [$Sheet2.$B$22]*([.B243]-[$Sheet2.$B$21]) + [$Sheet2.$B$23])    ))^2" office:value-type="float" office:value="34371.0201177331" calcext:value-type="float">
            <text:p>34371.0201177331</text:p>
          </table:table-cell>
          <table:table-cell table:formula="of:=([.AH243]-([.AE243]^2*([$Sheet2.$B$27]*([.B243] - [$Sheet2.$B$28])^2 + [$Sheet2.$B$29]*([.B243]-[$Sheet2.$B$28]) + [$Sheet2.$B$30])    ))^2" office:value-type="float" office:value="85815.960562949" calcext:value-type="float">
            <text:p>85815.960562949</text:p>
          </table:table-cell>
          <table:table-cell table:formula="of:=([.AI243]-([.AE243]^2*([$Sheet2.$B$34]*([.B243] - [$Sheet2.$B$35])^2 + [$Sheet2.$B$36]*([.B243]-[$Sheet2.$B$35]) + [$Sheet2.$B$37])    ))^2" office:value-type="float" office:value="143.4138384259" calcext:value-type="float">
            <text:p>143.41383842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" calcext:value-type="float">
            <text:p>1.5877</text:p>
          </table:table-cell>
          <table:table-cell office:value-type="float" office:value="0.34346" calcext:value-type="float">
            <text:p>0.34346</text:p>
          </table:table-cell>
          <table:table-cell office:value-type="float" office:value="0.019689" calcext:value-type="float">
            <text:p>0.019689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4.3313" calcext:value-type="float">
            <text:p>-4.3313</text:p>
          </table:table-cell>
          <table:table-cell office:value-type="float" office:value="-0.093759" calcext:value-type="float">
            <text:p>-0.093759</text:p>
          </table:table-cell>
          <table:table-cell office:value-type="float" office:value="-4.2375" calcext:value-type="float">
            <text:p>-4.2375</text:p>
          </table:table-cell>
          <table:table-cell office:value-type="float" office:value="1.0186" calcext:value-type="float">
            <text:p>1.0186</text:p>
          </table:table-cell>
          <table:table-cell office:value-type="float" office:value="-0.090224" calcext:value-type="float">
            <text:p>-0.090224</text:p>
          </table:table-cell>
          <table:table-cell office:value-type="float" office:value="-0.010631" calcext:value-type="float">
            <text:p>-0.010631</text:p>
          </table:table-cell>
          <table:table-cell office:value-type="float" office:value="-0.079593" calcext:value-type="float">
            <text:p>-0.079593</text:p>
          </table:table-cell>
          <table:table-cell office:value-type="float" office:value="4.6225" calcext:value-type="float">
            <text:p>4.6225</text:p>
          </table:table-cell>
          <table:table-cell office:value-type="float" office:value="5.8245" calcext:value-type="float">
            <text:p>5.8245</text:p>
          </table:table-cell>
          <table:table-cell office:value-type="float" office:value="0.79364" calcext:value-type="float">
            <text:p>0.79364</text:p>
          </table:table-cell>
          <table:table-cell office:value-type="float" office:value="6536.7" calcext:value-type="float">
            <text:p>6536.7</text:p>
          </table:table-cell>
          <table:table-cell office:value-type="float" office:value="-2232.5" calcext:value-type="float">
            <text:p>-2232.5</text:p>
          </table:table-cell>
          <table:table-cell office:value-type="float" office:value="32053" calcext:value-type="float">
            <text:p>32053</text:p>
          </table:table-cell>
          <table:table-cell office:value-type="float" office:value="6536.7" calcext:value-type="float">
            <text:p>6536.7</text:p>
          </table:table-cell>
          <table:table-cell office:value-type="float" office:value="-2232.5" calcext:value-type="float">
            <text:p>-2232.5</text:p>
          </table:table-cell>
          <table:table-cell office:value-type="float" office:value="32053" calcext:value-type="float">
            <text:p>32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48" calcext:value-type="float">
            <text:p>19.548</text:p>
          </table:table-cell>
          <table:table-cell office:value-type="float" office:value="1.2978" calcext:value-type="float">
            <text:p>1.2978</text:p>
          </table:table-cell>
          <table:table-cell office:value-type="float" office:value="20" calcext:value-type="float">
            <text:p>20</text:p>
          </table:table-cell>
          <table:table-cell office:value-type="float" office:value="12.207" calcext:value-type="float">
            <text:p>12.207</text:p>
          </table:table-cell>
          <table:table-cell office:value-type="float" office:value="-10282" calcext:value-type="float">
            <text:p>-10282</text:p>
          </table:table-cell>
          <table:table-cell office:value-type="float" office:value="-18364" calcext:value-type="float">
            <text:p>-18364</text:p>
          </table:table-cell>
          <table:table-cell office:value-type="float" office:value="910.78" calcext:value-type="float">
            <text:p>910.78</text:p>
          </table:table-cell>
          <table:table-cell office:value-type="float" office:value="0.92255" calcext:value-type="float">
            <text:p>0.92255</text:p>
          </table:table-cell>
          <table:table-cell office:value-type="float" office:value="-0.24932" calcext:value-type="float">
            <text:p>-0.24932</text:p>
          </table:table-cell>
          <table:table-cell office:value-type="float" office:value="-0.041045" calcext:value-type="float">
            <text:p>-0.041045</text:p>
          </table:table-cell>
          <table:table-cell office:value-type="float" office:value="0" calcext:value-type="float">
            <text:p>0</text:p>
          </table:table-cell>
          <table:table-cell office:value-type="float" office:value="3743.1" calcext:value-type="float">
            <text:p>3743.1</text:p>
          </table:table-cell>
          <table:table-cell office:value-type="float" office:value="0.64081" calcext:value-type="float">
            <text:p>0.64081</text:p>
          </table:table-cell>
          <table:table-cell office:value-type="float" office:value="1.0036" calcext:value-type="float">
            <text:p>1.0036</text:p>
          </table:table-cell>
          <table:table-cell office:value-type="float" office:value="1.4647" calcext:value-type="float">
            <text:p>1.4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4]-([$Sheet2.$B$2]*[.B244]+[$Sheet2.$B$3]))^2" office:value-type="float" office:value="0.00217086521466179" calcext:value-type="float">
            <text:p>0.002170865214662</text:p>
          </table:table-cell>
          <table:table-cell table:formula="of:=([.F244]-([$Sheet2.$B$7] + [$Sheet2.$B$8] * ([.B244] - [$Sheet2.$B$9])^2))^2" office:value-type="float" office:value="0.0000649281676662795" calcext:value-type="float">
            <text:p>6.49281676662795E-05</text:p>
          </table:table-cell>
          <table:table-cell table:formula="of:=([.X244]-([.AE244]^2*([$Sheet2.$B$13]*([.B244] - [$Sheet2.$B$14])^2 + [$Sheet2.$B$15]*([.B244]-[$Sheet2.$B$14]) + [$Sheet2.$B$16])    ))^2" office:value-type="float" office:value="1138.10334127274" calcext:value-type="float">
            <text:p>1138.10334127274</text:p>
          </table:table-cell>
          <table:table-cell table:formula="of:=([.AG244]-([.AE244]^2*([$Sheet2.$B$20]*([.B244] - [$Sheet2.$B$21])^2 + [$Sheet2.$B$22]*([.B244]-[$Sheet2.$B$21]) + [$Sheet2.$B$23])    ))^2" office:value-type="float" office:value="55611.4352108002" calcext:value-type="float">
            <text:p>55611.4352108002</text:p>
          </table:table-cell>
          <table:table-cell table:formula="of:=([.AH244]-([.AE244]^2*([$Sheet2.$B$27]*([.B244] - [$Sheet2.$B$28])^2 + [$Sheet2.$B$29]*([.B244]-[$Sheet2.$B$28]) + [$Sheet2.$B$30])    ))^2" office:value-type="float" office:value="147013.104938886" calcext:value-type="float">
            <text:p>147013.104938886</text:p>
          </table:table-cell>
          <table:table-cell table:formula="of:=([.AI244]-([.AE244]^2*([$Sheet2.$B$34]*([.B244] - [$Sheet2.$B$35])^2 + [$Sheet2.$B$36]*([.B244]-[$Sheet2.$B$35]) + [$Sheet2.$B$37])    ))^2" office:value-type="float" office:value="183.481387931803" calcext:value-type="float">
            <text:p>183.481387931803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29367" calcext:value-type="float">
            <text:p>0.29367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26566" calcext:value-type="float">
            <text:p>0.26566</text:p>
          </table:table-cell>
          <table:table-cell office:value-type="float" office:value="-0.091325" calcext:value-type="float">
            <text:p>-0.091325</text:p>
          </table:table-cell>
          <table:table-cell office:value-type="float" office:value="0.86558" calcext:value-type="float">
            <text:p>0.86558</text:p>
          </table:table-cell>
          <table:table-cell office:value-type="float" office:value="-0.13335" calcext:value-type="float">
            <text:p>-0.13335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-0.080826" calcext:value-type="float">
            <text:p>-0.080826</text:p>
          </table:table-cell>
          <table:table-cell office:value-type="float" office:value="-0.016125" calcext:value-type="float">
            <text:p>-0.016125</text:p>
          </table:table-cell>
          <table:table-cell office:value-type="float" office:value="-0.064701" calcext:value-type="float">
            <text:p>-0.064701</text:p>
          </table:table-cell>
          <table:table-cell office:value-type="float" office:value="-4.6923" calcext:value-type="float">
            <text:p>-4.6923</text:p>
          </table:table-cell>
          <table:table-cell office:value-type="float" office:value="-5.5082" calcext:value-type="float">
            <text:p>-5.5082</text:p>
          </table:table-cell>
          <table:table-cell office:value-type="float" office:value="-1" calcext:value-type="float">
            <text:p>-1</text:p>
          </table:table-cell>
          <table:table-cell office:value-type="float" office:value="8380.5" calcext:value-type="float">
            <text:p>8380.5</text:p>
          </table:table-cell>
          <table:table-cell office:value-type="float" office:value="-2880.9" calcext:value-type="float">
            <text:p>-2880.9</text:p>
          </table:table-cell>
          <table:table-cell office:value-type="float" office:value="-43469" calcext:value-type="float">
            <text:p>-43469</text:p>
          </table:table-cell>
          <table:table-cell office:value-type="float" office:value="8380.5" calcext:value-type="float">
            <text:p>8380.5</text:p>
          </table:table-cell>
          <table:table-cell office:value-type="float" office:value="-2880.9" calcext:value-type="float">
            <text:p>-2880.9</text:p>
          </table:table-cell>
          <table:table-cell office:value-type="float" office:value="-43469" calcext:value-type="float">
            <text:p>-43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51" calcext:value-type="float">
            <text:p>24.451</text:p>
          </table:table-cell>
          <table:table-cell office:value-type="float" office:value="-1.3724" calcext:value-type="float">
            <text:p>-1.3724</text:p>
          </table:table-cell>
          <table:table-cell office:value-type="float" office:value="25" calcext:value-type="float">
            <text:p>25</text:p>
          </table:table-cell>
          <table:table-cell office:value-type="float" office:value="-12.031" calcext:value-type="float">
            <text:p>-12.031</text:p>
          </table:table-cell>
          <table:table-cell office:value-type="float" office:value="8033.3" calcext:value-type="float">
            <text:p>8033.3</text:p>
          </table:table-cell>
          <table:table-cell office:value-type="float" office:value="5734.1" calcext:value-type="float">
            <text:p>5734.1</text:p>
          </table:table-cell>
          <table:table-cell office:value-type="float" office:value="1274.9" calcext:value-type="float">
            <text:p>1274.9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0" calcext:value-type="float">
            <text:p>0</text:p>
          </table:table-cell>
          <table:table-cell office:value-type="float" office:value="-3958.1" calcext:value-type="float">
            <text:p>-3958.1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-1.2572" calcext:value-type="float">
            <text:p>-1.25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5]-([$Sheet2.$B$2]*[.B245]+[$Sheet2.$B$3]))^2" office:value-type="float" office:value="0.00253873538852484" calcext:value-type="float">
            <text:p>0.002538735388525</text:p>
          </table:table-cell>
          <table:table-cell table:formula="of:=([.F245]-([$Sheet2.$B$7] + [$Sheet2.$B$8] * ([.B245] - [$Sheet2.$B$9])^2))^2" office:value-type="float" office:value="0.000329781927261698" calcext:value-type="float">
            <text:p>0.000329781927262</text:p>
          </table:table-cell>
          <table:table-cell table:formula="of:=([.X245]-([.AE245]^2*([$Sheet2.$B$13]*([.B245] - [$Sheet2.$B$14])^2 + [$Sheet2.$B$15]*([.B245]-[$Sheet2.$B$14]) + [$Sheet2.$B$16])    ))^2" office:value-type="float" office:value="766.766409719677" calcext:value-type="float">
            <text:p>766.766409719677</text:p>
          </table:table-cell>
          <table:table-cell table:formula="of:=([.AG245]-([.AE245]^2*([$Sheet2.$B$20]*([.B245] - [$Sheet2.$B$21])^2 + [$Sheet2.$B$22]*([.B245]-[$Sheet2.$B$21]) + [$Sheet2.$B$23])    ))^2" office:value-type="float" office:value="75528.2046781024" calcext:value-type="float">
            <text:p>75528.2046781024</text:p>
          </table:table-cell>
          <table:table-cell table:formula="of:=([.AH245]-([.AE245]^2*([$Sheet2.$B$27]*([.B245] - [$Sheet2.$B$28])^2 + [$Sheet2.$B$29]*([.B245]-[$Sheet2.$B$28]) + [$Sheet2.$B$30])    ))^2" office:value-type="float" office:value="210703.826073207" calcext:value-type="float">
            <text:p>210703.826073207</text:p>
          </table:table-cell>
          <table:table-cell table:formula="of:=([.AI245]-([.AE245]^2*([$Sheet2.$B$34]*([.B245] - [$Sheet2.$B$35])^2 + [$Sheet2.$B$36]*([.B245]-[$Sheet2.$B$35]) + [$Sheet2.$B$37])    ))^2" office:value-type="float" office:value="413.231160306885" calcext:value-type="float">
            <text:p>413.231160306885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0.27226" calcext:value-type="float">
            <text:p>0.27226</text:p>
          </table:table-cell>
          <table:table-cell office:value-type="float" office:value="0.022419" calcext:value-type="float">
            <text:p>0.02241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89806" calcext:value-type="float">
            <text:p>0.89806</text:p>
          </table:table-cell>
          <table:table-cell office:value-type="float" office:value="-0.10676" calcext:value-type="float">
            <text:p>-0.10676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073089" calcext:value-type="float">
            <text:p>-0.073089</text:p>
          </table:table-cell>
          <table:table-cell office:value-type="float" office:value="-0.012331" calcext:value-type="float">
            <text:p>-0.012331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4.9085" calcext:value-type="float">
            <text:p>-4.9085</text:p>
          </table:table-cell>
          <table:table-cell office:value-type="float" office:value="-5.6744" calcext:value-type="float">
            <text:p>-5.6744</text:p>
          </table:table-cell>
          <table:table-cell office:value-type="float" office:value="-1" calcext:value-type="float">
            <text:p>-1</text:p>
          </table:table-cell>
          <table:table-cell office:value-type="float" office:value="7881.5" calcext:value-type="float">
            <text:p>7881.5</text:p>
          </table:table-cell>
          <table:table-cell office:value-type="float" office:value="-2703.5" calcext:value-type="float">
            <text:p>-2703.5</text:p>
          </table:table-cell>
          <table:table-cell office:value-type="float" office:value="-42158" calcext:value-type="float">
            <text:p>-42158</text:p>
          </table:table-cell>
          <table:table-cell office:value-type="float" office:value="7881.5" calcext:value-type="float">
            <text:p>7881.5</text:p>
          </table:table-cell>
          <table:table-cell office:value-type="float" office:value="-2703.5" calcext:value-type="float">
            <text:p>-2703.5</text:p>
          </table:table-cell>
          <table:table-cell office:value-type="float" office:value="-42158" calcext:value-type="float">
            <text:p>-42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97" calcext:value-type="float">
            <text:p>24.497</text:p>
          </table:table-cell>
          <table:table-cell office:value-type="float" office:value="-1.3322" calcext:value-type="float">
            <text:p>-1.3322</text:p>
          </table:table-cell>
          <table:table-cell office:value-type="float" office:value="25" calcext:value-type="float">
            <text:p>25</text:p>
          </table:table-cell>
          <table:table-cell office:value-type="float" office:value="-11.515" calcext:value-type="float">
            <text:p>-11.515</text:p>
          </table:table-cell>
          <table:table-cell office:value-type="float" office:value="7870.7" calcext:value-type="float">
            <text:p>7870.7</text:p>
          </table:table-cell>
          <table:table-cell office:value-type="float" office:value="5949.3" calcext:value-type="float">
            <text:p>5949.3</text:p>
          </table:table-cell>
          <table:table-cell office:value-type="float" office:value="1152.8" calcext:value-type="float">
            <text:p>1152.8</text:p>
          </table:table-cell>
          <table:table-cell office:value-type="float" office:value="0.91297" calcext:value-type="float">
            <text:p>0.91297</text:p>
          </table:table-cell>
          <table:table-cell office:value-type="float" office:value="-0.2494" calcext:value-type="float">
            <text:p>-0.2494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" calcext:value-type="float">
            <text:p>0</text:p>
          </table:table-cell>
          <table:table-cell office:value-type="float" office:value="-3842.2" calcext:value-type="float">
            <text:p>-3842.2</text:p>
          </table:table-cell>
          <table:table-cell office:value-type="float" office:value="0.61968" calcext:value-type="float">
            <text:p>0.61968</text:p>
          </table:table-cell>
          <table:table-cell office:value-type="float" office:value="0.92154" calcext:value-type="float">
            <text:p>0.92154</text:p>
          </table:table-cell>
          <table:table-cell office:value-type="float" office:value="-1.2201" calcext:value-type="float">
            <text:p>-1.2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6]-([$Sheet2.$B$2]*[.B246]+[$Sheet2.$B$3]))^2" office:value-type="float" office:value="0.00167618388874942" calcext:value-type="float">
            <text:p>0.001676183888749</text:p>
          </table:table-cell>
          <table:table-cell table:formula="of:=([.F246]-([$Sheet2.$B$7] + [$Sheet2.$B$8] * ([.B246] - [$Sheet2.$B$9])^2))^2" office:value-type="float" office:value="0.000370007603037873" calcext:value-type="float">
            <text:p>0.000370007603038</text:p>
          </table:table-cell>
          <table:table-cell table:formula="of:=([.X246]-([.AE246]^2*([$Sheet2.$B$13]*([.B246] - [$Sheet2.$B$14])^2 + [$Sheet2.$B$15]*([.B246]-[$Sheet2.$B$14]) + [$Sheet2.$B$16])    ))^2" office:value-type="float" office:value="284.947283177183" calcext:value-type="float">
            <text:p>284.947283177183</text:p>
          </table:table-cell>
          <table:table-cell table:formula="of:=([.AG246]-([.AE246]^2*([$Sheet2.$B$20]*([.B246] - [$Sheet2.$B$21])^2 + [$Sheet2.$B$22]*([.B246]-[$Sheet2.$B$21]) + [$Sheet2.$B$23])    ))^2" office:value-type="float" office:value="51645.3082998896" calcext:value-type="float">
            <text:p>51645.3082998896</text:p>
          </table:table-cell>
          <table:table-cell table:formula="of:=([.AH246]-([.AE246]^2*([$Sheet2.$B$27]*([.B246] - [$Sheet2.$B$28])^2 + [$Sheet2.$B$29]*([.B246]-[$Sheet2.$B$28]) + [$Sheet2.$B$30])    ))^2" office:value-type="float" office:value="84911.3072086298" calcext:value-type="float">
            <text:p>84911.3072086298</text:p>
          </table:table-cell>
          <table:table-cell table:formula="of:=([.AI246]-([.AE246]^2*([$Sheet2.$B$34]*([.B246] - [$Sheet2.$B$35])^2 + [$Sheet2.$B$36]*([.B246]-[$Sheet2.$B$35]) + [$Sheet2.$B$37])    ))^2" office:value-type="float" office:value="297.973248770511" calcext:value-type="float">
            <text:p>297.97324877051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1" calcext:value-type="float">
            <text:p>-1.2941</text:p>
          </table:table-cell>
          <table:table-cell office:value-type="float" office:value="0.25413" calcext:value-type="float">
            <text:p>0.25413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-0.080236" calcext:value-type="float">
            <text:p>-0.080236</text:p>
          </table:table-cell>
          <table:table-cell office:value-type="float" office:value="0.91374" calcext:value-type="float">
            <text:p>0.91374</text:p>
          </table:table-cell>
          <table:table-cell office:value-type="float" office:value="-0.094268" calcext:value-type="float">
            <text:p>-0.094268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8809" calcext:value-type="float">
            <text:p>-0.48809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010622" calcext:value-type="float">
            <text:p>-0.010622</text:p>
          </table:table-cell>
          <table:table-cell office:value-type="float" office:value="-0.056878" calcext:value-type="float">
            <text:p>-0.056878</text:p>
          </table:table-cell>
          <table:table-cell office:value-type="float" office:value="-5.0924" calcext:value-type="float">
            <text:p>-5.0924</text:p>
          </table:table-cell>
          <table:table-cell office:value-type="float" office:value="-5.7931" calcext:value-type="float">
            <text:p>-5.7931</text:p>
          </table:table-cell>
          <table:table-cell office:value-type="float" office:value="-1" calcext:value-type="float">
            <text:p>-1</text:p>
          </table:table-cell>
          <table:table-cell office:value-type="float" office:value="7392.1" calcext:value-type="float">
            <text:p>7392.1</text:p>
          </table:table-cell>
          <table:table-cell office:value-type="float" office:value="-2531.1" calcext:value-type="float">
            <text:p>-2531.1</text:p>
          </table:table-cell>
          <table:table-cell office:value-type="float" office:value="-40824" calcext:value-type="float">
            <text:p>-40824</text:p>
          </table:table-cell>
          <table:table-cell office:value-type="float" office:value="7392.1" calcext:value-type="float">
            <text:p>7392.1</text:p>
          </table:table-cell>
          <table:table-cell office:value-type="float" office:value="-2531.1" calcext:value-type="float">
            <text:p>-2531.1</text:p>
          </table:table-cell>
          <table:table-cell office:value-type="float" office:value="-40824" calcext:value-type="float">
            <text:p>-40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31" calcext:value-type="float">
            <text:p>24.531</text:p>
          </table:table-cell>
          <table:table-cell office:value-type="float" office:value="-1.3049" calcext:value-type="float">
            <text:p>-1.3049</text:p>
          </table:table-cell>
          <table:table-cell office:value-type="float" office:value="25" calcext:value-type="float">
            <text:p>25</text:p>
          </table:table-cell>
          <table:table-cell office:value-type="float" office:value="-11.11" calcext:value-type="float">
            <text:p>-11.11</text:p>
          </table:table-cell>
          <table:table-cell office:value-type="float" office:value="7698.5" calcext:value-type="float">
            <text:p>7698.5</text:p>
          </table:table-cell>
          <table:table-cell office:value-type="float" office:value="6053.2" calcext:value-type="float">
            <text:p>6053.2</text:p>
          </table:table-cell>
          <table:table-cell office:value-type="float" office:value="1064.7" calcext:value-type="float">
            <text:p>1064.7</text:p>
          </table:table-cell>
          <table:table-cell office:value-type="float" office:value="0.91355" calcext:value-type="float">
            <text:p>0.91355</text:p>
          </table:table-cell>
          <table:table-cell office:value-type="float" office:value="-0.24926" calcext:value-type="float">
            <text:p>-0.24926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" calcext:value-type="float">
            <text:p>0</text:p>
          </table:table-cell>
          <table:table-cell office:value-type="float" office:value="-3763.4" calcext:value-type="float">
            <text:p>-3763.4</text:p>
          </table:table-cell>
          <table:table-cell office:value-type="float" office:value="0.58203" calcext:value-type="float">
            <text:p>0.58203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-1.1822" calcext:value-type="float">
            <text:p>-1.1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7]-([$Sheet2.$B$2]*[.B247]+[$Sheet2.$B$3]))^2" office:value-type="float" office:value="0.00103662006298011" calcext:value-type="float">
            <text:p>0.00103662006298</text:p>
          </table:table-cell>
          <table:table-cell table:formula="of:=([.F247]-([$Sheet2.$B$7] + [$Sheet2.$B$8] * ([.B247] - [$Sheet2.$B$9])^2))^2" office:value-type="float" office:value="0.000314813549994783" calcext:value-type="float">
            <text:p>0.000314813549995</text:p>
          </table:table-cell>
          <table:table-cell table:formula="of:=([.X247]-([.AE247]^2*([$Sheet2.$B$13]*([.B247] - [$Sheet2.$B$14])^2 + [$Sheet2.$B$15]*([.B247]-[$Sheet2.$B$14]) + [$Sheet2.$B$16])    ))^2" office:value-type="float" office:value="60.9572325069519" calcext:value-type="float">
            <text:p>60.9572325069519</text:p>
          </table:table-cell>
          <table:table-cell table:formula="of:=([.AG247]-([.AE247]^2*([$Sheet2.$B$20]*([.B247] - [$Sheet2.$B$21])^2 + [$Sheet2.$B$22]*([.B247]-[$Sheet2.$B$21]) + [$Sheet2.$B$23])    ))^2" office:value-type="float" office:value="33282.0956243267" calcext:value-type="float">
            <text:p>33282.0956243267</text:p>
          </table:table-cell>
          <table:table-cell table:formula="of:=([.AH247]-([.AE247]^2*([$Sheet2.$B$27]*([.B247] - [$Sheet2.$B$28])^2 + [$Sheet2.$B$29]*([.B247]-[$Sheet2.$B$28]) + [$Sheet2.$B$30])    ))^2" office:value-type="float" office:value="45541.650253986" calcext:value-type="float">
            <text:p>45541.650253986</text:p>
          </table:table-cell>
          <table:table-cell table:formula="of:=([.AI247]-([.AE247]^2*([$Sheet2.$B$34]*([.B247] - [$Sheet2.$B$35])^2 + [$Sheet2.$B$36]*([.B247]-[$Sheet2.$B$35]) + [$Sheet2.$B$37])    ))^2" office:value-type="float" office:value="566.4347594064" calcext:value-type="float">
            <text:p>566.4347594064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0.23735" calcext:value-type="float">
            <text:p>0.23735</text:p>
          </table:table-cell>
          <table:table-cell office:value-type="float" office:value="0.018182" calcext:value-type="float">
            <text:p>0.018182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-0.074929" calcext:value-type="float">
            <text:p>-0.074929</text:p>
          </table:table-cell>
          <table:table-cell office:value-type="float" office:value="0.92171" calcext:value-type="float">
            <text:p>0.92171</text:p>
          </table:table-cell>
          <table:table-cell office:value-type="float" office:value="-0.086583" calcext:value-type="float">
            <text:p>-0.086583</text:p>
          </table:table-cell>
          <table:table-cell office:value-type="float" office:value="1.0083" calcext:value-type="float">
            <text:p>1.0083</text:p>
          </table:table-cell>
          <table:table-cell office:value-type="float" office:value="-0.47656" calcext:value-type="float">
            <text:p>-0.47656</text:p>
          </table:table-cell>
          <table:table-cell office:value-type="float" office:value="-0.062702" calcext:value-type="float">
            <text:p>-0.062702</text:p>
          </table:table-cell>
          <table:table-cell office:value-type="float" office:value="-0.009613" calcext:value-type="float">
            <text:p>-0.009613</text:p>
          </table:table-cell>
          <table:table-cell office:value-type="float" office:value="-0.053089" calcext:value-type="float">
            <text:p>-0.053089</text:p>
          </table:table-cell>
          <table:table-cell office:value-type="float" office:value="-5.2711" calcext:value-type="float">
            <text:p>-5.2711</text:p>
          </table:table-cell>
          <table:table-cell office:value-type="float" office:value="-5.896" calcext:value-type="float">
            <text:p>-5.896</text:p>
          </table:table-cell>
          <table:table-cell office:value-type="float" office:value="-1" calcext:value-type="float">
            <text:p>-1</text:p>
          </table:table-cell>
          <table:table-cell office:value-type="float" office:value="6913.9" calcext:value-type="float">
            <text:p>6913.9</text:p>
          </table:table-cell>
          <table:table-cell office:value-type="float" office:value="-2363.7" calcext:value-type="float">
            <text:p>-2363.7</text:p>
          </table:table-cell>
          <table:table-cell office:value-type="float" office:value="-39468" calcext:value-type="float">
            <text:p>-39468</text:p>
          </table:table-cell>
          <table:table-cell office:value-type="float" office:value="6913.9" calcext:value-type="float">
            <text:p>6913.9</text:p>
          </table:table-cell>
          <table:table-cell office:value-type="float" office:value="-2363.7" calcext:value-type="float">
            <text:p>-2363.7</text:p>
          </table:table-cell>
          <table:table-cell office:value-type="float" office:value="-39468" calcext:value-type="float">
            <text:p>-39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62" calcext:value-type="float">
            <text:p>24.562</text:p>
          </table:table-cell>
          <table:table-cell office:value-type="float" office:value="-1.2821" calcext:value-type="float">
            <text:p>-1.2821</text:p>
          </table:table-cell>
          <table:table-cell office:value-type="float" office:value="25" calcext:value-type="float">
            <text:p>25</text:p>
          </table:table-cell>
          <table:table-cell office:value-type="float" office:value="-10.742" calcext:value-type="float">
            <text:p>-10.742</text:p>
          </table:table-cell>
          <table:table-cell office:value-type="float" office:value="7516.7" calcext:value-type="float">
            <text:p>7516.7</text:p>
          </table:table-cell>
          <table:table-cell office:value-type="float" office:value="6106" calcext:value-type="float">
            <text:p>6106</text:p>
          </table:table-cell>
          <table:table-cell office:value-type="float" office:value="988.99" calcext:value-type="float">
            <text:p>988.99</text:p>
          </table:table-cell>
          <table:table-cell office:value-type="float" office:value="0.91409" calcext:value-type="float">
            <text:p>0.91409</text:p>
          </table:table-cell>
          <table:table-cell office:value-type="float" office:value="-0.24912" calcext:value-type="float">
            <text:p>-0.24912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0" calcext:value-type="float">
            <text:p>0</text:p>
          </table:table-cell>
          <table:table-cell office:value-type="float" office:value="-3697.8" calcext:value-type="float">
            <text:p>-3697.8</text:p>
          </table:table-cell>
          <table:table-cell office:value-type="float" office:value="0.54506" calcext:value-type="float">
            <text:p>0.54506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-1.1436" calcext:value-type="float">
            <text:p>-1.1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8]-([$Sheet2.$B$2]*[.B248]+[$Sheet2.$B$3]))^2" office:value-type="float" office:value="0.00058331642254542" calcext:value-type="float">
            <text:p>0.000583316422545</text:p>
          </table:table-cell>
          <table:table-cell table:formula="of:=([.F248]-([$Sheet2.$B$7] + [$Sheet2.$B$8] * ([.B248] - [$Sheet2.$B$9])^2))^2" office:value-type="float" office:value="0.000243738029089086" calcext:value-type="float">
            <text:p>0.000243738029089</text:p>
          </table:table-cell>
          <table:table-cell table:formula="of:=([.X248]-([.AE248]^2*([$Sheet2.$B$13]*([.B248] - [$Sheet2.$B$14])^2 + [$Sheet2.$B$15]*([.B248]-[$Sheet2.$B$14]) + [$Sheet2.$B$16])    ))^2" office:value-type="float" office:value="0.222723911706362" calcext:value-type="float">
            <text:p>0.222723911706362</text:p>
          </table:table-cell>
          <table:table-cell table:formula="of:=([.AG248]-([.AE248]^2*([$Sheet2.$B$20]*([.B248] - [$Sheet2.$B$21])^2 + [$Sheet2.$B$22]*([.B248]-[$Sheet2.$B$21]) + [$Sheet2.$B$23])    ))^2" office:value-type="float" office:value="19700.1613278615" calcext:value-type="float">
            <text:p>19700.1613278615</text:p>
          </table:table-cell>
          <table:table-cell table:formula="of:=([.AH248]-([.AE248]^2*([$Sheet2.$B$27]*([.B248] - [$Sheet2.$B$28])^2 + [$Sheet2.$B$29]*([.B248]-[$Sheet2.$B$28]) + [$Sheet2.$B$30])    ))^2" office:value-type="float" office:value="27176.5815683772" calcext:value-type="float">
            <text:p>27176.5815683772</text:p>
          </table:table-cell>
          <table:table-cell table:formula="of:=([.AI248]-([.AE248]^2*([$Sheet2.$B$34]*([.B248] - [$Sheet2.$B$35])^2 + [$Sheet2.$B$36]*([.B248]-[$Sheet2.$B$35]) + [$Sheet2.$B$37])    ))^2" office:value-type="float" office:value="436.637666313706" calcext:value-type="float">
            <text:p>436.637666313706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22125" calcext:value-type="float">
            <text:p>0.22125</text:p>
          </table:table-cell>
          <table:table-cell office:value-type="float" office:value="0.016891" calcext:value-type="float">
            <text:p>0.016891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-0.069792" calcext:value-type="float">
            <text:p>-0.069792</text:p>
          </table:table-cell>
          <table:table-cell office:value-type="float" office:value="0.92532" calcext:value-type="float">
            <text:p>0.92532</text:p>
          </table:table-cell>
          <table:table-cell office:value-type="float" office:value="-0.080434" calcext:value-type="float">
            <text:p>-0.080434</text:p>
          </table:table-cell>
          <table:table-cell office:value-type="float" office:value="1.0057" calcext:value-type="float">
            <text:p>1.0057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058198" calcext:value-type="float">
            <text:p>-0.058198</text:p>
          </table:table-cell>
          <table:table-cell office:value-type="float" office:value="-0.0088286" calcext:value-type="float">
            <text:p>-0.0088286</text:p>
          </table:table-cell>
          <table:table-cell office:value-type="float" office:value="-0.04937" calcext:value-type="float">
            <text:p>-0.04937</text:p>
          </table:table-cell>
          <table:table-cell office:value-type="float" office:value="-5.4574" calcext:value-type="float">
            <text:p>-5.4574</text:p>
          </table:table-cell>
          <table:table-cell office:value-type="float" office:value="-5.9968" calcext:value-type="float">
            <text:p>-5.9968</text:p>
          </table:table-cell>
          <table:table-cell office:value-type="float" office:value="-1" calcext:value-type="float">
            <text:p>-1</text:p>
          </table:table-cell>
          <table:table-cell office:value-type="float" office:value="6446.7" calcext:value-type="float">
            <text:p>6446.7</text:p>
          </table:table-cell>
          <table:table-cell office:value-type="float" office:value="-2201.6" calcext:value-type="float">
            <text:p>-2201.6</text:p>
          </table:table-cell>
          <table:table-cell office:value-type="float" office:value="-38090" calcext:value-type="float">
            <text:p>-38090</text:p>
          </table:table-cell>
          <table:table-cell office:value-type="float" office:value="6446.7" calcext:value-type="float">
            <text:p>6446.7</text:p>
          </table:table-cell>
          <table:table-cell office:value-type="float" office:value="-2201.6" calcext:value-type="float">
            <text:p>-2201.6</text:p>
          </table:table-cell>
          <table:table-cell office:value-type="float" office:value="-38090" calcext:value-type="float">
            <text:p>-38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91" calcext:value-type="float">
            <text:p>24.591</text:p>
          </table:table-cell>
          <table:table-cell office:value-type="float" office:value="-1.2605" calcext:value-type="float">
            <text:p>-1.2605</text:p>
          </table:table-cell>
          <table:table-cell office:value-type="float" office:value="25" calcext:value-type="float">
            <text:p>25</text:p>
          </table:table-cell>
          <table:table-cell office:value-type="float" office:value="-10.384" calcext:value-type="float">
            <text:p>-10.384</text:p>
          </table:table-cell>
          <table:table-cell office:value-type="float" office:value="7325.2" calcext:value-type="float">
            <text:p>7325.2</text:p>
          </table:table-cell>
          <table:table-cell office:value-type="float" office:value="6129.8" calcext:value-type="float">
            <text:p>6129.8</text:p>
          </table:table-cell>
          <table:table-cell office:value-type="float" office:value="917.95" calcext:value-type="float">
            <text:p>917.95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" calcext:value-type="float">
            <text:p>0</text:p>
          </table:table-cell>
          <table:table-cell office:value-type="float" office:value="-3635.6" calcext:value-type="float">
            <text:p>-3635.6</text:p>
          </table:table-cell>
          <table:table-cell office:value-type="float" office:value="0.50881" calcext:value-type="float">
            <text:p>0.50881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-1.1043" calcext:value-type="float">
            <text:p>-1.1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9]-([$Sheet2.$B$2]*[.B249]+[$Sheet2.$B$3]))^2" office:value-type="float" office:value="0.000279134017908242" calcext:value-type="float">
            <text:p>0.000279134017908</text:p>
          </table:table-cell>
          <table:table-cell table:formula="of:=([.F249]-([$Sheet2.$B$7] + [$Sheet2.$B$8] * ([.B249] - [$Sheet2.$B$9])^2))^2" office:value-type="float" office:value="0.000182600053483867" calcext:value-type="float">
            <text:p>0.000182600053484</text:p>
          </table:table-cell>
          <table:table-cell table:formula="of:=([.X249]-([.AE249]^2*([$Sheet2.$B$13]*([.B249] - [$Sheet2.$B$14])^2 + [$Sheet2.$B$15]*([.B249]-[$Sheet2.$B$14]) + [$Sheet2.$B$16])    ))^2" office:value-type="float" office:value="29.445200828436" calcext:value-type="float">
            <text:p>29.445200828436</text:p>
          </table:table-cell>
          <table:table-cell table:formula="of:=([.AG249]-([.AE249]^2*([$Sheet2.$B$20]*([.B249] - [$Sheet2.$B$21])^2 + [$Sheet2.$B$22]*([.B249]-[$Sheet2.$B$21]) + [$Sheet2.$B$23])    ))^2" office:value-type="float" office:value="10226.5479580919" calcext:value-type="float">
            <text:p>10226.5479580919</text:p>
          </table:table-cell>
          <table:table-cell table:formula="of:=([.AH249]-([.AE249]^2*([$Sheet2.$B$27]*([.B249] - [$Sheet2.$B$28])^2 + [$Sheet2.$B$29]*([.B249]-[$Sheet2.$B$28]) + [$Sheet2.$B$30])    ))^2" office:value-type="float" office:value="15286.9466286621" calcext:value-type="float">
            <text:p>15286.9466286621</text:p>
          </table:table-cell>
          <table:table-cell table:formula="of:=([.AI249]-([.AE249]^2*([$Sheet2.$B$34]*([.B249] - [$Sheet2.$B$35])^2 + [$Sheet2.$B$36]*([.B249]-[$Sheet2.$B$35]) + [$Sheet2.$B$37])    ))^2" office:value-type="float" office:value="264.70841859097" calcext:value-type="float">
            <text:p>264.70841859097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1" calcext:value-type="float">
            <text:p>-1.1631</text:p>
          </table:table-cell>
          <table:table-cell office:value-type="float" office:value="0.20569" calcext:value-type="float">
            <text:p>0.2056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-0.064823" calcext:value-type="float">
            <text:p>-0.064823</text:p>
          </table:table-cell>
          <table:table-cell office:value-type="float" office:value="0.92522" calcext:value-type="float">
            <text:p>0.92522</text:p>
          </table:table-cell>
          <table:table-cell office:value-type="float" office:value="-0.07499" calcext:value-type="float">
            <text:p>-0.07499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45167" calcext:value-type="float">
            <text:p>-0.45167</text:p>
          </table:table-cell>
          <table:table-cell office:value-type="float" office:value="-0.053893" calcext:value-type="float">
            <text:p>-0.053893</text:p>
          </table:table-cell>
          <table:table-cell office:value-type="float" office:value="-0.0081472" calcext:value-type="float">
            <text:p>-0.0081472</text:p>
          </table:table-cell>
          <table:table-cell office:value-type="float" office:value="-0.045746" calcext:value-type="float">
            <text:p>-0.045746</text:p>
          </table:table-cell>
          <table:table-cell office:value-type="float" office:value="-5.6548" calcext:value-type="float">
            <text:p>-5.6548</text:p>
          </table:table-cell>
          <table:table-cell office:value-type="float" office:value="-6.0986" calcext:value-type="float">
            <text:p>-6.0986</text:p>
          </table:table-cell>
          <table:table-cell office:value-type="float" office:value="-1" calcext:value-type="float">
            <text:p>-1</text:p>
          </table:table-cell>
          <table:table-cell office:value-type="float" office:value="5991.8" calcext:value-type="float">
            <text:p>5991.8</text:p>
          </table:table-cell>
          <table:table-cell office:value-type="float" office:value="-2044.9" calcext:value-type="float">
            <text:p>-2044.9</text:p>
          </table:table-cell>
          <table:table-cell office:value-type="float" office:value="-36691" calcext:value-type="float">
            <text:p>-36691</text:p>
          </table:table-cell>
          <table:table-cell office:value-type="float" office:value="5991.8" calcext:value-type="float">
            <text:p>5991.8</text:p>
          </table:table-cell>
          <table:table-cell office:value-type="float" office:value="-2044.9" calcext:value-type="float">
            <text:p>-2044.9</text:p>
          </table:table-cell>
          <table:table-cell office:value-type="float" office:value="-36691" calcext:value-type="float">
            <text:p>-36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18" calcext:value-type="float">
            <text:p>24.618</text:p>
          </table:table-cell>
          <table:table-cell office:value-type="float" office:value="-1.2395" calcext:value-type="float">
            <text:p>-1.2395</text:p>
          </table:table-cell>
          <table:table-cell office:value-type="float" office:value="25" calcext:value-type="float">
            <text:p>25</text:p>
          </table:table-cell>
          <table:table-cell office:value-type="float" office:value="-10.029" calcext:value-type="float">
            <text:p>-10.029</text:p>
          </table:table-cell>
          <table:table-cell office:value-type="float" office:value="7124.1" calcext:value-type="float">
            <text:p>7124.1</text:p>
          </table:table-cell>
          <table:table-cell office:value-type="float" office:value="6129.2" calcext:value-type="float">
            <text:p>6129.2</text:p>
          </table:table-cell>
          <table:table-cell office:value-type="float" office:value="850.05" calcext:value-type="float">
            <text:p>850.05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-0.24887" calcext:value-type="float">
            <text:p>-0.24887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" calcext:value-type="float">
            <text:p>0</text:p>
          </table:table-cell>
          <table:table-cell office:value-type="float" office:value="-3574.9" calcext:value-type="float">
            <text:p>-3574.9</text:p>
          </table:table-cell>
          <table:table-cell office:value-type="float" office:value="0.47344" calcext:value-type="float">
            <text:p>0.47344</text:p>
          </table:table-cell>
          <table:table-cell office:value-type="float" office:value="0.91821" calcext:value-type="float">
            <text:p>0.91821</text:p>
          </table:table-cell>
          <table:table-cell office:value-type="float" office:value="-1.0643" calcext:value-type="float">
            <text:p>-1.06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0]-([$Sheet2.$B$2]*[.B250]+[$Sheet2.$B$3]))^2" office:value-type="float" office:value="0.000101257210160256" calcext:value-type="float">
            <text:p>0.00010125721016</text:p>
          </table:table-cell>
          <table:table-cell table:formula="of:=([.F250]-([$Sheet2.$B$7] + [$Sheet2.$B$8] * ([.B250] - [$Sheet2.$B$9])^2))^2" office:value-type="float" office:value="0.000134224442004129" calcext:value-type="float">
            <text:p>0.000134224442004</text:p>
          </table:table-cell>
          <table:table-cell table:formula="of:=([.X250]-([.AE250]^2*([$Sheet2.$B$13]*([.B250] - [$Sheet2.$B$14])^2 + [$Sheet2.$B$15]*([.B250]-[$Sheet2.$B$14]) + [$Sheet2.$B$16])    ))^2" office:value-type="float" office:value="99.746709094241" calcext:value-type="float">
            <text:p>99.746709094241</text:p>
          </table:table-cell>
          <table:table-cell table:formula="of:=([.AG250]-([.AE250]^2*([$Sheet2.$B$20]*([.B250] - [$Sheet2.$B$21])^2 + [$Sheet2.$B$22]*([.B250]-[$Sheet2.$B$21]) + [$Sheet2.$B$23])    ))^2" office:value-type="float" office:value="4178.48602179196" calcext:value-type="float">
            <text:p>4178.48602179196</text:p>
          </table:table-cell>
          <table:table-cell table:formula="of:=([.AH250]-([.AE250]^2*([$Sheet2.$B$27]*([.B250] - [$Sheet2.$B$28])^2 + [$Sheet2.$B$29]*([.B250]-[$Sheet2.$B$28]) + [$Sheet2.$B$30])    ))^2" office:value-type="float" office:value="7253.32216749348" calcext:value-type="float">
            <text:p>7253.32216749348</text:p>
          </table:table-cell>
          <table:table-cell table:formula="of:=([.AI250]-([.AE250]^2*([$Sheet2.$B$34]*([.B250] - [$Sheet2.$B$35])^2 + [$Sheet2.$B$36]*([.B250]-[$Sheet2.$B$35]) + [$Sheet2.$B$37])    ))^2" office:value-type="float" office:value="131.144786152929" calcext:value-type="float">
            <text:p>131.144786152929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82" calcext:value-type="float">
            <text:p>-1.1182</text:p>
          </table:table-cell>
          <table:table-cell office:value-type="float" office:value="0.19073" calcext:value-type="float">
            <text:p>0.19073</text:p>
          </table:table-cell>
          <table:table-cell office:value-type="float" office:value="0.014806" calcext:value-type="float">
            <text:p>0.014806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-0.060032" calcext:value-type="float">
            <text:p>-0.060032</text:p>
          </table:table-cell>
          <table:table-cell office:value-type="float" office:value="0.92118" calcext:value-type="float">
            <text:p>0.92118</text:p>
          </table:table-cell>
          <table:table-cell office:value-type="float" office:value="-0.070506" calcext:value-type="float">
            <text:p>-0.070506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-0.04981" calcext:value-type="float">
            <text:p>-0.04981</text:p>
          </table:table-cell>
          <table:table-cell office:value-type="float" office:value="-0.0075952" calcext:value-type="float">
            <text:p>-0.0075952</text:p>
          </table:table-cell>
          <table:table-cell office:value-type="float" office:value="-0.042215" calcext:value-type="float">
            <text:p>-0.042215</text:p>
          </table:table-cell>
          <table:table-cell office:value-type="float" office:value="-5.8625" calcext:value-type="float">
            <text:p>-5.8625</text:p>
          </table:table-cell>
          <table:table-cell office:value-type="float" office:value="-6.1992" calcext:value-type="float">
            <text:p>-6.1992</text:p>
          </table:table-cell>
          <table:table-cell office:value-type="float" office:value="-1" calcext:value-type="float">
            <text:p>-1</text:p>
          </table:table-cell>
          <table:table-cell office:value-type="float" office:value="5549.7" calcext:value-type="float">
            <text:p>5549.7</text:p>
          </table:table-cell>
          <table:table-cell office:value-type="float" office:value="-1893.7" calcext:value-type="float">
            <text:p>-1893.7</text:p>
          </table:table-cell>
          <table:table-cell office:value-type="float" office:value="-35273" calcext:value-type="float">
            <text:p>-35273</text:p>
          </table:table-cell>
          <table:table-cell office:value-type="float" office:value="5549.7" calcext:value-type="float">
            <text:p>5549.7</text:p>
          </table:table-cell>
          <table:table-cell office:value-type="float" office:value="-1893.7" calcext:value-type="float">
            <text:p>-1893.7</text:p>
          </table:table-cell>
          <table:table-cell office:value-type="float" office:value="-35273" calcext:value-type="float">
            <text:p>-3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44" calcext:value-type="float">
            <text:p>24.644</text:p>
          </table:table-cell>
          <table:table-cell office:value-type="float" office:value="-1.2194" calcext:value-type="float">
            <text:p>-1.2194</text:p>
          </table:table-cell>
          <table:table-cell office:value-type="float" office:value="25" calcext:value-type="float">
            <text:p>25</text:p>
          </table:table-cell>
          <table:table-cell office:value-type="float" office:value="-9.68" calcext:value-type="float">
            <text:p>-9.68</text:p>
          </table:table-cell>
          <table:table-cell office:value-type="float" office:value="6913.5" calcext:value-type="float">
            <text:p>6913.5</text:p>
          </table:table-cell>
          <table:table-cell office:value-type="float" office:value="6102.4" calcext:value-type="float">
            <text:p>6102.4</text:p>
          </table:table-cell>
          <table:table-cell office:value-type="float" office:value="785.65" calcext:value-type="float">
            <text:p>785.65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" calcext:value-type="float">
            <text:p>0</text:p>
          </table:table-cell>
          <table:table-cell office:value-type="float" office:value="-3516.9" calcext:value-type="float">
            <text:p>-3516.9</text:p>
          </table:table-cell>
          <table:table-cell office:value-type="float" office:value="0.43897" calcext:value-type="float">
            <text:p>0.43897</text:p>
          </table:table-cell>
          <table:table-cell office:value-type="float" office:value="0.9162" calcext:value-type="float">
            <text:p>0.9162</text:p>
          </table:table-cell>
          <table:table-cell office:value-type="float" office:value="-1.0236" calcext:value-type="float">
            <text:p>-1.0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1]-([$Sheet2.$B$2]*[.B251]+[$Sheet2.$B$3]))^2" office:value-type="float" office:value="0.0000153509121290975" calcext:value-type="float">
            <text:p>1.53509121290975E-05</text:p>
          </table:table-cell>
          <table:table-cell table:formula="of:=([.F251]-([$Sheet2.$B$7] + [$Sheet2.$B$8] * ([.B251] - [$Sheet2.$B$9])^2))^2" office:value-type="float" office:value="0.0000954493288442346" calcext:value-type="float">
            <text:p>9.54493288442346E-05</text:p>
          </table:table-cell>
          <table:table-cell table:formula="of:=([.X251]-([.AE251]^2*([$Sheet2.$B$13]*([.B251] - [$Sheet2.$B$14])^2 + [$Sheet2.$B$15]*([.B251]-[$Sheet2.$B$14]) + [$Sheet2.$B$16])    ))^2" office:value-type="float" office:value="177.183153556021" calcext:value-type="float">
            <text:p>177.183153556021</text:p>
          </table:table-cell>
          <table:table-cell table:formula="of:=([.AG251]-([.AE251]^2*([$Sheet2.$B$20]*([.B251] - [$Sheet2.$B$21])^2 + [$Sheet2.$B$22]*([.B251]-[$Sheet2.$B$21]) + [$Sheet2.$B$23])    ))^2" office:value-type="float" office:value="948.745038997568" calcext:value-type="float">
            <text:p>948.745038997568</text:p>
          </table:table-cell>
          <table:table-cell table:formula="of:=([.AH251]-([.AE251]^2*([$Sheet2.$B$27]*([.B251] - [$Sheet2.$B$28])^2 + [$Sheet2.$B$29]*([.B251]-[$Sheet2.$B$28]) + [$Sheet2.$B$30])    ))^2" office:value-type="float" office:value="2624.65113482629" calcext:value-type="float">
            <text:p>2624.65113482629</text:p>
          </table:table-cell>
          <table:table-cell table:formula="of:=([.AI251]-([.AE251]^2*([$Sheet2.$B$34]*([.B251] - [$Sheet2.$B$35])^2 + [$Sheet2.$B$36]*([.B251]-[$Sheet2.$B$35]) + [$Sheet2.$B$37])    ))^2" office:value-type="float" office:value="36.9886459758473" calcext:value-type="float">
            <text:p>36.9886459758473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5" calcext:value-type="float">
            <text:p>-1.0725</text:p>
          </table:table-cell>
          <table:table-cell office:value-type="float" office:value="0.17636" calcext:value-type="float">
            <text:p>0.17636</text:p>
          </table:table-cell>
          <table:table-cell office:value-type="float" office:value="0.014031" calcext:value-type="float">
            <text:p>0.014031</text:p>
          </table:table-cell>
          <table:table-cell office:value-type="float" office:value="0.16233" calcext:value-type="float">
            <text:p>0.16233</text:p>
          </table:table-cell>
          <table:table-cell office:value-type="float" office:value="-0.055415" calcext:value-type="float">
            <text:p>-0.055415</text:p>
          </table:table-cell>
          <table:table-cell office:value-type="float" office:value="0.91315" calcext:value-type="float">
            <text:p>0.91315</text:p>
          </table:table-cell>
          <table:table-cell office:value-type="float" office:value="-0.066813" calcext:value-type="float">
            <text:p>-0.066813</text:p>
          </table:table-cell>
          <table:table-cell office:value-type="float" office:value="0.97996" calcext:value-type="float">
            <text:p>0.97996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-0.045936" calcext:value-type="float">
            <text:p>-0.045936</text:p>
          </table:table-cell>
          <table:table-cell office:value-type="float" office:value="-0.0071545" calcext:value-type="float">
            <text:p>-0.0071545</text:p>
          </table:table-cell>
          <table:table-cell office:value-type="float" office:value="-0.038782" calcext:value-type="float">
            <text:p>-0.038782</text:p>
          </table:table-cell>
          <table:table-cell office:value-type="float" office:value="-6.0815" calcext:value-type="float">
            <text:p>-6.0815</text:p>
          </table:table-cell>
          <table:table-cell office:value-type="float" office:value="-6.2981" calcext:value-type="float">
            <text:p>-6.2981</text:p>
          </table:table-cell>
          <table:table-cell office:value-type="float" office:value="-1" calcext:value-type="float">
            <text:p>-1</text:p>
          </table:table-cell>
          <table:table-cell office:value-type="float" office:value="5120.7" calcext:value-type="float">
            <text:p>5120.7</text:p>
          </table:table-cell>
          <table:table-cell office:value-type="float" office:value="-1748.1" calcext:value-type="float">
            <text:p>-1748.1</text:p>
          </table:table-cell>
          <table:table-cell office:value-type="float" office:value="-33833" calcext:value-type="float">
            <text:p>-33833</text:p>
          </table:table-cell>
          <table:table-cell office:value-type="float" office:value="5120.7" calcext:value-type="float">
            <text:p>5120.7</text:p>
          </table:table-cell>
          <table:table-cell office:value-type="float" office:value="-1748.1" calcext:value-type="float">
            <text:p>-1748.1</text:p>
          </table:table-cell>
          <table:table-cell office:value-type="float" office:value="-33833" calcext:value-type="float">
            <text:p>-33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69" calcext:value-type="float">
            <text:p>24.669</text:p>
          </table:table-cell>
          <table:table-cell office:value-type="float" office:value="-1.2002" calcext:value-type="float">
            <text:p>-1.2002</text:p>
          </table:table-cell>
          <table:table-cell office:value-type="float" office:value="25" calcext:value-type="float">
            <text:p>25</text:p>
          </table:table-cell>
          <table:table-cell office:value-type="float" office:value="-9.3378" calcext:value-type="float">
            <text:p>-9.3378</text:p>
          </table:table-cell>
          <table:table-cell office:value-type="float" office:value="6692.7" calcext:value-type="float">
            <text:p>6692.7</text:p>
          </table:table-cell>
          <table:table-cell office:value-type="float" office:value="6049.2" calcext:value-type="float">
            <text:p>6049.2</text:p>
          </table:table-cell>
          <table:table-cell office:value-type="float" office:value="724.54" calcext:value-type="float">
            <text:p>724.54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-0.24864" calcext:value-type="float">
            <text:p>-0.24864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0" calcext:value-type="float">
            <text:p>0</text:p>
          </table:table-cell>
          <table:table-cell office:value-type="float" office:value="-3461.7" calcext:value-type="float">
            <text:p>-3461.7</text:p>
          </table:table-cell>
          <table:table-cell office:value-type="float" office:value="0.40544" calcext:value-type="float">
            <text:p>0.40544</text:p>
          </table:table-cell>
          <table:table-cell office:value-type="float" office:value="0.91352" calcext:value-type="float">
            <text:p>0.91352</text:p>
          </table:table-cell>
          <table:table-cell office:value-type="float" office:value="-0.98212" calcext:value-type="float">
            <text:p>-0.982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2]-([$Sheet2.$B$2]*[.B252]+[$Sheet2.$B$3]))^2" office:value-type="float" office:value="0.00000203523364413873" calcext:value-type="float">
            <text:p>2.03523364413873E-06</text:p>
          </table:table-cell>
          <table:table-cell table:formula="of:=([.F252]-([$Sheet2.$B$7] + [$Sheet2.$B$8] * ([.B252] - [$Sheet2.$B$9])^2))^2" office:value-type="float" office:value="0.0000652190082348842" calcext:value-type="float">
            <text:p>6.52190082348842E-05</text:p>
          </table:table-cell>
          <table:table-cell table:formula="of:=([.X252]-([.AE252]^2*([$Sheet2.$B$13]*([.B252] - [$Sheet2.$B$14])^2 + [$Sheet2.$B$15]*([.B252]-[$Sheet2.$B$14]) + [$Sheet2.$B$16])    ))^2" office:value-type="float" office:value="240.169707322567" calcext:value-type="float">
            <text:p>240.169707322567</text:p>
          </table:table-cell>
          <table:table-cell table:formula="of:=([.AG252]-([.AE252]^2*([$Sheet2.$B$20]*([.B252] - [$Sheet2.$B$21])^2 + [$Sheet2.$B$22]*([.B252]-[$Sheet2.$B$21]) + [$Sheet2.$B$23])    ))^2" office:value-type="float" office:value="0.0947910438137937" calcext:value-type="float">
            <text:p>0.094791043813794</text:p>
          </table:table-cell>
          <table:table-cell table:formula="of:=([.AH252]-([.AE252]^2*([$Sheet2.$B$27]*([.B252] - [$Sheet2.$B$28])^2 + [$Sheet2.$B$29]*([.B252]-[$Sheet2.$B$28]) + [$Sheet2.$B$30])    ))^2" office:value-type="float" office:value="485.546764749845" calcext:value-type="float">
            <text:p>485.546764749845</text:p>
          </table:table-cell>
          <table:table-cell table:formula="of:=([.AI252]-([.AE252]^2*([$Sheet2.$B$34]*([.B252] - [$Sheet2.$B$35])^2 + [$Sheet2.$B$36]*([.B252]-[$Sheet2.$B$35]) + [$Sheet2.$B$37])    ))^2" office:value-type="float" office:value="0.13675984015417" calcext:value-type="float">
            <text:p>0.1367598401541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63" calcext:value-type="float">
            <text:p>-1.0263</text:p>
          </table:table-cell>
          <table:table-cell office:value-type="float" office:value="0.16252" calcext:value-type="float">
            <text:p>0.162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-0.05098" calcext:value-type="float">
            <text:p>-0.05098</text:p>
          </table:table-cell>
          <table:table-cell office:value-type="float" office:value="0.90156" calcext:value-type="float">
            <text:p>0.90156</text:p>
          </table:table-cell>
          <table:table-cell office:value-type="float" office:value="-0.063523" calcext:value-type="float">
            <text:p>-0.063523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-0.40972" calcext:value-type="float">
            <text:p>-0.40972</text:p>
          </table:table-cell>
          <table:table-cell office:value-type="float" office:value="-0.042232" calcext:value-type="float">
            <text:p>-0.042232</text:p>
          </table:table-cell>
          <table:table-cell office:value-type="float" office:value="-0.0067746" calcext:value-type="float">
            <text:p>-0.0067746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-6.3147" calcext:value-type="float">
            <text:p>-6.3147</text:p>
          </table:table-cell>
          <table:table-cell office:value-type="float" office:value="-6.3971" calcext:value-type="float">
            <text:p>-6.3971</text:p>
          </table:table-cell>
          <table:table-cell office:value-type="float" office:value="-1" calcext:value-type="float">
            <text:p>-1</text:p>
          </table:table-cell>
          <table:table-cell office:value-type="float" office:value="4706" calcext:value-type="float">
            <text:p>4706</text:p>
          </table:table-cell>
          <table:table-cell office:value-type="float" office:value="-1608.2" calcext:value-type="float">
            <text:p>-1608.2</text:p>
          </table:table-cell>
          <table:table-cell office:value-type="float" office:value="-32374" calcext:value-type="float">
            <text:p>-32374</text:p>
          </table:table-cell>
          <table:table-cell office:value-type="float" office:value="4706" calcext:value-type="float">
            <text:p>4706</text:p>
          </table:table-cell>
          <table:table-cell office:value-type="float" office:value="-1608.2" calcext:value-type="float">
            <text:p>-1608.2</text:p>
          </table:table-cell>
          <table:table-cell office:value-type="float" office:value="-32374" calcext:value-type="float">
            <text:p>-32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92" calcext:value-type="float">
            <text:p>24.692</text:p>
          </table:table-cell>
          <table:table-cell office:value-type="float" office:value="-1.1817" calcext:value-type="float">
            <text:p>-1.1817</text:p>
          </table:table-cell>
          <table:table-cell office:value-type="float" office:value="25" calcext:value-type="float">
            <text:p>25</text:p>
          </table:table-cell>
          <table:table-cell office:value-type="float" office:value="-8.9987" calcext:value-type="float">
            <text:p>-8.9987</text:p>
          </table:table-cell>
          <table:table-cell office:value-type="float" office:value="6462.4" calcext:value-type="float">
            <text:p>6462.4</text:p>
          </table:table-cell>
          <table:table-cell office:value-type="float" office:value="5972.5" calcext:value-type="float">
            <text:p>5972.5</text:p>
          </table:table-cell>
          <table:table-cell office:value-type="float" office:value="666.13" calcext:value-type="float">
            <text:p>666.13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" calcext:value-type="float">
            <text:p>0</text:p>
          </table:table-cell>
          <table:table-cell office:value-type="float" office:value="-3408.1" calcext:value-type="float">
            <text:p>-3408.1</text:p>
          </table:table-cell>
          <table:table-cell office:value-type="float" office:value="0.37296" calcext:value-type="float">
            <text:p>0.37296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-0.94003" calcext:value-type="float">
            <text:p>-0.940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3]-([$Sheet2.$B$2]*[.B253]+[$Sheet2.$B$3]))^2" office:value-type="float" office:value="0.0000393286557248676" calcext:value-type="float">
            <text:p>3.93286557248676E-05</text:p>
          </table:table-cell>
          <table:table-cell table:formula="of:=([.F253]-([$Sheet2.$B$7] + [$Sheet2.$B$8] * ([.B253] - [$Sheet2.$B$9])^2))^2" office:value-type="float" office:value="0.0000430803392508911" calcext:value-type="float">
            <text:p>4.30803392508911E-05</text:p>
          </table:table-cell>
          <table:table-cell table:formula="of:=([.X253]-([.AE253]^2*([$Sheet2.$B$13]*([.B253] - [$Sheet2.$B$14])^2 + [$Sheet2.$B$15]*([.B253]-[$Sheet2.$B$14]) + [$Sheet2.$B$16])    ))^2" office:value-type="float" office:value="277.106221016775" calcext:value-type="float">
            <text:p>277.106221016775</text:p>
          </table:table-cell>
          <table:table-cell table:formula="of:=([.AG253]-([.AE253]^2*([$Sheet2.$B$20]*([.B253] - [$Sheet2.$B$21])^2 + [$Sheet2.$B$22]*([.B253]-[$Sheet2.$B$21]) + [$Sheet2.$B$23])    ))^2" office:value-type="float" office:value="758.465966803103" calcext:value-type="float">
            <text:p>758.465966803103</text:p>
          </table:table-cell>
          <table:table-cell table:formula="of:=([.AH253]-([.AE253]^2*([$Sheet2.$B$27]*([.B253] - [$Sheet2.$B$28])^2 + [$Sheet2.$B$29]*([.B253]-[$Sheet2.$B$28]) + [$Sheet2.$B$30])    ))^2" office:value-type="float" office:value="28.3261564402819" calcext:value-type="float">
            <text:p>28.3261564402819</text:p>
          </table:table-cell>
          <table:table-cell table:formula="of:=([.AI253]-([.AE253]^2*([$Sheet2.$B$34]*([.B253] - [$Sheet2.$B$35])^2 + [$Sheet2.$B$36]*([.B253]-[$Sheet2.$B$35]) + [$Sheet2.$B$37])    ))^2" office:value-type="float" office:value="25.9509698596961" calcext:value-type="float">
            <text:p>25.9509698596961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2" calcext:value-type="float">
            <text:p>-0.97942</text:p>
          </table:table-cell>
          <table:table-cell office:value-type="float" office:value="0.14919" calcext:value-type="float">
            <text:p>0.14919</text:p>
          </table:table-cell>
          <table:table-cell office:value-type="float" office:value="0.012709" calcext:value-type="float">
            <text:p>0.012709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-0.046736" calcext:value-type="float">
            <text:p>-0.046736</text:p>
          </table:table-cell>
          <table:table-cell office:value-type="float" office:value="0.88655" calcext:value-type="float">
            <text:p>0.88655</text:p>
          </table:table-cell>
          <table:table-cell office:value-type="float" office:value="-0.060518" calcext:value-type="float">
            <text:p>-0.060518</text:p>
          </table:table-cell>
          <table:table-cell office:value-type="float" office:value="0.94707" calcext:value-type="float">
            <text:p>0.94707</text:p>
          </table:table-cell>
          <table:table-cell office:value-type="float" office:value="-0.3945" calcext:value-type="float">
            <text:p>-0.3945</text:p>
          </table:table-cell>
          <table:table-cell office:value-type="float" office:value="-0.038663" calcext:value-type="float">
            <text:p>-0.038663</text:p>
          </table:table-cell>
          <table:table-cell office:value-type="float" office:value="-0.0064304" calcext:value-type="float">
            <text:p>-0.0064304</text:p>
          </table:table-cell>
          <table:table-cell office:value-type="float" office:value="-0.032233" calcext:value-type="float">
            <text:p>-0.032233</text:p>
          </table:table-cell>
          <table:table-cell office:value-type="float" office:value="-6.5649" calcext:value-type="float">
            <text:p>-6.5649</text:p>
          </table:table-cell>
          <table:table-cell office:value-type="float" office:value="-6.497" calcext:value-type="float">
            <text:p>-6.497</text:p>
          </table:table-cell>
          <table:table-cell office:value-type="float" office:value="-1" calcext:value-type="float">
            <text:p>-1</text:p>
          </table:table-cell>
          <table:table-cell office:value-type="float" office:value="4305.4" calcext:value-type="float">
            <text:p>4305.4</text:p>
          </table:table-cell>
          <table:table-cell office:value-type="float" office:value="-1474.3" calcext:value-type="float">
            <text:p>-1474.3</text:p>
          </table:table-cell>
          <table:table-cell office:value-type="float" office:value="-30896" calcext:value-type="float">
            <text:p>-30896</text:p>
          </table:table-cell>
          <table:table-cell office:value-type="float" office:value="4305.4" calcext:value-type="float">
            <text:p>4305.4</text:p>
          </table:table-cell>
          <table:table-cell office:value-type="float" office:value="-1474.3" calcext:value-type="float">
            <text:p>-1474.3</text:p>
          </table:table-cell>
          <table:table-cell office:value-type="float" office:value="-30896" calcext:value-type="float">
            <text:p>-3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15" calcext:value-type="float">
            <text:p>24.715</text:p>
          </table:table-cell>
          <table:table-cell office:value-type="float" office:value="-1.1635" calcext:value-type="float">
            <text:p>-1.1635</text:p>
          </table:table-cell>
          <table:table-cell office:value-type="float" office:value="25" calcext:value-type="float">
            <text:p>25</text:p>
          </table:table-cell>
          <table:table-cell office:value-type="float" office:value="-8.661" calcext:value-type="float">
            <text:p>-8.661</text:p>
          </table:table-cell>
          <table:table-cell office:value-type="float" office:value="6222.3" calcext:value-type="float">
            <text:p>6222.3</text:p>
          </table:table-cell>
          <table:table-cell office:value-type="float" office:value="5873" calcext:value-type="float">
            <text:p>5873</text:p>
          </table:table-cell>
          <table:table-cell office:value-type="float" office:value="609.83" calcext:value-type="float">
            <text:p>609.83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" calcext:value-type="float">
            <text:p>0</text:p>
          </table:table-cell>
          <table:table-cell office:value-type="float" office:value="-3355.7" calcext:value-type="float">
            <text:p>-3355.7</text:p>
          </table:table-cell>
          <table:table-cell office:value-type="float" office:value="0.34153" calcext:value-type="float">
            <text:p>0.34153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-0.89731" calcext:value-type="float">
            <text:p>-0.89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4]-([$Sheet2.$B$2]*[.B254]+[$Sheet2.$B$3]))^2" office:value-type="float" office:value="0.000108907935161938" calcext:value-type="float">
            <text:p>0.000108907935162</text:p>
          </table:table-cell>
          <table:table-cell table:formula="of:=([.F254]-([$Sheet2.$B$7] + [$Sheet2.$B$8] * ([.B254] - [$Sheet2.$B$9])^2))^2" office:value-type="float" office:value="0.0000275941743972392" calcext:value-type="float">
            <text:p>2.75941743972392E-05</text:p>
          </table:table-cell>
          <table:table-cell table:formula="of:=([.X254]-([.AE254]^2*([$Sheet2.$B$13]*([.B254] - [$Sheet2.$B$14])^2 + [$Sheet2.$B$15]*([.B254]-[$Sheet2.$B$14]) + [$Sheet2.$B$16])    ))^2" office:value-type="float" office:value="290.985956217243" calcext:value-type="float">
            <text:p>290.985956217243</text:p>
          </table:table-cell>
          <table:table-cell table:formula="of:=([.AG254]-([.AE254]^2*([$Sheet2.$B$20]*([.B254] - [$Sheet2.$B$21])^2 + [$Sheet2.$B$22]*([.B254]-[$Sheet2.$B$21]) + [$Sheet2.$B$23])    ))^2" office:value-type="float" office:value="2750.23909036403" calcext:value-type="float">
            <text:p>2750.23909036403</text:p>
          </table:table-cell>
          <table:table-cell table:formula="of:=([.AH254]-([.AE254]^2*([$Sheet2.$B$27]*([.B254] - [$Sheet2.$B$28])^2 + [$Sheet2.$B$29]*([.B254]-[$Sheet2.$B$28]) + [$Sheet2.$B$30])    ))^2" office:value-type="float" office:value="994.817321379222" calcext:value-type="float">
            <text:p>994.817321379222</text:p>
          </table:table-cell>
          <table:table-cell table:formula="of:=([.AI254]-([.AE254]^2*([$Sheet2.$B$34]*([.B254] - [$Sheet2.$B$35])^2 + [$Sheet2.$B$36]*([.B254]-[$Sheet2.$B$35]) + [$Sheet2.$B$37])    ))^2" office:value-type="float" office:value="94.4828869481835" calcext:value-type="float">
            <text:p>94.4828869481835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1" calcext:value-type="float">
            <text:p>-0.93201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012066" calcext:value-type="float">
            <text:p>0.012066</text:p>
          </table:table-cell>
          <table:table-cell office:value-type="float" office:value="0.12427" calcext:value-type="float">
            <text:p>0.12427</text:p>
          </table:table-cell>
          <table:table-cell office:value-type="float" office:value="-0.04268" calcext:value-type="float">
            <text:p>-0.04268</text:p>
          </table:table-cell>
          <table:table-cell office:value-type="float" office:value="0.86831" calcext:value-type="float">
            <text:p>0.86831</text:p>
          </table:table-cell>
          <table:table-cell office:value-type="float" office:value="-0.057456" calcext:value-type="float">
            <text:p>-0.057456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-0.37867" calcext:value-type="float">
            <text:p>-0.37867</text:p>
          </table:table-cell>
          <table:table-cell office:value-type="float" office:value="-0.035188" calcext:value-type="float">
            <text:p>-0.035188</text:p>
          </table:table-cell>
          <table:table-cell office:value-type="float" office:value="-0.0060621" calcext:value-type="float">
            <text:p>-0.0060621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-6.8361" calcext:value-type="float">
            <text:p>-6.8361</text:p>
          </table:table-cell>
          <table:table-cell office:value-type="float" office:value="-6.5996" calcext:value-type="float">
            <text:p>-6.5996</text:p>
          </table:table-cell>
          <table:table-cell office:value-type="float" office:value="-1" calcext:value-type="float">
            <text:p>-1</text:p>
          </table:table-cell>
          <table:table-cell office:value-type="float" office:value="3920.2" calcext:value-type="float">
            <text:p>3920.2</text:p>
          </table:table-cell>
          <table:table-cell office:value-type="float" office:value="-1346.4" calcext:value-type="float">
            <text:p>-1346.4</text:p>
          </table:table-cell>
          <table:table-cell office:value-type="float" office:value="-29401" calcext:value-type="float">
            <text:p>-29401</text:p>
          </table:table-cell>
          <table:table-cell office:value-type="float" office:value="3920.2" calcext:value-type="float">
            <text:p>3920.2</text:p>
          </table:table-cell>
          <table:table-cell office:value-type="float" office:value="-1346.4" calcext:value-type="float">
            <text:p>-1346.4</text:p>
          </table:table-cell>
          <table:table-cell office:value-type="float" office:value="-29401" calcext:value-type="float">
            <text:p>-2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37" calcext:value-type="float">
            <text:p>24.737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25" calcext:value-type="float">
            <text:p>25</text:p>
          </table:table-cell>
          <table:table-cell office:value-type="float" office:value="-8.3223" calcext:value-type="float">
            <text:p>-8.3223</text:p>
          </table:table-cell>
          <table:table-cell office:value-type="float" office:value="5972.7" calcext:value-type="float">
            <text:p>5972.7</text:p>
          </table:table-cell>
          <table:table-cell office:value-type="float" office:value="5752.2" calcext:value-type="float">
            <text:p>5752.2</text:p>
          </table:table-cell>
          <table:table-cell office:value-type="float" office:value="555.02" calcext:value-type="float">
            <text:p>555.02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24834" calcext:value-type="float">
            <text:p>-0.24834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" calcext:value-type="float">
            <text:p>0</text:p>
          </table:table-cell>
          <table:table-cell office:value-type="float" office:value="-3303.5" calcext:value-type="float">
            <text:p>-3303.5</text:p>
          </table:table-cell>
          <table:table-cell office:value-type="float" office:value="0.31124" calcext:value-type="float">
            <text:p>0.31124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85397" calcext:value-type="float">
            <text:p>-0.85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5]-([$Sheet2.$B$2]*[.B255]+[$Sheet2.$B$3]))^2" office:value-type="float" office:value="0.000197980001092417" calcext:value-type="float">
            <text:p>0.000197980001092</text:p>
          </table:table-cell>
          <table:table-cell table:formula="of:=([.F255]-([$Sheet2.$B$7] + [$Sheet2.$B$8] * ([.B255] - [$Sheet2.$B$9])^2))^2" office:value-type="float" office:value="0.0000174238741917407" calcext:value-type="float">
            <text:p>1.74238741917407E-05</text:p>
          </table:table-cell>
          <table:table-cell table:formula="of:=([.X255]-([.AE255]^2*([$Sheet2.$B$13]*([.B255] - [$Sheet2.$B$14])^2 + [$Sheet2.$B$15]*([.B255]-[$Sheet2.$B$14]) + [$Sheet2.$B$16])    ))^2" office:value-type="float" office:value="279.987191564217" calcext:value-type="float">
            <text:p>279.987191564217</text:p>
          </table:table-cell>
          <table:table-cell table:formula="of:=([.AG255]-([.AE255]^2*([$Sheet2.$B$20]*([.B255] - [$Sheet2.$B$21])^2 + [$Sheet2.$B$22]*([.B255]-[$Sheet2.$B$21]) + [$Sheet2.$B$23])    ))^2" office:value-type="float" office:value="5580.01559077774" calcext:value-type="float">
            <text:p>5580.01559077774</text:p>
          </table:table-cell>
          <table:table-cell table:formula="of:=([.AH255]-([.AE255]^2*([$Sheet2.$B$27]*([.B255] - [$Sheet2.$B$28])^2 + [$Sheet2.$B$29]*([.B255]-[$Sheet2.$B$28]) + [$Sheet2.$B$30])    ))^2" office:value-type="float" office:value="3377.97530263644" calcext:value-type="float">
            <text:p>3377.97530263644</text:p>
          </table:table-cell>
          <table:table-cell table:formula="of:=([.AI255]-([.AE255]^2*([$Sheet2.$B$34]*([.B255] - [$Sheet2.$B$35])^2 + [$Sheet2.$B$36]*([.B255]-[$Sheet2.$B$35]) + [$Sheet2.$B$37])    ))^2" office:value-type="float" office:value="166.107079405391" calcext:value-type="float">
            <text:p>166.107079405391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02" calcext:value-type="float">
            <text:p>-0.8840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1439" calcext:value-type="float">
            <text:p>0.01143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-0.038816" calcext:value-type="float">
            <text:p>-0.038816</text:p>
          </table:table-cell>
          <table:table-cell office:value-type="float" office:value="0.84664" calcext:value-type="float">
            <text:p>0.84664</text:p>
          </table:table-cell>
          <table:table-cell office:value-type="float" office:value="-0.054473" calcext:value-type="float">
            <text:p>-0.054473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36222" calcext:value-type="float">
            <text:p>-0.36222</text:p>
          </table:table-cell>
          <table:table-cell office:value-type="float" office:value="-0.031844" calcext:value-type="float">
            <text:p>-0.031844</text:p>
          </table:table-cell>
          <table:table-cell office:value-type="float" office:value="-0.0057066" calcext:value-type="float">
            <text:p>-0.0057066</text:p>
          </table:table-cell>
          <table:table-cell office:value-type="float" office:value="-0.026138" calcext:value-type="float">
            <text:p>-0.026138</text:p>
          </table:table-cell>
          <table:table-cell office:value-type="float" office:value="-7.1294" calcext:value-type="float">
            <text:p>-7.1294</text:p>
          </table:table-cell>
          <table:table-cell office:value-type="float" office:value="-6.7032" calcext:value-type="float">
            <text:p>-6.7032</text:p>
          </table:table-cell>
          <table:table-cell office:value-type="float" office:value="-1" calcext:value-type="float">
            <text:p>-1</text:p>
          </table:table-cell>
          <table:table-cell office:value-type="float" office:value="3550.7" calcext:value-type="float">
            <text:p>3550.7</text:p>
          </table:table-cell>
          <table:table-cell office:value-type="float" office:value="-1224.5" calcext:value-type="float">
            <text:p>-1224.5</text:p>
          </table:table-cell>
          <table:table-cell office:value-type="float" office:value="-27887" calcext:value-type="float">
            <text:p>-27887</text:p>
          </table:table-cell>
          <table:table-cell office:value-type="float" office:value="3550.7" calcext:value-type="float">
            <text:p>3550.7</text:p>
          </table:table-cell>
          <table:table-cell office:value-type="float" office:value="-1224.5" calcext:value-type="float">
            <text:p>-1224.5</text:p>
          </table:table-cell>
          <table:table-cell office:value-type="float" office:value="-27887" calcext:value-type="float">
            <text:p>-27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58" calcext:value-type="float">
            <text:p>24.758</text:p>
          </table:table-cell>
          <table:table-cell office:value-type="float" office:value="-1.1277" calcext:value-type="float">
            <text:p>-1.1277</text:p>
          </table:table-cell>
          <table:table-cell office:value-type="float" office:value="25" calcext:value-type="float">
            <text:p>25</text:p>
          </table:table-cell>
          <table:table-cell office:value-type="float" office:value="-7.9845" calcext:value-type="float">
            <text:p>-7.9845</text:p>
          </table:table-cell>
          <table:table-cell office:value-type="float" office:value="5713.2" calcext:value-type="float">
            <text:p>5713.2</text:p>
          </table:table-cell>
          <table:table-cell office:value-type="float" office:value="5608.6" calcext:value-type="float">
            <text:p>5608.6</text:p>
          </table:table-cell>
          <table:table-cell office:value-type="float" office:value="502.27" calcext:value-type="float">
            <text:p>502.27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0.023268" calcext:value-type="float">
            <text:p>0.023268</text:p>
          </table:table-cell>
          <table:table-cell office:value-type="float" office:value="0" calcext:value-type="float">
            <text:p>0</text:p>
          </table:table-cell>
          <table:table-cell office:value-type="float" office:value="-3252.5" calcext:value-type="float">
            <text:p>-3252.5</text:p>
          </table:table-cell>
          <table:table-cell office:value-type="float" office:value="0.28215" calcext:value-type="float">
            <text:p>0.28215</text:p>
          </table:table-cell>
          <table:table-cell office:value-type="float" office:value="0.89507" calcext:value-type="float">
            <text:p>0.89507</text:p>
          </table:table-cell>
          <table:table-cell office:value-type="float" office:value="-0.81001" calcext:value-type="float">
            <text:p>-0.81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6]-([$Sheet2.$B$2]*[.B256]+[$Sheet2.$B$3]))^2" office:value-type="float" office:value="0.000293271680128778" calcext:value-type="float">
            <text:p>0.000293271680129</text:p>
          </table:table-cell>
          <table:table-cell table:formula="of:=([.F256]-([$Sheet2.$B$7] + [$Sheet2.$B$8] * ([.B256] - [$Sheet2.$B$9])^2))^2" office:value-type="float" office:value="0.0000108707930506372" calcext:value-type="float">
            <text:p>1.08707930506372E-05</text:p>
          </table:table-cell>
          <table:table-cell table:formula="of:=([.X256]-([.AE256]^2*([$Sheet2.$B$13]*([.B256] - [$Sheet2.$B$14])^2 + [$Sheet2.$B$15]*([.B256]-[$Sheet2.$B$14]) + [$Sheet2.$B$16])    ))^2" office:value-type="float" office:value="245.549832508258" calcext:value-type="float">
            <text:p>245.549832508258</text:p>
          </table:table-cell>
          <table:table-cell table:formula="of:=([.AG256]-([.AE256]^2*([$Sheet2.$B$20]*([.B256] - [$Sheet2.$B$21])^2 + [$Sheet2.$B$22]*([.B256]-[$Sheet2.$B$21]) + [$Sheet2.$B$23])    ))^2" office:value-type="float" office:value="8819.20091998331" calcext:value-type="float">
            <text:p>8819.20091998331</text:p>
          </table:table-cell>
          <table:table-cell table:formula="of:=([.AH256]-([.AE256]^2*([$Sheet2.$B$27]*([.B256] - [$Sheet2.$B$28])^2 + [$Sheet2.$B$29]*([.B256]-[$Sheet2.$B$28]) + [$Sheet2.$B$30])    ))^2" office:value-type="float" office:value="6982.45968885661" calcext:value-type="float">
            <text:p>6982.45968885661</text:p>
          </table:table-cell>
          <table:table-cell table:formula="of:=([.AI256]-([.AE256]^2*([$Sheet2.$B$34]*([.B256] - [$Sheet2.$B$35])^2 + [$Sheet2.$B$36]*([.B256]-[$Sheet2.$B$35]) + [$Sheet2.$B$37])    ))^2" office:value-type="float" office:value="230.076646956374" calcext:value-type="float">
            <text:p>230.076646956374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5" calcext:value-type="float">
            <text:p>-0.8355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3515" calcext:value-type="float">
            <text:p>-0.03515</text:p>
          </table:table-cell>
          <table:table-cell office:value-type="float" office:value="0.8217" calcext:value-type="float">
            <text:p>0.8217</text:p>
          </table:table-cell>
          <table:table-cell office:value-type="float" office:value="-0.051409" calcext:value-type="float">
            <text:p>-0.051409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-0.34515" calcext:value-type="float">
            <text:p>-0.34515</text:p>
          </table:table-cell>
          <table:table-cell office:value-type="float" office:value="-0.028614" calcext:value-type="float">
            <text:p>-0.028614</text:p>
          </table:table-cell>
          <table:table-cell office:value-type="float" office:value="-0.005344" calcext:value-type="float">
            <text:p>-0.005344</text:p>
          </table:table-cell>
          <table:table-cell office:value-type="float" office:value="-0.02327" calcext:value-type="float">
            <text:p>-0.02327</text:p>
          </table:table-cell>
          <table:table-cell office:value-type="float" office:value="-7.4496" calcext:value-type="float">
            <text:p>-7.4496</text:p>
          </table:table-cell>
          <table:table-cell office:value-type="float" office:value="-6.8094" calcext:value-type="float">
            <text:p>-6.8094</text:p>
          </table:table-cell>
          <table:table-cell office:value-type="float" office:value="-1" calcext:value-type="float">
            <text:p>-1</text:p>
          </table:table-cell>
          <table:table-cell office:value-type="float" office:value="3197.4" calcext:value-type="float">
            <text:p>3197.4</text:p>
          </table:table-cell>
          <table:table-cell office:value-type="float" office:value="-1108.8" calcext:value-type="float">
            <text:p>-1108.8</text:p>
          </table:table-cell>
          <table:table-cell office:value-type="float" office:value="-26356" calcext:value-type="float">
            <text:p>-26356</text:p>
          </table:table-cell>
          <table:table-cell office:value-type="float" office:value="3197.4" calcext:value-type="float">
            <text:p>3197.4</text:p>
          </table:table-cell>
          <table:table-cell office:value-type="float" office:value="-1108.8" calcext:value-type="float">
            <text:p>-1108.8</text:p>
          </table:table-cell>
          <table:table-cell office:value-type="float" office:value="-26356" calcext:value-type="float">
            <text:p>-26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78" calcext:value-type="float">
            <text:p>24.778</text:p>
          </table:table-cell>
          <table:table-cell office:value-type="float" office:value="-1.1101" calcext:value-type="float">
            <text:p>-1.1101</text:p>
          </table:table-cell>
          <table:table-cell office:value-type="float" office:value="25" calcext:value-type="float">
            <text:p>25</text:p>
          </table:table-cell>
          <table:table-cell office:value-type="float" office:value="-7.6454" calcext:value-type="float">
            <text:p>-7.6454</text:p>
          </table:table-cell>
          <table:table-cell office:value-type="float" office:value="5444.1" calcext:value-type="float">
            <text:p>5444.1</text:p>
          </table:table-cell>
          <table:table-cell office:value-type="float" office:value="5443.5" calcext:value-type="float">
            <text:p>5443.5</text:p>
          </table:table-cell>
          <table:table-cell office:value-type="float" office:value="451.33" calcext:value-type="float">
            <text:p>451.33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0.021556" calcext:value-type="float">
            <text:p>0.021556</text:p>
          </table:table-cell>
          <table:table-cell office:value-type="float" office:value="0" calcext:value-type="float">
            <text:p>0</text:p>
          </table:table-cell>
          <table:table-cell office:value-type="float" office:value="-3201.8" calcext:value-type="float">
            <text:p>-3201.8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-0.76549" calcext:value-type="float">
            <text:p>-0.765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7]-([$Sheet2.$B$2]*[.B257]+[$Sheet2.$B$3]))^2" office:value-type="float" office:value="0.000386115306209731" calcext:value-type="float">
            <text:p>0.00038611530621</text:p>
          </table:table-cell>
          <table:table-cell table:formula="of:=([.F257]-([$Sheet2.$B$7] + [$Sheet2.$B$8] * ([.B257] - [$Sheet2.$B$9])^2))^2" office:value-type="float" office:value="0.00000697861657989144" calcext:value-type="float">
            <text:p>6.97861657989144E-06</text:p>
          </table:table-cell>
          <table:table-cell table:formula="of:=([.X257]-([.AE257]^2*([$Sheet2.$B$13]*([.B257] - [$Sheet2.$B$14])^2 + [$Sheet2.$B$15]*([.B257]-[$Sheet2.$B$14]) + [$Sheet2.$B$16])    ))^2" office:value-type="float" office:value="197.963389844032" calcext:value-type="float">
            <text:p>197.963389844032</text:p>
          </table:table-cell>
          <table:table-cell table:formula="of:=([.AG257]-([.AE257]^2*([$Sheet2.$B$20]*([.B257] - [$Sheet2.$B$21])^2 + [$Sheet2.$B$22]*([.B257]-[$Sheet2.$B$21]) + [$Sheet2.$B$23])    ))^2" office:value-type="float" office:value="12182.8653938384" calcext:value-type="float">
            <text:p>12182.8653938384</text:p>
          </table:table-cell>
          <table:table-cell table:formula="of:=([.AH257]-([.AE257]^2*([$Sheet2.$B$27]*([.B257] - [$Sheet2.$B$28])^2 + [$Sheet2.$B$29]*([.B257]-[$Sheet2.$B$28]) + [$Sheet2.$B$30])    ))^2" office:value-type="float" office:value="11916.5626777876" calcext:value-type="float">
            <text:p>11916.5626777876</text:p>
          </table:table-cell>
          <table:table-cell table:formula="of:=([.AI257]-([.AE257]^2*([$Sheet2.$B$34]*([.B257] - [$Sheet2.$B$35])^2 + [$Sheet2.$B$36]*([.B257]-[$Sheet2.$B$35]) + [$Sheet2.$B$37])    ))^2" office:value-type="float" office:value="266.025988361846" calcext:value-type="float">
            <text:p>266.025988361846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47" calcext:value-type="float">
            <text:p>-0.78647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31683" calcext:value-type="float">
            <text:p>-0.031683</text:p>
          </table:table-cell>
          <table:table-cell office:value-type="float" office:value="0.79305" calcext:value-type="float">
            <text:p>0.79305</text:p>
          </table:table-cell>
          <table:table-cell office:value-type="float" office:value="-0.048645" calcext:value-type="float">
            <text:p>-0.048645</text:p>
          </table:table-cell>
          <table:table-cell office:value-type="float" office:value="0.84169" calcext:value-type="float">
            <text:p>0.84169</text:p>
          </table:table-cell>
          <table:table-cell office:value-type="float" office:value="-0.32749" calcext:value-type="float">
            <text:p>-0.32749</text:p>
          </table:table-cell>
          <table:table-cell office:value-type="float" office:value="-0.025554" calcext:value-type="float">
            <text:p>-0.025554</text:p>
          </table:table-cell>
          <table:table-cell office:value-type="float" office:value="-0.005018" calcext:value-type="float">
            <text:p>-0.005018</text:p>
          </table:table-cell>
          <table:table-cell office:value-type="float" office:value="-0.020536" calcext:value-type="float">
            <text:p>-0.020536</text:p>
          </table:table-cell>
          <table:table-cell office:value-type="float" office:value="-7.7934" calcext:value-type="float">
            <text:p>-7.7934</text:p>
          </table:table-cell>
          <table:table-cell office:value-type="float" office:value="-6.9115" calcext:value-type="float">
            <text:p>-6.9115</text:p>
          </table:table-cell>
          <table:table-cell office:value-type="float" office:value="-1" calcext:value-type="float">
            <text:p>-1</text:p>
          </table:table-cell>
          <table:table-cell office:value-type="float" office:value="2861.2" calcext:value-type="float">
            <text:p>2861.2</text:p>
          </table:table-cell>
          <table:table-cell office:value-type="float" office:value="-999.48" calcext:value-type="float">
            <text:p>-999.48</text:p>
          </table:table-cell>
          <table:table-cell office:value-type="float" office:value="-24810" calcext:value-type="float">
            <text:p>-24810</text:p>
          </table:table-cell>
          <table:table-cell office:value-type="float" office:value="2861.2" calcext:value-type="float">
            <text:p>2861.2</text:p>
          </table:table-cell>
          <table:table-cell office:value-type="float" office:value="-999.48" calcext:value-type="float">
            <text:p>-999.48</text:p>
          </table:table-cell>
          <table:table-cell office:value-type="float" office:value="-24810" calcext:value-type="float">
            <text:p>-248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97" calcext:value-type="float">
            <text:p>24.797</text:p>
          </table:table-cell>
          <table:table-cell office:value-type="float" office:value="-1.0937" calcext:value-type="float">
            <text:p>-1.0937</text:p>
          </table:table-cell>
          <table:table-cell office:value-type="float" office:value="25" calcext:value-type="float">
            <text:p>25</text:p>
          </table:table-cell>
          <table:table-cell office:value-type="float" office:value="-7.3119" calcext:value-type="float">
            <text:p>-7.3119</text:p>
          </table:table-cell>
          <table:table-cell office:value-type="float" office:value="5165.5" calcext:value-type="float">
            <text:p>5165.5</text:p>
          </table:table-cell>
          <table:table-cell office:value-type="float" office:value="5253.6" calcext:value-type="float">
            <text:p>5253.6</text:p>
          </table:table-cell>
          <table:table-cell office:value-type="float" office:value="403.05" calcext:value-type="float">
            <text:p>403.05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-0.24808" calcext:value-type="float">
            <text:p>-0.24808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0" calcext:value-type="float">
            <text:p>0</text:p>
          </table:table-cell>
          <table:table-cell office:value-type="float" office:value="-3154.5" calcext:value-type="float">
            <text:p>-3154.5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-0.72042" calcext:value-type="float">
            <text:p>-0.720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8]-([$Sheet2.$B$2]*[.B258]+[$Sheet2.$B$3]))^2" office:value-type="float" office:value="0.000469348701911307" calcext:value-type="float">
            <text:p>0.000469348701911</text:p>
          </table:table-cell>
          <table:table-cell table:formula="of:=([.F258]-([$Sheet2.$B$7] + [$Sheet2.$B$8] * ([.B258] - [$Sheet2.$B$9])^2))^2" office:value-type="float" office:value="0.00000435994080465144" calcext:value-type="float">
            <text:p>4.35994080465144E-06</text:p>
          </table:table-cell>
          <table:table-cell table:formula="of:=([.X258]-([.AE258]^2*([$Sheet2.$B$13]*([.B258] - [$Sheet2.$B$14])^2 + [$Sheet2.$B$15]*([.B258]-[$Sheet2.$B$14]) + [$Sheet2.$B$16])    ))^2" office:value-type="float" office:value="146.714292404025" calcext:value-type="float">
            <text:p>146.714292404025</text:p>
          </table:table-cell>
          <table:table-cell table:formula="of:=([.AG258]-([.AE258]^2*([$Sheet2.$B$20]*([.B258] - [$Sheet2.$B$21])^2 + [$Sheet2.$B$22]*([.B258]-[$Sheet2.$B$21]) + [$Sheet2.$B$23])    ))^2" office:value-type="float" office:value="15424.5854378668" calcext:value-type="float">
            <text:p>15424.5854378668</text:p>
          </table:table-cell>
          <table:table-cell table:formula="of:=([.AH258]-([.AE258]^2*([$Sheet2.$B$27]*([.B258] - [$Sheet2.$B$28])^2 + [$Sheet2.$B$29]*([.B258]-[$Sheet2.$B$28]) + [$Sheet2.$B$30])    ))^2" office:value-type="float" office:value="17325.4145023147" calcext:value-type="float">
            <text:p>17325.4145023147</text:p>
          </table:table-cell>
          <table:table-cell table:formula="of:=([.AI258]-([.AE258]^2*([$Sheet2.$B$34]*([.B258] - [$Sheet2.$B$35])^2 + [$Sheet2.$B$36]*([.B258]-[$Sheet2.$B$35]) + [$Sheet2.$B$37])    ))^2" office:value-type="float" office:value="294.614224020582" calcext:value-type="float">
            <text:p>294.614224020582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95" calcext:value-type="float">
            <text:p>-0.73695</text:p>
          </table:table-cell>
          <table:table-cell office:value-type="float" office:value="0.090308" calcext:value-type="float">
            <text:p>0.090308</text:p>
          </table:table-cell>
          <table:table-cell office:value-type="float" office:value="0.0097208" calcext:value-type="float">
            <text:p>0.0097208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-0.02842" calcext:value-type="float">
            <text:p>-0.02842</text:p>
          </table:table-cell>
          <table:table-cell office:value-type="float" office:value="0.76055" calcext:value-type="float">
            <text:p>0.76055</text:p>
          </table:table-cell>
          <table:table-cell office:value-type="float" office:value="-0.04629" calcext:value-type="float">
            <text:p>-0.04629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30922" calcext:value-type="float">
            <text:p>-0.30922</text:p>
          </table:table-cell>
          <table:table-cell office:value-type="float" office:value="-0.022667" calcext:value-type="float">
            <text:p>-0.022667</text:p>
          </table:table-cell>
          <table:table-cell office:value-type="float" office:value="-0.0047373" calcext:value-type="float">
            <text:p>-0.0047373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8.1604" calcext:value-type="float">
            <text:p>-8.1604</text:p>
          </table:table-cell>
          <table:table-cell office:value-type="float" office:value="-7.0054" calcext:value-type="float">
            <text:p>-7.0054</text:p>
          </table:table-cell>
          <table:table-cell office:value-type="float" office:value="-1" calcext:value-type="float">
            <text:p>-1</text:p>
          </table:table-cell>
          <table:table-cell office:value-type="float" office:value="2542.2" calcext:value-type="float">
            <text:p>2542.2</text:p>
          </table:table-cell>
          <table:table-cell office:value-type="float" office:value="-896.52" calcext:value-type="float">
            <text:p>-896.52</text:p>
          </table:table-cell>
          <table:table-cell office:value-type="float" office:value="-23248" calcext:value-type="float">
            <text:p>-23248</text:p>
          </table:table-cell>
          <table:table-cell office:value-type="float" office:value="2542.2" calcext:value-type="float">
            <text:p>2542.2</text:p>
          </table:table-cell>
          <table:table-cell office:value-type="float" office:value="-896.52" calcext:value-type="float">
            <text:p>-896.52</text:p>
          </table:table-cell>
          <table:table-cell office:value-type="float" office:value="-23248" calcext:value-type="float">
            <text:p>-2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14" calcext:value-type="float">
            <text:p>24.814</text:p>
          </table:table-cell>
          <table:table-cell office:value-type="float" office:value="-1.0791" calcext:value-type="float">
            <text:p>-1.0791</text:p>
          </table:table-cell>
          <table:table-cell office:value-type="float" office:value="25" calcext:value-type="float">
            <text:p>25</text:p>
          </table:table-cell>
          <table:table-cell office:value-type="float" office:value="-6.9863" calcext:value-type="float">
            <text:p>-6.9863</text:p>
          </table:table-cell>
          <table:table-cell office:value-type="float" office:value="4877.2" calcext:value-type="float">
            <text:p>4877.2</text:p>
          </table:table-cell>
          <table:table-cell office:value-type="float" office:value="5038.3" calcext:value-type="float">
            <text:p>5038.3</text:p>
          </table:table-cell>
          <table:table-cell office:value-type="float" office:value="357.52" calcext:value-type="float">
            <text:p>357.52</text:p>
          </table:table-cell>
          <table:table-cell office:value-type="float" office:value="0.91569" calcext:value-type="float">
            <text:p>0.91569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" calcext:value-type="float">
            <text:p>0</text:p>
          </table:table-cell>
          <table:table-cell office:value-type="float" office:value="-3112.2" calcext:value-type="float">
            <text:p>-3112.2</text:p>
          </table:table-cell>
          <table:table-cell office:value-type="float" office:value="0.20247" calcext:value-type="float">
            <text:p>0.20247</text:p>
          </table:table-cell>
          <table:table-cell office:value-type="float" office:value="0.8688" calcext:value-type="float">
            <text:p>0.8688</text:p>
          </table:table-cell>
          <table:table-cell office:value-type="float" office:value="-0.67482" calcext:value-type="float">
            <text:p>-0.674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9]-([$Sheet2.$B$2]*[.B259]+[$Sheet2.$B$3]))^2" office:value-type="float" office:value="0.000537734232235092" calcext:value-type="float">
            <text:p>0.000537734232235</text:p>
          </table:table-cell>
          <table:table-cell table:formula="of:=([.F259]-([$Sheet2.$B$7] + [$Sheet2.$B$8] * ([.B259] - [$Sheet2.$B$9])^2))^2" office:value-type="float" office:value="0.00000258601311503838" calcext:value-type="float">
            <text:p>2.58601311503838E-06</text:p>
          </table:table-cell>
          <table:table-cell table:formula="of:=([.X259]-([.AE259]^2*([$Sheet2.$B$13]*([.B259] - [$Sheet2.$B$14])^2 + [$Sheet2.$B$15]*([.B259]-[$Sheet2.$B$14]) + [$Sheet2.$B$16])    ))^2" office:value-type="float" office:value="95.6071987827784" calcext:value-type="float">
            <text:p>95.6071987827784</text:p>
          </table:table-cell>
          <table:table-cell table:formula="of:=([.AG259]-([.AE259]^2*([$Sheet2.$B$20]*([.B259] - [$Sheet2.$B$21])^2 + [$Sheet2.$B$22]*([.B259]-[$Sheet2.$B$21]) + [$Sheet2.$B$23])    ))^2" office:value-type="float" office:value="18270.877427868" calcext:value-type="float">
            <text:p>18270.877427868</text:p>
          </table:table-cell>
          <table:table-cell table:formula="of:=([.AH259]-([.AE259]^2*([$Sheet2.$B$27]*([.B259] - [$Sheet2.$B$28])^2 + [$Sheet2.$B$29]*([.B259]-[$Sheet2.$B$28]) + [$Sheet2.$B$30])    ))^2" office:value-type="float" office:value="22605.1843290657" calcext:value-type="float">
            <text:p>22605.1843290657</text:p>
          </table:table-cell>
          <table:table-cell table:formula="of:=([.AI259]-([.AE259]^2*([$Sheet2.$B$34]*([.B259] - [$Sheet2.$B$35])^2 + [$Sheet2.$B$36]*([.B259]-[$Sheet2.$B$35]) + [$Sheet2.$B$37])    ))^2" office:value-type="float" office:value="317.565167041429" calcext:value-type="float">
            <text:p>317.565167041429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96" calcext:value-type="float">
            <text:p>-0.68696</text:p>
          </table:table-cell>
          <table:table-cell office:value-type="float" office:value="0.080305" calcext:value-type="float">
            <text:p>0.080305</text:p>
          </table:table-cell>
          <table:table-cell office:value-type="float" office:value="0.0092647" calcext:value-type="float">
            <text:p>0.0092647</text:p>
          </table:table-cell>
          <table:table-cell office:value-type="float" office:value="0.071041" calcext:value-type="float">
            <text:p>0.071041</text:p>
          </table:table-cell>
          <table:table-cell office:value-type="float" office:value="-0.025362" calcext:value-type="float">
            <text:p>-0.025362</text:p>
          </table:table-cell>
          <table:table-cell office:value-type="float" office:value="0.7244" calcext:value-type="float">
            <text:p>0.7244</text:p>
          </table:table-cell>
          <table:table-cell office:value-type="float" office:value="-0.044117" calcext:value-type="float">
            <text:p>-0.044117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-0.29034" calcext:value-type="float">
            <text:p>-0.29034</text:p>
          </table:table-cell>
          <table:table-cell office:value-type="float" office:value="-0.019943" calcext:value-type="float">
            <text:p>-0.019943</text:p>
          </table:table-cell>
          <table:table-cell office:value-type="float" office:value="-0.0044839" calcext:value-type="float">
            <text:p>-0.0044839</text:p>
          </table:table-cell>
          <table:table-cell office:value-type="float" office:value="-0.01546" calcext:value-type="float">
            <text:p>-0.01546</text:p>
          </table:table-cell>
          <table:table-cell office:value-type="float" office:value="-8.5544" calcext:value-type="float">
            <text:p>-8.5544</text:p>
          </table:table-cell>
          <table:table-cell office:value-type="float" office:value="-7.0902" calcext:value-type="float">
            <text:p>-7.0902</text:p>
          </table:table-cell>
          <table:table-cell office:value-type="float" office:value="-1" calcext:value-type="float">
            <text:p>-1</text:p>
          </table:table-cell>
          <table:table-cell office:value-type="float" office:value="2241" calcext:value-type="float">
            <text:p>2241</text:p>
          </table:table-cell>
          <table:table-cell office:value-type="float" office:value="-800.06" calcext:value-type="float">
            <text:p>-800.06</text:p>
          </table:table-cell>
          <table:table-cell office:value-type="float" office:value="-21671" calcext:value-type="float">
            <text:p>-21671</text:p>
          </table:table-cell>
          <table:table-cell office:value-type="float" office:value="2241" calcext:value-type="float">
            <text:p>2241</text:p>
          </table:table-cell>
          <table:table-cell office:value-type="float" office:value="-800.06" calcext:value-type="float">
            <text:p>-800.06</text:p>
          </table:table-cell>
          <table:table-cell office:value-type="float" office:value="-21671" calcext:value-type="float">
            <text:p>-21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31" calcext:value-type="float">
            <text:p>24.831</text:p>
          </table:table-cell>
          <table:table-cell office:value-type="float" office:value="-1.0662" calcext:value-type="float">
            <text:p>-1.0662</text:p>
          </table:table-cell>
          <table:table-cell office:value-type="float" office:value="25" calcext:value-type="float">
            <text:p>25</text:p>
          </table:table-cell>
          <table:table-cell office:value-type="float" office:value="-6.6675" calcext:value-type="float">
            <text:p>-6.6675</text:p>
          </table:table-cell>
          <table:table-cell office:value-type="float" office:value="4579.5" calcext:value-type="float">
            <text:p>4579.5</text:p>
          </table:table-cell>
          <table:table-cell office:value-type="float" office:value="4798.8" calcext:value-type="float">
            <text:p>4798.8</text:p>
          </table:table-cell>
          <table:table-cell office:value-type="float" office:value="314.57" calcext:value-type="float">
            <text:p>314.57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" calcext:value-type="float">
            <text:p>0</text:p>
          </table:table-cell>
          <table:table-cell office:value-type="float" office:value="-3074.9" calcext:value-type="float">
            <text:p>-3074.9</text:p>
          </table:table-cell>
          <table:table-cell office:value-type="float" office:value="0.17861" calcext:value-type="float">
            <text:p>0.17861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-0.62872" calcext:value-type="float">
            <text:p>-0.62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0]-([$Sheet2.$B$2]*[.B260]+[$Sheet2.$B$3]))^2" office:value-type="float" office:value="0.000587758804608265" calcext:value-type="float">
            <text:p>0.000587758804608</text:p>
          </table:table-cell>
          <table:table-cell table:formula="of:=([.F260]-([$Sheet2.$B$7] + [$Sheet2.$B$8] * ([.B260] - [$Sheet2.$B$9])^2))^2" office:value-type="float" office:value="0.00000153981148793404" calcext:value-type="float">
            <text:p>1.53981148793404E-06</text:p>
          </table:table-cell>
          <table:table-cell table:formula="of:=([.X260]-([.AE260]^2*([$Sheet2.$B$13]*([.B260] - [$Sheet2.$B$14])^2 + [$Sheet2.$B$15]*([.B260]-[$Sheet2.$B$14]) + [$Sheet2.$B$16])    ))^2" office:value-type="float" office:value="51.9253382322873" calcext:value-type="float">
            <text:p>51.9253382322873</text:p>
          </table:table-cell>
          <table:table-cell table:formula="of:=([.AG260]-([.AE260]^2*([$Sheet2.$B$20]*([.B260] - [$Sheet2.$B$21])^2 + [$Sheet2.$B$22]*([.B260]-[$Sheet2.$B$21]) + [$Sheet2.$B$23])    ))^2" office:value-type="float" office:value="20620.4382994225" calcext:value-type="float">
            <text:p>20620.4382994225</text:p>
          </table:table-cell>
          <table:table-cell table:formula="of:=([.AH260]-([.AE260]^2*([$Sheet2.$B$27]*([.B260] - [$Sheet2.$B$28])^2 + [$Sheet2.$B$29]*([.B260]-[$Sheet2.$B$28]) + [$Sheet2.$B$30])    ))^2" office:value-type="float" office:value="27734.074563212" calcext:value-type="float">
            <text:p>27734.074563212</text:p>
          </table:table-cell>
          <table:table-cell table:formula="of:=([.AI260]-([.AE260]^2*([$Sheet2.$B$34]*([.B260] - [$Sheet2.$B$35])^2 + [$Sheet2.$B$36]*([.B260]-[$Sheet2.$B$35]) + [$Sheet2.$B$37])    ))^2" office:value-type="float" office:value="327.913709434823" calcext:value-type="float">
            <text:p>327.913709434823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52" calcext:value-type="float">
            <text:p>-0.63652</text:p>
          </table:table-cell>
          <table:table-cell office:value-type="float" office:value="0.070886" calcext:value-type="float">
            <text:p>0.070886</text:p>
          </table:table-cell>
          <table:table-cell office:value-type="float" office:value="0.0088137" calcext:value-type="float">
            <text:p>0.0088137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0.6847" calcext:value-type="float">
            <text:p>0.6847</text:p>
          </table:table-cell>
          <table:table-cell office:value-type="float" office:value="-0.04197" calcext:value-type="float">
            <text:p>-0.04197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-0.27086" calcext:value-type="float">
            <text:p>-0.27086</text:p>
          </table:table-cell>
          <table:table-cell office:value-type="float" office:value="-0.01736" calcext:value-type="float">
            <text:p>-0.01736</text:p>
          </table:table-cell>
          <table:table-cell office:value-type="float" office:value="-0.0042316" calcext:value-type="float">
            <text:p>-0.0042316</text:p>
          </table:table-cell>
          <table:table-cell office:value-type="float" office:value="-0.013128" calcext:value-type="float">
            <text:p>-0.013128</text:p>
          </table:table-cell>
          <table:table-cell office:value-type="float" office:value="-8.9796" calcext:value-type="float">
            <text:p>-8.9796</text:p>
          </table:table-cell>
          <table:table-cell office:value-type="float" office:value="-7.1641" calcext:value-type="float">
            <text:p>-7.1641</text:p>
          </table:table-cell>
          <table:table-cell office:value-type="float" office:value="-1" calcext:value-type="float">
            <text:p>-1</text:p>
          </table:table-cell>
          <table:table-cell office:value-type="float" office:value="1958.1" calcext:value-type="float">
            <text:p>1958.1</text:p>
          </table:table-cell>
          <table:table-cell office:value-type="float" office:value="-710.17" calcext:value-type="float">
            <text:p>-710.17</text:p>
          </table:table-cell>
          <table:table-cell office:value-type="float" office:value="-20080" calcext:value-type="float">
            <text:p>-20080</text:p>
          </table:table-cell>
          <table:table-cell office:value-type="float" office:value="1958.1" calcext:value-type="float">
            <text:p>1958.1</text:p>
          </table:table-cell>
          <table:table-cell office:value-type="float" office:value="-710.17" calcext:value-type="float">
            <text:p>-710.17</text:p>
          </table:table-cell>
          <table:table-cell office:value-type="float" office:value="-20080" calcext:value-type="float">
            <text:p>-20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46" calcext:value-type="float">
            <text:p>24.846</text:p>
          </table:table-cell>
          <table:table-cell office:value-type="float" office:value="-1.0552" calcext:value-type="float">
            <text:p>-1.0552</text:p>
          </table:table-cell>
          <table:table-cell office:value-type="float" office:value="25" calcext:value-type="float">
            <text:p>25</text:p>
          </table:table-cell>
          <table:table-cell office:value-type="float" office:value="-6.3545" calcext:value-type="float">
            <text:p>-6.3545</text:p>
          </table:table-cell>
          <table:table-cell office:value-type="float" office:value="4272.3" calcext:value-type="float">
            <text:p>4272.3</text:p>
          </table:table-cell>
          <table:table-cell office:value-type="float" office:value="4535.9" calcext:value-type="float">
            <text:p>4535.9</text:p>
          </table:table-cell>
          <table:table-cell office:value-type="float" office:value="273.81" calcext:value-type="float">
            <text:p>273.81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" calcext:value-type="float">
            <text:p>0</text:p>
          </table:table-cell>
          <table:table-cell office:value-type="float" office:value="-3043.2" calcext:value-type="float">
            <text:p>-3043.2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0.84147" calcext:value-type="float">
            <text:p>0.84147</text:p>
          </table:table-cell>
          <table:table-cell office:value-type="float" office:value="-0.58213" calcext:value-type="float">
            <text:p>-0.58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1]-([$Sheet2.$B$2]*[.B261]+[$Sheet2.$B$3]))^2" office:value-type="float" office:value="0.000617441868883597" calcext:value-type="float">
            <text:p>0.000617441868884</text:p>
          </table:table-cell>
          <table:table-cell table:formula="of:=([.F261]-([$Sheet2.$B$7] + [$Sheet2.$B$8] * ([.B261] - [$Sheet2.$B$9])^2))^2" office:value-type="float" office:value="0.00000100279334155671" calcext:value-type="float">
            <text:p>1.00279334155671E-06</text:p>
          </table:table-cell>
          <table:table-cell table:formula="of:=([.X261]-([.AE261]^2*([$Sheet2.$B$13]*([.B261] - [$Sheet2.$B$14])^2 + [$Sheet2.$B$15]*([.B261]-[$Sheet2.$B$14]) + [$Sheet2.$B$16])    ))^2" office:value-type="float" office:value="19.951041845739" calcext:value-type="float">
            <text:p>19.951041845739</text:p>
          </table:table-cell>
          <table:table-cell table:formula="of:=([.AG261]-([.AE261]^2*([$Sheet2.$B$20]*([.B261] - [$Sheet2.$B$21])^2 + [$Sheet2.$B$22]*([.B261]-[$Sheet2.$B$21]) + [$Sheet2.$B$23])    ))^2" office:value-type="float" office:value="22314.6461590089" calcext:value-type="float">
            <text:p>22314.6461590089</text:p>
          </table:table-cell>
          <table:table-cell table:formula="of:=([.AH261]-([.AE261]^2*([$Sheet2.$B$27]*([.B261] - [$Sheet2.$B$28])^2 + [$Sheet2.$B$29]*([.B261]-[$Sheet2.$B$28]) + [$Sheet2.$B$30])    ))^2" office:value-type="float" office:value="32754.4625171483" calcext:value-type="float">
            <text:p>32754.4625171483</text:p>
          </table:table-cell>
          <table:table-cell table:formula="of:=([.AI261]-([.AE261]^2*([$Sheet2.$B$34]*([.B261] - [$Sheet2.$B$35])^2 + [$Sheet2.$B$36]*([.B261]-[$Sheet2.$B$35]) + [$Sheet2.$B$37])    ))^2" office:value-type="float" office:value="311.113817554655" calcext:value-type="float">
            <text:p>311.113817554655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67" calcext:value-type="float">
            <text:p>-0.58567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19874" calcext:value-type="float">
            <text:p>-0.019874</text:p>
          </table:table-cell>
          <table:table-cell office:value-type="float" office:value="0.64112" calcext:value-type="float">
            <text:p>0.64112</text:p>
          </table:table-cell>
          <table:table-cell office:value-type="float" office:value="-0.040191" calcext:value-type="float">
            <text:p>-0.040191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-0.014968" calcext:value-type="float">
            <text:p>-0.014968</text:p>
          </table:table-cell>
          <table:table-cell office:value-type="float" office:value="-0.0040266" calcext:value-type="float">
            <text:p>-0.0040266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9.4251" calcext:value-type="float">
            <text:p>-9.4251</text:p>
          </table:table-cell>
          <table:table-cell office:value-type="float" office:value="-7.2129" calcext:value-type="float">
            <text:p>-7.2129</text:p>
          </table:table-cell>
          <table:table-cell office:value-type="float" office:value="-1" calcext:value-type="float">
            <text:p>-1</text:p>
          </table:table-cell>
          <table:table-cell office:value-type="float" office:value="1694" calcext:value-type="float">
            <text:p>1694</text:p>
          </table:table-cell>
          <table:table-cell office:value-type="float" office:value="-626.95" calcext:value-type="float">
            <text:p>-626.95</text:p>
          </table:table-cell>
          <table:table-cell office:value-type="float" office:value="-18475" calcext:value-type="float">
            <text:p>-18475</text:p>
          </table:table-cell>
          <table:table-cell office:value-type="float" office:value="1694" calcext:value-type="float">
            <text:p>1694</text:p>
          </table:table-cell>
          <table:table-cell office:value-type="float" office:value="-626.95" calcext:value-type="float">
            <text:p>-626.95</text:p>
          </table:table-cell>
          <table:table-cell office:value-type="float" office:value="-18475" calcext:value-type="float">
            <text:p>-18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6" calcext:value-type="float">
            <text:p>24.86</text:p>
          </table:table-cell>
          <table:table-cell office:value-type="float" office:value="-1.048" calcext:value-type="float">
            <text:p>-1.048</text:p>
          </table:table-cell>
          <table:table-cell office:value-type="float" office:value="25" calcext:value-type="float">
            <text:p>25</text:p>
          </table:table-cell>
          <table:table-cell office:value-type="float" office:value="-6.0564" calcext:value-type="float">
            <text:p>-6.0564</text:p>
          </table:table-cell>
          <table:table-cell office:value-type="float" office:value="3955.8" calcext:value-type="float">
            <text:p>3955.8</text:p>
          </table:table-cell>
          <table:table-cell office:value-type="float" office:value="4247.2" calcext:value-type="float">
            <text:p>4247.2</text:p>
          </table:table-cell>
          <table:table-cell office:value-type="float" office:value="236.09" calcext:value-type="float">
            <text:p>236.09</text:p>
          </table:table-cell>
          <table:table-cell office:value-type="float" office:value="0.91366" calcext:value-type="float">
            <text:p>0.91366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" calcext:value-type="float">
            <text:p>0</text:p>
          </table:table-cell>
          <table:table-cell office:value-type="float" office:value="-3022.6" calcext:value-type="float">
            <text:p>-3022.6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-0.53511" calcext:value-type="float">
            <text:p>-0.53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2]-([$Sheet2.$B$2]*[.B262]+[$Sheet2.$B$3]))^2" office:value-type="float" office:value="0.000627152738049428" calcext:value-type="float">
            <text:p>0.000627152738049</text:p>
          </table:table-cell>
          <table:table-cell table:formula="of:=([.F262]-([$Sheet2.$B$7] + [$Sheet2.$B$8] * ([.B262] - [$Sheet2.$B$9])^2))^2" office:value-type="float" office:value="0.000000640994652705323" calcext:value-type="float">
            <text:p>6.40994652705323E-07</text:p>
          </table:table-cell>
          <table:table-cell table:formula="of:=([.X262]-([.AE262]^2*([$Sheet2.$B$13]*([.B262] - [$Sheet2.$B$14])^2 + [$Sheet2.$B$15]*([.B262]-[$Sheet2.$B$14]) + [$Sheet2.$B$16])    ))^2" office:value-type="float" office:value="2.75592743816863" calcext:value-type="float">
            <text:p>2.75592743816863</text:p>
          </table:table-cell>
          <table:table-cell table:formula="of:=([.AG262]-([.AE262]^2*([$Sheet2.$B$20]*([.B262] - [$Sheet2.$B$21])^2 + [$Sheet2.$B$22]*([.B262]-[$Sheet2.$B$21]) + [$Sheet2.$B$23])    ))^2" office:value-type="float" office:value="23322.7531935536" calcext:value-type="float">
            <text:p>23322.7531935536</text:p>
          </table:table-cell>
          <table:table-cell table:formula="of:=([.AH262]-([.AE262]^2*([$Sheet2.$B$27]*([.B262] - [$Sheet2.$B$28])^2 + [$Sheet2.$B$29]*([.B262]-[$Sheet2.$B$28]) + [$Sheet2.$B$30])    ))^2" office:value-type="float" office:value="36591.6761156426" calcext:value-type="float">
            <text:p>36591.6761156426</text:p>
          </table:table-cell>
          <table:table-cell table:formula="of:=([.AI262]-([.AE262]^2*([$Sheet2.$B$34]*([.B262] - [$Sheet2.$B$35])^2 + [$Sheet2.$B$36]*([.B262]-[$Sheet2.$B$35]) + [$Sheet2.$B$37])    ))^2" office:value-type="float" office:value="297.923173598855" calcext:value-type="float">
            <text:p>297.923173598855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42" calcext:value-type="float">
            <text:p>-0.53442</text:p>
          </table:table-cell>
          <table:table-cell office:value-type="float" office:value="0.054022" calcext:value-type="float">
            <text:p>0.054022</text:p>
          </table:table-cell>
          <table:table-cell office:value-type="float" office:value="0.0080854" calcext:value-type="float">
            <text:p>0.0080854</text:p>
          </table:table-cell>
          <table:table-cell office:value-type="float" office:value="0.045937" calcext:value-type="float">
            <text:p>0.045937</text:p>
          </table:table-cell>
          <table:table-cell office:value-type="float" office:value="-0.017449" calcext:value-type="float">
            <text:p>-0.017449</text:p>
          </table:table-cell>
          <table:table-cell office:value-type="float" office:value="0.59388" calcext:value-type="float">
            <text:p>0.59388</text:p>
          </table:table-cell>
          <table:table-cell office:value-type="float" office:value="-0.038502" calcext:value-type="float">
            <text:p>-0.038502</text:p>
          </table:table-cell>
          <table:table-cell office:value-type="float" office:value="0.63238" calcext:value-type="float">
            <text:p>0.63238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012735" calcext:value-type="float">
            <text:p>-0.012735</text:p>
          </table:table-cell>
          <table:table-cell office:value-type="float" office:value="-0.0038319" calcext:value-type="float">
            <text:p>-0.0038319</text:p>
          </table:table-cell>
          <table:table-cell office:value-type="float" office:value="-0.0089032" calcext:value-type="float">
            <text:p>-0.0089032</text:p>
          </table:table-cell>
          <table:table-cell office:value-type="float" office:value="-9.8926" calcext:value-type="float">
            <text:p>-9.8926</text:p>
          </table:table-cell>
          <table:table-cell office:value-type="float" office:value="-7.2319" calcext:value-type="float">
            <text:p>-7.2319</text:p>
          </table:table-cell>
          <table:table-cell office:value-type="float" office:value="-1" calcext:value-type="float">
            <text:p>-1</text:p>
          </table:table-cell>
          <table:table-cell office:value-type="float" office:value="1449.1" calcext:value-type="float">
            <text:p>1449.1</text:p>
          </table:table-cell>
          <table:table-cell office:value-type="float" office:value="-550.43" calcext:value-type="float">
            <text:p>-550.43</text:p>
          </table:table-cell>
          <table:table-cell office:value-type="float" office:value="-16859" calcext:value-type="float">
            <text:p>-16859</text:p>
          </table:table-cell>
          <table:table-cell office:value-type="float" office:value="1449.1" calcext:value-type="float">
            <text:p>1449.1</text:p>
          </table:table-cell>
          <table:table-cell office:value-type="float" office:value="-550.43" calcext:value-type="float">
            <text:p>-550.43</text:p>
          </table:table-cell>
          <table:table-cell office:value-type="float" office:value="-16859" calcext:value-type="float">
            <text:p>-16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73" calcext:value-type="float">
            <text:p>24.873</text:p>
          </table:table-cell>
          <table:table-cell office:value-type="float" office:value="-1.0453" calcext:value-type="float">
            <text:p>-1.0453</text:p>
          </table:table-cell>
          <table:table-cell office:value-type="float" office:value="25" calcext:value-type="float">
            <text:p>25</text:p>
          </table:table-cell>
          <table:table-cell office:value-type="float" office:value="-5.7722" calcext:value-type="float">
            <text:p>-5.7722</text:p>
          </table:table-cell>
          <table:table-cell office:value-type="float" office:value="3629.9" calcext:value-type="float">
            <text:p>3629.9</text:p>
          </table:table-cell>
          <table:table-cell office:value-type="float" office:value="3934.2" calcext:value-type="float">
            <text:p>3934.2</text:p>
          </table:table-cell>
          <table:table-cell office:value-type="float" office:value="200.87" calcext:value-type="float">
            <text:p>200.87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098776" calcext:value-type="float">
            <text:p>0.0098776</text:p>
          </table:table-cell>
          <table:table-cell office:value-type="float" office:value="0" calcext:value-type="float">
            <text:p>0</text:p>
          </table:table-cell>
          <table:table-cell office:value-type="float" office:value="-3014.7" calcext:value-type="float">
            <text:p>-3014.7</text:p>
          </table:table-cell>
          <table:table-cell office:value-type="float" office:value="0.11569" calcext:value-type="float">
            <text:p>0.11569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-0.48766" calcext:value-type="float">
            <text:p>-0.4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3]-([$Sheet2.$B$2]*[.B263]+[$Sheet2.$B$3]))^2" office:value-type="float" office:value="0.000616909250470677" calcext:value-type="float">
            <text:p>0.000616909250471</text:p>
          </table:table-cell>
          <table:table-cell table:formula="of:=([.F263]-([$Sheet2.$B$7] + [$Sheet2.$B$8] * ([.B263] - [$Sheet2.$B$9])^2))^2" office:value-type="float" office:value="0.000000467265987148222" calcext:value-type="float">
            <text:p>4.67265987148222E-07</text:p>
          </table:table-cell>
          <table:table-cell table:formula="of:=([.X263]-([.AE263]^2*([$Sheet2.$B$13]*([.B263] - [$Sheet2.$B$14])^2 + [$Sheet2.$B$15]*([.B263]-[$Sheet2.$B$14]) + [$Sheet2.$B$16])    ))^2" office:value-type="float" office:value="1.40128073197962" calcext:value-type="float">
            <text:p>1.40128073197962</text:p>
          </table:table-cell>
          <table:table-cell table:formula="of:=([.AG263]-([.AE263]^2*([$Sheet2.$B$20]*([.B263] - [$Sheet2.$B$21])^2 + [$Sheet2.$B$22]*([.B263]-[$Sheet2.$B$21]) + [$Sheet2.$B$23])    ))^2" office:value-type="float" office:value="23565.0799621679" calcext:value-type="float">
            <text:p>23565.0799621679</text:p>
          </table:table-cell>
          <table:table-cell table:formula="of:=([.AH263]-([.AE263]^2*([$Sheet2.$B$27]*([.B263] - [$Sheet2.$B$28])^2 + [$Sheet2.$B$29]*([.B263]-[$Sheet2.$B$28]) + [$Sheet2.$B$30])    ))^2" office:value-type="float" office:value="39584.3701501735" calcext:value-type="float">
            <text:p>39584.3701501735</text:p>
          </table:table-cell>
          <table:table-cell table:formula="of:=([.AI263]-([.AE263]^2*([$Sheet2.$B$34]*([.B263] - [$Sheet2.$B$35])^2 + [$Sheet2.$B$36]*([.B263]-[$Sheet2.$B$35]) + [$Sheet2.$B$37])    ))^2" office:value-type="float" office:value="270.092292659114" calcext:value-type="float">
            <text:p>270.092292659114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1" calcext:value-type="float">
            <text:p>-0.48281</text:p>
          </table:table-cell>
          <table:table-cell office:value-type="float" office:value="0.046562" calcext:value-type="float">
            <text:p>0.046562</text:p>
          </table:table-cell>
          <table:table-cell office:value-type="float" office:value="0.0077628" calcext:value-type="float">
            <text:p>0.0077628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-0.015238" calcext:value-type="float">
            <text:p>-0.015238</text:p>
          </table:table-cell>
          <table:table-cell office:value-type="float" office:value="0.5429" calcext:value-type="float">
            <text:p>0.5429</text:p>
          </table:table-cell>
          <table:table-cell office:value-type="float" office:value="-0.036966" calcext:value-type="float">
            <text:p>-0.036966</text:p>
          </table:table-cell>
          <table:table-cell office:value-type="float" office:value="0.57987" calcext:value-type="float">
            <text:p>0.57987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-0.010675" calcext:value-type="float">
            <text:p>-0.010675</text:p>
          </table:table-cell>
          <table:table-cell office:value-type="float" office:value="-0.0036554" calcext:value-type="float">
            <text:p>-0.0036554</text:p>
          </table:table-cell>
          <table:table-cell office:value-type="float" office:value="-0.0070191" calcext:value-type="float">
            <text:p>-0.0070191</text:p>
          </table:table-cell>
          <table:table-cell office:value-type="float" office:value="-10.369" calcext:value-type="float">
            <text:p>-10.369</text:p>
          </table:table-cell>
          <table:table-cell office:value-type="float" office:value="-7.2049" calcext:value-type="float">
            <text:p>-7.2049</text:p>
          </table:table-cell>
          <table:table-cell office:value-type="float" office:value="-1" calcext:value-type="float">
            <text:p>-1</text:p>
          </table:table-cell>
          <table:table-cell office:value-type="float" office:value="1224" calcext:value-type="float">
            <text:p>1224</text:p>
          </table:table-cell>
          <table:table-cell office:value-type="float" office:value="-480.69" calcext:value-type="float">
            <text:p>-480.69</text:p>
          </table:table-cell>
          <table:table-cell office:value-type="float" office:value="-15230" calcext:value-type="float">
            <text:p>-15230</text:p>
          </table:table-cell>
          <table:table-cell office:value-type="float" office:value="1224" calcext:value-type="float">
            <text:p>1224</text:p>
          </table:table-cell>
          <table:table-cell office:value-type="float" office:value="-480.69" calcext:value-type="float">
            <text:p>-480.69</text:p>
          </table:table-cell>
          <table:table-cell office:value-type="float" office:value="-15230" calcext:value-type="float">
            <text:p>-15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85" calcext:value-type="float">
            <text:p>24.885</text:p>
          </table:table-cell>
          <table:table-cell office:value-type="float" office:value="-1.0492" calcext:value-type="float">
            <text:p>-1.0492</text:p>
          </table:table-cell>
          <table:table-cell office:value-type="float" office:value="25" calcext:value-type="float">
            <text:p>25</text:p>
          </table:table-cell>
          <table:table-cell office:value-type="float" office:value="-5.5086" calcext:value-type="float">
            <text:p>-5.5086</text:p>
          </table:table-cell>
          <table:table-cell office:value-type="float" office:value="3295" calcext:value-type="float">
            <text:p>3295</text:p>
          </table:table-cell>
          <table:table-cell office:value-type="float" office:value="3596.5" calcext:value-type="float">
            <text:p>3596.5</text:p>
          </table:table-cell>
          <table:table-cell office:value-type="float" office:value="168.37" calcext:value-type="float">
            <text:p>168.37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" calcext:value-type="float">
            <text:p>0</text:p>
          </table:table-cell>
          <table:table-cell office:value-type="float" office:value="-3026" calcext:value-type="float">
            <text:p>-3026</text:p>
          </table:table-cell>
          <table:table-cell office:value-type="float" office:value="0.097758" calcext:value-type="float">
            <text:p>0.097758</text:p>
          </table:table-cell>
          <table:table-cell office:value-type="float" office:value="0.77451" calcext:value-type="float">
            <text:p>0.77451</text:p>
          </table:table-cell>
          <table:table-cell office:value-type="float" office:value="-0.43982" calcext:value-type="float">
            <text:p>-0.43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4]-([$Sheet2.$B$2]*[.B264]+[$Sheet2.$B$3]))^2" office:value-type="float" office:value="0.000589144453609243" calcext:value-type="float">
            <text:p>0.000589144453609</text:p>
          </table:table-cell>
          <table:table-cell table:formula="of:=([.F264]-([$Sheet2.$B$7] + [$Sheet2.$B$8] * ([.B264] - [$Sheet2.$B$9])^2))^2" office:value-type="float" office:value="0.000000384694123477963" calcext:value-type="float">
            <text:p>3.84694123477963E-07</text:p>
          </table:table-cell>
          <table:table-cell table:formula="of:=([.X264]-([.AE264]^2*([$Sheet2.$B$13]*([.B264] - [$Sheet2.$B$14])^2 + [$Sheet2.$B$15]*([.B264]-[$Sheet2.$B$14]) + [$Sheet2.$B$16])    ))^2" office:value-type="float" office:value="15.8794923967003" calcext:value-type="float">
            <text:p>15.8794923967003</text:p>
          </table:table-cell>
          <table:table-cell table:formula="of:=([.AG264]-([.AE264]^2*([$Sheet2.$B$20]*([.B264] - [$Sheet2.$B$21])^2 + [$Sheet2.$B$22]*([.B264]-[$Sheet2.$B$21]) + [$Sheet2.$B$23])    ))^2" office:value-type="float" office:value="23151.1035112023" calcext:value-type="float">
            <text:p>23151.1035112023</text:p>
          </table:table-cell>
          <table:table-cell table:formula="of:=([.AH264]-([.AE264]^2*([$Sheet2.$B$27]*([.B264] - [$Sheet2.$B$28])^2 + [$Sheet2.$B$29]*([.B264]-[$Sheet2.$B$28]) + [$Sheet2.$B$30])    ))^2" office:value-type="float" office:value="41448.0941212918" calcext:value-type="float">
            <text:p>41448.0941212918</text:p>
          </table:table-cell>
          <table:table-cell table:formula="of:=([.AI264]-([.AE264]^2*([$Sheet2.$B$34]*([.B264] - [$Sheet2.$B$35])^2 + [$Sheet2.$B$36]*([.B264]-[$Sheet2.$B$35]) + [$Sheet2.$B$37])    ))^2" office:value-type="float" office:value="236.560394071435" calcext:value-type="float">
            <text:p>236.560394071435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84" calcext:value-type="float">
            <text:p>-0.43084</text:p>
          </table:table-cell>
          <table:table-cell office:value-type="float" office:value="0.039759" calcext:value-type="float">
            <text:p>0.039759</text:p>
          </table:table-cell>
          <table:table-cell office:value-type="float" office:value="0.0074643" calcext:value-type="float">
            <text:p>0.0074643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-0.013244" calcext:value-type="float">
            <text:p>-0.013244</text:p>
          </table:table-cell>
          <table:table-cell office:value-type="float" office:value="0.48822" calcext:value-type="float">
            <text:p>0.48822</text:p>
          </table:table-cell>
          <table:table-cell office:value-type="float" office:value="-0.035544" calcext:value-type="float">
            <text:p>-0.035544</text:p>
          </table:table-cell>
          <table:table-cell office:value-type="float" office:value="0.52376" calcext:value-type="float">
            <text:p>0.52376</text:p>
          </table:table-cell>
          <table:table-cell office:value-type="float" office:value="-0.18709" calcext:value-type="float">
            <text:p>-0.18709</text:p>
          </table:table-cell>
          <table:table-cell office:value-type="float" office:value="-0.008783" calcext:value-type="float">
            <text:p>-0.008783</text:p>
          </table:table-cell>
          <table:table-cell office:value-type="float" office:value="-0.0034929" calcext:value-type="float">
            <text:p>-0.0034929</text:p>
          </table:table-cell>
          <table:table-cell office:value-type="float" office:value="-0.0052901" calcext:value-type="float">
            <text:p>-0.0052901</text:p>
          </table:table-cell>
          <table:table-cell office:value-type="float" office:value="-10.836" calcext:value-type="float">
            <text:p>-10.836</text:p>
          </table:table-cell>
          <table:table-cell office:value-type="float" office:value="-7.1128" calcext:value-type="float">
            <text:p>-7.1128</text:p>
          </table:table-cell>
          <table:table-cell office:value-type="float" office:value="-1" calcext:value-type="float">
            <text:p>-1</text:p>
          </table:table-cell>
          <table:table-cell office:value-type="float" office:value="1018.8" calcext:value-type="float">
            <text:p>1018.8</text:p>
          </table:table-cell>
          <table:table-cell office:value-type="float" office:value="-417.8" calcext:value-type="float">
            <text:p>-417.8</text:p>
          </table:table-cell>
          <table:table-cell office:value-type="float" office:value="-13591" calcext:value-type="float">
            <text:p>-13591</text:p>
          </table:table-cell>
          <table:table-cell office:value-type="float" office:value="1018.8" calcext:value-type="float">
            <text:p>1018.8</text:p>
          </table:table-cell>
          <table:table-cell office:value-type="float" office:value="-417.8" calcext:value-type="float">
            <text:p>-417.8</text:p>
          </table:table-cell>
          <table:table-cell office:value-type="float" office:value="-13591" calcext:value-type="float">
            <text:p>-13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94" calcext:value-type="float">
            <text:p>24.894</text:p>
          </table:table-cell>
          <table:table-cell office:value-type="float" office:value="-1.0628" calcext:value-type="float">
            <text:p>-1.0628</text:p>
          </table:table-cell>
          <table:table-cell office:value-type="float" office:value="25" calcext:value-type="float">
            <text:p>25</text:p>
          </table:table-cell>
          <table:table-cell office:value-type="float" office:value="-5.2725" calcext:value-type="float">
            <text:p>-5.2725</text:p>
          </table:table-cell>
          <table:table-cell office:value-type="float" office:value="2950.9" calcext:value-type="float">
            <text:p>2950.9</text:p>
          </table:table-cell>
          <table:table-cell office:value-type="float" office:value="3234.3" calcext:value-type="float">
            <text:p>3234.3</text:p>
          </table:table-cell>
          <table:table-cell office:value-type="float" office:value="138.53" calcext:value-type="float">
            <text:p>138.53</text:p>
          </table:table-cell>
          <table:table-cell office:value-type="float" office:value="0.90893" calcext:value-type="float">
            <text:p>0.90893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49683" calcext:value-type="float">
            <text:p>0.0049683</text:p>
          </table:table-cell>
          <table:table-cell office:value-type="float" office:value="0" calcext:value-type="float">
            <text:p>0</text:p>
          </table:table-cell>
          <table:table-cell office:value-type="float" office:value="-3065.2" calcext:value-type="float">
            <text:p>-3065.2</text:p>
          </table:table-cell>
          <table:table-cell office:value-type="float" office:value="0.081401" calcext:value-type="float">
            <text:p>0.081401</text:p>
          </table:table-cell>
          <table:table-cell office:value-type="float" office:value="0.74098" calcext:value-type="float">
            <text:p>0.74098</text:p>
          </table:table-cell>
          <table:table-cell office:value-type="float" office:value="-0.39161" calcext:value-type="float">
            <text:p>-0.391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5]-([$Sheet2.$B$2]*[.B265]+[$Sheet2.$B$3]))^2" office:value-type="float" office:value="0.000545079524719777" calcext:value-type="float">
            <text:p>0.00054507952472</text:p>
          </table:table-cell>
          <table:table-cell table:formula="of:=([.F265]-([$Sheet2.$B$7] + [$Sheet2.$B$8] * ([.B265] - [$Sheet2.$B$9])^2))^2" office:value-type="float" office:value="0.000000374087789707074" calcext:value-type="float">
            <text:p>3.74087789707074E-07</text:p>
          </table:table-cell>
          <table:table-cell table:formula="of:=([.X265]-([.AE265]^2*([$Sheet2.$B$13]*([.B265] - [$Sheet2.$B$14])^2 + [$Sheet2.$B$15]*([.B265]-[$Sheet2.$B$14]) + [$Sheet2.$B$16])    ))^2" office:value-type="float" office:value="44.5336601576139" calcext:value-type="float">
            <text:p>44.5336601576139</text:p>
          </table:table-cell>
          <table:table-cell table:formula="of:=([.AG265]-([.AE265]^2*([$Sheet2.$B$20]*([.B265] - [$Sheet2.$B$21])^2 + [$Sheet2.$B$22]*([.B265]-[$Sheet2.$B$21]) + [$Sheet2.$B$23])    ))^2" office:value-type="float" office:value="22038.8379394402" calcext:value-type="float">
            <text:p>22038.8379394402</text:p>
          </table:table-cell>
          <table:table-cell table:formula="of:=([.AH265]-([.AE265]^2*([$Sheet2.$B$27]*([.B265] - [$Sheet2.$B$28])^2 + [$Sheet2.$B$29]*([.B265]-[$Sheet2.$B$28]) + [$Sheet2.$B$30])    ))^2" office:value-type="float" office:value="42180.5429099048" calcext:value-type="float">
            <text:p>42180.5429099048</text:p>
          </table:table-cell>
          <table:table-cell table:formula="of:=([.AI265]-([.AE265]^2*([$Sheet2.$B$34]*([.B265] - [$Sheet2.$B$35])^2 + [$Sheet2.$B$36]*([.B265]-[$Sheet2.$B$35]) + [$Sheet2.$B$37])    ))^2" office:value-type="float" office:value="197.081066375472" calcext:value-type="float">
            <text:p>197.081066375472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8" calcext:value-type="float">
            <text:p>-0.37858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071946" calcext:value-type="float">
            <text:p>0.0071946</text:p>
          </table:table-cell>
          <table:table-cell office:value-type="float" office:value="0.026438" calcext:value-type="float">
            <text:p>0.026438</text:p>
          </table:table-cell>
          <table:table-cell office:value-type="float" office:value="-0.01147" calcext:value-type="float">
            <text:p>-0.01147</text:p>
          </table:table-cell>
          <table:table-cell office:value-type="float" office:value="0.42982" calcext:value-type="float">
            <text:p>0.42982</text:p>
          </table:table-cell>
          <table:table-cell office:value-type="float" office:value="-0.03426" calcext:value-type="float">
            <text:p>-0.03426</text:p>
          </table:table-cell>
          <table:table-cell office:value-type="float" office:value="0.46408" calcext:value-type="float">
            <text:p>0.46408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-0.0070666" calcext:value-type="float">
            <text:p>-0.0070666</text:p>
          </table:table-cell>
          <table:table-cell office:value-type="float" office:value="-0.0033464" calcext:value-type="float">
            <text:p>-0.0033464</text:p>
          </table:table-cell>
          <table:table-cell office:value-type="float" office:value="-0.0037202" calcext:value-type="float">
            <text:p>-0.0037202</text:p>
          </table:table-cell>
          <table:table-cell office:value-type="float" office:value="-11.256" calcext:value-type="float">
            <text:p>-11.256</text:p>
          </table:table-cell>
          <table:table-cell office:value-type="float" office:value="-6.9259" calcext:value-type="float">
            <text:p>-6.9259</text:p>
          </table:table-cell>
          <table:table-cell office:value-type="float" office:value="-1" calcext:value-type="float">
            <text:p>-1</text:p>
          </table:table-cell>
          <table:table-cell office:value-type="float" office:value="834" calcext:value-type="float">
            <text:p>834</text:p>
          </table:table-cell>
          <table:table-cell office:value-type="float" office:value="-361.83" calcext:value-type="float">
            <text:p>-361.83</text:p>
          </table:table-cell>
          <table:table-cell office:value-type="float" office:value="-11943" calcext:value-type="float">
            <text:p>-11943</text:p>
          </table:table-cell>
          <table:table-cell office:value-type="float" office:value="834" calcext:value-type="float">
            <text:p>834</text:p>
          </table:table-cell>
          <table:table-cell office:value-type="float" office:value="-361.83" calcext:value-type="float">
            <text:p>-361.83</text:p>
          </table:table-cell>
          <table:table-cell office:value-type="float" office:value="-11943" calcext:value-type="float">
            <text:p>-1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2" calcext:value-type="float">
            <text:p>24.902</text:p>
          </table:table-cell>
          <table:table-cell office:value-type="float" office:value="-1.0914" calcext:value-type="float">
            <text:p>-1.0914</text:p>
          </table:table-cell>
          <table:table-cell office:value-type="float" office:value="25" calcext:value-type="float">
            <text:p>25</text:p>
          </table:table-cell>
          <table:table-cell office:value-type="float" office:value="-5.0768" calcext:value-type="float">
            <text:p>-5.0768</text:p>
          </table:table-cell>
          <table:table-cell office:value-type="float" office:value="2598" calcext:value-type="float">
            <text:p>2598</text:p>
          </table:table-cell>
          <table:table-cell office:value-type="float" office:value="2847.4" calcext:value-type="float">
            <text:p>2847.4</text:p>
          </table:table-cell>
          <table:table-cell office:value-type="float" office:value="111.46" calcext:value-type="float">
            <text:p>111.46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" calcext:value-type="float">
            <text:p>0</text:p>
          </table:table-cell>
          <table:table-cell office:value-type="float" office:value="-3147.9" calcext:value-type="float">
            <text:p>-3147.9</text:p>
          </table:table-cell>
          <table:table-cell office:value-type="float" office:value="0.066658" calcext:value-type="float">
            <text:p>0.066658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-0.34307" calcext:value-type="float">
            <text:p>-0.34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6]-([$Sheet2.$B$2]*[.B266]+[$Sheet2.$B$3]))^2" office:value-type="float" office:value="0.000489806762031541" calcext:value-type="float">
            <text:p>0.000489806762032</text:p>
          </table:table-cell>
          <table:table-cell table:formula="of:=([.F266]-([$Sheet2.$B$7] + [$Sheet2.$B$8] * ([.B266] - [$Sheet2.$B$9])^2))^2" office:value-type="float" office:value="0.000000407987014226103" calcext:value-type="float">
            <text:p>4.07987014226103E-07</text:p>
          </table:table-cell>
          <table:table-cell table:formula="of:=([.X266]-([.AE266]^2*([$Sheet2.$B$13]*([.B266] - [$Sheet2.$B$14])^2 + [$Sheet2.$B$15]*([.B266]-[$Sheet2.$B$14]) + [$Sheet2.$B$16])    ))^2" office:value-type="float" office:value="84.2558084505334" calcext:value-type="float">
            <text:p>84.2558084505334</text:p>
          </table:table-cell>
          <table:table-cell table:formula="of:=([.AG266]-([.AE266]^2*([$Sheet2.$B$20]*([.B266] - [$Sheet2.$B$21])^2 + [$Sheet2.$B$22]*([.B266]-[$Sheet2.$B$21]) + [$Sheet2.$B$23])    ))^2" office:value-type="float" office:value="20394.445119864" calcext:value-type="float">
            <text:p>20394.445119864</text:p>
          </table:table-cell>
          <table:table-cell table:formula="of:=([.AH266]-([.AE266]^2*([$Sheet2.$B$27]*([.B266] - [$Sheet2.$B$28])^2 + [$Sheet2.$B$29]*([.B266]-[$Sheet2.$B$28]) + [$Sheet2.$B$30])    ))^2" office:value-type="float" office:value="41669.518084052" calcext:value-type="float">
            <text:p>41669.518084052</text:p>
          </table:table-cell>
          <table:table-cell table:formula="of:=([.AI266]-([.AE266]^2*([$Sheet2.$B$34]*([.B266] - [$Sheet2.$B$35])^2 + [$Sheet2.$B$36]*([.B266]-[$Sheet2.$B$35]) + [$Sheet2.$B$37])    ))^2" office:value-type="float" office:value="156.715202239968" calcext:value-type="float">
            <text:p>156.71520223996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03" calcext:value-type="float">
            <text:p>-0.32603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069534" calcext:value-type="float">
            <text:p>0.0069534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36769" calcext:value-type="float">
            <text:p>0.36769</text:p>
          </table:table-cell>
          <table:table-cell office:value-type="float" office:value="-0.033111" calcext:value-type="float">
            <text:p>-0.033111</text:p>
          </table:table-cell>
          <table:table-cell office:value-type="float" office:value="0.4008" calcext:value-type="float">
            <text:p>0.4008</text:p>
          </table:table-cell>
          <table:table-cell office:value-type="float" office:value="-0.14178" calcext:value-type="float">
            <text:p>-0.14178</text:p>
          </table:table-cell>
          <table:table-cell office:value-type="float" office:value="-0.0055284" calcext:value-type="float">
            <text:p>-0.0055284</text:p>
          </table:table-cell>
          <table:table-cell office:value-type="float" office:value="-0.0032157" calcext:value-type="float">
            <text:p>-0.0032157</text:p>
          </table:table-cell>
          <table:table-cell office:value-type="float" office:value="-0.0023127" calcext:value-type="float">
            <text:p>-0.0023127</text:p>
          </table:table-cell>
          <table:table-cell office:value-type="float" office:value="-11.565" calcext:value-type="float">
            <text:p>-11.565</text:p>
          </table:table-cell>
          <table:table-cell office:value-type="float" office:value="-6.6035" calcext:value-type="float">
            <text:p>-6.6035</text:p>
          </table:table-cell>
          <table:table-cell office:value-type="float" office:value="-1" calcext:value-type="float">
            <text:p>-1</text:p>
          </table:table-cell>
          <table:table-cell office:value-type="float" office:value="669.94" calcext:value-type="float">
            <text:p>669.94</text:p>
          </table:table-cell>
          <table:table-cell office:value-type="float" office:value="-312.81" calcext:value-type="float">
            <text:p>-312.81</text:p>
          </table:table-cell>
          <table:table-cell office:value-type="float" office:value="-10285" calcext:value-type="float">
            <text:p>-10285</text:p>
          </table:table-cell>
          <table:table-cell office:value-type="float" office:value="669.94" calcext:value-type="float">
            <text:p>669.94</text:p>
          </table:table-cell>
          <table:table-cell office:value-type="float" office:value="-312.81" calcext:value-type="float">
            <text:p>-312.81</text:p>
          </table:table-cell>
          <table:table-cell office:value-type="float" office:value="-10285" calcext:value-type="float">
            <text:p>-10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7" calcext:value-type="float">
            <text:p>24.907</text:p>
          </table:table-cell>
          <table:table-cell office:value-type="float" office:value="-1.1447" calcext:value-type="float">
            <text:p>-1.1447</text:p>
          </table:table-cell>
          <table:table-cell office:value-type="float" office:value="25" calcext:value-type="float">
            <text:p>25</text:p>
          </table:table-cell>
          <table:table-cell office:value-type="float" office:value="-4.9419" calcext:value-type="float">
            <text:p>-4.9419</text:p>
          </table:table-cell>
          <table:table-cell office:value-type="float" office:value="2236.3" calcext:value-type="float">
            <text:p>2236.3</text:p>
          </table:table-cell>
          <table:table-cell office:value-type="float" office:value="2435.8" calcext:value-type="float">
            <text:p>2435.8</text:p>
          </table:table-cell>
          <table:table-cell office:value-type="float" office:value="87.198" calcext:value-type="float">
            <text:p>87.198</text:p>
          </table:table-cell>
          <table:table-cell office:value-type="float" office:value="0.90249" calcext:value-type="float">
            <text:p>0.90249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-0.0012124" calcext:value-type="float">
            <text:p>-0.0012124</text:p>
          </table:table-cell>
          <table:table-cell office:value-type="float" office:value="0" calcext:value-type="float">
            <text:p>0</text:p>
          </table:table-cell>
          <table:table-cell office:value-type="float" office:value="-3301.5" calcext:value-type="float">
            <text:p>-3301.5</text:p>
          </table:table-cell>
          <table:table-cell office:value-type="float" office:value="0.053556" calcext:value-type="float">
            <text:p>0.053556</text:p>
          </table:table-cell>
          <table:table-cell office:value-type="float" office:value="0.64523" calcext:value-type="float">
            <text:p>0.64523</text:p>
          </table:table-cell>
          <table:table-cell office:value-type="float" office:value="-0.29424" calcext:value-type="float">
            <text:p>-0.29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7]-([$Sheet2.$B$2]*[.B267]+[$Sheet2.$B$3]))^2" office:value-type="float" office:value="0.000425440891666342" calcext:value-type="float">
            <text:p>0.000425440891666</text:p>
          </table:table-cell>
          <table:table-cell table:formula="of:=([.F267]-([$Sheet2.$B$7] + [$Sheet2.$B$8] * ([.B267] - [$Sheet2.$B$9])^2))^2" office:value-type="float" office:value="0.000000479655268250676" calcext:value-type="float">
            <text:p>4.79655268250676E-07</text:p>
          </table:table-cell>
          <table:table-cell table:formula="of:=([.X267]-([.AE267]^2*([$Sheet2.$B$13]*([.B267] - [$Sheet2.$B$14])^2 + [$Sheet2.$B$15]*([.B267]-[$Sheet2.$B$14]) + [$Sheet2.$B$16])    ))^2" office:value-type="float" office:value="131.609845573192" calcext:value-type="float">
            <text:p>131.609845573192</text:p>
          </table:table-cell>
          <table:table-cell table:formula="of:=([.AG267]-([.AE267]^2*([$Sheet2.$B$20]*([.B267] - [$Sheet2.$B$21])^2 + [$Sheet2.$B$22]*([.B267]-[$Sheet2.$B$21]) + [$Sheet2.$B$23])    ))^2" office:value-type="float" office:value="18283.8336034941" calcext:value-type="float">
            <text:p>18283.8336034941</text:p>
          </table:table-cell>
          <table:table-cell table:formula="of:=([.AH267]-([.AE267]^2*([$Sheet2.$B$27]*([.B267] - [$Sheet2.$B$28])^2 + [$Sheet2.$B$29]*([.B267]-[$Sheet2.$B$28]) + [$Sheet2.$B$30])    ))^2" office:value-type="float" office:value="39937.7727161304" calcext:value-type="float">
            <text:p>39937.7727161304</text:p>
          </table:table-cell>
          <table:table-cell table:formula="of:=([.AI267]-([.AE267]^2*([$Sheet2.$B$34]*([.B267] - [$Sheet2.$B$35])^2 + [$Sheet2.$B$36]*([.B267]-[$Sheet2.$B$35]) + [$Sheet2.$B$37])    ))^2" office:value-type="float" office:value="117.909920875343" calcext:value-type="float">
            <text:p>117.909920875343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21" calcext:value-type="float">
            <text:p>-0.27321</text:p>
          </table:table-cell>
          <table:table-cell office:value-type="float" office:value="0.023434" calcext:value-type="float">
            <text:p>0.023434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085836" calcext:value-type="float">
            <text:p>-0.0085836</text:p>
          </table:table-cell>
          <table:table-cell office:value-type="float" office:value="0.30186" calcext:value-type="float">
            <text:p>0.30186</text:p>
          </table:table-cell>
          <table:table-cell office:value-type="float" office:value="-0.032047" calcext:value-type="float">
            <text:p>-0.032047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11829" calcext:value-type="float">
            <text:p>-0.11829</text:p>
          </table:table-cell>
          <table:table-cell office:value-type="float" office:value="-0.0041663" calcext:value-type="float">
            <text:p>-0.0041663</text:p>
          </table:table-cell>
          <table:table-cell office:value-type="float" office:value="-0.0030959" calcext:value-type="float">
            <text:p>-0.0030959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11.659" calcext:value-type="float">
            <text:p>-11.659</text:p>
          </table:table-cell>
          <table:table-cell office:value-type="float" office:value="-6.0939" calcext:value-type="float">
            <text:p>-6.0939</text:p>
          </table:table-cell>
          <table:table-cell office:value-type="float" office:value="-1" calcext:value-type="float">
            <text:p>-1</text:p>
          </table:table-cell>
          <table:table-cell office:value-type="float" office:value="526.93" calcext:value-type="float">
            <text:p>526.93</text:p>
          </table:table-cell>
          <table:table-cell office:value-type="float" office:value="-270.78" calcext:value-type="float">
            <text:p>-270.78</text:p>
          </table:table-cell>
          <table:table-cell office:value-type="float" office:value="-8618.5" calcext:value-type="float">
            <text:p>-8618.5</text:p>
          </table:table-cell>
          <table:table-cell office:value-type="float" office:value="526.93" calcext:value-type="float">
            <text:p>526.93</text:p>
          </table:table-cell>
          <table:table-cell office:value-type="float" office:value="-270.78" calcext:value-type="float">
            <text:p>-270.78</text:p>
          </table:table-cell>
          <table:table-cell office:value-type="float" office:value="-8618.5" calcext:value-type="float">
            <text:p>-861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9" calcext:value-type="float">
            <text:p>24.909</text:p>
          </table:table-cell>
          <table:table-cell office:value-type="float" office:value="-1.2405" calcext:value-type="float">
            <text:p>-1.2405</text:p>
          </table:table-cell>
          <table:table-cell office:value-type="float" office:value="25" calcext:value-type="float">
            <text:p>25</text:p>
          </table:table-cell>
          <table:table-cell office:value-type="float" office:value="-4.9024" calcext:value-type="float">
            <text:p>-4.9024</text:p>
          </table:table-cell>
          <table:table-cell office:value-type="float" office:value="1865.7" calcext:value-type="float">
            <text:p>1865.7</text:p>
          </table:table-cell>
          <table:table-cell office:value-type="float" office:value="1999.7" calcext:value-type="float">
            <text:p>1999.7</text:p>
          </table:table-cell>
          <table:table-cell office:value-type="float" office:value="65.714" calcext:value-type="float">
            <text:p>65.714</text:p>
          </table:table-cell>
          <table:table-cell office:value-type="float" office:value="0.89719" calcext:value-type="float">
            <text:p>0.89719</text:p>
          </table:table-cell>
          <table:table-cell office:value-type="float" office:value="-0.24782" calcext:value-type="float">
            <text:p>-0.24782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" calcext:value-type="float">
            <text:p>0</text:p>
          </table:table-cell>
          <table:table-cell office:value-type="float" office:value="-3577.7" calcext:value-type="float">
            <text:p>-3577.7</text:p>
          </table:table-cell>
          <table:table-cell office:value-type="float" office:value="0.042127" calcext:value-type="float">
            <text:p>0.042127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-0.24512" calcext:value-type="float">
            <text:p>-0.245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8]-([$Sheet2.$B$2]*[.B268]+[$Sheet2.$B$3]))^2" office:value-type="float" office:value="0.000355354874094374" calcext:value-type="float">
            <text:p>0.000355354874094</text:p>
          </table:table-cell>
          <table:table-cell table:formula="of:=([.F268]-([$Sheet2.$B$7] + [$Sheet2.$B$8] * ([.B268] - [$Sheet2.$B$9])^2))^2" office:value-type="float" office:value="0.000000596178249557891" calcext:value-type="float">
            <text:p>5.96178249557891E-07</text:p>
          </table:table-cell>
          <table:table-cell table:formula="of:=([.X268]-([.AE268]^2*([$Sheet2.$B$13]*([.B268] - [$Sheet2.$B$14])^2 + [$Sheet2.$B$15]*([.B268]-[$Sheet2.$B$14]) + [$Sheet2.$B$16])    ))^2" office:value-type="float" office:value="182.586736578231" calcext:value-type="float">
            <text:p>182.586736578231</text:p>
          </table:table-cell>
          <table:table-cell table:formula="of:=([.AG268]-([.AE268]^2*([$Sheet2.$B$20]*([.B268] - [$Sheet2.$B$21])^2 + [$Sheet2.$B$22]*([.B268]-[$Sheet2.$B$21]) + [$Sheet2.$B$23])    ))^2" office:value-type="float" office:value="15770.4998634954" calcext:value-type="float">
            <text:p>15770.4998634954</text:p>
          </table:table-cell>
          <table:table-cell table:formula="of:=([.AH268]-([.AE268]^2*([$Sheet2.$B$27]*([.B268] - [$Sheet2.$B$28])^2 + [$Sheet2.$B$29]*([.B268]-[$Sheet2.$B$28]) + [$Sheet2.$B$30])    ))^2" office:value-type="float" office:value="37140.5155970255" calcext:value-type="float">
            <text:p>37140.5155970255</text:p>
          </table:table-cell>
          <table:table-cell table:formula="of:=([.AI268]-([.AE268]^2*([$Sheet2.$B$34]*([.B268] - [$Sheet2.$B$35])^2 + [$Sheet2.$B$36]*([.B268]-[$Sheet2.$B$35]) + [$Sheet2.$B$37])    ))^2" office:value-type="float" office:value="81.5169552254533" calcext:value-type="float">
            <text:p>81.516955225453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019377" calcext:value-type="float">
            <text:p>0.019377</text:p>
          </table:table-cell>
          <table:table-cell office:value-type="float" office:value="0.0065307" calcext:value-type="float">
            <text:p>0.0065307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-0.0074744" calcext:value-type="float">
            <text:p>-0.0074744</text:p>
          </table:table-cell>
          <table:table-cell office:value-type="float" office:value="0.23233" calcext:value-type="float">
            <text:p>0.23233</text:p>
          </table:table-cell>
          <table:table-cell office:value-type="float" office:value="-0.031099" calcext:value-type="float">
            <text:p>-0.031099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-0.094262" calcext:value-type="float">
            <text:p>-0.094262</text:p>
          </table:table-cell>
          <table:table-cell office:value-type="float" office:value="-0.0029861" calcext:value-type="float">
            <text:p>-0.0029861</text:p>
          </table:table-cell>
          <table:table-cell office:value-type="float" office:value="-0.0029888" calcext:value-type="float">
            <text:p>-0.0029888</text:p>
          </table:table-cell>
          <table:table-cell table:style-name="ce1" office:value-type="float" office:value="0.0000027016" calcext:value-type="float">
            <text:p>2.70E-06</text:p>
          </table:table-cell>
          <table:table-cell office:value-type="float" office:value="-11.362" calcext:value-type="float">
            <text:p>-11.362</text:p>
          </table:table-cell>
          <table:table-cell office:value-type="float" office:value="-5.3313" calcext:value-type="float">
            <text:p>-5.3313</text:p>
          </table:table-cell>
          <table:table-cell office:value-type="float" office:value="-1" calcext:value-type="float">
            <text:p>-1</text:p>
          </table:table-cell>
          <table:table-cell office:value-type="float" office:value="405.26" calcext:value-type="float">
            <text:p>405.26</text:p>
          </table:table-cell>
          <table:table-cell office:value-type="float" office:value="-235.78" calcext:value-type="float">
            <text:p>-235.78</text:p>
          </table:table-cell>
          <table:table-cell office:value-type="float" office:value="-6945.4" calcext:value-type="float">
            <text:p>-6945.4</text:p>
          </table:table-cell>
          <table:table-cell office:value-type="float" office:value="405.26" calcext:value-type="float">
            <text:p>405.26</text:p>
          </table:table-cell>
          <table:table-cell office:value-type="float" office:value="-235.78" calcext:value-type="float">
            <text:p>-235.78</text:p>
          </table:table-cell>
          <table:table-cell office:value-type="float" office:value="-6945.4" calcext:value-type="float">
            <text:p>-694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4" calcext:value-type="float">
            <text:p>24.904</text:p>
          </table:table-cell>
          <table:table-cell office:value-type="float" office:value="-1.4179" calcext:value-type="float">
            <text:p>-1.4179</text:p>
          </table:table-cell>
          <table:table-cell office:value-type="float" office:value="25" calcext:value-type="float">
            <text:p>25</text:p>
          </table:table-cell>
          <table:table-cell office:value-type="float" office:value="-5.0298" calcext:value-type="float">
            <text:p>-5.0298</text:p>
          </table:table-cell>
          <table:table-cell office:value-type="float" office:value="1486.8" calcext:value-type="float">
            <text:p>1486.8</text:p>
          </table:table-cell>
          <table:table-cell office:value-type="float" office:value="1539.1" calcext:value-type="float">
            <text:p>1539.1</text:p>
          </table:table-cell>
          <table:table-cell office:value-type="float" office:value="47.099" calcext:value-type="float">
            <text:p>47.099</text:p>
          </table:table-cell>
          <table:table-cell office:value-type="float" office:value="0.88918" calcext:value-type="float">
            <text:p>0.8891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0478" calcext:value-type="float">
            <text:p>-0.010478</text:p>
          </table:table-cell>
          <table:table-cell office:value-type="float" office:value="0" calcext:value-type="float">
            <text:p>0</text:p>
          </table:table-cell>
          <table:table-cell office:value-type="float" office:value="-4089.4" calcext:value-type="float">
            <text:p>-4089.4</text:p>
          </table:table-cell>
          <table:table-cell office:value-type="float" office:value="0.032393" calcext:value-type="float">
            <text:p>0.032393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-0.19577" calcext:value-type="float">
            <text:p>-0.195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9]-([$Sheet2.$B$2]*[.B269]+[$Sheet2.$B$3]))^2" office:value-type="float" office:value="0.000284107842143593" calcext:value-type="float">
            <text:p>0.000284107842144</text:p>
          </table:table-cell>
          <table:table-cell table:formula="of:=([.F269]-([$Sheet2.$B$7] + [$Sheet2.$B$8] * ([.B269] - [$Sheet2.$B$9])^2))^2" office:value-type="float" office:value="0.000000747190022476521" calcext:value-type="float">
            <text:p>7.47190022476521E-07</text:p>
          </table:table-cell>
          <table:table-cell table:formula="of:=([.X269]-([.AE269]^2*([$Sheet2.$B$13]*([.B269] - [$Sheet2.$B$14])^2 + [$Sheet2.$B$15]*([.B269]-[$Sheet2.$B$14]) + [$Sheet2.$B$16])    ))^2" office:value-type="float" office:value="232.870465135631" calcext:value-type="float">
            <text:p>232.870465135631</text:p>
          </table:table-cell>
          <table:table-cell table:formula="of:=([.AG269]-([.AE269]^2*([$Sheet2.$B$20]*([.B269] - [$Sheet2.$B$21])^2 + [$Sheet2.$B$22]*([.B269]-[$Sheet2.$B$21]) + [$Sheet2.$B$23])    ))^2" office:value-type="float" office:value="13109.7676822842" calcext:value-type="float">
            <text:p>13109.7676822842</text:p>
          </table:table-cell>
          <table:table-cell table:formula="of:=([.AH269]-([.AE269]^2*([$Sheet2.$B$27]*([.B269] - [$Sheet2.$B$28])^2 + [$Sheet2.$B$29]*([.B269]-[$Sheet2.$B$28]) + [$Sheet2.$B$30])    ))^2" office:value-type="float" office:value="33399.1188510339" calcext:value-type="float">
            <text:p>33399.1188510339</text:p>
          </table:table-cell>
          <table:table-cell table:formula="of:=([.AI269]-([.AE269]^2*([$Sheet2.$B$34]*([.B269] - [$Sheet2.$B$35])^2 + [$Sheet2.$B$36]*([.B269]-[$Sheet2.$B$35]) + [$Sheet2.$B$37])    ))^2" office:value-type="float" office:value="50.6903561332473" calcext:value-type="float">
            <text:p>50.6903561332473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0063504" calcext:value-type="float">
            <text:p>0.0063504</text:p>
          </table:table-cell>
          <table:table-cell office:value-type="float" office:value="0.0096749" calcext:value-type="float">
            <text:p>0.0096749</text:p>
          </table:table-cell>
          <table:table-cell office:value-type="float" office:value="-0.006589" calcext:value-type="float">
            <text:p>-0.006589</text:p>
          </table:table-cell>
          <table:table-cell office:value-type="float" office:value="0.15913" calcext:value-type="float">
            <text:p>0.15913</text:p>
          </table:table-cell>
          <table:table-cell office:value-type="float" office:value="-0.03024" calcext:value-type="float">
            <text:p>-0.03024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-0.069703" calcext:value-type="float">
            <text:p>-0.069703</text:p>
          </table:table-cell>
          <table:table-cell office:value-type="float" office:value="-0.0019879" calcext:value-type="float">
            <text:p>-0.0019879</text:p>
          </table:table-cell>
          <table:table-cell office:value-type="float" office:value="-0.0028925" calcext:value-type="float">
            <text:p>-0.0028925</text:p>
          </table:table-cell>
          <table:table-cell office:value-type="float" office:value="0.00090451" calcext:value-type="float">
            <text:p>0.00090451</text:p>
          </table:table-cell>
          <table:table-cell office:value-type="float" office:value="-10.417" calcext:value-type="float">
            <text:p>-10.417</text:p>
          </table:table-cell>
          <table:table-cell office:value-type="float" office:value="-4.2559" calcext:value-type="float">
            <text:p>-4.2559</text:p>
          </table:table-cell>
          <table:table-cell office:value-type="float" office:value="-1" calcext:value-type="float">
            <text:p>-1</text:p>
          </table:table-cell>
          <table:table-cell office:value-type="float" office:value="305.2" calcext:value-type="float">
            <text:p>305.2</text:p>
          </table:table-cell>
          <table:table-cell office:value-type="float" office:value="-207.86" calcext:value-type="float">
            <text:p>-207.86</text:p>
          </table:table-cell>
          <table:table-cell office:value-type="float" office:value="-5265.9" calcext:value-type="float">
            <text:p>-5265.9</text:p>
          </table:table-cell>
          <table:table-cell office:value-type="float" office:value="305.2" calcext:value-type="float">
            <text:p>305.2</text:p>
          </table:table-cell>
          <table:table-cell office:value-type="float" office:value="-207.86" calcext:value-type="float">
            <text:p>-207.86</text:p>
          </table:table-cell>
          <table:table-cell office:value-type="float" office:value="-5265.9" calcext:value-type="float">
            <text:p>-526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86" calcext:value-type="float">
            <text:p>24.886</text:p>
          </table:table-cell>
          <table:table-cell office:value-type="float" office:value="-1.7762" calcext:value-type="float">
            <text:p>-1.7762</text:p>
          </table:table-cell>
          <table:table-cell office:value-type="float" office:value="25" calcext:value-type="float">
            <text:p>25</text:p>
          </table:table-cell>
          <table:table-cell office:value-type="float" office:value="-5.4836" calcext:value-type="float">
            <text:p>-5.4836</text:p>
          </table:table-cell>
          <table:table-cell office:value-type="float" office:value="1099.4" calcext:value-type="float">
            <text:p>1099.4</text:p>
          </table:table-cell>
          <table:table-cell office:value-type="float" office:value="1054.2" calcext:value-type="float">
            <text:p>1054.2</text:p>
          </table:table-cell>
          <table:table-cell office:value-type="float" office:value="31.356" calcext:value-type="float">
            <text:p>31.356</text:p>
          </table:table-cell>
          <table:table-cell office:value-type="float" office:value="0.87589" calcext:value-type="float">
            <text:p>0.87589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8108" calcext:value-type="float">
            <text:p>-0.018108</text:p>
          </table:table-cell>
          <table:table-cell office:value-type="float" office:value="0" calcext:value-type="float">
            <text:p>0</text:p>
          </table:table-cell>
          <table:table-cell office:value-type="float" office:value="-5122.7" calcext:value-type="float">
            <text:p>-5122.7</text:p>
          </table:table-cell>
          <table:table-cell office:value-type="float" office:value="0.024377" calcext:value-type="float">
            <text:p>0.024377</text:p>
          </table:table-cell>
          <table:table-cell office:value-type="float" office:value="0.3713" calcext:value-type="float">
            <text:p>0.3713</text:p>
          </table:table-cell>
          <table:table-cell office:value-type="float" office:value="-0.14621" calcext:value-type="float">
            <text:p>-0.14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0]-([$Sheet2.$B$2]*[.B270]+[$Sheet2.$B$3]))^2" office:value-type="float" office:value="0.000214919676364137" calcext:value-type="float">
            <text:p>0.000214919676364</text:p>
          </table:table-cell>
          <table:table-cell table:formula="of:=([.F270]-([$Sheet2.$B$7] + [$Sheet2.$B$8] * ([.B270] - [$Sheet2.$B$9])^2))^2" office:value-type="float" office:value="0.000000928137079622492" calcext:value-type="float">
            <text:p>9.28137079622492E-07</text:p>
          </table:table-cell>
          <table:table-cell table:formula="of:=([.X270]-([.AE270]^2*([$Sheet2.$B$13]*([.B270] - [$Sheet2.$B$14])^2 + [$Sheet2.$B$15]*([.B270]-[$Sheet2.$B$14]) + [$Sheet2.$B$16])    ))^2" office:value-type="float" office:value="277.722796890429" calcext:value-type="float">
            <text:p>277.722796890429</text:p>
          </table:table-cell>
          <table:table-cell table:formula="of:=([.AG270]-([.AE270]^2*([$Sheet2.$B$20]*([.B270] - [$Sheet2.$B$21])^2 + [$Sheet2.$B$22]*([.B270]-[$Sheet2.$B$21]) + [$Sheet2.$B$23])    ))^2" office:value-type="float" office:value="10357.02207956" calcext:value-type="float">
            <text:p>10357.02207956</text:p>
          </table:table-cell>
          <table:table-cell table:formula="of:=([.AH270]-([.AE270]^2*([$Sheet2.$B$27]*([.B270] - [$Sheet2.$B$28])^2 + [$Sheet2.$B$29]*([.B270]-[$Sheet2.$B$28]) + [$Sheet2.$B$30])    ))^2" office:value-type="float" office:value="28951.3299062256" calcext:value-type="float">
            <text:p>28951.3299062256</text:p>
          </table:table-cell>
          <table:table-cell table:formula="of:=([.AI270]-([.AE270]^2*([$Sheet2.$B$34]*([.B270] - [$Sheet2.$B$35])^2 + [$Sheet2.$B$36]*([.B270]-[$Sheet2.$B$35]) + [$Sheet2.$B$37])    ))^2" office:value-type="float" office:value="26.3657535408939" calcext:value-type="float">
            <text:p>26.3657535408939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061861" calcext:value-type="float">
            <text:p>0.0061861</text:p>
          </table:table-cell>
          <table:table-cell office:value-type="float" office:value="0.0071919" calcext:value-type="float">
            <text:p>0.0071919</text:p>
          </table:table-cell>
          <table:table-cell office:value-type="float" office:value="-0.0059289" calcext:value-type="float">
            <text:p>-0.0059289</text:p>
          </table:table-cell>
          <table:table-cell office:value-type="float" office:value="0.082284" calcext:value-type="float">
            <text:p>0.082284</text:p>
          </table:table-cell>
          <table:table-cell office:value-type="float" office:value="-0.029458" calcext:value-type="float">
            <text:p>-0.029458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-0.044615" calcext:value-type="float">
            <text:p>-0.044615</text:p>
          </table:table-cell>
          <table:table-cell office:value-type="float" office:value="-0.0011714" calcext:value-type="float">
            <text:p>-0.0011714</text:p>
          </table:table-cell>
          <table:table-cell office:value-type="float" office:value="-0.0028055" calcext:value-type="float">
            <text:p>-0.0028055</text:p>
          </table:table-cell>
          <table:table-cell office:value-type="float" office:value="0.0016341" calcext:value-type="float">
            <text:p>0.0016341</text:p>
          </table:table-cell>
          <table:table-cell office:value-type="float" office:value="-8.485" calcext:value-type="float">
            <text:p>-8.485</text:p>
          </table:table-cell>
          <table:table-cell office:value-type="float" office:value="-2.8587" calcext:value-type="float">
            <text:p>-2.8587</text:p>
          </table:table-cell>
          <table:table-cell office:value-type="float" office:value="-1" calcext:value-type="float">
            <text:p>-1</text:p>
          </table:table-cell>
          <table:table-cell office:value-type="float" office:value="226.87" calcext:value-type="float">
            <text:p>226.87</text:p>
          </table:table-cell>
          <table:table-cell office:value-type="float" office:value="-187.03" calcext:value-type="float">
            <text:p>-187.03</text:p>
          </table:table-cell>
          <table:table-cell office:value-type="float" office:value="-3580.8" calcext:value-type="float">
            <text:p>-3580.8</text:p>
          </table:table-cell>
          <table:table-cell office:value-type="float" office:value="226.87" calcext:value-type="float">
            <text:p>226.87</text:p>
          </table:table-cell>
          <table:table-cell office:value-type="float" office:value="-187.03" calcext:value-type="float">
            <text:p>-187.03</text:p>
          </table:table-cell>
          <table:table-cell office:value-type="float" office:value="-3580.8" calcext:value-type="float">
            <text:p>-358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28" calcext:value-type="float">
            <text:p>24.828</text:p>
          </table:table-cell>
          <table:table-cell office:value-type="float" office:value="-2.6443" calcext:value-type="float">
            <text:p>-2.6443</text:p>
          </table:table-cell>
          <table:table-cell office:value-type="float" office:value="25" calcext:value-type="float">
            <text:p>25</text:p>
          </table:table-cell>
          <table:table-cell office:value-type="float" office:value="-6.7216" calcext:value-type="float">
            <text:p>-6.7216</text:p>
          </table:table-cell>
          <table:table-cell office:value-type="float" office:value="703.71" calcext:value-type="float">
            <text:p>703.71</text:p>
          </table:table-cell>
          <table:table-cell office:value-type="float" office:value="545.1" calcext:value-type="float">
            <text:p>545.1</text:p>
          </table:table-cell>
          <table:table-cell office:value-type="float" office:value="18.476" calcext:value-type="float">
            <text:p>18.476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1505" calcext:value-type="float">
            <text:p>-0.031505</text:p>
          </table:table-cell>
          <table:table-cell office:value-type="float" office:value="0" calcext:value-type="float">
            <text:p>0</text:p>
          </table:table-cell>
          <table:table-cell office:value-type="float" office:value="-7626.4" calcext:value-type="float">
            <text:p>-7626.4</text:p>
          </table:table-cell>
          <table:table-cell office:value-type="float" office:value="0.018079" calcext:value-type="float">
            <text:p>0.018079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-0.096471" calcext:value-type="float">
            <text:p>-0.0964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1]-([$Sheet2.$B$2]*[.B271]+[$Sheet2.$B$3]))^2" office:value-type="float" office:value="0.000150915799731726" calcext:value-type="float">
            <text:p>0.000150915799732</text:p>
          </table:table-cell>
          <table:table-cell table:formula="of:=([.F271]-([$Sheet2.$B$7] + [$Sheet2.$B$8] * ([.B271] - [$Sheet2.$B$9])^2))^2" office:value-type="float" office:value="0.00000114301183734406" calcext:value-type="float">
            <text:p>1.14301183734406E-06</text:p>
          </table:table-cell>
          <table:table-cell table:formula="of:=([.X271]-([.AE271]^2*([$Sheet2.$B$13]*([.B271] - [$Sheet2.$B$14])^2 + [$Sheet2.$B$15]*([.B271]-[$Sheet2.$B$14]) + [$Sheet2.$B$16])    ))^2" office:value-type="float" office:value="313.900444879405" calcext:value-type="float">
            <text:p>313.900444879405</text:p>
          </table:table-cell>
          <table:table-cell table:formula="of:=([.AG271]-([.AE271]^2*([$Sheet2.$B$20]*([.B271] - [$Sheet2.$B$21])^2 + [$Sheet2.$B$22]*([.B271]-[$Sheet2.$B$21]) + [$Sheet2.$B$23])    ))^2" office:value-type="float" office:value="7674.69490677542" calcext:value-type="float">
            <text:p>7674.69490677542</text:p>
          </table:table-cell>
          <table:table-cell table:formula="of:=([.AH271]-([.AE271]^2*([$Sheet2.$B$27]*([.B271] - [$Sheet2.$B$28])^2 + [$Sheet2.$B$29]*([.B271]-[$Sheet2.$B$28]) + [$Sheet2.$B$30])    ))^2" office:value-type="float" office:value="24027.6918441443" calcext:value-type="float">
            <text:p>24027.6918441443</text:p>
          </table:table-cell>
          <table:table-cell table:formula="of:=([.AI271]-([.AE271]^2*([$Sheet2.$B$34]*([.B271] - [$Sheet2.$B$35])^2 + [$Sheet2.$B$36]*([.B271]-[$Sheet2.$B$35]) + [$Sheet2.$B$37])    ))^2" office:value-type="float" office:value="9.39302386469174" calcext:value-type="float">
            <text:p>9.3930238646917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" calcext:value-type="float">
            <text:p>-0.05997</text:p>
          </table:table-cell>
          <table:table-cell office:value-type="float" office:value="0.011451" calcext:value-type="float">
            <text:p>0.011451</text:p>
          </table:table-cell>
          <table:table-cell office:value-type="float" office:value="0.0060413" calcext:value-type="float">
            <text:p>0.0060413</text:p>
          </table:table-cell>
          <table:table-cell office:value-type="float" office:value="0.0054096" calcext:value-type="float">
            <text:p>0.0054096</text:p>
          </table:table-cell>
          <table:table-cell office:value-type="float" office:value="-0.0054939" calcext:value-type="float">
            <text:p>-0.0054939</text:p>
          </table:table-cell>
          <table:table-cell office:value-type="float" office:value="0.0018102" calcext:value-type="float">
            <text:p>0.0018102</text:p>
          </table:table-cell>
          <table:table-cell office:value-type="float" office:value="-0.028768" calcext:value-type="float">
            <text:p>-0.028768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-0.019025" calcext:value-type="float">
            <text:p>-0.019025</text:p>
          </table:table-cell>
          <table:table-cell office:value-type="float" office:value="-0.00054327" calcext:value-type="float">
            <text:p>-0.00054327</text:p>
          </table:table-cell>
          <table:table-cell office:value-type="float" office:value="-0.0027291" calcext:value-type="float">
            <text:p>-0.0027291</text:p>
          </table:table-cell>
          <table:table-cell office:value-type="float" office:value="0.0021858" calcext:value-type="float">
            <text:p>0.0021858</text:p>
          </table:table-cell>
          <table:table-cell office:value-type="float" office:value="-5.2371" calcext:value-type="float">
            <text:p>-5.2371</text:p>
          </table:table-cell>
          <table:table-cell office:value-type="float" office:value="-1.2825" calcext:value-type="float">
            <text:p>-1.2825</text:p>
          </table:table-cell>
          <table:table-cell office:value-type="float" office:value="-1" calcext:value-type="float">
            <text:p>-1</text:p>
          </table:table-cell>
          <table:table-cell office:value-type="float" office:value="170.65" calcext:value-type="float">
            <text:p>170.65</text:p>
          </table:table-cell>
          <table:table-cell office:value-type="float" office:value="-173.31" calcext:value-type="float">
            <text:p>-173.31</text:p>
          </table:table-cell>
          <table:table-cell office:value-type="float" office:value="-1891.8" calcext:value-type="float">
            <text:p>-1891.8</text:p>
          </table:table-cell>
          <table:table-cell office:value-type="float" office:value="170.65" calcext:value-type="float">
            <text:p>170.65</text:p>
          </table:table-cell>
          <table:table-cell office:value-type="float" office:value="-173.31" calcext:value-type="float">
            <text:p>-173.31</text:p>
          </table:table-cell>
          <table:table-cell office:value-type="float" office:value="-1891.8" calcext:value-type="float">
            <text:p>-18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56" calcext:value-type="float">
            <text:p>24.556</text:p>
          </table:table-cell>
          <table:table-cell office:value-type="float" office:value="-5.8941" calcext:value-type="float">
            <text:p>-5.8941</text:p>
          </table:table-cell>
          <table:table-cell office:value-type="float" office:value="25" calcext:value-type="float">
            <text:p>25</text:p>
          </table:table-cell>
          <table:table-cell office:value-type="float" office:value="-10.81" calcext:value-type="float">
            <text:p>-10.81</text:p>
          </table:table-cell>
          <table:table-cell office:value-type="float" office:value="300.08" calcext:value-type="float">
            <text:p>300.08</text:p>
          </table:table-cell>
          <table:table-cell office:value-type="float" office:value="11.992" calcext:value-type="float">
            <text:p>11.992</text:p>
          </table:table-cell>
          <table:table-cell office:value-type="float" office:value="8.5689" calcext:value-type="float">
            <text:p>8.5689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24964" calcext:value-type="float">
            <text:p>-0.24964</text:p>
          </table:table-cell>
          <table:table-cell office:value-type="float" office:value="-0.066131" calcext:value-type="float">
            <text:p>-0.066131</text:p>
          </table:table-cell>
          <table:table-cell office:value-type="float" office:value="0" calcext:value-type="float">
            <text:p>0</text:p>
          </table:table-cell>
          <table:table-cell office:value-type="float" office:value="-16999" calcext:value-type="float">
            <text:p>-16999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85705" calcext:value-type="float">
            <text:p>0.085705</text:p>
          </table:table-cell>
          <table:table-cell office:value-type="float" office:value="-0.0466" calcext:value-type="float">
            <text:p>-0.04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2]-([$Sheet2.$B$2]*[.B272]+[$Sheet2.$B$3]))^2" office:value-type="float" office:value="0.0000958327311955978" calcext:value-type="float">
            <text:p>9.58327311955978E-05</text:p>
          </table:table-cell>
          <table:table-cell table:formula="of:=([.F272]-([$Sheet2.$B$7] + [$Sheet2.$B$8] * ([.B272] - [$Sheet2.$B$9])^2))^2" office:value-type="float" office:value="0.0000013608560572637" calcext:value-type="float">
            <text:p>1.3608560572637E-06</text:p>
          </table:table-cell>
          <table:table-cell table:formula="of:=([.X272]-([.AE272]^2*([$Sheet2.$B$13]*([.B272] - [$Sheet2.$B$14])^2 + [$Sheet2.$B$15]*([.B272]-[$Sheet2.$B$14]) + [$Sheet2.$B$16])    ))^2" office:value-type="float" office:value="338.440404784571" calcext:value-type="float">
            <text:p>338.440404784571</text:p>
          </table:table-cell>
          <table:table-cell table:formula="of:=([.AG272]-([.AE272]^2*([$Sheet2.$B$20]*([.B272] - [$Sheet2.$B$21])^2 + [$Sheet2.$B$22]*([.B272]-[$Sheet2.$B$21]) + [$Sheet2.$B$23])    ))^2" office:value-type="float" office:value="5235.32350008292" calcext:value-type="float">
            <text:p>5235.32350008292</text:p>
          </table:table-cell>
          <table:table-cell table:formula="of:=([.AH272]-([.AE272]^2*([$Sheet2.$B$27]*([.B272] - [$Sheet2.$B$28])^2 + [$Sheet2.$B$29]*([.B272]-[$Sheet2.$B$28]) + [$Sheet2.$B$30])    ))^2" office:value-type="float" office:value="18911.6396850776" calcext:value-type="float">
            <text:p>18911.6396850776</text:p>
          </table:table-cell>
          <table:table-cell table:formula="of:=([.AI272]-([.AE272]^2*([$Sheet2.$B$34]*([.B272] - [$Sheet2.$B$35])^2 + [$Sheet2.$B$36]*([.B272]-[$Sheet2.$B$35]) + [$Sheet2.$B$37])    ))^2" office:value-type="float" office:value="1.03989032143116" calcext:value-type="float">
            <text:p>1.03989032143116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49" calcext:value-type="float">
            <text:p>-0.0063249</text:p>
          </table:table-cell>
          <table:table-cell office:value-type="float" office:value="0.010244" calcext:value-type="float">
            <text:p>0.010244</text:p>
          </table:table-cell>
          <table:table-cell office:value-type="float" office:value="0.0059123" calcext:value-type="float">
            <text:p>0.0059123</text:p>
          </table:table-cell>
          <table:table-cell office:value-type="float" office:value="0.0043318" calcext:value-type="float">
            <text:p>0.0043318</text:p>
          </table:table-cell>
          <table:table-cell office:value-type="float" office:value="-0.0052845" calcext:value-type="float">
            <text:p>-0.0052845</text:p>
          </table:table-cell>
          <table:table-cell office:value-type="float" office:value="-0.082249" calcext:value-type="float">
            <text:p>-0.082249</text:p>
          </table:table-cell>
          <table:table-cell office:value-type="float" office:value="-0.028154" calcext:value-type="float">
            <text:p>-0.028154</text:p>
          </table:table-cell>
          <table:table-cell office:value-type="float" office:value="-0.054096" calcext:value-type="float">
            <text:p>-0.054096</text:p>
          </table:table-cell>
          <table:table-cell office:value-type="float" office:value="0.0070594" calcext:value-type="float">
            <text:p>0.0070594</text:p>
          </table:table-cell>
          <table:table-cell office:value-type="float" office:value="-0.00010234" calcext:value-type="float">
            <text:p>-0.00010234</text:p>
          </table:table-cell>
          <table:table-cell office:value-type="float" office:value="-0.0026614" calcext:value-type="float">
            <text:p>-0.0026614</text:p>
          </table:table-cell>
          <table:table-cell office:value-type="float" office:value="0.0025591" calcext:value-type="float">
            <text:p>0.0025591</text:p>
          </table:table-cell>
          <table:table-cell office:value-type="float" office:value="-0.61742" calcext:value-type="float">
            <text:p>-0.61742</text:p>
          </table:table-cell>
          <table:table-cell office:value-type="float" office:value="-0.049103" calcext:value-type="float">
            <text:p>-0.049103</text:p>
          </table:table-cell>
          <table:table-cell office:value-type="float" office:value="-1" calcext:value-type="float">
            <text:p>-1</text:p>
          </table:table-cell>
          <table:table-cell office:value-type="float" office:value="136.65" calcext:value-type="float">
            <text:p>136.65</text:p>
          </table:table-cell>
          <table:table-cell office:value-type="float" office:value="-166.7" calcext:value-type="float">
            <text:p>-166.7</text:p>
          </table:table-cell>
          <table:table-cell office:value-type="float" office:value="-199.52" calcext:value-type="float">
            <text:p>-199.52</text:p>
          </table:table-cell>
          <table:table-cell office:value-type="float" office:value="136.65" calcext:value-type="float">
            <text:p>136.65</text:p>
          </table:table-cell>
          <table:table-cell office:value-type="float" office:value="-166.7" calcext:value-type="float">
            <text:p>-166.7</text:p>
          </table:table-cell>
          <table:table-cell office:value-type="float" office:value="-199.52" calcext:value-type="float">
            <text:p>-199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34" calcext:value-type="float">
            <text:p>13.134</text:p>
          </table:table-cell>
          <table:table-cell office:value-type="float" office:value="-153.95" calcext:value-type="float">
            <text:p>-153.95</text:p>
          </table:table-cell>
          <table:table-cell office:value-type="float" office:value="25" calcext:value-type="float">
            <text:p>25</text:p>
          </table:table-cell>
          <table:table-cell office:value-type="float" office:value="-58.308" calcext:value-type="float">
            <text:p>-58.308</text:p>
          </table:table-cell>
          <table:table-cell office:value-type="float" office:value="-111.35" calcext:value-type="float">
            <text:p>-111.35</text:p>
          </table:table-cell>
          <table:table-cell office:value-type="float" office:value="-544.87" calcext:value-type="float">
            <text:p>-544.87</text:p>
          </table:table-cell>
          <table:table-cell office:value-type="float" office:value="1.6142" calcext:value-type="float">
            <text:p>1.6142</text:p>
          </table:table-cell>
          <table:table-cell office:value-type="float" office:value="-0.53313" calcext:value-type="float">
            <text:p>-0.5331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-0.66253" calcext:value-type="float">
            <text:p>-0.662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444000" calcext:value-type="float">
            <text:p>-4.44E+05</text:p>
          </table:table-cell>
          <table:table-cell office:value-type="float" office:value="0.0057605" calcext:value-type="float">
            <text:p>0.0057605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3372" calcext:value-type="float">
            <text:p>0.003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3]-([$Sheet2.$B$2]*[.B273]+[$Sheet2.$B$3]))^2" office:value-type="float" office:value="0.0000516811388240114" calcext:value-type="float">
            <text:p>5.16811388240114E-05</text:p>
          </table:table-cell>
          <table:table-cell table:formula="of:=([.F273]-([$Sheet2.$B$7] + [$Sheet2.$B$8] * ([.B273] - [$Sheet2.$B$9])^2))^2" office:value-type="float" office:value="0.00000157682975537417" calcext:value-type="float">
            <text:p>1.57682975537417E-06</text:p>
          </table:table-cell>
          <table:table-cell table:formula="of:=([.X273]-([.AE273]^2*([$Sheet2.$B$13]*([.B273] - [$Sheet2.$B$14])^2 + [$Sheet2.$B$15]*([.B273]-[$Sheet2.$B$14]) + [$Sheet2.$B$16])    ))^2" office:value-type="float" office:value="349.823128472837" calcext:value-type="float">
            <text:p>349.823128472837</text:p>
          </table:table-cell>
          <table:table-cell table:formula="of:=([.AG273]-([.AE273]^2*([$Sheet2.$B$20]*([.B273] - [$Sheet2.$B$21])^2 + [$Sheet2.$B$22]*([.B273]-[$Sheet2.$B$21]) + [$Sheet2.$B$23])    ))^2" office:value-type="float" office:value="3153.95160714318" calcext:value-type="float">
            <text:p>3153.95160714318</text:p>
          </table:table-cell>
          <table:table-cell table:formula="of:=([.AH273]-([.AE273]^2*([$Sheet2.$B$27]*([.B273] - [$Sheet2.$B$28])^2 + [$Sheet2.$B$29]*([.B273]-[$Sheet2.$B$28]) + [$Sheet2.$B$30])    ))^2" office:value-type="float" office:value="13909.2884233351" calcext:value-type="float">
            <text:p>13909.2884233351</text:p>
          </table:table-cell>
          <table:table-cell table:formula="of:=([.AI273]-([.AE273]^2*([$Sheet2.$B$34]*([.B273] - [$Sheet2.$B$35])^2 + [$Sheet2.$B$36]*([.B273]-[$Sheet2.$B$35]) + [$Sheet2.$B$37])    ))^2" office:value-type="float" office:value="1.04224175742727" calcext:value-type="float">
            <text:p>1.04224175742727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22" calcext:value-type="float">
            <text:p>0.047422</text:p>
          </table:table-cell>
          <table:table-cell office:value-type="float" office:value="0.0097594" calcext:value-type="float">
            <text:p>0.0097594</text:p>
          </table:table-cell>
          <table:table-cell office:value-type="float" office:value="0.0058001" calcext:value-type="float">
            <text:p>0.0058001</text:p>
          </table:table-cell>
          <table:table-cell office:value-type="float" office:value="0.0039594" calcext:value-type="float">
            <text:p>0.0039594</text:p>
          </table:table-cell>
          <table:table-cell office:value-type="float" office:value="-0.0053018" calcext:value-type="float">
            <text:p>-0.0053018</text:p>
          </table:table-cell>
          <table:table-cell office:value-type="float" office:value="-0.16992" calcext:value-type="float">
            <text:p>-0.16992</text:p>
          </table:table-cell>
          <table:table-cell office:value-type="float" office:value="-0.027619" calcext:value-type="float">
            <text:p>-0.027619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033648" calcext:value-type="float">
            <text:p>0.033648</text:p>
          </table:table-cell>
          <table:table-cell office:value-type="float" office:value="0.00015087" calcext:value-type="float">
            <text:p>0.00015087</text:p>
          </table:table-cell>
          <table:table-cell office:value-type="float" office:value="-0.0026029" calcext:value-type="float">
            <text:p>-0.0026029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4.8591" calcext:value-type="float">
            <text:p>4.8591</text:p>
          </table:table-cell>
          <table:table-cell office:value-type="float" office:value="1.0582" calcext:value-type="float">
            <text:p>1.0582</text:p>
          </table:table-cell>
          <table:table-cell office:value-type="float" office:value="4.5921" calcext:value-type="float">
            <text:p>4.5921</text:p>
          </table:table-cell>
          <table:table-cell office:value-type="float" office:value="124.9" calcext:value-type="float">
            <text:p>124.9</text:p>
          </table:table-cell>
          <table:table-cell office:value-type="float" office:value="-167.25" calcext:value-type="float">
            <text:p>-167.25</text:p>
          </table:table-cell>
          <table:table-cell office:value-type="float" office:value="1496" calcext:value-type="float">
            <text:p>1496</text:p>
          </table:table-cell>
          <table:table-cell office:value-type="float" office:value="124.9" calcext:value-type="float">
            <text:p>124.9</text:p>
          </table:table-cell>
          <table:table-cell office:value-type="float" office:value="-167.25" calcext:value-type="float">
            <text:p>-167.25</text:p>
          </table:table-cell>
          <table:table-cell office:value-type="float" office:value="1496" calcext:value-type="float">
            <text:p>1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87" calcext:value-type="float">
            <text:p>24.487</text:p>
          </table:table-cell>
          <table:table-cell office:value-type="float" office:value="7.1438" calcext:value-type="float">
            <text:p>7.1438</text:p>
          </table:table-cell>
          <table:table-cell office:value-type="float" office:value="25" calcext:value-type="float">
            <text:p>25</text:p>
          </table:table-cell>
          <table:table-cell office:value-type="float" office:value="11.629" calcext:value-type="float">
            <text:p>11.629</text:p>
          </table:table-cell>
          <table:table-cell office:value-type="float" office:value="-530.73" calcext:value-type="float">
            <text:p>-530.73</text:p>
          </table:table-cell>
          <table:table-cell office:value-type="float" office:value="-1125.6" calcext:value-type="float">
            <text:p>-1125.6</text:p>
          </table:table-cell>
          <table:table-cell office:value-type="float" office:value="-2.3796" calcext:value-type="float">
            <text:p>-2.3796</text:p>
          </table:table-cell>
          <table:table-cell office:value-type="float" office:value="1.127" calcext:value-type="float">
            <text:p>1.127</text:p>
          </table:table-cell>
          <table:table-cell office:value-type="float" office:value="-0.24403" calcext:value-type="float">
            <text:p>-0.24403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" calcext:value-type="float">
            <text:p>0</text:p>
          </table:table-cell>
          <table:table-cell office:value-type="float" office:value="20604" calcext:value-type="float">
            <text:p>20604</text:p>
          </table:table-cell>
          <table:table-cell office:value-type="float" office:value="0.0098165" calcext:value-type="float">
            <text:p>0.0098165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053444" calcext:value-type="float">
            <text:p>0.053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4]-([$Sheet2.$B$2]*[.B274]+[$Sheet2.$B$3]))^2" office:value-type="float" office:value="0.0000201304739199618" calcext:value-type="float">
            <text:p>2.01304739199618E-05</text:p>
          </table:table-cell>
          <table:table-cell table:formula="of:=([.F274]-([$Sheet2.$B$7] + [$Sheet2.$B$8] * ([.B274] - [$Sheet2.$B$9])^2))^2" office:value-type="float" office:value="0.00000178009422758414" calcext:value-type="float">
            <text:p>1.78009422758414E-06</text:p>
          </table:table-cell>
          <table:table-cell table:formula="of:=([.X274]-([.AE274]^2*([$Sheet2.$B$13]*([.B274] - [$Sheet2.$B$14])^2 + [$Sheet2.$B$15]*([.B274]-[$Sheet2.$B$14]) + [$Sheet2.$B$16])    ))^2" office:value-type="float" office:value="345.501253838607" calcext:value-type="float">
            <text:p>345.501253838607</text:p>
          </table:table-cell>
          <table:table-cell table:formula="of:=([.AG274]-([.AE274]^2*([$Sheet2.$B$20]*([.B274] - [$Sheet2.$B$21])^2 + [$Sheet2.$B$22]*([.B274]-[$Sheet2.$B$21]) + [$Sheet2.$B$23])    ))^2" office:value-type="float" office:value="1510.79063870334" calcext:value-type="float">
            <text:p>1510.79063870334</text:p>
          </table:table-cell>
          <table:table-cell table:formula="of:=([.AH274]-([.AE274]^2*([$Sheet2.$B$27]*([.B274] - [$Sheet2.$B$28])^2 + [$Sheet2.$B$29]*([.B274]-[$Sheet2.$B$28]) + [$Sheet2.$B$30])    ))^2" office:value-type="float" office:value="9244.59746402873" calcext:value-type="float">
            <text:p>9244.59746402873</text:p>
          </table:table-cell>
          <table:table-cell table:formula="of:=([.AI274]-([.AE274]^2*([$Sheet2.$B$34]*([.B274] - [$Sheet2.$B$35])^2 + [$Sheet2.$B$36]*([.B274]-[$Sheet2.$B$35]) + [$Sheet2.$B$37])    ))^2" office:value-type="float" office:value="9.2942887734835" calcext:value-type="float">
            <text:p>9.2942887734835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10004" calcext:value-type="float">
            <text:p>0.010004</text:p>
          </table:table-cell>
          <table:table-cell office:value-type="float" office:value="0.0057039" calcext:value-type="float">
            <text:p>0.0057039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-0.0055448" calcext:value-type="float">
            <text:p>-0.0055448</text:p>
          </table:table-cell>
          <table:table-cell office:value-type="float" office:value="-0.26109" calcext:value-type="float">
            <text:p>-0.26109</text:p>
          </table:table-cell>
          <table:table-cell office:value-type="float" office:value="-0.027161" calcext:value-type="float">
            <text:p>-0.027161</text:p>
          </table:table-cell>
          <table:table-cell office:value-type="float" office:value="-0.23393" calcext:value-type="float">
            <text:p>-0.23393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0.00021291" calcext:value-type="float">
            <text:p>0.00021291</text:p>
          </table:table-cell>
          <table:table-cell office:value-type="float" office:value="-0.002553" calcext:value-type="float">
            <text:p>-0.002553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10.116" calcext:value-type="float">
            <text:p>10.116</text:p>
          </table:table-cell>
          <table:table-cell office:value-type="float" office:value="3.2182" calcext:value-type="float">
            <text:p>3.2182</text:p>
          </table:table-cell>
          <table:table-cell office:value-type="float" office:value="3.1435" calcext:value-type="float">
            <text:p>3.1435</text:p>
          </table:table-cell>
          <table:table-cell office:value-type="float" office:value="135.64" calcext:value-type="float">
            <text:p>135.64</text:p>
          </table:table-cell>
          <table:table-cell office:value-type="float" office:value="-174.92" calcext:value-type="float">
            <text:p>-174.92</text:p>
          </table:table-cell>
          <table:table-cell office:value-type="float" office:value="3192.5" calcext:value-type="float">
            <text:p>3192.5</text:p>
          </table:table-cell>
          <table:table-cell office:value-type="float" office:value="135.64" calcext:value-type="float">
            <text:p>135.64</text:p>
          </table:table-cell>
          <table:table-cell office:value-type="float" office:value="-174.92" calcext:value-type="float">
            <text:p>-174.92</text:p>
          </table:table-cell>
          <table:table-cell office:value-type="float" office:value="3192.5" calcext:value-type="float">
            <text:p>319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79" calcext:value-type="float">
            <text:p>24.879</text:p>
          </table:table-cell>
          <table:table-cell office:value-type="float" office:value="2.3489" calcext:value-type="float">
            <text:p>2.3489</text:p>
          </table:table-cell>
          <table:table-cell office:value-type="float" office:value="25" calcext:value-type="float">
            <text:p>25</text:p>
          </table:table-cell>
          <table:table-cell office:value-type="float" office:value="5.6454" calcext:value-type="float">
            <text:p>5.6454</text:p>
          </table:table-cell>
          <table:table-cell office:value-type="float" office:value="-957.45" calcext:value-type="float">
            <text:p>-957.45</text:p>
          </table:table-cell>
          <table:table-cell office:value-type="float" office:value="-1729.6" calcext:value-type="float">
            <text:p>-1729.6</text:p>
          </table:table-cell>
          <table:table-cell office:value-type="float" office:value="-3.3582" calcext:value-type="float">
            <text:p>-3.3582</text:p>
          </table:table-cell>
          <table:table-cell office:value-type="float" office:value="1.0231" calcext:value-type="float">
            <text:p>1.0231</text:p>
          </table:table-cell>
          <table:table-cell office:value-type="float" office:value="-0.24568" calcext:value-type="float">
            <text:p>-0.24568</text:p>
          </table:table-cell>
          <table:table-cell office:value-type="float" office:value="0.040934" calcext:value-type="float">
            <text:p>0.040934</text:p>
          </table:table-cell>
          <table:table-cell office:value-type="float" office:value="0" calcext:value-type="float">
            <text:p>0</text:p>
          </table:table-cell>
          <table:table-cell office:value-type="float" office:value="6774.6" calcext:value-type="float">
            <text:p>6774.6</text:p>
          </table:table-cell>
          <table:table-cell office:value-type="float" office:value="0.010831" calcext:value-type="float">
            <text:p>0.010831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0354" calcext:value-type="float">
            <text:p>0.103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5]-([$Sheet2.$B$2]*[.B275]+[$Sheet2.$B$3]))^2" office:value-type="float" office:value="0.00000307420055560011" calcext:value-type="float">
            <text:p>3.07420055560011E-06</text:p>
          </table:table-cell>
          <table:table-cell table:formula="of:=([.F275]-([$Sheet2.$B$7] + [$Sheet2.$B$8] * ([.B275] - [$Sheet2.$B$9])^2))^2" office:value-type="float" office:value="0.00000194659992158337" calcext:value-type="float">
            <text:p>1.94659992158337E-06</text:p>
          </table:table-cell>
          <table:table-cell table:formula="of:=([.X275]-([.AE275]^2*([$Sheet2.$B$13]*([.B275] - [$Sheet2.$B$14])^2 + [$Sheet2.$B$15]*([.B275]-[$Sheet2.$B$14]) + [$Sheet2.$B$16])    ))^2" office:value-type="float" office:value="327.214242697067" calcext:value-type="float">
            <text:p>327.214242697067</text:p>
          </table:table-cell>
          <table:table-cell table:formula="of:=([.AG275]-([.AE275]^2*([$Sheet2.$B$20]*([.B275] - [$Sheet2.$B$21])^2 + [$Sheet2.$B$22]*([.B275]-[$Sheet2.$B$21]) + [$Sheet2.$B$23])    ))^2" office:value-type="float" office:value="444.874406438359" calcext:value-type="float">
            <text:p>444.874406438359</text:p>
          </table:table-cell>
          <table:table-cell table:formula="of:=([.AH275]-([.AE275]^2*([$Sheet2.$B$27]*([.B275] - [$Sheet2.$B$28])^2 + [$Sheet2.$B$29]*([.B275]-[$Sheet2.$B$28]) + [$Sheet2.$B$30])    ))^2" office:value-type="float" office:value="5292.72949552888" calcext:value-type="float">
            <text:p>5292.72949552888</text:p>
          </table:table-cell>
          <table:table-cell table:formula="of:=([.AI275]-([.AE275]^2*([$Sheet2.$B$34]*([.B275] - [$Sheet2.$B$35])^2 + [$Sheet2.$B$36]*([.B275]-[$Sheet2.$B$35]) + [$Sheet2.$B$37])    ))^2" office:value-type="float" office:value="25.0921187444083" calcext:value-type="float">
            <text:p>25.09211874440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0.010966" calcext:value-type="float">
            <text:p>0.010966</text:p>
          </table:table-cell>
          <table:table-cell office:value-type="float" office:value="0.0056127" calcext:value-type="float">
            <text:p>0.0056127</text:p>
          </table:table-cell>
          <table:table-cell office:value-type="float" office:value="0.0053535" calcext:value-type="float">
            <text:p>0.0053535</text:p>
          </table:table-cell>
          <table:table-cell office:value-type="float" office:value="-0.0060144" calcext:value-type="float">
            <text:p>-0.0060144</text:p>
          </table:table-cell>
          <table:table-cell office:value-type="float" office:value="-0.35573" calcext:value-type="float">
            <text:p>-0.35573</text:p>
          </table:table-cell>
          <table:table-cell office:value-type="float" office:value="-0.026727" calcext:value-type="float">
            <text:p>-0.026727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88231" calcext:value-type="float">
            <text:p>0.088231</text:p>
          </table:table-cell>
          <table:table-cell table:style-name="ce1" office:value-type="float" office:value="0.000091138" calcext:value-type="float">
            <text:p>9.11E-05</text:p>
          </table:table-cell>
          <table:table-cell office:value-type="float" office:value="-0.002505" calcext:value-type="float">
            <text:p>-0.002505</text:p>
          </table:table-cell>
          <table:table-cell office:value-type="float" office:value="0.0025962" calcext:value-type="float">
            <text:p>0.0025962</text:p>
          </table:table-cell>
          <table:table-cell office:value-type="float" office:value="14.136" calcext:value-type="float">
            <text:p>14.136</text:p>
          </table:table-cell>
          <table:table-cell office:value-type="float" office:value="5.5654" calcext:value-type="float">
            <text:p>5.5654</text:p>
          </table:table-cell>
          <table:table-cell office:value-type="float" office:value="2.5399" calcext:value-type="float">
            <text:p>2.5399</text:p>
          </table:table-cell>
          <table:table-cell office:value-type="float" office:value="168.88" calcext:value-type="float">
            <text:p>168.88</text:p>
          </table:table-cell>
          <table:table-cell office:value-type="float" office:value="-189.73" calcext:value-type="float">
            <text:p>-189.73</text:p>
          </table:table-cell>
          <table:table-cell office:value-type="float" office:value="4890" calcext:value-type="float">
            <text:p>4890</text:p>
          </table:table-cell>
          <table:table-cell office:value-type="float" office:value="168.88" calcext:value-type="float">
            <text:p>168.88</text:p>
          </table:table-cell>
          <table:table-cell office:value-type="float" office:value="-189.73" calcext:value-type="float">
            <text:p>-189.73</text:p>
          </table:table-cell>
          <table:table-cell office:value-type="float" office:value="4890" calcext:value-type="float">
            <text:p>4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38" calcext:value-type="float">
            <text:p>24.938</text:p>
          </table:table-cell>
          <table:table-cell office:value-type="float" office:value="1.3583" calcext:value-type="float">
            <text:p>1.3583</text:p>
          </table:table-cell>
          <table:table-cell office:value-type="float" office:value="25" calcext:value-type="float">
            <text:p>25</text:p>
          </table:table-cell>
          <table:table-cell office:value-type="float" office:value="4.0466" calcext:value-type="float">
            <text:p>4.0466</text:p>
          </table:table-cell>
          <table:table-cell office:value-type="float" office:value="-1391.7" calcext:value-type="float">
            <text:p>-1391.7</text:p>
          </table:table-cell>
          <table:table-cell office:value-type="float" office:value="-2356.6" calcext:value-type="float">
            <text:p>-2356.6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2462" calcext:value-type="float">
            <text:p>-0.246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" calcext:value-type="float">
            <text:p>0</text:p>
          </table:table-cell>
          <table:table-cell office:value-type="float" office:value="3917.4" calcext:value-type="float">
            <text:p>3917.4</text:p>
          </table:table-cell>
          <table:table-cell office:value-type="float" office:value="0.013517" calcext:value-type="float">
            <text:p>0.013517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15366" calcext:value-type="float">
            <text:p>0.15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6]-([$Sheet2.$B$2]*[.B276]+[$Sheet2.$B$3]))^2" office:value-type="float" office:value="0.00000102418450311276" calcext:value-type="float">
            <text:p>1.02418450311276E-06</text:p>
          </table:table-cell>
          <table:table-cell table:formula="of:=([.F276]-([$Sheet2.$B$7] + [$Sheet2.$B$8] * ([.B276] - [$Sheet2.$B$9])^2))^2" office:value-type="float" office:value="0.00000210404253794406" calcext:value-type="float">
            <text:p>2.10404253794406E-06</text:p>
          </table:table-cell>
          <table:table-cell table:formula="of:=([.X276]-([.AE276]^2*([$Sheet2.$B$13]*([.B276] - [$Sheet2.$B$14])^2 + [$Sheet2.$B$15]*([.B276]-[$Sheet2.$B$14]) + [$Sheet2.$B$16])    ))^2" office:value-type="float" office:value="295.419083472938" calcext:value-type="float">
            <text:p>295.419083472938</text:p>
          </table:table-cell>
          <table:table-cell table:formula="of:=([.AG276]-([.AE276]^2*([$Sheet2.$B$20]*([.B276] - [$Sheet2.$B$21])^2 + [$Sheet2.$B$22]*([.B276]-[$Sheet2.$B$21]) + [$Sheet2.$B$23])    ))^2" office:value-type="float" office:value="6.96706851456178" calcext:value-type="float">
            <text:p>6.96706851456178</text:p>
          </table:table-cell>
          <table:table-cell table:formula="of:=([.AH276]-([.AE276]^2*([$Sheet2.$B$27]*([.B276] - [$Sheet2.$B$28])^2 + [$Sheet2.$B$29]*([.B276]-[$Sheet2.$B$28]) + [$Sheet2.$B$30])    ))^2" office:value-type="float" office:value="2305.40183609357" calcext:value-type="float">
            <text:p>2305.40183609357</text:p>
          </table:table-cell>
          <table:table-cell table:formula="of:=([.AI276]-([.AE276]^2*([$Sheet2.$B$34]*([.B276] - [$Sheet2.$B$35])^2 + [$Sheet2.$B$36]*([.B276]-[$Sheet2.$B$35]) + [$Sheet2.$B$37])    ))^2" office:value-type="float" office:value="49.2586661638199" calcext:value-type="float">
            <text:p>49.25866616381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0.0054995" calcext:value-type="float">
            <text:p>0.005499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-0.0067091" calcext:value-type="float">
            <text:p>-0.0067091</text:p>
          </table:table-cell>
          <table:table-cell office:value-type="float" office:value="-0.45362" calcext:value-type="float">
            <text:p>-0.45362</text:p>
          </table:table-cell>
          <table:table-cell office:value-type="float" office:value="-0.026188" calcext:value-type="float">
            <text:p>-0.026188</text:p>
          </table:table-cell>
          <table:table-cell office:value-type="float" office:value="-0.42743" calcext:value-type="float">
            <text:p>-0.42743</text:p>
          </table:table-cell>
          <table:table-cell office:value-type="float" office:value="0.1162" calcext:value-type="float">
            <text:p>0.1162</text:p>
          </table:table-cell>
          <table:table-cell office:value-type="float" office:value="-0.00019965" calcext:value-type="float">
            <text:p>-0.00019965</text:p>
          </table:table-cell>
          <table:table-cell office:value-type="float" office:value="-0.0024406" calcext:value-type="float">
            <text:p>-0.0024406</text:p>
          </table:table-cell>
          <table:table-cell office:value-type="float" office:value="0.0022409" calcext:value-type="float">
            <text:p>0.0022409</text:p>
          </table:table-cell>
          <table:table-cell office:value-type="float" office:value="16.54" calcext:value-type="float">
            <text:p>16.54</text:p>
          </table:table-cell>
          <table:table-cell office:value-type="float" office:value="7.558" calcext:value-type="float">
            <text:p>7.558</text:p>
          </table:table-cell>
          <table:table-cell office:value-type="float" office:value="2.1885" calcext:value-type="float">
            <text:p>2.1885</text:p>
          </table:table-cell>
          <table:table-cell office:value-type="float" office:value="224.73" calcext:value-type="float">
            <text:p>224.73</text:p>
          </table:table-cell>
          <table:table-cell office:value-type="float" office:value="-211.64" calcext:value-type="float">
            <text:p>-211.64</text:p>
          </table:table-cell>
          <table:table-cell office:value-type="float" office:value="6586.6" calcext:value-type="float">
            <text:p>6586.6</text:p>
          </table:table-cell>
          <table:table-cell office:value-type="float" office:value="224.73" calcext:value-type="float">
            <text:p>224.73</text:p>
          </table:table-cell>
          <table:table-cell office:value-type="float" office:value="-211.64" calcext:value-type="float">
            <text:p>-211.64</text:p>
          </table:table-cell>
          <table:table-cell office:value-type="float" office:value="6586.6" calcext:value-type="float">
            <text:p>658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4" calcext:value-type="float">
            <text:p>24.954</text:p>
          </table:table-cell>
          <table:table-cell office:value-type="float" office:value="1.0002" calcext:value-type="float">
            <text:p>1.0002</text:p>
          </table:table-cell>
          <table:table-cell office:value-type="float" office:value="25" calcext:value-type="float">
            <text:p>25</text:p>
          </table:table-cell>
          <table:table-cell office:value-type="float" office:value="3.4598" calcext:value-type="float">
            <text:p>3.4598</text:p>
          </table:table-cell>
          <table:table-cell office:value-type="float" office:value="-1832.8" calcext:value-type="float">
            <text:p>-1832.8</text:p>
          </table:table-cell>
          <table:table-cell office:value-type="float" office:value="-3005" calcext:value-type="float">
            <text:p>-3005</text:p>
          </table:table-cell>
          <table:table-cell office:value-type="float" office:value="3.149" calcext:value-type="float">
            <text:p>3.149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-0.24645" calcext:value-type="float">
            <text:p>-0.24645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" calcext:value-type="float">
            <text:p>0</text:p>
          </table:table-cell>
          <table:table-cell office:value-type="float" office:value="2884.6" calcext:value-type="float">
            <text:p>2884.6</text:p>
          </table:table-cell>
          <table:table-cell office:value-type="float" office:value="0.018" calcext:value-type="float">
            <text:p>0.018</text:p>
          </table:table-cell>
          <table:table-cell office:value-type="float" office:value="0.78891" calcext:value-type="float">
            <text:p>0.78891</text:p>
          </table:table-cell>
          <table:table-cell office:value-type="float" office:value="0.20375" calcext:value-type="float">
            <text:p>0.20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7]-([$Sheet2.$B$2]*[.B277]+[$Sheet2.$B$3]))^2" office:value-type="float" office:value="0.0000141179033472633" calcext:value-type="float">
            <text:p>1.41179033472633E-05</text:p>
          </table:table-cell>
          <table:table-cell table:formula="of:=([.F277]-([$Sheet2.$B$7] + [$Sheet2.$B$8] * ([.B277] - [$Sheet2.$B$9])^2))^2" office:value-type="float" office:value="0.00000231824682938309" calcext:value-type="float">
            <text:p>2.31824682938309E-06</text:p>
          </table:table-cell>
          <table:table-cell table:formula="of:=([.X277]-([.AE277]^2*([$Sheet2.$B$13]*([.B277] - [$Sheet2.$B$14])^2 + [$Sheet2.$B$15]*([.B277]-[$Sheet2.$B$14]) + [$Sheet2.$B$16])    ))^2" office:value-type="float" office:value="253.565833103829" calcext:value-type="float">
            <text:p>253.565833103829</text:p>
          </table:table-cell>
          <table:table-cell table:formula="of:=([.AG277]-([.AE277]^2*([$Sheet2.$B$20]*([.B277] - [$Sheet2.$B$21])^2 + [$Sheet2.$B$22]*([.B277]-[$Sheet2.$B$21]) + [$Sheet2.$B$23])    ))^2" office:value-type="float" office:value="249.914560745354" calcext:value-type="float">
            <text:p>249.914560745354</text:p>
          </table:table-cell>
          <table:table-cell table:formula="of:=([.AH277]-([.AE277]^2*([$Sheet2.$B$27]*([.B277] - [$Sheet2.$B$28])^2 + [$Sheet2.$B$29]*([.B277]-[$Sheet2.$B$28]) + [$Sheet2.$B$30])    ))^2" office:value-type="float" office:value="554.09333854927" calcext:value-type="float">
            <text:p>554.09333854927</text:p>
          </table:table-cell>
          <table:table-cell table:formula="of:=([.AI277]-([.AE277]^2*([$Sheet2.$B$34]*([.B277] - [$Sheet2.$B$35])^2 + [$Sheet2.$B$36]*([.B277]-[$Sheet2.$B$35]) + [$Sheet2.$B$37])    ))^2" office:value-type="float" office:value="86.6742174045058" calcext:value-type="float">
            <text:p>86.67421740450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014988" calcext:value-type="float">
            <text:p>0.014988</text:p>
          </table:table-cell>
          <table:table-cell office:value-type="float" office:value="0.0053777" calcext:value-type="float">
            <text:p>0.0053777</text:p>
          </table:table-cell>
          <table:table-cell office:value-type="float" office:value="0.0096104" calcext:value-type="float">
            <text:p>0.0096104</text:p>
          </table:table-cell>
          <table:table-cell office:value-type="float" office:value="-0.0076291" calcext:value-type="float">
            <text:p>-0.0076291</text:p>
          </table:table-cell>
          <table:table-cell office:value-type="float" office:value="-0.55478" calcext:value-type="float">
            <text:p>-0.55478</text:p>
          </table:table-cell>
          <table:table-cell office:value-type="float" office:value="-0.025608" calcext:value-type="float">
            <text:p>-0.025608</text:p>
          </table:table-cell>
          <table:table-cell office:value-type="float" office:value="-0.52917" calcext:value-type="float">
            <text:p>-0.52917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-0.00067444" calcext:value-type="float">
            <text:p>-0.00067444</text:p>
          </table:table-cell>
          <table:table-cell office:value-type="float" office:value="-0.0023756" calcext:value-type="float">
            <text:p>-0.0023756</text:p>
          </table:table-cell>
          <table:table-cell office:value-type="float" office:value="0.0017011" calcext:value-type="float">
            <text:p>0.0017011</text:p>
          </table:table-cell>
          <table:table-cell office:value-type="float" office:value="17.516" calcext:value-type="float">
            <text:p>17.516</text:p>
          </table:table-cell>
          <table:table-cell office:value-type="float" office:value="8.9749" calcext:value-type="float">
            <text:p>8.9749</text:p>
          </table:table-cell>
          <table:table-cell office:value-type="float" office:value="1.9517" calcext:value-type="float">
            <text:p>1.9517</text:p>
          </table:table-cell>
          <table:table-cell office:value-type="float" office:value="303.17" calcext:value-type="float">
            <text:p>303.17</text:p>
          </table:table-cell>
          <table:table-cell office:value-type="float" office:value="-240.67" calcext:value-type="float">
            <text:p>-240.67</text:p>
          </table:table-cell>
          <table:table-cell office:value-type="float" office:value="8281.8" calcext:value-type="float">
            <text:p>8281.8</text:p>
          </table:table-cell>
          <table:table-cell office:value-type="float" office:value="303.17" calcext:value-type="float">
            <text:p>303.17</text:p>
          </table:table-cell>
          <table:table-cell office:value-type="float" office:value="-240.67" calcext:value-type="float">
            <text:p>-240.67</text:p>
          </table:table-cell>
          <table:table-cell office:value-type="float" office:value="8281.8" calcext:value-type="float">
            <text:p>82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9" calcext:value-type="float">
            <text:p>24.959</text:p>
          </table:table-cell>
          <table:table-cell office:value-type="float" office:value="0.84227" calcext:value-type="float">
            <text:p>0.84227</text:p>
          </table:table-cell>
          <table:table-cell office:value-type="float" office:value="25" calcext:value-type="float">
            <text:p>25</text:p>
          </table:table-cell>
          <table:table-cell office:value-type="float" office:value="3.2675" calcext:value-type="float">
            <text:p>3.2675</text:p>
          </table:table-cell>
          <table:table-cell office:value-type="float" office:value="-2280.9" calcext:value-type="float">
            <text:p>-2280.9</text:p>
          </table:table-cell>
          <table:table-cell office:value-type="float" office:value="-3675.2" calcext:value-type="float">
            <text:p>-3675.2</text:p>
          </table:table-cell>
          <table:table-cell office:value-type="float" office:value="10.638" calcext:value-type="float">
            <text:p>10.638</text:p>
          </table:table-cell>
          <table:table-cell office:value-type="float" office:value="0.96661" calcext:value-type="float">
            <text:p>0.96661</text:p>
          </table:table-cell>
          <table:table-cell office:value-type="float" office:value="-0.24661" calcext:value-type="float">
            <text:p>-0.24661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" calcext:value-type="float">
            <text:p>0</text:p>
          </table:table-cell>
          <table:table-cell office:value-type="float" office:value="2429.2" calcext:value-type="float">
            <text:p>2429.2</text:p>
          </table:table-cell>
          <table:table-cell office:value-type="float" office:value="0.024287" calcext:value-type="float">
            <text:p>0.024287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25377" calcext:value-type="float">
            <text:p>0.25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8]-([$Sheet2.$B$2]*[.B278]+[$Sheet2.$B$3]))^2" office:value-type="float" office:value="0.0000415088947319209" calcext:value-type="float">
            <text:p>4.15088947319209E-05</text:p>
          </table:table-cell>
          <table:table-cell table:formula="of:=([.F278]-([$Sheet2.$B$7] + [$Sheet2.$B$8] * ([.B278] - [$Sheet2.$B$9])^2))^2" office:value-type="float" office:value="0.0000025547151508286" calcext:value-type="float">
            <text:p>2.5547151508286E-06</text:p>
          </table:table-cell>
          <table:table-cell table:formula="of:=([.X278]-([.AE278]^2*([$Sheet2.$B$13]*([.B278] - [$Sheet2.$B$14])^2 + [$Sheet2.$B$15]*([.B278]-[$Sheet2.$B$14]) + [$Sheet2.$B$16])    ))^2" office:value-type="float" office:value="203.833781805359" calcext:value-type="float">
            <text:p>203.833781805359</text:p>
          </table:table-cell>
          <table:table-cell table:formula="of:=([.AG278]-([.AE278]^2*([$Sheet2.$B$20]*([.B278] - [$Sheet2.$B$21])^2 + [$Sheet2.$B$22]*([.B278]-[$Sheet2.$B$21]) + [$Sheet2.$B$23])    ))^2" office:value-type="float" office:value="1183.53711221328" calcext:value-type="float">
            <text:p>1183.53711221328</text:p>
          </table:table-cell>
          <table:table-cell table:formula="of:=([.AH278]-([.AE278]^2*([$Sheet2.$B$27]*([.B278] - [$Sheet2.$B$28])^2 + [$Sheet2.$B$29]*([.B278]-[$Sheet2.$B$28]) + [$Sheet2.$B$30])    ))^2" office:value-type="float" office:value="1.1558208783632" calcext:value-type="float">
            <text:p>1.1558208783632</text:p>
          </table:table-cell>
          <table:table-cell table:formula="of:=([.AI278]-([.AE278]^2*([$Sheet2.$B$34]*([.B278] - [$Sheet2.$B$35])^2 + [$Sheet2.$B$36]*([.B278]-[$Sheet2.$B$35]) + [$Sheet2.$B$37])    ))^2" office:value-type="float" office:value="135.648988635097" calcext:value-type="float">
            <text:p>135.6489886350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018093" calcext:value-type="float">
            <text:p>0.018093</text:p>
          </table:table-cell>
          <table:table-cell office:value-type="float" office:value="0.0052805" calcext:value-type="float">
            <text:p>0.0052805</text:p>
          </table:table-cell>
          <table:table-cell office:value-type="float" office:value="0.012812" calcext:value-type="float">
            <text:p>0.012812</text:p>
          </table:table-cell>
          <table:table-cell office:value-type="float" office:value="-0.0087736" calcext:value-type="float">
            <text:p>-0.0087736</text:p>
          </table:table-cell>
          <table:table-cell office:value-type="float" office:value="-0.65932" calcext:value-type="float">
            <text:p>-0.65932</text:p>
          </table:table-cell>
          <table:table-cell office:value-type="float" office:value="-0.025145" calcext:value-type="float">
            <text:p>-0.025145</text:p>
          </table:table-cell>
          <table:table-cell office:value-type="float" office:value="-0.63418" calcext:value-type="float">
            <text:p>-0.6341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-0.0013515" calcext:value-type="float">
            <text:p>-0.0013515</text:p>
          </table:table-cell>
          <table:table-cell office:value-type="float" office:value="-0.0023275" calcext:value-type="float">
            <text:p>-0.0023275</text:p>
          </table:table-cell>
          <table:table-cell office:value-type="float" office:value="0.00097597" calcext:value-type="float">
            <text:p>0.00097597</text:p>
          </table:table-cell>
          <table:table-cell office:value-type="float" office:value="17.476" calcext:value-type="float">
            <text:p>17.476</text:p>
          </table:table-cell>
          <table:table-cell office:value-type="float" office:value="9.8271" calcext:value-type="float">
            <text:p>9.8271</text:p>
          </table:table-cell>
          <table:table-cell office:value-type="float" office:value="1.7784" calcext:value-type="float">
            <text:p>1.7784</text:p>
          </table:table-cell>
          <table:table-cell office:value-type="float" office:value="404.17" calcext:value-type="float">
            <text:p>404.17</text:p>
          </table:table-cell>
          <table:table-cell office:value-type="float" office:value="-276.77" calcext:value-type="float">
            <text:p>-276.77</text:p>
          </table:table-cell>
          <table:table-cell office:value-type="float" office:value="9974.6" calcext:value-type="float">
            <text:p>9974.6</text:p>
          </table:table-cell>
          <table:table-cell office:value-type="float" office:value="404.17" calcext:value-type="float">
            <text:p>404.17</text:p>
          </table:table-cell>
          <table:table-cell office:value-type="float" office:value="-276.77" calcext:value-type="float">
            <text:p>-276.77</text:p>
          </table:table-cell>
          <table:table-cell office:value-type="float" office:value="9974.6" calcext:value-type="float">
            <text:p>997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9" calcext:value-type="float">
            <text:p>24.959</text:p>
          </table:table-cell>
          <table:table-cell office:value-type="float" office:value="0.76922" calcext:value-type="float">
            <text:p>0.76922</text:p>
          </table:table-cell>
          <table:table-cell office:value-type="float" office:value="25" calcext:value-type="float">
            <text:p>25</text:p>
          </table:table-cell>
          <table:table-cell office:value-type="float" office:value="3.2749" calcext:value-type="float">
            <text:p>3.2749</text:p>
          </table:table-cell>
          <table:table-cell office:value-type="float" office:value="-2735.6" calcext:value-type="float">
            <text:p>-2735.6</text:p>
          </table:table-cell>
          <table:table-cell office:value-type="float" office:value="-4367.8" calcext:value-type="float">
            <text:p>-4367.8</text:p>
          </table:table-cell>
          <table:table-cell office:value-type="float" office:value="21.317" calcext:value-type="float">
            <text:p>21.317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-0.24672" calcext:value-type="float">
            <text:p>-0.24672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" calcext:value-type="float">
            <text:p>0</text:p>
          </table:table-cell>
          <table:table-cell office:value-type="float" office:value="2218.5" calcext:value-type="float">
            <text:p>2218.5</text:p>
          </table:table-cell>
          <table:table-cell office:value-type="float" office:value="0.032378" calcext:value-type="float">
            <text:p>0.032378</text:p>
          </table:table-cell>
          <table:table-cell office:value-type="float" office:value="1.006" calcext:value-type="float">
            <text:p>1.006</text:p>
          </table:table-cell>
          <table:table-cell office:value-type="float" office:value="0.3037" calcext:value-type="float">
            <text:p>0.3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9]-([$Sheet2.$B$2]*[.B279]+[$Sheet2.$B$3]))^2" office:value-type="float" office:value="0.0000820491671240106" calcext:value-type="float">
            <text:p>8.20491671240106E-05</text:p>
          </table:table-cell>
          <table:table-cell table:formula="of:=([.F279]-([$Sheet2.$B$7] + [$Sheet2.$B$8] * ([.B279] - [$Sheet2.$B$9])^2))^2" office:value-type="float" office:value="0.00000270878169676274" calcext:value-type="float">
            <text:p>2.70878169676274E-06</text:p>
          </table:table-cell>
          <table:table-cell table:formula="of:=([.X279]-([.AE279]^2*([$Sheet2.$B$13]*([.B279] - [$Sheet2.$B$14])^2 + [$Sheet2.$B$15]*([.B279]-[$Sheet2.$B$14]) + [$Sheet2.$B$16])    ))^2" office:value-type="float" office:value="151.231421196781" calcext:value-type="float">
            <text:p>151.231421196781</text:p>
          </table:table-cell>
          <table:table-cell table:formula="of:=([.AG279]-([.AE279]^2*([$Sheet2.$B$20]*([.B279] - [$Sheet2.$B$21])^2 + [$Sheet2.$B$22]*([.B279]-[$Sheet2.$B$21]) + [$Sheet2.$B$23])    ))^2" office:value-type="float" office:value="2781.73368920025" calcext:value-type="float">
            <text:p>2781.73368920025</text:p>
          </table:table-cell>
          <table:table-cell table:formula="of:=([.AH279]-([.AE279]^2*([$Sheet2.$B$27]*([.B279] - [$Sheet2.$B$28])^2 + [$Sheet2.$B$29]*([.B279]-[$Sheet2.$B$28]) + [$Sheet2.$B$30])    ))^2" office:value-type="float" office:value="698.45160287939" calcext:value-type="float">
            <text:p>698.45160287939</text:p>
          </table:table-cell>
          <table:table-cell table:formula="of:=([.AI279]-([.AE279]^2*([$Sheet2.$B$34]*([.B279] - [$Sheet2.$B$35])^2 + [$Sheet2.$B$36]*([.B279]-[$Sheet2.$B$35]) + [$Sheet2.$B$37])    ))^2" office:value-type="float" office:value="188.836761914024" calcext:value-type="float">
            <text:p>188.8367619140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021939" calcext:value-type="float">
            <text:p>0.021939</text:p>
          </table:table-cell>
          <table:table-cell office:value-type="float" office:value="0.0052104" calcext:value-type="float">
            <text:p>0.0052104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-0.010141" calcext:value-type="float">
            <text:p>-0.010141</text:p>
          </table:table-cell>
          <table:table-cell office:value-type="float" office:value="-0.76721" calcext:value-type="float">
            <text:p>-0.76721</text:p>
          </table:table-cell>
          <table:table-cell office:value-type="float" office:value="-0.024811" calcext:value-type="float">
            <text:p>-0.024811</text:p>
          </table:table-cell>
          <table:table-cell office:value-type="float" office:value="-0.74239" calcext:value-type="float">
            <text:p>-0.74239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-0.0022328" calcext:value-type="float">
            <text:p>-0.0022328</text:p>
          </table:table-cell>
          <table:table-cell office:value-type="float" office:value="-0.0022973" calcext:value-type="float">
            <text:p>-0.0022973</text:p>
          </table:table-cell>
          <table:table-cell table:style-name="ce1" office:value-type="float" office:value="0.000064441" calcext:value-type="float">
            <text:p>6.44E-05</text:p>
          </table:table-cell>
          <table:table-cell office:value-type="float" office:value="16.853" calcext:value-type="float">
            <text:p>16.853</text:p>
          </table:table-cell>
          <table:table-cell office:value-type="float" office:value="10.248" calcext:value-type="float">
            <text:p>10.248</text:p>
          </table:table-cell>
          <table:table-cell office:value-type="float" office:value="1.6446" calcext:value-type="float">
            <text:p>1.6446</text:p>
          </table:table-cell>
          <table:table-cell office:value-type="float" office:value="527.73" calcext:value-type="float">
            <text:p>527.73</text:p>
          </table:table-cell>
          <table:table-cell office:value-type="float" office:value="-319.92" calcext:value-type="float">
            <text:p>-319.92</text:p>
          </table:table-cell>
          <table:table-cell office:value-type="float" office:value="11664" calcext:value-type="float">
            <text:p>11664</text:p>
          </table:table-cell>
          <table:table-cell office:value-type="float" office:value="527.73" calcext:value-type="float">
            <text:p>527.73</text:p>
          </table:table-cell>
          <table:table-cell office:value-type="float" office:value="-319.92" calcext:value-type="float">
            <text:p>-319.92</text:p>
          </table:table-cell>
          <table:table-cell office:value-type="float" office:value="11664" calcext:value-type="float">
            <text:p>11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6" calcext:value-type="float">
            <text:p>24.956</text:p>
          </table:table-cell>
          <table:table-cell office:value-type="float" office:value="0.73766" calcext:value-type="float">
            <text:p>0.73766</text:p>
          </table:table-cell>
          <table:table-cell office:value-type="float" office:value="25" calcext:value-type="float">
            <text:p>25</text:p>
          </table:table-cell>
          <table:table-cell office:value-type="float" office:value="3.3958" calcext:value-type="float">
            <text:p>3.3958</text:p>
          </table:table-cell>
          <table:table-cell office:value-type="float" office:value="-3196.7" calcext:value-type="float">
            <text:p>-3196.7</text:p>
          </table:table-cell>
          <table:table-cell office:value-type="float" office:value="-5082.4" calcext:value-type="float">
            <text:p>-5082.4</text:p>
          </table:table-cell>
          <table:table-cell office:value-type="float" office:value="35.218" calcext:value-type="float">
            <text:p>35.218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24681" calcext:value-type="float">
            <text:p>-0.24681</text:p>
          </table:table-cell>
          <table:table-cell office:value-type="float" office:value="0.0030435" calcext:value-type="float">
            <text:p>0.0030435</text:p>
          </table:table-cell>
          <table:table-cell office:value-type="float" office:value="0" calcext:value-type="float">
            <text:p>0</text:p>
          </table:table-cell>
          <table:table-cell office:value-type="float" office:value="2127.5" calcext:value-type="float">
            <text:p>2127.5</text:p>
          </table:table-cell>
          <table:table-cell office:value-type="float" office:value="0.042271" calcext:value-type="float">
            <text:p>0.042271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35349" calcext:value-type="float">
            <text:p>0.353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0]-([$Sheet2.$B$2]*[.B280]+[$Sheet2.$B$3]))^2" office:value-type="float" office:value="0.000133713592640945" calcext:value-type="float">
            <text:p>0.000133713592641</text:p>
          </table:table-cell>
          <table:table-cell table:formula="of:=([.F280]-([$Sheet2.$B$7] + [$Sheet2.$B$8] * ([.B280] - [$Sheet2.$B$9])^2))^2" office:value-type="float" office:value="0.0000027690596638719" calcext:value-type="float">
            <text:p>2.7690596638719E-06</text:p>
          </table:table-cell>
          <table:table-cell table:formula="of:=([.X280]-([.AE280]^2*([$Sheet2.$B$13]*([.B280] - [$Sheet2.$B$14])^2 + [$Sheet2.$B$15]*([.B280]-[$Sheet2.$B$14]) + [$Sheet2.$B$16])    ))^2" office:value-type="float" office:value="100.109940958258" calcext:value-type="float">
            <text:p>100.109940958258</text:p>
          </table:table-cell>
          <table:table-cell table:formula="of:=([.AG280]-([.AE280]^2*([$Sheet2.$B$20]*([.B280] - [$Sheet2.$B$21])^2 + [$Sheet2.$B$22]*([.B280]-[$Sheet2.$B$21]) + [$Sheet2.$B$23])    ))^2" office:value-type="float" office:value="4988.22875233937" calcext:value-type="float">
            <text:p>4988.22875233937</text:p>
          </table:table-cell>
          <table:table-cell table:formula="of:=([.AH280]-([.AE280]^2*([$Sheet2.$B$27]*([.B280] - [$Sheet2.$B$28])^2 + [$Sheet2.$B$29]*([.B280]-[$Sheet2.$B$28]) + [$Sheet2.$B$30])    ))^2" office:value-type="float" office:value="2716.51986219151" calcext:value-type="float">
            <text:p>2716.51986219151</text:p>
          </table:table-cell>
          <table:table-cell table:formula="of:=([.AI280]-([.AE280]^2*([$Sheet2.$B$34]*([.B280] - [$Sheet2.$B$35])^2 + [$Sheet2.$B$36]*([.B280]-[$Sheet2.$B$35]) + [$Sheet2.$B$37])    ))^2" office:value-type="float" office:value="242.198622005044" calcext:value-type="float">
            <text:p>242.1986220050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7" calcext:value-type="float">
            <text:p>0.42317</text:p>
          </table:table-cell>
          <table:table-cell office:value-type="float" office:value="0.026542" calcext:value-type="float">
            <text:p>0.026542</text:p>
          </table:table-cell>
          <table:table-cell office:value-type="float" office:value="0.0051824" calcext:value-type="float">
            <text:p>0.0051824</text:p>
          </table:table-cell>
          <table:table-cell office:value-type="float" office:value="0.021359" calcext:value-type="float">
            <text:p>0.021359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-0.87847" calcext:value-type="float">
            <text:p>-0.87847</text:p>
          </table:table-cell>
          <table:table-cell office:value-type="float" office:value="-0.024678" calcext:value-type="float">
            <text:p>-0.024678</text:p>
          </table:table-cell>
          <table:table-cell office:value-type="float" office:value="-0.85379" calcext:value-type="float">
            <text:p>-0.85379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-0.0033251" calcext:value-type="float">
            <text:p>-0.0033251</text:p>
          </table:table-cell>
          <table:table-cell office:value-type="float" office:value="-0.0022907" calcext:value-type="float">
            <text:p>-0.0022907</text:p>
          </table:table-cell>
          <table:table-cell office:value-type="float" office:value="-0.0010344" calcext:value-type="float">
            <text:p>-0.0010344</text:p>
          </table:table-cell>
          <table:table-cell office:value-type="float" office:value="15.944" calcext:value-type="float">
            <text:p>15.944</text:p>
          </table:table-cell>
          <table:table-cell office:value-type="float" office:value="10.371" calcext:value-type="float">
            <text:p>10.371</text:p>
          </table:table-cell>
          <table:table-cell office:value-type="float" office:value="1.5372" calcext:value-type="float">
            <text:p>1.5372</text:p>
          </table:table-cell>
          <table:table-cell office:value-type="float" office:value="673.79" calcext:value-type="float">
            <text:p>673.79</text:p>
          </table:table-cell>
          <table:table-cell office:value-type="float" office:value="-370.09" calcext:value-type="float">
            <text:p>-370.09</text:p>
          </table:table-cell>
          <table:table-cell office:value-type="float" office:value="13349" calcext:value-type="float">
            <text:p>13349</text:p>
          </table:table-cell>
          <table:table-cell office:value-type="float" office:value="673.79" calcext:value-type="float">
            <text:p>673.79</text:p>
          </table:table-cell>
          <table:table-cell office:value-type="float" office:value="-370.09" calcext:value-type="float">
            <text:p>-370.09</text:p>
          </table:table-cell>
          <table:table-cell office:value-type="float" office:value="13349" calcext:value-type="float">
            <text:p>13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1" calcext:value-type="float">
            <text:p>24.951</text:p>
          </table:table-cell>
          <table:table-cell office:value-type="float" office:value="0.72885" calcext:value-type="float">
            <text:p>0.72885</text:p>
          </table:table-cell>
          <table:table-cell office:value-type="float" office:value="25" calcext:value-type="float">
            <text:p>25</text:p>
          </table:table-cell>
          <table:table-cell office:value-type="float" office:value="3.589" calcext:value-type="float">
            <text:p>3.589</text:p>
          </table:table-cell>
          <table:table-cell office:value-type="float" office:value="-3664.2" calcext:value-type="float">
            <text:p>-3664.2</text:p>
          </table:table-cell>
          <table:table-cell office:value-type="float" office:value="-5819.5" calcext:value-type="float">
            <text:p>-5819.5</text:p>
          </table:table-cell>
          <table:table-cell office:value-type="float" office:value="52.447" calcext:value-type="float">
            <text:p>52.447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-0.24689" calcext:value-type="float">
            <text:p>-0.24689</text:p>
          </table:table-cell>
          <table:table-cell table:style-name="ce1" office:value-type="float" office:value="0.000075085" calcext:value-type="float">
            <text:p>7.51E-05</text:p>
          </table:table-cell>
          <table:table-cell office:value-type="float" office:value="0" calcext:value-type="float">
            <text:p>0</text:p>
          </table:table-cell>
          <table:table-cell office:value-type="float" office:value="2102.1" calcext:value-type="float">
            <text:p>2102.1</text:p>
          </table:table-cell>
          <table:table-cell office:value-type="float" office:value="0.053959" calcext:value-type="float">
            <text:p>0.053959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40314" calcext:value-type="float">
            <text:p>0.40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1]-([$Sheet2.$B$2]*[.B281]+[$Sheet2.$B$3]))^2" office:value-type="float" office:value="0.000194569557404011" calcext:value-type="float">
            <text:p>0.000194569557404</text:p>
          </table:table-cell>
          <table:table-cell table:formula="of:=([.F281]-([$Sheet2.$B$7] + [$Sheet2.$B$8] * ([.B281] - [$Sheet2.$B$9])^2))^2" office:value-type="float" office:value="0.00000267971038714237" calcext:value-type="float">
            <text:p>2.67971038714237E-06</text:p>
          </table:table-cell>
          <table:table-cell table:formula="of:=([.X281]-([.AE281]^2*([$Sheet2.$B$13]*([.B281] - [$Sheet2.$B$14])^2 + [$Sheet2.$B$15]*([.B281]-[$Sheet2.$B$14]) + [$Sheet2.$B$16])    ))^2" office:value-type="float" office:value="55.2148259210175" calcext:value-type="float">
            <text:p>55.2148259210175</text:p>
          </table:table-cell>
          <table:table-cell table:formula="of:=([.AG281]-([.AE281]^2*([$Sheet2.$B$20]*([.B281] - [$Sheet2.$B$21])^2 + [$Sheet2.$B$22]*([.B281]-[$Sheet2.$B$21]) + [$Sheet2.$B$23])    ))^2" office:value-type="float" office:value="7754.2686701191" calcext:value-type="float">
            <text:p>7754.2686701191</text:p>
          </table:table-cell>
          <table:table-cell table:formula="of:=([.AH281]-([.AE281]^2*([$Sheet2.$B$27]*([.B281] - [$Sheet2.$B$28])^2 + [$Sheet2.$B$29]*([.B281]-[$Sheet2.$B$28]) + [$Sheet2.$B$30])    ))^2" office:value-type="float" office:value="6185.99852442641" calcext:value-type="float">
            <text:p>6185.99852442641</text:p>
          </table:table-cell>
          <table:table-cell table:formula="of:=([.AI281]-([.AE281]^2*([$Sheet2.$B$34]*([.B281] - [$Sheet2.$B$35])^2 + [$Sheet2.$B$36]*([.B281]-[$Sheet2.$B$35]) + [$Sheet2.$B$37])    ))^2" office:value-type="float" office:value="289.124908955514" calcext:value-type="float">
            <text:p>289.1249089555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3" calcext:value-type="float">
            <text:p>0.47643</text:p>
          </table:table-cell>
          <table:table-cell office:value-type="float" office:value="0.031929" calcext:value-type="float">
            <text:p>0.031929</text:p>
          </table:table-cell>
          <table:table-cell office:value-type="float" office:value="0.0052298" calcext:value-type="float">
            <text:p>0.0052298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99319" calcext:value-type="float">
            <text:p>-0.99319</text:p>
          </table:table-cell>
          <table:table-cell office:value-type="float" office:value="-0.024904" calcext:value-type="float">
            <text:p>-0.024904</text:p>
          </table:table-cell>
          <table:table-cell office:value-type="float" office:value="-0.96828" calcext:value-type="float">
            <text:p>-0.96828</text:p>
          </table:table-cell>
          <table:table-cell office:value-type="float" office:value="0.26233" calcext:value-type="float">
            <text:p>0.26233</text:p>
          </table:table-cell>
          <table:table-cell office:value-type="float" office:value="-0.0046509" calcext:value-type="float">
            <text:p>-0.0046509</text:p>
          </table:table-cell>
          <table:table-cell office:value-type="float" office:value="-0.002331" calcext:value-type="float">
            <text:p>-0.002331</text:p>
          </table:table-cell>
          <table:table-cell office:value-type="float" office:value="-0.0023199" calcext:value-type="float">
            <text:p>-0.0023199</text:p>
          </table:table-cell>
          <table:table-cell office:value-type="float" office:value="14.921" calcext:value-type="float">
            <text:p>14.921</text:p>
          </table:table-cell>
          <table:table-cell office:value-type="float" office:value="10.299" calcext:value-type="float">
            <text:p>10.299</text:p>
          </table:table-cell>
          <table:table-cell office:value-type="float" office:value="1.4488" calcext:value-type="float">
            <text:p>1.4488</text:p>
          </table:table-cell>
          <table:table-cell office:value-type="float" office:value="842.25" calcext:value-type="float">
            <text:p>842.25</text:p>
          </table:table-cell>
          <table:table-cell office:value-type="float" office:value="-427.24" calcext:value-type="float">
            <text:p>-427.24</text:p>
          </table:table-cell>
          <table:table-cell office:value-type="float" office:value="15029" calcext:value-type="float">
            <text:p>15029</text:p>
          </table:table-cell>
          <table:table-cell office:value-type="float" office:value="842.25" calcext:value-type="float">
            <text:p>842.25</text:p>
          </table:table-cell>
          <table:table-cell office:value-type="float" office:value="-427.24" calcext:value-type="float">
            <text:p>-427.24</text:p>
          </table:table-cell>
          <table:table-cell office:value-type="float" office:value="15029" calcext:value-type="float">
            <text:p>15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44" calcext:value-type="float">
            <text:p>24.944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25" calcext:value-type="float">
            <text:p>25</text:p>
          </table:table-cell>
          <table:table-cell office:value-type="float" office:value="3.8341" calcext:value-type="float">
            <text:p>3.8341</text:p>
          </table:table-cell>
          <table:table-cell office:value-type="float" office:value="-4137.7" calcext:value-type="float">
            <text:p>-4137.7</text:p>
          </table:table-cell>
          <table:table-cell office:value-type="float" office:value="-6579.5" calcext:value-type="float">
            <text:p>-6579.5</text:p>
          </table:table-cell>
          <table:table-cell office:value-type="float" office:value="73.357" calcext:value-type="float">
            <text:p>73.357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-0.24697" calcext:value-type="float">
            <text:p>-0.24697</text:p>
          </table:table-cell>
          <table:table-cell office:value-type="float" office:value="-0.0025639" calcext:value-type="float">
            <text:p>-0.0025639</text:p>
          </table:table-cell>
          <table:table-cell office:value-type="float" office:value="0" calcext:value-type="float">
            <text:p>0</text:p>
          </table:table-cell>
          <table:table-cell office:value-type="float" office:value="2116.8" calcext:value-type="float">
            <text:p>2116.8</text:p>
          </table:table-cell>
          <table:table-cell office:value-type="float" office:value="0.067431" calcext:value-type="float">
            <text:p>0.067431</text:p>
          </table:table-cell>
          <table:table-cell office:value-type="float" office:value="1.096" calcext:value-type="float">
            <text:p>1.096</text:p>
          </table:table-cell>
          <table:table-cell office:value-type="float" office:value="0.4526" calcext:value-type="float">
            <text:p>0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2]-([$Sheet2.$B$2]*[.B282]+[$Sheet2.$B$3]))^2" office:value-type="float" office:value="0.000261280684423129" calcext:value-type="float">
            <text:p>0.000261280684423</text:p>
          </table:table-cell>
          <table:table-cell table:formula="of:=([.F282]-([$Sheet2.$B$7] + [$Sheet2.$B$8] * ([.B282] - [$Sheet2.$B$9])^2))^2" office:value-type="float" office:value="0.00000236432585004273" calcext:value-type="float">
            <text:p>2.36432585004273E-06</text:p>
          </table:table-cell>
          <table:table-cell table:formula="of:=([.X282]-([.AE282]^2*([$Sheet2.$B$13]*([.B282] - [$Sheet2.$B$14])^2 + [$Sheet2.$B$15]*([.B282]-[$Sheet2.$B$14]) + [$Sheet2.$B$16])    ))^2" office:value-type="float" office:value="21.2810209937558" calcext:value-type="float">
            <text:p>21.2810209937558</text:p>
          </table:table-cell>
          <table:table-cell table:formula="of:=([.AG282]-([.AE282]^2*([$Sheet2.$B$20]*([.B282] - [$Sheet2.$B$21])^2 + [$Sheet2.$B$22]*([.B282]-[$Sheet2.$B$21]) + [$Sheet2.$B$23])    ))^2" office:value-type="float" office:value="10948.4702938188" calcext:value-type="float">
            <text:p>10948.4702938188</text:p>
          </table:table-cell>
          <table:table-cell table:formula="of:=([.AH282]-([.AE282]^2*([$Sheet2.$B$27]*([.B282] - [$Sheet2.$B$28])^2 + [$Sheet2.$B$29]*([.B282]-[$Sheet2.$B$28]) + [$Sheet2.$B$30])    ))^2" office:value-type="float" office:value="11325.3992830029" calcext:value-type="float">
            <text:p>11325.3992830029</text:p>
          </table:table-cell>
          <table:table-cell table:formula="of:=([.AI282]-([.AE282]^2*([$Sheet2.$B$34]*([.B282] - [$Sheet2.$B$35])^2 + [$Sheet2.$B$36]*([.B282]-[$Sheet2.$B$35]) + [$Sheet2.$B$37])    ))^2" office:value-type="float" office:value="313.701255930329" calcext:value-type="float">
            <text:p>313.7012559303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0.0053735" calcext:value-type="float">
            <text:p>0.0053735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-0.015574" calcext:value-type="float">
            <text:p>-0.015574</text:p>
          </table:table-cell>
          <table:table-cell office:value-type="float" office:value="-1.1113" calcext:value-type="float">
            <text:p>-1.1113</text:p>
          </table:table-cell>
          <table:table-cell office:value-type="float" office:value="-0.025588" calcext:value-type="float">
            <text:p>-0.025588</text:p>
          </table:table-cell>
          <table:table-cell office:value-type="float" office:value="-1.0858" calcext:value-type="float">
            <text:p>-1.0858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-0.0062215" calcext:value-type="float">
            <text:p>-0.0062215</text:p>
          </table:table-cell>
          <table:table-cell office:value-type="float" office:value="-0.0024305" calcext:value-type="float">
            <text:p>-0.0024305</text:p>
          </table:table-cell>
          <table:table-cell office:value-type="float" office:value="-0.003791" calcext:value-type="float">
            <text:p>-0.003791</text:p>
          </table:table-cell>
          <table:table-cell office:value-type="float" office:value="13.891" calcext:value-type="float">
            <text:p>13.891</text:p>
          </table:table-cell>
          <table:table-cell office:value-type="float" office:value="10.107" calcext:value-type="float">
            <text:p>10.107</text:p>
          </table:table-cell>
          <table:table-cell office:value-type="float" office:value="1.3743" calcext:value-type="float">
            <text:p>1.3743</text:p>
          </table:table-cell>
          <table:table-cell office:value-type="float" office:value="1032.9" calcext:value-type="float">
            <text:p>1032.9</text:p>
          </table:table-cell>
          <table:table-cell office:value-type="float" office:value="-491.3" calcext:value-type="float">
            <text:p>-491.3</text:p>
          </table:table-cell>
          <table:table-cell office:value-type="float" office:value="16703" calcext:value-type="float">
            <text:p>16703</text:p>
          </table:table-cell>
          <table:table-cell office:value-type="float" office:value="1032.9" calcext:value-type="float">
            <text:p>1032.9</text:p>
          </table:table-cell>
          <table:table-cell office:value-type="float" office:value="-491.3" calcext:value-type="float">
            <text:p>-491.3</text:p>
          </table:table-cell>
          <table:table-cell office:value-type="float" office:value="16703" calcext:value-type="float">
            <text:p>16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35" calcext:value-type="float">
            <text:p>24.935</text:p>
          </table:table-cell>
          <table:table-cell office:value-type="float" office:value="0.74789" calcext:value-type="float">
            <text:p>0.74789</text:p>
          </table:table-cell>
          <table:table-cell office:value-type="float" office:value="25" calcext:value-type="float">
            <text:p>25</text:p>
          </table:table-cell>
          <table:table-cell office:value-type="float" office:value="4.1177" calcext:value-type="float">
            <text:p>4.1177</text:p>
          </table:table-cell>
          <table:table-cell office:value-type="float" office:value="-4616.8" calcext:value-type="float">
            <text:p>-4616.8</text:p>
          </table:table-cell>
          <table:table-cell office:value-type="float" office:value="-7362.2" calcext:value-type="float">
            <text:p>-7362.2</text:p>
          </table:table-cell>
          <table:table-cell office:value-type="float" office:value="98.131" calcext:value-type="float">
            <text:p>98.131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-0.24704" calcext:value-type="float">
            <text:p>-0.24704</text:p>
          </table:table-cell>
          <table:table-cell office:value-type="float" office:value="-0.0049709" calcext:value-type="float">
            <text:p>-0.0049709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0.082669" calcext:value-type="float">
            <text:p>0.082669</text:p>
          </table:table-cell>
          <table:table-cell office:value-type="float" office:value="1.1037" calcext:value-type="float">
            <text:p>1.1037</text:p>
          </table:table-cell>
          <table:table-cell office:value-type="float" office:value="0.50181" calcext:value-type="float">
            <text:p>0.501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3]-([$Sheet2.$B$2]*[.B283]+[$Sheet2.$B$3]))^2" office:value-type="float" office:value="0.000329768852772168" calcext:value-type="float">
            <text:p>0.000329768852772</text:p>
          </table:table-cell>
          <table:table-cell table:formula="of:=([.F283]-([$Sheet2.$B$7] + [$Sheet2.$B$8] * ([.B283] - [$Sheet2.$B$9])^2))^2" office:value-type="float" office:value="0.00000181983400400317" calcext:value-type="float">
            <text:p>1.81983400400317E-06</text:p>
          </table:table-cell>
          <table:table-cell table:formula="of:=([.X283]-([.AE283]^2*([$Sheet2.$B$13]*([.B283] - [$Sheet2.$B$14])^2 + [$Sheet2.$B$15]*([.B283]-[$Sheet2.$B$14]) + [$Sheet2.$B$16])    ))^2" office:value-type="float" office:value="2.63380065495272" calcext:value-type="float">
            <text:p>2.63380065495272</text:p>
          </table:table-cell>
          <table:table-cell table:formula="of:=([.AG283]-([.AE283]^2*([$Sheet2.$B$20]*([.B283] - [$Sheet2.$B$21])^2 + [$Sheet2.$B$22]*([.B283]-[$Sheet2.$B$21]) + [$Sheet2.$B$23])    ))^2" office:value-type="float" office:value="14389.7375671677" calcext:value-type="float">
            <text:p>14389.7375671677</text:p>
          </table:table-cell>
          <table:table-cell table:formula="of:=([.AH283]-([.AE283]^2*([$Sheet2.$B$27]*([.B283] - [$Sheet2.$B$28])^2 + [$Sheet2.$B$29]*([.B283]-[$Sheet2.$B$28]) + [$Sheet2.$B$30])    ))^2" office:value-type="float" office:value="18287.0081831043" calcext:value-type="float">
            <text:p>18287.0081831043</text:p>
          </table:table-cell>
          <table:table-cell table:formula="of:=([.AI283]-([.AE283]^2*([$Sheet2.$B$34]*([.B283] - [$Sheet2.$B$35])^2 + [$Sheet2.$B$36]*([.B283]-[$Sheet2.$B$35]) + [$Sheet2.$B$37])    ))^2" office:value-type="float" office:value="306.37434694609" calcext:value-type="float">
            <text:p>306.374346946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27" calcext:value-type="float">
            <text:p>0.58227</text:p>
          </table:table-cell>
          <table:table-cell office:value-type="float" office:value="0.04511" calcext:value-type="float">
            <text:p>0.04511</text:p>
          </table:table-cell>
          <table:table-cell office:value-type="float" office:value="0.0056273" calcext:value-type="float">
            <text:p>0.0056273</text:p>
          </table:table-cell>
          <table:table-cell office:value-type="float" office:value="0.039483" calcext:value-type="float">
            <text:p>0.039483</text:p>
          </table:table-cell>
          <table:table-cell office:value-type="float" office:value="-0.017823" calcext:value-type="float">
            <text:p>-0.017823</text:p>
          </table:table-cell>
          <table:table-cell office:value-type="float" office:value="-1.2329" calcext:value-type="float">
            <text:p>-1.2329</text:p>
          </table:table-cell>
          <table:table-cell office:value-type="float" office:value="-0.026797" calcext:value-type="float">
            <text:p>-0.026797</text:p>
          </table:table-cell>
          <table:table-cell office:value-type="float" office:value="-1.2061" calcext:value-type="float">
            <text:p>-1.2061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-0.008036" calcext:value-type="float">
            <text:p>-0.008036</text:p>
          </table:table-cell>
          <table:table-cell office:value-type="float" office:value="-0.0025911" calcext:value-type="float">
            <text:p>-0.0025911</text:p>
          </table:table-cell>
          <table:table-cell office:value-type="float" office:value="-0.0054449" calcext:value-type="float">
            <text:p>-0.0054449</text:p>
          </table:table-cell>
          <table:table-cell office:value-type="float" office:value="12.908" calcext:value-type="float">
            <text:p>12.908</text:p>
          </table:table-cell>
          <table:table-cell office:value-type="float" office:value="9.8495" calcext:value-type="float">
            <text:p>9.8495</text:p>
          </table:table-cell>
          <table:table-cell office:value-type="float" office:value="1.3105" calcext:value-type="float">
            <text:p>1.3105</text:p>
          </table:table-cell>
          <table:table-cell office:value-type="float" office:value="1245.5" calcext:value-type="float">
            <text:p>1245.5</text:p>
          </table:table-cell>
          <table:table-cell office:value-type="float" office:value="-562.25" calcext:value-type="float">
            <text:p>-562.25</text:p>
          </table:table-cell>
          <table:table-cell office:value-type="float" office:value="18368" calcext:value-type="float">
            <text:p>18368</text:p>
          </table:table-cell>
          <table:table-cell office:value-type="float" office:value="1245.5" calcext:value-type="float">
            <text:p>1245.5</text:p>
          </table:table-cell>
          <table:table-cell office:value-type="float" office:value="-562.25" calcext:value-type="float">
            <text:p>-562.25</text:p>
          </table:table-cell>
          <table:table-cell office:value-type="float" office:value="18368" calcext:value-type="float">
            <text:p>18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25" calcext:value-type="float">
            <text:p>24.925</text:p>
          </table:table-cell>
          <table:table-cell office:value-type="float" office:value="0.76747" calcext:value-type="float">
            <text:p>0.76747</text:p>
          </table:table-cell>
          <table:table-cell office:value-type="float" office:value="25" calcext:value-type="float">
            <text:p>25</text:p>
          </table:table-cell>
          <table:table-cell office:value-type="float" office:value="4.43" calcext:value-type="float">
            <text:p>4.43</text:p>
          </table:table-cell>
          <table:table-cell office:value-type="float" office:value="-5101.3" calcext:value-type="float">
            <text:p>-5101.3</text:p>
          </table:table-cell>
          <table:table-cell office:value-type="float" office:value="-8167.5" calcext:value-type="float">
            <text:p>-8167.5</text:p>
          </table:table-cell>
          <table:table-cell office:value-type="float" office:value="126.75" calcext:value-type="float">
            <text:p>126.75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-0.2471" calcext:value-type="float">
            <text:p>-0.2471</text:p>
          </table:table-cell>
          <table:table-cell office:value-type="float" office:value="-0.0072076" calcext:value-type="float">
            <text:p>-0.0072076</text:p>
          </table:table-cell>
          <table:table-cell office:value-type="float" office:value="0" calcext:value-type="float">
            <text:p>0</text:p>
          </table:table-cell>
          <table:table-cell office:value-type="float" office:value="2213.5" calcext:value-type="float">
            <text:p>2213.5</text:p>
          </table:table-cell>
          <table:table-cell office:value-type="float" office:value="0.099642" calcext:value-type="float">
            <text:p>0.099642</text:p>
          </table:table-cell>
          <table:table-cell office:value-type="float" office:value="1.107" calcext:value-type="float">
            <text:p>1.107</text:p>
          </table:table-cell>
          <table:table-cell office:value-type="float" office:value="0.55076" calcext:value-type="float">
            <text:p>0.550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4]-([$Sheet2.$B$2]*[.B284]+[$Sheet2.$B$3]))^2" office:value-type="float" office:value="0.000396603191512887" calcext:value-type="float">
            <text:p>0.000396603191513</text:p>
          </table:table-cell>
          <table:table-cell table:formula="of:=([.F284]-([$Sheet2.$B$7] + [$Sheet2.$B$8] * ([.B284] - [$Sheet2.$B$9])^2))^2" office:value-type="float" office:value="0.00000113872257354357" calcext:value-type="float">
            <text:p>1.13872257354357E-06</text:p>
          </table:table-cell>
          <table:table-cell table:formula="of:=([.X284]-([.AE284]^2*([$Sheet2.$B$13]*([.B284] - [$Sheet2.$B$14])^2 + [$Sheet2.$B$15]*([.B284]-[$Sheet2.$B$14]) + [$Sheet2.$B$16])    ))^2" office:value-type="float" office:value="2.31052962937933" calcext:value-type="float">
            <text:p>2.31052962937933</text:p>
          </table:table-cell>
          <table:table-cell table:formula="of:=([.AG284]-([.AE284]^2*([$Sheet2.$B$20]*([.B284] - [$Sheet2.$B$21])^2 + [$Sheet2.$B$22]*([.B284]-[$Sheet2.$B$21]) + [$Sheet2.$B$23])    ))^2" office:value-type="float" office:value="17909.1861596301" calcext:value-type="float">
            <text:p>17909.1861596301</text:p>
          </table:table-cell>
          <table:table-cell table:formula="of:=([.AH284]-([.AE284]^2*([$Sheet2.$B$27]*([.B284] - [$Sheet2.$B$28])^2 + [$Sheet2.$B$29]*([.B284]-[$Sheet2.$B$28]) + [$Sheet2.$B$30])    ))^2" office:value-type="float" office:value="27217.3894290137" calcext:value-type="float">
            <text:p>27217.3894290137</text:p>
          </table:table-cell>
          <table:table-cell table:formula="of:=([.AI284]-([.AE284]^2*([$Sheet2.$B$34]*([.B284] - [$Sheet2.$B$35])^2 + [$Sheet2.$B$36]*([.B284]-[$Sheet2.$B$35]) + [$Sheet2.$B$37])    ))^2" office:value-type="float" office:value="268.910469575478" calcext:value-type="float">
            <text:p>268.9104695754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052897" calcext:value-type="float">
            <text:p>0.052897</text:p>
          </table:table-cell>
          <table:table-cell office:value-type="float" office:value="0.0059766" calcext:value-type="float">
            <text:p>0.0059766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1.3578" calcext:value-type="float">
            <text:p>-1.3578</text:p>
          </table:table-cell>
          <table:table-cell office:value-type="float" office:value="-0.02846" calcext:value-type="float">
            <text:p>-0.02846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0.35449" calcext:value-type="float">
            <text:p>0.35449</text:p>
          </table:table-cell>
          <table:table-cell office:value-type="float" office:value="-0.010093" calcext:value-type="float">
            <text:p>-0.010093</text:p>
          </table:table-cell>
          <table:table-cell office:value-type="float" office:value="-0.0028058" calcext:value-type="float">
            <text:p>-0.0028058</text:p>
          </table:table-cell>
          <table:table-cell office:value-type="float" office:value="-0.0072869" calcext:value-type="float">
            <text:p>-0.0072869</text:p>
          </table:table-cell>
          <table:table-cell office:value-type="float" office:value="12.001" calcext:value-type="float">
            <text:p>12.001</text:p>
          </table:table-cell>
          <table:table-cell office:value-type="float" office:value="9.5621" calcext:value-type="float">
            <text:p>9.5621</text:p>
          </table:table-cell>
          <table:table-cell office:value-type="float" office:value="1.2551" calcext:value-type="float">
            <text:p>1.2551</text:p>
          </table:table-cell>
          <table:table-cell office:value-type="float" office:value="1480.1" calcext:value-type="float">
            <text:p>1480.1</text:p>
          </table:table-cell>
          <table:table-cell office:value-type="float" office:value="-640.01" calcext:value-type="float">
            <text:p>-640.01</text:p>
          </table:table-cell>
          <table:table-cell office:value-type="float" office:value="20026" calcext:value-type="float">
            <text:p>20026</text:p>
          </table:table-cell>
          <table:table-cell office:value-type="float" office:value="1480.1" calcext:value-type="float">
            <text:p>1480.1</text:p>
          </table:table-cell>
          <table:table-cell office:value-type="float" office:value="-640.01" calcext:value-type="float">
            <text:p>-640.01</text:p>
          </table:table-cell>
          <table:table-cell office:value-type="float" office:value="20026" calcext:value-type="float">
            <text:p>2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79054" calcext:value-type="float">
            <text:p>0.79054</text:p>
          </table:table-cell>
          <table:table-cell office:value-type="float" office:value="25" calcext:value-type="float">
            <text:p>25</text:p>
          </table:table-cell>
          <table:table-cell office:value-type="float" office:value="4.7632" calcext:value-type="float">
            <text:p>4.7632</text:p>
          </table:table-cell>
          <table:table-cell office:value-type="float" office:value="-5591.2" calcext:value-type="float">
            <text:p>-5591.2</text:p>
          </table:table-cell>
          <table:table-cell office:value-type="float" office:value="-8995.1" calcext:value-type="float">
            <text:p>-8995.1</text:p>
          </table:table-cell>
          <table:table-cell office:value-type="float" office:value="159.19" calcext:value-type="float">
            <text:p>159.19</text:p>
          </table:table-cell>
          <table:table-cell office:value-type="float" office:value="0.94422" calcext:value-type="float">
            <text:p>0.94422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093157" calcext:value-type="float">
            <text:p>-0.0093157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office:value-type="float" office:value="0.11836" calcext:value-type="float">
            <text:p>0.11836</text:p>
          </table:table-cell>
          <table:table-cell office:value-type="float" office:value="1.1073" calcext:value-type="float">
            <text:p>1.1073</text:p>
          </table:table-cell>
          <table:table-cell office:value-type="float" office:value="0.59942" calcext:value-type="float">
            <text:p>0.599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5]-([$Sheet2.$B$2]*[.B285]+[$Sheet2.$B$3]))^2" office:value-type="float" office:value="0.000459255982475508" calcext:value-type="float">
            <text:p>0.000459255982476</text:p>
          </table:table-cell>
          <table:table-cell table:formula="of:=([.F285]-([$Sheet2.$B$7] + [$Sheet2.$B$8] * ([.B285] - [$Sheet2.$B$9])^2))^2" office:value-type="float" office:value="0.000000494107905973647" calcext:value-type="float">
            <text:p>4.94107905973647E-07</text:p>
          </table:table-cell>
          <table:table-cell table:formula="of:=([.X285]-([.AE285]^2*([$Sheet2.$B$13]*([.B285] - [$Sheet2.$B$14])^2 + [$Sheet2.$B$15]*([.B285]-[$Sheet2.$B$14]) + [$Sheet2.$B$16])    ))^2" office:value-type="float" office:value="22.426747941398" calcext:value-type="float">
            <text:p>22.426747941398</text:p>
          </table:table-cell>
          <table:table-cell table:formula="of:=([.AG285]-([.AE285]^2*([$Sheet2.$B$20]*([.B285] - [$Sheet2.$B$21])^2 + [$Sheet2.$B$22]*([.B285]-[$Sheet2.$B$21]) + [$Sheet2.$B$23])    ))^2" office:value-type="float" office:value="21385.8053296195" calcext:value-type="float">
            <text:p>21385.8053296195</text:p>
          </table:table-cell>
          <table:table-cell table:formula="of:=([.AH285]-([.AE285]^2*([$Sheet2.$B$27]*([.B285] - [$Sheet2.$B$28])^2 + [$Sheet2.$B$29]*([.B285]-[$Sheet2.$B$28]) + [$Sheet2.$B$30])    ))^2" office:value-type="float" office:value="38166.8082952958" calcext:value-type="float">
            <text:p>38166.8082952958</text:p>
          </table:table-cell>
          <table:table-cell table:formula="of:=([.AI285]-([.AE285]^2*([$Sheet2.$B$34]*([.B285] - [$Sheet2.$B$35])^2 + [$Sheet2.$B$36]*([.B285]-[$Sheet2.$B$35]) + [$Sheet2.$B$37])    ))^2" office:value-type="float" office:value="207.948684025586" calcext:value-type="float">
            <text:p>207.94868402558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08" calcext:value-type="float">
            <text:p>0.68708</text:p>
          </table:table-cell>
          <table:table-cell office:value-type="float" office:value="0.061418" calcext:value-type="float">
            <text:p>0.061418</text:p>
          </table:table-cell>
          <table:table-cell office:value-type="float" office:value="0.0063759" calcext:value-type="float">
            <text:p>0.0063759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-0.022967" calcext:value-type="float">
            <text:p>-0.022967</text:p>
          </table:table-cell>
          <table:table-cell office:value-type="float" office:value="-1.4857" calcext:value-type="float">
            <text:p>-1.4857</text:p>
          </table:table-cell>
          <table:table-cell office:value-type="float" office:value="-0.030362" calcext:value-type="float">
            <text:p>-0.030362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-0.012353" calcext:value-type="float">
            <text:p>-0.012353</text:p>
          </table:table-cell>
          <table:table-cell office:value-type="float" office:value="-0.0030421" calcext:value-type="float">
            <text:p>-0.0030421</text:p>
          </table:table-cell>
          <table:table-cell office:value-type="float" office:value="-0.0093112" calcext:value-type="float">
            <text:p>-0.0093112</text:p>
          </table:table-cell>
          <table:table-cell office:value-type="float" office:value="11.187" calcext:value-type="float">
            <text:p>11.187</text:p>
          </table:table-cell>
          <table:table-cell office:value-type="float" office:value="9.2729" calcext:value-type="float">
            <text:p>9.2729</text:p>
          </table:table-cell>
          <table:table-cell office:value-type="float" office:value="1.2064" calcext:value-type="float">
            <text:p>1.2064</text:p>
          </table:table-cell>
          <table:table-cell office:value-type="float" office:value="1736.3" calcext:value-type="float">
            <text:p>1736.3</text:p>
          </table:table-cell>
          <table:table-cell office:value-type="float" office:value="-724.52" calcext:value-type="float">
            <text:p>-724.52</text:p>
          </table:table-cell>
          <table:table-cell office:value-type="float" office:value="21675" calcext:value-type="float">
            <text:p>21675</text:p>
          </table:table-cell>
          <table:table-cell office:value-type="float" office:value="1736.3" calcext:value-type="float">
            <text:p>1736.3</text:p>
          </table:table-cell>
          <table:table-cell office:value-type="float" office:value="-724.52" calcext:value-type="float">
            <text:p>-724.52</text:p>
          </table:table-cell>
          <table:table-cell office:value-type="float" office:value="21675" calcext:value-type="float">
            <text:p>21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1" calcext:value-type="float">
            <text:p>24.901</text:p>
          </table:table-cell>
          <table:table-cell office:value-type="float" office:value="0.81519" calcext:value-type="float">
            <text:p>0.81519</text:p>
          </table:table-cell>
          <table:table-cell office:value-type="float" office:value="25" calcext:value-type="float">
            <text:p>25</text:p>
          </table:table-cell>
          <table:table-cell office:value-type="float" office:value="5.1081" calcext:value-type="float">
            <text:p>5.1081</text:p>
          </table:table-cell>
          <table:table-cell office:value-type="float" office:value="-6086" calcext:value-type="float">
            <text:p>-6086</text:p>
          </table:table-cell>
          <table:table-cell office:value-type="float" office:value="-9842.4" calcext:value-type="float">
            <text:p>-9842.4</text:p>
          </table:table-cell>
          <table:table-cell office:value-type="float" office:value="194.85" calcext:value-type="float">
            <text:p>194.85</text:p>
          </table:table-cell>
          <table:table-cell office:value-type="float" office:value="0.94275" calcext:value-type="float">
            <text:p>0.94275</text:p>
          </table:table-cell>
          <table:table-cell office:value-type="float" office:value="-0.24724" calcext:value-type="float">
            <text:p>-0.24724</text:p>
          </table:table-cell>
          <table:table-cell office:value-type="float" office:value="-0.011322" calcext:value-type="float">
            <text:p>-0.011322</text:p>
          </table:table-cell>
          <table:table-cell office:value-type="float" office:value="0" calcext:value-type="float">
            <text:p>0</text:p>
          </table:table-cell>
          <table:table-cell office:value-type="float" office:value="2351.1" calcext:value-type="float">
            <text:p>2351.1</text:p>
          </table:table-cell>
          <table:table-cell office:value-type="float" office:value="0.13877" calcext:value-type="float">
            <text:p>0.13877</text:p>
          </table:table-cell>
          <table:table-cell office:value-type="float" office:value="1.1057" calcext:value-type="float">
            <text:p>1.1057</text:p>
          </table:table-cell>
          <table:table-cell office:value-type="float" office:value="0.64775" calcext:value-type="float">
            <text:p>0.647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6]-([$Sheet2.$B$2]*[.B286]+[$Sheet2.$B$3]))^2" office:value-type="float" office:value="0.000512371220912532" calcext:value-type="float">
            <text:p>0.000512371220913</text:p>
          </table:table-cell>
          <table:table-cell table:formula="of:=([.F286]-([$Sheet2.$B$7] + [$Sheet2.$B$8] * ([.B286] - [$Sheet2.$B$9])^2))^2" office:value-type="float" office:value="0.000000100152104352034" calcext:value-type="float">
            <text:p>1.00152104352034E-07</text:p>
          </table:table-cell>
          <table:table-cell table:formula="of:=([.X286]-([.AE286]^2*([$Sheet2.$B$13]*([.B286] - [$Sheet2.$B$14])^2 + [$Sheet2.$B$15]*([.B286]-[$Sheet2.$B$14]) + [$Sheet2.$B$16])    ))^2" office:value-type="float" office:value="63.4259249408007" calcext:value-type="float">
            <text:p>63.4259249408007</text:p>
          </table:table-cell>
          <table:table-cell table:formula="of:=([.AG286]-([.AE286]^2*([$Sheet2.$B$20]*([.B286] - [$Sheet2.$B$21])^2 + [$Sheet2.$B$22]*([.B286]-[$Sheet2.$B$21]) + [$Sheet2.$B$23])    ))^2" office:value-type="float" office:value="24554.3263927179" calcext:value-type="float">
            <text:p>24554.3263927179</text:p>
          </table:table-cell>
          <table:table-cell table:formula="of:=([.AH286]-([.AE286]^2*([$Sheet2.$B$27]*([.B286] - [$Sheet2.$B$28])^2 + [$Sheet2.$B$29]*([.B286]-[$Sheet2.$B$28]) + [$Sheet2.$B$30])    ))^2" office:value-type="float" office:value="50081.2813981645" calcext:value-type="float">
            <text:p>50081.2813981645</text:p>
          </table:table-cell>
          <table:table-cell table:formula="of:=([.AI286]-([.AE286]^2*([$Sheet2.$B$34]*([.B286] - [$Sheet2.$B$35])^2 + [$Sheet2.$B$36]*([.B286]-[$Sheet2.$B$35]) + [$Sheet2.$B$37])    ))^2" office:value-type="float" office:value="148.117677914341" calcext:value-type="float">
            <text:p>148.11767791434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03" calcext:value-type="float">
            <text:p>0.73903</text:p>
          </table:table-cell>
          <table:table-cell office:value-type="float" office:value="0.070652" calcext:value-type="float">
            <text:p>0.070652</text:p>
          </table:table-cell>
          <table:table-cell office:value-type="float" office:value="0.0068085" calcext:value-type="float">
            <text:p>0.0068085</text:p>
          </table:table-cell>
          <table:table-cell office:value-type="float" office:value="0.063843" calcext:value-type="float">
            <text:p>0.063843</text:p>
          </table:table-cell>
          <table:table-cell office:value-type="float" office:value="-0.025859" calcext:value-type="float">
            <text:p>-0.025859</text:p>
          </table:table-cell>
          <table:table-cell office:value-type="float" office:value="-1.6165" calcext:value-type="float">
            <text:p>-1.6165</text:p>
          </table:table-cell>
          <table:table-cell office:value-type="float" office:value="-0.032422" calcext:value-type="float">
            <text:p>-0.032422</text:p>
          </table:table-cell>
          <table:table-cell office:value-type="float" office:value="-1.5841" calcext:value-type="float">
            <text:p>-1.5841</text:p>
          </table:table-cell>
          <table:table-cell office:value-type="float" office:value="0.41753" calcext:value-type="float">
            <text:p>0.41753</text:p>
          </table:table-cell>
          <table:table-cell office:value-type="float" office:value="-0.01481" calcext:value-type="float">
            <text:p>-0.01481</text:p>
          </table:table-cell>
          <table:table-cell office:value-type="float" office:value="-0.0032912" calcext:value-type="float">
            <text:p>-0.0032912</text:p>
          </table:table-cell>
          <table:table-cell office:value-type="float" office:value="-0.011519" calcext:value-type="float">
            <text:p>-0.011519</text:p>
          </table:table-cell>
          <table:table-cell office:value-type="float" office:value="10.46" calcext:value-type="float">
            <text:p>10.46</text:p>
          </table:table-cell>
          <table:table-cell office:value-type="float" office:value="8.9923" calcext:value-type="float">
            <text:p>8.9923</text:p>
          </table:table-cell>
          <table:table-cell office:value-type="float" office:value="1.1632" calcext:value-type="float">
            <text:p>1.1632</text:p>
          </table:table-cell>
          <table:table-cell office:value-type="float" office:value="2014" calcext:value-type="float">
            <text:p>2014</text:p>
          </table:table-cell>
          <table:table-cell office:value-type="float" office:value="-815.73" calcext:value-type="float">
            <text:p>-815.73</text:p>
          </table:table-cell>
          <table:table-cell office:value-type="float" office:value="23313" calcext:value-type="float">
            <text:p>23313</text:p>
          </table:table-cell>
          <table:table-cell office:value-type="float" office:value="2014" calcext:value-type="float">
            <text:p>2014</text:p>
          </table:table-cell>
          <table:table-cell office:value-type="float" office:value="-815.73" calcext:value-type="float">
            <text:p>-815.73</text:p>
          </table:table-cell>
          <table:table-cell office:value-type="float" office:value="23313" calcext:value-type="float">
            <text:p>23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87" calcext:value-type="float">
            <text:p>24.887</text:p>
          </table:table-cell>
          <table:table-cell office:value-type="float" office:value="0.84063" calcext:value-type="float">
            <text:p>0.84063</text:p>
          </table:table-cell>
          <table:table-cell office:value-type="float" office:value="25" calcext:value-type="float">
            <text:p>25</text:p>
          </table:table-cell>
          <table:table-cell office:value-type="float" office:value="5.4609" calcext:value-type="float">
            <text:p>5.4609</text:p>
          </table:table-cell>
          <table:table-cell office:value-type="float" office:value="-6585.7" calcext:value-type="float">
            <text:p>-6585.7</text:p>
          </table:table-cell>
          <table:table-cell office:value-type="float" office:value="-10709" calcext:value-type="float">
            <text:p>-10709</text:p>
          </table:table-cell>
          <table:table-cell office:value-type="float" office:value="233.59" calcext:value-type="float">
            <text:p>233.59</text:p>
          </table:table-cell>
          <table:table-cell office:value-type="float" office:value="0.94141" calcext:value-type="float">
            <text:p>0.94141</text:p>
          </table:table-cell>
          <table:table-cell office:value-type="float" office:value="-0.24732" calcext:value-type="float">
            <text:p>-0.24732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0" calcext:value-type="float">
            <text:p>0</text:p>
          </table:table-cell>
          <table:table-cell office:value-type="float" office:value="2424.5" calcext:value-type="float">
            <text:p>2424.5</text:p>
          </table:table-cell>
          <table:table-cell office:value-type="float" office:value="0.16087" calcext:value-type="float">
            <text:p>0.16087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69573" calcext:value-type="float">
            <text:p>0.695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7]-([$Sheet2.$B$2]*[.B287]+[$Sheet2.$B$3]))^2" office:value-type="float" office:value="0.000554177657086377" calcext:value-type="float">
            <text:p>0.000554177657086</text:p>
          </table:table-cell>
          <table:table-cell table:formula="of:=([.F287]-([$Sheet2.$B$7] + [$Sheet2.$B$8] * ([.B287] - [$Sheet2.$B$9])^2))^2" office:value-type="float" office:value="0.00000000507945814063021" calcext:value-type="float">
            <text:p>5.07945814063021E-09</text:p>
          </table:table-cell>
          <table:table-cell table:formula="of:=([.X287]-([.AE287]^2*([$Sheet2.$B$13]*([.B287] - [$Sheet2.$B$14])^2 + [$Sheet2.$B$15]*([.B287]-[$Sheet2.$B$14]) + [$Sheet2.$B$16])    ))^2" office:value-type="float" office:value="124.436141076512" calcext:value-type="float">
            <text:p>124.436141076512</text:p>
          </table:table-cell>
          <table:table-cell table:formula="of:=([.AG287]-([.AE287]^2*([$Sheet2.$B$20]*([.B287] - [$Sheet2.$B$21])^2 + [$Sheet2.$B$22]*([.B287]-[$Sheet2.$B$21]) + [$Sheet2.$B$23])    ))^2" office:value-type="float" office:value="27292.1040682614" calcext:value-type="float">
            <text:p>27292.1040682614</text:p>
          </table:table-cell>
          <table:table-cell table:formula="of:=([.AH287]-([.AE287]^2*([$Sheet2.$B$27]*([.B287] - [$Sheet2.$B$28])^2 + [$Sheet2.$B$29]*([.B287]-[$Sheet2.$B$28]) + [$Sheet2.$B$30])    ))^2" office:value-type="float" office:value="62426.2928299068" calcext:value-type="float">
            <text:p>62426.2928299068</text:p>
          </table:table-cell>
          <table:table-cell table:formula="of:=([.AI287]-([.AE287]^2*([$Sheet2.$B$34]*([.B287] - [$Sheet2.$B$35])^2 + [$Sheet2.$B$36]*([.B287]-[$Sheet2.$B$35]) + [$Sheet2.$B$37])    ))^2" office:value-type="float" office:value="95.810698653972" calcext:value-type="float">
            <text:p>95.81069865397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62" calcext:value-type="float">
            <text:p>0.79062</text:p>
          </table:table-cell>
          <table:table-cell office:value-type="float" office:value="0.08058" calcext:value-type="float">
            <text:p>0.08058</text:p>
          </table:table-cell>
          <table:table-cell office:value-type="float" office:value="0.0072642" calcext:value-type="float">
            <text:p>0.0072642</text:p>
          </table:table-cell>
          <table:table-cell office:value-type="float" office:value="0.073316" calcext:value-type="float">
            <text:p>0.073316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1.75" calcext:value-type="float">
            <text:p>-1.75</text:p>
          </table:table-cell>
          <table:table-cell office:value-type="float" office:value="-0.034591" calcext:value-type="float">
            <text:p>-0.034591</text:p>
          </table:table-cell>
          <table:table-cell office:value-type="float" office:value="-1.7154" calcext:value-type="float">
            <text:p>-1.7154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-0.017457" calcext:value-type="float">
            <text:p>-0.017457</text:p>
          </table:table-cell>
          <table:table-cell office:value-type="float" office:value="-0.003549" calcext:value-type="float">
            <text:p>-0.003549</text:p>
          </table:table-cell>
          <table:table-cell office:value-type="float" office:value="-0.013908" calcext:value-type="float">
            <text:p>-0.013908</text:p>
          </table:table-cell>
          <table:table-cell office:value-type="float" office:value="9.8115" calcext:value-type="float">
            <text:p>9.8115</text:p>
          </table:table-cell>
          <table:table-cell office:value-type="float" office:value="8.7241" calcext:value-type="float">
            <text:p>8.7241</text:p>
          </table:table-cell>
          <table:table-cell office:value-type="float" office:value="1.1246" calcext:value-type="float">
            <text:p>1.1246</text:p>
          </table:table-cell>
          <table:table-cell office:value-type="float" office:value="2312.8" calcext:value-type="float">
            <text:p>2312.8</text:p>
          </table:table-cell>
          <table:table-cell office:value-type="float" office:value="-913.51" calcext:value-type="float">
            <text:p>-913.51</text:p>
          </table:table-cell>
          <table:table-cell office:value-type="float" office:value="24941" calcext:value-type="float">
            <text:p>24941</text:p>
          </table:table-cell>
          <table:table-cell office:value-type="float" office:value="2312.8" calcext:value-type="float">
            <text:p>2312.8</text:p>
          </table:table-cell>
          <table:table-cell office:value-type="float" office:value="-913.51" calcext:value-type="float">
            <text:p>-913.51</text:p>
          </table:table-cell>
          <table:table-cell office:value-type="float" office:value="24941" calcext:value-type="float">
            <text:p>24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71" calcext:value-type="float">
            <text:p>24.871</text:p>
          </table:table-cell>
          <table:table-cell office:value-type="float" office:value="0.86648" calcext:value-type="float">
            <text:p>0.86648</text:p>
          </table:table-cell>
          <table:table-cell office:value-type="float" office:value="25" calcext:value-type="float">
            <text:p>25</text:p>
          </table:table-cell>
          <table:table-cell office:value-type="float" office:value="5.8195" calcext:value-type="float">
            <text:p>5.8195</text:p>
          </table:table-cell>
          <table:table-cell office:value-type="float" office:value="-7089.6" calcext:value-type="float">
            <text:p>-7089.6</text:p>
          </table:table-cell>
          <table:table-cell office:value-type="float" office:value="-11593" calcext:value-type="float">
            <text:p>-11593</text:p>
          </table:table-cell>
          <table:table-cell office:value-type="float" office:value="275.35" calcext:value-type="float">
            <text:p>275.35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15105" calcext:value-type="float">
            <text:p>-0.015105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0.18462" calcext:value-type="float">
            <text:p>0.18462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74331" calcext:value-type="float">
            <text:p>0.74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8]-([$Sheet2.$B$2]*[.B288]+[$Sheet2.$B$3]))^2" office:value-type="float" office:value="0.000580151682713712" calcext:value-type="float">
            <text:p>0.000580151682714</text:p>
          </table:table-cell>
          <table:table-cell table:formula="of:=([.F288]-([$Sheet2.$B$7] + [$Sheet2.$B$8] * ([.B288] - [$Sheet2.$B$9])^2))^2" office:value-type="float" office:value="0.000000194734548133011" calcext:value-type="float">
            <text:p>1.94734548133011E-07</text:p>
          </table:table-cell>
          <table:table-cell table:formula="of:=([.X288]-([.AE288]^2*([$Sheet2.$B$13]*([.B288] - [$Sheet2.$B$14])^2 + [$Sheet2.$B$15]*([.B288]-[$Sheet2.$B$14]) + [$Sheet2.$B$16])    ))^2" office:value-type="float" office:value="201.039924473531" calcext:value-type="float">
            <text:p>201.039924473531</text:p>
          </table:table-cell>
          <table:table-cell table:formula="of:=([.AG288]-([.AE288]^2*([$Sheet2.$B$20]*([.B288] - [$Sheet2.$B$21])^2 + [$Sheet2.$B$22]*([.B288]-[$Sheet2.$B$21]) + [$Sheet2.$B$23])    ))^2" office:value-type="float" office:value="29259.4437582346" calcext:value-type="float">
            <text:p>29259.4437582346</text:p>
          </table:table-cell>
          <table:table-cell table:formula="of:=([.AH288]-([.AE288]^2*([$Sheet2.$B$27]*([.B288] - [$Sheet2.$B$28])^2 + [$Sheet2.$B$29]*([.B288]-[$Sheet2.$B$28]) + [$Sheet2.$B$30])    ))^2" office:value-type="float" office:value="73796.6971642127" calcext:value-type="float">
            <text:p>73796.6971642127</text:p>
          </table:table-cell>
          <table:table-cell table:formula="of:=([.AI288]-([.AE288]^2*([$Sheet2.$B$34]*([.B288] - [$Sheet2.$B$35])^2 + [$Sheet2.$B$36]*([.B288]-[$Sheet2.$B$35]) + [$Sheet2.$B$37])    ))^2" office:value-type="float" office:value="53.7908697815644" calcext:value-type="float">
            <text:p>53.79086978156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5" calcext:value-type="float">
            <text:p>0.84185</text:p>
          </table:table-cell>
          <table:table-cell office:value-type="float" office:value="0.091166" calcext:value-type="float">
            <text:p>0.091166</text:p>
          </table:table-cell>
          <table:table-cell office:value-type="float" office:value="0.0077183" calcext:value-type="float">
            <text:p>0.0077183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-0.032266" calcext:value-type="float">
            <text:p>-0.032266</text:p>
          </table:table-cell>
          <table:table-cell office:value-type="float" office:value="-1.886" calcext:value-type="float">
            <text:p>-1.886</text:p>
          </table:table-cell>
          <table:table-cell office:value-type="float" office:value="-0.036754" calcext:value-type="float">
            <text:p>-0.036754</text:p>
          </table:table-cell>
          <table:table-cell office:value-type="float" office:value="-1.8492" calcext:value-type="float">
            <text:p>-1.8492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-0.020278" calcext:value-type="float">
            <text:p>-0.020278</text:p>
          </table:table-cell>
          <table:table-cell office:value-type="float" office:value="-0.0038011" calcext:value-type="float">
            <text:p>-0.0038011</text:p>
          </table:table-cell>
          <table:table-cell office:value-type="float" office:value="-0.016477" calcext:value-type="float">
            <text:p>-0.016477</text:p>
          </table:table-cell>
          <table:table-cell office:value-type="float" office:value="9.2342" calcext:value-type="float">
            <text:p>9.2342</text:p>
          </table:table-cell>
          <table:table-cell office:value-type="float" office:value="8.4726" calcext:value-type="float">
            <text:p>8.4726</text:p>
          </table:table-cell>
          <table:table-cell office:value-type="float" office:value="1.0899" calcext:value-type="float">
            <text:p>1.0899</text:p>
          </table:table-cell>
          <table:table-cell office:value-type="float" office:value="2632.4" calcext:value-type="float">
            <text:p>2632.4</text:p>
          </table:table-cell>
          <table:table-cell office:value-type="float" office:value="-1017.9" calcext:value-type="float">
            <text:p>-1017.9</text:p>
          </table:table-cell>
          <table:table-cell office:value-type="float" office:value="26557" calcext:value-type="float">
            <text:p>26557</text:p>
          </table:table-cell>
          <table:table-cell office:value-type="float" office:value="2632.4" calcext:value-type="float">
            <text:p>2632.4</text:p>
          </table:table-cell>
          <table:table-cell office:value-type="float" office:value="-1017.9" calcext:value-type="float">
            <text:p>-1017.9</text:p>
          </table:table-cell>
          <table:table-cell office:value-type="float" office:value="26557" calcext:value-type="float">
            <text:p>26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55" calcext:value-type="float">
            <text:p>24.855</text:p>
          </table:table-cell>
          <table:table-cell office:value-type="float" office:value="0.8922" calcext:value-type="float">
            <text:p>0.8922</text:p>
          </table:table-cell>
          <table:table-cell office:value-type="float" office:value="25" calcext:value-type="float">
            <text:p>25</text:p>
          </table:table-cell>
          <table:table-cell office:value-type="float" office:value="6.1807" calcext:value-type="float">
            <text:p>6.1807</text:p>
          </table:table-cell>
          <table:table-cell office:value-type="float" office:value="-7598" calcext:value-type="float">
            <text:p>-7598</text:p>
          </table:table-cell>
          <table:table-cell office:value-type="float" office:value="-12494" calcext:value-type="float">
            <text:p>-12494</text:p>
          </table:table-cell>
          <table:table-cell office:value-type="float" office:value="319.85" calcext:value-type="float">
            <text:p>319.85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-0.24748" calcext:value-type="float">
            <text:p>-0.24748</text:p>
          </table:table-cell>
          <table:table-cell office:value-type="float" office:value="-0.016906" calcext:value-type="float">
            <text:p>-0.016906</text:p>
          </table:table-cell>
          <table:table-cell office:value-type="float" office:value="0" calcext:value-type="float">
            <text:p>0</text:p>
          </table:table-cell>
          <table:table-cell office:value-type="float" office:value="2573.2" calcext:value-type="float">
            <text:p>2573.2</text:p>
          </table:table-cell>
          <table:table-cell office:value-type="float" office:value="0.21" calcext:value-type="float">
            <text:p>0.21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79049" calcext:value-type="float">
            <text:p>0.79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9]-([$Sheet2.$B$2]*[.B289]+[$Sheet2.$B$3]))^2" office:value-type="float" office:value="0.000589115320539882" calcext:value-type="float">
            <text:p>0.00058911532054</text:p>
          </table:table-cell>
          <table:table-cell table:formula="of:=([.F289]-([$Sheet2.$B$7] + [$Sheet2.$B$8] * ([.B289] - [$Sheet2.$B$9])^2))^2" office:value-type="float" office:value="0.000000573932006158972" calcext:value-type="float">
            <text:p>5.73932006158972E-07</text:p>
          </table:table-cell>
          <table:table-cell table:formula="of:=([.X289]-([.AE289]^2*([$Sheet2.$B$13]*([.B289] - [$Sheet2.$B$14])^2 + [$Sheet2.$B$15]*([.B289]-[$Sheet2.$B$14]) + [$Sheet2.$B$16])    ))^2" office:value-type="float" office:value="291.566534340861" calcext:value-type="float">
            <text:p>291.566534340861</text:p>
          </table:table-cell>
          <table:table-cell table:formula="of:=([.AG289]-([.AE289]^2*([$Sheet2.$B$20]*([.B289] - [$Sheet2.$B$21])^2 + [$Sheet2.$B$22]*([.B289]-[$Sheet2.$B$21]) + [$Sheet2.$B$23])    ))^2" office:value-type="float" office:value="30467.80790463" calcext:value-type="float">
            <text:p>30467.80790463</text:p>
          </table:table-cell>
          <table:table-cell table:formula="of:=([.AH289]-([.AE289]^2*([$Sheet2.$B$27]*([.B289] - [$Sheet2.$B$28])^2 + [$Sheet2.$B$29]*([.B289]-[$Sheet2.$B$28]) + [$Sheet2.$B$30])    ))^2" office:value-type="float" office:value="83403.8651976236" calcext:value-type="float">
            <text:p>83403.8651976236</text:p>
          </table:table-cell>
          <table:table-cell table:formula="of:=([.AI289]-([.AE289]^2*([$Sheet2.$B$34]*([.B289] - [$Sheet2.$B$35])^2 + [$Sheet2.$B$36]*([.B289]-[$Sheet2.$B$35]) + [$Sheet2.$B$37])    ))^2" office:value-type="float" office:value="25.8893365476311" calcext:value-type="float">
            <text:p>25.88933654763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63" calcext:value-type="float">
            <text:p>0.89263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081791" calcext:value-type="float">
            <text:p>0.0081791</text:p>
          </table:table-cell>
          <table:table-cell office:value-type="float" office:value="0.094225" calcext:value-type="float">
            <text:p>0.094225</text:p>
          </table:table-cell>
          <table:table-cell office:value-type="float" office:value="-0.035777" calcext:value-type="float">
            <text:p>-0.035777</text:p>
          </table:table-cell>
          <table:table-cell office:value-type="float" office:value="-2.0243" calcext:value-type="float">
            <text:p>-2.0243</text:p>
          </table:table-cell>
          <table:table-cell office:value-type="float" office:value="-0.038948" calcext:value-type="float">
            <text:p>-0.038948</text:p>
          </table:table-cell>
          <table:table-cell office:value-type="float" office:value="-1.9854" calcext:value-type="float">
            <text:p>-1.9854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-0.023277" calcext:value-type="float">
            <text:p>-0.023277</text:p>
          </table:table-cell>
          <table:table-cell office:value-type="float" office:value="-0.0040539" calcext:value-type="float">
            <text:p>-0.0040539</text:p>
          </table:table-cell>
          <table:table-cell office:value-type="float" office:value="-0.019223" calcext:value-type="float">
            <text:p>-0.019223</text:p>
          </table:table-cell>
          <table:table-cell office:value-type="float" office:value="8.7167" calcext:value-type="float">
            <text:p>8.7167</text:p>
          </table:table-cell>
          <table:table-cell office:value-type="float" office:value="8.2355" calcext:value-type="float">
            <text:p>8.2355</text:p>
          </table:table-cell>
          <table:table-cell office:value-type="float" office:value="1.0584" calcext:value-type="float">
            <text:p>1.0584</text:p>
          </table:table-cell>
          <table:table-cell office:value-type="float" office:value="2972.4" calcext:value-type="float">
            <text:p>2972.4</text:p>
          </table:table-cell>
          <table:table-cell office:value-type="float" office:value="-1128.6" calcext:value-type="float">
            <text:p>-1128.6</text:p>
          </table:table-cell>
          <table:table-cell office:value-type="float" office:value="28159" calcext:value-type="float">
            <text:p>28159</text:p>
          </table:table-cell>
          <table:table-cell office:value-type="float" office:value="2972.4" calcext:value-type="float">
            <text:p>2972.4</text:p>
          </table:table-cell>
          <table:table-cell office:value-type="float" office:value="-1128.6" calcext:value-type="float">
            <text:p>-1128.6</text:p>
          </table:table-cell>
          <table:table-cell office:value-type="float" office:value="28159" calcext:value-type="float">
            <text:p>28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37" calcext:value-type="float">
            <text:p>24.837</text:p>
          </table:table-cell>
          <table:table-cell office:value-type="float" office:value="0.91788" calcext:value-type="float">
            <text:p>0.91788</text:p>
          </table:table-cell>
          <table:table-cell office:value-type="float" office:value="25" calcext:value-type="float">
            <text:p>25</text:p>
          </table:table-cell>
          <table:table-cell office:value-type="float" office:value="6.5445" calcext:value-type="float">
            <text:p>6.5445</text:p>
          </table:table-cell>
          <table:table-cell office:value-type="float" office:value="-8110" calcext:value-type="float">
            <text:p>-8110</text:p>
          </table:table-cell>
          <table:table-cell office:value-type="float" office:value="-13410" calcext:value-type="float">
            <text:p>-13410</text:p>
          </table:table-cell>
          <table:table-cell office:value-type="float" office:value="367.14" calcext:value-type="float">
            <text:p>367.14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-0.24756" calcext:value-type="float">
            <text:p>-0.24756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" calcext:value-type="float">
            <text:p>0</text:p>
          </table:table-cell>
          <table:table-cell office:value-type="float" office:value="2647.3" calcext:value-type="float">
            <text:p>2647.3</text:p>
          </table:table-cell>
          <table:table-cell office:value-type="float" office:value="0.23695" calcext:value-type="float">
            <text:p>0.23695</text:p>
          </table:table-cell>
          <table:table-cell office:value-type="float" office:value="1.0901" calcext:value-type="float">
            <text:p>1.0901</text:p>
          </table:table-cell>
          <table:table-cell office:value-type="float" office:value="0.83718" calcext:value-type="float">
            <text:p>0.83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0]-([$Sheet2.$B$2]*[.B290]+[$Sheet2.$B$3]))^2" office:value-type="float" office:value="0.000576338822911098" calcext:value-type="float">
            <text:p>0.000576338822911</text:p>
          </table:table-cell>
          <table:table-cell table:formula="of:=([.F290]-([$Sheet2.$B$7] + [$Sheet2.$B$8] * ([.B290] - [$Sheet2.$B$9])^2))^2" office:value-type="float" office:value="0.00000102041756493014" calcext:value-type="float">
            <text:p>1.02041756493014E-06</text:p>
          </table:table-cell>
          <table:table-cell table:formula="of:=([.X290]-([.AE290]^2*([$Sheet2.$B$13]*([.B290] - [$Sheet2.$B$14])^2 + [$Sheet2.$B$15]*([.B290]-[$Sheet2.$B$14]) + [$Sheet2.$B$16])    ))^2" office:value-type="float" office:value="381.987038187346" calcext:value-type="float">
            <text:p>381.987038187346</text:p>
          </table:table-cell>
          <table:table-cell table:formula="of:=([.AG290]-([.AE290]^2*([$Sheet2.$B$20]*([.B290] - [$Sheet2.$B$21])^2 + [$Sheet2.$B$22]*([.B290]-[$Sheet2.$B$21]) + [$Sheet2.$B$23])    ))^2" office:value-type="float" office:value="30552.3706741192" calcext:value-type="float">
            <text:p>30552.3706741192</text:p>
          </table:table-cell>
          <table:table-cell table:formula="of:=([.AH290]-([.AE290]^2*([$Sheet2.$B$27]*([.B290] - [$Sheet2.$B$28])^2 + [$Sheet2.$B$29]*([.B290]-[$Sheet2.$B$28]) + [$Sheet2.$B$30])    ))^2" office:value-type="float" office:value="89567.2838083242" calcext:value-type="float">
            <text:p>89567.2838083242</text:p>
          </table:table-cell>
          <table:table-cell table:formula="of:=([.AI290]-([.AE290]^2*([$Sheet2.$B$34]*([.B290] - [$Sheet2.$B$35])^2 + [$Sheet2.$B$36]*([.B290]-[$Sheet2.$B$35]) + [$Sheet2.$B$37])    ))^2" office:value-type="float" office:value="9.00051425104718" calcext:value-type="float">
            <text:p>9.000514251047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11428" calcext:value-type="float">
            <text:p>0.11428</text:p>
          </table:table-cell>
          <table:table-cell office:value-type="float" office:value="0.0086423" calcext:value-type="float">
            <text:p>0.0086423</text:p>
          </table:table-cell>
          <table:table-cell office:value-type="float" office:value="0.10564" calcext:value-type="float">
            <text:p>0.10564</text:p>
          </table:table-cell>
          <table:table-cell office:value-type="float" office:value="-0.03949" calcext:value-type="float">
            <text:p>-0.03949</text:p>
          </table:table-cell>
          <table:table-cell office:value-type="float" office:value="-2.165" calcext:value-type="float">
            <text:p>-2.165</text:p>
          </table:table-cell>
          <table:table-cell office:value-type="float" office:value="-0.041154" calcext:value-type="float">
            <text:p>-0.041154</text:p>
          </table:table-cell>
          <table:table-cell office:value-type="float" office:value="-2.1238" calcext:value-type="float">
            <text:p>-2.1238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-0.026448" calcext:value-type="float">
            <text:p>-0.026448</text:p>
          </table:table-cell>
          <table:table-cell office:value-type="float" office:value="-0.0043075" calcext:value-type="float">
            <text:p>-0.0043075</text:p>
          </table:table-cell>
          <table:table-cell office:value-type="float" office:value="-0.022141" calcext:value-type="float">
            <text:p>-0.022141</text:p>
          </table:table-cell>
          <table:table-cell office:value-type="float" office:value="8.2516" calcext:value-type="float">
            <text:p>8.2516</text:p>
          </table:table-cell>
          <table:table-cell office:value-type="float" office:value="8.0129" calcext:value-type="float">
            <text:p>8.0129</text:p>
          </table:table-cell>
          <table:table-cell office:value-type="float" office:value="1.0298" calcext:value-type="float">
            <text:p>1.0298</text:p>
          </table:table-cell>
          <table:table-cell office:value-type="float" office:value="3332.4" calcext:value-type="float">
            <text:p>3332.4</text:p>
          </table:table-cell>
          <table:table-cell office:value-type="float" office:value="-1245.7" calcext:value-type="float">
            <text:p>-1245.7</text:p>
          </table:table-cell>
          <table:table-cell office:value-type="float" office:value="29747" calcext:value-type="float">
            <text:p>29747</text:p>
          </table:table-cell>
          <table:table-cell office:value-type="float" office:value="3332.4" calcext:value-type="float">
            <text:p>3332.4</text:p>
          </table:table-cell>
          <table:table-cell office:value-type="float" office:value="-1245.7" calcext:value-type="float">
            <text:p>-1245.7</text:p>
          </table:table-cell>
          <table:table-cell office:value-type="float" office:value="29747" calcext:value-type="float">
            <text:p>29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18" calcext:value-type="float">
            <text:p>24.818</text:p>
          </table:table-cell>
          <table:table-cell office:value-type="float" office:value="0.94338" calcext:value-type="float">
            <text:p>0.94338</text:p>
          </table:table-cell>
          <table:table-cell office:value-type="float" office:value="25" calcext:value-type="float">
            <text:p>25</text:p>
          </table:table-cell>
          <table:table-cell office:value-type="float" office:value="6.9099" calcext:value-type="float">
            <text:p>6.9099</text:p>
          </table:table-cell>
          <table:table-cell office:value-type="float" office:value="-8625.6" calcext:value-type="float">
            <text:p>-8625.6</text:p>
          </table:table-cell>
          <table:table-cell office:value-type="float" office:value="-14342" calcext:value-type="float">
            <text:p>-14342</text:p>
          </table:table-cell>
          <table:table-cell office:value-type="float" office:value="417.16" calcext:value-type="float">
            <text:p>417.16</text:p>
          </table:table-cell>
          <table:table-cell office:value-type="float" office:value="0.93681" calcext:value-type="float">
            <text:p>0.93681</text:p>
          </table:table-cell>
          <table:table-cell office:value-type="float" office:value="-0.24765" calcext:value-type="float">
            <text:p>-0.24765</text:p>
          </table:table-cell>
          <table:table-cell office:value-type="float" office:value="-0.020365" calcext:value-type="float">
            <text:p>-0.020365</text:p>
          </table:table-cell>
          <table:table-cell office:value-type="float" office:value="0" calcext:value-type="float">
            <text:p>0</text:p>
          </table:table-cell>
          <table:table-cell office:value-type="float" office:value="2720.8" calcext:value-type="float">
            <text:p>2720.8</text:p>
          </table:table-cell>
          <table:table-cell office:value-type="float" office:value="0.26545" calcext:value-type="float">
            <text:p>0.26545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8834" calcext:value-type="float">
            <text:p>0.88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1]-([$Sheet2.$B$2]*[.B291]+[$Sheet2.$B$3]))^2" office:value-type="float" office:value="0.000543935163315831" calcext:value-type="float">
            <text:p>0.000543935163316</text:p>
          </table:table-cell>
          <table:table-cell table:formula="of:=([.F291]-([$Sheet2.$B$7] + [$Sheet2.$B$8] * ([.B291] - [$Sheet2.$B$9])^2))^2" office:value-type="float" office:value="0.00000143283284873196" calcext:value-type="float">
            <text:p>1.43283284873196E-06</text:p>
          </table:table-cell>
          <table:table-cell table:formula="of:=([.X291]-([.AE291]^2*([$Sheet2.$B$13]*([.B291] - [$Sheet2.$B$14])^2 + [$Sheet2.$B$15]*([.B291]-[$Sheet2.$B$14]) + [$Sheet2.$B$16])    ))^2" office:value-type="float" office:value="469.864693710661" calcext:value-type="float">
            <text:p>469.864693710661</text:p>
          </table:table-cell>
          <table:table-cell table:formula="of:=([.AG291]-([.AE291]^2*([$Sheet2.$B$20]*([.B291] - [$Sheet2.$B$21])^2 + [$Sheet2.$B$22]*([.B291]-[$Sheet2.$B$21]) + [$Sheet2.$B$23])    ))^2" office:value-type="float" office:value="29508.4055748793" calcext:value-type="float">
            <text:p>29508.4055748793</text:p>
          </table:table-cell>
          <table:table-cell table:formula="of:=([.AH291]-([.AE291]^2*([$Sheet2.$B$27]*([.B291] - [$Sheet2.$B$28])^2 + [$Sheet2.$B$29]*([.B291]-[$Sheet2.$B$28]) + [$Sheet2.$B$30])    ))^2" office:value-type="float" office:value="92475.2692571451" calcext:value-type="float">
            <text:p>92475.2692571451</text:p>
          </table:table-cell>
          <table:table-cell table:formula="of:=([.AI291]-([.AE291]^2*([$Sheet2.$B$34]*([.B291] - [$Sheet2.$B$35])^2 + [$Sheet2.$B$36]*([.B291]-[$Sheet2.$B$35]) + [$Sheet2.$B$37])    ))^2" office:value-type="float" office:value="1.2769306087987" calcext:value-type="float">
            <text:p>1.276930608798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12679" calcext:value-type="float">
            <text:p>0.12679</text:p>
          </table:table-cell>
          <table:table-cell office:value-type="float" office:value="0.0091167" calcext:value-type="float">
            <text:p>0.0091167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0.043401" calcext:value-type="float">
            <text:p>-0.043401</text:p>
          </table:table-cell>
          <table:table-cell office:value-type="float" office:value="-2.3079" calcext:value-type="float">
            <text:p>-2.3079</text:p>
          </table:table-cell>
          <table:table-cell office:value-type="float" office:value="-0.043413" calcext:value-type="float">
            <text:p>-0.043413</text:p>
          </table:table-cell>
          <table:table-cell office:value-type="float" office:value="-2.2645" calcext:value-type="float">
            <text:p>-2.2645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-0.029798" calcext:value-type="float">
            <text:p>-0.029798</text:p>
          </table:table-cell>
          <table:table-cell office:value-type="float" office:value="-0.0045649" calcext:value-type="float">
            <text:p>-0.0045649</text:p>
          </table:table-cell>
          <table:table-cell office:value-type="float" office:value="-0.025234" calcext:value-type="float">
            <text:p>-0.025234</text:p>
          </table:table-cell>
          <table:table-cell office:value-type="float" office:value="7.8308" calcext:value-type="float">
            <text:p>7.8308</text:p>
          </table:table-cell>
          <table:table-cell office:value-type="float" office:value="7.803" calcext:value-type="float">
            <text:p>7.803</text:p>
          </table:table-cell>
          <table:table-cell office:value-type="float" office:value="1.0036" calcext:value-type="float">
            <text:p>1.0036</text:p>
          </table:table-cell>
          <table:table-cell office:value-type="float" office:value="3712.2" calcext:value-type="float">
            <text:p>3712.2</text:p>
          </table:table-cell>
          <table:table-cell office:value-type="float" office:value="-1369.1" calcext:value-type="float">
            <text:p>-1369.1</text:p>
          </table:table-cell>
          <table:table-cell office:value-type="float" office:value="31322" calcext:value-type="float">
            <text:p>31322</text:p>
          </table:table-cell>
          <table:table-cell office:value-type="float" office:value="3712.2" calcext:value-type="float">
            <text:p>3712.2</text:p>
          </table:table-cell>
          <table:table-cell office:value-type="float" office:value="-1369.1" calcext:value-type="float">
            <text:p>-1369.1</text:p>
          </table:table-cell>
          <table:table-cell office:value-type="float" office:value="31322" calcext:value-type="float">
            <text:p>3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99" calcext:value-type="float">
            <text:p>24.799</text:p>
          </table:table-cell>
          <table:table-cell office:value-type="float" office:value="0.96877" calcext:value-type="float">
            <text:p>0.96877</text:p>
          </table:table-cell>
          <table:table-cell office:value-type="float" office:value="25" calcext:value-type="float">
            <text:p>25</text:p>
          </table:table-cell>
          <table:table-cell office:value-type="float" office:value="7.2773" calcext:value-type="float">
            <text:p>7.2773</text:p>
          </table:table-cell>
          <table:table-cell office:value-type="float" office:value="-9144.9" calcext:value-type="float">
            <text:p>-9144.9</text:p>
          </table:table-cell>
          <table:table-cell office:value-type="float" office:value="-15289" calcext:value-type="float">
            <text:p>-15289</text:p>
          </table:table-cell>
          <table:table-cell office:value-type="float" office:value="470.01" calcext:value-type="float">
            <text:p>470.01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-0.24774" calcext:value-type="float">
            <text:p>-0.24774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" calcext:value-type="float">
            <text:p>0</text:p>
          </table:table-cell>
          <table:table-cell office:value-type="float" office:value="2794.1" calcext:value-type="float">
            <text:p>2794.1</text:p>
          </table:table-cell>
          <table:table-cell office:value-type="float" office:value="0.29547" calcext:value-type="float">
            <text:p>0.29547</text:p>
          </table:table-cell>
          <table:table-cell office:value-type="float" office:value="1.08" calcext:value-type="float">
            <text:p>1.08</text:p>
          </table:table-cell>
          <table:table-cell office:value-type="float" office:value="0.92913" calcext:value-type="float">
            <text:p>0.929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2]-([$Sheet2.$B$2]*[.B292]+[$Sheet2.$B$3]))^2" office:value-type="float" office:value="0.000492297468309779" calcext:value-type="float">
            <text:p>0.00049229746831</text:p>
          </table:table-cell>
          <table:table-cell table:formula="of:=([.F292]-([$Sheet2.$B$7] + [$Sheet2.$B$8] * ([.B292] - [$Sheet2.$B$9])^2))^2" office:value-type="float" office:value="0.00000169557194937945" calcext:value-type="float">
            <text:p>1.69557194937945E-06</text:p>
          </table:table-cell>
          <table:table-cell table:formula="of:=([.X292]-([.AE292]^2*([$Sheet2.$B$13]*([.B292] - [$Sheet2.$B$14])^2 + [$Sheet2.$B$15]*([.B292]-[$Sheet2.$B$14]) + [$Sheet2.$B$16])    ))^2" office:value-type="float" office:value="546.200885543533" calcext:value-type="float">
            <text:p>546.200885543533</text:p>
          </table:table-cell>
          <table:table-cell table:formula="of:=([.AG292]-([.AE292]^2*([$Sheet2.$B$20]*([.B292] - [$Sheet2.$B$21])^2 + [$Sheet2.$B$22]*([.B292]-[$Sheet2.$B$21]) + [$Sheet2.$B$23])    ))^2" office:value-type="float" office:value="27427.8423662987" calcext:value-type="float">
            <text:p>27427.8423662987</text:p>
          </table:table-cell>
          <table:table-cell table:formula="of:=([.AH292]-([.AE292]^2*([$Sheet2.$B$27]*([.B292] - [$Sheet2.$B$28])^2 + [$Sheet2.$B$29]*([.B292]-[$Sheet2.$B$28]) + [$Sheet2.$B$30])    ))^2" office:value-type="float" office:value="91358.605797715" calcext:value-type="float">
            <text:p>91358.605797715</text:p>
          </table:table-cell>
          <table:table-cell table:formula="of:=([.AI292]-([.AE292]^2*([$Sheet2.$B$34]*([.B292] - [$Sheet2.$B$35])^2 + [$Sheet2.$B$36]*([.B292]-[$Sheet2.$B$35]) + [$Sheet2.$B$37])    ))^2" office:value-type="float" office:value="0.386958634885282" calcext:value-type="float">
            <text:p>0.38695863488528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13992" calcext:value-type="float">
            <text:p>0.13992</text:p>
          </table:table-cell>
          <table:table-cell office:value-type="float" office:value="0.0095998" calcext:value-type="float">
            <text:p>0.0095998</text:p>
          </table:table-cell>
          <table:table-cell office:value-type="float" office:value="0.13032" calcext:value-type="float">
            <text:p>0.13032</text:p>
          </table:table-cell>
          <table:table-cell office:value-type="float" office:value="-0.047507" calcext:value-type="float">
            <text:p>-0.047507</text:p>
          </table:table-cell>
          <table:table-cell office:value-type="float" office:value="-2.4529" calcext:value-type="float">
            <text:p>-2.4529</text:p>
          </table:table-cell>
          <table:table-cell office:value-type="float" office:value="-0.045713" calcext:value-type="float">
            <text:p>-0.045713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-0.03332" calcext:value-type="float">
            <text:p>-0.03332</text:p>
          </table:table-cell>
          <table:table-cell office:value-type="float" office:value="-0.0048261" calcext:value-type="float">
            <text:p>-0.0048261</text:p>
          </table:table-cell>
          <table:table-cell office:value-type="float" office:value="-0.028494" calcext:value-type="float">
            <text:p>-0.028494</text:p>
          </table:table-cell>
          <table:table-cell office:value-type="float" office:value="7.449" calcext:value-type="float">
            <text:p>7.449</text:p>
          </table:table-cell>
          <table:table-cell office:value-type="float" office:value="7.605" calcext:value-type="float">
            <text:p>7.605</text:p>
          </table:table-cell>
          <table:table-cell office:value-type="float" office:value="0.9795" calcext:value-type="float">
            <text:p>0.9795</text:p>
          </table:table-cell>
          <table:table-cell office:value-type="float" office:value="4111.2" calcext:value-type="float">
            <text:p>4111.2</text:p>
          </table:table-cell>
          <table:table-cell office:value-type="float" office:value="-1498.6" calcext:value-type="float">
            <text:p>-1498.6</text:p>
          </table:table-cell>
          <table:table-cell office:value-type="float" office:value="32880" calcext:value-type="float">
            <text:p>32880</text:p>
          </table:table-cell>
          <table:table-cell office:value-type="float" office:value="4111.2" calcext:value-type="float">
            <text:p>4111.2</text:p>
          </table:table-cell>
          <table:table-cell office:value-type="float" office:value="-1498.6" calcext:value-type="float">
            <text:p>-1498.6</text:p>
          </table:table-cell>
          <table:table-cell office:value-type="float" office:value="32880" calcext:value-type="float">
            <text:p>32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78" calcext:value-type="float">
            <text:p>24.778</text:p>
          </table:table-cell>
          <table:table-cell office:value-type="float" office:value="0.99399" calcext:value-type="float">
            <text:p>0.99399</text:p>
          </table:table-cell>
          <table:table-cell office:value-type="float" office:value="25" calcext:value-type="float">
            <text:p>25</text:p>
          </table:table-cell>
          <table:table-cell office:value-type="float" office:value="7.646" calcext:value-type="float">
            <text:p>7.646</text:p>
          </table:table-cell>
          <table:table-cell office:value-type="float" office:value="-9667" calcext:value-type="float">
            <text:p>-9667</text:p>
          </table:table-cell>
          <table:table-cell office:value-type="float" office:value="-16250" calcext:value-type="float">
            <text:p>-16250</text:p>
          </table:table-cell>
          <table:table-cell office:value-type="float" office:value="525.55" calcext:value-type="float">
            <text:p>525.55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23668" calcext:value-type="float">
            <text:p>-0.023668</text:p>
          </table:table-cell>
          <table:table-cell office:value-type="float" office:value="0" calcext:value-type="float">
            <text:p>0</text:p>
          </table:table-cell>
          <table:table-cell office:value-type="float" office:value="2866.8" calcext:value-type="float">
            <text:p>2866.8</text:p>
          </table:table-cell>
          <table:table-cell office:value-type="float" office:value="0.32695" calcext:value-type="float">
            <text:p>0.32695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43" calcext:value-type="float">
            <text:p>0.97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3]-([$Sheet2.$B$2]*[.B293]+[$Sheet2.$B$3]))^2" office:value-type="float" office:value="0.000422020489849441" calcext:value-type="float">
            <text:p>0.000422020489849</text:p>
          </table:table-cell>
          <table:table-cell table:formula="of:=([.F293]-([$Sheet2.$B$7] + [$Sheet2.$B$8] * ([.B293] - [$Sheet2.$B$9])^2))^2" office:value-type="float" office:value="0.00000173067494518854" calcext:value-type="float">
            <text:p>1.73067494518854E-06</text:p>
          </table:table-cell>
          <table:table-cell table:formula="of:=([.X293]-([.AE293]^2*([$Sheet2.$B$13]*([.B293] - [$Sheet2.$B$14])^2 + [$Sheet2.$B$15]*([.B293]-[$Sheet2.$B$14]) + [$Sheet2.$B$16])    ))^2" office:value-type="float" office:value="596.738136005938" calcext:value-type="float">
            <text:p>596.738136005938</text:p>
          </table:table-cell>
          <table:table-cell table:formula="of:=([.AG293]-([.AE293]^2*([$Sheet2.$B$20]*([.B293] - [$Sheet2.$B$21])^2 + [$Sheet2.$B$22]*([.B293]-[$Sheet2.$B$21]) + [$Sheet2.$B$23])    ))^2" office:value-type="float" office:value="24146.8723586159" calcext:value-type="float">
            <text:p>24146.8723586159</text:p>
          </table:table-cell>
          <table:table-cell table:formula="of:=([.AH293]-([.AE293]^2*([$Sheet2.$B$27]*([.B293] - [$Sheet2.$B$28])^2 + [$Sheet2.$B$29]*([.B293]-[$Sheet2.$B$28]) + [$Sheet2.$B$30])    ))^2" office:value-type="float" office:value="85704.39026785" calcext:value-type="float">
            <text:p>85704.39026785</text:p>
          </table:table-cell>
          <table:table-cell table:formula="of:=([.AI293]-([.AE293]^2*([$Sheet2.$B$34]*([.B293] - [$Sheet2.$B$35])^2 + [$Sheet2.$B$36]*([.B293]-[$Sheet2.$B$35]) + [$Sheet2.$B$37])    ))^2" office:value-type="float" office:value="4.47802692603431" calcext:value-type="float">
            <text:p>4.4780269260343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5367" calcext:value-type="float">
            <text:p>0.15367</text:p>
          </table:table-cell>
          <table:table-cell office:value-type="float" office:value="0.010103" calcext:value-type="float">
            <text:p>0.010103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-0.051804" calcext:value-type="float">
            <text:p>-0.051804</text:p>
          </table:table-cell>
          <table:table-cell office:value-type="float" office:value="-2.6" calcext:value-type="float">
            <text:p>-2.6</text:p>
          </table:table-cell>
          <table:table-cell office:value-type="float" office:value="-0.048111" calcext:value-type="float">
            <text:p>-0.048111</text:p>
          </table:table-cell>
          <table:table-cell office:value-type="float" office:value="-2.5519" calcext:value-type="float">
            <text:p>-2.551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037026" calcext:value-type="float">
            <text:p>-0.037026</text:p>
          </table:table-cell>
          <table:table-cell office:value-type="float" office:value="-0.0051018" calcext:value-type="float">
            <text:p>-0.0051018</text:p>
          </table:table-cell>
          <table:table-cell office:value-type="float" office:value="-0.031924" calcext:value-type="float">
            <text:p>-0.031924</text:p>
          </table:table-cell>
          <table:table-cell office:value-type="float" office:value="7.1006" calcext:value-type="float">
            <text:p>7.1006</text:p>
          </table:table-cell>
          <table:table-cell office:value-type="float" office:value="7.4173" calcext:value-type="float">
            <text:p>7.4173</text:p>
          </table:table-cell>
          <table:table-cell office:value-type="float" office:value="0.95731" calcext:value-type="float">
            <text:p>0.95731</text:p>
          </table:table-cell>
          <table:table-cell office:value-type="float" office:value="4529" calcext:value-type="float">
            <text:p>4529</text:p>
          </table:table-cell>
          <table:table-cell office:value-type="float" office:value="-1634.2" calcext:value-type="float">
            <text:p>-1634.2</text:p>
          </table:table-cell>
          <table:table-cell office:value-type="float" office:value="34422" calcext:value-type="float">
            <text:p>34422</text:p>
          </table:table-cell>
          <table:table-cell office:value-type="float" office:value="4529" calcext:value-type="float">
            <text:p>4529</text:p>
          </table:table-cell>
          <table:table-cell office:value-type="float" office:value="-1634.2" calcext:value-type="float">
            <text:p>-1634.2</text:p>
          </table:table-cell>
          <table:table-cell office:value-type="float" office:value="34422" calcext:value-type="float">
            <text:p>34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56" calcext:value-type="float">
            <text:p>24.756</text:p>
          </table:table-cell>
          <table:table-cell office:value-type="float" office:value="1.0191" calcext:value-type="float">
            <text:p>1.0191</text:p>
          </table:table-cell>
          <table:table-cell office:value-type="float" office:value="25" calcext:value-type="float">
            <text:p>25</text:p>
          </table:table-cell>
          <table:table-cell office:value-type="float" office:value="8.0164" calcext:value-type="float">
            <text:p>8.0164</text:p>
          </table:table-cell>
          <table:table-cell office:value-type="float" office:value="-10192" calcext:value-type="float">
            <text:p>-10192</text:p>
          </table:table-cell>
          <table:table-cell office:value-type="float" office:value="-17224" calcext:value-type="float">
            <text:p>-17224</text:p>
          </table:table-cell>
          <table:table-cell office:value-type="float" office:value="584" calcext:value-type="float">
            <text:p>584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-0.24794" calcext:value-type="float">
            <text:p>-0.24794</text:p>
          </table:table-cell>
          <table:table-cell office:value-type="float" office:value="-0.025269" calcext:value-type="float">
            <text:p>-0.025269</text:p>
          </table:table-cell>
          <table:table-cell office:value-type="float" office:value="0" calcext:value-type="float">
            <text:p>0</text:p>
          </table:table-cell>
          <table:table-cell office:value-type="float" office:value="2939.3" calcext:value-type="float">
            <text:p>2939.3</text:p>
          </table:table-cell>
          <table:table-cell office:value-type="float" office:value="0.35986" calcext:value-type="float">
            <text:p>0.35986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189" calcext:value-type="float">
            <text:p>1.0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4]-([$Sheet2.$B$2]*[.B294]+[$Sheet2.$B$3]))^2" office:value-type="float" office:value="0.000338504696766712" calcext:value-type="float">
            <text:p>0.000338504696767</text:p>
          </table:table-cell>
          <table:table-cell table:formula="of:=([.F294]-([$Sheet2.$B$7] + [$Sheet2.$B$8] * ([.B294] - [$Sheet2.$B$9])^2))^2" office:value-type="float" office:value="0.0000015307619845302" calcext:value-type="float">
            <text:p>1.5307619845302E-06</text:p>
          </table:table-cell>
          <table:table-cell table:formula="of:=([.X294]-([.AE294]^2*([$Sheet2.$B$13]*([.B294] - [$Sheet2.$B$14])^2 + [$Sheet2.$B$15]*([.B294]-[$Sheet2.$B$14]) + [$Sheet2.$B$16])    ))^2" office:value-type="float" office:value="617.433635255835" calcext:value-type="float">
            <text:p>617.433635255835</text:p>
          </table:table-cell>
          <table:table-cell table:formula="of:=([.AG294]-([.AE294]^2*([$Sheet2.$B$20]*([.B294] - [$Sheet2.$B$21])^2 + [$Sheet2.$B$22]*([.B294]-[$Sheet2.$B$21]) + [$Sheet2.$B$23])    ))^2" office:value-type="float" office:value="19942.3616083723" calcext:value-type="float">
            <text:p>19942.3616083723</text:p>
          </table:table-cell>
          <table:table-cell table:formula="of:=([.AH294]-([.AE294]^2*([$Sheet2.$B$27]*([.B294] - [$Sheet2.$B$28])^2 + [$Sheet2.$B$29]*([.B294]-[$Sheet2.$B$28]) + [$Sheet2.$B$30])    ))^2" office:value-type="float" office:value="75399.2547804556" calcext:value-type="float">
            <text:p>75399.2547804556</text:p>
          </table:table-cell>
          <table:table-cell table:formula="of:=([.AI294]-([.AE294]^2*([$Sheet2.$B$34]*([.B294] - [$Sheet2.$B$35])^2 + [$Sheet2.$B$36]*([.B294]-[$Sheet2.$B$35]) + [$Sheet2.$B$37])    ))^2" office:value-type="float" office:value="12.7606927516817" calcext:value-type="float">
            <text:p>12.76069275168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1574" calcext:value-type="float">
            <text:p>0.1574</text:p>
          </table:table-cell>
          <table:table-cell office:value-type="float" office:value="-0.056288" calcext:value-type="float">
            <text:p>-0.056288</text:p>
          </table:table-cell>
          <table:table-cell office:value-type="float" office:value="-2.7489" calcext:value-type="float">
            <text:p>-2.7489</text:p>
          </table:table-cell>
          <table:table-cell office:value-type="float" office:value="-0.050524" calcext:value-type="float">
            <text:p>-0.050524</text:p>
          </table:table-cell>
          <table:table-cell office:value-type="float" office:value="-2.6984" calcext:value-type="float">
            <text:p>-2.69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40894" calcext:value-type="float">
            <text:p>-0.040894</text:p>
          </table:table-cell>
          <table:table-cell office:value-type="float" office:value="-0.0053763" calcext:value-type="float">
            <text:p>-0.0053763</text:p>
          </table:table-cell>
          <table:table-cell office:value-type="float" office:value="-0.035518" calcext:value-type="float">
            <text:p>-0.035518</text:p>
          </table:table-cell>
          <table:table-cell office:value-type="float" office:value="6.7825" calcext:value-type="float">
            <text:p>6.7825</text:p>
          </table:table-cell>
          <table:table-cell office:value-type="float" office:value="7.2402" calcext:value-type="float">
            <text:p>7.2402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4965.2" calcext:value-type="float">
            <text:p>4965.2</text:p>
          </table:table-cell>
          <table:table-cell office:value-type="float" office:value="-1775.6" calcext:value-type="float">
            <text:p>-1775.6</text:p>
          </table:table-cell>
          <table:table-cell office:value-type="float" office:value="35947" calcext:value-type="float">
            <text:p>35947</text:p>
          </table:table-cell>
          <table:table-cell office:value-type="float" office:value="4965.2" calcext:value-type="float">
            <text:p>4965.2</text:p>
          </table:table-cell>
          <table:table-cell office:value-type="float" office:value="-1775.6" calcext:value-type="float">
            <text:p>-1775.6</text:p>
          </table:table-cell>
          <table:table-cell office:value-type="float" office:value="35947" calcext:value-type="float">
            <text:p>35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33" calcext:value-type="float">
            <text:p>24.733</text:p>
          </table:table-cell>
          <table:table-cell office:value-type="float" office:value="1.0441" calcext:value-type="float">
            <text:p>1.0441</text:p>
          </table:table-cell>
          <table:table-cell office:value-type="float" office:value="25" calcext:value-type="float">
            <text:p>25</text:p>
          </table:table-cell>
          <table:table-cell office:value-type="float" office:value="8.3871" calcext:value-type="float">
            <text:p>8.3871</text:p>
          </table:table-cell>
          <table:table-cell office:value-type="float" office:value="-10719" calcext:value-type="float">
            <text:p>-10719</text:p>
          </table:table-cell>
          <table:table-cell office:value-type="float" office:value="-18211" calcext:value-type="float">
            <text:p>-18211</text:p>
          </table:table-cell>
          <table:table-cell office:value-type="float" office:value="645.02" calcext:value-type="float">
            <text:p>645.02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-0.24804" calcext:value-type="float">
            <text:p>-0.24804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0" calcext:value-type="float">
            <text:p>0</text:p>
          </table:table-cell>
          <table:table-cell office:value-type="float" office:value="3011.2" calcext:value-type="float">
            <text:p>3011.2</text:p>
          </table:table-cell>
          <table:table-cell office:value-type="float" office:value="0.39415" calcext:value-type="float">
            <text:p>0.39415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629" calcext:value-type="float">
            <text:p>1.06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5]-([$Sheet2.$B$2]*[.B295]+[$Sheet2.$B$3]))^2" office:value-type="float" office:value="0.00024504323814654" calcext:value-type="float">
            <text:p>0.000245043238147</text:p>
          </table:table-cell>
          <table:table-cell table:formula="of:=([.F295]-([$Sheet2.$B$7] + [$Sheet2.$B$8] * ([.B295] - [$Sheet2.$B$9])^2))^2" office:value-type="float" office:value="0.00000107579773982961" calcext:value-type="float">
            <text:p>1.07579773982961E-06</text:p>
          </table:table-cell>
          <table:table-cell table:formula="of:=([.X295]-([.AE295]^2*([$Sheet2.$B$13]*([.B295] - [$Sheet2.$B$14])^2 + [$Sheet2.$B$15]*([.B295]-[$Sheet2.$B$14]) + [$Sheet2.$B$16])    ))^2" office:value-type="float" office:value="591.992903242974" calcext:value-type="float">
            <text:p>591.992903242974</text:p>
          </table:table-cell>
          <table:table-cell table:formula="of:=([.AG295]-([.AE295]^2*([$Sheet2.$B$20]*([.B295] - [$Sheet2.$B$21])^2 + [$Sheet2.$B$22]*([.B295]-[$Sheet2.$B$21]) + [$Sheet2.$B$23])    ))^2" office:value-type="float" office:value="14929.8817612851" calcext:value-type="float">
            <text:p>14929.8817612851</text:p>
          </table:table-cell>
          <table:table-cell table:formula="of:=([.AH295]-([.AE295]^2*([$Sheet2.$B$27]*([.B295] - [$Sheet2.$B$28])^2 + [$Sheet2.$B$29]*([.B295]-[$Sheet2.$B$28]) + [$Sheet2.$B$30])    ))^2" office:value-type="float" office:value="61387.1178914567" calcext:value-type="float">
            <text:p>61387.1178914567</text:p>
          </table:table-cell>
          <table:table-cell table:formula="of:=([.AI295]-([.AE295]^2*([$Sheet2.$B$34]*([.B295] - [$Sheet2.$B$35])^2 + [$Sheet2.$B$36]*([.B295]-[$Sheet2.$B$35]) + [$Sheet2.$B$37])    ))^2" office:value-type="float" office:value="21.6251863026654" calcext:value-type="float">
            <text:p>21.62518630266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18294" calcext:value-type="float">
            <text:p>0.18294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2.8997" calcext:value-type="float">
            <text:p>-2.8997</text:p>
          </table:table-cell>
          <table:table-cell office:value-type="float" office:value="-0.053115" calcext:value-type="float">
            <text:p>-0.053115</text:p>
          </table:table-cell>
          <table:table-cell office:value-type="float" office:value="-2.8466" calcext:value-type="float">
            <text:p>-2.846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-0.044945" calcext:value-type="float">
            <text:p>-0.044945</text:p>
          </table:table-cell>
          <table:table-cell office:value-type="float" office:value="-0.0056763" calcext:value-type="float">
            <text:p>-0.0056763</text:p>
          </table:table-cell>
          <table:table-cell office:value-type="float" office:value="-0.039269" calcext:value-type="float">
            <text:p>-0.039269</text:p>
          </table:table-cell>
          <table:table-cell office:value-type="float" office:value="6.49" calcext:value-type="float">
            <text:p>6.49</text:p>
          </table:table-cell>
          <table:table-cell office:value-type="float" office:value="7.0716" calcext:value-type="float">
            <text:p>7.0716</text:p>
          </table:table-cell>
          <table:table-cell office:value-type="float" office:value="0.91775" calcext:value-type="float">
            <text:p>0.91775</text:p>
          </table:table-cell>
          <table:table-cell office:value-type="float" office:value="5419.1" calcext:value-type="float">
            <text:p>5419.1</text:p>
          </table:table-cell>
          <table:table-cell office:value-type="float" office:value="-1922.9" calcext:value-type="float">
            <text:p>-1922.9</text:p>
          </table:table-cell>
          <table:table-cell office:value-type="float" office:value="37454" calcext:value-type="float">
            <text:p>37454</text:p>
          </table:table-cell>
          <table:table-cell office:value-type="float" office:value="5419.1" calcext:value-type="float">
            <text:p>5419.1</text:p>
          </table:table-cell>
          <table:table-cell office:value-type="float" office:value="-1922.9" calcext:value-type="float">
            <text:p>-1922.9</text:p>
          </table:table-cell>
          <table:table-cell office:value-type="float" office:value="37454" calcext:value-type="float">
            <text:p>37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08" calcext:value-type="float">
            <text:p>24.708</text:p>
          </table:table-cell>
          <table:table-cell office:value-type="float" office:value="1.069" calcext:value-type="float">
            <text:p>1.069</text:p>
          </table:table-cell>
          <table:table-cell office:value-type="float" office:value="25" calcext:value-type="float">
            <text:p>25</text:p>
          </table:table-cell>
          <table:table-cell office:value-type="float" office:value="8.7595" calcext:value-type="float">
            <text:p>8.7595</text:p>
          </table:table-cell>
          <table:table-cell office:value-type="float" office:value="-11249" calcext:value-type="float">
            <text:p>-11249</text:p>
          </table:table-cell>
          <table:table-cell office:value-type="float" office:value="-19210" calcext:value-type="float">
            <text:p>-19210</text:p>
          </table:table-cell>
          <table:table-cell office:value-type="float" office:value="708.92" calcext:value-type="float">
            <text:p>708.92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0.42976" calcext:value-type="float">
            <text:p>0.42976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1063" calcext:value-type="float">
            <text:p>1.1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6]-([$Sheet2.$B$2]*[.B296]+[$Sheet2.$B$3]))^2" office:value-type="float" office:value="0.000153988661927221" calcext:value-type="float">
            <text:p>0.000153988661927</text:p>
          </table:table-cell>
          <table:table-cell table:formula="of:=([.F296]-([$Sheet2.$B$7] + [$Sheet2.$B$8] * ([.B296] - [$Sheet2.$B$9])^2))^2" office:value-type="float" office:value="0.000000511872002617578" calcext:value-type="float">
            <text:p>5.11872002617578E-07</text:p>
          </table:table-cell>
          <table:table-cell table:formula="of:=([.X296]-([.AE296]^2*([$Sheet2.$B$13]*([.B296] - [$Sheet2.$B$14])^2 + [$Sheet2.$B$15]*([.B296]-[$Sheet2.$B$14]) + [$Sheet2.$B$16])    ))^2" office:value-type="float" office:value="527.910420510684" calcext:value-type="float">
            <text:p>527.910420510684</text:p>
          </table:table-cell>
          <table:table-cell table:formula="of:=([.AG296]-([.AE296]^2*([$Sheet2.$B$20]*([.B296] - [$Sheet2.$B$21])^2 + [$Sheet2.$B$22]*([.B296]-[$Sheet2.$B$21]) + [$Sheet2.$B$23])    ))^2" office:value-type="float" office:value="9861.29337829242" calcext:value-type="float">
            <text:p>9861.29337829242</text:p>
          </table:table-cell>
          <table:table-cell table:formula="of:=([.AH296]-([.AE296]^2*([$Sheet2.$B$27]*([.B296] - [$Sheet2.$B$28])^2 + [$Sheet2.$B$29]*([.B296]-[$Sheet2.$B$28]) + [$Sheet2.$B$30])    ))^2" office:value-type="float" office:value="44638.4334761616" calcext:value-type="float">
            <text:p>44638.4334761616</text:p>
          </table:table-cell>
          <table:table-cell table:formula="of:=([.AI296]-([.AE296]^2*([$Sheet2.$B$34]*([.B296] - [$Sheet2.$B$35])^2 + [$Sheet2.$B$36]*([.B296]-[$Sheet2.$B$35]) + [$Sheet2.$B$37])    ))^2" office:value-type="float" office:value="32.0397644162143" calcext:value-type="float">
            <text:p>32.039764416214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19844" calcext:value-type="float">
            <text:p>0.19844</text:p>
          </table:table-cell>
          <table:table-cell office:value-type="float" office:value="0.011711" calcext:value-type="float">
            <text:p>0.011711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-0.065805" calcext:value-type="float">
            <text:p>-0.065805</text:p>
          </table:table-cell>
          <table:table-cell office:value-type="float" office:value="-3.0522" calcext:value-type="float">
            <text:p>-3.0522</text:p>
          </table:table-cell>
          <table:table-cell office:value-type="float" office:value="-0.055767" calcext:value-type="float">
            <text:p>-0.055767</text:p>
          </table:table-cell>
          <table:table-cell office:value-type="float" office:value="-2.9965" calcext:value-type="float">
            <text:p>-2.9965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-0.049161" calcext:value-type="float">
            <text:p>-0.049161</text:p>
          </table:table-cell>
          <table:table-cell office:value-type="float" office:value="-0.0059828" calcext:value-type="float">
            <text:p>-0.0059828</text:p>
          </table:table-cell>
          <table:table-cell office:value-type="float" office:value="-0.043179" calcext:value-type="float">
            <text:p>-0.043179</text:p>
          </table:table-cell>
          <table:table-cell office:value-type="float" office:value="6.2208" calcext:value-type="float">
            <text:p>6.2208</text:p>
          </table:table-cell>
          <table:table-cell office:value-type="float" office:value="6.9116" calcext:value-type="float">
            <text:p>6.9116</text:p>
          </table:table-cell>
          <table:table-cell office:value-type="float" office:value="0.90005" calcext:value-type="float">
            <text:p>0.90005</text:p>
          </table:table-cell>
          <table:table-cell office:value-type="float" office:value="5890.5" calcext:value-type="float">
            <text:p>5890.5</text:p>
          </table:table-cell>
          <table:table-cell office:value-type="float" office:value="-2075.9" calcext:value-type="float">
            <text:p>-2075.9</text:p>
          </table:table-cell>
          <table:table-cell office:value-type="float" office:value="38941" calcext:value-type="float">
            <text:p>38941</text:p>
          </table:table-cell>
          <table:table-cell office:value-type="float" office:value="5890.5" calcext:value-type="float">
            <text:p>5890.5</text:p>
          </table:table-cell>
          <table:table-cell office:value-type="float" office:value="-2075.9" calcext:value-type="float">
            <text:p>-2075.9</text:p>
          </table:table-cell>
          <table:table-cell office:value-type="float" office:value="38941" calcext:value-type="float">
            <text:p>38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83" calcext:value-type="float">
            <text:p>24.683</text:p>
          </table:table-cell>
          <table:table-cell office:value-type="float" office:value="1.0937" calcext:value-type="float">
            <text:p>1.0937</text:p>
          </table:table-cell>
          <table:table-cell office:value-type="float" office:value="25" calcext:value-type="float">
            <text:p>25</text:p>
          </table:table-cell>
          <table:table-cell office:value-type="float" office:value="9.1323" calcext:value-type="float">
            <text:p>9.1323</text:p>
          </table:table-cell>
          <table:table-cell office:value-type="float" office:value="-11780" calcext:value-type="float">
            <text:p>-11780</text:p>
          </table:table-cell>
          <table:table-cell office:value-type="float" office:value="-20220" calcext:value-type="float">
            <text:p>-20220</text:p>
          </table:table-cell>
          <table:table-cell office:value-type="float" office:value="775.41" calcext:value-type="float">
            <text:p>775.41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0.24826" calcext:value-type="float">
            <text:p>-0.24826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0" calcext:value-type="float">
            <text:p>0</text:p>
          </table:table-cell>
          <table:table-cell office:value-type="float" office:value="3154.4" calcext:value-type="float">
            <text:p>3154.4</text:p>
          </table:table-cell>
          <table:table-cell office:value-type="float" office:value="0.46666" calcext:value-type="float">
            <text:p>0.46666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49" calcext:value-type="float">
            <text:p>1.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7]-([$Sheet2.$B$2]*[.B297]+[$Sheet2.$B$3]))^2" office:value-type="float" office:value="0.0000716490579268881" calcext:value-type="float">
            <text:p>7.16490579268881E-05</text:p>
          </table:table-cell>
          <table:table-cell table:formula="of:=([.F297]-([$Sheet2.$B$7] + [$Sheet2.$B$8] * ([.B297] - [$Sheet2.$B$9])^2))^2" office:value-type="float" office:value="0.000000063492146677953" calcext:value-type="float">
            <text:p>6.3492146677953E-08</text:p>
          </table:table-cell>
          <table:table-cell table:formula="of:=([.X297]-([.AE297]^2*([$Sheet2.$B$13]*([.B297] - [$Sheet2.$B$14])^2 + [$Sheet2.$B$15]*([.B297]-[$Sheet2.$B$14]) + [$Sheet2.$B$16])    ))^2" office:value-type="float" office:value="423.717642866555" calcext:value-type="float">
            <text:p>423.717642866555</text:p>
          </table:table-cell>
          <table:table-cell table:formula="of:=([.AG297]-([.AE297]^2*([$Sheet2.$B$20]*([.B297] - [$Sheet2.$B$21])^2 + [$Sheet2.$B$22]*([.B297]-[$Sheet2.$B$21]) + [$Sheet2.$B$23])    ))^2" office:value-type="float" office:value="4979.54287690544" calcext:value-type="float">
            <text:p>4979.54287690544</text:p>
          </table:table-cell>
          <table:table-cell table:formula="of:=([.AH297]-([.AE297]^2*([$Sheet2.$B$27]*([.B297] - [$Sheet2.$B$28])^2 + [$Sheet2.$B$29]*([.B297]-[$Sheet2.$B$28]) + [$Sheet2.$B$30])    ))^2" office:value-type="float" office:value="26938.9251431139" calcext:value-type="float">
            <text:p>26938.9251431139</text:p>
          </table:table-cell>
          <table:table-cell table:formula="of:=([.AI297]-([.AE297]^2*([$Sheet2.$B$34]*([.B297] - [$Sheet2.$B$35])^2 + [$Sheet2.$B$36]*([.B297]-[$Sheet2.$B$35]) + [$Sheet2.$B$37])    ))^2" office:value-type="float" office:value="39.8470031724892" calcext:value-type="float">
            <text:p>39.847003172489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012282" calcext:value-type="float">
            <text:p>0.012282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-0.070832" calcext:value-type="float">
            <text:p>-0.070832</text:p>
          </table:table-cell>
          <table:table-cell office:value-type="float" office:value="-3.2064" calcext:value-type="float">
            <text:p>-3.2064</text:p>
          </table:table-cell>
          <table:table-cell office:value-type="float" office:value="-0.058488" calcext:value-type="float">
            <text:p>-0.058488</text:p>
          </table:table-cell>
          <table:table-cell office:value-type="float" office:value="-3.1479" calcext:value-type="float">
            <text:p>-3.1479</text:p>
          </table:table-cell>
          <table:table-cell office:value-type="float" office:value="0.78069" calcext:value-type="float">
            <text:p>0.78069</text:p>
          </table:table-cell>
          <table:table-cell office:value-type="float" office:value="-0.053544" calcext:value-type="float">
            <text:p>-0.053544</text:p>
          </table:table-cell>
          <table:table-cell office:value-type="float" office:value="-0.0062981" calcext:value-type="float">
            <text:p>-0.0062981</text:p>
          </table:table-cell>
          <table:table-cell office:value-type="float" office:value="-0.047246" calcext:value-type="float">
            <text:p>-0.047246</text:p>
          </table:table-cell>
          <table:table-cell office:value-type="float" office:value="5.9725" calcext:value-type="float">
            <text:p>5.9725</text:p>
          </table:table-cell>
          <table:table-cell office:value-type="float" office:value="6.7598" calcext:value-type="float">
            <text:p>6.7598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6378.8" calcext:value-type="float">
            <text:p>6378.8</text:p>
          </table:table-cell>
          <table:table-cell office:value-type="float" office:value="-2234.5" calcext:value-type="float">
            <text:p>-2234.5</text:p>
          </table:table-cell>
          <table:table-cell office:value-type="float" office:value="40411" calcext:value-type="float">
            <text:p>40411</text:p>
          </table:table-cell>
          <table:table-cell office:value-type="float" office:value="6378.8" calcext:value-type="float">
            <text:p>6378.8</text:p>
          </table:table-cell>
          <table:table-cell office:value-type="float" office:value="-2234.5" calcext:value-type="float">
            <text:p>-2234.5</text:p>
          </table:table-cell>
          <table:table-cell office:value-type="float" office:value="40411" calcext:value-type="float">
            <text:p>40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57" calcext:value-type="float">
            <text:p>24.657</text:p>
          </table:table-cell>
          <table:table-cell office:value-type="float" office:value="1.1183" calcext:value-type="float">
            <text:p>1.1183</text:p>
          </table:table-cell>
          <table:table-cell office:value-type="float" office:value="25" calcext:value-type="float">
            <text:p>25</text:p>
          </table:table-cell>
          <table:table-cell office:value-type="float" office:value="9.5052" calcext:value-type="float">
            <text:p>9.5052</text:p>
          </table:table-cell>
          <table:table-cell office:value-type="float" office:value="-12314" calcext:value-type="float">
            <text:p>-12314</text:p>
          </table:table-cell>
          <table:table-cell office:value-type="float" office:value="-21241" calcext:value-type="float">
            <text:p>-21241</text:p>
          </table:table-cell>
          <table:table-cell office:value-type="float" office:value="844.54" calcext:value-type="float">
            <text:p>844.54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-0.24838" calcext:value-type="float">
            <text:p>-0.24838</text:p>
          </table:table-cell>
          <table:table-cell office:value-type="float" office:value="-0.031378" calcext:value-type="float">
            <text:p>-0.031378</text:p>
          </table:table-cell>
          <table:table-cell office:value-type="float" office:value="0" calcext:value-type="float">
            <text:p>0</text:p>
          </table:table-cell>
          <table:table-cell office:value-type="float" office:value="3225.2" calcext:value-type="float">
            <text:p>3225.2</text:p>
          </table:table-cell>
          <table:table-cell office:value-type="float" office:value="0.50481" calcext:value-type="float">
            <text:p>0.50481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1911" calcext:value-type="float">
            <text:p>1.1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8]-([$Sheet2.$B$2]*[.B298]+[$Sheet2.$B$3]))^2" office:value-type="float" office:value="0.0000161598894145925" calcext:value-type="float">
            <text:p>1.61598894145925E-05</text:p>
          </table:table-cell>
          <table:table-cell table:formula="of:=([.F298]-([$Sheet2.$B$7] + [$Sheet2.$B$8] * ([.B298] - [$Sheet2.$B$9])^2))^2" office:value-type="float" office:value="0.000000139293748466526" calcext:value-type="float">
            <text:p>1.39293748466526E-07</text:p>
          </table:table-cell>
          <table:table-cell table:formula="of:=([.X298]-([.AE298]^2*([$Sheet2.$B$13]*([.B298] - [$Sheet2.$B$14])^2 + [$Sheet2.$B$15]*([.B298]-[$Sheet2.$B$14]) + [$Sheet2.$B$16])    ))^2" office:value-type="float" office:value="290.880159209541" calcext:value-type="float">
            <text:p>290.880159209541</text:p>
          </table:table-cell>
          <table:table-cell table:formula="of:=([.AG298]-([.AE298]^2*([$Sheet2.$B$20]*([.B298] - [$Sheet2.$B$21])^2 + [$Sheet2.$B$22]*([.B298]-[$Sheet2.$B$21]) + [$Sheet2.$B$23])    ))^2" office:value-type="float" office:value="1441.97822577115" calcext:value-type="float">
            <text:p>1441.97822577115</text:p>
          </table:table-cell>
          <table:table-cell table:formula="of:=([.AH298]-([.AE298]^2*([$Sheet2.$B$27]*([.B298] - [$Sheet2.$B$28])^2 + [$Sheet2.$B$29]*([.B298]-[$Sheet2.$B$28]) + [$Sheet2.$B$30])    ))^2" office:value-type="float" office:value="11304.4537343141" calcext:value-type="float">
            <text:p>11304.4537343141</text:p>
          </table:table-cell>
          <table:table-cell table:formula="of:=([.AI298]-([.AE298]^2*([$Sheet2.$B$34]*([.B298] - [$Sheet2.$B$35])^2 + [$Sheet2.$B$36]*([.B298]-[$Sheet2.$B$35]) + [$Sheet2.$B$37])    ))^2" office:value-type="float" office:value="44.3093922452935" calcext:value-type="float">
            <text:p>44.309392245293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" calcext:value-type="float">
            <text:p>1.3269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-0.076029" calcext:value-type="float">
            <text:p>-0.076029</text:p>
          </table:table-cell>
          <table:table-cell office:value-type="float" office:value="-3.362" calcext:value-type="float">
            <text:p>-3.362</text:p>
          </table:table-cell>
          <table:table-cell office:value-type="float" office:value="-0.061514" calcext:value-type="float">
            <text:p>-0.061514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-0.058109" calcext:value-type="float">
            <text:p>-0.058109</text:p>
          </table:table-cell>
          <table:table-cell office:value-type="float" office:value="-0.0066569" calcext:value-type="float">
            <text:p>-0.0066569</text:p>
          </table:table-cell>
          <table:table-cell office:value-type="float" office:value="-0.051453" calcext:value-type="float">
            <text:p>-0.051453</text:p>
          </table:table-cell>
          <table:table-cell office:value-type="float" office:value="5.7417" calcext:value-type="float">
            <text:p>5.7417</text:p>
          </table:table-cell>
          <table:table-cell office:value-type="float" office:value="6.6139" calcext:value-type="float">
            <text:p>6.6139</text:p>
          </table:table-cell>
          <table:table-cell office:value-type="float" office:value="0.86812" calcext:value-type="float">
            <text:p>0.86812</text:p>
          </table:table-cell>
          <table:table-cell office:value-type="float" office:value="6882.8" calcext:value-type="float">
            <text:p>6882.8</text:p>
          </table:table-cell>
          <table:table-cell office:value-type="float" office:value="-2398.4" calcext:value-type="float">
            <text:p>-2398.4</text:p>
          </table:table-cell>
          <table:table-cell office:value-type="float" office:value="41858" calcext:value-type="float">
            <text:p>41858</text:p>
          </table:table-cell>
          <table:table-cell office:value-type="float" office:value="6882.8" calcext:value-type="float">
            <text:p>6882.8</text:p>
          </table:table-cell>
          <table:table-cell office:value-type="float" office:value="-2398.4" calcext:value-type="float">
            <text:p>-2398.4</text:p>
          </table:table-cell>
          <table:table-cell office:value-type="float" office:value="41858" calcext:value-type="float">
            <text:p>41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29" calcext:value-type="float">
            <text:p>24.629</text:p>
          </table:table-cell>
          <table:table-cell office:value-type="float" office:value="1.1429" calcext:value-type="float">
            <text:p>1.1429</text:p>
          </table:table-cell>
          <table:table-cell office:value-type="float" office:value="25" calcext:value-type="float">
            <text:p>25</text:p>
          </table:table-cell>
          <table:table-cell office:value-type="float" office:value="9.8799" calcext:value-type="float">
            <text:p>9.8799</text:p>
          </table:table-cell>
          <table:table-cell office:value-type="float" office:value="-12848" calcext:value-type="float">
            <text:p>-12848</text:p>
          </table:table-cell>
          <table:table-cell office:value-type="float" office:value="-22272" calcext:value-type="float">
            <text:p>-22272</text:p>
          </table:table-cell>
          <table:table-cell office:value-type="float" office:value="916.55" calcext:value-type="float">
            <text:p>916.55</text:p>
          </table:table-cell>
          <table:table-cell office:value-type="float" office:value="0.92878" calcext:value-type="float">
            <text:p>0.92878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2836" calcext:value-type="float">
            <text:p>-0.032836</text:p>
          </table:table-cell>
          <table:table-cell office:value-type="float" office:value="0" calcext:value-type="float">
            <text:p>0</text:p>
          </table:table-cell>
          <table:table-cell office:value-type="float" office:value="3296.4" calcext:value-type="float">
            <text:p>3296.4</text:p>
          </table:table-cell>
          <table:table-cell office:value-type="float" office:value="0.54409" calcext:value-type="float">
            <text:p>0.54409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2324" calcext:value-type="float">
            <text:p>1.23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9]-([$Sheet2.$B$2]*[.B299]+[$Sheet2.$B$3]))^2" office:value-type="float" office:value="0.00000126495833638135" calcext:value-type="float">
            <text:p>1.26495833638135E-06</text:p>
          </table:table-cell>
          <table:table-cell table:formula="of:=([.F299]-([$Sheet2.$B$7] + [$Sheet2.$B$8] * ([.B299] - [$Sheet2.$B$9])^2))^2" office:value-type="float" office:value="0.00000132282079177854" calcext:value-type="float">
            <text:p>1.32282079177854E-06</text:p>
          </table:table-cell>
          <table:table-cell table:formula="of:=([.X299]-([.AE299]^2*([$Sheet2.$B$13]*([.B299] - [$Sheet2.$B$14])^2 + [$Sheet2.$B$15]*([.B299]-[$Sheet2.$B$14]) + [$Sheet2.$B$16])    ))^2" office:value-type="float" office:value="146.137151884306" calcext:value-type="float">
            <text:p>146.137151884306</text:p>
          </table:table-cell>
          <table:table-cell table:formula="of:=([.AG299]-([.AE299]^2*([$Sheet2.$B$20]*([.B299] - [$Sheet2.$B$21])^2 + [$Sheet2.$B$22]*([.B299]-[$Sheet2.$B$21]) + [$Sheet2.$B$23])    ))^2" office:value-type="float" office:value="2.17096106890491" calcext:value-type="float">
            <text:p>2.17096106890491</text:p>
          </table:table-cell>
          <table:table-cell table:formula="of:=([.AH299]-([.AE299]^2*([$Sheet2.$B$27]*([.B299] - [$Sheet2.$B$28])^2 + [$Sheet2.$B$29]*([.B299]-[$Sheet2.$B$28]) + [$Sheet2.$B$30])    ))^2" office:value-type="float" office:value="1358.13311520112" calcext:value-type="float">
            <text:p>1358.13311520112</text:p>
          </table:table-cell>
          <table:table-cell table:formula="of:=([.AI299]-([.AE299]^2*([$Sheet2.$B$34]*([.B299] - [$Sheet2.$B$35])^2 + [$Sheet2.$B$36]*([.B299]-[$Sheet2.$B$35]) + [$Sheet2.$B$37])    ))^2" office:value-type="float" office:value="48.0611256824045" calcext:value-type="float">
            <text:p>48.061125682404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24827" calcext:value-type="float">
            <text:p>0.24827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-0.081394" calcext:value-type="float">
            <text:p>-0.081394</text:p>
          </table:table-cell>
          <table:table-cell office:value-type="float" office:value="-3.5191" calcext:value-type="float">
            <text:p>-3.5191</text:p>
          </table:table-cell>
          <table:table-cell office:value-type="float" office:value="-0.064789" calcext:value-type="float">
            <text:p>-0.064789</text:p>
          </table:table-cell>
          <table:table-cell office:value-type="float" office:value="-3.4543" calcext:value-type="float">
            <text:p>-3.4543</text:p>
          </table:table-cell>
          <table:table-cell office:value-type="float" office:value="0.8485" calcext:value-type="float">
            <text:p>0.8485</text:p>
          </table:table-cell>
          <table:table-cell office:value-type="float" office:value="-0.062852" calcext:value-type="float">
            <text:p>-0.062852</text:p>
          </table:table-cell>
          <table:table-cell office:value-type="float" office:value="-0.0070431" calcext:value-type="float">
            <text:p>-0.0070431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5.5269" calcext:value-type="float">
            <text:p>5.5269</text:p>
          </table:table-cell>
          <table:table-cell office:value-type="float" office:value="6.4742" calcext:value-type="float">
            <text:p>6.4742</text:p>
          </table:table-cell>
          <table:table-cell office:value-type="float" office:value="0.85369" calcext:value-type="float">
            <text:p>0.85369</text:p>
          </table:table-cell>
          <table:table-cell office:value-type="float" office:value="7402.6" calcext:value-type="float">
            <text:p>7402.6</text:p>
          </table:table-cell>
          <table:table-cell office:value-type="float" office:value="-2567.6" calcext:value-type="float">
            <text:p>-2567.6</text:p>
          </table:table-cell>
          <table:table-cell office:value-type="float" office:value="43286" calcext:value-type="float">
            <text:p>43286</text:p>
          </table:table-cell>
          <table:table-cell office:value-type="float" office:value="7402.6" calcext:value-type="float">
            <text:p>7402.6</text:p>
          </table:table-cell>
          <table:table-cell office:value-type="float" office:value="-2567.6" calcext:value-type="float">
            <text:p>-2567.6</text:p>
          </table:table-cell>
          <table:table-cell office:value-type="float" office:value="43286" calcext:value-type="float">
            <text:p>43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01" calcext:value-type="float">
            <text:p>24.601</text:p>
          </table:table-cell>
          <table:table-cell office:value-type="float" office:value="1.1676" calcext:value-type="float">
            <text:p>1.1676</text:p>
          </table:table-cell>
          <table:table-cell office:value-type="float" office:value="25" calcext:value-type="float">
            <text:p>25</text:p>
          </table:table-cell>
          <table:table-cell office:value-type="float" office:value="10.256" calcext:value-type="float">
            <text:p>10.256</text:p>
          </table:table-cell>
          <table:table-cell office:value-type="float" office:value="-13383" calcext:value-type="float">
            <text:p>-13383</text:p>
          </table:table-cell>
          <table:table-cell office:value-type="float" office:value="-23313" calcext:value-type="float">
            <text:p>-23313</text:p>
          </table:table-cell>
          <table:table-cell office:value-type="float" office:value="991.36" calcext:value-type="float">
            <text:p>991.36</text:p>
          </table:table-cell>
          <table:table-cell office:value-type="float" office:value="0.92777" calcext:value-type="float">
            <text:p>0.92777</text:p>
          </table:table-cell>
          <table:table-cell office:value-type="float" office:value="-0.24863" calcext:value-type="float">
            <text:p>-0.24863</text:p>
          </table:table-cell>
          <table:table-cell office:value-type="float" office:value="-0.034269" calcext:value-type="float">
            <text:p>-0.034269</text:p>
          </table:table-cell>
          <table:table-cell office:value-type="float" office:value="0" calcext:value-type="float">
            <text:p>0</text:p>
          </table:table-cell>
          <table:table-cell office:value-type="float" office:value="3367.5" calcext:value-type="float">
            <text:p>3367.5</text:p>
          </table:table-cell>
          <table:table-cell office:value-type="float" office:value="0.5845" calcext:value-type="float">
            <text:p>0.5845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273" calcext:value-type="float">
            <text:p>1.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0]-([$Sheet2.$B$2]*[.B300]+[$Sheet2.$B$3]))^2" office:value-type="float" office:value="0.0000471878845985736" calcext:value-type="float">
            <text:p>4.71878845985736E-05</text:p>
          </table:table-cell>
          <table:table-cell table:formula="of:=([.F300]-([$Sheet2.$B$7] + [$Sheet2.$B$8] * ([.B300] - [$Sheet2.$B$9])^2))^2" office:value-type="float" office:value="0.00000432132457112921" calcext:value-type="float">
            <text:p>4.32132457112921E-06</text:p>
          </table:table-cell>
          <table:table-cell table:formula="of:=([.X300]-([.AE300]^2*([$Sheet2.$B$13]*([.B300] - [$Sheet2.$B$14])^2 + [$Sheet2.$B$15]*([.B300]-[$Sheet2.$B$14]) + [$Sheet2.$B$16])    ))^2" office:value-type="float" office:value="32.3184919549429" calcext:value-type="float">
            <text:p>32.3184919549429</text:p>
          </table:table-cell>
          <table:table-cell table:formula="of:=([.AG300]-([.AE300]^2*([$Sheet2.$B$20]*([.B300] - [$Sheet2.$B$21])^2 + [$Sheet2.$B$22]*([.B300]-[$Sheet2.$B$21]) + [$Sheet2.$B$23])    ))^2" office:value-type="float" office:value="2187.85791889672" calcext:value-type="float">
            <text:p>2187.85791889672</text:p>
          </table:table-cell>
          <table:table-cell table:formula="of:=([.AH300]-([.AE300]^2*([$Sheet2.$B$27]*([.B300] - [$Sheet2.$B$28])^2 + [$Sheet2.$B$29]*([.B300]-[$Sheet2.$B$28]) + [$Sheet2.$B$30])    ))^2" office:value-type="float" office:value="1960.5256946728" calcext:value-type="float">
            <text:p>1960.5256946728</text:p>
          </table:table-cell>
          <table:table-cell table:formula="of:=([.AI300]-([.AE300]^2*([$Sheet2.$B$34]*([.B300] - [$Sheet2.$B$35])^2 + [$Sheet2.$B$36]*([.B300]-[$Sheet2.$B$35]) + [$Sheet2.$B$37])    ))^2" office:value-type="float" office:value="49.8534521998503" calcext:value-type="float">
            <text:p>49.853452199850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26595" calcext:value-type="float">
            <text:p>0.26595</text:p>
          </table:table-cell>
          <table:table-cell office:value-type="float" office:value="0.014337" calcext:value-type="float">
            <text:p>0.014337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0.086923" calcext:value-type="float">
            <text:p>-0.086923</text:p>
          </table:table-cell>
          <table:table-cell office:value-type="float" office:value="-3.6776" calcext:value-type="float">
            <text:p>-3.6776</text:p>
          </table:table-cell>
          <table:table-cell office:value-type="float" office:value="-0.068272" calcext:value-type="float">
            <text:p>-0.068272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0.88249" calcext:value-type="float">
            <text:p>0.88249</text:p>
          </table:table-cell>
          <table:table-cell office:value-type="float" office:value="-0.06776" calcext:value-type="float">
            <text:p>-0.06776</text:p>
          </table:table-cell>
          <table:table-cell office:value-type="float" office:value="-0.0074565" calcext:value-type="float">
            <text:p>-0.0074565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5.3269" calcext:value-type="float">
            <text:p>5.3269</text:p>
          </table:table-cell>
          <table:table-cell office:value-type="float" office:value="6.3404" calcext:value-type="float">
            <text:p>6.3404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7937.4" calcext:value-type="float">
            <text:p>7937.4</text:p>
          </table:table-cell>
          <table:table-cell office:value-type="float" office:value="-2742" calcext:value-type="float">
            <text:p>-2742</text:p>
          </table:table-cell>
          <table:table-cell office:value-type="float" office:value="44691" calcext:value-type="float">
            <text:p>44691</text:p>
          </table:table-cell>
          <table:table-cell office:value-type="float" office:value="7937.4" calcext:value-type="float">
            <text:p>7937.4</text:p>
          </table:table-cell>
          <table:table-cell office:value-type="float" office:value="-2742" calcext:value-type="float">
            <text:p>-2742</text:p>
          </table:table-cell>
          <table:table-cell office:value-type="float" office:value="44691" calcext:value-type="float">
            <text:p>44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71" calcext:value-type="float">
            <text:p>24.571</text:p>
          </table:table-cell>
          <table:table-cell office:value-type="float" office:value="1.1922" calcext:value-type="float">
            <text:p>1.1922</text:p>
          </table:table-cell>
          <table:table-cell office:value-type="float" office:value="25" calcext:value-type="float">
            <text:p>25</text:p>
          </table:table-cell>
          <table:table-cell office:value-type="float" office:value="10.632" calcext:value-type="float">
            <text:p>10.632</text:p>
          </table:table-cell>
          <table:table-cell office:value-type="float" office:value="-13919" calcext:value-type="float">
            <text:p>-13919</text:p>
          </table:table-cell>
          <table:table-cell office:value-type="float" office:value="-24363" calcext:value-type="float">
            <text:p>-24363</text:p>
          </table:table-cell>
          <table:table-cell office:value-type="float" office:value="1068.8" calcext:value-type="float">
            <text:p>1068.8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-0.035676" calcext:value-type="float">
            <text:p>-0.035676</text:p>
          </table:table-cell>
          <table:table-cell office:value-type="float" office:value="0" calcext:value-type="float">
            <text:p>0</text:p>
          </table:table-cell>
          <table:table-cell office:value-type="float" office:value="3438.6" calcext:value-type="float">
            <text:p>3438.6</text:p>
          </table:table-cell>
          <table:table-cell office:value-type="float" office:value="0.62597" calcext:value-type="float">
            <text:p>0.62597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3129" calcext:value-type="float">
            <text:p>1.31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1]-([$Sheet2.$B$2]*[.B301]+[$Sheet2.$B$3]))^2" office:value-type="float" office:value="0.000179934966371057" calcext:value-type="float">
            <text:p>0.000179934966371</text:p>
          </table:table-cell>
          <table:table-cell table:formula="of:=([.F301]-([$Sheet2.$B$7] + [$Sheet2.$B$8] * ([.B301] - [$Sheet2.$B$9])^2))^2" office:value-type="float" office:value="0.0000102985868518083" calcext:value-type="float">
            <text:p>1.02985868518083E-05</text:p>
          </table:table-cell>
          <table:table-cell table:formula="of:=([.X301]-([.AE301]^2*([$Sheet2.$B$13]*([.B301] - [$Sheet2.$B$14])^2 + [$Sheet2.$B$15]*([.B301]-[$Sheet2.$B$14]) + [$Sheet2.$B$16])    ))^2" office:value-type="float" office:value="5.09018730585687" calcext:value-type="float">
            <text:p>5.09018730585687</text:p>
          </table:table-cell>
          <table:table-cell table:formula="of:=([.AG301]-([.AE301]^2*([$Sheet2.$B$20]*([.B301] - [$Sheet2.$B$21])^2 + [$Sheet2.$B$22]*([.B301]-[$Sheet2.$B$21]) + [$Sheet2.$B$23])    ))^2" office:value-type="float" office:value="9590.28247376385" calcext:value-type="float">
            <text:p>9590.28247376385</text:p>
          </table:table-cell>
          <table:table-cell table:formula="of:=([.AH301]-([.AE301]^2*([$Sheet2.$B$27]*([.B301] - [$Sheet2.$B$28])^2 + [$Sheet2.$B$29]*([.B301]-[$Sheet2.$B$28]) + [$Sheet2.$B$30])    ))^2" office:value-type="float" office:value="19063.2255150346" calcext:value-type="float">
            <text:p>19063.2255150346</text:p>
          </table:table-cell>
          <table:table-cell table:formula="of:=([.AI301]-([.AE301]^2*([$Sheet2.$B$34]*([.B301] - [$Sheet2.$B$35])^2 + [$Sheet2.$B$36]*([.B301]-[$Sheet2.$B$35]) + [$Sheet2.$B$37])    ))^2" office:value-type="float" office:value="47.2076673722487" calcext:value-type="float">
            <text:p>47.207667372248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28417" calcext:value-type="float">
            <text:p>0.28417</text:p>
          </table:table-cell>
          <table:table-cell office:value-type="float" office:value="0.015137" calcext:value-type="float">
            <text:p>0.015137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-0.092611" calcext:value-type="float">
            <text:p>-0.092611</text:p>
          </table:table-cell>
          <table:table-cell office:value-type="float" office:value="-3.8375" calcext:value-type="float">
            <text:p>-3.8375</text:p>
          </table:table-cell>
          <table:table-cell office:value-type="float" office:value="-0.072079" calcext:value-type="float">
            <text:p>-0.072079</text:p>
          </table:table-cell>
          <table:table-cell office:value-type="float" office:value="-3.7654" calcext:value-type="float">
            <text:p>-3.765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-0.07286" calcext:value-type="float">
            <text:p>-0.07286</text:p>
          </table:table-cell>
          <table:table-cell office:value-type="float" office:value="-0.0079196" calcext:value-type="float">
            <text:p>-0.0079196</text:p>
          </table:table-cell>
          <table:table-cell office:value-type="float" office:value="-0.064941" calcext:value-type="float">
            <text:p>-0.064941</text:p>
          </table:table-cell>
          <table:table-cell office:value-type="float" office:value="5.1398" calcext:value-type="float">
            <text:p>5.1398</text:p>
          </table:table-cell>
          <table:table-cell office:value-type="float" office:value="6.2117" calcext:value-type="float">
            <text:p>6.2117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8486.8" calcext:value-type="float">
            <text:p>8486.8</text:p>
          </table:table-cell>
          <table:table-cell office:value-type="float" office:value="-2921.5" calcext:value-type="float">
            <text:p>-2921.5</text:p>
          </table:table-cell>
          <table:table-cell office:value-type="float" office:value="46075" calcext:value-type="float">
            <text:p>46075</text:p>
          </table:table-cell>
          <table:table-cell office:value-type="float" office:value="8486.8" calcext:value-type="float">
            <text:p>8486.8</text:p>
          </table:table-cell>
          <table:table-cell office:value-type="float" office:value="-2921.5" calcext:value-type="float">
            <text:p>-2921.5</text:p>
          </table:table-cell>
          <table:table-cell office:value-type="float" office:value="46075" calcext:value-type="float">
            <text:p>46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4" calcext:value-type="float">
            <text:p>24.54</text:p>
          </table:table-cell>
          <table:table-cell office:value-type="float" office:value="1.2169" calcext:value-type="float">
            <text:p>1.2169</text:p>
          </table:table-cell>
          <table:table-cell office:value-type="float" office:value="25" calcext:value-type="float">
            <text:p>25</text:p>
          </table:table-cell>
          <table:table-cell office:value-type="float" office:value="11.01" calcext:value-type="float">
            <text:p>11.01</text:p>
          </table:table-cell>
          <table:table-cell office:value-type="float" office:value="-14456" calcext:value-type="float">
            <text:p>-14456</text:p>
          </table:table-cell>
          <table:table-cell office:value-type="float" office:value="-25422" calcext:value-type="float">
            <text:p>-25422</text:p>
          </table:table-cell>
          <table:table-cell office:value-type="float" office:value="1149.2" calcext:value-type="float">
            <text:p>1149.2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-0.24889" calcext:value-type="float">
            <text:p>-0.24889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0" calcext:value-type="float">
            <text:p>0</text:p>
          </table:table-cell>
          <table:table-cell office:value-type="float" office:value="3509.8" calcext:value-type="float">
            <text:p>3509.8</text:p>
          </table:table-cell>
          <table:table-cell office:value-type="float" office:value="0.66846" calcext:value-type="float">
            <text:p>0.66846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3521" calcext:value-type="float">
            <text:p>1.3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2]-([$Sheet2.$B$2]*[.B302]+[$Sheet2.$B$3]))^2" office:value-type="float" office:value="0.000422657026762994" calcext:value-type="float">
            <text:p>0.000422657026763</text:p>
          </table:table-cell>
          <table:table-cell table:formula="of:=([.F302]-([$Sheet2.$B$7] + [$Sheet2.$B$8] * ([.B302] - [$Sheet2.$B$9])^2))^2" office:value-type="float" office:value="0.0000203511430898106" calcext:value-type="float">
            <text:p>2.03511430898106E-05</text:p>
          </table:table-cell>
          <table:table-cell table:formula="of:=([.X302]-([.AE302]^2*([$Sheet2.$B$13]*([.B302] - [$Sheet2.$B$14])^2 + [$Sheet2.$B$15]*([.B302]-[$Sheet2.$B$14]) + [$Sheet2.$B$16])    ))^2" office:value-type="float" office:value="140.055853970173" calcext:value-type="float">
            <text:p>140.055853970173</text:p>
          </table:table-cell>
          <table:table-cell table:formula="of:=([.AG302]-([.AE302]^2*([$Sheet2.$B$20]*([.B302] - [$Sheet2.$B$21])^2 + [$Sheet2.$B$22]*([.B302]-[$Sheet2.$B$21]) + [$Sheet2.$B$23])    ))^2" office:value-type="float" office:value="24006.3262908914" calcext:value-type="float">
            <text:p>24006.3262908914</text:p>
          </table:table-cell>
          <table:table-cell table:formula="of:=([.AH302]-([.AE302]^2*([$Sheet2.$B$27]*([.B302] - [$Sheet2.$B$28])^2 + [$Sheet2.$B$29]*([.B302]-[$Sheet2.$B$28]) + [$Sheet2.$B$30])    ))^2" office:value-type="float" office:value="59791.2973956918" calcext:value-type="float">
            <text:p>59791.2973956918</text:p>
          </table:table-cell>
          <table:table-cell table:formula="of:=([.AI302]-([.AE302]^2*([$Sheet2.$B$34]*([.B302] - [$Sheet2.$B$35])^2 + [$Sheet2.$B$36]*([.B302]-[$Sheet2.$B$35]) + [$Sheet2.$B$37])    ))^2" office:value-type="float" office:value="44.7945205267538" calcext:value-type="float">
            <text:p>44.794520526753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7" calcext:value-type="float">
            <text:p>1.5037</text:p>
          </table:table-cell>
          <table:table-cell office:value-type="float" office:value="0.30293" calcext:value-type="float">
            <text:p>0.30293</text:p>
          </table:table-cell>
          <table:table-cell office:value-type="float" office:value="0.016054" calcext:value-type="float">
            <text:p>0.016054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-0.098452" calcext:value-type="float">
            <text:p>-0.098452</text:p>
          </table:table-cell>
          <table:table-cell office:value-type="float" office:value="-3.9986" calcext:value-type="float">
            <text:p>-3.9986</text:p>
          </table:table-cell>
          <table:table-cell office:value-type="float" office:value="-0.076449" calcext:value-type="float">
            <text:p>-0.076449</text:p>
          </table:table-cell>
          <table:table-cell office:value-type="float" office:value="-3.9221" calcext:value-type="float">
            <text:p>-3.9221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-0.078163" calcext:value-type="float">
            <text:p>-0.078163</text:p>
          </table:table-cell>
          <table:table-cell office:value-type="float" office:value="-0.0084607" calcext:value-type="float">
            <text:p>-0.0084607</text:p>
          </table:table-cell>
          <table:table-cell office:value-type="float" office:value="-0.069702" calcext:value-type="float">
            <text:p>-0.069702</text:p>
          </table:table-cell>
          <table:table-cell office:value-type="float" office:value="4.9638" calcext:value-type="float">
            <text:p>4.9638</text:p>
          </table:table-cell>
          <table:table-cell office:value-type="float" office:value="6.0869" calcext:value-type="float">
            <text:p>6.0869</text:p>
          </table:table-cell>
          <table:table-cell office:value-type="float" office:value="0.81549" calcext:value-type="float">
            <text:p>0.81549</text:p>
          </table:table-cell>
          <table:table-cell office:value-type="float" office:value="9049.7" calcext:value-type="float">
            <text:p>9049.7</text:p>
          </table:table-cell>
          <table:table-cell office:value-type="float" office:value="-3105.7" calcext:value-type="float">
            <text:p>-3105.7</text:p>
          </table:table-cell>
          <table:table-cell office:value-type="float" office:value="47435" calcext:value-type="float">
            <text:p>47435</text:p>
          </table:table-cell>
          <table:table-cell office:value-type="float" office:value="9049.7" calcext:value-type="float">
            <text:p>9049.7</text:p>
          </table:table-cell>
          <table:table-cell office:value-type="float" office:value="-3105.7" calcext:value-type="float">
            <text:p>-3105.7</text:p>
          </table:table-cell>
          <table:table-cell office:value-type="float" office:value="47435" calcext:value-type="float">
            <text:p>47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08" calcext:value-type="float">
            <text:p>24.508</text:p>
          </table:table-cell>
          <table:table-cell office:value-type="float" office:value="1.2419" calcext:value-type="float">
            <text:p>1.2419</text:p>
          </table:table-cell>
          <table:table-cell office:value-type="float" office:value="25" calcext:value-type="float">
            <text:p>25</text:p>
          </table:table-cell>
          <table:table-cell office:value-type="float" office:value="11.39" calcext:value-type="float">
            <text:p>11.39</text:p>
          </table:table-cell>
          <table:table-cell office:value-type="float" office:value="-14993" calcext:value-type="float">
            <text:p>-14993</text:p>
          </table:table-cell>
          <table:table-cell office:value-type="float" office:value="-26489" calcext:value-type="float">
            <text:p>-26489</text:p>
          </table:table-cell>
          <table:table-cell office:value-type="float" office:value="1232.9" calcext:value-type="float">
            <text:p>1232.9</text:p>
          </table:table-cell>
          <table:table-cell office:value-type="float" office:value="0.92468" calcext:value-type="float">
            <text:p>0.92468</text:p>
          </table:table-cell>
          <table:table-cell office:value-type="float" office:value="-0.24903" calcext:value-type="float">
            <text:p>-0.24903</text:p>
          </table:table-cell>
          <table:table-cell office:value-type="float" office:value="-0.038413" calcext:value-type="float">
            <text:p>-0.038413</text:p>
          </table:table-cell>
          <table:table-cell office:value-type="float" office:value="0" calcext:value-type="float">
            <text:p>0</text:p>
          </table:table-cell>
          <table:table-cell office:value-type="float" office:value="3581.8" calcext:value-type="float">
            <text:p>3581.8</text:p>
          </table:table-cell>
          <table:table-cell office:value-type="float" office:value="0.71185" calcext:value-type="float">
            <text:p>0.71185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3904" calcext:value-type="float">
            <text:p>1.39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3]-([$Sheet2.$B$2]*[.B303]+[$Sheet2.$B$3]))^2" office:value-type="float" office:value="0.000812436076072145" calcext:value-type="float">
            <text:p>0.000812436076072</text:p>
          </table:table-cell>
          <table:table-cell table:formula="of:=([.F303]-([$Sheet2.$B$7] + [$Sheet2.$B$8] * ([.B303] - [$Sheet2.$B$9])^2))^2" office:value-type="float" office:value="0.0000358205666095362" calcext:value-type="float">
            <text:p>3.58205666095362E-05</text:p>
          </table:table-cell>
          <table:table-cell table:formula="of:=([.X303]-([.AE303]^2*([$Sheet2.$B$13]*([.B303] - [$Sheet2.$B$14])^2 + [$Sheet2.$B$15]*([.B303]-[$Sheet2.$B$14]) + [$Sheet2.$B$16])    ))^2" office:value-type="float" office:value="549.911421005174" calcext:value-type="float">
            <text:p>549.911421005174</text:p>
          </table:table-cell>
          <table:table-cell table:formula="of:=([.AG303]-([.AE303]^2*([$Sheet2.$B$20]*([.B303] - [$Sheet2.$B$21])^2 + [$Sheet2.$B$22]*([.B303]-[$Sheet2.$B$21]) + [$Sheet2.$B$23])    ))^2" office:value-type="float" office:value="47875.11699064" calcext:value-type="float">
            <text:p>47875.11699064</text:p>
          </table:table-cell>
          <table:table-cell table:formula="of:=([.AH303]-([.AE303]^2*([$Sheet2.$B$27]*([.B303] - [$Sheet2.$B$28])^2 + [$Sheet2.$B$29]*([.B303]-[$Sheet2.$B$28]) + [$Sheet2.$B$30])    ))^2" office:value-type="float" office:value="132959.90547579" calcext:value-type="float">
            <text:p>132959.90547579</text:p>
          </table:table-cell>
          <table:table-cell table:formula="of:=([.AI303]-([.AE303]^2*([$Sheet2.$B$34]*([.B303] - [$Sheet2.$B$35])^2 + [$Sheet2.$B$36]*([.B303]-[$Sheet2.$B$35]) + [$Sheet2.$B$37])    ))^2" office:value-type="float" office:value="47.1551329495867" calcext:value-type="float">
            <text:p>47.155132949586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32225" calcext:value-type="float">
            <text:p>0.32225</text:p>
          </table:table-cell>
          <table:table-cell office:value-type="float" office:value="0.017117" calcext:value-type="float">
            <text:p>0.017117</text:p>
          </table:table-cell>
          <table:table-cell office:value-type="float" office:value="0.30514" calcext:value-type="float">
            <text:p>0.30514</text:p>
          </table:table-cell>
          <table:table-cell office:value-type="float" office:value="-0.10444" calcext:value-type="float">
            <text:p>-0.10444</text:p>
          </table:table-cell>
          <table:table-cell office:value-type="float" office:value="-4.1612" calcext:value-type="float">
            <text:p>-4.1612</text:p>
          </table:table-cell>
          <table:table-cell office:value-type="float" office:value="-0.08151" calcext:value-type="float">
            <text:p>-0.08151</text:p>
          </table:table-cell>
          <table:table-cell office:value-type="float" office:value="-4.0796" calcext:value-type="float">
            <text:p>-4.0796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83682" calcext:value-type="float">
            <text:p>-0.083682</text:p>
          </table:table-cell>
          <table:table-cell office:value-type="float" office:value="-0.0090889" calcext:value-type="float">
            <text:p>-0.0090889</text:p>
          </table:table-cell>
          <table:table-cell office:value-type="float" office:value="-0.074593" calcext:value-type="float">
            <text:p>-0.074593</text:p>
          </table:table-cell>
          <table:table-cell office:value-type="float" office:value="4.7977" calcext:value-type="float">
            <text:p>4.7977</text:p>
          </table:table-cell>
          <table:table-cell office:value-type="float" office:value="5.9655" calcext:value-type="float">
            <text:p>5.9655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9625.8" calcext:value-type="float">
            <text:p>9625.8</text:p>
          </table:table-cell>
          <table:table-cell office:value-type="float" office:value="-3294.7" calcext:value-type="float">
            <text:p>-3294.7</text:p>
          </table:table-cell>
          <table:table-cell office:value-type="float" office:value="48772" calcext:value-type="float">
            <text:p>48772</text:p>
          </table:table-cell>
          <table:table-cell office:value-type="float" office:value="9625.8" calcext:value-type="float">
            <text:p>9625.8</text:p>
          </table:table-cell>
          <table:table-cell office:value-type="float" office:value="-3294.7" calcext:value-type="float">
            <text:p>-3294.7</text:p>
          </table:table-cell>
          <table:table-cell office:value-type="float" office:value="48772" calcext:value-type="float">
            <text:p>48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74" calcext:value-type="float">
            <text:p>24.474</text:p>
          </table:table-cell>
          <table:table-cell office:value-type="float" office:value="1.2672" calcext:value-type="float">
            <text:p>1.2672</text:p>
          </table:table-cell>
          <table:table-cell office:value-type="float" office:value="25" calcext:value-type="float">
            <text:p>25</text:p>
          </table:table-cell>
          <table:table-cell office:value-type="float" office:value="11.774" calcext:value-type="float">
            <text:p>11.774</text:p>
          </table:table-cell>
          <table:table-cell office:value-type="float" office:value="-15530" calcext:value-type="float">
            <text:p>-15530</text:p>
          </table:table-cell>
          <table:table-cell office:value-type="float" office:value="-27566" calcext:value-type="float">
            <text:p>-27566</text:p>
          </table:table-cell>
          <table:table-cell office:value-type="float" office:value="1319.9" calcext:value-type="float">
            <text:p>1319.9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0" calcext:value-type="float">
            <text:p>0</text:p>
          </table:table-cell>
          <table:table-cell office:value-type="float" office:value="3654.6" calcext:value-type="float">
            <text:p>3654.6</text:p>
          </table:table-cell>
          <table:table-cell office:value-type="float" office:value="0.75613" calcext:value-type="float">
            <text:p>0.75613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428" calcext:value-type="float">
            <text:p>1.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4]-([$Sheet2.$B$2]*[.B304]+[$Sheet2.$B$3]))^2" office:value-type="float" office:value="0.00137996680617289" calcext:value-type="float">
            <text:p>0.001379966806173</text:p>
          </table:table-cell>
          <table:table-cell table:formula="of:=([.F304]-([$Sheet2.$B$7] + [$Sheet2.$B$8] * ([.B304] - [$Sheet2.$B$9])^2))^2" office:value-type="float" office:value="0.0000579205380603805" calcext:value-type="float">
            <text:p>5.79205380603805E-05</text:p>
          </table:table-cell>
          <table:table-cell table:formula="of:=([.X304]-([.AE304]^2*([$Sheet2.$B$13]*([.B304] - [$Sheet2.$B$14])^2 + [$Sheet2.$B$15]*([.B304]-[$Sheet2.$B$14]) + [$Sheet2.$B$16])    ))^2" office:value-type="float" office:value="1369.23356929239" calcext:value-type="float">
            <text:p>1369.23356929239</text:p>
          </table:table-cell>
          <table:table-cell table:formula="of:=([.AG304]-([.AE304]^2*([$Sheet2.$B$20]*([.B304] - [$Sheet2.$B$21])^2 + [$Sheet2.$B$22]*([.B304]-[$Sheet2.$B$21]) + [$Sheet2.$B$23])    ))^2" office:value-type="float" office:value="83823.1232225315" calcext:value-type="float">
            <text:p>83823.1232225315</text:p>
          </table:table-cell>
          <table:table-cell table:formula="of:=([.AH304]-([.AE304]^2*([$Sheet2.$B$27]*([.B304] - [$Sheet2.$B$28])^2 + [$Sheet2.$B$29]*([.B304]-[$Sheet2.$B$28]) + [$Sheet2.$B$30])    ))^2" office:value-type="float" office:value="246424.770245832" calcext:value-type="float">
            <text:p>246424.770245832</text:p>
          </table:table-cell>
          <table:table-cell table:formula="of:=([.AI304]-([.AE304]^2*([$Sheet2.$B$34]*([.B304] - [$Sheet2.$B$35])^2 + [$Sheet2.$B$36]*([.B304]-[$Sheet2.$B$35]) + [$Sheet2.$B$37])    ))^2" office:value-type="float" office:value="54.6571812813508" calcext:value-type="float">
            <text:p>54.657181281350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" calcext:value-type="float">
            <text:p>1.5877</text:p>
          </table:table-cell>
          <table:table-cell office:value-type="float" office:value="0.34216" calcext:value-type="float">
            <text:p>0.34216</text:p>
          </table:table-cell>
          <table:table-cell office:value-type="float" office:value="0.018389" calcext:value-type="float">
            <text:p>0.018389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4.3251" calcext:value-type="float">
            <text:p>-4.3251</text:p>
          </table:table-cell>
          <table:table-cell office:value-type="float" office:value="-0.087568" calcext:value-type="float">
            <text:p>-0.087568</text:p>
          </table:table-cell>
          <table:table-cell office:value-type="float" office:value="-4.2375" calcext:value-type="float">
            <text:p>-4.2375</text:p>
          </table:table-cell>
          <table:table-cell office:value-type="float" office:value="1.0186" calcext:value-type="float">
            <text:p>1.0186</text:p>
          </table:table-cell>
          <table:table-cell office:value-type="float" office:value="-0.089449" calcext:value-type="float">
            <text:p>-0.089449</text:p>
          </table:table-cell>
          <table:table-cell office:value-type="float" office:value="-0.0098556" calcext:value-type="float">
            <text:p>-0.0098556</text:p>
          </table:table-cell>
          <table:table-cell office:value-type="float" office:value="-0.079593" calcext:value-type="float">
            <text:p>-0.079593</text:p>
          </table:table-cell>
          <table:table-cell office:value-type="float" office:value="4.6401" calcext:value-type="float">
            <text:p>4.6401</text:p>
          </table:table-cell>
          <table:table-cell office:value-type="float" office:value="5.8466" calcext:value-type="float">
            <text:p>5.8466</text:p>
          </table:table-cell>
          <table:table-cell office:value-type="float" office:value="0.79364" calcext:value-type="float">
            <text:p>0.79364</text:p>
          </table:table-cell>
          <table:table-cell office:value-type="float" office:value="10214" calcext:value-type="float">
            <text:p>10214</text:p>
          </table:table-cell>
          <table:table-cell office:value-type="float" office:value="-3488.2" calcext:value-type="float">
            <text:p>-3488.2</text:p>
          </table:table-cell>
          <table:table-cell office:value-type="float" office:value="50084" calcext:value-type="float">
            <text:p>50084</text:p>
          </table:table-cell>
          <table:table-cell office:value-type="float" office:value="10214" calcext:value-type="float">
            <text:p>10214</text:p>
          </table:table-cell>
          <table:table-cell office:value-type="float" office:value="-3488.2" calcext:value-type="float">
            <text:p>-3488.2</text:p>
          </table:table-cell>
          <table:table-cell office:value-type="float" office:value="50084" calcext:value-type="float">
            <text:p>5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39" calcext:value-type="float">
            <text:p>24.439</text:p>
          </table:table-cell>
          <table:table-cell office:value-type="float" office:value="1.2929" calcext:value-type="float">
            <text:p>1.2929</text:p>
          </table:table-cell>
          <table:table-cell office:value-type="float" office:value="25" calcext:value-type="float">
            <text:p>25</text:p>
          </table:table-cell>
          <table:table-cell office:value-type="float" office:value="12.162" calcext:value-type="float">
            <text:p>12.162</text:p>
          </table:table-cell>
          <table:table-cell office:value-type="float" office:value="-16066" calcext:value-type="float">
            <text:p>-16066</text:p>
          </table:table-cell>
          <table:table-cell office:value-type="float" office:value="-28652" calcext:value-type="float">
            <text:p>-28652</text:p>
          </table:table-cell>
          <table:table-cell office:value-type="float" office:value="1410.9" calcext:value-type="float">
            <text:p>1410.9</text:p>
          </table:table-cell>
          <table:table-cell office:value-type="float" office:value="0.92255" calcext:value-type="float">
            <text:p>0.92255</text:p>
          </table:table-cell>
          <table:table-cell office:value-type="float" office:value="-0.24932" calcext:value-type="float">
            <text:p>-0.24932</text:p>
          </table:table-cell>
          <table:table-cell office:value-type="float" office:value="-0.041045" calcext:value-type="float">
            <text:p>-0.041045</text:p>
          </table:table-cell>
          <table:table-cell office:value-type="float" office:value="0" calcext:value-type="float">
            <text:p>0</text:p>
          </table:table-cell>
          <table:table-cell office:value-type="float" office:value="3729" calcext:value-type="float">
            <text:p>3729</text:p>
          </table:table-cell>
          <table:table-cell office:value-type="float" office:value="0.80115" calcext:value-type="float">
            <text:p>0.80115</text:p>
          </table:table-cell>
          <table:table-cell office:value-type="float" office:value="1.0036" calcext:value-type="float">
            <text:p>1.0036</text:p>
          </table:table-cell>
          <table:table-cell office:value-type="float" office:value="1.4647" calcext:value-type="float">
            <text:p>1.4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5]-([$Sheet2.$B$2]*[.B305]+[$Sheet2.$B$3]))^2" office:value-type="float" office:value="0.00217086521466179" calcext:value-type="float">
            <text:p>0.002170865214662</text:p>
          </table:table-cell>
          <table:table-cell table:formula="of:=([.F305]-([$Sheet2.$B$7] + [$Sheet2.$B$8] * ([.B305] - [$Sheet2.$B$9])^2))^2" office:value-type="float" office:value="0.0000875684519942801" calcext:value-type="float">
            <text:p>8.75684519942801E-05</text:p>
          </table:table-cell>
          <table:table-cell table:formula="of:=([.X305]-([.AE305]^2*([$Sheet2.$B$13]*([.B305] - [$Sheet2.$B$14])^2 + [$Sheet2.$B$15]*([.B305]-[$Sheet2.$B$14]) + [$Sheet2.$B$16])    ))^2" office:value-type="float" office:value="2787.14493932276" calcext:value-type="float">
            <text:p>2787.14493932276</text:p>
          </table:table-cell>
          <table:table-cell table:formula="of:=([.AG305]-([.AE305]^2*([$Sheet2.$B$20]*([.B305] - [$Sheet2.$B$21])^2 + [$Sheet2.$B$22]*([.B305]-[$Sheet2.$B$21]) + [$Sheet2.$B$23])    ))^2" office:value-type="float" office:value="135493.89365615" calcext:value-type="float">
            <text:p>135493.89365615</text:p>
          </table:table-cell>
          <table:table-cell table:formula="of:=([.AH305]-([.AE305]^2*([$Sheet2.$B$27]*([.B305] - [$Sheet2.$B$28])^2 + [$Sheet2.$B$29]*([.B305]-[$Sheet2.$B$28]) + [$Sheet2.$B$30])    ))^2" office:value-type="float" office:value="410686.479610047" calcext:value-type="float">
            <text:p>410686.479610047</text:p>
          </table:table-cell>
          <table:table-cell table:formula="of:=([.AI305]-([.AE305]^2*([$Sheet2.$B$34]*([.B305] - [$Sheet2.$B$35])^2 + [$Sheet2.$B$36]*([.B305]-[$Sheet2.$B$35]) + [$Sheet2.$B$37])    ))^2" office:value-type="float" office:value="80.481369236904" calcext:value-type="float">
            <text:p>80.481369236904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8" calcext:value-type="float">
            <text:p>-1.378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021057" calcext:value-type="float">
            <text:p>0.021057</text:p>
          </table:table-cell>
          <table:table-cell office:value-type="float" office:value="0.26566" calcext:value-type="float">
            <text:p>0.26566</text:p>
          </table:table-cell>
          <table:table-cell office:value-type="float" office:value="-0.091325" calcext:value-type="float">
            <text:p>-0.091325</text:p>
          </table:table-cell>
          <table:table-cell office:value-type="float" office:value="0.89866" calcext:value-type="float">
            <text:p>0.89866</text:p>
          </table:table-cell>
          <table:table-cell office:value-type="float" office:value="-0.10027" calcext:value-type="float">
            <text:p>-0.10027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-0.50931" calcext:value-type="float">
            <text:p>-0.50931</text:p>
          </table:table-cell>
          <table:table-cell office:value-type="float" office:value="-0.076152" calcext:value-type="float">
            <text:p>-0.076152</text:p>
          </table:table-cell>
          <table:table-cell office:value-type="float" office:value="-0.011451" calcext:value-type="float">
            <text:p>-0.011451</text:p>
          </table:table-cell>
          <table:table-cell office:value-type="float" office:value="-0.064701" calcext:value-type="float">
            <text:p>-0.064701</text:p>
          </table:table-cell>
          <table:table-cell office:value-type="float" office:value="-4.806" calcext:value-type="float">
            <text:p>-4.806</text:p>
          </table:table-cell>
          <table:table-cell office:value-type="float" office:value="-5.6416" calcext:value-type="float">
            <text:p>-5.6416</text:p>
          </table:table-cell>
          <table:table-cell office:value-type="float" office:value="-1" calcext:value-type="float">
            <text:p>-1</text:p>
          </table:table-cell>
          <table:table-cell office:value-type="float" office:value="12068" calcext:value-type="float">
            <text:p>12068</text:p>
          </table:table-cell>
          <table:table-cell office:value-type="float" office:value="-4148.5" calcext:value-type="float">
            <text:p>-4148.5</text:p>
          </table:table-cell>
          <table:table-cell office:value-type="float" office:value="-62596" calcext:value-type="float">
            <text:p>-62596</text:p>
          </table:table-cell>
          <table:table-cell office:value-type="float" office:value="12068" calcext:value-type="float">
            <text:p>12068</text:p>
          </table:table-cell>
          <table:table-cell office:value-type="float" office:value="-4148.5" calcext:value-type="float">
            <text:p>-4148.5</text:p>
          </table:table-cell>
          <table:table-cell office:value-type="float" office:value="-62596" calcext:value-type="float">
            <text:p>-62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71" calcext:value-type="float">
            <text:p>29.371</text:p>
          </table:table-cell>
          <table:table-cell office:value-type="float" office:value="-1.3399" calcext:value-type="float">
            <text:p>-1.3399</text:p>
          </table:table-cell>
          <table:table-cell office:value-type="float" office:value="30" calcext:value-type="float">
            <text:p>30</text:p>
          </table:table-cell>
          <table:table-cell office:value-type="float" office:value="-11.754" calcext:value-type="float">
            <text:p>-11.754</text:p>
          </table:table-cell>
          <table:table-cell office:value-type="float" office:value="11568" calcext:value-type="float">
            <text:p>11568</text:p>
          </table:table-cell>
          <table:table-cell office:value-type="float" office:value="8572.7" calcext:value-type="float">
            <text:p>8572.7</text:p>
          </table:table-cell>
          <table:table-cell office:value-type="float" office:value="1729.6" calcext:value-type="float">
            <text:p>1729.6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-0.24954" calcext:value-type="float">
            <text:p>-0.24954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0" calcext:value-type="float">
            <text:p>0</text:p>
          </table:table-cell>
          <table:table-cell office:value-type="float" office:value="-3864.5" calcext:value-type="float">
            <text:p>-3864.5</text:p>
          </table:table-cell>
          <table:table-cell office:value-type="float" office:value="0.79003" calcext:value-type="float">
            <text:p>0.79003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-1.2572" calcext:value-type="float">
            <text:p>-1.25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6]-([$Sheet2.$B$2]*[.B306]+[$Sheet2.$B$3]))^2" office:value-type="float" office:value="0.00253873538852484" calcext:value-type="float">
            <text:p>0.002538735388525</text:p>
          </table:table-cell>
          <table:table-cell table:formula="of:=([.F306]-([$Sheet2.$B$7] + [$Sheet2.$B$8] * ([.B306] - [$Sheet2.$B$9])^2))^2" office:value-type="float" office:value="0.000630507021666861" calcext:value-type="float">
            <text:p>0.000630507021667</text:p>
          </table:table-cell>
          <table:table-cell table:formula="of:=([.X306]-([.AE306]^2*([$Sheet2.$B$13]*([.B306] - [$Sheet2.$B$14])^2 + [$Sheet2.$B$15]*([.B306]-[$Sheet2.$B$14]) + [$Sheet2.$B$16])    ))^2" office:value-type="float" office:value="1589.64784808982" calcext:value-type="float">
            <text:p>1589.64784808982</text:p>
          </table:table-cell>
          <table:table-cell table:formula="of:=([.AG306]-([.AE306]^2*([$Sheet2.$B$20]*([.B306] - [$Sheet2.$B$21])^2 + [$Sheet2.$B$22]*([.B306]-[$Sheet2.$B$21]) + [$Sheet2.$B$23])    ))^2" office:value-type="float" office:value="156577.295861368" calcext:value-type="float">
            <text:p>156577.295861368</text:p>
          </table:table-cell>
          <table:table-cell table:formula="of:=([.AH306]-([.AE306]^2*([$Sheet2.$B$27]*([.B306] - [$Sheet2.$B$28])^2 + [$Sheet2.$B$29]*([.B306]-[$Sheet2.$B$28]) + [$Sheet2.$B$30])    ))^2" office:value-type="float" office:value="119301.025042069" calcext:value-type="float">
            <text:p>119301.025042069</text:p>
          </table:table-cell>
          <table:table-cell table:formula="of:=([.AI306]-([.AE306]^2*([$Sheet2.$B$34]*([.B306] - [$Sheet2.$B$35])^2 + [$Sheet2.$B$36]*([.B306]-[$Sheet2.$B$35]) + [$Sheet2.$B$37])    ))^2" office:value-type="float" office:value="5926.46748340673" calcext:value-type="float">
            <text:p>5926.46748340673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0.26896" calcext:value-type="float">
            <text:p>0.26896</text:p>
          </table:table-cell>
          <table:table-cell office:value-type="float" office:value="0.019122" calcext:value-type="float">
            <text:p>0.019122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-0.091056" calcext:value-type="float">
            <text:p>-0.091056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070973" calcext:value-type="float">
            <text:p>-0.070973</text:p>
          </table:table-cell>
          <table:table-cell office:value-type="float" office:value="-0.010215" calcext:value-type="float">
            <text:p>-0.010215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4.9687" calcext:value-type="float">
            <text:p>-4.9687</text:p>
          </table:table-cell>
          <table:table-cell office:value-type="float" office:value="-5.744" calcext:value-type="float">
            <text:p>-5.744</text:p>
          </table:table-cell>
          <table:table-cell office:value-type="float" office:value="-1" calcext:value-type="float">
            <text:p>-1</text:p>
          </table:table-cell>
          <table:table-cell office:value-type="float" office:value="11349" calcext:value-type="float">
            <text:p>11349</text:p>
          </table:table-cell>
          <table:table-cell office:value-type="float" office:value="-3893" calcext:value-type="float">
            <text:p>-3893</text:p>
          </table:table-cell>
          <table:table-cell office:value-type="float" office:value="-60707" calcext:value-type="float">
            <text:p>-60707</text:p>
          </table:table-cell>
          <table:table-cell office:value-type="float" office:value="11349" calcext:value-type="float">
            <text:p>11349</text:p>
          </table:table-cell>
          <table:table-cell office:value-type="float" office:value="-3893" calcext:value-type="float">
            <text:p>-3893</text:p>
          </table:table-cell>
          <table:table-cell office:value-type="float" office:value="-60707" calcext:value-type="float">
            <text:p>-60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-1.316" calcext:value-type="float">
            <text:p>-1.316</text:p>
          </table:table-cell>
          <table:table-cell office:value-type="float" office:value="30" calcext:value-type="float">
            <text:p>30</text:p>
          </table:table-cell>
          <table:table-cell office:value-type="float" office:value="-11.379" calcext:value-type="float">
            <text:p>-11.379</text:p>
          </table:table-cell>
          <table:table-cell office:value-type="float" office:value="11334" calcext:value-type="float">
            <text:p>11334</text:p>
          </table:table-cell>
          <table:table-cell office:value-type="float" office:value="8716.8" calcext:value-type="float">
            <text:p>8716.8</text:p>
          </table:table-cell>
          <table:table-cell office:value-type="float" office:value="1612" calcext:value-type="float">
            <text:p>1612</text:p>
          </table:table-cell>
          <table:table-cell office:value-type="float" office:value="0.91297" calcext:value-type="float">
            <text:p>0.91297</text:p>
          </table:table-cell>
          <table:table-cell office:value-type="float" office:value="-0.2494" calcext:value-type="float">
            <text:p>-0.2494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" calcext:value-type="float">
            <text:p>0</text:p>
          </table:table-cell>
          <table:table-cell office:value-type="float" office:value="-3795.6" calcext:value-type="float">
            <text:p>-3795.6</text:p>
          </table:table-cell>
          <table:table-cell office:value-type="float" office:value="0.74398" calcext:value-type="float">
            <text:p>0.74398</text:p>
          </table:table-cell>
          <table:table-cell office:value-type="float" office:value="0.92154" calcext:value-type="float">
            <text:p>0.92154</text:p>
          </table:table-cell>
          <table:table-cell office:value-type="float" office:value="-1.2201" calcext:value-type="float">
            <text:p>-1.2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7]-([$Sheet2.$B$2]*[.B307]+[$Sheet2.$B$3]))^2" office:value-type="float" office:value="0.00167618388874942" calcext:value-type="float">
            <text:p>0.001676183888749</text:p>
          </table:table-cell>
          <table:table-cell table:formula="of:=([.F307]-([$Sheet2.$B$7] + [$Sheet2.$B$8] * ([.B307] - [$Sheet2.$B$9])^2))^2" office:value-type="float" office:value="0.00050785244220649" calcext:value-type="float">
            <text:p>0.000507852442206</text:p>
          </table:table-cell>
          <table:table-cell table:formula="of:=([.X307]-([.AE307]^2*([$Sheet2.$B$13]*([.B307] - [$Sheet2.$B$14])^2 + [$Sheet2.$B$15]*([.B307]-[$Sheet2.$B$14]) + [$Sheet2.$B$16])    ))^2" office:value-type="float" office:value="592.81290635725" calcext:value-type="float">
            <text:p>592.81290635725</text:p>
          </table:table-cell>
          <table:table-cell table:formula="of:=([.AG307]-([.AE307]^2*([$Sheet2.$B$20]*([.B307] - [$Sheet2.$B$21])^2 + [$Sheet2.$B$22]*([.B307]-[$Sheet2.$B$21]) + [$Sheet2.$B$23])    ))^2" office:value-type="float" office:value="106966.084654063" calcext:value-type="float">
            <text:p>106966.084654063</text:p>
          </table:table-cell>
          <table:table-cell table:formula="of:=([.AH307]-([.AE307]^2*([$Sheet2.$B$27]*([.B307] - [$Sheet2.$B$28])^2 + [$Sheet2.$B$29]*([.B307]-[$Sheet2.$B$28]) + [$Sheet2.$B$30])    ))^2" office:value-type="float" office:value="72792.8199135154" calcext:value-type="float">
            <text:p>72792.8199135154</text:p>
          </table:table-cell>
          <table:table-cell table:formula="of:=([.AI307]-([.AE307]^2*([$Sheet2.$B$34]*([.B307] - [$Sheet2.$B$35])^2 + [$Sheet2.$B$36]*([.B307]-[$Sheet2.$B$35]) + [$Sheet2.$B$37])    ))^2" office:value-type="float" office:value="5312.82649438885" calcext:value-type="float">
            <text:p>5312.82649438885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1" calcext:value-type="float">
            <text:p>-1.2941</text:p>
          </table:table-cell>
          <table:table-cell office:value-type="float" office:value="0.25213" calcext:value-type="float">
            <text:p>0.25213</text:p>
          </table:table-cell>
          <table:table-cell office:value-type="float" office:value="0.017798" calcext:value-type="float">
            <text:p>0.017798</text:p>
          </table:table-cell>
          <table:table-cell office:value-type="float" office:value="0.23433" calcext:value-type="float">
            <text:p>0.23433</text:p>
          </table:table-cell>
          <table:table-cell office:value-type="float" office:value="-0.080236" calcext:value-type="float">
            <text:p>-0.080236</text:p>
          </table:table-cell>
          <table:table-cell office:value-type="float" office:value="0.92326" calcext:value-type="float">
            <text:p>0.92326</text:p>
          </table:table-cell>
          <table:table-cell office:value-type="float" office:value="-0.084752" calcext:value-type="float">
            <text:p>-0.084752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8809" calcext:value-type="float">
            <text:p>-0.48809</text:p>
          </table:table-cell>
          <table:table-cell office:value-type="float" office:value="-0.066277" calcext:value-type="float">
            <text:p>-0.066277</text:p>
          </table:table-cell>
          <table:table-cell office:value-type="float" office:value="-0.0093991" calcext:value-type="float">
            <text:p>-0.0093991</text:p>
          </table:table-cell>
          <table:table-cell office:value-type="float" office:value="-0.056878" calcext:value-type="float">
            <text:p>-0.056878</text:p>
          </table:table-cell>
          <table:table-cell office:value-type="float" office:value="-5.1328" calcext:value-type="float">
            <text:p>-5.1328</text:p>
          </table:table-cell>
          <table:table-cell office:value-type="float" office:value="-5.839" calcext:value-type="float">
            <text:p>-5.839</text:p>
          </table:table-cell>
          <table:table-cell office:value-type="float" office:value="-1" calcext:value-type="float">
            <text:p>-1</text:p>
          </table:table-cell>
          <table:table-cell office:value-type="float" office:value="10645" calcext:value-type="float">
            <text:p>10645</text:p>
          </table:table-cell>
          <table:table-cell office:value-type="float" office:value="-3644.8" calcext:value-type="float">
            <text:p>-3644.8</text:p>
          </table:table-cell>
          <table:table-cell office:value-type="float" office:value="-58786" calcext:value-type="float">
            <text:p>-58786</text:p>
          </table:table-cell>
          <table:table-cell office:value-type="float" office:value="10645" calcext:value-type="float">
            <text:p>10645</text:p>
          </table:table-cell>
          <table:table-cell office:value-type="float" office:value="-3644.8" calcext:value-type="float">
            <text:p>-3644.8</text:p>
          </table:table-cell>
          <table:table-cell office:value-type="float" office:value="-58786" calcext:value-type="float">
            <text:p>-58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46" calcext:value-type="float">
            <text:p>29.446</text:p>
          </table:table-cell>
          <table:table-cell office:value-type="float" office:value="-1.2946" calcext:value-type="float">
            <text:p>-1.2946</text:p>
          </table:table-cell>
          <table:table-cell office:value-type="float" office:value="30" calcext:value-type="float">
            <text:p>30</text:p>
          </table:table-cell>
          <table:table-cell office:value-type="float" office:value="-11.025" calcext:value-type="float">
            <text:p>-11.025</text:p>
          </table:table-cell>
          <table:table-cell office:value-type="float" office:value="11086" calcext:value-type="float">
            <text:p>11086</text:p>
          </table:table-cell>
          <table:table-cell office:value-type="float" office:value="8807.4" calcext:value-type="float">
            <text:p>8807.4</text:p>
          </table:table-cell>
          <table:table-cell office:value-type="float" office:value="1505.3" calcext:value-type="float">
            <text:p>1505.3</text:p>
          </table:table-cell>
          <table:table-cell office:value-type="float" office:value="0.91355" calcext:value-type="float">
            <text:p>0.91355</text:p>
          </table:table-cell>
          <table:table-cell office:value-type="float" office:value="-0.24926" calcext:value-type="float">
            <text:p>-0.24926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" calcext:value-type="float">
            <text:p>0</text:p>
          </table:table-cell>
          <table:table-cell office:value-type="float" office:value="-3733.8" calcext:value-type="float">
            <text:p>-3733.8</text:p>
          </table:table-cell>
          <table:table-cell office:value-type="float" office:value="0.69864" calcext:value-type="float">
            <text:p>0.69864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-1.1822" calcext:value-type="float">
            <text:p>-1.1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8]-([$Sheet2.$B$2]*[.B308]+[$Sheet2.$B$3]))^2" office:value-type="float" office:value="0.00103662006298011" calcext:value-type="float">
            <text:p>0.00103662006298</text:p>
          </table:table-cell>
          <table:table-cell table:formula="of:=([.F308]-([$Sheet2.$B$7] + [$Sheet2.$B$8] * ([.B308] - [$Sheet2.$B$9])^2))^2" office:value-type="float" office:value="0.000389785493746639" calcext:value-type="float">
            <text:p>0.000389785493747</text:p>
          </table:table-cell>
          <table:table-cell table:formula="of:=([.X308]-([.AE308]^2*([$Sheet2.$B$13]*([.B308] - [$Sheet2.$B$14])^2 + [$Sheet2.$B$15]*([.B308]-[$Sheet2.$B$14]) + [$Sheet2.$B$16])    ))^2" office:value-type="float" office:value="126.041403206274" calcext:value-type="float">
            <text:p>126.041403206274</text:p>
          </table:table-cell>
          <table:table-cell table:formula="of:=([.AG308]-([.AE308]^2*([$Sheet2.$B$20]*([.B308] - [$Sheet2.$B$21])^2 + [$Sheet2.$B$22]*([.B308]-[$Sheet2.$B$21]) + [$Sheet2.$B$23])    ))^2" office:value-type="float" office:value="68929.7135862069" calcext:value-type="float">
            <text:p>68929.7135862069</text:p>
          </table:table-cell>
          <table:table-cell table:formula="of:=([.AH308]-([.AE308]^2*([$Sheet2.$B$27]*([.B308] - [$Sheet2.$B$28])^2 + [$Sheet2.$B$29]*([.B308]-[$Sheet2.$B$28]) + [$Sheet2.$B$30])    ))^2" office:value-type="float" office:value="46877.0357777543" calcext:value-type="float">
            <text:p>46877.0357777543</text:p>
          </table:table-cell>
          <table:table-cell table:formula="of:=([.AI308]-([.AE308]^2*([$Sheet2.$B$34]*([.B308] - [$Sheet2.$B$35])^2 + [$Sheet2.$B$36]*([.B308]-[$Sheet2.$B$35]) + [$Sheet2.$B$37])    ))^2" office:value-type="float" office:value="3861.35989675685" calcext:value-type="float">
            <text:p>3861.35989675685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0.23589" calcext:value-type="float">
            <text:p>0.23589</text:p>
          </table:table-cell>
          <table:table-cell office:value-type="float" office:value="0.016718" calcext:value-type="float">
            <text:p>0.016718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-0.074929" calcext:value-type="float">
            <text:p>-0.074929</text:p>
          </table:table-cell>
          <table:table-cell office:value-type="float" office:value="0.92869" calcext:value-type="float">
            <text:p>0.92869</text:p>
          </table:table-cell>
          <table:table-cell office:value-type="float" office:value="-0.079608" calcext:value-type="float">
            <text:p>-0.079608</text:p>
          </table:table-cell>
          <table:table-cell office:value-type="float" office:value="1.0083" calcext:value-type="float">
            <text:p>1.0083</text:p>
          </table:table-cell>
          <table:table-cell office:value-type="float" office:value="-0.47656" calcext:value-type="float">
            <text:p>-0.47656</text:p>
          </table:table-cell>
          <table:table-cell office:value-type="float" office:value="-0.06184" calcext:value-type="float">
            <text:p>-0.06184</text:p>
          </table:table-cell>
          <table:table-cell office:value-type="float" office:value="-0.0087511" calcext:value-type="float">
            <text:p>-0.0087511</text:p>
          </table:table-cell>
          <table:table-cell office:value-type="float" office:value="-0.053089" calcext:value-type="float">
            <text:p>-0.053089</text:p>
          </table:table-cell>
          <table:table-cell office:value-type="float" office:value="-5.3039" calcext:value-type="float">
            <text:p>-5.3039</text:p>
          </table:table-cell>
          <table:table-cell office:value-type="float" office:value="-5.9326" calcext:value-type="float">
            <text:p>-5.9326</text:p>
          </table:table-cell>
          <table:table-cell office:value-type="float" office:value="-1" calcext:value-type="float">
            <text:p>-1</text:p>
          </table:table-cell>
          <table:table-cell office:value-type="float" office:value="9956" calcext:value-type="float">
            <text:p>9956</text:p>
          </table:table-cell>
          <table:table-cell office:value-type="float" office:value="-3403.7" calcext:value-type="float">
            <text:p>-3403.7</text:p>
          </table:table-cell>
          <table:table-cell office:value-type="float" office:value="-56833" calcext:value-type="float">
            <text:p>-56833</text:p>
          </table:table-cell>
          <table:table-cell office:value-type="float" office:value="9956" calcext:value-type="float">
            <text:p>9956</text:p>
          </table:table-cell>
          <table:table-cell office:value-type="float" office:value="-3403.7" calcext:value-type="float">
            <text:p>-3403.7</text:p>
          </table:table-cell>
          <table:table-cell office:value-type="float" office:value="-56833" calcext:value-type="float">
            <text:p>-56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81" calcext:value-type="float">
            <text:p>29.481</text:p>
          </table:table-cell>
          <table:table-cell office:value-type="float" office:value="-1.2742" calcext:value-type="float">
            <text:p>-1.2742</text:p>
          </table:table-cell>
          <table:table-cell office:value-type="float" office:value="30" calcext:value-type="float">
            <text:p>30</text:p>
          </table:table-cell>
          <table:table-cell office:value-type="float" office:value="-10.677" calcext:value-type="float">
            <text:p>-10.677</text:p>
          </table:table-cell>
          <table:table-cell office:value-type="float" office:value="10824" calcext:value-type="float">
            <text:p>10824</text:p>
          </table:table-cell>
          <table:table-cell office:value-type="float" office:value="8859.1" calcext:value-type="float">
            <text:p>8859.1</text:p>
          </table:table-cell>
          <table:table-cell office:value-type="float" office:value="1404.6" calcext:value-type="float">
            <text:p>1404.6</text:p>
          </table:table-cell>
          <table:table-cell office:value-type="float" office:value="0.91409" calcext:value-type="float">
            <text:p>0.91409</text:p>
          </table:table-cell>
          <table:table-cell office:value-type="float" office:value="-0.24912" calcext:value-type="float">
            <text:p>-0.24912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0" calcext:value-type="float">
            <text:p>0</text:p>
          </table:table-cell>
          <table:table-cell office:value-type="float" office:value="-3674.9" calcext:value-type="float">
            <text:p>-3674.9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-1.1436" calcext:value-type="float">
            <text:p>-1.1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9]-([$Sheet2.$B$2]*[.B309]+[$Sheet2.$B$3]))^2" office:value-type="float" office:value="0.00058331642254542" calcext:value-type="float">
            <text:p>0.000583316422545</text:p>
          </table:table-cell>
          <table:table-cell table:formula="of:=([.F309]-([$Sheet2.$B$7] + [$Sheet2.$B$8] * ([.B309] - [$Sheet2.$B$9])^2))^2" office:value-type="float" office:value="0.000291456995005809" calcext:value-type="float">
            <text:p>0.000291456995006</text:p>
          </table:table-cell>
          <table:table-cell table:formula="of:=([.X309]-([.AE309]^2*([$Sheet2.$B$13]*([.B309] - [$Sheet2.$B$14])^2 + [$Sheet2.$B$15]*([.B309]-[$Sheet2.$B$14]) + [$Sheet2.$B$16])    ))^2" office:value-type="float" office:value="0.500681250002122" calcext:value-type="float">
            <text:p>0.500681250002122</text:p>
          </table:table-cell>
          <table:table-cell table:formula="of:=([.AG309]-([.AE309]^2*([$Sheet2.$B$20]*([.B309] - [$Sheet2.$B$21])^2 + [$Sheet2.$B$22]*([.B309]-[$Sheet2.$B$21]) + [$Sheet2.$B$23])    ))^2" office:value-type="float" office:value="40869.6598215158" calcext:value-type="float">
            <text:p>40869.6598215158</text:p>
          </table:table-cell>
          <table:table-cell table:formula="of:=([.AH309]-([.AE309]^2*([$Sheet2.$B$27]*([.B309] - [$Sheet2.$B$28])^2 + [$Sheet2.$B$29]*([.B309]-[$Sheet2.$B$28]) + [$Sheet2.$B$30])    ))^2" office:value-type="float" office:value="29216.5950321737" calcext:value-type="float">
            <text:p>29216.5950321737</text:p>
          </table:table-cell>
          <table:table-cell table:formula="of:=([.AI309]-([.AE309]^2*([$Sheet2.$B$34]*([.B309] - [$Sheet2.$B$35])^2 + [$Sheet2.$B$36]*([.B309]-[$Sheet2.$B$35]) + [$Sheet2.$B$37])    ))^2" office:value-type="float" office:value="2463.69899777577" calcext:value-type="float">
            <text:p>2463.69899777577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22013" calcext:value-type="float">
            <text:p>0.22013</text:p>
          </table:table-cell>
          <table:table-cell office:value-type="float" office:value="0.015772" calcext:value-type="float">
            <text:p>0.015772</text:p>
          </table:table-cell>
          <table:table-cell office:value-type="float" office:value="0.20436" calcext:value-type="float">
            <text:p>0.20436</text:p>
          </table:table-cell>
          <table:table-cell office:value-type="float" office:value="-0.069792" calcext:value-type="float">
            <text:p>-0.069792</text:p>
          </table:table-cell>
          <table:table-cell office:value-type="float" office:value="0.93065" calcext:value-type="float">
            <text:p>0.93065</text:p>
          </table:table-cell>
          <table:table-cell office:value-type="float" office:value="-0.075104" calcext:value-type="float">
            <text:p>-0.075104</text:p>
          </table:table-cell>
          <table:table-cell office:value-type="float" office:value="1.0057" calcext:value-type="float">
            <text:p>1.0057</text:p>
          </table:table-cell>
          <table:table-cell office:value-type="float" office:value="-0.46442" calcext:value-type="float">
            <text:p>-0.46442</text:p>
          </table:table-cell>
          <table:table-cell office:value-type="float" office:value="-0.057563" calcext:value-type="float">
            <text:p>-0.057563</text:p>
          </table:table-cell>
          <table:table-cell office:value-type="float" office:value="-0.0081933" calcext:value-type="float">
            <text:p>-0.0081933</text:p>
          </table:table-cell>
          <table:table-cell office:value-type="float" office:value="-0.04937" calcext:value-type="float">
            <text:p>-0.04937</text:p>
          </table:table-cell>
          <table:table-cell office:value-type="float" office:value="-5.4852" calcext:value-type="float">
            <text:p>-5.4852</text:p>
          </table:table-cell>
          <table:table-cell office:value-type="float" office:value="-6.0273" calcext:value-type="float">
            <text:p>-6.0273</text:p>
          </table:table-cell>
          <table:table-cell office:value-type="float" office:value="-1" calcext:value-type="float">
            <text:p>-1</text:p>
          </table:table-cell>
          <table:table-cell office:value-type="float" office:value="9283.2" calcext:value-type="float">
            <text:p>9283.2</text:p>
          </table:table-cell>
          <table:table-cell office:value-type="float" office:value="-3170.3" calcext:value-type="float">
            <text:p>-3170.3</text:p>
          </table:table-cell>
          <table:table-cell office:value-type="float" office:value="-54850" calcext:value-type="float">
            <text:p>-54850</text:p>
          </table:table-cell>
          <table:table-cell office:value-type="float" office:value="9283.2" calcext:value-type="float">
            <text:p>9283.2</text:p>
          </table:table-cell>
          <table:table-cell office:value-type="float" office:value="-3170.3" calcext:value-type="float">
            <text:p>-3170.3</text:p>
          </table:table-cell>
          <table:table-cell office:value-type="float" office:value="-54850" calcext:value-type="float">
            <text:p>-54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14" calcext:value-type="float">
            <text:p>29.514</text:p>
          </table:table-cell>
          <table:table-cell office:value-type="float" office:value="-1.2542" calcext:value-type="float">
            <text:p>-1.2542</text:p>
          </table:table-cell>
          <table:table-cell office:value-type="float" office:value="30" calcext:value-type="float">
            <text:p>30</text:p>
          </table:table-cell>
          <table:table-cell office:value-type="float" office:value="-10.332" calcext:value-type="float">
            <text:p>-10.332</text:p>
          </table:table-cell>
          <table:table-cell office:value-type="float" office:value="10548" calcext:value-type="float">
            <text:p>10548</text:p>
          </table:table-cell>
          <table:table-cell office:value-type="float" office:value="8877.8" calcext:value-type="float">
            <text:p>8877.8</text:p>
          </table:table-cell>
          <table:table-cell office:value-type="float" office:value="1307.4" calcext:value-type="float">
            <text:p>1307.4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" calcext:value-type="float">
            <text:p>0</text:p>
          </table:table-cell>
          <table:table-cell office:value-type="float" office:value="-3617.2" calcext:value-type="float">
            <text:p>-3617.2</text:p>
          </table:table-cell>
          <table:table-cell office:value-type="float" office:value="0.61068" calcext:value-type="float">
            <text:p>0.61068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-1.1043" calcext:value-type="float">
            <text:p>-1.1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0]-([$Sheet2.$B$2]*[.B310]+[$Sheet2.$B$3]))^2" office:value-type="float" office:value="0.000279134017908242" calcext:value-type="float">
            <text:p>0.000279134017908</text:p>
          </table:table-cell>
          <table:table-cell table:formula="of:=([.F310]-([$Sheet2.$B$7] + [$Sheet2.$B$8] * ([.B310] - [$Sheet2.$B$9])^2))^2" office:value-type="float" office:value="0.000214123481026235" calcext:value-type="float">
            <text:p>0.000214123481026</text:p>
          </table:table-cell>
          <table:table-cell table:formula="of:=([.X310]-([.AE310]^2*([$Sheet2.$B$13]*([.B310] - [$Sheet2.$B$14])^2 + [$Sheet2.$B$15]*([.B310]-[$Sheet2.$B$14]) + [$Sheet2.$B$16])    ))^2" office:value-type="float" office:value="60.995072963858" calcext:value-type="float">
            <text:p>60.995072963858</text:p>
          </table:table-cell>
          <table:table-cell table:formula="of:=([.AG310]-([.AE310]^2*([$Sheet2.$B$20]*([.B310] - [$Sheet2.$B$21])^2 + [$Sheet2.$B$22]*([.B310]-[$Sheet2.$B$21]) + [$Sheet2.$B$23])    ))^2" office:value-type="float" office:value="21289.7310677571" calcext:value-type="float">
            <text:p>21289.7310677571</text:p>
          </table:table-cell>
          <table:table-cell table:formula="of:=([.AH310]-([.AE310]^2*([$Sheet2.$B$27]*([.B310] - [$Sheet2.$B$28])^2 + [$Sheet2.$B$29]*([.B310]-[$Sheet2.$B$28]) + [$Sheet2.$B$30])    ))^2" office:value-type="float" office:value="16168.1816849225" calcext:value-type="float">
            <text:p>16168.1816849225</text:p>
          </table:table-cell>
          <table:table-cell table:formula="of:=([.AI310]-([.AE310]^2*([$Sheet2.$B$34]*([.B310] - [$Sheet2.$B$35])^2 + [$Sheet2.$B$36]*([.B310]-[$Sheet2.$B$35]) + [$Sheet2.$B$37])    ))^2" office:value-type="float" office:value="1434.63695500343" calcext:value-type="float">
            <text:p>1434.63695500343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1" calcext:value-type="float">
            <text:p>-1.1631</text:p>
          </table:table-cell>
          <table:table-cell office:value-type="float" office:value="0.20488" calcext:value-type="float">
            <text:p>0.20488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-0.064823" calcext:value-type="float">
            <text:p>-0.064823</text:p>
          </table:table-cell>
          <table:table-cell office:value-type="float" office:value="0.92908" calcext:value-type="float">
            <text:p>0.92908</text:p>
          </table:table-cell>
          <table:table-cell office:value-type="float" office:value="-0.071129" calcext:value-type="float">
            <text:p>-0.071129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45167" calcext:value-type="float">
            <text:p>-0.45167</text:p>
          </table:table-cell>
          <table:table-cell office:value-type="float" office:value="-0.05345" calcext:value-type="float">
            <text:p>-0.05345</text:p>
          </table:table-cell>
          <table:table-cell office:value-type="float" office:value="-0.0077038" calcext:value-type="float">
            <text:p>-0.0077038</text:p>
          </table:table-cell>
          <table:table-cell office:value-type="float" office:value="-0.045746" calcext:value-type="float">
            <text:p>-0.045746</text:p>
          </table:table-cell>
          <table:table-cell office:value-type="float" office:value="-5.6772" calcext:value-type="float">
            <text:p>-5.6772</text:p>
          </table:table-cell>
          <table:table-cell office:value-type="float" office:value="-6.1227" calcext:value-type="float">
            <text:p>-6.1227</text:p>
          </table:table-cell>
          <table:table-cell office:value-type="float" office:value="-1" calcext:value-type="float">
            <text:p>-1</text:p>
          </table:table-cell>
          <table:table-cell office:value-type="float" office:value="8628.2" calcext:value-type="float">
            <text:p>8628.2</text:p>
          </table:table-cell>
          <table:table-cell office:value-type="float" office:value="-2944.7" calcext:value-type="float">
            <text:p>-2944.7</text:p>
          </table:table-cell>
          <table:table-cell office:value-type="float" office:value="-52836" calcext:value-type="float">
            <text:p>-52836</text:p>
          </table:table-cell>
          <table:table-cell office:value-type="float" office:value="8628.2" calcext:value-type="float">
            <text:p>8628.2</text:p>
          </table:table-cell>
          <table:table-cell office:value-type="float" office:value="-2944.7" calcext:value-type="float">
            <text:p>-2944.7</text:p>
          </table:table-cell>
          <table:table-cell office:value-type="float" office:value="-52836" calcext:value-type="float">
            <text:p>-5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45" calcext:value-type="float">
            <text:p>29.545</text:p>
          </table:table-cell>
          <table:table-cell office:value-type="float" office:value="-1.2346" calcext:value-type="float">
            <text:p>-1.2346</text:p>
          </table:table-cell>
          <table:table-cell office:value-type="float" office:value="30" calcext:value-type="float">
            <text:p>30</text:p>
          </table:table-cell>
          <table:table-cell office:value-type="float" office:value="-9.9898" calcext:value-type="float">
            <text:p>-9.9898</text:p>
          </table:table-cell>
          <table:table-cell office:value-type="float" office:value="10259" calcext:value-type="float">
            <text:p>10259</text:p>
          </table:table-cell>
          <table:table-cell office:value-type="float" office:value="8862.9" calcext:value-type="float">
            <text:p>8862.9</text:p>
          </table:table-cell>
          <table:table-cell office:value-type="float" office:value="1214" calcext:value-type="float">
            <text:p>1214</text:p>
          </table:table-cell>
          <table:table-cell office:value-type="float" office:value="0.91502" calcext:value-type="float">
            <text:p>0.91502</text:p>
          </table:table-cell>
          <table:table-cell office:value-type="float" office:value="-0.24887" calcext:value-type="float">
            <text:p>-0.24887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" calcext:value-type="float">
            <text:p>0</text:p>
          </table:table-cell>
          <table:table-cell office:value-type="float" office:value="-3560.8" calcext:value-type="float">
            <text:p>-3560.8</text:p>
          </table:table-cell>
          <table:table-cell office:value-type="float" office:value="0.56819" calcext:value-type="float">
            <text:p>0.56819</text:p>
          </table:table-cell>
          <table:table-cell office:value-type="float" office:value="0.91821" calcext:value-type="float">
            <text:p>0.91821</text:p>
          </table:table-cell>
          <table:table-cell office:value-type="float" office:value="-1.0643" calcext:value-type="float">
            <text:p>-1.06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1]-([$Sheet2.$B$2]*[.B311]+[$Sheet2.$B$3]))^2" office:value-type="float" office:value="0.000101257210160256" calcext:value-type="float">
            <text:p>0.00010125721016</text:p>
          </table:table-cell>
          <table:table-cell table:formula="of:=([.F311]-([$Sheet2.$B$7] + [$Sheet2.$B$8] * ([.B311] - [$Sheet2.$B$9])^2))^2" office:value-type="float" office:value="0.000153649096173154" calcext:value-type="float">
            <text:p>0.000153649096173</text:p>
          </table:table-cell>
          <table:table-cell table:formula="of:=([.X311]-([.AE311]^2*([$Sheet2.$B$13]*([.B311] - [$Sheet2.$B$14])^2 + [$Sheet2.$B$15]*([.B311]-[$Sheet2.$B$14]) + [$Sheet2.$B$16])    ))^2" office:value-type="float" office:value="208.102306109111" calcext:value-type="float">
            <text:p>208.102306109111</text:p>
          </table:table-cell>
          <table:table-cell table:formula="of:=([.AG311]-([.AE311]^2*([$Sheet2.$B$20]*([.B311] - [$Sheet2.$B$21])^2 + [$Sheet2.$B$22]*([.B311]-[$Sheet2.$B$21]) + [$Sheet2.$B$23])    ))^2" office:value-type="float" office:value="8609.49089214281" calcext:value-type="float">
            <text:p>8609.49089214281</text:p>
          </table:table-cell>
          <table:table-cell table:formula="of:=([.AH311]-([.AE311]^2*([$Sheet2.$B$27]*([.B311] - [$Sheet2.$B$28])^2 + [$Sheet2.$B$29]*([.B311]-[$Sheet2.$B$28]) + [$Sheet2.$B$30])    ))^2" office:value-type="float" office:value="7359.52445610005" calcext:value-type="float">
            <text:p>7359.52445610005</text:p>
          </table:table-cell>
          <table:table-cell table:formula="of:=([.AI311]-([.AE311]^2*([$Sheet2.$B$34]*([.B311] - [$Sheet2.$B$35])^2 + [$Sheet2.$B$36]*([.B311]-[$Sheet2.$B$35]) + [$Sheet2.$B$37])    ))^2" office:value-type="float" office:value="705.574843988915" calcext:value-type="float">
            <text:p>705.57484398891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82" calcext:value-type="float">
            <text:p>-1.1182</text:p>
          </table:table-cell>
          <table:table-cell office:value-type="float" office:value="0.18999" calcext:value-type="float">
            <text:p>0.18999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-0.060032" calcext:value-type="float">
            <text:p>-0.060032</text:p>
          </table:table-cell>
          <table:table-cell office:value-type="float" office:value="0.92469" calcext:value-type="float">
            <text:p>0.92469</text:p>
          </table:table-cell>
          <table:table-cell office:value-type="float" office:value="-0.066995" calcext:value-type="float">
            <text:p>-0.066995</text:p>
          </table:table-cell>
          <table:table-cell office:value-type="float" office:value="0.99168" calcext:value-type="float">
            <text:p>0.99168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-0.049413" calcext:value-type="float">
            <text:p>-0.049413</text:p>
          </table:table-cell>
          <table:table-cell office:value-type="float" office:value="-0.0071982" calcext:value-type="float">
            <text:p>-0.0071982</text:p>
          </table:table-cell>
          <table:table-cell office:value-type="float" office:value="-0.042215" calcext:value-type="float">
            <text:p>-0.042215</text:p>
          </table:table-cell>
          <table:table-cell office:value-type="float" office:value="-5.8853" calcext:value-type="float">
            <text:p>-5.8853</text:p>
          </table:table-cell>
          <table:table-cell office:value-type="float" office:value="-6.2233" calcext:value-type="float">
            <text:p>-6.2233</text:p>
          </table:table-cell>
          <table:table-cell office:value-type="float" office:value="-1" calcext:value-type="float">
            <text:p>-1</text:p>
          </table:table-cell>
          <table:table-cell office:value-type="float" office:value="7991.5" calcext:value-type="float">
            <text:p>7991.5</text:p>
          </table:table-cell>
          <table:table-cell office:value-type="float" office:value="-2727" calcext:value-type="float">
            <text:p>-2727</text:p>
          </table:table-cell>
          <table:table-cell office:value-type="float" office:value="-50794" calcext:value-type="float">
            <text:p>-50794</text:p>
          </table:table-cell>
          <table:table-cell office:value-type="float" office:value="7991.5" calcext:value-type="float">
            <text:p>7991.5</text:p>
          </table:table-cell>
          <table:table-cell office:value-type="float" office:value="-2727" calcext:value-type="float">
            <text:p>-2727</text:p>
          </table:table-cell>
          <table:table-cell office:value-type="float" office:value="-50794" calcext:value-type="float">
            <text:p>-50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76" calcext:value-type="float">
            <text:p>29.576</text:p>
          </table:table-cell>
          <table:table-cell office:value-type="float" office:value="-1.2147" calcext:value-type="float">
            <text:p>-1.2147</text:p>
          </table:table-cell>
          <table:table-cell office:value-type="float" office:value="30" calcext:value-type="float">
            <text:p>30</text:p>
          </table:table-cell>
          <table:table-cell office:value-type="float" office:value="-9.6433" calcext:value-type="float">
            <text:p>-9.6433</text:p>
          </table:table-cell>
          <table:table-cell office:value-type="float" office:value="9955.5" calcext:value-type="float">
            <text:p>9955.5</text:p>
          </table:table-cell>
          <table:table-cell office:value-type="float" office:value="8821" calcext:value-type="float">
            <text:p>8821</text:p>
          </table:table-cell>
          <table:table-cell office:value-type="float" office:value="1122.3" calcext:value-type="float">
            <text:p>1122.3</text:p>
          </table:table-cell>
          <table:table-cell office:value-type="float" office:value="0.91541" calcext:value-type="float">
            <text:p>0.91541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" calcext:value-type="float">
            <text:p>0</text:p>
          </table:table-cell>
          <table:table-cell office:value-type="float" office:value="-3503.3" calcext:value-type="float">
            <text:p>-3503.3</text:p>
          </table:table-cell>
          <table:table-cell office:value-type="float" office:value="0.52682" calcext:value-type="float">
            <text:p>0.52682</text:p>
          </table:table-cell>
          <table:table-cell office:value-type="float" office:value="0.9162" calcext:value-type="float">
            <text:p>0.9162</text:p>
          </table:table-cell>
          <table:table-cell office:value-type="float" office:value="-1.0236" calcext:value-type="float">
            <text:p>-1.0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2]-([$Sheet2.$B$2]*[.B312]+[$Sheet2.$B$3]))^2" office:value-type="float" office:value="0.0000153509121290975" calcext:value-type="float">
            <text:p>1.53509121290975E-05</text:p>
          </table:table-cell>
          <table:table-cell table:formula="of:=([.F312]-([$Sheet2.$B$7] + [$Sheet2.$B$8] * ([.B312] - [$Sheet2.$B$9])^2))^2" office:value-type="float" office:value="0.000110456258354983" calcext:value-type="float">
            <text:p>0.000110456258355</text:p>
          </table:table-cell>
          <table:table-cell table:formula="of:=([.X312]-([.AE312]^2*([$Sheet2.$B$13]*([.B312] - [$Sheet2.$B$14])^2 + [$Sheet2.$B$15]*([.B312]-[$Sheet2.$B$14]) + [$Sheet2.$B$16])    ))^2" office:value-type="float" office:value="370.17234354296" calcext:value-type="float">
            <text:p>370.17234354296</text:p>
          </table:table-cell>
          <table:table-cell table:formula="of:=([.AG312]-([.AE312]^2*([$Sheet2.$B$20]*([.B312] - [$Sheet2.$B$21])^2 + [$Sheet2.$B$22]*([.B312]-[$Sheet2.$B$21]) + [$Sheet2.$B$23])    ))^2" office:value-type="float" office:value="1961.99877821868" calcext:value-type="float">
            <text:p>1961.99877821868</text:p>
          </table:table-cell>
          <table:table-cell table:formula="of:=([.AH312]-([.AE312]^2*([$Sheet2.$B$27]*([.B312] - [$Sheet2.$B$28])^2 + [$Sheet2.$B$29]*([.B312]-[$Sheet2.$B$28]) + [$Sheet2.$B$30])    ))^2" office:value-type="float" office:value="1618.38392747077" calcext:value-type="float">
            <text:p>1618.38392747077</text:p>
          </table:table-cell>
          <table:table-cell table:formula="of:=([.AI312]-([.AE312]^2*([$Sheet2.$B$34]*([.B312] - [$Sheet2.$B$35])^2 + [$Sheet2.$B$36]*([.B312]-[$Sheet2.$B$35]) + [$Sheet2.$B$37])    ))^2" office:value-type="float" office:value="316.620528265063" calcext:value-type="float">
            <text:p>316.620528265063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25" calcext:value-type="float">
            <text:p>-1.0725</text:p>
          </table:table-cell>
          <table:table-cell office:value-type="float" office:value="0.17559" calcext:value-type="float">
            <text:p>0.17559</text:p>
          </table:table-cell>
          <table:table-cell office:value-type="float" office:value="0.013268" calcext:value-type="float">
            <text:p>0.013268</text:p>
          </table:table-cell>
          <table:table-cell office:value-type="float" office:value="0.16233" calcext:value-type="float">
            <text:p>0.16233</text:p>
          </table:table-cell>
          <table:table-cell office:value-type="float" office:value="-0.055415" calcext:value-type="float">
            <text:p>-0.055415</text:p>
          </table:table-cell>
          <table:table-cell office:value-type="float" office:value="0.91678" calcext:value-type="float">
            <text:p>0.91678</text:p>
          </table:table-cell>
          <table:table-cell office:value-type="float" office:value="-0.06318" calcext:value-type="float">
            <text:p>-0.06318</text:p>
          </table:table-cell>
          <table:table-cell office:value-type="float" office:value="0.97996" calcext:value-type="float">
            <text:p>0.97996</text:p>
          </table:table-cell>
          <table:table-cell office:value-type="float" office:value="-0.42432" calcext:value-type="float">
            <text:p>-0.42432</text:p>
          </table:table-cell>
          <table:table-cell office:value-type="float" office:value="-0.045516" calcext:value-type="float">
            <text:p>-0.045516</text:p>
          </table:table-cell>
          <table:table-cell office:value-type="float" office:value="-0.0067339" calcext:value-type="float">
            <text:p>-0.0067339</text:p>
          </table:table-cell>
          <table:table-cell office:value-type="float" office:value="-0.038782" calcext:value-type="float">
            <text:p>-0.038782</text:p>
          </table:table-cell>
          <table:table-cell office:value-type="float" office:value="-6.1079" calcext:value-type="float">
            <text:p>-6.1079</text:p>
          </table:table-cell>
          <table:table-cell office:value-type="float" office:value="-6.3255" calcext:value-type="float">
            <text:p>-6.3255</text:p>
          </table:table-cell>
          <table:table-cell office:value-type="float" office:value="-1" calcext:value-type="float">
            <text:p>-1</text:p>
          </table:table-cell>
          <table:table-cell office:value-type="float" office:value="7373.8" calcext:value-type="float">
            <text:p>7373.8</text:p>
          </table:table-cell>
          <table:table-cell office:value-type="float" office:value="-2517.3" calcext:value-type="float">
            <text:p>-2517.3</text:p>
          </table:table-cell>
          <table:table-cell office:value-type="float" office:value="-48720" calcext:value-type="float">
            <text:p>-48720</text:p>
          </table:table-cell>
          <table:table-cell office:value-type="float" office:value="7373.8" calcext:value-type="float">
            <text:p>7373.8</text:p>
          </table:table-cell>
          <table:table-cell office:value-type="float" office:value="-2517.3" calcext:value-type="float">
            <text:p>-2517.3</text:p>
          </table:table-cell>
          <table:table-cell office:value-type="float" office:value="-48720" calcext:value-type="float">
            <text:p>-48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06" calcext:value-type="float">
            <text:p>29.606</text:p>
          </table:table-cell>
          <table:table-cell office:value-type="float" office:value="-1.195" calcext:value-type="float">
            <text:p>-1.195</text:p>
          </table:table-cell>
          <table:table-cell office:value-type="float" office:value="30" calcext:value-type="float">
            <text:p>30</text:p>
          </table:table-cell>
          <table:table-cell office:value-type="float" office:value="-9.2981" calcext:value-type="float">
            <text:p>-9.2981</text:p>
          </table:table-cell>
          <table:table-cell office:value-type="float" office:value="9637.5" calcext:value-type="float">
            <text:p>9637.5</text:p>
          </table:table-cell>
          <table:table-cell office:value-type="float" office:value="8745.6" calcext:value-type="float">
            <text:p>8745.6</text:p>
          </table:table-cell>
          <table:table-cell office:value-type="float" office:value="1033.8" calcext:value-type="float">
            <text:p>1033.8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-0.24864" calcext:value-type="float">
            <text:p>-0.24864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0" calcext:value-type="float">
            <text:p>0</text:p>
          </table:table-cell>
          <table:table-cell office:value-type="float" office:value="-3446.7" calcext:value-type="float">
            <text:p>-3446.7</text:p>
          </table:table-cell>
          <table:table-cell office:value-type="float" office:value="0.48659" calcext:value-type="float">
            <text:p>0.48659</text:p>
          </table:table-cell>
          <table:table-cell office:value-type="float" office:value="0.91352" calcext:value-type="float">
            <text:p>0.91352</text:p>
          </table:table-cell>
          <table:table-cell office:value-type="float" office:value="-0.98212" calcext:value-type="float">
            <text:p>-0.982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3]-([$Sheet2.$B$2]*[.B313]+[$Sheet2.$B$3]))^2" office:value-type="float" office:value="0.00000203523364413873" calcext:value-type="float">
            <text:p>2.03523364413873E-06</text:p>
          </table:table-cell>
          <table:table-cell table:formula="of:=([.F313]-([$Sheet2.$B$7] + [$Sheet2.$B$8] * ([.B313] - [$Sheet2.$B$9])^2))^2" office:value-type="float" office:value="0.0000782486843416511" calcext:value-type="float">
            <text:p>7.82486843416511E-05</text:p>
          </table:table-cell>
          <table:table-cell table:formula="of:=([.X313]-([.AE313]^2*([$Sheet2.$B$13]*([.B313] - [$Sheet2.$B$14])^2 + [$Sheet2.$B$15]*([.B313]-[$Sheet2.$B$14]) + [$Sheet2.$B$16])    ))^2" office:value-type="float" office:value="499.623972541494" calcext:value-type="float">
            <text:p>499.623972541494</text:p>
          </table:table-cell>
          <table:table-cell table:formula="of:=([.AG313]-([.AE313]^2*([$Sheet2.$B$20]*([.B313] - [$Sheet2.$B$21])^2 + [$Sheet2.$B$22]*([.B313]-[$Sheet2.$B$21]) + [$Sheet2.$B$23])    ))^2" office:value-type="float" office:value="0.186062322364675" calcext:value-type="float">
            <text:p>0.186062322364675</text:p>
          </table:table-cell>
          <table:table-cell table:formula="of:=([.AH313]-([.AE313]^2*([$Sheet2.$B$27]*([.B313] - [$Sheet2.$B$28])^2 + [$Sheet2.$B$29]*([.B313]-[$Sheet2.$B$28]) + [$Sheet2.$B$30])    ))^2" office:value-type="float" office:value="9.12897269855622" calcext:value-type="float">
            <text:p>9.12897269855622</text:p>
          </table:table-cell>
          <table:table-cell table:formula="of:=([.AI313]-([.AE313]^2*([$Sheet2.$B$34]*([.B313] - [$Sheet2.$B$35])^2 + [$Sheet2.$B$36]*([.B313]-[$Sheet2.$B$35]) + [$Sheet2.$B$37])    ))^2" office:value-type="float" office:value="101.407461555731" calcext:value-type="float">
            <text:p>101.407461555731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63" calcext:value-type="float">
            <text:p>-1.0263</text:p>
          </table:table-cell>
          <table:table-cell office:value-type="float" office:value="0.16176" calcext:value-type="float">
            <text:p>0.16176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-0.05098" calcext:value-type="float">
            <text:p>-0.05098</text:p>
          </table:table-cell>
          <table:table-cell office:value-type="float" office:value="0.90516" calcext:value-type="float">
            <text:p>0.90516</text:p>
          </table:table-cell>
          <table:table-cell office:value-type="float" office:value="-0.059924" calcext:value-type="float">
            <text:p>-0.059924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-0.40972" calcext:value-type="float">
            <text:p>-0.40972</text:p>
          </table:table-cell>
          <table:table-cell office:value-type="float" office:value="-0.04181" calcext:value-type="float">
            <text:p>-0.04181</text:p>
          </table:table-cell>
          <table:table-cell office:value-type="float" office:value="-0.0063517" calcext:value-type="float">
            <text:p>-0.0063517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-6.3442" calcext:value-type="float">
            <text:p>-6.3442</text:p>
          </table:table-cell>
          <table:table-cell office:value-type="float" office:value="-6.4269" calcext:value-type="float">
            <text:p>-6.4269</text:p>
          </table:table-cell>
          <table:table-cell office:value-type="float" office:value="-1" calcext:value-type="float">
            <text:p>-1</text:p>
          </table:table-cell>
          <table:table-cell office:value-type="float" office:value="6776.6" calcext:value-type="float">
            <text:p>6776.6</text:p>
          </table:table-cell>
          <table:table-cell office:value-type="float" office:value="-2315.8" calcext:value-type="float">
            <text:p>-2315.8</text:p>
          </table:table-cell>
          <table:table-cell office:value-type="float" office:value="-46619" calcext:value-type="float">
            <text:p>-46619</text:p>
          </table:table-cell>
          <table:table-cell office:value-type="float" office:value="6776.6" calcext:value-type="float">
            <text:p>6776.6</text:p>
          </table:table-cell>
          <table:table-cell office:value-type="float" office:value="-2315.8" calcext:value-type="float">
            <text:p>-2315.8</text:p>
          </table:table-cell>
          <table:table-cell office:value-type="float" office:value="-46619" calcext:value-type="float">
            <text:p>-46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34" calcext:value-type="float">
            <text:p>29.634</text:p>
          </table:table-cell>
          <table:table-cell office:value-type="float" office:value="-1.1762" calcext:value-type="float">
            <text:p>-1.1762</text:p>
          </table:table-cell>
          <table:table-cell office:value-type="float" office:value="30" calcext:value-type="float">
            <text:p>30</text:p>
          </table:table-cell>
          <table:table-cell office:value-type="float" office:value="-8.9575" calcext:value-type="float">
            <text:p>-8.9575</text:p>
          </table:table-cell>
          <table:table-cell office:value-type="float" office:value="9305.9" calcext:value-type="float">
            <text:p>9305.9</text:p>
          </table:table-cell>
          <table:table-cell office:value-type="float" office:value="8634.7" calcext:value-type="float">
            <text:p>8634.7</text:p>
          </table:table-cell>
          <table:table-cell office:value-type="float" office:value="949.62" calcext:value-type="float">
            <text:p>949.62</text:p>
          </table:table-cell>
          <table:table-cell office:value-type="float" office:value="0.91598" calcext:value-type="float">
            <text:p>0.91598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" calcext:value-type="float">
            <text:p>0</text:p>
          </table:table-cell>
          <table:table-cell office:value-type="float" office:value="-3392.3" calcext:value-type="float">
            <text:p>-3392.3</text:p>
          </table:table-cell>
          <table:table-cell office:value-type="float" office:value="0.44761" calcext:value-type="float">
            <text:p>0.44761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-0.94003" calcext:value-type="float">
            <text:p>-0.940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4]-([$Sheet2.$B$2]*[.B314]+[$Sheet2.$B$3]))^2" office:value-type="float" office:value="0.0000393286557248676" calcext:value-type="float">
            <text:p>3.93286557248676E-05</text:p>
          </table:table-cell>
          <table:table-cell table:formula="of:=([.F314]-([$Sheet2.$B$7] + [$Sheet2.$B$8] * ([.B314] - [$Sheet2.$B$9])^2))^2" office:value-type="float" office:value="0.0000536345526946034" calcext:value-type="float">
            <text:p>5.36345526946034E-05</text:p>
          </table:table-cell>
          <table:table-cell table:formula="of:=([.X314]-([.AE314]^2*([$Sheet2.$B$13]*([.B314] - [$Sheet2.$B$14])^2 + [$Sheet2.$B$15]*([.B314]-[$Sheet2.$B$14]) + [$Sheet2.$B$16])    ))^2" office:value-type="float" office:value="574.223988361314" calcext:value-type="float">
            <text:p>574.223988361314</text:p>
          </table:table-cell>
          <table:table-cell table:formula="of:=([.AG314]-([.AE314]^2*([$Sheet2.$B$20]*([.B314] - [$Sheet2.$B$21])^2 + [$Sheet2.$B$22]*([.B314]-[$Sheet2.$B$21]) + [$Sheet2.$B$23])    ))^2" office:value-type="float" office:value="1576.24686661572" calcext:value-type="float">
            <text:p>1576.24686661572</text:p>
          </table:table-cell>
          <table:table-cell table:formula="of:=([.AH314]-([.AE314]^2*([$Sheet2.$B$27]*([.B314] - [$Sheet2.$B$28])^2 + [$Sheet2.$B$29]*([.B314]-[$Sheet2.$B$28]) + [$Sheet2.$B$30])    ))^2" office:value-type="float" office:value="1760.97851152356" calcext:value-type="float">
            <text:p>1760.97851152356</text:p>
          </table:table-cell>
          <table:table-cell table:formula="of:=([.AI314]-([.AE314]^2*([$Sheet2.$B$34]*([.B314] - [$Sheet2.$B$35])^2 + [$Sheet2.$B$36]*([.B314]-[$Sheet2.$B$35]) + [$Sheet2.$B$37])    ))^2" office:value-type="float" office:value="5.1598867053528" calcext:value-type="float">
            <text:p>5.159886705352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2" calcext:value-type="float">
            <text:p>-0.97942</text:p>
          </table:table-cell>
          <table:table-cell office:value-type="float" office:value="0.14846" calcext:value-type="float">
            <text:p>0.14846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-0.046736" calcext:value-type="float">
            <text:p>-0.046736</text:p>
          </table:table-cell>
          <table:table-cell office:value-type="float" office:value="0.89002" calcext:value-type="float">
            <text:p>0.89002</text:p>
          </table:table-cell>
          <table:table-cell office:value-type="float" office:value="-0.057049" calcext:value-type="float">
            <text:p>-0.057049</text:p>
          </table:table-cell>
          <table:table-cell office:value-type="float" office:value="0.94707" calcext:value-type="float">
            <text:p>0.94707</text:p>
          </table:table-cell>
          <table:table-cell office:value-type="float" office:value="-0.3945" calcext:value-type="float">
            <text:p>-0.3945</text:p>
          </table:table-cell>
          <table:table-cell office:value-type="float" office:value="-0.038253" calcext:value-type="float">
            <text:p>-0.038253</text:p>
          </table:table-cell>
          <table:table-cell office:value-type="float" office:value="-0.00602" calcext:value-type="float">
            <text:p>-0.00602</text:p>
          </table:table-cell>
          <table:table-cell office:value-type="float" office:value="-0.032233" calcext:value-type="float">
            <text:p>-0.032233</text:p>
          </table:table-cell>
          <table:table-cell office:value-type="float" office:value="-6.5972" calcext:value-type="float">
            <text:p>-6.5972</text:p>
          </table:table-cell>
          <table:table-cell office:value-type="float" office:value="-6.5289" calcext:value-type="float">
            <text:p>-6.5289</text:p>
          </table:table-cell>
          <table:table-cell office:value-type="float" office:value="-1" calcext:value-type="float">
            <text:p>-1</text:p>
          </table:table-cell>
          <table:table-cell office:value-type="float" office:value="6199.7" calcext:value-type="float">
            <text:p>6199.7</text:p>
          </table:table-cell>
          <table:table-cell office:value-type="float" office:value="-2123" calcext:value-type="float">
            <text:p>-2123</text:p>
          </table:table-cell>
          <table:table-cell office:value-type="float" office:value="-44491" calcext:value-type="float">
            <text:p>-44491</text:p>
          </table:table-cell>
          <table:table-cell office:value-type="float" office:value="6199.7" calcext:value-type="float">
            <text:p>6199.7</text:p>
          </table:table-cell>
          <table:table-cell office:value-type="float" office:value="-2123" calcext:value-type="float">
            <text:p>-2123</text:p>
          </table:table-cell>
          <table:table-cell office:value-type="float" office:value="-44491" calcext:value-type="float">
            <text:p>-44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61" calcext:value-type="float">
            <text:p>29.661</text:p>
          </table:table-cell>
          <table:table-cell office:value-type="float" office:value="-1.1578" calcext:value-type="float">
            <text:p>-1.1578</text:p>
          </table:table-cell>
          <table:table-cell office:value-type="float" office:value="30" calcext:value-type="float">
            <text:p>30</text:p>
          </table:table-cell>
          <table:table-cell office:value-type="float" office:value="-8.6193" calcext:value-type="float">
            <text:p>-8.6193</text:p>
          </table:table-cell>
          <table:table-cell office:value-type="float" office:value="8960.2" calcext:value-type="float">
            <text:p>8960.2</text:p>
          </table:table-cell>
          <table:table-cell office:value-type="float" office:value="8490.2" calcext:value-type="float">
            <text:p>8490.2</text:p>
          </table:table-cell>
          <table:table-cell office:value-type="float" office:value="868.84" calcext:value-type="float">
            <text:p>868.84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-0.24843" calcext:value-type="float">
            <text:p>-0.24843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" calcext:value-type="float">
            <text:p>0</text:p>
          </table:table-cell>
          <table:table-cell office:value-type="float" office:value="-3339.3" calcext:value-type="float">
            <text:p>-3339.3</text:p>
          </table:table-cell>
          <table:table-cell office:value-type="float" office:value="0.40988" calcext:value-type="float">
            <text:p>0.40988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-0.89731" calcext:value-type="float">
            <text:p>-0.89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5]-([$Sheet2.$B$2]*[.B315]+[$Sheet2.$B$3]))^2" office:value-type="float" office:value="0.000108907935161938" calcext:value-type="float">
            <text:p>0.000108907935162</text:p>
          </table:table-cell>
          <table:table-cell table:formula="of:=([.F315]-([$Sheet2.$B$7] + [$Sheet2.$B$8] * ([.B315] - [$Sheet2.$B$9])^2))^2" office:value-type="float" office:value="0.0000357964773821629" calcext:value-type="float">
            <text:p>3.57964773821629E-05</text:p>
          </table:table-cell>
          <table:table-cell table:formula="of:=([.X315]-([.AE315]^2*([$Sheet2.$B$13]*([.B315] - [$Sheet2.$B$14])^2 + [$Sheet2.$B$15]*([.B315]-[$Sheet2.$B$14]) + [$Sheet2.$B$16])    ))^2" office:value-type="float" office:value="603.78156628539" calcext:value-type="float">
            <text:p>603.78156628539</text:p>
          </table:table-cell>
          <table:table-cell table:formula="of:=([.AG315]-([.AE315]^2*([$Sheet2.$B$20]*([.B315] - [$Sheet2.$B$21])^2 + [$Sheet2.$B$22]*([.B315]-[$Sheet2.$B$21]) + [$Sheet2.$B$23])    ))^2" office:value-type="float" office:value="5716.1946052416" calcext:value-type="float">
            <text:p>5716.1946052416</text:p>
          </table:table-cell>
          <table:table-cell table:formula="of:=([.AH315]-([.AE315]^2*([$Sheet2.$B$27]*([.B315] - [$Sheet2.$B$28])^2 + [$Sheet2.$B$29]*([.B315]-[$Sheet2.$B$28]) + [$Sheet2.$B$30])    ))^2" office:value-type="float" office:value="6162.03706630765" calcext:value-type="float">
            <text:p>6162.03706630765</text:p>
          </table:table-cell>
          <table:table-cell table:formula="of:=([.AI315]-([.AE315]^2*([$Sheet2.$B$34]*([.B315] - [$Sheet2.$B$35])^2 + [$Sheet2.$B$36]*([.B315]-[$Sheet2.$B$35]) + [$Sheet2.$B$37])    ))^2" office:value-type="float" office:value="21.9204906478306" calcext:value-type="float">
            <text:p>21.9204906478306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1" calcext:value-type="float">
            <text:p>-0.93201</text:p>
          </table:table-cell>
          <table:table-cell office:value-type="float" office:value="0.13568" calcext:value-type="float">
            <text:p>0.13568</text:p>
          </table:table-cell>
          <table:table-cell office:value-type="float" office:value="0.011406" calcext:value-type="float">
            <text:p>0.011406</text:p>
          </table:table-cell>
          <table:table-cell office:value-type="float" office:value="0.12427" calcext:value-type="float">
            <text:p>0.12427</text:p>
          </table:table-cell>
          <table:table-cell office:value-type="float" office:value="-0.04268" calcext:value-type="float">
            <text:p>-0.04268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-0.054316" calcext:value-type="float">
            <text:p>-0.054316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-0.37867" calcext:value-type="float">
            <text:p>-0.37867</text:p>
          </table:table-cell>
          <table:table-cell office:value-type="float" office:value="-0.03483" calcext:value-type="float">
            <text:p>-0.03483</text:p>
          </table:table-cell>
          <table:table-cell office:value-type="float" office:value="-0.0057033" calcext:value-type="float">
            <text:p>-0.0057033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-6.8694" calcext:value-type="float">
            <text:p>-6.8694</text:p>
          </table:table-cell>
          <table:table-cell office:value-type="float" office:value="-6.6317" calcext:value-type="float">
            <text:p>-6.6317</text:p>
          </table:table-cell>
          <table:table-cell office:value-type="float" office:value="-1" calcext:value-type="float">
            <text:p>-1</text:p>
          </table:table-cell>
          <table:table-cell office:value-type="float" office:value="5645" calcext:value-type="float">
            <text:p>5645</text:p>
          </table:table-cell>
          <table:table-cell office:value-type="float" office:value="-1938.8" calcext:value-type="float">
            <text:p>-1938.8</text:p>
          </table:table-cell>
          <table:table-cell office:value-type="float" office:value="-42337" calcext:value-type="float">
            <text:p>-42337</text:p>
          </table:table-cell>
          <table:table-cell office:value-type="float" office:value="5645" calcext:value-type="float">
            <text:p>5645</text:p>
          </table:table-cell>
          <table:table-cell office:value-type="float" office:value="-1938.8" calcext:value-type="float">
            <text:p>-1938.8</text:p>
          </table:table-cell>
          <table:table-cell office:value-type="float" office:value="-42337" calcext:value-type="float">
            <text:p>-42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87" calcext:value-type="float">
            <text:p>29.687</text:p>
          </table:table-cell>
          <table:table-cell office:value-type="float" office:value="-1.1399" calcext:value-type="float">
            <text:p>-1.1399</text:p>
          </table:table-cell>
          <table:table-cell office:value-type="float" office:value="30" calcext:value-type="float">
            <text:p>30</text:p>
          </table:table-cell>
          <table:table-cell office:value-type="float" office:value="-8.2826" calcext:value-type="float">
            <text:p>-8.2826</text:p>
          </table:table-cell>
          <table:table-cell office:value-type="float" office:value="8600.7" calcext:value-type="float">
            <text:p>8600.7</text:p>
          </table:table-cell>
          <table:table-cell office:value-type="float" office:value="8313.1" calcext:value-type="float">
            <text:p>8313.1</text:p>
          </table:table-cell>
          <table:table-cell office:value-type="float" office:value="791.08" calcext:value-type="float">
            <text:p>791.08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-0.24834" calcext:value-type="float">
            <text:p>-0.24834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" calcext:value-type="float">
            <text:p>0</text:p>
          </table:table-cell>
          <table:table-cell office:value-type="float" office:value="-3287.5" calcext:value-type="float">
            <text:p>-3287.5</text:p>
          </table:table-cell>
          <table:table-cell office:value-type="float" office:value="0.37353" calcext:value-type="float">
            <text:p>0.37353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85397" calcext:value-type="float">
            <text:p>-0.85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6]-([$Sheet2.$B$2]*[.B316]+[$Sheet2.$B$3]))^2" office:value-type="float" office:value="0.000197980001092417" calcext:value-type="float">
            <text:p>0.000197980001092</text:p>
          </table:table-cell>
          <table:table-cell table:formula="of:=([.F316]-([$Sheet2.$B$7] + [$Sheet2.$B$8] * ([.B316] - [$Sheet2.$B$9])^2))^2" office:value-type="float" office:value="0.0000233694068947498" calcext:value-type="float">
            <text:p>2.33694068947498E-05</text:p>
          </table:table-cell>
          <table:table-cell table:formula="of:=([.X316]-([.AE316]^2*([$Sheet2.$B$13]*([.B316] - [$Sheet2.$B$14])^2 + [$Sheet2.$B$15]*([.B316]-[$Sheet2.$B$14]) + [$Sheet2.$B$16])    ))^2" office:value-type="float" office:value="579.810648183271" calcext:value-type="float">
            <text:p>579.810648183271</text:p>
          </table:table-cell>
          <table:table-cell table:formula="of:=([.AG316]-([.AE316]^2*([$Sheet2.$B$20]*([.B316] - [$Sheet2.$B$21])^2 + [$Sheet2.$B$22]*([.B316]-[$Sheet2.$B$21]) + [$Sheet2.$B$23])    ))^2" office:value-type="float" office:value="11573.3020878241" calcext:value-type="float">
            <text:p>11573.3020878241</text:p>
          </table:table-cell>
          <table:table-cell table:formula="of:=([.AH316]-([.AE316]^2*([$Sheet2.$B$27]*([.B316] - [$Sheet2.$B$28])^2 + [$Sheet2.$B$29]*([.B316]-[$Sheet2.$B$28]) + [$Sheet2.$B$30])    ))^2" office:value-type="float" office:value="12910.710324253" calcext:value-type="float">
            <text:p>12910.710324253</text:p>
          </table:table-cell>
          <table:table-cell table:formula="of:=([.AI316]-([.AE316]^2*([$Sheet2.$B$34]*([.B316] - [$Sheet2.$B$35])^2 + [$Sheet2.$B$36]*([.B316]-[$Sheet2.$B$35]) + [$Sheet2.$B$37])    ))^2" office:value-type="float" office:value="108.37403592273" calcext:value-type="float">
            <text:p>108.37403592273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402" calcext:value-type="float">
            <text:p>-0.88402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10841" calcext:value-type="float">
            <text:p>0.010841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-0.038816" calcext:value-type="float">
            <text:p>-0.038816</text:p>
          </table:table-cell>
          <table:table-cell office:value-type="float" office:value="0.84949" calcext:value-type="float">
            <text:p>0.84949</text:p>
          </table:table-cell>
          <table:table-cell office:value-type="float" office:value="-0.051622" calcext:value-type="float">
            <text:p>-0.051622</text:p>
          </table:table-cell>
          <table:table-cell office:value-type="float" office:value="0.90111" calcext:value-type="float">
            <text:p>0.90111</text:p>
          </table:table-cell>
          <table:table-cell office:value-type="float" office:value="-0.36222" calcext:value-type="float">
            <text:p>-0.36222</text:p>
          </table:table-cell>
          <table:table-cell office:value-type="float" office:value="-0.031515" calcext:value-type="float">
            <text:p>-0.031515</text:p>
          </table:table-cell>
          <table:table-cell office:value-type="float" office:value="-0.0053771" calcext:value-type="float">
            <text:p>-0.0053771</text:p>
          </table:table-cell>
          <table:table-cell office:value-type="float" office:value="-0.026138" calcext:value-type="float">
            <text:p>-0.026138</text:p>
          </table:table-cell>
          <table:table-cell office:value-type="float" office:value="-7.164" calcext:value-type="float">
            <text:p>-7.164</text:p>
          </table:table-cell>
          <table:table-cell office:value-type="float" office:value="-6.7357" calcext:value-type="float">
            <text:p>-6.7357</text:p>
          </table:table-cell>
          <table:table-cell office:value-type="float" office:value="-1" calcext:value-type="float">
            <text:p>-1</text:p>
          </table:table-cell>
          <table:table-cell office:value-type="float" office:value="5113" calcext:value-type="float">
            <text:p>5113</text:p>
          </table:table-cell>
          <table:table-cell office:value-type="float" office:value="-1763.3" calcext:value-type="float">
            <text:p>-1763.3</text:p>
          </table:table-cell>
          <table:table-cell office:value-type="float" office:value="-40157" calcext:value-type="float">
            <text:p>-40157</text:p>
          </table:table-cell>
          <table:table-cell office:value-type="float" office:value="5113" calcext:value-type="float">
            <text:p>5113</text:p>
          </table:table-cell>
          <table:table-cell office:value-type="float" office:value="-1763.3" calcext:value-type="float">
            <text:p>-1763.3</text:p>
          </table:table-cell>
          <table:table-cell office:value-type="float" office:value="-40157" calcext:value-type="float">
            <text:p>-40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12" calcext:value-type="float">
            <text:p>29.712</text:p>
          </table:table-cell>
          <table:table-cell office:value-type="float" office:value="-1.1223" calcext:value-type="float">
            <text:p>-1.1223</text:p>
          </table:table-cell>
          <table:table-cell office:value-type="float" office:value="30" calcext:value-type="float">
            <text:p>30</text:p>
          </table:table-cell>
          <table:table-cell office:value-type="float" office:value="-7.9464" calcext:value-type="float">
            <text:p>-7.9464</text:p>
          </table:table-cell>
          <table:table-cell office:value-type="float" office:value="8227" calcext:value-type="float">
            <text:p>8227</text:p>
          </table:table-cell>
          <table:table-cell office:value-type="float" office:value="8103.6" calcext:value-type="float">
            <text:p>8103.6</text:p>
          </table:table-cell>
          <table:table-cell office:value-type="float" office:value="715.79" calcext:value-type="float">
            <text:p>715.79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0.023268" calcext:value-type="float">
            <text:p>0.023268</text:p>
          </table:table-cell>
          <table:table-cell office:value-type="float" office:value="0" calcext:value-type="float">
            <text:p>0</text:p>
          </table:table-cell>
          <table:table-cell office:value-type="float" office:value="-3236.8" calcext:value-type="float">
            <text:p>-3236.8</text:p>
          </table:table-cell>
          <table:table-cell office:value-type="float" office:value="0.33861" calcext:value-type="float">
            <text:p>0.33861</text:p>
          </table:table-cell>
          <table:table-cell office:value-type="float" office:value="0.89507" calcext:value-type="float">
            <text:p>0.89507</text:p>
          </table:table-cell>
          <table:table-cell office:value-type="float" office:value="-0.81001" calcext:value-type="float">
            <text:p>-0.81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7]-([$Sheet2.$B$2]*[.B317]+[$Sheet2.$B$3]))^2" office:value-type="float" office:value="0.000293271680128778" calcext:value-type="float">
            <text:p>0.000293271680129</text:p>
          </table:table-cell>
          <table:table-cell table:formula="of:=([.F317]-([$Sheet2.$B$7] + [$Sheet2.$B$8] * ([.B317] - [$Sheet2.$B$9])^2))^2" office:value-type="float" office:value="0.0000151872993368595" calcext:value-type="float">
            <text:p>1.51872993368595E-05</text:p>
          </table:table-cell>
          <table:table-cell table:formula="of:=([.X317]-([.AE317]^2*([$Sheet2.$B$13]*([.B317] - [$Sheet2.$B$14])^2 + [$Sheet2.$B$15]*([.B317]-[$Sheet2.$B$14]) + [$Sheet2.$B$16])    ))^2" office:value-type="float" office:value="510.075126402977" calcext:value-type="float">
            <text:p>510.075126402977</text:p>
          </table:table-cell>
          <table:table-cell table:formula="of:=([.AG317]-([.AE317]^2*([$Sheet2.$B$20]*([.B317] - [$Sheet2.$B$21])^2 + [$Sheet2.$B$22]*([.B317]-[$Sheet2.$B$21]) + [$Sheet2.$B$23])    ))^2" office:value-type="float" office:value="18285.3313914378" calcext:value-type="float">
            <text:p>18285.3313914378</text:p>
          </table:table-cell>
          <table:table-cell table:formula="of:=([.AH317]-([.AE317]^2*([$Sheet2.$B$27]*([.B317] - [$Sheet2.$B$28])^2 + [$Sheet2.$B$29]*([.B317]-[$Sheet2.$B$28]) + [$Sheet2.$B$30])    ))^2" office:value-type="float" office:value="21769.2329498231" calcext:value-type="float">
            <text:p>21769.2329498231</text:p>
          </table:table-cell>
          <table:table-cell table:formula="of:=([.AI317]-([.AE317]^2*([$Sheet2.$B$34]*([.B317] - [$Sheet2.$B$35])^2 + [$Sheet2.$B$36]*([.B317]-[$Sheet2.$B$35]) + [$Sheet2.$B$37])    ))^2" office:value-type="float" office:value="206.310701625825" calcext:value-type="float">
            <text:p>206.310701625825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5" calcext:value-type="float">
            <text:p>-0.8355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-0.03515" calcext:value-type="float">
            <text:p>-0.03515</text:p>
          </table:table-cell>
          <table:table-cell office:value-type="float" office:value="0.82411" calcext:value-type="float">
            <text:p>0.82411</text:p>
          </table:table-cell>
          <table:table-cell office:value-type="float" office:value="-0.048999" calcext:value-type="float">
            <text:p>-0.048999</text:p>
          </table:table-cell>
          <table:table-cell office:value-type="float" office:value="0.87311" calcext:value-type="float">
            <text:p>0.87311</text:p>
          </table:table-cell>
          <table:table-cell office:value-type="float" office:value="-0.34515" calcext:value-type="float">
            <text:p>-0.34515</text:p>
          </table:table-cell>
          <table:table-cell office:value-type="float" office:value="-0.028337" calcext:value-type="float">
            <text:p>-0.028337</text:p>
          </table:table-cell>
          <table:table-cell office:value-type="float" office:value="-0.0050663" calcext:value-type="float">
            <text:p>-0.0050663</text:p>
          </table:table-cell>
          <table:table-cell office:value-type="float" office:value="-0.02327" calcext:value-type="float">
            <text:p>-0.02327</text:p>
          </table:table-cell>
          <table:table-cell office:value-type="float" office:value="-7.4834" calcext:value-type="float">
            <text:p>-7.4834</text:p>
          </table:table-cell>
          <table:table-cell office:value-type="float" office:value="-6.8402" calcext:value-type="float">
            <text:p>-6.8402</text:p>
          </table:table-cell>
          <table:table-cell office:value-type="float" office:value="-1" calcext:value-type="float">
            <text:p>-1</text:p>
          </table:table-cell>
          <table:table-cell office:value-type="float" office:value="4604.2" calcext:value-type="float">
            <text:p>4604.2</text:p>
          </table:table-cell>
          <table:table-cell office:value-type="float" office:value="-1596.7" calcext:value-type="float">
            <text:p>-1596.7</text:p>
          </table:table-cell>
          <table:table-cell office:value-type="float" office:value="-37953" calcext:value-type="float">
            <text:p>-37953</text:p>
          </table:table-cell>
          <table:table-cell office:value-type="float" office:value="4604.2" calcext:value-type="float">
            <text:p>4604.2</text:p>
          </table:table-cell>
          <table:table-cell office:value-type="float" office:value="-1596.7" calcext:value-type="float">
            <text:p>-1596.7</text:p>
          </table:table-cell>
          <table:table-cell office:value-type="float" office:value="-37953" calcext:value-type="float">
            <text:p>-37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36" calcext:value-type="float">
            <text:p>29.736</text:p>
          </table:table-cell>
          <table:table-cell office:value-type="float" office:value="-1.1051" calcext:value-type="float">
            <text:p>-1.1051</text:p>
          </table:table-cell>
          <table:table-cell office:value-type="float" office:value="30" calcext:value-type="float">
            <text:p>30</text:p>
          </table:table-cell>
          <table:table-cell office:value-type="float" office:value="-7.6113" calcext:value-type="float">
            <text:p>-7.6113</text:p>
          </table:table-cell>
          <table:table-cell office:value-type="float" office:value="7839.4" calcext:value-type="float">
            <text:p>7839.4</text:p>
          </table:table-cell>
          <table:table-cell office:value-type="float" office:value="7861.6" calcext:value-type="float">
            <text:p>7861.6</text:p>
          </table:table-cell>
          <table:table-cell office:value-type="float" office:value="643.61" calcext:value-type="float">
            <text:p>643.61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0.021556" calcext:value-type="float">
            <text:p>0.021556</text:p>
          </table:table-cell>
          <table:table-cell office:value-type="float" office:value="0" calcext:value-type="float">
            <text:p>0</text:p>
          </table:table-cell>
          <table:table-cell office:value-type="float" office:value="-3187.3" calcext:value-type="float">
            <text:p>-3187.3</text:p>
          </table:table-cell>
          <table:table-cell office:value-type="float" office:value="0.30516" calcext:value-type="float">
            <text:p>0.30516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-0.76549" calcext:value-type="float">
            <text:p>-0.765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8]-([$Sheet2.$B$2]*[.B318]+[$Sheet2.$B$3]))^2" office:value-type="float" office:value="0.000386115306209731" calcext:value-type="float">
            <text:p>0.00038611530621</text:p>
          </table:table-cell>
          <table:table-cell table:formula="of:=([.F318]-([$Sheet2.$B$7] + [$Sheet2.$B$8] * ([.B318] - [$Sheet2.$B$9])^2))^2" office:value-type="float" office:value="0.0000098703237135252" calcext:value-type="float">
            <text:p>9.8703237135252E-06</text:p>
          </table:table-cell>
          <table:table-cell table:formula="of:=([.X318]-([.AE318]^2*([$Sheet2.$B$13]*([.B318] - [$Sheet2.$B$14])^2 + [$Sheet2.$B$15]*([.B318]-[$Sheet2.$B$14]) + [$Sheet2.$B$16])    ))^2" office:value-type="float" office:value="411.632269652975" calcext:value-type="float">
            <text:p>411.632269652975</text:p>
          </table:table-cell>
          <table:table-cell table:formula="of:=([.AG318]-([.AE318]^2*([$Sheet2.$B$20]*([.B318] - [$Sheet2.$B$21])^2 + [$Sheet2.$B$22]*([.B318]-[$Sheet2.$B$21]) + [$Sheet2.$B$23])    ))^2" office:value-type="float" office:value="25229.3406716918" calcext:value-type="float">
            <text:p>25229.3406716918</text:p>
          </table:table-cell>
          <table:table-cell table:formula="of:=([.AH318]-([.AE318]^2*([$Sheet2.$B$27]*([.B318] - [$Sheet2.$B$28])^2 + [$Sheet2.$B$29]*([.B318]-[$Sheet2.$B$28]) + [$Sheet2.$B$30])    ))^2" office:value-type="float" office:value="32455.7281497532" calcext:value-type="float">
            <text:p>32455.7281497532</text:p>
          </table:table-cell>
          <table:table-cell table:formula="of:=([.AI318]-([.AE318]^2*([$Sheet2.$B$34]*([.B318] - [$Sheet2.$B$35])^2 + [$Sheet2.$B$36]*([.B318]-[$Sheet2.$B$35]) + [$Sheet2.$B$37])    ))^2" office:value-type="float" office:value="295.208633322453" calcext:value-type="float">
            <text:p>295.208633322453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647" calcext:value-type="float">
            <text:p>-0.78647</text:p>
          </table:table-cell>
          <table:table-cell office:value-type="float" office:value="0.10044" calcext:value-type="float">
            <text:p>0.10044</text:p>
          </table:table-cell>
          <table:table-cell office:value-type="float" office:value="0.0097398" calcext:value-type="float">
            <text:p>0.0097398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31683" calcext:value-type="float">
            <text:p>-0.031683</text:p>
          </table:table-cell>
          <table:table-cell office:value-type="float" office:value="0.79531" calcext:value-type="float">
            <text:p>0.79531</text:p>
          </table:table-cell>
          <table:table-cell office:value-type="float" office:value="-0.04638" calcext:value-type="float">
            <text:p>-0.04638</text:p>
          </table:table-cell>
          <table:table-cell office:value-type="float" office:value="0.84169" calcext:value-type="float">
            <text:p>0.84169</text:p>
          </table:table-cell>
          <table:table-cell office:value-type="float" office:value="-0.32749" calcext:value-type="float">
            <text:p>-0.32749</text:p>
          </table:table-cell>
          <table:table-cell office:value-type="float" office:value="-0.025293" calcext:value-type="float">
            <text:p>-0.025293</text:p>
          </table:table-cell>
          <table:table-cell office:value-type="float" office:value="-0.004757" calcext:value-type="float">
            <text:p>-0.004757</text:p>
          </table:table-cell>
          <table:table-cell office:value-type="float" office:value="-0.020536" calcext:value-type="float">
            <text:p>-0.020536</text:p>
          </table:table-cell>
          <table:table-cell office:value-type="float" office:value="-7.8303" calcext:value-type="float">
            <text:p>-7.8303</text:p>
          </table:table-cell>
          <table:table-cell office:value-type="float" office:value="-6.9442" calcext:value-type="float">
            <text:p>-6.9442</text:p>
          </table:table-cell>
          <table:table-cell office:value-type="float" office:value="-1" calcext:value-type="float">
            <text:p>-1</text:p>
          </table:table-cell>
          <table:table-cell office:value-type="float" office:value="4120.1" calcext:value-type="float">
            <text:p>4120.1</text:p>
          </table:table-cell>
          <table:table-cell office:value-type="float" office:value="-1439.2" calcext:value-type="float">
            <text:p>-1439.2</text:p>
          </table:table-cell>
          <table:table-cell office:value-type="float" office:value="-35726" calcext:value-type="float">
            <text:p>-35726</text:p>
          </table:table-cell>
          <table:table-cell office:value-type="float" office:value="4120.1" calcext:value-type="float">
            <text:p>4120.1</text:p>
          </table:table-cell>
          <table:table-cell office:value-type="float" office:value="-1439.2" calcext:value-type="float">
            <text:p>-1439.2</text:p>
          </table:table-cell>
          <table:table-cell office:value-type="float" office:value="-35726" calcext:value-type="float">
            <text:p>-35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58" calcext:value-type="float">
            <text:p>29.758</text:p>
          </table:table-cell>
          <table:table-cell office:value-type="float" office:value="-1.0886" calcext:value-type="float">
            <text:p>-1.0886</text:p>
          </table:table-cell>
          <table:table-cell office:value-type="float" office:value="30" calcext:value-type="float">
            <text:p>30</text:p>
          </table:table-cell>
          <table:table-cell office:value-type="float" office:value="-7.2778" calcext:value-type="float">
            <text:p>-7.2778</text:p>
          </table:table-cell>
          <table:table-cell office:value-type="float" office:value="7438.3" calcext:value-type="float">
            <text:p>7438.3</text:p>
          </table:table-cell>
          <table:table-cell office:value-type="float" office:value="7586.8" calcext:value-type="float">
            <text:p>7586.8</text:p>
          </table:table-cell>
          <table:table-cell office:value-type="float" office:value="574.47" calcext:value-type="float">
            <text:p>574.47</text:p>
          </table:table-cell>
          <table:table-cell office:value-type="float" office:value="0.91601" calcext:value-type="float">
            <text:p>0.91601</text:p>
          </table:table-cell>
          <table:table-cell office:value-type="float" office:value="-0.24808" calcext:value-type="float">
            <text:p>-0.24808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0" calcext:value-type="float">
            <text:p>0</text:p>
          </table:table-cell>
          <table:table-cell office:value-type="float" office:value="-3139.6" calcext:value-type="float">
            <text:p>-3139.6</text:p>
          </table:table-cell>
          <table:table-cell office:value-type="float" office:value="0.27328" calcext:value-type="float">
            <text:p>0.27328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-0.72042" calcext:value-type="float">
            <text:p>-0.720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9]-([$Sheet2.$B$2]*[.B319]+[$Sheet2.$B$3]))^2" office:value-type="float" office:value="0.000469348701911307" calcext:value-type="float">
            <text:p>0.000469348701911</text:p>
          </table:table-cell>
          <table:table-cell table:formula="of:=([.F319]-([$Sheet2.$B$7] + [$Sheet2.$B$8] * ([.B319] - [$Sheet2.$B$9])^2))^2" office:value-type="float" office:value="0.00000654360510404917" calcext:value-type="float">
            <text:p>6.54360510404917E-06</text:p>
          </table:table-cell>
          <table:table-cell table:formula="of:=([.X319]-([.AE319]^2*([$Sheet2.$B$13]*([.B319] - [$Sheet2.$B$14])^2 + [$Sheet2.$B$15]*([.B319]-[$Sheet2.$B$14]) + [$Sheet2.$B$16])    ))^2" office:value-type="float" office:value="302.443307409849" calcext:value-type="float">
            <text:p>302.443307409849</text:p>
          </table:table-cell>
          <table:table-cell table:formula="of:=([.AG319]-([.AE319]^2*([$Sheet2.$B$20]*([.B319] - [$Sheet2.$B$21])^2 + [$Sheet2.$B$22]*([.B319]-[$Sheet2.$B$21]) + [$Sheet2.$B$23])    ))^2" office:value-type="float" office:value="31977.2670885011" calcext:value-type="float">
            <text:p>31977.2670885011</text:p>
          </table:table-cell>
          <table:table-cell table:formula="of:=([.AH319]-([.AE319]^2*([$Sheet2.$B$27]*([.B319] - [$Sheet2.$B$28])^2 + [$Sheet2.$B$29]*([.B319]-[$Sheet2.$B$28]) + [$Sheet2.$B$30])    ))^2" office:value-type="float" office:value="44587.4890150003" calcext:value-type="float">
            <text:p>44587.4890150003</text:p>
          </table:table-cell>
          <table:table-cell table:formula="of:=([.AI319]-([.AE319]^2*([$Sheet2.$B$34]*([.B319] - [$Sheet2.$B$35])^2 + [$Sheet2.$B$36]*([.B319]-[$Sheet2.$B$35]) + [$Sheet2.$B$37])    ))^2" office:value-type="float" office:value="353.238311783395" calcext:value-type="float">
            <text:p>353.238311783395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95" calcext:value-type="float">
            <text:p>-0.73695</text:p>
          </table:table-cell>
          <table:table-cell office:value-type="float" office:value="0.08987" calcext:value-type="float">
            <text:p>0.08987</text:p>
          </table:table-cell>
          <table:table-cell office:value-type="float" office:value="0.0092827" calcext:value-type="float">
            <text:p>0.0092827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-0.02842" calcext:value-type="float">
            <text:p>-0.02842</text:p>
          </table:table-cell>
          <table:table-cell office:value-type="float" office:value="0.76264" calcext:value-type="float">
            <text:p>0.76264</text:p>
          </table:table-cell>
          <table:table-cell office:value-type="float" office:value="-0.044203" calcext:value-type="float">
            <text:p>-0.044203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-0.30922" calcext:value-type="float">
            <text:p>-0.30922</text:p>
          </table:table-cell>
          <table:table-cell office:value-type="float" office:value="-0.022431" calcext:value-type="float">
            <text:p>-0.022431</text:p>
          </table:table-cell>
          <table:table-cell office:value-type="float" office:value="-0.0045015" calcext:value-type="float">
            <text:p>-0.0045015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8.2002" calcext:value-type="float">
            <text:p>-8.2002</text:p>
          </table:table-cell>
          <table:table-cell office:value-type="float" office:value="-7.0396" calcext:value-type="float">
            <text:p>-7.0396</text:p>
          </table:table-cell>
          <table:table-cell office:value-type="float" office:value="-1" calcext:value-type="float">
            <text:p>-1</text:p>
          </table:table-cell>
          <table:table-cell office:value-type="float" office:value="3660.7" calcext:value-type="float">
            <text:p>3660.7</text:p>
          </table:table-cell>
          <table:table-cell office:value-type="float" office:value="-1291" calcext:value-type="float">
            <text:p>-1291</text:p>
          </table:table-cell>
          <table:table-cell office:value-type="float" office:value="-33477" calcext:value-type="float">
            <text:p>-33477</text:p>
          </table:table-cell>
          <table:table-cell office:value-type="float" office:value="3660.7" calcext:value-type="float">
            <text:p>3660.7</text:p>
          </table:table-cell>
          <table:table-cell office:value-type="float" office:value="-1291" calcext:value-type="float">
            <text:p>-1291</text:p>
          </table:table-cell>
          <table:table-cell office:value-type="float" office:value="-33477" calcext:value-type="float">
            <text:p>-33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79" calcext:value-type="float">
            <text:p>29.779</text:p>
          </table:table-cell>
          <table:table-cell office:value-type="float" office:value="-1.0738" calcext:value-type="float">
            <text:p>-1.0738</text:p>
          </table:table-cell>
          <table:table-cell office:value-type="float" office:value="30" calcext:value-type="float">
            <text:p>30</text:p>
          </table:table-cell>
          <table:table-cell office:value-type="float" office:value="-6.9528" calcext:value-type="float">
            <text:p>-6.9528</text:p>
          </table:table-cell>
          <table:table-cell office:value-type="float" office:value="7023.2" calcext:value-type="float">
            <text:p>7023.2</text:p>
          </table:table-cell>
          <table:table-cell office:value-type="float" office:value="7275.1" calcext:value-type="float">
            <text:p>7275.1</text:p>
          </table:table-cell>
          <table:table-cell office:value-type="float" office:value="509.47" calcext:value-type="float">
            <text:p>509.47</text:p>
          </table:table-cell>
          <table:table-cell office:value-type="float" office:value="0.91569" calcext:value-type="float">
            <text:p>0.91569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" calcext:value-type="float">
            <text:p>0</text:p>
          </table:table-cell>
          <table:table-cell office:value-type="float" office:value="-3097.1" calcext:value-type="float">
            <text:p>-3097.1</text:p>
          </table:table-cell>
          <table:table-cell office:value-type="float" office:value="0.24298" calcext:value-type="float">
            <text:p>0.24298</text:p>
          </table:table-cell>
          <table:table-cell office:value-type="float" office:value="0.8688" calcext:value-type="float">
            <text:p>0.8688</text:p>
          </table:table-cell>
          <table:table-cell office:value-type="float" office:value="-0.67482" calcext:value-type="float">
            <text:p>-0.674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0]-([$Sheet2.$B$2]*[.B320]+[$Sheet2.$B$3]))^2" office:value-type="float" office:value="0.000537734232235092" calcext:value-type="float">
            <text:p>0.000537734232235</text:p>
          </table:table-cell>
          <table:table-cell table:formula="of:=([.F320]-([$Sheet2.$B$7] + [$Sheet2.$B$8] * ([.B320] - [$Sheet2.$B$9])^2))^2" office:value-type="float" office:value="0.00000418656020659658" calcext:value-type="float">
            <text:p>4.18656020659658E-06</text:p>
          </table:table-cell>
          <table:table-cell table:formula="of:=([.X320]-([.AE320]^2*([$Sheet2.$B$13]*([.B320] - [$Sheet2.$B$14])^2 + [$Sheet2.$B$15]*([.B320]-[$Sheet2.$B$14]) + [$Sheet2.$B$16])    ))^2" office:value-type="float" office:value="198.566608564558" calcext:value-type="float">
            <text:p>198.566608564558</text:p>
          </table:table-cell>
          <table:table-cell table:formula="of:=([.AG320]-([.AE320]^2*([$Sheet2.$B$20]*([.B320] - [$Sheet2.$B$21])^2 + [$Sheet2.$B$22]*([.B320]-[$Sheet2.$B$21]) + [$Sheet2.$B$23])    ))^2" office:value-type="float" office:value="37898.9497080797" calcext:value-type="float">
            <text:p>37898.9497080797</text:p>
          </table:table-cell>
          <table:table-cell table:formula="of:=([.AH320]-([.AE320]^2*([$Sheet2.$B$27]*([.B320] - [$Sheet2.$B$28])^2 + [$Sheet2.$B$29]*([.B320]-[$Sheet2.$B$28]) + [$Sheet2.$B$30])    ))^2" office:value-type="float" office:value="55909.6883254951" calcext:value-type="float">
            <text:p>55909.6883254951</text:p>
          </table:table-cell>
          <table:table-cell table:formula="of:=([.AI320]-([.AE320]^2*([$Sheet2.$B$34]*([.B320] - [$Sheet2.$B$35])^2 + [$Sheet2.$B$36]*([.B320]-[$Sheet2.$B$35]) + [$Sheet2.$B$37])    ))^2" office:value-type="float" office:value="412.192149225274" calcext:value-type="float">
            <text:p>412.19214922527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696" calcext:value-type="float">
            <text:p>-0.68696</text:p>
          </table:table-cell>
          <table:table-cell office:value-type="float" office:value="0.079915" calcext:value-type="float">
            <text:p>0.079915</text:p>
          </table:table-cell>
          <table:table-cell office:value-type="float" office:value="0.0088749" calcext:value-type="float">
            <text:p>0.0088749</text:p>
          </table:table-cell>
          <table:table-cell office:value-type="float" office:value="0.071041" calcext:value-type="float">
            <text:p>0.071041</text:p>
          </table:table-cell>
          <table:table-cell office:value-type="float" office:value="-0.025362" calcext:value-type="float">
            <text:p>-0.025362</text:p>
          </table:table-cell>
          <table:table-cell office:value-type="float" office:value="0.72625" calcext:value-type="float">
            <text:p>0.72625</text:p>
          </table:table-cell>
          <table:table-cell office:value-type="float" office:value="-0.042261" calcext:value-type="float">
            <text:p>-0.042261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-0.29034" calcext:value-type="float">
            <text:p>-0.29034</text:p>
          </table:table-cell>
          <table:table-cell office:value-type="float" office:value="-0.019731" calcext:value-type="float">
            <text:p>-0.019731</text:p>
          </table:table-cell>
          <table:table-cell office:value-type="float" office:value="-0.004271" calcext:value-type="float">
            <text:p>-0.004271</text:p>
          </table:table-cell>
          <table:table-cell office:value-type="float" office:value="-0.01546" calcext:value-type="float">
            <text:p>-0.01546</text:p>
          </table:table-cell>
          <table:table-cell office:value-type="float" office:value="-8.5961" calcext:value-type="float">
            <text:p>-8.5961</text:p>
          </table:table-cell>
          <table:table-cell office:value-type="float" office:value="-7.1248" calcext:value-type="float">
            <text:p>-7.1248</text:p>
          </table:table-cell>
          <table:table-cell office:value-type="float" office:value="-1" calcext:value-type="float">
            <text:p>-1</text:p>
          </table:table-cell>
          <table:table-cell office:value-type="float" office:value="3227.1" calcext:value-type="float">
            <text:p>3227.1</text:p>
          </table:table-cell>
          <table:table-cell office:value-type="float" office:value="-1152.1" calcext:value-type="float">
            <text:p>-1152.1</text:p>
          </table:table-cell>
          <table:table-cell office:value-type="float" office:value="-31206" calcext:value-type="float">
            <text:p>-31206</text:p>
          </table:table-cell>
          <table:table-cell office:value-type="float" office:value="3227.1" calcext:value-type="float">
            <text:p>3227.1</text:p>
          </table:table-cell>
          <table:table-cell office:value-type="float" office:value="-1152.1" calcext:value-type="float">
            <text:p>-1152.1</text:p>
          </table:table-cell>
          <table:table-cell office:value-type="float" office:value="-31206" calcext:value-type="float">
            <text:p>-31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99" calcext:value-type="float">
            <text:p>29.799</text:p>
          </table:table-cell>
          <table:table-cell office:value-type="float" office:value="-1.061" calcext:value-type="float">
            <text:p>-1.061</text:p>
          </table:table-cell>
          <table:table-cell office:value-type="float" office:value="30" calcext:value-type="float">
            <text:p>30</text:p>
          </table:table-cell>
          <table:table-cell office:value-type="float" office:value="-6.6355" calcext:value-type="float">
            <text:p>-6.6355</text:p>
          </table:table-cell>
          <table:table-cell office:value-type="float" office:value="6594.5" calcext:value-type="float">
            <text:p>6594.5</text:p>
          </table:table-cell>
          <table:table-cell office:value-type="float" office:value="6928" calcext:value-type="float">
            <text:p>6928</text:p>
          </table:table-cell>
          <table:table-cell office:value-type="float" office:value="448.14" calcext:value-type="float">
            <text:p>448.14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" calcext:value-type="float">
            <text:p>0</text:p>
          </table:table-cell>
          <table:table-cell office:value-type="float" office:value="-3060" calcext:value-type="float">
            <text:p>-3060</text:p>
          </table:table-cell>
          <table:table-cell office:value-type="float" office:value="0.21434" calcext:value-type="float">
            <text:p>0.21434</text:p>
          </table:table-cell>
          <table:table-cell office:value-type="float" office:value="0.85638" calcext:value-type="float">
            <text:p>0.85638</text:p>
          </table:table-cell>
          <table:table-cell office:value-type="float" office:value="-0.62872" calcext:value-type="float">
            <text:p>-0.62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1]-([$Sheet2.$B$2]*[.B321]+[$Sheet2.$B$3]))^2" office:value-type="float" office:value="0.000587758804608265" calcext:value-type="float">
            <text:p>0.000587758804608</text:p>
          </table:table-cell>
          <table:table-cell table:formula="of:=([.F321]-([$Sheet2.$B$7] + [$Sheet2.$B$8] * ([.B321] - [$Sheet2.$B$9])^2))^2" office:value-type="float" office:value="0.00000265980678664103" calcext:value-type="float">
            <text:p>2.65980678664103E-06</text:p>
          </table:table-cell>
          <table:table-cell table:formula="of:=([.X321]-([.AE321]^2*([$Sheet2.$B$13]*([.B321] - [$Sheet2.$B$14])^2 + [$Sheet2.$B$15]*([.B321]-[$Sheet2.$B$14]) + [$Sheet2.$B$16])    ))^2" office:value-type="float" office:value="107.954807943014" calcext:value-type="float">
            <text:p>107.954807943014</text:p>
          </table:table-cell>
          <table:table-cell table:formula="of:=([.AG321]-([.AE321]^2*([$Sheet2.$B$20]*([.B321] - [$Sheet2.$B$21])^2 + [$Sheet2.$B$22]*([.B321]-[$Sheet2.$B$21]) + [$Sheet2.$B$23])    ))^2" office:value-type="float" office:value="42766.8125130506" calcext:value-type="float">
            <text:p>42766.8125130506</text:p>
          </table:table-cell>
          <table:table-cell table:formula="of:=([.AH321]-([.AE321]^2*([$Sheet2.$B$27]*([.B321] - [$Sheet2.$B$28])^2 + [$Sheet2.$B$29]*([.B321]-[$Sheet2.$B$28]) + [$Sheet2.$B$30])    ))^2" office:value-type="float" office:value="66326.4023453734" calcext:value-type="float">
            <text:p>66326.4023453734</text:p>
          </table:table-cell>
          <table:table-cell table:formula="of:=([.AI321]-([.AE321]^2*([$Sheet2.$B$34]*([.B321] - [$Sheet2.$B$35])^2 + [$Sheet2.$B$36]*([.B321]-[$Sheet2.$B$35]) + [$Sheet2.$B$37])    ))^2" office:value-type="float" office:value="450.937051299778" calcext:value-type="float">
            <text:p>450.937051299778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52" calcext:value-type="float">
            <text:p>-0.63652</text:p>
          </table:table-cell>
          <table:table-cell office:value-type="float" office:value="0.070544" calcext:value-type="float">
            <text:p>0.070544</text:p>
          </table:table-cell>
          <table:table-cell office:value-type="float" office:value="0.0084725" calcext:value-type="float">
            <text:p>0.0084725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-0.022513" calcext:value-type="float">
            <text:p>-0.022513</text:p>
          </table:table-cell>
          <table:table-cell office:value-type="float" office:value="0.68632" calcext:value-type="float">
            <text:p>0.68632</text:p>
          </table:table-cell>
          <table:table-cell office:value-type="float" office:value="-0.040345" calcext:value-type="float">
            <text:p>-0.040345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-0.27086" calcext:value-type="float">
            <text:p>-0.27086</text:p>
          </table:table-cell>
          <table:table-cell office:value-type="float" office:value="-0.01718" calcext:value-type="float">
            <text:p>-0.01718</text:p>
          </table:table-cell>
          <table:table-cell office:value-type="float" office:value="-0.004052" calcext:value-type="float">
            <text:p>-0.004052</text:p>
          </table:table-cell>
          <table:table-cell office:value-type="float" office:value="-0.013128" calcext:value-type="float">
            <text:p>-0.013128</text:p>
          </table:table-cell>
          <table:table-cell office:value-type="float" office:value="-9.023" calcext:value-type="float">
            <text:p>-9.023</text:p>
          </table:table-cell>
          <table:table-cell office:value-type="float" office:value="-7.1988" calcext:value-type="float">
            <text:p>-7.1988</text:p>
          </table:table-cell>
          <table:table-cell office:value-type="float" office:value="-1" calcext:value-type="float">
            <text:p>-1</text:p>
          </table:table-cell>
          <table:table-cell office:value-type="float" office:value="2819.7" calcext:value-type="float">
            <text:p>2819.7</text:p>
          </table:table-cell>
          <table:table-cell office:value-type="float" office:value="-1022.7" calcext:value-type="float">
            <text:p>-1022.7</text:p>
          </table:table-cell>
          <table:table-cell office:value-type="float" office:value="-28915" calcext:value-type="float">
            <text:p>-28915</text:p>
          </table:table-cell>
          <table:table-cell office:value-type="float" office:value="2819.7" calcext:value-type="float">
            <text:p>2819.7</text:p>
          </table:table-cell>
          <table:table-cell office:value-type="float" office:value="-1022.7" calcext:value-type="float">
            <text:p>-1022.7</text:p>
          </table:table-cell>
          <table:table-cell office:value-type="float" office:value="-28915" calcext:value-type="float">
            <text:p>-28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17" calcext:value-type="float">
            <text:p>29.817</text:p>
          </table:table-cell>
          <table:table-cell office:value-type="float" office:value="-1.0501" calcext:value-type="float">
            <text:p>-1.0501</text:p>
          </table:table-cell>
          <table:table-cell office:value-type="float" office:value="30" calcext:value-type="float">
            <text:p>30</text:p>
          </table:table-cell>
          <table:table-cell office:value-type="float" office:value="-6.3242" calcext:value-type="float">
            <text:p>-6.3242</text:p>
          </table:table-cell>
          <table:table-cell office:value-type="float" office:value="6152" calcext:value-type="float">
            <text:p>6152</text:p>
          </table:table-cell>
          <table:table-cell office:value-type="float" office:value="6547.1" calcext:value-type="float">
            <text:p>6547.1</text:p>
          </table:table-cell>
          <table:table-cell office:value-type="float" office:value="390.21" calcext:value-type="float">
            <text:p>390.21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" calcext:value-type="float">
            <text:p>0</text:p>
          </table:table-cell>
          <table:table-cell office:value-type="float" office:value="-3028.6" calcext:value-type="float">
            <text:p>-3028.6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84147" calcext:value-type="float">
            <text:p>0.84147</text:p>
          </table:table-cell>
          <table:table-cell office:value-type="float" office:value="-0.58213" calcext:value-type="float">
            <text:p>-0.58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2]-([$Sheet2.$B$2]*[.B322]+[$Sheet2.$B$3]))^2" office:value-type="float" office:value="0.000617441868883597" calcext:value-type="float">
            <text:p>0.000617441868884</text:p>
          </table:table-cell>
          <table:table-cell table:formula="of:=([.F322]-([$Sheet2.$B$7] + [$Sheet2.$B$8] * ([.B322] - [$Sheet2.$B$9])^2))^2" office:value-type="float" office:value="0.0000018047119981635" calcext:value-type="float">
            <text:p>1.8047119981635E-06</text:p>
          </table:table-cell>
          <table:table-cell table:formula="of:=([.X322]-([.AE322]^2*([$Sheet2.$B$13]*([.B322] - [$Sheet2.$B$14])^2 + [$Sheet2.$B$15]*([.B322]-[$Sheet2.$B$14]) + [$Sheet2.$B$16])    ))^2" office:value-type="float" office:value="42.0836189786902" calcext:value-type="float">
            <text:p>42.0836189786902</text:p>
          </table:table-cell>
          <table:table-cell table:formula="of:=([.AG322]-([.AE322]^2*([$Sheet2.$B$20]*([.B322] - [$Sheet2.$B$21])^2 + [$Sheet2.$B$22]*([.B322]-[$Sheet2.$B$21]) + [$Sheet2.$B$23])    ))^2" office:value-type="float" office:value="46223.47852391" calcext:value-type="float">
            <text:p>46223.47852391</text:p>
          </table:table-cell>
          <table:table-cell table:formula="of:=([.AH322]-([.AE322]^2*([$Sheet2.$B$27]*([.B322] - [$Sheet2.$B$28])^2 + [$Sheet2.$B$29]*([.B322]-[$Sheet2.$B$28]) + [$Sheet2.$B$30])    ))^2" office:value-type="float" office:value="76185.9325954784" calcext:value-type="float">
            <text:p>76185.9325954784</text:p>
          </table:table-cell>
          <table:table-cell table:formula="of:=([.AI322]-([.AE322]^2*([$Sheet2.$B$34]*([.B322] - [$Sheet2.$B$35])^2 + [$Sheet2.$B$36]*([.B322]-[$Sheet2.$B$35]) + [$Sheet2.$B$37])    ))^2" office:value-type="float" office:value="454.667047969662" calcext:value-type="float">
            <text:p>454.667047969662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67" calcext:value-type="float">
            <text:p>-0.58567</text:p>
          </table:table-cell>
          <table:table-cell office:value-type="float" office:value="0.061824" calcext:value-type="float">
            <text:p>0.061824</text:p>
          </table:table-cell>
          <table:table-cell office:value-type="float" office:value="0.0081242" calcext:value-type="float">
            <text:p>0.0081242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19874" calcext:value-type="float">
            <text:p>-0.019874</text:p>
          </table:table-cell>
          <table:table-cell office:value-type="float" office:value="0.64262" calcext:value-type="float">
            <text:p>0.64262</text:p>
          </table:table-cell>
          <table:table-cell office:value-type="float" office:value="-0.038687" calcext:value-type="float">
            <text:p>-0.038687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-0.014802" calcext:value-type="float">
            <text:p>-0.014802</text:p>
          </table:table-cell>
          <table:table-cell office:value-type="float" office:value="-0.0038602" calcext:value-type="float">
            <text:p>-0.0038602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9.4732" calcext:value-type="float">
            <text:p>-9.4732</text:p>
          </table:table-cell>
          <table:table-cell office:value-type="float" office:value="-7.2498" calcext:value-type="float">
            <text:p>-7.2498</text:p>
          </table:table-cell>
          <table:table-cell office:value-type="float" office:value="-1" calcext:value-type="float">
            <text:p>-1</text:p>
          </table:table-cell>
          <table:table-cell office:value-type="float" office:value="2439.4" calcext:value-type="float">
            <text:p>2439.4</text:p>
          </table:table-cell>
          <table:table-cell office:value-type="float" office:value="-902.8" calcext:value-type="float">
            <text:p>-902.8</text:p>
          </table:table-cell>
          <table:table-cell office:value-type="float" office:value="-26605" calcext:value-type="float">
            <text:p>-26605</text:p>
          </table:table-cell>
          <table:table-cell office:value-type="float" office:value="2439.4" calcext:value-type="float">
            <text:p>2439.4</text:p>
          </table:table-cell>
          <table:table-cell office:value-type="float" office:value="-902.8" calcext:value-type="float">
            <text:p>-902.8</text:p>
          </table:table-cell>
          <table:table-cell office:value-type="float" office:value="-26605" calcext:value-type="float">
            <text:p>-2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34" calcext:value-type="float">
            <text:p>29.834</text:p>
          </table:table-cell>
          <table:table-cell office:value-type="float" office:value="-1.0427" calcext:value-type="float">
            <text:p>-1.0427</text:p>
          </table:table-cell>
          <table:table-cell office:value-type="float" office:value="30" calcext:value-type="float">
            <text:p>30</text:p>
          </table:table-cell>
          <table:table-cell office:value-type="float" office:value="-6.0259" calcext:value-type="float">
            <text:p>-6.0259</text:p>
          </table:table-cell>
          <table:table-cell office:value-type="float" office:value="5696.3" calcext:value-type="float">
            <text:p>5696.3</text:p>
          </table:table-cell>
          <table:table-cell office:value-type="float" office:value="6130.2" calcext:value-type="float">
            <text:p>6130.2</text:p>
          </table:table-cell>
          <table:table-cell office:value-type="float" office:value="336.19" calcext:value-type="float">
            <text:p>336.19</text:p>
          </table:table-cell>
          <table:table-cell office:value-type="float" office:value="0.91366" calcext:value-type="float">
            <text:p>0.91366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" calcext:value-type="float">
            <text:p>0</text:p>
          </table:table-cell>
          <table:table-cell office:value-type="float" office:value="-3007.2" calcext:value-type="float">
            <text:p>-3007.2</text:p>
          </table:table-cell>
          <table:table-cell office:value-type="float" office:value="0.16221" calcext:value-type="float">
            <text:p>0.16221</text:p>
          </table:table-cell>
          <table:table-cell office:value-type="float" office:value="0.82346" calcext:value-type="float">
            <text:p>0.82346</text:p>
          </table:table-cell>
          <table:table-cell office:value-type="float" office:value="-0.53511" calcext:value-type="float">
            <text:p>-0.53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3]-([$Sheet2.$B$2]*[.B323]+[$Sheet2.$B$3]))^2" office:value-type="float" office:value="0.000627152738049428" calcext:value-type="float">
            <text:p>0.000627152738049</text:p>
          </table:table-cell>
          <table:table-cell table:formula="of:=([.F323]-([$Sheet2.$B$7] + [$Sheet2.$B$8] * ([.B323] - [$Sheet2.$B$9])^2))^2" office:value-type="float" office:value="0.00000124684338799131" calcext:value-type="float">
            <text:p>1.24684338799131E-06</text:p>
          </table:table-cell>
          <table:table-cell table:formula="of:=([.X323]-([.AE323]^2*([$Sheet2.$B$13]*([.B323] - [$Sheet2.$B$14])^2 + [$Sheet2.$B$15]*([.B323]-[$Sheet2.$B$14]) + [$Sheet2.$B$16])    ))^2" office:value-type="float" office:value="5.67650646351201" calcext:value-type="float">
            <text:p>5.67650646351201</text:p>
          </table:table-cell>
          <table:table-cell table:formula="of:=([.AG323]-([.AE323]^2*([$Sheet2.$B$20]*([.B323] - [$Sheet2.$B$21])^2 + [$Sheet2.$B$22]*([.B323]-[$Sheet2.$B$21]) + [$Sheet2.$B$23])    ))^2" office:value-type="float" office:value="48339.1926953055" calcext:value-type="float">
            <text:p>48339.1926953055</text:p>
          </table:table-cell>
          <table:table-cell table:formula="of:=([.AH323]-([.AE323]^2*([$Sheet2.$B$27]*([.B323] - [$Sheet2.$B$28])^2 + [$Sheet2.$B$29]*([.B323]-[$Sheet2.$B$28]) + [$Sheet2.$B$30])    ))^2" office:value-type="float" office:value="83919.6544038448" calcext:value-type="float">
            <text:p>83919.6544038448</text:p>
          </table:table-cell>
          <table:table-cell table:formula="of:=([.AI323]-([.AE323]^2*([$Sheet2.$B$34]*([.B323] - [$Sheet2.$B$35])^2 + [$Sheet2.$B$36]*([.B323]-[$Sheet2.$B$35]) + [$Sheet2.$B$37])    ))^2" office:value-type="float" office:value="444.174577670393" calcext:value-type="float">
            <text:p>444.174577670393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42" calcext:value-type="float">
            <text:p>-0.53442</text:p>
          </table:table-cell>
          <table:table-cell office:value-type="float" office:value="0.053737" calcext:value-type="float">
            <text:p>0.053737</text:p>
          </table:table-cell>
          <table:table-cell office:value-type="float" office:value="0.0078004" calcext:value-type="float">
            <text:p>0.0078004</text:p>
          </table:table-cell>
          <table:table-cell office:value-type="float" office:value="0.045937" calcext:value-type="float">
            <text:p>0.045937</text:p>
          </table:table-cell>
          <table:table-cell office:value-type="float" office:value="-0.017449" calcext:value-type="float">
            <text:p>-0.017449</text:p>
          </table:table-cell>
          <table:table-cell office:value-type="float" office:value="0.59523" calcext:value-type="float">
            <text:p>0.59523</text:p>
          </table:table-cell>
          <table:table-cell office:value-type="float" office:value="-0.037145" calcext:value-type="float">
            <text:p>-0.037145</text:p>
          </table:table-cell>
          <table:table-cell office:value-type="float" office:value="0.63238" calcext:value-type="float">
            <text:p>0.63238</text:p>
          </table:table-cell>
          <table:table-cell office:value-type="float" office:value="-0.23014" calcext:value-type="float">
            <text:p>-0.23014</text:p>
          </table:table-cell>
          <table:table-cell office:value-type="float" office:value="-0.012586" calcext:value-type="float">
            <text:p>-0.012586</text:p>
          </table:table-cell>
          <table:table-cell office:value-type="float" office:value="-0.0036833" calcext:value-type="float">
            <text:p>-0.0036833</text:p>
          </table:table-cell>
          <table:table-cell office:value-type="float" office:value="-0.0089032" calcext:value-type="float">
            <text:p>-0.0089032</text:p>
          </table:table-cell>
          <table:table-cell office:value-type="float" office:value="-9.9451" calcext:value-type="float">
            <text:p>-9.9451</text:p>
          </table:table-cell>
          <table:table-cell office:value-type="float" office:value="-7.2703" calcext:value-type="float">
            <text:p>-7.2703</text:p>
          </table:table-cell>
          <table:table-cell office:value-type="float" office:value="-1" calcext:value-type="float">
            <text:p>-1</text:p>
          </table:table-cell>
          <table:table-cell office:value-type="float" office:value="2086.7" calcext:value-type="float">
            <text:p>2086.7</text:p>
          </table:table-cell>
          <table:table-cell office:value-type="float" office:value="-792.62" calcext:value-type="float">
            <text:p>-792.62</text:p>
          </table:table-cell>
          <table:table-cell office:value-type="float" office:value="-24277" calcext:value-type="float">
            <text:p>-24277</text:p>
          </table:table-cell>
          <table:table-cell office:value-type="float" office:value="2086.7" calcext:value-type="float">
            <text:p>2086.7</text:p>
          </table:table-cell>
          <table:table-cell office:value-type="float" office:value="-792.62" calcext:value-type="float">
            <text:p>-792.62</text:p>
          </table:table-cell>
          <table:table-cell office:value-type="float" office:value="-24277" calcext:value-type="float">
            <text:p>-24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49" calcext:value-type="float">
            <text:p>29.849</text:p>
          </table:table-cell>
          <table:table-cell office:value-type="float" office:value="-1.0397" calcext:value-type="float">
            <text:p>-1.0397</text:p>
          </table:table-cell>
          <table:table-cell office:value-type="float" office:value="30" calcext:value-type="float">
            <text:p>30</text:p>
          </table:table-cell>
          <table:table-cell office:value-type="float" office:value="-5.7419" calcext:value-type="float">
            <text:p>-5.7419</text:p>
          </table:table-cell>
          <table:table-cell office:value-type="float" office:value="5227.1" calcext:value-type="float">
            <text:p>5227.1</text:p>
          </table:table-cell>
          <table:table-cell office:value-type="float" office:value="5678.2" calcext:value-type="float">
            <text:p>5678.2</text:p>
          </table:table-cell>
          <table:table-cell office:value-type="float" office:value="285.88" calcext:value-type="float">
            <text:p>285.88</text:p>
          </table:table-cell>
          <table:table-cell office:value-type="float" office:value="0.91249" calcext:value-type="float">
            <text:p>0.91249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098776" calcext:value-type="float">
            <text:p>0.0098776</text:p>
          </table:table-cell>
          <table:table-cell office:value-type="float" office:value="0" calcext:value-type="float">
            <text:p>0</text:p>
          </table:table-cell>
          <table:table-cell office:value-type="float" office:value="-2998.8" calcext:value-type="float">
            <text:p>-2998.8</text:p>
          </table:table-cell>
          <table:table-cell office:value-type="float" office:value="0.13883" calcext:value-type="float">
            <text:p>0.13883</text:p>
          </table:table-cell>
          <table:table-cell office:value-type="float" office:value="0.80151" calcext:value-type="float">
            <text:p>0.80151</text:p>
          </table:table-cell>
          <table:table-cell office:value-type="float" office:value="-0.48766" calcext:value-type="float">
            <text:p>-0.4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4]-([$Sheet2.$B$2]*[.B324]+[$Sheet2.$B$3]))^2" office:value-type="float" office:value="0.000616909250470677" calcext:value-type="float">
            <text:p>0.000616909250471</text:p>
          </table:table-cell>
          <table:table-cell table:formula="of:=([.F324]-([$Sheet2.$B$7] + [$Sheet2.$B$8] * ([.B324] - [$Sheet2.$B$9])^2))^2" office:value-type="float" office:value="0.000000938125070904325" calcext:value-type="float">
            <text:p>9.38125070904325E-07</text:p>
          </table:table-cell>
          <table:table-cell table:formula="of:=([.X324]-([.AE324]^2*([$Sheet2.$B$13]*([.B324] - [$Sheet2.$B$14])^2 + [$Sheet2.$B$15]*([.B324]-[$Sheet2.$B$14]) + [$Sheet2.$B$16])    ))^2" office:value-type="float" office:value="2.90296898960999" calcext:value-type="float">
            <text:p>2.90296898960999</text:p>
          </table:table-cell>
          <table:table-cell table:formula="of:=([.AG324]-([.AE324]^2*([$Sheet2.$B$20]*([.B324] - [$Sheet2.$B$21])^2 + [$Sheet2.$B$22]*([.B324]-[$Sheet2.$B$21]) + [$Sheet2.$B$23])    ))^2" office:value-type="float" office:value="48884.0044336363" calcext:value-type="float">
            <text:p>48884.0044336363</text:p>
          </table:table-cell>
          <table:table-cell table:formula="of:=([.AH324]-([.AE324]^2*([$Sheet2.$B$27]*([.B324] - [$Sheet2.$B$28])^2 + [$Sheet2.$B$29]*([.B324]-[$Sheet2.$B$28]) + [$Sheet2.$B$30])    ))^2" office:value-type="float" office:value="89671.3957240718" calcext:value-type="float">
            <text:p>89671.3957240718</text:p>
          </table:table-cell>
          <table:table-cell table:formula="of:=([.AI324]-([.AE324]^2*([$Sheet2.$B$34]*([.B324] - [$Sheet2.$B$35])^2 + [$Sheet2.$B$36]*([.B324]-[$Sheet2.$B$35]) + [$Sheet2.$B$37])    ))^2" office:value-type="float" office:value="411.800093941353" calcext:value-type="float">
            <text:p>411.800093941353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81" calcext:value-type="float">
            <text:p>-0.48281</text:p>
          </table:table-cell>
          <table:table-cell office:value-type="float" office:value="0.046298" calcext:value-type="float">
            <text:p>0.046298</text:p>
          </table:table-cell>
          <table:table-cell office:value-type="float" office:value="0.0074987" calcext:value-type="float">
            <text:p>0.0074987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-0.015238" calcext:value-type="float">
            <text:p>-0.015238</text:p>
          </table:table-cell>
          <table:table-cell office:value-type="float" office:value="0.54416" calcext:value-type="float">
            <text:p>0.54416</text:p>
          </table:table-cell>
          <table:table-cell office:value-type="float" office:value="-0.035708" calcext:value-type="float">
            <text:p>-0.035708</text:p>
          </table:table-cell>
          <table:table-cell office:value-type="float" office:value="0.57987" calcext:value-type="float">
            <text:p>0.57987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-0.010538" calcext:value-type="float">
            <text:p>-0.010538</text:p>
          </table:table-cell>
          <table:table-cell office:value-type="float" office:value="-0.003519" calcext:value-type="float">
            <text:p>-0.003519</text:p>
          </table:table-cell>
          <table:table-cell office:value-type="float" office:value="-0.0070191" calcext:value-type="float">
            <text:p>-0.0070191</text:p>
          </table:table-cell>
          <table:table-cell office:value-type="float" office:value="-10.428" calcext:value-type="float">
            <text:p>-10.428</text:p>
          </table:table-cell>
          <table:table-cell office:value-type="float" office:value="-7.246" calcext:value-type="float">
            <text:p>-7.246</text:p>
          </table:table-cell>
          <table:table-cell office:value-type="float" office:value="-1" calcext:value-type="float">
            <text:p>-1</text:p>
          </table:table-cell>
          <table:table-cell office:value-type="float" office:value="1762.5" calcext:value-type="float">
            <text:p>1762.5</text:p>
          </table:table-cell>
          <table:table-cell office:value-type="float" office:value="-692.19" calcext:value-type="float">
            <text:p>-692.19</text:p>
          </table:table-cell>
          <table:table-cell office:value-type="float" office:value="-21932" calcext:value-type="float">
            <text:p>-21932</text:p>
          </table:table-cell>
          <table:table-cell office:value-type="float" office:value="1762.5" calcext:value-type="float">
            <text:p>1762.5</text:p>
          </table:table-cell>
          <table:table-cell office:value-type="float" office:value="-692.19" calcext:value-type="float">
            <text:p>-692.19</text:p>
          </table:table-cell>
          <table:table-cell office:value-type="float" office:value="-21932" calcext:value-type="float">
            <text:p>-21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63" calcext:value-type="float">
            <text:p>29.863</text:p>
          </table:table-cell>
          <table:table-cell office:value-type="float" office:value="-1.0432" calcext:value-type="float">
            <text:p>-1.0432</text:p>
          </table:table-cell>
          <table:table-cell office:value-type="float" office:value="30" calcext:value-type="float">
            <text:p>30</text:p>
          </table:table-cell>
          <table:table-cell office:value-type="float" office:value="-5.4776" calcext:value-type="float">
            <text:p>-5.4776</text:p>
          </table:table-cell>
          <table:table-cell office:value-type="float" office:value="4744.8" calcext:value-type="float">
            <text:p>4744.8</text:p>
          </table:table-cell>
          <table:table-cell office:value-type="float" office:value="5191" calcext:value-type="float">
            <text:p>5191</text:p>
          </table:table-cell>
          <table:table-cell office:value-type="float" office:value="239.35" calcext:value-type="float">
            <text:p>239.35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" calcext:value-type="float">
            <text:p>0</text:p>
          </table:table-cell>
          <table:table-cell office:value-type="float" office:value="-3008.8" calcext:value-type="float">
            <text:p>-3008.8</text:p>
          </table:table-cell>
          <table:table-cell office:value-type="float" office:value="0.11732" calcext:value-type="float">
            <text:p>0.11732</text:p>
          </table:table-cell>
          <table:table-cell office:value-type="float" office:value="0.77451" calcext:value-type="float">
            <text:p>0.77451</text:p>
          </table:table-cell>
          <table:table-cell office:value-type="float" office:value="-0.43982" calcext:value-type="float">
            <text:p>-0.43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5]-([$Sheet2.$B$2]*[.B325]+[$Sheet2.$B$3]))^2" office:value-type="float" office:value="0.000589144453609243" calcext:value-type="float">
            <text:p>0.000589144453609</text:p>
          </table:table-cell>
          <table:table-cell table:formula="of:=([.F325]-([$Sheet2.$B$7] + [$Sheet2.$B$8] * ([.B325] - [$Sheet2.$B$9])^2))^2" office:value-type="float" office:value="0.000000781875339204842" calcext:value-type="float">
            <text:p>7.81875339204842E-07</text:p>
          </table:table-cell>
          <table:table-cell table:formula="of:=([.X325]-([.AE325]^2*([$Sheet2.$B$13]*([.B325] - [$Sheet2.$B$14])^2 + [$Sheet2.$B$15]*([.B325]-[$Sheet2.$B$14]) + [$Sheet2.$B$16])    ))^2" office:value-type="float" office:value="32.9690439207585" calcext:value-type="float">
            <text:p>32.9690439207585</text:p>
          </table:table-cell>
          <table:table-cell table:formula="of:=([.AG325]-([.AE325]^2*([$Sheet2.$B$20]*([.B325] - [$Sheet2.$B$21])^2 + [$Sheet2.$B$22]*([.B325]-[$Sheet2.$B$21]) + [$Sheet2.$B$23])    ))^2" office:value-type="float" office:value="48006.1282408294" calcext:value-type="float">
            <text:p>48006.1282408294</text:p>
          </table:table-cell>
          <table:table-cell table:formula="of:=([.AH325]-([.AE325]^2*([$Sheet2.$B$27]*([.B325] - [$Sheet2.$B$28])^2 + [$Sheet2.$B$29]*([.B325]-[$Sheet2.$B$28]) + [$Sheet2.$B$30])    ))^2" office:value-type="float" office:value="93151.1859228456" calcext:value-type="float">
            <text:p>93151.1859228456</text:p>
          </table:table-cell>
          <table:table-cell table:formula="of:=([.AI325]-([.AE325]^2*([$Sheet2.$B$34]*([.B325] - [$Sheet2.$B$35])^2 + [$Sheet2.$B$36]*([.B325]-[$Sheet2.$B$35]) + [$Sheet2.$B$37])    ))^2" office:value-type="float" office:value="362.717690319645" calcext:value-type="float">
            <text:p>362.717690319645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84" calcext:value-type="float">
            <text:p>-0.43084</text:p>
          </table:table-cell>
          <table:table-cell office:value-type="float" office:value="0.039517" calcext:value-type="float">
            <text:p>0.039517</text:p>
          </table:table-cell>
          <table:table-cell office:value-type="float" office:value="0.0072218" calcext:value-type="float">
            <text:p>0.0072218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-0.013244" calcext:value-type="float">
            <text:p>-0.013244</text:p>
          </table:table-cell>
          <table:table-cell office:value-type="float" office:value="0.48937" calcext:value-type="float">
            <text:p>0.48937</text:p>
          </table:table-cell>
          <table:table-cell office:value-type="float" office:value="-0.034389" calcext:value-type="float">
            <text:p>-0.034389</text:p>
          </table:table-cell>
          <table:table-cell office:value-type="float" office:value="0.52376" calcext:value-type="float">
            <text:p>0.52376</text:p>
          </table:table-cell>
          <table:table-cell office:value-type="float" office:value="-0.18709" calcext:value-type="float">
            <text:p>-0.18709</text:p>
          </table:table-cell>
          <table:table-cell office:value-type="float" office:value="-0.0086579" calcext:value-type="float">
            <text:p>-0.0086579</text:p>
          </table:table-cell>
          <table:table-cell office:value-type="float" office:value="-0.0033678" calcext:value-type="float">
            <text:p>-0.0033678</text:p>
          </table:table-cell>
          <table:table-cell office:value-type="float" office:value="-0.0052901" calcext:value-type="float">
            <text:p>-0.0052901</text:p>
          </table:table-cell>
          <table:table-cell office:value-type="float" office:value="-10.903" calcext:value-type="float">
            <text:p>-10.903</text:p>
          </table:table-cell>
          <table:table-cell office:value-type="float" office:value="-7.1564" calcext:value-type="float">
            <text:p>-7.1564</text:p>
          </table:table-cell>
          <table:table-cell office:value-type="float" office:value="-1" calcext:value-type="float">
            <text:p>-1</text:p>
          </table:table-cell>
          <table:table-cell office:value-type="float" office:value="1467" calcext:value-type="float">
            <text:p>1467</text:p>
          </table:table-cell>
          <table:table-cell office:value-type="float" office:value="-601.64" calcext:value-type="float">
            <text:p>-601.64</text:p>
          </table:table-cell>
          <table:table-cell office:value-type="float" office:value="-19571" calcext:value-type="float">
            <text:p>-19571</text:p>
          </table:table-cell>
          <table:table-cell office:value-type="float" office:value="1467" calcext:value-type="float">
            <text:p>1467</text:p>
          </table:table-cell>
          <table:table-cell office:value-type="float" office:value="-601.64" calcext:value-type="float">
            <text:p>-601.64</text:p>
          </table:table-cell>
          <table:table-cell office:value-type="float" office:value="-19571" calcext:value-type="float">
            <text:p>-19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75" calcext:value-type="float">
            <text:p>29.875</text:p>
          </table:table-cell>
          <table:table-cell office:value-type="float" office:value="-1.0563" calcext:value-type="float">
            <text:p>-1.0563</text:p>
          </table:table-cell>
          <table:table-cell office:value-type="float" office:value="30" calcext:value-type="float">
            <text:p>30</text:p>
          </table:table-cell>
          <table:table-cell office:value-type="float" office:value="-5.2405" calcext:value-type="float">
            <text:p>-5.2405</text:p>
          </table:table-cell>
          <table:table-cell office:value-type="float" office:value="4249.4" calcext:value-type="float">
            <text:p>4249.4</text:p>
          </table:table-cell>
          <table:table-cell office:value-type="float" office:value="4668.3" calcext:value-type="float">
            <text:p>4668.3</text:p>
          </table:table-cell>
          <table:table-cell office:value-type="float" office:value="196.65" calcext:value-type="float">
            <text:p>196.65</text:p>
          </table:table-cell>
          <table:table-cell office:value-type="float" office:value="0.90893" calcext:value-type="float">
            <text:p>0.90893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49683" calcext:value-type="float">
            <text:p>0.0049683</text:p>
          </table:table-cell>
          <table:table-cell office:value-type="float" office:value="0" calcext:value-type="float">
            <text:p>0</text:p>
          </table:table-cell>
          <table:table-cell office:value-type="float" office:value="-3046.5" calcext:value-type="float">
            <text:p>-3046.5</text:p>
          </table:table-cell>
          <table:table-cell office:value-type="float" office:value="0.097687" calcext:value-type="float">
            <text:p>0.097687</text:p>
          </table:table-cell>
          <table:table-cell office:value-type="float" office:value="0.74098" calcext:value-type="float">
            <text:p>0.74098</text:p>
          </table:table-cell>
          <table:table-cell office:value-type="float" office:value="-0.39161" calcext:value-type="float">
            <text:p>-0.391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6]-([$Sheet2.$B$2]*[.B326]+[$Sheet2.$B$3]))^2" office:value-type="float" office:value="0.000545079524719777" calcext:value-type="float">
            <text:p>0.00054507952472</text:p>
          </table:table-cell>
          <table:table-cell table:formula="of:=([.F326]-([$Sheet2.$B$7] + [$Sheet2.$B$8] * ([.B326] - [$Sheet2.$B$9])^2))^2" office:value-type="float" office:value="0.000000728679337860315" calcext:value-type="float">
            <text:p>7.28679337860315E-07</text:p>
          </table:table-cell>
          <table:table-cell table:formula="of:=([.X326]-([.AE326]^2*([$Sheet2.$B$13]*([.B326] - [$Sheet2.$B$14])^2 + [$Sheet2.$B$15]*([.B326]-[$Sheet2.$B$14]) + [$Sheet2.$B$16])    ))^2" office:value-type="float" office:value="92.1913076153642" calcext:value-type="float">
            <text:p>92.1913076153642</text:p>
          </table:table-cell>
          <table:table-cell table:formula="of:=([.AG326]-([.AE326]^2*([$Sheet2.$B$20]*([.B326] - [$Sheet2.$B$21])^2 + [$Sheet2.$B$22]*([.B326]-[$Sheet2.$B$21]) + [$Sheet2.$B$23])    ))^2" office:value-type="float" office:value="45744.2103593061" calcext:value-type="float">
            <text:p>45744.2103593061</text:p>
          </table:table-cell>
          <table:table-cell table:formula="of:=([.AH326]-([.AE326]^2*([$Sheet2.$B$27]*([.B326] - [$Sheet2.$B$28])^2 + [$Sheet2.$B$29]*([.B326]-[$Sheet2.$B$28]) + [$Sheet2.$B$30])    ))^2" office:value-type="float" office:value="94036.5484510304" calcext:value-type="float">
            <text:p>94036.5484510304</text:p>
          </table:table-cell>
          <table:table-cell table:formula="of:=([.AI326]-([.AE326]^2*([$Sheet2.$B$34]*([.B326] - [$Sheet2.$B$35])^2 + [$Sheet2.$B$36]*([.B326]-[$Sheet2.$B$35]) + [$Sheet2.$B$37])    ))^2" office:value-type="float" office:value="302.145091889428" calcext:value-type="float">
            <text:p>302.145091889428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8" calcext:value-type="float">
            <text:p>-0.37858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0069791" calcext:value-type="float">
            <text:p>0.0069791</text:p>
          </table:table-cell>
          <table:table-cell office:value-type="float" office:value="0.026438" calcext:value-type="float">
            <text:p>0.026438</text:p>
          </table:table-cell>
          <table:table-cell office:value-type="float" office:value="-0.01147" calcext:value-type="float">
            <text:p>-0.01147</text:p>
          </table:table-cell>
          <table:table-cell office:value-type="float" office:value="0.43085" calcext:value-type="float">
            <text:p>0.43085</text:p>
          </table:table-cell>
          <table:table-cell office:value-type="float" office:value="-0.033234" calcext:value-type="float">
            <text:p>-0.033234</text:p>
          </table:table-cell>
          <table:table-cell office:value-type="float" office:value="0.46408" calcext:value-type="float">
            <text:p>0.46408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-0.0069572" calcext:value-type="float">
            <text:p>-0.0069572</text:p>
          </table:table-cell>
          <table:table-cell office:value-type="float" office:value="-0.0032369" calcext:value-type="float">
            <text:p>-0.0032369</text:p>
          </table:table-cell>
          <table:table-cell office:value-type="float" office:value="-0.0037202" calcext:value-type="float">
            <text:p>-0.0037202</text:p>
          </table:table-cell>
          <table:table-cell office:value-type="float" office:value="-11.329" calcext:value-type="float">
            <text:p>-11.329</text:p>
          </table:table-cell>
          <table:table-cell office:value-type="float" office:value="-6.9705" calcext:value-type="float">
            <text:p>-6.9705</text:p>
          </table:table-cell>
          <table:table-cell office:value-type="float" office:value="-1" calcext:value-type="float">
            <text:p>-1</text:p>
          </table:table-cell>
          <table:table-cell office:value-type="float" office:value="1201" calcext:value-type="float">
            <text:p>1201</text:p>
          </table:table-cell>
          <table:table-cell office:value-type="float" office:value="-521.03" calcext:value-type="float">
            <text:p>-521.03</text:p>
          </table:table-cell>
          <table:table-cell office:value-type="float" office:value="-17197" calcext:value-type="float">
            <text:p>-17197</text:p>
          </table:table-cell>
          <table:table-cell office:value-type="float" office:value="1201" calcext:value-type="float">
            <text:p>1201</text:p>
          </table:table-cell>
          <table:table-cell office:value-type="float" office:value="-521.03" calcext:value-type="float">
            <text:p>-521.03</text:p>
          </table:table-cell>
          <table:table-cell office:value-type="float" office:value="-17197" calcext:value-type="float">
            <text:p>-17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84" calcext:value-type="float">
            <text:p>29.884</text:p>
          </table:table-cell>
          <table:table-cell office:value-type="float" office:value="-1.0845" calcext:value-type="float">
            <text:p>-1.0845</text:p>
          </table:table-cell>
          <table:table-cell office:value-type="float" office:value="30" calcext:value-type="float">
            <text:p>30</text:p>
          </table:table-cell>
          <table:table-cell office:value-type="float" office:value="-5.0444" calcext:value-type="float">
            <text:p>-5.0444</text:p>
          </table:table-cell>
          <table:table-cell office:value-type="float" office:value="3741.2" calcext:value-type="float">
            <text:p>3741.2</text:p>
          </table:table-cell>
          <table:table-cell office:value-type="float" office:value="4110.1" calcext:value-type="float">
            <text:p>4110.1</text:p>
          </table:table-cell>
          <table:table-cell office:value-type="float" office:value="158.02" calcext:value-type="float">
            <text:p>158.02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" calcext:value-type="float">
            <text:p>0</text:p>
          </table:table-cell>
          <table:table-cell office:value-type="float" office:value="-3127.7" calcext:value-type="float">
            <text:p>-3127.7</text:p>
          </table:table-cell>
          <table:table-cell office:value-type="float" office:value="0.079994" calcext:value-type="float">
            <text:p>0.079994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-0.34307" calcext:value-type="float">
            <text:p>-0.34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7]-([$Sheet2.$B$2]*[.B327]+[$Sheet2.$B$3]))^2" office:value-type="float" office:value="0.000489806762031541" calcext:value-type="float">
            <text:p>0.000489806762032</text:p>
          </table:table-cell>
          <table:table-cell table:formula="of:=([.F327]-([$Sheet2.$B$7] + [$Sheet2.$B$8] * ([.B327] - [$Sheet2.$B$9])^2))^2" office:value-type="float" office:value="0.000000728869617307478" calcext:value-type="float">
            <text:p>7.28869617307478E-07</text:p>
          </table:table-cell>
          <table:table-cell table:formula="of:=([.X327]-([.AE327]^2*([$Sheet2.$B$13]*([.B327] - [$Sheet2.$B$14])^2 + [$Sheet2.$B$15]*([.B327]-[$Sheet2.$B$14]) + [$Sheet2.$B$16])    ))^2" office:value-type="float" office:value="174.850337588862" calcext:value-type="float">
            <text:p>174.850337588862</text:p>
          </table:table-cell>
          <table:table-cell table:formula="of:=([.AG327]-([.AE327]^2*([$Sheet2.$B$20]*([.B327] - [$Sheet2.$B$21])^2 + [$Sheet2.$B$22]*([.B327]-[$Sheet2.$B$21]) + [$Sheet2.$B$23])    ))^2" office:value-type="float" office:value="42322.831022092" calcext:value-type="float">
            <text:p>42322.831022092</text:p>
          </table:table-cell>
          <table:table-cell table:formula="of:=([.AH327]-([.AE327]^2*([$Sheet2.$B$27]*([.B327] - [$Sheet2.$B$28])^2 + [$Sheet2.$B$29]*([.B327]-[$Sheet2.$B$28]) + [$Sheet2.$B$30])    ))^2" office:value-type="float" office:value="92290.0815345163" calcext:value-type="float">
            <text:p>92290.0815345163</text:p>
          </table:table-cell>
          <table:table-cell table:formula="of:=([.AI327]-([.AE327]^2*([$Sheet2.$B$34]*([.B327] - [$Sheet2.$B$35])^2 + [$Sheet2.$B$36]*([.B327]-[$Sheet2.$B$35]) + [$Sheet2.$B$37])    ))^2" office:value-type="float" office:value="241.627616960516" calcext:value-type="float">
            <text:p>241.627616960516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603" calcext:value-type="float">
            <text:p>-0.32603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0067561" calcext:value-type="float">
            <text:p>0.0067561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36863" calcext:value-type="float">
            <text:p>0.36863</text:p>
          </table:table-cell>
          <table:table-cell office:value-type="float" office:value="-0.032172" calcext:value-type="float">
            <text:p>-0.032172</text:p>
          </table:table-cell>
          <table:table-cell office:value-type="float" office:value="0.4008" calcext:value-type="float">
            <text:p>0.4008</text:p>
          </table:table-cell>
          <table:table-cell office:value-type="float" office:value="-0.14178" calcext:value-type="float">
            <text:p>-0.14178</text:p>
          </table:table-cell>
          <table:table-cell office:value-type="float" office:value="-0.005429" calcext:value-type="float">
            <text:p>-0.005429</text:p>
          </table:table-cell>
          <table:table-cell office:value-type="float" office:value="-0.0031163" calcext:value-type="float">
            <text:p>-0.0031163</text:p>
          </table:table-cell>
          <table:table-cell office:value-type="float" office:value="-0.0023127" calcext:value-type="float">
            <text:p>-0.0023127</text:p>
          </table:table-cell>
          <table:table-cell office:value-type="float" office:value="-11.647" calcext:value-type="float">
            <text:p>-11.647</text:p>
          </table:table-cell>
          <table:table-cell office:value-type="float" office:value="-6.6501" calcext:value-type="float">
            <text:p>-6.6501</text:p>
          </table:table-cell>
          <table:table-cell office:value-type="float" office:value="-1" calcext:value-type="float">
            <text:p>-1</text:p>
          </table:table-cell>
          <table:table-cell office:value-type="float" office:value="964.71" calcext:value-type="float">
            <text:p>964.71</text:p>
          </table:table-cell>
          <table:table-cell office:value-type="float" office:value="-450.44" calcext:value-type="float">
            <text:p>-450.44</text:p>
          </table:table-cell>
          <table:table-cell office:value-type="float" office:value="-14810" calcext:value-type="float">
            <text:p>-14810</text:p>
          </table:table-cell>
          <table:table-cell office:value-type="float" office:value="964.71" calcext:value-type="float">
            <text:p>964.71</text:p>
          </table:table-cell>
          <table:table-cell office:value-type="float" office:value="-450.44" calcext:value-type="float">
            <text:p>-450.44</text:p>
          </table:table-cell>
          <table:table-cell office:value-type="float" office:value="-14810" calcext:value-type="float">
            <text:p>-148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9" calcext:value-type="float">
            <text:p>29.89</text:p>
          </table:table-cell>
          <table:table-cell office:value-type="float" office:value="-1.1367" calcext:value-type="float">
            <text:p>-1.1367</text:p>
          </table:table-cell>
          <table:table-cell office:value-type="float" office:value="30" calcext:value-type="float">
            <text:p>30</text:p>
          </table:table-cell>
          <table:table-cell office:value-type="float" office:value="-4.9075" calcext:value-type="float">
            <text:p>-4.9075</text:p>
          </table:table-cell>
          <table:table-cell office:value-type="float" office:value="3220.2" calcext:value-type="float">
            <text:p>3220.2</text:p>
          </table:table-cell>
          <table:table-cell office:value-type="float" office:value="3516.5" calcext:value-type="float">
            <text:p>3516.5</text:p>
          </table:table-cell>
          <table:table-cell office:value-type="float" office:value="123.31" calcext:value-type="float">
            <text:p>123.31</text:p>
          </table:table-cell>
          <table:table-cell office:value-type="float" office:value="0.90249" calcext:value-type="float">
            <text:p>0.90249</text:p>
          </table:table-cell>
          <table:table-cell office:value-type="float" office:value="-0.24777" calcext:value-type="float">
            <text:p>-0.24777</text:p>
          </table:table-cell>
          <table:table-cell office:value-type="float" office:value="-0.0012124" calcext:value-type="float">
            <text:p>-0.0012124</text:p>
          </table:table-cell>
          <table:table-cell office:value-type="float" office:value="0" calcext:value-type="float">
            <text:p>0</text:p>
          </table:table-cell>
          <table:table-cell office:value-type="float" office:value="-3278.4" calcext:value-type="float">
            <text:p>-3278.4</text:p>
          </table:table-cell>
          <table:table-cell office:value-type="float" office:value="0.064271" calcext:value-type="float">
            <text:p>0.064271</text:p>
          </table:table-cell>
          <table:table-cell office:value-type="float" office:value="0.64523" calcext:value-type="float">
            <text:p>0.64523</text:p>
          </table:table-cell>
          <table:table-cell office:value-type="float" office:value="-0.29424" calcext:value-type="float">
            <text:p>-0.29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8]-([$Sheet2.$B$2]*[.B328]+[$Sheet2.$B$3]))^2" office:value-type="float" office:value="0.000425440891666342" calcext:value-type="float">
            <text:p>0.000425440891666</text:p>
          </table:table-cell>
          <table:table-cell table:formula="of:=([.F328]-([$Sheet2.$B$7] + [$Sheet2.$B$8] * ([.B328] - [$Sheet2.$B$9])^2))^2" office:value-type="float" office:value="0.000000791337435165578" calcext:value-type="float">
            <text:p>7.91337435165578E-07</text:p>
          </table:table-cell>
          <table:table-cell table:formula="of:=([.X328]-([.AE328]^2*([$Sheet2.$B$13]*([.B328] - [$Sheet2.$B$14])^2 + [$Sheet2.$B$15]*([.B328]-[$Sheet2.$B$14]) + [$Sheet2.$B$16])    ))^2" office:value-type="float" office:value="273.117671104063" calcext:value-type="float">
            <text:p>273.117671104063</text:p>
          </table:table-cell>
          <table:table-cell table:formula="of:=([.AG328]-([.AE328]^2*([$Sheet2.$B$20]*([.B328] - [$Sheet2.$B$21])^2 + [$Sheet2.$B$22]*([.B328]-[$Sheet2.$B$21]) + [$Sheet2.$B$23])    ))^2" office:value-type="float" office:value="37885.3237964046" calcext:value-type="float">
            <text:p>37885.3237964046</text:p>
          </table:table-cell>
          <table:table-cell table:formula="of:=([.AH328]-([.AE328]^2*([$Sheet2.$B$27]*([.B328] - [$Sheet2.$B$28])^2 + [$Sheet2.$B$29]*([.B328]-[$Sheet2.$B$28]) + [$Sheet2.$B$30])    ))^2" office:value-type="float" office:value="88045.0696176599" calcext:value-type="float">
            <text:p>88045.0696176599</text:p>
          </table:table-cell>
          <table:table-cell table:formula="of:=([.AI328]-([.AE328]^2*([$Sheet2.$B$34]*([.B328] - [$Sheet2.$B$35])^2 + [$Sheet2.$B$36]*([.B328]-[$Sheet2.$B$35]) + [$Sheet2.$B$37])    ))^2" office:value-type="float" office:value="179.059516178391" calcext:value-type="float">
            <text:p>179.059516178391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21" calcext:value-type="float">
            <text:p>-0.27321</text:p>
          </table:table-cell>
          <table:table-cell office:value-type="float" office:value="0.023259" calcext:value-type="float">
            <text:p>0.023259</text:p>
          </table:table-cell>
          <table:table-cell office:value-type="float" office:value="0.0065553" calcext:value-type="float">
            <text:p>0.0065553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085836" calcext:value-type="float">
            <text:p>-0.0085836</text:p>
          </table:table-cell>
          <table:table-cell office:value-type="float" office:value="0.30269" calcext:value-type="float">
            <text:p>0.30269</text:p>
          </table:table-cell>
          <table:table-cell office:value-type="float" office:value="-0.031216" calcext:value-type="float">
            <text:p>-0.031216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11829" calcext:value-type="float">
            <text:p>-0.11829</text:p>
          </table:table-cell>
          <table:table-cell office:value-type="float" office:value="-0.0040783" calcext:value-type="float">
            <text:p>-0.0040783</text:p>
          </table:table-cell>
          <table:table-cell office:value-type="float" office:value="-0.0030079" calcext:value-type="float">
            <text:p>-0.0030079</text:p>
          </table:table-cell>
          <table:table-cell office:value-type="float" office:value="-0.0010704" calcext:value-type="float">
            <text:p>-0.0010704</text:p>
          </table:table-cell>
          <table:table-cell office:value-type="float" office:value="-11.746" calcext:value-type="float">
            <text:p>-11.746</text:p>
          </table:table-cell>
          <table:table-cell office:value-type="float" office:value="-6.1397" calcext:value-type="float">
            <text:p>-6.1397</text:p>
          </table:table-cell>
          <table:table-cell office:value-type="float" office:value="-1" calcext:value-type="float">
            <text:p>-1</text:p>
          </table:table-cell>
          <table:table-cell office:value-type="float" office:value="758.78" calcext:value-type="float">
            <text:p>758.78</text:p>
          </table:table-cell>
          <table:table-cell office:value-type="float" office:value="-389.92" calcext:value-type="float">
            <text:p>-389.92</text:p>
          </table:table-cell>
          <table:table-cell office:value-type="float" office:value="-12411" calcext:value-type="float">
            <text:p>-12411</text:p>
          </table:table-cell>
          <table:table-cell office:value-type="float" office:value="758.78" calcext:value-type="float">
            <text:p>758.78</text:p>
          </table:table-cell>
          <table:table-cell office:value-type="float" office:value="-389.92" calcext:value-type="float">
            <text:p>-389.92</text:p>
          </table:table-cell>
          <table:table-cell office:value-type="float" office:value="-12411" calcext:value-type="float">
            <text:p>-12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92" calcext:value-type="float">
            <text:p>29.892</text:p>
          </table:table-cell>
          <table:table-cell office:value-type="float" office:value="-1.2312" calcext:value-type="float">
            <text:p>-1.2312</text:p>
          </table:table-cell>
          <table:table-cell office:value-type="float" office:value="30" calcext:value-type="float">
            <text:p>30</text:p>
          </table:table-cell>
          <table:table-cell office:value-type="float" office:value="-4.8661" calcext:value-type="float">
            <text:p>-4.8661</text:p>
          </table:table-cell>
          <table:table-cell office:value-type="float" office:value="2686.6" calcext:value-type="float">
            <text:p>2686.6</text:p>
          </table:table-cell>
          <table:table-cell office:value-type="float" office:value="2887.5" calcext:value-type="float">
            <text:p>2887.5</text:p>
          </table:table-cell>
          <table:table-cell office:value-type="float" office:value="92.63" calcext:value-type="float">
            <text:p>92.63</text:p>
          </table:table-cell>
          <table:table-cell office:value-type="float" office:value="0.89719" calcext:value-type="float">
            <text:p>0.89719</text:p>
          </table:table-cell>
          <table:table-cell office:value-type="float" office:value="-0.24782" calcext:value-type="float">
            <text:p>-0.24782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" calcext:value-type="float">
            <text:p>0</text:p>
          </table:table-cell>
          <table:table-cell office:value-type="float" office:value="-3551" calcext:value-type="float">
            <text:p>-3551</text:p>
          </table:table-cell>
          <table:table-cell office:value-type="float" office:value="0.050555" calcext:value-type="float">
            <text:p>0.050555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-0.24512" calcext:value-type="float">
            <text:p>-0.245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9]-([$Sheet2.$B$2]*[.B329]+[$Sheet2.$B$3]))^2" office:value-type="float" office:value="0.000355354874094374" calcext:value-type="float">
            <text:p>0.000355354874094</text:p>
          </table:table-cell>
          <table:table-cell table:formula="of:=([.F329]-([$Sheet2.$B$7] + [$Sheet2.$B$8] * ([.B329] - [$Sheet2.$B$9])^2))^2" office:value-type="float" office:value="0.000000897047279225233" calcext:value-type="float">
            <text:p>8.97047279225233E-07</text:p>
          </table:table-cell>
          <table:table-cell table:formula="of:=([.X329]-([.AE329]^2*([$Sheet2.$B$13]*([.B329] - [$Sheet2.$B$14])^2 + [$Sheet2.$B$15]*([.B329]-[$Sheet2.$B$14]) + [$Sheet2.$B$16])    ))^2" office:value-type="float" office:value="378.736398094991" calcext:value-type="float">
            <text:p>378.736398094991</text:p>
          </table:table-cell>
          <table:table-cell table:formula="of:=([.AG329]-([.AE329]^2*([$Sheet2.$B$20]*([.B329] - [$Sheet2.$B$21])^2 + [$Sheet2.$B$22]*([.B329]-[$Sheet2.$B$21]) + [$Sheet2.$B$23])    ))^2" office:value-type="float" office:value="32698.8152027489" calcext:value-type="float">
            <text:p>32698.8152027489</text:p>
          </table:table-cell>
          <table:table-cell table:formula="of:=([.AH329]-([.AE329]^2*([$Sheet2.$B$27]*([.B329] - [$Sheet2.$B$28])^2 + [$Sheet2.$B$29]*([.B329]-[$Sheet2.$B$28]) + [$Sheet2.$B$30])    ))^2" office:value-type="float" office:value="81479.987666455" calcext:value-type="float">
            <text:p>81479.987666455</text:p>
          </table:table-cell>
          <table:table-cell table:formula="of:=([.AI329]-([.AE329]^2*([$Sheet2.$B$34]*([.B329] - [$Sheet2.$B$35])^2 + [$Sheet2.$B$36]*([.B329]-[$Sheet2.$B$35]) + [$Sheet2.$B$37])    ))^2" office:value-type="float" office:value="121.068883923009" calcext:value-type="float">
            <text:p>121.068883923009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0.0063754" calcext:value-type="float">
            <text:p>0.0063754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-0.0074744" calcext:value-type="float">
            <text:p>-0.0074744</text:p>
          </table:table-cell>
          <table:table-cell office:value-type="float" office:value="0.23307" calcext:value-type="float">
            <text:p>0.23307</text:p>
          </table:table-cell>
          <table:table-cell office:value-type="float" office:value="-0.030359" calcext:value-type="float">
            <text:p>-0.030359</text:p>
          </table:table-cell>
          <table:table-cell office:value-type="float" office:value="0.26343" calcext:value-type="float">
            <text:p>0.26343</text:p>
          </table:table-cell>
          <table:table-cell office:value-type="float" office:value="-0.094262" calcext:value-type="float">
            <text:p>-0.094262</text:p>
          </table:table-cell>
          <table:table-cell office:value-type="float" office:value="-0.002909" calcext:value-type="float">
            <text:p>-0.002909</text:p>
          </table:table-cell>
          <table:table-cell office:value-type="float" office:value="-0.0029117" calcext:value-type="float">
            <text:p>-0.0029117</text:p>
          </table:table-cell>
          <table:table-cell table:style-name="ce1" office:value-type="float" office:value="0.0000027016" calcext:value-type="float">
            <text:p>2.70E-06</text:p>
          </table:table-cell>
          <table:table-cell office:value-type="float" office:value="-11.454" calcext:value-type="float">
            <text:p>-11.454</text:p>
          </table:table-cell>
          <table:table-cell office:value-type="float" office:value="-5.3744" calcext:value-type="float">
            <text:p>-5.3744</text:p>
          </table:table-cell>
          <table:table-cell office:value-type="float" office:value="-1" calcext:value-type="float">
            <text:p>-1</text:p>
          </table:table-cell>
          <table:table-cell office:value-type="float" office:value="583.58" calcext:value-type="float">
            <text:p>583.58</text:p>
          </table:table-cell>
          <table:table-cell office:value-type="float" office:value="-339.53" calcext:value-type="float">
            <text:p>-339.53</text:p>
          </table:table-cell>
          <table:table-cell office:value-type="float" office:value="-10001" calcext:value-type="float">
            <text:p>-10001</text:p>
          </table:table-cell>
          <table:table-cell office:value-type="float" office:value="583.58" calcext:value-type="float">
            <text:p>583.58</text:p>
          </table:table-cell>
          <table:table-cell office:value-type="float" office:value="-339.53" calcext:value-type="float">
            <text:p>-339.53</text:p>
          </table:table-cell>
          <table:table-cell office:value-type="float" office:value="-10001" calcext:value-type="float">
            <text:p>-1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86" calcext:value-type="float">
            <text:p>29.886</text:p>
          </table:table-cell>
          <table:table-cell office:value-type="float" office:value="-1.4065" calcext:value-type="float">
            <text:p>-1.4065</text:p>
          </table:table-cell>
          <table:table-cell office:value-type="float" office:value="30" calcext:value-type="float">
            <text:p>30</text:p>
          </table:table-cell>
          <table:table-cell office:value-type="float" office:value="-4.9897" calcext:value-type="float">
            <text:p>-4.9897</text:p>
          </table:table-cell>
          <table:table-cell office:value-type="float" office:value="2141" calcext:value-type="float">
            <text:p>2141</text:p>
          </table:table-cell>
          <table:table-cell office:value-type="float" office:value="2223.4" calcext:value-type="float">
            <text:p>2223.4</text:p>
          </table:table-cell>
          <table:table-cell office:value-type="float" office:value="66.071" calcext:value-type="float">
            <text:p>66.071</text:p>
          </table:table-cell>
          <table:table-cell office:value-type="float" office:value="0.88918" calcext:value-type="float">
            <text:p>0.8891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0478" calcext:value-type="float">
            <text:p>-0.010478</text:p>
          </table:table-cell>
          <table:table-cell office:value-type="float" office:value="0" calcext:value-type="float">
            <text:p>0</text:p>
          </table:table-cell>
          <table:table-cell office:value-type="float" office:value="-4056.6" calcext:value-type="float">
            <text:p>-4056.6</text:p>
          </table:table-cell>
          <table:table-cell office:value-type="float" office:value="0.038874" calcext:value-type="float">
            <text:p>0.038874</text:p>
          </table:table-cell>
          <table:table-cell office:value-type="float" office:value="0.48643" calcext:value-type="float">
            <text:p>0.48643</text:p>
          </table:table-cell>
          <table:table-cell office:value-type="float" office:value="-0.19577" calcext:value-type="float">
            <text:p>-0.195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0]-([$Sheet2.$B$2]*[.B330]+[$Sheet2.$B$3]))^2" office:value-type="float" office:value="0.000284107842143593" calcext:value-type="float">
            <text:p>0.000284107842144</text:p>
          </table:table-cell>
          <table:table-cell table:formula="of:=([.F330]-([$Sheet2.$B$7] + [$Sheet2.$B$8] * ([.B330] - [$Sheet2.$B$9])^2))^2" office:value-type="float" office:value="0.00000103917949989842" calcext:value-type="float">
            <text:p>1.03917949989842E-06</text:p>
          </table:table-cell>
          <table:table-cell table:formula="of:=([.X330]-([.AE330]^2*([$Sheet2.$B$13]*([.B330] - [$Sheet2.$B$14])^2 + [$Sheet2.$B$15]*([.B330]-[$Sheet2.$B$14]) + [$Sheet2.$B$16])    ))^2" office:value-type="float" office:value="482.58138906676" calcext:value-type="float">
            <text:p>482.58138906676</text:p>
          </table:table-cell>
          <table:table-cell table:formula="of:=([.AG330]-([.AE330]^2*([$Sheet2.$B$20]*([.B330] - [$Sheet2.$B$21])^2 + [$Sheet2.$B$22]*([.B330]-[$Sheet2.$B$21]) + [$Sheet2.$B$23])    ))^2" office:value-type="float" office:value="27187.0523614573" calcext:value-type="float">
            <text:p>27187.0523614573</text:p>
          </table:table-cell>
          <table:table-cell table:formula="of:=([.AH330]-([.AE330]^2*([$Sheet2.$B$27]*([.B330] - [$Sheet2.$B$28])^2 + [$Sheet2.$B$29]*([.B330]-[$Sheet2.$B$28]) + [$Sheet2.$B$30])    ))^2" office:value-type="float" office:value="73041.6198059314" calcext:value-type="float">
            <text:p>73041.6198059314</text:p>
          </table:table-cell>
          <table:table-cell table:formula="of:=([.AI330]-([.AE330]^2*([$Sheet2.$B$34]*([.B330] - [$Sheet2.$B$35])^2 + [$Sheet2.$B$36]*([.B330]-[$Sheet2.$B$35]) + [$Sheet2.$B$37])    ))^2" office:value-type="float" office:value="72.2641287361438" calcext:value-type="float">
            <text:p>72.2641287361438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015888" calcext:value-type="float">
            <text:p>0.015888</text:p>
          </table:table-cell>
          <table:table-cell office:value-type="float" office:value="0.0062129" calcext:value-type="float">
            <text:p>0.0062129</text:p>
          </table:table-cell>
          <table:table-cell office:value-type="float" office:value="0.0096749" calcext:value-type="float">
            <text:p>0.0096749</text:p>
          </table:table-cell>
          <table:table-cell office:value-type="float" office:value="-0.006589" calcext:value-type="float">
            <text:p>-0.006589</text:p>
          </table:table-cell>
          <table:table-cell office:value-type="float" office:value="0.15979" calcext:value-type="float">
            <text:p>0.15979</text:p>
          </table:table-cell>
          <table:table-cell office:value-type="float" office:value="-0.029585" calcext:value-type="float">
            <text:p>-0.029585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-0.069703" calcext:value-type="float">
            <text:p>-0.069703</text:p>
          </table:table-cell>
          <table:table-cell office:value-type="float" office:value="-0.0019199" calcext:value-type="float">
            <text:p>-0.0019199</text:p>
          </table:table-cell>
          <table:table-cell office:value-type="float" office:value="-0.0028244" calcext:value-type="float">
            <text:p>-0.0028244</text:p>
          </table:table-cell>
          <table:table-cell office:value-type="float" office:value="0.00090451" calcext:value-type="float">
            <text:p>0.00090451</text:p>
          </table:table-cell>
          <table:table-cell office:value-type="float" office:value="-10.507" calcext:value-type="float">
            <text:p>-10.507</text:p>
          </table:table-cell>
          <table:table-cell office:value-type="float" office:value="-4.2928" calcext:value-type="float">
            <text:p>-4.2928</text:p>
          </table:table-cell>
          <table:table-cell office:value-type="float" office:value="-1" calcext:value-type="float">
            <text:p>-1</text:p>
          </table:table-cell>
          <table:table-cell office:value-type="float" office:value="439.49" calcext:value-type="float">
            <text:p>439.49</text:p>
          </table:table-cell>
          <table:table-cell office:value-type="float" office:value="-299.31" calcext:value-type="float">
            <text:p>-299.31</text:p>
          </table:table-cell>
          <table:table-cell office:value-type="float" office:value="-7582.9" calcext:value-type="float">
            <text:p>-7582.9</text:p>
          </table:table-cell>
          <table:table-cell office:value-type="float" office:value="439.49" calcext:value-type="float">
            <text:p>439.49</text:p>
          </table:table-cell>
          <table:table-cell office:value-type="float" office:value="-299.31" calcext:value-type="float">
            <text:p>-299.31</text:p>
          </table:table-cell>
          <table:table-cell office:value-type="float" office:value="-7582.9" calcext:value-type="float">
            <text:p>-758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65" calcext:value-type="float">
            <text:p>29.865</text:p>
          </table:table-cell>
          <table:table-cell office:value-type="float" office:value="-1.7609" calcext:value-type="float">
            <text:p>-1.7609</text:p>
          </table:table-cell>
          <table:table-cell office:value-type="float" office:value="30" calcext:value-type="float">
            <text:p>30</text:p>
          </table:table-cell>
          <table:table-cell office:value-type="float" office:value="-5.4368" calcext:value-type="float">
            <text:p>-5.4368</text:p>
          </table:table-cell>
          <table:table-cell office:value-type="float" office:value="1583.1" calcext:value-type="float">
            <text:p>1583.1</text:p>
          </table:table-cell>
          <table:table-cell office:value-type="float" office:value="1524.3" calcext:value-type="float">
            <text:p>1524.3</text:p>
          </table:table-cell>
          <table:table-cell office:value-type="float" office:value="43.607" calcext:value-type="float">
            <text:p>43.607</text:p>
          </table:table-cell>
          <table:table-cell office:value-type="float" office:value="0.87589" calcext:value-type="float">
            <text:p>0.87589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8108" calcext:value-type="float">
            <text:p>-0.018108</text:p>
          </table:table-cell>
          <table:table-cell office:value-type="float" office:value="0" calcext:value-type="float">
            <text:p>0</text:p>
          </table:table-cell>
          <table:table-cell office:value-type="float" office:value="-5078.7" calcext:value-type="float">
            <text:p>-5078.7</text:p>
          </table:table-cell>
          <table:table-cell office:value-type="float" office:value="0.029255" calcext:value-type="float">
            <text:p>0.029255</text:p>
          </table:table-cell>
          <table:table-cell office:value-type="float" office:value="0.3713" calcext:value-type="float">
            <text:p>0.3713</text:p>
          </table:table-cell>
          <table:table-cell office:value-type="float" office:value="-0.14621" calcext:value-type="float">
            <text:p>-0.14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1]-([$Sheet2.$B$2]*[.B331]+[$Sheet2.$B$3]))^2" office:value-type="float" office:value="0.000214919676364137" calcext:value-type="float">
            <text:p>0.000214919676364</text:p>
          </table:table-cell>
          <table:table-cell table:formula="of:=([.F331]-([$Sheet2.$B$7] + [$Sheet2.$B$8] * ([.B331] - [$Sheet2.$B$9])^2))^2" office:value-type="float" office:value="0.00000121087732690093" calcext:value-type="float">
            <text:p>1.21087732690093E-06</text:p>
          </table:table-cell>
          <table:table-cell table:formula="of:=([.X331]-([.AE331]^2*([$Sheet2.$B$13]*([.B331] - [$Sheet2.$B$14])^2 + [$Sheet2.$B$15]*([.B331]-[$Sheet2.$B$14]) + [$Sheet2.$B$16])    ))^2" office:value-type="float" office:value="576.289222287091" calcext:value-type="float">
            <text:p>576.289222287091</text:p>
          </table:table-cell>
          <table:table-cell table:formula="of:=([.AG331]-([.AE331]^2*([$Sheet2.$B$20]*([.B331] - [$Sheet2.$B$21])^2 + [$Sheet2.$B$22]*([.B331]-[$Sheet2.$B$21]) + [$Sheet2.$B$23])    ))^2" office:value-type="float" office:value="21465.7708230259" calcext:value-type="float">
            <text:p>21465.7708230259</text:p>
          </table:table-cell>
          <table:table-cell table:formula="of:=([.AH331]-([.AE331]^2*([$Sheet2.$B$27]*([.B331] - [$Sheet2.$B$28])^2 + [$Sheet2.$B$29]*([.B331]-[$Sheet2.$B$28]) + [$Sheet2.$B$30])    ))^2" office:value-type="float" office:value="63136.2615268095" calcext:value-type="float">
            <text:p>63136.2615268095</text:p>
          </table:table-cell>
          <table:table-cell table:formula="of:=([.AI331]-([.AE331]^2*([$Sheet2.$B$34]*([.B331] - [$Sheet2.$B$35])^2 + [$Sheet2.$B$36]*([.B331]-[$Sheet2.$B$35]) + [$Sheet2.$B$37])    ))^2" office:value-type="float" office:value="34.2039399778002" calcext:value-type="float">
            <text:p>34.2039399778002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51" calcext:value-type="float">
            <text:p>-0.11351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60682" calcext:value-type="float">
            <text:p>0.0060682</text:p>
          </table:table-cell>
          <table:table-cell office:value-type="float" office:value="0.0071919" calcext:value-type="float">
            <text:p>0.0071919</text:p>
          </table:table-cell>
          <table:table-cell office:value-type="float" office:value="-0.0059289" calcext:value-type="float">
            <text:p>-0.0059289</text:p>
          </table:table-cell>
          <table:table-cell office:value-type="float" office:value="0.082845" calcext:value-type="float">
            <text:p>0.082845</text:p>
          </table:table-cell>
          <table:table-cell office:value-type="float" office:value="-0.028896" calcext:value-type="float">
            <text:p>-0.028896</text:p>
          </table:table-cell>
          <table:table-cell office:value-type="float" office:value="0.11174" calcext:value-type="float">
            <text:p>0.11174</text:p>
          </table:table-cell>
          <table:table-cell office:value-type="float" office:value="-0.044615" calcext:value-type="float">
            <text:p>-0.044615</text:p>
          </table:table-cell>
          <table:table-cell office:value-type="float" office:value="-0.0011132" calcext:value-type="float">
            <text:p>-0.0011132</text:p>
          </table:table-cell>
          <table:table-cell office:value-type="float" office:value="-0.0027473" calcext:value-type="float">
            <text:p>-0.0027473</text:p>
          </table:table-cell>
          <table:table-cell office:value-type="float" office:value="0.0016341" calcext:value-type="float">
            <text:p>0.0016341</text:p>
          </table:table-cell>
          <table:table-cell office:value-type="float" office:value="-8.5604" calcext:value-type="float">
            <text:p>-8.5604</text:p>
          </table:table-cell>
          <table:table-cell office:value-type="float" office:value="-2.8842" calcext:value-type="float">
            <text:p>-2.8842</text:p>
          </table:table-cell>
          <table:table-cell office:value-type="float" office:value="-1" calcext:value-type="float">
            <text:p>-1</text:p>
          </table:table-cell>
          <table:table-cell office:value-type="float" office:value="326.7" calcext:value-type="float">
            <text:p>326.7</text:p>
          </table:table-cell>
          <table:table-cell office:value-type="float" office:value="-269.33" calcext:value-type="float">
            <text:p>-269.33</text:p>
          </table:table-cell>
          <table:table-cell office:value-type="float" office:value="-5156.4" calcext:value-type="float">
            <text:p>-5156.4</text:p>
          </table:table-cell>
          <table:table-cell office:value-type="float" office:value="326.7" calcext:value-type="float">
            <text:p>326.7</text:p>
          </table:table-cell>
          <table:table-cell office:value-type="float" office:value="-269.33" calcext:value-type="float">
            <text:p>-269.33</text:p>
          </table:table-cell>
          <table:table-cell office:value-type="float" office:value="-5156.4" calcext:value-type="float">
            <text:p>-515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97" calcext:value-type="float">
            <text:p>29.797</text:p>
          </table:table-cell>
          <table:table-cell office:value-type="float" office:value="-2.621" calcext:value-type="float">
            <text:p>-2.621</text:p>
          </table:table-cell>
          <table:table-cell office:value-type="float" office:value="30" calcext:value-type="float">
            <text:p>30</text:p>
          </table:table-cell>
          <table:table-cell office:value-type="float" office:value="-6.6629" calcext:value-type="float">
            <text:p>-6.6629</text:p>
          </table:table-cell>
          <table:table-cell office:value-type="float" office:value="1013.3" calcext:value-type="float">
            <text:p>1013.3</text:p>
          </table:table-cell>
          <table:table-cell office:value-type="float" office:value="790.29" calcext:value-type="float">
            <text:p>790.29</text:p>
          </table:table-cell>
          <table:table-cell office:value-type="float" office:value="25.283" calcext:value-type="float">
            <text:p>25.283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1505" calcext:value-type="float">
            <text:p>-0.031505</text:p>
          </table:table-cell>
          <table:table-cell office:value-type="float" office:value="0" calcext:value-type="float">
            <text:p>0</text:p>
          </table:table-cell>
          <table:table-cell office:value-type="float" office:value="-7559.2" calcext:value-type="float">
            <text:p>-7559.2</text:p>
          </table:table-cell>
          <table:table-cell office:value-type="float" office:value="0.021698" calcext:value-type="float">
            <text:p>0.021698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-0.096471" calcext:value-type="float">
            <text:p>-0.0964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2]-([$Sheet2.$B$2]*[.B332]+[$Sheet2.$B$3]))^2" office:value-type="float" office:value="0.000150915799731726" calcext:value-type="float">
            <text:p>0.000150915799732</text:p>
          </table:table-cell>
          <table:table-cell table:formula="of:=([.F332]-([$Sheet2.$B$7] + [$Sheet2.$B$8] * ([.B332] - [$Sheet2.$B$9])^2))^2" office:value-type="float" office:value="0.00000140924752413782" calcext:value-type="float">
            <text:p>1.40924752413782E-06</text:p>
          </table:table-cell>
          <table:table-cell table:formula="of:=([.X332]-([.AE332]^2*([$Sheet2.$B$13]*([.B332] - [$Sheet2.$B$14])^2 + [$Sheet2.$B$15]*([.B332]-[$Sheet2.$B$14]) + [$Sheet2.$B$16])    ))^2" office:value-type="float" office:value="650.557034395759" calcext:value-type="float">
            <text:p>650.557034395759</text:p>
          </table:table-cell>
          <table:table-cell table:formula="of:=([.AG332]-([.AE332]^2*([$Sheet2.$B$20]*([.B332] - [$Sheet2.$B$21])^2 + [$Sheet2.$B$22]*([.B332]-[$Sheet2.$B$21]) + [$Sheet2.$B$23])    ))^2" office:value-type="float" office:value="15903.5514936521" calcext:value-type="float">
            <text:p>15903.5514936521</text:p>
          </table:table-cell>
          <table:table-cell table:formula="of:=([.AH332]-([.AE332]^2*([$Sheet2.$B$27]*([.B332] - [$Sheet2.$B$28])^2 + [$Sheet2.$B$29]*([.B332]-[$Sheet2.$B$28]) + [$Sheet2.$B$30])    ))^2" office:value-type="float" office:value="52238.989613578" calcext:value-type="float">
            <text:p>52238.989613578</text:p>
          </table:table-cell>
          <table:table-cell table:formula="of:=([.AI332]-([.AE332]^2*([$Sheet2.$B$34]*([.B332] - [$Sheet2.$B$35])^2 + [$Sheet2.$B$36]*([.B332]-[$Sheet2.$B$35]) + [$Sheet2.$B$37])    ))^2" office:value-type="float" office:value="9.55352577205181" calcext:value-type="float">
            <text:p>9.5535257720518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" calcext:value-type="float">
            <text:p>-0.05997</text:p>
          </table:table-cell>
          <table:table-cell office:value-type="float" office:value="0.011347" calcext:value-type="float">
            <text:p>0.011347</text:p>
          </table:table-cell>
          <table:table-cell office:value-type="float" office:value="0.0059371" calcext:value-type="float">
            <text:p>0.0059371</text:p>
          </table:table-cell>
          <table:table-cell office:value-type="float" office:value="0.0054096" calcext:value-type="float">
            <text:p>0.0054096</text:p>
          </table:table-cell>
          <table:table-cell office:value-type="float" office:value="-0.0054939" calcext:value-type="float">
            <text:p>-0.0054939</text:p>
          </table:table-cell>
          <table:table-cell office:value-type="float" office:value="0.0023065" calcext:value-type="float">
            <text:p>0.0023065</text:p>
          </table:table-cell>
          <table:table-cell office:value-type="float" office:value="-0.028272" calcext:value-type="float">
            <text:p>-0.028272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-0.019025" calcext:value-type="float">
            <text:p>-0.019025</text:p>
          </table:table-cell>
          <table:table-cell office:value-type="float" office:value="-0.00049245" calcext:value-type="float">
            <text:p>-0.00049245</text:p>
          </table:table-cell>
          <table:table-cell office:value-type="float" office:value="-0.0026783" calcext:value-type="float">
            <text:p>-0.0026783</text:p>
          </table:table-cell>
          <table:table-cell office:value-type="float" office:value="0.0021858" calcext:value-type="float">
            <text:p>0.0021858</text:p>
          </table:table-cell>
          <table:table-cell office:value-type="float" office:value="-5.2852" calcext:value-type="float">
            <text:p>-5.2852</text:p>
          </table:table-cell>
          <table:table-cell office:value-type="float" office:value="-1.2943" calcext:value-type="float">
            <text:p>-1.2943</text:p>
          </table:table-cell>
          <table:table-cell office:value-type="float" office:value="-1" calcext:value-type="float">
            <text:p>-1</text:p>
          </table:table-cell>
          <table:table-cell office:value-type="float" office:value="245.73" calcext:value-type="float">
            <text:p>245.73</text:p>
          </table:table-cell>
          <table:table-cell office:value-type="float" office:value="-249.57" calcext:value-type="float">
            <text:p>-249.57</text:p>
          </table:table-cell>
          <table:table-cell office:value-type="float" office:value="-2724.2" calcext:value-type="float">
            <text:p>-2724.2</text:p>
          </table:table-cell>
          <table:table-cell office:value-type="float" office:value="245.73" calcext:value-type="float">
            <text:p>245.73</text:p>
          </table:table-cell>
          <table:table-cell office:value-type="float" office:value="-249.57" calcext:value-type="float">
            <text:p>-249.57</text:p>
          </table:table-cell>
          <table:table-cell office:value-type="float" office:value="-2724.2" calcext:value-type="float">
            <text:p>-272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77" calcext:value-type="float">
            <text:p>29.477</text:p>
          </table:table-cell>
          <table:table-cell office:value-type="float" office:value="-5.8405" calcext:value-type="float">
            <text:p>-5.8405</text:p>
          </table:table-cell>
          <table:table-cell office:value-type="float" office:value="30" calcext:value-type="float">
            <text:p>30</text:p>
          </table:table-cell>
          <table:table-cell office:value-type="float" office:value="-10.714" calcext:value-type="float">
            <text:p>-10.714</text:p>
          </table:table-cell>
          <table:table-cell office:value-type="float" office:value="432.11" calcext:value-type="float">
            <text:p>432.11</text:p>
          </table:table-cell>
          <table:table-cell office:value-type="float" office:value="22.002" calcext:value-type="float">
            <text:p>22.002</text:p>
          </table:table-cell>
          <table:table-cell office:value-type="float" office:value="11.185" calcext:value-type="float">
            <text:p>11.185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24964" calcext:value-type="float">
            <text:p>-0.24964</text:p>
          </table:table-cell>
          <table:table-cell office:value-type="float" office:value="-0.066131" calcext:value-type="float">
            <text:p>-0.066131</text:p>
          </table:table-cell>
          <table:table-cell office:value-type="float" office:value="0" calcext:value-type="float">
            <text:p>0</text:p>
          </table:table-cell>
          <table:table-cell office:value-type="float" office:value="-16845" calcext:value-type="float">
            <text:p>-16845</text:p>
          </table:table-cell>
          <table:table-cell office:value-type="float" office:value="0.016145" calcext:value-type="float">
            <text:p>0.016145</text:p>
          </table:table-cell>
          <table:table-cell office:value-type="float" office:value="0.085705" calcext:value-type="float">
            <text:p>0.085705</text:p>
          </table:table-cell>
          <table:table-cell office:value-type="float" office:value="-0.0466" calcext:value-type="float">
            <text:p>-0.04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3]-([$Sheet2.$B$2]*[.B333]+[$Sheet2.$B$3]))^2" office:value-type="float" office:value="0.0000958327311955978" calcext:value-type="float">
            <text:p>9.58327311955978E-05</text:p>
          </table:table-cell>
          <table:table-cell table:formula="of:=([.F333]-([$Sheet2.$B$7] + [$Sheet2.$B$8] * ([.B333] - [$Sheet2.$B$9])^2))^2" office:value-type="float" office:value="0.00000161431598663647" calcext:value-type="float">
            <text:p>1.61431598663647E-06</text:p>
          </table:table-cell>
          <table:table-cell table:formula="of:=([.X333]-([.AE333]^2*([$Sheet2.$B$13]*([.B333] - [$Sheet2.$B$14])^2 + [$Sheet2.$B$15]*([.B333]-[$Sheet2.$B$14]) + [$Sheet2.$B$16])    ))^2" office:value-type="float" office:value="701.599298818915" calcext:value-type="float">
            <text:p>701.599298818915</text:p>
          </table:table-cell>
          <table:table-cell table:formula="of:=([.AG333]-([.AE333]^2*([$Sheet2.$B$20]*([.B333] - [$Sheet2.$B$21])^2 + [$Sheet2.$B$22]*([.B333]-[$Sheet2.$B$21]) + [$Sheet2.$B$23])    ))^2" office:value-type="float" office:value="10854.8832403141" calcext:value-type="float">
            <text:p>10854.8832403141</text:p>
          </table:table-cell>
          <table:table-cell table:formula="of:=([.AH333]-([.AE333]^2*([$Sheet2.$B$27]*([.B333] - [$Sheet2.$B$28])^2 + [$Sheet2.$B$29]*([.B333]-[$Sheet2.$B$28]) + [$Sheet2.$B$30])    ))^2" office:value-type="float" office:value="41112.3233456537" calcext:value-type="float">
            <text:p>41112.3233456537</text:p>
          </table:table-cell>
          <table:table-cell table:formula="of:=([.AI333]-([.AE333]^2*([$Sheet2.$B$34]*([.B333] - [$Sheet2.$B$35])^2 + [$Sheet2.$B$36]*([.B333]-[$Sheet2.$B$35]) + [$Sheet2.$B$37])    ))^2" office:value-type="float" office:value="0.0987368370687295" calcext:value-type="float">
            <text:p>0.0987368370687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249" calcext:value-type="float">
            <text:p>-0.0063249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43318" calcext:value-type="float">
            <text:p>0.0043318</text:p>
          </table:table-cell>
          <table:table-cell office:value-type="float" office:value="-0.0052845" calcext:value-type="float">
            <text:p>-0.0052845</text:p>
          </table:table-cell>
          <table:table-cell office:value-type="float" office:value="-0.081815" calcext:value-type="float">
            <text:p>-0.081815</text:p>
          </table:table-cell>
          <table:table-cell office:value-type="float" office:value="-0.027719" calcext:value-type="float">
            <text:p>-0.027719</text:p>
          </table:table-cell>
          <table:table-cell office:value-type="float" office:value="-0.054096" calcext:value-type="float">
            <text:p>-0.054096</text:p>
          </table:table-cell>
          <table:table-cell office:value-type="float" office:value="0.0070594" calcext:value-type="float">
            <text:p>0.0070594</text:p>
          </table:table-cell>
          <table:table-cell table:style-name="ce1" office:value-type="float" office:value="-0.000058092" calcext:value-type="float">
            <text:p>-5.81E-05</text:p>
          </table:table-cell>
          <table:table-cell office:value-type="float" office:value="-0.0026172" calcext:value-type="float">
            <text:p>-0.0026172</text:p>
          </table:table-cell>
          <table:table-cell office:value-type="float" office:value="0.0025591" calcext:value-type="float">
            <text:p>0.0025591</text:p>
          </table:table-cell>
          <table:table-cell office:value-type="float" office:value="-0.62297" calcext:value-type="float">
            <text:p>-0.62297</text:p>
          </table:table-cell>
          <table:table-cell office:value-type="float" office:value="-0.049545" calcext:value-type="float">
            <text:p>-0.049545</text:p>
          </table:table-cell>
          <table:table-cell office:value-type="float" office:value="-1" calcext:value-type="float">
            <text:p>-1</text:p>
          </table:table-cell>
          <table:table-cell office:value-type="float" office:value="196.78" calcext:value-type="float">
            <text:p>196.78</text:p>
          </table:table-cell>
          <table:table-cell office:value-type="float" office:value="-240.05" calcext:value-type="float">
            <text:p>-240.05</text:p>
          </table:table-cell>
          <table:table-cell office:value-type="float" office:value="-287.31" calcext:value-type="float">
            <text:p>-287.31</text:p>
          </table:table-cell>
          <table:table-cell office:value-type="float" office:value="196.78" calcext:value-type="float">
            <text:p>196.78</text:p>
          </table:table-cell>
          <table:table-cell office:value-type="float" office:value="-240.05" calcext:value-type="float">
            <text:p>-240.05</text:p>
          </table:table-cell>
          <table:table-cell office:value-type="float" office:value="-287.31" calcext:value-type="float">
            <text:p>-28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863" calcext:value-type="float">
            <text:p>15.863</text:p>
          </table:table-cell>
          <table:table-cell office:value-type="float" office:value="-152.57" calcext:value-type="float">
            <text:p>-152.57</text:p>
          </table:table-cell>
          <table:table-cell office:value-type="float" office:value="30" calcext:value-type="float">
            <text:p>30</text:p>
          </table:table-cell>
          <table:table-cell office:value-type="float" office:value="-58.078" calcext:value-type="float">
            <text:p>-58.078</text:p>
          </table:table-cell>
          <table:table-cell office:value-type="float" office:value="-160.34" calcext:value-type="float">
            <text:p>-160.34</text:p>
          </table:table-cell>
          <table:table-cell office:value-type="float" office:value="-780.46" calcext:value-type="float">
            <text:p>-780.46</text:p>
          </table:table-cell>
          <table:table-cell office:value-type="float" office:value="1.3194" calcext:value-type="float">
            <text:p>1.3194</text:p>
          </table:table-cell>
          <table:table-cell office:value-type="float" office:value="-0.53313" calcext:value-type="float">
            <text:p>-0.5331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-0.66253" calcext:value-type="float">
            <text:p>-0.662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440050" calcext:value-type="float">
            <text:p>-4.40E+05</text:p>
          </table:table-cell>
          <table:table-cell office:value-type="float" office:value="0.0069574" calcext:value-type="float">
            <text:p>0.0069574</text:p>
          </table:table-cell>
          <table:table-cell office:value-type="float" office:value="0.0011905" calcext:value-type="float">
            <text:p>0.0011905</text:p>
          </table:table-cell>
          <table:table-cell office:value-type="float" office:value="0.003372" calcext:value-type="float">
            <text:p>0.003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4]-([$Sheet2.$B$2]*[.B334]+[$Sheet2.$B$3]))^2" office:value-type="float" office:value="0.0000516811388240114" calcext:value-type="float">
            <text:p>5.16811388240114E-05</text:p>
          </table:table-cell>
          <table:table-cell table:formula="of:=([.F334]-([$Sheet2.$B$7] + [$Sheet2.$B$8] * ([.B334] - [$Sheet2.$B$9])^2))^2" office:value-type="float" office:value="0.00000181365158064837" calcext:value-type="float">
            <text:p>1.81365158064837E-06</text:p>
          </table:table-cell>
          <table:table-cell table:formula="of:=([.X334]-([.AE334]^2*([$Sheet2.$B$13]*([.B334] - [$Sheet2.$B$14])^2 + [$Sheet2.$B$15]*([.B334]-[$Sheet2.$B$14]) + [$Sheet2.$B$16])    ))^2" office:value-type="float" office:value="725.285510700017" calcext:value-type="float">
            <text:p>725.285510700017</text:p>
          </table:table-cell>
          <table:table-cell table:formula="of:=([.AG334]-([.AE334]^2*([$Sheet2.$B$20]*([.B334] - [$Sheet2.$B$21])^2 + [$Sheet2.$B$22]*([.B334]-[$Sheet2.$B$21]) + [$Sheet2.$B$23])    ))^2" office:value-type="float" office:value="6540.68103238822" calcext:value-type="float">
            <text:p>6540.68103238822</text:p>
          </table:table-cell>
          <table:table-cell table:formula="of:=([.AH334]-([.AE334]^2*([$Sheet2.$B$27]*([.B334] - [$Sheet2.$B$28])^2 + [$Sheet2.$B$29]*([.B334]-[$Sheet2.$B$28]) + [$Sheet2.$B$30])    ))^2" office:value-type="float" office:value="30270.0880206587" calcext:value-type="float">
            <text:p>30270.0880206587</text:p>
          </table:table-cell>
          <table:table-cell table:formula="of:=([.AI334]-([.AE334]^2*([$Sheet2.$B$34]*([.B334] - [$Sheet2.$B$35])^2 + [$Sheet2.$B$36]*([.B334]-[$Sheet2.$B$35]) + [$Sheet2.$B$37])    ))^2" office:value-type="float" office:value="6.12635509338581" calcext:value-type="float">
            <text:p>6.1263550933858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22" calcext:value-type="float">
            <text:p>0.047422</text:p>
          </table:table-cell>
          <table:table-cell office:value-type="float" office:value="0.0096798" calcext:value-type="float">
            <text:p>0.0096798</text:p>
          </table:table-cell>
          <table:table-cell office:value-type="float" office:value="0.0057205" calcext:value-type="float">
            <text:p>0.0057205</text:p>
          </table:table-cell>
          <table:table-cell office:value-type="float" office:value="0.0039594" calcext:value-type="float">
            <text:p>0.0039594</text:p>
          </table:table-cell>
          <table:table-cell office:value-type="float" office:value="-0.0053018" calcext:value-type="float">
            <text:p>-0.0053018</text:p>
          </table:table-cell>
          <table:table-cell office:value-type="float" office:value="-0.16954" calcext:value-type="float">
            <text:p>-0.16954</text:p>
          </table:table-cell>
          <table:table-cell office:value-type="float" office:value="-0.02724" calcext:value-type="float">
            <text:p>-0.02724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033648" calcext:value-type="float">
            <text:p>0.033648</text:p>
          </table:table-cell>
          <table:table-cell office:value-type="float" office:value="0.00018883" calcext:value-type="float">
            <text:p>0.00018883</text:p>
          </table:table-cell>
          <table:table-cell office:value-type="float" office:value="-0.0025649" calcext:value-type="float">
            <text:p>-0.0025649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4.8991" calcext:value-type="float">
            <text:p>4.8991</text:p>
          </table:table-cell>
          <table:table-cell office:value-type="float" office:value="1.0669" calcext:value-type="float">
            <text:p>1.0669</text:p>
          </table:table-cell>
          <table:table-cell office:value-type="float" office:value="4.5921" calcext:value-type="float">
            <text:p>4.5921</text:p>
          </table:table-cell>
          <table:table-cell office:value-type="float" office:value="179.86" calcext:value-type="float">
            <text:p>179.86</text:p>
          </table:table-cell>
          <table:table-cell office:value-type="float" office:value="-240.84" calcext:value-type="float">
            <text:p>-240.84</text:p>
          </table:table-cell>
          <table:table-cell office:value-type="float" office:value="2154.2" calcext:value-type="float">
            <text:p>2154.2</text:p>
          </table:table-cell>
          <table:table-cell office:value-type="float" office:value="179.86" calcext:value-type="float">
            <text:p>179.86</text:p>
          </table:table-cell>
          <table:table-cell office:value-type="float" office:value="-240.84" calcext:value-type="float">
            <text:p>-240.84</text:p>
          </table:table-cell>
          <table:table-cell office:value-type="float" office:value="2154.2" calcext:value-type="float">
            <text:p>215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94" calcext:value-type="float">
            <text:p>29.394</text:p>
          </table:table-cell>
          <table:table-cell office:value-type="float" office:value="7.0855" calcext:value-type="float">
            <text:p>7.0855</text:p>
          </table:table-cell>
          <table:table-cell office:value-type="float" office:value="30" calcext:value-type="float">
            <text:p>30</text:p>
          </table:table-cell>
          <table:table-cell office:value-type="float" office:value="11.537" calcext:value-type="float">
            <text:p>11.537</text:p>
          </table:table-cell>
          <table:table-cell office:value-type="float" office:value="-764.25" calcext:value-type="float">
            <text:p>-764.25</text:p>
          </table:table-cell>
          <table:table-cell office:value-type="float" office:value="-1617.3" calcext:value-type="float">
            <text:p>-1617.3</text:p>
          </table:table-cell>
          <table:table-cell office:value-type="float" office:value="-4.2889" calcext:value-type="float">
            <text:p>-4.2889</text:p>
          </table:table-cell>
          <table:table-cell office:value-type="float" office:value="1.127" calcext:value-type="float">
            <text:p>1.127</text:p>
          </table:table-cell>
          <table:table-cell office:value-type="float" office:value="-0.24403" calcext:value-type="float">
            <text:p>-0.24403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" calcext:value-type="float">
            <text:p>0</text:p>
          </table:table-cell>
          <table:table-cell office:value-type="float" office:value="20436" calcext:value-type="float">
            <text:p>20436</text:p>
          </table:table-cell>
          <table:table-cell office:value-type="float" office:value="0.011784" calcext:value-type="float">
            <text:p>0.011784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053444" calcext:value-type="float">
            <text:p>0.053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5]-([$Sheet2.$B$2]*[.B335]+[$Sheet2.$B$3]))^2" office:value-type="float" office:value="0.0000201304739199618" calcext:value-type="float">
            <text:p>2.01304739199618E-05</text:p>
          </table:table-cell>
          <table:table-cell table:formula="of:=([.F335]-([$Sheet2.$B$7] + [$Sheet2.$B$8] * ([.B335] - [$Sheet2.$B$9])^2))^2" office:value-type="float" office:value="0.00000199883530128483" calcext:value-type="float">
            <text:p>1.99883530128483E-06</text:p>
          </table:table-cell>
          <table:table-cell table:formula="of:=([.X335]-([.AE335]^2*([$Sheet2.$B$13]*([.B335] - [$Sheet2.$B$14])^2 + [$Sheet2.$B$15]*([.B335]-[$Sheet2.$B$14]) + [$Sheet2.$B$16])    ))^2" office:value-type="float" office:value="716.431399959737" calcext:value-type="float">
            <text:p>716.431399959737</text:p>
          </table:table-cell>
          <table:table-cell table:formula="of:=([.AG335]-([.AE335]^2*([$Sheet2.$B$20]*([.B335] - [$Sheet2.$B$21])^2 + [$Sheet2.$B$22]*([.B335]-[$Sheet2.$B$21]) + [$Sheet2.$B$23])    ))^2" office:value-type="float" office:value="3132.90980074036" calcext:value-type="float">
            <text:p>3132.90980074036</text:p>
          </table:table-cell>
          <table:table-cell table:formula="of:=([.AH335]-([.AE335]^2*([$Sheet2.$B$27]*([.B335] - [$Sheet2.$B$28])^2 + [$Sheet2.$B$29]*([.B335]-[$Sheet2.$B$28]) + [$Sheet2.$B$30])    ))^2" office:value-type="float" office:value="20169.201753682" calcext:value-type="float">
            <text:p>20169.201753682</text:p>
          </table:table-cell>
          <table:table-cell table:formula="of:=([.AI335]-([.AE335]^2*([$Sheet2.$B$34]*([.B335] - [$Sheet2.$B$35])^2 + [$Sheet2.$B$36]*([.B335]-[$Sheet2.$B$35]) + [$Sheet2.$B$37])    ))^2" office:value-type="float" office:value="27.5870458961422" calcext:value-type="float">
            <text:p>27.5870458961422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99339" calcext:value-type="float">
            <text:p>0.0099339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0042999" calcext:value-type="float">
            <text:p>0.0042999</text:p>
          </table:table-cell>
          <table:table-cell office:value-type="float" office:value="-0.0055448" calcext:value-type="float">
            <text:p>-0.0055448</text:p>
          </table:table-cell>
          <table:table-cell office:value-type="float" office:value="-0.26076" calcext:value-type="float">
            <text:p>-0.26076</text:p>
          </table:table-cell>
          <table:table-cell office:value-type="float" office:value="-0.026829" calcext:value-type="float">
            <text:p>-0.026829</text:p>
          </table:table-cell>
          <table:table-cell office:value-type="float" office:value="-0.23393" calcext:value-type="float">
            <text:p>-0.23393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0.00024525" calcext:value-type="float">
            <text:p>0.00024525</text:p>
          </table:table-cell>
          <table:table-cell office:value-type="float" office:value="-0.0025207" calcext:value-type="float">
            <text:p>-0.0025207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10.187" calcext:value-type="float">
            <text:p>10.187</text:p>
          </table:table-cell>
          <table:table-cell office:value-type="float" office:value="3.2408" calcext:value-type="float">
            <text:p>3.2408</text:p>
          </table:table-cell>
          <table:table-cell office:value-type="float" office:value="3.1435" calcext:value-type="float">
            <text:p>3.1435</text:p>
          </table:table-cell>
          <table:table-cell office:value-type="float" office:value="195.33" calcext:value-type="float">
            <text:p>195.33</text:p>
          </table:table-cell>
          <table:table-cell office:value-type="float" office:value="-251.88" calcext:value-type="float">
            <text:p>-251.88</text:p>
          </table:table-cell>
          <table:table-cell office:value-type="float" office:value="4597.1" calcext:value-type="float">
            <text:p>4597.1</text:p>
          </table:table-cell>
          <table:table-cell office:value-type="float" office:value="195.33" calcext:value-type="float">
            <text:p>195.33</text:p>
          </table:table-cell>
          <table:table-cell office:value-type="float" office:value="-251.88" calcext:value-type="float">
            <text:p>-251.88</text:p>
          </table:table-cell>
          <table:table-cell office:value-type="float" office:value="4597.1" calcext:value-type="float">
            <text:p>459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57" calcext:value-type="float">
            <text:p>29.857</text:p>
          </table:table-cell>
          <table:table-cell office:value-type="float" office:value="2.3325" calcext:value-type="float">
            <text:p>2.3325</text:p>
          </table:table-cell>
          <table:table-cell office:value-type="float" office:value="30" calcext:value-type="float">
            <text:p>30</text:p>
          </table:table-cell>
          <table:table-cell office:value-type="float" office:value="5.6062" calcext:value-type="float">
            <text:p>5.6062</text:p>
          </table:table-cell>
          <table:table-cell office:value-type="float" office:value="-1378.7" calcext:value-type="float">
            <text:p>-1378.7</text:p>
          </table:table-cell>
          <table:table-cell office:value-type="float" office:value="-2487.5" calcext:value-type="float">
            <text:p>-2487.5</text:p>
          </table:table-cell>
          <table:table-cell office:value-type="float" office:value="-5.5703" calcext:value-type="float">
            <text:p>-5.5703</text:p>
          </table:table-cell>
          <table:table-cell office:value-type="float" office:value="1.0231" calcext:value-type="float">
            <text:p>1.0231</text:p>
          </table:table-cell>
          <table:table-cell office:value-type="float" office:value="-0.24568" calcext:value-type="float">
            <text:p>-0.24568</text:p>
          </table:table-cell>
          <table:table-cell office:value-type="float" office:value="0.040934" calcext:value-type="float">
            <text:p>0.040934</text:p>
          </table:table-cell>
          <table:table-cell office:value-type="float" office:value="0" calcext:value-type="float">
            <text:p>0</text:p>
          </table:table-cell>
          <table:table-cell office:value-type="float" office:value="6727.2" calcext:value-type="float">
            <text:p>6727.2</text:p>
          </table:table-cell>
          <table:table-cell office:value-type="float" office:value="0.012999" calcext:value-type="float">
            <text:p>0.012999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0354" calcext:value-type="float">
            <text:p>0.103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6]-([$Sheet2.$B$2]*[.B336]+[$Sheet2.$B$3]))^2" office:value-type="float" office:value="0.00000307420055560011" calcext:value-type="float">
            <text:p>3.07420055560011E-06</text:p>
          </table:table-cell>
          <table:table-cell table:formula="of:=([.F336]-([$Sheet2.$B$7] + [$Sheet2.$B$8] * ([.B336] - [$Sheet2.$B$9])^2))^2" office:value-type="float" office:value="0.00000214712181977462" calcext:value-type="float">
            <text:p>2.14712181977462E-06</text:p>
          </table:table-cell>
          <table:table-cell table:formula="of:=([.X336]-([.AE336]^2*([$Sheet2.$B$13]*([.B336] - [$Sheet2.$B$14])^2 + [$Sheet2.$B$15]*([.B336]-[$Sheet2.$B$14]) + [$Sheet2.$B$16])    ))^2" office:value-type="float" office:value="678.761539919781" calcext:value-type="float">
            <text:p>678.761539919781</text:p>
          </table:table-cell>
          <table:table-cell table:formula="of:=([.AG336]-([.AE336]^2*([$Sheet2.$B$20]*([.B336] - [$Sheet2.$B$21])^2 + [$Sheet2.$B$22]*([.B336]-[$Sheet2.$B$21]) + [$Sheet2.$B$23])    ))^2" office:value-type="float" office:value="924.193215783794" calcext:value-type="float">
            <text:p>924.193215783794</text:p>
          </table:table-cell>
          <table:table-cell table:formula="of:=([.AH336]-([.AE336]^2*([$Sheet2.$B$27]*([.B336] - [$Sheet2.$B$28])^2 + [$Sheet2.$B$29]*([.B336]-[$Sheet2.$B$28]) + [$Sheet2.$B$30])    ))^2" office:value-type="float" office:value="11639.3140641621" calcext:value-type="float">
            <text:p>11639.3140641621</text:p>
          </table:table-cell>
          <table:table-cell table:formula="of:=([.AI336]-([.AE336]^2*([$Sheet2.$B$34]*([.B336] - [$Sheet2.$B$35])^2 + [$Sheet2.$B$36]*([.B336]-[$Sheet2.$B$35]) + [$Sheet2.$B$37])    ))^2" office:value-type="float" office:value="63.1666490274802" calcext:value-type="float">
            <text:p>63.16664902748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0055558" calcext:value-type="float">
            <text:p>0.0055558</text:p>
          </table:table-cell>
          <table:table-cell office:value-type="float" office:value="0.0053535" calcext:value-type="float">
            <text:p>0.0053535</text:p>
          </table:table-cell>
          <table:table-cell office:value-type="float" office:value="-0.0060144" calcext:value-type="float">
            <text:p>-0.0060144</text:p>
          </table:table-cell>
          <table:table-cell office:value-type="float" office:value="-0.35546" calcext:value-type="float">
            <text:p>-0.35546</text:p>
          </table:table-cell>
          <table:table-cell office:value-type="float" office:value="-0.026456" calcext:value-type="float">
            <text:p>-0.026456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88231" calcext:value-type="float">
            <text:p>0.088231</text:p>
          </table:table-cell>
          <table:table-cell office:value-type="float" office:value="0.00011572" calcext:value-type="float">
            <text:p>0.00011572</text:p>
          </table:table-cell>
          <table:table-cell office:value-type="float" office:value="-0.0024805" calcext:value-type="float">
            <text:p>-0.0024805</text:p>
          </table:table-cell>
          <table:table-cell office:value-type="float" office:value="0.0025962" calcext:value-type="float">
            <text:p>0.0025962</text:p>
          </table:table-cell>
          <table:table-cell office:value-type="float" office:value="14.209" calcext:value-type="float">
            <text:p>14.209</text:p>
          </table:table-cell>
          <table:table-cell office:value-type="float" office:value="5.5944" calcext:value-type="float">
            <text:p>5.5944</text:p>
          </table:table-cell>
          <table:table-cell office:value-type="float" office:value="2.5399" calcext:value-type="float">
            <text:p>2.5399</text:p>
          </table:table-cell>
          <table:table-cell office:value-type="float" office:value="243.19" calcext:value-type="float">
            <text:p>243.19</text:p>
          </table:table-cell>
          <table:table-cell office:value-type="float" office:value="-273.21" calcext:value-type="float">
            <text:p>-273.21</text:p>
          </table:table-cell>
          <table:table-cell office:value-type="float" office:value="7041.6" calcext:value-type="float">
            <text:p>7041.6</text:p>
          </table:table-cell>
          <table:table-cell office:value-type="float" office:value="243.19" calcext:value-type="float">
            <text:p>243.19</text:p>
          </table:table-cell>
          <table:table-cell office:value-type="float" office:value="-273.21" calcext:value-type="float">
            <text:p>-273.21</text:p>
          </table:table-cell>
          <table:table-cell office:value-type="float" office:value="7041.6" calcext:value-type="float">
            <text:p>704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26" calcext:value-type="float">
            <text:p>29.926</text:p>
          </table:table-cell>
          <table:table-cell office:value-type="float" office:value="1.3512" calcext:value-type="float">
            <text:p>1.3512</text:p>
          </table:table-cell>
          <table:table-cell office:value-type="float" office:value="30" calcext:value-type="float">
            <text:p>30</text:p>
          </table:table-cell>
          <table:table-cell office:value-type="float" office:value="4.0257" calcext:value-type="float">
            <text:p>4.0257</text:p>
          </table:table-cell>
          <table:table-cell office:value-type="float" office:value="-2004" calcext:value-type="float">
            <text:p>-2004</text:p>
          </table:table-cell>
          <table:table-cell office:value-type="float" office:value="-3390.9" calcext:value-type="float">
            <text:p>-3390.9</text:p>
          </table:table-cell>
          <table:table-cell office:value-type="float" office:value="-2.6283" calcext:value-type="float">
            <text:p>-2.6283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2462" calcext:value-type="float">
            <text:p>-0.246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" calcext:value-type="float">
            <text:p>0</text:p>
          </table:table-cell>
          <table:table-cell office:value-type="float" office:value="3897.1" calcext:value-type="float">
            <text:p>3897.1</text:p>
          </table:table-cell>
          <table:table-cell office:value-type="float" office:value="0.016221" calcext:value-type="float">
            <text:p>0.016221</text:p>
          </table:table-cell>
          <table:table-cell office:value-type="float" office:value="0.57864" calcext:value-type="float">
            <text:p>0.57864</text:p>
          </table:table-cell>
          <table:table-cell office:value-type="float" office:value="0.15366" calcext:value-type="float">
            <text:p>0.15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7]-([$Sheet2.$B$2]*[.B337]+[$Sheet2.$B$3]))^2" office:value-type="float" office:value="0.00000102418450311276" calcext:value-type="float">
            <text:p>1.02418450311276E-06</text:p>
          </table:table-cell>
          <table:table-cell table:formula="of:=([.F337]-([$Sheet2.$B$7] + [$Sheet2.$B$8] * ([.B337] - [$Sheet2.$B$9])^2))^2" office:value-type="float" office:value="0.00000227265216452464" calcext:value-type="float">
            <text:p>2.27265216452464E-06</text:p>
          </table:table-cell>
          <table:table-cell table:formula="of:=([.X337]-([.AE337]^2*([$Sheet2.$B$13]*([.B337] - [$Sheet2.$B$14])^2 + [$Sheet2.$B$15]*([.B337]-[$Sheet2.$B$14]) + [$Sheet2.$B$16])    ))^2" office:value-type="float" office:value="612.640413827003" calcext:value-type="float">
            <text:p>612.640413827003</text:p>
          </table:table-cell>
          <table:table-cell table:formula="of:=([.AG337]-([.AE337]^2*([$Sheet2.$B$20]*([.B337] - [$Sheet2.$B$21])^2 + [$Sheet2.$B$22]*([.B337]-[$Sheet2.$B$21]) + [$Sheet2.$B$23])    ))^2" office:value-type="float" office:value="14.814104586883" calcext:value-type="float">
            <text:p>14.814104586883</text:p>
          </table:table-cell>
          <table:table-cell table:formula="of:=([.AH337]-([.AE337]^2*([$Sheet2.$B$27]*([.B337] - [$Sheet2.$B$28])^2 + [$Sheet2.$B$29]*([.B337]-[$Sheet2.$B$28]) + [$Sheet2.$B$30])    ))^2" office:value-type="float" office:value="5147.34851810658" calcext:value-type="float">
            <text:p>5147.34851810658</text:p>
          </table:table-cell>
          <table:table-cell table:formula="of:=([.AI337]-([.AE337]^2*([$Sheet2.$B$34]*([.B337] - [$Sheet2.$B$35])^2 + [$Sheet2.$B$36]*([.B337]-[$Sheet2.$B$35]) + [$Sheet2.$B$37])    ))^2" office:value-type="float" office:value="113.739465827014" calcext:value-type="float">
            <text:p>113.739465827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2587" calcext:value-type="float">
            <text:p>0.012587</text:p>
          </table:table-cell>
          <table:table-cell office:value-type="float" office:value="0.0054625" calcext:value-type="float">
            <text:p>0.005462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-0.0067091" calcext:value-type="float">
            <text:p>-0.0067091</text:p>
          </table:table-cell>
          <table:table-cell office:value-type="float" office:value="-0.45344" calcext:value-type="float">
            <text:p>-0.45344</text:p>
          </table:table-cell>
          <table:table-cell office:value-type="float" office:value="-0.026012" calcext:value-type="float">
            <text:p>-0.026012</text:p>
          </table:table-cell>
          <table:table-cell office:value-type="float" office:value="-0.42743" calcext:value-type="float">
            <text:p>-0.42743</text:p>
          </table:table-cell>
          <table:table-cell office:value-type="float" office:value="0.1162" calcext:value-type="float">
            <text:p>0.1162</text:p>
          </table:table-cell>
          <table:table-cell office:value-type="float" office:value="-0.00018781" calcext:value-type="float">
            <text:p>-0.00018781</text:p>
          </table:table-cell>
          <table:table-cell office:value-type="float" office:value="-0.0024288" calcext:value-type="float">
            <text:p>-0.0024288</text:p>
          </table:table-cell>
          <table:table-cell office:value-type="float" office:value="0.0022409" calcext:value-type="float">
            <text:p>0.0022409</text:p>
          </table:table-cell>
          <table:table-cell office:value-type="float" office:value="16.589" calcext:value-type="float">
            <text:p>16.589</text:p>
          </table:table-cell>
          <table:table-cell office:value-type="float" office:value="7.5802" calcext:value-type="float">
            <text:p>7.5802</text:p>
          </table:table-cell>
          <table:table-cell office:value-type="float" office:value="2.1885" calcext:value-type="float">
            <text:p>2.1885</text:p>
          </table:table-cell>
          <table:table-cell office:value-type="float" office:value="323.62" calcext:value-type="float">
            <text:p>323.62</text:p>
          </table:table-cell>
          <table:table-cell office:value-type="float" office:value="-304.77" calcext:value-type="float">
            <text:p>-304.77</text:p>
          </table:table-cell>
          <table:table-cell office:value-type="float" office:value="9484.8" calcext:value-type="float">
            <text:p>9484.8</text:p>
          </table:table-cell>
          <table:table-cell office:value-type="float" office:value="323.62" calcext:value-type="float">
            <text:p>323.62</text:p>
          </table:table-cell>
          <table:table-cell office:value-type="float" office:value="-304.77" calcext:value-type="float">
            <text:p>-304.77</text:p>
          </table:table-cell>
          <table:table-cell office:value-type="float" office:value="9484.8" calcext:value-type="float">
            <text:p>948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46" calcext:value-type="float">
            <text:p>29.946</text:p>
          </table:table-cell>
          <table:table-cell office:value-type="float" office:value="0.99724" calcext:value-type="float">
            <text:p>0.99724</text:p>
          </table:table-cell>
          <table:table-cell office:value-type="float" office:value="30" calcext:value-type="float">
            <text:p>30</text:p>
          </table:table-cell>
          <table:table-cell office:value-type="float" office:value="3.4497" calcext:value-type="float">
            <text:p>3.4497</text:p>
          </table:table-cell>
          <table:table-cell office:value-type="float" office:value="-2639.3" calcext:value-type="float">
            <text:p>-2639.3</text:p>
          </table:table-cell>
          <table:table-cell office:value-type="float" office:value="-4325.6" calcext:value-type="float">
            <text:p>-4325.6</text:p>
          </table:table-cell>
          <table:table-cell office:value-type="float" office:value="4.2657" calcext:value-type="float">
            <text:p>4.2657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-0.24645" calcext:value-type="float">
            <text:p>-0.24645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" calcext:value-type="float">
            <text:p>0</text:p>
          </table:table-cell>
          <table:table-cell office:value-type="float" office:value="2876.2" calcext:value-type="float">
            <text:p>2876.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78891" calcext:value-type="float">
            <text:p>0.78891</text:p>
          </table:table-cell>
          <table:table-cell office:value-type="float" office:value="0.20375" calcext:value-type="float">
            <text:p>0.20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8]-([$Sheet2.$B$2]*[.B338]+[$Sheet2.$B$3]))^2" office:value-type="float" office:value="0.0000141179033472633" calcext:value-type="float">
            <text:p>1.41179033472633E-05</text:p>
          </table:table-cell>
          <table:table-cell table:formula="of:=([.F338]-([$Sheet2.$B$7] + [$Sheet2.$B$8] * ([.B338] - [$Sheet2.$B$9])^2))^2" office:value-type="float" office:value="0.00000242916851781205" calcext:value-type="float">
            <text:p>2.42916851781205E-06</text:p>
          </table:table-cell>
          <table:table-cell table:formula="of:=([.X338]-([.AE338]^2*([$Sheet2.$B$13]*([.B338] - [$Sheet2.$B$14])^2 + [$Sheet2.$B$15]*([.B338]-[$Sheet2.$B$14]) + [$Sheet2.$B$16])    ))^2" office:value-type="float" office:value="525.408954709636" calcext:value-type="float">
            <text:p>525.408954709636</text:p>
          </table:table-cell>
          <table:table-cell table:formula="of:=([.AG338]-([.AE338]^2*([$Sheet2.$B$20]*([.B338] - [$Sheet2.$B$21])^2 + [$Sheet2.$B$22]*([.B338]-[$Sheet2.$B$21]) + [$Sheet2.$B$23])    ))^2" office:value-type="float" office:value="521.3234302755" calcext:value-type="float">
            <text:p>521.3234302755</text:p>
          </table:table-cell>
          <table:table-cell table:formula="of:=([.AH338]-([.AE338]^2*([$Sheet2.$B$27]*([.B338] - [$Sheet2.$B$28])^2 + [$Sheet2.$B$29]*([.B338]-[$Sheet2.$B$28]) + [$Sheet2.$B$30])    ))^2" office:value-type="float" office:value="1259.99652187504" calcext:value-type="float">
            <text:p>1259.99652187504</text:p>
          </table:table-cell>
          <table:table-cell table:formula="of:=([.AI338]-([.AE338]^2*([$Sheet2.$B$34]*([.B338] - [$Sheet2.$B$35])^2 + [$Sheet2.$B$36]*([.B338]-[$Sheet2.$B$35]) + [$Sheet2.$B$37])    ))^2" office:value-type="float" office:value="187.00875402901" calcext:value-type="float">
            <text:p>187.008754029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014959" calcext:value-type="float">
            <text:p>0.014959</text:p>
          </table:table-cell>
          <table:table-cell office:value-type="float" office:value="0.0053485" calcext:value-type="float">
            <text:p>0.0053485</text:p>
          </table:table-cell>
          <table:table-cell office:value-type="float" office:value="0.0096104" calcext:value-type="float">
            <text:p>0.0096104</text:p>
          </table:table-cell>
          <table:table-cell office:value-type="float" office:value="-0.0076291" calcext:value-type="float">
            <text:p>-0.0076291</text:p>
          </table:table-cell>
          <table:table-cell office:value-type="float" office:value="-0.55464" calcext:value-type="float">
            <text:p>-0.55464</text:p>
          </table:table-cell>
          <table:table-cell office:value-type="float" office:value="-0.025469" calcext:value-type="float">
            <text:p>-0.025469</text:p>
          </table:table-cell>
          <table:table-cell office:value-type="float" office:value="-0.52917" calcext:value-type="float">
            <text:p>-0.52917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-0.00066397" calcext:value-type="float">
            <text:p>-0.00066397</text:p>
          </table:table-cell>
          <table:table-cell office:value-type="float" office:value="-0.0023651" calcext:value-type="float">
            <text:p>-0.0023651</text:p>
          </table:table-cell>
          <table:table-cell office:value-type="float" office:value="0.0017011" calcext:value-type="float">
            <text:p>0.0017011</text:p>
          </table:table-cell>
          <table:table-cell office:value-type="float" office:value="17.55" calcext:value-type="float">
            <text:p>17.55</text:p>
          </table:table-cell>
          <table:table-cell office:value-type="float" office:value="8.9924" calcext:value-type="float">
            <text:p>8.9924</text:p>
          </table:table-cell>
          <table:table-cell office:value-type="float" office:value="1.9517" calcext:value-type="float">
            <text:p>1.9517</text:p>
          </table:table-cell>
          <table:table-cell office:value-type="float" office:value="436.56" calcext:value-type="float">
            <text:p>436.56</text:p>
          </table:table-cell>
          <table:table-cell office:value-type="float" office:value="-346.56" calcext:value-type="float">
            <text:p>-346.56</text:p>
          </table:table-cell>
          <table:table-cell office:value-type="float" office:value="11926" calcext:value-type="float">
            <text:p>11926</text:p>
          </table:table-cell>
          <table:table-cell office:value-type="float" office:value="436.56" calcext:value-type="float">
            <text:p>436.56</text:p>
          </table:table-cell>
          <table:table-cell office:value-type="float" office:value="-346.56" calcext:value-type="float">
            <text:p>-346.56</text:p>
          </table:table-cell>
          <table:table-cell office:value-type="float" office:value="11926" calcext:value-type="float">
            <text:p>11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51" calcext:value-type="float">
            <text:p>29.951</text:p>
          </table:table-cell>
          <table:table-cell office:value-type="float" office:value="0.84062" calcext:value-type="float">
            <text:p>0.84062</text:p>
          </table:table-cell>
          <table:table-cell office:value-type="float" office:value="30" calcext:value-type="float">
            <text:p>30</text:p>
          </table:table-cell>
          <table:table-cell office:value-type="float" office:value="3.2611" calcext:value-type="float">
            <text:p>3.2611</text:p>
          </table:table-cell>
          <table:table-cell office:value-type="float" office:value="-3284.5" calcext:value-type="float">
            <text:p>-3284.5</text:p>
          </table:table-cell>
          <table:table-cell office:value-type="float" office:value="-5290.9" calcext:value-type="float">
            <text:p>-5290.9</text:p>
          </table:table-cell>
          <table:table-cell office:value-type="float" office:value="15.081" calcext:value-type="float">
            <text:p>15.081</text:p>
          </table:table-cell>
          <table:table-cell office:value-type="float" office:value="0.96661" calcext:value-type="float">
            <text:p>0.96661</text:p>
          </table:table-cell>
          <table:table-cell office:value-type="float" office:value="-0.24661" calcext:value-type="float">
            <text:p>-0.24661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" calcext:value-type="float">
            <text:p>0</text:p>
          </table:table-cell>
          <table:table-cell office:value-type="float" office:value="2424.5" calcext:value-type="float">
            <text:p>2424.5</text:p>
          </table:table-cell>
          <table:table-cell office:value-type="float" office:value="0.029144" calcext:value-type="float">
            <text:p>0.029144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25377" calcext:value-type="float">
            <text:p>0.25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9]-([$Sheet2.$B$2]*[.B339]+[$Sheet2.$B$3]))^2" office:value-type="float" office:value="0.0000415088947319209" calcext:value-type="float">
            <text:p>4.15088947319209E-05</text:p>
          </table:table-cell>
          <table:table-cell table:formula="of:=([.F339]-([$Sheet2.$B$7] + [$Sheet2.$B$8] * ([.B339] - [$Sheet2.$B$9])^2))^2" office:value-type="float" office:value="0.00000264826031345028" calcext:value-type="float">
            <text:p>2.64826031345028E-06</text:p>
          </table:table-cell>
          <table:table-cell table:formula="of:=([.X339]-([.AE339]^2*([$Sheet2.$B$13]*([.B339] - [$Sheet2.$B$14])^2 + [$Sheet2.$B$15]*([.B339]-[$Sheet2.$B$14]) + [$Sheet2.$B$16])    ))^2" office:value-type="float" office:value="422.867118749291" calcext:value-type="float">
            <text:p>422.867118749291</text:p>
          </table:table-cell>
          <table:table-cell table:formula="of:=([.AG339]-([.AE339]^2*([$Sheet2.$B$20]*([.B339] - [$Sheet2.$B$21])^2 + [$Sheet2.$B$22]*([.B339]-[$Sheet2.$B$21]) + [$Sheet2.$B$23])    ))^2" office:value-type="float" office:value="2454.57888954032" calcext:value-type="float">
            <text:p>2454.57888954032</text:p>
          </table:table-cell>
          <table:table-cell table:formula="of:=([.AH339]-([.AE339]^2*([$Sheet2.$B$27]*([.B339] - [$Sheet2.$B$28])^2 + [$Sheet2.$B$29]*([.B339]-[$Sheet2.$B$28]) + [$Sheet2.$B$30])    ))^2" office:value-type="float" office:value="0.0256419971752568" calcext:value-type="float">
            <text:p>0.025641997175257</text:p>
          </table:table-cell>
          <table:table-cell table:formula="of:=([.AI339]-([.AE339]^2*([$Sheet2.$B$34]*([.B339] - [$Sheet2.$B$35])^2 + [$Sheet2.$B$36]*([.B339]-[$Sheet2.$B$35]) + [$Sheet2.$B$37])    ))^2" office:value-type="float" office:value="289.312074764538" calcext:value-type="float">
            <text:p>289.3120747645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018068" calcext:value-type="float">
            <text:p>0.018068</text:p>
          </table:table-cell>
          <table:table-cell office:value-type="float" office:value="0.0052557" calcext:value-type="float">
            <text:p>0.0052557</text:p>
          </table:table-cell>
          <table:table-cell office:value-type="float" office:value="0.012812" calcext:value-type="float">
            <text:p>0.012812</text:p>
          </table:table-cell>
          <table:table-cell office:value-type="float" office:value="-0.0087736" calcext:value-type="float">
            <text:p>-0.0087736</text:p>
          </table:table-cell>
          <table:table-cell office:value-type="float" office:value="-0.65921" calcext:value-type="float">
            <text:p>-0.65921</text:p>
          </table:table-cell>
          <table:table-cell office:value-type="float" office:value="-0.025027" calcext:value-type="float">
            <text:p>-0.025027</text:p>
          </table:table-cell>
          <table:table-cell office:value-type="float" office:value="-0.63418" calcext:value-type="float">
            <text:p>-0.63418</text:p>
          </table:table-cell>
          <table:table-cell office:value-type="float" office:value="0.17344" calcext:value-type="float">
            <text:p>0.17344</text:p>
          </table:table-cell>
          <table:table-cell office:value-type="float" office:value="-0.0013418" calcext:value-type="float">
            <text:p>-0.0013418</text:p>
          </table:table-cell>
          <table:table-cell office:value-type="float" office:value="-0.0023178" calcext:value-type="float">
            <text:p>-0.0023178</text:p>
          </table:table-cell>
          <table:table-cell office:value-type="float" office:value="0.00097597" calcext:value-type="float">
            <text:p>0.00097597</text:p>
          </table:table-cell>
          <table:table-cell office:value-type="float" office:value="17.5" calcext:value-type="float">
            <text:p>17.5</text:p>
          </table:table-cell>
          <table:table-cell office:value-type="float" office:value="9.8406" calcext:value-type="float">
            <text:p>9.8406</text:p>
          </table:table-cell>
          <table:table-cell office:value-type="float" office:value="1.7784" calcext:value-type="float">
            <text:p>1.7784</text:p>
          </table:table-cell>
          <table:table-cell office:value-type="float" office:value="582" calcext:value-type="float">
            <text:p>582</text:p>
          </table:table-cell>
          <table:table-cell office:value-type="float" office:value="-398.55" calcext:value-type="float">
            <text:p>-398.55</text:p>
          </table:table-cell>
          <table:table-cell office:value-type="float" office:value="14363" calcext:value-type="float">
            <text:p>14363</text:p>
          </table:table-cell>
          <table:table-cell office:value-type="float" office:value="582" calcext:value-type="float">
            <text:p>582</text:p>
          </table:table-cell>
          <table:table-cell office:value-type="float" office:value="-398.55" calcext:value-type="float">
            <text:p>-398.55</text:p>
          </table:table-cell>
          <table:table-cell office:value-type="float" office:value="14363" calcext:value-type="float">
            <text:p>14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51" calcext:value-type="float">
            <text:p>29.951</text:p>
          </table:table-cell>
          <table:table-cell office:value-type="float" office:value="0.76817" calcext:value-type="float">
            <text:p>0.76817</text:p>
          </table:table-cell>
          <table:table-cell office:value-type="float" office:value="30" calcext:value-type="float">
            <text:p>30</text:p>
          </table:table-cell>
          <table:table-cell office:value-type="float" office:value="3.2704" calcext:value-type="float">
            <text:p>3.2704</text:p>
          </table:table-cell>
          <table:table-cell office:value-type="float" office:value="-3939.3" calcext:value-type="float">
            <text:p>-3939.3</text:p>
          </table:table-cell>
          <table:table-cell office:value-type="float" office:value="-6288.4" calcext:value-type="float">
            <text:p>-6288.4</text:p>
          </table:table-cell>
          <table:table-cell office:value-type="float" office:value="30.477" calcext:value-type="float">
            <text:p>30.477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-0.24672" calcext:value-type="float">
            <text:p>-0.24672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" calcext:value-type="float">
            <text:p>0</text:p>
          </table:table-cell>
          <table:table-cell office:value-type="float" office:value="2215.5" calcext:value-type="float">
            <text:p>2215.5</text:p>
          </table:table-cell>
          <table:table-cell office:value-type="float" office:value="0.038854" calcext:value-type="float">
            <text:p>0.038854</text:p>
          </table:table-cell>
          <table:table-cell office:value-type="float" office:value="1.006" calcext:value-type="float">
            <text:p>1.006</text:p>
          </table:table-cell>
          <table:table-cell office:value-type="float" office:value="0.3037" calcext:value-type="float">
            <text:p>0.3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0]-([$Sheet2.$B$2]*[.B340]+[$Sheet2.$B$3]))^2" office:value-type="float" office:value="0.0000820491671240106" calcext:value-type="float">
            <text:p>8.20491671240106E-05</text:p>
          </table:table-cell>
          <table:table-cell table:formula="of:=([.F340]-([$Sheet2.$B$7] + [$Sheet2.$B$8] * ([.B340] - [$Sheet2.$B$9])^2))^2" office:value-type="float" office:value="0.00000279169858118584" calcext:value-type="float">
            <text:p>2.79169858118584E-06</text:p>
          </table:table-cell>
          <table:table-cell table:formula="of:=([.X340]-([.AE340]^2*([$Sheet2.$B$13]*([.B340] - [$Sheet2.$B$14])^2 + [$Sheet2.$B$15]*([.B340]-[$Sheet2.$B$14]) + [$Sheet2.$B$16])    ))^2" office:value-type="float" office:value="313.550975864048" calcext:value-type="float">
            <text:p>313.550975864048</text:p>
          </table:table-cell>
          <table:table-cell table:formula="of:=([.AG340]-([.AE340]^2*([$Sheet2.$B$20]*([.B340] - [$Sheet2.$B$21])^2 + [$Sheet2.$B$22]*([.B340]-[$Sheet2.$B$21]) + [$Sheet2.$B$23])    ))^2" office:value-type="float" office:value="5773.67257935217" calcext:value-type="float">
            <text:p>5773.67257935217</text:p>
          </table:table-cell>
          <table:table-cell table:formula="of:=([.AH340]-([.AE340]^2*([$Sheet2.$B$27]*([.B340] - [$Sheet2.$B$28])^2 + [$Sheet2.$B$29]*([.B340]-[$Sheet2.$B$28]) + [$Sheet2.$B$30])    ))^2" office:value-type="float" office:value="1356.05546158983" calcext:value-type="float">
            <text:p>1356.05546158983</text:p>
          </table:table-cell>
          <table:table-cell table:formula="of:=([.AI340]-([.AE340]^2*([$Sheet2.$B$34]*([.B340] - [$Sheet2.$B$35])^2 + [$Sheet2.$B$36]*([.B340]-[$Sheet2.$B$35]) + [$Sheet2.$B$37])    ))^2" office:value-type="float" office:value="400.306298713367" calcext:value-type="float">
            <text:p>400.3062987133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0.021919" calcext:value-type="float">
            <text:p>0.021919</text:p>
          </table:table-cell>
          <table:table-cell office:value-type="float" office:value="0.0051901" calcext:value-type="float">
            <text:p>0.0051901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-0.010141" calcext:value-type="float">
            <text:p>-0.010141</text:p>
          </table:table-cell>
          <table:table-cell office:value-type="float" office:value="-0.76711" calcext:value-type="float">
            <text:p>-0.76711</text:p>
          </table:table-cell>
          <table:table-cell office:value-type="float" office:value="-0.024715" calcext:value-type="float">
            <text:p>-0.024715</text:p>
          </table:table-cell>
          <table:table-cell office:value-type="float" office:value="-0.74239" calcext:value-type="float">
            <text:p>-0.74239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-0.0022237" calcext:value-type="float">
            <text:p>-0.0022237</text:p>
          </table:table-cell>
          <table:table-cell office:value-type="float" office:value="-0.0022882" calcext:value-type="float">
            <text:p>-0.0022882</text:p>
          </table:table-cell>
          <table:table-cell table:style-name="ce1" office:value-type="float" office:value="0.000064441" calcext:value-type="float">
            <text:p>6.44E-05</text:p>
          </table:table-cell>
          <table:table-cell office:value-type="float" office:value="16.868" calcext:value-type="float">
            <text:p>16.868</text:p>
          </table:table-cell>
          <table:table-cell office:value-type="float" office:value="10.257" calcext:value-type="float">
            <text:p>10.257</text:p>
          </table:table-cell>
          <table:table-cell office:value-type="float" office:value="1.6446" calcext:value-type="float">
            <text:p>1.6446</text:p>
          </table:table-cell>
          <table:table-cell office:value-type="float" office:value="759.93" calcext:value-type="float">
            <text:p>759.93</text:p>
          </table:table-cell>
          <table:table-cell office:value-type="float" office:value="-460.68" calcext:value-type="float">
            <text:p>-460.68</text:p>
          </table:table-cell>
          <table:table-cell office:value-type="float" office:value="16796" calcext:value-type="float">
            <text:p>16796</text:p>
          </table:table-cell>
          <table:table-cell office:value-type="float" office:value="759.93" calcext:value-type="float">
            <text:p>759.93</text:p>
          </table:table-cell>
          <table:table-cell office:value-type="float" office:value="-460.68" calcext:value-type="float">
            <text:p>-460.68</text:p>
          </table:table-cell>
          <table:table-cell office:value-type="float" office:value="16796" calcext:value-type="float">
            <text:p>16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47" calcext:value-type="float">
            <text:p>29.947</text:p>
          </table:table-cell>
          <table:table-cell office:value-type="float" office:value="0.73697" calcext:value-type="float">
            <text:p>0.73697</text:p>
          </table:table-cell>
          <table:table-cell office:value-type="float" office:value="30" calcext:value-type="float">
            <text:p>30</text:p>
          </table:table-cell>
          <table:table-cell office:value-type="float" office:value="3.3926" calcext:value-type="float">
            <text:p>3.3926</text:p>
          </table:table-cell>
          <table:table-cell office:value-type="float" office:value="-4603.3" calcext:value-type="float">
            <text:p>-4603.3</text:p>
          </table:table-cell>
          <table:table-cell office:value-type="float" office:value="-7317.8" calcext:value-type="float">
            <text:p>-7317.8</text:p>
          </table:table-cell>
          <table:table-cell office:value-type="float" office:value="50.508" calcext:value-type="float">
            <text:p>50.508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24681" calcext:value-type="float">
            <text:p>-0.24681</text:p>
          </table:table-cell>
          <table:table-cell office:value-type="float" office:value="0.0030435" calcext:value-type="float">
            <text:p>0.0030435</text:p>
          </table:table-cell>
          <table:table-cell office:value-type="float" office:value="0" calcext:value-type="float">
            <text:p>0</text:p>
          </table:table-cell>
          <table:table-cell office:value-type="float" office:value="2125.5" calcext:value-type="float">
            <text:p>2125.5</text:p>
          </table:table-cell>
          <table:table-cell office:value-type="float" office:value="0.050725" calcext:value-type="float">
            <text:p>0.050725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35349" calcext:value-type="float">
            <text:p>0.353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1]-([$Sheet2.$B$2]*[.B341]+[$Sheet2.$B$3]))^2" office:value-type="float" office:value="0.000133713592640945" calcext:value-type="float">
            <text:p>0.000133713592641</text:p>
          </table:table-cell>
          <table:table-cell table:formula="of:=([.F341]-([$Sheet2.$B$7] + [$Sheet2.$B$8] * ([.B341] - [$Sheet2.$B$9])^2))^2" office:value-type="float" office:value="0.00000283602163095669" calcext:value-type="float">
            <text:p>2.83602163095669E-06</text:p>
          </table:table-cell>
          <table:table-cell table:formula="of:=([.X341]-([.AE341]^2*([$Sheet2.$B$13]*([.B341] - [$Sheet2.$B$14])^2 + [$Sheet2.$B$15]*([.B341]-[$Sheet2.$B$14]) + [$Sheet2.$B$16])    ))^2" office:value-type="float" office:value="207.72631258136" calcext:value-type="float">
            <text:p>207.72631258136</text:p>
          </table:table-cell>
          <table:table-cell table:formula="of:=([.AG341]-([.AE341]^2*([$Sheet2.$B$20]*([.B341] - [$Sheet2.$B$21])^2 + [$Sheet2.$B$22]*([.B341]-[$Sheet2.$B$21]) + [$Sheet2.$B$23])    ))^2" office:value-type="float" office:value="10354.1710033436" calcext:value-type="float">
            <text:p>10354.1710033436</text:p>
          </table:table-cell>
          <table:table-cell table:formula="of:=([.AH341]-([.AE341]^2*([$Sheet2.$B$27]*([.B341] - [$Sheet2.$B$28])^2 + [$Sheet2.$B$29]*([.B341]-[$Sheet2.$B$28]) + [$Sheet2.$B$30])    ))^2" office:value-type="float" office:value="5505.21732646" calcext:value-type="float">
            <text:p>5505.21732646</text:p>
          </table:table-cell>
          <table:table-cell table:formula="of:=([.AI341]-([.AE341]^2*([$Sheet2.$B$34]*([.B341] - [$Sheet2.$B$35])^2 + [$Sheet2.$B$36]*([.B341]-[$Sheet2.$B$35]) + [$Sheet2.$B$37])    ))^2" office:value-type="float" office:value="511.494937522606" calcext:value-type="float">
            <text:p>511.4949375226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17" calcext:value-type="float">
            <text:p>0.42317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051608" calcext:value-type="float">
            <text:p>0.0051608</text:p>
          </table:table-cell>
          <table:table-cell office:value-type="float" office:value="0.021359" calcext:value-type="float">
            <text:p>0.021359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-0.87837" calcext:value-type="float">
            <text:p>-0.87837</text:p>
          </table:table-cell>
          <table:table-cell office:value-type="float" office:value="-0.024575" calcext:value-type="float">
            <text:p>-0.024575</text:p>
          </table:table-cell>
          <table:table-cell office:value-type="float" office:value="-0.85379" calcext:value-type="float">
            <text:p>-0.85379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-0.0033148" calcext:value-type="float">
            <text:p>-0.0033148</text:p>
          </table:table-cell>
          <table:table-cell office:value-type="float" office:value="-0.0022803" calcext:value-type="float">
            <text:p>-0.0022803</text:p>
          </table:table-cell>
          <table:table-cell office:value-type="float" office:value="-0.0010344" calcext:value-type="float">
            <text:p>-0.0010344</text:p>
          </table:table-cell>
          <table:table-cell office:value-type="float" office:value="15.957" calcext:value-type="float">
            <text:p>15.957</text:p>
          </table:table-cell>
          <table:table-cell office:value-type="float" office:value="10.38" calcext:value-type="float">
            <text:p>10.38</text:p>
          </table:table-cell>
          <table:table-cell office:value-type="float" office:value="1.5372" calcext:value-type="float">
            <text:p>1.5372</text:p>
          </table:table-cell>
          <table:table-cell office:value-type="float" office:value="970.26" calcext:value-type="float">
            <text:p>970.26</text:p>
          </table:table-cell>
          <table:table-cell office:value-type="float" office:value="-532.93" calcext:value-type="float">
            <text:p>-532.93</text:p>
          </table:table-cell>
          <table:table-cell office:value-type="float" office:value="19223" calcext:value-type="float">
            <text:p>19223</text:p>
          </table:table-cell>
          <table:table-cell office:value-type="float" office:value="970.26" calcext:value-type="float">
            <text:p>970.26</text:p>
          </table:table-cell>
          <table:table-cell office:value-type="float" office:value="-532.93" calcext:value-type="float">
            <text:p>-532.93</text:p>
          </table:table-cell>
          <table:table-cell office:value-type="float" office:value="19223" calcext:value-type="float">
            <text:p>19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41" calcext:value-type="float">
            <text:p>29.941</text:p>
          </table:table-cell>
          <table:table-cell office:value-type="float" office:value="0.72825" calcext:value-type="float">
            <text:p>0.72825</text:p>
          </table:table-cell>
          <table:table-cell office:value-type="float" office:value="30" calcext:value-type="float">
            <text:p>30</text:p>
          </table:table-cell>
          <table:table-cell office:value-type="float" office:value="3.586" calcext:value-type="float">
            <text:p>3.586</text:p>
          </table:table-cell>
          <table:table-cell office:value-type="float" office:value="-5276.5" calcext:value-type="float">
            <text:p>-5276.5</text:p>
          </table:table-cell>
          <table:table-cell office:value-type="float" office:value="-8379.1" calcext:value-type="float">
            <text:p>-8379.1</text:p>
          </table:table-cell>
          <table:table-cell office:value-type="float" office:value="75.288" calcext:value-type="float">
            <text:p>75.288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-0.24689" calcext:value-type="float">
            <text:p>-0.24689</text:p>
          </table:table-cell>
          <table:table-cell table:style-name="ce1" office:value-type="float" office:value="0.000075085" calcext:value-type="float">
            <text:p>7.51E-05</text:p>
          </table:table-cell>
          <table:table-cell office:value-type="float" office:value="0" calcext:value-type="float">
            <text:p>0</text:p>
          </table:table-cell>
          <table:table-cell office:value-type="float" office:value="2100.4" calcext:value-type="float">
            <text:p>2100.4</text:p>
          </table:table-cell>
          <table:table-cell office:value-type="float" office:value="0.064751" calcext:value-type="float">
            <text:p>0.064751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40314" calcext:value-type="float">
            <text:p>0.40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2]-([$Sheet2.$B$2]*[.B342]+[$Sheet2.$B$3]))^2" office:value-type="float" office:value="0.000194569557404011" calcext:value-type="float">
            <text:p>0.000194569557404</text:p>
          </table:table-cell>
          <table:table-cell table:formula="of:=([.F342]-([$Sheet2.$B$7] + [$Sheet2.$B$8] * ([.B342] - [$Sheet2.$B$9])^2))^2" office:value-type="float" office:value="0.00000275222159942708" calcext:value-type="float">
            <text:p>2.75222159942708E-06</text:p>
          </table:table-cell>
          <table:table-cell table:formula="of:=([.X342]-([.AE342]^2*([$Sheet2.$B$13]*([.B342] - [$Sheet2.$B$14])^2 + [$Sheet2.$B$15]*([.B342]-[$Sheet2.$B$14]) + [$Sheet2.$B$16])    ))^2" office:value-type="float" office:value="114.484903060365" calcext:value-type="float">
            <text:p>114.484903060365</text:p>
          </table:table-cell>
          <table:table-cell table:formula="of:=([.AG342]-([.AE342]^2*([$Sheet2.$B$20]*([.B342] - [$Sheet2.$B$21])^2 + [$Sheet2.$B$22]*([.B342]-[$Sheet2.$B$21]) + [$Sheet2.$B$23])    ))^2" office:value-type="float" office:value="16092.4418331691" calcext:value-type="float">
            <text:p>16092.4418331691</text:p>
          </table:table-cell>
          <table:table-cell table:formula="of:=([.AH342]-([.AE342]^2*([$Sheet2.$B$27]*([.B342] - [$Sheet2.$B$28])^2 + [$Sheet2.$B$29]*([.B342]-[$Sheet2.$B$28]) + [$Sheet2.$B$30])    ))^2" office:value-type="float" office:value="12606.2620219048" calcext:value-type="float">
            <text:p>12606.2620219048</text:p>
          </table:table-cell>
          <table:table-cell table:formula="of:=([.AI342]-([.AE342]^2*([$Sheet2.$B$34]*([.B342] - [$Sheet2.$B$35])^2 + [$Sheet2.$B$36]*([.B342]-[$Sheet2.$B$35]) + [$Sheet2.$B$37])    ))^2" office:value-type="float" office:value="611.126342420899" calcext:value-type="float">
            <text:p>611.1263424208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43" calcext:value-type="float">
            <text:p>0.47643</text:p>
          </table:table-cell>
          <table:table-cell office:value-type="float" office:value="0.031899" calcext:value-type="float">
            <text:p>0.031899</text:p>
          </table:table-cell>
          <table:table-cell office:value-type="float" office:value="0.0051996" calcext:value-type="float">
            <text:p>0.0051996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99304" calcext:value-type="float">
            <text:p>-0.99304</text:p>
          </table:table-cell>
          <table:table-cell office:value-type="float" office:value="-0.02476" calcext:value-type="float">
            <text:p>-0.02476</text:p>
          </table:table-cell>
          <table:table-cell office:value-type="float" office:value="-0.96828" calcext:value-type="float">
            <text:p>-0.96828</text:p>
          </table:table-cell>
          <table:table-cell office:value-type="float" office:value="0.26233" calcext:value-type="float">
            <text:p>0.26233</text:p>
          </table:table-cell>
          <table:table-cell office:value-type="float" office:value="-0.0046325" calcext:value-type="float">
            <text:p>-0.0046325</text:p>
          </table:table-cell>
          <table:table-cell office:value-type="float" office:value="-0.0023126" calcext:value-type="float">
            <text:p>-0.0023126</text:p>
          </table:table-cell>
          <table:table-cell office:value-type="float" office:value="-0.0023199" calcext:value-type="float">
            <text:p>-0.0023199</text:p>
          </table:table-cell>
          <table:table-cell office:value-type="float" office:value="14.936" calcext:value-type="float">
            <text:p>14.936</text:p>
          </table:table-cell>
          <table:table-cell office:value-type="float" office:value="10.309" calcext:value-type="float">
            <text:p>10.309</text:p>
          </table:table-cell>
          <table:table-cell office:value-type="float" office:value="1.4488" calcext:value-type="float">
            <text:p>1.4488</text:p>
          </table:table-cell>
          <table:table-cell office:value-type="float" office:value="1212.8" calcext:value-type="float">
            <text:p>1212.8</text:p>
          </table:table-cell>
          <table:table-cell office:value-type="float" office:value="-615.22" calcext:value-type="float">
            <text:p>-615.22</text:p>
          </table:table-cell>
          <table:table-cell office:value-type="float" office:value="21642" calcext:value-type="float">
            <text:p>21642</text:p>
          </table:table-cell>
          <table:table-cell office:value-type="float" office:value="1212.8" calcext:value-type="float">
            <text:p>1212.8</text:p>
          </table:table-cell>
          <table:table-cell office:value-type="float" office:value="-615.22" calcext:value-type="float">
            <text:p>-615.22</text:p>
          </table:table-cell>
          <table:table-cell office:value-type="float" office:value="21642" calcext:value-type="float">
            <text:p>21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33" calcext:value-type="float">
            <text:p>29.933</text:p>
          </table:table-cell>
          <table:table-cell office:value-type="float" office:value="0.73326" calcext:value-type="float">
            <text:p>0.73326</text:p>
          </table:table-cell>
          <table:table-cell office:value-type="float" office:value="30" calcext:value-type="float">
            <text:p>30</text:p>
          </table:table-cell>
          <table:table-cell office:value-type="float" office:value="3.8305" calcext:value-type="float">
            <text:p>3.8305</text:p>
          </table:table-cell>
          <table:table-cell office:value-type="float" office:value="-5958.4" calcext:value-type="float">
            <text:p>-5958.4</text:p>
          </table:table-cell>
          <table:table-cell office:value-type="float" office:value="-9473.1" calcext:value-type="float">
            <text:p>-9473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-0.24697" calcext:value-type="float">
            <text:p>-0.24697</text:p>
          </table:table-cell>
          <table:table-cell office:value-type="float" office:value="-0.0025639" calcext:value-type="float">
            <text:p>-0.0025639</text:p>
          </table:table-cell>
          <table:table-cell office:value-type="float" office:value="0" calcext:value-type="float">
            <text:p>0</text:p>
          </table:table-cell>
          <table:table-cell office:value-type="float" office:value="2114.8" calcext:value-type="float">
            <text:p>2114.8</text:p>
          </table:table-cell>
          <table:table-cell office:value-type="float" office:value="0.080918" calcext:value-type="float">
            <text:p>0.080918</text:p>
          </table:table-cell>
          <table:table-cell office:value-type="float" office:value="1.096" calcext:value-type="float">
            <text:p>1.096</text:p>
          </table:table-cell>
          <table:table-cell office:value-type="float" office:value="0.4526" calcext:value-type="float">
            <text:p>0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3]-([$Sheet2.$B$2]*[.B343]+[$Sheet2.$B$3]))^2" office:value-type="float" office:value="0.000261280684423129" calcext:value-type="float">
            <text:p>0.000261280684423</text:p>
          </table:table-cell>
          <table:table-cell table:formula="of:=([.F343]-([$Sheet2.$B$7] + [$Sheet2.$B$8] * ([.B343] - [$Sheet2.$B$9])^2))^2" office:value-type="float" office:value="0.00000245748403699736" calcext:value-type="float">
            <text:p>2.45748403699736E-06</text:p>
          </table:table-cell>
          <table:table-cell table:formula="of:=([.X343]-([.AE343]^2*([$Sheet2.$B$13]*([.B343] - [$Sheet2.$B$14])^2 + [$Sheet2.$B$15]*([.B343]-[$Sheet2.$B$14]) + [$Sheet2.$B$16])    ))^2" office:value-type="float" office:value="44.2027571452338" calcext:value-type="float">
            <text:p>44.2027571452338</text:p>
          </table:table-cell>
          <table:table-cell table:formula="of:=([.AG343]-([.AE343]^2*([$Sheet2.$B$20]*([.B343] - [$Sheet2.$B$21])^2 + [$Sheet2.$B$22]*([.B343]-[$Sheet2.$B$21]) + [$Sheet2.$B$23])    ))^2" office:value-type="float" office:value="22736.5115909309" calcext:value-type="float">
            <text:p>22736.5115909309</text:p>
          </table:table-cell>
          <table:table-cell table:formula="of:=([.AH343]-([.AE343]^2*([$Sheet2.$B$27]*([.B343] - [$Sheet2.$B$28])^2 + [$Sheet2.$B$29]*([.B343]-[$Sheet2.$B$28]) + [$Sheet2.$B$30])    ))^2" office:value-type="float" office:value="23063.293290241" calcext:value-type="float">
            <text:p>23063.293290241</text:p>
          </table:table-cell>
          <table:table-cell table:formula="of:=([.AI343]-([.AE343]^2*([$Sheet2.$B$34]*([.B343] - [$Sheet2.$B$35])^2 + [$Sheet2.$B$36]*([.B343]-[$Sheet2.$B$35]) + [$Sheet2.$B$37])    ))^2" office:value-type="float" office:value="671.784378413882" calcext:value-type="float">
            <text:p>671.7843784138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38074" calcext:value-type="float">
            <text:p>0.038074</text:p>
          </table:table-cell>
          <table:table-cell office:value-type="float" office:value="0.0053304" calcext:value-type="float">
            <text:p>0.0053304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-0.015574" calcext:value-type="float">
            <text:p>-0.015574</text:p>
          </table:table-cell>
          <table:table-cell office:value-type="float" office:value="-1.1111" calcext:value-type="float">
            <text:p>-1.1111</text:p>
          </table:table-cell>
          <table:table-cell office:value-type="float" office:value="-0.025383" calcext:value-type="float">
            <text:p>-0.025383</text:p>
          </table:table-cell>
          <table:table-cell office:value-type="float" office:value="-1.0858" calcext:value-type="float">
            <text:p>-1.0858</text:p>
          </table:table-cell>
          <table:table-cell office:value-type="float" office:value="0.29271" calcext:value-type="float">
            <text:p>0.29271</text:p>
          </table:table-cell>
          <table:table-cell office:value-type="float" office:value="-0.0061901" calcext:value-type="float">
            <text:p>-0.0061901</text:p>
          </table:table-cell>
          <table:table-cell office:value-type="float" office:value="-0.0023991" calcext:value-type="float">
            <text:p>-0.0023991</text:p>
          </table:table-cell>
          <table:table-cell office:value-type="float" office:value="-0.003791" calcext:value-type="float">
            <text:p>-0.003791</text:p>
          </table:table-cell>
          <table:table-cell office:value-type="float" office:value="13.906" calcext:value-type="float">
            <text:p>13.906</text:p>
          </table:table-cell>
          <table:table-cell office:value-type="float" office:value="10.119" calcext:value-type="float">
            <text:p>10.119</text:p>
          </table:table-cell>
          <table:table-cell office:value-type="float" office:value="1.3743" calcext:value-type="float">
            <text:p>1.3743</text:p>
          </table:table-cell>
          <table:table-cell office:value-type="float" office:value="1487.4" calcext:value-type="float">
            <text:p>1487.4</text:p>
          </table:table-cell>
          <table:table-cell office:value-type="float" office:value="-707.47" calcext:value-type="float">
            <text:p>-707.47</text:p>
          </table:table-cell>
          <table:table-cell office:value-type="float" office:value="24052" calcext:value-type="float">
            <text:p>24052</text:p>
          </table:table-cell>
          <table:table-cell office:value-type="float" office:value="1487.4" calcext:value-type="float">
            <text:p>1487.4</text:p>
          </table:table-cell>
          <table:table-cell office:value-type="float" office:value="-707.47" calcext:value-type="float">
            <text:p>-707.47</text:p>
          </table:table-cell>
          <table:table-cell office:value-type="float" office:value="24052" calcext:value-type="float">
            <text:p>24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23" calcext:value-type="float">
            <text:p>29.923</text:p>
          </table:table-cell>
          <table:table-cell office:value-type="float" office:value="0.74704" calcext:value-type="float">
            <text:p>0.74704</text:p>
          </table:table-cell>
          <table:table-cell office:value-type="float" office:value="30" calcext:value-type="float">
            <text:p>30</text:p>
          </table:table-cell>
          <table:table-cell office:value-type="float" office:value="4.113" calcext:value-type="float">
            <text:p>4.113</text:p>
          </table:table-cell>
          <table:table-cell office:value-type="float" office:value="-6648.2" calcext:value-type="float">
            <text:p>-6648.2</text:p>
          </table:table-cell>
          <table:table-cell office:value-type="float" office:value="-10600" calcext:value-type="float">
            <text:p>-10600</text:p>
          </table:table-cell>
          <table:table-cell office:value-type="float" office:value="140.6" calcext:value-type="float">
            <text:p>140.6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-0.24704" calcext:value-type="float">
            <text:p>-0.24704</text:p>
          </table:table-cell>
          <table:table-cell office:value-type="float" office:value="-0.0049709" calcext:value-type="float">
            <text:p>-0.0049709</text:p>
          </table:table-cell>
          <table:table-cell office:value-type="float" office:value="0" calcext:value-type="float">
            <text:p>0</text:p>
          </table:table-cell>
          <table:table-cell office:value-type="float" office:value="2154.6" calcext:value-type="float">
            <text:p>2154.6</text:p>
          </table:table-cell>
          <table:table-cell office:value-type="float" office:value="0.099203" calcext:value-type="float">
            <text:p>0.099203</text:p>
          </table:table-cell>
          <table:table-cell office:value-type="float" office:value="1.1037" calcext:value-type="float">
            <text:p>1.1037</text:p>
          </table:table-cell>
          <table:table-cell office:value-type="float" office:value="0.50181" calcext:value-type="float">
            <text:p>0.501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4]-([$Sheet2.$B$2]*[.B344]+[$Sheet2.$B$3]))^2" office:value-type="float" office:value="0.000329768852772168" calcext:value-type="float">
            <text:p>0.000329768852772</text:p>
          </table:table-cell>
          <table:table-cell table:formula="of:=([.F344]-([$Sheet2.$B$7] + [$Sheet2.$B$8] * ([.B344] - [$Sheet2.$B$9])^2))^2" office:value-type="float" office:value="0.00000193769805601629" calcext:value-type="float">
            <text:p>1.93769805601629E-06</text:p>
          </table:table-cell>
          <table:table-cell table:formula="of:=([.X344]-([.AE344]^2*([$Sheet2.$B$13]*([.B344] - [$Sheet2.$B$14])^2 + [$Sheet2.$B$15]*([.B344]-[$Sheet2.$B$14]) + [$Sheet2.$B$16])    ))^2" office:value-type="float" office:value="5.47080093544632" calcext:value-type="float">
            <text:p>5.47080093544632</text:p>
          </table:table-cell>
          <table:table-cell table:formula="of:=([.AG344]-([.AE344]^2*([$Sheet2.$B$20]*([.B344] - [$Sheet2.$B$21])^2 + [$Sheet2.$B$22]*([.B344]-[$Sheet2.$B$21]) + [$Sheet2.$B$23])    ))^2" office:value-type="float" office:value="29841.3236979098" calcext:value-type="float">
            <text:p>29841.3236979098</text:p>
          </table:table-cell>
          <table:table-cell table:formula="of:=([.AH344]-([.AE344]^2*([$Sheet2.$B$27]*([.B344] - [$Sheet2.$B$28])^2 + [$Sheet2.$B$29]*([.B344]-[$Sheet2.$B$28]) + [$Sheet2.$B$30])    ))^2" office:value-type="float" office:value="37311.7241656111" calcext:value-type="float">
            <text:p>37311.7241656111</text:p>
          </table:table-cell>
          <table:table-cell table:formula="of:=([.AI344]-([.AE344]^2*([$Sheet2.$B$34]*([.B344] - [$Sheet2.$B$35])^2 + [$Sheet2.$B$36]*([.B344]-[$Sheet2.$B$35]) + [$Sheet2.$B$37])    ))^2" office:value-type="float" office:value="671.52272252953" calcext:value-type="float">
            <text:p>671.5227225295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27" calcext:value-type="float">
            <text:p>0.58227</text:p>
          </table:table-cell>
          <table:table-cell office:value-type="float" office:value="0.045045" calcext:value-type="float">
            <text:p>0.045045</text:p>
          </table:table-cell>
          <table:table-cell office:value-type="float" office:value="0.0055625" calcext:value-type="float">
            <text:p>0.0055625</text:p>
          </table:table-cell>
          <table:table-cell office:value-type="float" office:value="0.039483" calcext:value-type="float">
            <text:p>0.039483</text:p>
          </table:table-cell>
          <table:table-cell office:value-type="float" office:value="-0.017823" calcext:value-type="float">
            <text:p>-0.017823</text:p>
          </table:table-cell>
          <table:table-cell office:value-type="float" office:value="-1.2326" calcext:value-type="float">
            <text:p>-1.2326</text:p>
          </table:table-cell>
          <table:table-cell office:value-type="float" office:value="-0.026488" calcext:value-type="float">
            <text:p>-0.026488</text:p>
          </table:table-cell>
          <table:table-cell office:value-type="float" office:value="-1.2061" calcext:value-type="float">
            <text:p>-1.2061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-0.007991" calcext:value-type="float">
            <text:p>-0.007991</text:p>
          </table:table-cell>
          <table:table-cell office:value-type="float" office:value="-0.002546" calcext:value-type="float">
            <text:p>-0.002546</text:p>
          </table:table-cell>
          <table:table-cell office:value-type="float" office:value="-0.0054449" calcext:value-type="float">
            <text:p>-0.0054449</text:p>
          </table:table-cell>
          <table:table-cell office:value-type="float" office:value="12.926" calcext:value-type="float">
            <text:p>12.926</text:p>
          </table:table-cell>
          <table:table-cell office:value-type="float" office:value="9.8637" calcext:value-type="float">
            <text:p>9.8637</text:p>
          </table:table-cell>
          <table:table-cell office:value-type="float" office:value="1.3105" calcext:value-type="float">
            <text:p>1.3105</text:p>
          </table:table-cell>
          <table:table-cell office:value-type="float" office:value="1793.5" calcext:value-type="float">
            <text:p>1793.5</text:p>
          </table:table-cell>
          <table:table-cell office:value-type="float" office:value="-809.64" calcext:value-type="float">
            <text:p>-809.64</text:p>
          </table:table-cell>
          <table:table-cell office:value-type="float" office:value="26450" calcext:value-type="float">
            <text:p>26450</text:p>
          </table:table-cell>
          <table:table-cell office:value-type="float" office:value="1793.5" calcext:value-type="float">
            <text:p>1793.5</text:p>
          </table:table-cell>
          <table:table-cell office:value-type="float" office:value="-809.64" calcext:value-type="float">
            <text:p>-809.64</text:p>
          </table:table-cell>
          <table:table-cell office:value-type="float" office:value="26450" calcext:value-type="float">
            <text:p>26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11" calcext:value-type="float">
            <text:p>29.911</text:p>
          </table:table-cell>
          <table:table-cell office:value-type="float" office:value="0.76637" calcext:value-type="float">
            <text:p>0.76637</text:p>
          </table:table-cell>
          <table:table-cell office:value-type="float" office:value="30" calcext:value-type="float">
            <text:p>30</text:p>
          </table:table-cell>
          <table:table-cell office:value-type="float" office:value="4.4237" calcext:value-type="float">
            <text:p>4.4237</text:p>
          </table:table-cell>
          <table:table-cell office:value-type="float" office:value="-7345.9" calcext:value-type="float">
            <text:p>-7345.9</text:p>
          </table:table-cell>
          <table:table-cell office:value-type="float" office:value="-11758" calcext:value-type="float">
            <text:p>-11758</text:p>
          </table:table-cell>
          <table:table-cell office:value-type="float" office:value="181.5" calcext:value-type="float">
            <text:p>181.5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-0.2471" calcext:value-type="float">
            <text:p>-0.2471</text:p>
          </table:table-cell>
          <table:table-cell office:value-type="float" office:value="-0.0072076" calcext:value-type="float">
            <text:p>-0.0072076</text:p>
          </table:table-cell>
          <table:table-cell office:value-type="float" office:value="0" calcext:value-type="float">
            <text:p>0</text:p>
          </table:table-cell>
          <table:table-cell office:value-type="float" office:value="2210.3" calcext:value-type="float">
            <text:p>2210.3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1.107" calcext:value-type="float">
            <text:p>1.107</text:p>
          </table:table-cell>
          <table:table-cell office:value-type="float" office:value="0.55076" calcext:value-type="float">
            <text:p>0.550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5]-([$Sheet2.$B$2]*[.B345]+[$Sheet2.$B$3]))^2" office:value-type="float" office:value="0.000396603191512887" calcext:value-type="float">
            <text:p>0.000396603191513</text:p>
          </table:table-cell>
          <table:table-cell table:formula="of:=([.F345]-([$Sheet2.$B$7] + [$Sheet2.$B$8] * ([.B345] - [$Sheet2.$B$9])^2))^2" office:value-type="float" office:value="0.00000128167180175512" calcext:value-type="float">
            <text:p>1.28167180175512E-06</text:p>
          </table:table-cell>
          <table:table-cell table:formula="of:=([.X345]-([.AE345]^2*([$Sheet2.$B$13]*([.B345] - [$Sheet2.$B$14])^2 + [$Sheet2.$B$15]*([.B345]-[$Sheet2.$B$14]) + [$Sheet2.$B$16])    ))^2" office:value-type="float" office:value="4.79111423948085" calcext:value-type="float">
            <text:p>4.79111423948085</text:p>
          </table:table-cell>
          <table:table-cell table:formula="of:=([.AG345]-([.AE345]^2*([$Sheet2.$B$20]*([.B345] - [$Sheet2.$B$21])^2 + [$Sheet2.$B$22]*([.B345]-[$Sheet2.$B$21]) + [$Sheet2.$B$23])    ))^2" office:value-type="float" office:value="37147.2808693405" calcext:value-type="float">
            <text:p>37147.2808693405</text:p>
          </table:table-cell>
          <table:table-cell table:formula="of:=([.AH345]-([.AE345]^2*([$Sheet2.$B$27]*([.B345] - [$Sheet2.$B$28])^2 + [$Sheet2.$B$29]*([.B345]-[$Sheet2.$B$28]) + [$Sheet2.$B$30])    ))^2" office:value-type="float" office:value="54927.7912773498" calcext:value-type="float">
            <text:p>54927.7912773498</text:p>
          </table:table-cell>
          <table:table-cell table:formula="of:=([.AI345]-([.AE345]^2*([$Sheet2.$B$34]*([.B345] - [$Sheet2.$B$35])^2 + [$Sheet2.$B$36]*([.B345]-[$Sheet2.$B$35]) + [$Sheet2.$B$37])    ))^2" office:value-type="float" office:value="606.825353514322" calcext:value-type="float">
            <text:p>606.8253535143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052819" calcext:value-type="float">
            <text:p>0.052819</text:p>
          </table:table-cell>
          <table:table-cell office:value-type="float" office:value="0.0058989" calcext:value-type="float">
            <text:p>0.0058989</text:p>
          </table:table-cell>
          <table:table-cell office:value-type="float" office:value="0.04692" calcext:value-type="float">
            <text:p>0.04692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1.3575" calcext:value-type="float">
            <text:p>-1.3575</text:p>
          </table:table-cell>
          <table:table-cell office:value-type="float" office:value="-0.02809" calcext:value-type="float">
            <text:p>-0.02809</text:p>
          </table:table-cell>
          <table:table-cell office:value-type="float" office:value="-1.3294" calcext:value-type="float">
            <text:p>-1.3294</text:p>
          </table:table-cell>
          <table:table-cell office:value-type="float" office:value="0.35449" calcext:value-type="float">
            <text:p>0.35449</text:p>
          </table:table-cell>
          <table:table-cell office:value-type="float" office:value="-0.01004" calcext:value-type="float">
            <text:p>-0.01004</text:p>
          </table:table-cell>
          <table:table-cell office:value-type="float" office:value="-0.002753" calcext:value-type="float">
            <text:p>-0.002753</text:p>
          </table:table-cell>
          <table:table-cell office:value-type="float" office:value="-0.0072869" calcext:value-type="float">
            <text:p>-0.0072869</text:p>
          </table:table-cell>
          <table:table-cell office:value-type="float" office:value="12.019" calcext:value-type="float">
            <text:p>12.019</text:p>
          </table:table-cell>
          <table:table-cell office:value-type="float" office:value="9.5762" calcext:value-type="float">
            <text:p>9.5762</text:p>
          </table:table-cell>
          <table:table-cell office:value-type="float" office:value="1.2551" calcext:value-type="float">
            <text:p>1.2551</text:p>
          </table:table-cell>
          <table:table-cell office:value-type="float" office:value="2131.4" calcext:value-type="float">
            <text:p>2131.4</text:p>
          </table:table-cell>
          <table:table-cell office:value-type="float" office:value="-921.62" calcext:value-type="float">
            <text:p>-921.62</text:p>
          </table:table-cell>
          <table:table-cell office:value-type="float" office:value="28838" calcext:value-type="float">
            <text:p>28838</text:p>
          </table:table-cell>
          <table:table-cell office:value-type="float" office:value="2131.4" calcext:value-type="float">
            <text:p>2131.4</text:p>
          </table:table-cell>
          <table:table-cell office:value-type="float" office:value="-921.62" calcext:value-type="float">
            <text:p>-921.62</text:p>
          </table:table-cell>
          <table:table-cell office:value-type="float" office:value="28838" calcext:value-type="float">
            <text:p>28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97" calcext:value-type="float">
            <text:p>29.897</text:p>
          </table:table-cell>
          <table:table-cell office:value-type="float" office:value="0.78938" calcext:value-type="float">
            <text:p>0.78938</text:p>
          </table:table-cell>
          <table:table-cell office:value-type="float" office:value="30" calcext:value-type="float">
            <text:p>30</text:p>
          </table:table-cell>
          <table:table-cell office:value-type="float" office:value="4.7562" calcext:value-type="float">
            <text:p>4.7562</text:p>
          </table:table-cell>
          <table:table-cell office:value-type="float" office:value="-8051.4" calcext:value-type="float">
            <text:p>-8051.4</text:p>
          </table:table-cell>
          <table:table-cell office:value-type="float" office:value="-12949" calcext:value-type="float">
            <text:p>-12949</text:p>
          </table:table-cell>
          <table:table-cell office:value-type="float" office:value="228.04" calcext:value-type="float">
            <text:p>228.04</text:p>
          </table:table-cell>
          <table:table-cell office:value-type="float" office:value="0.94422" calcext:value-type="float">
            <text:p>0.94422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093157" calcext:value-type="float">
            <text:p>-0.0093157</text:p>
          </table:table-cell>
          <table:table-cell office:value-type="float" office:value="0" calcext:value-type="float">
            <text:p>0</text:p>
          </table:table-cell>
          <table:table-cell office:value-type="float" office:value="2276.7" calcext:value-type="float">
            <text:p>2276.7</text:p>
          </table:table-cell>
          <table:table-cell office:value-type="float" office:value="0.14203" calcext:value-type="float">
            <text:p>0.14203</text:p>
          </table:table-cell>
          <table:table-cell office:value-type="float" office:value="1.1073" calcext:value-type="float">
            <text:p>1.1073</text:p>
          </table:table-cell>
          <table:table-cell office:value-type="float" office:value="0.59942" calcext:value-type="float">
            <text:p>0.599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6]-([$Sheet2.$B$2]*[.B346]+[$Sheet2.$B$3]))^2" office:value-type="float" office:value="0.000459255982475508" calcext:value-type="float">
            <text:p>0.000459255982476</text:p>
          </table:table-cell>
          <table:table-cell table:formula="of:=([.F346]-([$Sheet2.$B$7] + [$Sheet2.$B$8] * ([.B346] - [$Sheet2.$B$9])^2))^2" office:value-type="float" office:value="0.000000609848688708575" calcext:value-type="float">
            <text:p>6.09848688708575E-07</text:p>
          </table:table-cell>
          <table:table-cell table:formula="of:=([.X346]-([.AE346]^2*([$Sheet2.$B$13]*([.B346] - [$Sheet2.$B$14])^2 + [$Sheet2.$B$15]*([.B346]-[$Sheet2.$B$14]) + [$Sheet2.$B$16])    ))^2" office:value-type="float" office:value="46.5805130794498" calcext:value-type="float">
            <text:p>46.5805130794498</text:p>
          </table:table-cell>
          <table:table-cell table:formula="of:=([.AG346]-([.AE346]^2*([$Sheet2.$B$20]*([.B346] - [$Sheet2.$B$21])^2 + [$Sheet2.$B$22]*([.B346]-[$Sheet2.$B$21]) + [$Sheet2.$B$23])    ))^2" office:value-type="float" office:value="44375.9352063278" calcext:value-type="float">
            <text:p>44375.9352063278</text:p>
          </table:table-cell>
          <table:table-cell table:formula="of:=([.AH346]-([.AE346]^2*([$Sheet2.$B$27]*([.B346] - [$Sheet2.$B$28])^2 + [$Sheet2.$B$29]*([.B346]-[$Sheet2.$B$28]) + [$Sheet2.$B$30])    ))^2" office:value-type="float" office:value="76939.1721049621" calcext:value-type="float">
            <text:p>76939.1721049621</text:p>
          </table:table-cell>
          <table:table-cell table:formula="of:=([.AI346]-([.AE346]^2*([$Sheet2.$B$34]*([.B346] - [$Sheet2.$B$35])^2 + [$Sheet2.$B$36]*([.B346]-[$Sheet2.$B$35]) + [$Sheet2.$B$37])    ))^2" office:value-type="float" office:value="482.198266881531" calcext:value-type="float">
            <text:p>482.19826688153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08" calcext:value-type="float">
            <text:p>0.68708</text:p>
          </table:table-cell>
          <table:table-cell office:value-type="float" office:value="0.061332" calcext:value-type="float">
            <text:p>0.061332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-0.022967" calcext:value-type="float">
            <text:p>-0.022967</text:p>
          </table:table-cell>
          <table:table-cell office:value-type="float" office:value="-1.4853" calcext:value-type="float">
            <text:p>-1.4853</text:p>
          </table:table-cell>
          <table:table-cell office:value-type="float" office:value="-0.029952" calcext:value-type="float">
            <text:p>-0.029952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-0.012297" calcext:value-type="float">
            <text:p>-0.012297</text:p>
          </table:table-cell>
          <table:table-cell office:value-type="float" office:value="-0.0029858" calcext:value-type="float">
            <text:p>-0.0029858</text:p>
          </table:table-cell>
          <table:table-cell office:value-type="float" office:value="-0.0093112" calcext:value-type="float">
            <text:p>-0.0093112</text:p>
          </table:table-cell>
          <table:table-cell office:value-type="float" office:value="11.203" calcext:value-type="float">
            <text:p>11.203</text:p>
          </table:table-cell>
          <table:table-cell office:value-type="float" office:value="9.2859" calcext:value-type="float">
            <text:p>9.2859</text:p>
          </table:table-cell>
          <table:table-cell office:value-type="float" office:value="1.2064" calcext:value-type="float">
            <text:p>1.2064</text:p>
          </table:table-cell>
          <table:table-cell office:value-type="float" office:value="2500.3" calcext:value-type="float">
            <text:p>2500.3</text:p>
          </table:table-cell>
          <table:table-cell office:value-type="float" office:value="-1043.3" calcext:value-type="float">
            <text:p>-1043.3</text:p>
          </table:table-cell>
          <table:table-cell office:value-type="float" office:value="31211" calcext:value-type="float">
            <text:p>31211</text:p>
          </table:table-cell>
          <table:table-cell office:value-type="float" office:value="2500.3" calcext:value-type="float">
            <text:p>2500.3</text:p>
          </table:table-cell>
          <table:table-cell office:value-type="float" office:value="-1043.3" calcext:value-type="float">
            <text:p>-1043.3</text:p>
          </table:table-cell>
          <table:table-cell office:value-type="float" office:value="31211" calcext:value-type="float">
            <text:p>31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81" calcext:value-type="float">
            <text:p>29.881</text:p>
          </table:table-cell>
          <table:table-cell office:value-type="float" office:value="0.81405" calcext:value-type="float">
            <text:p>0.81405</text:p>
          </table:table-cell>
          <table:table-cell office:value-type="float" office:value="30" calcext:value-type="float">
            <text:p>30</text:p>
          </table:table-cell>
          <table:table-cell office:value-type="float" office:value="5.101" calcext:value-type="float">
            <text:p>5.101</text:p>
          </table:table-cell>
          <table:table-cell office:value-type="float" office:value="-8763.8" calcext:value-type="float">
            <text:p>-8763.8</text:p>
          </table:table-cell>
          <table:table-cell office:value-type="float" office:value="-14169" calcext:value-type="float">
            <text:p>-14169</text:p>
          </table:table-cell>
          <table:table-cell office:value-type="float" office:value="279.3" calcext:value-type="float">
            <text:p>279.3</text:p>
          </table:table-cell>
          <table:table-cell office:value-type="float" office:value="0.94275" calcext:value-type="float">
            <text:p>0.94275</text:p>
          </table:table-cell>
          <table:table-cell office:value-type="float" office:value="-0.24724" calcext:value-type="float">
            <text:p>-0.24724</text:p>
          </table:table-cell>
          <table:table-cell office:value-type="float" office:value="-0.011322" calcext:value-type="float">
            <text:p>-0.011322</text:p>
          </table:table-cell>
          <table:table-cell office:value-type="float" office:value="0" calcext:value-type="float">
            <text:p>0</text:p>
          </table:table-cell>
          <table:table-cell office:value-type="float" office:value="2347.8" calcext:value-type="float">
            <text:p>2347.8</text:p>
          </table:table-cell>
          <table:table-cell office:value-type="float" office:value="0.16653" calcext:value-type="float">
            <text:p>0.16653</text:p>
          </table:table-cell>
          <table:table-cell office:value-type="float" office:value="1.1057" calcext:value-type="float">
            <text:p>1.1057</text:p>
          </table:table-cell>
          <table:table-cell office:value-type="float" office:value="0.64775" calcext:value-type="float">
            <text:p>0.647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7]-([$Sheet2.$B$2]*[.B347]+[$Sheet2.$B$3]))^2" office:value-type="float" office:value="0.000512371220912532" calcext:value-type="float">
            <text:p>0.000512371220913</text:p>
          </table:table-cell>
          <table:table-cell table:formula="of:=([.F347]-([$Sheet2.$B$7] + [$Sheet2.$B$8] * ([.B347] - [$Sheet2.$B$9])^2))^2" office:value-type="float" office:value="0.00000016198063006186" calcext:value-type="float">
            <text:p>1.6198063006186E-07</text:p>
          </table:table-cell>
          <table:table-cell table:formula="of:=([.X347]-([.AE347]^2*([$Sheet2.$B$13]*([.B347] - [$Sheet2.$B$14])^2 + [$Sheet2.$B$15]*([.B347]-[$Sheet2.$B$14]) + [$Sheet2.$B$16])    ))^2" office:value-type="float" office:value="131.3182347805" calcext:value-type="float">
            <text:p>131.3182347805</text:p>
          </table:table-cell>
          <table:table-cell table:formula="of:=([.AG347]-([.AE347]^2*([$Sheet2.$B$20]*([.B347] - [$Sheet2.$B$21])^2 + [$Sheet2.$B$22]*([.B347]-[$Sheet2.$B$21]) + [$Sheet2.$B$23])    ))^2" office:value-type="float" office:value="50897.8011751124" calcext:value-type="float">
            <text:p>50897.8011751124</text:p>
          </table:table-cell>
          <table:table-cell table:formula="of:=([.AH347]-([.AE347]^2*([$Sheet2.$B$27]*([.B347] - [$Sheet2.$B$28])^2 + [$Sheet2.$B$29]*([.B347]-[$Sheet2.$B$28]) + [$Sheet2.$B$30])    ))^2" office:value-type="float" office:value="101250.860409761" calcext:value-type="float">
            <text:p>101250.860409761</text:p>
          </table:table-cell>
          <table:table-cell table:formula="of:=([.AI347]-([.AE347]^2*([$Sheet2.$B$34]*([.B347] - [$Sheet2.$B$35])^2 + [$Sheet2.$B$36]*([.B347]-[$Sheet2.$B$35]) + [$Sheet2.$B$37])    ))^2" office:value-type="float" office:value="353.790492911675" calcext:value-type="float">
            <text:p>353.7904929116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03" calcext:value-type="float">
            <text:p>0.73903</text:p>
          </table:table-cell>
          <table:table-cell office:value-type="float" office:value="0.070538" calcext:value-type="float">
            <text:p>0.070538</text:p>
          </table:table-cell>
          <table:table-cell office:value-type="float" office:value="0.0066953" calcext:value-type="float">
            <text:p>0.0066953</text:p>
          </table:table-cell>
          <table:table-cell office:value-type="float" office:value="0.063843" calcext:value-type="float">
            <text:p>0.063843</text:p>
          </table:table-cell>
          <table:table-cell office:value-type="float" office:value="-0.025859" calcext:value-type="float">
            <text:p>-0.025859</text:p>
          </table:table-cell>
          <table:table-cell office:value-type="float" office:value="-1.616" calcext:value-type="float">
            <text:p>-1.616</text:p>
          </table:table-cell>
          <table:table-cell office:value-type="float" office:value="-0.031882" calcext:value-type="float">
            <text:p>-0.031882</text:p>
          </table:table-cell>
          <table:table-cell office:value-type="float" office:value="-1.5841" calcext:value-type="float">
            <text:p>-1.5841</text:p>
          </table:table-cell>
          <table:table-cell office:value-type="float" office:value="0.41753" calcext:value-type="float">
            <text:p>0.41753</text:p>
          </table:table-cell>
          <table:table-cell office:value-type="float" office:value="-0.01474" calcext:value-type="float">
            <text:p>-0.01474</text:p>
          </table:table-cell>
          <table:table-cell office:value-type="float" office:value="-0.0032211" calcext:value-type="float">
            <text:p>-0.0032211</text:p>
          </table:table-cell>
          <table:table-cell office:value-type="float" office:value="-0.011519" calcext:value-type="float">
            <text:p>-0.011519</text:p>
          </table:table-cell>
          <table:table-cell office:value-type="float" office:value="10.477" calcext:value-type="float">
            <text:p>10.477</text:p>
          </table:table-cell>
          <table:table-cell office:value-type="float" office:value="9.0068" calcext:value-type="float">
            <text:p>9.0068</text:p>
          </table:table-cell>
          <table:table-cell office:value-type="float" office:value="1.1632" calcext:value-type="float">
            <text:p>1.1632</text:p>
          </table:table-cell>
          <table:table-cell office:value-type="float" office:value="2900.1" calcext:value-type="float">
            <text:p>2900.1</text:p>
          </table:table-cell>
          <table:table-cell office:value-type="float" office:value="-1174.7" calcext:value-type="float">
            <text:p>-1174.7</text:p>
          </table:table-cell>
          <table:table-cell office:value-type="float" office:value="33571" calcext:value-type="float">
            <text:p>33571</text:p>
          </table:table-cell>
          <table:table-cell office:value-type="float" office:value="2900.1" calcext:value-type="float">
            <text:p>2900.1</text:p>
          </table:table-cell>
          <table:table-cell office:value-type="float" office:value="-1174.7" calcext:value-type="float">
            <text:p>-1174.7</text:p>
          </table:table-cell>
          <table:table-cell office:value-type="float" office:value="33571" calcext:value-type="float">
            <text:p>33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64" calcext:value-type="float">
            <text:p>29.864</text:p>
          </table:table-cell>
          <table:table-cell office:value-type="float" office:value="0.83928" calcext:value-type="float">
            <text:p>0.83928</text:p>
          </table:table-cell>
          <table:table-cell office:value-type="float" office:value="30" calcext:value-type="float">
            <text:p>30</text:p>
          </table:table-cell>
          <table:table-cell office:value-type="float" office:value="5.4522" calcext:value-type="float">
            <text:p>5.4522</text:p>
          </table:table-cell>
          <table:table-cell office:value-type="float" office:value="-9483.3" calcext:value-type="float">
            <text:p>-9483.3</text:p>
          </table:table-cell>
          <table:table-cell office:value-type="float" office:value="-15416" calcext:value-type="float">
            <text:p>-15416</text:p>
          </table:table-cell>
          <table:table-cell office:value-type="float" office:value="334.78" calcext:value-type="float">
            <text:p>334.78</text:p>
          </table:table-cell>
          <table:table-cell office:value-type="float" office:value="0.94141" calcext:value-type="float">
            <text:p>0.94141</text:p>
          </table:table-cell>
          <table:table-cell office:value-type="float" office:value="-0.24732" calcext:value-type="float">
            <text:p>-0.24732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0" calcext:value-type="float">
            <text:p>0</text:p>
          </table:table-cell>
          <table:table-cell office:value-type="float" office:value="2420.6" calcext:value-type="float">
            <text:p>2420.6</text:p>
          </table:table-cell>
          <table:table-cell office:value-type="float" office:value="0.19305" calcext:value-type="float">
            <text:p>0.19305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69573" calcext:value-type="float">
            <text:p>0.695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8]-([$Sheet2.$B$2]*[.B348]+[$Sheet2.$B$3]))^2" office:value-type="float" office:value="0.000554177657086377" calcext:value-type="float">
            <text:p>0.000554177657086</text:p>
          </table:table-cell>
          <table:table-cell table:formula="of:=([.F348]-([$Sheet2.$B$7] + [$Sheet2.$B$8] * ([.B348] - [$Sheet2.$B$9])^2))^2" office:value-type="float" office:value="0.00000000182582577609497" calcext:value-type="float">
            <text:p>1.82582577609497E-09</text:p>
          </table:table-cell>
          <table:table-cell table:formula="of:=([.X348]-([.AE348]^2*([$Sheet2.$B$13]*([.B348] - [$Sheet2.$B$14])^2 + [$Sheet2.$B$15]*([.B348]-[$Sheet2.$B$14]) + [$Sheet2.$B$16])    ))^2" office:value-type="float" office:value="259.600945226624" calcext:value-type="float">
            <text:p>259.600945226624</text:p>
          </table:table-cell>
          <table:table-cell table:formula="of:=([.AG348]-([.AE348]^2*([$Sheet2.$B$20]*([.B348] - [$Sheet2.$B$21])^2 + [$Sheet2.$B$22]*([.B348]-[$Sheet2.$B$21]) + [$Sheet2.$B$23])    ))^2" office:value-type="float" office:value="56541.5338502379" calcext:value-type="float">
            <text:p>56541.5338502379</text:p>
          </table:table-cell>
          <table:table-cell table:formula="of:=([.AH348]-([.AE348]^2*([$Sheet2.$B$27]*([.B348] - [$Sheet2.$B$28])^2 + [$Sheet2.$B$29]*([.B348]-[$Sheet2.$B$28]) + [$Sheet2.$B$30])    ))^2" office:value-type="float" office:value="125902.668817673" calcext:value-type="float">
            <text:p>125902.668817673</text:p>
          </table:table-cell>
          <table:table-cell table:formula="of:=([.AI348]-([.AE348]^2*([$Sheet2.$B$34]*([.B348] - [$Sheet2.$B$35])^2 + [$Sheet2.$B$36]*([.B348]-[$Sheet2.$B$35]) + [$Sheet2.$B$37])    ))^2" office:value-type="float" office:value="246.01117247741" calcext:value-type="float">
            <text:p>246.0111724774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062" calcext:value-type="float">
            <text:p>0.79062</text:p>
          </table:table-cell>
          <table:table-cell office:value-type="float" office:value="0.080438" calcext:value-type="float">
            <text:p>0.080438</text:p>
          </table:table-cell>
          <table:table-cell office:value-type="float" office:value="0.0071215" calcext:value-type="float">
            <text:p>0.0071215</text:p>
          </table:table-cell>
          <table:table-cell office:value-type="float" office:value="0.073316" calcext:value-type="float">
            <text:p>0.073316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1.7493" calcext:value-type="float">
            <text:p>-1.7493</text:p>
          </table:table-cell>
          <table:table-cell office:value-type="float" office:value="-0.033912" calcext:value-type="float">
            <text:p>-0.033912</text:p>
          </table:table-cell>
          <table:table-cell office:value-type="float" office:value="-1.7154" calcext:value-type="float">
            <text:p>-1.7154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-0.017372" calcext:value-type="float">
            <text:p>-0.017372</text:p>
          </table:table-cell>
          <table:table-cell office:value-type="float" office:value="-0.0034633" calcext:value-type="float">
            <text:p>-0.0034633</text:p>
          </table:table-cell>
          <table:table-cell office:value-type="float" office:value="-0.013908" calcext:value-type="float">
            <text:p>-0.013908</text:p>
          </table:table-cell>
          <table:table-cell office:value-type="float" office:value="9.8289" calcext:value-type="float">
            <text:p>9.8289</text:p>
          </table:table-cell>
          <table:table-cell office:value-type="float" office:value="8.7396" calcext:value-type="float">
            <text:p>8.7396</text:p>
          </table:table-cell>
          <table:table-cell office:value-type="float" office:value="1.1246" calcext:value-type="float">
            <text:p>1.1246</text:p>
          </table:table-cell>
          <table:table-cell office:value-type="float" office:value="3330.4" calcext:value-type="float">
            <text:p>3330.4</text:p>
          </table:table-cell>
          <table:table-cell office:value-type="float" office:value="-1315.5" calcext:value-type="float">
            <text:p>-1315.5</text:p>
          </table:table-cell>
          <table:table-cell office:value-type="float" office:value="35914" calcext:value-type="float">
            <text:p>35914</text:p>
          </table:table-cell>
          <table:table-cell office:value-type="float" office:value="3330.4" calcext:value-type="float">
            <text:p>3330.4</text:p>
          </table:table-cell>
          <table:table-cell office:value-type="float" office:value="-1315.5" calcext:value-type="float">
            <text:p>-1315.5</text:p>
          </table:table-cell>
          <table:table-cell office:value-type="float" office:value="35914" calcext:value-type="float">
            <text:p>35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46" calcext:value-type="float">
            <text:p>29.846</text:p>
          </table:table-cell>
          <table:table-cell office:value-type="float" office:value="0.86495" calcext:value-type="float">
            <text:p>0.86495</text:p>
          </table:table-cell>
          <table:table-cell office:value-type="float" office:value="30" calcext:value-type="float">
            <text:p>30</text:p>
          </table:table-cell>
          <table:table-cell office:value-type="float" office:value="5.8093" calcext:value-type="float">
            <text:p>5.8093</text:p>
          </table:table-cell>
          <table:table-cell office:value-type="float" office:value="-10209" calcext:value-type="float">
            <text:p>-10209</text:p>
          </table:table-cell>
          <table:table-cell office:value-type="float" office:value="-16687" calcext:value-type="float">
            <text:p>-16687</text:p>
          </table:table-cell>
          <table:table-cell office:value-type="float" office:value="394.56" calcext:value-type="float">
            <text:p>394.56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15105" calcext:value-type="float">
            <text:p>-0.015105</text:p>
          </table:table-cell>
          <table:table-cell office:value-type="float" office:value="0" calcext:value-type="float">
            <text:p>0</text:p>
          </table:table-cell>
          <table:table-cell office:value-type="float" office:value="2494.6" calcext:value-type="float">
            <text:p>2494.6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74331" calcext:value-type="float">
            <text:p>0.74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9]-([$Sheet2.$B$2]*[.B349]+[$Sheet2.$B$3]))^2" office:value-type="float" office:value="0.000580151682713712" calcext:value-type="float">
            <text:p>0.000580151682714</text:p>
          </table:table-cell>
          <table:table-cell table:formula="of:=([.F349]-([$Sheet2.$B$7] + [$Sheet2.$B$8] * ([.B349] - [$Sheet2.$B$9])^2))^2" office:value-type="float" office:value="0.0000000895729333760158" calcext:value-type="float">
            <text:p>8.95729333760158E-08</text:p>
          </table:table-cell>
          <table:table-cell table:formula="of:=([.X349]-([.AE349]^2*([$Sheet2.$B$13]*([.B349] - [$Sheet2.$B$14])^2 + [$Sheet2.$B$15]*([.B349]-[$Sheet2.$B$14]) + [$Sheet2.$B$16])    ))^2" office:value-type="float" office:value="418.740547396283" calcext:value-type="float">
            <text:p>418.740547396283</text:p>
          </table:table-cell>
          <table:table-cell table:formula="of:=([.AG349]-([.AE349]^2*([$Sheet2.$B$20]*([.B349] - [$Sheet2.$B$21])^2 + [$Sheet2.$B$22]*([.B349]-[$Sheet2.$B$21]) + [$Sheet2.$B$23])    ))^2" office:value-type="float" office:value="60660.5599060826" calcext:value-type="float">
            <text:p>60660.5599060826</text:p>
          </table:table-cell>
          <table:table-cell table:formula="of:=([.AH349]-([.AE349]^2*([$Sheet2.$B$27]*([.B349] - [$Sheet2.$B$28])^2 + [$Sheet2.$B$29]*([.B349]-[$Sheet2.$B$28]) + [$Sheet2.$B$30])    ))^2" office:value-type="float" office:value="147658.732682703" calcext:value-type="float">
            <text:p>147658.732682703</text:p>
          </table:table-cell>
          <table:table-cell table:formula="of:=([.AI349]-([.AE349]^2*([$Sheet2.$B$34]*([.B349] - [$Sheet2.$B$35])^2 + [$Sheet2.$B$36]*([.B349]-[$Sheet2.$B$35]) + [$Sheet2.$B$37])    ))^2" office:value-type="float" office:value="156.382160897434" calcext:value-type="float">
            <text:p>156.38216089743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85" calcext:value-type="float">
            <text:p>0.841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75524" calcext:value-type="float">
            <text:p>0.0075524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-0.032266" calcext:value-type="float">
            <text:p>-0.032266</text:p>
          </table:table-cell>
          <table:table-cell office:value-type="float" office:value="-1.8852" calcext:value-type="float">
            <text:p>-1.8852</text:p>
          </table:table-cell>
          <table:table-cell office:value-type="float" office:value="-0.035964" calcext:value-type="float">
            <text:p>-0.035964</text:p>
          </table:table-cell>
          <table:table-cell office:value-type="float" office:value="-1.8492" calcext:value-type="float">
            <text:p>-1.8492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-0.020181" calcext:value-type="float">
            <text:p>-0.020181</text:p>
          </table:table-cell>
          <table:table-cell office:value-type="float" office:value="-0.0037032" calcext:value-type="float">
            <text:p>-0.0037032</text:p>
          </table:table-cell>
          <table:table-cell office:value-type="float" office:value="-0.016477" calcext:value-type="float">
            <text:p>-0.016477</text:p>
          </table:table-cell>
          <table:table-cell office:value-type="float" office:value="9.251" calcext:value-type="float">
            <text:p>9.251</text:p>
          </table:table-cell>
          <table:table-cell office:value-type="float" office:value="8.488" calcext:value-type="float">
            <text:p>8.488</text:p>
          </table:table-cell>
          <table:table-cell office:value-type="float" office:value="1.0899" calcext:value-type="float">
            <text:p>1.0899</text:p>
          </table:table-cell>
          <table:table-cell office:value-type="float" office:value="3790.7" calcext:value-type="float">
            <text:p>3790.7</text:p>
          </table:table-cell>
          <table:table-cell office:value-type="float" office:value="-1465.7" calcext:value-type="float">
            <text:p>-1465.7</text:p>
          </table:table-cell>
          <table:table-cell office:value-type="float" office:value="38242" calcext:value-type="float">
            <text:p>38242</text:p>
          </table:table-cell>
          <table:table-cell office:value-type="float" office:value="3790.7" calcext:value-type="float">
            <text:p>3790.7</text:p>
          </table:table-cell>
          <table:table-cell office:value-type="float" office:value="-1465.7" calcext:value-type="float">
            <text:p>-1465.7</text:p>
          </table:table-cell>
          <table:table-cell office:value-type="float" office:value="38242" calcext:value-type="float">
            <text:p>38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26" calcext:value-type="float">
            <text:p>29.826</text:p>
          </table:table-cell>
          <table:table-cell office:value-type="float" office:value="0.89058" calcext:value-type="float">
            <text:p>0.89058</text:p>
          </table:table-cell>
          <table:table-cell office:value-type="float" office:value="30" calcext:value-type="float">
            <text:p>30</text:p>
          </table:table-cell>
          <table:table-cell office:value-type="float" office:value="6.1695" calcext:value-type="float">
            <text:p>6.1695</text:p>
          </table:table-cell>
          <table:table-cell office:value-type="float" office:value="-10941" calcext:value-type="float">
            <text:p>-10941</text:p>
          </table:table-cell>
          <table:table-cell office:value-type="float" office:value="-17984" calcext:value-type="float">
            <text:p>-17984</text:p>
          </table:table-cell>
          <table:table-cell office:value-type="float" office:value="458.36" calcext:value-type="float">
            <text:p>458.36</text:p>
          </table:table-cell>
          <table:table-cell office:value-type="float" office:value="0.93899" calcext:value-type="float">
            <text:p>0.93899</text:p>
          </table:table-cell>
          <table:table-cell office:value-type="float" office:value="-0.24748" calcext:value-type="float">
            <text:p>-0.24748</text:p>
          </table:table-cell>
          <table:table-cell office:value-type="float" office:value="-0.016906" calcext:value-type="float">
            <text:p>-0.016906</text:p>
          </table:table-cell>
          <table:table-cell office:value-type="float" office:value="0" calcext:value-type="float">
            <text:p>0</text:p>
          </table:table-cell>
          <table:table-cell office:value-type="float" office:value="2568.6" calcext:value-type="float">
            <text:p>2568.6</text:p>
          </table:table-cell>
          <table:table-cell office:value-type="float" office:value="0.25201" calcext:value-type="float">
            <text:p>0.25201</text:p>
          </table:table-cell>
          <table:table-cell office:value-type="float" office:value="1.0948" calcext:value-type="float">
            <text:p>1.0948</text:p>
          </table:table-cell>
          <table:table-cell office:value-type="float" office:value="0.79049" calcext:value-type="float">
            <text:p>0.79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0]-([$Sheet2.$B$2]*[.B350]+[$Sheet2.$B$3]))^2" office:value-type="float" office:value="0.000589115320539882" calcext:value-type="float">
            <text:p>0.00058911532054</text:p>
          </table:table-cell>
          <table:table-cell table:formula="of:=([.F350]-([$Sheet2.$B$7] + [$Sheet2.$B$8] * ([.B350] - [$Sheet2.$B$9])^2))^2" office:value-type="float" office:value="0.000000349970449223345" calcext:value-type="float">
            <text:p>3.49970449223345E-07</text:p>
          </table:table-cell>
          <table:table-cell table:formula="of:=([.X350]-([.AE350]^2*([$Sheet2.$B$13]*([.B350] - [$Sheet2.$B$14])^2 + [$Sheet2.$B$15]*([.B350]-[$Sheet2.$B$14]) + [$Sheet2.$B$16])    ))^2" office:value-type="float" office:value="600.860695687855" calcext:value-type="float">
            <text:p>600.860695687855</text:p>
          </table:table-cell>
          <table:table-cell table:formula="of:=([.AG350]-([.AE350]^2*([$Sheet2.$B$20]*([.B350] - [$Sheet2.$B$21])^2 + [$Sheet2.$B$22]*([.B350]-[$Sheet2.$B$21]) + [$Sheet2.$B$23])    ))^2" office:value-type="float" office:value="63117.7362866927" calcext:value-type="float">
            <text:p>63117.7362866927</text:p>
          </table:table-cell>
          <table:table-cell table:formula="of:=([.AH350]-([.AE350]^2*([$Sheet2.$B$27]*([.B350] - [$Sheet2.$B$28])^2 + [$Sheet2.$B$29]*([.B350]-[$Sheet2.$B$28]) + [$Sheet2.$B$30])    ))^2" office:value-type="float" office:value="166878.846426258" calcext:value-type="float">
            <text:p>166878.846426258</text:p>
          </table:table-cell>
          <table:table-cell table:formula="of:=([.AI350]-([.AE350]^2*([$Sheet2.$B$34]*([.B350] - [$Sheet2.$B$35])^2 + [$Sheet2.$B$36]*([.B350]-[$Sheet2.$B$35]) + [$Sheet2.$B$37])    ))^2" office:value-type="float" office:value="91.2205572133183" calcext:value-type="float">
            <text:p>91.220557213318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63" calcext:value-type="float">
            <text:p>0.89263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0079863" calcext:value-type="float">
            <text:p>0.0079863</text:p>
          </table:table-cell>
          <table:table-cell office:value-type="float" office:value="0.094225" calcext:value-type="float">
            <text:p>0.094225</text:p>
          </table:table-cell>
          <table:table-cell office:value-type="float" office:value="-0.035777" calcext:value-type="float">
            <text:p>-0.035777</text:p>
          </table:table-cell>
          <table:table-cell office:value-type="float" office:value="-2.0234" calcext:value-type="float">
            <text:p>-2.0234</text:p>
          </table:table-cell>
          <table:table-cell office:value-type="float" office:value="-0.03803" calcext:value-type="float">
            <text:p>-0.03803</text:p>
          </table:table-cell>
          <table:table-cell office:value-type="float" office:value="-1.9854" calcext:value-type="float">
            <text:p>-1.9854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-0.023164" calcext:value-type="float">
            <text:p>-0.023164</text:p>
          </table:table-cell>
          <table:table-cell office:value-type="float" office:value="-0.0039417" calcext:value-type="float">
            <text:p>-0.0039417</text:p>
          </table:table-cell>
          <table:table-cell office:value-type="float" office:value="-0.019223" calcext:value-type="float">
            <text:p>-0.019223</text:p>
          </table:table-cell>
          <table:table-cell office:value-type="float" office:value="8.7332" calcext:value-type="float">
            <text:p>8.7332</text:p>
          </table:table-cell>
          <table:table-cell office:value-type="float" office:value="8.251" calcext:value-type="float">
            <text:p>8.251</text:p>
          </table:table-cell>
          <table:table-cell office:value-type="float" office:value="1.0584" calcext:value-type="float">
            <text:p>1.0584</text:p>
          </table:table-cell>
          <table:table-cell office:value-type="float" office:value="4280.3" calcext:value-type="float">
            <text:p>4280.3</text:p>
          </table:table-cell>
          <table:table-cell office:value-type="float" office:value="-1625.2" calcext:value-type="float">
            <text:p>-1625.2</text:p>
          </table:table-cell>
          <table:table-cell office:value-type="float" office:value="40549" calcext:value-type="float">
            <text:p>40549</text:p>
          </table:table-cell>
          <table:table-cell office:value-type="float" office:value="4280.3" calcext:value-type="float">
            <text:p>4280.3</text:p>
          </table:table-cell>
          <table:table-cell office:value-type="float" office:value="-1625.2" calcext:value-type="float">
            <text:p>-1625.2</text:p>
          </table:table-cell>
          <table:table-cell office:value-type="float" office:value="40549" calcext:value-type="float">
            <text:p>40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05" calcext:value-type="float">
            <text:p>29.805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30" calcext:value-type="float">
            <text:p>30</text:p>
          </table:table-cell>
          <table:table-cell office:value-type="float" office:value="6.5323" calcext:value-type="float">
            <text:p>6.5323</text:p>
          </table:table-cell>
          <table:table-cell office:value-type="float" office:value="-11678" calcext:value-type="float">
            <text:p>-11678</text:p>
          </table:table-cell>
          <table:table-cell office:value-type="float" office:value="-19302" calcext:value-type="float">
            <text:p>-19302</text:p>
          </table:table-cell>
          <table:table-cell office:value-type="float" office:value="526.13" calcext:value-type="float">
            <text:p>526.13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-0.24756" calcext:value-type="float">
            <text:p>-0.24756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" calcext:value-type="float">
            <text:p>0</text:p>
          </table:table-cell>
          <table:table-cell office:value-type="float" office:value="2642.3" calcext:value-type="float">
            <text:p>2642.3</text:p>
          </table:table-cell>
          <table:table-cell office:value-type="float" office:value="0.28435" calcext:value-type="float">
            <text:p>0.28435</text:p>
          </table:table-cell>
          <table:table-cell office:value-type="float" office:value="1.0901" calcext:value-type="float">
            <text:p>1.0901</text:p>
          </table:table-cell>
          <table:table-cell office:value-type="float" office:value="0.83718" calcext:value-type="float">
            <text:p>0.83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1]-([$Sheet2.$B$2]*[.B351]+[$Sheet2.$B$3]))^2" office:value-type="float" office:value="0.000576338822911098" calcext:value-type="float">
            <text:p>0.000576338822911</text:p>
          </table:table-cell>
          <table:table-cell table:formula="of:=([.F351]-([$Sheet2.$B$7] + [$Sheet2.$B$8] * ([.B351] - [$Sheet2.$B$9])^2))^2" office:value-type="float" office:value="0.000000672657829641448" calcext:value-type="float">
            <text:p>6.72657829641448E-07</text:p>
          </table:table-cell>
          <table:table-cell table:formula="of:=([.X351]-([.AE351]^2*([$Sheet2.$B$13]*([.B351] - [$Sheet2.$B$14])^2 + [$Sheet2.$B$15]*([.B351]-[$Sheet2.$B$14]) + [$Sheet2.$B$16])    ))^2" office:value-type="float" office:value="792.989188424176" calcext:value-type="float">
            <text:p>792.989188424176</text:p>
          </table:table-cell>
          <table:table-cell table:formula="of:=([.AG351]-([.AE351]^2*([$Sheet2.$B$20]*([.B351] - [$Sheet2.$B$21])^2 + [$Sheet2.$B$22]*([.B351]-[$Sheet2.$B$21]) + [$Sheet2.$B$23])    ))^2" office:value-type="float" office:value="63152.1950259943" calcext:value-type="float">
            <text:p>63152.1950259943</text:p>
          </table:table-cell>
          <table:table-cell table:formula="of:=([.AH351]-([.AE351]^2*([$Sheet2.$B$27]*([.B351] - [$Sheet2.$B$28])^2 + [$Sheet2.$B$29]*([.B351]-[$Sheet2.$B$28]) + [$Sheet2.$B$30])    ))^2" office:value-type="float" office:value="178557.147843606" calcext:value-type="float">
            <text:p>178557.147843606</text:p>
          </table:table-cell>
          <table:table-cell table:formula="of:=([.AI351]-([.AE351]^2*([$Sheet2.$B$34]*([.B351] - [$Sheet2.$B$35])^2 + [$Sheet2.$B$36]*([.B351]-[$Sheet2.$B$35]) + [$Sheet2.$B$37])    ))^2" office:value-type="float" office:value="47.2205827402002" calcext:value-type="float">
            <text:p>47.22058274020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9" calcext:value-type="float">
            <text:p>0.94299</text:p>
          </table:table-cell>
          <table:table-cell office:value-type="float" office:value="0.11406" calcext:value-type="float">
            <text:p>0.11406</text:p>
          </table:table-cell>
          <table:table-cell office:value-type="float" office:value="0.0084199" calcext:value-type="float">
            <text:p>0.0084199</text:p>
          </table:table-cell>
          <table:table-cell office:value-type="float" office:value="0.10564" calcext:value-type="float">
            <text:p>0.10564</text:p>
          </table:table-cell>
          <table:table-cell office:value-type="float" office:value="-0.03949" calcext:value-type="float">
            <text:p>-0.03949</text:p>
          </table:table-cell>
          <table:table-cell office:value-type="float" office:value="-2.1639" calcext:value-type="float">
            <text:p>-2.1639</text:p>
          </table:table-cell>
          <table:table-cell office:value-type="float" office:value="-0.040095" calcext:value-type="float">
            <text:p>-0.040095</text:p>
          </table:table-cell>
          <table:table-cell office:value-type="float" office:value="-2.1238" calcext:value-type="float">
            <text:p>-2.1238</text:p>
          </table:table-cell>
          <table:table-cell office:value-type="float" office:value="0.54686" calcext:value-type="float">
            <text:p>0.54686</text:p>
          </table:table-cell>
          <table:table-cell office:value-type="float" office:value="-0.02632" calcext:value-type="float">
            <text:p>-0.02632</text:p>
          </table:table-cell>
          <table:table-cell office:value-type="float" office:value="-0.0041797" calcext:value-type="float">
            <text:p>-0.0041797</text:p>
          </table:table-cell>
          <table:table-cell office:value-type="float" office:value="-0.022141" calcext:value-type="float">
            <text:p>-0.022141</text:p>
          </table:table-cell>
          <table:table-cell office:value-type="float" office:value="8.2677" calcext:value-type="float">
            <text:p>8.2677</text:p>
          </table:table-cell>
          <table:table-cell office:value-type="float" office:value="8.0285" calcext:value-type="float">
            <text:p>8.0285</text:p>
          </table:table-cell>
          <table:table-cell office:value-type="float" office:value="1.0298" calcext:value-type="float">
            <text:p>1.0298</text:p>
          </table:table-cell>
          <table:table-cell office:value-type="float" office:value="4798.7" calcext:value-type="float">
            <text:p>4798.7</text:p>
          </table:table-cell>
          <table:table-cell office:value-type="float" office:value="-1793.8" calcext:value-type="float">
            <text:p>-1793.8</text:p>
          </table:table-cell>
          <table:table-cell office:value-type="float" office:value="42836" calcext:value-type="float">
            <text:p>42836</text:p>
          </table:table-cell>
          <table:table-cell office:value-type="float" office:value="4798.7" calcext:value-type="float">
            <text:p>4798.7</text:p>
          </table:table-cell>
          <table:table-cell office:value-type="float" office:value="-1793.8" calcext:value-type="float">
            <text:p>-1793.8</text:p>
          </table:table-cell>
          <table:table-cell office:value-type="float" office:value="42836" calcext:value-type="float">
            <text:p>4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83" calcext:value-type="float">
            <text:p>29.783</text:p>
          </table:table-cell>
          <table:table-cell office:value-type="float" office:value="0.94155" calcext:value-type="float">
            <text:p>0.94155</text:p>
          </table:table-cell>
          <table:table-cell office:value-type="float" office:value="30" calcext:value-type="float">
            <text:p>30</text:p>
          </table:table-cell>
          <table:table-cell office:value-type="float" office:value="6.8966" calcext:value-type="float">
            <text:p>6.8966</text:p>
          </table:table-cell>
          <table:table-cell office:value-type="float" office:value="-12421" calcext:value-type="float">
            <text:p>-12421</text:p>
          </table:table-cell>
          <table:table-cell office:value-type="float" office:value="-20643" calcext:value-type="float">
            <text:p>-20643</text:p>
          </table:table-cell>
          <table:table-cell office:value-type="float" office:value="597.81" calcext:value-type="float">
            <text:p>597.81</text:p>
          </table:table-cell>
          <table:table-cell office:value-type="float" office:value="0.93681" calcext:value-type="float">
            <text:p>0.93681</text:p>
          </table:table-cell>
          <table:table-cell office:value-type="float" office:value="-0.24765" calcext:value-type="float">
            <text:p>-0.24765</text:p>
          </table:table-cell>
          <table:table-cell office:value-type="float" office:value="-0.020365" calcext:value-type="float">
            <text:p>-0.020365</text:p>
          </table:table-cell>
          <table:table-cell office:value-type="float" office:value="0" calcext:value-type="float">
            <text:p>0</text:p>
          </table:table-cell>
          <table:table-cell office:value-type="float" office:value="2715.6" calcext:value-type="float">
            <text:p>2715.6</text:p>
          </table:table-cell>
          <table:table-cell office:value-type="float" office:value="0.31855" calcext:value-type="float">
            <text:p>0.31855</text:p>
          </table:table-cell>
          <table:table-cell office:value-type="float" office:value="1.0852" calcext:value-type="float">
            <text:p>1.0852</text:p>
          </table:table-cell>
          <table:table-cell office:value-type="float" office:value="0.8834" calcext:value-type="float">
            <text:p>0.88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2]-([$Sheet2.$B$2]*[.B352]+[$Sheet2.$B$3]))^2" office:value-type="float" office:value="0.000543935163315831" calcext:value-type="float">
            <text:p>0.000543935163316</text:p>
          </table:table-cell>
          <table:table-cell table:formula="of:=([.F352]-([$Sheet2.$B$7] + [$Sheet2.$B$8] * ([.B352] - [$Sheet2.$B$9])^2))^2" office:value-type="float" office:value="0.000000954548465524614" calcext:value-type="float">
            <text:p>9.54548465524614E-07</text:p>
          </table:table-cell>
          <table:table-cell table:formula="of:=([.X352]-([.AE352]^2*([$Sheet2.$B$13]*([.B352] - [$Sheet2.$B$14])^2 + [$Sheet2.$B$15]*([.B352]-[$Sheet2.$B$14]) + [$Sheet2.$B$16])    ))^2" office:value-type="float" office:value="973.812069485107" calcext:value-type="float">
            <text:p>973.812069485107</text:p>
          </table:table-cell>
          <table:table-cell table:formula="of:=([.AG352]-([.AE352]^2*([$Sheet2.$B$20]*([.B352] - [$Sheet2.$B$21])^2 + [$Sheet2.$B$22]*([.B352]-[$Sheet2.$B$21]) + [$Sheet2.$B$23])    ))^2" office:value-type="float" office:value="61255.9311288517" calcext:value-type="float">
            <text:p>61255.9311288517</text:p>
          </table:table-cell>
          <table:table-cell table:formula="of:=([.AH352]-([.AE352]^2*([$Sheet2.$B$27]*([.B352] - [$Sheet2.$B$28])^2 + [$Sheet2.$B$29]*([.B352]-[$Sheet2.$B$28]) + [$Sheet2.$B$30])    ))^2" office:value-type="float" office:value="183543.998056613" calcext:value-type="float">
            <text:p>183543.998056613</text:p>
          </table:table-cell>
          <table:table-cell table:formula="of:=([.AI352]-([.AE352]^2*([$Sheet2.$B$34]*([.B352] - [$Sheet2.$B$35])^2 + [$Sheet2.$B$36]*([.B352]-[$Sheet2.$B$35]) + [$Sheet2.$B$37])    ))^2" office:value-type="float" office:value="20.4993383624479" calcext:value-type="float">
            <text:p>20.49933836244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12654" calcext:value-type="float">
            <text:p>0.12654</text:p>
          </table:table-cell>
          <table:table-cell office:value-type="float" office:value="0.0088667" calcext:value-type="float">
            <text:p>0.0088667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0.043401" calcext:value-type="float">
            <text:p>-0.043401</text:p>
          </table:table-cell>
          <table:table-cell office:value-type="float" office:value="-2.3067" calcext:value-type="float">
            <text:p>-2.3067</text:p>
          </table:table-cell>
          <table:table-cell office:value-type="float" office:value="-0.042222" calcext:value-type="float">
            <text:p>-0.042222</text:p>
          </table:table-cell>
          <table:table-cell office:value-type="float" office:value="-2.2645" calcext:value-type="float">
            <text:p>-2.2645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-0.029656" calcext:value-type="float">
            <text:p>-0.029656</text:p>
          </table:table-cell>
          <table:table-cell office:value-type="float" office:value="-0.0044226" calcext:value-type="float">
            <text:p>-0.0044226</text:p>
          </table:table-cell>
          <table:table-cell office:value-type="float" office:value="-0.025234" calcext:value-type="float">
            <text:p>-0.025234</text:p>
          </table:table-cell>
          <table:table-cell office:value-type="float" office:value="7.8463" calcext:value-type="float">
            <text:p>7.8463</text:p>
          </table:table-cell>
          <table:table-cell office:value-type="float" office:value="7.8184" calcext:value-type="float">
            <text:p>7.8184</text:p>
          </table:table-cell>
          <table:table-cell office:value-type="float" office:value="1.0036" calcext:value-type="float">
            <text:p>1.0036</text:p>
          </table:table-cell>
          <table:table-cell office:value-type="float" office:value="5345.6" calcext:value-type="float">
            <text:p>5345.6</text:p>
          </table:table-cell>
          <table:table-cell office:value-type="float" office:value="-1971.5" calcext:value-type="float">
            <text:p>-1971.5</text:p>
          </table:table-cell>
          <table:table-cell office:value-type="float" office:value="45103" calcext:value-type="float">
            <text:p>45103</text:p>
          </table:table-cell>
          <table:table-cell office:value-type="float" office:value="5345.6" calcext:value-type="float">
            <text:p>5345.6</text:p>
          </table:table-cell>
          <table:table-cell office:value-type="float" office:value="-1971.5" calcext:value-type="float">
            <text:p>-1971.5</text:p>
          </table:table-cell>
          <table:table-cell office:value-type="float" office:value="45103" calcext:value-type="float">
            <text:p>4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59" calcext:value-type="float">
            <text:p>29.759</text:p>
          </table:table-cell>
          <table:table-cell office:value-type="float" office:value="0.96686" calcext:value-type="float">
            <text:p>0.96686</text:p>
          </table:table-cell>
          <table:table-cell office:value-type="float" office:value="30" calcext:value-type="float">
            <text:p>30</text:p>
          </table:table-cell>
          <table:table-cell office:value-type="float" office:value="7.2631" calcext:value-type="float">
            <text:p>7.2631</text:p>
          </table:table-cell>
          <table:table-cell office:value-type="float" office:value="-13169" calcext:value-type="float">
            <text:p>-13169</text:p>
          </table:table-cell>
          <table:table-cell office:value-type="float" office:value="-22005" calcext:value-type="float">
            <text:p>-22005</text:p>
          </table:table-cell>
          <table:table-cell office:value-type="float" office:value="673.58" calcext:value-type="float">
            <text:p>673.58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-0.24774" calcext:value-type="float">
            <text:p>-0.24774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" calcext:value-type="float">
            <text:p>0</text:p>
          </table:table-cell>
          <table:table-cell office:value-type="float" office:value="2788.5" calcext:value-type="float">
            <text:p>2788.5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1.08" calcext:value-type="float">
            <text:p>1.08</text:p>
          </table:table-cell>
          <table:table-cell office:value-type="float" office:value="0.92913" calcext:value-type="float">
            <text:p>0.929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3]-([$Sheet2.$B$2]*[.B353]+[$Sheet2.$B$3]))^2" office:value-type="float" office:value="0.000492297468309779" calcext:value-type="float">
            <text:p>0.00049229746831</text:p>
          </table:table-cell>
          <table:table-cell table:formula="of:=([.F353]-([$Sheet2.$B$7] + [$Sheet2.$B$8] * ([.B353] - [$Sheet2.$B$9])^2))^2" office:value-type="float" office:value="0.00000110700130241027" calcext:value-type="float">
            <text:p>1.10700130241027E-06</text:p>
          </table:table-cell>
          <table:table-cell table:formula="of:=([.X353]-([.AE353]^2*([$Sheet2.$B$13]*([.B353] - [$Sheet2.$B$14])^2 + [$Sheet2.$B$15]*([.B353]-[$Sheet2.$B$14]) + [$Sheet2.$B$16])    ))^2" office:value-type="float" office:value="1132.33293902219" calcext:value-type="float">
            <text:p>1132.33293902219</text:p>
          </table:table-cell>
          <table:table-cell table:formula="of:=([.AG353]-([.AE353]^2*([$Sheet2.$B$20]*([.B353] - [$Sheet2.$B$21])^2 + [$Sheet2.$B$22]*([.B353]-[$Sheet2.$B$21]) + [$Sheet2.$B$23])    ))^2" office:value-type="float" office:value="57038.5689063313" calcext:value-type="float">
            <text:p>57038.5689063313</text:p>
          </table:table-cell>
          <table:table-cell table:formula="of:=([.AH353]-([.AE353]^2*([$Sheet2.$B$27]*([.B353] - [$Sheet2.$B$28])^2 + [$Sheet2.$B$29]*([.B353]-[$Sheet2.$B$28]) + [$Sheet2.$B$30])    ))^2" office:value-type="float" office:value="179851.005389552" calcext:value-type="float">
            <text:p>179851.005389552</text:p>
          </table:table-cell>
          <table:table-cell table:formula="of:=([.AI353]-([.AE353]^2*([$Sheet2.$B$34]*([.B353] - [$Sheet2.$B$35])^2 + [$Sheet2.$B$36]*([.B353]-[$Sheet2.$B$35]) + [$Sheet2.$B$37])    ))^2" office:value-type="float" office:value="5.4692071622273" calcext:value-type="float">
            <text:p>5.46920716222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0093297" calcext:value-type="float">
            <text:p>0.0093297</text:p>
          </table:table-cell>
          <table:table-cell office:value-type="float" office:value="0.13032" calcext:value-type="float">
            <text:p>0.13032</text:p>
          </table:table-cell>
          <table:table-cell office:value-type="float" office:value="-0.047507" calcext:value-type="float">
            <text:p>-0.047507</text:p>
          </table:table-cell>
          <table:table-cell office:value-type="float" office:value="-2.4516" calcext:value-type="float">
            <text:p>-2.4516</text:p>
          </table:table-cell>
          <table:table-cell office:value-type="float" office:value="-0.044427" calcext:value-type="float">
            <text:p>-0.044427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-0.033167" calcext:value-type="float">
            <text:p>-0.033167</text:p>
          </table:table-cell>
          <table:table-cell office:value-type="float" office:value="-0.0046727" calcext:value-type="float">
            <text:p>-0.0046727</text:p>
          </table:table-cell>
          <table:table-cell office:value-type="float" office:value="-0.028494" calcext:value-type="float">
            <text:p>-0.028494</text:p>
          </table:table-cell>
          <table:table-cell office:value-type="float" office:value="7.4634" calcext:value-type="float">
            <text:p>7.4634</text:p>
          </table:table-cell>
          <table:table-cell office:value-type="float" office:value="7.6197" calcext:value-type="float">
            <text:p>7.6197</text:p>
          </table:table-cell>
          <table:table-cell office:value-type="float" office:value="0.9795" calcext:value-type="float">
            <text:p>0.9795</text:p>
          </table:table-cell>
          <table:table-cell office:value-type="float" office:value="5920.1" calcext:value-type="float">
            <text:p>5920.1</text:p>
          </table:table-cell>
          <table:table-cell office:value-type="float" office:value="-2158" calcext:value-type="float">
            <text:p>-2158</text:p>
          </table:table-cell>
          <table:table-cell office:value-type="float" office:value="47347" calcext:value-type="float">
            <text:p>47347</text:p>
          </table:table-cell>
          <table:table-cell office:value-type="float" office:value="5920.1" calcext:value-type="float">
            <text:p>5920.1</text:p>
          </table:table-cell>
          <table:table-cell office:value-type="float" office:value="-2158" calcext:value-type="float">
            <text:p>-2158</text:p>
          </table:table-cell>
          <table:table-cell office:value-type="float" office:value="47347" calcext:value-type="float">
            <text:p>47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34" calcext:value-type="float">
            <text:p>29.734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30" calcext:value-type="float">
            <text:p>30</text:p>
          </table:table-cell>
          <table:table-cell office:value-type="float" office:value="7.6314" calcext:value-type="float">
            <text:p>7.6314</text:p>
          </table:table-cell>
          <table:table-cell office:value-type="float" office:value="-13920" calcext:value-type="float">
            <text:p>-13920</text:p>
          </table:table-cell>
          <table:table-cell office:value-type="float" office:value="-23387" calcext:value-type="float">
            <text:p>-23387</text:p>
          </table:table-cell>
          <table:table-cell office:value-type="float" office:value="753.31" calcext:value-type="float">
            <text:p>753.31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23668" calcext:value-type="float">
            <text:p>-0.023668</text:p>
          </table:table-cell>
          <table:table-cell office:value-type="float" office:value="0" calcext:value-type="float">
            <text:p>0</text:p>
          </table:table-cell>
          <table:table-cell office:value-type="float" office:value="2861.3" calcext:value-type="float">
            <text:p>2861.3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43" calcext:value-type="float">
            <text:p>0.97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4]-([$Sheet2.$B$2]*[.B354]+[$Sheet2.$B$3]))^2" office:value-type="float" office:value="0.000422020489849441" calcext:value-type="float">
            <text:p>0.000422020489849</text:p>
          </table:table-cell>
          <table:table-cell table:formula="of:=([.F354]-([$Sheet2.$B$7] + [$Sheet2.$B$8] * ([.B354] - [$Sheet2.$B$9])^2))^2" office:value-type="float" office:value="0.00000109317730019177" calcext:value-type="float">
            <text:p>1.09317730019177E-06</text:p>
          </table:table-cell>
          <table:table-cell table:formula="of:=([.X354]-([.AE354]^2*([$Sheet2.$B$13]*([.B354] - [$Sheet2.$B$14])^2 + [$Sheet2.$B$15]*([.B354]-[$Sheet2.$B$14]) + [$Sheet2.$B$16])    ))^2" office:value-type="float" office:value="1238.52210739157" calcext:value-type="float">
            <text:p>1238.52210739157</text:p>
          </table:table-cell>
          <table:table-cell table:formula="of:=([.AG354]-([.AE354]^2*([$Sheet2.$B$20]*([.B354] - [$Sheet2.$B$21])^2 + [$Sheet2.$B$22]*([.B354]-[$Sheet2.$B$21]) + [$Sheet2.$B$23])    ))^2" office:value-type="float" office:value="49856.3701382128" calcext:value-type="float">
            <text:p>49856.3701382128</text:p>
          </table:table-cell>
          <table:table-cell table:formula="of:=([.AH354]-([.AE354]^2*([$Sheet2.$B$27]*([.B354] - [$Sheet2.$B$28])^2 + [$Sheet2.$B$29]*([.B354]-[$Sheet2.$B$28]) + [$Sheet2.$B$30])    ))^2" office:value-type="float" office:value="166924.946782791" calcext:value-type="float">
            <text:p>166924.946782791</text:p>
          </table:table-cell>
          <table:table-cell table:formula="of:=([.AI354]-([.AE354]^2*([$Sheet2.$B$34]*([.B354] - [$Sheet2.$B$35])^2 + [$Sheet2.$B$36]*([.B354]-[$Sheet2.$B$35]) + [$Sheet2.$B$37])    ))^2" office:value-type="float" office:value="0.189021248890868" calcext:value-type="float">
            <text:p>0.18902124889086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5337" calcext:value-type="float">
            <text:p>0.15337</text:p>
          </table:table-cell>
          <table:table-cell office:value-type="float" office:value="0.0098038" calcext:value-type="float">
            <text:p>0.0098038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-0.051804" calcext:value-type="float">
            <text:p>-0.051804</text:p>
          </table:table-cell>
          <table:table-cell office:value-type="float" office:value="-2.5986" calcext:value-type="float">
            <text:p>-2.5986</text:p>
          </table:table-cell>
          <table:table-cell office:value-type="float" office:value="-0.046685" calcext:value-type="float">
            <text:p>-0.046685</text:p>
          </table:table-cell>
          <table:table-cell office:value-type="float" office:value="-2.5519" calcext:value-type="float">
            <text:p>-2.551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036854" calcext:value-type="float">
            <text:p>-0.036854</text:p>
          </table:table-cell>
          <table:table-cell office:value-type="float" office:value="-0.0049298" calcext:value-type="float">
            <text:p>-0.0049298</text:p>
          </table:table-cell>
          <table:table-cell office:value-type="float" office:value="-0.031924" calcext:value-type="float">
            <text:p>-0.031924</text:p>
          </table:table-cell>
          <table:table-cell office:value-type="float" office:value="7.1145" calcext:value-type="float">
            <text:p>7.1145</text:p>
          </table:table-cell>
          <table:table-cell office:value-type="float" office:value="7.4318" calcext:value-type="float">
            <text:p>7.4318</text:p>
          </table:table-cell>
          <table:table-cell office:value-type="float" office:value="0.95731" calcext:value-type="float">
            <text:p>0.95731</text:p>
          </table:table-cell>
          <table:table-cell office:value-type="float" office:value="6521.8" calcext:value-type="float">
            <text:p>6521.8</text:p>
          </table:table-cell>
          <table:table-cell office:value-type="float" office:value="-2353.2" calcext:value-type="float">
            <text:p>-2353.2</text:p>
          </table:table-cell>
          <table:table-cell office:value-type="float" office:value="49568" calcext:value-type="float">
            <text:p>49568</text:p>
          </table:table-cell>
          <table:table-cell office:value-type="float" office:value="6521.8" calcext:value-type="float">
            <text:p>6521.8</text:p>
          </table:table-cell>
          <table:table-cell office:value-type="float" office:value="-2353.2" calcext:value-type="float">
            <text:p>-2353.2</text:p>
          </table:table-cell>
          <table:table-cell office:value-type="float" office:value="49568" calcext:value-type="float">
            <text:p>49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08" calcext:value-type="float">
            <text:p>29.708</text:p>
          </table:table-cell>
          <table:table-cell office:value-type="float" office:value="1.0171" calcext:value-type="float">
            <text:p>1.0171</text:p>
          </table:table-cell>
          <table:table-cell office:value-type="float" office:value="30" calcext:value-type="float">
            <text:p>30</text:p>
          </table:table-cell>
          <table:table-cell office:value-type="float" office:value="8.001" calcext:value-type="float">
            <text:p>8.001</text:p>
          </table:table-cell>
          <table:table-cell office:value-type="float" office:value="-14676" calcext:value-type="float">
            <text:p>-14676</text:p>
          </table:table-cell>
          <table:table-cell office:value-type="float" office:value="-24789" calcext:value-type="float">
            <text:p>-24789</text:p>
          </table:table-cell>
          <table:table-cell office:value-type="float" office:value="837.06" calcext:value-type="float">
            <text:p>837.06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-0.24794" calcext:value-type="float">
            <text:p>-0.24794</text:p>
          </table:table-cell>
          <table:table-cell office:value-type="float" office:value="-0.025269" calcext:value-type="float">
            <text:p>-0.025269</text:p>
          </table:table-cell>
          <table:table-cell office:value-type="float" office:value="0" calcext:value-type="float">
            <text:p>0</text:p>
          </table:table-cell>
          <table:table-cell office:value-type="float" office:value="2933.6" calcext:value-type="float">
            <text:p>2933.6</text:p>
          </table:table-cell>
          <table:table-cell office:value-type="float" office:value="0.43185" calcext:value-type="float">
            <text:p>0.43185</text:p>
          </table:table-cell>
          <table:table-cell office:value-type="float" office:value="1.0691" calcext:value-type="float">
            <text:p>1.0691</text:p>
          </table:table-cell>
          <table:table-cell office:value-type="float" office:value="1.0189" calcext:value-type="float">
            <text:p>1.01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5]-([$Sheet2.$B$2]*[.B355]+[$Sheet2.$B$3]))^2" office:value-type="float" office:value="0.000338504696766712" calcext:value-type="float">
            <text:p>0.000338504696767</text:p>
          </table:table-cell>
          <table:table-cell table:formula="of:=([.F355]-([$Sheet2.$B$7] + [$Sheet2.$B$8] * ([.B355] - [$Sheet2.$B$9])^2))^2" office:value-type="float" office:value="0.000000878418186528989" calcext:value-type="float">
            <text:p>8.78418186528989E-07</text:p>
          </table:table-cell>
          <table:table-cell table:formula="of:=([.X355]-([.AE355]^2*([$Sheet2.$B$13]*([.B355] - [$Sheet2.$B$14])^2 + [$Sheet2.$B$15]*([.B355]-[$Sheet2.$B$14]) + [$Sheet2.$B$16])    ))^2" office:value-type="float" office:value="1276.87767325167" calcext:value-type="float">
            <text:p>1276.87767325167</text:p>
          </table:table-cell>
          <table:table-cell table:formula="of:=([.AG355]-([.AE355]^2*([$Sheet2.$B$20]*([.B355] - [$Sheet2.$B$21])^2 + [$Sheet2.$B$22]*([.B355]-[$Sheet2.$B$21]) + [$Sheet2.$B$23])    ))^2" office:value-type="float" office:value="41157.4924604277" calcext:value-type="float">
            <text:p>41157.4924604277</text:p>
          </table:table-cell>
          <table:table-cell table:formula="of:=([.AH355]-([.AE355]^2*([$Sheet2.$B$27]*([.B355] - [$Sheet2.$B$28])^2 + [$Sheet2.$B$29]*([.B355]-[$Sheet2.$B$28]) + [$Sheet2.$B$30])    ))^2" office:value-type="float" office:value="145808.289352402" calcext:value-type="float">
            <text:p>145808.289352402</text:p>
          </table:table-cell>
          <table:table-cell table:formula="of:=([.AI355]-([.AE355]^2*([$Sheet2.$B$34]*([.B355] - [$Sheet2.$B$35])^2 + [$Sheet2.$B$36]*([.B355]-[$Sheet2.$B$35]) + [$Sheet2.$B$37])    ))^2" office:value-type="float" office:value="1.54749645769914" calcext:value-type="float">
            <text:p>1.547496457699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95" calcext:value-type="float">
            <text:p>1.1395</text:p>
          </table:table-cell>
          <table:table-cell office:value-type="float" office:value="0.16769" calcext:value-type="float">
            <text:p>0.16769</text:p>
          </table:table-cell>
          <table:table-cell office:value-type="float" office:value="0.010289" calcext:value-type="float">
            <text:p>0.010289</text:p>
          </table:table-cell>
          <table:table-cell office:value-type="float" office:value="0.1574" calcext:value-type="float">
            <text:p>0.1574</text:p>
          </table:table-cell>
          <table:table-cell office:value-type="float" office:value="-0.056288" calcext:value-type="float">
            <text:p>-0.056288</text:p>
          </table:table-cell>
          <table:table-cell office:value-type="float" office:value="-2.7474" calcext:value-type="float">
            <text:p>-2.7474</text:p>
          </table:table-cell>
          <table:table-cell office:value-type="float" office:value="-0.048993" calcext:value-type="float">
            <text:p>-0.048993</text:p>
          </table:table-cell>
          <table:table-cell office:value-type="float" office:value="-2.6984" calcext:value-type="float">
            <text:p>-2.69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4071" calcext:value-type="float">
            <text:p>-0.04071</text:p>
          </table:table-cell>
          <table:table-cell office:value-type="float" office:value="-0.0051921" calcext:value-type="float">
            <text:p>-0.0051921</text:p>
          </table:table-cell>
          <table:table-cell office:value-type="float" office:value="-0.035518" calcext:value-type="float">
            <text:p>-0.035518</text:p>
          </table:table-cell>
          <table:table-cell office:value-type="float" office:value="6.7955" calcext:value-type="float">
            <text:p>6.7955</text:p>
          </table:table-cell>
          <table:table-cell office:value-type="float" office:value="7.2541" calcext:value-type="float">
            <text:p>7.2541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7149.9" calcext:value-type="float">
            <text:p>7149.9</text:p>
          </table:table-cell>
          <table:table-cell office:value-type="float" office:value="-2556.9" calcext:value-type="float">
            <text:p>-2556.9</text:p>
          </table:table-cell>
          <table:table-cell office:value-type="float" office:value="51763" calcext:value-type="float">
            <text:p>51763</text:p>
          </table:table-cell>
          <table:table-cell office:value-type="float" office:value="7149.9" calcext:value-type="float">
            <text:p>7149.9</text:p>
          </table:table-cell>
          <table:table-cell office:value-type="float" office:value="-2556.9" calcext:value-type="float">
            <text:p>-2556.9</text:p>
          </table:table-cell>
          <table:table-cell office:value-type="float" office:value="51763" calcext:value-type="float">
            <text:p>51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1.0421" calcext:value-type="float">
            <text:p>1.0421</text:p>
          </table:table-cell>
          <table:table-cell office:value-type="float" office:value="30" calcext:value-type="float">
            <text:p>30</text:p>
          </table:table-cell>
          <table:table-cell office:value-type="float" office:value="8.3713" calcext:value-type="float">
            <text:p>8.3713</text:p>
          </table:table-cell>
          <table:table-cell office:value-type="float" office:value="-15436" calcext:value-type="float">
            <text:p>-15436</text:p>
          </table:table-cell>
          <table:table-cell office:value-type="float" office:value="-26209" calcext:value-type="float">
            <text:p>-26209</text:p>
          </table:table-cell>
          <table:table-cell office:value-type="float" office:value="924.64" calcext:value-type="float">
            <text:p>924.64</text:p>
          </table:table-cell>
          <table:table-cell office:value-type="float" office:value="0.93276" calcext:value-type="float">
            <text:p>0.93276</text:p>
          </table:table-cell>
          <table:table-cell office:value-type="float" office:value="-0.24804" calcext:value-type="float">
            <text:p>-0.24804</text:p>
          </table:table-cell>
          <table:table-cell office:value-type="float" office:value="-0.026838" calcext:value-type="float">
            <text:p>-0.026838</text:p>
          </table:table-cell>
          <table:table-cell office:value-type="float" office:value="0" calcext:value-type="float">
            <text:p>0</text:p>
          </table:table-cell>
          <table:table-cell office:value-type="float" office:value="3005.5" calcext:value-type="float">
            <text:p>3005.5</text:p>
          </table:table-cell>
          <table:table-cell office:value-type="float" office:value="0.473" calcext:value-type="float">
            <text:p>0.473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629" calcext:value-type="float">
            <text:p>1.06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6]-([$Sheet2.$B$2]*[.B356]+[$Sheet2.$B$3]))^2" office:value-type="float" office:value="0.00024504323814654" calcext:value-type="float">
            <text:p>0.000245043238147</text:p>
          </table:table-cell>
          <table:table-cell table:formula="of:=([.F356]-([$Sheet2.$B$7] + [$Sheet2.$B$8] * ([.B356] - [$Sheet2.$B$9])^2))^2" office:value-type="float" office:value="0.000000514385451427053" calcext:value-type="float">
            <text:p>5.14385451427053E-07</text:p>
          </table:table-cell>
          <table:table-cell table:formula="of:=([.X356]-([.AE356]^2*([$Sheet2.$B$13]*([.B356] - [$Sheet2.$B$14])^2 + [$Sheet2.$B$15]*([.B356]-[$Sheet2.$B$14]) + [$Sheet2.$B$16])    ))^2" office:value-type="float" office:value="1230.08040832073" calcext:value-type="float">
            <text:p>1230.08040832073</text:p>
          </table:table-cell>
          <table:table-cell table:formula="of:=([.AG356]-([.AE356]^2*([$Sheet2.$B$20]*([.B356] - [$Sheet2.$B$21])^2 + [$Sheet2.$B$22]*([.B356]-[$Sheet2.$B$21]) + [$Sheet2.$B$23])    ))^2" office:value-type="float" office:value="31184.229148844" calcext:value-type="float">
            <text:p>31184.229148844</text:p>
          </table:table-cell>
          <table:table-cell table:formula="of:=([.AH356]-([.AE356]^2*([$Sheet2.$B$27]*([.B356] - [$Sheet2.$B$28])^2 + [$Sheet2.$B$29]*([.B356]-[$Sheet2.$B$28]) + [$Sheet2.$B$30])    ))^2" office:value-type="float" office:value="116923.307916591" calcext:value-type="float">
            <text:p>116923.307916591</text:p>
          </table:table-cell>
          <table:table-cell table:formula="of:=([.AI356]-([.AE356]^2*([$Sheet2.$B$34]*([.B356] - [$Sheet2.$B$35])^2 + [$Sheet2.$B$36]*([.B356]-[$Sheet2.$B$35]) + [$Sheet2.$B$37])    ))^2" office:value-type="float" office:value="6.28813765600312" calcext:value-type="float">
            <text:p>6.288137656003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3" calcext:value-type="float">
            <text:p>1.1873</text:p>
          </table:table-cell>
          <table:table-cell office:value-type="float" office:value="0.18259" calcext:value-type="float">
            <text:p>0.18259</text:p>
          </table:table-cell>
          <table:table-cell office:value-type="float" office:value="0.010799" calcext:value-type="float">
            <text:p>0.010799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-0.060957" calcext:value-type="float">
            <text:p>-0.060957</text:p>
          </table:table-cell>
          <table:table-cell office:value-type="float" office:value="-2.8981" calcext:value-type="float">
            <text:p>-2.8981</text:p>
          </table:table-cell>
          <table:table-cell office:value-type="float" office:value="-0.051426" calcext:value-type="float">
            <text:p>-0.051426</text:p>
          </table:table-cell>
          <table:table-cell office:value-type="float" office:value="-2.8466" calcext:value-type="float">
            <text:p>-2.846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-0.044744" calcext:value-type="float">
            <text:p>-0.044744</text:p>
          </table:table-cell>
          <table:table-cell office:value-type="float" office:value="-0.0054749" calcext:value-type="float">
            <text:p>-0.0054749</text:p>
          </table:table-cell>
          <table:table-cell office:value-type="float" office:value="-0.039269" calcext:value-type="float">
            <text:p>-0.039269</text:p>
          </table:table-cell>
          <table:table-cell office:value-type="float" office:value="6.5026" calcext:value-type="float">
            <text:p>6.5026</text:p>
          </table:table-cell>
          <table:table-cell office:value-type="float" office:value="7.0854" calcext:value-type="float">
            <text:p>7.0854</text:p>
          </table:table-cell>
          <table:table-cell office:value-type="float" office:value="0.91775" calcext:value-type="float">
            <text:p>0.91775</text:p>
          </table:table-cell>
          <table:table-cell office:value-type="float" office:value="7803.6" calcext:value-type="float">
            <text:p>7803.6</text:p>
          </table:table-cell>
          <table:table-cell office:value-type="float" office:value="-2769" calcext:value-type="float">
            <text:p>-2769</text:p>
          </table:table-cell>
          <table:table-cell office:value-type="float" office:value="53933" calcext:value-type="float">
            <text:p>53933</text:p>
          </table:table-cell>
          <table:table-cell office:value-type="float" office:value="7803.6" calcext:value-type="float">
            <text:p>7803.6</text:p>
          </table:table-cell>
          <table:table-cell office:value-type="float" office:value="-2769" calcext:value-type="float">
            <text:p>-2769</text:p>
          </table:table-cell>
          <table:table-cell office:value-type="float" office:value="53933" calcext:value-type="float">
            <text:p>53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51" calcext:value-type="float">
            <text:p>29.651</text:p>
          </table:table-cell>
          <table:table-cell office:value-type="float" office:value="1.0669" calcext:value-type="float">
            <text:p>1.0669</text:p>
          </table:table-cell>
          <table:table-cell office:value-type="float" office:value="30" calcext:value-type="float">
            <text:p>30</text:p>
          </table:table-cell>
          <table:table-cell office:value-type="float" office:value="8.7427" calcext:value-type="float">
            <text:p>8.7427</text:p>
          </table:table-cell>
          <table:table-cell office:value-type="float" office:value="-16198" calcext:value-type="float">
            <text:p>-16198</text:p>
          </table:table-cell>
          <table:table-cell office:value-type="float" office:value="-27646" calcext:value-type="float">
            <text:p>-27646</text:p>
          </table:table-cell>
          <table:table-cell office:value-type="float" office:value="1016.3" calcext:value-type="float">
            <text:p>1016.3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-0.028379" calcext:value-type="float">
            <text:p>-0.028379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0.51574" calcext:value-type="float">
            <text:p>0.51574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1063" calcext:value-type="float">
            <text:p>1.1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7]-([$Sheet2.$B$2]*[.B357]+[$Sheet2.$B$3]))^2" office:value-type="float" office:value="0.000153988661927221" calcext:value-type="float">
            <text:p>0.000153988661927</text:p>
          </table:table-cell>
          <table:table-cell table:formula="of:=([.F357]-([$Sheet2.$B$7] + [$Sheet2.$B$8] * ([.B357] - [$Sheet2.$B$9])^2))^2" office:value-type="float" office:value="0.000000133555388194069" calcext:value-type="float">
            <text:p>1.33555388194069E-07</text:p>
          </table:table-cell>
          <table:table-cell table:formula="of:=([.X357]-([.AE357]^2*([$Sheet2.$B$13]*([.B357] - [$Sheet2.$B$14])^2 + [$Sheet2.$B$15]*([.B357]-[$Sheet2.$B$14]) + [$Sheet2.$B$16])    ))^2" office:value-type="float" office:value="1096.26374591543" calcext:value-type="float">
            <text:p>1096.26374591543</text:p>
          </table:table-cell>
          <table:table-cell table:formula="of:=([.AG357]-([.AE357]^2*([$Sheet2.$B$20]*([.B357] - [$Sheet2.$B$21])^2 + [$Sheet2.$B$22]*([.B357]-[$Sheet2.$B$21]) + [$Sheet2.$B$23])    ))^2" office:value-type="float" office:value="20288.5339852485" calcext:value-type="float">
            <text:p>20288.5339852485</text:p>
          </table:table-cell>
          <table:table-cell table:formula="of:=([.AH357]-([.AE357]^2*([$Sheet2.$B$27]*([.B357] - [$Sheet2.$B$28])^2 + [$Sheet2.$B$29]*([.B357]-[$Sheet2.$B$28]) + [$Sheet2.$B$30])    ))^2" office:value-type="float" office:value="82852.1286676155" calcext:value-type="float">
            <text:p>82852.1286676155</text:p>
          </table:table-cell>
          <table:table-cell table:formula="of:=([.AI357]-([.AE357]^2*([$Sheet2.$B$34]*([.B357] - [$Sheet2.$B$35])^2 + [$Sheet2.$B$36]*([.B357]-[$Sheet2.$B$35]) + [$Sheet2.$B$37])    ))^2" office:value-type="float" office:value="13.0041716428903" calcext:value-type="float">
            <text:p>13.00417164289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4" calcext:value-type="float">
            <text:p>1.2344</text:p>
          </table:table-cell>
          <table:table-cell office:value-type="float" office:value="0.19804" calcext:value-type="float">
            <text:p>0.19804</text:p>
          </table:table-cell>
          <table:table-cell office:value-type="float" office:value="0.011315" calcext:value-type="float">
            <text:p>0.011315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-0.065805" calcext:value-type="float">
            <text:p>-0.065805</text:p>
          </table:table-cell>
          <table:table-cell office:value-type="float" office:value="-3.0503" calcext:value-type="float">
            <text:p>-3.0503</text:p>
          </table:table-cell>
          <table:table-cell office:value-type="float" office:value="-0.053883" calcext:value-type="float">
            <text:p>-0.053883</text:p>
          </table:table-cell>
          <table:table-cell office:value-type="float" office:value="-2.9965" calcext:value-type="float">
            <text:p>-2.9965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-0.048934" calcext:value-type="float">
            <text:p>-0.048934</text:p>
          </table:table-cell>
          <table:table-cell office:value-type="float" office:value="-0.0057553" calcext:value-type="float">
            <text:p>-0.0057553</text:p>
          </table:table-cell>
          <table:table-cell office:value-type="float" office:value="-0.043179" calcext:value-type="float">
            <text:p>-0.043179</text:p>
          </table:table-cell>
          <table:table-cell office:value-type="float" office:value="6.2332" calcext:value-type="float">
            <text:p>6.2332</text:p>
          </table:table-cell>
          <table:table-cell office:value-type="float" office:value="6.9254" calcext:value-type="float">
            <text:p>6.9254</text:p>
          </table:table-cell>
          <table:table-cell office:value-type="float" office:value="0.90005" calcext:value-type="float">
            <text:p>0.90005</text:p>
          </table:table-cell>
          <table:table-cell office:value-type="float" office:value="8482.3" calcext:value-type="float">
            <text:p>8482.3</text:p>
          </table:table-cell>
          <table:table-cell office:value-type="float" office:value="-2989.2" calcext:value-type="float">
            <text:p>-2989.2</text:p>
          </table:table-cell>
          <table:table-cell office:value-type="float" office:value="56076" calcext:value-type="float">
            <text:p>56076</text:p>
          </table:table-cell>
          <table:table-cell office:value-type="float" office:value="8482.3" calcext:value-type="float">
            <text:p>8482.3</text:p>
          </table:table-cell>
          <table:table-cell office:value-type="float" office:value="-2989.2" calcext:value-type="float">
            <text:p>-2989.2</text:p>
          </table:table-cell>
          <table:table-cell office:value-type="float" office:value="56076" calcext:value-type="float">
            <text:p>56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21" calcext:value-type="float">
            <text:p>29.621</text:p>
          </table:table-cell>
          <table:table-cell office:value-type="float" office:value="1.0915" calcext:value-type="float">
            <text:p>1.0915</text:p>
          </table:table-cell>
          <table:table-cell office:value-type="float" office:value="30" calcext:value-type="float">
            <text:p>30</text:p>
          </table:table-cell>
          <table:table-cell office:value-type="float" office:value="9.1144" calcext:value-type="float">
            <text:p>9.1144</text:p>
          </table:table-cell>
          <table:table-cell office:value-type="float" office:value="-16963" calcext:value-type="float">
            <text:p>-16963</text:p>
          </table:table-cell>
          <table:table-cell office:value-type="float" office:value="-29098" calcext:value-type="float">
            <text:p>-29098</text:p>
          </table:table-cell>
          <table:table-cell office:value-type="float" office:value="1111.4" calcext:value-type="float">
            <text:p>1111.4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0.24826" calcext:value-type="float">
            <text:p>-0.24826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0" calcext:value-type="float">
            <text:p>0</text:p>
          </table:table-cell>
          <table:table-cell office:value-type="float" office:value="3148.1" calcext:value-type="float">
            <text:p>3148.1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49" calcext:value-type="float">
            <text:p>1.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8]-([$Sheet2.$B$2]*[.B358]+[$Sheet2.$B$3]))^2" office:value-type="float" office:value="0.0000716490579268881" calcext:value-type="float">
            <text:p>7.16490579268881E-05</text:p>
          </table:table-cell>
          <table:table-cell table:formula="of:=([.F358]-([$Sheet2.$B$7] + [$Sheet2.$B$8] * ([.B358] - [$Sheet2.$B$9])^2))^2" office:value-type="float" office:value="0.0000000219109623528978" calcext:value-type="float">
            <text:p>2.19109623528978E-08</text:p>
          </table:table-cell>
          <table:table-cell table:formula="of:=([.X358]-([.AE358]^2*([$Sheet2.$B$13]*([.B358] - [$Sheet2.$B$14])^2 + [$Sheet2.$B$15]*([.B358]-[$Sheet2.$B$14]) + [$Sheet2.$B$16])    ))^2" office:value-type="float" office:value="872.938944533502" calcext:value-type="float">
            <text:p>872.938944533502</text:p>
          </table:table-cell>
          <table:table-cell table:formula="of:=([.AG358]-([.AE358]^2*([$Sheet2.$B$20]*([.B358] - [$Sheet2.$B$21])^2 + [$Sheet2.$B$22]*([.B358]-[$Sheet2.$B$21]) + [$Sheet2.$B$23])    ))^2" office:value-type="float" office:value="10284.9741648882" calcext:value-type="float">
            <text:p>10284.9741648882</text:p>
          </table:table-cell>
          <table:table-cell table:formula="of:=([.AH358]-([.AE358]^2*([$Sheet2.$B$27]*([.B358] - [$Sheet2.$B$28])^2 + [$Sheet2.$B$29]*([.B358]-[$Sheet2.$B$28]) + [$Sheet2.$B$30])    ))^2" office:value-type="float" office:value="47327.2962122005" calcext:value-type="float">
            <text:p>47327.2962122005</text:p>
          </table:table-cell>
          <table:table-cell table:formula="of:=([.AI358]-([.AE358]^2*([$Sheet2.$B$34]*([.B358] - [$Sheet2.$B$35])^2 + [$Sheet2.$B$36]*([.B358]-[$Sheet2.$B$35]) + [$Sheet2.$B$37])    ))^2" office:value-type="float" office:value="15.2062992036257" calcext:value-type="float">
            <text:p>15.206299203625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21408" calcext:value-type="float">
            <text:p>0.21408</text:p>
          </table:table-cell>
          <table:table-cell office:value-type="float" office:value="0.011874" calcext:value-type="float">
            <text:p>0.011874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-0.070832" calcext:value-type="float">
            <text:p>-0.070832</text:p>
          </table:table-cell>
          <table:table-cell office:value-type="float" office:value="-3.2044" calcext:value-type="float">
            <text:p>-3.2044</text:p>
          </table:table-cell>
          <table:table-cell office:value-type="float" office:value="-0.056541" calcext:value-type="float">
            <text:p>-0.056541</text:p>
          </table:table-cell>
          <table:table-cell office:value-type="float" office:value="-3.1479" calcext:value-type="float">
            <text:p>-3.1479</text:p>
          </table:table-cell>
          <table:table-cell office:value-type="float" office:value="0.78069" calcext:value-type="float">
            <text:p>0.78069</text:p>
          </table:table-cell>
          <table:table-cell office:value-type="float" office:value="-0.053314" calcext:value-type="float">
            <text:p>-0.053314</text:p>
          </table:table-cell>
          <table:table-cell office:value-type="float" office:value="-0.0060682" calcext:value-type="float">
            <text:p>-0.0060682</text:p>
          </table:table-cell>
          <table:table-cell office:value-type="float" office:value="-0.047246" calcext:value-type="float">
            <text:p>-0.047246</text:p>
          </table:table-cell>
          <table:table-cell office:value-type="float" office:value="5.9839" calcext:value-type="float">
            <text:p>5.9839</text:p>
          </table:table-cell>
          <table:table-cell office:value-type="float" office:value="6.7727" calcext:value-type="float">
            <text:p>6.7727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9185.4" calcext:value-type="float">
            <text:p>9185.4</text:p>
          </table:table-cell>
          <table:table-cell office:value-type="float" office:value="-3217.6" calcext:value-type="float">
            <text:p>-3217.6</text:p>
          </table:table-cell>
          <table:table-cell office:value-type="float" office:value="58192" calcext:value-type="float">
            <text:p>58192</text:p>
          </table:table-cell>
          <table:table-cell office:value-type="float" office:value="9185.4" calcext:value-type="float">
            <text:p>9185.4</text:p>
          </table:table-cell>
          <table:table-cell office:value-type="float" office:value="-3217.6" calcext:value-type="float">
            <text:p>-3217.6</text:p>
          </table:table-cell>
          <table:table-cell office:value-type="float" office:value="58192" calcext:value-type="float">
            <text:p>58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9" calcext:value-type="float">
            <text:p>29.59</text:p>
          </table:table-cell>
          <table:table-cell office:value-type="float" office:value="1.1161" calcext:value-type="float">
            <text:p>1.1161</text:p>
          </table:table-cell>
          <table:table-cell office:value-type="float" office:value="30" calcext:value-type="float">
            <text:p>30</text:p>
          </table:table-cell>
          <table:table-cell office:value-type="float" office:value="9.4874" calcext:value-type="float">
            <text:p>9.4874</text:p>
          </table:table-cell>
          <table:table-cell office:value-type="float" office:value="-17732" calcext:value-type="float">
            <text:p>-17732</text:p>
          </table:table-cell>
          <table:table-cell office:value-type="float" office:value="-30568" calcext:value-type="float">
            <text:p>-30568</text:p>
          </table:table-cell>
          <table:table-cell office:value-type="float" office:value="1210.9" calcext:value-type="float">
            <text:p>1210.9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-0.24838" calcext:value-type="float">
            <text:p>-0.24838</text:p>
          </table:table-cell>
          <table:table-cell office:value-type="float" office:value="-0.031378" calcext:value-type="float">
            <text:p>-0.031378</text:p>
          </table:table-cell>
          <table:table-cell office:value-type="float" office:value="0" calcext:value-type="float">
            <text:p>0</text:p>
          </table:table-cell>
          <table:table-cell office:value-type="float" office:value="3219.1" calcext:value-type="float">
            <text:p>3219.1</text:p>
          </table:table-cell>
          <table:table-cell office:value-type="float" office:value="0.6058" calcext:value-type="float">
            <text:p>0.6058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1911" calcext:value-type="float">
            <text:p>1.1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9]-([$Sheet2.$B$2]*[.B359]+[$Sheet2.$B$3]))^2" office:value-type="float" office:value="0.0000161598894145925" calcext:value-type="float">
            <text:p>1.61598894145925E-05</text:p>
          </table:table-cell>
          <table:table-cell table:formula="of:=([.F359]-([$Sheet2.$B$7] + [$Sheet2.$B$8] * ([.B359] - [$Sheet2.$B$9])^2))^2" office:value-type="float" office:value="0.000000613434785696644" calcext:value-type="float">
            <text:p>6.13434785696644E-07</text:p>
          </table:table-cell>
          <table:table-cell table:formula="of:=([.X359]-([.AE359]^2*([$Sheet2.$B$13]*([.B359] - [$Sheet2.$B$14])^2 + [$Sheet2.$B$15]*([.B359]-[$Sheet2.$B$14]) + [$Sheet2.$B$16])    ))^2" office:value-type="float" office:value="599.245977948337" calcext:value-type="float">
            <text:p>599.245977948337</text:p>
          </table:table-cell>
          <table:table-cell table:formula="of:=([.AG359]-([.AE359]^2*([$Sheet2.$B$20]*([.B359] - [$Sheet2.$B$21])^2 + [$Sheet2.$B$22]*([.B359]-[$Sheet2.$B$21]) + [$Sheet2.$B$23])    ))^2" office:value-type="float" office:value="2972.61351158955" calcext:value-type="float">
            <text:p>2972.61351158955</text:p>
          </table:table-cell>
          <table:table-cell table:formula="of:=([.AH359]-([.AE359]^2*([$Sheet2.$B$27]*([.B359] - [$Sheet2.$B$28])^2 + [$Sheet2.$B$29]*([.B359]-[$Sheet2.$B$28]) + [$Sheet2.$B$30])    ))^2" office:value-type="float" office:value="17973.2265390424" calcext:value-type="float">
            <text:p>17973.2265390424</text:p>
          </table:table-cell>
          <table:table-cell table:formula="of:=([.AI359]-([.AE359]^2*([$Sheet2.$B$34]*([.B359] - [$Sheet2.$B$35])^2 + [$Sheet2.$B$36]*([.B359]-[$Sheet2.$B$35]) + [$Sheet2.$B$37])    ))^2" office:value-type="float" office:value="18.9033932343974" calcext:value-type="float">
            <text:p>18.90339323439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" calcext:value-type="float">
            <text:p>1.3269</text:p>
          </table:table-cell>
          <table:table-cell office:value-type="float" office:value="0.23064" calcext:value-type="float">
            <text:p>0.23064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-0.076029" calcext:value-type="float">
            <text:p>-0.076029</text:p>
          </table:table-cell>
          <table:table-cell office:value-type="float" office:value="-3.3598" calcext:value-type="float">
            <text:p>-3.3598</text:p>
          </table:table-cell>
          <table:table-cell office:value-type="float" office:value="-0.059331" calcext:value-type="float">
            <text:p>-0.059331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0.81455" calcext:value-type="float">
            <text:p>0.81455</text:p>
          </table:table-cell>
          <table:table-cell office:value-type="float" office:value="-0.057848" calcext:value-type="float">
            <text:p>-0.057848</text:p>
          </table:table-cell>
          <table:table-cell office:value-type="float" office:value="-0.0063955" calcext:value-type="float">
            <text:p>-0.0063955</text:p>
          </table:table-cell>
          <table:table-cell office:value-type="float" office:value="-0.051453" calcext:value-type="float">
            <text:p>-0.051453</text:p>
          </table:table-cell>
          <table:table-cell office:value-type="float" office:value="5.7531" calcext:value-type="float">
            <text:p>5.7531</text:p>
          </table:table-cell>
          <table:table-cell office:value-type="float" office:value="6.6271" calcext:value-type="float">
            <text:p>6.6271</text:p>
          </table:table-cell>
          <table:table-cell office:value-type="float" office:value="0.86812" calcext:value-type="float">
            <text:p>0.86812</text:p>
          </table:table-cell>
          <table:table-cell office:value-type="float" office:value="9911.2" calcext:value-type="float">
            <text:p>9911.2</text:p>
          </table:table-cell>
          <table:table-cell office:value-type="float" office:value="-3453.7" calcext:value-type="float">
            <text:p>-3453.7</text:p>
          </table:table-cell>
          <table:table-cell office:value-type="float" office:value="60276" calcext:value-type="float">
            <text:p>60276</text:p>
          </table:table-cell>
          <table:table-cell office:value-type="float" office:value="9911.2" calcext:value-type="float">
            <text:p>9911.2</text:p>
          </table:table-cell>
          <table:table-cell office:value-type="float" office:value="-3453.7" calcext:value-type="float">
            <text:p>-3453.7</text:p>
          </table:table-cell>
          <table:table-cell office:value-type="float" office:value="60276" calcext:value-type="float">
            <text:p>60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57" calcext:value-type="float">
            <text:p>29.557</text:p>
          </table:table-cell>
          <table:table-cell office:value-type="float" office:value="1.1407" calcext:value-type="float">
            <text:p>1.1407</text:p>
          </table:table-cell>
          <table:table-cell office:value-type="float" office:value="30" calcext:value-type="float">
            <text:p>30</text:p>
          </table:table-cell>
          <table:table-cell office:value-type="float" office:value="9.8606" calcext:value-type="float">
            <text:p>9.8606</text:p>
          </table:table-cell>
          <table:table-cell office:value-type="float" office:value="-18501" calcext:value-type="float">
            <text:p>-18501</text:p>
          </table:table-cell>
          <table:table-cell office:value-type="float" office:value="-32050" calcext:value-type="float">
            <text:p>-32050</text:p>
          </table:table-cell>
          <table:table-cell office:value-type="float" office:value="1313.9" calcext:value-type="float">
            <text:p>1313.9</text:p>
          </table:table-cell>
          <table:table-cell office:value-type="float" office:value="0.92878" calcext:value-type="float">
            <text:p>0.92878</text:p>
          </table:table-cell>
          <table:table-cell office:value-type="float" office:value="-0.2485" calcext:value-type="float">
            <text:p>-0.2485</text:p>
          </table:table-cell>
          <table:table-cell office:value-type="float" office:value="-0.032836" calcext:value-type="float">
            <text:p>-0.032836</text:p>
          </table:table-cell>
          <table:table-cell office:value-type="float" office:value="0" calcext:value-type="float">
            <text:p>0</text:p>
          </table:table-cell>
          <table:table-cell office:value-type="float" office:value="3289.8" calcext:value-type="float">
            <text:p>3289.8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2324" calcext:value-type="float">
            <text:p>1.23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0]-([$Sheet2.$B$2]*[.B360]+[$Sheet2.$B$3]))^2" office:value-type="float" office:value="0.00000126495833638135" calcext:value-type="float">
            <text:p>1.26495833638135E-06</text:p>
          </table:table-cell>
          <table:table-cell table:formula="of:=([.F360]-([$Sheet2.$B$7] + [$Sheet2.$B$8] * ([.B360] - [$Sheet2.$B$9])^2))^2" office:value-type="float" office:value="0.00000259254910070958" calcext:value-type="float">
            <text:p>2.59254910070958E-06</text:p>
          </table:table-cell>
          <table:table-cell table:formula="of:=([.X360]-([.AE360]^2*([$Sheet2.$B$13]*([.B360] - [$Sheet2.$B$14])^2 + [$Sheet2.$B$15]*([.B360]-[$Sheet2.$B$14]) + [$Sheet2.$B$16])    ))^2" office:value-type="float" office:value="303.169276202005" calcext:value-type="float">
            <text:p>303.169276202005</text:p>
          </table:table-cell>
          <table:table-cell table:formula="of:=([.AG360]-([.AE360]^2*([$Sheet2.$B$20]*([.B360] - [$Sheet2.$B$21])^2 + [$Sheet2.$B$22]*([.B360]-[$Sheet2.$B$21]) + [$Sheet2.$B$23])    ))^2" office:value-type="float" office:value="5.02531818794892" calcext:value-type="float">
            <text:p>5.02531818794892</text:p>
          </table:table-cell>
          <table:table-cell table:formula="of:=([.AH360]-([.AE360]^2*([$Sheet2.$B$27]*([.B360] - [$Sheet2.$B$28])^2 + [$Sheet2.$B$29]*([.B360]-[$Sheet2.$B$28]) + [$Sheet2.$B$30])    ))^2" office:value-type="float" office:value="985.213762086765" calcext:value-type="float">
            <text:p>985.213762086765</text:p>
          </table:table-cell>
          <table:table-cell table:formula="of:=([.AI360]-([.AE360]^2*([$Sheet2.$B$34]*([.B360] - [$Sheet2.$B$35])^2 + [$Sheet2.$B$36]*([.B360]-[$Sheet2.$B$35]) + [$Sheet2.$B$37])    ))^2" office:value-type="float" office:value="16.4103012093795" calcext:value-type="float">
            <text:p>16.410301209379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24773" calcext:value-type="float">
            <text:p>0.24773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-0.081394" calcext:value-type="float">
            <text:p>-0.081394</text:p>
          </table:table-cell>
          <table:table-cell office:value-type="float" office:value="-3.5166" calcext:value-type="float">
            <text:p>-3.5166</text:p>
          </table:table-cell>
          <table:table-cell office:value-type="float" office:value="-0.062235" calcext:value-type="float">
            <text:p>-0.062235</text:p>
          </table:table-cell>
          <table:table-cell office:value-type="float" office:value="-3.4543" calcext:value-type="float">
            <text:p>-3.4543</text:p>
          </table:table-cell>
          <table:table-cell office:value-type="float" office:value="0.8485" calcext:value-type="float">
            <text:p>0.8485</text:p>
          </table:table-cell>
          <table:table-cell office:value-type="float" office:value="-0.062543" calcext:value-type="float">
            <text:p>-0.062543</text:p>
          </table:table-cell>
          <table:table-cell office:value-type="float" office:value="-0.0067337" calcext:value-type="float">
            <text:p>-0.0067337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5.5389" calcext:value-type="float">
            <text:p>5.5389</text:p>
          </table:table-cell>
          <table:table-cell office:value-type="float" office:value="6.4882" calcext:value-type="float">
            <text:p>6.4882</text:p>
          </table:table-cell>
          <table:table-cell office:value-type="float" office:value="0.85369" calcext:value-type="float">
            <text:p>0.85369</text:p>
          </table:table-cell>
          <table:table-cell office:value-type="float" office:value="10660" calcext:value-type="float">
            <text:p>10660</text:p>
          </table:table-cell>
          <table:table-cell office:value-type="float" office:value="-3697.4" calcext:value-type="float">
            <text:p>-3697.4</text:p>
          </table:table-cell>
          <table:table-cell office:value-type="float" office:value="62331" calcext:value-type="float">
            <text:p>62331</text:p>
          </table:table-cell>
          <table:table-cell office:value-type="float" office:value="10660" calcext:value-type="float">
            <text:p>10660</text:p>
          </table:table-cell>
          <table:table-cell office:value-type="float" office:value="-3697.4" calcext:value-type="float">
            <text:p>-3697.4</text:p>
          </table:table-cell>
          <table:table-cell office:value-type="float" office:value="62331" calcext:value-type="float">
            <text:p>62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23" calcext:value-type="float">
            <text:p>29.523</text:p>
          </table:table-cell>
          <table:table-cell office:value-type="float" office:value="1.1651" calcext:value-type="float">
            <text:p>1.1651</text:p>
          </table:table-cell>
          <table:table-cell office:value-type="float" office:value="30" calcext:value-type="float">
            <text:p>30</text:p>
          </table:table-cell>
          <table:table-cell office:value-type="float" office:value="10.234" calcext:value-type="float">
            <text:p>10.234</text:p>
          </table:table-cell>
          <table:table-cell office:value-type="float" office:value="-19272" calcext:value-type="float">
            <text:p>-19272</text:p>
          </table:table-cell>
          <table:table-cell office:value-type="float" office:value="-33546" calcext:value-type="float">
            <text:p>-33546</text:p>
          </table:table-cell>
          <table:table-cell office:value-type="float" office:value="1420.5" calcext:value-type="float">
            <text:p>1420.5</text:p>
          </table:table-cell>
          <table:table-cell office:value-type="float" office:value="0.92777" calcext:value-type="float">
            <text:p>0.92777</text:p>
          </table:table-cell>
          <table:table-cell office:value-type="float" office:value="-0.24863" calcext:value-type="float">
            <text:p>-0.24863</text:p>
          </table:table-cell>
          <table:table-cell office:value-type="float" office:value="-0.034269" calcext:value-type="float">
            <text:p>-0.034269</text:p>
          </table:table-cell>
          <table:table-cell office:value-type="float" office:value="0" calcext:value-type="float">
            <text:p>0</text:p>
          </table:table-cell>
          <table:table-cell office:value-type="float" office:value="3360.2" calcext:value-type="float">
            <text:p>3360.2</text:p>
          </table:table-cell>
          <table:table-cell office:value-type="float" office:value="0.70145" calcext:value-type="float">
            <text:p>0.70145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273" calcext:value-type="float">
            <text:p>1.2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1]-([$Sheet2.$B$2]*[.B361]+[$Sheet2.$B$3]))^2" office:value-type="float" office:value="0.0000471878845985736" calcext:value-type="float">
            <text:p>4.71878845985736E-05</text:p>
          </table:table-cell>
          <table:table-cell table:formula="of:=([.F361]-([$Sheet2.$B$7] + [$Sheet2.$B$8] * ([.B361] - [$Sheet2.$B$9])^2))^2" office:value-type="float" office:value="0.00000685800652503752" calcext:value-type="float">
            <text:p>6.85800652503752E-06</text:p>
          </table:table-cell>
          <table:table-cell table:formula="of:=([.X361]-([.AE361]^2*([$Sheet2.$B$13]*([.B361] - [$Sheet2.$B$14])^2 + [$Sheet2.$B$15]*([.B361]-[$Sheet2.$B$14]) + [$Sheet2.$B$16])    ))^2" office:value-type="float" office:value="67.9356273196991" calcext:value-type="float">
            <text:p>67.9356273196991</text:p>
          </table:table-cell>
          <table:table-cell table:formula="of:=([.AG361]-([.AE361]^2*([$Sheet2.$B$20]*([.B361] - [$Sheet2.$B$21])^2 + [$Sheet2.$B$22]*([.B361]-[$Sheet2.$B$21]) + [$Sheet2.$B$23])    ))^2" office:value-type="float" office:value="4472.31145170071" calcext:value-type="float">
            <text:p>4472.31145170071</text:p>
          </table:table-cell>
          <table:table-cell table:formula="of:=([.AH361]-([.AE361]^2*([$Sheet2.$B$27]*([.B361] - [$Sheet2.$B$28])^2 + [$Sheet2.$B$29]*([.B361]-[$Sheet2.$B$28]) + [$Sheet2.$B$30])    ))^2" office:value-type="float" office:value="7828.72216838395" calcext:value-type="float">
            <text:p>7828.72216838395</text:p>
          </table:table-cell>
          <table:table-cell table:formula="of:=([.AI361]-([.AE361]^2*([$Sheet2.$B$34]*([.B361] - [$Sheet2.$B$35])^2 + [$Sheet2.$B$36]*([.B361]-[$Sheet2.$B$35]) + [$Sheet2.$B$37])    ))^2" office:value-type="float" office:value="9.66591026988677" calcext:value-type="float">
            <text:p>9.6659102698867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26534" calcext:value-type="float">
            <text:p>0.26534</text:p>
          </table:table-cell>
          <table:table-cell office:value-type="float" office:value="0.013724" calcext:value-type="float">
            <text:p>0.013724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0.086923" calcext:value-type="float">
            <text:p>-0.086923</text:p>
          </table:table-cell>
          <table:table-cell office:value-type="float" office:value="-3.6747" calcext:value-type="float">
            <text:p>-3.6747</text:p>
          </table:table-cell>
          <table:table-cell office:value-type="float" office:value="-0.065352" calcext:value-type="float">
            <text:p>-0.065352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0.88249" calcext:value-type="float">
            <text:p>0.88249</text:p>
          </table:table-cell>
          <table:table-cell office:value-type="float" office:value="-0.067411" calcext:value-type="float">
            <text:p>-0.067411</text:p>
          </table:table-cell>
          <table:table-cell office:value-type="float" office:value="-0.0071079" calcext:value-type="float">
            <text:p>-0.0071079</text:p>
          </table:table-cell>
          <table:table-cell office:value-type="float" office:value="-0.060303" calcext:value-type="float">
            <text:p>-0.060303</text:p>
          </table:table-cell>
          <table:table-cell office:value-type="float" office:value="5.3392" calcext:value-type="float">
            <text:p>5.3392</text:p>
          </table:table-cell>
          <table:table-cell office:value-type="float" office:value="6.3551" calcext:value-type="float">
            <text:p>6.3551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11430" calcext:value-type="float">
            <text:p>11430</text:p>
          </table:table-cell>
          <table:table-cell office:value-type="float" office:value="-3948.5" calcext:value-type="float">
            <text:p>-3948.5</text:p>
          </table:table-cell>
          <table:table-cell office:value-type="float" office:value="64355" calcext:value-type="float">
            <text:p>64355</text:p>
          </table:table-cell>
          <table:table-cell office:value-type="float" office:value="11430" calcext:value-type="float">
            <text:p>11430</text:p>
          </table:table-cell>
          <table:table-cell office:value-type="float" office:value="-3948.5" calcext:value-type="float">
            <text:p>-3948.5</text:p>
          </table:table-cell>
          <table:table-cell office:value-type="float" office:value="64355" calcext:value-type="float">
            <text:p>64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87" calcext:value-type="float">
            <text:p>29.487</text:p>
          </table:table-cell>
          <table:table-cell office:value-type="float" office:value="1.1895" calcext:value-type="float">
            <text:p>1.1895</text:p>
          </table:table-cell>
          <table:table-cell office:value-type="float" office:value="30" calcext:value-type="float">
            <text:p>30</text:p>
          </table:table-cell>
          <table:table-cell office:value-type="float" office:value="10.608" calcext:value-type="float">
            <text:p>10.608</text:p>
          </table:table-cell>
          <table:table-cell office:value-type="float" office:value="-20044" calcext:value-type="float">
            <text:p>-20044</text:p>
          </table:table-cell>
          <table:table-cell office:value-type="float" office:value="-35054" calcext:value-type="float">
            <text:p>-35054</text:p>
          </table:table-cell>
          <table:table-cell office:value-type="float" office:value="1531.1" calcext:value-type="float">
            <text:p>1531.1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-0.24876" calcext:value-type="float">
            <text:p>-0.24876</text:p>
          </table:table-cell>
          <table:table-cell office:value-type="float" office:value="-0.035676" calcext:value-type="float">
            <text:p>-0.035676</text:p>
          </table:table-cell>
          <table:table-cell office:value-type="float" office:value="0" calcext:value-type="float">
            <text:p>0</text:p>
          </table:table-cell>
          <table:table-cell office:value-type="float" office:value="3430.6" calcext:value-type="float">
            <text:p>3430.6</text:p>
          </table:table-cell>
          <table:table-cell office:value-type="float" office:value="0.75122" calcext:value-type="float">
            <text:p>0.75122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3129" calcext:value-type="float">
            <text:p>1.31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2]-([$Sheet2.$B$2]*[.B362]+[$Sheet2.$B$3]))^2" office:value-type="float" office:value="0.000179934966371057" calcext:value-type="float">
            <text:p>0.000179934966371</text:p>
          </table:table-cell>
          <table:table-cell table:formula="of:=([.F362]-([$Sheet2.$B$7] + [$Sheet2.$B$8] * ([.B362] - [$Sheet2.$B$9])^2))^2" office:value-type="float" office:value="0.0000145858390417278" calcext:value-type="float">
            <text:p>1.45858390417278E-05</text:p>
          </table:table-cell>
          <table:table-cell table:formula="of:=([.X362]-([.AE362]^2*([$Sheet2.$B$13]*([.B362] - [$Sheet2.$B$14])^2 + [$Sheet2.$B$15]*([.B362]-[$Sheet2.$B$14]) + [$Sheet2.$B$16])    ))^2" office:value-type="float" office:value="10.4254584831506" calcext:value-type="float">
            <text:p>10.4254584831506</text:p>
          </table:table-cell>
          <table:table-cell table:formula="of:=([.AG362]-([.AE362]^2*([$Sheet2.$B$20]*([.B362] - [$Sheet2.$B$21])^2 + [$Sheet2.$B$22]*([.B362]-[$Sheet2.$B$21]) + [$Sheet2.$B$23])    ))^2" office:value-type="float" office:value="19706.314784429" calcext:value-type="float">
            <text:p>19706.314784429</text:p>
          </table:table-cell>
          <table:table-cell table:formula="of:=([.AH362]-([.AE362]^2*([$Sheet2.$B$27]*([.B362] - [$Sheet2.$B$28])^2 + [$Sheet2.$B$29]*([.B362]-[$Sheet2.$B$28]) + [$Sheet2.$B$30])    ))^2" office:value-type="float" office:value="51774.579810661" calcext:value-type="float">
            <text:p>51774.579810661</text:p>
          </table:table-cell>
          <table:table-cell table:formula="of:=([.AI362]-([.AE362]^2*([$Sheet2.$B$34]*([.B362] - [$Sheet2.$B$35])^2 + [$Sheet2.$B$36]*([.B362]-[$Sheet2.$B$35]) + [$Sheet2.$B$37])    ))^2" office:value-type="float" office:value="3.69380875117624" calcext:value-type="float">
            <text:p>3.6938087511762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28351" calcext:value-type="float">
            <text:p>0.28351</text:p>
          </table:table-cell>
          <table:table-cell office:value-type="float" office:value="0.014477" calcext:value-type="float">
            <text:p>0.014477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-0.092611" calcext:value-type="float">
            <text:p>-0.092611</text:p>
          </table:table-cell>
          <table:table-cell office:value-type="float" office:value="-3.8343" calcext:value-type="float">
            <text:p>-3.8343</text:p>
          </table:table-cell>
          <table:table-cell office:value-type="float" office:value="-0.06894" calcext:value-type="float">
            <text:p>-0.06894</text:p>
          </table:table-cell>
          <table:table-cell office:value-type="float" office:value="-3.7654" calcext:value-type="float">
            <text:p>-3.7654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-0.072484" calcext:value-type="float">
            <text:p>-0.072484</text:p>
          </table:table-cell>
          <table:table-cell office:value-type="float" office:value="-0.0075436" calcext:value-type="float">
            <text:p>-0.0075436</text:p>
          </table:table-cell>
          <table:table-cell office:value-type="float" office:value="-0.064941" calcext:value-type="float">
            <text:p>-0.064941</text:p>
          </table:table-cell>
          <table:table-cell office:value-type="float" office:value="5.1518" calcext:value-type="float">
            <text:p>5.1518</text:p>
          </table:table-cell>
          <table:table-cell office:value-type="float" office:value="6.2262" calcext:value-type="float">
            <text:p>6.2262</text:p>
          </table:table-cell>
          <table:table-cell office:value-type="float" office:value="0.82744" calcext:value-type="float">
            <text:p>0.82744</text:p>
          </table:table-cell>
          <table:table-cell office:value-type="float" office:value="12221" calcext:value-type="float">
            <text:p>12221</text:p>
          </table:table-cell>
          <table:table-cell office:value-type="float" office:value="-4206.9" calcext:value-type="float">
            <text:p>-4206.9</text:p>
          </table:table-cell>
          <table:table-cell office:value-type="float" office:value="66348" calcext:value-type="float">
            <text:p>66348</text:p>
          </table:table-cell>
          <table:table-cell office:value-type="float" office:value="12221" calcext:value-type="float">
            <text:p>12221</text:p>
          </table:table-cell>
          <table:table-cell office:value-type="float" office:value="-4206.9" calcext:value-type="float">
            <text:p>-4206.9</text:p>
          </table:table-cell>
          <table:table-cell office:value-type="float" office:value="66348" calcext:value-type="float">
            <text:p>66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5" calcext:value-type="float">
            <text:p>29.45</text:p>
          </table:table-cell>
          <table:table-cell office:value-type="float" office:value="1.2141" calcext:value-type="float">
            <text:p>1.2141</text:p>
          </table:table-cell>
          <table:table-cell office:value-type="float" office:value="30" calcext:value-type="float">
            <text:p>30</text:p>
          </table:table-cell>
          <table:table-cell office:value-type="float" office:value="10.985" calcext:value-type="float">
            <text:p>10.985</text:p>
          </table:table-cell>
          <table:table-cell office:value-type="float" office:value="-20817" calcext:value-type="float">
            <text:p>-20817</text:p>
          </table:table-cell>
          <table:table-cell office:value-type="float" office:value="-36577" calcext:value-type="float">
            <text:p>-36577</text:p>
          </table:table-cell>
          <table:table-cell office:value-type="float" office:value="1646.3" calcext:value-type="float">
            <text:p>1646.3</text:p>
          </table:table-cell>
          <table:table-cell office:value-type="float" office:value="0.92572" calcext:value-type="float">
            <text:p>0.92572</text:p>
          </table:table-cell>
          <table:table-cell office:value-type="float" office:value="-0.24889" calcext:value-type="float">
            <text:p>-0.24889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0" calcext:value-type="float">
            <text:p>0</text:p>
          </table:table-cell>
          <table:table-cell office:value-type="float" office:value="3501.7" calcext:value-type="float">
            <text:p>3501.7</text:p>
          </table:table-cell>
          <table:table-cell office:value-type="float" office:value="0.80222" calcext:value-type="float">
            <text:p>0.80222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3521" calcext:value-type="float">
            <text:p>1.35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3]-([$Sheet2.$B$2]*[.B363]+[$Sheet2.$B$3]))^2" office:value-type="float" office:value="0.000422657026762994" calcext:value-type="float">
            <text:p>0.000422657026763</text:p>
          </table:table-cell>
          <table:table-cell table:formula="of:=([.F363]-([$Sheet2.$B$7] + [$Sheet2.$B$8] * ([.B363] - [$Sheet2.$B$9])^2))^2" office:value-type="float" office:value="0.0000267415589324446" calcext:value-type="float">
            <text:p>2.67415589324446E-05</text:p>
          </table:table-cell>
          <table:table-cell table:formula="of:=([.X363]-([.AE363]^2*([$Sheet2.$B$13]*([.B363] - [$Sheet2.$B$14])^2 + [$Sheet2.$B$15]*([.B363]-[$Sheet2.$B$14]) + [$Sheet2.$B$16])    ))^2" office:value-type="float" office:value="292.468423778053" calcext:value-type="float">
            <text:p>292.468423778053</text:p>
          </table:table-cell>
          <table:table-cell table:formula="of:=([.AG363]-([.AE363]^2*([$Sheet2.$B$20]*([.B363] - [$Sheet2.$B$21])^2 + [$Sheet2.$B$22]*([.B363]-[$Sheet2.$B$21]) + [$Sheet2.$B$23])    ))^2" office:value-type="float" office:value="49619.0062634542" calcext:value-type="float">
            <text:p>49619.0062634542</text:p>
          </table:table-cell>
          <table:table-cell table:formula="of:=([.AH363]-([.AE363]^2*([$Sheet2.$B$27]*([.B363] - [$Sheet2.$B$28])^2 + [$Sheet2.$B$29]*([.B363]-[$Sheet2.$B$28]) + [$Sheet2.$B$30])    ))^2" office:value-type="float" office:value="146530.121563786" calcext:value-type="float">
            <text:p>146530.121563786</text:p>
          </table:table-cell>
          <table:table-cell table:formula="of:=([.AI363]-([.AE363]^2*([$Sheet2.$B$34]*([.B363] - [$Sheet2.$B$35])^2 + [$Sheet2.$B$36]*([.B363]-[$Sheet2.$B$35]) + [$Sheet2.$B$37])    ))^2" office:value-type="float" office:value="1.18752031620868" calcext:value-type="float">
            <text:p>1.187520316208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7" calcext:value-type="float">
            <text:p>1.5037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015352" calcext:value-type="float">
            <text:p>0.015352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-0.098452" calcext:value-type="float">
            <text:p>-0.098452</text:p>
          </table:table-cell>
          <table:table-cell office:value-type="float" office:value="-3.9952" calcext:value-type="float">
            <text:p>-3.9952</text:p>
          </table:table-cell>
          <table:table-cell office:value-type="float" office:value="-0.073105" calcext:value-type="float">
            <text:p>-0.073105</text:p>
          </table:table-cell>
          <table:table-cell office:value-type="float" office:value="-3.9221" calcext:value-type="float">
            <text:p>-3.9221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-0.077755" calcext:value-type="float">
            <text:p>-0.077755</text:p>
          </table:table-cell>
          <table:table-cell office:value-type="float" office:value="-0.0080524" calcext:value-type="float">
            <text:p>-0.0080524</text:p>
          </table:table-cell>
          <table:table-cell office:value-type="float" office:value="-0.069702" calcext:value-type="float">
            <text:p>-0.069702</text:p>
          </table:table-cell>
          <table:table-cell office:value-type="float" office:value="4.9754" calcext:value-type="float">
            <text:p>4.9754</text:p>
          </table:table-cell>
          <table:table-cell office:value-type="float" office:value="6.1011" calcext:value-type="float">
            <text:p>6.1011</text:p>
          </table:table-cell>
          <table:table-cell office:value-type="float" office:value="0.81549" calcext:value-type="float">
            <text:p>0.81549</text:p>
          </table:table-cell>
          <table:table-cell office:value-type="float" office:value="13032" calcext:value-type="float">
            <text:p>13032</text:p>
          </table:table-cell>
          <table:table-cell office:value-type="float" office:value="-4472.3" calcext:value-type="float">
            <text:p>-4472.3</text:p>
          </table:table-cell>
          <table:table-cell office:value-type="float" office:value="68307" calcext:value-type="float">
            <text:p>68307</text:p>
          </table:table-cell>
          <table:table-cell office:value-type="float" office:value="13032" calcext:value-type="float">
            <text:p>13032</text:p>
          </table:table-cell>
          <table:table-cell office:value-type="float" office:value="-4472.3" calcext:value-type="float">
            <text:p>-4472.3</text:p>
          </table:table-cell>
          <table:table-cell office:value-type="float" office:value="68307" calcext:value-type="float">
            <text:p>68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12" calcext:value-type="float">
            <text:p>29.412</text:p>
          </table:table-cell>
          <table:table-cell office:value-type="float" office:value="1.239" calcext:value-type="float">
            <text:p>1.239</text:p>
          </table:table-cell>
          <table:table-cell office:value-type="float" office:value="30" calcext:value-type="float">
            <text:p>30</text:p>
          </table:table-cell>
          <table:table-cell office:value-type="float" office:value="11.364" calcext:value-type="float">
            <text:p>11.364</text:p>
          </table:table-cell>
          <table:table-cell office:value-type="float" office:value="-21590" calcext:value-type="float">
            <text:p>-21590</text:p>
          </table:table-cell>
          <table:table-cell office:value-type="float" office:value="-38112" calcext:value-type="float">
            <text:p>-38112</text:p>
          </table:table-cell>
          <table:table-cell office:value-type="float" office:value="1766" calcext:value-type="float">
            <text:p>1766</text:p>
          </table:table-cell>
          <table:table-cell office:value-type="float" office:value="0.92468" calcext:value-type="float">
            <text:p>0.92468</text:p>
          </table:table-cell>
          <table:table-cell office:value-type="float" office:value="-0.24903" calcext:value-type="float">
            <text:p>-0.24903</text:p>
          </table:table-cell>
          <table:table-cell office:value-type="float" office:value="-0.038413" calcext:value-type="float">
            <text:p>-0.038413</text:p>
          </table:table-cell>
          <table:table-cell office:value-type="float" office:value="0" calcext:value-type="float">
            <text:p>0</text:p>
          </table:table-cell>
          <table:table-cell office:value-type="float" office:value="3573.4" calcext:value-type="float">
            <text:p>3573.4</text:p>
          </table:table-cell>
          <table:table-cell office:value-type="float" office:value="0.8543" calcext:value-type="float">
            <text:p>0.8543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3904" calcext:value-type="float">
            <text:p>1.39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4]-([$Sheet2.$B$2]*[.B364]+[$Sheet2.$B$3]))^2" office:value-type="float" office:value="0.000812436076072145" calcext:value-type="float">
            <text:p>0.000812436076072</text:p>
          </table:table-cell>
          <table:table-cell table:formula="of:=([.F364]-([$Sheet2.$B$7] + [$Sheet2.$B$8] * ([.B364] - [$Sheet2.$B$9])^2))^2" office:value-type="float" office:value="0.0000446896065637732" calcext:value-type="float">
            <text:p>4.46896065637732E-05</text:p>
          </table:table-cell>
          <table:table-cell table:formula="of:=([.X364]-([.AE364]^2*([$Sheet2.$B$13]*([.B364] - [$Sheet2.$B$14])^2 + [$Sheet2.$B$15]*([.B364]-[$Sheet2.$B$14]) + [$Sheet2.$B$16])    ))^2" office:value-type="float" office:value="1134.0914241976" calcext:value-type="float">
            <text:p>1134.0914241976</text:p>
          </table:table-cell>
          <table:table-cell table:formula="of:=([.AG364]-([.AE364]^2*([$Sheet2.$B$20]*([.B364] - [$Sheet2.$B$21])^2 + [$Sheet2.$B$22]*([.B364]-[$Sheet2.$B$21]) + [$Sheet2.$B$23])    ))^2" office:value-type="float" office:value="99223.4365888483" calcext:value-type="float">
            <text:p>99223.4365888483</text:p>
          </table:table-cell>
          <table:table-cell table:formula="of:=([.AH364]-([.AE364]^2*([$Sheet2.$B$27]*([.B364] - [$Sheet2.$B$28])^2 + [$Sheet2.$B$29]*([.B364]-[$Sheet2.$B$28]) + [$Sheet2.$B$30])    ))^2" office:value-type="float" office:value="310512.86623398" calcext:value-type="float">
            <text:p>310512.86623398</text:p>
          </table:table-cell>
          <table:table-cell table:formula="of:=([.AI364]-([.AE364]^2*([$Sheet2.$B$34]*([.B364] - [$Sheet2.$B$35])^2 + [$Sheet2.$B$36]*([.B364]-[$Sheet2.$B$35]) + [$Sheet2.$B$37])    ))^2" office:value-type="float" office:value="0.262575996932627" calcext:value-type="float">
            <text:p>0.2625759969326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30514" calcext:value-type="float">
            <text:p>0.30514</text:p>
          </table:table-cell>
          <table:table-cell office:value-type="float" office:value="-0.10444" calcext:value-type="float">
            <text:p>-0.10444</text:p>
          </table:table-cell>
          <table:table-cell office:value-type="float" office:value="-4.1576" calcext:value-type="float">
            <text:p>-4.1576</text:p>
          </table:table-cell>
          <table:table-cell office:value-type="float" office:value="-0.077913" calcext:value-type="float">
            <text:p>-0.077913</text:p>
          </table:table-cell>
          <table:table-cell office:value-type="float" office:value="-4.0796" calcext:value-type="float">
            <text:p>-4.0796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83244" calcext:value-type="float">
            <text:p>-0.083244</text:p>
          </table:table-cell>
          <table:table-cell office:value-type="float" office:value="-0.0086509" calcext:value-type="float">
            <text:p>-0.0086509</text:p>
          </table:table-cell>
          <table:table-cell office:value-type="float" office:value="-0.074593" calcext:value-type="float">
            <text:p>-0.074593</text:p>
          </table:table-cell>
          <table:table-cell office:value-type="float" office:value="4.809" calcext:value-type="float">
            <text:p>4.809</text:p>
          </table:table-cell>
          <table:table-cell office:value-type="float" office:value="5.9796" calcext:value-type="float">
            <text:p>5.9796</text:p>
          </table:table-cell>
          <table:table-cell office:value-type="float" office:value="0.80424" calcext:value-type="float">
            <text:p>0.80424</text:p>
          </table:table-cell>
          <table:table-cell office:value-type="float" office:value="13861" calcext:value-type="float">
            <text:p>13861</text:p>
          </table:table-cell>
          <table:table-cell office:value-type="float" office:value="-4744.4" calcext:value-type="float">
            <text:p>-4744.4</text:p>
          </table:table-cell>
          <table:table-cell office:value-type="float" office:value="70232" calcext:value-type="float">
            <text:p>70232</text:p>
          </table:table-cell>
          <table:table-cell office:value-type="float" office:value="13861" calcext:value-type="float">
            <text:p>13861</text:p>
          </table:table-cell>
          <table:table-cell office:value-type="float" office:value="-4744.4" calcext:value-type="float">
            <text:p>-4744.4</text:p>
          </table:table-cell>
          <table:table-cell office:value-type="float" office:value="70232" calcext:value-type="float">
            <text:p>70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72" calcext:value-type="float">
            <text:p>29.372</text:p>
          </table:table-cell>
          <table:table-cell office:value-type="float" office:value="1.2642" calcext:value-type="float">
            <text:p>1.2642</text:p>
          </table:table-cell>
          <table:table-cell office:value-type="float" office:value="30" calcext:value-type="float">
            <text:p>30</text:p>
          </table:table-cell>
          <table:table-cell office:value-type="float" office:value="11.747" calcext:value-type="float">
            <text:p>11.747</text:p>
          </table:table-cell>
          <table:table-cell office:value-type="float" office:value="-22363" calcext:value-type="float">
            <text:p>-22363</text:p>
          </table:table-cell>
          <table:table-cell office:value-type="float" office:value="-39661" calcext:value-type="float">
            <text:p>-39661</text:p>
          </table:table-cell>
          <table:table-cell office:value-type="float" office:value="1890.7" calcext:value-type="float">
            <text:p>1890.7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0" calcext:value-type="float">
            <text:p>0</text:p>
          </table:table-cell>
          <table:table-cell office:value-type="float" office:value="3646.1" calcext:value-type="float">
            <text:p>3646.1</text:p>
          </table:table-cell>
          <table:table-cell office:value-type="float" office:value="0.90744" calcext:value-type="float">
            <text:p>0.90744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428" calcext:value-type="float">
            <text:p>1.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5]-([$Sheet2.$B$2]*[.B365]+[$Sheet2.$B$3]))^2" office:value-type="float" office:value="0.00137996680617289" calcext:value-type="float">
            <text:p>0.001379966806173</text:p>
          </table:table-cell>
          <table:table-cell table:formula="of:=([.F365]-([$Sheet2.$B$7] + [$Sheet2.$B$8] * ([.B365] - [$Sheet2.$B$9])^2))^2" office:value-type="float" office:value="0.0000698988696391954" calcext:value-type="float">
            <text:p>6.98988696391954E-05</text:p>
          </table:table-cell>
          <table:table-cell table:formula="of:=([.X365]-([.AE365]^2*([$Sheet2.$B$13]*([.B365] - [$Sheet2.$B$14])^2 + [$Sheet2.$B$15]*([.B365]-[$Sheet2.$B$14]) + [$Sheet2.$B$16])    ))^2" office:value-type="float" office:value="2835.83354240868" calcext:value-type="float">
            <text:p>2835.83354240868</text:p>
          </table:table-cell>
          <table:table-cell table:formula="of:=([.AG365]-([.AE365]^2*([$Sheet2.$B$20]*([.B365] - [$Sheet2.$B$21])^2 + [$Sheet2.$B$22]*([.B365]-[$Sheet2.$B$21]) + [$Sheet2.$B$23])    ))^2" office:value-type="float" office:value="173982.433120272" calcext:value-type="float">
            <text:p>173982.433120272</text:p>
          </table:table-cell>
          <table:table-cell table:formula="of:=([.AH365]-([.AE365]^2*([$Sheet2.$B$27]*([.B365] - [$Sheet2.$B$28])^2 + [$Sheet2.$B$29]*([.B365]-[$Sheet2.$B$28]) + [$Sheet2.$B$30])    ))^2" office:value-type="float" office:value="560810.96466435" calcext:value-type="float">
            <text:p>560810.96466435</text:p>
          </table:table-cell>
          <table:table-cell table:formula="of:=([.AI365]-([.AE365]^2*([$Sheet2.$B$34]*([.B365] - [$Sheet2.$B$35])^2 + [$Sheet2.$B$36]*([.B365]-[$Sheet2.$B$35]) + [$Sheet2.$B$37])    ))^2" office:value-type="float" office:value="0.476088016457619" calcext:value-type="float">
            <text:p>0.4760880164576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" calcext:value-type="float">
            <text:p>1.5877</text:p>
          </table:table-cell>
          <table:table-cell office:value-type="float" office:value="0.34123" calcext:value-type="float">
            <text:p>0.34123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4.3207" calcext:value-type="float">
            <text:p>-4.3207</text:p>
          </table:table-cell>
          <table:table-cell office:value-type="float" office:value="-0.083141" calcext:value-type="float">
            <text:p>-0.083141</text:p>
          </table:table-cell>
          <table:table-cell office:value-type="float" office:value="-4.2375" calcext:value-type="float">
            <text:p>-4.2375</text:p>
          </table:table-cell>
          <table:table-cell office:value-type="float" office:value="1.0186" calcext:value-type="float">
            <text:p>1.0186</text:p>
          </table:table-cell>
          <table:table-cell office:value-type="float" office:value="-0.088904" calcext:value-type="float">
            <text:p>-0.088904</text:p>
          </table:table-cell>
          <table:table-cell office:value-type="float" office:value="-0.0093109" calcext:value-type="float">
            <text:p>-0.0093109</text:p>
          </table:table-cell>
          <table:table-cell office:value-type="float" office:value="-0.079593" calcext:value-type="float">
            <text:p>-0.079593</text:p>
          </table:table-cell>
          <table:table-cell office:value-type="float" office:value="4.6527" calcext:value-type="float">
            <text:p>4.6527</text:p>
          </table:table-cell>
          <table:table-cell office:value-type="float" office:value="5.8625" calcext:value-type="float">
            <text:p>5.8625</text:p>
          </table:table-cell>
          <table:table-cell office:value-type="float" office:value="0.79364" calcext:value-type="float">
            <text:p>0.79364</text:p>
          </table:table-cell>
          <table:table-cell office:value-type="float" office:value="14707" calcext:value-type="float">
            <text:p>14707</text:p>
          </table:table-cell>
          <table:table-cell office:value-type="float" office:value="-5023" calcext:value-type="float">
            <text:p>-5023</text:p>
          </table:table-cell>
          <table:table-cell office:value-type="float" office:value="72120" calcext:value-type="float">
            <text:p>72120</text:p>
          </table:table-cell>
          <table:table-cell office:value-type="float" office:value="14707" calcext:value-type="float">
            <text:p>14707</text:p>
          </table:table-cell>
          <table:table-cell office:value-type="float" office:value="-5023" calcext:value-type="float">
            <text:p>-5023</text:p>
          </table:table-cell>
          <table:table-cell office:value-type="float" office:value="72120" calcext:value-type="float">
            <text:p>72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1.2894" calcext:value-type="float">
            <text:p>1.2894</text:p>
          </table:table-cell>
          <table:table-cell office:value-type="float" office:value="30" calcext:value-type="float">
            <text:p>30</text:p>
          </table:table-cell>
          <table:table-cell office:value-type="float" office:value="12.13" calcext:value-type="float">
            <text:p>12.13</text:p>
          </table:table-cell>
          <table:table-cell office:value-type="float" office:value="-23135" calcext:value-type="float">
            <text:p>-23135</text:p>
          </table:table-cell>
          <table:table-cell office:value-type="float" office:value="-41217" calcext:value-type="float">
            <text:p>-41217</text:p>
          </table:table-cell>
          <table:table-cell office:value-type="float" office:value="2019.3" calcext:value-type="float">
            <text:p>2019.3</text:p>
          </table:table-cell>
          <table:table-cell office:value-type="float" office:value="0.92255" calcext:value-type="float">
            <text:p>0.92255</text:p>
          </table:table-cell>
          <table:table-cell office:value-type="float" office:value="-0.24932" calcext:value-type="float">
            <text:p>-0.24932</text:p>
          </table:table-cell>
          <table:table-cell office:value-type="float" office:value="-0.041045" calcext:value-type="float">
            <text:p>-0.041045</text:p>
          </table:table-cell>
          <table:table-cell office:value-type="float" office:value="0" calcext:value-type="float">
            <text:p>0</text:p>
          </table:table-cell>
          <table:table-cell office:value-type="float" office:value="3718.8" calcext:value-type="float">
            <text:p>3718.8</text:p>
          </table:table-cell>
          <table:table-cell office:value-type="float" office:value="0.96149" calcext:value-type="float">
            <text:p>0.96149</text:p>
          </table:table-cell>
          <table:table-cell office:value-type="float" office:value="1.0036" calcext:value-type="float">
            <text:p>1.0036</text:p>
          </table:table-cell>
          <table:table-cell office:value-type="float" office:value="1.4647" calcext:value-type="float">
            <text:p>1.4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6]-([$Sheet2.$B$2]*[.B366]+[$Sheet2.$B$3]))^2" office:value-type="float" office:value="0.00217086521466179" calcext:value-type="float">
            <text:p>0.002170865214662</text:p>
          </table:table-cell>
          <table:table-cell table:formula="of:=([.F366]-([$Sheet2.$B$7] + [$Sheet2.$B$8] * ([.B366] - [$Sheet2.$B$9])^2))^2" office:value-type="float" office:value="0.000105838863090465" calcext:value-type="float">
            <text:p>0.00010583886309</text:p>
          </table:table-cell>
          <table:table-cell table:formula="of:=([.X366]-([.AE366]^2*([$Sheet2.$B$13]*([.B366] - [$Sheet2.$B$14])^2 + [$Sheet2.$B$15]*([.B366]-[$Sheet2.$B$14]) + [$Sheet2.$B$16])    ))^2" office:value-type="float" office:value="5780.64017052059" calcext:value-type="float">
            <text:p>5780.64017052059</text:p>
          </table:table-cell>
          <table:table-cell table:formula="of:=([.AG366]-([.AE366]^2*([$Sheet2.$B$20]*([.B366] - [$Sheet2.$B$21])^2 + [$Sheet2.$B$22]*([.B366]-[$Sheet2.$B$21]) + [$Sheet2.$B$23])    ))^2" office:value-type="float" office:value="281002.544023859" calcext:value-type="float">
            <text:p>281002.544023859</text:p>
          </table:table-cell>
          <table:table-cell table:formula="of:=([.AH366]-([.AE366]^2*([$Sheet2.$B$27]*([.B366] - [$Sheet2.$B$28])^2 + [$Sheet2.$B$29]*([.B366]-[$Sheet2.$B$28]) + [$Sheet2.$B$30])    ))^2" office:value-type="float" office:value="930648.945691907" calcext:value-type="float">
            <text:p>930648.945691907</text:p>
          </table:table-cell>
          <table:table-cell table:formula="of:=([.AI366]-([.AE366]^2*([$Sheet2.$B$34]*([.B366] - [$Sheet2.$B$35])^2 + [$Sheet2.$B$36]*([.B366]-[$Sheet2.$B$35]) + [$Sheet2.$B$37])    ))^2" office:value-type="float" office:value="0.272946595450972" calcext:value-type="float">
            <text:p>0.27294659545097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oefficient of Lift</text:p>
          </table:table-cell>
          <table:table-cell table:style-name="Default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510446401598805" calcext:value-type="float">
            <text:p>0.051044640159881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0.102953339828898" calcext:value-type="float">
            <text:p>0.10295333982889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D1:.BD366])" office:value-type="float" office:value="0.15578417396223" calcext:value-type="float">
            <text:p>0.1557841739622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Coefficient of Drag</text:p>
          </table:table-cell>
          <table:table-cell table:style-name="Default"/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0.0110918273562955" calcext:value-type="float">
            <text:p>0.011091827356296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0.00035586071580164" calcext:value-type="float">
            <text:p>0.000355860715802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-0.929387562423644" calcext:value-type="float">
            <text:p>-0.929387562423644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E1:.BE366])" office:value-type="float" office:value="0.0231276645420677" calcext:value-type="float">
            <text:p>0.02312766454206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Force Y</text:p>
          </table:table-cell>
          <table:table-cell table:style-name="Default"/>
        </table:table-row>
        <table:table-row table:style-name="ro1">
          <table:table-cell office:value-type="string" calcext:value-type="string">
            <text:p>k6</text:p>
          </table:table-cell>
          <table:table-cell office:value-type="float" office:value="-0.00538983629913458" calcext:value-type="float">
            <text:p>-0.005389836299135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float" office:value="1.16490114093911" calcext:value-type="float">
            <text:p>1.16490114093911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float" office:value="-0.0294213294493852" calcext:value-type="float">
            <text:p>-0.029421329449385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float" office:value="-0.335773463802011" calcext:value-type="float">
            <text:p>-0.33577346380201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F1:.BF366])" office:value-type="float" office:value="62526.8610077269" calcext:value-type="float">
            <text:p>62526.861007726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ment L</text:p>
          </table:table-cell>
          <table:table-cell table:style-name="Default"/>
        </table:table-row>
        <table:table-row table:style-name="ro1">
          <table:table-cell office:value-type="string" calcext:value-type="string">
            <text:p>k10</text:p>
          </table:table-cell>
          <table:table-cell office:value-type="float" office:value="-0.00548345502907411" calcext:value-type="float">
            <text:p>-0.005483455029074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float" office:value="-0.190310740935575" calcext:value-type="float">
            <text:p>-0.190310740935575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-0.657705383330711" calcext:value-type="float">
            <text:p>-0.657705383330711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float" office:value="-1.44030027410489" calcext:value-type="float">
            <text:p>-1.4403002741048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G1:.BG366])" office:value-type="float" office:value="4182175.87909941" calcext:value-type="float">
            <text:p>4182175.8790994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ment M</text:p>
          </table:table-cell>
          <table:table-cell table:style-name="Default"/>
        </table:table-row>
        <table:table-row table:style-name="ro1">
          <table:table-cell office:value-type="string" calcext:value-type="string">
            <text:p>k14</text:p>
          </table:table-cell>
          <table:table-cell office:value-type="float" office:value="-0.0173289076358052" calcext:value-type="float">
            <text:p>-0.017328907635805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float" office:value="-0.639350193116264" calcext:value-type="float">
            <text:p>-0.639350193116264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float" office:value="-0.924134135496948" calcext:value-type="float">
            <text:p>-0.924134135496948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office:value-type="float" office:value="-2.28583298385006" calcext:value-type="float">
            <text:p>-2.28583298385006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H1:.BH366])" office:value-type="float" office:value="10427967.0682596" calcext:value-type="float">
            <text:p>10427967.068259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ment N</text:p>
          </table:table-cell>
          <table:table-cell table:style-name="Default"/>
        </table:table-row>
        <table:table-row table:style-name="ro1">
          <table:table-cell office:value-type="string" calcext:value-type="string">
            <text:p>k14</text:p>
          </table:table-cell>
          <table:table-cell office:value-type="float" office:value="0.00235839890161444" calcext:value-type="float">
            <text:p>0.002358398901614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float" office:value="18.5546825201298" calcext:value-type="float">
            <text:p>18.5546825201298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float" office:value="0.0914482043386724" calcext:value-type="float">
            <text:p>0.091448204338672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office:value-type="float" office:value="0.887493289646403" calcext:value-type="float">
            <text:p>0.88749328964640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I1:.BI366])" office:value-type="float" office:value="84612.5553604889" calcext:value-type="float">
            <text:p>84612.5553604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0:33:24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05:17:28.879000000</meta:creation-date>
    <dc:date>2020-05-30T05:43:28.024000000</dc:date>
    <meta:editing-duration>P1DT56M11S</meta:editing-duration>
    <meta:editing-cycles>11</meta:editing-cycles>
    <meta:generator>LibreOffice/6.3.1.2$Windows_X86_64 LibreOffice_project/b79626edf0065ac373bd1df5c28bd630b4424273</meta:generator>
    <meta:document-statistic meta:table-count="2" meta:cell-count="22020" meta:object-count="0"/>
  </office:meta>
</office:document-meta>
</file>